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55mm"/>
    </style:style>
    <style:style style:name="co3" style:family="table-column">
      <style:table-column-properties fo:break-before="auto" style:column-width="63.13mm"/>
    </style:style>
    <style:style style:name="co4" style:family="table-column">
      <style:table-column-properties fo:break-before="auto" style:column-width="62.81mm"/>
    </style:style>
    <style:style style:name="co5" style:family="table-column">
      <style:table-column-properties fo:break-before="auto" style:column-width="75.37mm"/>
    </style:style>
    <style:style style:name="co6" style:family="table-column">
      <style:table-column-properties fo:break-before="auto" style:column-width="45.97mm"/>
    </style:style>
    <style:style style:name="co7" style:family="table-column">
      <style:table-column-properties fo:break-before="auto" style:column-width="10.5mm"/>
    </style:style>
    <style:style style:name="co8" style:family="table-column">
      <style:table-column-properties fo:break-before="auto" style:column-width="8.89mm"/>
    </style:style>
    <style:style style:name="co9" style:family="table-column">
      <style:table-column-properties fo:break-before="auto" style:column-width="61.98mm"/>
    </style:style>
    <style:style style:name="co10" style:family="table-column">
      <style:table-column-properties fo:break-before="auto" style:column-width="11.38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9.17mm"/>
    </style:style>
    <style:style style:name="co13" style:family="table-column">
      <style:table-column-properties fo:break-before="auto" style:column-width="38.96mm"/>
    </style:style>
    <style:style style:name="co14" style:family="table-column">
      <style:table-column-properties fo:break-before="auto" style:column-width="16.25mm"/>
    </style:style>
    <style:style style:name="co15" style:family="table-column">
      <style:table-column-properties fo:break-before="auto" style:column-width="14.99mm"/>
    </style:style>
    <style:style style:name="co16" style:family="table-column">
      <style:table-column-properties fo:break-before="auto" style:column-width="63.78mm"/>
    </style:style>
    <style:style style:name="co17" style:family="table-column">
      <style:table-column-properties fo:break-before="auto" style:column-width="15.96mm"/>
    </style:style>
    <style:style style:name="co18" style:family="table-column">
      <style:table-column-properties fo:break-before="auto" style:column-width="9.1mm"/>
    </style:style>
    <style:style style:name="co19" style:family="table-column">
      <style:table-column-properties fo:break-before="auto" style:column-width="61.51mm"/>
    </style:style>
    <style:style style:name="co20" style:family="table-column">
      <style:table-column-properties fo:break-before="auto" style:column-width="19.17mm"/>
    </style:style>
    <style:style style:name="co21" style:family="table-column">
      <style:table-column-properties fo:break-before="auto" style:column-width="18.2mm"/>
    </style:style>
    <style:style style:name="co22" style:family="table-column">
      <style:table-column-properties fo:break-before="auto" style:column-width="25.68mm"/>
    </style:style>
    <style:style style:name="co23" style:family="table-column">
      <style:table-column-properties fo:break-before="auto" style:column-width="6.07mm"/>
    </style:style>
    <style:style style:name="ro1" style:family="table-row">
      <style:table-row-properties style:row-height="47.66mm" fo:break-before="auto" style:use-optimal-row-height="fals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6.59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c0c0c0" fo:border="0.06pt solid #000000" fo:padding="0.85mm" style:rotation-angle="9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/>
      <style:text-properties fo:color="#ff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ackground-color="#e6ff00" fo:border-left="none" fo:border-right="none" fo:border-top="none"/>
      <style:text-properties fo:color="#808080"/>
    </style:style>
    <style:style style:name="ce9" style:family="table-cell" style:parent-style-name="Default">
      <style:table-cell-properties fo:border-bottom="none" fo:background-color="#e6e6ff" fo:border-left="none" fo:border-right="none" fo:border-top="0.06pt solid #000000"/>
      <style:text-properties fo:color="#ff0000"/>
    </style:style>
    <style:style style:name="ce10" style:family="table-cell" style:parent-style-name="Default">
      <style:table-cell-properties fo:border-bottom="0.06pt solid #000000" fo:background-color="#ff00ff" fo:border-left="none" fo:border-right="none" fo:border-top="none"/>
    </style:style>
    <style:style style:name="ce11" style:family="table-cell" style:parent-style-name="Default">
      <style:table-cell-properties fo:background-color="#00ffff"/>
    </style:style>
    <style:style style:name="ce12" style:family="table-cell" style:parent-style-name="Default">
      <style:table-cell-properties fo:background-color="#0000ff" fo:border="none"/>
    </style:style>
    <style:style style:name="ce13" style:family="table-cell" style:parent-style-name="Default">
      <style:table-cell-properties fo:border-bottom="0.06pt solid #000000" fo:background-color="#0000ff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color="#ff00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ackground-color="#0000ff"/>
    </style:style>
    <style:style style:name="ce2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fo:color="#808080"/>
    </style:style>
    <style:style style:name="ce22" style:family="table-cell" style:parent-style-name="Default">
      <style:table-cell-properties fo:background-color="#c0c0c0" style:text-align-source="fix" style:repeat-content="false" fo:border="0.06pt solid #000000" fo:padding="0.85mm" style:rotation-angle="9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e6e6ff" style:text-align-source="fix" style:repeat-content="false" fo:border-left="none" fo:border-right="none" fo:border-top="0.06pt solid #000000"/>
      <style:paragraph-properties fo:text-align="center" fo:margin-left="0mm"/>
    </style:style>
    <style:style style:name="ce25" style:family="table-cell" style:parent-style-name="Default">
      <style:table-cell-properties fo:background-color="#e6e6ff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0.06pt solid #000000" fo:background-color="#e6ff00" style:text-align-source="fix" style:repeat-content="false" fo:border-left="none" fo:border-right="none" fo:border-top="none"/>
      <style:paragraph-properties fo:text-align="center" fo:margin-left="0mm"/>
      <style:text-properties fo:color="#80808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0.06pt solid #000000" fo:background-color="#ff00ff" style:text-align-source="fix" style:repeat-content="false" fo:border-left="none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0000ff" style:text-align-source="fix" style:repeat-content="false" fo:border="none"/>
      <style:paragraph-properties fo:text-align="center" fo:margin-left="0mm"/>
    </style:style>
    <style:style style:name="ce33" style:family="table-cell" style:parent-style-name="Default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7" style:family="table-cell" style:parent-style-name="Default">
      <style:table-cell-properties fo:background-color="#0000ff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808080"/>
    </style:style>
    <style:style style:name="ce40" style:family="table-cell" style:parent-style-name="Default">
      <style:table-cell-properties fo:background-color="#e6ff00" fo:border="none"/>
      <style:text-properties fo:color="#808080"/>
    </style:style>
    <style:style style:name="ce41" style:family="table-cell" style:parent-style-name="Default">
      <style:table-cell-properties fo:background-color="#000000"/>
    </style:style>
    <style:style style:name="ce42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43" style:family="table-cell" style:parent-style-name="Default" style:data-style-name="N1">
      <style:table-cell-properties fo:background-color="#ff00ff" style:text-align-source="fix" style:repeat-content="false" fo:border="none" style:rotation-angle="0" style:vertical-align="middle"/>
      <style:paragraph-properties fo:text-align="start" fo:margin-left="0mm"/>
      <style:text-properties style:font-name="Arial" fo:font-weight="bold" style:font-weight-asian="bold" style:font-weight-complex="bold"/>
    </style:style>
    <style:style style:name="ce44" style:family="table-cell" style:parent-style-name="Default">
      <style:table-cell-properties fo:background-color="#0000ff"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start" fo:margin-left="0mm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8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50" style:family="table-cell" style:parent-style-name="Default">
      <style:table-cell-properties fo:background-color="transparent" fo:border="none"/>
    </style:style>
    <style:style style:name="ce51" style:family="table-cell" style:parent-style-name="Default">
      <style:table-cell-properties fo:background-color="#ff00ff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style:rotation-angle="0"/>
      <style:paragraph-properties fo:text-align="start" fo:margin-left="0mm"/>
    </style:style>
    <style:style style:name="ce55" style:family="table-cell" style:parent-style-name="Default">
      <style:table-cell-properties fo:background-color="#000000" style:text-align-source="fix" style:repeat-content="false" style:rotation-angle="0"/>
      <style:paragraph-properties fo:text-align="start" fo:margin-left="0mm"/>
    </style:style>
    <style:style style:name="ce56" style:family="table-cell" style:parent-style-name="Default">
      <style:table-cell-properties fo:background-color="#ff00ff" style:text-align-source="fix" style:repeat-content="false"/>
      <style:paragraph-properties fo:text-align="start" fo:margin-left="0mm"/>
    </style:style>
    <style:style style:name="ce57" style:family="table-cell" style:parent-style-name="Default">
      <style:table-cell-properties fo:background-color="#ff00ff" fo:wrap-option="wra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59" style:family="table-cell" style:parent-style-name="Default">
      <style:table-cell-properties fo:border-bottom="0.06pt solid #000000" fo:border-left="none" fo:border-right="none" fo:border-top="none"/>
      <style:text-properties fo:color="#808080"/>
    </style:style>
    <style:style style:name="ce60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61" style:family="table-cell" style:parent-style-name="Default">
      <style:table-cell-properties fo:background-color="#ffff00"/>
    </style:style>
    <style:style style:name="ce62" style:family="table-cell" style:parent-style-name="Default">
      <style:table-cell-properties fo:background-color="#ff0000"/>
    </style:style>
    <style:style style:name="ce63" style:family="table-cell" style:parent-style-name="Default">
      <style:table-cell-properties fo:border-bottom="0.06pt solid #000000" fo:background-color="#00ff00" fo:border-left="none" fo:border-right="none" fo:border-top="none"/>
    </style:style>
    <style:style style:name="ce64" style:family="table-cell" style:parent-style-name="Default">
      <style:table-cell-properties fo:background-color="#9999ff"/>
    </style:style>
    <style:style style:name="ce65" style:family="table-cell" style:parent-style-name="Default">
      <style:table-cell-properties fo:border-bottom="0.06pt solid #000000" fo:background-color="#00ffff" fo:border-left="none" fo:border-right="none" fo:border-top="none"/>
    </style:style>
    <style:style style:name="ce66" style:family="table-cell" style:parent-style-name="Default">
      <style:table-cell-properties fo:background-color="#00ffff" fo:border="none"/>
    </style:style>
    <style:style style:name="ce6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7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808080"/>
    </style:style>
    <style:style style:name="ce73" style:family="table-cell" style:parent-style-name="Default">
      <style:table-cell-properties fo:border-bottom="none" fo:background-color="#00ff00" style:text-align-source="fix" style:repeat-content="false" fo:border-left="none" fo:border-right="none" fo:border-top="0.06pt solid #000000"/>
      <style:paragraph-properties fo:text-align="center" fo:margin-left="0mm"/>
    </style:style>
    <style:style style:name="ce74" style:family="table-cell" style:parent-style-name="Default">
      <style:table-cell-properties fo:background-color="#ff950e"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808080"/>
    </style:style>
    <style:style style:name="ce77" style:family="table-cell" style:parent-style-name="Default">
      <style:table-cell-properties fo:background-color="#00ff00" style:text-align-source="fix" style:repeat-content="false" fo:border="none"/>
      <style:paragraph-properties fo:text-align="center" fo:margin-left="0mm"/>
    </style:style>
    <style:style style:name="ce78" style:family="table-cell" style:parent-style-name="Default">
      <style:table-cell-properties fo:border-bottom="0.06pt solid #000000" fo:background-color="#00ff00" style:text-align-source="fix" style:repeat-content="false" fo:border-left="none" fo:border-right="none" fo:border-top="none"/>
      <style:paragraph-properties fo:text-align="center" fo:margin-left="0mm"/>
    </style:style>
    <style:style style:name="ce79" style:family="table-cell" style:parent-style-name="Default">
      <style:table-cell-properties fo:background-color="#00ff00"/>
    </style:style>
    <style:style style:name="ce80" style:family="table-cell" style:parent-style-name="Default">
      <style:text-properties fo:color="#808080"/>
    </style:style>
    <style:style style:name="ce81" style:family="table-cell" style:parent-style-name="Default">
      <style:table-cell-properties fo:background-color="#c0c0c0" style:text-align-source="fix" style:repeat-content="false" fo:wrap-option="wrap" fo:border="0.06pt solid #000000" fo:padding="0.85mm" style:rotation-angle="90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3333"/>
    </style:style>
    <style:style style:name="ce83" style:family="table-cell" style:parent-style-name="Default">
      <style:table-cell-properties fo:background-color="#66cc00"/>
    </style:style>
    <style:style style:name="ce84" style:family="table-cell" style:parent-style-name="Default" style:data-style-name="N3"/>
    <style:style style:name="ce85" style:family="table-cell" style:parent-style-name="Default">
      <style:table-cell-properties fo:background-color="#00ffff" style:rotation-angle="90"/>
    </style:style>
    <style:style style:name="ce86" style:family="table-cell" style:parent-style-name="Default" style:data-style-name="N3">
      <style:table-cell-properties fo:border-bottom="none" fo:border-left="0.06pt solid #000000" fo:border-right="none" fo:border-top="0.06pt solid #000000"/>
    </style:style>
    <style:style style:name="ce87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88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89" style:family="table-cell" style:parent-style-name="Default" style:data-style-name="N3">
      <style:table-cell-properties fo:border-bottom="none" fo:background-color="#ffff00" fo:border-left="0.06pt solid #000000" fo:border-right="none" fo:border-top="none"/>
    </style:style>
    <style:style style:name="ce90" style:family="table-cell" style:parent-style-name="Default" style:data-style-name="N3">
      <style:table-cell-properties fo:background-color="#ffff00"/>
    </style:style>
    <style:style style:name="ce91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92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93" style:family="table-cell" style:parent-style-name="Default" style:data-style-name="N3">
      <style:table-cell-properties fo:border="none"/>
    </style:style>
    <style:style style:name="ce94" style:family="table-cell" style:parent-style-name="Default" style:data-style-name="N3"/>
    <style:style style:name="ce95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96" style:family="table-cell" style:parent-style-name="Default" style:data-style-name="N3">
      <style:table-cell-properties fo:background-color="#ffff00"/>
    </style:style>
    <style:style style:name="ce97" style:family="table-cell" style:parent-style-name="Default" style:data-style-name="N3">
      <style:table-cell-properties fo:border-bottom="none" fo:border-left="none" fo:border-right="0.06pt solid #000000" fo:border-top="0.06pt solid #000000"/>
    </style:style>
    <style:style style:name="ce98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99" style:family="table-cell" style:parent-style-name="Default" style:data-style-name="N3">
      <style:table-cell-properties fo:border-bottom="0.06pt solid #000000" fo:border-left="none" fo:border-right="0.06pt solid #000000" fo:border-top="none"/>
    </style:style>
    <style:style style:name="ce100" style:family="table-cell" style:parent-style-name="Default">
      <style:table-cell-properties fo:background-color="#ff3333" style:rotation-angle="90"/>
    </style:style>
    <style:style style:name="ce101" style:family="table-cell" style:parent-style-name="Default">
      <style:table-cell-properties fo:background-color="#66cc00" style:rotation-angle="90"/>
    </style:style>
    <style:style style:name="ce102" style:family="table-cell" style:parent-style-name="Default">
      <style:table-cell-properties fo:border="none" style:rotation-angle="90"/>
    </style:style>
    <style:style style:name="ce103" style:family="table-cell" style:parent-style-name="Default">
      <style:table-cell-properties style:rotation-angle="90"/>
    </style:style>
    <style:style style:name="ce104" style:family="table-cell" style:parent-style-name="Default" style:data-style-name="N3">
      <style:table-cell-properties fo:border-bottom="none" fo:background-color="#ffff00" fo:border-left="none" fo:border-right="none" fo:border-top="0.06pt solid #000000"/>
    </style:style>
    <style:style style:name="ce105" style:family="table-cell" style:parent-style-name="Default" style:data-style-name="N3">
      <style:table-cell-properties fo:border-bottom="0.06pt solid #000000" fo:background-color="#ffff00" fo:border-left="none" fo:border-right="none" fo:border-top="none"/>
    </style:style>
    <style:style style:name="ce106" style:family="table-cell" style:parent-style-name="Default" style:data-style-name="N3">
      <style:table-cell-properties fo:border-bottom="0.06pt solid #000000" fo:background-color="#ffff00" fo:border-left="none" fo:border-right="none" fo:border-top="none"/>
    </style:style>
    <style:style style:name="ce107" style:family="table-cell" style:parent-style-name="Default" style:data-style-name="N3">
      <style:table-cell-properties fo:background-color="#ffff00" fo:border="none"/>
    </style:style>
    <style:style style:name="ce108" style:family="table-cell" style:parent-style-name="Default" style:data-style-name="N3">
      <style:table-cell-properties fo:border="none"/>
    </style:style>
    <style:style style:name="ce109" style:family="table-cell" style:parent-style-name="Default" style:data-style-name="N3">
      <style:table-cell-properties fo:background-color="#ffff00" fo:border="none"/>
    </style:style>
    <style:style style:name="ce110" style:family="table-cell" style:parent-style-name="Default">
      <style:table-cell-properties fo:background-color="#000000" style:rotation-angle="90"/>
    </style:style>
    <style:style style:name="ce111" style:family="table-cell" style:parent-style-name="Default">
      <style:table-cell-properties fo:border-bottom="none" fo:border-left="none" fo:border-right="0.06pt solid #000000" fo:border-top="none"/>
    </style:style>
    <style:style style:name="ce112" style:family="table-cell" style:parent-style-name="Default" style:data-style-name="N3">
      <style:table-cell-properties fo:border-bottom="none" fo:background-color="#ffff00" fo:border-left="none" fo:border-right="0.06pt solid #000000" fo:border-top="none"/>
    </style:style>
    <style:style style:name="ce113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114" style:family="table-cell" style:parent-style-name="Default" style:data-style-name="N3">
      <style:table-cell-properties fo:border-bottom="none" fo:background-color="#ffff00" fo:border-left="none" fo:border-right="0.06pt solid #000000" fo:border-top="none"/>
    </style:style>
    <style:style style:name="ce115" style:family="table-cell" style:parent-style-name="Default" style:data-style-name="N3"/>
    <style:style style:name="ce116" style:family="table-cell" style:parent-style-name="Default" style:data-style-name="N3">
      <style:table-cell-properties fo:background-color="#ffff00"/>
    </style:style>
    <style:style style:name="ce117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18" style:family="table-cell" style:parent-style-name="Default">
      <style:table-cell-properties fo:background-color="#ffff00" style:rotation-angle="90"/>
    </style:style>
    <style:style style:name="ce119" style:family="table-cell" style:parent-style-name="Default" style:data-style-name="N3">
      <style:table-cell-properties fo:border-bottom="0.06pt solid #000000" fo:background-color="#ffff00" fo:border-left="none" fo:border-right="none" fo:border-top="none"/>
    </style:style>
    <style:style style:name="ce120" style:family="table-cell" style:parent-style-name="Default">
      <style:table-cell-properties fo:border-bottom="none" fo:border-left="none" fo:border-right="0.06pt solid #000000" style:rotation-angle="90" fo:border-top="none"/>
    </style:style>
    <style:style style:name="ce121" style:family="table-cell" style:parent-style-name="Default" style:data-style-name="N3">
      <style:table-cell-properties fo:border-bottom="0.06pt solid #000000" fo:border-left="none" fo:border-right="0.06pt solid #000000" fo:border-top="none"/>
    </style:style>
    <style:style style:name="ce122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123" style:family="table-cell" style:parent-style-name="Default" style:data-style-name="N3">
      <style:table-cell-properties fo:border-bottom="none" fo:background-color="#ffff00" fo:border-left="none" fo:border-right="0.06pt solid #000000" fo:border-top="none"/>
    </style:style>
    <style:style style:name="ce124" style:family="table-cell" style:parent-style-name="Default" style:data-style-name="N3">
      <style:table-cell-properties fo:border-bottom="0.06pt solid #000000" fo:border-left="none" fo:border-right="0.06pt solid #000000" fo:border-top="none"/>
    </style:style>
    <style:style style:name="ce125" style:family="table-cell" style:parent-style-name="Default" style:data-style-name="N3"/>
    <style:style style:name="ce126" style:family="table-cell" style:parent-style-name="Default" style:data-style-name="N3">
      <style:table-cell-properties fo:background-color="#ffff00"/>
    </style:style>
    <style:style style:name="ce127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128" style:family="table-cell" style:parent-style-name="Default" style:data-style-name="N3">
      <style:table-cell-properties fo:background-color="#000000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31" style:family="table-cell" style:parent-style-name="Default">
      <style:table-cell-properties fo:background-color="#3399ff" style:text-align-source="fix" style:repeat-content="false"/>
      <style:paragraph-properties fo:text-align="center" fo:margin-left="0mm"/>
    </style:style>
    <style:style style:name="ce132" style:family="table-cell" style:parent-style-name="Default">
      <style:table-cell-properties fo:background-color="#ff3300" style:text-align-source="fix" style:repeat-content="false"/>
      <style:paragraph-properties fo:text-align="center" fo:margin-left="0mm"/>
    </style:style>
    <style:style style:name="ce133" style:family="table-cell" style:parent-style-name="Default" style:data-style-name="N4"/>
    <style:style style:name="ce134" style:family="table-cell" style:parent-style-name="Default" style:data-style-name="N4">
      <style:table-cell-properties fo:background-color="#000000"/>
    </style:style>
    <style:style style:name="ce135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6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mm"/>
    </style:style>
    <style:style style:name="ce1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38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mm"/>
    </style:style>
    <style:style style:name="ce13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14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mm"/>
    </style:style>
    <style:style style:name="ce141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mm"/>
    </style:style>
    <style:style style:name="ce142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3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mm"/>
    </style:style>
    <style:style style:name="ce14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mm"/>
    </style:style>
    <style:style style:name="ce145" style:family="table-cell" style:parent-style-name="Default">
      <style:table-cell-properties fo:border-bottom="none" fo:background-color="#ff33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46" style:family="table-cell" style:parent-style-name="Default">
      <style:table-cell-properties fo:border-bottom="none" fo:background-color="#ff3300" style:text-align-source="fix" style:repeat-content="false" fo:border-left="0.06pt solid #000000" fo:border-right="none" fo:border-top="none"/>
      <style:paragraph-properties fo:text-align="center" fo:margin-left="0mm"/>
    </style:style>
    <style:style style:name="ce147" style:family="table-cell" style:parent-style-name="Default">
      <style:table-cell-properties fo:background-color="#ff3300"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>
      <style:table-cell-properties fo:border-bottom="0.06pt solid #000000" fo:background-color="#ff3300" style:text-align-source="fix" style:repeat-content="false" fo:border-left="0.06pt solid #000000" fo:border-right="none" fo:border-top="none"/>
      <style:paragraph-properties fo:text-align="center" fo:margin-left="0mm"/>
    </style:style>
    <style:style style:name="ce149" style:family="table-cell" style:parent-style-name="Default">
      <style:table-cell-properties fo:border-bottom="none" fo:background-color="#ff3300" style:text-align-source="fix" style:repeat-content="false" fo:border-left="none" fo:border-right="none" fo:border-top="0.06pt solid #000000"/>
      <style:paragraph-properties fo:text-align="center" fo:margin-left="0mm"/>
    </style:style>
    <style:style style:name="ce150" style:family="table-cell" style:parent-style-name="Default">
      <style:table-cell-properties fo:border-bottom="0.06pt solid #000000" fo:background-color="#ff3300" style:text-align-source="fix" style:repeat-content="false" fo:border-left="none" fo:border-right="none" fo:border-top="none"/>
      <style:paragraph-properties fo:text-align="center" fo:margin-left="0mm"/>
    </style:style>
    <style:style style:name="ce151" style:family="table-cell" style:parent-style-name="Default">
      <style:table-cell-properties fo:border-bottom="none" fo:background-color="#ff3300" style:text-align-source="fix" style:repeat-content="false" fo:border-left="none" fo:border-right="0.06pt solid #000000" fo:border-top="none"/>
      <style:paragraph-properties fo:text-align="center" fo:margin-left="0mm"/>
    </style:style>
    <style:style style:name="ce152" style:family="table-cell" style:parent-style-name="Default">
      <style:table-cell-properties fo:border-bottom="0.06pt solid #000000" fo:background-color="#ff3300" style:text-align-source="fix" style:repeat-content="false" fo:border-left="none" fo:border-right="0.06pt solid #000000" fo:border-top="none"/>
      <style:paragraph-properties fo:text-align="center" fo:margin-left="0mm"/>
    </style:style>
    <style:style style:name="ce153" style:family="table-cell" style:parent-style-name="Default">
      <style:table-cell-properties fo:border-bottom="none" fo:background-color="#ff33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4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3399ff" style:text-align-source="fix" style:repeat-content="false" fo:border-left="0.06pt solid #000000" fo:border-right="none" fo:border-top="none"/>
      <style:paragraph-properties fo:text-align="center" fo:margin-left="0mm"/>
    </style:style>
    <style:style style:name="ce156" style:family="table-cell" style:parent-style-name="Default">
      <style:table-cell-properties fo:border-bottom="0.06pt solid #000000" fo:background-color="#3399ff" style:text-align-source="fix" style:repeat-content="false" fo:border-left="0.06pt solid #000000" fo:border-right="none" fo:border-top="none"/>
      <style:paragraph-properties fo:text-align="center" fo:margin-left="0mm"/>
    </style:style>
    <style:style style:name="ce157" style:family="table-cell" style:parent-style-name="Default">
      <style:table-cell-properties fo:border-bottom="none" fo:background-color="#3399ff" style:text-align-source="fix" style:repeat-content="false" fo:border-left="none" fo:border-right="none" fo:border-top="0.06pt solid #000000"/>
      <style:paragraph-properties fo:text-align="center" fo:margin-left="0mm"/>
    </style:style>
    <style:style style:name="ce158" style:family="table-cell" style:parent-style-name="Default">
      <style:table-cell-properties fo:border-bottom="0.06pt solid #000000" fo:background-color="#3399ff" style:text-align-source="fix" style:repeat-content="false" fo:border-left="none" fo:border-right="none" fo:border-top="none"/>
      <style:paragraph-properties fo:text-align="center" fo:margin-left="0mm"/>
    </style:style>
    <style:style style:name="ce159" style:family="table-cell" style:parent-style-name="Default">
      <style:table-cell-properties fo:border-bottom="none" fo:background-color="#3399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0" style:family="table-cell" style:parent-style-name="Default">
      <style:table-cell-properties fo:border-bottom="none" fo:background-color="#3399ff" style:text-align-source="fix" style:repeat-content="false" fo:border-left="none" fo:border-right="0.06pt solid #000000" fo:border-top="none"/>
      <style:paragraph-properties fo:text-align="center" fo:margin-left="0mm"/>
    </style:style>
    <style:style style:name="ce161" style:family="table-cell" style:parent-style-name="Default">
      <style:table-cell-properties fo:border-bottom="none" fo:background-color="#3399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62" style:family="table-cell" style:parent-style-name="Default">
      <style:table-cell-properties fo:border-bottom="0.06pt solid #000000" fo:background-color="#3399ff" style:text-align-source="fix" style:repeat-content="false" fo:border-left="none" fo:border-right="0.06pt solid #000000" fo:border-top="none"/>
      <style:paragraph-properties fo:text-align="center" fo:margin-left="0mm"/>
    </style:style>
    <style:style style:name="T1" style:family="text">
      <style:text-properties fo:color="#000000" style:font-name="Arial" fo:font-size="9pt" fo:country="RU" style:font-name-asian="Arial" style:font-name-complex="" style:font-size-asian="9pt" style:font-size-complex="9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="Arial" fo:font-size="9pt" fo:country="none" style:font-name-asian="Arial" style:font-size-asian="9pt" style:font-size-complex="9pt"/>
    </style:style>
  </office:automatic-styles>
  <office:body>
    <office:spreadsheet>
      <table:table table:name="Zone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11"/>
        <table:table-column table:style-name="co1" table:default-cell-style-name="ce70"/>
        <table:table-column table:style-name="co5" table:default-cell-style-name="Default"/>
        <table:table-column table:style-name="co1" table:number-columns-repeated="1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zone_id</text:p>
          </table:table-cell>
          <table:table-cell table:style-name="ce22" office:value-type="string" calcext:value-type="string">
            <text:p>код</text:p>
          </table:table-cell>
          <table:table-cell table:style-name="ce1" office:value-type="string" calcext:value-type="string">
            <text:p>SpaceZone</text:p>
          </table:table-cell>
          <table:table-cell table:style-name="ce1" office:value-type="string" calcext:value-type="string">
            <text:p>level_name</text:p>
          </table:table-cell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NPC</text:p>
          </table:table-cell>
          <table:table-cell table:style-name="ce1" office:value-type="string" calcext:value-type="string">
            <text:p>min_ship_rank</text:p>
          </table:table-cell>
          <table:table-cell table:style-name="ce1" office:value-type="string" calcext:value-type="string">
            <text:p>civilian</text:p>
          </table:table-cell>
          <table:table-cell table:style-name="ce22" office:value-type="string" calcext:value-type="string">
            <text:p>Тип награды</text:p>
          </table:table-cell>
          <table:table-cell table:style-name="ce22" office:value-type="string" calcext:value-type="string">
            <text:p>Размер награды</text:p>
          </table:table-cell>
          <table:table-cell table:style-name="ce22" office:value-type="string" calcext:value-type="string">
            <text:p>Флаг временной зоны</text:p>
          </table:table-cell>
          <table:table-cell table:style-name="ce22" office:value-type="string" calcext:value-type="string">
            <text:p>Время доступности GMT</text:p>
          </table:table-cell>
          <table:table-cell table:style-name="ce22" office:value-type="string" calcext:value-type="string">
            <text:p>dbg_pos_x</text:p>
          </table:table-cell>
          <table:table-cell table:style-name="ce22" office:value-type="string" calcext:value-type="string">
            <text:p>dbg_pos_y</text:p>
          </table:table-cell>
          <table:table-cell table:style-name="ce22" office:value-type="string" calcext:value-type="string">
            <text:p>lable_offset_x</text:p>
          </table:table-cell>
          <table:table-cell table:style-name="ce22" office:value-type="string" calcext:value-type="string">
            <text:p>lable_offset_y</text:p>
          </table:table-cell>
          <table:table-cell table:style-name="ce22" office:value-type="string" calcext:value-type="string">
            <text:p>lable_size_x</text:p>
          </table:table-cell>
          <table:table-cell table:style-name="ce22" office:value-type="string" calcext:value-type="string">
            <text:p>lable_size_y</text:p>
          </table:table-cell>
          <table:table-cell table:style-name="ce81" office:value-type="string" calcext:value-type="string">
            <text:p>rank <text:span text:style-name="T2">(по нему сейчас награда скаллируется)</text:span></text:p>
          </table:table-cell>
          <table:table-cell table:style-name="ce22" office:value-type="string" calcext:value-type="string">
            <text:p>Тек БЗС <text:span text:style-name="T2">(Т3/Т4/Т5)</text:span></text:p>
          </table:table-cell>
          <table:table-cell table:style-name="ce22" office:value-type="string" calcext:value-type="string">
            <text:p>reward_loyalty</text:p>
          </table:table-cell>
          <table:table-cell table:style-name="ce22" office:value-type="string" calcext:value-type="string">
            <text:p>reward_faction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3" office:value-type="string" calcext:value-type="string">
            <text:p>s</text:p>
          </table:table-cell>
          <table:table-cell table:style-name="ce2" office:value-type="string" calcext:value-type="string">
            <text:p>Empire_HomeWorld</text:p>
          </table:table-cell>
          <table:table-cell table:style-name="ce2" office:value-type="string" calcext:value-type="string">
            <text:p>empire_ilay_station</text:p>
          </table:table-cell>
          <table:table-cell table:style-name="ce2" office:value-type="string" calcext:value-type="string">
            <text:p>Станция «Страж-17»</text:p>
          </table:table-cell>
          <table:table-cell office:value-type="string" calcext:value-type="string">
            <text:p>T1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c</text:p>
          </table:table-cell>
          <table:table-cell table:style-name="ce79" table:number-columns-repeated="4"/>
          <table:table-cell table:style-name="ce79" office:value-type="float" office:value="104" calcext:value-type="float">
            <text:p>104</text:p>
          </table:table-cell>
          <table:table-cell table:style-name="ce79" office:value-type="float" office:value="109" calcext:value-type="float">
            <text:p>109</text:p>
          </table:table-cell>
          <table:table-cell table:style-name="ce79" table:number-columns-repeated="6"/>
          <table:table-cell table:number-columns-repeated="2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24" office:value-type="string" calcext:value-type="string">
            <text:p>s3</text:p>
          </table:table-cell>
          <table:table-cell table:style-name="ce3" office:value-type="string" calcext:value-type="string">
            <text:p>Empire_IlayStation3</text:p>
          </table:table-cell>
          <table:table-cell table:style-name="ce3" office:value-type="string" calcext:value-type="string">
            <text:p>empire_ilay_station_3</text:p>
          </table:table-cell>
          <table:table-cell office:value-type="string" calcext:value-type="string">
            <text:p>Перевал Онтрегоса</text:p>
          </table:table-cell>
          <table:table-cell table:style-name="ce15" office:value-type="string" calcext:value-type="string">
            <text:p>T2</text:p>
          </table:table-cell>
          <table:table-cell table:style-name="ce15" office:value-type="float" office:value="1" calcext:value-type="float">
            <text:p>1</text:p>
          </table:table-cell>
          <table:table-cell table:style-name="ce68" office:value-type="string" calcext:value-type="string">
            <text:p>c</text:p>
          </table:table-cell>
          <table:table-cell table:formula="of:=VLOOKUP([.C3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3];[Map.$B$9:.$I$72];7;0)" office:value-type="float" office:value="154000" calcext:value-type="float">
            <text:p>154000</text:p>
          </table:table-cell>
          <table:table-cell office:value-type="string" calcext:value-type="string">
            <text:p>ru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office:value-type="float" office:value="-42" calcext:value-type="float">
            <text:p>-4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table:style-name="ce41" office:value-type="string" calcext:value-type="string">
            <text:p>ai.Faction.WARDENS</text:p>
          </table:table-cell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5" office:value-type="string" calcext:value-type="string">
            <text:p>gs2</text:p>
          </table:table-cell>
          <table:table-cell table:style-name="ce4" office:value-type="string" calcext:value-type="string">
            <text:p>Empire_IlayGateSirus2</text:p>
          </table:table-cell>
          <table:table-cell table:style-name="ce4" office:value-type="string" calcext:value-type="string">
            <text:p>empire_ilay_gate_sirus_2</text:p>
          </table:table-cell>
          <table:table-cell table:style-name="ce4" office:value-type="string" calcext:value-type="string">
            <text:p>Граница Фелони</text:p>
          </table:table-cell>
          <table:table-cell office:value-type="string" calcext:value-type="string">
            <text:p>T3</text:p>
          </table:table-cell>
          <table:table-cell office:value-type="float" office:value="7" calcext:value-type="float">
            <text:p>7</text:p>
          </table:table-cell>
          <table:table-cell table:style-name="ce69"/>
          <table:table-cell table:formula="of:=VLOOKUP([.C4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4];[Map.$B$9:.$I$72];7;0)" office:value-type="float" office:value="12" calcext:value-type="float">
            <text:p>12</text:p>
          </table:table-cell>
          <table:table-cell office:value-type="string" calcext:value-type="string">
            <text:p>ru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-43" calcext:value-type="float">
            <text:p>-4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WARDENS</text:p>
          </table:table-cell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6" office:value-type="string" calcext:value-type="string">
            <text:p>gs</text:p>
          </table:table-cell>
          <table:table-cell office:value-type="string" calcext:value-type="string">
            <text:p>Empire_IlayGateSirus</text:p>
          </table:table-cell>
          <table:table-cell office:value-type="string" calcext:value-type="string">
            <text:p>empire_ilay_gate_sirus</text:p>
          </table:table-cell>
          <table:table-cell table:style-name="ce4" office:value-type="string" calcext:value-type="string">
            <text:p>Разрушенная лаборатория</text:p>
          </table:table-cell>
          <table:table-cell office:value-type="string" calcext:value-type="string">
            <text:p>T4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C5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5];[Map.$B$9:.$I$72];7;0)" office:value-type="float" office:value="13" calcext:value-type="float">
            <text:p>13</text:p>
          </table:table-cell>
          <table:table-cell office:value-type="string" calcext:value-type="string">
            <text:p>ru</text:p>
          </table:table-cell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77" calcext:value-type="float">
            <text:p>77</text:p>
          </table:table-cell>
          <table:table-cell office:value-type="float" office:value="-103" calcext:value-type="float">
            <text:p>-103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WARDENS</text:p>
          </table:table-cell>
        </table:table-row>
        <table:table-row table:style-name="ro2">
          <table:table-cell table:style-name="ce6" office:value-type="float" office:value="104" calcext:value-type="float">
            <text:p>104</text:p>
          </table:table-cell>
          <table:table-cell table:style-name="ce25" office:value-type="string" calcext:value-type="string">
            <text:p>gs3</text:p>
          </table:table-cell>
          <table:table-cell table:style-name="ce4" office:value-type="string" calcext:value-type="string">
            <text:p>Empire_IlayGateSirus3</text:p>
          </table:table-cell>
          <table:table-cell table:style-name="ce41" office:value-type="string" calcext:value-type="string">
            <text:p>empire_ilay_gate_sirus_3_wreck</text:p>
          </table:table-cell>
          <table:table-cell table:style-name="ce4" office:value-type="string" calcext:value-type="string">
            <text:p>Пустошь</text:p>
          </table:table-cell>
          <table:table-cell office:value-type="string" calcext:value-type="string">
            <text:p>T4+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C6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6];[Map.$B$9:.$I$72];7;0)" office:value-type="float" office:value="15" calcext:value-type="float">
            <text:p>15</text:p>
          </table:table-cell>
          <table:table-cell office:value-type="string" calcext:value-type="string">
            <text:p>ru</text:p>
          </table:table-cell>
          <table:table-cell office:value-type="float" office:value="16" calcext:value-type="float">
            <text:p>16</text:p>
          </table:table-cell>
          <table:table-cell office:value-type="float" office:value="187" calcext:value-type="float">
            <text:p>187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table:style-name="ce41" office:value-type="string" calcext:value-type="string">
            <text:p>ai.Faction.WARDENS</text:p>
          </table:table-cell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27" office:value-type="string" calcext:value-type="string">
            <text:p>sd</text:p>
          </table:table-cell>
          <table:table-cell table:style-name="ce7" office:value-type="string" calcext:value-type="string">
            <text:p>Empire_SirusDebrissite</text:p>
          </table:table-cell>
          <table:table-cell table:style-name="ce7" office:value-type="string" calcext:value-type="string">
            <text:p>empire_sirus_debrissite</text:p>
          </table:table-cell>
          <table:table-cell table:style-name="ce7" office:value-type="string" calcext:value-type="string">
            <text:p>Руины форпоста Варденов</text:p>
          </table:table-cell>
          <table:table-cell table:style-name="ce58" office:value-type="string" calcext:value-type="string">
            <text:p>T5++</text:p>
          </table:table-cell>
          <table:table-cell table:style-name="ce65" office:value-type="float" office:value="7" calcext:value-type="float">
            <text:p>7</text:p>
          </table:table-cell>
          <table:table-cell table:style-name="ce71"/>
          <table:table-cell table:formula="of:=VLOOKUP([.C7];[Map.$B$9:.$H$72];6;0)" office:value-type="string" office:string-value="GameStore.CreditsType.CT_GOLD" calcext:value-type="string">
            <text:p>GameStore.CreditsType.CT_GOLD</text:p>
          </table:table-cell>
          <table:table-cell table:formula="of:=VLOOKUP([.C7];[Map.$B$9:.$I$72];7;0)" office:value-type="float" office:value="12" calcext:value-type="float">
            <text:p>12</text:p>
          </table:table-cell>
          <table:table-cell office:value-type="string" calcext:value-type="string">
            <text:p>ru</text:p>
          </table:table-cell>
          <table:table-cell office:value-type="float" office:value="16" calcext:value-type="float">
            <text:p>16</text:p>
          </table:table-cell>
          <table:table-cell office:value-type="float" office:value="193" calcext:value-type="float">
            <text:p>193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-33" calcext:value-type="float">
            <text:p>-33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WARDENS</text:p>
          </table:table-cell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28" office:value-type="string" calcext:value-type="string">
            <text:p>cb</text:p>
          </table:table-cell>
          <table:table-cell table:style-name="ce8" office:value-type="string" calcext:value-type="string">
            <text:p>Empire_IlayClanbigship</text:p>
          </table:table-cell>
          <table:table-cell table:style-name="ce8" office:value-type="string" calcext:value-type="string">
            <text:p>empire_ilay_clanbigship</text:p>
          </table:table-cell>
          <table:table-cell table:style-name="ce8" office:value-type="string" calcext:value-type="string">
            <text:p>Корпоративные верфи Империи</text:p>
          </table:table-cell>
          <table:table-cell table:style-name="ce59" office:value-type="string" calcext:value-type="string">
            <text:p>?</text:p>
          </table:table-cell>
          <table:table-cell table:style-name="ce59"/>
          <table:table-cell table:style-name="ce72"/>
          <table:table-cell table:formula="of:=VLOOKUP([.C8];[Map.$B$9:.$I$72];5;0)" office:value-type="float" office:value="0" calcext:value-type="float">
            <text:p/>
          </table:table-cell>
          <table:table-cell table:formula="of:=VLOOKUP([.C8];[Map.$B$9:.$I$72];7;0)" office:value-type="float" office:value="0" calcext:value-type="float">
            <text:p/>
          </table:table-cell>
          <table:table-cell table:style-name="ce80" table:number-columns-repeated="2"/>
          <table:table-cell table:style-name="ce80" office:value-type="float" office:value="85" calcext:value-type="float">
            <text:p>85</text:p>
          </table:table-cell>
          <table:table-cell table:style-name="ce80" office:value-type="float" office:value="86" calcext:value-type="float">
            <text:p>86</text:p>
          </table:table-cell>
          <table:table-cell table:style-name="ce80" table:number-columns-repeated="4"/>
          <table:table-cell table:style-name="ce80" office:value-type="float" office:value="4" calcext:value-type="float">
            <text:p>4</text:p>
          </table:table-cell>
          <table:table-cell table:style-name="ce80"/>
          <table:table-cell table:number-columns-repeated="2"/>
        </table:table-row>
        <table:table-row table:style-name="ro2">
          <table:table-cell table:style-name="ce9" office:value-type="float" office:value="105" calcext:value-type="float">
            <text:p>105</text:p>
          </table:table-cell>
          <table:table-cell table:style-name="ce24" office:value-type="string" calcext:value-type="string">
            <text:p>s2</text:p>
          </table:table-cell>
          <table:table-cell table:style-name="ce3" office:value-type="string" calcext:value-type="string">
            <text:p>Empire_IlayStation2</text:p>
          </table:table-cell>
          <table:table-cell table:style-name="ce42" office:value-type="string" calcext:value-type="string">
            <text:p>empire_ilay_station_2_wreck</text:p>
          </table:table-cell>
          <table:table-cell table:style-name="ce3" office:value-type="string" calcext:value-type="string">
            <text:p>Станция слежения</text:p>
          </table:table-cell>
          <table:table-cell table:style-name="ce15" office:value-type="string" calcext:value-type="string">
            <text:p>T2</text:p>
          </table:table-cell>
          <table:table-cell table:style-name="ce15" office:value-type="float" office:value="1" calcext:value-type="float">
            <text:p>1</text:p>
          </table:table-cell>
          <table:table-cell table:style-name="ce73" office:value-type="string" calcext:value-type="string">
            <text:p>c</text:p>
          </table:table-cell>
          <table:table-cell table:formula="of:=VLOOKUP([.C9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9];[Map.$B$9:.$I$72];7;0)" office:value-type="float" office:value="125800" calcext:value-type="float">
            <text:p>125800</text:p>
          </table:table-cell>
          <table:table-cell office:value-type="string" calcext:value-type="string">
            <text:p>ru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-91" calcext:value-type="float">
            <text:p>-91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table:style-name="ce41" office:value-type="string" calcext:value-type="string">
            <text:p>ai.Faction.WARDEN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Empire_IlayMiningsite</text:p>
          </table:table-cell>
          <table:table-cell office:value-type="string" calcext:value-type="string">
            <text:p>empire_ilay_miningsite</text:p>
          </table:table-cell>
          <table:table-cell office:value-type="string" calcext:value-type="string">
            <text:p>Иридиевые копи</text:p>
          </table:table-cell>
          <table:table-cell office:value-type="string" calcext:value-type="string">
            <text:p>T3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c</text:p>
          </table:table-cell>
          <table:table-cell table:formula="of:=VLOOKUP([.C10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10];[Map.$B$9:.$I$72];7;0)" office:value-type="float" office:value="110000" calcext:value-type="float">
            <text:p>110000</text:p>
          </table:table-cell>
          <table:table-cell office:value-type="string" calcext:value-type="string">
            <text:p>ru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-96" calcext:value-type="float">
            <text:p>-96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WARDENS</text:p>
          </table:table-cell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5" office:value-type="string" calcext:value-type="string">
            <text:p>gr3</text:p>
          </table:table-cell>
          <table:table-cell table:style-name="ce4" office:value-type="string" calcext:value-type="string">
            <text:p>Empire_IlayGateRex3</text:p>
          </table:table-cell>
          <table:table-cell table:style-name="ce4" office:value-type="string" calcext:value-type="string">
            <text:p>empire_ilay_gate_rex_3</text:p>
          </table:table-cell>
          <table:table-cell table:style-name="ce4" office:value-type="string" calcext:value-type="string">
            <text:p>Транзитная магистраль</text:p>
          </table:table-cell>
          <table:table-cell office:value-type="string" calcext:value-type="string">
            <text:p>T3+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C11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11];[Map.$B$9:.$I$72];7;0)" office:value-type="float" office:value="135000" calcext:value-type="float">
            <text:p>135000</text:p>
          </table:table-cell>
          <table:table-cell office:value-type="string" calcext:value-type="string">
            <text:p>ru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32" calcext:value-type="float">
            <text:p>132</text:p>
          </table:table-cell>
          <table:table-cell office:value-type="float" office:value="-100" calcext:value-type="float">
            <text:p>-100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WARDENS</text:p>
          </table:table-cell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26" office:value-type="string" calcext:value-type="string">
            <text:p>gr</text:p>
          </table:table-cell>
          <table:table-cell office:value-type="string" calcext:value-type="string">
            <text:p>Empire_IlayGateRex</text:p>
          </table:table-cell>
          <table:table-cell office:value-type="string" calcext:value-type="string">
            <text:p>empire_ilay_gate_rex</text:p>
          </table:table-cell>
          <table:table-cell office:value-type="string" calcext:value-type="string">
            <text:p>Транспортный узел Империи</text:p>
          </table:table-cell>
          <table:table-cell office:value-type="string" calcext:value-type="string">
            <text:p>T4</text:p>
          </table:table-cell>
          <table:table-cell office:value-type="float" office:value="7" calcext:value-type="float">
            <text:p>7</text:p>
          </table:table-cell>
          <table:table-cell table:style-name="ce74" office:value-type="string" calcext:value-type="string">
            <text:p>c</text:p>
          </table:table-cell>
          <table:table-cell table:formula="of:=VLOOKUP([.C12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12];[Map.$B$9:.$I$72];7;0)" office:value-type="float" office:value="185700" calcext:value-type="float">
            <text:p>185700</text:p>
          </table:table-cell>
          <table:table-cell office:value-type="string" calcext:value-type="string">
            <text:p>ru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WARDENS</text:p>
          </table:table-cell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5" office:value-type="string" calcext:value-type="string">
            <text:p>gr2</text:p>
          </table:table-cell>
          <table:table-cell table:style-name="ce4" office:value-type="string" calcext:value-type="string">
            <text:p>Empire_IlayGateRex2</text:p>
          </table:table-cell>
          <table:table-cell table:style-name="ce4" office:value-type="string" calcext:value-type="string">
            <text:p>empire_ilay_gate_rex_2</text:p>
          </table:table-cell>
          <table:table-cell table:style-name="ce4" office:value-type="string" calcext:value-type="string">
            <text:p>Дрейф Онтрегоса</text:p>
          </table:table-cell>
          <table:table-cell office:value-type="string" calcext:value-type="string">
            <text:p>T4+</text:p>
          </table:table-cell>
          <table:table-cell office:value-type="float" office:value="10" calcext:value-type="float">
            <text:p>10</text:p>
          </table:table-cell>
          <table:table-cell table:style-name="ce69" office:value-type="string" calcext:value-type="string">
            <text:p>c</text:p>
          </table:table-cell>
          <table:table-cell table:formula="of:=VLOOKUP([.C13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13];[Map.$B$9:.$I$72];7;0)" office:value-type="float" office:value="178000" calcext:value-type="float">
            <text:p>178000</text:p>
          </table:table-cell>
          <table:table-cell office:value-type="string" calcext:value-type="string">
            <text:p>ru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float" office:value="-41" calcext:value-type="float">
            <text:p>-4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WARDENS</text:p>
          </table:table-cell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27" office:value-type="string" calcext:value-type="string">
            <text:p>rs</text:p>
          </table:table-cell>
          <table:table-cell table:style-name="ce7" office:value-type="string" calcext:value-type="string">
            <text:p>Empire_RexFallenScrapyard</text:p>
          </table:table-cell>
          <table:table-cell table:style-name="ce7" office:value-type="string" calcext:value-type="string">
            <text:p>empire_rex_fallen_scrapyard</text:p>
          </table:table-cell>
          <table:table-cell table:style-name="ce7" office:value-type="string" calcext:value-type="string">
            <text:p>Свалка</text:p>
          </table:table-cell>
          <table:table-cell table:style-name="ce7" office:value-type="string" calcext:value-type="string">
            <text:p>T5</text:p>
          </table:table-cell>
          <table:table-cell table:style-name="ce65" office:value-type="float" office:value="10" calcext:value-type="float">
            <text:p>10</text:p>
          </table:table-cell>
          <table:table-cell table:style-name="ce71"/>
          <table:table-cell table:formula="of:=VLOOKUP([.C14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14];[Map.$B$9:.$I$72];7;0)" office:value-type="float" office:value="16" calcext:value-type="float">
            <text:p>16</text:p>
          </table:table-cell>
          <table:table-cell office:value-type="string" calcext:value-type="string">
            <text:p>ru</text:p>
          </table:table-cell>
          <table:table-cell office:value-type="float" office:value="16" calcext:value-type="float">
            <text:p>16</text:p>
          </table:table-cell>
          <table:table-cell office:value-type="float" office:value="203" calcext:value-type="float">
            <text:p>203</text:p>
          </table:table-cell>
          <table:table-cell office:value-type="float" office:value="134" calcext:value-type="float">
            <text:p>134</text:p>
          </table:table-cell>
          <table:table-cell office:value-type="float" office:value="-44" calcext:value-type="float">
            <text:p>-4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LEGION</text:p>
          </table:table-cell>
        </table:table-row>
        <table:table-row table:style-name="ro2">
          <table:table-cell table:style-name="ce10" office:value-type="float" office:value="207" calcext:value-type="float">
            <text:p>207</text:p>
          </table:table-cell>
          <table:table-cell table:style-name="ce30" office:value-type="string" calcext:value-type="string">
            <text:p>bb</text:p>
          </table:table-cell>
          <table:table-cell table:style-name="ce10" office:value-type="string" calcext:value-type="string">
            <text:p>Empire_BigshipBuilding</text:p>
          </table:table-cell>
          <table:table-cell table:style-name="ce43" office:value-type="string" calcext:value-type="string">
            <text:p>empire_bigship_building</text:p>
          </table:table-cell>
          <table:table-cell table:style-name="ce57" office:value-type="string" calcext:value-type="string">
            <text:p>Верфь «Блэквуд»</text:p>
          </table:table-cell>
          <table:table-cell table:style-name="ce7" office:value-type="string" calcext:value-type="string">
            <text:p>T2</text:p>
          </table:table-cell>
          <table:table-cell table:style-name="ce65" office:value-type="float" office:value="1" calcext:value-type="float">
            <text:p>1</text:p>
          </table:table-cell>
          <table:table-cell table:style-name="ce71"/>
          <table:table-cell table:formula="of:=VLOOKUP([.C15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15];[Map.$B$9:.$I$72];7;0)" office:value-type="float" office:value="17" calcext:value-type="float">
            <text:p>17</text:p>
          </table:table-cell>
          <table:table-cell office:value-type="string" calcext:value-type="string">
            <text:p>ru</text:p>
          </table:table-cell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-92" calcext:value-type="float">
            <text:p>-92</text:p>
          </table:table-cell>
          <table:table-cell office:value-type="float" office:value="-23" calcext:value-type="float">
            <text:p>-2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LEGION</text:p>
          </table:table-cell>
        </table:table-row>
        <table:table-row table:style-name="ro2">
          <table:table-cell table:style-name="ce10" office:value-type="float" office:value="210" calcext:value-type="float">
            <text:p>210</text:p>
          </table:table-cell>
          <table:table-cell table:style-name="ce30" office:value-type="string" calcext:value-type="string">
            <text:p>cr</text:p>
          </table:table-cell>
          <table:table-cell table:style-name="ce10" office:value-type="string" calcext:value-type="string">
            <text:p>Empire_CaptureRepairbase</text:p>
          </table:table-cell>
          <table:table-cell table:style-name="ce43" office:value-type="string" calcext:value-type="string">
            <text:p>empire_capture_repairbase</text:p>
          </table:table-cell>
          <table:table-cell table:style-name="ce57" office:value-type="string" calcext:value-type="string">
            <text:p>Секретная ремонтная база</text:p>
          </table:table-cell>
          <table:table-cell table:style-name="ce7" office:value-type="string" calcext:value-type="string">
            <text:p>T5</text:p>
          </table:table-cell>
          <table:table-cell table:style-name="ce65" office:value-type="float" office:value="10" calcext:value-type="float">
            <text:p>10</text:p>
          </table:table-cell>
          <table:table-cell table:style-name="ce71"/>
          <table:table-cell table:formula="of:=VLOOKUP([.C16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16];[Map.$B$9:.$I$72];7;0)" office:value-type="float" office:value="14" calcext:value-type="float">
            <text:p>14</text:p>
          </table:table-cell>
          <table:table-cell office:value-type="string" calcext:value-type="string">
            <text:p>ru</text:p>
          </table:table-cell>
          <table:table-cell office:value-type="float" office:value="16" calcext:value-type="float">
            <text:p>16</text:p>
          </table:table-cell>
          <table:table-cell office:value-type="float" office:value="219" calcext:value-type="float">
            <text:p>219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table:style-name="ce41"/>
        </table:table-row>
        <table:table-row table:style-name="ro2">
          <table:table-cell table:style-name="ce11" office:value-type="float" office:value="201" calcext:value-type="float">
            <text:p>201</text:p>
          </table:table-cell>
          <table:table-cell table:style-name="ce31" office:value-type="string" calcext:value-type="string">
            <text:p>f</text:p>
          </table:table-cell>
          <table:table-cell table:style-name="ce11" office:value-type="string" calcext:value-type="string">
            <text:p>Empire_Frontier</text:p>
          </table:table-cell>
          <table:table-cell table:style-name="ce11" office:value-type="string" calcext:value-type="string">
            <text:p>empire_frontier</text:p>
          </table:table-cell>
          <table:table-cell table:style-name="ce11" office:value-type="string" calcext:value-type="string">
            <text:p>Полигон рейдеров</text:p>
          </table:table-cell>
          <table:table-cell office:value-type="string" calcext:value-type="string">
            <text:p>T4+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C17];[Map.$B$9:.$H$72];6;0)" office:value-type="string" office:string-value="GameStore.CreditsType.CT_GOLD" calcext:value-type="string">
            <text:p>GameStore.CreditsType.CT_GOLD</text:p>
          </table:table-cell>
          <table:table-cell table:formula="of:=VLOOKUP([.C17];[Map.$B$9:.$I$72];7;0)" office:value-type="float" office:value="42" calcext:value-type="float">
            <text:p>42</text:p>
          </table:table-cell>
          <table:table-cell table:style-name="ce4" office:value-type="string" calcext:value-type="string">
            <text:p>all</text:p>
          </table:table-cell>
          <table:table-cell office:value-type="float" office:value="16" calcext:value-type="float">
            <text:p>16</text:p>
          </table:table-cell>
          <table:table-cell office:value-type="float" office:value="391" calcext:value-type="float">
            <text:p>391</text:p>
          </table:table-cell>
          <table:table-cell office:value-type="float" office:value="224" calcext:value-type="float">
            <text:p>224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i.Faction.LEGION</text:p>
          </table:table-cell>
        </table:table-row>
        <table:table-row table:style-name="ro2">
          <table:table-cell table:style-name="ce12" office:value-type="float" office:value="218" calcext:value-type="float">
            <text:p>218</text:p>
          </table:table-cell>
          <table:table-cell table:style-name="ce32" office:value-type="string" calcext:value-type="string">
            <text:p>egg</text:p>
          </table:table-cell>
          <table:table-cell table:style-name="ce12" office:value-type="string" calcext:value-type="string">
            <text:p>ow_gasgiant</text:p>
          </table:table-cell>
          <table:table-cell table:style-name="ce44" office:value-type="string" calcext:value-type="string">
            <text:p>ow_thar_gasgiant</text:p>
          </table:table-cell>
          <table:table-cell table:style-name="ce12" office:value-type="string" calcext:value-type="string">
            <text:p>Ледяной риф</text:p>
          </table:table-cell>
          <table:table-cell table:style-name="ce12" office:value-type="string" calcext:value-type="string">
            <text:p>T4</text:p>
          </table:table-cell>
          <table:table-cell table:style-name="ce12" office:value-type="float" office:value="10" calcext:value-type="float">
            <text:p>10</text:p>
          </table:table-cell>
          <table:table-cell table:style-name="ce32"/>
          <table:table-cell table:formula="of:=VLOOKUP([.C18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18];[Map.$B$9:.$I$72];7;0)" office:value-type="float" office:value="26" calcext:value-type="float">
            <text:p>26</text:p>
          </table:table-cell>
          <table:table-cell office:value-type="string" calcext:value-type="string">
            <text:p>ru</text:p>
          </table:table-cell>
          <table:table-cell office:value-type="float" office:value="16" calcext:value-type="float">
            <text:p>16</text:p>
          </table:table-cell>
          <table:table-cell office:value-type="float" office:value="517" calcext:value-type="float">
            <text:p>517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i.Faction.WARDENS</text:p>
          </table:table-cell>
        </table:table-row>
        <table:table-row table:style-name="ro2">
          <table:table-cell table:style-name="ce12" office:value-type="float" office:value="219" calcext:value-type="float">
            <text:p>219</text:p>
          </table:table-cell>
          <table:table-cell table:style-name="ce32" office:value-type="string" calcext:value-type="string">
            <text:p>edw</text:p>
          </table:table-cell>
          <table:table-cell table:style-name="ce12" office:value-type="string" calcext:value-type="string">
            <text:p>ow_dreadnwreck</text:p>
          </table:table-cell>
          <table:table-cell table:style-name="ce44" office:value-type="string" calcext:value-type="string">
            <text:p>ow_pandora_dreadnwreck</text:p>
          </table:table-cell>
          <table:table-cell table:style-name="ce12" office:value-type="string" calcext:value-type="string">
            <text:p>Обломки дредноута</text:p>
          </table:table-cell>
          <table:table-cell table:style-name="ce12" office:value-type="string" calcext:value-type="string">
            <text:p>T2</text:p>
          </table:table-cell>
          <table:table-cell table:style-name="ce12" office:value-type="float" office:value="7" calcext:value-type="float">
            <text:p>7</text:p>
          </table:table-cell>
          <table:table-cell table:style-name="ce32"/>
          <table:table-cell table:formula="of:=VLOOKUP([.C19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19];[Map.$B$9:.$I$72];7;0)" office:value-type="float" office:value="237200" calcext:value-type="float">
            <text:p>237200</text:p>
          </table:table-cell>
          <table:table-cell office:value-type="string" calcext:value-type="string">
            <text:p>ru</text:p>
          </table:table-cell>
          <table:table-cell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  <table:table-cell office:value-type="float" office:value="-25" calcext:value-type="float">
            <text:p>-25</text:p>
          </table:table-cell>
          <table:table-cell office:value-type="float" office:value="-43" calcext:value-type="float">
            <text:p>-4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i.Faction.WARDENS</text:p>
          </table:table-cell>
        </table:table-row>
        <table:table-row table:style-name="ro2">
          <table:table-cell table:style-name="ce12" office:value-type="float" office:value="220" calcext:value-type="float">
            <text:p>220</text:p>
          </table:table-cell>
          <table:table-cell table:style-name="ce32" office:value-type="string" calcext:value-type="string">
            <text:p>ean</text:p>
          </table:table-cell>
          <table:table-cell table:style-name="ce12" office:value-type="string" calcext:value-type="string">
            <text:p>ow_anomaly</text:p>
          </table:table-cell>
          <table:table-cell table:style-name="ce44" office:value-type="string" calcext:value-type="string">
            <text:p>ow_pandora_anomaly</text:p>
          </table:table-cell>
          <table:table-cell table:style-name="ce12" office:value-type="string" calcext:value-type="string">
            <text:p>Аномалия Пандоры</text:p>
          </table:table-cell>
          <table:table-cell table:style-name="ce12" office:value-type="string" calcext:value-type="string">
            <text:p>T3</text:p>
          </table:table-cell>
          <table:table-cell table:style-name="ce12" office:value-type="float" office:value="1" calcext:value-type="float">
            <text:p>1</text:p>
          </table:table-cell>
          <table:table-cell table:style-name="ce32"/>
          <table:table-cell table:formula="of:=VLOOKUP([.C20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20];[Map.$B$9:.$I$72];7;0)" office:value-type="float" office:value="18" calcext:value-type="float">
            <text:p>18</text:p>
          </table:table-cell>
          <table:table-cell office:value-type="string" calcext:value-type="string">
            <text:p>ru</text:p>
          </table:table-cell>
          <table:table-cell office:value-type="float" office:value="16" calcext:value-type="float">
            <text:p>16</text:p>
          </table:table-cell>
          <table:table-cell office:value-type="float" office:value="295" calcext:value-type="float">
            <text:p>295</text:p>
          </table:table-cell>
          <table:table-cell office:value-type="float" office:value="-57" calcext:value-type="float">
            <text:p>-57</text:p>
          </table:table-cell>
          <table:table-cell office:value-type="float" office:value="-91" calcext:value-type="float">
            <text:p>-9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i.Faction.WARDENS</text:p>
          </table:table-cell>
        </table:table-row>
        <table:table-row table:style-name="ro2">
          <table:table-cell table:style-name="ce12" office:value-type="float" office:value="221" calcext:value-type="float">
            <text:p>221</text:p>
          </table:table-cell>
          <table:table-cell table:style-name="ce32" office:value-type="string" calcext:value-type="string">
            <text:p>eds</text:p>
          </table:table-cell>
          <table:table-cell table:style-name="ce12" office:value-type="string" calcext:value-type="string">
            <text:p>ow_devilsjaw</text:p>
          </table:table-cell>
          <table:table-cell table:style-name="ce44" office:value-type="string" calcext:value-type="string">
            <text:p>ow_devilsjaw</text:p>
          </table:table-cell>
          <table:table-cell table:style-name="ce12" office:value-type="string" calcext:value-type="string">
            <text:p>Челюсть Дьявола</text:p>
          </table:table-cell>
          <table:table-cell table:style-name="ce12" office:value-type="string" calcext:value-type="string">
            <text:p>T3</text:p>
          </table:table-cell>
          <table:table-cell table:style-name="ce12" office:value-type="float" office:value="7" calcext:value-type="float">
            <text:p>7</text:p>
          </table:table-cell>
          <table:table-cell table:style-name="ce32"/>
          <table:table-cell table:formula="of:=VLOOKUP([.C21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21];[Map.$B$9:.$I$72];7;0)" office:value-type="float" office:value="20" calcext:value-type="float">
            <text:p>20</text:p>
          </table:table-cell>
          <table:table-cell office:value-type="string" calcext:value-type="string">
            <text:p>ru</text:p>
          </table:table-cell>
          <table:table-cell office:value-type="float" office:value="16" calcext:value-type="float">
            <text:p>16</text:p>
          </table:table-cell>
          <table:table-cell office:value-type="float" office:value="352" calcext:value-type="float">
            <text:p>352</text:p>
          </table:table-cell>
          <table:table-cell office:value-type="float" office:value="-43" calcext:value-type="float">
            <text:p>-43</text:p>
          </table:table-cell>
          <table:table-cell office:value-type="float" office:value="-40" calcext:value-type="float">
            <text:p>-4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i.Faction.WARDENS</text:p>
          </table:table-cell>
        </table:table-row>
        <table:table-row table:style-name="ro2">
          <table:table-cell table:style-name="ce13" office:value-type="float" office:value="229" calcext:value-type="float">
            <text:p>229</text:p>
          </table:table-cell>
          <table:table-cell table:style-name="ce33" office:value-type="string" calcext:value-type="string">
            <text:p>ept</text:p>
          </table:table-cell>
          <table:table-cell table:style-name="ce13" office:value-type="string" calcext:value-type="string">
            <text:p>ow_da_prototype</text:p>
          </table:table-cell>
          <table:table-cell table:style-name="ce45" office:value-type="string" calcext:value-type="string">
            <text:p>ow_da_prototype</text:p>
          </table:table-cell>
          <table:table-cell table:style-name="ce13" office:value-type="string" calcext:value-type="string">
            <text:p>Комплекс «Альфа-7»</text:p>
          </table:table-cell>
          <table:table-cell table:style-name="ce13" office:value-type="string" calcext:value-type="string">
            <text:p>T4</text:p>
          </table:table-cell>
          <table:table-cell table:style-name="ce13" office:value-type="float" office:value="10" calcext:value-type="float">
            <text:p>10</text:p>
          </table:table-cell>
          <table:table-cell table:style-name="ce33"/>
          <table:table-cell table:formula="of:=VLOOKUP([.C22];[Map.$B$9:.$H$72];6;0)" office:value-type="string" office:string-value="GameStore.CreditsType.CT_GOLD" calcext:value-type="string">
            <text:p>GameStore.CreditsType.CT_GOLD</text:p>
          </table:table-cell>
          <table:table-cell table:formula="of:=VLOOKUP([.C22];[Map.$B$9:.$I$72];7;0)" office:value-type="float" office:value="24" calcext:value-type="float">
            <text:p>24</text:p>
          </table:table-cell>
          <table:table-cell table:style-name="ce7" office:value-type="string" calcext:value-type="string">
            <text:p>ru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-65" calcext:value-type="float">
            <text:p>-6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-20" calcext:value-type="float">
            <text:p>-20</text:p>
          </table:table-cell>
          <table:table-cell table:style-name="ce7" table:number-columns-repeated="2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i.Faction.LEGION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s</text:p>
          </table:table-cell>
          <table:table-cell table:style-name="ce2" office:value-type="string" calcext:value-type="string">
            <text:p>Federation_HomeWorld</text:p>
          </table:table-cell>
          <table:table-cell table:style-name="ce2" office:value-type="string" calcext:value-type="string">
            <text:p>fed_nalnifan_station</text:p>
          </table:table-cell>
          <table:table-cell table:style-name="ce2" office:value-type="string" calcext:value-type="string">
            <text:p>Станция «Новый Эдем»</text:p>
          </table:table-cell>
          <table:table-cell office:value-type="string" calcext:value-type="string">
            <text:p>T1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c</text:p>
          </table:table-cell>
          <table:table-cell table:style-name="ce79" table:number-columns-repeated="4"/>
          <table:table-cell table:style-name="ce79" office:value-type="float" office:value="917" calcext:value-type="float">
            <text:p>917</text:p>
          </table:table-cell>
          <table:table-cell table:style-name="ce79" office:value-type="float" office:value="219" calcext:value-type="float">
            <text:p>219</text:p>
          </table:table-cell>
          <table:table-cell table:style-name="ce79" table:number-columns-repeated="6"/>
          <table:table-cell table:number-columns-repeated="2"/>
        </table:table-row>
        <table:table-row table:style-name="ro2">
          <table:table-cell table:style-name="ce14" office:value-type="float" office:value="125" calcext:value-type="float">
            <text:p>125</text:p>
          </table:table-cell>
          <table:table-cell table:style-name="ce34" office:value-type="string" calcext:value-type="string">
            <text:p>sh2</text:p>
          </table:table-cell>
          <table:table-cell table:style-name="ce15" office:value-type="string" calcext:value-type="string">
            <text:p>Federation_NalnifanShipyard2</text:p>
          </table:table-cell>
          <table:table-cell table:style-name="ce46" office:value-type="string" calcext:value-type="string">
            <text:p>fed_nalnifan_shipyard_02</text:p>
          </table:table-cell>
          <table:table-cell table:style-name="ce46" office:value-type="string" calcext:value-type="string">
            <text:p>Пропускной пункт</text:p>
          </table:table-cell>
          <table:table-cell table:style-name="ce15" office:value-type="string" calcext:value-type="string">
            <text:p>T2+</text:p>
          </table:table-cell>
          <table:table-cell table:style-name="ce15" office:value-type="float" office:value="1" calcext:value-type="float">
            <text:p>1</text:p>
          </table:table-cell>
          <table:table-cell table:style-name="ce73" office:value-type="string" calcext:value-type="string">
            <text:p>c</text:p>
          </table:table-cell>
          <table:table-cell table:formula="of:=VLOOKUP([.C24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24];[Map.$B$9:.$I$72];7;0)" office:value-type="float" office:value="118500" calcext:value-type="float">
            <text:p>118500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float" office:value="268" calcext:value-type="float">
            <text:p>268</text:p>
          </table:table-cell>
          <table:table-cell office:value-type="float" office:value="-95" calcext:value-type="float">
            <text:p>-95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AVANGARD</text:p>
          </table:table-cell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27" office:value-type="string" calcext:value-type="string">
            <text:p>sh</text:p>
          </table:table-cell>
          <table:table-cell table:style-name="ce7" office:value-type="string" calcext:value-type="string">
            <text:p>Federation_NalnifanShipyard</text:p>
          </table:table-cell>
          <table:table-cell table:style-name="ce7" office:value-type="string" calcext:value-type="string">
            <text:p>fed_nalnifan_shipyard</text:p>
          </table:table-cell>
          <table:table-cell table:style-name="ce7" office:value-type="string" calcext:value-type="string">
            <text:p>Ремонтный цех</text:p>
          </table:table-cell>
          <table:table-cell table:style-name="ce7" office:value-type="string" calcext:value-type="string">
            <text:p>T4</text:p>
          </table:table-cell>
          <table:table-cell table:style-name="ce65" office:value-type="float" office:value="7" calcext:value-type="float">
            <text:p>7</text:p>
          </table:table-cell>
          <table:table-cell table:style-name="ce71"/>
          <table:table-cell table:formula="of:=VLOOKUP([.C25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25];[Map.$B$9:.$I$72];7;0)" office:value-type="float" office:value="120000" calcext:value-type="float">
            <text:p>120000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277" calcext:value-type="float">
            <text:p>277</text:p>
          </table:table-cell>
          <table:table-cell office:value-type="float" office:value="-40" calcext:value-type="float">
            <text:p>-4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AVANGARD</text:p>
          </table:table-cell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style-name="ce28" office:value-type="string" calcext:value-type="string">
            <text:p>cb</text:p>
          </table:table-cell>
          <table:table-cell table:style-name="ce8" office:value-type="string" calcext:value-type="string">
            <text:p>Federation_NalnifanClanbigship</text:p>
          </table:table-cell>
          <table:table-cell table:style-name="ce8" office:value-type="string" calcext:value-type="string">
            <text:p>fed_nalnifan_clanbigship</text:p>
          </table:table-cell>
          <table:table-cell table:style-name="ce8" office:value-type="string" calcext:value-type="string">
            <text:p>Корпоративные верфи Федерации</text:p>
          </table:table-cell>
          <table:table-cell table:style-name="ce59" office:value-type="string" calcext:value-type="string">
            <text:p>?</text:p>
          </table:table-cell>
          <table:table-cell table:style-name="ce59"/>
          <table:table-cell table:style-name="ce72"/>
          <table:table-cell table:formula="of:=VLOOKUP([.C26];[Map.$B$9:.$H$72];6;0)" office:value-type="float" office:value="0" calcext:value-type="float">
            <text:p/>
          </table:table-cell>
          <table:table-cell table:formula="of:=VLOOKUP([.C26];[Map.$B$9:.$I$72];7;0)" office:value-type="float" office:value="0" calcext:value-type="float">
            <text:p/>
          </table:table-cell>
          <table:table-cell table:style-name="ce80" table:number-columns-repeated="2"/>
          <table:table-cell table:style-name="ce80" office:value-type="float" office:value="956" calcext:value-type="float">
            <text:p>956</text:p>
          </table:table-cell>
          <table:table-cell table:style-name="ce80" office:value-type="float" office:value="279" calcext:value-type="float">
            <text:p>279</text:p>
          </table:table-cell>
          <table:table-cell table:style-name="ce80" table:number-columns-repeated="4"/>
          <table:table-cell table:style-name="ce80" office:value-type="float" office:value="4" calcext:value-type="float">
            <text:p>4</text:p>
          </table:table-cell>
          <table:table-cell table:style-name="ce80"/>
          <table:table-cell table:number-columns-repeated="2"/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35" office:value-type="string" calcext:value-type="string">
            <text:p>gl</text:p>
          </table:table-cell>
          <table:table-cell table:style-name="ce15" office:value-type="string" calcext:value-type="string">
            <text:p>Federation_NalnifanGateLumen</text:p>
          </table:table-cell>
          <table:table-cell table:style-name="ce15" office:value-type="string" calcext:value-type="string">
            <text:p>fed_nalnifan_gate_lumen</text:p>
          </table:table-cell>
          <table:table-cell table:style-name="ce47" office:value-type="string" calcext:value-type="string">
            <text:p>Центр колонизации</text:p>
          </table:table-cell>
          <table:table-cell table:style-name="ce15" office:value-type="string" calcext:value-type="string">
            <text:p>T3</text:p>
          </table:table-cell>
          <table:table-cell table:style-name="ce15" office:value-type="float" office:value="1" calcext:value-type="float">
            <text:p>1</text:p>
          </table:table-cell>
          <table:table-cell table:style-name="ce73" office:value-type="string" calcext:value-type="string">
            <text:p>c</text:p>
          </table:table-cell>
          <table:table-cell table:formula="of:=VLOOKUP([.C27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27];[Map.$B$9:.$I$72];7;0)" office:value-type="float" office:value="125800" calcext:value-type="float">
            <text:p>125800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938" calcext:value-type="float">
            <text:p>938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AVANGARD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lc2</text:p>
          </table:table-cell>
          <table:table-cell office:value-type="string" calcext:value-type="string">
            <text:p>Federation_LumenConstructionsite2</text:p>
          </table:table-cell>
          <table:table-cell table:style-name="ce47" office:value-type="string" calcext:value-type="string">
            <text:p>fed_lumen_constructionsite_02</text:p>
          </table:table-cell>
          <table:table-cell table:style-name="ce47" office:value-type="string" calcext:value-type="string">
            <text:p>Бартерная зона</text:p>
          </table:table-cell>
          <table:table-cell office:value-type="string" calcext:value-type="string">
            <text:p>T4</text:p>
          </table:table-cell>
          <table:table-cell office:value-type="float" office:value="10" calcext:value-type="float">
            <text:p>10</text:p>
          </table:table-cell>
          <table:table-cell table:style-name="ce69"/>
          <table:table-cell table:formula="of:=VLOOKUP([.C28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28];[Map.$B$9:.$I$72];7;0)" office:value-type="float" office:value="12" calcext:value-type="float">
            <text:p>12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ARMADA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lc3</text:p>
          </table:table-cell>
          <table:table-cell office:value-type="string" calcext:value-type="string">
            <text:p>Federation_LumenConstructionsite3</text:p>
          </table:table-cell>
          <table:table-cell table:style-name="ce47" office:value-type="string" calcext:value-type="string">
            <text:p>fed_lumen_constructionsite_03</text:p>
          </table:table-cell>
          <table:table-cell table:style-name="ce47" office:value-type="string" calcext:value-type="string">
            <text:p>Аванпост Авангарда</text:p>
          </table:table-cell>
          <table:table-cell office:value-type="string" calcext:value-type="string">
            <text:p>T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C29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29];[Map.$B$9:.$I$72];7;0)" office:value-type="float" office:value="14" calcext:value-type="float">
            <text:p>14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ARMADA</text:p>
          </table:table-cell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27" office:value-type="string" calcext:value-type="string">
            <text:p>lc</text:p>
          </table:table-cell>
          <table:table-cell table:style-name="ce7" office:value-type="string" calcext:value-type="string">
            <text:p>Federation_LumenConstructionsite</text:p>
          </table:table-cell>
          <table:table-cell table:style-name="ce7" office:value-type="string" calcext:value-type="string">
            <text:p>fed_lumen_constructionsite</text:p>
          </table:table-cell>
          <table:table-cell table:style-name="ce7" office:value-type="string" calcext:value-type="string">
            <text:p>Научный комплекс</text:p>
          </table:table-cell>
          <table:table-cell table:style-name="ce58" office:value-type="string" calcext:value-type="string">
            <text:p>T5++</text:p>
          </table:table-cell>
          <table:table-cell table:style-name="ce65" office:value-type="float" office:value="10" calcext:value-type="float">
            <text:p>10</text:p>
          </table:table-cell>
          <table:table-cell table:style-name="ce71"/>
          <table:table-cell table:formula="of:=VLOOKUP([.C30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30];[Map.$B$9:.$I$72];7;0)" office:value-type="float" office:value="15" calcext:value-type="float">
            <text:p>15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table:style-name="ce41"/>
        </table:table-row>
        <table:table-row table:style-name="ro2">
          <table:table-cell table:style-name="ce15" office:value-type="float" office:value="126" calcext:value-type="float">
            <text:p>126</text:p>
          </table:table-cell>
          <table:table-cell table:style-name="ce35" office:value-type="string" calcext:value-type="string">
            <text:p>sh3</text:p>
          </table:table-cell>
          <table:table-cell table:style-name="ce15" office:value-type="string" calcext:value-type="string">
            <text:p>Federation_NalnifanShipyard3</text:p>
          </table:table-cell>
          <table:table-cell table:style-name="ce48" office:value-type="string" calcext:value-type="string">
            <text:p>fed_nalnifan_shipyard_03_wreck</text:p>
          </table:table-cell>
          <table:table-cell table:style-name="ce46" office:value-type="string" calcext:value-type="string">
            <text:p>Заброшенный Маяк</text:p>
          </table:table-cell>
          <table:table-cell table:style-name="ce15" office:value-type="string" calcext:value-type="string">
            <text:p>T2</text:p>
          </table:table-cell>
          <table:table-cell table:style-name="ce15" office:value-type="float" office:value="1" calcext:value-type="float">
            <text:p>1</text:p>
          </table:table-cell>
          <table:table-cell table:style-name="ce73" office:value-type="string" calcext:value-type="string">
            <text:p>c</text:p>
          </table:table-cell>
          <table:table-cell table:formula="of:=VLOOKUP([.C31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31];[Map.$B$9:.$I$72];7;0)" office:value-type="float" office:value="135000" calcext:value-type="float">
            <text:p>135000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890" calcext:value-type="float">
            <text:p>890</text:p>
          </table:table-cell>
          <table:table-cell office:value-type="float" office:value="227" calcext:value-type="float">
            <text:p>227</text:p>
          </table:table-cell>
          <table:table-cell office:value-type="float" office:value="-112" calcext:value-type="float">
            <text:p>-112</text:p>
          </table:table-cell>
          <table:table-cell office:value-type="float" office:value="-25" calcext:value-type="float">
            <text:p>-2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table:style-name="ce41" office:value-type="string" calcext:value-type="string">
            <text:p>ai.Faction.AVANGARD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ederation_NalnifanGateCarib</text:p>
          </table:table-cell>
          <table:table-cell office:value-type="string" calcext:value-type="string">
            <text:p>fed_nalnifan_gate_carib</text:p>
          </table:table-cell>
          <table:table-cell table:style-name="ce47" office:value-type="string" calcext:value-type="string">
            <text:p>Ледовые копи</text:p>
          </table:table-cell>
          <table:table-cell office:value-type="string" calcext:value-type="string">
            <text:p>T3</text:p>
          </table:table-cell>
          <table:table-cell table:style-name="Default" office:value-type="float" office:value="1" calcext:value-type="float">
            <text:p>1</text:p>
          </table:table-cell>
          <table:table-cell table:style-name="ce68" office:value-type="string" calcext:value-type="string">
            <text:p>c</text:p>
          </table:table-cell>
          <table:table-cell table:formula="of:=VLOOKUP([.C32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32];[Map.$B$9:.$I$72];7;0)" office:value-type="float" office:value="154000" calcext:value-type="float">
            <text:p>154000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887" calcext:value-type="float">
            <text:p>887</text:p>
          </table:table-cell>
          <table:table-cell office:value-type="float" office:value="182" calcext:value-type="float">
            <text:p>182</text:p>
          </table:table-cell>
          <table:table-cell office:value-type="float" office:value="-88" calcext:value-type="float">
            <text:p>-88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table:style-name="ce41"/>
        </table:table-row>
        <table:table-row table:style-name="ro2">
          <table:table-cell table:style-name="ce16" office:value-type="float" office:value="121" calcext:value-type="float">
            <text:p>121</text:p>
          </table:table-cell>
          <table:table-cell table:style-name="ce26" office:value-type="string" calcext:value-type="string">
            <text:p>cw2</text:p>
          </table:table-cell>
          <table:table-cell office:value-type="string" calcext:value-type="string">
            <text:p>Federation_CaribWaterharvest2</text:p>
          </table:table-cell>
          <table:table-cell table:style-name="ce47" office:value-type="string" calcext:value-type="string">
            <text:p>fed_carib_waterharvest_02</text:p>
          </table:table-cell>
          <table:table-cell table:style-name="ce47" office:value-type="string" calcext:value-type="string">
            <text:p>Кобальтовые шахты</text:p>
          </table:table-cell>
          <table:table-cell office:value-type="string" calcext:value-type="string">
            <text:p>T3+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C33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33];[Map.$B$9:.$I$72];7;0)" office:value-type="float" office:value="185700" calcext:value-type="float">
            <text:p>185700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ARMADA</text:p>
          </table:table-cell>
        </table:table-row>
        <table:table-row table:style-name="ro2">
          <table:table-cell table:style-name="ce17" office:value-type="float" office:value="122" calcext:value-type="float">
            <text:p>122</text:p>
          </table:table-cell>
          <table:table-cell office:value-type="string" calcext:value-type="string">
            <text:p>cw3</text:p>
          </table:table-cell>
          <table:table-cell office:value-type="string" calcext:value-type="string">
            <text:p>Federation_CaribWaterharvest3</text:p>
          </table:table-cell>
          <table:table-cell table:style-name="ce49" office:value-type="string" calcext:value-type="string">
            <text:p>fed_carib_waterharvest_03_wreck</text:p>
          </table:table-cell>
          <table:table-cell table:style-name="ce47" office:value-type="string" calcext:value-type="string">
            <text:p>Комплекс «Посейдон»</text:p>
          </table:table-cell>
          <table:table-cell office:value-type="string" calcext:value-type="string">
            <text:p>T4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C34];[Map.$B$9:.$H$72];6;0)" office:value-type="string" office:string-value="GameStore.CreditsType.CT_GOLD" calcext:value-type="string">
            <text:p>GameStore.CreditsType.CT_GOLD</text:p>
          </table:table-cell>
          <table:table-cell table:formula="of:=VLOOKUP([.C34];[Map.$B$9:.$I$72];7;0)" office:value-type="float" office:value="12" calcext:value-type="float">
            <text:p>12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88" calcext:value-type="float">
            <text:p>88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table:style-name="ce41" office:value-type="string" calcext:value-type="string">
            <text:p>ai.Faction.ARMADA</text:p>
          </table:table-cell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table:style-name="ce36" office:value-type="string" calcext:value-type="string">
            <text:p>cw</text:p>
          </table:table-cell>
          <table:table-cell table:style-name="ce18" office:value-type="string" calcext:value-type="string">
            <text:p>Federation_CaribWaterharvest</text:p>
          </table:table-cell>
          <table:table-cell table:style-name="ce50" office:value-type="string" calcext:value-type="string">
            <text:p>fed_carib_waterharvest</text:p>
          </table:table-cell>
          <table:table-cell table:style-name="ce18" office:value-type="string" calcext:value-type="string">
            <text:p>Водосбор</text:p>
          </table:table-cell>
          <table:table-cell table:style-name="ce18" office:value-type="string" calcext:value-type="string">
            <text:p>T5</text:p>
          </table:table-cell>
          <table:table-cell table:style-name="ce66" office:value-type="float" office:value="10" calcext:value-type="float">
            <text:p>10</text:p>
          </table:table-cell>
          <table:table-cell table:style-name="ce75"/>
          <table:table-cell table:formula="of:=VLOOKUP([.C35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35];[Map.$B$9:.$I$72];7;0)" office:value-type="float" office:value="15" calcext:value-type="float">
            <text:p>15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838" calcext:value-type="float">
            <text:p>838</text:p>
          </table:table-cell>
          <table:table-cell office:value-type="float" office:value="86" calcext:value-type="float">
            <text:p>86</text:p>
          </table:table-cell>
          <table:table-cell office:value-type="float" office:value="-89" calcext:value-type="float">
            <text:p>-89</text:p>
          </table:table-cell>
          <table:table-cell office:value-type="float" office:value="-14" calcext:value-type="float">
            <text:p>-14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ARMADA</text:p>
          </table:table-cell>
        </table:table-row>
        <table:table-row table:style-name="ro2">
          <table:table-cell table:style-name="ce10" office:value-type="float" office:value="206" calcext:value-type="float">
            <text:p>206</text:p>
          </table:table-cell>
          <table:table-cell table:style-name="ce30" office:value-type="string" calcext:value-type="string">
            <text:p>gs</text:p>
          </table:table-cell>
          <table:table-cell table:style-name="ce10" office:value-type="string" calcext:value-type="string">
            <text:p>Federation_Geostation</text:p>
          </table:table-cell>
          <table:table-cell table:style-name="ce10" office:value-type="string" calcext:value-type="string">
            <text:p>fed_geostation</text:p>
          </table:table-cell>
          <table:table-cell table:style-name="ce10" office:value-type="string" calcext:value-type="string">
            <text:p>Добывающая станция</text:p>
          </table:table-cell>
          <table:table-cell table:style-name="ce7" office:value-type="string" calcext:value-type="string">
            <text:p>T3</text:p>
          </table:table-cell>
          <table:table-cell table:style-name="ce65" office:value-type="float" office:value="7" calcext:value-type="float">
            <text:p>7</text:p>
          </table:table-cell>
          <table:table-cell table:style-name="ce71"/>
          <table:table-cell table:formula="of:=VLOOKUP([.C36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36];[Map.$B$9:.$I$72];7;0)" office:value-type="float" office:value="13" calcext:value-type="float">
            <text:p>13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842" calcext:value-type="float">
            <text:p>842</text:p>
          </table:table-cell>
          <table:table-cell office:value-type="float" office:value="134" calcext:value-type="float">
            <text:p>134</text:p>
          </table:table-cell>
          <table:table-cell office:value-type="float" office:value="-102" calcext:value-type="float">
            <text:p>-102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ARMADA</text:p>
          </table:table-cell>
        </table:table-row>
        <table:table-row table:style-name="ro2">
          <table:table-cell table:style-name="ce10" office:value-type="float" office:value="208" calcext:value-type="float">
            <text:p>208</text:p>
          </table:table-cell>
          <table:table-cell table:style-name="ce30" office:value-type="string" calcext:value-type="string">
            <text:p>ab</text:p>
          </table:table-cell>
          <table:table-cell table:style-name="ce10" office:value-type="string" calcext:value-type="string">
            <text:p>Federation_AsteroidBuilding</text:p>
          </table:table-cell>
          <table:table-cell table:style-name="ce51" office:value-type="string" calcext:value-type="string">
            <text:p>fed_asteroid_building</text:p>
          </table:table-cell>
          <table:table-cell table:style-name="ce10" office:value-type="string" calcext:value-type="string">
            <text:p>Астероидные цеха</text:p>
          </table:table-cell>
          <table:table-cell table:style-name="ce7" office:value-type="string" calcext:value-type="string">
            <text:p>T2</text:p>
          </table:table-cell>
          <table:table-cell table:style-name="ce65" office:value-type="float" office:value="1" calcext:value-type="float">
            <text:p>1</text:p>
          </table:table-cell>
          <table:table-cell table:style-name="ce71"/>
          <table:table-cell table:formula="of:=VLOOKUP([.C37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37];[Map.$B$9:.$I$72];7;0)" office:value-type="float" office:value="112000" calcext:value-type="float">
            <text:p>112000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218" calcext:value-type="float">
            <text:p>218</text:p>
          </table:table-cell>
          <table:table-cell office:value-type="float" office:value="21" calcext:value-type="float">
            <text:p>21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table:style-name="ce6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AVANGARD</text:p>
          </table:table-cell>
        </table:table-row>
        <table:table-row table:style-name="ro2">
          <table:table-cell table:style-name="ce10" office:value-type="float" office:value="227" calcext:value-type="float">
            <text:p>227</text:p>
          </table:table-cell>
          <table:table-cell table:style-name="ce30" office:value-type="string" calcext:value-type="string">
            <text:p>fs</text:p>
          </table:table-cell>
          <table:table-cell table:style-name="ce10" office:value-type="string" calcext:value-type="string">
            <text:p>Federation_FrozenStation</text:p>
          </table:table-cell>
          <table:table-cell table:style-name="ce51" office:value-type="string" calcext:value-type="string">
            <text:p>fed_frozen_station</text:p>
          </table:table-cell>
          <table:table-cell table:style-name="ce10" office:value-type="string" calcext:value-type="string">
            <text:p>Эксперементальная база <text:span text:style-name="T1">Эллидиум</text:span></text:p>
          </table:table-cell>
          <table:table-cell table:style-name="ce7" office:value-type="string" calcext:value-type="string">
            <text:p>Т3</text:p>
          </table:table-cell>
          <table:table-cell table:style-name="ce65" office:value-type="float" office:value="7" calcext:value-type="float">
            <text:p>7</text:p>
          </table:table-cell>
          <table:table-cell table:style-name="ce71"/>
          <table:table-cell table:formula="of:=VLOOKUP([.C38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38];[Map.$B$9:.$I$72];7;0)" office:value-type="float" office:value="12" calcext:value-type="float">
            <text:p>12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905" calcext:value-type="float">
            <text:p>905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table:style-name="ce6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ARMADA</text:p>
          </table:table-cell>
        </table:table-row>
        <table:table-row table:style-name="ro2">
          <table:table-cell table:style-name="ce11" office:value-type="float" office:value="202" calcext:value-type="float">
            <text:p>202</text:p>
          </table:table-cell>
          <table:table-cell table:style-name="ce31" office:value-type="string" calcext:value-type="string">
            <text:p>f</text:p>
          </table:table-cell>
          <table:table-cell table:style-name="ce11" office:value-type="string" calcext:value-type="string">
            <text:p>Federation_Frontier</text:p>
          </table:table-cell>
          <table:table-cell table:style-name="ce11" office:value-type="string" calcext:value-type="string">
            <text:p>fed_frontier</text:p>
          </table:table-cell>
          <table:table-cell table:style-name="ce11" office:value-type="string" calcext:value-type="string">
            <text:p>Убежище контрабандистов</text:p>
          </table:table-cell>
          <table:table-cell office:value-type="string" calcext:value-type="string">
            <text:p>T4+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C39];[Map.$B$9:.$H$72];6;0)" office:value-type="string" office:string-value="GameStore.CreditsType.CT_GOLD" calcext:value-type="string">
            <text:p>GameStore.CreditsType.CT_GOLD</text:p>
          </table:table-cell>
          <table:table-cell table:formula="of:=VLOOKUP([.C39];[Map.$B$9:.$I$72];7;0)" office:value-type="float" office:value="42" calcext:value-type="float">
            <text:p>42</text:p>
          </table:table-cell>
          <table:table-cell table:style-name="ce4"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226" calcext:value-type="float">
            <text:p>226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i.Faction.AVANGARD</text:p>
          </table:table-cell>
        </table:table-row>
        <table:table-row table:style-name="ro2">
          <table:table-cell table:style-name="ce19" office:value-type="float" office:value="222" calcext:value-type="float">
            <text:p>222</text:p>
          </table:table-cell>
          <table:table-cell table:style-name="ce37" office:value-type="string" calcext:value-type="string">
            <text:p>fad</text:p>
          </table:table-cell>
          <table:table-cell table:number-columns-repeated="2" table:style-name="ce19" office:value-type="string" calcext:value-type="string">
            <text:p>ow_aliendestsatation</text:p>
          </table:table-cell>
          <table:table-cell table:style-name="ce19" office:value-type="string" calcext:value-type="string">
            <text:p>Уничтоженная станция</text:p>
          </table:table-cell>
          <table:table-cell table:style-name="ce19" office:value-type="string" calcext:value-type="string">
            <text:p>T4</text:p>
          </table:table-cell>
          <table:table-cell table:style-name="ce19" office:value-type="float" office:value="10" calcext:value-type="float">
            <text:p>10</text:p>
          </table:table-cell>
          <table:table-cell table:style-name="ce37"/>
          <table:table-cell table:formula="of:=VLOOKUP([.C40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40];[Map.$B$9:.$I$72];7;0)" office:value-type="float" office:value="26" calcext:value-type="float">
            <text:p>26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334" calcext:value-type="float">
            <text:p>334</text:p>
          </table:table-cell>
          <table:table-cell office:value-type="float" office:value="-110" calcext:value-type="float">
            <text:p>-110</text:p>
          </table:table-cell>
          <table:table-cell office:value-type="float" office:value="-22" calcext:value-type="float">
            <text:p>-22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i.Faction.AVANGARD</text:p>
          </table:table-cell>
        </table:table-row>
        <table:table-row table:style-name="ro2">
          <table:table-cell table:style-name="ce19" office:value-type="float" office:value="223" calcext:value-type="float">
            <text:p>223</text:p>
          </table:table-cell>
          <table:table-cell table:style-name="ce37" office:value-type="string" calcext:value-type="string">
            <text:p>fls</text:p>
          </table:table-cell>
          <table:table-cell table:number-columns-repeated="2" table:style-name="ce19" office:value-type="string" calcext:value-type="string">
            <text:p>ow_livestation</text:p>
          </table:table-cell>
          <table:table-cell table:style-name="ce19" office:value-type="string" calcext:value-type="string">
            <text:p>Покинутый аванпост</text:p>
          </table:table-cell>
          <table:table-cell table:style-name="ce19" office:value-type="string" calcext:value-type="string">
            <text:p>T2+</text:p>
          </table:table-cell>
          <table:table-cell table:style-name="ce19" office:value-type="float" office:value="1" calcext:value-type="float">
            <text:p>1</text:p>
          </table:table-cell>
          <table:table-cell table:style-name="ce37"/>
          <table:table-cell table:formula="of:=VLOOKUP([.C41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41];[Map.$B$9:.$I$72];7;0)" office:value-type="float" office:value="21" calcext:value-type="float">
            <text:p>21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875" calcext:value-type="float">
            <text:p>875</text:p>
          </table:table-cell>
          <table:table-cell office:value-type="float" office:value="383" calcext:value-type="float">
            <text:p>383</text:p>
          </table:table-cell>
          <table:table-cell office:value-type="float" office:value="10" calcext:value-type="float">
            <text:p>10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i.Faction.ARMADA</text:p>
          </table:table-cell>
        </table:table-row>
        <table:table-row table:style-name="ro2">
          <table:table-cell table:style-name="ce19" office:value-type="float" office:value="224" calcext:value-type="float">
            <text:p>224</text:p>
          </table:table-cell>
          <table:table-cell table:style-name="ce37" office:value-type="string" calcext:value-type="string">
            <text:p>fns</text:p>
          </table:table-cell>
          <table:table-cell table:style-name="ce19" office:value-type="string" calcext:value-type="string">
            <text:p>ow_northmsite</text:p>
          </table:table-cell>
          <table:table-cell table:style-name="ce19" office:value-type="string" calcext:value-type="string">
            <text:p>ow_ceres3_northmsite</text:p>
          </table:table-cell>
          <table:table-cell table:style-name="ce19" office:value-type="string" calcext:value-type="string">
            <text:p>Северная добывающая станция</text:p>
          </table:table-cell>
          <table:table-cell table:style-name="ce19" office:value-type="string" calcext:value-type="string">
            <text:p>T3+</text:p>
          </table:table-cell>
          <table:table-cell table:style-name="ce19" office:value-type="float" office:value="7" calcext:value-type="float">
            <text:p>7</text:p>
          </table:table-cell>
          <table:table-cell table:style-name="ce37"/>
          <table:table-cell table:formula="of:=VLOOKUP([.C42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42];[Map.$B$9:.$I$72];7;0)" office:value-type="float" office:value="237200" calcext:value-type="float">
            <text:p>237200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426" calcext:value-type="float">
            <text:p>426</text:p>
          </table:table-cell>
          <table:table-cell office:value-type="float" office:value="-107" calcext:value-type="float">
            <text:p>-107</text:p>
          </table:table-cell>
          <table:table-cell office:value-type="float" office:value="-35" calcext:value-type="float">
            <text:p>-3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i.Faction.ARMADA</text:p>
          </table:table-cell>
        </table:table-row>
        <table:table-row table:style-name="ro2">
          <table:table-cell table:style-name="ce13" office:value-type="float" office:value="225" calcext:value-type="float">
            <text:p>225</text:p>
          </table:table-cell>
          <table:table-cell table:style-name="ce33" office:value-type="string" calcext:value-type="string">
            <text:p>fac</text:p>
          </table:table-cell>
          <table:table-cell table:style-name="ce13" office:value-type="string" calcext:value-type="string">
            <text:p>ow_asteroidcity</text:p>
          </table:table-cell>
          <table:table-cell table:style-name="ce13" office:value-type="string" calcext:value-type="string">
            <text:p>ow_ceres3_asteroidcity</text:p>
          </table:table-cell>
          <table:table-cell table:style-name="ce13" office:value-type="string" calcext:value-type="string">
            <text:p>Восточная добывающая станция</text:p>
          </table:table-cell>
          <table:table-cell table:style-name="ce13" office:value-type="string" calcext:value-type="string">
            <text:p>T3</text:p>
          </table:table-cell>
          <table:table-cell table:style-name="ce13" office:value-type="float" office:value="7" calcext:value-type="float">
            <text:p>7</text:p>
          </table:table-cell>
          <table:table-cell table:style-name="ce33"/>
          <table:table-cell table:formula="of:=VLOOKUP([.C43];[Map.$B$9:.$H$72];6;0)" office:value-type="string" office:string-value="GameStore.CreditsType.CT_GOLD" calcext:value-type="string">
            <text:p>GameStore.CreditsType.CT_GOLD</text:p>
          </table:table-cell>
          <table:table-cell table:formula="of:=VLOOKUP([.C43];[Map.$B$9:.$I$72];7;0)" office:value-type="float" office:value="24" calcext:value-type="float">
            <text:p>24</text:p>
          </table:table-cell>
          <table:table-cell table:style-name="ce7"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762" calcext:value-type="float">
            <text:p>762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float" office:value="-105" calcext:value-type="float">
            <text:p>-105</text:p>
          </table:table-cell>
          <table:table-cell table:style-name="ce7" office:value-type="float" office:value="-35" calcext:value-type="float">
            <text:p>-35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i.Faction.ARMADA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3" office:value-type="string" calcext:value-type="string">
            <text:p>s</text:p>
          </table:table-cell>
          <table:table-cell table:style-name="ce2" office:value-type="string" calcext:value-type="string">
            <text:p>Jericho_HomeWorld</text:p>
          </table:table-cell>
          <table:table-cell table:style-name="ce2" office:value-type="string" calcext:value-type="string">
            <text:p>jericho_isid_station</text:p>
          </table:table-cell>
          <table:table-cell table:style-name="ce2" office:value-type="string" calcext:value-type="string">
            <text:p>Станция «Мендес-IX»</text:p>
          </table:table-cell>
          <table:table-cell office:value-type="string" calcext:value-type="string">
            <text:p>T1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c</text:p>
          </table:table-cell>
          <table:table-cell table:style-name="ce79" table:number-columns-repeated="4"/>
          <table:table-cell table:style-name="ce79" office:value-type="float" office:value="339" calcext:value-type="float">
            <text:p>339</text:p>
          </table:table-cell>
          <table:table-cell table:style-name="ce79" office:value-type="float" office:value="635" calcext:value-type="float">
            <text:p>635</text:p>
          </table:table-cell>
          <table:table-cell table:style-name="ce79" table:number-columns-repeated="6"/>
          <table:table-cell table:number-columns-repeated="2"/>
        </table:table-row>
        <table:table-row table:style-name="ro2">
          <table:table-cell table:style-name="ce15" office:value-type="float" office:value="134" calcext:value-type="float">
            <text:p>134</text:p>
          </table:table-cell>
          <table:table-cell table:style-name="ce35" office:value-type="string" calcext:value-type="string">
            <text:p>s3</text:p>
          </table:table-cell>
          <table:table-cell table:style-name="ce15" office:value-type="string" calcext:value-type="string">
            <text:p>Jericho_IsidStation3</text:p>
          </table:table-cell>
          <table:table-cell table:style-name="ce52" office:value-type="string" calcext:value-type="string">
            <text:p>jericho_isid_station_03</text:p>
          </table:table-cell>
          <table:table-cell table:style-name="ce52" office:value-type="string" calcext:value-type="string">
            <text:p>Выработанное месторождение</text:p>
          </table:table-cell>
          <table:table-cell table:style-name="ce60" office:value-type="string" calcext:value-type="string">
            <text:p>Т2</text:p>
          </table:table-cell>
          <table:table-cell table:style-name="ce67" office:value-type="float" office:value="1" calcext:value-type="float">
            <text:p>1</text:p>
          </table:table-cell>
          <table:table-cell table:style-name="ce73" office:value-type="string" calcext:value-type="string">
            <text:p>c</text:p>
          </table:table-cell>
          <table:table-cell table:formula="of:=VLOOKUP([.C45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45];[Map.$B$9:.$I$72];7;0)" office:value-type="float" office:value="110000" calcext:value-type="float">
            <text:p>110000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319" calcext:value-type="float">
            <text:p>319</text:p>
          </table:table-cell>
          <table:table-cell office:value-type="float" office:value="589" calcext:value-type="float">
            <text:p>589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RAID</text:p>
          </table:table-cell>
        </table:table-row>
        <table:table-row table:style-name="ro2">
          <table:table-cell table:style-name="ce20" office:value-type="float" office:value="133" calcext:value-type="float">
            <text:p>133</text:p>
          </table:table-cell>
          <table:table-cell table:style-name="ce38" office:value-type="string" calcext:value-type="string">
            <text:p>s2</text:p>
          </table:table-cell>
          <table:table-cell table:style-name="ce18" office:value-type="string" calcext:value-type="string">
            <text:p>Jericho_IsidStation2</text:p>
          </table:table-cell>
          <table:table-cell table:style-name="ce53" office:value-type="string" calcext:value-type="string">
            <text:p>jericho_isid_station_02</text:p>
          </table:table-cell>
          <table:table-cell table:style-name="ce53" office:value-type="string" calcext:value-type="string">
            <text:p>Форпост</text:p>
          </table:table-cell>
          <table:table-cell table:style-name="ce18" office:value-type="string" calcext:value-type="string">
            <text:p>T3</text:p>
          </table:table-cell>
          <table:table-cell table:style-name="ce66" office:value-type="float" office:value="1" calcext:value-type="float">
            <text:p>1</text:p>
          </table:table-cell>
          <table:table-cell table:style-name="ce75"/>
          <table:table-cell table:formula="of:=VLOOKUP([.C46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46];[Map.$B$9:.$I$72];7;0)" office:value-type="float" office:value="128500" calcext:value-type="float">
            <text:p>128500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288" calcext:value-type="float">
            <text:p>288</text:p>
          </table:table-cell>
          <table:table-cell office:value-type="float" office:value="603" calcext:value-type="float">
            <text:p>603</text:p>
          </table:table-cell>
          <table:table-cell office:value-type="float" office:value="-88" calcext:value-type="float">
            <text:p>-88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table:style-name="ce41"/>
        </table:table-row>
        <table:table-row table:style-name="ro2">
          <table:table-cell table:style-name="ce18" office:value-type="float" office:value="31" calcext:value-type="float">
            <text:p>31</text:p>
          </table:table-cell>
          <table:table-cell table:style-name="ce36" office:value-type="string" calcext:value-type="string">
            <text:p>gh</text:p>
          </table:table-cell>
          <table:table-cell table:style-name="ce18" office:value-type="string" calcext:value-type="string">
            <text:p>Jericho_IsidGasharvest</text:p>
          </table:table-cell>
          <table:table-cell table:style-name="ce18" office:value-type="string" calcext:value-type="string">
            <text:p>jericho_isid_gasharvest</text:p>
          </table:table-cell>
          <table:table-cell table:style-name="ce18" office:value-type="string" calcext:value-type="string">
            <text:p>Станция добычи газа</text:p>
          </table:table-cell>
          <table:table-cell table:style-name="ce18" office:value-type="string" calcext:value-type="string">
            <text:p>T4+</text:p>
          </table:table-cell>
          <table:table-cell table:style-name="ce66" office:value-type="float" office:value="7" calcext:value-type="float">
            <text:p>7</text:p>
          </table:table-cell>
          <table:table-cell table:style-name="ce75"/>
          <table:table-cell table:formula="of:=VLOOKUP([.C47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47];[Map.$B$9:.$I$72];7;0)" office:value-type="float" office:value="120000" calcext:value-type="float">
            <text:p>120000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275" calcext:value-type="float">
            <text:p>275</text:p>
          </table:table-cell>
          <table:table-cell office:value-type="float" office:value="633" calcext:value-type="float">
            <text:p>633</text:p>
          </table:table-cell>
          <table:table-cell office:value-type="float" office:value="-98" calcext:value-type="float">
            <text:p>-98</text:p>
          </table:table-cell>
          <table:table-cell office:value-type="float" office:value="-23" calcext:value-type="float">
            <text:p>-2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RAID</text:p>
          </table:table-cell>
        </table:table-row>
        <table:table-row table:style-name="ro2">
          <table:table-cell table:style-name="ce21" office:value-type="float" office:value="36" calcext:value-type="float">
            <text:p>36</text:p>
          </table:table-cell>
          <table:table-cell table:style-name="ce39" office:value-type="string" calcext:value-type="string">
            <text:p>cb</text:p>
          </table:table-cell>
          <table:table-cell table:style-name="ce40" office:value-type="string" calcext:value-type="string">
            <text:p>Jericho_IsidClanbigship</text:p>
          </table:table-cell>
          <table:table-cell table:style-name="ce40" office:value-type="string" calcext:value-type="string">
            <text:p>jericho_isid_clanbigship</text:p>
          </table:table-cell>
          <table:table-cell table:style-name="ce40" office:value-type="string" calcext:value-type="string">
            <text:p>Корпоративные верфи Иерихона</text:p>
          </table:table-cell>
          <table:table-cell table:style-name="ce21" office:value-type="string" calcext:value-type="string">
            <text:p>?</text:p>
          </table:table-cell>
          <table:table-cell table:style-name="ce21"/>
          <table:table-cell table:style-name="ce76"/>
          <table:table-cell table:formula="of:=VLOOKUP([.C48];[Map.$B$9:.$H$72];6;0)" office:value-type="float" office:value="0" calcext:value-type="float">
            <text:p/>
          </table:table-cell>
          <table:table-cell table:formula="of:=VLOOKUP([.C48];[Map.$B$9:.$I$72];7;0)" office:value-type="float" office:value="0" calcext:value-type="float">
            <text:p/>
          </table:table-cell>
          <table:table-cell table:style-name="ce80" table:number-columns-repeated="2"/>
          <table:table-cell table:style-name="ce80" office:value-type="float" office:value="327" calcext:value-type="float">
            <text:p>327</text:p>
          </table:table-cell>
          <table:table-cell table:style-name="ce80" office:value-type="float" office:value="599" calcext:value-type="float">
            <text:p>599</text:p>
          </table:table-cell>
          <table:table-cell table:style-name="ce80" table:number-columns-repeated="4"/>
          <table:table-cell table:style-name="ce80" office:value-type="float" office:value="4" calcext:value-type="float">
            <text:p>4</text:p>
          </table:table-cell>
          <table:table-cell table:style-name="ce80"/>
          <table:table-cell table:number-columns-repeated="2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36" office:value-type="string" calcext:value-type="string">
            <text:p>ms</text:p>
          </table:table-cell>
          <table:table-cell table:style-name="ce18" office:value-type="string" calcext:value-type="string">
            <text:p>Jericho_IsidMiningsite</text:p>
          </table:table-cell>
          <table:table-cell table:style-name="ce18" office:value-type="string" calcext:value-type="string">
            <text:p>jericho_isid_miningsite</text:p>
          </table:table-cell>
          <table:table-cell table:style-name="ce18" office:value-type="string" calcext:value-type="string">
            <text:p>Разработка астероидов</text:p>
          </table:table-cell>
          <table:table-cell table:style-name="ce18" office:value-type="string" calcext:value-type="string">
            <text:p>T2</text:p>
          </table:table-cell>
          <table:table-cell table:style-name="ce18" office:value-type="float" office:value="1" calcext:value-type="float">
            <text:p>1</text:p>
          </table:table-cell>
          <table:table-cell table:style-name="ce77" office:value-type="string" calcext:value-type="string">
            <text:p>c</text:p>
          </table:table-cell>
          <table:table-cell table:formula="of:=VLOOKUP([.C49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49];[Map.$B$9:.$I$72];7;0)" office:value-type="float" office:value="118600" calcext:value-type="float">
            <text:p>118600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308" calcext:value-type="float">
            <text:p>308</text:p>
          </table:table-cell>
          <table:table-cell office:value-type="float" office:value="657" calcext:value-type="float">
            <text:p>657</text:p>
          </table:table-cell>
          <table:table-cell office:value-type="float" office:value="-98" calcext:value-type="float">
            <text:p>-98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RAID</text:p>
          </table:table-cell>
        </table:table-row>
        <table:table-row table:style-name="ro2">
          <table:table-cell table:style-name="ce17" office:value-type="float" office:value="131" calcext:value-type="float">
            <text:p>131</text:p>
          </table:table-cell>
          <table:table-cell office:value-type="string" calcext:value-type="string">
            <text:p>ms2</text:p>
          </table:table-cell>
          <table:table-cell office:value-type="string" calcext:value-type="string">
            <text:p>Jericho_IsidMiningsite2</text:p>
          </table:table-cell>
          <table:table-cell table:style-name="ce49" office:value-type="string" calcext:value-type="string">
            <text:p>jericho_isid_miningsite_02_wreck</text:p>
          </table:table-cell>
          <table:table-cell table:style-name="ce47" office:value-type="string" calcext:value-type="string">
            <text:p>Иридиевый перегон</text:p>
          </table:table-cell>
          <table:table-cell office:value-type="string" calcext:value-type="string">
            <text:p>T2+</text:p>
          </table:table-cell>
          <table:table-cell table:style-name="Default" office:value-type="float" office:value="1" calcext:value-type="float">
            <text:p>1</text:p>
          </table:table-cell>
          <table:table-cell table:style-name="ce68" office:value-type="string" calcext:value-type="string">
            <text:p>c</text:p>
          </table:table-cell>
          <table:table-cell table:formula="of:=VLOOKUP([.C50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50];[Map.$B$9:.$I$72];7;0)" office:value-type="float" office:value="134700" calcext:value-type="float">
            <text:p>134700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277" calcext:value-type="float">
            <text:p>277</text:p>
          </table:table-cell>
          <table:table-cell office:value-type="float" office:value="689" calcext:value-type="float">
            <text:p>689</text:p>
          </table:table-cell>
          <table:table-cell office:value-type="float" office:value="-96" calcext:value-type="float">
            <text:p>-96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table:style-name="ce41" office:value-type="string" calcext:value-type="string">
            <text:p>ai.Faction.RAID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ms3</text:p>
          </table:table-cell>
          <table:table-cell office:value-type="string" calcext:value-type="string">
            <text:p>Jericho_IsidMiningsite3</text:p>
          </table:table-cell>
          <table:table-cell table:style-name="ce47" office:value-type="string" calcext:value-type="string">
            <text:p>jericho_isid_miningsite_03</text:p>
          </table:table-cell>
          <table:table-cell office:value-type="string" calcext:value-type="string">
            <text:p>Транспортный узел</text:p>
          </table:table-cell>
          <table:table-cell table:style-name="ce61" office:value-type="string" calcext:value-type="string">
            <text:p>T3</text:p>
          </table:table-cell>
          <table:table-cell office:value-type="float" office:value="7" calcext:value-type="float">
            <text:p>7</text:p>
          </table:table-cell>
          <table:table-cell table:style-name="ce68" office:value-type="string" calcext:value-type="string">
            <text:p>c</text:p>
          </table:table-cell>
          <table:table-cell table:formula="of:=VLOOKUP([.C51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51];[Map.$B$9:.$I$72];7;0)" office:value-type="float" office:value="154000" calcext:value-type="float">
            <text:p>154000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301" calcext:value-type="float">
            <text:p>301</text:p>
          </table:table-cell>
          <table:table-cell office:value-type="float" office:value="711" calcext:value-type="float">
            <text:p>711</text:p>
          </table:table-cell>
          <table:table-cell office:value-type="float" office:value="-48" calcext:value-type="float">
            <text:p>-48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RAID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Jericho_IsidGateMaseera</text:p>
          </table:table-cell>
          <table:table-cell office:value-type="string" calcext:value-type="string">
            <text:p>jericho_isid_gate_maseera</text:p>
          </table:table-cell>
          <table:table-cell office:value-type="string" calcext:value-type="string">
            <text:p>Граница Паллады</text:p>
          </table:table-cell>
          <table:table-cell table:style-name="ce61" office:value-type="string" calcext:value-type="string">
            <text:p>T3+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C52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52];[Map.$B$9:.$I$72];7;0)" office:value-type="float" office:value="149800" calcext:value-type="float">
            <text:p>149800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327" calcext:value-type="float">
            <text:p>327</text:p>
          </table:table-cell>
          <table:table-cell office:value-type="float" office:value="689" calcext:value-type="float">
            <text:p>68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RAID</text:p>
          </table:table-cell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26" office:value-type="string" calcext:value-type="string">
            <text:p>gi</text:p>
          </table:table-cell>
          <table:table-cell office:value-type="string" calcext:value-type="string">
            <text:p>Jericho_MaseeraGateIsid</text:p>
          </table:table-cell>
          <table:table-cell office:value-type="string" calcext:value-type="string">
            <text:p>jericho_maseera_gate_isid</text:p>
          </table:table-cell>
          <table:table-cell office:value-type="string" calcext:value-type="string">
            <text:p>Разрушенная станция</text:p>
          </table:table-cell>
          <table:table-cell office:value-type="string" calcext:value-type="string">
            <text:p>T4+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C53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53];[Map.$B$9:.$I$72];7;0)" office:value-type="float" office:value="15" calcext:value-type="float">
            <text:p>15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417" calcext:value-type="float">
            <text:p>417</text:p>
          </table:table-cell>
          <table:table-cell office:value-type="float" office:value="700" calcext:value-type="float">
            <text:p>700</text:p>
          </table:table-cell>
          <table:table-cell office:value-type="float" office:value="-39" calcext:value-type="float">
            <text:p>-3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TECHNOLOGISTS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gi2</text:p>
          </table:table-cell>
          <table:table-cell office:value-type="string" calcext:value-type="string">
            <text:p>Jericho_MaseeraGateIsid2</text:p>
          </table:table-cell>
          <table:table-cell table:style-name="ce54" office:value-type="string" calcext:value-type="string">
            <text:p>jericho_maseera_gate_isid_02</text:p>
          </table:table-cell>
          <table:table-cell table:style-name="ce54" office:value-type="string" calcext:value-type="string">
            <text:p>Оранжевый гигант</text:p>
          </table:table-cell>
          <table:table-cell office:value-type="string" calcext:value-type="string">
            <text:p>T4+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C54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54];[Map.$B$9:.$I$72];7;0)" office:value-type="float" office:value="185700" calcext:value-type="float">
            <text:p>185700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421" calcext:value-type="float">
            <text:p>421</text:p>
          </table:table-cell>
          <table:table-cell office:value-type="float" office:value="635" calcext:value-type="float">
            <text:p>635</text:p>
          </table:table-cell>
          <table:table-cell office:value-type="float" office:value="-99" calcext:value-type="float">
            <text:p>-99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TECHNOLOGISTS</text:p>
          </table:table-cell>
        </table:table-row>
        <table:table-row table:style-name="ro2">
          <table:table-cell table:style-name="ce17" office:value-type="float" office:value="136" calcext:value-type="float">
            <text:p>136</text:p>
          </table:table-cell>
          <table:table-cell office:value-type="string" calcext:value-type="string">
            <text:p>gi3</text:p>
          </table:table-cell>
          <table:table-cell office:value-type="string" calcext:value-type="string">
            <text:p>Jericho_MaseeraGateIsid3</text:p>
          </table:table-cell>
          <table:table-cell table:style-name="ce55" office:value-type="string" calcext:value-type="string">
            <text:p>jericho_maseera_gate_isid_03_wreck</text:p>
          </table:table-cell>
          <table:table-cell table:style-name="ce54" office:value-type="string" calcext:value-type="string">
            <text:p>Пустоши Солариса</text:p>
          </table:table-cell>
          <table:table-cell table:style-name="ce62" office:value-type="string" calcext:value-type="string">
            <text:p>T5++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C55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55];[Map.$B$9:.$I$72];7;0)" office:value-type="float" office:value="13" calcext:value-type="float">
            <text:p>13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445" calcext:value-type="float">
            <text:p>445</text:p>
          </table:table-cell>
          <table:table-cell office:value-type="float" office:value="673" calcext:value-type="float">
            <text:p>673</text:p>
          </table:table-cell>
          <table:table-cell office:value-type="float" office:value="12" calcext:value-type="float">
            <text:p>12</text:p>
          </table:table-cell>
          <table:table-cell office:value-type="float" office:value="-28" calcext:value-type="float">
            <text:p>-28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table:style-name="ce41" office:value-type="string" calcext:value-type="string">
            <text:p>ai.Faction.TECHNOLOGISTS</text:p>
          </table:table-cell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table:style-name="ce27" office:value-type="string" calcext:value-type="string">
            <text:p>mt</text:p>
          </table:table-cell>
          <table:table-cell table:style-name="ce7" office:value-type="string" calcext:value-type="string">
            <text:p>Jericho_MaseeraTerramorphingsite</text:p>
          </table:table-cell>
          <table:table-cell table:style-name="ce7" office:value-type="string" calcext:value-type="string">
            <text:p>jericho_maseera_terramorphingsite</text:p>
          </table:table-cell>
          <table:table-cell table:style-name="ce7" office:value-type="string" calcext:value-type="string">
            <text:p>Станция терраморфинга</text:p>
          </table:table-cell>
          <table:table-cell table:style-name="ce7" office:value-type="string" calcext:value-type="string">
            <text:p>T5</text:p>
          </table:table-cell>
          <table:table-cell table:style-name="ce65" office:value-type="float" office:value="10" calcext:value-type="float">
            <text:p>10</text:p>
          </table:table-cell>
          <table:table-cell table:style-name="ce71"/>
          <table:table-cell table:formula="of:=VLOOKUP([.C56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56];[Map.$B$9:.$I$72];7;0)" office:value-type="float" office:value="12" calcext:value-type="float">
            <text:p>12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445" calcext:value-type="float">
            <text:p>445</text:p>
          </table:table-cell>
          <table:table-cell office:value-type="float" office:value="615" calcext:value-type="float">
            <text:p>615</text:p>
          </table:table-cell>
          <table:table-cell office:value-type="float" office:value="12" calcext:value-type="float">
            <text:p>12</text:p>
          </table:table-cell>
          <table:table-cell office:value-type="float" office:value="-15" calcext:value-type="float">
            <text:p>-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i.Faction.TECHNOLOGISTS</text:p>
          </table:table-cell>
        </table:table-row>
        <table:table-row table:style-name="ro2">
          <table:table-cell table:style-name="ce10" office:value-type="float" office:value="204" calcext:value-type="float">
            <text:p>204</text:p>
          </table:table-cell>
          <table:table-cell table:style-name="ce30" office:value-type="string" calcext:value-type="string">
            <text:p>pb</text:p>
          </table:table-cell>
          <table:table-cell table:style-name="ce10" office:value-type="string" calcext:value-type="string">
            <text:p>Jericho_PirateBay</text:p>
          </table:table-cell>
          <table:table-cell table:style-name="ce56" office:value-type="string" calcext:value-type="string">
            <text:p>jericho_piratebay</text:p>
          </table:table-cell>
          <table:table-cell table:style-name="ce10" office:value-type="string" calcext:value-type="string">
            <text:p>Пиратский комплекс</text:p>
          </table:table-cell>
          <table:table-cell table:style-name="ce63" office:value-type="string" calcext:value-type="string">
            <text:p>T5</text:p>
          </table:table-cell>
          <table:table-cell table:style-name="ce63" office:value-type="float" office:value="10" calcext:value-type="float">
            <text:p>10</text:p>
          </table:table-cell>
          <table:table-cell table:style-name="ce78"/>
          <table:table-cell table:style-name="ce79" table:number-columns-repeated="4"/>
          <table:table-cell table:style-name="ce79" office:value-type="float" office:value="490" calcext:value-type="float">
            <text:p>490</text:p>
          </table:table-cell>
          <table:table-cell table:style-name="ce79" office:value-type="float" office:value="240" calcext:value-type="float">
            <text:p>240</text:p>
          </table:table-cell>
          <table:table-cell table:style-name="ce79" table:number-columns-repeated="4"/>
          <table:table-cell table:style-name="ce79" office:value-type="float" office:value="14" calcext:value-type="float">
            <text:p>14</text:p>
          </table:table-cell>
          <table:table-cell table:style-name="ce79"/>
          <table:table-cell/>
          <table:table-cell table:style-name="ce41"/>
        </table:table-row>
        <table:table-row table:style-name="ro2">
          <table:table-cell table:style-name="ce10" office:value-type="float" office:value="205" calcext:value-type="float">
            <text:p>205</text:p>
          </table:table-cell>
          <table:table-cell table:style-name="ce30" office:value-type="string" calcext:value-type="string">
            <text:p>jb</text:p>
          </table:table-cell>
          <table:table-cell table:style-name="ce10" office:value-type="string" calcext:value-type="string">
            <text:p>Jericho_JerichoBase</text:p>
          </table:table-cell>
          <table:table-cell table:style-name="ce56" office:value-type="string" calcext:value-type="string">
            <text:p>jericho_jericho_base</text:p>
          </table:table-cell>
          <table:table-cell table:style-name="ce10" office:value-type="string" calcext:value-type="string">
            <text:p>Станция «Химера»</text:p>
          </table:table-cell>
          <table:table-cell table:style-name="ce7" office:value-type="string" calcext:value-type="string">
            <text:p>T4</text:p>
          </table:table-cell>
          <table:table-cell table:style-name="ce65" office:value-type="float" office:value="10" calcext:value-type="float">
            <text:p>10</text:p>
          </table:table-cell>
          <table:table-cell table:style-name="ce71"/>
          <table:table-cell table:formula="of:=VLOOKUP([.C58];[Map.$B$9:.$H$72];6;0)" office:value-type="string" office:string-value="GameStore.CreditsType.CT_GOLD" calcext:value-type="string">
            <text:p>GameStore.CreditsType.CT_GOLD</text:p>
          </table:table-cell>
          <table:table-cell table:formula="of:=VLOOKUP([.C58];[Map.$B$9:.$I$72];7;0)" office:value-type="float" office:value="12" calcext:value-type="float">
            <text:p>12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463" calcext:value-type="float">
            <text:p>463</text:p>
          </table:table-cell>
          <table:table-cell office:value-type="float" office:value="643" calcext:value-type="float">
            <text:p>643</text:p>
          </table:table-cell>
          <table:table-cell office:value-type="float" office:value="14" calcext:value-type="float">
            <text:p>14</text:p>
          </table:table-cell>
          <table:table-cell office:value-type="float" office:value="-23" calcext:value-type="float">
            <text:p>-2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table:style-name="ce41"/>
        </table:table-row>
        <table:table-row table:style-name="ro2">
          <table:table-cell table:style-name="ce11" office:value-type="float" office:value="203" calcext:value-type="float">
            <text:p>203</text:p>
          </table:table-cell>
          <table:table-cell table:style-name="ce31" office:value-type="string" calcext:value-type="string">
            <text:p>f</text:p>
          </table:table-cell>
          <table:table-cell table:style-name="ce11" office:value-type="string" calcext:value-type="string">
            <text:p>Jericho_Frontier</text:p>
          </table:table-cell>
          <table:table-cell table:style-name="ce11" office:value-type="string" calcext:value-type="string">
            <text:p>jericho_frontier</text:p>
          </table:table-cell>
          <table:table-cell table:style-name="ce11" office:value-type="string" calcext:value-type="string">
            <text:p>Сортировочный центр</text:p>
          </table:table-cell>
          <table:table-cell office:value-type="string" calcext:value-type="string">
            <text:p>T4+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C59];[Map.$B$9:.$H$72];6;0)" office:value-type="string" office:string-value="GameStore.CreditsType.CT_GOLD" calcext:value-type="string">
            <text:p>GameStore.CreditsType.CT_GOLD</text:p>
          </table:table-cell>
          <table:table-cell table:formula="of:=VLOOKUP([.C59];[Map.$B$9:.$I$72];7;0)" office:value-type="float" office:value="42" calcext:value-type="float">
            <text:p>42</text:p>
          </table:table-cell>
          <table:table-cell table:style-name="ce4" office:value-type="string" calcext:value-type="string">
            <text:p>all</text:p>
          </table:table-cell>
          <table:table-cell office:value-type="float" office:value="19" calcext:value-type="float">
            <text:p>19</text:p>
          </table:table-cell>
          <table:table-cell office:value-type="float" office:value="491" calcext:value-type="float">
            <text:p>491</text:p>
          </table:table-cell>
          <table:table-cell office:value-type="float" office:value="316" calcext:value-type="float">
            <text:p>316</text:p>
          </table:table-cell>
          <table:table-cell office:value-type="float" office:value="18" calcext:value-type="float">
            <text:p>18</text:p>
          </table:table-cell>
          <table:table-cell office:value-type="float" office:value="-21" calcext:value-type="float">
            <text:p>-2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i.Faction.RAID</text:p>
          </table:table-cell>
        </table:table-row>
        <table:table-row table:style-name="ro2">
          <table:table-cell table:style-name="ce19" office:value-type="float" office:value="212" calcext:value-type="float">
            <text:p>212</text:p>
          </table:table-cell>
          <table:table-cell table:style-name="ce37" office:value-type="string" calcext:value-type="string">
            <text:p>jad</text:p>
          </table:table-cell>
          <table:table-cell table:style-name="ce19" office:value-type="string" calcext:value-type="string">
            <text:p>ow_aliendebris13</text:p>
          </table:table-cell>
          <table:table-cell table:style-name="ce44" office:value-type="string" calcext:value-type="string">
            <text:p>ow_thar_aliendebris13</text:p>
          </table:table-cell>
          <table:table-cell table:style-name="ce19" office:value-type="string" calcext:value-type="string">
            <text:p>Древние руины</text:p>
          </table:table-cell>
          <table:table-cell table:style-name="ce19" office:value-type="string" calcext:value-type="string">
            <text:p>T4+</text:p>
          </table:table-cell>
          <table:table-cell table:style-name="ce19" office:value-type="float" office:value="10" calcext:value-type="float">
            <text:p>10</text:p>
          </table:table-cell>
          <table:table-cell table:style-name="ce37"/>
          <table:table-cell table:formula="of:=VLOOKUP([.C60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60];[Map.$B$9:.$I$72];7;0)" office:value-type="float" office:value="26" calcext:value-type="float">
            <text:p>26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454" calcext:value-type="float">
            <text:p>454</text:p>
          </table:table-cell>
          <table:table-cell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i.Faction.RAID</text:p>
          </table:table-cell>
        </table:table-row>
        <table:table-row table:style-name="ro2">
          <table:table-cell table:style-name="ce19" office:value-type="float" office:value="213" calcext:value-type="float">
            <text:p>213</text:p>
          </table:table-cell>
          <table:table-cell table:style-name="ce37" office:value-type="string" calcext:value-type="string">
            <text:p>jac</text:p>
          </table:table-cell>
          <table:table-cell table:style-name="ce19" office:value-type="string" calcext:value-type="string">
            <text:p>ow_ancientcomplex</text:p>
          </table:table-cell>
          <table:table-cell table:style-name="ce44" office:value-type="string" calcext:value-type="string">
            <text:p>ow_thar_ancientcomplex</text:p>
          </table:table-cell>
          <table:table-cell table:style-name="ce19" office:value-type="string" calcext:value-type="string">
            <text:p>Заброшенный комплекс</text:p>
          </table:table-cell>
          <table:table-cell table:style-name="ce19" office:value-type="string" calcext:value-type="string">
            <text:p>T4</text:p>
          </table:table-cell>
          <table:table-cell table:style-name="ce19" office:value-type="float" office:value="10" calcext:value-type="float">
            <text:p>10</text:p>
          </table:table-cell>
          <table:table-cell table:style-name="ce37"/>
          <table:table-cell table:formula="of:=VLOOKUP([.C61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61];[Map.$B$9:.$I$72];7;0)" office:value-type="float" office:value="23" calcext:value-type="float">
            <text:p>23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425" calcext:value-type="float">
            <text:p>425</text:p>
          </table:table-cell>
          <table:table-cell office:value-type="float" office:value="353" calcext:value-type="float">
            <text:p>353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i.Faction.RAID</text:p>
          </table:table-cell>
        </table:table-row>
        <table:table-row table:style-name="ro2">
          <table:table-cell table:style-name="ce19" office:value-type="float" office:value="214" calcext:value-type="float">
            <text:p>214</text:p>
          </table:table-cell>
          <table:table-cell table:style-name="ce37" office:value-type="string" calcext:value-type="string">
            <text:p>jcc</text:p>
          </table:table-cell>
          <table:table-cell table:style-name="ce19" office:value-type="string" calcext:value-type="string">
            <text:p>ow_concourse</text:p>
          </table:table-cell>
          <table:table-cell table:style-name="ce19" office:value-type="string" calcext:value-type="string">
            <text:p>ow_thar_concourse</text:p>
          </table:table-cell>
          <table:table-cell table:style-name="ce19" office:value-type="string" calcext:value-type="string">
            <text:p>Иридиевый поток</text:p>
          </table:table-cell>
          <table:table-cell table:style-name="ce19" office:value-type="string" calcext:value-type="string">
            <text:p>T3+</text:p>
          </table:table-cell>
          <table:table-cell table:style-name="ce19" office:value-type="float" office:value="7" calcext:value-type="float">
            <text:p>7</text:p>
          </table:table-cell>
          <table:table-cell table:style-name="ce37"/>
          <table:table-cell table:formula="of:=VLOOKUP([.C62];[Map.$B$9:.$H$72];6;0)" office:value-type="string" office:string-value="GameStore.CreditsType.CT_GOLD" calcext:value-type="string">
            <text:p>GameStore.CreditsType.CT_GOLD</text:p>
          </table:table-cell>
          <table:table-cell table:formula="of:=VLOOKUP([.C62];[Map.$B$9:.$I$72];7;0)" office:value-type="float" office:value="24" calcext:value-type="float">
            <text:p>24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271" calcext:value-type="float">
            <text:p>271</text:p>
          </table:table-cell>
          <table:table-cell office:value-type="float" office:value="372" calcext:value-type="float">
            <text:p>372</text:p>
          </table:table-cell>
          <table:table-cell office:value-type="float" office:value="-97" calcext:value-type="float">
            <text:p>-97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i.Faction.TECHNOLOGISTS</text:p>
          </table:table-cell>
        </table:table-row>
        <table:table-row table:style-name="ro2">
          <table:table-cell table:style-name="ce19" office:value-type="float" office:value="215" calcext:value-type="float">
            <text:p>215</text:p>
          </table:table-cell>
          <table:table-cell table:style-name="ce37" office:value-type="string" calcext:value-type="string">
            <text:p>jls</text:p>
          </table:table-cell>
          <table:table-cell table:style-name="ce19" office:value-type="string" calcext:value-type="string">
            <text:p>ow_lavastone</text:p>
          </table:table-cell>
          <table:table-cell table:style-name="ce19" office:value-type="string" calcext:value-type="string">
            <text:p>ow_thar_lavastone</text:p>
          </table:table-cell>
          <table:table-cell table:style-name="ce19" office:value-type="string" calcext:value-type="string">
            <text:p>Обелиски лавы</text:p>
          </table:table-cell>
          <table:table-cell table:style-name="ce19" office:value-type="string" calcext:value-type="string">
            <text:p>T3</text:p>
          </table:table-cell>
          <table:table-cell table:style-name="ce19" office:value-type="float" office:value="7" calcext:value-type="float">
            <text:p>7</text:p>
          </table:table-cell>
          <table:table-cell table:style-name="ce37"/>
          <table:table-cell table:formula="of:=VLOOKUP([.C63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63];[Map.$B$9:.$I$72];7;0)" office:value-type="float" office:value="20" calcext:value-type="float">
            <text:p>20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198" calcext:value-type="float">
            <text:p>198</text:p>
          </table:table-cell>
          <table:table-cell office:value-type="float" office:value="395" calcext:value-type="float">
            <text:p>395</text:p>
          </table:table-cell>
          <table:table-cell office:value-type="float" office:value="-90" calcext:value-type="float">
            <text:p>-90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i.Faction.TECHNOLOGISTS</text:p>
          </table:table-cell>
        </table:table-row>
        <table:table-row table:style-name="ro2">
          <table:table-cell table:style-name="ce19" office:value-type="float" office:value="216" calcext:value-type="float">
            <text:p>216</text:p>
          </table:table-cell>
          <table:table-cell table:style-name="ce37" office:value-type="string" calcext:value-type="string">
            <text:p>jth</text:p>
          </table:table-cell>
          <table:table-cell table:style-name="ce19" office:value-type="string" calcext:value-type="string">
            <text:p>ow_threshold</text:p>
          </table:table-cell>
          <table:table-cell table:style-name="ce19" office:value-type="string" calcext:value-type="string">
            <text:p>ow_thar_threshold</text:p>
          </table:table-cell>
          <table:table-cell table:style-name="ce19" office:value-type="string" calcext:value-type="string">
            <text:p>Барьер</text:p>
          </table:table-cell>
          <table:table-cell table:style-name="ce19" office:value-type="string" calcext:value-type="string">
            <text:p>T3</text:p>
          </table:table-cell>
          <table:table-cell table:style-name="ce19" office:value-type="float" office:value="7" calcext:value-type="float">
            <text:p>7</text:p>
          </table:table-cell>
          <table:table-cell table:style-name="ce37"/>
          <table:table-cell table:formula="of:=VLOOKUP([.C64];[Map.$B$9:.$H$72];6;0)" office:value-type="string" office:string-value="GameStore.CreditsType.CT_TOKENS" calcext:value-type="string">
            <text:p>GameStore.CreditsType.CT_TOKENS</text:p>
          </table:table-cell>
          <table:table-cell table:formula="of:=VLOOKUP([.C64];[Map.$B$9:.$I$72];7;0)" office:value-type="float" office:value="18" calcext:value-type="float">
            <text:p>18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265" calcext:value-type="float">
            <text:p>265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i.Faction.TECHNOLOGISTS</text:p>
          </table:table-cell>
        </table:table-row>
        <table:table-row table:style-name="ro2">
          <table:table-cell table:style-name="ce19" office:value-type="float" office:value="217" calcext:value-type="float">
            <text:p>217</text:p>
          </table:table-cell>
          <table:table-cell table:style-name="ce37" office:value-type="string" calcext:value-type="string">
            <text:p>jbd</text:p>
          </table:table-cell>
          <table:table-cell table:style-name="ce19" office:value-type="string" calcext:value-type="string">
            <text:p>ow_barrierdebris</text:p>
          </table:table-cell>
          <table:table-cell table:style-name="ce19" office:value-type="string" calcext:value-type="string">
            <text:p>ow_thar_barrierdebris</text:p>
          </table:table-cell>
          <table:table-cell table:style-name="ce19" office:value-type="string" calcext:value-type="string">
            <text:p>Источник энергии</text:p>
          </table:table-cell>
          <table:table-cell table:style-name="ce19" office:value-type="string" calcext:value-type="string">
            <text:p>T2+</text:p>
          </table:table-cell>
          <table:table-cell table:style-name="ce19" office:value-type="float" office:value="1" calcext:value-type="float">
            <text:p>1</text:p>
          </table:table-cell>
          <table:table-cell table:style-name="ce37"/>
          <table:table-cell table:formula="of:=VLOOKUP([.C65];[Map.$B$9:.$H$72];6;0)" office:value-type="string" office:string-value="GameStore.CreditsType.CT_CREDITS" calcext:value-type="string">
            <text:p>GameStore.CreditsType.CT_CREDITS</text:p>
          </table:table-cell>
          <table:table-cell table:formula="of:=VLOOKUP([.C65];[Map.$B$9:.$I$72];7;0)" office:value-type="float" office:value="237200" calcext:value-type="float">
            <text:p>237200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 office:value-type="float" office:value="467" calcext:value-type="float">
            <text:p>467</text:p>
          </table:table-cell>
          <table:table-cell office:value-type="float" office:value="-93" calcext:value-type="float">
            <text:p>-93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i.Faction.TECHNOLOGISTS</text:p>
          </table:table-cell>
        </table:table-row>
        <table:table-row table:style-name="ro2" table:number-rows-repeated="5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4"/>
        </table:table-row>
        <table:table-row table:style-name="ro2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4"/>
        </table:table-row>
      </table:table>
      <table:table table:name="destination_calc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number-columns-repeated="3" table:default-cell-style-name="Default"/>
        <table:table-column table:style-name="co12" table:default-cell-style-name="ce61"/>
        <table:table-column table:style-name="co8" table:number-columns-repeated="3" table:default-cell-style-name="Default"/>
        <table:table-column table:style-name="co8" table:default-cell-style-name="ce18"/>
        <table:table-column table:style-name="co8" table:default-cell-style-name="ce111"/>
        <table:table-column table:style-name="co8" table:default-cell-style-name="Default"/>
        <table:table-column table:style-name="co12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8" table:number-columns-repeated="5" table:default-cell-style-name="Default"/>
        <table:table-column table:style-name="co12" table:default-cell-style-name="ce61"/>
        <table:table-column table:style-name="co8" table:default-cell-style-name="Default"/>
        <table:table-column table:style-name="co12" table:number-columns-repeated="2" table:default-cell-style-name="Default"/>
        <table:table-column table:style-name="co8" table:default-cell-style-name="ce111"/>
        <table:table-column table:style-name="co8" table:number-columns-repeated="3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number-columns-repeated="3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2" table:default-cell-style-name="ce61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1" table:number-columns-repeated="953" table:default-cell-style-name="Default"/>
        <table:table-row table:style-name="ro3">
          <table:table-cell table:number-columns-repeated="7"/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Default"/>
          <table:table-cell table:style-name="ce41"/>
          <table:table-cell table:number-columns-repeated="996"/>
        </table:table-row>
        <table:table-row table:style-name="ro3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table:style-name="ce18" office:value-type="float" office:value="229" calcext:value-type="float">
            <text:p>229</text:p>
          </table:table-cell>
          <table:table-cell table:style-name="Default" office:value-type="float" office:value="218" calcext:value-type="float">
            <text:p>218</text:p>
          </table:table-cell>
          <table:table-cell office:value-type="float" office:value="207" calcext:value-type="float">
            <text:p>207</text:p>
          </table:table-cell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style-name="Default" office:value-type="float" office:value="17" calcext:value-type="float">
            <text:p>17</text:p>
          </table:table-cell>
          <table:table-cell table:style-name="ce41"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227" calcext:value-type="float">
            <text:p>227</text:p>
          </table:table-cell>
          <table:table-cell office:value-type="float" office:value="202" calcext:value-type="float">
            <text:p>202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35" calcext:value-type="float">
            <text:p>35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table:number-columns-repeated="953"/>
        </table:table-row>
        <table:table-row table:style-name="ro4">
          <table:table-cell table:number-columns-repeated="7"/>
          <table:table-cell table:style-name="ce85" office:value-type="string" calcext:value-type="string">
            <text:p>Станция «Страж-17»</text:p>
          </table:table-cell>
          <table:table-cell table:style-name="ce85" office:value-type="string" calcext:value-type="string">
            <text:p>Перевал Онтрегоса</text:p>
          </table:table-cell>
          <table:table-cell table:style-name="ce85" office:value-type="string" calcext:value-type="string">
            <text:p>Станция слежения</text:p>
          </table:table-cell>
          <table:table-cell table:style-name="ce85" office:value-type="string" calcext:value-type="string">
            <text:p>Иридиевые копи</text:p>
          </table:table-cell>
          <table:table-cell table:style-name="ce85" office:value-type="string" calcext:value-type="string">
            <text:p>Транзитная магистраль</text:p>
          </table:table-cell>
          <table:table-cell table:style-name="ce85" office:value-type="string" calcext:value-type="string">
            <text:p>Транспортный узел Империи</text:p>
          </table:table-cell>
          <table:table-cell table:style-name="ce85" office:value-type="string" calcext:value-type="string">
            <text:p>Дрейф Онтрегоса</text:p>
          </table:table-cell>
          <table:table-cell table:style-name="ce100" office:value-type="string" calcext:value-type="string">
            <text:p>Граница Фелони</text:p>
          </table:table-cell>
          <table:table-cell table:style-name="ce100" office:value-type="string" calcext:value-type="string">
            <text:p>Разрушенная лаборатория</text:p>
          </table:table-cell>
          <table:table-cell table:style-name="ce100" office:value-type="string" calcext:value-type="string">
            <text:p>Пустошь</text:p>
          </table:table-cell>
          <table:table-cell table:style-name="ce100" office:value-type="string" calcext:value-type="string">
            <text:p>Руины форпоста Варденов</text:p>
          </table:table-cell>
          <table:table-cell table:style-name="ce101" office:value-type="string" calcext:value-type="string">
            <text:p>Обломки дредноута</text:p>
          </table:table-cell>
          <table:table-cell table:style-name="ce101" office:value-type="string" calcext:value-type="string">
            <text:p>Аномалия Пандоры</text:p>
          </table:table-cell>
          <table:table-cell table:style-name="ce101" office:value-type="string" calcext:value-type="string">
            <text:p>Челюсть Дьявола</text:p>
          </table:table-cell>
          <table:table-cell table:style-name="ce102" office:value-type="string" calcext:value-type="string">
            <text:p>Комплекс «Альфа-7»</text:p>
          </table:table-cell>
          <table:table-cell table:style-name="ce103" office:value-type="string" calcext:value-type="string">
            <text:p>Ледяной риф</text:p>
          </table:table-cell>
          <table:table-cell table:style-name="ce103" office:value-type="string" calcext:value-type="string">
            <text:p>Верфь «Блэквуд»</text:p>
          </table:table-cell>
          <table:table-cell table:style-name="ce103" office:value-type="string" calcext:value-type="string">
            <text:p>Свалка</text:p>
          </table:table-cell>
          <table:table-cell table:style-name="ce103" office:value-type="string" calcext:value-type="string">
            <text:p>Секретная ремонтная база</text:p>
          </table:table-cell>
          <table:table-cell table:style-name="ce103" office:value-type="string" calcext:value-type="string">
            <text:p>Корпоративные верфи Империи</text:p>
          </table:table-cell>
          <table:table-cell table:style-name="ce110" office:value-type="string" calcext:value-type="string">
            <text:p>Полигон рейдеров</text:p>
          </table:table-cell>
          <table:table-cell table:style-name="ce103" office:value-type="string" calcext:value-type="string">
            <text:p>Станция «Новый Эдем»</text:p>
          </table:table-cell>
          <table:table-cell table:style-name="ce103" office:value-type="string" calcext:value-type="string">
            <text:p>Пропускной пункт</text:p>
          </table:table-cell>
          <table:table-cell table:style-name="ce103" office:value-type="string" calcext:value-type="string">
            <text:p>Ремонтный цех</text:p>
          </table:table-cell>
          <table:table-cell table:style-name="ce103" office:value-type="string" calcext:value-type="string">
            <text:p>Корпоративные верфи Федерации</text:p>
          </table:table-cell>
          <table:table-cell table:style-name="ce103" office:value-type="string" calcext:value-type="string">
            <text:p>Центр колонизации</text:p>
          </table:table-cell>
          <table:table-cell table:style-name="ce103" office:value-type="string" calcext:value-type="string">
            <text:p>Бартерная зона</text:p>
          </table:table-cell>
          <table:table-cell table:style-name="ce103" office:value-type="string" calcext:value-type="string">
            <text:p>Аванпост Авангарда</text:p>
          </table:table-cell>
          <table:table-cell table:style-name="ce103" office:value-type="string" calcext:value-type="string">
            <text:p>Научный комплекс</text:p>
          </table:table-cell>
          <table:table-cell table:style-name="ce103" office:value-type="string" calcext:value-type="string">
            <text:p>Заброшенный Маяк</text:p>
          </table:table-cell>
          <table:table-cell table:style-name="ce103" office:value-type="string" calcext:value-type="string">
            <text:p>Ледовые копи</text:p>
          </table:table-cell>
          <table:table-cell table:style-name="ce103" office:value-type="string" calcext:value-type="string">
            <text:p>Кобальтовые шахты</text:p>
          </table:table-cell>
          <table:table-cell table:style-name="ce103" office:value-type="string" calcext:value-type="string">
            <text:p>Комплекс «Посейдон»</text:p>
          </table:table-cell>
          <table:table-cell table:style-name="ce103" office:value-type="string" calcext:value-type="string">
            <text:p>Водосбор</text:p>
          </table:table-cell>
          <table:table-cell table:style-name="ce103" office:value-type="string" calcext:value-type="string">
            <text:p>Добывающая станция</text:p>
          </table:table-cell>
          <table:table-cell table:style-name="ce103" office:value-type="string" calcext:value-type="string">
            <text:p>Астероидные цеха</text:p>
          </table:table-cell>
          <table:table-cell table:style-name="ce103" office:value-type="string" calcext:value-type="string">
            <text:p>Эксперементальная база <text:span text:style-name="T3">Эллидиум</text:span></text:p>
          </table:table-cell>
          <table:table-cell table:style-name="ce118" office:value-type="string" calcext:value-type="string">
            <text:p>Убежище контрабандистов</text:p>
          </table:table-cell>
          <table:table-cell table:style-name="ce103" office:value-type="string" calcext:value-type="string">
            <text:p>Уничтоженная станция</text:p>
          </table:table-cell>
          <table:table-cell table:style-name="ce103" office:value-type="string" calcext:value-type="string">
            <text:p>Покинутый аванпост</text:p>
          </table:table-cell>
          <table:table-cell table:style-name="ce103" office:value-type="string" calcext:value-type="string">
            <text:p>Северная добывающая станция</text:p>
          </table:table-cell>
          <table:table-cell table:style-name="ce120" office:value-type="string" calcext:value-type="string">
            <text:p>Восточная добывающая станция</text:p>
          </table:table-cell>
          <table:table-cell table:style-name="ce103" office:value-type="string" calcext:value-type="string">
            <text:p>Станция «Мендес-IX»</text:p>
          </table:table-cell>
          <table:table-cell table:style-name="ce103" office:value-type="string" calcext:value-type="string">
            <text:p>Выработанное месторождение</text:p>
          </table:table-cell>
          <table:table-cell table:style-name="ce103" office:value-type="string" calcext:value-type="string">
            <text:p>Форпост</text:p>
          </table:table-cell>
          <table:table-cell table:style-name="ce103" office:value-type="string" calcext:value-type="string">
            <text:p>Станция добычи газа</text:p>
          </table:table-cell>
          <table:table-cell table:style-name="ce103" office:value-type="string" calcext:value-type="string">
            <text:p>Корпоративные верфи Иерихона</text:p>
          </table:table-cell>
          <table:table-cell table:style-name="ce103" office:value-type="string" calcext:value-type="string">
            <text:p>Разработка астероидов</text:p>
          </table:table-cell>
          <table:table-cell table:style-name="ce103" office:value-type="string" calcext:value-type="string">
            <text:p>Иридиевый перегон</text:p>
          </table:table-cell>
          <table:table-cell table:style-name="ce103" office:value-type="string" calcext:value-type="string">
            <text:p>Транспортный узел</text:p>
          </table:table-cell>
          <table:table-cell table:style-name="ce103" office:value-type="string" calcext:value-type="string">
            <text:p>Граница Паллады</text:p>
          </table:table-cell>
          <table:table-cell table:style-name="ce103" office:value-type="string" calcext:value-type="string">
            <text:p>Разрушенная станция</text:p>
          </table:table-cell>
          <table:table-cell table:style-name="ce103" office:value-type="string" calcext:value-type="string">
            <text:p>Оранжевый гигант</text:p>
          </table:table-cell>
          <table:table-cell table:style-name="ce103" office:value-type="string" calcext:value-type="string">
            <text:p>Пустоши Солариса</text:p>
          </table:table-cell>
          <table:table-cell table:style-name="ce103" office:value-type="string" calcext:value-type="string">
            <text:p>Станция терраморфинга</text:p>
          </table:table-cell>
          <table:table-cell table:style-name="ce103" office:value-type="string" calcext:value-type="string">
            <text:p>Пиратский комплекс</text:p>
          </table:table-cell>
          <table:table-cell table:style-name="ce103" office:value-type="string" calcext:value-type="string">
            <text:p>Станция «Химера»</text:p>
          </table:table-cell>
          <table:table-cell table:style-name="ce118" office:value-type="string" calcext:value-type="string">
            <text:p>Сортировочный центр</text:p>
          </table:table-cell>
          <table:table-cell table:style-name="ce103" office:value-type="string" calcext:value-type="string">
            <text:p>Древние руины</text:p>
          </table:table-cell>
          <table:table-cell table:style-name="ce103" office:value-type="string" calcext:value-type="string">
            <text:p>Заброшенный комплекс</text:p>
          </table:table-cell>
          <table:table-cell table:style-name="ce103" office:value-type="string" calcext:value-type="string">
            <text:p>Иридиевый поток</text:p>
          </table:table-cell>
          <table:table-cell table:style-name="ce103" office:value-type="string" calcext:value-type="string">
            <text:p>Обелиски лавы</text:p>
          </table:table-cell>
          <table:table-cell table:style-name="ce103" office:value-type="string" calcext:value-type="string">
            <text:p>Барьер</text:p>
          </table:table-cell>
          <table:table-cell table:style-name="ce103" office:value-type="string" calcext:value-type="string">
            <text:p>Источник энергии</text:p>
          </table:table-cell>
          <table:table-cell table:number-columns-repeated="953"/>
        </table:table-row>
        <table:table-row table:style-name="ro3">
          <table:table-cell table:number-columns-repeated="7"/>
          <table:table-cell office:value-type="string" calcext:value-type="string">
            <text:p>T1</text:p>
          </table:table-cell>
          <table:table-cell table:number-columns-repeated="2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3+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4+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4+</text:p>
          </table:table-cell>
          <table:table-cell office:value-type="string" calcext:value-type="string">
            <text:p>T5++</text:p>
          </table:table-cell>
          <table:table-cell office:value-type="string" calcext:value-type="string">
            <text:p>T2</text:p>
          </table:table-cell>
          <table:table-cell table:number-columns-repeated="2" office:value-type="string" calcext:value-type="string">
            <text:p>T3</text:p>
          </table:table-cell>
          <table:table-cell table:style-name="ce18" office:value-type="string" calcext:value-type="string">
            <text:p>T4</text:p>
          </table:table-cell>
          <table:table-cell table:style-name="Default" office:value-type="string" calcext:value-type="string">
            <text:p>T4</text:p>
          </table:table-cell>
          <table:table-cell office:value-type="string" calcext:value-type="string">
            <text:p>T2</text:p>
          </table:table-cell>
          <table:table-cell table:number-columns-repeated="2" office:value-type="string" calcext:value-type="string">
            <text:p>T5</text:p>
          </table:table-cell>
          <table:table-cell table:style-name="Default" office:value-type="string" calcext:value-type="string">
            <text:p>?</text:p>
          </table:table-cell>
          <table:table-cell table:style-name="ce41" office:value-type="string" calcext:value-type="string">
            <text:p>T4+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+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5++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3+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Т3</text:p>
          </table:table-cell>
          <table:table-cell office:value-type="string" calcext:value-type="string">
            <text:p>T4+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2+</text:p>
          </table:table-cell>
          <table:table-cell office:value-type="string" calcext:value-type="string">
            <text:p>T3+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Т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+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2+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3+</text:p>
          </table:table-cell>
          <table:table-cell table:number-columns-repeated="2" office:value-type="string" calcext:value-type="string">
            <text:p>T4+</text:p>
          </table:table-cell>
          <table:table-cell office:value-type="string" calcext:value-type="string">
            <text:p>T5++</text:p>
          </table:table-cell>
          <table:table-cell table:number-columns-repeated="2" office:value-type="string" calcext:value-type="string">
            <text:p>T5</text:p>
          </table:table-cell>
          <table:table-cell office:value-type="string" calcext:value-type="string">
            <text:p>T4</text:p>
          </table:table-cell>
          <table:table-cell table:number-columns-repeated="2" office:value-type="string" calcext:value-type="string">
            <text:p>T4+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3+</text:p>
          </table:table-cell>
          <table:table-cell table:number-columns-repeated="2" office:value-type="string" calcext:value-type="string">
            <text:p>T3</text:p>
          </table:table-cell>
          <table:table-cell office:value-type="string" calcext:value-type="string">
            <text:p>T2+</text:p>
          </table:table-cell>
          <table:table-cell table:number-columns-repeated="953"/>
        </table:table-row>
        <table:table-row table:style-name="ro3">
          <table:table-cell table:number-columns-repeated="7"/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285" calcext:value-type="float">
            <text:p>285</text:p>
          </table:table-cell>
          <table:table-cell office:value-type="float" office:value="295" calcext:value-type="float">
            <text:p>295</text:p>
          </table:table-cell>
          <table:table-cell office:value-type="float" office:value="352" calcext:value-type="float">
            <text:p>352</text:p>
          </table:table-cell>
          <table:table-cell table:style-name="ce18" office:value-type="float" office:value="500" calcext:value-type="float">
            <text:p>500</text:p>
          </table:table-cell>
          <table:table-cell table:style-name="Default" office:value-type="float" office:value="517" calcext:value-type="float">
            <text:p>517</text:p>
          </table:table-cell>
          <table:table-cell office:value-type="float" office:value="113" calcext:value-type="float">
            <text:p>113</text:p>
          </table:table-cell>
          <table:table-cell office:value-type="float" office:value="203" calcext:value-type="float">
            <text:p>203</text:p>
          </table:table-cell>
          <table:table-cell office:value-type="float" office:value="219" calcext:value-type="float">
            <text:p>219</text:p>
          </table:table-cell>
          <table:table-cell table:style-name="Default" office:value-type="float" office:value="85" calcext:value-type="float">
            <text:p>85</text:p>
          </table:table-cell>
          <table:table-cell table:style-name="ce41" office:value-type="float" office:value="391" calcext:value-type="float">
            <text:p>391</text:p>
          </table:table-cell>
          <table:table-cell office:value-type="float" office:value="917" calcext:value-type="float">
            <text:p>917</text:p>
          </table:table-cell>
          <table:table-cell office:value-type="float" office:value="920" calcext:value-type="float">
            <text:p>920</text:p>
          </table:table-cell>
          <table:table-cell office:value-type="float" office:value="952" calcext:value-type="float">
            <text:p>952</text:p>
          </table:table-cell>
          <table:table-cell office:value-type="float" office:value="956" calcext:value-type="float">
            <text:p>956</text:p>
          </table:table-cell>
          <table:table-cell office:value-type="float" office:value="938" calcext:value-type="float">
            <text:p>938</text:p>
          </table:table-cell>
          <table:table-cell office:value-type="float" office:value="945" calcext:value-type="float">
            <text:p>945</text:p>
          </table:table-cell>
          <table:table-cell office:value-type="float" office:value="954" calcext:value-type="float">
            <text:p>954</text:p>
          </table:table-cell>
          <table:table-cell office:value-type="float" office:value="980" calcext:value-type="float">
            <text:p>980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79" calcext:value-type="float">
            <text:p>879</text:p>
          </table:table-cell>
          <table:table-cell office:value-type="float" office:value="862" calcext:value-type="float">
            <text:p>862</text:p>
          </table:table-cell>
          <table:table-cell office:value-type="float" office:value="838" calcext:value-type="float">
            <text:p>838</text:p>
          </table:table-cell>
          <table:table-cell office:value-type="float" office:value="842" calcext:value-type="float">
            <text:p>842</text:p>
          </table:table-cell>
          <table:table-cell office:value-type="float" office:value="958" calcext:value-type="float">
            <text:p>958</text:p>
          </table:table-cell>
          <table:table-cell office:value-type="float" office:value="905" calcext:value-type="float">
            <text:p>905</text:p>
          </table:table-cell>
          <table:table-cell office:value-type="float" office:value="593" calcext:value-type="float">
            <text:p>593</text:p>
          </table:table-cell>
          <table:table-cell office:value-type="float" office:value="670" calcext:value-type="float">
            <text:p>670</text:p>
          </table:table-cell>
          <table:table-cell office:value-type="float" office:value="875" calcext:value-type="float">
            <text:p>875</text:p>
          </table:table-cell>
          <table:table-cell office:value-type="float" office:value="755" calcext:value-type="float">
            <text:p>755</text:p>
          </table:table-cell>
          <table:table-cell office:value-type="float" office:value="762" calcext:value-type="float">
            <text:p>762</text:p>
          </table:table-cell>
          <table:table-cell office:value-type="float" office:value="339" calcext:value-type="float">
            <text:p>339</text:p>
          </table:table-cell>
          <table:table-cell office:value-type="float" office:value="319" calcext:value-type="float">
            <text:p>319</text:p>
          </table:table-cell>
          <table:table-cell office:value-type="float" office:value="288" calcext:value-type="float">
            <text:p>288</text:p>
          </table:table-cell>
          <table:table-cell office:value-type="float" office:value="275" calcext:value-type="float">
            <text:p>275</text:p>
          </table:table-cell>
          <table:table-cell office:value-type="float" office:value="327" calcext:value-type="float">
            <text:p>327</text:p>
          </table:table-cell>
          <table:table-cell office:value-type="float" office:value="308" calcext:value-type="float">
            <text:p>308</text:p>
          </table:table-cell>
          <table:table-cell office:value-type="float" office:value="277" calcext:value-type="float">
            <text:p>277</text:p>
          </table:table-cell>
          <table:table-cell office:value-type="float" office:value="301" calcext:value-type="float">
            <text:p>301</text:p>
          </table:table-cell>
          <table:table-cell office:value-type="float" office:value="327" calcext:value-type="float">
            <text:p>327</text:p>
          </table:table-cell>
          <table:table-cell office:value-type="float" office:value="417" calcext:value-type="float">
            <text:p>417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490" calcext:value-type="float">
            <text:p>490</text:p>
          </table:table-cell>
          <table:table-cell office:value-type="float" office:value="463" calcext:value-type="float">
            <text:p>463</text:p>
          </table:table-cell>
          <table:table-cell office:value-type="float" office:value="491" calcext:value-type="float">
            <text:p>491</text:p>
          </table:table-cell>
          <table:table-cell office:value-type="float" office:value="454" calcext:value-type="float">
            <text:p>454</text:p>
          </table:table-cell>
          <table:table-cell office:value-type="float" office:value="425" calcext:value-type="float">
            <text:p>425</text:p>
          </table:table-cell>
          <table:table-cell office:value-type="float" office:value="271" calcext:value-type="float">
            <text:p>271</text:p>
          </table:table-cell>
          <table:table-cell office:value-type="float" office:value="198" calcext:value-type="float">
            <text:p>198</text:p>
          </table:table-cell>
          <table:table-cell office:value-type="float" office:value="265" calcext:value-type="float">
            <text:p>265</text:p>
          </table:table-cell>
          <table:table-cell office:value-type="float" office:value="225" calcext:value-type="float">
            <text:p>225</text:p>
          </table:table-cell>
          <table:table-cell table:number-columns-repeated="953"/>
        </table:table-row>
        <table:table-row table:style-name="ro3">
          <table:table-cell table:number-columns-repeated="7"/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-25" calcext:value-type="float">
            <text:p>-25</text:p>
          </table:table-cell>
          <table:table-cell office:value-type="float" office:value="-57" calcext:value-type="float">
            <text:p>-57</text:p>
          </table:table-cell>
          <table:table-cell office:value-type="float" office:value="-43" calcext:value-type="float">
            <text:p>-43</text:p>
          </table:table-cell>
          <table:table-cell table:style-name="ce18" office:value-type="float" office:value="-65" calcext:value-type="float">
            <text:p>-65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  <table:table-cell table:style-name="Default" office:value-type="float" office:value="86" calcext:value-type="float">
            <text:p>86</text:p>
          </table:table-cell>
          <table:table-cell table:style-name="ce41" office:value-type="float" office:value="224" calcext:value-type="float">
            <text:p>224</text:p>
          </table:table-cell>
          <table:table-cell office:value-type="float" office:value="219" calcext:value-type="float">
            <text:p>219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187" calcext:value-type="float">
            <text:p>187</text:p>
          </table:table-cell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227" calcext:value-type="float">
            <text:p>227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218" calcext:value-type="float">
            <text:p>218</text:p>
          </table:table-cell>
          <table:table-cell office:value-type="float" office:value="130" calcext:value-type="float">
            <text:p>130</text:p>
          </table:table-cell>
          <table:table-cell office:value-type="float" office:value="226" calcext:value-type="float">
            <text:p>226</text:p>
          </table:table-cell>
          <table:table-cell office:value-type="float" office:value="334" calcext:value-type="float">
            <text:p>334</text:p>
          </table:table-cell>
          <table:table-cell office:value-type="float" office:value="383" calcext:value-type="float">
            <text:p>383</text:p>
          </table:table-cell>
          <table:table-cell office:value-type="float" office:value="426" calcext:value-type="float">
            <text:p>426</text:p>
          </table:table-cell>
          <table:table-cell office:value-type="float" office:value="452" calcext:value-type="float">
            <text:p>452</text:p>
          </table:table-cell>
          <table:table-cell office:value-type="float" office:value="635" calcext:value-type="float">
            <text:p>635</text:p>
          </table:table-cell>
          <table:table-cell office:value-type="float" office:value="589" calcext:value-type="float">
            <text:p>589</text:p>
          </table:table-cell>
          <table:table-cell office:value-type="float" office:value="603" calcext:value-type="float">
            <text:p>603</text:p>
          </table:table-cell>
          <table:table-cell office:value-type="float" office:value="633" calcext:value-type="float">
            <text:p>633</text:p>
          </table:table-cell>
          <table:table-cell office:value-type="float" office:value="599" calcext:value-type="float">
            <text:p>599</text:p>
          </table:table-cell>
          <table:table-cell office:value-type="float" office:value="657" calcext:value-type="float">
            <text:p>657</text:p>
          </table:table-cell>
          <table:table-cell office:value-type="float" office:value="689" calcext:value-type="float">
            <text:p>689</text:p>
          </table:table-cell>
          <table:table-cell office:value-type="float" office:value="711" calcext:value-type="float">
            <text:p>711</text:p>
          </table:table-cell>
          <table:table-cell office:value-type="float" office:value="689" calcext:value-type="float">
            <text:p>689</text:p>
          </table:table-cell>
          <table:table-cell office:value-type="float" office:value="700" calcext:value-type="float">
            <text:p>700</text:p>
          </table:table-cell>
          <table:table-cell office:value-type="float" office:value="635" calcext:value-type="float">
            <text:p>635</text:p>
          </table:table-cell>
          <table:table-cell office:value-type="float" office:value="673" calcext:value-type="float">
            <text:p>673</text:p>
          </table:table-cell>
          <table:table-cell office:value-type="float" office:value="615" calcext:value-type="float">
            <text:p>615</text:p>
          </table:table-cell>
          <table:table-cell office:value-type="float" office:value="240" calcext:value-type="float">
            <text:p>240</text:p>
          </table:table-cell>
          <table:table-cell office:value-type="float" office:value="643" calcext:value-type="float">
            <text:p>643</text:p>
          </table:table-cell>
          <table:table-cell office:value-type="float" office:value="316" calcext:value-type="float">
            <text:p>316</text:p>
          </table:table-cell>
          <table:table-cell office:value-type="float" office:value="396" calcext:value-type="float">
            <text:p>396</text:p>
          </table:table-cell>
          <table:table-cell office:value-type="float" office:value="353" calcext:value-type="float">
            <text:p>353</text:p>
          </table:table-cell>
          <table:table-cell office:value-type="float" office:value="372" calcext:value-type="float">
            <text:p>372</text:p>
          </table:table-cell>
          <table:table-cell office:value-type="float" office:value="395" calcext:value-type="float">
            <text:p>395</text:p>
          </table:table-cell>
          <table:table-cell office:value-type="float" office:value="425" calcext:value-type="float">
            <text:p>425</text:p>
          </table:table-cell>
          <table:table-cell office:value-type="float" office:value="467" calcext:value-type="float">
            <text:p>467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ru</text:p>
          </table:table-cell>
          <table:table-cell table:number-columns-repeated="1023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table:style-name="ce11" office:value-type="string" calcext:value-type="string">
            <text:p>Станция «Страж-17»</text:p>
          </table:table-cell>
          <table:table-cell office:value-type="string" calcext:value-type="string">
            <text:p>T1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table:style-name="ce84" table:formula="of:=MIN([.H8:.N14])" office:value-type="float" office:value="20.2237484161567" calcext:value-type="float">
            <text:p>20</text:p>
          </table:table-cell>
          <table:table-cell table:style-name="ce86"/>
          <table:table-cell table:style-name="ce92" table:formula="of:=SQRT(POWER([.$E8]-[.I$5];2)+POWER([.$F8]-[.I$6];2))" office:value-type="float" office:value="26.0768096208106" calcext:value-type="float">
            <text:p>26</text:p>
          </table:table-cell>
          <table:table-cell table:style-name="ce92" table:formula="of:=SQRT(POWER([.$E8]-[.J$5];2)+POWER([.$F8]-[.J$6];2))" office:value-type="float" office:value="26.1725046566048" calcext:value-type="float">
            <text:p>26</text:p>
          </table:table-cell>
          <table:table-cell table:style-name="ce92" table:formula="of:=SQRT(POWER([.$E8]-[.K$5];2)+POWER([.$F8]-[.K$6];2))" office:value-type="float" office:value="29.1547594742265" calcext:value-type="float">
            <text:p>29</text:p>
          </table:table-cell>
          <table:table-cell table:style-name="ce92" table:formula="of:=SQRT(POWER([.$E8]-[.L$5];2)+POWER([.$F8]-[.L$6];2))" office:value-type="float" office:value="34.7131099154196" calcext:value-type="float">
            <text:p>35</text:p>
          </table:table-cell>
          <table:table-cell table:style-name="ce92" table:formula="of:=SQRT(POWER([.$E8]-[.M$5];2)+POWER([.$F8]-[.M$6];2))" office:value-type="float" office:value="30.4138126514911" calcext:value-type="float">
            <text:p>30</text:p>
          </table:table-cell>
          <table:table-cell table:style-name="ce97" table:formula="of:=SQRT(POWER([.$E8]-[.N$5];2)+POWER([.$F8]-[.N$6];2))" office:value-type="float" office:value="23.8537208837531" calcext:value-type="float">
            <text:p>24</text:p>
          </table:table-cell>
          <table:table-cell table:style-name="ce92" table:formula="of:=SQRT(POWER([.$E8]-[.O$5];2)+POWER([.$F8]-[.O$6];2))" office:value-type="float" office:value="56.6127194188726" calcext:value-type="float">
            <text:p>57</text:p>
          </table:table-cell>
          <table:table-cell table:style-name="ce92" table:formula="of:=SQRT(POWER([.$E8]-[.P$5];2)+POWER([.$F8]-[.P$6];2))" office:value-type="float" office:value="69.7710541700496" calcext:value-type="float">
            <text:p>70</text:p>
          </table:table-cell>
          <table:table-cell table:style-name="ce92" table:formula="of:=SQRT(POWER([.$E8]-[.Q$5];2)+POWER([.$F8]-[.Q$6];2))" office:value-type="float" office:value="92.5742944882649" calcext:value-type="float">
            <text:p>93</text:p>
          </table:table-cell>
          <table:table-cell table:style-name="ce92" table:formula="of:=SQRT(POWER([.$E8]-[.R$5];2)+POWER([.$F8]-[.R$6];2))" office:value-type="float" office:value="91.9238815542512" calcext:value-type="float">
            <text:p>92</text:p>
          </table:table-cell>
          <table:table-cell table:style-name="ce92" table:formula="of:=SQRT(POWER([.$E8]-[.S$5];2)+POWER([.$F8]-[.S$6];2))" office:value-type="float" office:value="225.204351645345" calcext:value-type="float">
            <text:p>225</text:p>
          </table:table-cell>
          <table:table-cell table:style-name="ce92" table:formula="of:=SQRT(POWER([.$E8]-[.T$5];2)+POWER([.$F8]-[.T$6];2))" office:value-type="float" office:value="253.055329918182" calcext:value-type="float">
            <text:p>253</text:p>
          </table:table-cell>
          <table:table-cell table:style-name="ce92" table:formula="of:=SQRT(POWER([.$E8]-[.U$5];2)+POWER([.$F8]-[.U$6];2))" office:value-type="float" office:value="290.874543403165" calcext:value-type="float">
            <text:p>291</text:p>
          </table:table-cell>
          <table:table-cell table:style-name="ce92" table:formula="of:=SQRT(POWER([.$E8]-[.V$5];2)+POWER([.$F8]-[.V$6];2))" office:value-type="float" office:value="432.541327505245" calcext:value-type="float">
            <text:p>433</text:p>
          </table:table-cell>
          <table:table-cell table:style-name="ce104" table:formula="of:=SQRT(POWER([.$E8]-[.W$5];2)+POWER([.$F8]-[.W$6];2))" office:value-type="float" office:value="420.301082558682" calcext:value-type="float">
            <text:p>420</text:p>
          </table:table-cell>
          <table:table-cell table:style-name="ce92" table:formula="of:=SQRT(POWER([.$E8]-[.X$5];2)+POWER([.$F8]-[.X$6];2))" office:value-type="float" office:value="46.8721665810319" calcext:value-type="float">
            <text:p>47</text:p>
          </table:table-cell>
          <table:table-cell table:style-name="ce92" table:formula="of:=SQRT(POWER([.$E8]-[.Y$5];2)+POWER([.$F8]-[.Y$6];2))" office:value-type="float" office:value="102.107786186951" calcext:value-type="float">
            <text:p>102</text:p>
          </table:table-cell>
          <table:table-cell table:style-name="ce92" table:formula="of:=SQRT(POWER([.$E8]-[.Z$5];2)+POWER([.$F8]-[.Z$6];2))" office:value-type="float" office:value="115.351636312625" calcext:value-type="float">
            <text:p>115</text:p>
          </table:table-cell>
          <table:table-cell table:style-name="ce92" table:formula="of:=SQRT(POWER([.$E8]-[.AA$5];2)+POWER([.$F8]-[.AA$6];2))" office:value-type="float" office:value="29.8328677803526" calcext:value-type="float">
            <text:p>30</text:p>
          </table:table-cell>
          <table:table-cell table:style-name="ce97" table:formula="of:=SQRT(POWER([.$E8]-[.AB$5];2)+POWER([.$F8]-[.AB$6];2))" office:value-type="float" office:value="309.182793829152" calcext:value-type="float">
            <text:p>309</text:p>
          </table:table-cell>
          <table:table-cell table:style-name="ce84" table:formula="of:=SQRT(POWER([.$E8]-[.AC$5];2)+POWER([.$F8]-[.AC$6];2))" office:value-type="float" office:value="820.407825413678" calcext:value-type="float">
            <text:p>820</text:p>
          </table:table-cell>
          <table:table-cell table:style-name="ce84" table:formula="of:=SQRT(POWER([.$E8]-[.AD$5];2)+POWER([.$F8]-[.AD$6];2))" office:value-type="float" office:value="831.346498158259" calcext:value-type="float">
            <text:p>831</text:p>
          </table:table-cell>
          <table:table-cell table:style-name="ce84" table:formula="of:=SQRT(POWER([.$E8]-[.AE$5];2)+POWER([.$F8]-[.AE$6];2))" office:value-type="float" office:value="864.481347398543" calcext:value-type="float">
            <text:p>864</text:p>
          </table:table-cell>
          <table:table-cell table:style-name="ce84" table:formula="of:=SQRT(POWER([.$E8]-[.AF$5];2)+POWER([.$F8]-[.AF$6];2))" office:value-type="float" office:value="868.794567202167" calcext:value-type="float">
            <text:p>869</text:p>
          </table:table-cell>
          <table:table-cell table:style-name="ce84" table:formula="of:=SQRT(POWER([.$E8]-[.AG$5];2)+POWER([.$F8]-[.AG$6];2))" office:value-type="float" office:value="837.63954061398" calcext:value-type="float">
            <text:p>838</text:p>
          </table:table-cell>
          <table:table-cell table:style-name="ce84" table:formula="of:=SQRT(POWER([.$E8]-[.AH$5];2)+POWER([.$F8]-[.AH$6];2))" office:value-type="float" office:value="841.686996454145" calcext:value-type="float">
            <text:p>842</text:p>
          </table:table-cell>
          <table:table-cell table:style-name="ce84" table:formula="of:=SQRT(POWER([.$E8]-[.AI$5];2)+POWER([.$F8]-[.AI$6];2))" office:value-type="float" office:value="850" calcext:value-type="float">
            <text:p>850</text:p>
          </table:table-cell>
          <table:table-cell table:style-name="ce84" table:formula="of:=SQRT(POWER([.$E8]-[.AJ$5];2)+POWER([.$F8]-[.AJ$6];2))" office:value-type="float" office:value="876.128415245163" calcext:value-type="float">
            <text:p>876</text:p>
          </table:table-cell>
          <table:table-cell table:style-name="ce84" table:formula="of:=SQRT(POWER([.$E8]-[.AK$5];2)+POWER([.$F8]-[.AK$6];2))" office:value-type="float" office:value="794.808152952648" calcext:value-type="float">
            <text:p>795</text:p>
          </table:table-cell>
          <table:table-cell table:style-name="ce84" table:formula="of:=SQRT(POWER([.$E8]-[.AL$5];2)+POWER([.$F8]-[.AL$6];2))" office:value-type="float" office:value="786.395574758658" calcext:value-type="float">
            <text:p>786</text:p>
          </table:table-cell>
          <table:table-cell table:style-name="ce84" table:formula="of:=SQRT(POWER([.$E8]-[.AM$5];2)+POWER([.$F8]-[.AM$6];2))" office:value-type="float" office:value="775.092897658081" calcext:value-type="float">
            <text:p>775</text:p>
          </table:table-cell>
          <table:table-cell table:style-name="ce84" table:formula="of:=SQRT(POWER([.$E8]-[.AN$5];2)+POWER([.$F8]-[.AN$6];2))" office:value-type="float" office:value="758.290841300355" calcext:value-type="float">
            <text:p>758</text:p>
          </table:table-cell>
          <table:table-cell table:style-name="ce84" table:formula="of:=SQRT(POWER([.$E8]-[.AO$5];2)+POWER([.$F8]-[.AO$6];2))" office:value-type="float" office:value="734.360265809637" calcext:value-type="float">
            <text:p>734</text:p>
          </table:table-cell>
          <table:table-cell table:style-name="ce84" table:formula="of:=SQRT(POWER([.$E8]-[.AP$5];2)+POWER([.$F8]-[.AP$6];2))" office:value-type="float" office:value="738.423320325137" calcext:value-type="float">
            <text:p>738</text:p>
          </table:table-cell>
          <table:table-cell table:style-name="ce84" table:formula="of:=SQRT(POWER([.$E8]-[.AQ$5];2)+POWER([.$F8]-[.AQ$6];2))" office:value-type="float" office:value="860.927987696997" calcext:value-type="float">
            <text:p>861</text:p>
          </table:table-cell>
          <table:table-cell table:style-name="ce84" table:formula="of:=SQRT(POWER([.$E8]-[.AR$5];2)+POWER([.$F8]-[.AR$6];2))" office:value-type="float" office:value="801.275233612022" calcext:value-type="float">
            <text:p>801</text:p>
          </table:table-cell>
          <table:table-cell table:style-name="ce90" table:formula="of:=SQRT(POWER([.$E8]-[.AS$5];2)+POWER([.$F8]-[.AS$6];2))" office:value-type="float" office:value="502.802147966772" calcext:value-type="float">
            <text:p>503</text:p>
          </table:table-cell>
          <table:table-cell table:style-name="ce84" table:formula="of:=SQRT(POWER([.$E8]-[.AT$5];2)+POWER([.$F8]-[.AT$6];2))" office:value-type="float" office:value="609.082096272744" calcext:value-type="float">
            <text:p>609</text:p>
          </table:table-cell>
          <table:table-cell table:style-name="ce84" table:formula="of:=SQRT(POWER([.$E8]-[.AU$5];2)+POWER([.$F8]-[.AU$6];2))" office:value-type="float" office:value="818.240184786839" calcext:value-type="float">
            <text:p>818</text:p>
          </table:table-cell>
          <table:table-cell table:style-name="ce84" table:formula="of:=SQRT(POWER([.$E8]-[.AV$5];2)+POWER([.$F8]-[.AV$6];2))" office:value-type="float" office:value="724.07872500164" calcext:value-type="float">
            <text:p>724</text:p>
          </table:table-cell>
          <table:table-cell table:style-name="ce113" table:formula="of:=SQRT(POWER([.$E8]-[.AW$5];2)+POWER([.$F8]-[.AW$6];2))" office:value-type="float" office:value="742.03301813329" calcext:value-type="float">
            <text:p>742</text:p>
          </table:table-cell>
          <table:table-cell table:style-name="ce84" table:formula="of:=SQRT(POWER([.$E8]-[.AX$5];2)+POWER([.$F8]-[.AX$6];2))" office:value-type="float" office:value="576.108496726094" calcext:value-type="float">
            <text:p>576</text:p>
          </table:table-cell>
          <table:table-cell table:style-name="ce84" table:formula="of:=SQRT(POWER([.$E8]-[.AY$5];2)+POWER([.$F8]-[.AY$6];2))" office:value-type="float" office:value="525.95151867829" calcext:value-type="float">
            <text:p>526</text:p>
          </table:table-cell>
          <table:table-cell table:style-name="ce84" table:formula="of:=SQRT(POWER([.$E8]-[.AZ$5];2)+POWER([.$F8]-[.AZ$6];2))" office:value-type="float" office:value="527.154626272027" calcext:value-type="float">
            <text:p>527</text:p>
          </table:table-cell>
          <table:table-cell table:style-name="ce84" table:formula="of:=SQRT(POWER([.$E8]-[.BA$5];2)+POWER([.$F8]-[.BA$6];2))" office:value-type="float" office:value="551.195972409088" calcext:value-type="float">
            <text:p>551</text:p>
          </table:table-cell>
          <table:table-cell table:style-name="ce84" table:formula="of:=SQRT(POWER([.$E8]-[.BB$5];2)+POWER([.$F8]-[.BB$6];2))" office:value-type="float" office:value="538.35768778759" calcext:value-type="float">
            <text:p>538</text:p>
          </table:table-cell>
          <table:table-cell table:style-name="ce84" table:formula="of:=SQRT(POWER([.$E8]-[.BC$5];2)+POWER([.$F8]-[.BC$6];2))" office:value-type="float" office:value="584.739258131349" calcext:value-type="float">
            <text:p>585</text:p>
          </table:table-cell>
          <table:table-cell table:style-name="ce84" table:formula="of:=SQRT(POWER([.$E8]-[.BD$5];2)+POWER([.$F8]-[.BD$6];2))" office:value-type="float" office:value="605.251187524651" calcext:value-type="float">
            <text:p>605</text:p>
          </table:table-cell>
          <table:table-cell table:style-name="ce84" table:formula="of:=SQRT(POWER([.$E8]-[.BE$5];2)+POWER([.$F8]-[.BE$6];2))" office:value-type="float" office:value="633.413766822288" calcext:value-type="float">
            <text:p>633</text:p>
          </table:table-cell>
          <table:table-cell table:style-name="ce84" table:formula="of:=SQRT(POWER([.$E8]-[.BF$5];2)+POWER([.$F8]-[.BF$6];2))" office:value-type="float" office:value="621.392790431302" calcext:value-type="float">
            <text:p>621</text:p>
          </table:table-cell>
          <table:table-cell table:style-name="ce84" table:formula="of:=SQRT(POWER([.$E8]-[.BG$5];2)+POWER([.$F8]-[.BG$6];2))" office:value-type="float" office:value="668.767523134908" calcext:value-type="float">
            <text:p>669</text:p>
          </table:table-cell>
          <table:table-cell table:style-name="ce84" table:formula="of:=SQRT(POWER([.$E8]-[.BH$5];2)+POWER([.$F8]-[.BH$6];2))" office:value-type="float" office:value="614.137606729958" calcext:value-type="float">
            <text:p>614</text:p>
          </table:table-cell>
          <table:table-cell table:style-name="ce84" table:formula="of:=SQRT(POWER([.$E8]-[.BI$5];2)+POWER([.$F8]-[.BI$6];2))" office:value-type="float" office:value="659.072833607941" calcext:value-type="float">
            <text:p>659</text:p>
          </table:table-cell>
          <table:table-cell table:style-name="ce84" table:formula="of:=SQRT(POWER([.$E8]-[.BJ$5];2)+POWER([.$F8]-[.BJ$6];2))" office:value-type="float" office:value="610.177842927781" calcext:value-type="float">
            <text:p>610</text:p>
          </table:table-cell>
          <table:table-cell table:style-name="ce84" table:formula="of:=SQRT(POWER([.$E8]-[.BK$5];2)+POWER([.$F8]-[.BK$6];2))" office:value-type="float" office:value="407.623600886897" calcext:value-type="float">
            <text:p>408</text:p>
          </table:table-cell>
          <table:table-cell table:style-name="ce84" table:formula="of:=SQRT(POWER([.$E8]-[.BL$5];2)+POWER([.$F8]-[.BL$6];2))" office:value-type="float" office:value="643.457069275022" calcext:value-type="float">
            <text:p>643</text:p>
          </table:table-cell>
          <table:table-cell table:style-name="ce90" table:formula="of:=SQRT(POWER([.$E8]-[.BM$5];2)+POWER([.$F8]-[.BM$6];2))" office:value-type="float" office:value="438.882672248518" calcext:value-type="float">
            <text:p>439</text:p>
          </table:table-cell>
          <table:table-cell table:style-name="ce84" table:formula="of:=SQRT(POWER([.$E8]-[.BN$5];2)+POWER([.$F8]-[.BN$6];2))" office:value-type="float" office:value="452.624568489162" calcext:value-type="float">
            <text:p>453</text:p>
          </table:table-cell>
          <table:table-cell table:style-name="ce84" table:formula="of:=SQRT(POWER([.$E8]-[.BO$5];2)+POWER([.$F8]-[.BO$6];2))" office:value-type="float" office:value="403.208382849365" calcext:value-type="float">
            <text:p>403</text:p>
          </table:table-cell>
          <table:table-cell table:style-name="ce84" table:formula="of:=SQRT(POWER([.$E8]-[.BP$5];2)+POWER([.$F8]-[.BP$6];2))" office:value-type="float" office:value="311.541329521462" calcext:value-type="float">
            <text:p>312</text:p>
          </table:table-cell>
          <table:table-cell table:style-name="ce84" table:formula="of:=SQRT(POWER([.$E8]-[.BQ$5];2)+POWER([.$F8]-[.BQ$6];2))" office:value-type="float" office:value="301.051490612486" calcext:value-type="float">
            <text:p>301</text:p>
          </table:table-cell>
          <table:table-cell table:style-name="ce84" table:formula="of:=SQRT(POWER([.$E8]-[.BR$5];2)+POWER([.$F8]-[.BR$6];2))" office:value-type="float" office:value="354.65053221446" calcext:value-type="float">
            <text:p>355</text:p>
          </table:table-cell>
          <table:table-cell table:style-name="ce84" table:formula="of:=SQRT(POWER([.$E8]-[.BS$5];2)+POWER([.$F8]-[.BS$6];2))" office:value-type="float" office:value="377.895488197464" calcext:value-type="float">
            <text:p>378</text:p>
          </table:table-cell>
          <table:table-cell table:number-columns-repeated="95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style-name="ce11" office:value-type="string" calcext:value-type="string">
            <text:p>Перевал Онтрегоса</text:p>
          </table:table-cell>
          <table:table-cell office:value-type="string" calcext:value-type="string">
            <text:p>T2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table:style-name="ce84" table:formula="of:=MAX([.H8:.N14])" office:value-type="float" office:value="60.2079728939615" calcext:value-type="float">
            <text:p>60</text:p>
          </table:table-cell>
          <table:table-cell table:style-name="ce87" table:formula="of:=SQRT(POWER([.$E9]-[.H$5];2)+POWER([.$F9]-[.H$6];2))" office:value-type="float" office:value="26.0768096208106" calcext:value-type="float">
            <text:p>26</text:p>
          </table:table-cell>
          <table:table-cell table:style-name="ce93"/>
          <table:table-cell table:style-name="ce94" table:formula="of:=SQRT(POWER([.$E9]-[.J$5];2)+POWER([.$F9]-[.J$6];2))" office:value-type="float" office:value="32.1403173599764" calcext:value-type="float">
            <text:p>32</text:p>
          </table:table-cell>
          <table:table-cell table:style-name="ce94" table:formula="of:=SQRT(POWER([.$E9]-[.K$5];2)+POWER([.$F9]-[.K$6];2))" office:value-type="float" office:value="49.7393204617836" calcext:value-type="float">
            <text:p>50</text:p>
          </table:table-cell>
          <table:table-cell table:style-name="ce94" table:formula="of:=SQRT(POWER([.$E9]-[.L$5];2)+POWER([.$F9]-[.L$6];2))" office:value-type="float" office:value="60.2079728939615" calcext:value-type="float">
            <text:p>60</text:p>
          </table:table-cell>
          <table:table-cell table:style-name="ce94" table:formula="of:=SQRT(POWER([.$E9]-[.M$5];2)+POWER([.$F9]-[.M$6];2))" office:value-type="float" office:value="55.3624421426656" calcext:value-type="float">
            <text:p>55</text:p>
          </table:table-cell>
          <table:table-cell table:style-name="ce98" table:formula="of:=SQRT(POWER([.$E9]-[.N$5];2)+POWER([.$F9]-[.N$6];2))" office:value-type="float" office:value="42.0119030752" calcext:value-type="float">
            <text:p>42</text:p>
          </table:table-cell>
          <table:table-cell table:style-name="ce93" table:formula="of:=SQRT(POWER([.$E9]-[.O$5];2)+POWER([.$F9]-[.O$6];2))" office:value-type="float" office:value="40.3112887414927" calcext:value-type="float">
            <text:p>40</text:p>
          </table:table-cell>
          <table:table-cell table:style-name="ce93" table:formula="of:=SQRT(POWER([.$E9]-[.P$5];2)+POWER([.$F9]-[.P$6];2))" office:value-type="float" office:value="49.0306026885251" calcext:value-type="float">
            <text:p>49</text:p>
          </table:table-cell>
          <table:table-cell table:style-name="ce93" table:formula="of:=SQRT(POWER([.$E9]-[.Q$5];2)+POWER([.$F9]-[.Q$6];2))" office:value-type="float" office:value="71.5681493403316" calcext:value-type="float">
            <text:p>72</text:p>
          </table:table-cell>
          <table:table-cell table:style-name="ce93" table:formula="of:=SQRT(POWER([.$E9]-[.R$5];2)+POWER([.$F9]-[.R$6];2))" office:value-type="float" office:value="75.0066663703967" calcext:value-type="float">
            <text:p>75</text:p>
          </table:table-cell>
          <table:table-cell table:style-name="ce93" table:formula="of:=SQRT(POWER([.$E9]-[.S$5];2)+POWER([.$F9]-[.S$6];2))" office:value-type="float" office:value="201.079586233909" calcext:value-type="float">
            <text:p>201</text:p>
          </table:table-cell>
          <table:table-cell table:style-name="ce94" table:formula="of:=SQRT(POWER([.$E9]-[.T$5];2)+POWER([.$F9]-[.T$6];2))" office:value-type="float" office:value="228.177562437677" calcext:value-type="float">
            <text:p>228</text:p>
          </table:table-cell>
          <table:table-cell table:style-name="ce94" table:formula="of:=SQRT(POWER([.$E9]-[.U$5];2)+POWER([.$F9]-[.U$6];2))" office:value-type="float" office:value="267.686383665662" calcext:value-type="float">
            <text:p>268</text:p>
          </table:table-cell>
          <table:table-cell table:style-name="ce94" table:formula="of:=SQRT(POWER([.$E9]-[.V$5];2)+POWER([.$F9]-[.V$6];2))" office:value-type="float" office:value="411.13014970931" calcext:value-type="float">
            <text:p>411</text:p>
          </table:table-cell>
          <table:table-cell table:style-name="ce96" table:formula="of:=SQRT(POWER([.$E9]-[.W$5];2)+POWER([.$F9]-[.W$6];2))" office:value-type="float" office:value="402.910660072429" calcext:value-type="float">
            <text:p>403</text:p>
          </table:table-cell>
          <table:table-cell table:style-name="ce94" table:formula="of:=SQRT(POWER([.$E9]-[.X$5];2)+POWER([.$F9]-[.X$6];2))" office:value-type="float" office:value="24.5153013442625" calcext:value-type="float">
            <text:p>25</text:p>
          </table:table-cell>
          <table:table-cell table:style-name="ce94" table:formula="of:=SQRT(POWER([.$E9]-[.Y$5];2)+POWER([.$F9]-[.Y$6];2))" office:value-type="float" office:value="97.1287804927046" calcext:value-type="float">
            <text:p>97</text:p>
          </table:table-cell>
          <table:table-cell table:style-name="ce94" table:formula="of:=SQRT(POWER([.$E9]-[.Z$5];2)+POWER([.$F9]-[.Z$6];2))" office:value-type="float" office:value="105.650366776458" calcext:value-type="float">
            <text:p>106</text:p>
          </table:table-cell>
          <table:table-cell table:style-name="ce93" table:formula="of:=SQRT(POWER([.$E9]-[.AA$5];2)+POWER([.$F9]-[.AA$6];2))" office:value-type="float" office:value="33.0151480384384" calcext:value-type="float">
            <text:p>33</text:p>
          </table:table-cell>
          <table:table-cell table:style-name="ce98" table:formula="of:=SQRT(POWER([.$E9]-[.AB$5];2)+POWER([.$F9]-[.AB$6];2))" office:value-type="float" office:value="305.447213115458" calcext:value-type="float">
            <text:p>305</text:p>
          </table:table-cell>
          <table:table-cell table:style-name="ce84" table:formula="of:=SQRT(POWER([.$E9]-[.AC$5];2)+POWER([.$F9]-[.AC$6];2))" office:value-type="float" office:value="809.830229122129" calcext:value-type="float">
            <text:p>810</text:p>
          </table:table-cell>
          <table:table-cell table:style-name="ce84" table:formula="of:=SQRT(POWER([.$E9]-[.AD$5];2)+POWER([.$F9]-[.AD$6];2))" office:value-type="float" office:value="822.170906807094" calcext:value-type="float">
            <text:p>822</text:p>
          </table:table-cell>
          <table:table-cell table:style-name="ce84" table:formula="of:=SQRT(POWER([.$E9]-[.AE$5];2)+POWER([.$F9]-[.AE$6];2))" office:value-type="float" office:value="855.368926253462" calcext:value-type="float">
            <text:p>855</text:p>
          </table:table-cell>
          <table:table-cell table:style-name="ce84" table:formula="of:=SQRT(POWER([.$E9]-[.AF$5];2)+POWER([.$F9]-[.AF$6];2))" office:value-type="float" office:value="859.71390590126" calcext:value-type="float">
            <text:p>860</text:p>
          </table:table-cell>
          <table:table-cell table:style-name="ce84" table:formula="of:=SQRT(POWER([.$E9]-[.AG$5];2)+POWER([.$F9]-[.AG$6];2))" office:value-type="float" office:value="826.075057122535" calcext:value-type="float">
            <text:p>826</text:p>
          </table:table-cell>
          <table:table-cell table:style-name="ce84" table:formula="of:=SQRT(POWER([.$E9]-[.AH$5];2)+POWER([.$F9]-[.AH$6];2))" office:value-type="float" office:value="828.893841212492" calcext:value-type="float">
            <text:p>829</text:p>
          </table:table-cell>
          <table:table-cell table:style-name="ce84" table:formula="of:=SQRT(POWER([.$E9]-[.AI$5];2)+POWER([.$F9]-[.AI$6];2))" office:value-type="float" office:value="836.289423584921" calcext:value-type="float">
            <text:p>836</text:p>
          </table:table-cell>
          <table:table-cell table:style-name="ce84" table:formula="of:=SQRT(POWER([.$E9]-[.AJ$5];2)+POWER([.$F9]-[.AJ$6];2))" office:value-type="float" office:value="862.028421805221" calcext:value-type="float">
            <text:p>862</text:p>
          </table:table-cell>
          <table:table-cell table:style-name="ce84" table:formula="of:=SQRT(POWER([.$E9]-[.AK$5];2)+POWER([.$F9]-[.AK$6];2))" office:value-type="float" office:value="784.591613516229" calcext:value-type="float">
            <text:p>785</text:p>
          </table:table-cell>
          <table:table-cell table:style-name="ce84" table:formula="of:=SQRT(POWER([.$E9]-[.AL$5];2)+POWER([.$F9]-[.AL$6];2))" office:value-type="float" office:value="774.845791109431" calcext:value-type="float">
            <text:p>775</text:p>
          </table:table-cell>
          <table:table-cell table:style-name="ce84" table:formula="of:=SQRT(POWER([.$E9]-[.AM$5];2)+POWER([.$F9]-[.AM$6];2))" office:value-type="float" office:value="761.759148287699" calcext:value-type="float">
            <text:p>762</text:p>
          </table:table-cell>
          <table:table-cell table:style-name="ce84" table:formula="of:=SQRT(POWER([.$E9]-[.AN$5];2)+POWER([.$F9]-[.AN$6];2))" office:value-type="float" office:value="744.000672042707" calcext:value-type="float">
            <text:p>744</text:p>
          </table:table-cell>
          <table:table-cell table:style-name="ce84" table:formula="of:=SQRT(POWER([.$E9]-[.AO$5];2)+POWER([.$F9]-[.AO$6];2))" office:value-type="float" office:value="720.00069444411" calcext:value-type="float">
            <text:p>720</text:p>
          </table:table-cell>
          <table:table-cell table:style-name="ce84" table:formula="of:=SQRT(POWER([.$E9]-[.AP$5];2)+POWER([.$F9]-[.AP$6];2))" office:value-type="float" office:value="725.52394860542" calcext:value-type="float">
            <text:p>726</text:p>
          </table:table-cell>
          <table:table-cell table:style-name="ce84" table:formula="of:=SQRT(POWER([.$E9]-[.AQ$5];2)+POWER([.$F9]-[.AQ$6];2))" office:value-type="float" office:value="850.15351554881" calcext:value-type="float">
            <text:p>850</text:p>
          </table:table-cell>
          <table:table-cell table:style-name="ce84" table:formula="of:=SQRT(POWER([.$E9]-[.AR$5];2)+POWER([.$F9]-[.AR$6];2))" office:value-type="float" office:value="788.173838692963" calcext:value-type="float">
            <text:p>788</text:p>
          </table:table-cell>
          <table:table-cell table:style-name="ce90" table:formula="of:=SQRT(POWER([.$E9]-[.AS$5];2)+POWER([.$F9]-[.AS$6];2))" office:value-type="float" office:value="494.920195587127" calcext:value-type="float">
            <text:p>495</text:p>
          </table:table-cell>
          <table:table-cell table:style-name="ce84" table:formula="of:=SQRT(POWER([.$E9]-[.AT$5];2)+POWER([.$F9]-[.AT$6];2))" office:value-type="float" office:value="604.742093788749" calcext:value-type="float">
            <text:p>605</text:p>
          </table:table-cell>
          <table:table-cell table:style-name="ce84" table:formula="of:=SQRT(POWER([.$E9]-[.AU$5];2)+POWER([.$F9]-[.AU$6];2))" office:value-type="float" office:value="812.813016628056" calcext:value-type="float">
            <text:p>813</text:p>
          </table:table-cell>
          <table:table-cell table:style-name="ce84" table:formula="of:=SQRT(POWER([.$E9]-[.AV$5];2)+POWER([.$F9]-[.AV$6];2))" office:value-type="float" office:value="721.588525407659" calcext:value-type="float">
            <text:p>722</text:p>
          </table:table-cell>
          <table:table-cell table:style-name="ce113" table:formula="of:=SQRT(POWER([.$E9]-[.AW$5];2)+POWER([.$F9]-[.AW$6];2))" office:value-type="float" office:value="740.243878731868" calcext:value-type="float">
            <text:p>740</text:p>
          </table:table-cell>
          <table:table-cell table:style-name="ce84" table:formula="of:=SQRT(POWER([.$E9]-[.AX$5];2)+POWER([.$F9]-[.AX$6];2))" office:value-type="float" office:value="590.884929575971" calcext:value-type="float">
            <text:p>591</text:p>
          </table:table-cell>
          <table:table-cell table:style-name="ce84" table:formula="of:=SQRT(POWER([.$E9]-[.AY$5];2)+POWER([.$F9]-[.AY$6];2))" office:value-type="float" office:value="540.744856656076" calcext:value-type="float">
            <text:p>541</text:p>
          </table:table-cell>
          <table:table-cell table:style-name="ce84" table:formula="of:=SQRT(POWER([.$E9]-[.AZ$5];2)+POWER([.$F9]-[.AZ$6];2))" office:value-type="float" office:value="543.28261521974" calcext:value-type="float">
            <text:p>543</text:p>
          </table:table-cell>
          <table:table-cell table:style-name="ce84" table:formula="of:=SQRT(POWER([.$E9]-[.BA$5];2)+POWER([.$F9]-[.BA$6];2))" office:value-type="float" office:value="568.124106159913" calcext:value-type="float">
            <text:p>568</text:p>
          </table:table-cell>
          <table:table-cell table:style-name="ce84" table:formula="of:=SQRT(POWER([.$E9]-[.BB$5];2)+POWER([.$F9]-[.BB$6];2))" office:value-type="float" office:value="553.014466356894" calcext:value-type="float">
            <text:p>553</text:p>
          </table:table-cell>
          <table:table-cell table:style-name="ce84" table:formula="of:=SQRT(POWER([.$E9]-[.BC$5];2)+POWER([.$F9]-[.BC$6];2))" office:value-type="float" office:value="600.832755431992" calcext:value-type="float">
            <text:p>601</text:p>
          </table:table-cell>
          <table:table-cell table:style-name="ce84" table:formula="of:=SQRT(POWER([.$E9]-[.BD$5];2)+POWER([.$F9]-[.BD$6];2))" office:value-type="float" office:value="622.643557743915" calcext:value-type="float">
            <text:p>623</text:p>
          </table:table-cell>
          <table:table-cell table:style-name="ce84" table:formula="of:=SQRT(POWER([.$E9]-[.BE$5];2)+POWER([.$F9]-[.BE$6];2))" office:value-type="float" office:value="650.28070861744" calcext:value-type="float">
            <text:p>650</text:p>
          </table:table-cell>
          <table:table-cell table:style-name="ce84" table:formula="of:=SQRT(POWER([.$E9]-[.BF$5];2)+POWER([.$F9]-[.BF$6];2))" office:value-type="float" office:value="637.247989404439" calcext:value-type="float">
            <text:p>637</text:p>
          </table:table-cell>
          <table:table-cell table:style-name="ce84" table:formula="of:=SQRT(POWER([.$E9]-[.BG$5];2)+POWER([.$F9]-[.BG$6];2))" office:value-type="float" office:value="682.033723506397" calcext:value-type="float">
            <text:p>682</text:p>
          </table:table-cell>
          <table:table-cell table:style-name="ce84" table:formula="of:=SQRT(POWER([.$E9]-[.BH$5];2)+POWER([.$F9]-[.BH$6];2))" office:value-type="float" office:value="626.189268512325" calcext:value-type="float">
            <text:p>626</text:p>
          </table:table-cell>
          <table:table-cell table:style-name="ce84" table:formula="of:=SQRT(POWER([.$E9]-[.BI$5];2)+POWER([.$F9]-[.BI$6];2))" office:value-type="float" office:value="671.062590225383" calcext:value-type="float">
            <text:p>671</text:p>
          </table:table-cell>
          <table:table-cell table:style-name="ce84" table:formula="of:=SQRT(POWER([.$E9]-[.BJ$5];2)+POWER([.$F9]-[.BJ$6];2))" office:value-type="float" office:value="621.057968308917" calcext:value-type="float">
            <text:p>621</text:p>
          </table:table-cell>
          <table:table-cell table:style-name="ce84" table:formula="of:=SQRT(POWER([.$E9]-[.BK$5];2)+POWER([.$F9]-[.BK$6];2))" office:value-type="float" office:value="402.235005935585" calcext:value-type="float">
            <text:p>402</text:p>
          </table:table-cell>
          <table:table-cell table:style-name="ce84" table:formula="of:=SQRT(POWER([.$E9]-[.BL$5];2)+POWER([.$F9]-[.BL$6];2))" office:value-type="float" office:value="654.340125622753" calcext:value-type="float">
            <text:p>654</text:p>
          </table:table-cell>
          <table:table-cell table:style-name="ce90" table:formula="of:=SQRT(POWER([.$E9]-[.BM$5];2)+POWER([.$F9]-[.BM$6];2))" office:value-type="float" office:value="437.687102848599" calcext:value-type="float">
            <text:p>438</text:p>
          </table:table-cell>
          <table:table-cell table:style-name="ce84" table:formula="of:=SQRT(POWER([.$E9]-[.BN$5];2)+POWER([.$F9]-[.BN$6];2))" office:value-type="float" office:value="456.483296518065" calcext:value-type="float">
            <text:p>456</text:p>
          </table:table-cell>
          <table:table-cell table:style-name="ce84" table:formula="of:=SQRT(POWER([.$E9]-[.BO$5];2)+POWER([.$F9]-[.BO$6];2))" office:value-type="float" office:value="406.208074759722" calcext:value-type="float">
            <text:p>406</text:p>
          </table:table-cell>
          <table:table-cell table:style-name="ce84" table:formula="of:=SQRT(POWER([.$E9]-[.BP$5];2)+POWER([.$F9]-[.BP$6];2))" office:value-type="float" office:value="323.471791660417" calcext:value-type="float">
            <text:p>323</text:p>
          </table:table-cell>
          <table:table-cell table:style-name="ce84" table:formula="of:=SQRT(POWER([.$E9]-[.BQ$5];2)+POWER([.$F9]-[.BQ$6];2))" office:value-type="float" office:value="318.220049651181" calcext:value-type="float">
            <text:p>318</text:p>
          </table:table-cell>
          <table:table-cell table:style-name="ce84" table:formula="of:=SQRT(POWER([.$E9]-[.BR$5];2)+POWER([.$F9]-[.BR$6];2))" office:value-type="float" office:value="368.582419548193" calcext:value-type="float">
            <text:p>369</text:p>
          </table:table-cell>
          <table:table-cell table:style-name="ce84" table:formula="of:=SQRT(POWER([.$E9]-[.BS$5];2)+POWER([.$F9]-[.BS$6];2))" office:value-type="float" office:value="394.77715232774" calcext:value-type="float">
            <text:p>395</text:p>
          </table:table-cell>
          <table:table-cell table:number-columns-repeated="95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style-name="ce11" office:value-type="string" calcext:value-type="string">
            <text:p>Станция слежения</text:p>
          </table:table-cell>
          <table:table-cell office:value-type="string" calcext:value-type="string">
            <text:p>T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table:formula="of:=MIN([.O8:.R14])" office:value-type="float" office:value="40.3112887414927" calcext:value-type="float">
            <text:p>40,3112887415</text:p>
          </table:table-cell>
          <table:table-cell table:style-name="ce87" table:formula="of:=SQRT(POWER([.$E10]-[.H$5];2)+POWER([.$F10]-[.H$6];2))" office:value-type="float" office:value="26.1725046566048" calcext:value-type="float">
            <text:p>26</text:p>
          </table:table-cell>
          <table:table-cell table:style-name="ce94" table:formula="of:=SQRT(POWER([.$E10]-[.I$5];2)+POWER([.$F10]-[.I$6];2))" office:value-type="float" office:value="32.1403173599764" calcext:value-type="float">
            <text:p>32</text:p>
          </table:table-cell>
          <table:table-cell table:style-name="ce93"/>
          <table:table-cell table:style-name="ce93" table:formula="of:=SQRT(POWER([.$E10]-[.K$5];2)+POWER([.$F10]-[.K$6];2))" office:value-type="float" office:value="24.5967477524977" calcext:value-type="float">
            <text:p>25</text:p>
          </table:table-cell>
          <table:table-cell table:style-name="ce93" table:formula="of:=SQRT(POWER([.$E10]-[.L$5];2)+POWER([.$F10]-[.L$6];2))" office:value-type="float" office:value="42.7551166528639" calcext:value-type="float">
            <text:p>43</text:p>
          </table:table-cell>
          <table:table-cell table:style-name="ce93" table:formula="of:=SQRT(POWER([.$E10]-[.M$5];2)+POWER([.$F10]-[.M$6];2))" office:value-type="float" office:value="50.6951674225463" calcext:value-type="float">
            <text:p>51</text:p>
          </table:table-cell>
          <table:table-cell table:style-name="ce98" table:formula="of:=SQRT(POWER([.$E10]-[.N$5];2)+POWER([.$F10]-[.N$6];2))" office:value-type="float" office:value="49.8196748283246" calcext:value-type="float">
            <text:p>50</text:p>
          </table:table-cell>
          <table:table-cell table:style-name="ce94" table:formula="of:=SQRT(POWER([.$E10]-[.O$5];2)+POWER([.$F10]-[.O$6];2))" office:value-type="float" office:value="72.0277724214764" calcext:value-type="float">
            <text:p>72</text:p>
          </table:table-cell>
          <table:table-cell table:style-name="ce94" table:formula="of:=SQRT(POWER([.$E10]-[.P$5];2)+POWER([.$F10]-[.P$6];2))" office:value-type="float" office:value="81.0493676718085" calcext:value-type="float">
            <text:p>81</text:p>
          </table:table-cell>
          <table:table-cell table:style-name="ce94" table:formula="of:=SQRT(POWER([.$E10]-[.Q$5];2)+POWER([.$F10]-[.Q$6];2))" office:value-type="float" office:value="103.368273662667" calcext:value-type="float">
            <text:p>103</text:p>
          </table:table-cell>
          <table:table-cell table:style-name="ce94" table:formula="of:=SQRT(POWER([.$E10]-[.R$5];2)+POWER([.$F10]-[.R$6];2))" office:value-type="float" office:value="107.074740251845" calcext:value-type="float">
            <text:p>107</text:p>
          </table:table-cell>
          <table:table-cell table:style-name="ce94" table:formula="of:=SQRT(POWER([.$E10]-[.S$5];2)+POWER([.$F10]-[.S$6];2))" office:value-type="float" office:value="229.839074136666" calcext:value-type="float">
            <text:p>230</text:p>
          </table:table-cell>
          <table:table-cell table:style-name="ce94" table:formula="of:=SQRT(POWER([.$E10]-[.T$5];2)+POWER([.$F10]-[.T$6];2))" office:value-type="float" office:value="255.51907952245" calcext:value-type="float">
            <text:p>256</text:p>
          </table:table-cell>
          <table:table-cell table:style-name="ce94" table:formula="of:=SQRT(POWER([.$E10]-[.U$5];2)+POWER([.$F10]-[.U$6];2))" office:value-type="float" office:value="297.397041007472" calcext:value-type="float">
            <text:p>297</text:p>
          </table:table-cell>
          <table:table-cell table:style-name="ce94" table:formula="of:=SQRT(POWER([.$E10]-[.V$5];2)+POWER([.$F10]-[.V$6];2))" office:value-type="float" office:value="442.064474935501" calcext:value-type="float">
            <text:p>442</text:p>
          </table:table-cell>
          <table:table-cell table:style-name="ce96" table:formula="of:=SQRT(POWER([.$E10]-[.W$5];2)+POWER([.$F10]-[.W$6];2))" office:value-type="float" office:value="435.019539791031" calcext:value-type="float">
            <text:p>435</text:p>
          </table:table-cell>
          <table:table-cell table:style-name="ce94" table:formula="of:=SQRT(POWER([.$E10]-[.X$5];2)+POWER([.$F10]-[.X$6];2))" office:value-type="float" office:value="38.1837661840736" calcext:value-type="float">
            <text:p>38</text:p>
          </table:table-cell>
          <table:table-cell table:style-name="ce94" table:formula="of:=SQRT(POWER([.$E10]-[.Y$5];2)+POWER([.$F10]-[.Y$6];2))" office:value-type="float" office:value="125" calcext:value-type="float">
            <text:p>125</text:p>
          </table:table-cell>
          <table:table-cell table:style-name="ce94" table:formula="of:=SQRT(POWER([.$E10]-[.Z$5];2)+POWER([.$F10]-[.Z$6];2))" office:value-type="float" office:value="135.915414872633" calcext:value-type="float">
            <text:p>136</text:p>
          </table:table-cell>
          <table:table-cell table:style-name="ce93" table:formula="of:=SQRT(POWER([.$E10]-[.AA$5];2)+POWER([.$F10]-[.AA$6];2))" office:value-type="float" office:value="4.12310562561766" calcext:value-type="float">
            <text:p>4</text:p>
          </table:table-cell>
          <table:table-cell table:style-name="ce98" table:formula="of:=SQRT(POWER([.$E10]-[.AB$5];2)+POWER([.$F10]-[.AB$6];2))" office:value-type="float" office:value="333.138109498148" calcext:value-type="float">
            <text:p>333</text:p>
          </table:table-cell>
          <table:table-cell table:style-name="ce84" table:formula="of:=SQRT(POWER([.$E10]-[.AC$5];2)+POWER([.$F10]-[.AC$6];2))" office:value-type="float" office:value="840.95303079304" calcext:value-type="float">
            <text:p>841</text:p>
          </table:table-cell>
          <table:table-cell table:style-name="ce84" table:formula="of:=SQRT(POWER([.$E10]-[.AD$5];2)+POWER([.$F10]-[.AD$6];2))" office:value-type="float" office:value="852.783677142099" calcext:value-type="float">
            <text:p>853</text:p>
          </table:table-cell>
          <table:table-cell table:style-name="ce84" table:formula="of:=SQRT(POWER([.$E10]-[.AE$5];2)+POWER([.$F10]-[.AE$6];2))" office:value-type="float" office:value="885.959931373874" calcext:value-type="float">
            <text:p>886</text:p>
          </table:table-cell>
          <table:table-cell table:style-name="ce84" table:formula="of:=SQRT(POWER([.$E10]-[.AF$5];2)+POWER([.$F10]-[.AF$6];2))" office:value-type="float" office:value="890.292648515082" calcext:value-type="float">
            <text:p>890</text:p>
          </table:table-cell>
          <table:table-cell table:style-name="ce84" table:formula="of:=SQRT(POWER([.$E10]-[.AG$5];2)+POWER([.$F10]-[.AG$6];2))" office:value-type="float" office:value="857.503935851026" calcext:value-type="float">
            <text:p>858</text:p>
          </table:table-cell>
          <table:table-cell table:style-name="ce84" table:formula="of:=SQRT(POWER([.$E10]-[.AH$5];2)+POWER([.$F10]-[.AH$6];2))" office:value-type="float" office:value="860.633487612468" calcext:value-type="float">
            <text:p>861</text:p>
          </table:table-cell>
          <table:table-cell table:style-name="ce84" table:formula="of:=SQRT(POWER([.$E10]-[.AI$5];2)+POWER([.$F10]-[.AI$6];2))" office:value-type="float" office:value="868.207924405208" calcext:value-type="float">
            <text:p>868</text:p>
          </table:table-cell>
          <table:table-cell table:style-name="ce84" table:formula="of:=SQRT(POWER([.$E10]-[.AJ$5];2)+POWER([.$F10]-[.AJ$6];2))" office:value-type="float" office:value="894.008948501076" calcext:value-type="float">
            <text:p>894</text:p>
          </table:table-cell>
          <table:table-cell table:style-name="ce84" table:formula="of:=SQRT(POWER([.$E10]-[.AK$5];2)+POWER([.$F10]-[.AK$6];2))" office:value-type="float" office:value="815.588744404924" calcext:value-type="float">
            <text:p>816</text:p>
          </table:table-cell>
          <table:table-cell table:style-name="ce84" table:formula="of:=SQRT(POWER([.$E10]-[.AL$5];2)+POWER([.$F10]-[.AL$6];2))" office:value-type="float" office:value="806.266085110865" calcext:value-type="float">
            <text:p>806</text:p>
          </table:table-cell>
          <table:table-cell table:style-name="ce84" table:formula="of:=SQRT(POWER([.$E10]-[.AM$5];2)+POWER([.$F10]-[.AM$6];2))" office:value-type="float" office:value="793.605695544078" calcext:value-type="float">
            <text:p>794</text:p>
          </table:table-cell>
          <table:table-cell table:style-name="ce84" table:formula="of:=SQRT(POWER([.$E10]-[.AN$5];2)+POWER([.$F10]-[.AN$6];2))" office:value-type="float" office:value="776.002577315308" calcext:value-type="float">
            <text:p>776</text:p>
          </table:table-cell>
          <table:table-cell table:style-name="ce84" table:formula="of:=SQRT(POWER([.$E10]-[.AO$5];2)+POWER([.$F10]-[.AO$6];2))" office:value-type="float" office:value="752.010638222625" calcext:value-type="float">
            <text:p>752</text:p>
          </table:table-cell>
          <table:table-cell table:style-name="ce84" table:formula="of:=SQRT(POWER([.$E10]-[.AP$5];2)+POWER([.$F10]-[.AP$6];2))" office:value-type="float" office:value="757.279340798361" calcext:value-type="float">
            <text:p>757</text:p>
          </table:table-cell>
          <table:table-cell table:style-name="ce84" table:formula="of:=SQRT(POWER([.$E10]-[.AQ$5];2)+POWER([.$F10]-[.AQ$6];2))" office:value-type="float" office:value="881.34442756507" calcext:value-type="float">
            <text:p>881</text:p>
          </table:table-cell>
          <table:table-cell table:style-name="ce84" table:formula="of:=SQRT(POWER([.$E10]-[.AR$5];2)+POWER([.$F10]-[.AR$6];2))" office:value-type="float" office:value="819.976219167361" calcext:value-type="float">
            <text:p>820</text:p>
          </table:table-cell>
          <table:table-cell table:style-name="ce90" table:formula="of:=SQRT(POWER([.$E10]-[.AS$5];2)+POWER([.$F10]-[.AS$6];2))" office:value-type="float" office:value="524.923803994446" calcext:value-type="float">
            <text:p>525</text:p>
          </table:table-cell>
          <table:table-cell table:style-name="ce84" table:formula="of:=SQRT(POWER([.$E10]-[.AT$5];2)+POWER([.$F10]-[.AT$6];2))" office:value-type="float" office:value="632.923376089081" calcext:value-type="float">
            <text:p>633</text:p>
          </table:table-cell>
          <table:table-cell table:style-name="ce84" table:formula="of:=SQRT(POWER([.$E10]-[.AU$5];2)+POWER([.$F10]-[.AU$6];2))" office:value-type="float" office:value="841.647194494225" calcext:value-type="float">
            <text:p>842</text:p>
          </table:table-cell>
          <table:table-cell table:style-name="ce84" table:formula="of:=SQRT(POWER([.$E10]-[.AV$5];2)+POWER([.$F10]-[.AV$6];2))" office:value-type="float" office:value="748.636761053049" calcext:value-type="float">
            <text:p>749</text:p>
          </table:table-cell>
          <table:table-cell table:style-name="ce113" table:formula="of:=SQRT(POWER([.$E10]-[.AW$5];2)+POWER([.$F10]-[.AW$6];2))" office:value-type="float" office:value="766.824621409615" calcext:value-type="float">
            <text:p>767</text:p>
          </table:table-cell>
          <table:table-cell table:style-name="ce84" table:formula="of:=SQRT(POWER([.$E10]-[.AX$5];2)+POWER([.$F10]-[.AX$6];2))" office:value-type="float" office:value="600.861048829095" calcext:value-type="float">
            <text:p>601</text:p>
          </table:table-cell>
          <table:table-cell table:style-name="ce84" table:formula="of:=SQRT(POWER([.$E10]-[.AY$5];2)+POWER([.$F10]-[.AY$6];2))" office:value-type="float" office:value="550.717713533894" calcext:value-type="float">
            <text:p>551</text:p>
          </table:table-cell>
          <table:table-cell table:style-name="ce84" table:formula="of:=SQRT(POWER([.$E10]-[.AZ$5];2)+POWER([.$F10]-[.AZ$6];2))" office:value-type="float" office:value="551.337464716484" calcext:value-type="float">
            <text:p>551</text:p>
          </table:table-cell>
          <table:table-cell table:style-name="ce84" table:formula="of:=SQRT(POWER([.$E10]-[.BA$5];2)+POWER([.$F10]-[.BA$6];2))" office:value-type="float" office:value="574.952171923891" calcext:value-type="float">
            <text:p>575</text:p>
          </table:table-cell>
          <table:table-cell table:style-name="ce84" table:formula="of:=SQRT(POWER([.$E10]-[.BB$5];2)+POWER([.$F10]-[.BB$6];2))" office:value-type="float" office:value="563.171377113575" calcext:value-type="float">
            <text:p>563</text:p>
          </table:table-cell>
          <table:table-cell table:style-name="ce84" table:formula="of:=SQRT(POWER([.$E10]-[.BC$5];2)+POWER([.$F10]-[.BC$6];2))" office:value-type="float" office:value="608.911323593181" calcext:value-type="float">
            <text:p>609</text:p>
          </table:table-cell>
          <table:table-cell table:style-name="ce84" table:formula="of:=SQRT(POWER([.$E10]-[.BD$5];2)+POWER([.$F10]-[.BD$6];2))" office:value-type="float" office:value="628.714561625544" calcext:value-type="float">
            <text:p>629</text:p>
          </table:table-cell>
          <table:table-cell table:style-name="ce84" table:formula="of:=SQRT(POWER([.$E10]-[.BE$5];2)+POWER([.$F10]-[.BE$6];2))" office:value-type="float" office:value="657.165123846359" calcext:value-type="float">
            <text:p>657</text:p>
          </table:table-cell>
          <table:table-cell table:style-name="ce84" table:formula="of:=SQRT(POWER([.$E10]-[.BF$5];2)+POWER([.$F10]-[.BF$6];2))" office:value-type="float" office:value="645.663999306141" calcext:value-type="float">
            <text:p>646</text:p>
          </table:table-cell>
          <table:table-cell table:style-name="ce84" table:formula="of:=SQRT(POWER([.$E10]-[.BG$5];2)+POWER([.$F10]-[.BG$6];2))" office:value-type="float" office:value="694.018011293655" calcext:value-type="float">
            <text:p>694</text:p>
          </table:table-cell>
          <table:table-cell table:style-name="ce84" table:formula="of:=SQRT(POWER([.$E10]-[.BH$5];2)+POWER([.$F10]-[.BH$6];2))" office:value-type="float" office:value="639.726504062478" calcext:value-type="float">
            <text:p>640</text:p>
          </table:table-cell>
          <table:table-cell table:style-name="ce84" table:formula="of:=SQRT(POWER([.$E10]-[.BI$5];2)+POWER([.$F10]-[.BI$6];2))" office:value-type="float" office:value="684.667802660531" calcext:value-type="float">
            <text:p>685</text:p>
          </table:table-cell>
          <table:table-cell table:style-name="ce84" table:formula="of:=SQRT(POWER([.$E10]-[.BJ$5];2)+POWER([.$F10]-[.BJ$6];2))" office:value-type="float" office:value="636.007861586632" calcext:value-type="float">
            <text:p>636</text:p>
          </table:table-cell>
          <table:table-cell table:style-name="ce84" table:formula="of:=SQRT(POWER([.$E10]-[.BK$5];2)+POWER([.$F10]-[.BK$6];2))" office:value-type="float" office:value="430.94779266171" calcext:value-type="float">
            <text:p>431</text:p>
          </table:table-cell>
          <table:table-cell table:style-name="ce84" table:formula="of:=SQRT(POWER([.$E10]-[.BL$5];2)+POWER([.$F10]-[.BL$6];2))" office:value-type="float" office:value="669.281704516118" calcext:value-type="float">
            <text:p>669</text:p>
          </table:table-cell>
          <table:table-cell table:style-name="ce90" table:formula="of:=SQRT(POWER([.$E10]-[.BM$5];2)+POWER([.$F10]-[.BM$6];2))" office:value-type="float" office:value="463.789823088002" calcext:value-type="float">
            <text:p>464</text:p>
          </table:table-cell>
          <table:table-cell table:style-name="ce84" table:formula="of:=SQRT(POWER([.$E10]-[.BN$5];2)+POWER([.$F10]-[.BN$6];2))" office:value-type="float" office:value="478.602131211302" calcext:value-type="float">
            <text:p>479</text:p>
          </table:table-cell>
          <table:table-cell table:style-name="ce84" table:formula="of:=SQRT(POWER([.$E10]-[.BO$5];2)+POWER([.$F10]-[.BO$6];2))" office:value-type="float" office:value="429.057105756332" calcext:value-type="float">
            <text:p>429</text:p>
          </table:table-cell>
          <table:table-cell table:style-name="ce84" table:formula="of:=SQRT(POWER([.$E10]-[.BP$5];2)+POWER([.$F10]-[.BP$6];2))" office:value-type="float" office:value="337.266956578909" calcext:value-type="float">
            <text:p>337</text:p>
          </table:table-cell>
          <table:table-cell table:style-name="ce84" table:formula="of:=SQRT(POWER([.$E10]-[.BQ$5];2)+POWER([.$F10]-[.BQ$6];2))" office:value-type="float" office:value="324.91383473161" calcext:value-type="float">
            <text:p>325</text:p>
          </table:table-cell>
          <table:table-cell table:style-name="ce84" table:formula="of:=SQRT(POWER([.$E10]-[.BR$5];2)+POWER([.$F10]-[.BR$6];2))" office:value-type="float" office:value="379.82364328725" calcext:value-type="float">
            <text:p>380</text:p>
          </table:table-cell>
          <table:table-cell table:style-name="ce84" table:formula="of:=SQRT(POWER([.$E10]-[.BS$5];2)+POWER([.$F10]-[.BS$6];2))" office:value-type="float" office:value="401.808412057289" calcext:value-type="float">
            <text:p>402</text:p>
          </table:table-cell>
          <table:table-cell table:number-columns-repeated="95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Иридиевые копи</text:p>
          </table:table-cell>
          <table:table-cell office:value-type="string" calcext:value-type="string">
            <text:p>T3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table:formula="of:=MAX([.O8:.R14])" office:value-type="float" office:value="126.400158227749" calcext:value-type="float">
            <text:p>126,4001582277</text:p>
          </table:table-cell>
          <table:table-cell table:style-name="ce87" table:formula="of:=SQRT(POWER([.$E11]-[.H$5];2)+POWER([.$F11]-[.H$6];2))" office:value-type="float" office:value="29.1547594742265" calcext:value-type="float">
            <text:p>29</text:p>
          </table:table-cell>
          <table:table-cell table:style-name="ce94" table:formula="of:=SQRT(POWER([.$E11]-[.I$5];2)+POWER([.$F11]-[.I$6];2))" office:value-type="float" office:value="49.7393204617836" calcext:value-type="float">
            <text:p>50</text:p>
          </table:table-cell>
          <table:table-cell table:style-name="ce93" table:formula="of:=SQRT(POWER([.$E11]-[.J$5];2)+POWER([.$F11]-[.J$6];2))" office:value-type="float" office:value="24.5967477524977" calcext:value-type="float">
            <text:p>25</text:p>
          </table:table-cell>
          <table:table-cell table:style-name="ce94"/>
          <table:table-cell table:style-name="ce94" table:formula="of:=SQRT(POWER([.$E11]-[.L$5];2)+POWER([.$F11]-[.L$6];2))" office:value-type="float" office:value="20.2237484161567" calcext:value-type="float">
            <text:p>20</text:p>
          </table:table-cell>
          <table:table-cell table:style-name="ce93" table:formula="of:=SQRT(POWER([.$E11]-[.M$5];2)+POWER([.$F11]-[.M$6];2))" office:value-type="float" office:value="36.1247837363769" calcext:value-type="float">
            <text:p>36</text:p>
          </table:table-cell>
          <table:table-cell table:style-name="ce98" table:formula="of:=SQRT(POWER([.$E11]-[.N$5];2)+POWER([.$F11]-[.N$6];2))" office:value-type="float" office:value="45.3100430368368" calcext:value-type="float">
            <text:p>45</text:p>
          </table:table-cell>
          <table:table-cell table:style-name="ce94" table:formula="of:=SQRT(POWER([.$E11]-[.O$5];2)+POWER([.$F11]-[.O$6];2))" office:value-type="float" office:value="85.375640553966" calcext:value-type="float">
            <text:p>85</text:p>
          </table:table-cell>
          <table:table-cell table:style-name="ce94" table:formula="of:=SQRT(POWER([.$E11]-[.P$5];2)+POWER([.$F11]-[.P$6];2))" office:value-type="float" office:value="97.4987179402888" calcext:value-type="float">
            <text:p>97</text:p>
          </table:table-cell>
          <table:table-cell table:style-name="ce94" table:formula="of:=SQRT(POWER([.$E11]-[.Q$5];2)+POWER([.$F11]-[.Q$6];2))" office:value-type="float" office:value="120.332871651931" calcext:value-type="float">
            <text:p>120</text:p>
          </table:table-cell>
          <table:table-cell table:style-name="ce94" table:formula="of:=SQRT(POWER([.$E11]-[.R$5];2)+POWER([.$F11]-[.R$6];2))" office:value-type="float" office:value="120.830459735946" calcext:value-type="float">
            <text:p>121</text:p>
          </table:table-cell>
          <table:table-cell table:style-name="ce94" table:formula="of:=SQRT(POWER([.$E11]-[.S$5];2)+POWER([.$F11]-[.S$6];2))" office:value-type="float" office:value="250.736913915761" calcext:value-type="float">
            <text:p>251</text:p>
          </table:table-cell>
          <table:table-cell table:style-name="ce94" table:formula="of:=SQRT(POWER([.$E11]-[.T$5];2)+POWER([.$F11]-[.T$6];2))" office:value-type="float" office:value="277.418456487668" calcext:value-type="float">
            <text:p>277</text:p>
          </table:table-cell>
          <table:table-cell table:style-name="ce94" table:formula="of:=SQRT(POWER([.$E11]-[.U$5];2)+POWER([.$F11]-[.U$6];2))" office:value-type="float" office:value="317.417705870356" calcext:value-type="float">
            <text:p>317</text:p>
          </table:table-cell>
          <table:table-cell table:style-name="ce94" table:formula="of:=SQRT(POWER([.$E11]-[.V$5];2)+POWER([.$F11]-[.V$6];2))" office:value-type="float" office:value="460.384621810938" calcext:value-type="float">
            <text:p>460</text:p>
          </table:table-cell>
          <table:table-cell table:style-name="ce96" table:formula="of:=SQRT(POWER([.$E11]-[.W$5];2)+POWER([.$F11]-[.W$6];2))" office:value-type="float" office:value="449.360656933826" calcext:value-type="float">
            <text:p>449</text:p>
          </table:table-cell>
          <table:table-cell table:style-name="ce94" table:formula="of:=SQRT(POWER([.$E11]-[.X$5];2)+POWER([.$F11]-[.X$6];2))" office:value-type="float" office:value="62.00806399171" calcext:value-type="float">
            <text:p>62</text:p>
          </table:table-cell>
          <table:table-cell table:style-name="ce94" table:formula="of:=SQRT(POWER([.$E11]-[.Y$5];2)+POWER([.$F11]-[.Y$6];2))" office:value-type="float" office:value="129.876864760434" calcext:value-type="float">
            <text:p>130</text:p>
          </table:table-cell>
          <table:table-cell table:style-name="ce94" table:formula="of:=SQRT(POWER([.$E11]-[.Z$5];2)+POWER([.$F11]-[.Z$6];2))" office:value-type="float" office:value="144.124945793572" calcext:value-type="float">
            <text:p>144</text:p>
          </table:table-cell>
          <table:table-cell table:style-name="ce93" table:formula="of:=SQRT(POWER([.$E11]-[.AA$5];2)+POWER([.$F11]-[.AA$6];2))" office:value-type="float" office:value="27.8567765543682" calcext:value-type="float">
            <text:p>28</text:p>
          </table:table-cell>
          <table:table-cell table:style-name="ce98" table:formula="of:=SQRT(POWER([.$E11]-[.AB$5];2)+POWER([.$F11]-[.AB$6];2))" office:value-type="float" office:value="335.261092284804" calcext:value-type="float">
            <text:p>335</text:p>
          </table:table-cell>
          <table:table-cell table:style-name="ce84" table:formula="of:=SQRT(POWER([.$E11]-[.AC$5];2)+POWER([.$F11]-[.AC$6];2))" office:value-type="float" office:value="848.77146511885" calcext:value-type="float">
            <text:p>849</text:p>
          </table:table-cell>
          <table:table-cell table:style-name="ce84" table:formula="of:=SQRT(POWER([.$E11]-[.AD$5];2)+POWER([.$F11]-[.AD$6];2))" office:value-type="float" office:value="859.279349222359" calcext:value-type="float">
            <text:p>859</text:p>
          </table:table-cell>
          <table:table-cell table:style-name="ce84" table:formula="of:=SQRT(POWER([.$E11]-[.AE$5];2)+POWER([.$F11]-[.AE$6];2))" office:value-type="float" office:value="892.386687484747" calcext:value-type="float">
            <text:p>892</text:p>
          </table:table-cell>
          <table:table-cell table:style-name="ce84" table:formula="of:=SQRT(POWER([.$E11]-[.AF$5];2)+POWER([.$F11]-[.AF$6];2))" office:value-type="float" office:value="896.688351658479" calcext:value-type="float">
            <text:p>897</text:p>
          </table:table-cell>
          <table:table-cell table:style-name="ce84" table:formula="of:=SQRT(POWER([.$E11]-[.AG$5];2)+POWER([.$F11]-[.AG$6];2))" office:value-type="float" office:value="866.252849923162" calcext:value-type="float">
            <text:p>866</text:p>
          </table:table-cell>
          <table:table-cell table:style-name="ce84" table:formula="of:=SQRT(POWER([.$E11]-[.AH$5];2)+POWER([.$F11]-[.AH$6];2))" office:value-type="float" office:value="870.552123654868" calcext:value-type="float">
            <text:p>871</text:p>
          </table:table-cell>
          <table:table-cell table:style-name="ce84" table:formula="of:=SQRT(POWER([.$E11]-[.AI$5];2)+POWER([.$F11]-[.AI$6];2))" office:value-type="float" office:value="879.005119439017" calcext:value-type="float">
            <text:p>879</text:p>
          </table:table-cell>
          <table:table-cell table:style-name="ce84" table:formula="of:=SQRT(POWER([.$E11]-[.AJ$5];2)+POWER([.$F11]-[.AJ$6];2))" office:value-type="float" office:value="905.17898782506" calcext:value-type="float">
            <text:p>905</text:p>
          </table:table-cell>
          <table:table-cell table:style-name="ce84" table:formula="of:=SQRT(POWER([.$E11]-[.AK$5];2)+POWER([.$F11]-[.AK$6];2))" office:value-type="float" office:value="823.07350826035" calcext:value-type="float">
            <text:p>823</text:p>
          </table:table-cell>
          <table:table-cell table:style-name="ce84" table:formula="of:=SQRT(POWER([.$E11]-[.AL$5];2)+POWER([.$F11]-[.AL$6];2))" office:value-type="float" office:value="815.011656358362" calcext:value-type="float">
            <text:p>815</text:p>
          </table:table-cell>
          <table:table-cell table:style-name="ce84" table:formula="of:=SQRT(POWER([.$E11]-[.AM$5];2)+POWER([.$F11]-[.AM$6];2))" office:value-type="float" office:value="804.050371556409" calcext:value-type="float">
            <text:p>804</text:p>
          </table:table-cell>
          <table:table-cell table:style-name="ce84" table:formula="of:=SQRT(POWER([.$E11]-[.AN$5];2)+POWER([.$F11]-[.AN$6];2))" office:value-type="float" office:value="787.365861591675" calcext:value-type="float">
            <text:p>787</text:p>
          </table:table-cell>
          <table:table-cell table:style-name="ce84" table:formula="of:=SQRT(POWER([.$E11]-[.AO$5];2)+POWER([.$F11]-[.AO$6];2))" office:value-type="float" office:value="763.442859682373" calcext:value-type="float">
            <text:p>763</text:p>
          </table:table-cell>
          <table:table-cell table:style-name="ce84" table:formula="of:=SQRT(POWER([.$E11]-[.AP$5];2)+POWER([.$F11]-[.AP$6];2))" office:value-type="float" office:value="767.315450124654" calcext:value-type="float">
            <text:p>767</text:p>
          </table:table-cell>
          <table:table-cell table:style-name="ce84" table:formula="of:=SQRT(POWER([.$E11]-[.AQ$5];2)+POWER([.$F11]-[.AQ$6];2))" office:value-type="float" office:value="889.33964265628" calcext:value-type="float">
            <text:p>889</text:p>
          </table:table-cell>
          <table:table-cell table:style-name="ce84" table:formula="of:=SQRT(POWER([.$E11]-[.AR$5];2)+POWER([.$F11]-[.AR$6];2))" office:value-type="float" office:value="830.195157779182" calcext:value-type="float">
            <text:p>830</text:p>
          </table:table-cell>
          <table:table-cell table:style-name="ce90" table:formula="of:=SQRT(POWER([.$E11]-[.AS$5];2)+POWER([.$F11]-[.AS$6];2))" office:value-type="float" office:value="530.396078416875" calcext:value-type="float">
            <text:p>530</text:p>
          </table:table-cell>
          <table:table-cell table:style-name="ce84" table:formula="of:=SQRT(POWER([.$E11]-[.AT$5];2)+POWER([.$F11]-[.AT$6];2))" office:value-type="float" office:value="635.066138287974" calcext:value-type="float">
            <text:p>635</text:p>
          </table:table-cell>
          <table:table-cell table:style-name="ce84" table:formula="of:=SQRT(POWER([.$E11]-[.AU$5];2)+POWER([.$F11]-[.AU$6];2))" office:value-type="float" office:value="844.654367182222" calcext:value-type="float">
            <text:p>845</text:p>
          </table:table-cell>
          <table:table-cell table:style-name="ce84" table:formula="of:=SQRT(POWER([.$E11]-[.AV$5];2)+POWER([.$F11]-[.AV$6];2))" office:value-type="float" office:value="748.996662208851" calcext:value-type="float">
            <text:p>749</text:p>
          </table:table-cell>
          <table:table-cell table:style-name="ce113" table:formula="of:=SQRT(POWER([.$E11]-[.AW$5];2)+POWER([.$F11]-[.AW$6];2))" office:value-type="float" office:value="766.530495153324" calcext:value-type="float">
            <text:p>767</text:p>
          </table:table-cell>
          <table:table-cell table:style-name="ce84" table:formula="of:=SQRT(POWER([.$E11]-[.AX$5];2)+POWER([.$F11]-[.AX$6];2))" office:value-type="float" office:value="585.854077394704" calcext:value-type="float">
            <text:p>586</text:p>
          </table:table-cell>
          <table:table-cell table:style-name="ce84" table:formula="of:=SQRT(POWER([.$E11]-[.AY$5];2)+POWER([.$F11]-[.AY$6];2))" office:value-type="float" office:value="535.784471592822" calcext:value-type="float">
            <text:p>536</text:p>
          </table:table-cell>
          <table:table-cell table:style-name="ce84" table:formula="of:=SQRT(POWER([.$E11]-[.AZ$5];2)+POWER([.$F11]-[.AZ$6];2))" office:value-type="float" office:value="535.210239064987" calcext:value-type="float">
            <text:p>535</text:p>
          </table:table-cell>
          <table:table-cell table:style-name="ce84" table:formula="of:=SQRT(POWER([.$E11]-[.BA$5];2)+POWER([.$F11]-[.BA$6];2))" office:value-type="float" office:value="558.068992150612" calcext:value-type="float">
            <text:p>558</text:p>
          </table:table-cell>
          <table:table-cell table:style-name="ce84" table:formula="of:=SQRT(POWER([.$E11]-[.BB$5];2)+POWER([.$F11]-[.BB$6];2))" office:value-type="float" office:value="548.336575471671" calcext:value-type="float">
            <text:p>548</text:p>
          </table:table-cell>
          <table:table-cell table:style-name="ce84" table:formula="of:=SQRT(POWER([.$E11]-[.BC$5];2)+POWER([.$F11]-[.BC$6];2))" office:value-type="float" office:value="592.717470638415" calcext:value-type="float">
            <text:p>593</text:p>
          </table:table-cell>
          <table:table-cell table:style-name="ce84" table:formula="of:=SQRT(POWER([.$E11]-[.BD$5];2)+POWER([.$F11]-[.BD$6];2))" office:value-type="float" office:value="611.337059239827" calcext:value-type="float">
            <text:p>611</text:p>
          </table:table-cell>
          <table:table-cell table:style-name="ce84" table:formula="of:=SQRT(POWER([.$E11]-[.BE$5];2)+POWER([.$F11]-[.BE$6];2))" office:value-type="float" office:value="640.216369675128" calcext:value-type="float">
            <text:p>640</text:p>
          </table:table-cell>
          <table:table-cell table:style-name="ce84" table:formula="of:=SQRT(POWER([.$E11]-[.BF$5];2)+POWER([.$F11]-[.BF$6];2))" office:value-type="float" office:value="629.629255991175" calcext:value-type="float">
            <text:p>630</text:p>
          </table:table-cell>
          <table:table-cell table:style-name="ce84" table:formula="of:=SQRT(POWER([.$E11]-[.BG$5];2)+POWER([.$F11]-[.BG$6];2))" office:value-type="float" office:value="680.226432888343" calcext:value-type="float">
            <text:p>680</text:p>
          </table:table-cell>
          <table:table-cell table:style-name="ce84" table:formula="of:=SQRT(POWER([.$E11]-[.BH$5];2)+POWER([.$F11]-[.BH$6];2))" office:value-type="float" office:value="627.092497164493" calcext:value-type="float">
            <text:p>627</text:p>
          </table:table-cell>
          <table:table-cell table:style-name="ce84" table:formula="of:=SQRT(POWER([.$E11]-[.BI$5];2)+POWER([.$F11]-[.BI$6];2))" office:value-type="float" office:value="672.027529198023" calcext:value-type="float">
            <text:p>672</text:p>
          </table:table-cell>
          <table:table-cell table:style-name="ce84" table:formula="of:=SQRT(POWER([.$E11]-[.BJ$5];2)+POWER([.$F11]-[.BJ$6];2))" office:value-type="float" office:value="624.426937279295" calcext:value-type="float">
            <text:p>624</text:p>
          </table:table-cell>
          <table:table-cell table:style-name="ce84" table:formula="of:=SQRT(POWER([.$E11]-[.BK$5];2)+POWER([.$F11]-[.BK$6];2))" office:value-type="float" office:value="434.291376842783" calcext:value-type="float">
            <text:p>434</text:p>
          </table:table-cell>
          <table:table-cell table:style-name="ce84" table:formula="of:=SQRT(POWER([.$E11]-[.BL$5];2)+POWER([.$F11]-[.BL$6];2))" office:value-type="float" office:value="657.651123316915" calcext:value-type="float">
            <text:p>658</text:p>
          </table:table-cell>
          <table:table-cell table:style-name="ce90" table:formula="of:=SQRT(POWER([.$E11]-[.BM$5];2)+POWER([.$F11]-[.BM$6];2))" office:value-type="float" office:value="463.327098279391" calcext:value-type="float">
            <text:p>463</text:p>
          </table:table-cell>
          <table:table-cell table:style-name="ce84" table:formula="of:=SQRT(POWER([.$E11]-[.BN$5];2)+POWER([.$F11]-[.BN$6];2))" office:value-type="float" office:value="473.600042229728" calcext:value-type="float">
            <text:p>474</text:p>
          </table:table-cell>
          <table:table-cell table:style-name="ce84" table:formula="of:=SQRT(POWER([.$E11]-[.BO$5];2)+POWER([.$F11]-[.BO$6];2))" office:value-type="float" office:value="424.948232141281" calcext:value-type="float">
            <text:p>425</text:p>
          </table:table-cell>
          <table:table-cell table:style-name="ce84" table:formula="of:=SQRT(POWER([.$E11]-[.BP$5];2)+POWER([.$F11]-[.BP$6];2))" office:value-type="float" office:value="325.6009827995" calcext:value-type="float">
            <text:p>326</text:p>
          </table:table-cell>
          <table:table-cell table:style-name="ce84" table:formula="of:=SQRT(POWER([.$E11]-[.BQ$5];2)+POWER([.$F11]-[.BQ$6];2))" office:value-type="float" office:value="308.574140199726" calcext:value-type="float">
            <text:p>309</text:p>
          </table:table-cell>
          <table:table-cell table:style-name="ce84" table:formula="of:=SQRT(POWER([.$E11]-[.BR$5];2)+POWER([.$F11]-[.BR$6];2))" office:value-type="float" office:value="366.154339042978" calcext:value-type="float">
            <text:p>366</text:p>
          </table:table-cell>
          <table:table-cell table:style-name="ce84" table:formula="of:=SQRT(POWER([.$E11]-[.BS$5];2)+POWER([.$F11]-[.BS$6];2))" office:value-type="float" office:value="385.389413450863" calcext:value-type="float">
            <text:p>385</text:p>
          </table:table-cell>
          <table:table-cell table:number-columns-repeated="95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style-name="ce11" office:value-type="string" calcext:value-type="string">
            <text:p>Транзитная магистраль</text:p>
          </table:table-cell>
          <table:table-cell office:value-type="string" calcext:value-type="string">
            <text:p>T3+</text:p>
          </table:table-cell>
          <table:table-cell office:value-type="float" office:value="78" calcext:value-type="float">
            <text:p>78</text:p>
          </table:table-cell>
          <table:table-cell office:value-type="float" office:value="132" calcext:value-type="float">
            <text:p>132</text:p>
          </table:table-cell>
          <table:table-cell table:formula="of:=MAX([.H8:.AB28])" office:value-type="float" office:value="465.717725666524" calcext:value-type="float">
            <text:p>465,7177256665</text:p>
          </table:table-cell>
          <table:table-cell table:style-name="ce87" table:formula="of:=SQRT(POWER([.$E12]-[.H$5];2)+POWER([.$F12]-[.H$6];2))" office:value-type="float" office:value="34.7131099154196" calcext:value-type="float">
            <text:p>35</text:p>
          </table:table-cell>
          <table:table-cell table:style-name="ce94" table:formula="of:=SQRT(POWER([.$E12]-[.I$5];2)+POWER([.$F12]-[.I$6];2))" office:value-type="float" office:value="60.2079728939615" calcext:value-type="float">
            <text:p>60</text:p>
          </table:table-cell>
          <table:table-cell table:style-name="ce93" table:formula="of:=SQRT(POWER([.$E12]-[.J$5];2)+POWER([.$F12]-[.J$6];2))" office:value-type="float" office:value="42.7551166528639" calcext:value-type="float">
            <text:p>43</text:p>
          </table:table-cell>
          <table:table-cell table:style-name="ce94" table:formula="of:=SQRT(POWER([.$E12]-[.K$5];2)+POWER([.$F12]-[.K$6];2))" office:value-type="float" office:value="20.2237484161567" calcext:value-type="float">
            <text:p>20</text:p>
          </table:table-cell>
          <table:table-cell table:style-name="ce94"/>
          <table:table-cell table:style-name="ce93" table:formula="of:=SQRT(POWER([.$E12]-[.M$5];2)+POWER([.$F12]-[.M$6];2))" office:value-type="float" office:value="22.1359436211787" calcext:value-type="float">
            <text:p>22</text:p>
          </table:table-cell>
          <table:table-cell table:style-name="ce98" table:formula="of:=SQRT(POWER([.$E12]-[.N$5];2)+POWER([.$F12]-[.N$6];2))" office:value-type="float" office:value="39.1152144312159" calcext:value-type="float">
            <text:p>39</text:p>
          </table:table-cell>
          <table:table-cell table:style-name="ce94" table:formula="of:=SQRT(POWER([.$E12]-[.O$5];2)+POWER([.$F12]-[.O$6];2))" office:value-type="float" office:value="89.4427190999916" calcext:value-type="float">
            <text:p>89</text:p>
          </table:table-cell>
          <table:table-cell table:style-name="ce94" table:formula="of:=SQRT(POWER([.$E12]-[.P$5];2)+POWER([.$F12]-[.P$6];2))" office:value-type="float" office:value="103.773792452623" calcext:value-type="float">
            <text:p>104</text:p>
          </table:table-cell>
          <table:table-cell table:style-name="ce94" table:formula="of:=SQRT(POWER([.$E12]-[.Q$5];2)+POWER([.$F12]-[.Q$6];2))" office:value-type="float" office:value="126.400158227749" calcext:value-type="float">
            <text:p>126</text:p>
          </table:table-cell>
          <table:table-cell table:style-name="ce94" table:formula="of:=SQRT(POWER([.$E12]-[.R$5];2)+POWER([.$F12]-[.R$6];2))" office:value-type="float" office:value="123.858790564094" calcext:value-type="float">
            <text:p>124</text:p>
          </table:table-cell>
          <table:table-cell table:style-name="ce94" table:formula="of:=SQRT(POWER([.$E12]-[.S$5];2)+POWER([.$F12]-[.S$6];2))" office:value-type="float" office:value="259.803772105025" calcext:value-type="float">
            <text:p>260</text:p>
          </table:table-cell>
          <table:table-cell table:style-name="ce94" table:formula="of:=SQRT(POWER([.$E12]-[.T$5];2)+POWER([.$F12]-[.T$6];2))" office:value-type="float" office:value="287.767267075323" calcext:value-type="float">
            <text:p>288</text:p>
          </table:table-cell>
          <table:table-cell table:style-name="ce94" table:formula="of:=SQRT(POWER([.$E12]-[.U$5];2)+POWER([.$F12]-[.U$6];2))" office:value-type="float" office:value="325.11690205217" calcext:value-type="float">
            <text:p>325</text:p>
          </table:table-cell>
          <table:table-cell table:style-name="ce94" table:formula="of:=SQRT(POWER([.$E12]-[.V$5];2)+POWER([.$F12]-[.V$6];2))" office:value-type="float" office:value="465.717725666524" calcext:value-type="float">
            <text:p>466</text:p>
          </table:table-cell>
          <table:table-cell table:style-name="ce96" table:formula="of:=SQRT(POWER([.$E12]-[.W$5];2)+POWER([.$F12]-[.W$6];2))" office:value-type="float" office:value="450.468644857775" calcext:value-type="float">
            <text:p>450</text:p>
          </table:table-cell>
          <table:table-cell table:style-name="ce94" table:formula="of:=SQRT(POWER([.$E12]-[.X$5];2)+POWER([.$F12]-[.X$6];2))" office:value-type="float" office:value="77.3692445355388" calcext:value-type="float">
            <text:p>77</text:p>
          </table:table-cell>
          <table:table-cell table:style-name="ce94" table:formula="of:=SQRT(POWER([.$E12]-[.Y$5];2)+POWER([.$F12]-[.Y$6];2))" office:value-type="float" office:value="125.015998976131" calcext:value-type="float">
            <text:p>125</text:p>
          </table:table-cell>
          <table:table-cell table:style-name="ce94" table:formula="of:=SQRT(POWER([.$E12]-[.Z$5];2)+POWER([.$F12]-[.Z$6];2))" office:value-type="float" office:value="141.693330824002" calcext:value-type="float">
            <text:p>142</text:p>
          </table:table-cell>
          <table:table-cell table:style-name="ce93" table:formula="of:=SQRT(POWER([.$E12]-[.AA$5];2)+POWER([.$F12]-[.AA$6];2))" office:value-type="float" office:value="46.5295604965274" calcext:value-type="float">
            <text:p>47</text:p>
          </table:table-cell>
          <table:table-cell table:style-name="ce98" table:formula="of:=SQRT(POWER([.$E12]-[.AB$5];2)+POWER([.$F12]-[.AB$6];2))" office:value-type="float" office:value="326.240708679956" calcext:value-type="float">
            <text:p>326</text:p>
          </table:table-cell>
          <table:table-cell table:style-name="ce84" table:formula="of:=SQRT(POWER([.$E12]-[.AC$5];2)+POWER([.$F12]-[.AC$6];2))" office:value-type="float" office:value="843.498666270433" calcext:value-type="float">
            <text:p>843</text:p>
          </table:table-cell>
          <table:table-cell table:style-name="ce84" table:formula="of:=SQRT(POWER([.$E12]-[.AD$5];2)+POWER([.$F12]-[.AD$6];2))" office:value-type="float" office:value="852.912656724005" calcext:value-type="float">
            <text:p>853</text:p>
          </table:table-cell>
          <table:table-cell table:style-name="ce84" table:formula="of:=SQRT(POWER([.$E12]-[.AE$5];2)+POWER([.$F12]-[.AE$6];2))" office:value-type="float" office:value="885.946386639733" calcext:value-type="float">
            <text:p>886</text:p>
          </table:table-cell>
          <table:table-cell table:style-name="ce84" table:formula="of:=SQRT(POWER([.$E12]-[.AF$5];2)+POWER([.$F12]-[.AF$6];2))" office:value-type="float" office:value="890.220759137867" calcext:value-type="float">
            <text:p>890</text:p>
          </table:table-cell>
          <table:table-cell table:style-name="ce84" table:formula="of:=SQRT(POWER([.$E12]-[.AG$5];2)+POWER([.$F12]-[.AG$6];2))" office:value-type="float" office:value="861.756926284901" calcext:value-type="float">
            <text:p>862</text:p>
          </table:table-cell>
          <table:table-cell table:style-name="ce84" table:formula="of:=SQRT(POWER([.$E12]-[.AH$5];2)+POWER([.$F12]-[.AH$6];2))" office:value-type="float" office:value="867.069778045573" calcext:value-type="float">
            <text:p>867</text:p>
          </table:table-cell>
          <table:table-cell table:style-name="ce84" table:formula="of:=SQRT(POWER([.$E12]-[.AI$5];2)+POWER([.$F12]-[.AI$6];2))" office:value-type="float" office:value="876.301888620583" calcext:value-type="float">
            <text:p>876</text:p>
          </table:table-cell>
          <table:table-cell table:style-name="ce84" table:formula="of:=SQRT(POWER([.$E12]-[.AJ$5];2)+POWER([.$F12]-[.AJ$6];2))" office:value-type="float" office:value="902.800088613199" calcext:value-type="float">
            <text:p>903</text:p>
          </table:table-cell>
          <table:table-cell table:style-name="ce84" table:formula="of:=SQRT(POWER([.$E12]-[.AK$5];2)+POWER([.$F12]-[.AK$6];2))" office:value-type="float" office:value="817.53837830404" calcext:value-type="float">
            <text:p>818</text:p>
          </table:table-cell>
          <table:table-cell table:style-name="ce84" table:formula="of:=SQRT(POWER([.$E12]-[.AL$5];2)+POWER([.$F12]-[.AL$6];2))" office:value-type="float" office:value="810.543644722479" calcext:value-type="float">
            <text:p>811</text:p>
          </table:table-cell>
          <table:table-cell table:style-name="ce84" table:formula="of:=SQRT(POWER([.$E12]-[.AM$5];2)+POWER([.$F12]-[.AM$6];2))" office:value-type="float" office:value="801.07552702601" calcext:value-type="float">
            <text:p>801</text:p>
          </table:table-cell>
          <table:table-cell table:style-name="ce84" table:formula="of:=SQRT(POWER([.$E12]-[.AN$5];2)+POWER([.$F12]-[.AN$6];2))" office:value-type="float" office:value="785.233723167822" calcext:value-type="float">
            <text:p>785</text:p>
          </table:table-cell>
          <table:table-cell table:style-name="ce84" table:formula="of:=SQRT(POWER([.$E12]-[.AO$5];2)+POWER([.$F12]-[.AO$6];2))" office:value-type="float" office:value="761.39083262146" calcext:value-type="float">
            <text:p>761</text:p>
          </table:table-cell>
          <table:table-cell table:style-name="ce84" table:formula="of:=SQRT(POWER([.$E12]-[.AP$5];2)+POWER([.$F12]-[.AP$6];2))" office:value-type="float" office:value="764.002617796562" calcext:value-type="float">
            <text:p>764</text:p>
          </table:table-cell>
          <table:table-cell table:style-name="ce84" table:formula="of:=SQRT(POWER([.$E12]-[.AQ$5];2)+POWER([.$F12]-[.AQ$6];2))" office:value-type="float" office:value="884.192286779295" calcext:value-type="float">
            <text:p>884</text:p>
          </table:table-cell>
          <table:table-cell table:style-name="ce84" table:formula="of:=SQRT(POWER([.$E12]-[.AR$5];2)+POWER([.$F12]-[.AR$6];2))" office:value-type="float" office:value="827.00241837615" calcext:value-type="float">
            <text:p>827</text:p>
          </table:table-cell>
          <table:table-cell table:style-name="ce90" table:formula="of:=SQRT(POWER([.$E12]-[.AS$5];2)+POWER([.$F12]-[.AS$6];2))" office:value-type="float" office:value="523.508357144373" calcext:value-type="float">
            <text:p>524</text:p>
          </table:table-cell>
          <table:table-cell table:style-name="ce84" table:formula="of:=SQRT(POWER([.$E12]-[.AT$5];2)+POWER([.$F12]-[.AT$6];2))" office:value-type="float" office:value="625.514188488159" calcext:value-type="float">
            <text:p>626</text:p>
          </table:table-cell>
          <table:table-cell table:style-name="ce84" table:formula="of:=SQRT(POWER([.$E12]-[.AU$5];2)+POWER([.$F12]-[.AU$6];2))" office:value-type="float" office:value="835.589612190099" calcext:value-type="float">
            <text:p>836</text:p>
          </table:table-cell>
          <table:table-cell table:style-name="ce84" table:formula="of:=SQRT(POWER([.$E12]-[.AV$5];2)+POWER([.$F12]-[.AV$6];2))" office:value-type="float" office:value="738.081973767142" calcext:value-type="float">
            <text:p>738</text:p>
          </table:table-cell>
          <table:table-cell table:style-name="ce113" table:formula="of:=SQRT(POWER([.$E12]-[.AW$5];2)+POWER([.$F12]-[.AW$6];2))" office:value-type="float" office:value="755.152964636967" calcext:value-type="float">
            <text:p>755</text:p>
          </table:table-cell>
          <table:table-cell table:style-name="ce84" table:formula="of:=SQRT(POWER([.$E12]-[.AX$5];2)+POWER([.$F12]-[.AX$6];2))" office:value-type="float" office:value="566.683333088243" calcext:value-type="float">
            <text:p>567</text:p>
          </table:table-cell>
          <table:table-cell table:style-name="ce84" table:formula="of:=SQRT(POWER([.$E12]-[.AY$5];2)+POWER([.$F12]-[.AY$6];2))" office:value-type="float" office:value="516.652687982943" calcext:value-type="float">
            <text:p>517</text:p>
          </table:table-cell>
          <table:table-cell table:style-name="ce84" table:formula="of:=SQRT(POWER([.$E12]-[.AZ$5];2)+POWER([.$F12]-[.AZ$6];2))" office:value-type="float" office:value="515.6946771104" calcext:value-type="float">
            <text:p>516</text:p>
          </table:table-cell>
          <table:table-cell table:style-name="ce84" table:formula="of:=SQRT(POWER([.$E12]-[.BA$5];2)+POWER([.$F12]-[.BA$6];2))" office:value-type="float" office:value="538.340041237878" calcext:value-type="float">
            <text:p>538</text:p>
          </table:table-cell>
          <table:table-cell table:style-name="ce84" table:formula="of:=SQRT(POWER([.$E12]-[.BB$5];2)+POWER([.$F12]-[.BB$6];2))" office:value-type="float" office:value="529.235297386711" calcext:value-type="float">
            <text:p>529</text:p>
          </table:table-cell>
          <table:table-cell table:style-name="ce84" table:formula="of:=SQRT(POWER([.$E12]-[.BC$5];2)+POWER([.$F12]-[.BC$6];2))" office:value-type="float" office:value="573.171004151466" calcext:value-type="float">
            <text:p>573</text:p>
          </table:table-cell>
          <table:table-cell table:style-name="ce84" table:formula="of:=SQRT(POWER([.$E12]-[.BD$5];2)+POWER([.$F12]-[.BD$6];2))" office:value-type="float" office:value="591.481191586005" calcext:value-type="float">
            <text:p>591</text:p>
          </table:table-cell>
          <table:table-cell table:style-name="ce84" table:formula="of:=SQRT(POWER([.$E12]-[.BE$5];2)+POWER([.$F12]-[.BE$6];2))" office:value-type="float" office:value="620.459507139668" calcext:value-type="float">
            <text:p>620</text:p>
          </table:table-cell>
          <table:table-cell table:style-name="ce84" table:formula="of:=SQRT(POWER([.$E12]-[.BF$5];2)+POWER([.$F12]-[.BF$6];2))" office:value-type="float" office:value="610.122938431264" calcext:value-type="float">
            <text:p>610</text:p>
          </table:table-cell>
          <table:table-cell table:style-name="ce84" table:formula="of:=SQRT(POWER([.$E12]-[.BG$5];2)+POWER([.$F12]-[.BG$6];2))" office:value-type="float" office:value="661.471843694046" calcext:value-type="float">
            <text:p>661</text:p>
          </table:table-cell>
          <table:table-cell table:style-name="ce84" table:formula="of:=SQRT(POWER([.$E12]-[.BH$5];2)+POWER([.$F12]-[.BH$6];2))" office:value-type="float" office:value="608.816885442577" calcext:value-type="float">
            <text:p>609</text:p>
          </table:table-cell>
          <table:table-cell table:style-name="ce84" table:formula="of:=SQRT(POWER([.$E12]-[.BI$5];2)+POWER([.$F12]-[.BI$6];2))" office:value-type="float" office:value="653.735420487524" calcext:value-type="float">
            <text:p>654</text:p>
          </table:table-cell>
          <table:table-cell table:style-name="ce84" table:formula="of:=SQRT(POWER([.$E12]-[.BJ$5];2)+POWER([.$F12]-[.BJ$6];2))" office:value-type="float" office:value="606.611902290089" calcext:value-type="float">
            <text:p>607</text:p>
          </table:table-cell>
          <table:table-cell table:style-name="ce84" table:formula="of:=SQRT(POWER([.$E12]-[.BK$5];2)+POWER([.$F12]-[.BK$6];2))" office:value-type="float" office:value="425.920180315514" calcext:value-type="float">
            <text:p>426</text:p>
          </table:table-cell>
          <table:table-cell table:style-name="ce84" table:formula="of:=SQRT(POWER([.$E12]-[.BL$5];2)+POWER([.$F12]-[.BL$6];2))" office:value-type="float" office:value="639.801531726832" calcext:value-type="float">
            <text:p>640</text:p>
          </table:table-cell>
          <table:table-cell table:style-name="ce90" table:formula="of:=SQRT(POWER([.$E12]-[.BM$5];2)+POWER([.$F12]-[.BM$6];2))" office:value-type="float" office:value="452.133829745132" calcext:value-type="float">
            <text:p>452</text:p>
          </table:table-cell>
          <table:table-cell table:style-name="ce84" table:formula="of:=SQRT(POWER([.$E12]-[.BN$5];2)+POWER([.$F12]-[.BN$6];2))" office:value-type="float" office:value="459.425728491559" calcext:value-type="float">
            <text:p>459</text:p>
          </table:table-cell>
          <table:table-cell table:style-name="ce84" table:formula="of:=SQRT(POWER([.$E12]-[.BO$5];2)+POWER([.$F12]-[.BO$6];2))" office:value-type="float" office:value="411.400048614484" calcext:value-type="float">
            <text:p>411</text:p>
          </table:table-cell>
          <table:table-cell table:style-name="ce84" table:formula="of:=SQRT(POWER([.$E12]-[.BP$5];2)+POWER([.$F12]-[.BP$6];2))" office:value-type="float" office:value="307.975648387985" calcext:value-type="float">
            <text:p>308</text:p>
          </table:table-cell>
          <table:table-cell table:style-name="ce84" table:formula="of:=SQRT(POWER([.$E12]-[.BQ$5];2)+POWER([.$F12]-[.BQ$6];2))" office:value-type="float" office:value="289.083033054519" calcext:value-type="float">
            <text:p>289</text:p>
          </table:table-cell>
          <table:table-cell table:style-name="ce84" table:formula="of:=SQRT(POWER([.$E12]-[.BR$5];2)+POWER([.$F12]-[.BR$6];2))" office:value-type="float" office:value="347.588837565305" calcext:value-type="float">
            <text:p>348</text:p>
          </table:table-cell>
          <table:table-cell table:style-name="ce84" table:formula="of:=SQRT(POWER([.$E12]-[.BS$5];2)+POWER([.$F12]-[.BS$6];2))" office:value-type="float" office:value="365.833295368259" calcext:value-type="float">
            <text:p>366</text:p>
          </table:table-cell>
          <table:table-cell table:number-columns-repeated="95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Транспортный узел Империи</text:p>
          </table:table-cell>
          <table:table-cell office:value-type="string" calcext:value-type="string">
            <text:p>T4</text:p>
          </table:table-cell>
          <table:table-cell office:value-type="float" office:value="99" calcext:value-type="float">
            <text:p>99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87" table:formula="of:=SQRT(POWER([.$E13]-[.H$5];2)+POWER([.$F13]-[.H$6];2))" office:value-type="float" office:value="30.4138126514911" calcext:value-type="float">
            <text:p>30</text:p>
          </table:table-cell>
          <table:table-cell table:style-name="ce94" table:formula="of:=SQRT(POWER([.$E13]-[.I$5];2)+POWER([.$F13]-[.I$6];2))" office:value-type="float" office:value="55.3624421426656" calcext:value-type="float">
            <text:p>55</text:p>
          </table:table-cell>
          <table:table-cell table:style-name="ce93" table:formula="of:=SQRT(POWER([.$E13]-[.J$5];2)+POWER([.$F13]-[.J$6];2))" office:value-type="float" office:value="50.6951674225463" calcext:value-type="float">
            <text:p>51</text:p>
          </table:table-cell>
          <table:table-cell table:style-name="ce93" table:formula="of:=SQRT(POWER([.$E13]-[.K$5];2)+POWER([.$F13]-[.K$6];2))" office:value-type="float" office:value="36.1247837363769" calcext:value-type="float">
            <text:p>36</text:p>
          </table:table-cell>
          <table:table-cell table:style-name="ce93" table:formula="of:=SQRT(POWER([.$E13]-[.L$5];2)+POWER([.$F13]-[.L$6];2))" office:value-type="float" office:value="22.1359436211787" calcext:value-type="float">
            <text:p>22</text:p>
          </table:table-cell>
          <table:table-cell table:style-name="ce93"/>
          <table:table-cell table:style-name="ce98" table:formula="of:=SQRT(POWER([.$E13]-[.N$5];2)+POWER([.$F13]-[.N$6];2))" office:value-type="float" office:value="20.591260281974" calcext:value-type="float">
            <text:p>21</text:p>
          </table:table-cell>
          <table:table-cell table:style-name="ce94" table:formula="of:=SQRT(POWER([.$E13]-[.O$5];2)+POWER([.$F13]-[.O$6];2))" office:value-type="float" office:value="75.4320886625844" calcext:value-type="float">
            <text:p>75</text:p>
          </table:table-cell>
          <table:table-cell table:style-name="ce94" table:formula="of:=SQRT(POWER([.$E13]-[.P$5];2)+POWER([.$F13]-[.P$6];2))" office:value-type="float" office:value="91.2852671574116" calcext:value-type="float">
            <text:p>91</text:p>
          </table:table-cell>
          <table:table-cell table:style-name="ce94" table:formula="of:=SQRT(POWER([.$E13]-[.Q$5];2)+POWER([.$F13]-[.Q$6];2))" office:value-type="float" office:value="113.070774296456" calcext:value-type="float">
            <text:p>113</text:p>
          </table:table-cell>
          <table:table-cell table:style-name="ce94" table:formula="of:=SQRT(POWER([.$E13]-[.R$5];2)+POWER([.$F13]-[.R$6];2))" office:value-type="float" office:value="107.912001186152" calcext:value-type="float">
            <text:p>108</text:p>
          </table:table-cell>
          <table:table-cell table:style-name="ce94" table:formula="of:=SQRT(POWER([.$E13]-[.S$5];2)+POWER([.$F13]-[.S$6];2))" office:value-type="float" office:value="247.975805271401" calcext:value-type="float">
            <text:p>248</text:p>
          </table:table-cell>
          <table:table-cell table:style-name="ce94" table:formula="of:=SQRT(POWER([.$E13]-[.T$5];2)+POWER([.$F13]-[.T$6];2))" office:value-type="float" office:value="277.185858225127" calcext:value-type="float">
            <text:p>277</text:p>
          </table:table-cell>
          <table:table-cell table:style-name="ce94" table:formula="of:=SQRT(POWER([.$E13]-[.U$5];2)+POWER([.$F13]-[.U$6];2))" office:value-type="float" office:value="311.661675539358" calcext:value-type="float">
            <text:p>312</text:p>
          </table:table-cell>
          <table:table-cell table:style-name="ce94" table:formula="of:=SQRT(POWER([.$E13]-[.V$5];2)+POWER([.$F13]-[.V$6];2))" office:value-type="float" office:value="449.907768325909" calcext:value-type="float">
            <text:p>450</text:p>
          </table:table-cell>
          <table:table-cell table:style-name="ce96" table:formula="of:=SQRT(POWER([.$E13]-[.W$5];2)+POWER([.$F13]-[.W$6];2))" office:value-type="float" office:value="431.726765443145" calcext:value-type="float">
            <text:p>432</text:p>
          </table:table-cell>
          <table:table-cell table:style-name="ce94" table:formula="of:=SQRT(POWER([.$E13]-[.X$5];2)+POWER([.$F13]-[.X$6];2))" office:value-type="float" office:value="77.2787163454466" calcext:value-type="float">
            <text:p>77</text:p>
          </table:table-cell>
          <table:table-cell table:style-name="ce94" table:formula="of:=SQRT(POWER([.$E13]-[.Y$5];2)+POWER([.$F13]-[.Y$6];2))" office:value-type="float" office:value="104.120122935002" calcext:value-type="float">
            <text:p>104</text:p>
          </table:table-cell>
          <table:table-cell table:style-name="ce94" table:formula="of:=SQRT(POWER([.$E13]-[.Z$5];2)+POWER([.$F13]-[.Z$6];2))" office:value-type="float" office:value="121.823643025482" calcext:value-type="float">
            <text:p>122</text:p>
          </table:table-cell>
          <table:table-cell table:style-name="ce93" table:formula="of:=SQRT(POWER([.$E13]-[.AA$5];2)+POWER([.$F13]-[.AA$6];2))" office:value-type="float" office:value="54.817880294663" calcext:value-type="float">
            <text:p>55</text:p>
          </table:table-cell>
          <table:table-cell table:style-name="ce98" table:formula="of:=SQRT(POWER([.$E13]-[.AB$5];2)+POWER([.$F13]-[.AB$6];2))" office:value-type="float" office:value="304.120042088646" calcext:value-type="float">
            <text:p>304</text:p>
          </table:table-cell>
          <table:table-cell table:style-name="ce84" table:formula="of:=SQRT(POWER([.$E13]-[.AC$5];2)+POWER([.$F13]-[.AC$6];2))" office:value-type="float" office:value="821.902670636858" calcext:value-type="float">
            <text:p>822</text:p>
          </table:table-cell>
          <table:table-cell table:style-name="ce84" table:formula="of:=SQRT(POWER([.$E13]-[.AD$5];2)+POWER([.$F13]-[.AD$6];2))" office:value-type="float" office:value="831.072800661891" calcext:value-type="float">
            <text:p>831</text:p>
          </table:table-cell>
          <table:table-cell table:style-name="ce84" table:formula="of:=SQRT(POWER([.$E13]-[.AE$5];2)+POWER([.$F13]-[.AE$6];2))" office:value-type="float" office:value="864.090851704842" calcext:value-type="float">
            <text:p>864</text:p>
          </table:table-cell>
          <table:table-cell table:style-name="ce84" table:formula="of:=SQRT(POWER([.$E13]-[.AF$5];2)+POWER([.$F13]-[.AF$6];2))" office:value-type="float" office:value="868.359948408493" calcext:value-type="float">
            <text:p>868</text:p>
          </table:table-cell>
          <table:table-cell table:style-name="ce84" table:formula="of:=SQRT(POWER([.$E13]-[.AG$5];2)+POWER([.$F13]-[.AG$6];2))" office:value-type="float" office:value="840.371941464016" calcext:value-type="float">
            <text:p>840</text:p>
          </table:table-cell>
          <table:table-cell table:style-name="ce84" table:formula="of:=SQRT(POWER([.$E13]-[.AH$5];2)+POWER([.$F13]-[.AH$6];2))" office:value-type="float" office:value="846.009456211927" calcext:value-type="float">
            <text:p>846</text:p>
          </table:table-cell>
          <table:table-cell table:style-name="ce84" table:formula="of:=SQRT(POWER([.$E13]-[.AI$5];2)+POWER([.$F13]-[.AI$6];2))" office:value-type="float" office:value="855.526153895952" calcext:value-type="float">
            <text:p>856</text:p>
          </table:table-cell>
          <table:table-cell table:style-name="ce84" table:formula="of:=SQRT(POWER([.$E13]-[.AJ$5];2)+POWER([.$F13]-[.AJ$6];2))" office:value-type="float" office:value="882.148513573537" calcext:value-type="float">
            <text:p>882</text:p>
          </table:table-cell>
          <table:table-cell table:style-name="ce84" table:formula="of:=SQRT(POWER([.$E13]-[.AK$5];2)+POWER([.$F13]-[.AK$6];2))" office:value-type="float" office:value="795.880016082826" calcext:value-type="float">
            <text:p>796</text:p>
          </table:table-cell>
          <table:table-cell table:style-name="ce84" table:formula="of:=SQRT(POWER([.$E13]-[.AL$5];2)+POWER([.$F13]-[.AL$6];2))" office:value-type="float" office:value="789.172351264285" calcext:value-type="float">
            <text:p>789</text:p>
          </table:table-cell>
          <table:table-cell table:style-name="ce84" table:formula="of:=SQRT(POWER([.$E13]-[.AM$5];2)+POWER([.$F13]-[.AM$6];2))" office:value-type="float" office:value="780.20766466371" calcext:value-type="float">
            <text:p>780</text:p>
          </table:table-cell>
          <table:table-cell table:style-name="ce84" table:formula="of:=SQRT(POWER([.$E13]-[.AN$5];2)+POWER([.$F13]-[.AN$6];2))" office:value-type="float" office:value="764.702556553854" calcext:value-type="float">
            <text:p>765</text:p>
          </table:table-cell>
          <table:table-cell table:style-name="ce84" table:formula="of:=SQRT(POWER([.$E13]-[.AO$5];2)+POWER([.$F13]-[.AO$6];2))" office:value-type="float" office:value="740.898103655287" calcext:value-type="float">
            <text:p>741</text:p>
          </table:table-cell>
          <table:table-cell table:style-name="ce84" table:formula="of:=SQRT(POWER([.$E13]-[.AP$5];2)+POWER([.$F13]-[.AP$6];2))" office:value-type="float" office:value="743.016823497288" calcext:value-type="float">
            <text:p>743</text:p>
          </table:table-cell>
          <table:table-cell table:style-name="ce84" table:formula="of:=SQRT(POWER([.$E13]-[.AQ$5];2)+POWER([.$F13]-[.AQ$6];2))" office:value-type="float" office:value="862.625063396607" calcext:value-type="float">
            <text:p>863</text:p>
          </table:table-cell>
          <table:table-cell table:style-name="ce84" table:formula="of:=SQRT(POWER([.$E13]-[.AR$5];2)+POWER([.$F13]-[.AR$6];2))" office:value-type="float" office:value="806.050246572756" calcext:value-type="float">
            <text:p>806</text:p>
          </table:table-cell>
          <table:table-cell table:style-name="ce90" table:formula="of:=SQRT(POWER([.$E13]-[.AS$5];2)+POWER([.$F13]-[.AS$6];2))" office:value-type="float" office:value="501.602432211009" calcext:value-type="float">
            <text:p>502</text:p>
          </table:table-cell>
          <table:table-cell table:style-name="ce84" table:formula="of:=SQRT(POWER([.$E13]-[.AT$5];2)+POWER([.$F13]-[.AT$6];2))" office:value-type="float" office:value="603.378819648154" calcext:value-type="float">
            <text:p>603</text:p>
          </table:table-cell>
          <table:table-cell table:style-name="ce84" table:formula="of:=SQRT(POWER([.$E13]-[.AU$5];2)+POWER([.$F13]-[.AU$6];2))" office:value-type="float" office:value="813.456821226548" calcext:value-type="float">
            <text:p>813</text:p>
          </table:table-cell>
          <table:table-cell table:style-name="ce84" table:formula="of:=SQRT(POWER([.$E13]-[.AV$5];2)+POWER([.$F13]-[.AV$6];2))" office:value-type="float" office:value="716.034217059492" calcext:value-type="float">
            <text:p>716</text:p>
          </table:table-cell>
          <table:table-cell table:style-name="ce113" table:formula="of:=SQRT(POWER([.$E13]-[.AW$5];2)+POWER([.$F13]-[.AW$6];2))" office:value-type="float" office:value="733.169830257629" calcext:value-type="float">
            <text:p>733</text:p>
          </table:table-cell>
          <table:table-cell table:style-name="ce84" table:formula="of:=SQRT(POWER([.$E13]-[.AX$5];2)+POWER([.$F13]-[.AX$6];2))" office:value-type="float" office:value="551.013611447122" calcext:value-type="float">
            <text:p>551</text:p>
          </table:table-cell>
          <table:table-cell table:style-name="ce84" table:formula="of:=SQRT(POWER([.$E13]-[.AY$5];2)+POWER([.$F13]-[.AY$6];2))" office:value-type="float" office:value="500.899191454728" calcext:value-type="float">
            <text:p>501</text:p>
          </table:table-cell>
          <table:table-cell table:style-name="ce84" table:formula="of:=SQRT(POWER([.$E13]-[.AZ$5];2)+POWER([.$F13]-[.AZ$6];2))" office:value-type="float" office:value="501.01596780941" calcext:value-type="float">
            <text:p>501</text:p>
          </table:table-cell>
          <table:table-cell table:style-name="ce84" table:formula="of:=SQRT(POWER([.$E13]-[.BA$5];2)+POWER([.$F13]-[.BA$6];2))" office:value-type="float" office:value="524.415865511333" calcext:value-type="float">
            <text:p>524</text:p>
          </table:table-cell>
          <table:table-cell table:style-name="ce84" table:formula="of:=SQRT(POWER([.$E13]-[.BB$5];2)+POWER([.$F13]-[.BB$6];2))" office:value-type="float" office:value="513.404324095542" calcext:value-type="float">
            <text:p>513</text:p>
          </table:table-cell>
          <table:table-cell table:style-name="ce84" table:formula="of:=SQRT(POWER([.$E13]-[.BC$5];2)+POWER([.$F13]-[.BC$6];2))" office:value-type="float" office:value="558.574077450789" calcext:value-type="float">
            <text:p>559</text:p>
          </table:table-cell>
          <table:table-cell table:style-name="ce84" table:formula="of:=SQRT(POWER([.$E13]-[.BD$5];2)+POWER([.$F13]-[.BD$6];2))" office:value-type="float" office:value="578.086498717969" calcext:value-type="float">
            <text:p>578</text:p>
          </table:table-cell>
          <table:table-cell table:style-name="ce84" table:formula="of:=SQRT(POWER([.$E13]-[.BE$5];2)+POWER([.$F13]-[.BE$6];2))" office:value-type="float" office:value="606.620144736391" calcext:value-type="float">
            <text:p>607</text:p>
          </table:table-cell>
          <table:table-cell table:style-name="ce84" table:formula="of:=SQRT(POWER([.$E13]-[.BF$5];2)+POWER([.$F13]-[.BF$6];2))" office:value-type="float" office:value="595.385589345258" calcext:value-type="float">
            <text:p>595</text:p>
          </table:table-cell>
          <table:table-cell table:style-name="ce84" table:formula="of:=SQRT(POWER([.$E13]-[.BG$5];2)+POWER([.$F13]-[.BG$6];2))" office:value-type="float" office:value="644.860450020002" calcext:value-type="float">
            <text:p>645</text:p>
          </table:table-cell>
          <table:table-cell table:style-name="ce84" table:formula="of:=SQRT(POWER([.$E13]-[.BH$5];2)+POWER([.$F13]-[.BH$6];2))" office:value-type="float" office:value="591.354377678901" calcext:value-type="float">
            <text:p>591</text:p>
          </table:table-cell>
          <table:table-cell table:style-name="ce84" table:formula="of:=SQRT(POWER([.$E13]-[.BI$5];2)+POWER([.$F13]-[.BI$6];2))" office:value-type="float" office:value="636.295528822889" calcext:value-type="float">
            <text:p>636</text:p>
          </table:table-cell>
          <table:table-cell table:style-name="ce84" table:formula="of:=SQRT(POWER([.$E13]-[.BJ$5];2)+POWER([.$F13]-[.BJ$6];2))" office:value-type="float" office:value="588.465801895063" calcext:value-type="float">
            <text:p>588</text:p>
          </table:table-cell>
          <table:table-cell table:style-name="ce84" table:formula="of:=SQRT(POWER([.$E13]-[.BK$5];2)+POWER([.$F13]-[.BK$6];2))" office:value-type="float" office:value="403.834124362962" calcext:value-type="float">
            <text:p>404</text:p>
          </table:table-cell>
          <table:table-cell table:style-name="ce84" table:formula="of:=SQRT(POWER([.$E13]-[.BL$5];2)+POWER([.$F13]-[.BL$6];2))" office:value-type="float" office:value="621.700892712886" calcext:value-type="float">
            <text:p>622</text:p>
          </table:table-cell>
          <table:table-cell table:style-name="ce90" table:formula="of:=SQRT(POWER([.$E13]-[.BM$5];2)+POWER([.$F13]-[.BM$6];2))" office:value-type="float" office:value="430.108125940443" calcext:value-type="float">
            <text:p>430</text:p>
          </table:table-cell>
          <table:table-cell table:style-name="ce84" table:formula="of:=SQRT(POWER([.$E13]-[.BN$5];2)+POWER([.$F13]-[.BN$6];2))" office:value-type="float" office:value="438.262478430449" calcext:value-type="float">
            <text:p>438</text:p>
          </table:table-cell>
          <table:table-cell table:style-name="ce84" table:formula="of:=SQRT(POWER([.$E13]-[.BO$5];2)+POWER([.$F13]-[.BO$6];2))" office:value-type="float" office:value="389.964100911866" calcext:value-type="float">
            <text:p>390</text:p>
          </table:table-cell>
          <table:table-cell table:style-name="ce84" table:formula="of:=SQRT(POWER([.$E13]-[.BP$5];2)+POWER([.$F13]-[.BP$6];2))" office:value-type="float" office:value="289.608356233034" calcext:value-type="float">
            <text:p>290</text:p>
          </table:table-cell>
          <table:table-cell table:style-name="ce84" table:formula="of:=SQRT(POWER([.$E13]-[.BQ$5];2)+POWER([.$F13]-[.BQ$6];2))" office:value-type="float" office:value="274.47586414838" calcext:value-type="float">
            <text:p>274</text:p>
          </table:table-cell>
          <table:table-cell table:style-name="ce84" table:formula="of:=SQRT(POWER([.$E13]-[.BR$5];2)+POWER([.$F13]-[.BR$6];2))" office:value-type="float" office:value="330.684139323313" calcext:value-type="float">
            <text:p>331</text:p>
          </table:table-cell>
          <table:table-cell table:style-name="ce84" table:formula="of:=SQRT(POWER([.$E13]-[.BS$5];2)+POWER([.$F13]-[.BS$6];2))" office:value-type="float" office:value="351.368752167861" calcext:value-type="float">
            <text:p>351</text:p>
          </table:table-cell>
          <table:table-cell table:number-columns-repeated="95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style-name="ce11" office:value-type="string" calcext:value-type="string">
            <text:p>Дрейф Онтрегоса</text:p>
          </table:table-cell>
          <table:table-cell office:value-type="string" calcext:value-type="string">
            <text:p>T4+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table:formula="of:=MIN([.AC8:.AW28])" office:value-type="float" office:value="202.009900747463" calcext:value-type="float">
            <text:p>202,0099007475</text:p>
          </table:table-cell>
          <table:table-cell table:style-name="ce88" table:formula="of:=SQRT(POWER([.$E14]-[.H$5];2)+POWER([.$F14]-[.H$6];2))" office:value-type="float" office:value="23.8537208837531" calcext:value-type="float">
            <text:p>24</text:p>
          </table:table-cell>
          <table:table-cell table:style-name="ce95" table:formula="of:=SQRT(POWER([.$E14]-[.I$5];2)+POWER([.$F14]-[.I$6];2))" office:value-type="float" office:value="42.0119030752" calcext:value-type="float">
            <text:p>42</text:p>
          </table:table-cell>
          <table:table-cell table:style-name="ce95" table:formula="of:=SQRT(POWER([.$E14]-[.J$5];2)+POWER([.$F14]-[.J$6];2))" office:value-type="float" office:value="49.8196748283246" calcext:value-type="float">
            <text:p>50</text:p>
          </table:table-cell>
          <table:table-cell table:style-name="ce95" table:formula="of:=SQRT(POWER([.$E14]-[.K$5];2)+POWER([.$F14]-[.K$6];2))" office:value-type="float" office:value="45.3100430368368" calcext:value-type="float">
            <text:p>45</text:p>
          </table:table-cell>
          <table:table-cell table:style-name="ce95" table:formula="of:=SQRT(POWER([.$E14]-[.L$5];2)+POWER([.$F14]-[.L$6];2))" office:value-type="float" office:value="39.1152144312159" calcext:value-type="float">
            <text:p>39</text:p>
          </table:table-cell>
          <table:table-cell table:style-name="ce95" table:formula="of:=SQRT(POWER([.$E14]-[.M$5];2)+POWER([.$F14]-[.M$6];2))" office:value-type="float" office:value="20.591260281974" calcext:value-type="float">
            <text:p>21</text:p>
          </table:table-cell>
          <table:table-cell table:style-name="ce99"/>
          <table:table-cell table:style-name="ce94" table:formula="of:=SQRT(POWER([.$E14]-[.O$5];2)+POWER([.$F14]-[.O$6];2))" office:value-type="float" office:value="55.2268050859363" calcext:value-type="float">
            <text:p>55</text:p>
          </table:table-cell>
          <table:table-cell table:style-name="ce94" table:formula="of:=SQRT(POWER([.$E14]-[.P$5];2)+POWER([.$F14]-[.P$6];2))" office:value-type="float" office:value="71.449282711585" calcext:value-type="float">
            <text:p>71</text:p>
          </table:table-cell>
          <table:table-cell table:style-name="ce94" table:formula="of:=SQRT(POWER([.$E14]-[.Q$5];2)+POWER([.$F14]-[.Q$6];2))" office:value-type="float" office:value="92.8493403315285" calcext:value-type="float">
            <text:p>93</text:p>
          </table:table-cell>
          <table:table-cell table:style-name="ce94" table:formula="of:=SQRT(POWER([.$E14]-[.R$5];2)+POWER([.$F14]-[.R$6];2))" office:value-type="float" office:value="87.3212459828649" calcext:value-type="float">
            <text:p>87</text:p>
          </table:table-cell>
          <table:table-cell table:style-name="ce94" table:formula="of:=SQRT(POWER([.$E14]-[.S$5];2)+POWER([.$F14]-[.S$6];2))" office:value-type="float" office:value="227.903488345396" calcext:value-type="float">
            <text:p>228</text:p>
          </table:table-cell>
          <table:table-cell table:style-name="ce94" table:formula="of:=SQRT(POWER([.$E14]-[.T$5];2)+POWER([.$F14]-[.T$6];2))" office:value-type="float" office:value="257.449024080496" calcext:value-type="float">
            <text:p>257</text:p>
          </table:table-cell>
          <table:table-cell table:style-name="ce94" table:formula="of:=SQRT(POWER([.$E14]-[.U$5];2)+POWER([.$F14]-[.U$6];2))" office:value-type="float" office:value="291.21984822467" calcext:value-type="float">
            <text:p>291</text:p>
          </table:table-cell>
          <table:table-cell table:style-name="ce94" table:formula="of:=SQRT(POWER([.$E14]-[.V$5];2)+POWER([.$F14]-[.V$6];2))" office:value-type="float" office:value="429.330874734161" calcext:value-type="float">
            <text:p>429</text:p>
          </table:table-cell>
          <table:table-cell table:style-name="ce96" table:formula="of:=SQRT(POWER([.$E14]-[.W$5];2)+POWER([.$F14]-[.W$6];2))" office:value-type="float" office:value="411.830062040158" calcext:value-type="float">
            <text:p>412</text:p>
          </table:table-cell>
          <table:table-cell table:style-name="ce94" table:formula="of:=SQRT(POWER([.$E14]-[.X$5];2)+POWER([.$F14]-[.X$6];2))" office:value-type="float" office:value="66.1211010192662" calcext:value-type="float">
            <text:p>66</text:p>
          </table:table-cell>
          <table:table-cell table:style-name="ce94" table:formula="of:=SQRT(POWER([.$E14]-[.Y$5];2)+POWER([.$F14]-[.Y$6];2))" office:value-type="float" office:value="86.1452262171271" calcext:value-type="float">
            <text:p>86</text:p>
          </table:table-cell>
          <table:table-cell table:style-name="ce94" table:formula="of:=SQRT(POWER([.$E14]-[.Z$5];2)+POWER([.$F14]-[.Z$6];2))" office:value-type="float" office:value="102.591422643416" calcext:value-type="float">
            <text:p>103</text:p>
          </table:table-cell>
          <table:table-cell table:style-name="ce93" table:formula="of:=SQRT(POWER([.$E14]-[.AA$5];2)+POWER([.$F14]-[.AA$6];2))" office:value-type="float" office:value="53.6003731330296" calcext:value-type="float">
            <text:p>54</text:p>
          </table:table-cell>
          <table:table-cell table:style-name="ce98" table:formula="of:=SQRT(POWER([.$E14]-[.AB$5];2)+POWER([.$F14]-[.AB$6];2))" office:value-type="float" office:value="290.001724132806" calcext:value-type="float">
            <text:p>290</text:p>
          </table:table-cell>
          <table:table-cell table:style-name="ce84" table:formula="of:=SQRT(POWER([.$E14]-[.AC$5];2)+POWER([.$F14]-[.AC$6];2))" office:value-type="float" office:value="805.046582503149" calcext:value-type="float">
            <text:p>805</text:p>
          </table:table-cell>
          <table:table-cell table:style-name="ce84" table:formula="of:=SQRT(POWER([.$E14]-[.AD$5];2)+POWER([.$F14]-[.AD$6];2))" office:value-type="float" office:value="814.941715707326" calcext:value-type="float">
            <text:p>815</text:p>
          </table:table-cell>
          <table:table-cell table:style-name="ce84" table:formula="of:=SQRT(POWER([.$E14]-[.AE$5];2)+POWER([.$F14]-[.AE$6];2))" office:value-type="float" office:value="848.014740437924" calcext:value-type="float">
            <text:p>848</text:p>
          </table:table-cell>
          <table:table-cell table:style-name="ce84" table:formula="of:=SQRT(POWER([.$E14]-[.AF$5];2)+POWER([.$F14]-[.AF$6];2))" office:value-type="float" office:value="852.303349752892" calcext:value-type="float">
            <text:p>852</text:p>
          </table:table-cell>
          <table:table-cell table:style-name="ce84" table:formula="of:=SQRT(POWER([.$E14]-[.AG$5];2)+POWER([.$F14]-[.AG$6];2))" office:value-type="float" office:value="823.04617124436" calcext:value-type="float">
            <text:p>823</text:p>
          </table:table-cell>
          <table:table-cell table:style-name="ce84" table:formula="of:=SQRT(POWER([.$E14]-[.AH$5];2)+POWER([.$F14]-[.AH$6];2))" office:value-type="float" office:value="828.118349029896" calcext:value-type="float">
            <text:p>828</text:p>
          </table:table-cell>
          <table:table-cell table:style-name="ce84" table:formula="of:=SQRT(POWER([.$E14]-[.AI$5];2)+POWER([.$F14]-[.AI$6];2))" office:value-type="float" office:value="837.238914527986" calcext:value-type="float">
            <text:p>837</text:p>
          </table:table-cell>
          <table:table-cell table:style-name="ce84" table:formula="of:=SQRT(POWER([.$E14]-[.AJ$5];2)+POWER([.$F14]-[.AJ$6];2))" office:value-type="float" office:value="863.709441884249" calcext:value-type="float">
            <text:p>864</text:p>
          </table:table-cell>
          <table:table-cell table:style-name="ce84" table:formula="of:=SQRT(POWER([.$E14]-[.AK$5];2)+POWER([.$F14]-[.AK$6];2))" office:value-type="float" office:value="779.187397228677" calcext:value-type="float">
            <text:p>779</text:p>
          </table:table-cell>
          <table:table-cell table:style-name="ce84" table:formula="of:=SQRT(POWER([.$E14]-[.AL$5];2)+POWER([.$F14]-[.AL$6];2))" office:value-type="float" office:value="771.821870641147" calcext:value-type="float">
            <text:p>772</text:p>
          </table:table-cell>
          <table:table-cell table:style-name="ce84" table:formula="of:=SQRT(POWER([.$E14]-[.AM$5];2)+POWER([.$F14]-[.AM$6];2))" office:value-type="float" office:value="762.041993593529" calcext:value-type="float">
            <text:p>762</text:p>
          </table:table-cell>
          <table:table-cell table:style-name="ce84" table:formula="of:=SQRT(POWER([.$E14]-[.AN$5];2)+POWER([.$F14]-[.AN$6];2))" office:value-type="float" office:value="746.12733497708" calcext:value-type="float">
            <text:p>746</text:p>
          </table:table-cell>
          <table:table-cell table:style-name="ce84" table:formula="of:=SQRT(POWER([.$E14]-[.AO$5];2)+POWER([.$F14]-[.AO$6];2))" office:value-type="float" office:value="722.281108710452" calcext:value-type="float">
            <text:p>722</text:p>
          </table:table-cell>
          <table:table-cell table:style-name="ce84" table:formula="of:=SQRT(POWER([.$E14]-[.AP$5];2)+POWER([.$F14]-[.AP$6];2))" office:value-type="float" office:value="725.017241174305" calcext:value-type="float">
            <text:p>725</text:p>
          </table:table-cell>
          <table:table-cell table:style-name="ce84" table:formula="of:=SQRT(POWER([.$E14]-[.AQ$5];2)+POWER([.$F14]-[.AQ$6];2))" office:value-type="float" office:value="845.696162933237" calcext:value-type="float">
            <text:p>846</text:p>
          </table:table-cell>
          <table:table-cell table:style-name="ce84" table:formula="of:=SQRT(POWER([.$E14]-[.AR$5];2)+POWER([.$F14]-[.AR$6];2))" office:value-type="float" office:value="788.000634517511" calcext:value-type="float">
            <text:p>788</text:p>
          </table:table-cell>
          <table:table-cell table:style-name="ce90" table:formula="of:=SQRT(POWER([.$E14]-[.AS$5];2)+POWER([.$F14]-[.AS$6];2))" office:value-type="float" office:value="485.782873308642" calcext:value-type="float">
            <text:p>486</text:p>
          </table:table-cell>
          <table:table-cell table:style-name="ce84" table:formula="of:=SQRT(POWER([.$E14]-[.AT$5];2)+POWER([.$F14]-[.AT$6];2))" office:value-type="float" office:value="589.774533190439" calcext:value-type="float">
            <text:p>590</text:p>
          </table:table-cell>
          <table:table-cell table:style-name="ce84" table:formula="of:=SQRT(POWER([.$E14]-[.AU$5];2)+POWER([.$F14]-[.AU$6];2))" office:value-type="float" office:value="799.424793210719" calcext:value-type="float">
            <text:p>799</text:p>
          </table:table-cell>
          <table:table-cell table:style-name="ce84" table:formula="of:=SQRT(POWER([.$E14]-[.AV$5];2)+POWER([.$F14]-[.AV$6];2))" office:value-type="float" office:value="703.742140275826" calcext:value-type="float">
            <text:p>704</text:p>
          </table:table-cell>
          <table:table-cell table:style-name="ce113" table:formula="of:=SQRT(POWER([.$E14]-[.AW$5];2)+POWER([.$F14]-[.AW$6];2))" office:value-type="float" office:value="721.355668169316" calcext:value-type="float">
            <text:p>721</text:p>
          </table:table-cell>
          <table:table-cell table:style-name="ce84" table:formula="of:=SQRT(POWER([.$E14]-[.AX$5];2)+POWER([.$F14]-[.AX$6];2))" office:value-type="float" office:value="552.557689295878" calcext:value-type="float">
            <text:p>553</text:p>
          </table:table-cell>
          <table:table-cell table:style-name="ce84" table:formula="of:=SQRT(POWER([.$E14]-[.AY$5];2)+POWER([.$F14]-[.AY$6];2))" office:value-type="float" office:value="502.39824840459" calcext:value-type="float">
            <text:p>502</text:p>
          </table:table-cell>
          <table:table-cell table:style-name="ce84" table:formula="of:=SQRT(POWER([.$E14]-[.AZ$5];2)+POWER([.$F14]-[.AZ$6];2))" office:value-type="float" office:value="503.901776142931" calcext:value-type="float">
            <text:p>504</text:p>
          </table:table-cell>
          <table:table-cell table:style-name="ce84" table:formula="of:=SQRT(POWER([.$E14]-[.BA$5];2)+POWER([.$F14]-[.BA$6];2))" office:value-type="float" office:value="528.185573449332" calcext:value-type="float">
            <text:p>528</text:p>
          </table:table-cell>
          <table:table-cell table:style-name="ce84" table:formula="of:=SQRT(POWER([.$E14]-[.BB$5];2)+POWER([.$F14]-[.BB$6];2))" office:value-type="float" office:value="514.78150704935" calcext:value-type="float">
            <text:p>515</text:p>
          </table:table-cell>
          <table:table-cell table:style-name="ce84" table:formula="of:=SQRT(POWER([.$E14]-[.BC$5];2)+POWER([.$F14]-[.BC$6];2))" office:value-type="float" office:value="561.484639148748" calcext:value-type="float">
            <text:p>561</text:p>
          </table:table-cell>
          <table:table-cell table:style-name="ce84" table:formula="of:=SQRT(POWER([.$E14]-[.BD$5];2)+POWER([.$F14]-[.BD$6];2))" office:value-type="float" office:value="582.408791142441" calcext:value-type="float">
            <text:p>582</text:p>
          </table:table-cell>
          <table:table-cell table:style-name="ce84" table:formula="of:=SQRT(POWER([.$E14]-[.BE$5];2)+POWER([.$F14]-[.BE$6];2))" office:value-type="float" office:value="610.393315821856" calcext:value-type="float">
            <text:p>610</text:p>
          </table:table-cell>
          <table:table-cell table:style-name="ce84" table:formula="of:=SQRT(POWER([.$E14]-[.BF$5];2)+POWER([.$F14]-[.BF$6];2))" office:value-type="float" office:value="598.080262172227" calcext:value-type="float">
            <text:p>598</text:p>
          </table:table-cell>
          <table:table-cell table:style-name="ce84" table:formula="of:=SQRT(POWER([.$E14]-[.BG$5];2)+POWER([.$F14]-[.BG$6];2))" office:value-type="float" office:value="645.012402981524" calcext:value-type="float">
            <text:p>645</text:p>
          </table:table-cell>
          <table:table-cell table:style-name="ce84" table:formula="of:=SQRT(POWER([.$E14]-[.BH$5];2)+POWER([.$F14]-[.BH$6];2))" office:value-type="float" office:value="590.29822971105" calcext:value-type="float">
            <text:p>590</text:p>
          </table:table-cell>
          <table:table-cell table:style-name="ce84" table:formula="of:=SQRT(POWER([.$E14]-[.BI$5];2)+POWER([.$F14]-[.BI$6];2))" office:value-type="float" office:value="635.23224099537" calcext:value-type="float">
            <text:p>635</text:p>
          </table:table-cell>
          <table:table-cell table:style-name="ce84" table:formula="of:=SQRT(POWER([.$E14]-[.BJ$5];2)+POWER([.$F14]-[.BJ$6];2))" office:value-type="float" office:value="586.327553505717" calcext:value-type="float">
            <text:p>586</text:p>
          </table:table-cell>
          <table:table-cell table:style-name="ce84" table:formula="of:=SQRT(POWER([.$E14]-[.BK$5];2)+POWER([.$F14]-[.BK$6];2))" office:value-type="float" office:value="389.165774445801" calcext:value-type="float">
            <text:p>389</text:p>
          </table:table-cell>
          <table:table-cell table:style-name="ce84" table:formula="of:=SQRT(POWER([.$E14]-[.BL$5];2)+POWER([.$F14]-[.BL$6];2))" office:value-type="float" office:value="619.606326630063" calcext:value-type="float">
            <text:p>620</text:p>
          </table:table-cell>
          <table:table-cell table:style-name="ce90" table:formula="of:=SQRT(POWER([.$E14]-[.BM$5];2)+POWER([.$F14]-[.BM$6];2))" office:value-type="float" office:value="418.144711792461" calcext:value-type="float">
            <text:p>418</text:p>
          </table:table-cell>
          <table:table-cell table:style-name="ce84" table:formula="of:=SQRT(POWER([.$E14]-[.BN$5];2)+POWER([.$F14]-[.BN$6];2))" office:value-type="float" office:value="429.951160017042" calcext:value-type="float">
            <text:p>430</text:p>
          </table:table-cell>
          <table:table-cell table:style-name="ce84" table:formula="of:=SQRT(POWER([.$E14]-[.BO$5];2)+POWER([.$F14]-[.BO$6];2))" office:value-type="float" office:value="380.841174244592" calcext:value-type="float">
            <text:p>381</text:p>
          </table:table-cell>
          <table:table-cell table:style-name="ce84" table:formula="of:=SQRT(POWER([.$E14]-[.BP$5];2)+POWER([.$F14]-[.BP$6];2))" office:value-type="float" office:value="287.689068266418" calcext:value-type="float">
            <text:p>288</text:p>
          </table:table-cell>
          <table:table-cell table:style-name="ce84" table:formula="of:=SQRT(POWER([.$E14]-[.BQ$5];2)+POWER([.$F14]-[.BQ$6];2))" office:value-type="float" office:value="278.059346183508" calcext:value-type="float">
            <text:p>278</text:p>
          </table:table-cell>
          <table:table-cell table:style-name="ce84" table:formula="of:=SQRT(POWER([.$E14]-[.BR$5];2)+POWER([.$F14]-[.BR$6];2))" office:value-type="float" office:value="330.938060669969" calcext:value-type="float">
            <text:p>331</text:p>
          </table:table-cell>
          <table:table-cell table:style-name="ce84" table:formula="of:=SQRT(POWER([.$E14]-[.BS$5];2)+POWER([.$F14]-[.BS$6];2))" office:value-type="float" office:value="354.835173002903" calcext:value-type="float">
            <text:p>355</text:p>
          </table:table-cell>
          <table:table-cell table:number-columns-repeated="95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style-name="ce82" office:value-type="string" calcext:value-type="string">
            <text:p>Граница Фелони</text:p>
          </table:table-cell>
          <table:table-cell office:value-type="string" calcext:value-type="string">
            <text:p>T3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table:formula="of:=MAX([.AC8:.AW28])" office:value-type="float" office:value="905.17898782506" calcext:value-type="float">
            <text:p>905,1789878251</text:p>
          </table:table-cell>
          <table:table-cell table:style-name="ce87" table:formula="of:=SQRT(POWER([.$E15]-[.H$5];2)+POWER([.$F15]-[.H$6];2))" office:value-type="float" office:value="56.6127194188726" calcext:value-type="float">
            <text:p>57</text:p>
          </table:table-cell>
          <table:table-cell table:style-name="ce93" table:formula="of:=SQRT(POWER([.$E15]-[.I$5];2)+POWER([.$F15]-[.I$6];2))" office:value-type="float" office:value="40.3112887414927" calcext:value-type="float">
            <text:p>40</text:p>
          </table:table-cell>
          <table:table-cell table:style-name="ce94" table:formula="of:=SQRT(POWER([.$E15]-[.J$5];2)+POWER([.$F15]-[.J$6];2))" office:value-type="float" office:value="72.0277724214764" calcext:value-type="float">
            <text:p>72</text:p>
          </table:table-cell>
          <table:table-cell table:style-name="ce94" table:formula="of:=SQRT(POWER([.$E15]-[.K$5];2)+POWER([.$F15]-[.K$6];2))" office:value-type="float" office:value="85.375640553966" calcext:value-type="float">
            <text:p>85</text:p>
          </table:table-cell>
          <table:table-cell table:style-name="ce94" table:formula="of:=SQRT(POWER([.$E15]-[.L$5];2)+POWER([.$F15]-[.L$6];2))" office:value-type="float" office:value="89.4427190999916" calcext:value-type="float">
            <text:p>89</text:p>
          </table:table-cell>
          <table:table-cell table:style-name="ce94" table:formula="of:=SQRT(POWER([.$E15]-[.M$5];2)+POWER([.$F15]-[.M$6];2))" office:value-type="float" office:value="75.4320886625844" calcext:value-type="float">
            <text:p>75</text:p>
          </table:table-cell>
          <table:table-cell table:style-name="ce94" table:formula="of:=SQRT(POWER([.$E15]-[.N$5];2)+POWER([.$F15]-[.N$6];2))" office:value-type="float" office:value="55.2268050859363" calcext:value-type="float">
            <text:p>55</text:p>
          </table:table-cell>
          <table:table-cell table:style-name="ce86"/>
          <table:table-cell table:style-name="ce92" table:formula="of:=SQRT(POWER([.$E15]-[.P$5];2)+POWER([.$F15]-[.P$6];2))" office:value-type="float" office:value="17" calcext:value-type="float">
            <text:p>17</text:p>
          </table:table-cell>
          <table:table-cell table:style-name="ce92" table:formula="of:=SQRT(POWER([.$E15]-[.Q$5];2)+POWER([.$F15]-[.Q$6];2))" office:value-type="float" office:value="37.6430604494374" calcext:value-type="float">
            <text:p>38</text:p>
          </table:table-cell>
          <table:table-cell table:style-name="ce97" table:formula="of:=SQRT(POWER([.$E15]-[.R$5];2)+POWER([.$F15]-[.R$6];2))" office:value-type="float" office:value="35.5105618091294" calcext:value-type="float">
            <text:p>36</text:p>
          </table:table-cell>
          <table:table-cell table:style-name="ce93" table:formula="of:=SQRT(POWER([.$E15]-[.S$5];2)+POWER([.$F15]-[.S$6];2))" office:value-type="float" office:value="172.678892746045" calcext:value-type="float">
            <text:p>173</text:p>
          </table:table-cell>
          <table:table-cell table:style-name="ce94" table:formula="of:=SQRT(POWER([.$E15]-[.T$5];2)+POWER([.$F15]-[.T$6];2))" office:value-type="float" office:value="202.410474037289" calcext:value-type="float">
            <text:p>202</text:p>
          </table:table-cell>
          <table:table-cell table:style-name="ce94" table:formula="of:=SQRT(POWER([.$E15]-[.U$5];2)+POWER([.$F15]-[.U$6];2))" office:value-type="float" office:value="236.349317748116" calcext:value-type="float">
            <text:p>236</text:p>
          </table:table-cell>
          <table:table-cell table:style-name="ce94" table:formula="of:=SQRT(POWER([.$E15]-[.V$5];2)+POWER([.$F15]-[.V$6];2))" office:value-type="float" office:value="376.315027603204" calcext:value-type="float">
            <text:p>376</text:p>
          </table:table-cell>
          <table:table-cell table:style-name="ce96" table:formula="of:=SQRT(POWER([.$E15]-[.W$5];2)+POWER([.$F15]-[.W$6];2))" office:value-type="float" office:value="364.145575285489" calcext:value-type="float">
            <text:p>364</text:p>
          </table:table-cell>
          <table:table-cell table:style-name="ce94" table:formula="of:=SQRT(POWER([.$E15]-[.X$5];2)+POWER([.$F15]-[.X$6];2))" office:value-type="float" office:value="53.5350352572967" calcext:value-type="float">
            <text:p>54</text:p>
          </table:table-cell>
          <table:table-cell table:style-name="ce94" table:formula="of:=SQRT(POWER([.$E15]-[.Y$5];2)+POWER([.$F15]-[.Y$6];2))" office:value-type="float" office:value="61.5548535860496" calcext:value-type="float">
            <text:p>62</text:p>
          </table:table-cell>
          <table:table-cell table:style-name="ce94" table:formula="of:=SQRT(POWER([.$E15]-[.Z$5];2)+POWER([.$F15]-[.Z$6];2))" office:value-type="float" office:value="66.3098786004016" calcext:value-type="float">
            <text:p>66</text:p>
          </table:table-cell>
          <table:table-cell table:style-name="ce93" table:formula="of:=SQRT(POWER([.$E15]-[.AA$5];2)+POWER([.$F15]-[.AA$6];2))" office:value-type="float" office:value="73.24616030892" calcext:value-type="float">
            <text:p>73</text:p>
          </table:table-cell>
          <table:table-cell table:style-name="ce98" table:formula="of:=SQRT(POWER([.$E15]-[.AB$5];2)+POWER([.$F15]-[.AB$6];2))" office:value-type="float" office:value="267.792830374527" calcext:value-type="float">
            <text:p>268</text:p>
          </table:table-cell>
          <table:table-cell table:style-name="ce84" table:formula="of:=SQRT(POWER([.$E15]-[.AC$5];2)+POWER([.$F15]-[.AC$6];2))" office:value-type="float" office:value="769.551817618541" calcext:value-type="float">
            <text:p>770</text:p>
          </table:table-cell>
          <table:table-cell table:style-name="ce84" table:formula="of:=SQRT(POWER([.$E15]-[.AD$5];2)+POWER([.$F15]-[.AD$6];2))" office:value-type="float" office:value="782.061378665383" calcext:value-type="float">
            <text:p>782</text:p>
          </table:table-cell>
          <table:table-cell table:style-name="ce84" table:formula="of:=SQRT(POWER([.$E15]-[.AE$5];2)+POWER([.$F15]-[.AE$6];2))" office:value-type="float" office:value="815.267440782471" calcext:value-type="float">
            <text:p>815</text:p>
          </table:table-cell>
          <table:table-cell table:style-name="ce84" table:formula="of:=SQRT(POWER([.$E15]-[.AF$5];2)+POWER([.$F15]-[.AF$6];2))" office:value-type="float" office:value="819.617593759431" calcext:value-type="float">
            <text:p>820</text:p>
          </table:table-cell>
          <table:table-cell table:style-name="ce84" table:formula="of:=SQRT(POWER([.$E15]-[.AG$5];2)+POWER([.$F15]-[.AG$6];2))" office:value-type="float" office:value="785.763959468745" calcext:value-type="float">
            <text:p>786</text:p>
          </table:table-cell>
          <table:table-cell table:style-name="ce84" table:formula="of:=SQRT(POWER([.$E15]-[.AH$5];2)+POWER([.$F15]-[.AH$6];2))" office:value-type="float" office:value="788.650746528525" calcext:value-type="float">
            <text:p>789</text:p>
          </table:table-cell>
          <table:table-cell table:style-name="ce84" table:formula="of:=SQRT(POWER([.$E15]-[.AI$5];2)+POWER([.$F15]-[.AI$6];2))" office:value-type="float" office:value="796.18151196822" calcext:value-type="float">
            <text:p>796</text:p>
          </table:table-cell>
          <table:table-cell table:style-name="ce84" table:formula="of:=SQRT(POWER([.$E15]-[.AJ$5];2)+POWER([.$F15]-[.AJ$6];2))" office:value-type="float" office:value="822.002433086423" calcext:value-type="float">
            <text:p>822</text:p>
          </table:table-cell>
          <table:table-cell table:style-name="ce84" table:formula="of:=SQRT(POWER([.$E15]-[.AK$5];2)+POWER([.$F15]-[.AK$6];2))" office:value-type="float" office:value="744.344678223738" calcext:value-type="float">
            <text:p>744</text:p>
          </table:table-cell>
          <table:table-cell table:style-name="ce84" table:formula="of:=SQRT(POWER([.$E15]-[.AL$5];2)+POWER([.$F15]-[.AL$6];2))" office:value-type="float" office:value="734.534546498665" calcext:value-type="float">
            <text:p>735</text:p>
          </table:table-cell>
          <table:table-cell table:style-name="ce84" table:formula="of:=SQRT(POWER([.$E15]-[.AM$5];2)+POWER([.$F15]-[.AM$6];2))" office:value-type="float" office:value="721.582982060969" calcext:value-type="float">
            <text:p>722</text:p>
          </table:table-cell>
          <table:table-cell table:style-name="ce84" table:formula="of:=SQRT(POWER([.$E15]-[.AN$5];2)+POWER([.$F15]-[.AN$6];2))" office:value-type="float" office:value="704.011363544652" calcext:value-type="float">
            <text:p>704</text:p>
          </table:table-cell>
          <table:table-cell table:style-name="ce84" table:formula="of:=SQRT(POWER([.$E15]-[.AO$5];2)+POWER([.$F15]-[.AO$6];2))" office:value-type="float" office:value="680.026470073041" calcext:value-type="float">
            <text:p>680</text:p>
          </table:table-cell>
          <table:table-cell table:style-name="ce84" table:formula="of:=SQRT(POWER([.$E15]-[.AP$5];2)+POWER([.$F15]-[.AP$6];2))" office:value-type="float" office:value="685.288260515238" calcext:value-type="float">
            <text:p>685</text:p>
          </table:table-cell>
          <table:table-cell table:style-name="ce84" table:formula="of:=SQRT(POWER([.$E15]-[.AQ$5];2)+POWER([.$F15]-[.AQ$6];2))" office:value-type="float" office:value="809.861716591172" calcext:value-type="float">
            <text:p>810</text:p>
          </table:table-cell>
          <table:table-cell table:style-name="ce84" table:formula="of:=SQRT(POWER([.$E15]-[.AR$5];2)+POWER([.$F15]-[.AR$6];2))" office:value-type="float" office:value="747.965908314009" calcext:value-type="float">
            <text:p>748</text:p>
          </table:table-cell>
          <table:table-cell table:style-name="ce90" table:formula="of:=SQRT(POWER([.$E15]-[.AS$5];2)+POWER([.$F15]-[.AS$6];2))" office:value-type="float" office:value="455.171396289354" calcext:value-type="float">
            <text:p>455</text:p>
          </table:table-cell>
          <table:table-cell table:style-name="ce84" table:formula="of:=SQRT(POWER([.$E15]-[.AT$5];2)+POWER([.$F15]-[.AT$6];2))" office:value-type="float" office:value="566.310868693159" calcext:value-type="float">
            <text:p>566</text:p>
          </table:table-cell>
          <table:table-cell table:style-name="ce84" table:formula="of:=SQRT(POWER([.$E15]-[.AU$5];2)+POWER([.$F15]-[.AU$6];2))" office:value-type="float" office:value="773.802300332585" calcext:value-type="float">
            <text:p>774</text:p>
          </table:table-cell>
          <table:table-cell table:style-name="ce84" table:formula="of:=SQRT(POWER([.$E15]-[.AV$5];2)+POWER([.$F15]-[.AV$6];2))" office:value-type="float" office:value="684.079673722294" calcext:value-type="float">
            <text:p>684</text:p>
          </table:table-cell>
          <table:table-cell table:style-name="ce113" table:formula="of:=SQRT(POWER([.$E15]-[.AW$5];2)+POWER([.$F15]-[.AW$6];2))" office:value-type="float" office:value="703.147210760307" calcext:value-type="float">
            <text:p>703</text:p>
          </table:table-cell>
          <table:table-cell table:style-name="ce84" table:formula="of:=SQRT(POWER([.$E15]-[.AX$5];2)+POWER([.$F15]-[.AX$6];2))" office:value-type="float" office:value="572.372256490477" calcext:value-type="float">
            <text:p>572</text:p>
          </table:table-cell>
          <table:table-cell table:style-name="ce84" table:formula="of:=SQRT(POWER([.$E15]-[.AY$5];2)+POWER([.$F15]-[.AY$6];2))" office:value-type="float" office:value="522.427028397268" calcext:value-type="float">
            <text:p>522</text:p>
          </table:table-cell>
          <table:table-cell table:style-name="ce84" table:formula="of:=SQRT(POWER([.$E15]-[.AZ$5];2)+POWER([.$F15]-[.AZ$6];2))" office:value-type="float" office:value="527.276967067593" calcext:value-type="float">
            <text:p>527</text:p>
          </table:table-cell>
          <table:table-cell table:style-name="ce84" table:formula="of:=SQRT(POWER([.$E15]-[.BA$5];2)+POWER([.$F15]-[.BA$6];2))" office:value-type="float" office:value="553.507000859068" calcext:value-type="float">
            <text:p>554</text:p>
          </table:table-cell>
          <table:table-cell table:style-name="ce84" table:formula="of:=SQRT(POWER([.$E15]-[.BB$5];2)+POWER([.$F15]-[.BB$6];2))" office:value-type="float" office:value="534.424924568456" calcext:value-type="float">
            <text:p>534</text:p>
          </table:table-cell>
          <table:table-cell table:style-name="ce84" table:formula="of:=SQRT(POWER([.$E15]-[.BC$5];2)+POWER([.$F15]-[.BC$6];2))" office:value-type="float" office:value="584.572493365878" calcext:value-type="float">
            <text:p>585</text:p>
          </table:table-cell>
          <table:table-cell table:style-name="ce84" table:formula="of:=SQRT(POWER([.$E15]-[.BD$5];2)+POWER([.$F15]-[.BD$6];2))" office:value-type="float" office:value="608.744609832399" calcext:value-type="float">
            <text:p>609</text:p>
          </table:table-cell>
          <table:table-cell table:style-name="ce84" table:formula="of:=SQRT(POWER([.$E15]-[.BE$5];2)+POWER([.$F15]-[.BE$6];2))" office:value-type="float" office:value="635.303077278869" calcext:value-type="float">
            <text:p>635</text:p>
          </table:table-cell>
          <table:table-cell table:style-name="ce84" table:formula="of:=SQRT(POWER([.$E15]-[.BF$5];2)+POWER([.$F15]-[.BF$6];2))" office:value-type="float" office:value="620.459507139668" calcext:value-type="float">
            <text:p>620</text:p>
          </table:table-cell>
          <table:table-cell table:style-name="ce84" table:formula="of:=SQRT(POWER([.$E15]-[.BG$5];2)+POWER([.$F15]-[.BG$6];2))" office:value-type="float" office:value="660.866854971559" calcext:value-type="float">
            <text:p>661</text:p>
          </table:table-cell>
          <table:table-cell table:style-name="ce84" table:formula="of:=SQRT(POWER([.$E15]-[.BH$5];2)+POWER([.$F15]-[.BH$6];2))" office:value-type="float" office:value="603.339042330264" calcext:value-type="float">
            <text:p>603</text:p>
          </table:table-cell>
          <table:table-cell table:style-name="ce84" table:formula="of:=SQRT(POWER([.$E15]-[.BI$5];2)+POWER([.$F15]-[.BI$6];2))" office:value-type="float" office:value="648.020061417855" calcext:value-type="float">
            <text:p>648</text:p>
          </table:table-cell>
          <table:table-cell table:style-name="ce84" table:formula="of:=SQRT(POWER([.$E15]-[.BJ$5];2)+POWER([.$F15]-[.BJ$6];2))" office:value-type="float" office:value="596.57187328938" calcext:value-type="float">
            <text:p>597</text:p>
          </table:table-cell>
          <table:table-cell table:style-name="ce84" table:formula="of:=SQRT(POWER([.$E15]-[.BK$5];2)+POWER([.$F15]-[.BK$6];2))" office:value-type="float" office:value="363.494154010763" calcext:value-type="float">
            <text:p>363</text:p>
          </table:table-cell>
          <table:table-cell table:style-name="ce84" table:formula="of:=SQRT(POWER([.$E15]-[.BL$5];2)+POWER([.$F15]-[.BL$6];2))" office:value-type="float" office:value="629.782502138635" calcext:value-type="float">
            <text:p>630</text:p>
          </table:table-cell>
          <table:table-cell table:style-name="ce90" table:formula="of:=SQRT(POWER([.$E15]-[.BM$5];2)+POWER([.$F15]-[.BM$6];2))" office:value-type="float" office:value="401.329042059007" calcext:value-type="float">
            <text:p>401</text:p>
          </table:table-cell>
          <table:table-cell table:style-name="ce84" table:formula="of:=SQRT(POWER([.$E15]-[.BN$5];2)+POWER([.$F15]-[.BN$6];2))" office:value-type="float" office:value="424.301779397636" calcext:value-type="float">
            <text:p>424</text:p>
          </table:table-cell>
          <table:table-cell table:style-name="ce84" table:formula="of:=SQRT(POWER([.$E15]-[.BO$5];2)+POWER([.$F15]-[.BO$6];2))" office:value-type="float" office:value="373.37648560133" calcext:value-type="float">
            <text:p>373</text:p>
          </table:table-cell>
          <table:table-cell table:style-name="ce84" table:formula="of:=SQRT(POWER([.$E15]-[.BP$5];2)+POWER([.$F15]-[.BP$6];2))" office:value-type="float" office:value="301.942047419699" calcext:value-type="float">
            <text:p>302</text:p>
          </table:table-cell>
          <table:table-cell table:style-name="ce84" table:formula="of:=SQRT(POWER([.$E15]-[.BQ$5];2)+POWER([.$F15]-[.BQ$6];2))" office:value-type="float" office:value="305.628859893826" calcext:value-type="float">
            <text:p>306</text:p>
          </table:table-cell>
          <table:table-cell table:style-name="ce84" table:formula="of:=SQRT(POWER([.$E15]-[.BR$5];2)+POWER([.$F15]-[.BR$6];2))" office:value-type="float" office:value="349.768494864818" calcext:value-type="float">
            <text:p>350</text:p>
          </table:table-cell>
          <table:table-cell table:style-name="ce84" table:formula="of:=SQRT(POWER([.$E15]-[.BS$5];2)+POWER([.$F15]-[.BS$6];2))" office:value-type="float" office:value="380.938315216519" calcext:value-type="float">
            <text:p>381</text:p>
          </table:table-cell>
          <table:table-cell table:number-columns-repeated="95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82" office:value-type="string" calcext:value-type="string">
            <text:p>Разрушенная лаборатория</text:p>
          </table:table-cell>
          <table:table-cell office:value-type="string" calcext:value-type="string">
            <text:p>T4</text:p>
          </table:table-cell>
          <table:table-cell office:value-type="float" office:value="166" calcext:value-type="float">
            <text:p>166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87" table:formula="of:=SQRT(POWER([.$E16]-[.H$5];2)+POWER([.$F16]-[.H$6];2))" office:value-type="float" office:value="69.7710541700496" calcext:value-type="float">
            <text:p>70</text:p>
          </table:table-cell>
          <table:table-cell table:style-name="ce93" table:formula="of:=SQRT(POWER([.$E16]-[.I$5];2)+POWER([.$F16]-[.I$6];2))" office:value-type="float" office:value="49.0306026885251" calcext:value-type="float">
            <text:p>49</text:p>
          </table:table-cell>
          <table:table-cell table:style-name="ce94" table:formula="of:=SQRT(POWER([.$E16]-[.J$5];2)+POWER([.$F16]-[.J$6];2))" office:value-type="float" office:value="81.0493676718085" calcext:value-type="float">
            <text:p>81</text:p>
          </table:table-cell>
          <table:table-cell table:style-name="ce94" table:formula="of:=SQRT(POWER([.$E16]-[.K$5];2)+POWER([.$F16]-[.K$6];2))" office:value-type="float" office:value="97.4987179402888" calcext:value-type="float">
            <text:p>97</text:p>
          </table:table-cell>
          <table:table-cell table:style-name="ce94" table:formula="of:=SQRT(POWER([.$E16]-[.L$5];2)+POWER([.$F16]-[.L$6];2))" office:value-type="float" office:value="103.773792452623" calcext:value-type="float">
            <text:p>104</text:p>
          </table:table-cell>
          <table:table-cell table:style-name="ce94" table:formula="of:=SQRT(POWER([.$E16]-[.M$5];2)+POWER([.$F16]-[.M$6];2))" office:value-type="float" office:value="91.2852671574116" calcext:value-type="float">
            <text:p>91</text:p>
          </table:table-cell>
          <table:table-cell table:style-name="ce94" table:formula="of:=SQRT(POWER([.$E16]-[.N$5];2)+POWER([.$F16]-[.N$6];2))" office:value-type="float" office:value="71.449282711585" calcext:value-type="float">
            <text:p>71</text:p>
          </table:table-cell>
          <table:table-cell table:style-name="ce87" table:formula="of:=SQRT(POWER([.$E16]-[.O$5];2)+POWER([.$F16]-[.O$6];2))" office:value-type="float" office:value="17" calcext:value-type="float">
            <text:p>17</text:p>
          </table:table-cell>
          <table:table-cell table:style-name="ce94"/>
          <table:table-cell table:style-name="ce94" table:formula="of:=SQRT(POWER([.$E16]-[.Q$5];2)+POWER([.$F16]-[.Q$6];2))" office:value-type="float" office:value="22.8473193175917" calcext:value-type="float">
            <text:p>23</text:p>
          </table:table-cell>
          <table:table-cell table:style-name="ce98" table:formula="of:=SQRT(POWER([.$E16]-[.R$5];2)+POWER([.$F16]-[.R$6];2))" office:value-type="float" office:value="28.4604989415154" calcext:value-type="float">
            <text:p>28</text:p>
          </table:table-cell>
          <table:table-cell table:style-name="ce93" table:formula="of:=SQRT(POWER([.$E16]-[.S$5];2)+POWER([.$F16]-[.S$6];2))" office:value-type="float" office:value="156.732255773979" calcext:value-type="float">
            <text:p>157</text:p>
          </table:table-cell>
          <table:table-cell table:style-name="ce94" table:formula="of:=SQRT(POWER([.$E16]-[.T$5];2)+POWER([.$F16]-[.T$6];2))" office:value-type="float" office:value="186.002688152618" calcext:value-type="float">
            <text:p>186</text:p>
          </table:table-cell>
          <table:table-cell table:style-name="ce94" table:formula="of:=SQRT(POWER([.$E16]-[.U$5];2)+POWER([.$F16]-[.U$6];2))" office:value-type="float" office:value="221.350400948361" calcext:value-type="float">
            <text:p>221</text:p>
          </table:table-cell>
          <table:table-cell table:style-name="ce94" table:formula="of:=SQRT(POWER([.$E16]-[.V$5];2)+POWER([.$F16]-[.V$6];2))" office:value-type="float" office:value="362.93250061134" calcext:value-type="float">
            <text:p>363</text:p>
          </table:table-cell>
          <table:table-cell table:style-name="ce96" table:formula="of:=SQRT(POWER([.$E16]-[.W$5];2)+POWER([.$F16]-[.W$6];2))" office:value-type="float" office:value="354.001412426561" calcext:value-type="float">
            <text:p>354</text:p>
          </table:table-cell>
          <table:table-cell table:style-name="ce94" table:formula="of:=SQRT(POWER([.$E16]-[.X$5];2)+POWER([.$F16]-[.X$6];2))" office:value-type="float" office:value="54.817880294663" calcext:value-type="float">
            <text:p>55</text:p>
          </table:table-cell>
          <table:table-cell table:style-name="ce94" table:formula="of:=SQRT(POWER([.$E16]-[.Y$5];2)+POWER([.$F16]-[.Y$6];2))" office:value-type="float" office:value="67.955868032128" calcext:value-type="float">
            <text:p>68</text:p>
          </table:table-cell>
          <table:table-cell table:style-name="ce94" table:formula="of:=SQRT(POWER([.$E16]-[.Z$5];2)+POWER([.$F16]-[.Z$6];2))" office:value-type="float" office:value="67.0074622710038" calcext:value-type="float">
            <text:p>67</text:p>
          </table:table-cell>
          <table:table-cell table:style-name="ce93" table:formula="of:=SQRT(POWER([.$E16]-[.AA$5];2)+POWER([.$F16]-[.AA$6];2))" office:value-type="float" office:value="81.4984662432368" calcext:value-type="float">
            <text:p>81</text:p>
          </table:table-cell>
          <table:table-cell table:style-name="ce98" table:formula="of:=SQRT(POWER([.$E16]-[.AB$5];2)+POWER([.$F16]-[.AB$6];2))" office:value-type="float" office:value="268.7638368531" calcext:value-type="float">
            <text:p>269</text:p>
          </table:table-cell>
          <table:table-cell table:style-name="ce84" table:formula="of:=SQRT(POWER([.$E16]-[.AC$5];2)+POWER([.$F16]-[.AC$6];2))" office:value-type="float" office:value="764.306875541493" calcext:value-type="float">
            <text:p>764</text:p>
          </table:table-cell>
          <table:table-cell table:style-name="ce84" table:formula="of:=SQRT(POWER([.$E16]-[.AD$5];2)+POWER([.$F16]-[.AD$6];2))" office:value-type="float" office:value="777.815530829772" calcext:value-type="float">
            <text:p>778</text:p>
          </table:table-cell>
          <table:table-cell table:style-name="ce84" table:formula="of:=SQRT(POWER([.$E16]-[.AE$5];2)+POWER([.$F16]-[.AE$6];2))" office:value-type="float" office:value="811.04623789276" calcext:value-type="float">
            <text:p>811</text:p>
          </table:table-cell>
          <table:table-cell table:style-name="ce84" table:formula="of:=SQRT(POWER([.$E16]-[.AF$5];2)+POWER([.$F16]-[.AF$6];2))" office:value-type="float" office:value="815.41645801394" calcext:value-type="float">
            <text:p>815</text:p>
          </table:table-cell>
          <table:table-cell table:style-name="ce84" table:formula="of:=SQRT(POWER([.$E16]-[.AG$5];2)+POWER([.$F16]-[.AG$6];2))" office:value-type="float" office:value="779.797409587901" calcext:value-type="float">
            <text:p>780</text:p>
          </table:table-cell>
          <table:table-cell table:style-name="ce84" table:formula="of:=SQRT(POWER([.$E16]-[.AH$5];2)+POWER([.$F16]-[.AH$6];2))" office:value-type="float" office:value="781.790892758415" calcext:value-type="float">
            <text:p>782</text:p>
          </table:table-cell>
          <table:table-cell table:style-name="ce84" table:formula="of:=SQRT(POWER([.$E16]-[.AI$5];2)+POWER([.$F16]-[.AI$6];2))" office:value-type="float" office:value="788.649478539104" calcext:value-type="float">
            <text:p>789</text:p>
          </table:table-cell>
          <table:table-cell table:style-name="ce84" table:formula="of:=SQRT(POWER([.$E16]-[.AJ$5];2)+POWER([.$F16]-[.AJ$6];2))" office:value-type="float" office:value="814.177499074987" calcext:value-type="float">
            <text:p>814</text:p>
          </table:table-cell>
          <table:table-cell table:style-name="ce84" table:formula="of:=SQRT(POWER([.$E16]-[.AK$5];2)+POWER([.$F16]-[.AK$6];2))" office:value-type="float" office:value="739.375412087797" calcext:value-type="float">
            <text:p>739</text:p>
          </table:table-cell>
          <table:table-cell table:style-name="ce84" table:formula="of:=SQRT(POWER([.$E16]-[.AL$5];2)+POWER([.$F16]-[.AL$6];2))" office:value-type="float" office:value="728.605517409798" calcext:value-type="float">
            <text:p>729</text:p>
          </table:table-cell>
          <table:table-cell table:style-name="ce84" table:formula="of:=SQRT(POWER([.$E16]-[.AM$5];2)+POWER([.$F16]-[.AM$6];2))" office:value-type="float" office:value="714.356353649913" calcext:value-type="float">
            <text:p>714</text:p>
          </table:table-cell>
          <table:table-cell table:style-name="ce84" table:formula="of:=SQRT(POWER([.$E16]-[.AN$5];2)+POWER([.$F16]-[.AN$6];2))" office:value-type="float" office:value="696.086919859869" calcext:value-type="float">
            <text:p>696</text:p>
          </table:table-cell>
          <table:table-cell table:style-name="ce84" table:formula="of:=SQRT(POWER([.$E16]-[.AO$5];2)+POWER([.$F16]-[.AO$6];2))" office:value-type="float" office:value="672.060265154845" calcext:value-type="float">
            <text:p>672</text:p>
          </table:table-cell>
          <table:table-cell table:style-name="ce84" table:formula="of:=SQRT(POWER([.$E16]-[.AP$5];2)+POWER([.$F16]-[.AP$6];2))" office:value-type="float" office:value="678.398850234875" calcext:value-type="float">
            <text:p>678</text:p>
          </table:table-cell>
          <table:table-cell table:style-name="ce84" table:formula="of:=SQRT(POWER([.$E16]-[.AQ$5];2)+POWER([.$F16]-[.AQ$6];2))" office:value-type="float" office:value="804.453230461535" calcext:value-type="float">
            <text:p>804</text:p>
          </table:table-cell>
          <table:table-cell table:style-name="ce84" table:formula="of:=SQRT(POWER([.$E16]-[.AR$5];2)+POWER([.$F16]-[.AR$6];2))" office:value-type="float" office:value="740.898103655287" calcext:value-type="float">
            <text:p>741</text:p>
          </table:table-cell>
          <table:table-cell table:style-name="ce90" table:formula="of:=SQRT(POWER([.$E16]-[.AS$5];2)+POWER([.$F16]-[.AS$6];2))" office:value-type="float" office:value="452.249930901045" calcext:value-type="float">
            <text:p>452</text:p>
          </table:table-cell>
          <table:table-cell table:style-name="ce84" table:formula="of:=SQRT(POWER([.$E16]-[.AT$5];2)+POWER([.$F16]-[.AT$6];2))" office:value-type="float" office:value="565.742874458" calcext:value-type="float">
            <text:p>566</text:p>
          </table:table-cell>
          <table:table-cell table:style-name="ce84" table:formula="of:=SQRT(POWER([.$E16]-[.AU$5];2)+POWER([.$F16]-[.AU$6];2))" office:value-type="float" office:value="772.215643457189" calcext:value-type="float">
            <text:p>772</text:p>
          </table:table-cell>
          <table:table-cell table:style-name="ce84" table:formula="of:=SQRT(POWER([.$E16]-[.AV$5];2)+POWER([.$F16]-[.AV$6];2))" office:value-type="float" office:value="684.632748267274" calcext:value-type="float">
            <text:p>685</text:p>
          </table:table-cell>
          <table:table-cell table:style-name="ce113" table:formula="of:=SQRT(POWER([.$E16]-[.AW$5];2)+POWER([.$F16]-[.AW$6];2))" office:value-type="float" office:value="704.159783003829" calcext:value-type="float">
            <text:p>704</text:p>
          </table:table-cell>
          <table:table-cell table:style-name="ce84" table:formula="of:=SQRT(POWER([.$E16]-[.AX$5];2)+POWER([.$F16]-[.AX$6];2))" office:value-type="float" office:value="584.202875720413" calcext:value-type="float">
            <text:p>584</text:p>
          </table:table-cell>
          <table:table-cell table:style-name="ce84" table:formula="of:=SQRT(POWER([.$E16]-[.AY$5];2)+POWER([.$F16]-[.AY$6];2))" office:value-type="float" office:value="534.371593556394" calcext:value-type="float">
            <text:p>534</text:p>
          </table:table-cell>
          <table:table-cell table:style-name="ce84" table:formula="of:=SQRT(POWER([.$E16]-[.AZ$5];2)+POWER([.$F16]-[.AZ$6];2))" office:value-type="float" office:value="539.962961692744" calcext:value-type="float">
            <text:p>540</text:p>
          </table:table-cell>
          <table:table-cell table:style-name="ce84" table:formula="of:=SQRT(POWER([.$E16]-[.BA$5];2)+POWER([.$F16]-[.BA$6];2))" office:value-type="float" office:value="566.583621365814" calcext:value-type="float">
            <text:p>567</text:p>
          </table:table-cell>
          <table:table-cell table:style-name="ce84" table:formula="of:=SQRT(POWER([.$E16]-[.BB$5];2)+POWER([.$F16]-[.BB$6];2))" office:value-type="float" office:value="546.264587905897" calcext:value-type="float">
            <text:p>546</text:p>
          </table:table-cell>
          <table:table-cell table:style-name="ce84" table:formula="of:=SQRT(POWER([.$E16]-[.BC$5];2)+POWER([.$F16]-[.BC$6];2))" office:value-type="float" office:value="597.129801634452" calcext:value-type="float">
            <text:p>597</text:p>
          </table:table-cell>
          <table:table-cell table:style-name="ce84" table:formula="of:=SQRT(POWER([.$E16]-[.BD$5];2)+POWER([.$F16]-[.BD$6];2))" office:value-type="float" office:value="621.984726500579" calcext:value-type="float">
            <text:p>622</text:p>
          </table:table-cell>
          <table:table-cell table:style-name="ce84" table:formula="of:=SQRT(POWER([.$E16]-[.BE$5];2)+POWER([.$F16]-[.BE$6];2))" office:value-type="float" office:value="648.213699330707" calcext:value-type="float">
            <text:p>648</text:p>
          </table:table-cell>
          <table:table-cell table:style-name="ce84" table:formula="of:=SQRT(POWER([.$E16]-[.BF$5];2)+POWER([.$F16]-[.BF$6];2))" office:value-type="float" office:value="632.82304003568" calcext:value-type="float">
            <text:p>633</text:p>
          </table:table-cell>
          <table:table-cell table:style-name="ce84" table:formula="of:=SQRT(POWER([.$E16]-[.BG$5];2)+POWER([.$F16]-[.BG$6];2))" office:value-type="float" office:value="671.662117437034" calcext:value-type="float">
            <text:p>672</text:p>
          </table:table-cell>
          <table:table-cell table:style-name="ce84" table:formula="of:=SQRT(POWER([.$E16]-[.BH$5];2)+POWER([.$F16]-[.BH$6];2))" office:value-type="float" office:value="613.50550119783" calcext:value-type="float">
            <text:p>614</text:p>
          </table:table-cell>
          <table:table-cell table:style-name="ce84" table:formula="of:=SQRT(POWER([.$E16]-[.BI$5];2)+POWER([.$F16]-[.BI$6];2))" office:value-type="float" office:value="658.070664898535" calcext:value-type="float">
            <text:p>658</text:p>
          </table:table-cell>
          <table:table-cell table:style-name="ce84" table:formula="of:=SQRT(POWER([.$E16]-[.BJ$5];2)+POWER([.$F16]-[.BJ$6];2))" office:value-type="float" office:value="606.040427694391" calcext:value-type="float">
            <text:p>606</text:p>
          </table:table-cell>
          <table:table-cell table:style-name="ce84" table:formula="of:=SQRT(POWER([.$E16]-[.BK$5];2)+POWER([.$F16]-[.BK$6];2))" office:value-type="float" office:value="362.691328818322" calcext:value-type="float">
            <text:p>363</text:p>
          </table:table-cell>
          <table:table-cell table:style-name="ce84" table:formula="of:=SQRT(POWER([.$E16]-[.BL$5];2)+POWER([.$F16]-[.BL$6];2))" office:value-type="float" office:value="639.190894803735" calcext:value-type="float">
            <text:p>639</text:p>
          </table:table-cell>
          <table:table-cell table:style-name="ce90" table:formula="of:=SQRT(POWER([.$E16]-[.BM$5];2)+POWER([.$F16]-[.BM$6];2))" office:value-type="float" office:value="403.417897471096" calcext:value-type="float">
            <text:p>403</text:p>
          </table:table-cell>
          <table:table-cell table:style-name="ce84" table:formula="of:=SQRT(POWER([.$E16]-[.BN$5];2)+POWER([.$F16]-[.BN$6];2))" office:value-type="float" office:value="429.773195999937" calcext:value-type="float">
            <text:p>430</text:p>
          </table:table-cell>
          <table:table-cell table:style-name="ce84" table:formula="of:=SQRT(POWER([.$E16]-[.BO$5];2)+POWER([.$F16]-[.BO$6];2))" office:value-type="float" office:value="378.493064665655" calcext:value-type="float">
            <text:p>378</text:p>
          </table:table-cell>
          <table:table-cell table:style-name="ce84" table:formula="of:=SQRT(POWER([.$E16]-[.BP$5];2)+POWER([.$F16]-[.BP$6];2))" office:value-type="float" office:value="313.129366237024" calcext:value-type="float">
            <text:p>313</text:p>
          </table:table-cell>
          <table:table-cell table:style-name="ce84" table:formula="of:=SQRT(POWER([.$E16]-[.BQ$5];2)+POWER([.$F16]-[.BQ$6];2))" office:value-type="float" office:value="319.606007452926" calcext:value-type="float">
            <text:p>320</text:p>
          </table:table-cell>
          <table:table-cell table:style-name="ce84" table:formula="of:=SQRT(POWER([.$E16]-[.BR$5];2)+POWER([.$F16]-[.BR$6];2))" office:value-type="float" office:value="361.807960111438" calcext:value-type="float">
            <text:p>362</text:p>
          </table:table-cell>
          <table:table-cell table:style-name="ce84" table:formula="of:=SQRT(POWER([.$E16]-[.BS$5];2)+POWER([.$F16]-[.BS$6];2))" office:value-type="float" office:value="394.437574275068" calcext:value-type="float">
            <text:p>394</text:p>
          </table:table-cell>
          <table:table-cell table:number-columns-repeated="95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style-name="ce82" office:value-type="string" calcext:value-type="string">
            <text:p>Пустошь</text:p>
          </table:table-cell>
          <table:table-cell office:value-type="string" calcext:value-type="string">
            <text:p>T4+</text:p>
          </table:table-cell>
          <table:table-cell office:value-type="float" office:value="187" calcext:value-type="float">
            <text:p>187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87" table:formula="of:=SQRT(POWER([.$E17]-[.H$5];2)+POWER([.$F17]-[.H$6];2))" office:value-type="float" office:value="92.5742944882649" calcext:value-type="float">
            <text:p>93</text:p>
          </table:table-cell>
          <table:table-cell table:style-name="ce93" table:formula="of:=SQRT(POWER([.$E17]-[.I$5];2)+POWER([.$F17]-[.I$6];2))" office:value-type="float" office:value="71.5681493403316" calcext:value-type="float">
            <text:p>72</text:p>
          </table:table-cell>
          <table:table-cell table:style-name="ce94" table:formula="of:=SQRT(POWER([.$E17]-[.J$5];2)+POWER([.$F17]-[.J$6];2))" office:value-type="float" office:value="103.368273662667" calcext:value-type="float">
            <text:p>103</text:p>
          </table:table-cell>
          <table:table-cell table:style-name="ce94" table:formula="of:=SQRT(POWER([.$E17]-[.K$5];2)+POWER([.$F17]-[.K$6];2))" office:value-type="float" office:value="120.332871651931" calcext:value-type="float">
            <text:p>120</text:p>
          </table:table-cell>
          <table:table-cell table:style-name="ce94" table:formula="of:=SQRT(POWER([.$E17]-[.L$5];2)+POWER([.$F17]-[.L$6];2))" office:value-type="float" office:value="126.400158227749" calcext:value-type="float">
            <text:p>126</text:p>
          </table:table-cell>
          <table:table-cell table:style-name="ce94" table:formula="of:=SQRT(POWER([.$E17]-[.M$5];2)+POWER([.$F17]-[.M$6];2))" office:value-type="float" office:value="113.070774296456" calcext:value-type="float">
            <text:p>113</text:p>
          </table:table-cell>
          <table:table-cell table:style-name="ce94" table:formula="of:=SQRT(POWER([.$E17]-[.N$5];2)+POWER([.$F17]-[.N$6];2))" office:value-type="float" office:value="92.8493403315285" calcext:value-type="float">
            <text:p>93</text:p>
          </table:table-cell>
          <table:table-cell table:style-name="ce87" table:formula="of:=SQRT(POWER([.$E17]-[.O$5];2)+POWER([.$F17]-[.O$6];2))" office:value-type="float" office:value="37.6430604494374" calcext:value-type="float">
            <text:p>38</text:p>
          </table:table-cell>
          <table:table-cell table:style-name="ce94" table:formula="of:=SQRT(POWER([.$E17]-[.P$5];2)+POWER([.$F17]-[.P$6];2))" office:value-type="float" office:value="22.8473193175917" calcext:value-type="float">
            <text:p>23</text:p>
          </table:table-cell>
          <table:table-cell table:style-name="ce94"/>
          <table:table-cell table:style-name="ce98" table:formula="of:=SQRT(POWER([.$E17]-[.R$5];2)+POWER([.$F17]-[.R$6];2))" office:value-type="float" office:value="18.9736659610103" calcext:value-type="float">
            <text:p>19</text:p>
          </table:table-cell>
          <table:table-cell table:style-name="ce93" table:formula="of:=SQRT(POWER([.$E17]-[.S$5];2)+POWER([.$F17]-[.S$6];2))" office:value-type="float" office:value="135.103663902945" calcext:value-type="float">
            <text:p>135</text:p>
          </table:table-cell>
          <table:table-cell table:style-name="ce94" table:formula="of:=SQRT(POWER([.$E17]-[.T$5];2)+POWER([.$F17]-[.T$6];2))" office:value-type="float" office:value="165.193825550473" calcext:value-type="float">
            <text:p>165</text:p>
          </table:table-cell>
          <table:table-cell table:style-name="ce94" table:formula="of:=SQRT(POWER([.$E17]-[.U$5];2)+POWER([.$F17]-[.U$6];2))" office:value-type="float" office:value="198.861761030119" calcext:value-type="float">
            <text:p>199</text:p>
          </table:table-cell>
          <table:table-cell table:style-name="ce94" table:formula="of:=SQRT(POWER([.$E17]-[.V$5];2)+POWER([.$F17]-[.V$6];2))" office:value-type="float" office:value="340.085283421674" calcext:value-type="float">
            <text:p>340</text:p>
          </table:table-cell>
          <table:table-cell table:style-name="ce96" table:formula="of:=SQRT(POWER([.$E17]-[.W$5];2)+POWER([.$F17]-[.W$6];2))" office:value-type="float" office:value="332.067764168701" calcext:value-type="float">
            <text:p>332</text:p>
          </table:table-cell>
          <table:table-cell table:style-name="ce94" table:formula="of:=SQRT(POWER([.$E17]-[.X$5];2)+POWER([.$F17]-[.X$6];2))" office:value-type="float" office:value="74.1687265631546" calcext:value-type="float">
            <text:p>74</text:p>
          </table:table-cell>
          <table:table-cell table:style-name="ce94" table:formula="of:=SQRT(POWER([.$E17]-[.Y$5];2)+POWER([.$F17]-[.Y$6];2))" office:value-type="float" office:value="67.9117073853986" calcext:value-type="float">
            <text:p>68</text:p>
          </table:table-cell>
          <table:table-cell table:style-name="ce94" table:formula="of:=SQRT(POWER([.$E17]-[.Z$5];2)+POWER([.$F17]-[.Z$6];2))" office:value-type="float" office:value="59.3632883186233" calcext:value-type="float">
            <text:p>59</text:p>
          </table:table-cell>
          <table:table-cell table:style-name="ce93" table:formula="of:=SQRT(POWER([.$E17]-[.AA$5];2)+POWER([.$F17]-[.AA$6];2))" office:value-type="float" office:value="103.576059009792" calcext:value-type="float">
            <text:p>104</text:p>
          </table:table-cell>
          <table:table-cell table:style-name="ce98" table:formula="of:=SQRT(POWER([.$E17]-[.AB$5];2)+POWER([.$F17]-[.AB$6];2))" office:value-type="float" office:value="256.811214708392" calcext:value-type="float">
            <text:p>257</text:p>
          </table:table-cell>
          <table:table-cell table:style-name="ce84" table:formula="of:=SQRT(POWER([.$E17]-[.AC$5];2)+POWER([.$F17]-[.AC$6];2))" office:value-type="float" office:value="745.453553214417" calcext:value-type="float">
            <text:p>745</text:p>
          </table:table-cell>
          <table:table-cell table:style-name="ce84" table:formula="of:=SQRT(POWER([.$E17]-[.AD$5];2)+POWER([.$F17]-[.AD$6];2))" office:value-type="float" office:value="759.795367187771" calcext:value-type="float">
            <text:p>760</text:p>
          </table:table-cell>
          <table:table-cell table:style-name="ce84" table:formula="of:=SQRT(POWER([.$E17]-[.AE$5];2)+POWER([.$F17]-[.AE$6];2))" office:value-type="float" office:value="793.035938655998" calcext:value-type="float">
            <text:p>793</text:p>
          </table:table-cell>
          <table:table-cell table:style-name="ce84" table:formula="of:=SQRT(POWER([.$E17]-[.AF$5];2)+POWER([.$F17]-[.AF$6];2))" office:value-type="float" office:value="797.422096508493" calcext:value-type="float">
            <text:p>797</text:p>
          </table:table-cell>
          <table:table-cell table:style-name="ce84" table:formula="of:=SQRT(POWER([.$E17]-[.AG$5];2)+POWER([.$F17]-[.AG$6];2))" office:value-type="float" office:value="760.369646948114" calcext:value-type="float">
            <text:p>760</text:p>
          </table:table-cell>
          <table:table-cell table:style-name="ce84" table:formula="of:=SQRT(POWER([.$E17]-[.AH$5];2)+POWER([.$F17]-[.AH$6];2))" office:value-type="float" office:value="761.701385058476" calcext:value-type="float">
            <text:p>762</text:p>
          </table:table-cell>
          <table:table-cell table:style-name="ce84" table:formula="of:=SQRT(POWER([.$E17]-[.AI$5];2)+POWER([.$F17]-[.AI$6];2))" office:value-type="float" office:value="768.095046201966" calcext:value-type="float">
            <text:p>768</text:p>
          </table:table-cell>
          <table:table-cell table:style-name="ce84" table:formula="of:=SQRT(POWER([.$E17]-[.AJ$5];2)+POWER([.$F17]-[.AJ$6];2))" office:value-type="float" office:value="793.426115022691" calcext:value-type="float">
            <text:p>793</text:p>
          </table:table-cell>
          <table:table-cell table:style-name="ce84" table:formula="of:=SQRT(POWER([.$E17]-[.AK$5];2)+POWER([.$F17]-[.AK$6];2))" office:value-type="float" office:value="720.756546969918" calcext:value-type="float">
            <text:p>721</text:p>
          </table:table-cell>
          <table:table-cell table:style-name="ce84" table:formula="of:=SQRT(POWER([.$E17]-[.AL$5];2)+POWER([.$F17]-[.AL$6];2))" office:value-type="float" office:value="709.222109074442" calcext:value-type="float">
            <text:p>709</text:p>
          </table:table-cell>
          <table:table-cell table:style-name="ce84" table:formula="of:=SQRT(POWER([.$E17]-[.AM$5];2)+POWER([.$F17]-[.AM$6];2))" office:value-type="float" office:value="694.02665654858" calcext:value-type="float">
            <text:p>694</text:p>
          </table:table-cell>
          <table:table-cell table:style-name="ce84" table:formula="of:=SQRT(POWER([.$E17]-[.AN$5];2)+POWER([.$F17]-[.AN$6];2))" office:value-type="float" office:value="675.296231294089" calcext:value-type="float">
            <text:p>675</text:p>
          </table:table-cell>
          <table:table-cell table:style-name="ce84" table:formula="of:=SQRT(POWER([.$E17]-[.AO$5];2)+POWER([.$F17]-[.AO$6];2))" office:value-type="float" office:value="651.248800382772" calcext:value-type="float">
            <text:p>651</text:p>
          </table:table-cell>
          <table:table-cell table:style-name="ce84" table:formula="of:=SQRT(POWER([.$E17]-[.AP$5];2)+POWER([.$F17]-[.AP$6];2))" office:value-type="float" office:value="658.316793041162" calcext:value-type="float">
            <text:p>658</text:p>
          </table:table-cell>
          <table:table-cell table:style-name="ce84" table:formula="of:=SQRT(POWER([.$E17]-[.AQ$5];2)+POWER([.$F17]-[.AQ$6];2))" office:value-type="float" office:value="785.455918559406" calcext:value-type="float">
            <text:p>785</text:p>
          </table:table-cell>
          <table:table-cell table:style-name="ce84" table:formula="of:=SQRT(POWER([.$E17]-[.AR$5];2)+POWER([.$F17]-[.AR$6];2))" office:value-type="float" office:value="720.671908707423" calcext:value-type="float">
            <text:p>721</text:p>
          </table:table-cell>
          <table:table-cell table:style-name="ce90" table:formula="of:=SQRT(POWER([.$E17]-[.AS$5];2)+POWER([.$F17]-[.AS$6];2))" office:value-type="float" office:value="435.660418215839" calcext:value-type="float">
            <text:p>436</text:p>
          </table:table-cell>
          <table:table-cell table:style-name="ce84" table:formula="of:=SQRT(POWER([.$E17]-[.AT$5];2)+POWER([.$F17]-[.AT$6];2))" office:value-type="float" office:value="551.402756612623" calcext:value-type="float">
            <text:p>551</text:p>
          </table:table-cell>
          <table:table-cell table:style-name="ce84" table:formula="of:=SQRT(POWER([.$E17]-[.AU$5];2)+POWER([.$F17]-[.AU$6];2))" office:value-type="float" office:value="756.682892630724" calcext:value-type="float">
            <text:p>757</text:p>
          </table:table-cell>
          <table:table-cell table:style-name="ce84" table:formula="of:=SQRT(POWER([.$E17]-[.AV$5];2)+POWER([.$F17]-[.AV$6];2))" office:value-type="float" office:value="671.407476872279" calcext:value-type="float">
            <text:p>671</text:p>
          </table:table-cell>
          <table:table-cell table:style-name="ce113" table:formula="of:=SQRT(POWER([.$E17]-[.AW$5];2)+POWER([.$F17]-[.AW$6];2))" office:value-type="float" office:value="691.434017097799" calcext:value-type="float">
            <text:p>691</text:p>
          </table:table-cell>
          <table:table-cell table:style-name="ce84" table:formula="of:=SQRT(POWER([.$E17]-[.AX$5];2)+POWER([.$F17]-[.AX$6];2))" office:value-type="float" office:value="587.020442574192" calcext:value-type="float">
            <text:p>587</text:p>
          </table:table-cell>
          <table:table-cell table:style-name="ce84" table:formula="of:=SQRT(POWER([.$E17]-[.AY$5];2)+POWER([.$F17]-[.AY$6];2))" office:value-type="float" office:value="537.461626537188" calcext:value-type="float">
            <text:p>537</text:p>
          </table:table-cell>
          <table:table-cell table:style-name="ce84" table:formula="of:=SQRT(POWER([.$E17]-[.AZ$5];2)+POWER([.$F17]-[.AZ$6];2))" office:value-type="float" office:value="544.45018137567" calcext:value-type="float">
            <text:p>544</text:p>
          </table:table-cell>
          <table:table-cell table:style-name="ce84" table:formula="of:=SQRT(POWER([.$E17]-[.BA$5];2)+POWER([.$F17]-[.BA$6];2))" office:value-type="float" office:value="571.812032052492" calcext:value-type="float">
            <text:p>572</text:p>
          </table:table-cell>
          <table:table-cell table:style-name="ce84" table:formula="of:=SQRT(POWER([.$E17]-[.BB$5];2)+POWER([.$F17]-[.BB$6];2))" office:value-type="float" office:value="549.145700156161" calcext:value-type="float">
            <text:p>549</text:p>
          </table:table-cell>
          <table:table-cell table:style-name="ce84" table:formula="of:=SQRT(POWER([.$E17]-[.BC$5];2)+POWER([.$F17]-[.BC$6];2))" office:value-type="float" office:value="601.300257774766" calcext:value-type="float">
            <text:p>601</text:p>
          </table:table-cell>
          <table:table-cell table:style-name="ce84" table:formula="of:=SQRT(POWER([.$E17]-[.BD$5];2)+POWER([.$F17]-[.BD$6];2))" office:value-type="float" office:value="627.487848487921" calcext:value-type="float">
            <text:p>627</text:p>
          </table:table-cell>
          <table:table-cell table:style-name="ce84" table:formula="of:=SQRT(POWER([.$E17]-[.BE$5];2)+POWER([.$F17]-[.BE$6];2))" office:value-type="float" office:value="653.027564502449" calcext:value-type="float">
            <text:p>653</text:p>
          </table:table-cell>
          <table:table-cell table:style-name="ce84" table:formula="of:=SQRT(POWER([.$E17]-[.BF$5];2)+POWER([.$F17]-[.BF$6];2))" office:value-type="float" office:value="636.585422390428" calcext:value-type="float">
            <text:p>637</text:p>
          </table:table-cell>
          <table:table-cell table:style-name="ce84" table:formula="of:=SQRT(POWER([.$E17]-[.BG$5];2)+POWER([.$F17]-[.BG$6];2))" office:value-type="float" office:value="672.550369860875" calcext:value-type="float">
            <text:p>673</text:p>
          </table:table-cell>
          <table:table-cell table:style-name="ce84" table:formula="of:=SQRT(POWER([.$E17]-[.BH$5];2)+POWER([.$F17]-[.BH$6];2))" office:value-type="float" office:value="613.388131609995" calcext:value-type="float">
            <text:p>613</text:p>
          </table:table-cell>
          <table:table-cell table:style-name="ce84" table:formula="of:=SQRT(POWER([.$E17]-[.BI$5];2)+POWER([.$F17]-[.BI$6];2))" office:value-type="float" office:value="657.714983864592" calcext:value-type="float">
            <text:p>658</text:p>
          </table:table-cell>
          <table:table-cell table:style-name="ce84" table:formula="of:=SQRT(POWER([.$E17]-[.BJ$5];2)+POWER([.$F17]-[.BJ$6];2))" office:value-type="float" office:value="604.791699678493" calcext:value-type="float">
            <text:p>605</text:p>
          </table:table-cell>
          <table:table-cell table:style-name="ce84" table:formula="of:=SQRT(POWER([.$E17]-[.BK$5];2)+POWER([.$F17]-[.BK$6];2))" office:value-type="float" office:value="348.414982456266" calcext:value-type="float">
            <text:p>348</text:p>
          </table:table-cell>
          <table:table-cell table:style-name="ce84" table:formula="of:=SQRT(POWER([.$E17]-[.BL$5];2)+POWER([.$F17]-[.BL$6];2))" office:value-type="float" office:value="637.809532697654" calcext:value-type="float">
            <text:p>638</text:p>
          </table:table-cell>
          <table:table-cell table:style-name="ce90" table:formula="of:=SQRT(POWER([.$E17]-[.BM$5];2)+POWER([.$F17]-[.BM$6];2))" office:value-type="float" office:value="392.326394727655" calcext:value-type="float">
            <text:p>392</text:p>
          </table:table-cell>
          <table:table-cell table:style-name="ce84" table:formula="of:=SQRT(POWER([.$E17]-[.BN$5];2)+POWER([.$F17]-[.BN$6];2))" office:value-type="float" office:value="422.933800966534" calcext:value-type="float">
            <text:p>423</text:p>
          </table:table-cell>
          <table:table-cell table:style-name="ce84" table:formula="of:=SQRT(POWER([.$E17]-[.BO$5];2)+POWER([.$F17]-[.BO$6];2))" office:value-type="float" office:value="371.307150483262" calcext:value-type="float">
            <text:p>371</text:p>
          </table:table-cell>
          <table:table-cell table:style-name="ce84" table:formula="of:=SQRT(POWER([.$E17]-[.BP$5];2)+POWER([.$F17]-[.BP$6];2))" office:value-type="float" office:value="315.391819805143" calcext:value-type="float">
            <text:p>315</text:p>
          </table:table-cell>
          <table:table-cell table:style-name="ce84" table:formula="of:=SQRT(POWER([.$E17]-[.BQ$5];2)+POWER([.$F17]-[.BQ$6];2))" office:value-type="float" office:value="327.184962979658" calcext:value-type="float">
            <text:p>327</text:p>
          </table:table-cell>
          <table:table-cell table:style-name="ce84" table:formula="of:=SQRT(POWER([.$E17]-[.BR$5];2)+POWER([.$F17]-[.BR$6];2))" office:value-type="float" office:value="365.421674234028" calcext:value-type="float">
            <text:p>365</text:p>
          </table:table-cell>
          <table:table-cell table:style-name="ce84" table:formula="of:=SQRT(POWER([.$E17]-[.BS$5];2)+POWER([.$F17]-[.BS$6];2))" office:value-type="float" office:value="400.805439084851" calcext:value-type="float">
            <text:p>401</text:p>
          </table:table-cell>
          <table:table-cell table:number-columns-repeated="95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82" office:value-type="string" calcext:value-type="string">
            <text:p>Руины форпоста Варденов</text:p>
          </table:table-cell>
          <table:table-cell office:value-type="string" calcext:value-type="string">
            <text:p>T5++</text:p>
          </table:table-cell>
          <table:table-cell office:value-type="float" office:value="193" calcext:value-type="float">
            <text:p>193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87" table:formula="of:=SQRT(POWER([.$E18]-[.H$5];2)+POWER([.$F18]-[.H$6];2))" office:value-type="float" office:value="91.9238815542512" calcext:value-type="float">
            <text:p>92</text:p>
          </table:table-cell>
          <table:table-cell table:style-name="ce93" table:formula="of:=SQRT(POWER([.$E18]-[.I$5];2)+POWER([.$F18]-[.I$6];2))" office:value-type="float" office:value="75.0066663703967" calcext:value-type="float">
            <text:p>75</text:p>
          </table:table-cell>
          <table:table-cell table:style-name="ce94" table:formula="of:=SQRT(POWER([.$E18]-[.J$5];2)+POWER([.$F18]-[.J$6];2))" office:value-type="float" office:value="107.074740251845" calcext:value-type="float">
            <text:p>107</text:p>
          </table:table-cell>
          <table:table-cell table:style-name="ce94" table:formula="of:=SQRT(POWER([.$E18]-[.K$5];2)+POWER([.$F18]-[.K$6];2))" office:value-type="float" office:value="120.830459735946" calcext:value-type="float">
            <text:p>121</text:p>
          </table:table-cell>
          <table:table-cell table:style-name="ce94" table:formula="of:=SQRT(POWER([.$E18]-[.L$5];2)+POWER([.$F18]-[.L$6];2))" office:value-type="float" office:value="123.858790564094" calcext:value-type="float">
            <text:p>124</text:p>
          </table:table-cell>
          <table:table-cell table:style-name="ce94" table:formula="of:=SQRT(POWER([.$E18]-[.M$5];2)+POWER([.$F18]-[.M$6];2))" office:value-type="float" office:value="107.912001186152" calcext:value-type="float">
            <text:p>108</text:p>
          </table:table-cell>
          <table:table-cell table:style-name="ce94" table:formula="of:=SQRT(POWER([.$E18]-[.N$5];2)+POWER([.$F18]-[.N$6];2))" office:value-type="float" office:value="87.3212459828649" calcext:value-type="float">
            <text:p>87</text:p>
          </table:table-cell>
          <table:table-cell table:style-name="ce88" table:formula="of:=SQRT(POWER([.$E18]-[.O$5];2)+POWER([.$F18]-[.O$6];2))" office:value-type="float" office:value="35.5105618091294" calcext:value-type="float">
            <text:p>36</text:p>
          </table:table-cell>
          <table:table-cell table:style-name="ce95" table:formula="of:=SQRT(POWER([.$E18]-[.P$5];2)+POWER([.$F18]-[.P$6];2))" office:value-type="float" office:value="28.4604989415154" calcext:value-type="float">
            <text:p>28</text:p>
          </table:table-cell>
          <table:table-cell table:style-name="ce95" table:formula="of:=SQRT(POWER([.$E18]-[.Q$5];2)+POWER([.$F18]-[.Q$6];2))" office:value-type="float" office:value="18.9736659610103" calcext:value-type="float">
            <text:p>19</text:p>
          </table:table-cell>
          <table:table-cell table:style-name="ce99"/>
          <table:table-cell table:style-name="ce93" table:formula="of:=SQRT(POWER([.$E18]-[.S$5];2)+POWER([.$F18]-[.S$6];2))" office:value-type="float" office:value="144.170038496215" calcext:value-type="float">
            <text:p>144</text:p>
          </table:table-cell>
          <table:table-cell table:style-name="ce94" table:formula="of:=SQRT(POWER([.$E18]-[.T$5];2)+POWER([.$F18]-[.T$6];2))" office:value-type="float" office:value="175.650220609027" calcext:value-type="float">
            <text:p>176</text:p>
          </table:table-cell>
          <table:table-cell table:style-name="ce94" table:formula="of:=SQRT(POWER([.$E18]-[.U$5];2)+POWER([.$F18]-[.U$6];2))" office:value-type="float" office:value="204.748626369019" calcext:value-type="float">
            <text:p>205</text:p>
          </table:table-cell>
          <table:table-cell table:style-name="ce94" table:formula="of:=SQRT(POWER([.$E18]-[.V$5];2)+POWER([.$F18]-[.V$6];2))" office:value-type="float" office:value="342.12570789112" calcext:value-type="float">
            <text:p>342</text:p>
          </table:table-cell>
          <table:table-cell table:style-name="ce96" table:formula="of:=SQRT(POWER([.$E18]-[.W$5];2)+POWER([.$F18]-[.W$6];2))" office:value-type="float" office:value="328.635055951126" calcext:value-type="float">
            <text:p>329</text:p>
          </table:table-cell>
          <table:table-cell table:style-name="ce94" table:formula="of:=SQRT(POWER([.$E18]-[.X$5];2)+POWER([.$F18]-[.X$6];2))" office:value-type="float" office:value="83.240615086627" calcext:value-type="float">
            <text:p>83</text:p>
          </table:table-cell>
          <table:table-cell table:style-name="ce94" table:formula="of:=SQRT(POWER([.$E18]-[.Y$5];2)+POWER([.$F18]-[.Y$6];2))" office:value-type="float" office:value="49.0306026885251" calcext:value-type="float">
            <text:p>49</text:p>
          </table:table-cell>
          <table:table-cell table:style-name="ce94" table:formula="of:=SQRT(POWER([.$E18]-[.Z$5];2)+POWER([.$F18]-[.Z$6];2))" office:value-type="float" office:value="41.2310562561766" calcext:value-type="float">
            <text:p>41</text:p>
          </table:table-cell>
          <table:table-cell table:style-name="ce93" table:formula="of:=SQRT(POWER([.$E18]-[.AA$5];2)+POWER([.$F18]-[.AA$6];2))" office:value-type="float" office:value="108" calcext:value-type="float">
            <text:p>108</text:p>
          </table:table-cell>
          <table:table-cell table:style-name="ce98" table:formula="of:=SQRT(POWER([.$E18]-[.AB$5];2)+POWER([.$F18]-[.AB$6];2))" office:value-type="float" office:value="241.346224333425" calcext:value-type="float">
            <text:p>241</text:p>
          </table:table-cell>
          <table:table-cell table:style-name="ce84" table:formula="of:=SQRT(POWER([.$E18]-[.AC$5];2)+POWER([.$F18]-[.AC$6];2))" office:value-type="float" office:value="736.114800829327" calcext:value-type="float">
            <text:p>736</text:p>
          </table:table-cell>
          <table:table-cell table:style-name="ce84" table:formula="of:=SQRT(POWER([.$E18]-[.AD$5];2)+POWER([.$F18]-[.AD$6];2))" office:value-type="float" office:value="749.435120607515" calcext:value-type="float">
            <text:p>749</text:p>
          </table:table-cell>
          <table:table-cell table:style-name="ce84" table:formula="of:=SQRT(POWER([.$E18]-[.AE$5];2)+POWER([.$F18]-[.AE$6];2))" office:value-type="float" office:value="782.663401469623" calcext:value-type="float">
            <text:p>783</text:p>
          </table:table-cell>
          <table:table-cell table:style-name="ce84" table:formula="of:=SQRT(POWER([.$E18]-[.AF$5];2)+POWER([.$F18]-[.AF$6];2))" office:value-type="float" office:value="787.031130261059" calcext:value-type="float">
            <text:p>787</text:p>
          </table:table-cell>
          <table:table-cell table:style-name="ce84" table:formula="of:=SQRT(POWER([.$E18]-[.AG$5];2)+POWER([.$F18]-[.AG$6];2))" office:value-type="float" office:value="751.815136852139" calcext:value-type="float">
            <text:p>752</text:p>
          </table:table-cell>
          <table:table-cell table:style-name="ce84" table:formula="of:=SQRT(POWER([.$E18]-[.AH$5];2)+POWER([.$F18]-[.AH$6];2))" office:value-type="float" office:value="754.157145427927" calcext:value-type="float">
            <text:p>754</text:p>
          </table:table-cell>
          <table:table-cell table:style-name="ce84" table:formula="of:=SQRT(POWER([.$E18]-[.AI$5];2)+POWER([.$F18]-[.AI$6];2))" office:value-type="float" office:value="761.347489652393" calcext:value-type="float">
            <text:p>761</text:p>
          </table:table-cell>
          <table:table-cell table:style-name="ce84" table:formula="of:=SQRT(POWER([.$E18]-[.AJ$5];2)+POWER([.$F18]-[.AJ$6];2))" office:value-type="float" office:value="787.040659686652" calcext:value-type="float">
            <text:p>787</text:p>
          </table:table-cell>
          <table:table-cell table:style-name="ce84" table:formula="of:=SQRT(POWER([.$E18]-[.AK$5];2)+POWER([.$F18]-[.AK$6];2))" office:value-type="float" office:value="711.118836763589" calcext:value-type="float">
            <text:p>711</text:p>
          </table:table-cell>
          <table:table-cell table:style-name="ce84" table:formula="of:=SQRT(POWER([.$E18]-[.AL$5];2)+POWER([.$F18]-[.AL$6];2))" office:value-type="float" office:value="700.608307116038" calcext:value-type="float">
            <text:p>701</text:p>
          </table:table-cell>
          <table:table-cell table:style-name="ce84" table:formula="of:=SQRT(POWER([.$E18]-[.AM$5];2)+POWER([.$F18]-[.AM$6];2))" office:value-type="float" office:value="686.892276852783" calcext:value-type="float">
            <text:p>687</text:p>
          </table:table-cell>
          <table:table-cell table:style-name="ce84" table:formula="of:=SQRT(POWER([.$E18]-[.AN$5];2)+POWER([.$F18]-[.AN$6];2))" office:value-type="float" office:value="669.002989529942" calcext:value-type="float">
            <text:p>669</text:p>
          </table:table-cell>
          <table:table-cell table:style-name="ce84" table:formula="of:=SQRT(POWER([.$E18]-[.AO$5];2)+POWER([.$F18]-[.AO$6];2))" office:value-type="float" office:value="645" calcext:value-type="float">
            <text:p>645</text:p>
          </table:table-cell>
          <table:table-cell table:style-name="ce84" table:formula="of:=SQRT(POWER([.$E18]-[.AP$5];2)+POWER([.$F18]-[.AP$6];2))" office:value-type="float" office:value="650.772617739868" calcext:value-type="float">
            <text:p>651</text:p>
          </table:table-cell>
          <table:table-cell table:style-name="ce84" table:formula="of:=SQRT(POWER([.$E18]-[.AQ$5];2)+POWER([.$F18]-[.AQ$6];2))" office:value-type="float" office:value="776.304708217076" calcext:value-type="float">
            <text:p>776</text:p>
          </table:table-cell>
          <table:table-cell table:style-name="ce84" table:formula="of:=SQRT(POWER([.$E18]-[.AR$5];2)+POWER([.$F18]-[.AR$6];2))" office:value-type="float" office:value="713.35825501637" calcext:value-type="float">
            <text:p>713</text:p>
          </table:table-cell>
          <table:table-cell table:style-name="ce90" table:formula="of:=SQRT(POWER([.$E18]-[.AS$5];2)+POWER([.$F18]-[.AS$6];2))" office:value-type="float" office:value="423.792402008342" calcext:value-type="float">
            <text:p>424</text:p>
          </table:table-cell>
          <table:table-cell table:style-name="ce84" table:formula="of:=SQRT(POWER([.$E18]-[.AT$5];2)+POWER([.$F18]-[.AT$6];2))" office:value-type="float" office:value="537.617894047436" calcext:value-type="float">
            <text:p>538</text:p>
          </table:table-cell>
          <table:table-cell table:style-name="ce84" table:formula="of:=SQRT(POWER([.$E18]-[.AU$5];2)+POWER([.$F18]-[.AU$6];2))" office:value-type="float" office:value="743.863562758655" calcext:value-type="float">
            <text:p>744</text:p>
          </table:table-cell>
          <table:table-cell table:style-name="ce84" table:formula="of:=SQRT(POWER([.$E18]-[.AV$5];2)+POWER([.$F18]-[.AV$6];2))" office:value-type="float" office:value="656.843969295601" calcext:value-type="float">
            <text:p>657</text:p>
          </table:table-cell>
          <table:table-cell table:style-name="ce113" table:formula="of:=SQRT(POWER([.$E18]-[.AW$5];2)+POWER([.$F18]-[.AW$6];2))" office:value-type="float" office:value="676.547854922326" calcext:value-type="float">
            <text:p>677</text:p>
          </table:table-cell>
          <table:table-cell table:style-name="ce84" table:formula="of:=SQRT(POWER([.$E18]-[.AX$5];2)+POWER([.$F18]-[.AX$6];2))" office:value-type="float" office:value="568.08186029832" calcext:value-type="float">
            <text:p>568</text:p>
          </table:table-cell>
          <table:table-cell table:style-name="ce84" table:formula="of:=SQRT(POWER([.$E18]-[.AY$5];2)+POWER([.$F18]-[.AY$6];2))" office:value-type="float" office:value="518.541223047889" calcext:value-type="float">
            <text:p>519</text:p>
          </table:table-cell>
          <table:table-cell table:style-name="ce84" table:formula="of:=SQRT(POWER([.$E18]-[.AZ$5];2)+POWER([.$F18]-[.AZ$6];2))" office:value-type="float" office:value="525.655780906098" calcext:value-type="float">
            <text:p>526</text:p>
          </table:table-cell>
          <table:table-cell table:style-name="ce84" table:formula="of:=SQRT(POWER([.$E18]-[.BA$5];2)+POWER([.$F18]-[.BA$6];2))" office:value-type="float" office:value="553.112104369449" calcext:value-type="float">
            <text:p>553</text:p>
          </table:table-cell>
          <table:table-cell table:style-name="ce84" table:formula="of:=SQRT(POWER([.$E18]-[.BB$5];2)+POWER([.$F18]-[.BB$6];2))" office:value-type="float" office:value="530.212221662232" calcext:value-type="float">
            <text:p>530</text:p>
          </table:table-cell>
          <table:table-cell table:style-name="ce84" table:formula="of:=SQRT(POWER([.$E18]-[.BC$5];2)+POWER([.$F18]-[.BC$6];2))" office:value-type="float" office:value="582.465449619117" calcext:value-type="float">
            <text:p>582</text:p>
          </table:table-cell>
          <table:table-cell table:style-name="ce84" table:formula="of:=SQRT(POWER([.$E18]-[.BD$5];2)+POWER([.$F18]-[.BD$6];2))" office:value-type="float" office:value="608.822634270442" calcext:value-type="float">
            <text:p>609</text:p>
          </table:table-cell>
          <table:table-cell table:style-name="ce84" table:formula="of:=SQRT(POWER([.$E18]-[.BE$5];2)+POWER([.$F18]-[.BE$6];2))" office:value-type="float" office:value="634.26256392759" calcext:value-type="float">
            <text:p>634</text:p>
          </table:table-cell>
          <table:table-cell table:style-name="ce84" table:formula="of:=SQRT(POWER([.$E18]-[.BF$5];2)+POWER([.$F18]-[.BF$6];2))" office:value-type="float" office:value="617.709478638623" calcext:value-type="float">
            <text:p>618</text:p>
          </table:table-cell>
          <table:table-cell table:style-name="ce84" table:formula="of:=SQRT(POWER([.$E18]-[.BG$5];2)+POWER([.$F18]-[.BG$6];2))" office:value-type="float" office:value="653.583965531591" calcext:value-type="float">
            <text:p>654</text:p>
          </table:table-cell>
          <table:table-cell table:style-name="ce84" table:formula="of:=SQRT(POWER([.$E18]-[.BH$5];2)+POWER([.$F18]-[.BH$6];2))" office:value-type="float" office:value="594.461941590881" calcext:value-type="float">
            <text:p>594</text:p>
          </table:table-cell>
          <table:table-cell table:style-name="ce84" table:formula="of:=SQRT(POWER([.$E18]-[.BI$5];2)+POWER([.$F18]-[.BI$6];2))" office:value-type="float" office:value="638.805917317615" calcext:value-type="float">
            <text:p>639</text:p>
          </table:table-cell>
          <table:table-cell table:style-name="ce84" table:formula="of:=SQRT(POWER([.$E18]-[.BJ$5];2)+POWER([.$F18]-[.BJ$6];2))" office:value-type="float" office:value="585.95648302583" calcext:value-type="float">
            <text:p>586</text:p>
          </table:table-cell>
          <table:table-cell table:style-name="ce84" table:formula="of:=SQRT(POWER([.$E18]-[.BK$5];2)+POWER([.$F18]-[.BK$6];2))" office:value-type="float" office:value="334.551939166402" calcext:value-type="float">
            <text:p>335</text:p>
          </table:table-cell>
          <table:table-cell table:style-name="ce84" table:formula="of:=SQRT(POWER([.$E18]-[.BL$5];2)+POWER([.$F18]-[.BL$6];2))" office:value-type="float" office:value="618.990306870794" calcext:value-type="float">
            <text:p>619</text:p>
          </table:table-cell>
          <table:table-cell table:style-name="ce90" table:formula="of:=SQRT(POWER([.$E18]-[.BM$5];2)+POWER([.$F18]-[.BM$6];2))" office:value-type="float" office:value="376.435917521163" calcext:value-type="float">
            <text:p>376</text:p>
          </table:table-cell>
          <table:table-cell table:style-name="ce84" table:formula="of:=SQRT(POWER([.$E18]-[.BN$5];2)+POWER([.$F18]-[.BN$6];2))" office:value-type="float" office:value="405.241903065317" calcext:value-type="float">
            <text:p>405</text:p>
          </table:table-cell>
          <table:table-cell table:style-name="ce84" table:formula="of:=SQRT(POWER([.$E18]-[.BO$5];2)+POWER([.$F18]-[.BO$6];2))" office:value-type="float" office:value="353.713160625951" calcext:value-type="float">
            <text:p>354</text:p>
          </table:table-cell>
          <table:table-cell table:style-name="ce84" table:formula="of:=SQRT(POWER([.$E18]-[.BP$5];2)+POWER([.$F18]-[.BP$6];2))" office:value-type="float" office:value="296.445610525776" calcext:value-type="float">
            <text:p>296</text:p>
          </table:table-cell>
          <table:table-cell table:style-name="ce84" table:formula="of:=SQRT(POWER([.$E18]-[.BQ$5];2)+POWER([.$F18]-[.BQ$6];2))" office:value-type="float" office:value="309.040450426801" calcext:value-type="float">
            <text:p>309</text:p>
          </table:table-cell>
          <table:table-cell table:style-name="ce84" table:formula="of:=SQRT(POWER([.$E18]-[.BR$5];2)+POWER([.$F18]-[.BR$6];2))" office:value-type="float" office:value="346.561682821399" calcext:value-type="float">
            <text:p>347</text:p>
          </table:table-cell>
          <table:table-cell table:style-name="ce84" table:formula="of:=SQRT(POWER([.$E18]-[.BS$5];2)+POWER([.$F18]-[.BS$6];2))" office:value-type="float" office:value="382.341470416171" calcext:value-type="float">
            <text:p>382</text:p>
          </table:table-cell>
          <table:table-cell table:number-columns-repeated="953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table:style-name="ce83" office:value-type="string" calcext:value-type="string">
            <text:p>Обломки дредноута</text:p>
          </table:table-cell>
          <table:table-cell office:value-type="string" calcext:value-type="string">
            <text:p>T2</text:p>
          </table:table-cell>
          <table:table-cell office:value-type="float" office:value="285" calcext:value-type="float">
            <text:p>285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ce87" table:formula="of:=SQRT(POWER([.$E19]-[.H$5];2)+POWER([.$F19]-[.H$6];2))" office:value-type="float" office:value="225.204351645345" calcext:value-type="float">
            <text:p>225</text:p>
          </table:table-cell>
          <table:table-cell table:style-name="ce93" table:formula="of:=SQRT(POWER([.$E19]-[.I$5];2)+POWER([.$F19]-[.I$6];2))" office:value-type="float" office:value="201.079586233909" calcext:value-type="float">
            <text:p>201</text:p>
          </table:table-cell>
          <table:table-cell table:style-name="ce94" table:formula="of:=SQRT(POWER([.$E19]-[.J$5];2)+POWER([.$F19]-[.J$6];2))" office:value-type="float" office:value="229.839074136666" calcext:value-type="float">
            <text:p>230</text:p>
          </table:table-cell>
          <table:table-cell table:style-name="ce94" table:formula="of:=SQRT(POWER([.$E19]-[.K$5];2)+POWER([.$F19]-[.K$6];2))" office:value-type="float" office:value="250.736913915761" calcext:value-type="float">
            <text:p>251</text:p>
          </table:table-cell>
          <table:table-cell table:style-name="ce94" table:formula="of:=SQRT(POWER([.$E19]-[.L$5];2)+POWER([.$F19]-[.L$6];2))" office:value-type="float" office:value="259.803772105025" calcext:value-type="float">
            <text:p>260</text:p>
          </table:table-cell>
          <table:table-cell table:style-name="ce94" table:formula="of:=SQRT(POWER([.$E19]-[.M$5];2)+POWER([.$F19]-[.M$6];2))" office:value-type="float" office:value="247.975805271401" calcext:value-type="float">
            <text:p>248</text:p>
          </table:table-cell>
          <table:table-cell table:style-name="ce94" table:formula="of:=SQRT(POWER([.$E19]-[.N$5];2)+POWER([.$F19]-[.N$6];2))" office:value-type="float" office:value="227.903488345396" calcext:value-type="float">
            <text:p>228</text:p>
          </table:table-cell>
          <table:table-cell table:style-name="ce93" table:formula="of:=SQRT(POWER([.$E19]-[.O$5];2)+POWER([.$F19]-[.O$6];2))" office:value-type="float" office:value="172.678892746045" calcext:value-type="float">
            <text:p>173</text:p>
          </table:table-cell>
          <table:table-cell table:style-name="ce93" table:formula="of:=SQRT(POWER([.$E19]-[.P$5];2)+POWER([.$F19]-[.P$6];2))" office:value-type="float" office:value="156.732255773979" calcext:value-type="float">
            <text:p>157</text:p>
          </table:table-cell>
          <table:table-cell table:style-name="ce93" table:formula="of:=SQRT(POWER([.$E19]-[.Q$5];2)+POWER([.$F19]-[.Q$6];2))" office:value-type="float" office:value="135.103663902945" calcext:value-type="float">
            <text:p>135</text:p>
          </table:table-cell>
          <table:table-cell table:style-name="ce93" table:formula="of:=SQRT(POWER([.$E19]-[.R$5];2)+POWER([.$F19]-[.R$6];2))" office:value-type="float" office:value="144.170038496215" calcext:value-type="float">
            <text:p>144</text:p>
          </table:table-cell>
          <table:table-cell table:style-name="ce86"/>
          <table:table-cell table:style-name="ce92" table:formula="of:=SQRT(POWER([.$E19]-[.T$5];2)+POWER([.$F19]-[.T$6];2))" office:value-type="float" office:value="33.5261092284804" calcext:value-type="float">
            <text:p>34</text:p>
          </table:table-cell>
          <table:table-cell table:style-name="ce97" table:formula="of:=SQRT(POWER([.$E19]-[.U$5];2)+POWER([.$F19]-[.U$6];2))" office:value-type="float" office:value="69.3757882838098" calcext:value-type="float">
            <text:p>69</text:p>
          </table:table-cell>
          <table:table-cell table:style-name="ce94" table:formula="of:=SQRT(POWER([.$E19]-[.V$5];2)+POWER([.$F19]-[.V$6];2))" office:value-type="float" office:value="218.68927728629" calcext:value-type="float">
            <text:p>219</text:p>
          </table:table-cell>
          <table:table-cell table:style-name="ce96" table:formula="of:=SQRT(POWER([.$E19]-[.W$5];2)+POWER([.$F19]-[.W$6];2))" office:value-type="float" office:value="238.662942242821" calcext:value-type="float">
            <text:p>239</text:p>
          </table:table-cell>
          <table:table-cell table:style-name="ce94" table:formula="of:=SQRT(POWER([.$E19]-[.X$5];2)+POWER([.$F19]-[.X$6];2))" office:value-type="float" office:value="193.204554811733" calcext:value-type="float">
            <text:p>193</text:p>
          </table:table-cell>
          <table:table-cell table:style-name="ce94" table:formula="of:=SQRT(POWER([.$E19]-[.Y$5];2)+POWER([.$F19]-[.Y$6];2))" office:value-type="float" office:value="178.89941307897" calcext:value-type="float">
            <text:p>179</text:p>
          </table:table-cell>
          <table:table-cell table:style-name="ce94" table:formula="of:=SQRT(POWER([.$E19]-[.Z$5];2)+POWER([.$F19]-[.Z$6];2))" office:value-type="float" office:value="157.49603169604" calcext:value-type="float">
            <text:p>157</text:p>
          </table:table-cell>
          <table:table-cell table:style-name="ce93" table:formula="of:=SQRT(POWER([.$E19]-[.AA$5];2)+POWER([.$F19]-[.AA$6];2))" office:value-type="float" office:value="228.737841206915" calcext:value-type="float">
            <text:p>229</text:p>
          </table:table-cell>
          <table:table-cell table:style-name="ce98" table:formula="of:=SQRT(POWER([.$E19]-[.AB$5];2)+POWER([.$F19]-[.AB$6];2))" office:value-type="float" office:value="270.623354498462" calcext:value-type="float">
            <text:p>271</text:p>
          </table:table-cell>
          <table:table-cell table:style-name="ce84" table:formula="of:=SQRT(POWER([.$E19]-[.AC$5];2)+POWER([.$F19]-[.AC$6];2))" office:value-type="float" office:value="677.465866298812" calcext:value-type="float">
            <text:p>677</text:p>
          </table:table-cell>
          <table:table-cell table:style-name="ce84" table:formula="of:=SQRT(POWER([.$E19]-[.AD$5];2)+POWER([.$F19]-[.AD$6];2))" office:value-type="float" office:value="699.338258641696" calcext:value-type="float">
            <text:p>699</text:p>
          </table:table-cell>
          <table:table-cell table:style-name="ce84" table:formula="of:=SQRT(POWER([.$E19]-[.AE$5];2)+POWER([.$F19]-[.AE$6];2))" office:value-type="float" office:value="732.183720114016" calcext:value-type="float">
            <text:p>732</text:p>
          </table:table-cell>
          <table:table-cell table:style-name="ce84" table:formula="of:=SQRT(POWER([.$E19]-[.AF$5];2)+POWER([.$F19]-[.AF$6];2))" office:value-type="float" office:value="736.652563967574" calcext:value-type="float">
            <text:p>737</text:p>
          </table:table-cell>
          <table:table-cell table:style-name="ce84" table:formula="of:=SQRT(POWER([.$E19]-[.AG$5];2)+POWER([.$F19]-[.AG$6];2))" office:value-type="float" office:value="686.551527563664" calcext:value-type="float">
            <text:p>687</text:p>
          </table:table-cell>
          <table:table-cell table:style-name="ce84" table:formula="of:=SQRT(POWER([.$E19]-[.AH$5];2)+POWER([.$F19]-[.AH$6];2))" office:value-type="float" office:value="681.04625393581" calcext:value-type="float">
            <text:p>681</text:p>
          </table:table-cell>
          <table:table-cell table:style-name="ce84" table:formula="of:=SQRT(POWER([.$E19]-[.AI$5];2)+POWER([.$F19]-[.AI$6];2))" office:value-type="float" office:value="682.288062331447" calcext:value-type="float">
            <text:p>682</text:p>
          </table:table-cell>
          <table:table-cell table:style-name="ce84" table:formula="of:=SQRT(POWER([.$E19]-[.AJ$5];2)+POWER([.$F19]-[.AJ$6];2))" office:value-type="float" office:value="705.114175151798" calcext:value-type="float">
            <text:p>705</text:p>
          </table:table-cell>
          <table:table-cell table:style-name="ce84" table:formula="of:=SQRT(POWER([.$E19]-[.AK$5];2)+POWER([.$F19]-[.AK$6];2))" office:value-type="float" office:value="655.384619898881" calcext:value-type="float">
            <text:p>655</text:p>
          </table:table-cell>
          <table:table-cell table:style-name="ce84" table:formula="of:=SQRT(POWER([.$E19]-[.AL$5];2)+POWER([.$F19]-[.AL$6];2))" office:value-type="float" office:value="636.594847607173" calcext:value-type="float">
            <text:p>637</text:p>
          </table:table-cell>
          <table:table-cell table:style-name="ce84" table:formula="of:=SQRT(POWER([.$E19]-[.AM$5];2)+POWER([.$F19]-[.AM$6];2))" office:value-type="float" office:value="611.679654721326" calcext:value-type="float">
            <text:p>612</text:p>
          </table:table-cell>
          <table:table-cell table:style-name="ce84" table:formula="of:=SQRT(POWER([.$E19]-[.AN$5];2)+POWER([.$F19]-[.AN$6];2))" office:value-type="float" office:value="587.960883052606" calcext:value-type="float">
            <text:p>588</text:p>
          </table:table-cell>
          <table:table-cell table:style-name="ce84" table:formula="of:=SQRT(POWER([.$E19]-[.AO$5];2)+POWER([.$F19]-[.AO$6];2))" office:value-type="float" office:value="564.03014103858" calcext:value-type="float">
            <text:p>564</text:p>
          </table:table-cell>
          <table:table-cell table:style-name="ce84" table:formula="of:=SQRT(POWER([.$E19]-[.AP$5];2)+POWER([.$F19]-[.AP$6];2))" office:value-type="float" office:value="579.249514458148" calcext:value-type="float">
            <text:p>579</text:p>
          </table:table-cell>
          <table:table-cell table:style-name="ce84" table:formula="of:=SQRT(POWER([.$E19]-[.AQ$5];2)+POWER([.$F19]-[.AQ$6];2))" office:value-type="float" office:value="715.526379667445" calcext:value-type="float">
            <text:p>716</text:p>
          </table:table-cell>
          <table:table-cell table:style-name="ce84" table:formula="of:=SQRT(POWER([.$E19]-[.AR$5];2)+POWER([.$F19]-[.AR$6];2))" office:value-type="float" office:value="639.081371970737" calcext:value-type="float">
            <text:p>639</text:p>
          </table:table-cell>
          <table:table-cell table:style-name="ce90" table:formula="of:=SQRT(POWER([.$E19]-[.AS$5];2)+POWER([.$F19]-[.AS$6];2))" office:value-type="float" office:value="397.322287318494" calcext:value-type="float">
            <text:p>397</text:p>
          </table:table-cell>
          <table:table-cell table:style-name="ce84" table:formula="of:=SQRT(POWER([.$E19]-[.AT$5];2)+POWER([.$F19]-[.AT$6];2))" office:value-type="float" office:value="526.408586556109" calcext:value-type="float">
            <text:p>526</text:p>
          </table:table-cell>
          <table:table-cell table:style-name="ce84" table:formula="of:=SQRT(POWER([.$E19]-[.AU$5];2)+POWER([.$F19]-[.AU$6];2))" office:value-type="float" office:value="717.331164804653" calcext:value-type="float">
            <text:p>717</text:p>
          </table:table-cell>
          <table:table-cell table:style-name="ce84" table:formula="of:=SQRT(POWER([.$E19]-[.AV$5];2)+POWER([.$F19]-[.AV$6];2))" office:value-type="float" office:value="651.383911376386" calcext:value-type="float">
            <text:p>651</text:p>
          </table:table-cell>
          <table:table-cell table:style-name="ce113" table:formula="of:=SQRT(POWER([.$E19]-[.AW$5];2)+POWER([.$F19]-[.AW$6];2))" office:value-type="float" office:value="674.579869251966" calcext:value-type="float">
            <text:p>675</text:p>
          </table:table-cell>
          <table:table-cell table:style-name="ce84" table:formula="of:=SQRT(POWER([.$E19]-[.AX$5];2)+POWER([.$F19]-[.AX$6];2))" office:value-type="float" office:value="662.205406199617" calcext:value-type="float">
            <text:p>662</text:p>
          </table:table-cell>
          <table:table-cell table:style-name="ce84" table:formula="of:=SQRT(POWER([.$E19]-[.AY$5];2)+POWER([.$F19]-[.AY$6];2))" office:value-type="float" office:value="614.940647542509" calcext:value-type="float">
            <text:p>615</text:p>
          </table:table-cell>
          <table:table-cell table:style-name="ce84" table:formula="of:=SQRT(POWER([.$E19]-[.AZ$5];2)+POWER([.$F19]-[.AZ$6];2))" office:value-type="float" office:value="628.007165564216" calcext:value-type="float">
            <text:p>628</text:p>
          </table:table-cell>
          <table:table-cell table:style-name="ce84" table:formula="of:=SQRT(POWER([.$E19]-[.BA$5];2)+POWER([.$F19]-[.BA$6];2))" office:value-type="float" office:value="658.075983454798" calcext:value-type="float">
            <text:p>658</text:p>
          </table:table-cell>
          <table:table-cell table:style-name="ce84" table:formula="of:=SQRT(POWER([.$E19]-[.BB$5];2)+POWER([.$F19]-[.BB$6];2))" office:value-type="float" office:value="625.411864294243" calcext:value-type="float">
            <text:p>625</text:p>
          </table:table-cell>
          <table:table-cell table:style-name="ce84" table:formula="of:=SQRT(POWER([.$E19]-[.BC$5];2)+POWER([.$F19]-[.BC$6];2))" office:value-type="float" office:value="682.38771970193" calcext:value-type="float">
            <text:p>682</text:p>
          </table:table-cell>
          <table:table-cell table:style-name="ce84" table:formula="of:=SQRT(POWER([.$E19]-[.BD$5];2)+POWER([.$F19]-[.BD$6];2))" office:value-type="float" office:value="714.044816520644" calcext:value-type="float">
            <text:p>714</text:p>
          </table:table-cell>
          <table:table-cell table:style-name="ce84" table:formula="of:=SQRT(POWER([.$E19]-[.BE$5];2)+POWER([.$F19]-[.BE$6];2))" office:value-type="float" office:value="736.17389250095" calcext:value-type="float">
            <text:p>736</text:p>
          </table:table-cell>
          <table:table-cell table:style-name="ce84" table:formula="of:=SQRT(POWER([.$E19]-[.BF$5];2)+POWER([.$F19]-[.BF$6];2))" office:value-type="float" office:value="715.234227368909" calcext:value-type="float">
            <text:p>715</text:p>
          </table:table-cell>
          <table:table-cell table:style-name="ce84" table:formula="of:=SQRT(POWER([.$E19]-[.BG$5];2)+POWER([.$F19]-[.BG$6];2))" office:value-type="float" office:value="736.918584376863" calcext:value-type="float">
            <text:p>737</text:p>
          </table:table-cell>
          <table:table-cell table:style-name="ce84" table:formula="of:=SQRT(POWER([.$E19]-[.BH$5];2)+POWER([.$F19]-[.BH$6];2))" office:value-type="float" office:value="673.866455612683" calcext:value-type="float">
            <text:p>674</text:p>
          </table:table-cell>
          <table:table-cell table:style-name="ce84" table:formula="of:=SQRT(POWER([.$E19]-[.BI$5];2)+POWER([.$F19]-[.BI$6];2))" office:value-type="float" office:value="716.103344497147" calcext:value-type="float">
            <text:p>716</text:p>
          </table:table-cell>
          <table:table-cell table:style-name="ce84" table:formula="of:=SQRT(POWER([.$E19]-[.BJ$5];2)+POWER([.$F19]-[.BJ$6];2))" office:value-type="float" office:value="659.696900098826" calcext:value-type="float">
            <text:p>660</text:p>
          </table:table-cell>
          <table:table-cell table:style-name="ce84" table:formula="of:=SQRT(POWER([.$E19]-[.BK$5];2)+POWER([.$F19]-[.BK$6];2))" office:value-type="float" office:value="335.037311355019" calcext:value-type="float">
            <text:p>335</text:p>
          </table:table-cell>
          <table:table-cell table:style-name="ce84" table:formula="of:=SQRT(POWER([.$E19]-[.BL$5];2)+POWER([.$F19]-[.BL$6];2))" office:value-type="float" office:value="691.308903457781" calcext:value-type="float">
            <text:p>691</text:p>
          </table:table-cell>
          <table:table-cell table:style-name="ce90" table:formula="of:=SQRT(POWER([.$E19]-[.BM$5];2)+POWER([.$F19]-[.BM$6];2))" office:value-type="float" office:value="398.393022027244" calcext:value-type="float">
            <text:p>398</text:p>
          </table:table-cell>
          <table:table-cell table:style-name="ce84" table:formula="of:=SQRT(POWER([.$E19]-[.BN$5];2)+POWER([.$F19]-[.BN$6];2))" office:value-type="float" office:value="453.654053216766" calcext:value-type="float">
            <text:p>454</text:p>
          </table:table-cell>
          <table:table-cell table:style-name="ce84" table:formula="of:=SQRT(POWER([.$E19]-[.BO$5];2)+POWER([.$F19]-[.BO$6];2))" office:value-type="float" office:value="403.093041368863" calcext:value-type="float">
            <text:p>403</text:p>
          </table:table-cell>
          <table:table-cell table:style-name="ce84" table:formula="of:=SQRT(POWER([.$E19]-[.BP$5];2)+POWER([.$F19]-[.BP$6];2))" office:value-type="float" office:value="397.246774687977" calcext:value-type="float">
            <text:p>397</text:p>
          </table:table-cell>
          <table:table-cell table:style-name="ce84" table:formula="of:=SQRT(POWER([.$E19]-[.BQ$5];2)+POWER([.$F19]-[.BQ$6];2))" office:value-type="float" office:value="428.916075707125" calcext:value-type="float">
            <text:p>429</text:p>
          </table:table-cell>
          <table:table-cell table:style-name="ce84" table:formula="of:=SQRT(POWER([.$E19]-[.BR$5];2)+POWER([.$F19]-[.BR$6];2))" office:value-type="float" office:value="450.444225182208" calcext:value-type="float">
            <text:p>450</text:p>
          </table:table-cell>
          <table:table-cell table:style-name="ce84" table:formula="of:=SQRT(POWER([.$E19]-[.BS$5];2)+POWER([.$F19]-[.BS$6];2))" office:value-type="float" office:value="495.645034273521" calcext:value-type="float">
            <text:p>496</text:p>
          </table:table-cell>
          <table:table-cell table:number-columns-repeated="953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style-name="ce83" office:value-type="string" calcext:value-type="string">
            <text:p>Аномалия Пандоры</text:p>
          </table:table-cell>
          <table:table-cell office:value-type="string" calcext:value-type="string">
            <text:p>T3</text:p>
          </table:table-cell>
          <table:table-cell office:value-type="float" office:value="295" calcext:value-type="float">
            <text:p>295</text:p>
          </table:table-cell>
          <table:table-cell office:value-type="float" office:value="-57" calcext:value-type="float">
            <text:p>-57</text:p>
          </table:table-cell>
          <table:table-cell/>
          <table:table-cell table:style-name="ce87" table:formula="of:=SQRT(POWER([.$E20]-[.H$5];2)+POWER([.$F20]-[.H$6];2))" office:value-type="float" office:value="253.055329918182" calcext:value-type="float">
            <text:p>253</text:p>
          </table:table-cell>
          <table:table-cell table:style-name="ce94" table:formula="of:=SQRT(POWER([.$E20]-[.I$5];2)+POWER([.$F20]-[.I$6];2))" office:value-type="float" office:value="228.177562437677" calcext:value-type="float">
            <text:p>228</text:p>
          </table:table-cell>
          <table:table-cell table:style-name="ce94" table:formula="of:=SQRT(POWER([.$E20]-[.J$5];2)+POWER([.$F20]-[.J$6];2))" office:value-type="float" office:value="255.51907952245" calcext:value-type="float">
            <text:p>256</text:p>
          </table:table-cell>
          <table:table-cell table:style-name="ce94" table:formula="of:=SQRT(POWER([.$E20]-[.K$5];2)+POWER([.$F20]-[.K$6];2))" office:value-type="float" office:value="277.418456487668" calcext:value-type="float">
            <text:p>277</text:p>
          </table:table-cell>
          <table:table-cell table:style-name="ce94" table:formula="of:=SQRT(POWER([.$E20]-[.L$5];2)+POWER([.$F20]-[.L$6];2))" office:value-type="float" office:value="287.767267075323" calcext:value-type="float">
            <text:p>288</text:p>
          </table:table-cell>
          <table:table-cell table:style-name="ce94" table:formula="of:=SQRT(POWER([.$E20]-[.M$5];2)+POWER([.$F20]-[.M$6];2))" office:value-type="float" office:value="277.185858225127" calcext:value-type="float">
            <text:p>277</text:p>
          </table:table-cell>
          <table:table-cell table:style-name="ce94" table:formula="of:=SQRT(POWER([.$E20]-[.N$5];2)+POWER([.$F20]-[.N$6];2))" office:value-type="float" office:value="257.449024080496" calcext:value-type="float">
            <text:p>257</text:p>
          </table:table-cell>
          <table:table-cell table:style-name="ce94" table:formula="of:=SQRT(POWER([.$E20]-[.O$5];2)+POWER([.$F20]-[.O$6];2))" office:value-type="float" office:value="202.410474037289" calcext:value-type="float">
            <text:p>202</text:p>
          </table:table-cell>
          <table:table-cell table:style-name="ce94" table:formula="of:=SQRT(POWER([.$E20]-[.P$5];2)+POWER([.$F20]-[.P$6];2))" office:value-type="float" office:value="186.002688152618" calcext:value-type="float">
            <text:p>186</text:p>
          </table:table-cell>
          <table:table-cell table:style-name="ce94" table:formula="of:=SQRT(POWER([.$E20]-[.Q$5];2)+POWER([.$F20]-[.Q$6];2))" office:value-type="float" office:value="165.193825550473" calcext:value-type="float">
            <text:p>165</text:p>
          </table:table-cell>
          <table:table-cell table:style-name="ce94" table:formula="of:=SQRT(POWER([.$E20]-[.R$5];2)+POWER([.$F20]-[.R$6];2))" office:value-type="float" office:value="175.650220609027" calcext:value-type="float">
            <text:p>176</text:p>
          </table:table-cell>
          <table:table-cell table:style-name="ce87" table:formula="of:=SQRT(POWER([.$E20]-[.S$5];2)+POWER([.$F20]-[.S$6];2))" office:value-type="float" office:value="33.5261092284804" calcext:value-type="float">
            <text:p>34</text:p>
          </table:table-cell>
          <table:table-cell table:style-name="ce94"/>
          <table:table-cell table:style-name="ce98" table:formula="of:=SQRT(POWER([.$E20]-[.U$5];2)+POWER([.$F20]-[.U$6];2))" office:value-type="float" office:value="58.6941223633168" calcext:value-type="float">
            <text:p>59</text:p>
          </table:table-cell>
          <table:table-cell table:style-name="ce94" table:formula="of:=SQRT(POWER([.$E20]-[.V$5];2)+POWER([.$F20]-[.V$6];2))" office:value-type="float" office:value="205.156038175824" calcext:value-type="float">
            <text:p>205</text:p>
          </table:table-cell>
          <table:table-cell table:style-name="ce96" table:formula="of:=SQRT(POWER([.$E20]-[.W$5];2)+POWER([.$F20]-[.W$6];2))" office:value-type="float" office:value="238.805360073848" calcext:value-type="float">
            <text:p>239</text:p>
          </table:table-cell>
          <table:table-cell table:style-name="ce94" table:formula="of:=SQRT(POWER([.$E20]-[.X$5];2)+POWER([.$F20]-[.X$6];2))" office:value-type="float" office:value="218" calcext:value-type="float">
            <text:p>218</text:p>
          </table:table-cell>
          <table:table-cell table:style-name="ce94" table:formula="of:=SQRT(POWER([.$E20]-[.Y$5];2)+POWER([.$F20]-[.Y$6];2))" office:value-type="float" office:value="212.002358477447" calcext:value-type="float">
            <text:p>212</text:p>
          </table:table-cell>
          <table:table-cell table:style-name="ce94" table:formula="of:=SQRT(POWER([.$E20]-[.Z$5];2)+POWER([.$F20]-[.Z$6];2))" office:value-type="float" office:value="190.790460977482" calcext:value-type="float">
            <text:p>191</text:p>
          </table:table-cell>
          <table:table-cell table:style-name="ce93" table:formula="of:=SQRT(POWER([.$E20]-[.AA$5];2)+POWER([.$F20]-[.AA$6];2))" office:value-type="float" office:value="254.064952325188" calcext:value-type="float">
            <text:p>254</text:p>
          </table:table-cell>
          <table:table-cell table:style-name="ce98" table:formula="of:=SQRT(POWER([.$E20]-[.AB$5];2)+POWER([.$F20]-[.AB$6];2))" office:value-type="float" office:value="296.946123059386" calcext:value-type="float">
            <text:p>297</text:p>
          </table:table-cell>
          <table:table-cell table:style-name="ce84" table:formula="of:=SQRT(POWER([.$E20]-[.AC$5];2)+POWER([.$F20]-[.AC$6];2))" office:value-type="float" office:value="680.485121071725" calcext:value-type="float">
            <text:p>680</text:p>
          </table:table-cell>
          <table:table-cell table:style-name="ce84" table:formula="of:=SQRT(POWER([.$E20]-[.AD$5];2)+POWER([.$F20]-[.AD$6];2))" office:value-type="float" office:value="704.450140180269" calcext:value-type="float">
            <text:p>704</text:p>
          </table:table-cell>
          <table:table-cell table:style-name="ce84" table:formula="of:=SQRT(POWER([.$E20]-[.AE$5];2)+POWER([.$F20]-[.AE$6];2))" office:value-type="float" office:value="737.024422933189" calcext:value-type="float">
            <text:p>737</text:p>
          </table:table-cell>
          <table:table-cell table:style-name="ce84" table:formula="of:=SQRT(POWER([.$E20]-[.AF$5];2)+POWER([.$F20]-[.AF$6];2))" office:value-type="float" office:value="741.496459870174" calcext:value-type="float">
            <text:p>741</text:p>
          </table:table-cell>
          <table:table-cell table:style-name="ce84" table:formula="of:=SQRT(POWER([.$E20]-[.AG$5];2)+POWER([.$F20]-[.AG$6];2))" office:value-type="float" office:value="687.739049349388" calcext:value-type="float">
            <text:p>688</text:p>
          </table:table-cell>
          <table:table-cell table:style-name="ce84" table:formula="of:=SQRT(POWER([.$E20]-[.AH$5];2)+POWER([.$F20]-[.AH$6];2))" office:value-type="float" office:value="680.073525436772" calcext:value-type="float">
            <text:p>680</text:p>
          </table:table-cell>
          <table:table-cell table:style-name="ce84" table:formula="of:=SQRT(POWER([.$E20]-[.AI$5];2)+POWER([.$F20]-[.AI$6];2))" office:value-type="float" office:value="679.58590332643" calcext:value-type="float">
            <text:p>680</text:p>
          </table:table-cell>
          <table:table-cell table:style-name="ce84" table:formula="of:=SQRT(POWER([.$E20]-[.AJ$5];2)+POWER([.$F20]-[.AJ$6];2))" office:value-type="float" office:value="701.445650068485" calcext:value-type="float">
            <text:p>701</text:p>
          </table:table-cell>
          <table:table-cell table:style-name="ce84" table:formula="of:=SQRT(POWER([.$E20]-[.AK$5];2)+POWER([.$F20]-[.AK$6];2))" office:value-type="float" office:value="659.30342028538" calcext:value-type="float">
            <text:p>659</text:p>
          </table:table-cell>
          <table:table-cell table:style-name="ce84" table:formula="of:=SQRT(POWER([.$E20]-[.AL$5];2)+POWER([.$F20]-[.AL$6];2))" office:value-type="float" office:value="638.423840406982" calcext:value-type="float">
            <text:p>638</text:p>
          </table:table-cell>
          <table:table-cell table:style-name="ce84" table:formula="of:=SQRT(POWER([.$E20]-[.AM$5];2)+POWER([.$F20]-[.AM$6];2))" office:value-type="float" office:value="610.524364788171" calcext:value-type="float">
            <text:p>611</text:p>
          </table:table-cell>
          <table:table-cell table:style-name="ce84" table:formula="of:=SQRT(POWER([.$E20]-[.AN$5];2)+POWER([.$F20]-[.AN$6];2))" office:value-type="float" office:value="585.246956420963" calcext:value-type="float">
            <text:p>585</text:p>
          </table:table-cell>
          <table:table-cell table:style-name="ce84" table:formula="of:=SQRT(POWER([.$E20]-[.AO$5];2)+POWER([.$F20]-[.AO$6];2))" office:value-type="float" office:value="561.514024758064" calcext:value-type="float">
            <text:p>562</text:p>
          </table:table-cell>
          <table:table-cell table:style-name="ce84" table:formula="of:=SQRT(POWER([.$E20]-[.AP$5];2)+POWER([.$F20]-[.AP$6];2))" office:value-type="float" office:value="579.387607737687" calcext:value-type="float">
            <text:p>579</text:p>
          </table:table-cell>
          <table:table-cell table:style-name="ce84" table:formula="of:=SQRT(POWER([.$E20]-[.AQ$5];2)+POWER([.$F20]-[.AQ$6];2))" office:value-type="float" office:value="717.770158198291" calcext:value-type="float">
            <text:p>718</text:p>
          </table:table-cell>
          <table:table-cell table:style-name="ce84" table:formula="of:=SQRT(POWER([.$E20]-[.AR$5];2)+POWER([.$F20]-[.AR$6];2))" office:value-type="float" office:value="638.019592175664" calcext:value-type="float">
            <text:p>638</text:p>
          </table:table-cell>
          <table:table-cell table:style-name="ce90" table:formula="of:=SQRT(POWER([.$E20]-[.AS$5];2)+POWER([.$F20]-[.AS$6];2))" office:value-type="float" office:value="410.965935327978" calcext:value-type="float">
            <text:p>411</text:p>
          </table:table-cell>
          <table:table-cell table:style-name="ce84" table:formula="of:=SQRT(POWER([.$E20]-[.AT$5];2)+POWER([.$F20]-[.AT$6];2))" office:value-type="float" office:value="541.761940339113" calcext:value-type="float">
            <text:p>542</text:p>
          </table:table-cell>
          <table:table-cell table:style-name="ce84" table:formula="of:=SQRT(POWER([.$E20]-[.AU$5];2)+POWER([.$F20]-[.AU$6];2))" office:value-type="float" office:value="728.010988928052" calcext:value-type="float">
            <text:p>728</text:p>
          </table:table-cell>
          <table:table-cell table:style-name="ce84" table:formula="of:=SQRT(POWER([.$E20]-[.AV$5];2)+POWER([.$F20]-[.AV$6];2))" office:value-type="float" office:value="667" calcext:value-type="float">
            <text:p>667</text:p>
          </table:table-cell>
          <table:table-cell table:style-name="ce113" table:formula="of:=SQRT(POWER([.$E20]-[.AW$5];2)+POWER([.$F20]-[.AW$6];2))" office:value-type="float" office:value="690.774927165137" calcext:value-type="float">
            <text:p>691</text:p>
          </table:table-cell>
          <table:table-cell table:style-name="ce84" table:formula="of:=SQRT(POWER([.$E20]-[.AX$5];2)+POWER([.$F20]-[.AX$6];2))" office:value-type="float" office:value="693.397432934389" calcext:value-type="float">
            <text:p>693</text:p>
          </table:table-cell>
          <table:table-cell table:style-name="ce84" table:formula="of:=SQRT(POWER([.$E20]-[.AY$5];2)+POWER([.$F20]-[.AY$6];2))" office:value-type="float" office:value="646.445666703707" calcext:value-type="float">
            <text:p>646</text:p>
          </table:table-cell>
          <table:table-cell table:style-name="ce84" table:formula="of:=SQRT(POWER([.$E20]-[.AZ$5];2)+POWER([.$F20]-[.AZ$6];2))" office:value-type="float" office:value="660.037120168252" calcext:value-type="float">
            <text:p>660</text:p>
          </table:table-cell>
          <table:table-cell table:style-name="ce84" table:formula="of:=SQRT(POWER([.$E20]-[.BA$5];2)+POWER([.$F20]-[.BA$6];2))" office:value-type="float" office:value="690.289794216893" calcext:value-type="float">
            <text:p>690</text:p>
          </table:table-cell>
          <table:table-cell table:style-name="ce84" table:formula="of:=SQRT(POWER([.$E20]-[.BB$5];2)+POWER([.$F20]-[.BB$6];2))" office:value-type="float" office:value="656.780024056761" calcext:value-type="float">
            <text:p>657</text:p>
          </table:table-cell>
          <table:table-cell table:style-name="ce84" table:formula="of:=SQRT(POWER([.$E20]-[.BC$5];2)+POWER([.$F20]-[.BC$6];2))" office:value-type="float" office:value="714.118337532373" calcext:value-type="float">
            <text:p>714</text:p>
          </table:table-cell>
          <table:table-cell table:style-name="ce84" table:formula="of:=SQRT(POWER([.$E20]-[.BD$5];2)+POWER([.$F20]-[.BD$6];2))" office:value-type="float" office:value="746.217126579121" calcext:value-type="float">
            <text:p>746</text:p>
          </table:table-cell>
          <table:table-cell table:style-name="ce84" table:formula="of:=SQRT(POWER([.$E20]-[.BE$5];2)+POWER([.$F20]-[.BE$6];2))" office:value-type="float" office:value="768.023437142383" calcext:value-type="float">
            <text:p>768</text:p>
          </table:table-cell>
          <table:table-cell table:style-name="ce84" table:formula="of:=SQRT(POWER([.$E20]-[.BF$5];2)+POWER([.$F20]-[.BF$6];2))" office:value-type="float" office:value="746.686011654163" calcext:value-type="float">
            <text:p>747</text:p>
          </table:table-cell>
          <table:table-cell table:style-name="ce84" table:formula="of:=SQRT(POWER([.$E20]-[.BG$5];2)+POWER([.$F20]-[.BG$6];2))" office:value-type="float" office:value="766.767891868198" calcext:value-type="float">
            <text:p>767</text:p>
          </table:table-cell>
          <table:table-cell table:style-name="ce84" table:formula="of:=SQRT(POWER([.$E20]-[.BH$5];2)+POWER([.$F20]-[.BH$6];2))" office:value-type="float" office:value="703.377565749719" calcext:value-type="float">
            <text:p>703</text:p>
          </table:table-cell>
          <table:table-cell table:style-name="ce84" table:formula="of:=SQRT(POWER([.$E20]-[.BI$5];2)+POWER([.$F20]-[.BI$6];2))" office:value-type="float" office:value="745.251635355468" calcext:value-type="float">
            <text:p>745</text:p>
          </table:table-cell>
          <table:table-cell table:style-name="ce84" table:formula="of:=SQRT(POWER([.$E20]-[.BJ$5];2)+POWER([.$F20]-[.BJ$6];2))" office:value-type="float" office:value="688.537580673706" calcext:value-type="float">
            <text:p>689</text:p>
          </table:table-cell>
          <table:table-cell table:style-name="ce84" table:formula="of:=SQRT(POWER([.$E20]-[.BK$5];2)+POWER([.$F20]-[.BK$6];2))" office:value-type="float" office:value="355.29424425397" calcext:value-type="float">
            <text:p>355</text:p>
          </table:table-cell>
          <table:table-cell table:style-name="ce84" table:formula="of:=SQRT(POWER([.$E20]-[.BL$5];2)+POWER([.$F20]-[.BL$6];2))" office:value-type="float" office:value="719.877767402217" calcext:value-type="float">
            <text:p>720</text:p>
          </table:table-cell>
          <table:table-cell table:style-name="ce90" table:formula="of:=SQRT(POWER([.$E20]-[.BM$5];2)+POWER([.$F20]-[.BM$6];2))" office:value-type="float" office:value="421.360890449031" calcext:value-type="float">
            <text:p>421</text:p>
          </table:table-cell>
          <table:table-cell table:style-name="ce84" table:formula="of:=SQRT(POWER([.$E20]-[.BN$5];2)+POWER([.$F20]-[.BN$6];2))" office:value-type="float" office:value="480.093740846514" calcext:value-type="float">
            <text:p>480</text:p>
          </table:table-cell>
          <table:table-cell table:style-name="ce84" table:formula="of:=SQRT(POWER([.$E20]-[.BO$5];2)+POWER([.$F20]-[.BO$6];2))" office:value-type="float" office:value="430.116263352131" calcext:value-type="float">
            <text:p>430</text:p>
          </table:table-cell>
          <table:table-cell table:style-name="ce84" table:formula="of:=SQRT(POWER([.$E20]-[.BP$5];2)+POWER([.$F20]-[.BP$6];2))" office:value-type="float" office:value="429.670804221092" calcext:value-type="float">
            <text:p>430</text:p>
          </table:table-cell>
          <table:table-cell table:style-name="ce84" table:formula="of:=SQRT(POWER([.$E20]-[.BQ$5];2)+POWER([.$F20]-[.BQ$6];2))" office:value-type="float" office:value="462.291033873684" calcext:value-type="float">
            <text:p>462</text:p>
          </table:table-cell>
          <table:table-cell table:style-name="ce84" table:formula="of:=SQRT(POWER([.$E20]-[.BR$5];2)+POWER([.$F20]-[.BR$6];2))" office:value-type="float" office:value="482.932707527664" calcext:value-type="float">
            <text:p>483</text:p>
          </table:table-cell>
          <table:table-cell table:style-name="ce84" table:formula="of:=SQRT(POWER([.$E20]-[.BS$5];2)+POWER([.$F20]-[.BS$6];2))" office:value-type="float" office:value="528.654896884537" calcext:value-type="float">
            <text:p>529</text:p>
          </table:table-cell>
          <table:table-cell table:number-columns-repeated="953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table:style-name="ce83" office:value-type="string" calcext:value-type="string">
            <text:p>Челюсть Дьявола</text:p>
          </table:table-cell>
          <table:table-cell office:value-type="string" calcext:value-type="string">
            <text:p>T3</text:p>
          </table:table-cell>
          <table:table-cell office:value-type="float" office:value="352" calcext:value-type="float">
            <text:p>352</text:p>
          </table:table-cell>
          <table:table-cell office:value-type="float" office:value="-43" calcext:value-type="float">
            <text:p>-43</text:p>
          </table:table-cell>
          <table:table-cell/>
          <table:table-cell table:style-name="ce87" table:formula="of:=SQRT(POWER([.$E21]-[.H$5];2)+POWER([.$F21]-[.H$6];2))" office:value-type="float" office:value="290.874543403165" calcext:value-type="float">
            <text:p>291</text:p>
          </table:table-cell>
          <table:table-cell table:style-name="ce94" table:formula="of:=SQRT(POWER([.$E21]-[.I$5];2)+POWER([.$F21]-[.I$6];2))" office:value-type="float" office:value="267.686383665662" calcext:value-type="float">
            <text:p>268</text:p>
          </table:table-cell>
          <table:table-cell table:style-name="ce94" table:formula="of:=SQRT(POWER([.$E21]-[.J$5];2)+POWER([.$F21]-[.J$6];2))" office:value-type="float" office:value="297.397041007472" calcext:value-type="float">
            <text:p>297</text:p>
          </table:table-cell>
          <table:table-cell table:style-name="ce94" table:formula="of:=SQRT(POWER([.$E21]-[.K$5];2)+POWER([.$F21]-[.K$6];2))" office:value-type="float" office:value="317.417705870356" calcext:value-type="float">
            <text:p>317</text:p>
          </table:table-cell>
          <table:table-cell table:style-name="ce94" table:formula="of:=SQRT(POWER([.$E21]-[.L$5];2)+POWER([.$F21]-[.L$6];2))" office:value-type="float" office:value="325.11690205217" calcext:value-type="float">
            <text:p>325</text:p>
          </table:table-cell>
          <table:table-cell table:style-name="ce94" table:formula="of:=SQRT(POWER([.$E21]-[.M$5];2)+POWER([.$F21]-[.M$6];2))" office:value-type="float" office:value="311.661675539358" calcext:value-type="float">
            <text:p>312</text:p>
          </table:table-cell>
          <table:table-cell table:style-name="ce94" table:formula="of:=SQRT(POWER([.$E21]-[.N$5];2)+POWER([.$F21]-[.N$6];2))" office:value-type="float" office:value="291.21984822467" calcext:value-type="float">
            <text:p>291</text:p>
          </table:table-cell>
          <table:table-cell table:style-name="ce94" table:formula="of:=SQRT(POWER([.$E21]-[.O$5];2)+POWER([.$F21]-[.O$6];2))" office:value-type="float" office:value="236.349317748116" calcext:value-type="float">
            <text:p>236</text:p>
          </table:table-cell>
          <table:table-cell table:style-name="ce94" table:formula="of:=SQRT(POWER([.$E21]-[.P$5];2)+POWER([.$F21]-[.P$6];2))" office:value-type="float" office:value="221.350400948361" calcext:value-type="float">
            <text:p>221</text:p>
          </table:table-cell>
          <table:table-cell table:style-name="ce94" table:formula="of:=SQRT(POWER([.$E21]-[.Q$5];2)+POWER([.$F21]-[.Q$6];2))" office:value-type="float" office:value="198.861761030119" calcext:value-type="float">
            <text:p>199</text:p>
          </table:table-cell>
          <table:table-cell table:style-name="ce94" table:formula="of:=SQRT(POWER([.$E21]-[.R$5];2)+POWER([.$F21]-[.R$6];2))" office:value-type="float" office:value="204.748626369019" calcext:value-type="float">
            <text:p>205</text:p>
          </table:table-cell>
          <table:table-cell table:style-name="ce88" table:formula="of:=SQRT(POWER([.$E21]-[.S$5];2)+POWER([.$F21]-[.S$6];2))" office:value-type="float" office:value="69.3757882838098" calcext:value-type="float">
            <text:p>69</text:p>
          </table:table-cell>
          <table:table-cell table:style-name="ce95" table:formula="of:=SQRT(POWER([.$E21]-[.T$5];2)+POWER([.$F21]-[.T$6];2))" office:value-type="float" office:value="58.6941223633168" calcext:value-type="float">
            <text:p>59</text:p>
          </table:table-cell>
          <table:table-cell table:style-name="ce99"/>
          <table:table-cell table:style-name="ce94" table:formula="of:=SQRT(POWER([.$E21]-[.V$5];2)+POWER([.$F21]-[.V$6];2))" office:value-type="float" office:value="149.626200914145" calcext:value-type="float">
            <text:p>150</text:p>
          </table:table-cell>
          <table:table-cell table:style-name="ce96" table:formula="of:=SQRT(POWER([.$E21]-[.W$5];2)+POWER([.$F21]-[.W$6];2))" office:value-type="float" office:value="180.83417818543" calcext:value-type="float">
            <text:p>181</text:p>
          </table:table-cell>
          <table:table-cell table:style-name="ce94" table:formula="of:=SQRT(POWER([.$E21]-[.X$5];2)+POWER([.$F21]-[.X$6];2))" office:value-type="float" office:value="261.451716383733" calcext:value-type="float">
            <text:p>261</text:p>
          </table:table-cell>
          <table:table-cell table:style-name="ce94" table:formula="of:=SQRT(POWER([.$E21]-[.Y$5];2)+POWER([.$F21]-[.Y$6];2))" office:value-type="float" office:value="231.365511690917" calcext:value-type="float">
            <text:p>231</text:p>
          </table:table-cell>
          <table:table-cell table:style-name="ce94" table:formula="of:=SQRT(POWER([.$E21]-[.Z$5];2)+POWER([.$F21]-[.Z$6];2))" office:value-type="float" office:value="208.830074462468" calcext:value-type="float">
            <text:p>209</text:p>
          </table:table-cell>
          <table:table-cell table:style-name="ce93" table:formula="of:=SQRT(POWER([.$E21]-[.AA$5];2)+POWER([.$F21]-[.AA$6];2))" office:value-type="float" office:value="296.529931035638" calcext:value-type="float">
            <text:p>297</text:p>
          </table:table-cell>
          <table:table-cell table:style-name="ce98" table:formula="of:=SQRT(POWER([.$E21]-[.AB$5];2)+POWER([.$F21]-[.AB$6];2))" office:value-type="float" office:value="269.833281861226" calcext:value-type="float">
            <text:p>270</text:p>
          </table:table-cell>
          <table:table-cell table:style-name="ce84" table:formula="of:=SQRT(POWER([.$E21]-[.AC$5];2)+POWER([.$F21]-[.AC$6];2))" office:value-type="float" office:value="622.791297305927" calcext:value-type="float">
            <text:p>623</text:p>
          </table:table-cell>
          <table:table-cell table:style-name="ce84" table:formula="of:=SQRT(POWER([.$E21]-[.AD$5];2)+POWER([.$F21]-[.AD$6];2))" office:value-type="float" office:value="647.568529192085" calcext:value-type="float">
            <text:p>648</text:p>
          </table:table-cell>
          <table:table-cell table:style-name="ce84" table:formula="of:=SQRT(POWER([.$E21]-[.AE$5];2)+POWER([.$F21]-[.AE$6];2))" office:value-type="float" office:value="680" calcext:value-type="float">
            <text:p>680</text:p>
          </table:table-cell>
          <table:table-cell table:style-name="ce84" table:formula="of:=SQRT(POWER([.$E21]-[.AF$5];2)+POWER([.$F21]-[.AF$6];2))" office:value-type="float" office:value="684.470598345904" calcext:value-type="float">
            <text:p>684</text:p>
          </table:table-cell>
          <table:table-cell table:style-name="ce84" table:formula="of:=SQRT(POWER([.$E21]-[.AG$5];2)+POWER([.$F21]-[.AG$6];2))" office:value-type="float" office:value="629.520452408022" calcext:value-type="float">
            <text:p>630</text:p>
          </table:table-cell>
          <table:table-cell table:style-name="ce84" table:formula="of:=SQRT(POWER([.$E21]-[.AH$5];2)+POWER([.$F21]-[.AH$6];2))" office:value-type="float" office:value="621.486122129851" calcext:value-type="float">
            <text:p>621</text:p>
          </table:table-cell>
          <table:table-cell table:style-name="ce84" table:formula="of:=SQRT(POWER([.$E21]-[.AI$5];2)+POWER([.$F21]-[.AI$6];2))" office:value-type="float" office:value="620.892905419284" calcext:value-type="float">
            <text:p>621</text:p>
          </table:table-cell>
          <table:table-cell table:style-name="ce84" table:formula="of:=SQRT(POWER([.$E21]-[.AJ$5];2)+POWER([.$F21]-[.AJ$6];2))" office:value-type="float" office:value="642.769787715633" calcext:value-type="float">
            <text:p>643</text:p>
          </table:table-cell>
          <table:table-cell table:style-name="ce84" table:formula="of:=SQRT(POWER([.$E21]-[.AK$5];2)+POWER([.$F21]-[.AK$6];2))" office:value-type="float" office:value="601.950164050148" calcext:value-type="float">
            <text:p>602</text:p>
          </table:table-cell>
          <table:table-cell table:style-name="ce84" table:formula="of:=SQRT(POWER([.$E21]-[.AL$5];2)+POWER([.$F21]-[.AL$6];2))" office:value-type="float" office:value="580.387801388003" calcext:value-type="float">
            <text:p>580</text:p>
          </table:table-cell>
          <table:table-cell table:style-name="ce84" table:formula="of:=SQRT(POWER([.$E21]-[.AM$5];2)+POWER([.$F21]-[.AM$6];2))" office:value-type="float" office:value="551.928437390211" calcext:value-type="float">
            <text:p>552</text:p>
          </table:table-cell>
          <table:table-cell table:style-name="ce84" table:formula="of:=SQRT(POWER([.$E21]-[.AN$5];2)+POWER([.$F21]-[.AN$6];2))" office:value-type="float" office:value="526.555790016595" calcext:value-type="float">
            <text:p>527</text:p>
          </table:table-cell>
          <table:table-cell table:style-name="ce84" table:formula="of:=SQRT(POWER([.$E21]-[.AO$5];2)+POWER([.$F21]-[.AO$6];2))" office:value-type="float" office:value="502.828996777234" calcext:value-type="float">
            <text:p>503</text:p>
          </table:table-cell>
          <table:table-cell table:style-name="ce84" table:formula="of:=SQRT(POWER([.$E21]-[.AP$5];2)+POWER([.$F21]-[.AP$6];2))" office:value-type="float" office:value="520.988483557938" calcext:value-type="float">
            <text:p>521</text:p>
          </table:table-cell>
          <table:table-cell table:style-name="ce84" table:formula="of:=SQRT(POWER([.$E21]-[.AQ$5];2)+POWER([.$F21]-[.AQ$6];2))" office:value-type="float" office:value="659.81588340991" calcext:value-type="float">
            <text:p>660</text:p>
          </table:table-cell>
          <table:table-cell table:style-name="ce84" table:formula="of:=SQRT(POWER([.$E21]-[.AR$5];2)+POWER([.$F21]-[.AR$6];2))" office:value-type="float" office:value="579.429029303848" calcext:value-type="float">
            <text:p>579</text:p>
          </table:table-cell>
          <table:table-cell table:style-name="ce90" table:formula="of:=SQRT(POWER([.$E21]-[.AS$5];2)+POWER([.$F21]-[.AS$6];2))" office:value-type="float" office:value="361.167551144894" calcext:value-type="float">
            <text:p>361</text:p>
          </table:table-cell>
          <table:table-cell table:style-name="ce84" table:formula="of:=SQRT(POWER([.$E21]-[.AT$5];2)+POWER([.$F21]-[.AT$6];2))" office:value-type="float" office:value="493.206853155955" calcext:value-type="float">
            <text:p>493</text:p>
          </table:table-cell>
          <table:table-cell table:style-name="ce84" table:formula="of:=SQRT(POWER([.$E21]-[.AU$5];2)+POWER([.$F21]-[.AU$6];2))" office:value-type="float" office:value="674.540584398004" calcext:value-type="float">
            <text:p>675</text:p>
          </table:table-cell>
          <table:table-cell table:style-name="ce84" table:formula="of:=SQRT(POWER([.$E21]-[.AV$5];2)+POWER([.$F21]-[.AV$6];2))" office:value-type="float" office:value="618.360736140321" calcext:value-type="float">
            <text:p>618</text:p>
          </table:table-cell>
          <table:table-cell table:style-name="ce113" table:formula="of:=SQRT(POWER([.$E21]-[.AW$5];2)+POWER([.$F21]-[.AW$6];2))" office:value-type="float" office:value="642.748006609122" calcext:value-type="float">
            <text:p>643</text:p>
          </table:table-cell>
          <table:table-cell table:style-name="ce84" table:formula="of:=SQRT(POWER([.$E21]-[.AX$5];2)+POWER([.$F21]-[.AX$6];2))" office:value-type="float" office:value="678.124619815562" calcext:value-type="float">
            <text:p>678</text:p>
          </table:table-cell>
          <table:table-cell table:style-name="ce84" table:formula="of:=SQRT(POWER([.$E21]-[.AY$5];2)+POWER([.$F21]-[.AY$6];2))" office:value-type="float" office:value="632.860964193558" calcext:value-type="float">
            <text:p>633</text:p>
          </table:table-cell>
          <table:table-cell table:style-name="ce84" table:formula="of:=SQRT(POWER([.$E21]-[.AZ$5];2)+POWER([.$F21]-[.AZ$6];2))" office:value-type="float" office:value="649.162537428031" calcext:value-type="float">
            <text:p>649</text:p>
          </table:table-cell>
          <table:table-cell table:style-name="ce84" table:formula="of:=SQRT(POWER([.$E21]-[.BA$5];2)+POWER([.$F21]-[.BA$6];2))" office:value-type="float" office:value="680.371222201527" calcext:value-type="float">
            <text:p>680</text:p>
          </table:table-cell>
          <table:table-cell table:style-name="ce84" table:formula="of:=SQRT(POWER([.$E21]-[.BB$5];2)+POWER([.$F21]-[.BB$6];2))" office:value-type="float" office:value="642.486575735244" calcext:value-type="float">
            <text:p>642</text:p>
          </table:table-cell>
          <table:table-cell table:style-name="ce84" table:formula="of:=SQRT(POWER([.$E21]-[.BC$5];2)+POWER([.$F21]-[.BC$6];2))" office:value-type="float" office:value="701.381493910411" calcext:value-type="float">
            <text:p>701</text:p>
          </table:table-cell>
          <table:table-cell table:style-name="ce84" table:formula="of:=SQRT(POWER([.$E21]-[.BD$5];2)+POWER([.$F21]-[.BD$6];2))" office:value-type="float" office:value="735.832181954554" calcext:value-type="float">
            <text:p>736</text:p>
          </table:table-cell>
          <table:table-cell table:style-name="ce84" table:formula="of:=SQRT(POWER([.$E21]-[.BE$5];2)+POWER([.$F21]-[.BE$6];2))" office:value-type="float" office:value="755.722832789906" calcext:value-type="float">
            <text:p>756</text:p>
          </table:table-cell>
          <table:table-cell table:style-name="ce84" table:formula="of:=SQRT(POWER([.$E21]-[.BF$5];2)+POWER([.$F21]-[.BF$6];2))" office:value-type="float" office:value="732.426788150188" calcext:value-type="float">
            <text:p>732</text:p>
          </table:table-cell>
          <table:table-cell table:style-name="ce84" table:formula="of:=SQRT(POWER([.$E21]-[.BG$5];2)+POWER([.$F21]-[.BG$6];2))" office:value-type="float" office:value="745.837783971823" calcext:value-type="float">
            <text:p>746</text:p>
          </table:table-cell>
          <table:table-cell table:style-name="ce84" table:formula="of:=SQRT(POWER([.$E21]-[.BH$5];2)+POWER([.$F21]-[.BH$6];2))" office:value-type="float" office:value="681.502017605231" calcext:value-type="float">
            <text:p>682</text:p>
          </table:table-cell>
          <table:table-cell table:style-name="ce84" table:formula="of:=SQRT(POWER([.$E21]-[.BI$5];2)+POWER([.$F21]-[.BI$6];2))" office:value-type="float" office:value="722.014542789825" calcext:value-type="float">
            <text:p>722</text:p>
          </table:table-cell>
          <table:table-cell table:style-name="ce84" table:formula="of:=SQRT(POWER([.$E21]-[.BJ$5];2)+POWER([.$F21]-[.BJ$6];2))" office:value-type="float" office:value="664.539690312023" calcext:value-type="float">
            <text:p>665</text:p>
          </table:table-cell>
          <table:table-cell table:style-name="ce84" table:formula="of:=SQRT(POWER([.$E21]-[.BK$5];2)+POWER([.$F21]-[.BK$6];2))" office:value-type="float" office:value="314.85393438863" calcext:value-type="float">
            <text:p>315</text:p>
          </table:table-cell>
          <table:table-cell table:style-name="ce84" table:formula="of:=SQRT(POWER([.$E21]-[.BL$5];2)+POWER([.$F21]-[.BL$6];2))" office:value-type="float" office:value="694.922297814655" calcext:value-type="float">
            <text:p>695</text:p>
          </table:table-cell>
          <table:table-cell table:style-name="ce90" table:formula="of:=SQRT(POWER([.$E21]-[.BM$5];2)+POWER([.$F21]-[.BM$6];2))" office:value-type="float" office:value="384.970128711307" calcext:value-type="float">
            <text:p>385</text:p>
          </table:table-cell>
          <table:table-cell table:style-name="ce84" table:formula="of:=SQRT(POWER([.$E21]-[.BN$5];2)+POWER([.$F21]-[.BN$6];2))" office:value-type="float" office:value="450.693909432999" calcext:value-type="float">
            <text:p>451</text:p>
          </table:table-cell>
          <table:table-cell table:style-name="ce84" table:formula="of:=SQRT(POWER([.$E21]-[.BO$5];2)+POWER([.$F21]-[.BO$6];2))" office:value-type="float" office:value="402.672323359826" calcext:value-type="float">
            <text:p>403</text:p>
          </table:table-cell>
          <table:table-cell table:style-name="ce84" table:formula="of:=SQRT(POWER([.$E21]-[.BP$5];2)+POWER([.$F21]-[.BP$6];2))" office:value-type="float" office:value="422.83093548131" calcext:value-type="float">
            <text:p>423</text:p>
          </table:table-cell>
          <table:table-cell table:style-name="ce84" table:formula="of:=SQRT(POWER([.$E21]-[.BQ$5];2)+POWER([.$F21]-[.BQ$6];2))" office:value-type="float" office:value="464.284395602523" calcext:value-type="float">
            <text:p>464</text:p>
          </table:table-cell>
          <table:table-cell table:style-name="ce84" table:formula="of:=SQRT(POWER([.$E21]-[.BR$5];2)+POWER([.$F21]-[.BR$6];2))" office:value-type="float" office:value="476.017856807914" calcext:value-type="float">
            <text:p>476</text:p>
          </table:table-cell>
          <table:table-cell table:style-name="ce84" table:formula="of:=SQRT(POWER([.$E21]-[.BS$5];2)+POWER([.$F21]-[.BS$6];2))" office:value-type="float" office:value="525.574923298287" calcext:value-type="float">
            <text:p>526</text:p>
          </table:table-cell>
          <table:table-cell table:number-columns-repeated="953"/>
        </table:table-row>
        <table:table-row table:style-name="ro5">
          <table:table-cell table:style-name="ce18" office:value-type="float" office:value="4" calcext:value-type="float">
            <text:p>4</text:p>
          </table:table-cell>
          <table:table-cell table:style-name="ce18" office:value-type="float" office:value="229" calcext:value-type="float">
            <text:p>229</text:p>
          </table:table-cell>
          <table:table-cell table:style-name="ce18" office:value-type="string" calcext:value-type="string">
            <text:p>Комплекс «Альфа-7»</text:p>
          </table:table-cell>
          <table:table-cell table:style-name="ce18" office:value-type="string" calcext:value-type="string">
            <text:p>T4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-65" calcext:value-type="float">
            <text:p>-65</text:p>
          </table:table-cell>
          <table:table-cell/>
          <table:table-cell table:style-name="ce87" table:formula="of:=SQRT(POWER([.$E22]-[.H$5];2)+POWER([.$F22]-[.H$6];2))" office:value-type="float" office:value="432.541327505245" calcext:value-type="float">
            <text:p>433</text:p>
          </table:table-cell>
          <table:table-cell table:style-name="ce94" table:formula="of:=SQRT(POWER([.$E22]-[.I$5];2)+POWER([.$F22]-[.I$6];2))" office:value-type="float" office:value="411.13014970931" calcext:value-type="float">
            <text:p>411</text:p>
          </table:table-cell>
          <table:table-cell table:style-name="ce94" table:formula="of:=SQRT(POWER([.$E22]-[.J$5];2)+POWER([.$F22]-[.J$6];2))" office:value-type="float" office:value="442.064474935501" calcext:value-type="float">
            <text:p>442</text:p>
          </table:table-cell>
          <table:table-cell table:style-name="ce94" table:formula="of:=SQRT(POWER([.$E22]-[.K$5];2)+POWER([.$F22]-[.K$6];2))" office:value-type="float" office:value="460.384621810938" calcext:value-type="float">
            <text:p>460</text:p>
          </table:table-cell>
          <table:table-cell table:style-name="ce94" table:formula="of:=SQRT(POWER([.$E22]-[.L$5];2)+POWER([.$F22]-[.L$6];2))" office:value-type="float" office:value="465.717725666524" calcext:value-type="float">
            <text:p>466</text:p>
          </table:table-cell>
          <table:table-cell table:style-name="ce94" table:formula="of:=SQRT(POWER([.$E22]-[.M$5];2)+POWER([.$F22]-[.M$6];2))" office:value-type="float" office:value="449.907768325909" calcext:value-type="float">
            <text:p>450</text:p>
          </table:table-cell>
          <table:table-cell table:style-name="ce94" table:formula="of:=SQRT(POWER([.$E22]-[.N$5];2)+POWER([.$F22]-[.N$6];2))" office:value-type="float" office:value="429.330874734161" calcext:value-type="float">
            <text:p>429</text:p>
          </table:table-cell>
          <table:table-cell table:style-name="ce94" table:formula="of:=SQRT(POWER([.$E22]-[.O$5];2)+POWER([.$F22]-[.O$6];2))" office:value-type="float" office:value="376.315027603204" calcext:value-type="float">
            <text:p>376</text:p>
          </table:table-cell>
          <table:table-cell table:style-name="ce94" table:formula="of:=SQRT(POWER([.$E22]-[.P$5];2)+POWER([.$F22]-[.P$6];2))" office:value-type="float" office:value="362.93250061134" calcext:value-type="float">
            <text:p>363</text:p>
          </table:table-cell>
          <table:table-cell table:style-name="ce94" table:formula="of:=SQRT(POWER([.$E22]-[.Q$5];2)+POWER([.$F22]-[.Q$6];2))" office:value-type="float" office:value="340.085283421674" calcext:value-type="float">
            <text:p>340</text:p>
          </table:table-cell>
          <table:table-cell table:style-name="ce94" table:formula="of:=SQRT(POWER([.$E22]-[.R$5];2)+POWER([.$F22]-[.R$6];2))" office:value-type="float" office:value="342.12570789112" calcext:value-type="float">
            <text:p>342</text:p>
          </table:table-cell>
          <table:table-cell table:style-name="ce94" table:formula="of:=SQRT(POWER([.$E22]-[.S$5];2)+POWER([.$F22]-[.S$6];2))" office:value-type="float" office:value="218.68927728629" calcext:value-type="float">
            <text:p>219</text:p>
          </table:table-cell>
          <table:table-cell table:style-name="ce94" table:formula="of:=SQRT(POWER([.$E22]-[.T$5];2)+POWER([.$F22]-[.T$6];2))" office:value-type="float" office:value="205.156038175824" calcext:value-type="float">
            <text:p>205</text:p>
          </table:table-cell>
          <table:table-cell table:style-name="ce94" table:formula="of:=SQRT(POWER([.$E22]-[.U$5];2)+POWER([.$F22]-[.U$6];2))" office:value-type="float" office:value="149.626200914145" calcext:value-type="float">
            <text:p>150</text:p>
          </table:table-cell>
          <table:table-cell table:style-name="ce94"/>
          <table:table-cell table:style-name="ce96" table:formula="of:=SQRT(POWER([.$E22]-[.W$5];2)+POWER([.$F22]-[.W$6];2))" office:value-type="float" office:value="97.4935895328508" calcext:value-type="float">
            <text:p>97</text:p>
          </table:table-cell>
          <table:table-cell table:style-name="ce94" table:formula="of:=SQRT(POWER([.$E22]-[.X$5];2)+POWER([.$F22]-[.X$6];2))" office:value-type="float" office:value="407.618694370118" calcext:value-type="float">
            <text:p>408</text:p>
          </table:table-cell>
          <table:table-cell table:style-name="ce94" table:formula="of:=SQRT(POWER([.$E22]-[.Y$5];2)+POWER([.$F22]-[.Y$6];2))" office:value-type="float" office:value="357.505244716773" calcext:value-type="float">
            <text:p>358</text:p>
          </table:table-cell>
          <table:table-cell table:style-name="ce94" table:formula="of:=SQRT(POWER([.$E22]-[.Z$5];2)+POWER([.$F22]-[.Z$6];2))" office:value-type="float" office:value="335.335652742144" calcext:value-type="float">
            <text:p>335</text:p>
          </table:table-cell>
          <table:table-cell table:style-name="ce93" table:formula="of:=SQRT(POWER([.$E22]-[.AA$5];2)+POWER([.$F22]-[.AA$6];2))" office:value-type="float" office:value="441.617481538039" calcext:value-type="float">
            <text:p>442</text:p>
          </table:table-cell>
          <table:table-cell table:style-name="ce98" table:formula="of:=SQRT(POWER([.$E22]-[.AB$5];2)+POWER([.$F22]-[.AB$6];2))" office:value-type="float" office:value="308.872141832183" calcext:value-type="float">
            <text:p>309</text:p>
          </table:table-cell>
          <table:table-cell table:style-name="ce84" table:formula="of:=SQRT(POWER([.$E22]-[.AC$5];2)+POWER([.$F22]-[.AC$6];2))" office:value-type="float" office:value="504.524528640581" calcext:value-type="float">
            <text:p>505</text:p>
          </table:table-cell>
          <table:table-cell table:style-name="ce84" table:formula="of:=SQRT(POWER([.$E22]-[.AD$5];2)+POWER([.$F22]-[.AD$6];2))" office:value-type="float" office:value="535.993470109478" calcext:value-type="float">
            <text:p>536</text:p>
          </table:table-cell>
          <table:table-cell table:style-name="ce84" table:formula="of:=SQRT(POWER([.$E22]-[.AE$5];2)+POWER([.$F22]-[.AE$6];2))" office:value-type="float" office:value="566.8050811346" calcext:value-type="float">
            <text:p>567</text:p>
          </table:table-cell>
          <table:table-cell table:style-name="ce84" table:formula="of:=SQRT(POWER([.$E22]-[.AF$5];2)+POWER([.$F22]-[.AF$6];2))" office:value-type="float" office:value="571.202240891963" calcext:value-type="float">
            <text:p>571</text:p>
          </table:table-cell>
          <table:table-cell table:style-name="ce84" table:formula="of:=SQRT(POWER([.$E22]-[.AG$5];2)+POWER([.$F22]-[.AG$6];2))" office:value-type="float" office:value="505.319700783573" calcext:value-type="float">
            <text:p>505</text:p>
          </table:table-cell>
          <table:table-cell table:style-name="ce84" table:formula="of:=SQRT(POWER([.$E22]-[.AH$5];2)+POWER([.$F22]-[.AH$6];2))" office:value-type="float" office:value="491.211766960035" calcext:value-type="float">
            <text:p>491</text:p>
          </table:table-cell>
          <table:table-cell table:style-name="ce84" table:formula="of:=SQRT(POWER([.$E22]-[.AI$5];2)+POWER([.$F22]-[.AI$6];2))" office:value-type="float" office:value="486.201604275428" calcext:value-type="float">
            <text:p>486</text:p>
          </table:table-cell>
          <table:table-cell table:style-name="ce84" table:formula="of:=SQRT(POWER([.$E22]-[.AJ$5];2)+POWER([.$F22]-[.AJ$6];2))" office:value-type="float" office:value="505.649087806949" calcext:value-type="float">
            <text:p>506</text:p>
          </table:table-cell>
          <table:table-cell table:style-name="ce84" table:formula="of:=SQRT(POWER([.$E22]-[.AK$5];2)+POWER([.$F22]-[.AK$6];2))" office:value-type="float" office:value="487.200164203585" calcext:value-type="float">
            <text:p>487</text:p>
          </table:table-cell>
          <table:table-cell table:style-name="ce84" table:formula="of:=SQRT(POWER([.$E22]-[.AL$5];2)+POWER([.$F22]-[.AL$6];2))" office:value-type="float" office:value="459.105652328525" calcext:value-type="float">
            <text:p>459</text:p>
          </table:table-cell>
          <table:table-cell table:style-name="ce84" table:formula="of:=SQRT(POWER([.$E22]-[.AM$5];2)+POWER([.$F22]-[.AM$6];2))" office:value-type="float" office:value="422.181240701195" calcext:value-type="float">
            <text:p>422</text:p>
          </table:table-cell>
          <table:table-cell table:style-name="ce84" table:formula="of:=SQRT(POWER([.$E22]-[.AN$5];2)+POWER([.$F22]-[.AN$6];2))" office:value-type="float" office:value="393.005089025575" calcext:value-type="float">
            <text:p>393</text:p>
          </table:table-cell>
          <table:table-cell table:style-name="ce84" table:formula="of:=SQRT(POWER([.$E22]-[.AO$5];2)+POWER([.$F22]-[.AO$6];2))" office:value-type="float" office:value="370.195894088522" calcext:value-type="float">
            <text:p>370</text:p>
          </table:table-cell>
          <table:table-cell table:style-name="ce84" table:formula="of:=SQRT(POWER([.$E22]-[.AP$5];2)+POWER([.$F22]-[.AP$6];2))" office:value-type="float" office:value="395.682953891117" calcext:value-type="float">
            <text:p>396</text:p>
          </table:table-cell>
          <table:table-cell table:style-name="ce84" table:formula="of:=SQRT(POWER([.$E22]-[.AQ$5];2)+POWER([.$F22]-[.AQ$6];2))" office:value-type="float" office:value="538.379977339425" calcext:value-type="float">
            <text:p>538</text:p>
          </table:table-cell>
          <table:table-cell table:style-name="ce84" table:formula="of:=SQRT(POWER([.$E22]-[.AR$5];2)+POWER([.$F22]-[.AR$6];2))" office:value-type="float" office:value="449.499721913151" calcext:value-type="float">
            <text:p>449</text:p>
          </table:table-cell>
          <table:table-cell table:style-name="ce90" table:formula="of:=SQRT(POWER([.$E22]-[.AS$5];2)+POWER([.$F22]-[.AS$6];2))" office:value-type="float" office:value="305.499590834423" calcext:value-type="float">
            <text:p>305</text:p>
          </table:table-cell>
          <table:table-cell table:style-name="ce84" table:formula="of:=SQRT(POWER([.$E22]-[.AT$5];2)+POWER([.$F22]-[.AT$6];2))" office:value-type="float" office:value="433.706121699936" calcext:value-type="float">
            <text:p>434</text:p>
          </table:table-cell>
          <table:table-cell table:style-name="ce84" table:formula="of:=SQRT(POWER([.$E22]-[.AU$5];2)+POWER([.$F22]-[.AU$6];2))" office:value-type="float" office:value="584.233686122257" calcext:value-type="float">
            <text:p>584</text:p>
          </table:table-cell>
          <table:table-cell table:style-name="ce84" table:formula="of:=SQRT(POWER([.$E22]-[.AV$5];2)+POWER([.$F22]-[.AV$6];2))" office:value-type="float" office:value="553.26847009386" calcext:value-type="float">
            <text:p>553</text:p>
          </table:table-cell>
          <table:table-cell table:style-name="ce113" table:formula="of:=SQRT(POWER([.$E22]-[.AW$5];2)+POWER([.$F22]-[.AW$6];2))" office:value-type="float" office:value="579.597273975646" calcext:value-type="float">
            <text:p>580</text:p>
          </table:table-cell>
          <table:table-cell table:style-name="ce84" table:formula="of:=SQRT(POWER([.$E22]-[.AX$5];2)+POWER([.$F22]-[.AX$6];2))" office:value-type="float" office:value="718.276409190779" calcext:value-type="float">
            <text:p>718</text:p>
          </table:table-cell>
          <table:table-cell table:style-name="ce84" table:formula="of:=SQRT(POWER([.$E22]-[.AY$5];2)+POWER([.$F22]-[.AY$6];2))" office:value-type="float" office:value="678.584556263993" calcext:value-type="float">
            <text:p>679</text:p>
          </table:table-cell>
          <table:table-cell table:style-name="ce84" table:formula="of:=SQRT(POWER([.$E22]-[.AZ$5];2)+POWER([.$F22]-[.AZ$6];2))" office:value-type="float" office:value="700.833789139765" calcext:value-type="float">
            <text:p>701</text:p>
          </table:table-cell>
          <table:table-cell table:style-name="ce84" table:formula="of:=SQRT(POWER([.$E22]-[.BA$5];2)+POWER([.$F22]-[.BA$6];2))" office:value-type="float" office:value="733.368256744182" calcext:value-type="float">
            <text:p>733</text:p>
          </table:table-cell>
          <table:table-cell table:style-name="ce84" table:formula="of:=SQRT(POWER([.$E22]-[.BB$5];2)+POWER([.$F22]-[.BB$6];2))" office:value-type="float" office:value="686.166889320667" calcext:value-type="float">
            <text:p>686</text:p>
          </table:table-cell>
          <table:table-cell table:style-name="ce84" table:formula="of:=SQRT(POWER([.$E22]-[.BC$5];2)+POWER([.$F22]-[.BC$6];2))" office:value-type="float" office:value="747.093033028685" calcext:value-type="float">
            <text:p>747</text:p>
          </table:table-cell>
          <table:table-cell table:style-name="ce84" table:formula="of:=SQRT(POWER([.$E22]-[.BD$5];2)+POWER([.$F22]-[.BD$6];2))" office:value-type="float" office:value="786.285571532379" calcext:value-type="float">
            <text:p>786</text:p>
          </table:table-cell>
          <table:table-cell table:style-name="ce84" table:formula="of:=SQRT(POWER([.$E22]-[.BE$5];2)+POWER([.$F22]-[.BE$6];2))" office:value-type="float" office:value="801.109855138482" calcext:value-type="float">
            <text:p>801</text:p>
          </table:table-cell>
          <table:table-cell table:style-name="ce84" table:formula="of:=SQRT(POWER([.$E22]-[.BF$5];2)+POWER([.$F22]-[.BF$6];2))" office:value-type="float" office:value="773.592269868307" calcext:value-type="float">
            <text:p>774</text:p>
          </table:table-cell>
          <table:table-cell table:style-name="ce84" table:formula="of:=SQRT(POWER([.$E22]-[.BG$5];2)+POWER([.$F22]-[.BG$6];2))" office:value-type="float" office:value="769.489441123138" calcext:value-type="float">
            <text:p>769</text:p>
          </table:table-cell>
          <table:table-cell table:style-name="ce84" table:formula="of:=SQRT(POWER([.$E22]-[.BH$5];2)+POWER([.$F22]-[.BH$6];2))" office:value-type="float" office:value="704.443752190336" calcext:value-type="float">
            <text:p>704</text:p>
          </table:table-cell>
          <table:table-cell table:style-name="ce84" table:formula="of:=SQRT(POWER([.$E22]-[.BI$5];2)+POWER([.$F22]-[.BI$6];2))" office:value-type="float" office:value="740.046620153082" calcext:value-type="float">
            <text:p>740</text:p>
          </table:table-cell>
          <table:table-cell table:style-name="ce84" table:formula="of:=SQRT(POWER([.$E22]-[.BJ$5];2)+POWER([.$F22]-[.BJ$6];2))" office:value-type="float" office:value="682.22063879657" calcext:value-type="float">
            <text:p>682</text:p>
          </table:table-cell>
          <table:table-cell table:style-name="ce84" table:formula="of:=SQRT(POWER([.$E22]-[.BK$5];2)+POWER([.$F22]-[.BK$6];2))" office:value-type="float" office:value="305.163890393343" calcext:value-type="float">
            <text:p>305</text:p>
          </table:table-cell>
          <table:table-cell table:style-name="ce84" table:formula="of:=SQRT(POWER([.$E22]-[.BL$5];2)+POWER([.$F22]-[.BL$6];2))" office:value-type="float" office:value="708.966148698229" calcext:value-type="float">
            <text:p>709</text:p>
          </table:table-cell>
          <table:table-cell table:style-name="ce90" table:formula="of:=SQRT(POWER([.$E22]-[.BM$5];2)+POWER([.$F22]-[.BM$6];2))" office:value-type="float" office:value="381.106284387964" calcext:value-type="float">
            <text:p>381</text:p>
          </table:table-cell>
          <table:table-cell table:style-name="ce84" table:formula="of:=SQRT(POWER([.$E22]-[.BN$5];2)+POWER([.$F22]-[.BN$6];2))" office:value-type="float" office:value="463.289326447308" calcext:value-type="float">
            <text:p>463</text:p>
          </table:table-cell>
          <table:table-cell table:style-name="ce84" table:formula="of:=SQRT(POWER([.$E22]-[.BO$5];2)+POWER([.$F22]-[.BO$6];2))" office:value-type="float" office:value="424.675169982894" calcext:value-type="float">
            <text:p>425</text:p>
          </table:table-cell>
          <table:table-cell table:style-name="ce84" table:formula="of:=SQRT(POWER([.$E22]-[.BP$5];2)+POWER([.$F22]-[.BP$6];2))" office:value-type="float" office:value="493.365989910128" calcext:value-type="float">
            <text:p>493</text:p>
          </table:table-cell>
          <table:table-cell table:style-name="ce84" table:formula="of:=SQRT(POWER([.$E22]-[.BQ$5];2)+POWER([.$F22]-[.BQ$6];2))" office:value-type="float" office:value="550.276294237722" calcext:value-type="float">
            <text:p>550</text:p>
          </table:table-cell>
          <table:table-cell table:style-name="ce84" table:formula="of:=SQRT(POWER([.$E22]-[.BR$5];2)+POWER([.$F22]-[.BR$6];2))" office:value-type="float" office:value="543.438128953058" calcext:value-type="float">
            <text:p>543</text:p>
          </table:table-cell>
          <table:table-cell table:style-name="ce84" table:formula="of:=SQRT(POWER([.$E22]-[.BS$5];2)+POWER([.$F22]-[.BS$6];2))" office:value-type="float" office:value="598.87310842949" calcext:value-type="float">
            <text:p>599</text:p>
          </table:table-cell>
          <table:table-cell table:number-columns-repeated="953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Ледяной риф</text:p>
          </table:table-cell>
          <table:table-cell office:value-type="string" calcext:value-type="string">
            <text:p>T4</text:p>
          </table:table-cell>
          <table:table-cell office:value-type="float" office:value="517" calcext:value-type="float">
            <text:p>517</text:p>
          </table:table-cell>
          <table:table-cell office:value-type="float" office:value="31" calcext:value-type="float">
            <text:p>31</text:p>
          </table:table-cell>
          <table:table-cell table:style-name="ce61"/>
          <table:table-cell table:style-name="ce89" table:formula="of:=SQRT(POWER([.$E23]-[.H$5];2)+POWER([.$F23]-[.H$6];2))" office:value-type="float" office:value="420.301082558682" calcext:value-type="float">
            <text:p>420</text:p>
          </table:table-cell>
          <table:table-cell table:style-name="ce96" table:formula="of:=SQRT(POWER([.$E23]-[.I$5];2)+POWER([.$F23]-[.I$6];2))" office:value-type="float" office:value="402.910660072429" calcext:value-type="float">
            <text:p>403</text:p>
          </table:table-cell>
          <table:table-cell table:style-name="ce96" table:formula="of:=SQRT(POWER([.$E23]-[.J$5];2)+POWER([.$F23]-[.J$6];2))" office:value-type="float" office:value="435.019539791031" calcext:value-type="float">
            <text:p>435</text:p>
          </table:table-cell>
          <table:table-cell table:style-name="ce96" table:formula="of:=SQRT(POWER([.$E23]-[.K$5];2)+POWER([.$F23]-[.K$6];2))" office:value-type="float" office:value="449.360656933826" calcext:value-type="float">
            <text:p>449</text:p>
          </table:table-cell>
          <table:table-cell table:style-name="ce96" table:formula="of:=SQRT(POWER([.$E23]-[.L$5];2)+POWER([.$F23]-[.L$6];2))" office:value-type="float" office:value="450.468644857775" calcext:value-type="float">
            <text:p>450</text:p>
          </table:table-cell>
          <table:table-cell table:style-name="ce96" table:formula="of:=SQRT(POWER([.$E23]-[.M$5];2)+POWER([.$F23]-[.M$6];2))" office:value-type="float" office:value="431.726765443145" calcext:value-type="float">
            <text:p>432</text:p>
          </table:table-cell>
          <table:table-cell table:style-name="ce96" table:formula="of:=SQRT(POWER([.$E23]-[.N$5];2)+POWER([.$F23]-[.N$6];2))" office:value-type="float" office:value="411.830062040158" calcext:value-type="float">
            <text:p>412</text:p>
          </table:table-cell>
          <table:table-cell table:style-name="ce96" table:formula="of:=SQRT(POWER([.$E23]-[.O$5];2)+POWER([.$F23]-[.O$6];2))" office:value-type="float" office:value="364.145575285489" calcext:value-type="float">
            <text:p>364</text:p>
          </table:table-cell>
          <table:table-cell table:style-name="ce96" table:formula="of:=SQRT(POWER([.$E23]-[.P$5];2)+POWER([.$F23]-[.P$6];2))" office:value-type="float" office:value="354.001412426561" calcext:value-type="float">
            <text:p>354</text:p>
          </table:table-cell>
          <table:table-cell table:style-name="ce96" table:formula="of:=SQRT(POWER([.$E23]-[.Q$5];2)+POWER([.$F23]-[.Q$6];2))" office:value-type="float" office:value="332.067764168701" calcext:value-type="float">
            <text:p>332</text:p>
          </table:table-cell>
          <table:table-cell table:style-name="ce96" table:formula="of:=SQRT(POWER([.$E23]-[.R$5];2)+POWER([.$F23]-[.R$6];2))" office:value-type="float" office:value="328.635055951126" calcext:value-type="float">
            <text:p>329</text:p>
          </table:table-cell>
          <table:table-cell table:style-name="ce96" table:formula="of:=SQRT(POWER([.$E23]-[.S$5];2)+POWER([.$F23]-[.S$6];2))" office:value-type="float" office:value="238.662942242821" calcext:value-type="float">
            <text:p>239</text:p>
          </table:table-cell>
          <table:table-cell table:style-name="ce96" table:formula="of:=SQRT(POWER([.$E23]-[.T$5];2)+POWER([.$F23]-[.T$6];2))" office:value-type="float" office:value="238.805360073848" calcext:value-type="float">
            <text:p>239</text:p>
          </table:table-cell>
          <table:table-cell table:style-name="ce96" table:formula="of:=SQRT(POWER([.$E23]-[.U$5];2)+POWER([.$F23]-[.U$6];2))" office:value-type="float" office:value="180.83417818543" calcext:value-type="float">
            <text:p>181</text:p>
          </table:table-cell>
          <table:table-cell table:style-name="ce96" table:formula="of:=SQRT(POWER([.$E23]-[.V$5];2)+POWER([.$F23]-[.V$6];2))" office:value-type="float" office:value="97.4935895328508" calcext:value-type="float">
            <text:p>97</text:p>
          </table:table-cell>
          <table:table-cell table:style-name="ce96"/>
          <table:table-cell table:style-name="ce96" table:formula="of:=SQRT(POWER([.$E23]-[.X$5];2)+POWER([.$F23]-[.X$6];2))" office:value-type="float" office:value="405.265345175232" calcext:value-type="float">
            <text:p>405</text:p>
          </table:table-cell>
          <table:table-cell table:style-name="ce96" table:formula="of:=SQRT(POWER([.$E23]-[.Y$5];2)+POWER([.$F23]-[.Y$6];2))" office:value-type="float" office:value="330.461798094727" calcext:value-type="float">
            <text:p>330</text:p>
          </table:table-cell>
          <table:table-cell table:style-name="ce96" table:formula="of:=SQRT(POWER([.$E23]-[.Z$5];2)+POWER([.$F23]-[.Z$6];2))" office:value-type="float" office:value="310.44001030795" calcext:value-type="float">
            <text:p>310</text:p>
          </table:table-cell>
          <table:table-cell table:style-name="ce107" table:formula="of:=SQRT(POWER([.$E23]-[.AA$5];2)+POWER([.$F23]-[.AA$6];2))" office:value-type="float" office:value="435.487083620169" calcext:value-type="float">
            <text:p>435</text:p>
          </table:table-cell>
          <table:table-cell table:style-name="ce112" table:formula="of:=SQRT(POWER([.$E23]-[.AB$5];2)+POWER([.$F23]-[.AB$6];2))" office:value-type="float" office:value="230.488611432322" calcext:value-type="float">
            <text:p>230</text:p>
          </table:table-cell>
          <table:table-cell table:style-name="ce90" table:formula="of:=SQRT(POWER([.$E23]-[.AC$5];2)+POWER([.$F23]-[.AC$6];2))" office:value-type="float" office:value="441.977374986548" calcext:value-type="float">
            <text:p>442</text:p>
          </table:table-cell>
          <table:table-cell table:style-name="ce90" table:formula="of:=SQRT(POWER([.$E23]-[.AD$5];2)+POWER([.$F23]-[.AD$6];2))" office:value-type="float" office:value="467.523261453374" calcext:value-type="float">
            <text:p>468</text:p>
          </table:table-cell>
          <table:table-cell table:style-name="ce90" table:formula="of:=SQRT(POWER([.$E23]-[.AE$5];2)+POWER([.$F23]-[.AE$6];2))" office:value-type="float" office:value="499.74093288423" calcext:value-type="float">
            <text:p>500</text:p>
          </table:table-cell>
          <table:table-cell table:style-name="ce90" table:formula="of:=SQRT(POWER([.$E23]-[.AF$5];2)+POWER([.$F23]-[.AF$6];2))" office:value-type="float" office:value="504.207298638169" calcext:value-type="float">
            <text:p>504</text:p>
          </table:table-cell>
          <table:table-cell table:style-name="ce90" table:formula="of:=SQRT(POWER([.$E23]-[.AG$5];2)+POWER([.$F23]-[.AG$6];2))" office:value-type="float" office:value="448.973273146632" calcext:value-type="float">
            <text:p>449</text:p>
          </table:table-cell>
          <table:table-cell table:style-name="ce90" table:formula="of:=SQRT(POWER([.$E23]-[.AH$5];2)+POWER([.$F23]-[.AH$6];2))" office:value-type="float" office:value="442.411573085515" calcext:value-type="float">
            <text:p>442</text:p>
          </table:table-cell>
          <table:table-cell table:style-name="ce90" table:formula="of:=SQRT(POWER([.$E23]-[.AI$5];2)+POWER([.$F23]-[.AI$6];2))" office:value-type="float" office:value="443.906521691223" calcext:value-type="float">
            <text:p>444</text:p>
          </table:table-cell>
          <table:table-cell table:style-name="ce90" table:formula="of:=SQRT(POWER([.$E23]-[.AJ$5];2)+POWER([.$F23]-[.AJ$6];2))" office:value-type="float" office:value="467.266519237148" calcext:value-type="float">
            <text:p>467</text:p>
          </table:table-cell>
          <table:table-cell table:style-name="ce90" table:formula="of:=SQRT(POWER([.$E23]-[.AK$5];2)+POWER([.$F23]-[.AK$6];2))" office:value-type="float" office:value="421.360890449031" calcext:value-type="float">
            <text:p>421</text:p>
          </table:table-cell>
          <table:table-cell table:style-name="ce90" table:formula="of:=SQRT(POWER([.$E23]-[.AL$5];2)+POWER([.$F23]-[.AL$6];2))" office:value-type="float" office:value="399.626075225329" calcext:value-type="float">
            <text:p>400</text:p>
          </table:table-cell>
          <table:table-cell table:style-name="ce90" table:formula="of:=SQRT(POWER([.$E23]-[.AM$5];2)+POWER([.$F23]-[.AM$6];2))" office:value-type="float" office:value="373.020106696677" calcext:value-type="float">
            <text:p>373</text:p>
          </table:table-cell>
          <table:table-cell table:style-name="ce90" table:formula="of:=SQRT(POWER([.$E23]-[.AN$5];2)+POWER([.$F23]-[.AN$6];2))" office:value-type="float" office:value="349.676993810002" calcext:value-type="float">
            <text:p>350</text:p>
          </table:table-cell>
          <table:table-cell table:style-name="ce90" table:formula="of:=SQRT(POWER([.$E23]-[.AO$5];2)+POWER([.$F23]-[.AO$6];2))" office:value-type="float" office:value="325.677754843649" calcext:value-type="float">
            <text:p>326</text:p>
          </table:table-cell>
          <table:table-cell table:style-name="ce90" table:formula="of:=SQRT(POWER([.$E23]-[.AP$5];2)+POWER([.$F23]-[.AP$6];2))" office:value-type="float" office:value="340.93107807884" calcext:value-type="float">
            <text:p>341</text:p>
          </table:table-cell>
          <table:table-cell table:style-name="ce90" table:formula="of:=SQRT(POWER([.$E23]-[.AQ$5];2)+POWER([.$F23]-[.AQ$6];2))" office:value-type="float" office:value="479.0093944799" calcext:value-type="float">
            <text:p>479</text:p>
          </table:table-cell>
          <table:table-cell table:style-name="ce90" table:formula="of:=SQRT(POWER([.$E23]-[.AR$5];2)+POWER([.$F23]-[.AR$6];2))" office:value-type="float" office:value="400.431017779592" calcext:value-type="float">
            <text:p>400</text:p>
          </table:table-cell>
          <table:table-cell table:style-name="ce90" table:formula="of:=SQRT(POWER([.$E23]-[.AS$5];2)+POWER([.$F23]-[.AS$6];2))" office:value-type="float" office:value="209.28688444334" calcext:value-type="float">
            <text:p>209</text:p>
          </table:table-cell>
          <table:table-cell table:style-name="ce90" table:formula="of:=SQRT(POWER([.$E23]-[.AT$5];2)+POWER([.$F23]-[.AT$6];2))" office:value-type="float" office:value="339.437770438117" calcext:value-type="float">
            <text:p>339</text:p>
          </table:table-cell>
          <table:table-cell table:style-name="ce90" table:formula="of:=SQRT(POWER([.$E23]-[.AU$5];2)+POWER([.$F23]-[.AU$6];2))" office:value-type="float" office:value="502.063740973196" calcext:value-type="float">
            <text:p>502</text:p>
          </table:table-cell>
          <table:table-cell table:style-name="ce90" table:formula="of:=SQRT(POWER([.$E23]-[.AV$5];2)+POWER([.$F23]-[.AV$6];2))" office:value-type="float" office:value="461.160492670393" calcext:value-type="float">
            <text:p>461</text:p>
          </table:table-cell>
          <table:table-cell table:style-name="ce114" table:formula="of:=SQRT(POWER([.$E23]-[.AW$5];2)+POWER([.$F23]-[.AW$6];2))" office:value-type="float" office:value="487.099579141678" calcext:value-type="float">
            <text:p>487</text:p>
          </table:table-cell>
          <table:table-cell table:style-name="ce90" table:formula="of:=SQRT(POWER([.$E23]-[.AX$5];2)+POWER([.$F23]-[.AX$6];2))" office:value-type="float" office:value="629.682459657247" calcext:value-type="float">
            <text:p>630</text:p>
          </table:table-cell>
          <table:table-cell table:style-name="ce90" table:formula="of:=SQRT(POWER([.$E23]-[.AY$5];2)+POWER([.$F23]-[.AY$6];2))" office:value-type="float" office:value="592.087831322347" calcext:value-type="float">
            <text:p>592</text:p>
          </table:table-cell>
          <table:table-cell table:style-name="ce90" table:formula="of:=SQRT(POWER([.$E23]-[.AZ$5];2)+POWER([.$F23]-[.AZ$6];2))" office:value-type="float" office:value="616.13716005448" calcext:value-type="float">
            <text:p>616</text:p>
          </table:table-cell>
          <table:table-cell table:style-name="ce90" table:formula="of:=SQRT(POWER([.$E23]-[.BA$5];2)+POWER([.$F23]-[.BA$6];2))" office:value-type="float" office:value="648.820468234472" calcext:value-type="float">
            <text:p>649</text:p>
          </table:table-cell>
          <table:table-cell table:style-name="ce90" table:formula="of:=SQRT(POWER([.$E23]-[.BB$5];2)+POWER([.$F23]-[.BB$6];2))" office:value-type="float" office:value="598.935722761633" calcext:value-type="float">
            <text:p>599</text:p>
          </table:table-cell>
          <table:table-cell table:style-name="ce90" table:formula="of:=SQRT(POWER([.$E23]-[.BC$5];2)+POWER([.$F23]-[.BC$6];2))" office:value-type="float" office:value="659.96742343846" calcext:value-type="float">
            <text:p>660</text:p>
          </table:table-cell>
          <table:table-cell table:style-name="ce90" table:formula="of:=SQRT(POWER([.$E23]-[.BD$5];2)+POWER([.$F23]-[.BD$6];2))" office:value-type="float" office:value="700.402741285326" calcext:value-type="float">
            <text:p>700</text:p>
          </table:table-cell>
          <table:table-cell table:style-name="ce90" table:formula="of:=SQRT(POWER([.$E23]-[.BE$5];2)+POWER([.$F23]-[.BE$6];2))" office:value-type="float" office:value="713.481604528106" calcext:value-type="float">
            <text:p>713</text:p>
          </table:table-cell>
          <table:table-cell table:style-name="ce90" table:formula="of:=SQRT(POWER([.$E23]-[.BF$5];2)+POWER([.$F23]-[.BF$6];2))" office:value-type="float" office:value="684.88247166941" calcext:value-type="float">
            <text:p>685</text:p>
          </table:table-cell>
          <table:table-cell table:style-name="ce90" table:formula="of:=SQRT(POWER([.$E23]-[.BG$5];2)+POWER([.$F23]-[.BG$6];2))" office:value-type="float" office:value="676.432553917979" calcext:value-type="float">
            <text:p>676</text:p>
          </table:table-cell>
          <table:table-cell table:style-name="ce90" table:formula="of:=SQRT(POWER([.$E23]-[.BH$5];2)+POWER([.$F23]-[.BH$6];2))" office:value-type="float" office:value="611.581556294825" calcext:value-type="float">
            <text:p>612</text:p>
          </table:table-cell>
          <table:table-cell table:style-name="ce90" table:formula="of:=SQRT(POWER([.$E23]-[.BI$5];2)+POWER([.$F23]-[.BI$6];2))" office:value-type="float" office:value="646.024767327074" calcext:value-type="float">
            <text:p>646</text:p>
          </table:table-cell>
          <table:table-cell table:style-name="ce90" table:formula="of:=SQRT(POWER([.$E23]-[.BJ$5];2)+POWER([.$F23]-[.BJ$6];2))" office:value-type="float" office:value="588.421617549865" calcext:value-type="float">
            <text:p>588</text:p>
          </table:table-cell>
          <table:table-cell table:style-name="ce90" table:formula="of:=SQRT(POWER([.$E23]-[.BK$5];2)+POWER([.$F23]-[.BK$6];2))" office:value-type="float" office:value="210.73680267101" calcext:value-type="float">
            <text:p>211</text:p>
          </table:table-cell>
          <table:table-cell table:style-name="ce90" table:formula="of:=SQRT(POWER([.$E23]-[.BL$5];2)+POWER([.$F23]-[.BL$6];2))" office:value-type="float" office:value="614.377733971537" calcext:value-type="float">
            <text:p>614</text:p>
          </table:table-cell>
          <table:table-cell table:style-name="ce90" table:formula="of:=SQRT(POWER([.$E23]-[.BM$5];2)+POWER([.$F23]-[.BM$6];2))" office:value-type="float" office:value="286.183507561145" calcext:value-type="float">
            <text:p>286</text:p>
          </table:table-cell>
          <table:table-cell table:style-name="ce90" table:formula="of:=SQRT(POWER([.$E23]-[.BN$5];2)+POWER([.$F23]-[.BN$6];2))" office:value-type="float" office:value="370.397084221785" calcext:value-type="float">
            <text:p>370</text:p>
          </table:table-cell>
          <table:table-cell table:style-name="ce90" table:formula="of:=SQRT(POWER([.$E23]-[.BO$5];2)+POWER([.$F23]-[.BO$6];2))" office:value-type="float" office:value="334.885054906904" calcext:value-type="float">
            <text:p>335</text:p>
          </table:table-cell>
          <table:table-cell table:style-name="ce90" table:formula="of:=SQRT(POWER([.$E23]-[.BP$5];2)+POWER([.$F23]-[.BP$6];2))" office:value-type="float" office:value="420.472353431233" calcext:value-type="float">
            <text:p>420</text:p>
          </table:table-cell>
          <table:table-cell table:style-name="ce90" table:formula="of:=SQRT(POWER([.$E23]-[.BQ$5];2)+POWER([.$F23]-[.BQ$6];2))" office:value-type="float" office:value="484.001033056749" calcext:value-type="float">
            <text:p>484</text:p>
          </table:table-cell>
          <table:table-cell table:style-name="ce90" table:formula="of:=SQRT(POWER([.$E23]-[.BR$5];2)+POWER([.$F23]-[.BR$6];2))" office:value-type="float" office:value="467.696482774887" calcext:value-type="float">
            <text:p>468</text:p>
          </table:table-cell>
          <table:table-cell table:style-name="ce90" table:formula="of:=SQRT(POWER([.$E23]-[.BS$5];2)+POWER([.$F23]-[.BS$6];2))" office:value-type="float" office:value="524.747558355444" calcext:value-type="float">
            <text:p>525</text:p>
          </table:table-cell>
          <table:table-cell table:style-name="ce61" table:number-columns-repeated="953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Верфь «Блэквуд»</text:p>
          </table:table-cell>
          <table:table-cell office:value-type="string" calcext:value-type="string">
            <text:p>T2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87" table:formula="of:=SQRT(POWER([.$E24]-[.H$5];2)+POWER([.$F24]-[.H$6];2))" office:value-type="float" office:value="46.8721665810319" calcext:value-type="float">
            <text:p>47</text:p>
          </table:table-cell>
          <table:table-cell table:style-name="ce94" table:formula="of:=SQRT(POWER([.$E24]-[.I$5];2)+POWER([.$F24]-[.I$6];2))" office:value-type="float" office:value="24.5153013442625" calcext:value-type="float">
            <text:p>25</text:p>
          </table:table-cell>
          <table:table-cell table:style-name="ce94" table:formula="of:=SQRT(POWER([.$E24]-[.J$5];2)+POWER([.$F24]-[.J$6];2))" office:value-type="float" office:value="38.1837661840736" calcext:value-type="float">
            <text:p>38</text:p>
          </table:table-cell>
          <table:table-cell table:style-name="ce94" table:formula="of:=SQRT(POWER([.$E24]-[.K$5];2)+POWER([.$F24]-[.K$6];2))" office:value-type="float" office:value="62.00806399171" calcext:value-type="float">
            <text:p>62</text:p>
          </table:table-cell>
          <table:table-cell table:style-name="ce94" table:formula="of:=SQRT(POWER([.$E24]-[.L$5];2)+POWER([.$F24]-[.L$6];2))" office:value-type="float" office:value="77.3692445355388" calcext:value-type="float">
            <text:p>77</text:p>
          </table:table-cell>
          <table:table-cell table:style-name="ce94" table:formula="of:=SQRT(POWER([.$E24]-[.M$5];2)+POWER([.$F24]-[.M$6];2))" office:value-type="float" office:value="77.2787163454466" calcext:value-type="float">
            <text:p>77</text:p>
          </table:table-cell>
          <table:table-cell table:style-name="ce94" table:formula="of:=SQRT(POWER([.$E24]-[.N$5];2)+POWER([.$F24]-[.N$6];2))" office:value-type="float" office:value="66.1211010192662" calcext:value-type="float">
            <text:p>66</text:p>
          </table:table-cell>
          <table:table-cell table:style-name="ce94" table:formula="of:=SQRT(POWER([.$E24]-[.O$5];2)+POWER([.$F24]-[.O$6];2))" office:value-type="float" office:value="53.5350352572967" calcext:value-type="float">
            <text:p>54</text:p>
          </table:table-cell>
          <table:table-cell table:style-name="ce94" table:formula="of:=SQRT(POWER([.$E24]-[.P$5];2)+POWER([.$F24]-[.P$6];2))" office:value-type="float" office:value="54.817880294663" calcext:value-type="float">
            <text:p>55</text:p>
          </table:table-cell>
          <table:table-cell table:style-name="ce94" table:formula="of:=SQRT(POWER([.$E24]-[.Q$5];2)+POWER([.$F24]-[.Q$6];2))" office:value-type="float" office:value="74.1687265631546" calcext:value-type="float">
            <text:p>74</text:p>
          </table:table-cell>
          <table:table-cell table:style-name="ce94" table:formula="of:=SQRT(POWER([.$E24]-[.R$5];2)+POWER([.$F24]-[.R$6];2))" office:value-type="float" office:value="83.240615086627" calcext:value-type="float">
            <text:p>83</text:p>
          </table:table-cell>
          <table:table-cell table:style-name="ce94" table:formula="of:=SQRT(POWER([.$E24]-[.S$5];2)+POWER([.$F24]-[.S$6];2))" office:value-type="float" office:value="193.204554811733" calcext:value-type="float">
            <text:p>193</text:p>
          </table:table-cell>
          <table:table-cell table:style-name="ce94" table:formula="of:=SQRT(POWER([.$E24]-[.T$5];2)+POWER([.$F24]-[.T$6];2))" office:value-type="float" office:value="218" calcext:value-type="float">
            <text:p>218</text:p>
          </table:table-cell>
          <table:table-cell table:style-name="ce94" table:formula="of:=SQRT(POWER([.$E24]-[.U$5];2)+POWER([.$F24]-[.U$6];2))" office:value-type="float" office:value="261.451716383733" calcext:value-type="float">
            <text:p>261</text:p>
          </table:table-cell>
          <table:table-cell table:style-name="ce94" table:formula="of:=SQRT(POWER([.$E24]-[.V$5];2)+POWER([.$F24]-[.V$6];2))" office:value-type="float" office:value="407.618694370118" calcext:value-type="float">
            <text:p>408</text:p>
          </table:table-cell>
          <table:table-cell table:style-name="ce96" table:formula="of:=SQRT(POWER([.$E24]-[.W$5];2)+POWER([.$F24]-[.W$6];2))" office:value-type="float" office:value="405.265345175232" calcext:value-type="float">
            <text:p>405</text:p>
          </table:table-cell>
          <table:table-cell table:style-name="ce94"/>
          <table:table-cell table:style-name="ce94" table:formula="of:=SQRT(POWER([.$E24]-[.Y$5];2)+POWER([.$F24]-[.Y$6];2))" office:value-type="float" office:value="114.634200830293" calcext:value-type="float">
            <text:p>115</text:p>
          </table:table-cell>
          <table:table-cell table:style-name="ce94" table:formula="of:=SQRT(POWER([.$E24]-[.Z$5];2)+POWER([.$F24]-[.Z$6];2))" office:value-type="float" office:value="119.419428905015" calcext:value-type="float">
            <text:p>119</text:p>
          </table:table-cell>
          <table:table-cell table:style-name="ce93" table:formula="of:=SQRT(POWER([.$E24]-[.AA$5];2)+POWER([.$F24]-[.AA$6];2))" office:value-type="float" office:value="36.2353418639869" calcext:value-type="float">
            <text:p>36</text:p>
          </table:table-cell>
          <table:table-cell table:style-name="ce98" table:formula="of:=SQRT(POWER([.$E24]-[.AB$5];2)+POWER([.$F24]-[.AB$6];2))" office:value-type="float" office:value="321.255350150001" calcext:value-type="float">
            <text:p>321</text:p>
          </table:table-cell>
          <table:table-cell table:style-name="ce84" table:formula="of:=SQRT(POWER([.$E24]-[.AC$5];2)+POWER([.$F24]-[.AC$6];2))" office:value-type="float" office:value="818.994505476075" calcext:value-type="float">
            <text:p>819</text:p>
          </table:table-cell>
          <table:table-cell table:style-name="ce84" table:formula="of:=SQRT(POWER([.$E24]-[.AD$5];2)+POWER([.$F24]-[.AD$6];2))" office:value-type="float" office:value="832.630770509954" calcext:value-type="float">
            <text:p>833</text:p>
          </table:table-cell>
          <table:table-cell table:style-name="ce84" table:formula="of:=SQRT(POWER([.$E24]-[.AE$5];2)+POWER([.$F24]-[.AE$6];2))" office:value-type="float" office:value="865.861998242214" calcext:value-type="float">
            <text:p>866</text:p>
          </table:table-cell>
          <table:table-cell table:style-name="ce84" table:formula="of:=SQRT(POWER([.$E24]-[.AF$5];2)+POWER([.$F24]-[.AF$6];2))" office:value-type="float" office:value="870.232727493054" calcext:value-type="float">
            <text:p>870</text:p>
          </table:table-cell>
          <table:table-cell table:style-name="ce84" table:formula="of:=SQRT(POWER([.$E24]-[.AG$5];2)+POWER([.$F24]-[.AG$6];2))" office:value-type="float" office:value="834.26674391348" calcext:value-type="float">
            <text:p>834</text:p>
          </table:table-cell>
          <table:table-cell table:style-name="ce84" table:formula="of:=SQRT(POWER([.$E24]-[.AH$5];2)+POWER([.$F24]-[.AH$6];2))" office:value-type="float" office:value="835.837304742975" calcext:value-type="float">
            <text:p>836</text:p>
          </table:table-cell>
          <table:table-cell table:style-name="ce84" table:formula="of:=SQRT(POWER([.$E24]-[.AI$5];2)+POWER([.$F24]-[.AI$6];2))" office:value-type="float" office:value="842.25708664279" calcext:value-type="float">
            <text:p>842</text:p>
          </table:table-cell>
          <table:table-cell table:style-name="ce84" table:formula="of:=SQRT(POWER([.$E24]-[.AJ$5];2)+POWER([.$F24]-[.AJ$6];2))" office:value-type="float" office:value="867.554032899392" calcext:value-type="float">
            <text:p>868</text:p>
          </table:table-cell>
          <table:table-cell table:style-name="ce84" table:formula="of:=SQRT(POWER([.$E24]-[.AK$5];2)+POWER([.$F24]-[.AK$6];2))" office:value-type="float" office:value="794.11900871343" calcext:value-type="float">
            <text:p>794</text:p>
          </table:table-cell>
          <table:table-cell table:style-name="ce84" table:formula="of:=SQRT(POWER([.$E24]-[.AL$5];2)+POWER([.$F24]-[.AL$6];2))" office:value-type="float" office:value="783.094502598505" calcext:value-type="float">
            <text:p>783</text:p>
          </table:table-cell>
          <table:table-cell table:style-name="ce84" table:formula="of:=SQRT(POWER([.$E24]-[.AM$5];2)+POWER([.$F24]-[.AM$6];2))" office:value-type="float" office:value="768.192684161988" calcext:value-type="float">
            <text:p>768</text:p>
          </table:table-cell>
          <table:table-cell table:style-name="ce84" table:formula="of:=SQRT(POWER([.$E24]-[.AN$5];2)+POWER([.$F24]-[.AN$6];2))" office:value-type="float" office:value="749.417106823697" calcext:value-type="float">
            <text:p>749</text:p>
          </table:table-cell>
          <table:table-cell table:style-name="ce84" table:formula="of:=SQRT(POWER([.$E24]-[.AO$5];2)+POWER([.$F24]-[.AO$6];2))" office:value-type="float" office:value="725.364735839839" calcext:value-type="float">
            <text:p>725</text:p>
          </table:table-cell>
          <table:table-cell table:style-name="ce84" table:formula="of:=SQRT(POWER([.$E24]-[.AP$5];2)+POWER([.$F24]-[.AP$6];2))" office:value-type="float" office:value="732.449315652626" calcext:value-type="float">
            <text:p>732</text:p>
          </table:table-cell>
          <table:table-cell table:style-name="ce84" table:formula="of:=SQRT(POWER([.$E24]-[.AQ$5];2)+POWER([.$F24]-[.AQ$6];2))" office:value-type="float" office:value="859.098364566014" calcext:value-type="float">
            <text:p>859</text:p>
          </table:table-cell>
          <table:table-cell table:style-name="ce84" table:formula="of:=SQRT(POWER([.$E24]-[.AR$5];2)+POWER([.$F24]-[.AR$6];2))" office:value-type="float" office:value="794.828912408199" calcext:value-type="float">
            <text:p>795</text:p>
          </table:table-cell>
          <table:table-cell table:style-name="ce90" table:formula="of:=SQRT(POWER([.$E24]-[.AS$5];2)+POWER([.$F24]-[.AS$6];2))" office:value-type="float" office:value="506.921098396979" calcext:value-type="float">
            <text:p>507</text:p>
          </table:table-cell>
          <table:table-cell table:style-name="ce84" table:formula="of:=SQRT(POWER([.$E24]-[.AT$5];2)+POWER([.$F24]-[.AT$6];2))" office:value-type="float" office:value="619.427154716356" calcext:value-type="float">
            <text:p>619</text:p>
          </table:table-cell>
          <table:table-cell table:style-name="ce84" table:formula="of:=SQRT(POWER([.$E24]-[.AU$5];2)+POWER([.$F24]-[.AU$6];2))" office:value-type="float" office:value="826.46476028927" calcext:value-type="float">
            <text:p>826</text:p>
          </table:table-cell>
          <table:table-cell table:style-name="ce84" table:formula="of:=SQRT(POWER([.$E24]-[.AV$5];2)+POWER([.$F24]-[.AV$6];2))" office:value-type="float" office:value="737.518135370243" calcext:value-type="float">
            <text:p>738</text:p>
          </table:table-cell>
          <table:table-cell table:style-name="ce113" table:formula="of:=SQRT(POWER([.$E24]-[.AW$5];2)+POWER([.$F24]-[.AW$6];2))" office:value-type="float" office:value="756.651835390624" calcext:value-type="float">
            <text:p>757</text:p>
          </table:table-cell>
          <table:table-cell table:style-name="ce84" table:formula="of:=SQRT(POWER([.$E24]-[.AX$5];2)+POWER([.$F24]-[.AX$6];2))" office:value-type="float" office:value="615.028454626288" calcext:value-type="float">
            <text:p>615</text:p>
          </table:table-cell>
          <table:table-cell table:style-name="ce84" table:formula="of:=SQRT(POWER([.$E24]-[.AY$5];2)+POWER([.$F24]-[.AY$6];2))" office:value-type="float" office:value="564.899991148876" calcext:value-type="float">
            <text:p>565</text:p>
          </table:table-cell>
          <table:table-cell table:style-name="ce84" table:formula="of:=SQRT(POWER([.$E24]-[.AZ$5];2)+POWER([.$F24]-[.AZ$6];2))" office:value-type="float" office:value="567.648658943188" calcext:value-type="float">
            <text:p>568</text:p>
          </table:table-cell>
          <table:table-cell table:style-name="ce84" table:formula="of:=SQRT(POWER([.$E24]-[.BA$5];2)+POWER([.$F24]-[.BA$6];2))" office:value-type="float" office:value="592.574046006067" calcext:value-type="float">
            <text:p>593</text:p>
          </table:table-cell>
          <table:table-cell table:style-name="ce84" table:formula="of:=SQRT(POWER([.$E24]-[.BB$5];2)+POWER([.$F24]-[.BB$6];2))" office:value-type="float" office:value="577.141230549334" calcext:value-type="float">
            <text:p>577</text:p>
          </table:table-cell>
          <table:table-cell table:style-name="ce84" table:formula="of:=SQRT(POWER([.$E24]-[.BC$5];2)+POWER([.$F24]-[.BC$6];2))" office:value-type="float" office:value="625.188771492259" calcext:value-type="float">
            <text:p>625</text:p>
          </table:table-cell>
          <table:table-cell table:style-name="ce84" table:formula="of:=SQRT(POWER([.$E24]-[.BD$5];2)+POWER([.$F24]-[.BD$6];2))" office:value-type="float" office:value="647.125953736983" calcext:value-type="float">
            <text:p>647</text:p>
          </table:table-cell>
          <table:table-cell table:style-name="ce84" table:formula="of:=SQRT(POWER([.$E24]-[.BE$5];2)+POWER([.$F24]-[.BE$6];2))" office:value-type="float" office:value="674.720682949619" calcext:value-type="float">
            <text:p>675</text:p>
          </table:table-cell>
          <table:table-cell table:style-name="ce84" table:formula="of:=SQRT(POWER([.$E24]-[.BF$5];2)+POWER([.$F24]-[.BF$6];2))" office:value-type="float" office:value="661.567834768287" calcext:value-type="float">
            <text:p>662</text:p>
          </table:table-cell>
          <table:table-cell table:style-name="ce84" table:formula="of:=SQRT(POWER([.$E24]-[.BG$5];2)+POWER([.$F24]-[.BG$6];2))" office:value-type="float" office:value="705.822215575565" calcext:value-type="float">
            <text:p>706</text:p>
          </table:table-cell>
          <table:table-cell table:style-name="ce84" table:formula="of:=SQRT(POWER([.$E24]-[.BH$5];2)+POWER([.$F24]-[.BH$6];2))" office:value-type="float" office:value="649.65221465027" calcext:value-type="float">
            <text:p>650</text:p>
          </table:table-cell>
          <table:table-cell table:style-name="ce84" table:formula="of:=SQRT(POWER([.$E24]-[.BI$5];2)+POWER([.$F24]-[.BI$6];2))" office:value-type="float" office:value="694.495500345395" calcext:value-type="float">
            <text:p>694</text:p>
          </table:table-cell>
          <table:table-cell table:style-name="ce84" table:formula="of:=SQRT(POWER([.$E24]-[.BJ$5];2)+POWER([.$F24]-[.BJ$6];2))" office:value-type="float" office:value="644.149051074361" calcext:value-type="float">
            <text:p>644</text:p>
          </table:table-cell>
          <table:table-cell table:style-name="ce84" table:formula="of:=SQRT(POWER([.$E24]-[.BK$5];2)+POWER([.$F24]-[.BK$6];2))" office:value-type="float" office:value="416.482892805935" calcext:value-type="float">
            <text:p>416</text:p>
          </table:table-cell>
          <table:table-cell table:style-name="ce84" table:formula="of:=SQRT(POWER([.$E24]-[.BL$5];2)+POWER([.$F24]-[.BL$6];2))" office:value-type="float" office:value="677.421582177598" calcext:value-type="float">
            <text:p>677</text:p>
          </table:table-cell>
          <table:table-cell table:style-name="ce90" table:formula="of:=SQRT(POWER([.$E24]-[.BM$5];2)+POWER([.$F24]-[.BM$6];2))" office:value-type="float" office:value="454.854921925662" calcext:value-type="float">
            <text:p>455</text:p>
          </table:table-cell>
          <table:table-cell table:style-name="ce84" table:formula="of:=SQRT(POWER([.$E24]-[.BN$5];2)+POWER([.$F24]-[.BN$6];2))" office:value-type="float" office:value="476.623541172695" calcext:value-type="float">
            <text:p>477</text:p>
          </table:table-cell>
          <table:table-cell table:style-name="ce84" table:formula="of:=SQRT(POWER([.$E24]-[.BO$5];2)+POWER([.$F24]-[.BO$6];2))" office:value-type="float" office:value="425.96243965871" calcext:value-type="float">
            <text:p>426</text:p>
          </table:table-cell>
          <table:table-cell table:style-name="ce84" table:formula="of:=SQRT(POWER([.$E24]-[.BP$5];2)+POWER([.$F24]-[.BP$6];2))" office:value-type="float" office:value="347.051869322152" calcext:value-type="float">
            <text:p>347</text:p>
          </table:table-cell>
          <table:table-cell table:style-name="ce84" table:formula="of:=SQRT(POWER([.$E24]-[.BQ$5];2)+POWER([.$F24]-[.BQ$6];2))" office:value-type="float" office:value="342.708330800405" calcext:value-type="float">
            <text:p>343</text:p>
          </table:table-cell>
          <table:table-cell table:style-name="ce84" table:formula="of:=SQRT(POWER([.$E24]-[.BR$5];2)+POWER([.$F24]-[.BR$6];2))" office:value-type="float" office:value="392.616861583911" calcext:value-type="float">
            <text:p>393</text:p>
          </table:table-cell>
          <table:table-cell table:style-name="ce84" table:formula="of:=SQRT(POWER([.$E24]-[.BS$5];2)+POWER([.$F24]-[.BS$6];2))" office:value-type="float" office:value="419.237402911525" calcext:value-type="float">
            <text:p>419</text:p>
          </table:table-cell>
          <table:table-cell table:number-columns-repeated="953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Свалка</text:p>
          </table:table-cell>
          <table:table-cell office:value-type="string" calcext:value-type="string">
            <text:p>T5</text:p>
          </table:table-cell>
          <table:table-cell office:value-type="float" office:value="203" calcext:value-type="float">
            <text:p>203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87" table:formula="of:=SQRT(POWER([.$E25]-[.H$5];2)+POWER([.$F25]-[.H$6];2))" office:value-type="float" office:value="102.107786186951" calcext:value-type="float">
            <text:p>102</text:p>
          </table:table-cell>
          <table:table-cell table:style-name="ce94" table:formula="of:=SQRT(POWER([.$E25]-[.I$5];2)+POWER([.$F25]-[.I$6];2))" office:value-type="float" office:value="97.1287804927046" calcext:value-type="float">
            <text:p>97</text:p>
          </table:table-cell>
          <table:table-cell table:style-name="ce94" table:formula="of:=SQRT(POWER([.$E25]-[.J$5];2)+POWER([.$F25]-[.J$6];2))" office:value-type="float" office:value="125" calcext:value-type="float">
            <text:p>125</text:p>
          </table:table-cell>
          <table:table-cell table:style-name="ce94" table:formula="of:=SQRT(POWER([.$E25]-[.K$5];2)+POWER([.$F25]-[.K$6];2))" office:value-type="float" office:value="129.876864760434" calcext:value-type="float">
            <text:p>130</text:p>
          </table:table-cell>
          <table:table-cell table:style-name="ce94" table:formula="of:=SQRT(POWER([.$E25]-[.L$5];2)+POWER([.$F25]-[.L$6];2))" office:value-type="float" office:value="125.015998976131" calcext:value-type="float">
            <text:p>125</text:p>
          </table:table-cell>
          <table:table-cell table:style-name="ce94" table:formula="of:=SQRT(POWER([.$E25]-[.M$5];2)+POWER([.$F25]-[.M$6];2))" office:value-type="float" office:value="104.120122935002" calcext:value-type="float">
            <text:p>104</text:p>
          </table:table-cell>
          <table:table-cell table:style-name="ce94" table:formula="of:=SQRT(POWER([.$E25]-[.N$5];2)+POWER([.$F25]-[.N$6];2))" office:value-type="float" office:value="86.1452262171271" calcext:value-type="float">
            <text:p>86</text:p>
          </table:table-cell>
          <table:table-cell table:style-name="ce94" table:formula="of:=SQRT(POWER([.$E25]-[.O$5];2)+POWER([.$F25]-[.O$6];2))" office:value-type="float" office:value="61.5548535860496" calcext:value-type="float">
            <text:p>62</text:p>
          </table:table-cell>
          <table:table-cell table:style-name="ce94" table:formula="of:=SQRT(POWER([.$E25]-[.P$5];2)+POWER([.$F25]-[.P$6];2))" office:value-type="float" office:value="67.955868032128" calcext:value-type="float">
            <text:p>68</text:p>
          </table:table-cell>
          <table:table-cell table:style-name="ce94" table:formula="of:=SQRT(POWER([.$E25]-[.Q$5];2)+POWER([.$F25]-[.Q$6];2))" office:value-type="float" office:value="67.9117073853986" calcext:value-type="float">
            <text:p>68</text:p>
          </table:table-cell>
          <table:table-cell table:style-name="ce94" table:formula="of:=SQRT(POWER([.$E25]-[.R$5];2)+POWER([.$F25]-[.R$6];2))" office:value-type="float" office:value="49.0306026885251" calcext:value-type="float">
            <text:p>49</text:p>
          </table:table-cell>
          <table:table-cell table:style-name="ce94" table:formula="of:=SQRT(POWER([.$E25]-[.S$5];2)+POWER([.$F25]-[.S$6];2))" office:value-type="float" office:value="178.89941307897" calcext:value-type="float">
            <text:p>179</text:p>
          </table:table-cell>
          <table:table-cell table:style-name="ce94" table:formula="of:=SQRT(POWER([.$E25]-[.T$5];2)+POWER([.$F25]-[.T$6];2))" office:value-type="float" office:value="212.002358477447" calcext:value-type="float">
            <text:p>212</text:p>
          </table:table-cell>
          <table:table-cell table:style-name="ce94" table:formula="of:=SQRT(POWER([.$E25]-[.U$5];2)+POWER([.$F25]-[.U$6];2))" office:value-type="float" office:value="231.365511690917" calcext:value-type="float">
            <text:p>231</text:p>
          </table:table-cell>
          <table:table-cell table:style-name="ce94" table:formula="of:=SQRT(POWER([.$E25]-[.V$5];2)+POWER([.$F25]-[.V$6];2))" office:value-type="float" office:value="357.505244716773" calcext:value-type="float">
            <text:p>358</text:p>
          </table:table-cell>
          <table:table-cell table:style-name="ce96" table:formula="of:=SQRT(POWER([.$E25]-[.W$5];2)+POWER([.$F25]-[.W$6];2))" office:value-type="float" office:value="330.461798094727" calcext:value-type="float">
            <text:p>330</text:p>
          </table:table-cell>
          <table:table-cell table:style-name="ce94" table:formula="of:=SQRT(POWER([.$E25]-[.X$5];2)+POWER([.$F25]-[.X$6];2))" office:value-type="float" office:value="114.634200830293" calcext:value-type="float">
            <text:p>115</text:p>
          </table:table-cell>
          <table:table-cell table:style-name="ce86"/>
          <table:table-cell table:style-name="ce97" table:formula="of:=SQRT(POWER([.$E25]-[.Z$5];2)+POWER([.$F25]-[.Z$6];2))" office:value-type="float" office:value="22.6274169979695" calcext:value-type="float">
            <text:p>23</text:p>
          </table:table-cell>
          <table:table-cell table:style-name="ce93" table:formula="of:=SQRT(POWER([.$E25]-[.AA$5];2)+POWER([.$F25]-[.AA$6];2))" office:value-type="float" office:value="127.389167514353" calcext:value-type="float">
            <text:p>127</text:p>
          </table:table-cell>
          <table:table-cell table:style-name="ce98" table:formula="of:=SQRT(POWER([.$E25]-[.AB$5];2)+POWER([.$F25]-[.AB$6];2))" office:value-type="float" office:value="208.432243187085" calcext:value-type="float">
            <text:p>208</text:p>
          </table:table-cell>
          <table:table-cell table:style-name="ce84" table:formula="of:=SQRT(POWER([.$E25]-[.AC$5];2)+POWER([.$F25]-[.AC$6];2))" office:value-type="float" office:value="719.041723406925" calcext:value-type="float">
            <text:p>719</text:p>
          </table:table-cell>
          <table:table-cell table:style-name="ce84" table:formula="of:=SQRT(POWER([.$E25]-[.AD$5];2)+POWER([.$F25]-[.AD$6];2))" office:value-type="float" office:value="729.414148478078" calcext:value-type="float">
            <text:p>729</text:p>
          </table:table-cell>
          <table:table-cell table:style-name="ce84" table:formula="of:=SQRT(POWER([.$E25]-[.AE$5];2)+POWER([.$F25]-[.AE$6];2))" office:value-type="float" office:value="762.528687984918" calcext:value-type="float">
            <text:p>763</text:p>
          </table:table-cell>
          <table:table-cell table:style-name="ce84" table:formula="of:=SQRT(POWER([.$E25]-[.AF$5];2)+POWER([.$F25]-[.AF$6];2))" office:value-type="float" office:value="766.833749909327" calcext:value-type="float">
            <text:p>767</text:p>
          </table:table-cell>
          <table:table-cell table:style-name="ce84" table:formula="of:=SQRT(POWER([.$E25]-[.AG$5];2)+POWER([.$F25]-[.AG$6];2))" office:value-type="float" office:value="736.908406791509" calcext:value-type="float">
            <text:p>737</text:p>
          </table:table-cell>
          <table:table-cell table:style-name="ce84" table:formula="of:=SQRT(POWER([.$E25]-[.AH$5];2)+POWER([.$F25]-[.AH$6];2))" office:value-type="float" office:value="742.054580202831" calcext:value-type="float">
            <text:p>742</text:p>
          </table:table-cell>
          <table:table-cell table:style-name="ce84" table:formula="of:=SQRT(POWER([.$E25]-[.AI$5];2)+POWER([.$F25]-[.AI$6];2))" office:value-type="float" office:value="751.415996635685" calcext:value-type="float">
            <text:p>751</text:p>
          </table:table-cell>
          <table:table-cell table:style-name="ce84" table:formula="of:=SQRT(POWER([.$E25]-[.AJ$5];2)+POWER([.$F25]-[.AJ$6];2))" office:value-type="float" office:value="778.028919770981" calcext:value-type="float">
            <text:p>778</text:p>
          </table:table-cell>
          <table:table-cell table:style-name="ce84" table:formula="of:=SQRT(POWER([.$E25]-[.AK$5];2)+POWER([.$F25]-[.AK$6];2))" office:value-type="float" office:value="693.266182645598" calcext:value-type="float">
            <text:p>693</text:p>
          </table:table-cell>
          <table:table-cell table:style-name="ce84" table:formula="of:=SQRT(POWER([.$E25]-[.AL$5];2)+POWER([.$F25]-[.AL$6];2))" office:value-type="float" office:value="685.682142103759" calcext:value-type="float">
            <text:p>686</text:p>
          </table:table-cell>
          <table:table-cell table:style-name="ce84" table:formula="of:=SQRT(POWER([.$E25]-[.AM$5];2)+POWER([.$F25]-[.AM$6];2))" office:value-type="float" office:value="676.124988445184" calcext:value-type="float">
            <text:p>676</text:p>
          </table:table-cell>
          <table:table-cell table:style-name="ce84" table:formula="of:=SQRT(POWER([.$E25]-[.AN$5];2)+POWER([.$F25]-[.AN$6];2))" office:value-type="float" office:value="660.60351194949" calcext:value-type="float">
            <text:p>661</text:p>
          </table:table-cell>
          <table:table-cell table:style-name="ce84" table:formula="of:=SQRT(POWER([.$E25]-[.AO$5];2)+POWER([.$F25]-[.AO$6];2))" office:value-type="float" office:value="636.811589090525" calcext:value-type="float">
            <text:p>637</text:p>
          </table:table-cell>
          <table:table-cell table:style-name="ce84" table:formula="of:=SQRT(POWER([.$E25]-[.AP$5];2)+POWER([.$F25]-[.AP$6];2))" office:value-type="float" office:value="639" calcext:value-type="float">
            <text:p>639</text:p>
          </table:table-cell>
          <table:table-cell table:style-name="ce84" table:formula="of:=SQRT(POWER([.$E25]-[.AQ$5];2)+POWER([.$F25]-[.AQ$6];2))" office:value-type="float" office:value="759.658475895583" calcext:value-type="float">
            <text:p>760</text:p>
          </table:table-cell>
          <table:table-cell table:style-name="ce84" table:formula="of:=SQRT(POWER([.$E25]-[.AR$5];2)+POWER([.$F25]-[.AR$6];2))" office:value-type="float" office:value="702.011395918898" calcext:value-type="float">
            <text:p>702</text:p>
          </table:table-cell>
          <table:table-cell table:style-name="ce90" table:formula="of:=SQRT(POWER([.$E25]-[.AS$5];2)+POWER([.$F25]-[.AS$6];2))" office:value-type="float" office:value="400.704379811352" calcext:value-type="float">
            <text:p>401</text:p>
          </table:table-cell>
          <table:table-cell table:style-name="ce84" table:formula="of:=SQRT(POWER([.$E25]-[.AT$5];2)+POWER([.$F25]-[.AT$6];2))" office:value-type="float" office:value="508.024605703306" calcext:value-type="float">
            <text:p>508</text:p>
          </table:table-cell>
          <table:table-cell table:style-name="ce84" table:formula="of:=SQRT(POWER([.$E25]-[.AU$5];2)+POWER([.$F25]-[.AU$6];2))" office:value-type="float" office:value="716.648449380866" calcext:value-type="float">
            <text:p>717</text:p>
          </table:table-cell>
          <table:table-cell table:style-name="ce84" table:formula="of:=SQRT(POWER([.$E25]-[.AV$5];2)+POWER([.$F25]-[.AV$6];2))" office:value-type="float" office:value="624.474178809661" calcext:value-type="float">
            <text:p>624</text:p>
          </table:table-cell>
          <table:table-cell table:style-name="ce113" table:formula="of:=SQRT(POWER([.$E25]-[.AW$5];2)+POWER([.$F25]-[.AW$6];2))" office:value-type="float" office:value="643.121294935878" calcext:value-type="float">
            <text:p>643</text:p>
          </table:table-cell>
          <table:table-cell table:style-name="ce84" table:formula="of:=SQRT(POWER([.$E25]-[.AX$5];2)+POWER([.$F25]-[.AX$6];2))" office:value-type="float" office:value="519.131004660673" calcext:value-type="float">
            <text:p>519</text:p>
          </table:table-cell>
          <table:table-cell table:style-name="ce84" table:formula="of:=SQRT(POWER([.$E25]-[.AY$5];2)+POWER([.$F25]-[.AY$6];2))" office:value-type="float" office:value="469.554043747895" calcext:value-type="float">
            <text:p>470</text:p>
          </table:table-cell>
          <table:table-cell table:style-name="ce84" table:formula="of:=SQRT(POWER([.$E25]-[.AZ$5];2)+POWER([.$F25]-[.AZ$6];2))" office:value-type="float" office:value="476.64032561251" calcext:value-type="float">
            <text:p>477</text:p>
          </table:table-cell>
          <table:table-cell table:style-name="ce84" table:formula="of:=SQRT(POWER([.$E25]-[.BA$5];2)+POWER([.$F25]-[.BA$6];2))" office:value-type="float" office:value="504.167630853073" calcext:value-type="float">
            <text:p>504</text:p>
          </table:table-cell>
          <table:table-cell table:style-name="ce84" table:formula="of:=SQRT(POWER([.$E25]-[.BB$5];2)+POWER([.$F25]-[.BB$6];2))" office:value-type="float" office:value="481.249415584061" calcext:value-type="float">
            <text:p>481</text:p>
          </table:table-cell>
          <table:table-cell table:style-name="ce84" table:formula="of:=SQRT(POWER([.$E25]-[.BC$5];2)+POWER([.$F25]-[.BC$6];2))" office:value-type="float" office:value="533.436031778882" calcext:value-type="float">
            <text:p>533</text:p>
          </table:table-cell>
          <table:table-cell table:style-name="ce84" table:formula="of:=SQRT(POWER([.$E25]-[.BD$5];2)+POWER([.$F25]-[.BD$6];2))" office:value-type="float" office:value="559.911600165598" calcext:value-type="float">
            <text:p>560</text:p>
          </table:table-cell>
          <table:table-cell table:style-name="ce84" table:formula="of:=SQRT(POWER([.$E25]-[.BE$5];2)+POWER([.$F25]-[.BE$6];2))" office:value-type="float" office:value="585.263188659598" calcext:value-type="float">
            <text:p>585</text:p>
          </table:table-cell>
          <table:table-cell table:style-name="ce84" table:formula="of:=SQRT(POWER([.$E25]-[.BF$5];2)+POWER([.$F25]-[.BF$6];2))" office:value-type="float" office:value="568.683567548773" calcext:value-type="float">
            <text:p>569</text:p>
          </table:table-cell>
          <table:table-cell table:style-name="ce84" table:formula="of:=SQRT(POWER([.$E25]-[.BG$5];2)+POWER([.$F25]-[.BG$6];2))" office:value-type="float" office:value="605.104949574865" calcext:value-type="float">
            <text:p>605</text:p>
          </table:table-cell>
          <table:table-cell table:style-name="ce84" table:formula="of:=SQRT(POWER([.$E25]-[.BH$5];2)+POWER([.$F25]-[.BH$6];2))" office:value-type="float" office:value="546.3744137494" calcext:value-type="float">
            <text:p>546</text:p>
          </table:table-cell>
          <table:table-cell table:style-name="ce84" table:formula="of:=SQRT(POWER([.$E25]-[.BI$5];2)+POWER([.$F25]-[.BI$6];2))" office:value-type="float" office:value="590.834156087815" calcext:value-type="float">
            <text:p>591</text:p>
          </table:table-cell>
          <table:table-cell table:style-name="ce84" table:formula="of:=SQRT(POWER([.$E25]-[.BJ$5];2)+POWER([.$F25]-[.BJ$6];2))" office:value-type="float" office:value="538.44684045874" calcext:value-type="float">
            <text:p>538</text:p>
          </table:table-cell>
          <table:table-cell table:style-name="ce84" table:formula="of:=SQRT(POWER([.$E25]-[.BK$5];2)+POWER([.$F25]-[.BK$6];2))" office:value-type="float" office:value="305.949342212073" calcext:value-type="float">
            <text:p>306</text:p>
          </table:table-cell>
          <table:table-cell table:style-name="ce84" table:formula="of:=SQRT(POWER([.$E25]-[.BL$5];2)+POWER([.$F25]-[.BL$6];2))" office:value-type="float" office:value="571.560145566501" calcext:value-type="float">
            <text:p>572</text:p>
          </table:table-cell>
          <table:table-cell table:style-name="ce90" table:formula="of:=SQRT(POWER([.$E25]-[.BM$5];2)+POWER([.$F25]-[.BM$6];2))" office:value-type="float" office:value="340.687540130249" calcext:value-type="float">
            <text:p>341</text:p>
          </table:table-cell>
          <table:table-cell table:style-name="ce84" table:formula="of:=SQRT(POWER([.$E25]-[.BN$5];2)+POWER([.$F25]-[.BN$6];2))" office:value-type="float" office:value="362.829160900829" calcext:value-type="float">
            <text:p>363</text:p>
          </table:table-cell>
          <table:table-cell table:style-name="ce84" table:formula="of:=SQRT(POWER([.$E25]-[.BO$5];2)+POWER([.$F25]-[.BO$6];2))" office:value-type="float" office:value="311.841305795111" calcext:value-type="float">
            <text:p>312</text:p>
          </table:table-cell>
          <table:table-cell table:style-name="ce84" table:formula="of:=SQRT(POWER([.$E25]-[.BP$5];2)+POWER([.$F25]-[.BP$6];2))" office:value-type="float" office:value="247.523736235538" calcext:value-type="float">
            <text:p>248</text:p>
          </table:table-cell>
          <table:table-cell table:style-name="ce84" table:formula="of:=SQRT(POWER([.$E25]-[.BQ$5];2)+POWER([.$F25]-[.BQ$6];2))" office:value-type="float" office:value="261.047888327027" calcext:value-type="float">
            <text:p>261</text:p>
          </table:table-cell>
          <table:table-cell table:style-name="ce84" table:formula="of:=SQRT(POWER([.$E25]-[.BR$5];2)+POWER([.$F25]-[.BR$6];2))" office:value-type="float" office:value="297.531510936237" calcext:value-type="float">
            <text:p>298</text:p>
          </table:table-cell>
          <table:table-cell table:style-name="ce84" table:formula="of:=SQRT(POWER([.$E25]-[.BS$5];2)+POWER([.$F25]-[.BS$6];2))" office:value-type="float" office:value="333.725935462019" calcext:value-type="float">
            <text:p>334</text:p>
          </table:table-cell>
          <table:table-cell table:number-columns-repeated="953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Секретная ремонтная база</text:p>
          </table:table-cell>
          <table:table-cell office:value-type="string" calcext:value-type="string">
            <text:p>T5</text:p>
          </table:table-cell>
          <table:table-cell office:value-type="float" office:value="219" calcext:value-type="float">
            <text:p>219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87" table:formula="of:=SQRT(POWER([.$E26]-[.H$5];2)+POWER([.$F26]-[.H$6];2))" office:value-type="float" office:value="115.351636312625" calcext:value-type="float">
            <text:p>115</text:p>
          </table:table-cell>
          <table:table-cell table:style-name="ce94" table:formula="of:=SQRT(POWER([.$E26]-[.I$5];2)+POWER([.$F26]-[.I$6];2))" office:value-type="float" office:value="105.650366776458" calcext:value-type="float">
            <text:p>106</text:p>
          </table:table-cell>
          <table:table-cell table:style-name="ce94" table:formula="of:=SQRT(POWER([.$E26]-[.J$5];2)+POWER([.$F26]-[.J$6];2))" office:value-type="float" office:value="135.915414872633" calcext:value-type="float">
            <text:p>136</text:p>
          </table:table-cell>
          <table:table-cell table:style-name="ce94" table:formula="of:=SQRT(POWER([.$E26]-[.K$5];2)+POWER([.$F26]-[.K$6];2))" office:value-type="float" office:value="144.124945793572" calcext:value-type="float">
            <text:p>144</text:p>
          </table:table-cell>
          <table:table-cell table:style-name="ce94" table:formula="of:=SQRT(POWER([.$E26]-[.L$5];2)+POWER([.$F26]-[.L$6];2))" office:value-type="float" office:value="141.693330824002" calcext:value-type="float">
            <text:p>142</text:p>
          </table:table-cell>
          <table:table-cell table:style-name="ce94" table:formula="of:=SQRT(POWER([.$E26]-[.M$5];2)+POWER([.$F26]-[.M$6];2))" office:value-type="float" office:value="121.823643025482" calcext:value-type="float">
            <text:p>122</text:p>
          </table:table-cell>
          <table:table-cell table:style-name="ce94" table:formula="of:=SQRT(POWER([.$E26]-[.N$5];2)+POWER([.$F26]-[.N$6];2))" office:value-type="float" office:value="102.591422643416" calcext:value-type="float">
            <text:p>103</text:p>
          </table:table-cell>
          <table:table-cell table:style-name="ce94" table:formula="of:=SQRT(POWER([.$E26]-[.O$5];2)+POWER([.$F26]-[.O$6];2))" office:value-type="float" office:value="66.3098786004016" calcext:value-type="float">
            <text:p>66</text:p>
          </table:table-cell>
          <table:table-cell table:style-name="ce94" table:formula="of:=SQRT(POWER([.$E26]-[.P$5];2)+POWER([.$F26]-[.P$6];2))" office:value-type="float" office:value="67.0074622710038" calcext:value-type="float">
            <text:p>67</text:p>
          </table:table-cell>
          <table:table-cell table:style-name="ce94" table:formula="of:=SQRT(POWER([.$E26]-[.Q$5];2)+POWER([.$F26]-[.Q$6];2))" office:value-type="float" office:value="59.3632883186233" calcext:value-type="float">
            <text:p>59</text:p>
          </table:table-cell>
          <table:table-cell table:style-name="ce94" table:formula="of:=SQRT(POWER([.$E26]-[.R$5];2)+POWER([.$F26]-[.R$6];2))" office:value-type="float" office:value="41.2310562561766" calcext:value-type="float">
            <text:p>41</text:p>
          </table:table-cell>
          <table:table-cell table:style-name="ce94" table:formula="of:=SQRT(POWER([.$E26]-[.S$5];2)+POWER([.$F26]-[.S$6];2))" office:value-type="float" office:value="157.49603169604" calcext:value-type="float">
            <text:p>157</text:p>
          </table:table-cell>
          <table:table-cell table:style-name="ce94" table:formula="of:=SQRT(POWER([.$E26]-[.T$5];2)+POWER([.$F26]-[.T$6];2))" office:value-type="float" office:value="190.790460977482" calcext:value-type="float">
            <text:p>191</text:p>
          </table:table-cell>
          <table:table-cell table:style-name="ce94" table:formula="of:=SQRT(POWER([.$E26]-[.U$5];2)+POWER([.$F26]-[.U$6];2))" office:value-type="float" office:value="208.830074462468" calcext:value-type="float">
            <text:p>209</text:p>
          </table:table-cell>
          <table:table-cell table:style-name="ce94" table:formula="of:=SQRT(POWER([.$E26]-[.V$5];2)+POWER([.$F26]-[.V$6];2))" office:value-type="float" office:value="335.335652742144" calcext:value-type="float">
            <text:p>335</text:p>
          </table:table-cell>
          <table:table-cell table:style-name="ce96" table:formula="of:=SQRT(POWER([.$E26]-[.W$5];2)+POWER([.$F26]-[.W$6];2))" office:value-type="float" office:value="310.44001030795" calcext:value-type="float">
            <text:p>310</text:p>
          </table:table-cell>
          <table:table-cell table:style-name="ce94" table:formula="of:=SQRT(POWER([.$E26]-[.X$5];2)+POWER([.$F26]-[.X$6];2))" office:value-type="float" office:value="119.419428905015" calcext:value-type="float">
            <text:p>119</text:p>
          </table:table-cell>
          <table:table-cell table:style-name="ce88" table:formula="of:=SQRT(POWER([.$E26]-[.Y$5];2)+POWER([.$F26]-[.Y$6];2))" office:value-type="float" office:value="22.6274169979695" calcext:value-type="float">
            <text:p>23</text:p>
          </table:table-cell>
          <table:table-cell table:style-name="ce99"/>
          <table:table-cell table:style-name="ce93" table:formula="of:=SQRT(POWER([.$E26]-[.AA$5];2)+POWER([.$F26]-[.AA$6];2))" office:value-type="float" office:value="137.767920794356" calcext:value-type="float">
            <text:p>138</text:p>
          </table:table-cell>
          <table:table-cell table:style-name="ce98" table:formula="of:=SQRT(POWER([.$E26]-[.AB$5];2)+POWER([.$F26]-[.AB$6];2))" office:value-type="float" office:value="202.039600078796" calcext:value-type="float">
            <text:p>202</text:p>
          </table:table-cell>
          <table:table-cell table:style-name="ce84" table:formula="of:=SQRT(POWER([.$E26]-[.AC$5];2)+POWER([.$F26]-[.AC$6];2))" office:value-type="float" office:value="705.269452053611" calcext:value-type="float">
            <text:p>705</text:p>
          </table:table-cell>
          <table:table-cell table:style-name="ce84" table:formula="of:=SQRT(POWER([.$E26]-[.AD$5];2)+POWER([.$F26]-[.AD$6];2))" office:value-type="float" office:value="716.868886198864" calcext:value-type="float">
            <text:p>717</text:p>
          </table:table-cell>
          <table:table-cell table:style-name="ce84" table:formula="of:=SQRT(POWER([.$E26]-[.AE$5];2)+POWER([.$F26]-[.AE$6];2))" office:value-type="float" office:value="750.046665214905" calcext:value-type="float">
            <text:p>750</text:p>
          </table:table-cell>
          <table:table-cell table:style-name="ce84" table:formula="of:=SQRT(POWER([.$E26]-[.AF$5];2)+POWER([.$F26]-[.AF$6];2))" office:value-type="float" office:value="754.380540576174" calcext:value-type="float">
            <text:p>754</text:p>
          </table:table-cell>
          <table:table-cell table:style-name="ce84" table:formula="of:=SQRT(POWER([.$E26]-[.AG$5];2)+POWER([.$F26]-[.AG$6];2))" office:value-type="float" office:value="722.30326041075" calcext:value-type="float">
            <text:p>722</text:p>
          </table:table-cell>
          <table:table-cell table:style-name="ce84" table:formula="of:=SQRT(POWER([.$E26]-[.AH$5];2)+POWER([.$F26]-[.AH$6];2))" office:value-type="float" office:value="726.430313244154" calcext:value-type="float">
            <text:p>726</text:p>
          </table:table-cell>
          <table:table-cell table:style-name="ce84" table:formula="of:=SQRT(POWER([.$E26]-[.AI$5];2)+POWER([.$F26]-[.AI$6];2))" office:value-type="float" office:value="735.055099975505" calcext:value-type="float">
            <text:p>735</text:p>
          </table:table-cell>
          <table:table-cell table:style-name="ce84" table:formula="of:=SQRT(POWER([.$E26]-[.AJ$5];2)+POWER([.$F26]-[.AJ$6];2))" office:value-type="float" office:value="761.378355352974" calcext:value-type="float">
            <text:p>761</text:p>
          </table:table-cell>
          <table:table-cell table:style-name="ce84" table:formula="of:=SQRT(POWER([.$E26]-[.AK$5];2)+POWER([.$F26]-[.AK$6];2))" office:value-type="float" office:value="679.795557502401" calcext:value-type="float">
            <text:p>680</text:p>
          </table:table-cell>
          <table:table-cell table:style-name="ce84" table:formula="of:=SQRT(POWER([.$E26]-[.AL$5];2)+POWER([.$F26]-[.AL$6];2))" office:value-type="float" office:value="671.058864780132" calcext:value-type="float">
            <text:p>671</text:p>
          </table:table-cell>
          <table:table-cell table:style-name="ce84" table:formula="of:=SQRT(POWER([.$E26]-[.AM$5];2)+POWER([.$F26]-[.AM$6];2))" office:value-type="float" office:value="660.006818146601" calcext:value-type="float">
            <text:p>660</text:p>
          </table:table-cell>
          <table:table-cell table:style-name="ce84" table:formula="of:=SQRT(POWER([.$E26]-[.AN$5];2)+POWER([.$F26]-[.AN$6];2))" office:value-type="float" office:value="643.699464035819" calcext:value-type="float">
            <text:p>644</text:p>
          </table:table-cell>
          <table:table-cell table:style-name="ce84" table:formula="of:=SQRT(POWER([.$E26]-[.AO$5];2)+POWER([.$F26]-[.AO$6];2))" office:value-type="float" office:value="619.82658865202" calcext:value-type="float">
            <text:p>620</text:p>
          </table:table-cell>
          <table:table-cell table:style-name="ce84" table:formula="of:=SQRT(POWER([.$E26]-[.AP$5];2)+POWER([.$F26]-[.AP$6];2))" office:value-type="float" office:value="623.205423596425" calcext:value-type="float">
            <text:p>623</text:p>
          </table:table-cell>
          <table:table-cell table:style-name="ce84" table:formula="of:=SQRT(POWER([.$E26]-[.AQ$5];2)+POWER([.$F26]-[.AQ$6];2))" office:value-type="float" office:value="745.735207697746" calcext:value-type="float">
            <text:p>746</text:p>
          </table:table-cell>
          <table:table-cell table:style-name="ce84" table:formula="of:=SQRT(POWER([.$E26]-[.AR$5];2)+POWER([.$F26]-[.AR$6];2))" office:value-type="float" office:value="686.104948240428" calcext:value-type="float">
            <text:p>686</text:p>
          </table:table-cell>
          <table:table-cell table:style-name="ce90" table:formula="of:=SQRT(POWER([.$E26]-[.AS$5];2)+POWER([.$F26]-[.AS$6];2))" office:value-type="float" office:value="389.281389228923" calcext:value-type="float">
            <text:p>389</text:p>
          </table:table-cell>
          <table:table-cell table:style-name="ce84" table:formula="of:=SQRT(POWER([.$E26]-[.AT$5];2)+POWER([.$F26]-[.AT$6];2))" office:value-type="float" office:value="500.05699675137" calcext:value-type="float">
            <text:p>500</text:p>
          </table:table-cell>
          <table:table-cell table:style-name="ce84" table:formula="of:=SQRT(POWER([.$E26]-[.AU$5];2)+POWER([.$F26]-[.AU$6];2))" office:value-type="float" office:value="707.503356882496" calcext:value-type="float">
            <text:p>708</text:p>
          </table:table-cell>
          <table:table-cell table:style-name="ce84" table:formula="of:=SQRT(POWER([.$E26]-[.AV$5];2)+POWER([.$F26]-[.AV$6];2))" office:value-type="float" office:value="618.190909024065" calcext:value-type="float">
            <text:p>618</text:p>
          </table:table-cell>
          <table:table-cell table:style-name="ce113" table:formula="of:=SQRT(POWER([.$E26]-[.AW$5];2)+POWER([.$F26]-[.AW$6];2))" office:value-type="float" office:value="637.499019607089" calcext:value-type="float">
            <text:p>637</text:p>
          </table:table-cell>
          <table:table-cell table:style-name="ce84" table:formula="of:=SQRT(POWER([.$E26]-[.AX$5];2)+POWER([.$F26]-[.AX$6];2))" office:value-type="float" office:value="530.74381767478" calcext:value-type="float">
            <text:p>531</text:p>
          </table:table-cell>
          <table:table-cell table:style-name="ce84" table:formula="of:=SQRT(POWER([.$E26]-[.AY$5];2)+POWER([.$F26]-[.AY$6];2))" office:value-type="float" office:value="481.498701971251" calcext:value-type="float">
            <text:p>481</text:p>
          </table:table-cell>
          <table:table-cell table:style-name="ce84" table:formula="of:=SQRT(POWER([.$E26]-[.AZ$5];2)+POWER([.$F26]-[.AZ$6];2))" office:value-type="float" office:value="489.883659658087" calcext:value-type="float">
            <text:p>490</text:p>
          </table:table-cell>
          <table:table-cell table:style-name="ce84" table:formula="of:=SQRT(POWER([.$E26]-[.BA$5];2)+POWER([.$F26]-[.BA$6];2))" office:value-type="float" office:value="518.035713054612" calcext:value-type="float">
            <text:p>518</text:p>
          </table:table-cell>
          <table:table-cell table:style-name="ce84" table:formula="of:=SQRT(POWER([.$E26]-[.BB$5];2)+POWER([.$F26]-[.BB$6];2))" office:value-type="float" office:value="492.975658628294" calcext:value-type="float">
            <text:p>493</text:p>
          </table:table-cell>
          <table:table-cell table:style-name="ce84" table:formula="of:=SQRT(POWER([.$E26]-[.BC$5];2)+POWER([.$F26]-[.BC$6];2))" office:value-type="float" office:value="546.298453228636" calcext:value-type="float">
            <text:p>546</text:p>
          </table:table-cell>
          <table:table-cell table:style-name="ce84" table:formula="of:=SQRT(POWER([.$E26]-[.BD$5];2)+POWER([.$F26]-[.BD$6];2))" office:value-type="float" office:value="573.938149977853" calcext:value-type="float">
            <text:p>574</text:p>
          </table:table-cell>
          <table:table-cell table:style-name="ce84" table:formula="of:=SQRT(POWER([.$E26]-[.BE$5];2)+POWER([.$F26]-[.BE$6];2))" office:value-type="float" office:value="598.642631291825" calcext:value-type="float">
            <text:p>599</text:p>
          </table:table-cell>
          <table:table-cell table:style-name="ce84" table:formula="of:=SQRT(POWER([.$E26]-[.BF$5];2)+POWER([.$F26]-[.BF$6];2))" office:value-type="float" office:value="581.123911055121" calcext:value-type="float">
            <text:p>581</text:p>
          </table:table-cell>
          <table:table-cell table:style-name="ce84" table:formula="of:=SQRT(POWER([.$E26]-[.BG$5];2)+POWER([.$F26]-[.BG$6];2))" office:value-type="float" office:value="614.758489164648" calcext:value-type="float">
            <text:p>615</text:p>
          </table:table-cell>
          <table:table-cell table:style-name="ce84" table:formula="of:=SQRT(POWER([.$E26]-[.BH$5];2)+POWER([.$F26]-[.BH$6];2))" office:value-type="float" office:value="555.061257880606" calcext:value-type="float">
            <text:p>555</text:p>
          </table:table-cell>
          <table:table-cell table:style-name="ce84" table:formula="of:=SQRT(POWER([.$E26]-[.BI$5];2)+POWER([.$F26]-[.BI$6];2))" office:value-type="float" office:value="599.250365039522" calcext:value-type="float">
            <text:p>599</text:p>
          </table:table-cell>
          <table:table-cell table:style-name="ce84" table:formula="of:=SQRT(POWER([.$E26]-[.BJ$5];2)+POWER([.$F26]-[.BJ$6];2))" office:value-type="float" office:value="545.971610983575" calcext:value-type="float">
            <text:p>546</text:p>
          </table:table-cell>
          <table:table-cell table:style-name="ce84" table:formula="of:=SQRT(POWER([.$E26]-[.BK$5];2)+POWER([.$F26]-[.BK$6];2))" office:value-type="float" office:value="297.195222034272" calcext:value-type="float">
            <text:p>297</text:p>
          </table:table-cell>
          <table:table-cell table:style-name="ce84" table:formula="of:=SQRT(POWER([.$E26]-[.BL$5];2)+POWER([.$F26]-[.BL$6];2))" office:value-type="float" office:value="578.930911249348" calcext:value-type="float">
            <text:p>579</text:p>
          </table:table-cell>
          <table:table-cell table:style-name="ce90" table:formula="of:=SQRT(POWER([.$E26]-[.BM$5];2)+POWER([.$F26]-[.BM$6];2))" office:value-type="float" office:value="336.434243203631" calcext:value-type="float">
            <text:p>336</text:p>
          </table:table-cell>
          <table:table-cell table:style-name="ce84" table:formula="of:=SQRT(POWER([.$E26]-[.BN$5];2)+POWER([.$F26]-[.BN$6];2))" office:value-type="float" office:value="364.01785670486" calcext:value-type="float">
            <text:p>364</text:p>
          </table:table-cell>
          <table:table-cell table:style-name="ce84" table:formula="of:=SQRT(POWER([.$E26]-[.BO$5];2)+POWER([.$F26]-[.BO$6];2))" office:value-type="float" office:value="312.507599907586" calcext:value-type="float">
            <text:p>313</text:p>
          </table:table-cell>
          <table:table-cell table:style-name="ce84" table:formula="of:=SQRT(POWER([.$E26]-[.BP$5];2)+POWER([.$F26]-[.BP$6];2))" office:value-type="float" office:value="259.268200904006" calcext:value-type="float">
            <text:p>259</text:p>
          </table:table-cell>
          <table:table-cell table:style-name="ce84" table:formula="of:=SQRT(POWER([.$E26]-[.BQ$5];2)+POWER([.$F26]-[.BQ$6];2))" office:value-type="float" office:value="277.794888361899" calcext:value-type="float">
            <text:p>278</text:p>
          </table:table-cell>
          <table:table-cell table:style-name="ce84" table:formula="of:=SQRT(POWER([.$E26]-[.BR$5];2)+POWER([.$F26]-[.BR$6];2))" office:value-type="float" office:value="310.427125103461" calcext:value-type="float">
            <text:p>310</text:p>
          </table:table-cell>
          <table:table-cell table:style-name="ce84" table:formula="of:=SQRT(POWER([.$E26]-[.BS$5];2)+POWER([.$F26]-[.BS$6];2))" office:value-type="float" office:value="349.051572120797" calcext:value-type="float">
            <text:p>349</text:p>
          </table:table-cell>
          <table:table-cell table:number-columns-repeated="953"/>
        </table:table-row>
        <table:table-row table:style-name="ro5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Корпоративные верфи Империи</text:p>
          </table:table-cell>
          <table:table-cell office:value-type="string" calcext:value-type="string">
            <text:p>?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87" table:formula="of:=SQRT(POWER([.$E27]-[.H$5];2)+POWER([.$F27]-[.H$6];2))" office:value-type="float" office:value="29.8328677803526" calcext:value-type="float">
            <text:p>30</text:p>
          </table:table-cell>
          <table:table-cell table:style-name="ce94" table:formula="of:=SQRT(POWER([.$E27]-[.I$5];2)+POWER([.$F27]-[.I$6];2))" office:value-type="float" office:value="33.0151480384384" calcext:value-type="float">
            <text:p>33</text:p>
          </table:table-cell>
          <table:table-cell table:style-name="ce94" table:formula="of:=SQRT(POWER([.$E27]-[.J$5];2)+POWER([.$F27]-[.J$6];2))" office:value-type="float" office:value="4.12310562561766" calcext:value-type="float">
            <text:p>4</text:p>
          </table:table-cell>
          <table:table-cell table:style-name="ce94" table:formula="of:=SQRT(POWER([.$E27]-[.K$5];2)+POWER([.$F27]-[.K$6];2))" office:value-type="float" office:value="27.8567765543682" calcext:value-type="float">
            <text:p>28</text:p>
          </table:table-cell>
          <table:table-cell table:style-name="ce94" table:formula="of:=SQRT(POWER([.$E27]-[.L$5];2)+POWER([.$F27]-[.L$6];2))" office:value-type="float" office:value="46.5295604965274" calcext:value-type="float">
            <text:p>47</text:p>
          </table:table-cell>
          <table:table-cell table:style-name="ce94" table:formula="of:=SQRT(POWER([.$E27]-[.M$5];2)+POWER([.$F27]-[.M$6];2))" office:value-type="float" office:value="54.817880294663" calcext:value-type="float">
            <text:p>55</text:p>
          </table:table-cell>
          <table:table-cell table:style-name="ce94" table:formula="of:=SQRT(POWER([.$E27]-[.N$5];2)+POWER([.$F27]-[.N$6];2))" office:value-type="float" office:value="53.6003731330296" calcext:value-type="float">
            <text:p>54</text:p>
          </table:table-cell>
          <table:table-cell table:style-name="ce94" table:formula="of:=SQRT(POWER([.$E27]-[.O$5];2)+POWER([.$F27]-[.O$6];2))" office:value-type="float" office:value="73.24616030892" calcext:value-type="float">
            <text:p>73</text:p>
          </table:table-cell>
          <table:table-cell table:style-name="ce94" table:formula="of:=SQRT(POWER([.$E27]-[.P$5];2)+POWER([.$F27]-[.P$6];2))" office:value-type="float" office:value="81.4984662432368" calcext:value-type="float">
            <text:p>81</text:p>
          </table:table-cell>
          <table:table-cell table:style-name="ce94" table:formula="of:=SQRT(POWER([.$E27]-[.Q$5];2)+POWER([.$F27]-[.Q$6];2))" office:value-type="float" office:value="103.576059009792" calcext:value-type="float">
            <text:p>104</text:p>
          </table:table-cell>
          <table:table-cell table:style-name="ce94" table:formula="of:=SQRT(POWER([.$E27]-[.R$5];2)+POWER([.$F27]-[.R$6];2))" office:value-type="float" office:value="108" calcext:value-type="float">
            <text:p>108</text:p>
          </table:table-cell>
          <table:table-cell table:style-name="ce94" table:formula="of:=SQRT(POWER([.$E27]-[.S$5];2)+POWER([.$F27]-[.S$6];2))" office:value-type="float" office:value="228.737841206915" calcext:value-type="float">
            <text:p>229</text:p>
          </table:table-cell>
          <table:table-cell table:style-name="ce94" table:formula="of:=SQRT(POWER([.$E27]-[.T$5];2)+POWER([.$F27]-[.T$6];2))" office:value-type="float" office:value="254.064952325188" calcext:value-type="float">
            <text:p>254</text:p>
          </table:table-cell>
          <table:table-cell table:style-name="ce94" table:formula="of:=SQRT(POWER([.$E27]-[.U$5];2)+POWER([.$F27]-[.U$6];2))" office:value-type="float" office:value="296.529931035638" calcext:value-type="float">
            <text:p>297</text:p>
          </table:table-cell>
          <table:table-cell table:style-name="ce94" table:formula="of:=SQRT(POWER([.$E27]-[.V$5];2)+POWER([.$F27]-[.V$6];2))" office:value-type="float" office:value="441.617481538039" calcext:value-type="float">
            <text:p>442</text:p>
          </table:table-cell>
          <table:table-cell table:style-name="ce96" table:formula="of:=SQRT(POWER([.$E27]-[.W$5];2)+POWER([.$F27]-[.W$6];2))" office:value-type="float" office:value="435.487083620169" calcext:value-type="float">
            <text:p>435</text:p>
          </table:table-cell>
          <table:table-cell table:style-name="ce94" table:formula="of:=SQRT(POWER([.$E27]-[.X$5];2)+POWER([.$F27]-[.X$6];2))" office:value-type="float" office:value="36.2353418639869" calcext:value-type="float">
            <text:p>36</text:p>
          </table:table-cell>
          <table:table-cell table:style-name="ce93" table:formula="of:=SQRT(POWER([.$E27]-[.Y$5];2)+POWER([.$F27]-[.Y$6];2))" office:value-type="float" office:value="127.389167514353" calcext:value-type="float">
            <text:p>127</text:p>
          </table:table-cell>
          <table:table-cell table:style-name="ce93" table:formula="of:=SQRT(POWER([.$E27]-[.Z$5];2)+POWER([.$F27]-[.Z$6];2))" office:value-type="float" office:value="137.767920794356" calcext:value-type="float">
            <text:p>138</text:p>
          </table:table-cell>
          <table:table-cell table:style-name="ce93"/>
          <table:table-cell table:style-name="ce98" table:formula="of:=SQRT(POWER([.$E27]-[.AB$5];2)+POWER([.$F27]-[.AB$6];2))" office:value-type="float" office:value="335.678417536785" calcext:value-type="float">
            <text:p>336</text:p>
          </table:table-cell>
          <table:table-cell table:style-name="ce84" table:formula="of:=SQRT(POWER([.$E27]-[.AC$5];2)+POWER([.$F27]-[.AC$6];2))" office:value-type="float" office:value="842.563350733937" calcext:value-type="float">
            <text:p>843</text:p>
          </table:table-cell>
          <table:table-cell table:style-name="ce84" table:formula="of:=SQRT(POWER([.$E27]-[.AD$5];2)+POWER([.$F27]-[.AD$6];2))" office:value-type="float" office:value="854.604586928949" calcext:value-type="float">
            <text:p>855</text:p>
          </table:table-cell>
          <table:table-cell table:style-name="ce84" table:formula="of:=SQRT(POWER([.$E27]-[.AE$5];2)+POWER([.$F27]-[.AE$6];2))" office:value-type="float" office:value="887.789389438734" calcext:value-type="float">
            <text:p>888</text:p>
          </table:table-cell>
          <table:table-cell table:style-name="ce84" table:formula="of:=SQRT(POWER([.$E27]-[.AF$5];2)+POWER([.$F27]-[.AF$6];2))" office:value-type="float" office:value="892.126672619982" calcext:value-type="float">
            <text:p>892</text:p>
          </table:table-cell>
          <table:table-cell table:style-name="ce84" table:formula="of:=SQRT(POWER([.$E27]-[.AG$5];2)+POWER([.$F27]-[.AG$6];2))" office:value-type="float" office:value="858.958671881249" calcext:value-type="float">
            <text:p>859</text:p>
          </table:table-cell>
          <table:table-cell table:style-name="ce84" table:formula="of:=SQRT(POWER([.$E27]-[.AH$5];2)+POWER([.$F27]-[.AH$6];2))" office:value-type="float" office:value="861.886883529388" calcext:value-type="float">
            <text:p>862</text:p>
          </table:table-cell>
          <table:table-cell table:style-name="ce84" table:formula="of:=SQRT(POWER([.$E27]-[.AI$5];2)+POWER([.$F27]-[.AI$6];2))" office:value-type="float" office:value="869.304319556736" calcext:value-type="float">
            <text:p>869</text:p>
          </table:table-cell>
          <table:table-cell table:style-name="ce84" table:formula="of:=SQRT(POWER([.$E27]-[.AJ$5];2)+POWER([.$F27]-[.AJ$6];2))" office:value-type="float" office:value="895.035753475804" calcext:value-type="float">
            <text:p>895</text:p>
          </table:table-cell>
          <table:table-cell table:style-name="ce84" table:formula="of:=SQRT(POWER([.$E27]-[.AK$5];2)+POWER([.$F27]-[.AK$6];2))" office:value-type="float" office:value="817.255162112788" calcext:value-type="float">
            <text:p>817</text:p>
          </table:table-cell>
          <table:table-cell table:style-name="ce84" table:formula="of:=SQRT(POWER([.$E27]-[.AL$5];2)+POWER([.$F27]-[.AL$6];2))" office:value-type="float" office:value="807.725200795419" calcext:value-type="float">
            <text:p>808</text:p>
          </table:table-cell>
          <table:table-cell table:style-name="ce84" table:formula="of:=SQRT(POWER([.$E27]-[.AM$5];2)+POWER([.$F27]-[.AM$6];2))" office:value-type="float" office:value="794.771036211059" calcext:value-type="float">
            <text:p>795</text:p>
          </table:table-cell>
          <table:table-cell table:style-name="ce84" table:formula="of:=SQRT(POWER([.$E27]-[.AN$5];2)+POWER([.$F27]-[.AN$6];2))" office:value-type="float" office:value="777.00257399831" calcext:value-type="float">
            <text:p>777</text:p>
          </table:table-cell>
          <table:table-cell table:style-name="ce84" table:formula="of:=SQRT(POWER([.$E27]-[.AO$5];2)+POWER([.$F27]-[.AO$6];2))" office:value-type="float" office:value="753" calcext:value-type="float">
            <text:p>753</text:p>
          </table:table-cell>
          <table:table-cell table:style-name="ce84" table:formula="of:=SQRT(POWER([.$E27]-[.AP$5];2)+POWER([.$F27]-[.AP$6];2))" office:value-type="float" office:value="758.520269999425" calcext:value-type="float">
            <text:p>759</text:p>
          </table:table-cell>
          <table:table-cell table:style-name="ce84" table:formula="of:=SQRT(POWER([.$E27]-[.AQ$5];2)+POWER([.$F27]-[.AQ$6];2))" office:value-type="float" office:value="882.922986448988" calcext:value-type="float">
            <text:p>883</text:p>
          </table:table-cell>
          <table:table-cell table:style-name="ce84" table:formula="of:=SQRT(POWER([.$E27]-[.AR$5];2)+POWER([.$F27]-[.AR$6];2))" office:value-type="float" office:value="821.179639299465" calcext:value-type="float">
            <text:p>821</text:p>
          </table:table-cell>
          <table:table-cell table:style-name="ce90" table:formula="of:=SQRT(POWER([.$E27]-[.AS$5];2)+POWER([.$F27]-[.AS$6];2))" office:value-type="float" office:value="526.938326562037" calcext:value-type="float">
            <text:p>527</text:p>
          </table:table-cell>
          <table:table-cell table:style-name="ce84" table:formula="of:=SQRT(POWER([.$E27]-[.AT$5];2)+POWER([.$F27]-[.AT$6];2))" office:value-type="float" office:value="635.396726463081" calcext:value-type="float">
            <text:p>635</text:p>
          </table:table-cell>
          <table:table-cell table:style-name="ce84" table:formula="of:=SQRT(POWER([.$E27]-[.AU$5];2)+POWER([.$F27]-[.AU$6];2))" office:value-type="float" office:value="843.984004587765" calcext:value-type="float">
            <text:p>844</text:p>
          </table:table-cell>
          <table:table-cell table:style-name="ce84" table:formula="of:=SQRT(POWER([.$E27]-[.AV$5];2)+POWER([.$F27]-[.AV$6];2))" office:value-type="float" office:value="751.332150250473" calcext:value-type="float">
            <text:p>751</text:p>
          </table:table-cell>
          <table:table-cell table:style-name="ce113" table:formula="of:=SQRT(POWER([.$E27]-[.AW$5];2)+POWER([.$F27]-[.AW$6];2))" office:value-type="float" office:value="769.600545737852" calcext:value-type="float">
            <text:p>770</text:p>
          </table:table-cell>
          <table:table-cell table:style-name="ce84" table:formula="of:=SQRT(POWER([.$E27]-[.AX$5];2)+POWER([.$F27]-[.AX$6];2))" office:value-type="float" office:value="604.910737216658" calcext:value-type="float">
            <text:p>605</text:p>
          </table:table-cell>
          <table:table-cell table:style-name="ce84" table:formula="of:=SQRT(POWER([.$E27]-[.AY$5];2)+POWER([.$F27]-[.AY$6];2))" office:value-type="float" office:value="554.765716316356" calcext:value-type="float">
            <text:p>555</text:p>
          </table:table-cell>
          <table:table-cell table:style-name="ce84" table:formula="of:=SQRT(POWER([.$E27]-[.AZ$5];2)+POWER([.$F27]-[.AZ$6];2))" office:value-type="float" office:value="555.425962662892" calcext:value-type="float">
            <text:p>555</text:p>
          </table:table-cell>
          <table:table-cell table:style-name="ce84" table:formula="of:=SQRT(POWER([.$E27]-[.BA$5];2)+POWER([.$F27]-[.BA$6];2))" office:value-type="float" office:value="579.058718956895" calcext:value-type="float">
            <text:p>579</text:p>
          </table:table-cell>
          <table:table-cell table:style-name="ce84" table:formula="of:=SQRT(POWER([.$E27]-[.BB$5];2)+POWER([.$F27]-[.BB$6];2))" office:value-type="float" office:value="567.215126737643" calcext:value-type="float">
            <text:p>567</text:p>
          </table:table-cell>
          <table:table-cell table:style-name="ce84" table:formula="of:=SQRT(POWER([.$E27]-[.BC$5];2)+POWER([.$F27]-[.BC$6];2))" office:value-type="float" office:value="613.000815660143" calcext:value-type="float">
            <text:p>613</text:p>
          </table:table-cell>
          <table:table-cell table:style-name="ce84" table:formula="of:=SQRT(POWER([.$E27]-[.BD$5];2)+POWER([.$F27]-[.BD$6];2))" office:value-type="float" office:value="632.829360886487" calcext:value-type="float">
            <text:p>633</text:p>
          </table:table-cell>
          <table:table-cell table:style-name="ce84" table:formula="of:=SQRT(POWER([.$E27]-[.BE$5];2)+POWER([.$F27]-[.BE$6];2))" office:value-type="float" office:value="661.272258604578" calcext:value-type="float">
            <text:p>661</text:p>
          </table:table-cell>
          <table:table-cell table:style-name="ce84" table:formula="of:=SQRT(POWER([.$E27]-[.BF$5];2)+POWER([.$F27]-[.BF$6];2))" office:value-type="float" office:value="649.748412849158" calcext:value-type="float">
            <text:p>650</text:p>
          </table:table-cell>
          <table:table-cell table:style-name="ce84" table:formula="of:=SQRT(POWER([.$E27]-[.BG$5];2)+POWER([.$F27]-[.BG$6];2))" office:value-type="float" office:value="698.011461223954" calcext:value-type="float">
            <text:p>698</text:p>
          </table:table-cell>
          <table:table-cell table:style-name="ce84" table:formula="of:=SQRT(POWER([.$E27]-[.BH$5];2)+POWER([.$F27]-[.BH$6];2))" office:value-type="float" office:value="643.659071248126" calcext:value-type="float">
            <text:p>644</text:p>
          </table:table-cell>
          <table:table-cell table:style-name="ce84" table:formula="of:=SQRT(POWER([.$E27]-[.BI$5];2)+POWER([.$F27]-[.BI$6];2))" office:value-type="float" office:value="688.599302933135" calcext:value-type="float">
            <text:p>689</text:p>
          </table:table-cell>
          <table:table-cell table:style-name="ce84" table:formula="of:=SQRT(POWER([.$E27]-[.BJ$5];2)+POWER([.$F27]-[.BJ$6];2))" office:value-type="float" office:value="639.875769192739" calcext:value-type="float">
            <text:p>640</text:p>
          </table:table-cell>
          <table:table-cell table:style-name="ce84" table:formula="of:=SQRT(POWER([.$E27]-[.BK$5];2)+POWER([.$F27]-[.BK$6];2))" office:value-type="float" office:value="433.290895357842" calcext:value-type="float">
            <text:p>433</text:p>
          </table:table-cell>
          <table:table-cell table:style-name="ce84" table:formula="of:=SQRT(POWER([.$E27]-[.BL$5];2)+POWER([.$F27]-[.BL$6];2))" office:value-type="float" office:value="673.151543116407" calcext:value-type="float">
            <text:p>673</text:p>
          </table:table-cell>
          <table:table-cell table:style-name="ce90" table:formula="of:=SQRT(POWER([.$E27]-[.BM$5];2)+POWER([.$F27]-[.BM$6];2))" office:value-type="float" office:value="466.621902614954" calcext:value-type="float">
            <text:p>467</text:p>
          </table:table-cell>
          <table:table-cell table:style-name="ce84" table:formula="of:=SQRT(POWER([.$E27]-[.BN$5];2)+POWER([.$F27]-[.BN$6];2))" office:value-type="float" office:value="481.934642871832" calcext:value-type="float">
            <text:p>482</text:p>
          </table:table-cell>
          <table:table-cell table:style-name="ce84" table:formula="of:=SQRT(POWER([.$E27]-[.BO$5];2)+POWER([.$F27]-[.BO$6];2))" office:value-type="float" office:value="432.306604159594" calcext:value-type="float">
            <text:p>432</text:p>
          </table:table-cell>
          <table:table-cell table:style-name="ce84" table:formula="of:=SQRT(POWER([.$E27]-[.BP$5];2)+POWER([.$F27]-[.BP$6];2))" office:value-type="float" office:value="341.162717775551" calcext:value-type="float">
            <text:p>341</text:p>
          </table:table-cell>
          <table:table-cell table:style-name="ce84" table:formula="of:=SQRT(POWER([.$E27]-[.BQ$5];2)+POWER([.$F27]-[.BQ$6];2))" office:value-type="float" office:value="329.013677527242" calcext:value-type="float">
            <text:p>329</text:p>
          </table:table-cell>
          <table:table-cell table:style-name="ce84" table:formula="of:=SQRT(POWER([.$E27]-[.BR$5];2)+POWER([.$F27]-[.BR$6];2))" office:value-type="float" office:value="383.824178498437" calcext:value-type="float">
            <text:p>384</text:p>
          </table:table-cell>
          <table:table-cell table:style-name="ce84" table:formula="of:=SQRT(POWER([.$E27]-[.BS$5];2)+POWER([.$F27]-[.BS$6];2))" office:value-type="float" office:value="405.907624959177" calcext:value-type="float">
            <text:p>406</text:p>
          </table:table-cell>
          <table:table-cell table:number-columns-repeated="953"/>
        </table:table-row>
        <table:table-row table:style-name="ro5">
          <table:table-cell table:style-name="ce41"/>
          <table:table-cell table:style-name="ce41" office:value-type="float" office:value="201" calcext:value-type="float">
            <text:p>201</text:p>
          </table:table-cell>
          <table:table-cell table:style-name="ce41" office:value-type="string" calcext:value-type="string">
            <text:p>Полигон рейдеров</text:p>
          </table:table-cell>
          <table:table-cell table:style-name="ce41" office:value-type="string" calcext:value-type="string">
            <text:p>T4+</text:p>
          </table:table-cell>
          <table:table-cell table:style-name="ce41" office:value-type="float" office:value="391" calcext:value-type="float">
            <text:p>391</text:p>
          </table:table-cell>
          <table:table-cell table:style-name="ce41" office:value-type="float" office:value="224" calcext:value-type="float">
            <text:p>224</text:p>
          </table:table-cell>
          <table:table-cell table:style-name="ce7"/>
          <table:table-cell table:style-name="ce88" table:formula="of:=SQRT(POWER([.$E28]-[.H$5];2)+POWER([.$F28]-[.H$6];2))" office:value-type="float" office:value="309.182793829152" calcext:value-type="float">
            <text:p>309</text:p>
          </table:table-cell>
          <table:table-cell table:style-name="ce95" table:formula="of:=SQRT(POWER([.$E28]-[.I$5];2)+POWER([.$F28]-[.I$6];2))" office:value-type="float" office:value="305.447213115458" calcext:value-type="float">
            <text:p>305</text:p>
          </table:table-cell>
          <table:table-cell table:style-name="ce95" table:formula="of:=SQRT(POWER([.$E28]-[.J$5];2)+POWER([.$F28]-[.J$6];2))" office:value-type="float" office:value="333.138109498148" calcext:value-type="float">
            <text:p>333</text:p>
          </table:table-cell>
          <table:table-cell table:style-name="ce95" table:formula="of:=SQRT(POWER([.$E28]-[.K$5];2)+POWER([.$F28]-[.K$6];2))" office:value-type="float" office:value="335.261092284804" calcext:value-type="float">
            <text:p>335</text:p>
          </table:table-cell>
          <table:table-cell table:style-name="ce95" table:formula="of:=SQRT(POWER([.$E28]-[.L$5];2)+POWER([.$F28]-[.L$6];2))" office:value-type="float" office:value="326.240708679956" calcext:value-type="float">
            <text:p>326</text:p>
          </table:table-cell>
          <table:table-cell table:style-name="ce95" table:formula="of:=SQRT(POWER([.$E28]-[.M$5];2)+POWER([.$F28]-[.M$6];2))" office:value-type="float" office:value="304.120042088646" calcext:value-type="float">
            <text:p>304</text:p>
          </table:table-cell>
          <table:table-cell table:style-name="ce95" table:formula="of:=SQRT(POWER([.$E28]-[.N$5];2)+POWER([.$F28]-[.N$6];2))" office:value-type="float" office:value="290.001724132806" calcext:value-type="float">
            <text:p>290</text:p>
          </table:table-cell>
          <table:table-cell table:style-name="ce95" table:formula="of:=SQRT(POWER([.$E28]-[.O$5];2)+POWER([.$F28]-[.O$6];2))" office:value-type="float" office:value="267.792830374527" calcext:value-type="float">
            <text:p>268</text:p>
          </table:table-cell>
          <table:table-cell table:style-name="ce95" table:formula="of:=SQRT(POWER([.$E28]-[.P$5];2)+POWER([.$F28]-[.P$6];2))" office:value-type="float" office:value="268.7638368531" calcext:value-type="float">
            <text:p>269</text:p>
          </table:table-cell>
          <table:table-cell table:style-name="ce95" table:formula="of:=SQRT(POWER([.$E28]-[.Q$5];2)+POWER([.$F28]-[.Q$6];2))" office:value-type="float" office:value="256.811214708392" calcext:value-type="float">
            <text:p>257</text:p>
          </table:table-cell>
          <table:table-cell table:style-name="ce95" table:formula="of:=SQRT(POWER([.$E28]-[.R$5];2)+POWER([.$F28]-[.R$6];2))" office:value-type="float" office:value="241.346224333425" calcext:value-type="float">
            <text:p>241</text:p>
          </table:table-cell>
          <table:table-cell table:style-name="ce95" table:formula="of:=SQRT(POWER([.$E28]-[.S$5];2)+POWER([.$F28]-[.S$6];2))" office:value-type="float" office:value="270.623354498462" calcext:value-type="float">
            <text:p>271</text:p>
          </table:table-cell>
          <table:table-cell table:style-name="ce95" table:formula="of:=SQRT(POWER([.$E28]-[.T$5];2)+POWER([.$F28]-[.T$6];2))" office:value-type="float" office:value="296.946123059386" calcext:value-type="float">
            <text:p>297</text:p>
          </table:table-cell>
          <table:table-cell table:style-name="ce95" table:formula="of:=SQRT(POWER([.$E28]-[.U$5];2)+POWER([.$F28]-[.U$6];2))" office:value-type="float" office:value="269.833281861226" calcext:value-type="float">
            <text:p>270</text:p>
          </table:table-cell>
          <table:table-cell table:style-name="ce95" table:formula="of:=SQRT(POWER([.$E28]-[.V$5];2)+POWER([.$F28]-[.V$6];2))" office:value-type="float" office:value="308.872141832183" calcext:value-type="float">
            <text:p>309</text:p>
          </table:table-cell>
          <table:table-cell table:style-name="ce105" table:formula="of:=SQRT(POWER([.$E28]-[.W$5];2)+POWER([.$F28]-[.W$6];2))" office:value-type="float" office:value="230.488611432322" calcext:value-type="float">
            <text:p>230</text:p>
          </table:table-cell>
          <table:table-cell table:style-name="ce95" table:formula="of:=SQRT(POWER([.$E28]-[.X$5];2)+POWER([.$F28]-[.X$6];2))" office:value-type="float" office:value="321.255350150001" calcext:value-type="float">
            <text:p>321</text:p>
          </table:table-cell>
          <table:table-cell table:style-name="ce95" table:formula="of:=SQRT(POWER([.$E28]-[.Y$5];2)+POWER([.$F28]-[.Y$6];2))" office:value-type="float" office:value="208.432243187085" calcext:value-type="float">
            <text:p>208</text:p>
          </table:table-cell>
          <table:table-cell table:style-name="ce95" table:formula="of:=SQRT(POWER([.$E28]-[.Z$5];2)+POWER([.$F28]-[.Z$6];2))" office:value-type="float" office:value="202.039600078796" calcext:value-type="float">
            <text:p>202</text:p>
          </table:table-cell>
          <table:table-cell table:style-name="ce95" table:formula="of:=SQRT(POWER([.$E28]-[.AA$5];2)+POWER([.$F28]-[.AA$6];2))" office:value-type="float" office:value="335.678417536785" calcext:value-type="float">
            <text:p>336</text:p>
          </table:table-cell>
          <table:table-cell table:style-name="ce99"/>
          <table:table-cell table:style-name="ce91" table:formula="of:=SQRT(POWER([.$E28]-[.AC$5];2)+POWER([.$F28]-[.AC$6];2))" office:value-type="float" office:value="526.023763721754" calcext:value-type="float">
            <text:p>526</text:p>
          </table:table-cell>
          <table:table-cell table:style-name="ce91" table:formula="of:=SQRT(POWER([.$E28]-[.AD$5];2)+POWER([.$F28]-[.AD$6];2))" office:value-type="float" office:value="530.826713721154" calcext:value-type="float">
            <text:p>531</text:p>
          </table:table-cell>
          <table:table-cell table:style-name="ce91" table:formula="of:=SQRT(POWER([.$E28]-[.AE$5];2)+POWER([.$F28]-[.AE$6];2))" office:value-type="float" office:value="563.498003545709" calcext:value-type="float">
            <text:p>563</text:p>
          </table:table-cell>
          <table:table-cell table:style-name="ce91" table:formula="of:=SQRT(POWER([.$E28]-[.AF$5];2)+POWER([.$F28]-[.AF$6];2))" office:value-type="float" office:value="567.670679179399" calcext:value-type="float">
            <text:p>568</text:p>
          </table:table-cell>
          <table:table-cell table:style-name="ce91" table:formula="of:=SQRT(POWER([.$E28]-[.AG$5];2)+POWER([.$F28]-[.AG$6];2))" office:value-type="float" office:value="548.249943000453" calcext:value-type="float">
            <text:p>548</text:p>
          </table:table-cell>
          <table:table-cell table:style-name="ce91" table:formula="of:=SQRT(POWER([.$E28]-[.AH$5];2)+POWER([.$F28]-[.AH$6];2))" office:value-type="float" office:value="559.890167800793" calcext:value-type="float">
            <text:p>560</text:p>
          </table:table-cell>
          <table:table-cell table:style-name="ce91" table:formula="of:=SQRT(POWER([.$E28]-[.AI$5];2)+POWER([.$F28]-[.AI$6];2))" office:value-type="float" office:value="574.625095170756" calcext:value-type="float">
            <text:p>575</text:p>
          </table:table-cell>
          <table:table-cell table:style-name="ce91" table:formula="of:=SQRT(POWER([.$E28]-[.AJ$5];2)+POWER([.$F28]-[.AJ$6];2))" office:value-type="float" office:value="603.175762112504" calcext:value-type="float">
            <text:p>603</text:p>
          </table:table-cell>
          <table:table-cell table:style-name="ce91" table:formula="of:=SQRT(POWER([.$E28]-[.AK$5];2)+POWER([.$F28]-[.AK$6];2))" office:value-type="float" office:value="499.009017954586" calcext:value-type="float">
            <text:p>499</text:p>
          </table:table-cell>
          <table:table-cell table:style-name="ce91" table:formula="of:=SQRT(POWER([.$E28]-[.AL$5];2)+POWER([.$F28]-[.AL$6];2))" office:value-type="float" office:value="497.775049595698" calcext:value-type="float">
            <text:p>498</text:p>
          </table:table-cell>
          <table:table-cell table:style-name="ce91" table:formula="of:=SQRT(POWER([.$E28]-[.AM$5];2)+POWER([.$F28]-[.AM$6];2))" office:value-type="float" office:value="498.751441100675" calcext:value-type="float">
            <text:p>499</text:p>
          </table:table-cell>
          <table:table-cell table:style-name="ce91" table:formula="of:=SQRT(POWER([.$E28]-[.AN$5];2)+POWER([.$F28]-[.AN$6];2))" office:value-type="float" office:value="490.241777085552" calcext:value-type="float">
            <text:p>490</text:p>
          </table:table-cell>
          <table:table-cell table:style-name="ce91" table:formula="of:=SQRT(POWER([.$E28]-[.AO$5];2)+POWER([.$F28]-[.AO$6];2))" office:value-type="float" office:value="467.817272019749" calcext:value-type="float">
            <text:p>468</text:p>
          </table:table-cell>
          <table:table-cell table:style-name="ce91" table:formula="of:=SQRT(POWER([.$E28]-[.AP$5];2)+POWER([.$F28]-[.AP$6];2))" office:value-type="float" office:value="459.892378714847" calcext:value-type="float">
            <text:p>460</text:p>
          </table:table-cell>
          <table:table-cell table:style-name="ce91" table:formula="of:=SQRT(POWER([.$E28]-[.AQ$5];2)+POWER([.$F28]-[.AQ$6];2))" office:value-type="float" office:value="567.031745143074" calcext:value-type="float">
            <text:p>567</text:p>
          </table:table-cell>
          <table:table-cell table:style-name="ce91" table:formula="of:=SQRT(POWER([.$E28]-[.AR$5];2)+POWER([.$F28]-[.AR$6];2))" office:value-type="float" office:value="522.524640567313" calcext:value-type="float">
            <text:p>523</text:p>
          </table:table-cell>
          <table:table-cell table:style-name="ce106" table:formula="of:=SQRT(POWER([.$E28]-[.AS$5];2)+POWER([.$F28]-[.AS$6];2))" office:value-type="float" office:value="202.009900747463" calcext:value-type="float">
            <text:p>202</text:p>
          </table:table-cell>
          <table:table-cell table:style-name="ce91" table:formula="of:=SQRT(POWER([.$E28]-[.AT$5];2)+POWER([.$F28]-[.AT$6];2))" office:value-type="float" office:value="299.901650545641" calcext:value-type="float">
            <text:p>300</text:p>
          </table:table-cell>
          <table:table-cell table:style-name="ce91" table:formula="of:=SQRT(POWER([.$E28]-[.AU$5];2)+POWER([.$F28]-[.AU$6];2))" office:value-type="float" office:value="509.447740205018" calcext:value-type="float">
            <text:p>509</text:p>
          </table:table-cell>
          <table:table-cell table:style-name="ce91" table:formula="of:=SQRT(POWER([.$E28]-[.AV$5];2)+POWER([.$F28]-[.AV$6];2))" office:value-type="float" office:value="416.293165929973" calcext:value-type="float">
            <text:p>416</text:p>
          </table:table-cell>
          <table:table-cell table:style-name="ce121" table:formula="of:=SQRT(POWER([.$E28]-[.AW$5];2)+POWER([.$F28]-[.AW$6];2))" office:value-type="float" office:value="435.45952739606" calcext:value-type="float">
            <text:p>435</text:p>
          </table:table-cell>
          <table:table-cell table:style-name="ce91" table:formula="of:=SQRT(POWER([.$E28]-[.AX$5];2)+POWER([.$F28]-[.AX$6];2))" office:value-type="float" office:value="414.276477729547" calcext:value-type="float">
            <text:p>414</text:p>
          </table:table-cell>
          <table:table-cell table:style-name="ce91" table:formula="of:=SQRT(POWER([.$E28]-[.AY$5];2)+POWER([.$F28]-[.AY$6];2))" office:value-type="float" office:value="372.033600633061" calcext:value-type="float">
            <text:p>372</text:p>
          </table:table-cell>
          <table:table-cell table:style-name="ce91" table:formula="of:=SQRT(POWER([.$E28]-[.AZ$5];2)+POWER([.$F28]-[.AZ$6];2))" office:value-type="float" office:value="392.74673773311" calcext:value-type="float">
            <text:p>393</text:p>
          </table:table-cell>
          <table:table-cell table:style-name="ce91" table:formula="of:=SQRT(POWER([.$E28]-[.BA$5];2)+POWER([.$F28]-[.BA$6];2))" office:value-type="float" office:value="425.131744286404" calcext:value-type="float">
            <text:p>425</text:p>
          </table:table-cell>
          <table:table-cell table:style-name="ce91" table:formula="of:=SQRT(POWER([.$E28]-[.BB$5];2)+POWER([.$F28]-[.BB$6];2))" office:value-type="float" office:value="380.42213395122" calcext:value-type="float">
            <text:p>380</text:p>
          </table:table-cell>
          <table:table-cell table:style-name="ce91" table:formula="of:=SQRT(POWER([.$E28]-[.BC$5];2)+POWER([.$F28]-[.BC$6];2))" office:value-type="float" office:value="440.883204488445" calcext:value-type="float">
            <text:p>441</text:p>
          </table:table-cell>
          <table:table-cell table:style-name="ce91" table:formula="of:=SQRT(POWER([.$E28]-[.BD$5];2)+POWER([.$F28]-[.BD$6];2))" office:value-type="float" office:value="478.770299830723" calcext:value-type="float">
            <text:p>479</text:p>
          </table:table-cell>
          <table:table-cell table:style-name="ce91" table:formula="of:=SQRT(POWER([.$E28]-[.BE$5];2)+POWER([.$F28]-[.BE$6];2))" office:value-type="float" office:value="495.24640331859" calcext:value-type="float">
            <text:p>495</text:p>
          </table:table-cell>
          <table:table-cell table:style-name="ce91" table:formula="of:=SQRT(POWER([.$E28]-[.BF$5];2)+POWER([.$F28]-[.BF$6];2))" office:value-type="float" office:value="469.383638402533" calcext:value-type="float">
            <text:p>469</text:p>
          </table:table-cell>
          <table:table-cell table:style-name="ce91" table:formula="of:=SQRT(POWER([.$E28]-[.BG$5];2)+POWER([.$F28]-[.BG$6];2))" office:value-type="float" office:value="476.709555180091" calcext:value-type="float">
            <text:p>477</text:p>
          </table:table-cell>
          <table:table-cell table:style-name="ce91" table:formula="of:=SQRT(POWER([.$E28]-[.BH$5];2)+POWER([.$F28]-[.BH$6];2))" office:value-type="float" office:value="412.093436006933" calcext:value-type="float">
            <text:p>412</text:p>
          </table:table-cell>
          <table:table-cell table:style-name="ce91" table:formula="of:=SQRT(POWER([.$E28]-[.BI$5];2)+POWER([.$F28]-[.BI$6];2))" office:value-type="float" office:value="452.235558088923" calcext:value-type="float">
            <text:p>452</text:p>
          </table:table-cell>
          <table:table-cell table:style-name="ce91" table:formula="of:=SQRT(POWER([.$E28]-[.BJ$5];2)+POWER([.$F28]-[.BJ$6];2))" office:value-type="float" office:value="394.711286892078" calcext:value-type="float">
            <text:p>395</text:p>
          </table:table-cell>
          <table:table-cell table:style-name="ce91" table:formula="of:=SQRT(POWER([.$E28]-[.BK$5];2)+POWER([.$F28]-[.BK$6];2))" office:value-type="float" office:value="100.284595028349" calcext:value-type="float">
            <text:p>100</text:p>
          </table:table-cell>
          <table:table-cell table:style-name="ce91" table:formula="of:=SQRT(POWER([.$E28]-[.BL$5];2)+POWER([.$F28]-[.BL$6];2))" office:value-type="float" office:value="425.141153030379" calcext:value-type="float">
            <text:p>425</text:p>
          </table:table-cell>
          <table:table-cell table:style-name="ce106" table:formula="of:=SQRT(POWER([.$E28]-[.BM$5];2)+POWER([.$F28]-[.BM$6];2))" office:value-type="float" office:value="135.882302011704" calcext:value-type="float">
            <text:p>136</text:p>
          </table:table-cell>
          <table:table-cell table:style-name="ce91" table:formula="of:=SQRT(POWER([.$E28]-[.BN$5];2)+POWER([.$F28]-[.BN$6];2))" office:value-type="float" office:value="183.174779923438" calcext:value-type="float">
            <text:p>183</text:p>
          </table:table-cell>
          <table:table-cell table:style-name="ce91" table:formula="of:=SQRT(POWER([.$E28]-[.BO$5];2)+POWER([.$F28]-[.BO$6];2))" office:value-type="float" office:value="133.405397192168" calcext:value-type="float">
            <text:p>133</text:p>
          </table:table-cell>
          <table:table-cell table:style-name="ce91" table:formula="of:=SQRT(POWER([.$E28]-[.BP$5];2)+POWER([.$F28]-[.BP$6];2))" office:value-type="float" office:value="190.536085821033" calcext:value-type="float">
            <text:p>191</text:p>
          </table:table-cell>
          <table:table-cell table:style-name="ce91" table:formula="of:=SQRT(POWER([.$E28]-[.BQ$5];2)+POWER([.$F28]-[.BQ$6];2))" office:value-type="float" office:value="257.856549267223" calcext:value-type="float">
            <text:p>258</text:p>
          </table:table-cell>
          <table:table-cell table:style-name="ce91" table:formula="of:=SQRT(POWER([.$E28]-[.BR$5];2)+POWER([.$F28]-[.BR$6];2))" office:value-type="float" office:value="237.227738681631" calcext:value-type="float">
            <text:p>237</text:p>
          </table:table-cell>
          <table:table-cell table:style-name="ce91" table:formula="of:=SQRT(POWER([.$E28]-[.BS$5];2)+POWER([.$F28]-[.BS$6];2))" office:value-type="float" office:value="294.287274614449" calcext:value-type="float">
            <text:p>294</text:p>
          </table:table-cell>
          <table:table-cell table:style-name="ce7" table:number-columns-repeated="95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Станция «Новый Эдем»</text:p>
          </table:table-cell>
          <table:table-cell office:value-type="string" calcext:value-type="string">
            <text:p>T1</text:p>
          </table:table-cell>
          <table:table-cell office:value-type="float" office:value="917" calcext:value-type="float">
            <text:p>917</text:p>
          </table:table-cell>
          <table:table-cell office:value-type="float" office:value="219" calcext:value-type="float">
            <text:p>219</text:p>
          </table:table-cell>
          <table:table-cell table:style-name="ce84" table:formula="of:=MIN([.AC29:.AW49])" office:value-type="float" office:value="4.47213595499958" calcext:value-type="float">
            <text:p>4</text:p>
          </table:table-cell>
          <table:table-cell table:style-name="ce84" table:formula="of:=SQRT(POWER([.$E29]-[.H$5];2)+POWER([.$F29]-[.H$6];2))" office:value-type="float" office:value="820.407825413678" calcext:value-type="float">
            <text:p>820</text:p>
          </table:table-cell>
          <table:table-cell table:style-name="ce84" table:formula="of:=SQRT(POWER([.$E29]-[.I$5];2)+POWER([.$F29]-[.I$6];2))" office:value-type="float" office:value="809.830229122129" calcext:value-type="float">
            <text:p>810</text:p>
          </table:table-cell>
          <table:table-cell table:style-name="ce84" table:formula="of:=SQRT(POWER([.$E29]-[.J$5];2)+POWER([.$F29]-[.J$6];2))" office:value-type="float" office:value="840.95303079304" calcext:value-type="float">
            <text:p>841</text:p>
          </table:table-cell>
          <table:table-cell table:style-name="ce84" table:formula="of:=SQRT(POWER([.$E29]-[.K$5];2)+POWER([.$F29]-[.K$6];2))" office:value-type="float" office:value="848.77146511885" calcext:value-type="float">
            <text:p>849</text:p>
          </table:table-cell>
          <table:table-cell table:style-name="ce84" table:formula="of:=SQRT(POWER([.$E29]-[.L$5];2)+POWER([.$F29]-[.L$6];2))" office:value-type="float" office:value="843.498666270433" calcext:value-type="float">
            <text:p>843</text:p>
          </table:table-cell>
          <table:table-cell table:style-name="ce84" table:formula="of:=SQRT(POWER([.$E29]-[.M$5];2)+POWER([.$F29]-[.M$6];2))" office:value-type="float" office:value="821.902670636858" calcext:value-type="float">
            <text:p>822</text:p>
          </table:table-cell>
          <table:table-cell table:style-name="ce84" table:formula="of:=SQRT(POWER([.$E29]-[.N$5];2)+POWER([.$F29]-[.N$6];2))" office:value-type="float" office:value="805.046582503149" calcext:value-type="float">
            <text:p>805</text:p>
          </table:table-cell>
          <table:table-cell table:style-name="ce84" table:formula="of:=SQRT(POWER([.$E29]-[.O$5];2)+POWER([.$F29]-[.O$6];2))" office:value-type="float" office:value="769.551817618541" calcext:value-type="float">
            <text:p>770</text:p>
          </table:table-cell>
          <table:table-cell table:style-name="ce84" table:formula="of:=SQRT(POWER([.$E29]-[.P$5];2)+POWER([.$F29]-[.P$6];2))" office:value-type="float" office:value="764.306875541493" calcext:value-type="float">
            <text:p>764</text:p>
          </table:table-cell>
          <table:table-cell table:style-name="ce84" table:formula="of:=SQRT(POWER([.$E29]-[.Q$5];2)+POWER([.$F29]-[.Q$6];2))" office:value-type="float" office:value="745.453553214417" calcext:value-type="float">
            <text:p>745</text:p>
          </table:table-cell>
          <table:table-cell table:style-name="ce84" table:formula="of:=SQRT(POWER([.$E29]-[.R$5];2)+POWER([.$F29]-[.R$6];2))" office:value-type="float" office:value="736.114800829327" calcext:value-type="float">
            <text:p>736</text:p>
          </table:table-cell>
          <table:table-cell table:style-name="ce84" table:formula="of:=SQRT(POWER([.$E29]-[.S$5];2)+POWER([.$F29]-[.S$6];2))" office:value-type="float" office:value="677.465866298812" calcext:value-type="float">
            <text:p>677</text:p>
          </table:table-cell>
          <table:table-cell table:style-name="ce84" table:formula="of:=SQRT(POWER([.$E29]-[.T$5];2)+POWER([.$F29]-[.T$6];2))" office:value-type="float" office:value="680.485121071725" calcext:value-type="float">
            <text:p>680</text:p>
          </table:table-cell>
          <table:table-cell table:style-name="ce84" table:formula="of:=SQRT(POWER([.$E29]-[.U$5];2)+POWER([.$F29]-[.U$6];2))" office:value-type="float" office:value="622.791297305927" calcext:value-type="float">
            <text:p>623</text:p>
          </table:table-cell>
          <table:table-cell table:style-name="ce84" table:formula="of:=SQRT(POWER([.$E29]-[.V$5];2)+POWER([.$F29]-[.V$6];2))" office:value-type="float" office:value="504.524528640581" calcext:value-type="float">
            <text:p>505</text:p>
          </table:table-cell>
          <table:table-cell table:style-name="ce90" table:formula="of:=SQRT(POWER([.$E29]-[.W$5];2)+POWER([.$F29]-[.W$6];2))" office:value-type="float" office:value="441.977374986548" calcext:value-type="float">
            <text:p>442</text:p>
          </table:table-cell>
          <table:table-cell table:style-name="ce84" table:formula="of:=SQRT(POWER([.$E29]-[.X$5];2)+POWER([.$F29]-[.X$6];2))" office:value-type="float" office:value="818.994505476075" calcext:value-type="float">
            <text:p>819</text:p>
          </table:table-cell>
          <table:table-cell table:style-name="ce84" table:formula="of:=SQRT(POWER([.$E29]-[.Y$5];2)+POWER([.$F29]-[.Y$6];2))" office:value-type="float" office:value="719.041723406925" calcext:value-type="float">
            <text:p>719</text:p>
          </table:table-cell>
          <table:table-cell table:style-name="ce84" table:formula="of:=SQRT(POWER([.$E29]-[.Z$5];2)+POWER([.$F29]-[.Z$6];2))" office:value-type="float" office:value="705.269452053611" calcext:value-type="float">
            <text:p>705</text:p>
          </table:table-cell>
          <table:table-cell table:style-name="ce108" table:formula="of:=SQRT(POWER([.$E29]-[.AA$5];2)+POWER([.$F29]-[.AA$6];2))" office:value-type="float" office:value="842.563350733937" calcext:value-type="float">
            <text:p>843</text:p>
          </table:table-cell>
          <table:table-cell table:style-name="ce113" table:formula="of:=SQRT(POWER([.$E29]-[.AB$5];2)+POWER([.$F29]-[.AB$6];2))" office:value-type="float" office:value="526.023763721754" calcext:value-type="float">
            <text:p>526</text:p>
          </table:table-cell>
          <table:table-cell table:style-name="ce115"/>
          <table:table-cell table:style-name="ce115" table:formula="of:=SQRT(POWER([.$E29]-[.AD$5];2)+POWER([.$F29]-[.AD$6];2))" office:value-type="float" office:value="49.0917508345343" calcext:value-type="float">
            <text:p>49</text:p>
          </table:table-cell>
          <table:table-cell table:style-name="ce115" table:formula="of:=SQRT(POWER([.$E29]-[.AE$5];2)+POWER([.$F29]-[.AE$6];2))" office:value-type="float" office:value="67.7421582177598" calcext:value-type="float">
            <text:p>68</text:p>
          </table:table-cell>
          <table:table-cell table:style-name="ce115" table:formula="of:=SQRT(POWER([.$E29]-[.AF$5];2)+POWER([.$F29]-[.AF$6];2))" office:value-type="float" office:value="71.5611626512594" calcext:value-type="float">
            <text:p>72</text:p>
          </table:table-cell>
          <table:table-cell table:style-name="ce115" table:formula="of:=SQRT(POWER([.$E29]-[.AG$5];2)+POWER([.$F29]-[.AG$6];2))" office:value-type="float" office:value="38.2753184180093" calcext:value-type="float">
            <text:p>38</text:p>
          </table:table-cell>
          <table:table-cell table:style-name="ce115" table:formula="of:=SQRT(POWER([.$E29]-[.AH$5];2)+POWER([.$F29]-[.AH$6];2))" office:value-type="float" office:value="80.9938269252664" calcext:value-type="float">
            <text:p>81</text:p>
          </table:table-cell>
          <table:table-cell table:style-name="ce115" table:formula="of:=SQRT(POWER([.$E29]-[.AI$5];2)+POWER([.$F29]-[.AI$6];2))" office:value-type="float" office:value="116.056020955399" calcext:value-type="float">
            <text:p>116</text:p>
          </table:table-cell>
          <table:table-cell table:style-name="ce115" table:formula="of:=SQRT(POWER([.$E29]-[.AJ$5];2)+POWER([.$F29]-[.AJ$6];2))" office:value-type="float" office:value="139.978569788379" calcext:value-type="float">
            <text:p>140</text:p>
          </table:table-cell>
          <table:table-cell table:style-name="ce115" table:formula="of:=SQRT(POWER([.$E29]-[.AK$5];2)+POWER([.$F29]-[.AK$6];2))" office:value-type="float" office:value="28.1602556806574" calcext:value-type="float">
            <text:p>28</text:p>
          </table:table-cell>
          <table:table-cell table:style-name="ce115" table:formula="of:=SQRT(POWER([.$E29]-[.AL$5];2)+POWER([.$F29]-[.AL$6];2))" office:value-type="float" office:value="47.6340214552582" calcext:value-type="float">
            <text:p>48</text:p>
          </table:table-cell>
          <table:table-cell table:style-name="ce115" table:formula="of:=SQRT(POWER([.$E29]-[.AM$5];2)+POWER([.$F29]-[.AM$6];2))" office:value-type="float" office:value="105.109466747767" calcext:value-type="float">
            <text:p>105</text:p>
          </table:table-cell>
          <table:table-cell table:style-name="ce115" table:formula="of:=SQRT(POWER([.$E29]-[.AN$5];2)+POWER([.$F29]-[.AN$6];2))" office:value-type="float" office:value="142.077443670697" calcext:value-type="float">
            <text:p>142</text:p>
          </table:table-cell>
          <table:table-cell table:style-name="ce115" table:formula="of:=SQRT(POWER([.$E29]-[.AO$5];2)+POWER([.$F29]-[.AO$6];2))" office:value-type="float" office:value="154.693244842818" calcext:value-type="float">
            <text:p>155</text:p>
          </table:table-cell>
          <table:table-cell table:style-name="ce115" table:formula="of:=SQRT(POWER([.$E29]-[.AP$5];2)+POWER([.$F29]-[.AP$6];2))" office:value-type="float" office:value="113.357840487546" calcext:value-type="float">
            <text:p>113</text:p>
          </table:table-cell>
          <table:table-cell table:style-name="ce115" table:formula="of:=SQRT(POWER([.$E29]-[.AQ$5];2)+POWER([.$F29]-[.AQ$6];2))" office:value-type="float" office:value="41.0121933088198" calcext:value-type="float">
            <text:p>41</text:p>
          </table:table-cell>
          <table:table-cell table:style-name="ce115" table:formula="of:=SQRT(POWER([.$E29]-[.AR$5];2)+POWER([.$F29]-[.AR$6];2))" office:value-type="float" office:value="89.8053450525079" calcext:value-type="float">
            <text:p>90</text:p>
          </table:table-cell>
          <table:table-cell table:style-name="ce116" table:formula="of:=SQRT(POWER([.$E29]-[.AS$5];2)+POWER([.$F29]-[.AS$6];2))" office:value-type="float" office:value="324.075608461976" calcext:value-type="float">
            <text:p>324</text:p>
          </table:table-cell>
          <table:table-cell table:style-name="ce115" table:formula="of:=SQRT(POWER([.$E29]-[.AT$5];2)+POWER([.$F29]-[.AT$6];2))" office:value-type="float" office:value="272.459171253236" calcext:value-type="float">
            <text:p>272</text:p>
          </table:table-cell>
          <table:table-cell table:style-name="ce115" table:formula="of:=SQRT(POWER([.$E29]-[.AU$5];2)+POWER([.$F29]-[.AU$6];2))" office:value-type="float" office:value="169.292646030476" calcext:value-type="float">
            <text:p>169</text:p>
          </table:table-cell>
          <table:table-cell table:style-name="ce115" table:formula="of:=SQRT(POWER([.$E29]-[.AV$5];2)+POWER([.$F29]-[.AV$6];2))" office:value-type="float" office:value="262.855473597184" calcext:value-type="float">
            <text:p>263</text:p>
          </table:table-cell>
          <table:table-cell table:style-name="ce122" table:formula="of:=SQRT(POWER([.$E29]-[.AW$5];2)+POWER([.$F29]-[.AW$6];2))" office:value-type="float" office:value="279.8463864337" calcext:value-type="float">
            <text:p>280</text:p>
          </table:table-cell>
          <table:table-cell table:style-name="ce84" table:formula="of:=SQRT(POWER([.$E29]-[.AX$5];2)+POWER([.$F29]-[.AX$6];2))" office:value-type="float" office:value="712.137627148011" calcext:value-type="float">
            <text:p>712</text:p>
          </table:table-cell>
          <table:table-cell table:style-name="ce84" table:formula="of:=SQRT(POWER([.$E29]-[.AY$5];2)+POWER([.$F29]-[.AY$6];2))" office:value-type="float" office:value="703.209783777217" calcext:value-type="float">
            <text:p>703</text:p>
          </table:table-cell>
          <table:table-cell table:style-name="ce84" table:formula="of:=SQRT(POWER([.$E29]-[.AZ$5];2)+POWER([.$F29]-[.AZ$6];2))" office:value-type="float" office:value="736.951151705457" calcext:value-type="float">
            <text:p>737</text:p>
          </table:table-cell>
          <table:table-cell table:style-name="ce84" table:formula="of:=SQRT(POWER([.$E29]-[.BA$5];2)+POWER([.$F29]-[.BA$6];2))" office:value-type="float" office:value="763.910989579283" calcext:value-type="float">
            <text:p>764</text:p>
          </table:table-cell>
          <table:table-cell table:style-name="ce84" table:formula="of:=SQRT(POWER([.$E29]-[.BB$5];2)+POWER([.$F29]-[.BB$6];2))" office:value-type="float" office:value="701.78344238091" calcext:value-type="float">
            <text:p>702</text:p>
          </table:table-cell>
          <table:table-cell table:style-name="ce84" table:formula="of:=SQRT(POWER([.$E29]-[.BC$5];2)+POWER([.$F29]-[.BC$6];2))" office:value-type="float" office:value="750.149985002999" calcext:value-type="float">
            <text:p>750</text:p>
          </table:table-cell>
          <table:table-cell table:style-name="ce84" table:formula="of:=SQRT(POWER([.$E29]-[.BD$5];2)+POWER([.$F29]-[.BD$6];2))" office:value-type="float" office:value="794.040301244213" calcext:value-type="float">
            <text:p>794</text:p>
          </table:table-cell>
          <table:table-cell table:style-name="ce84" table:formula="of:=SQRT(POWER([.$E29]-[.BE$5];2)+POWER([.$F29]-[.BE$6];2))" office:value-type="float" office:value="788.365397515644" calcext:value-type="float">
            <text:p>788</text:p>
          </table:table-cell>
          <table:table-cell table:style-name="ce84" table:formula="of:=SQRT(POWER([.$E29]-[.BF$5];2)+POWER([.$F29]-[.BF$6];2))" office:value-type="float" office:value="754.320886625844" calcext:value-type="float">
            <text:p>754</text:p>
          </table:table-cell>
          <table:table-cell table:style-name="ce84" table:formula="of:=SQRT(POWER([.$E29]-[.BG$5];2)+POWER([.$F29]-[.BG$6];2))" office:value-type="float" office:value="693.801844909626" calcext:value-type="float">
            <text:p>694</text:p>
          </table:table-cell>
          <table:table-cell table:style-name="ce84" table:formula="of:=SQRT(POWER([.$E29]-[.BH$5];2)+POWER([.$F29]-[.BH$6];2))" office:value-type="float" office:value="647.357706372605" calcext:value-type="float">
            <text:p>647</text:p>
          </table:table-cell>
          <table:table-cell table:style-name="ce84" table:formula="of:=SQRT(POWER([.$E29]-[.BI$5];2)+POWER([.$F29]-[.BI$6];2))" office:value-type="float" office:value="654.904573201318" calcext:value-type="float">
            <text:p>655</text:p>
          </table:table-cell>
          <table:table-cell table:style-name="ce84" table:formula="of:=SQRT(POWER([.$E29]-[.BJ$5];2)+POWER([.$F29]-[.BJ$6];2))" office:value-type="float" office:value="616.116872029975" calcext:value-type="float">
            <text:p>616</text:p>
          </table:table-cell>
          <table:table-cell table:style-name="ce84" table:formula="of:=SQRT(POWER([.$E29]-[.BK$5];2)+POWER([.$F29]-[.BK$6];2))" office:value-type="float" office:value="427.516081568869" calcext:value-type="float">
            <text:p>428</text:p>
          </table:table-cell>
          <table:table-cell table:style-name="ce84" table:formula="of:=SQRT(POWER([.$E29]-[.BL$5];2)+POWER([.$F29]-[.BL$6];2))" office:value-type="float" office:value="621.202060524593" calcext:value-type="float">
            <text:p>621</text:p>
          </table:table-cell>
          <table:table-cell table:style-name="ce90" table:formula="of:=SQRT(POWER([.$E29]-[.BM$5];2)+POWER([.$F29]-[.BM$6];2))" office:value-type="float" office:value="436.903879589092" calcext:value-type="float">
            <text:p>437</text:p>
          </table:table-cell>
          <table:table-cell table:style-name="ce84" table:formula="of:=SQRT(POWER([.$E29]-[.BN$5];2)+POWER([.$F29]-[.BN$6];2))" office:value-type="float" office:value="495.679331826535" calcext:value-type="float">
            <text:p>496</text:p>
          </table:table-cell>
          <table:table-cell table:style-name="ce84" table:formula="of:=SQRT(POWER([.$E29]-[.BO$5];2)+POWER([.$F29]-[.BO$6];2))" office:value-type="float" office:value="509.92156259566" calcext:value-type="float">
            <text:p>510</text:p>
          </table:table-cell>
          <table:table-cell table:style-name="ce84" table:formula="of:=SQRT(POWER([.$E29]-[.BP$5];2)+POWER([.$F29]-[.BP$6];2))" office:value-type="float" office:value="663.871222452066" calcext:value-type="float">
            <text:p>664</text:p>
          </table:table-cell>
          <table:table-cell table:style-name="ce84" table:formula="of:=SQRT(POWER([.$E29]-[.BQ$5];2)+POWER([.$F29]-[.BQ$6];2))" office:value-type="float" office:value="740.227667680694" calcext:value-type="float">
            <text:p>740</text:p>
          </table:table-cell>
          <table:table-cell table:style-name="ce84" table:formula="of:=SQRT(POWER([.$E29]-[.BR$5];2)+POWER([.$F29]-[.BR$6];2))" office:value-type="float" office:value="683.768966830171" calcext:value-type="float">
            <text:p>684</text:p>
          </table:table-cell>
          <table:table-cell table:style-name="ce84" table:formula="of:=SQRT(POWER([.$E29]-[.BS$5];2)+POWER([.$F29]-[.BS$6];2))" office:value-type="float" office:value="735.097272474875" calcext:value-type="float">
            <text:p>735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u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Пропускной пункт</text:p>
          </table:table-cell>
          <table:table-cell office:value-type="string" calcext:value-type="string">
            <text:p>T2+</text:p>
          </table:table-cell>
          <table:table-cell office:value-type="float" office:value="920" calcext:value-type="float">
            <text:p>920</text:p>
          </table:table-cell>
          <table:table-cell office:value-type="float" office:value="268" calcext:value-type="float">
            <text:p>268</text:p>
          </table:table-cell>
          <table:table-cell table:style-name="ce84" table:formula="of:=MAX([.AC29:.AW49])" office:value-type="float" office:value="419.151523914682" calcext:value-type="float">
            <text:p>419</text:p>
          </table:table-cell>
          <table:table-cell table:style-name="ce84" table:formula="of:=SQRT(POWER([.$E30]-[.H$5];2)+POWER([.$F30]-[.H$6];2))" office:value-type="float" office:value="831.346498158259" calcext:value-type="float">
            <text:p>831</text:p>
          </table:table-cell>
          <table:table-cell table:style-name="ce84" table:formula="of:=SQRT(POWER([.$E30]-[.I$5];2)+POWER([.$F30]-[.I$6];2))" office:value-type="float" office:value="822.170906807094" calcext:value-type="float">
            <text:p>822</text:p>
          </table:table-cell>
          <table:table-cell table:style-name="ce84" table:formula="of:=SQRT(POWER([.$E30]-[.J$5];2)+POWER([.$F30]-[.J$6];2))" office:value-type="float" office:value="852.783677142099" calcext:value-type="float">
            <text:p>853</text:p>
          </table:table-cell>
          <table:table-cell table:style-name="ce84" table:formula="of:=SQRT(POWER([.$E30]-[.K$5];2)+POWER([.$F30]-[.K$6];2))" office:value-type="float" office:value="859.279349222359" calcext:value-type="float">
            <text:p>859</text:p>
          </table:table-cell>
          <table:table-cell table:style-name="ce84" table:formula="of:=SQRT(POWER([.$E30]-[.L$5];2)+POWER([.$F30]-[.L$6];2))" office:value-type="float" office:value="852.912656724005" calcext:value-type="float">
            <text:p>853</text:p>
          </table:table-cell>
          <table:table-cell table:style-name="ce84" table:formula="of:=SQRT(POWER([.$E30]-[.M$5];2)+POWER([.$F30]-[.M$6];2))" office:value-type="float" office:value="831.072800661891" calcext:value-type="float">
            <text:p>831</text:p>
          </table:table-cell>
          <table:table-cell table:style-name="ce84" table:formula="of:=SQRT(POWER([.$E30]-[.N$5];2)+POWER([.$F30]-[.N$6];2))" office:value-type="float" office:value="814.941715707326" calcext:value-type="float">
            <text:p>815</text:p>
          </table:table-cell>
          <table:table-cell table:style-name="ce84" table:formula="of:=SQRT(POWER([.$E30]-[.O$5];2)+POWER([.$F30]-[.O$6];2))" office:value-type="float" office:value="782.061378665383" calcext:value-type="float">
            <text:p>782</text:p>
          </table:table-cell>
          <table:table-cell table:style-name="ce84" table:formula="of:=SQRT(POWER([.$E30]-[.P$5];2)+POWER([.$F30]-[.P$6];2))" office:value-type="float" office:value="777.815530829772" calcext:value-type="float">
            <text:p>778</text:p>
          </table:table-cell>
          <table:table-cell table:style-name="ce84" table:formula="of:=SQRT(POWER([.$E30]-[.Q$5];2)+POWER([.$F30]-[.Q$6];2))" office:value-type="float" office:value="759.795367187771" calcext:value-type="float">
            <text:p>760</text:p>
          </table:table-cell>
          <table:table-cell table:style-name="ce84" table:formula="of:=SQRT(POWER([.$E30]-[.R$5];2)+POWER([.$F30]-[.R$6];2))" office:value-type="float" office:value="749.435120607515" calcext:value-type="float">
            <text:p>749</text:p>
          </table:table-cell>
          <table:table-cell table:style-name="ce84" table:formula="of:=SQRT(POWER([.$E30]-[.S$5];2)+POWER([.$F30]-[.S$6];2))" office:value-type="float" office:value="699.338258641696" calcext:value-type="float">
            <text:p>699</text:p>
          </table:table-cell>
          <table:table-cell table:style-name="ce84" table:formula="of:=SQRT(POWER([.$E30]-[.T$5];2)+POWER([.$F30]-[.T$6];2))" office:value-type="float" office:value="704.450140180269" calcext:value-type="float">
            <text:p>704</text:p>
          </table:table-cell>
          <table:table-cell table:style-name="ce84" table:formula="of:=SQRT(POWER([.$E30]-[.U$5];2)+POWER([.$F30]-[.U$6];2))" office:value-type="float" office:value="647.568529192085" calcext:value-type="float">
            <text:p>648</text:p>
          </table:table-cell>
          <table:table-cell table:style-name="ce84" table:formula="of:=SQRT(POWER([.$E30]-[.V$5];2)+POWER([.$F30]-[.V$6];2))" office:value-type="float" office:value="535.993470109478" calcext:value-type="float">
            <text:p>536</text:p>
          </table:table-cell>
          <table:table-cell table:style-name="ce90" table:formula="of:=SQRT(POWER([.$E30]-[.W$5];2)+POWER([.$F30]-[.W$6];2))" office:value-type="float" office:value="467.523261453374" calcext:value-type="float">
            <text:p>468</text:p>
          </table:table-cell>
          <table:table-cell table:style-name="ce84" table:formula="of:=SQRT(POWER([.$E30]-[.X$5];2)+POWER([.$F30]-[.X$6];2))" office:value-type="float" office:value="832.630770509954" calcext:value-type="float">
            <text:p>833</text:p>
          </table:table-cell>
          <table:table-cell table:style-name="ce84" table:formula="of:=SQRT(POWER([.$E30]-[.Y$5];2)+POWER([.$F30]-[.Y$6];2))" office:value-type="float" office:value="729.414148478078" calcext:value-type="float">
            <text:p>729</text:p>
          </table:table-cell>
          <table:table-cell table:style-name="ce84" table:formula="of:=SQRT(POWER([.$E30]-[.Z$5];2)+POWER([.$F30]-[.Z$6];2))" office:value-type="float" office:value="716.868886198864" calcext:value-type="float">
            <text:p>717</text:p>
          </table:table-cell>
          <table:table-cell table:style-name="ce108" table:formula="of:=SQRT(POWER([.$E30]-[.AA$5];2)+POWER([.$F30]-[.AA$6];2))" office:value-type="float" office:value="854.604586928949" calcext:value-type="float">
            <text:p>855</text:p>
          </table:table-cell>
          <table:table-cell table:style-name="ce113" table:formula="of:=SQRT(POWER([.$E30]-[.AB$5];2)+POWER([.$F30]-[.AB$6];2))" office:value-type="float" office:value="530.826713721154" calcext:value-type="float">
            <text:p>531</text:p>
          </table:table-cell>
          <table:table-cell table:style-name="ce115" table:formula="of:=SQRT(POWER([.$E30]-[.AC$5];2)+POWER([.$F30]-[.AC$6];2))" office:value-type="float" office:value="49.0917508345343" calcext:value-type="float">
            <text:p>49</text:p>
          </table:table-cell>
          <table:table-cell table:style-name="ce115"/>
          <table:table-cell table:style-name="ce115" table:formula="of:=SQRT(POWER([.$E30]-[.AE$5];2)+POWER([.$F30]-[.AE$6];2))" office:value-type="float" office:value="33.2415402771893" calcext:value-type="float">
            <text:p>33</text:p>
          </table:table-cell>
          <table:table-cell table:style-name="ce115" table:formula="of:=SQRT(POWER([.$E30]-[.AF$5];2)+POWER([.$F30]-[.AF$6];2))" office:value-type="float" office:value="37.6430604494374" calcext:value-type="float">
            <text:p>38</text:p>
          </table:table-cell>
          <table:table-cell table:style-name="ce115" table:formula="of:=SQRT(POWER([.$E30]-[.AG$5];2)+POWER([.$F30]-[.AG$6];2))" office:value-type="float" office:value="82.975900115636" calcext:value-type="float">
            <text:p>83</text:p>
          </table:table-cell>
          <table:table-cell table:style-name="ce115" table:formula="of:=SQRT(POWER([.$E30]-[.AH$5];2)+POWER([.$F30]-[.AH$6];2))" office:value-type="float" office:value="127.47548783982" calcext:value-type="float">
            <text:p>127</text:p>
          </table:table-cell>
          <table:table-cell table:style-name="ce115" table:formula="of:=SQRT(POWER([.$E30]-[.AI$5];2)+POWER([.$F30]-[.AI$6];2))" office:value-type="float" office:value="162.594587855808" calcext:value-type="float">
            <text:p>163</text:p>
          </table:table-cell>
          <table:table-cell table:style-name="ce115" table:formula="of:=SQRT(POWER([.$E30]-[.AJ$5];2)+POWER([.$F30]-[.AJ$6];2))" office:value-type="float" office:value="184.054339802136" calcext:value-type="float">
            <text:p>184</text:p>
          </table:table-cell>
          <table:table-cell table:style-name="ce115" table:formula="of:=SQRT(POWER([.$E30]-[.AK$5];2)+POWER([.$F30]-[.AK$6];2))" office:value-type="float" office:value="50.8035431835222" calcext:value-type="float">
            <text:p>51</text:p>
          </table:table-cell>
          <table:table-cell table:style-name="ce115" table:formula="of:=SQRT(POWER([.$E30]-[.AL$5];2)+POWER([.$F30]-[.AL$6];2))" office:value-type="float" office:value="92.1140597303148" calcext:value-type="float">
            <text:p>92</text:p>
          </table:table-cell>
          <table:table-cell table:style-name="ce115" table:formula="of:=SQRT(POWER([.$E30]-[.AM$5];2)+POWER([.$F30]-[.AM$6];2))" office:value-type="float" office:value="152.610615620277" calcext:value-type="float">
            <text:p>153</text:p>
          </table:table-cell>
          <table:table-cell table:style-name="ce115" table:formula="of:=SQRT(POWER([.$E30]-[.AN$5];2)+POWER([.$F30]-[.AN$6];2))" office:value-type="float" office:value="189.113722400042" calcext:value-type="float">
            <text:p>189</text:p>
          </table:table-cell>
          <table:table-cell table:style-name="ce115" table:formula="of:=SQRT(POWER([.$E30]-[.AO$5];2)+POWER([.$F30]-[.AO$6];2))" office:value-type="float" office:value="199.619638312467" calcext:value-type="float">
            <text:p>200</text:p>
          </table:table-cell>
          <table:table-cell table:style-name="ce115" table:formula="of:=SQRT(POWER([.$E30]-[.AP$5];2)+POWER([.$F30]-[.AP$6];2))" office:value-type="float" office:value="155.048379546514" calcext:value-type="float">
            <text:p>155</text:p>
          </table:table-cell>
          <table:table-cell table:style-name="ce115" table:formula="of:=SQRT(POWER([.$E30]-[.AQ$5];2)+POWER([.$F30]-[.AQ$6];2))" office:value-type="float" office:value="62.8012738724303" calcext:value-type="float">
            <text:p>63</text:p>
          </table:table-cell>
          <table:table-cell table:style-name="ce115" table:formula="of:=SQRT(POWER([.$E30]-[.AR$5];2)+POWER([.$F30]-[.AR$6];2))" office:value-type="float" office:value="138.812823615111" calcext:value-type="float">
            <text:p>139</text:p>
          </table:table-cell>
          <table:table-cell table:style-name="ce116" table:formula="of:=SQRT(POWER([.$E30]-[.AS$5];2)+POWER([.$F30]-[.AS$6];2))" office:value-type="float" office:value="329.68621445247" calcext:value-type="float">
            <text:p>330</text:p>
          </table:table-cell>
          <table:table-cell table:style-name="ce115" table:formula="of:=SQRT(POWER([.$E30]-[.AT$5];2)+POWER([.$F30]-[.AT$6];2))" office:value-type="float" office:value="258.565272223476" calcext:value-type="float">
            <text:p>259</text:p>
          </table:table-cell>
          <table:table-cell table:style-name="ce115" table:formula="of:=SQRT(POWER([.$E30]-[.AU$5];2)+POWER([.$F30]-[.AU$6];2))" office:value-type="float" office:value="123.490890352285" calcext:value-type="float">
            <text:p>123</text:p>
          </table:table-cell>
          <table:table-cell table:style-name="ce115" table:formula="of:=SQRT(POWER([.$E30]-[.AV$5];2)+POWER([.$F30]-[.AV$6];2))" office:value-type="float" office:value="228.449119061554" calcext:value-type="float">
            <text:p>228</text:p>
          </table:table-cell>
          <table:table-cell table:style-name="ce122" table:formula="of:=SQRT(POWER([.$E30]-[.AW$5];2)+POWER([.$F30]-[.AW$6];2))" office:value-type="float" office:value="242.528348858438" calcext:value-type="float">
            <text:p>243</text:p>
          </table:table-cell>
          <table:table-cell table:style-name="ce84" table:formula="of:=SQRT(POWER([.$E30]-[.AX$5];2)+POWER([.$F30]-[.AX$6];2))" office:value-type="float" office:value="687.204481941147" calcext:value-type="float">
            <text:p>687</text:p>
          </table:table-cell>
          <table:table-cell table:style-name="ce84" table:formula="of:=SQRT(POWER([.$E30]-[.AY$5];2)+POWER([.$F30]-[.AY$6];2))" office:value-type="float" office:value="681.353065598152" calcext:value-type="float">
            <text:p>681</text:p>
          </table:table-cell>
          <table:table-cell table:style-name="ce84" table:formula="of:=SQRT(POWER([.$E30]-[.AZ$5];2)+POWER([.$F30]-[.AZ$6];2))" office:value-type="float" office:value="715.296442043437" calcext:value-type="float">
            <text:p>715</text:p>
          </table:table-cell>
          <table:table-cell table:style-name="ce84" table:formula="of:=SQRT(POWER([.$E30]-[.BA$5];2)+POWER([.$F30]-[.BA$6];2))" office:value-type="float" office:value="741.11402631444" calcext:value-type="float">
            <text:p>741</text:p>
          </table:table-cell>
          <table:table-cell table:style-name="ce84" table:formula="of:=SQRT(POWER([.$E30]-[.BB$5];2)+POWER([.$F30]-[.BB$6];2))" office:value-type="float" office:value="679.124436314878" calcext:value-type="float">
            <text:p>679</text:p>
          </table:table-cell>
          <table:table-cell table:style-name="ce84" table:formula="of:=SQRT(POWER([.$E30]-[.BC$5];2)+POWER([.$F30]-[.BC$6];2))" office:value-type="float" office:value="725.165498351928" calcext:value-type="float">
            <text:p>725</text:p>
          </table:table-cell>
          <table:table-cell table:style-name="ce84" table:formula="of:=SQRT(POWER([.$E30]-[.BD$5];2)+POWER([.$F30]-[.BD$6];2))" office:value-type="float" office:value="768.563595286688" calcext:value-type="float">
            <text:p>769</text:p>
          </table:table-cell>
          <table:table-cell table:style-name="ce84" table:formula="of:=SQRT(POWER([.$E30]-[.BE$5];2)+POWER([.$F30]-[.BE$6];2))" office:value-type="float" office:value="761.189858051196" calcext:value-type="float">
            <text:p>761</text:p>
          </table:table-cell>
          <table:table-cell table:style-name="ce84" table:formula="of:=SQRT(POWER([.$E30]-[.BF$5];2)+POWER([.$F30]-[.BF$6];2))" office:value-type="float" office:value="727.248238224061" calcext:value-type="float">
            <text:p>727</text:p>
          </table:table-cell>
          <table:table-cell table:style-name="ce84" table:formula="of:=SQRT(POWER([.$E30]-[.BG$5];2)+POWER([.$F30]-[.BG$6];2))" office:value-type="float" office:value="663.04826370333" calcext:value-type="float">
            <text:p>663</text:p>
          </table:table-cell>
          <table:table-cell table:style-name="ce84" table:formula="of:=SQRT(POWER([.$E30]-[.BH$5];2)+POWER([.$F30]-[.BH$6];2))" office:value-type="float" office:value="619.427154716356" calcext:value-type="float">
            <text:p>619</text:p>
          </table:table-cell>
          <table:table-cell table:style-name="ce84" table:formula="of:=SQRT(POWER([.$E30]-[.BI$5];2)+POWER([.$F30]-[.BI$6];2))" office:value-type="float" office:value="624.219512671624" calcext:value-type="float">
            <text:p>624</text:p>
          </table:table-cell>
          <table:table-cell table:style-name="ce84" table:formula="of:=SQRT(POWER([.$E30]-[.BJ$5];2)+POWER([.$F30]-[.BJ$6];2))" office:value-type="float" office:value="588.246546951191" calcext:value-type="float">
            <text:p>588</text:p>
          </table:table-cell>
          <table:table-cell table:style-name="ce84" table:formula="of:=SQRT(POWER([.$E30]-[.BK$5];2)+POWER([.$F30]-[.BK$6];2))" office:value-type="float" office:value="430.910663595135" calcext:value-type="float">
            <text:p>431</text:p>
          </table:table-cell>
          <table:table-cell table:style-name="ce84" table:formula="of:=SQRT(POWER([.$E30]-[.BL$5];2)+POWER([.$F30]-[.BL$6];2))" office:value-type="float" office:value="591.163260022136" calcext:value-type="float">
            <text:p>591</text:p>
          </table:table-cell>
          <table:table-cell table:style-name="ce90" table:formula="of:=SQRT(POWER([.$E30]-[.BM$5];2)+POWER([.$F30]-[.BM$6];2))" office:value-type="float" office:value="431.676962554177" calcext:value-type="float">
            <text:p>432</text:p>
          </table:table-cell>
          <table:table-cell table:style-name="ce84" table:formula="of:=SQRT(POWER([.$E30]-[.BN$5];2)+POWER([.$F30]-[.BN$6];2))" office:value-type="float" office:value="483.259764515938" calcext:value-type="float">
            <text:p>483</text:p>
          </table:table-cell>
          <table:table-cell table:style-name="ce84" table:formula="of:=SQRT(POWER([.$E30]-[.BO$5];2)+POWER([.$F30]-[.BO$6];2))" office:value-type="float" office:value="502.244960153907" calcext:value-type="float">
            <text:p>502</text:p>
          </table:table-cell>
          <table:table-cell table:style-name="ce84" table:formula="of:=SQRT(POWER([.$E30]-[.BP$5];2)+POWER([.$F30]-[.BP$6];2))" office:value-type="float" office:value="657.280001217137" calcext:value-type="float">
            <text:p>657</text:p>
          </table:table-cell>
          <table:table-cell table:style-name="ce84" table:formula="of:=SQRT(POWER([.$E30]-[.BQ$5];2)+POWER([.$F30]-[.BQ$6];2))" office:value-type="float" office:value="733.084579022094" calcext:value-type="float">
            <text:p>733</text:p>
          </table:table-cell>
          <table:table-cell table:style-name="ce84" table:formula="of:=SQRT(POWER([.$E30]-[.BR$5];2)+POWER([.$F30]-[.BR$6];2))" office:value-type="float" office:value="673.553264411954" calcext:value-type="float">
            <text:p>674</text:p>
          </table:table-cell>
          <table:table-cell table:style-name="ce84" table:formula="of:=SQRT(POWER([.$E30]-[.BS$5];2)+POWER([.$F30]-[.BS$6];2))" office:value-type="float" office:value="722.928765508746" calcext:value-type="float">
            <text:p>723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Ремонтный цех</text:p>
          </table:table-cell>
          <table:table-cell office:value-type="string" calcext:value-type="string">
            <text:p>T4</text:p>
          </table:table-cell>
          <table:table-cell office:value-type="float" office:value="952" calcext:value-type="float">
            <text:p>952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84" table:formula="of:=SQRT(POWER([.$E31]-[.H$5];2)+POWER([.$F31]-[.H$6];2))" office:value-type="float" office:value="864.481347398543" calcext:value-type="float">
            <text:p>864</text:p>
          </table:table-cell>
          <table:table-cell table:style-name="ce84" table:formula="of:=SQRT(POWER([.$E31]-[.I$5];2)+POWER([.$F31]-[.I$6];2))" office:value-type="float" office:value="855.368926253462" calcext:value-type="float">
            <text:p>855</text:p>
          </table:table-cell>
          <table:table-cell table:style-name="ce84" table:formula="of:=SQRT(POWER([.$E31]-[.J$5];2)+POWER([.$F31]-[.J$6];2))" office:value-type="float" office:value="885.959931373874" calcext:value-type="float">
            <text:p>886</text:p>
          </table:table-cell>
          <table:table-cell table:style-name="ce84" table:formula="of:=SQRT(POWER([.$E31]-[.K$5];2)+POWER([.$F31]-[.K$6];2))" office:value-type="float" office:value="892.386687484747" calcext:value-type="float">
            <text:p>892</text:p>
          </table:table-cell>
          <table:table-cell table:style-name="ce84" table:formula="of:=SQRT(POWER([.$E31]-[.L$5];2)+POWER([.$F31]-[.L$6];2))" office:value-type="float" office:value="885.946386639733" calcext:value-type="float">
            <text:p>886</text:p>
          </table:table-cell>
          <table:table-cell table:style-name="ce84" table:formula="of:=SQRT(POWER([.$E31]-[.M$5];2)+POWER([.$F31]-[.M$6];2))" office:value-type="float" office:value="864.090851704842" calcext:value-type="float">
            <text:p>864</text:p>
          </table:table-cell>
          <table:table-cell table:style-name="ce84" table:formula="of:=SQRT(POWER([.$E31]-[.N$5];2)+POWER([.$F31]-[.N$6];2))" office:value-type="float" office:value="848.014740437924" calcext:value-type="float">
            <text:p>848</text:p>
          </table:table-cell>
          <table:table-cell table:style-name="ce84" table:formula="of:=SQRT(POWER([.$E31]-[.O$5];2)+POWER([.$F31]-[.O$6];2))" office:value-type="float" office:value="815.267440782471" calcext:value-type="float">
            <text:p>815</text:p>
          </table:table-cell>
          <table:table-cell table:style-name="ce84" table:formula="of:=SQRT(POWER([.$E31]-[.P$5];2)+POWER([.$F31]-[.P$6];2))" office:value-type="float" office:value="811.04623789276" calcext:value-type="float">
            <text:p>811</text:p>
          </table:table-cell>
          <table:table-cell table:style-name="ce84" table:formula="of:=SQRT(POWER([.$E31]-[.Q$5];2)+POWER([.$F31]-[.Q$6];2))" office:value-type="float" office:value="793.035938655998" calcext:value-type="float">
            <text:p>793</text:p>
          </table:table-cell>
          <table:table-cell table:style-name="ce84" table:formula="of:=SQRT(POWER([.$E31]-[.R$5];2)+POWER([.$F31]-[.R$6];2))" office:value-type="float" office:value="782.663401469623" calcext:value-type="float">
            <text:p>783</text:p>
          </table:table-cell>
          <table:table-cell table:style-name="ce84" table:formula="of:=SQRT(POWER([.$E31]-[.S$5];2)+POWER([.$F31]-[.S$6];2))" office:value-type="float" office:value="732.183720114016" calcext:value-type="float">
            <text:p>732</text:p>
          </table:table-cell>
          <table:table-cell table:style-name="ce84" table:formula="of:=SQRT(POWER([.$E31]-[.T$5];2)+POWER([.$F31]-[.T$6];2))" office:value-type="float" office:value="737.024422933189" calcext:value-type="float">
            <text:p>737</text:p>
          </table:table-cell>
          <table:table-cell table:style-name="ce84" table:formula="of:=SQRT(POWER([.$E31]-[.U$5];2)+POWER([.$F31]-[.U$6];2))" office:value-type="float" office:value="680" calcext:value-type="float">
            <text:p>680</text:p>
          </table:table-cell>
          <table:table-cell table:style-name="ce84" table:formula="of:=SQRT(POWER([.$E31]-[.V$5];2)+POWER([.$F31]-[.V$6];2))" office:value-type="float" office:value="566.8050811346" calcext:value-type="float">
            <text:p>567</text:p>
          </table:table-cell>
          <table:table-cell table:style-name="ce90" table:formula="of:=SQRT(POWER([.$E31]-[.W$5];2)+POWER([.$F31]-[.W$6];2))" office:value-type="float" office:value="499.74093288423" calcext:value-type="float">
            <text:p>500</text:p>
          </table:table-cell>
          <table:table-cell table:style-name="ce84" table:formula="of:=SQRT(POWER([.$E31]-[.X$5];2)+POWER([.$F31]-[.X$6];2))" office:value-type="float" office:value="865.861998242214" calcext:value-type="float">
            <text:p>866</text:p>
          </table:table-cell>
          <table:table-cell table:style-name="ce84" table:formula="of:=SQRT(POWER([.$E31]-[.Y$5];2)+POWER([.$F31]-[.Y$6];2))" office:value-type="float" office:value="762.528687984918" calcext:value-type="float">
            <text:p>763</text:p>
          </table:table-cell>
          <table:table-cell table:style-name="ce84" table:formula="of:=SQRT(POWER([.$E31]-[.Z$5];2)+POWER([.$F31]-[.Z$6];2))" office:value-type="float" office:value="750.046665214905" calcext:value-type="float">
            <text:p>750</text:p>
          </table:table-cell>
          <table:table-cell table:style-name="ce108" table:formula="of:=SQRT(POWER([.$E31]-[.AA$5];2)+POWER([.$F31]-[.AA$6];2))" office:value-type="float" office:value="887.789389438734" calcext:value-type="float">
            <text:p>888</text:p>
          </table:table-cell>
          <table:table-cell table:style-name="ce113" table:formula="of:=SQRT(POWER([.$E31]-[.AB$5];2)+POWER([.$F31]-[.AB$6];2))" office:value-type="float" office:value="563.498003545709" calcext:value-type="float">
            <text:p>563</text:p>
          </table:table-cell>
          <table:table-cell table:style-name="ce115" table:formula="of:=SQRT(POWER([.$E31]-[.AC$5];2)+POWER([.$F31]-[.AC$6];2))" office:value-type="float" office:value="67.7421582177598" calcext:value-type="float">
            <text:p>68</text:p>
          </table:table-cell>
          <table:table-cell table:style-name="ce115" table:formula="of:=SQRT(POWER([.$E31]-[.AD$5];2)+POWER([.$F31]-[.AD$6];2))" office:value-type="float" office:value="33.2415402771893" calcext:value-type="float">
            <text:p>33</text:p>
          </table:table-cell>
          <table:table-cell table:style-name="ce115"/>
          <table:table-cell table:style-name="ce115" table:formula="of:=SQRT(POWER([.$E31]-[.AF$5];2)+POWER([.$F31]-[.AF$6];2))" office:value-type="float" office:value="4.47213595499958" calcext:value-type="float">
            <text:p>4</text:p>
          </table:table-cell>
          <table:table-cell table:style-name="ce115" table:formula="of:=SQRT(POWER([.$E31]-[.AG$5];2)+POWER([.$F31]-[.AG$6];2))" office:value-type="float" office:value="91.0823802938856" calcext:value-type="float">
            <text:p>91</text:p>
          </table:table-cell>
          <table:table-cell table:style-name="ce115" table:formula="of:=SQRT(POWER([.$E31]-[.AH$5];2)+POWER([.$F31]-[.AH$6];2))" office:value-type="float" office:value="134.182711255959" calcext:value-type="float">
            <text:p>134</text:p>
          </table:table-cell>
          <table:table-cell table:style-name="ce115" table:formula="of:=SQRT(POWER([.$E31]-[.AI$5];2)+POWER([.$F31]-[.AI$6];2))" office:value-type="float" office:value="168.011904340139" calcext:value-type="float">
            <text:p>168</text:p>
          </table:table-cell>
          <table:table-cell table:style-name="ce115" table:formula="of:=SQRT(POWER([.$E31]-[.AJ$5];2)+POWER([.$F31]-[.AJ$6];2))" office:value-type="float" office:value="185.129684275645" calcext:value-type="float">
            <text:p>185</text:p>
          </table:table-cell>
          <table:table-cell table:style-name="ce115" table:formula="of:=SQRT(POWER([.$E31]-[.AK$5];2)+POWER([.$F31]-[.AK$6];2))" office:value-type="float" office:value="79.6492310069595" calcext:value-type="float">
            <text:p>80</text:p>
          </table:table-cell>
          <table:table-cell table:style-name="ce115" table:formula="of:=SQRT(POWER([.$E31]-[.AL$5];2)+POWER([.$F31]-[.AL$6];2))" office:value-type="float" office:value="115.108644332213" calcext:value-type="float">
            <text:p>115</text:p>
          </table:table-cell>
          <table:table-cell table:style-name="ce115" table:formula="of:=SQRT(POWER([.$E31]-[.AM$5];2)+POWER([.$F31]-[.AM$6];2))" office:value-type="float" office:value="172.235304162648" calcext:value-type="float">
            <text:p>172</text:p>
          </table:table-cell>
          <table:table-cell table:style-name="ce115" table:formula="of:=SQRT(POWER([.$E31]-[.AN$5];2)+POWER([.$F31]-[.AN$6];2))" office:value-type="float" office:value="209.334660293034" calcext:value-type="float">
            <text:p>209</text:p>
          </table:table-cell>
          <table:table-cell table:style-name="ce115" table:formula="of:=SQRT(POWER([.$E31]-[.AO$5];2)+POWER([.$F31]-[.AO$6];2))" office:value-type="float" office:value="222.434259951115" calcext:value-type="float">
            <text:p>222</text:p>
          </table:table-cell>
          <table:table-cell table:style-name="ce115" table:formula="of:=SQRT(POWER([.$E31]-[.AP$5];2)+POWER([.$F31]-[.AP$6];2))" office:value-type="float" office:value="180.413414135424" calcext:value-type="float">
            <text:p>180</text:p>
          </table:table-cell>
          <table:table-cell table:style-name="ce115" table:formula="of:=SQRT(POWER([.$E31]-[.AQ$5];2)+POWER([.$F31]-[.AQ$6];2))" office:value-type="float" office:value="59.304300012731" calcext:value-type="float">
            <text:p>59</text:p>
          </table:table-cell>
          <table:table-cell table:style-name="ce115" table:formula="of:=SQRT(POWER([.$E31]-[.AR$5];2)+POWER([.$F31]-[.AR$6];2))" office:value-type="float" office:value="154.330813514347" calcext:value-type="float">
            <text:p>154</text:p>
          </table:table-cell>
          <table:table-cell table:style-name="ce116" table:formula="of:=SQRT(POWER([.$E31]-[.AS$5];2)+POWER([.$F31]-[.AS$6];2))" office:value-type="float" office:value="362.604467705515" calcext:value-type="float">
            <text:p>363</text:p>
          </table:table-cell>
          <table:table-cell table:style-name="ce115" table:formula="of:=SQRT(POWER([.$E31]-[.AT$5];2)+POWER([.$F31]-[.AT$6];2))" office:value-type="float" office:value="287.702971830324" calcext:value-type="float">
            <text:p>288</text:p>
          </table:table-cell>
          <table:table-cell table:style-name="ce115" table:formula="of:=SQRT(POWER([.$E31]-[.AU$5];2)+POWER([.$F31]-[.AU$6];2))" office:value-type="float" office:value="131.015266286032" calcext:value-type="float">
            <text:p>131</text:p>
          </table:table-cell>
          <table:table-cell table:style-name="ce115" table:formula="of:=SQRT(POWER([.$E31]-[.AV$5];2)+POWER([.$F31]-[.AV$6];2))" office:value-type="float" office:value="247.002024283203" calcext:value-type="float">
            <text:p>247</text:p>
          </table:table-cell>
          <table:table-cell table:style-name="ce122" table:formula="of:=SQRT(POWER([.$E31]-[.AW$5];2)+POWER([.$F31]-[.AW$6];2))" office:value-type="float" office:value="258.31182706179" calcext:value-type="float">
            <text:p>258</text:p>
          </table:table-cell>
          <table:table-cell table:style-name="ce84" table:formula="of:=SQRT(POWER([.$E31]-[.AX$5];2)+POWER([.$F31]-[.AX$6];2))" office:value-type="float" office:value="709.882384624383" calcext:value-type="float">
            <text:p>710</text:p>
          </table:table-cell>
          <table:table-cell table:style-name="ce84" table:formula="of:=SQRT(POWER([.$E31]-[.AY$5];2)+POWER([.$F31]-[.AY$6];2))" office:value-type="float" office:value="705.714531521068" calcext:value-type="float">
            <text:p>706</text:p>
          </table:table-cell>
          <table:table-cell table:style-name="ce84" table:formula="of:=SQRT(POWER([.$E31]-[.AZ$5];2)+POWER([.$F31]-[.AZ$6];2))" office:value-type="float" office:value="739.710754281699" calcext:value-type="float">
            <text:p>740</text:p>
          </table:table-cell>
          <table:table-cell table:style-name="ce84" table:formula="of:=SQRT(POWER([.$E31]-[.BA$5];2)+POWER([.$F31]-[.BA$6];2))" office:value-type="float" office:value="764.895417687935" calcext:value-type="float">
            <text:p>765</text:p>
          </table:table-cell>
          <table:table-cell table:style-name="ce84" table:formula="of:=SQRT(POWER([.$E31]-[.BB$5];2)+POWER([.$F31]-[.BB$6];2))" office:value-type="float" office:value="703.07112015784" calcext:value-type="float">
            <text:p>703</text:p>
          </table:table-cell>
          <table:table-cell table:style-name="ce84" table:formula="of:=SQRT(POWER([.$E31]-[.BC$5];2)+POWER([.$F31]-[.BC$6];2))" office:value-type="float" office:value="747.753970233525" calcext:value-type="float">
            <text:p>748</text:p>
          </table:table-cell>
          <table:table-cell table:style-name="ce84" table:formula="of:=SQRT(POWER([.$E31]-[.BD$5];2)+POWER([.$F31]-[.BD$6];2))" office:value-type="float" office:value="790.802756697269" calcext:value-type="float">
            <text:p>791</text:p>
          </table:table-cell>
          <table:table-cell table:style-name="ce84" table:formula="of:=SQRT(POWER([.$E31]-[.BE$5];2)+POWER([.$F31]-[.BE$6];2))" office:value-type="float" office:value="782.404626775686" calcext:value-type="float">
            <text:p>782</text:p>
          </table:table-cell>
          <table:table-cell table:style-name="ce84" table:formula="of:=SQRT(POWER([.$E31]-[.BF$5];2)+POWER([.$F31]-[.BF$6];2))" office:value-type="float" office:value="748.577985249366" calcext:value-type="float">
            <text:p>749</text:p>
          </table:table-cell>
          <table:table-cell table:style-name="ce84" table:formula="of:=SQRT(POWER([.$E31]-[.BG$5];2)+POWER([.$F31]-[.BG$6];2))" office:value-type="float" office:value="682.021993780259" calcext:value-type="float">
            <text:p>682</text:p>
          </table:table-cell>
          <table:table-cell table:style-name="ce84" table:formula="of:=SQRT(POWER([.$E31]-[.BH$5];2)+POWER([.$F31]-[.BH$6];2))" office:value-type="float" office:value="640.410024905919" calcext:value-type="float">
            <text:p>640</text:p>
          </table:table-cell>
          <table:table-cell table:style-name="ce84" table:formula="of:=SQRT(POWER([.$E31]-[.BI$5];2)+POWER([.$F31]-[.BI$6];2))" office:value-type="float" office:value="643.323402341311" calcext:value-type="float">
            <text:p>643</text:p>
          </table:table-cell>
          <table:table-cell table:style-name="ce84" table:formula="of:=SQRT(POWER([.$E31]-[.BJ$5];2)+POWER([.$F31]-[.BJ$6];2))" office:value-type="float" office:value="609.338165553414" calcext:value-type="float">
            <text:p>609</text:p>
          </table:table-cell>
          <table:table-cell table:style-name="ce84" table:formula="of:=SQRT(POWER([.$E31]-[.BK$5];2)+POWER([.$F31]-[.BK$6];2))" office:value-type="float" office:value="463.479233623255" calcext:value-type="float">
            <text:p>463</text:p>
          </table:table-cell>
          <table:table-cell table:style-name="ce84" table:formula="of:=SQRT(POWER([.$E31]-[.BL$5];2)+POWER([.$F31]-[.BL$6];2))" office:value-type="float" office:value="610.80029469541" calcext:value-type="float">
            <text:p>611</text:p>
          </table:table-cell>
          <table:table-cell table:style-name="ce90" table:formula="of:=SQRT(POWER([.$E31]-[.BM$5];2)+POWER([.$F31]-[.BM$6];2))" office:value-type="float" office:value="462.646733480309" calcext:value-type="float">
            <text:p>463</text:p>
          </table:table-cell>
          <table:table-cell table:style-name="ce84" table:formula="of:=SQRT(POWER([.$E31]-[.BN$5];2)+POWER([.$F31]-[.BN$6];2))" office:value-type="float" office:value="512.020507401803" calcext:value-type="float">
            <text:p>512</text:p>
          </table:table-cell>
          <table:table-cell table:style-name="ce84" table:formula="of:=SQRT(POWER([.$E31]-[.BO$5];2)+POWER([.$F31]-[.BO$6];2))" office:value-type="float" office:value="532.451875759678" calcext:value-type="float">
            <text:p>532</text:p>
          </table:table-cell>
          <table:table-cell table:style-name="ce84" table:formula="of:=SQRT(POWER([.$E31]-[.BP$5];2)+POWER([.$F31]-[.BP$6];2))" office:value-type="float" office:value="687.594357161255" calcext:value-type="float">
            <text:p>688</text:p>
          </table:table-cell>
          <table:table-cell table:style-name="ce84" table:formula="of:=SQRT(POWER([.$E31]-[.BQ$5];2)+POWER([.$F31]-[.BQ$6];2))" office:value-type="float" office:value="763.177567804505" calcext:value-type="float">
            <text:p>763</text:p>
          </table:table-cell>
          <table:table-cell table:style-name="ce84" table:formula="of:=SQRT(POWER([.$E31]-[.BR$5];2)+POWER([.$F31]-[.BR$6];2))" office:value-type="float" office:value="702.760983549884" calcext:value-type="float">
            <text:p>703</text:p>
          </table:table-cell>
          <table:table-cell table:style-name="ce84" table:formula="of:=SQRT(POWER([.$E31]-[.BS$5];2)+POWER([.$F31]-[.BS$6];2))" office:value-type="float" office:value="751.417992864158" calcext:value-type="float">
            <text:p>751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Корпоративные верфи Федерации</text:p>
          </table:table-cell>
          <table:table-cell office:value-type="string" calcext:value-type="string">
            <text:p>?</text:p>
          </table:table-cell>
          <table:table-cell office:value-type="float" office:value="956" calcext:value-type="float">
            <text:p>956</text:p>
          </table:table-cell>
          <table:table-cell office:value-type="float" office:value="279" calcext:value-type="float">
            <text:p>279</text:p>
          </table:table-cell>
          <table:table-cell table:style-name="ce84" table:formula="of:=MIN([.H29:.AB49])" office:value-type="float" office:value="202.009900747463" calcext:value-type="float">
            <text:p>202</text:p>
          </table:table-cell>
          <table:table-cell table:style-name="ce84" table:formula="of:=SQRT(POWER([.$E32]-[.H$5];2)+POWER([.$F32]-[.H$6];2))" office:value-type="float" office:value="868.794567202167" calcext:value-type="float">
            <text:p>869</text:p>
          </table:table-cell>
          <table:table-cell table:style-name="ce84" table:formula="of:=SQRT(POWER([.$E32]-[.I$5];2)+POWER([.$F32]-[.I$6];2))" office:value-type="float" office:value="859.71390590126" calcext:value-type="float">
            <text:p>860</text:p>
          </table:table-cell>
          <table:table-cell table:style-name="ce84" table:formula="of:=SQRT(POWER([.$E32]-[.J$5];2)+POWER([.$F32]-[.J$6];2))" office:value-type="float" office:value="890.292648515082" calcext:value-type="float">
            <text:p>890</text:p>
          </table:table-cell>
          <table:table-cell table:style-name="ce84" table:formula="of:=SQRT(POWER([.$E32]-[.K$5];2)+POWER([.$F32]-[.K$6];2))" office:value-type="float" office:value="896.688351658479" calcext:value-type="float">
            <text:p>897</text:p>
          </table:table-cell>
          <table:table-cell table:style-name="ce84" table:formula="of:=SQRT(POWER([.$E32]-[.L$5];2)+POWER([.$F32]-[.L$6];2))" office:value-type="float" office:value="890.220759137867" calcext:value-type="float">
            <text:p>890</text:p>
          </table:table-cell>
          <table:table-cell table:style-name="ce84" table:formula="of:=SQRT(POWER([.$E32]-[.M$5];2)+POWER([.$F32]-[.M$6];2))" office:value-type="float" office:value="868.359948408493" calcext:value-type="float">
            <text:p>868</text:p>
          </table:table-cell>
          <table:table-cell table:style-name="ce84" table:formula="of:=SQRT(POWER([.$E32]-[.N$5];2)+POWER([.$F32]-[.N$6];2))" office:value-type="float" office:value="852.303349752892" calcext:value-type="float">
            <text:p>852</text:p>
          </table:table-cell>
          <table:table-cell table:style-name="ce84" table:formula="of:=SQRT(POWER([.$E32]-[.O$5];2)+POWER([.$F32]-[.O$6];2))" office:value-type="float" office:value="819.617593759431" calcext:value-type="float">
            <text:p>820</text:p>
          </table:table-cell>
          <table:table-cell table:style-name="ce84" table:formula="of:=SQRT(POWER([.$E32]-[.P$5];2)+POWER([.$F32]-[.P$6];2))" office:value-type="float" office:value="815.41645801394" calcext:value-type="float">
            <text:p>815</text:p>
          </table:table-cell>
          <table:table-cell table:style-name="ce84" table:formula="of:=SQRT(POWER([.$E32]-[.Q$5];2)+POWER([.$F32]-[.Q$6];2))" office:value-type="float" office:value="797.422096508493" calcext:value-type="float">
            <text:p>797</text:p>
          </table:table-cell>
          <table:table-cell table:style-name="ce84" table:formula="of:=SQRT(POWER([.$E32]-[.R$5];2)+POWER([.$F32]-[.R$6];2))" office:value-type="float" office:value="787.031130261059" calcext:value-type="float">
            <text:p>787</text:p>
          </table:table-cell>
          <table:table-cell table:style-name="ce84" table:formula="of:=SQRT(POWER([.$E32]-[.S$5];2)+POWER([.$F32]-[.S$6];2))" office:value-type="float" office:value="736.652563967574" calcext:value-type="float">
            <text:p>737</text:p>
          </table:table-cell>
          <table:table-cell table:style-name="ce84" table:formula="of:=SQRT(POWER([.$E32]-[.T$5];2)+POWER([.$F32]-[.T$6];2))" office:value-type="float" office:value="741.496459870174" calcext:value-type="float">
            <text:p>741</text:p>
          </table:table-cell>
          <table:table-cell table:style-name="ce84" table:formula="of:=SQRT(POWER([.$E32]-[.U$5];2)+POWER([.$F32]-[.U$6];2))" office:value-type="float" office:value="684.470598345904" calcext:value-type="float">
            <text:p>684</text:p>
          </table:table-cell>
          <table:table-cell table:style-name="ce84" table:formula="of:=SQRT(POWER([.$E32]-[.V$5];2)+POWER([.$F32]-[.V$6];2))" office:value-type="float" office:value="571.202240891963" calcext:value-type="float">
            <text:p>571</text:p>
          </table:table-cell>
          <table:table-cell table:style-name="ce90" table:formula="of:=SQRT(POWER([.$E32]-[.W$5];2)+POWER([.$F32]-[.W$6];2))" office:value-type="float" office:value="504.207298638169" calcext:value-type="float">
            <text:p>504</text:p>
          </table:table-cell>
          <table:table-cell table:style-name="ce84" table:formula="of:=SQRT(POWER([.$E32]-[.X$5];2)+POWER([.$F32]-[.X$6];2))" office:value-type="float" office:value="870.232727493054" calcext:value-type="float">
            <text:p>870</text:p>
          </table:table-cell>
          <table:table-cell table:style-name="ce84" table:formula="of:=SQRT(POWER([.$E32]-[.Y$5];2)+POWER([.$F32]-[.Y$6];2))" office:value-type="float" office:value="766.833749909327" calcext:value-type="float">
            <text:p>767</text:p>
          </table:table-cell>
          <table:table-cell table:style-name="ce84" table:formula="of:=SQRT(POWER([.$E32]-[.Z$5];2)+POWER([.$F32]-[.Z$6];2))" office:value-type="float" office:value="754.380540576174" calcext:value-type="float">
            <text:p>754</text:p>
          </table:table-cell>
          <table:table-cell table:style-name="ce108" table:formula="of:=SQRT(POWER([.$E32]-[.AA$5];2)+POWER([.$F32]-[.AA$6];2))" office:value-type="float" office:value="892.126672619982" calcext:value-type="float">
            <text:p>892</text:p>
          </table:table-cell>
          <table:table-cell table:style-name="ce113" table:formula="of:=SQRT(POWER([.$E32]-[.AB$5];2)+POWER([.$F32]-[.AB$6];2))" office:value-type="float" office:value="567.670679179399" calcext:value-type="float">
            <text:p>568</text:p>
          </table:table-cell>
          <table:table-cell table:style-name="ce115" table:formula="of:=SQRT(POWER([.$E32]-[.AC$5];2)+POWER([.$F32]-[.AC$6];2))" office:value-type="float" office:value="71.5611626512594" calcext:value-type="float">
            <text:p>72</text:p>
          </table:table-cell>
          <table:table-cell table:style-name="ce115" table:formula="of:=SQRT(POWER([.$E32]-[.AD$5];2)+POWER([.$F32]-[.AD$6];2))" office:value-type="float" office:value="37.6430604494374" calcext:value-type="float">
            <text:p>38</text:p>
          </table:table-cell>
          <table:table-cell table:style-name="ce115" table:formula="of:=SQRT(POWER([.$E32]-[.AE$5];2)+POWER([.$F32]-[.AE$6];2))" office:value-type="float" office:value="4.47213595499958" calcext:value-type="float">
            <text:p>4</text:p>
          </table:table-cell>
          <table:table-cell table:style-name="ce115"/>
          <table:table-cell table:style-name="ce115" table:formula="of:=SQRT(POWER([.$E32]-[.AG$5];2)+POWER([.$F32]-[.AG$6];2))" office:value-type="float" office:value="93.7443331620637" calcext:value-type="float">
            <text:p>94</text:p>
          </table:table-cell>
          <table:table-cell table:style-name="ce115" table:formula="of:=SQRT(POWER([.$E32]-[.AH$5];2)+POWER([.$F32]-[.AH$6];2))" office:value-type="float" office:value="136.444127759314" calcext:value-type="float">
            <text:p>136</text:p>
          </table:table-cell>
          <table:table-cell table:style-name="ce115" table:formula="of:=SQRT(POWER([.$E32]-[.AI$5];2)+POWER([.$F32]-[.AI$6];2))" office:value-type="float" office:value="170.011764298827" calcext:value-type="float">
            <text:p>170</text:p>
          </table:table-cell>
          <table:table-cell table:style-name="ce115" table:formula="of:=SQRT(POWER([.$E32]-[.AJ$5];2)+POWER([.$F32]-[.AJ$6];2))" office:value-type="float" office:value="186.550261323859" calcext:value-type="float">
            <text:p>187</text:p>
          </table:table-cell>
          <table:table-cell table:style-name="ce115" table:formula="of:=SQRT(POWER([.$E32]-[.AK$5];2)+POWER([.$F32]-[.AK$6];2))" office:value-type="float" office:value="84.0238061504" calcext:value-type="float">
            <text:p>84</text:p>
          </table:table-cell>
          <table:table-cell table:style-name="ce115" table:formula="of:=SQRT(POWER([.$E32]-[.AL$5];2)+POWER([.$F32]-[.AL$6];2))" office:value-type="float" office:value="119.037809119624" calcext:value-type="float">
            <text:p>119</text:p>
          </table:table-cell>
          <table:table-cell table:style-name="ce115" table:formula="of:=SQRT(POWER([.$E32]-[.AM$5];2)+POWER([.$F32]-[.AM$6];2))" office:value-type="float" office:value="175.764046380368" calcext:value-type="float">
            <text:p>176</text:p>
          </table:table-cell>
          <table:table-cell table:style-name="ce115" table:formula="of:=SQRT(POWER([.$E32]-[.AN$5];2)+POWER([.$F32]-[.AN$6];2))" office:value-type="float" office:value="212.877899275618" calcext:value-type="float">
            <text:p>213</text:p>
          </table:table-cell>
          <table:table-cell table:style-name="ce115" table:formula="of:=SQRT(POWER([.$E32]-[.AO$5];2)+POWER([.$F32]-[.AO$6];2))" office:value-type="float" office:value="226.214499977344" calcext:value-type="float">
            <text:p>226</text:p>
          </table:table-cell>
          <table:table-cell table:style-name="ce115" table:formula="of:=SQRT(POWER([.$E32]-[.AP$5];2)+POWER([.$F32]-[.AP$6];2))" office:value-type="float" office:value="184.447824600888" calcext:value-type="float">
            <text:p>184</text:p>
          </table:table-cell>
          <table:table-cell table:style-name="ce115" table:formula="of:=SQRT(POWER([.$E32]-[.AQ$5];2)+POWER([.$F32]-[.AQ$6];2))" office:value-type="float" office:value="61.0327780786685" calcext:value-type="float">
            <text:p>61</text:p>
          </table:table-cell>
          <table:table-cell table:style-name="ce115" table:formula="of:=SQRT(POWER([.$E32]-[.AR$5];2)+POWER([.$F32]-[.AR$6];2))" office:value-type="float" office:value="157.486507358567" calcext:value-type="float">
            <text:p>157</text:p>
          </table:table-cell>
          <table:table-cell table:style-name="ce116" table:formula="of:=SQRT(POWER([.$E32]-[.AS$5];2)+POWER([.$F32]-[.AS$6];2))" office:value-type="float" office:value="366.848742671963" calcext:value-type="float">
            <text:p>367</text:p>
          </table:table-cell>
          <table:table-cell table:style-name="ce115" table:formula="of:=SQRT(POWER([.$E32]-[.AT$5];2)+POWER([.$F32]-[.AT$6];2))" office:value-type="float" office:value="291.240450487222" calcext:value-type="float">
            <text:p>291</text:p>
          </table:table-cell>
          <table:table-cell table:style-name="ce115" table:formula="of:=SQRT(POWER([.$E32]-[.AU$5];2)+POWER([.$F32]-[.AU$6];2))" office:value-type="float" office:value="131.821849478757" calcext:value-type="float">
            <text:p>132</text:p>
          </table:table-cell>
          <table:table-cell table:style-name="ce115" table:formula="of:=SQRT(POWER([.$E32]-[.AV$5];2)+POWER([.$F32]-[.AV$6];2))" office:value-type="float" office:value="249.018071633366" calcext:value-type="float">
            <text:p>249</text:p>
          </table:table-cell>
          <table:table-cell table:style-name="ce122" table:formula="of:=SQRT(POWER([.$E32]-[.AW$5];2)+POWER([.$F32]-[.AW$6];2))" office:value-type="float" office:value="259.932683593272" calcext:value-type="float">
            <text:p>260</text:p>
          </table:table-cell>
          <table:table-cell table:style-name="ce84" table:formula="of:=SQRT(POWER([.$E32]-[.AX$5];2)+POWER([.$F32]-[.AX$6];2))" office:value-type="float" office:value="712.337700813315" calcext:value-type="float">
            <text:p>712</text:p>
          </table:table-cell>
          <table:table-cell table:style-name="ce84" table:formula="of:=SQRT(POWER([.$E32]-[.AY$5];2)+POWER([.$F32]-[.AY$6];2))" office:value-type="float" office:value="708.427131044542" calcext:value-type="float">
            <text:p>708</text:p>
          </table:table-cell>
          <table:table-cell table:style-name="ce84" table:formula="of:=SQRT(POWER([.$E32]-[.AZ$5];2)+POWER([.$F32]-[.AZ$6];2))" office:value-type="float" office:value="742.428447730824" calcext:value-type="float">
            <text:p>742</text:p>
          </table:table-cell>
          <table:table-cell table:style-name="ce84" table:formula="of:=SQRT(POWER([.$E32]-[.BA$5];2)+POWER([.$F32]-[.BA$6];2))" office:value-type="float" office:value="767.513517796267" calcext:value-type="float">
            <text:p>768</text:p>
          </table:table-cell>
          <table:table-cell table:style-name="ce84" table:formula="of:=SQRT(POWER([.$E32]-[.BB$5];2)+POWER([.$F32]-[.BB$6];2))" office:value-type="float" office:value="705.720199512526" calcext:value-type="float">
            <text:p>706</text:p>
          </table:table-cell>
          <table:table-cell table:style-name="ce84" table:formula="of:=SQRT(POWER([.$E32]-[.BC$5];2)+POWER([.$F32]-[.BC$6];2))" office:value-type="float" office:value="750.191975430289" calcext:value-type="float">
            <text:p>750</text:p>
          </table:table-cell>
          <table:table-cell table:style-name="ce84" table:formula="of:=SQRT(POWER([.$E32]-[.BD$5];2)+POWER([.$F32]-[.BD$6];2))" office:value-type="float" office:value="793.184089603416" calcext:value-type="float">
            <text:p>793</text:p>
          </table:table-cell>
          <table:table-cell table:style-name="ce84" table:formula="of:=SQRT(POWER([.$E32]-[.BE$5];2)+POWER([.$F32]-[.BE$6];2))" office:value-type="float" office:value="784.633035246414" calcext:value-type="float">
            <text:p>785</text:p>
          </table:table-cell>
          <table:table-cell table:style-name="ce84" table:formula="of:=SQRT(POWER([.$E32]-[.BF$5];2)+POWER([.$F32]-[.BF$6];2))" office:value-type="float" office:value="750.826877515716" calcext:value-type="float">
            <text:p>751</text:p>
          </table:table-cell>
          <table:table-cell table:style-name="ce84" table:formula="of:=SQRT(POWER([.$E32]-[.BG$5];2)+POWER([.$F32]-[.BG$6];2))" office:value-type="float" office:value="683.931283097944" calcext:value-type="float">
            <text:p>684</text:p>
          </table:table-cell>
          <table:table-cell table:style-name="ce84" table:formula="of:=SQRT(POWER([.$E32]-[.BH$5];2)+POWER([.$F32]-[.BH$6];2))" office:value-type="float" office:value="642.62041673137" calcext:value-type="float">
            <text:p>643</text:p>
          </table:table-cell>
          <table:table-cell table:style-name="ce84" table:formula="of:=SQRT(POWER([.$E32]-[.BI$5];2)+POWER([.$F32]-[.BI$6];2))" office:value-type="float" office:value="645.257313015513" calcext:value-type="float">
            <text:p>645</text:p>
          </table:table-cell>
          <table:table-cell table:style-name="ce84" table:formula="of:=SQRT(POWER([.$E32]-[.BJ$5];2)+POWER([.$F32]-[.BJ$6];2))" office:value-type="float" office:value="611.569292885115" calcext:value-type="float">
            <text:p>612</text:p>
          </table:table-cell>
          <table:table-cell table:style-name="ce84" table:formula="of:=SQRT(POWER([.$E32]-[.BK$5];2)+POWER([.$F32]-[.BK$6];2))" office:value-type="float" office:value="467.629126552228" calcext:value-type="float">
            <text:p>468</text:p>
          </table:table-cell>
          <table:table-cell table:style-name="ce84" table:formula="of:=SQRT(POWER([.$E32]-[.BL$5];2)+POWER([.$F32]-[.BL$6];2))" office:value-type="float" office:value="612.81726476985" calcext:value-type="float">
            <text:p>613</text:p>
          </table:table-cell>
          <table:table-cell table:style-name="ce90" table:formula="of:=SQRT(POWER([.$E32]-[.BM$5];2)+POWER([.$F32]-[.BM$6];2))" office:value-type="float" office:value="466.469720346348" calcext:value-type="float">
            <text:p>466</text:p>
          </table:table-cell>
          <table:table-cell table:style-name="ce84" table:formula="of:=SQRT(POWER([.$E32]-[.BN$5];2)+POWER([.$F32]-[.BN$6];2))" office:value-type="float" office:value="515.454168670698" calcext:value-type="float">
            <text:p>515</text:p>
          </table:table-cell>
          <table:table-cell table:style-name="ce84" table:formula="of:=SQRT(POWER([.$E32]-[.BO$5];2)+POWER([.$F32]-[.BO$6];2))" office:value-type="float" office:value="536.131513716551" calcext:value-type="float">
            <text:p>536</text:p>
          </table:table-cell>
          <table:table-cell table:style-name="ce84" table:formula="of:=SQRT(POWER([.$E32]-[.BP$5];2)+POWER([.$F32]-[.BP$6];2))" office:value-type="float" office:value="691.284311987477" calcext:value-type="float">
            <text:p>691</text:p>
          </table:table-cell>
          <table:table-cell table:style-name="ce84" table:formula="of:=SQRT(POWER([.$E32]-[.BQ$5];2)+POWER([.$F32]-[.BQ$6];2))" office:value-type="float" office:value="766.824621409615" calcext:value-type="float">
            <text:p>767</text:p>
          </table:table-cell>
          <table:table-cell table:style-name="ce84" table:formula="of:=SQRT(POWER([.$E32]-[.BR$5];2)+POWER([.$F32]-[.BR$6];2))" office:value-type="float" office:value="706.25561944667" calcext:value-type="float">
            <text:p>706</text:p>
          </table:table-cell>
          <table:table-cell table:style-name="ce84" table:formula="of:=SQRT(POWER([.$E32]-[.BS$5];2)+POWER([.$F32]-[.BS$6];2))" office:value-type="float" office:value="754.78804971992" calcext:value-type="float">
            <text:p>755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Центр колонизации</text:p>
          </table:table-cell>
          <table:table-cell office:value-type="string" calcext:value-type="string">
            <text:p>T3</text:p>
          </table:table-cell>
          <table:table-cell office:value-type="float" office:value="938" calcext:value-type="float">
            <text:p>938</text:p>
          </table:table-cell>
          <table:table-cell office:value-type="float" office:value="187" calcext:value-type="float">
            <text:p>187</text:p>
          </table:table-cell>
          <table:table-cell table:style-name="ce84" table:formula="of:=MAX([.H29:.AB49])" office:value-type="float" office:value="905.17898782506" calcext:value-type="float">
            <text:p>905</text:p>
          </table:table-cell>
          <table:table-cell table:style-name="ce84" table:formula="of:=SQRT(POWER([.$E33]-[.H$5];2)+POWER([.$F33]-[.H$6];2))" office:value-type="float" office:value="837.63954061398" calcext:value-type="float">
            <text:p>838</text:p>
          </table:table-cell>
          <table:table-cell table:style-name="ce84" table:formula="of:=SQRT(POWER([.$E33]-[.I$5];2)+POWER([.$F33]-[.I$6];2))" office:value-type="float" office:value="826.075057122535" calcext:value-type="float">
            <text:p>826</text:p>
          </table:table-cell>
          <table:table-cell table:style-name="ce84" table:formula="of:=SQRT(POWER([.$E33]-[.J$5];2)+POWER([.$F33]-[.J$6];2))" office:value-type="float" office:value="857.503935851026" calcext:value-type="float">
            <text:p>858</text:p>
          </table:table-cell>
          <table:table-cell table:style-name="ce84" table:formula="of:=SQRT(POWER([.$E33]-[.K$5];2)+POWER([.$F33]-[.K$6];2))" office:value-type="float" office:value="866.252849923162" calcext:value-type="float">
            <text:p>866</text:p>
          </table:table-cell>
          <table:table-cell table:style-name="ce84" table:formula="of:=SQRT(POWER([.$E33]-[.L$5];2)+POWER([.$F33]-[.L$6];2))" office:value-type="float" office:value="861.756926284901" calcext:value-type="float">
            <text:p>862</text:p>
          </table:table-cell>
          <table:table-cell table:style-name="ce84" table:formula="of:=SQRT(POWER([.$E33]-[.M$5];2)+POWER([.$F33]-[.M$6];2))" office:value-type="float" office:value="840.371941464016" calcext:value-type="float">
            <text:p>840</text:p>
          </table:table-cell>
          <table:table-cell table:style-name="ce84" table:formula="of:=SQRT(POWER([.$E33]-[.N$5];2)+POWER([.$F33]-[.N$6];2))" office:value-type="float" office:value="823.04617124436" calcext:value-type="float">
            <text:p>823</text:p>
          </table:table-cell>
          <table:table-cell table:style-name="ce84" table:formula="of:=SQRT(POWER([.$E33]-[.O$5];2)+POWER([.$F33]-[.O$6];2))" office:value-type="float" office:value="785.763959468745" calcext:value-type="float">
            <text:p>786</text:p>
          </table:table-cell>
          <table:table-cell table:style-name="ce84" table:formula="of:=SQRT(POWER([.$E33]-[.P$5];2)+POWER([.$F33]-[.P$6];2))" office:value-type="float" office:value="779.797409587901" calcext:value-type="float">
            <text:p>780</text:p>
          </table:table-cell>
          <table:table-cell table:style-name="ce84" table:formula="of:=SQRT(POWER([.$E33]-[.Q$5];2)+POWER([.$F33]-[.Q$6];2))" office:value-type="float" office:value="760.369646948114" calcext:value-type="float">
            <text:p>760</text:p>
          </table:table-cell>
          <table:table-cell table:style-name="ce84" table:formula="of:=SQRT(POWER([.$E33]-[.R$5];2)+POWER([.$F33]-[.R$6];2))" office:value-type="float" office:value="751.815136852139" calcext:value-type="float">
            <text:p>752</text:p>
          </table:table-cell>
          <table:table-cell table:style-name="ce84" table:formula="of:=SQRT(POWER([.$E33]-[.S$5];2)+POWER([.$F33]-[.S$6];2))" office:value-type="float" office:value="686.551527563664" calcext:value-type="float">
            <text:p>687</text:p>
          </table:table-cell>
          <table:table-cell table:style-name="ce84" table:formula="of:=SQRT(POWER([.$E33]-[.T$5];2)+POWER([.$F33]-[.T$6];2))" office:value-type="float" office:value="687.739049349388" calcext:value-type="float">
            <text:p>688</text:p>
          </table:table-cell>
          <table:table-cell table:style-name="ce84" table:formula="of:=SQRT(POWER([.$E33]-[.U$5];2)+POWER([.$F33]-[.U$6];2))" office:value-type="float" office:value="629.520452408022" calcext:value-type="float">
            <text:p>630</text:p>
          </table:table-cell>
          <table:table-cell table:style-name="ce84" table:formula="of:=SQRT(POWER([.$E33]-[.V$5];2)+POWER([.$F33]-[.V$6];2))" office:value-type="float" office:value="505.319700783573" calcext:value-type="float">
            <text:p>505</text:p>
          </table:table-cell>
          <table:table-cell table:style-name="ce90" table:formula="of:=SQRT(POWER([.$E33]-[.W$5];2)+POWER([.$F33]-[.W$6];2))" office:value-type="float" office:value="448.973273146632" calcext:value-type="float">
            <text:p>449</text:p>
          </table:table-cell>
          <table:table-cell table:style-name="ce84" table:formula="of:=SQRT(POWER([.$E33]-[.X$5];2)+POWER([.$F33]-[.X$6];2))" office:value-type="float" office:value="834.26674391348" calcext:value-type="float">
            <text:p>834</text:p>
          </table:table-cell>
          <table:table-cell table:style-name="ce84" table:formula="of:=SQRT(POWER([.$E33]-[.Y$5];2)+POWER([.$F33]-[.Y$6];2))" office:value-type="float" office:value="736.908406791509" calcext:value-type="float">
            <text:p>737</text:p>
          </table:table-cell>
          <table:table-cell table:style-name="ce84" table:formula="of:=SQRT(POWER([.$E33]-[.Z$5];2)+POWER([.$F33]-[.Z$6];2))" office:value-type="float" office:value="722.30326041075" calcext:value-type="float">
            <text:p>722</text:p>
          </table:table-cell>
          <table:table-cell table:style-name="ce108" table:formula="of:=SQRT(POWER([.$E33]-[.AA$5];2)+POWER([.$F33]-[.AA$6];2))" office:value-type="float" office:value="858.958671881249" calcext:value-type="float">
            <text:p>859</text:p>
          </table:table-cell>
          <table:table-cell table:style-name="ce113" table:formula="of:=SQRT(POWER([.$E33]-[.AB$5];2)+POWER([.$F33]-[.AB$6];2))" office:value-type="float" office:value="548.249943000453" calcext:value-type="float">
            <text:p>548</text:p>
          </table:table-cell>
          <table:table-cell table:style-name="ce115" table:formula="of:=SQRT(POWER([.$E33]-[.AC$5];2)+POWER([.$F33]-[.AC$6];2))" office:value-type="float" office:value="38.2753184180093" calcext:value-type="float">
            <text:p>38</text:p>
          </table:table-cell>
          <table:table-cell table:style-name="ce115" table:formula="of:=SQRT(POWER([.$E33]-[.AD$5];2)+POWER([.$F33]-[.AD$6];2))" office:value-type="float" office:value="82.975900115636" calcext:value-type="float">
            <text:p>83</text:p>
          </table:table-cell>
          <table:table-cell table:style-name="ce115" table:formula="of:=SQRT(POWER([.$E33]-[.AE$5];2)+POWER([.$F33]-[.AE$6];2))" office:value-type="float" office:value="91.0823802938856" calcext:value-type="float">
            <text:p>91</text:p>
          </table:table-cell>
          <table:table-cell table:style-name="ce115" table:formula="of:=SQRT(POWER([.$E33]-[.AF$5];2)+POWER([.$F33]-[.AF$6];2))" office:value-type="float" office:value="93.7443331620637" calcext:value-type="float">
            <text:p>94</text:p>
          </table:table-cell>
          <table:table-cell table:style-name="ce115"/>
          <table:table-cell table:style-name="ce115" table:formula="of:=SQRT(POWER([.$E33]-[.AH$5];2)+POWER([.$F33]-[.AH$6];2))" office:value-type="float" office:value="44.5533388198909" calcext:value-type="float">
            <text:p>45</text:p>
          </table:table-cell>
          <table:table-cell table:style-name="ce115" table:formula="of:=SQRT(POWER([.$E33]-[.AI$5];2)+POWER([.$F33]-[.AI$6];2))" office:value-type="float" office:value="79.6241169495775" calcext:value-type="float">
            <text:p>80</text:p>
          </table:table-cell>
          <table:table-cell table:style-name="ce115" table:formula="of:=SQRT(POWER([.$E33]-[.AJ$5];2)+POWER([.$F33]-[.AJ$6];2))" office:value-type="float" office:value="102.04410811017" calcext:value-type="float">
            <text:p>102</text:p>
          </table:table-cell>
          <table:table-cell table:style-name="ce115" table:formula="of:=SQRT(POWER([.$E33]-[.AK$5];2)+POWER([.$F33]-[.AK$6];2))" office:value-type="float" office:value="62.4819974072532" calcext:value-type="float">
            <text:p>62</text:p>
          </table:table-cell>
          <table:table-cell table:style-name="ce115" table:formula="of:=SQRT(POWER([.$E33]-[.AL$5];2)+POWER([.$F33]-[.AL$6];2))" office:value-type="float" office:value="51.2445119012758" calcext:value-type="float">
            <text:p>51</text:p>
          </table:table-cell>
          <table:table-cell table:style-name="ce115" table:formula="of:=SQRT(POWER([.$E33]-[.AM$5];2)+POWER([.$F33]-[.AM$6];2))" office:value-type="float" office:value="88.5268320906153" calcext:value-type="float">
            <text:p>89</text:p>
          </table:table-cell>
          <table:table-cell table:style-name="ce115" table:formula="of:=SQRT(POWER([.$E33]-[.AN$5];2)+POWER([.$F33]-[.AN$6];2))" office:value-type="float" office:value="124.807852317072" calcext:value-type="float">
            <text:p>125</text:p>
          </table:table-cell>
          <table:table-cell table:style-name="ce115" table:formula="of:=SQRT(POWER([.$E33]-[.AO$5];2)+POWER([.$F33]-[.AO$6];2))" office:value-type="float" office:value="142.130221979704" calcext:value-type="float">
            <text:p>142</text:p>
          </table:table-cell>
          <table:table-cell table:style-name="ce115" table:formula="of:=SQRT(POWER([.$E33]-[.AP$5];2)+POWER([.$F33]-[.AP$6];2))" office:value-type="float" office:value="109.658560997307" calcext:value-type="float">
            <text:p>110</text:p>
          </table:table-cell>
          <table:table-cell table:style-name="ce115" table:formula="of:=SQRT(POWER([.$E33]-[.AQ$5];2)+POWER([.$F33]-[.AQ$6];2))" office:value-type="float" office:value="36.8917334913934" calcext:value-type="float">
            <text:p>37</text:p>
          </table:table-cell>
          <table:table-cell table:style-name="ce115" table:formula="of:=SQRT(POWER([.$E33]-[.AR$5];2)+POWER([.$F33]-[.AR$6];2))" office:value-type="float" office:value="65.8634952003005" calcext:value-type="float">
            <text:p>66</text:p>
          </table:table-cell>
          <table:table-cell table:style-name="ce116" table:formula="of:=SQRT(POWER([.$E33]-[.AS$5];2)+POWER([.$F33]-[.AS$6];2))" office:value-type="float" office:value="347.197350220303" calcext:value-type="float">
            <text:p>347</text:p>
          </table:table-cell>
          <table:table-cell table:style-name="ce115" table:formula="of:=SQRT(POWER([.$E33]-[.AT$5];2)+POWER([.$F33]-[.AT$6];2))" office:value-type="float" office:value="305.66812067993" calcext:value-type="float">
            <text:p>306</text:p>
          </table:table-cell>
          <table:table-cell table:style-name="ce115" table:formula="of:=SQRT(POWER([.$E33]-[.AU$5];2)+POWER([.$F33]-[.AU$6];2))" office:value-type="float" office:value="205.876176377938" calcext:value-type="float">
            <text:p>206</text:p>
          </table:table-cell>
          <table:table-cell table:style-name="ce115" table:formula="of:=SQRT(POWER([.$E33]-[.AV$5];2)+POWER([.$F33]-[.AV$6];2))" office:value-type="float" office:value="301.014949794857" calcext:value-type="float">
            <text:p>301</text:p>
          </table:table-cell>
          <table:table-cell table:style-name="ce122" table:formula="of:=SQRT(POWER([.$E33]-[.AW$5];2)+POWER([.$F33]-[.AW$6];2))" office:value-type="float" office:value="318.121046144388" calcext:value-type="float">
            <text:p>318</text:p>
          </table:table-cell>
          <table:table-cell table:style-name="ce84" table:formula="of:=SQRT(POWER([.$E33]-[.AX$5];2)+POWER([.$F33]-[.AX$6];2))" office:value-type="float" office:value="748.000668448899" calcext:value-type="float">
            <text:p>748</text:p>
          </table:table-cell>
          <table:table-cell table:style-name="ce84" table:formula="of:=SQRT(POWER([.$E33]-[.AY$5];2)+POWER([.$F33]-[.AY$6];2))" office:value-type="float" office:value="738.081973767142" calcext:value-type="float">
            <text:p>738</text:p>
          </table:table-cell>
          <table:table-cell table:style-name="ce84" table:formula="of:=SQRT(POWER([.$E33]-[.AZ$5];2)+POWER([.$F33]-[.AZ$6];2))" office:value-type="float" office:value="771.722748142103" calcext:value-type="float">
            <text:p>772</text:p>
          </table:table-cell>
          <table:table-cell table:style-name="ce84" table:formula="of:=SQRT(POWER([.$E33]-[.BA$5];2)+POWER([.$F33]-[.BA$6];2))" office:value-type="float" office:value="799.052563978115" calcext:value-type="float">
            <text:p>799</text:p>
          </table:table-cell>
          <table:table-cell table:style-name="ce84" table:formula="of:=SQRT(POWER([.$E33]-[.BB$5];2)+POWER([.$F33]-[.BB$6];2))" office:value-type="float" office:value="736.929440312979" calcext:value-type="float">
            <text:p>737</text:p>
          </table:table-cell>
          <table:table-cell table:style-name="ce84" table:formula="of:=SQRT(POWER([.$E33]-[.BC$5];2)+POWER([.$F33]-[.BC$6];2))" office:value-type="float" office:value="786.002544525143" calcext:value-type="float">
            <text:p>786</text:p>
          </table:table-cell>
          <table:table-cell table:style-name="ce84" table:formula="of:=SQRT(POWER([.$E33]-[.BD$5];2)+POWER([.$F33]-[.BD$6];2))" office:value-type="float" office:value="830.015060104333" calcext:value-type="float">
            <text:p>830</text:p>
          </table:table-cell>
          <table:table-cell table:style-name="ce84" table:formula="of:=SQRT(POWER([.$E33]-[.BE$5];2)+POWER([.$F33]-[.BE$6];2))" office:value-type="float" office:value="824.830285573948" calcext:value-type="float">
            <text:p>825</text:p>
          </table:table-cell>
          <table:table-cell table:style-name="ce84" table:formula="of:=SQRT(POWER([.$E33]-[.BF$5];2)+POWER([.$F33]-[.BF$6];2))" office:value-type="float" office:value="790.774936375705" calcext:value-type="float">
            <text:p>791</text:p>
          </table:table-cell>
          <table:table-cell table:style-name="ce84" table:formula="of:=SQRT(POWER([.$E33]-[.BG$5];2)+POWER([.$F33]-[.BG$6];2))" office:value-type="float" office:value="731.170294801423" calcext:value-type="float">
            <text:p>731</text:p>
          </table:table-cell>
          <table:table-cell table:style-name="ce84" table:formula="of:=SQRT(POWER([.$E33]-[.BH$5];2)+POWER([.$F33]-[.BH$6];2))" office:value-type="float" office:value="684.100138868572" calcext:value-type="float">
            <text:p>684</text:p>
          </table:table-cell>
          <table:table-cell table:style-name="ce84" table:formula="of:=SQRT(POWER([.$E33]-[.BI$5];2)+POWER([.$F33]-[.BI$6];2))" office:value-type="float" office:value="692.275234281857" calcext:value-type="float">
            <text:p>692</text:p>
          </table:table-cell>
          <table:table-cell table:style-name="ce84" table:formula="of:=SQRT(POWER([.$E33]-[.BJ$5];2)+POWER([.$F33]-[.BJ$6];2))" office:value-type="float" office:value="652.865223457338" calcext:value-type="float">
            <text:p>653</text:p>
          </table:table-cell>
          <table:table-cell table:style-name="ce84" table:formula="of:=SQRT(POWER([.$E33]-[.BK$5];2)+POWER([.$F33]-[.BK$6];2))" office:value-type="float" office:value="451.12415142619" calcext:value-type="float">
            <text:p>451</text:p>
          </table:table-cell>
          <table:table-cell table:style-name="ce84" table:formula="of:=SQRT(POWER([.$E33]-[.BL$5];2)+POWER([.$F33]-[.BL$6];2))" office:value-type="float" office:value="658.453491144211" calcext:value-type="float">
            <text:p>658</text:p>
          </table:table-cell>
          <table:table-cell table:style-name="ce90" table:formula="of:=SQRT(POWER([.$E33]-[.BM$5];2)+POWER([.$F33]-[.BM$6];2))" office:value-type="float" office:value="465.241872578125" calcext:value-type="float">
            <text:p>465</text:p>
          </table:table-cell>
          <table:table-cell table:style-name="ce84" table:formula="of:=SQRT(POWER([.$E33]-[.BN$5];2)+POWER([.$F33]-[.BN$6];2))" office:value-type="float" office:value="527.197306518157" calcext:value-type="float">
            <text:p>527</text:p>
          </table:table-cell>
          <table:table-cell table:style-name="ce84" table:formula="of:=SQRT(POWER([.$E33]-[.BO$5];2)+POWER([.$F33]-[.BO$6];2))" office:value-type="float" office:value="539.189206123416" calcext:value-type="float">
            <text:p>539</text:p>
          </table:table-cell>
          <table:table-cell table:style-name="ce84" table:formula="of:=SQRT(POWER([.$E33]-[.BP$5];2)+POWER([.$F33]-[.BP$6];2))" office:value-type="float" office:value="692.180612268214" calcext:value-type="float">
            <text:p>692</text:p>
          </table:table-cell>
          <table:table-cell table:style-name="ce84" table:formula="of:=SQRT(POWER([.$E33]-[.BQ$5];2)+POWER([.$F33]-[.BQ$6];2))" office:value-type="float" office:value="768.676785131436" calcext:value-type="float">
            <text:p>769</text:p>
          </table:table-cell>
          <table:table-cell table:style-name="ce84" table:formula="of:=SQRT(POWER([.$E33]-[.BR$5];2)+POWER([.$F33]-[.BR$6];2))" office:value-type="float" office:value="713.843820453746" calcext:value-type="float">
            <text:p>714</text:p>
          </table:table-cell>
          <table:table-cell table:style-name="ce84" table:formula="of:=SQRT(POWER([.$E33]-[.BS$5];2)+POWER([.$F33]-[.BS$6];2))" office:value-type="float" office:value="766.008485592686" calcext:value-type="float">
            <text:p>766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Бартерная зона</text:p>
          </table:table-cell>
          <table:table-cell office:value-type="string" calcext:value-type="string">
            <text:p>T4</text:p>
          </table:table-cell>
          <table:table-cell office:value-type="float" office:value="945" calcext:value-type="float">
            <text:p>945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84" table:formula="of:=SQRT(POWER([.$E34]-[.H$5];2)+POWER([.$F34]-[.H$6];2))" office:value-type="float" office:value="841.686996454145" calcext:value-type="float">
            <text:p>842</text:p>
          </table:table-cell>
          <table:table-cell table:style-name="ce84" table:formula="of:=SQRT(POWER([.$E34]-[.I$5];2)+POWER([.$F34]-[.I$6];2))" office:value-type="float" office:value="828.893841212492" calcext:value-type="float">
            <text:p>829</text:p>
          </table:table-cell>
          <table:table-cell table:style-name="ce84" table:formula="of:=SQRT(POWER([.$E34]-[.J$5];2)+POWER([.$F34]-[.J$6];2))" office:value-type="float" office:value="860.633487612468" calcext:value-type="float">
            <text:p>861</text:p>
          </table:table-cell>
          <table:table-cell table:style-name="ce84" table:formula="of:=SQRT(POWER([.$E34]-[.K$5];2)+POWER([.$F34]-[.K$6];2))" office:value-type="float" office:value="870.552123654868" calcext:value-type="float">
            <text:p>871</text:p>
          </table:table-cell>
          <table:table-cell table:style-name="ce84" table:formula="of:=SQRT(POWER([.$E34]-[.L$5];2)+POWER([.$F34]-[.L$6];2))" office:value-type="float" office:value="867.069778045573" calcext:value-type="float">
            <text:p>867</text:p>
          </table:table-cell>
          <table:table-cell table:style-name="ce84" table:formula="of:=SQRT(POWER([.$E34]-[.M$5];2)+POWER([.$F34]-[.M$6];2))" office:value-type="float" office:value="846.009456211927" calcext:value-type="float">
            <text:p>846</text:p>
          </table:table-cell>
          <table:table-cell table:style-name="ce84" table:formula="of:=SQRT(POWER([.$E34]-[.N$5];2)+POWER([.$F34]-[.N$6];2))" office:value-type="float" office:value="828.118349029896" calcext:value-type="float">
            <text:p>828</text:p>
          </table:table-cell>
          <table:table-cell table:style-name="ce84" table:formula="of:=SQRT(POWER([.$E34]-[.O$5];2)+POWER([.$F34]-[.O$6];2))" office:value-type="float" office:value="788.650746528525" calcext:value-type="float">
            <text:p>789</text:p>
          </table:table-cell>
          <table:table-cell table:style-name="ce84" table:formula="of:=SQRT(POWER([.$E34]-[.P$5];2)+POWER([.$F34]-[.P$6];2))" office:value-type="float" office:value="781.790892758415" calcext:value-type="float">
            <text:p>782</text:p>
          </table:table-cell>
          <table:table-cell table:style-name="ce84" table:formula="of:=SQRT(POWER([.$E34]-[.Q$5];2)+POWER([.$F34]-[.Q$6];2))" office:value-type="float" office:value="761.701385058476" calcext:value-type="float">
            <text:p>762</text:p>
          </table:table-cell>
          <table:table-cell table:style-name="ce84" table:formula="of:=SQRT(POWER([.$E34]-[.R$5];2)+POWER([.$F34]-[.R$6];2))" office:value-type="float" office:value="754.157145427927" calcext:value-type="float">
            <text:p>754</text:p>
          </table:table-cell>
          <table:table-cell table:style-name="ce84" table:formula="of:=SQRT(POWER([.$E34]-[.S$5];2)+POWER([.$F34]-[.S$6];2))" office:value-type="float" office:value="681.04625393581" calcext:value-type="float">
            <text:p>681</text:p>
          </table:table-cell>
          <table:table-cell table:style-name="ce84" table:formula="of:=SQRT(POWER([.$E34]-[.T$5];2)+POWER([.$F34]-[.T$6];2))" office:value-type="float" office:value="680.073525436772" calcext:value-type="float">
            <text:p>680</text:p>
          </table:table-cell>
          <table:table-cell table:style-name="ce84" table:formula="of:=SQRT(POWER([.$E34]-[.U$5];2)+POWER([.$F34]-[.U$6];2))" office:value-type="float" office:value="621.486122129851" calcext:value-type="float">
            <text:p>621</text:p>
          </table:table-cell>
          <table:table-cell table:style-name="ce84" table:formula="of:=SQRT(POWER([.$E34]-[.V$5];2)+POWER([.$F34]-[.V$6];2))" office:value-type="float" office:value="491.211766960035" calcext:value-type="float">
            <text:p>491</text:p>
          </table:table-cell>
          <table:table-cell table:style-name="ce90" table:formula="of:=SQRT(POWER([.$E34]-[.W$5];2)+POWER([.$F34]-[.W$6];2))" office:value-type="float" office:value="442.411573085515" calcext:value-type="float">
            <text:p>442</text:p>
          </table:table-cell>
          <table:table-cell table:style-name="ce84" table:formula="of:=SQRT(POWER([.$E34]-[.X$5];2)+POWER([.$F34]-[.X$6];2))" office:value-type="float" office:value="835.837304742975" calcext:value-type="float">
            <text:p>836</text:p>
          </table:table-cell>
          <table:table-cell table:style-name="ce84" table:formula="of:=SQRT(POWER([.$E34]-[.Y$5];2)+POWER([.$F34]-[.Y$6];2))" office:value-type="float" office:value="742.054580202831" calcext:value-type="float">
            <text:p>742</text:p>
          </table:table-cell>
          <table:table-cell table:style-name="ce84" table:formula="of:=SQRT(POWER([.$E34]-[.Z$5];2)+POWER([.$F34]-[.Z$6];2))" office:value-type="float" office:value="726.430313244154" calcext:value-type="float">
            <text:p>726</text:p>
          </table:table-cell>
          <table:table-cell table:style-name="ce108" table:formula="of:=SQRT(POWER([.$E34]-[.AA$5];2)+POWER([.$F34]-[.AA$6];2))" office:value-type="float" office:value="861.886883529388" calcext:value-type="float">
            <text:p>862</text:p>
          </table:table-cell>
          <table:table-cell table:style-name="ce113" table:formula="of:=SQRT(POWER([.$E34]-[.AB$5];2)+POWER([.$F34]-[.AB$6];2))" office:value-type="float" office:value="559.890167800793" calcext:value-type="float">
            <text:p>560</text:p>
          </table:table-cell>
          <table:table-cell table:style-name="ce115" table:formula="of:=SQRT(POWER([.$E34]-[.AC$5];2)+POWER([.$F34]-[.AC$6];2))" office:value-type="float" office:value="80.9938269252664" calcext:value-type="float">
            <text:p>81</text:p>
          </table:table-cell>
          <table:table-cell table:style-name="ce115" table:formula="of:=SQRT(POWER([.$E34]-[.AD$5];2)+POWER([.$F34]-[.AD$6];2))" office:value-type="float" office:value="127.47548783982" calcext:value-type="float">
            <text:p>127</text:p>
          </table:table-cell>
          <table:table-cell table:style-name="ce115" table:formula="of:=SQRT(POWER([.$E34]-[.AE$5];2)+POWER([.$F34]-[.AE$6];2))" office:value-type="float" office:value="134.182711255959" calcext:value-type="float">
            <text:p>134</text:p>
          </table:table-cell>
          <table:table-cell table:style-name="ce115" table:formula="of:=SQRT(POWER([.$E34]-[.AF$5];2)+POWER([.$F34]-[.AF$6];2))" office:value-type="float" office:value="136.444127759314" calcext:value-type="float">
            <text:p>136</text:p>
          </table:table-cell>
          <table:table-cell table:style-name="ce115" table:formula="of:=SQRT(POWER([.$E34]-[.AG$5];2)+POWER([.$F34]-[.AG$6];2))" office:value-type="float" office:value="44.5533388198909" calcext:value-type="float">
            <text:p>45</text:p>
          </table:table-cell>
          <table:table-cell table:style-name="ce115"/>
          <table:table-cell table:style-name="ce115" table:formula="of:=SQRT(POWER([.$E34]-[.AI$5];2)+POWER([.$F34]-[.AI$6];2))" office:value-type="float" office:value="35.1710107901379" calcext:value-type="float">
            <text:p>35</text:p>
          </table:table-cell>
          <table:table-cell table:style-name="ce115" table:formula="of:=SQRT(POWER([.$E34]-[.AJ$5];2)+POWER([.$F34]-[.AJ$6];2))" office:value-type="float" office:value="60.2162768692984" calcext:value-type="float">
            <text:p>60</text:p>
          </table:table-cell>
          <table:table-cell table:style-name="ce115" table:formula="of:=SQRT(POWER([.$E34]-[.AK$5];2)+POWER([.$F34]-[.AK$6];2))" office:value-type="float" office:value="100.404183179786" calcext:value-type="float">
            <text:p>100</text:p>
          </table:table-cell>
          <table:table-cell table:style-name="ce115" table:formula="of:=SQRT(POWER([.$E34]-[.AL$5];2)+POWER([.$F34]-[.AL$6];2))" office:value-type="float" office:value="69.8927750200262" calcext:value-type="float">
            <text:p>70</text:p>
          </table:table-cell>
          <table:table-cell table:style-name="ce115" table:formula="of:=SQRT(POWER([.$E34]-[.AM$5];2)+POWER([.$F34]-[.AM$6];2))" office:value-type="float" office:value="69.5701085237044" calcext:value-type="float">
            <text:p>70</text:p>
          </table:table-cell>
          <table:table-cell table:style-name="ce115" table:formula="of:=SQRT(POWER([.$E34]-[.AN$5];2)+POWER([.$F34]-[.AN$6];2))" office:value-type="float" office:value="99.569071503153" calcext:value-type="float">
            <text:p>100</text:p>
          </table:table-cell>
          <table:table-cell table:style-name="ce115" table:formula="of:=SQRT(POWER([.$E34]-[.AO$5];2)+POWER([.$F34]-[.AO$6];2))" office:value-type="float" office:value="121.235308388274" calcext:value-type="float">
            <text:p>121</text:p>
          </table:table-cell>
          <table:table-cell table:style-name="ce115" table:formula="of:=SQRT(POWER([.$E34]-[.AP$5];2)+POWER([.$F34]-[.AP$6];2))" office:value-type="float" office:value="103.392456204503" calcext:value-type="float">
            <text:p>103</text:p>
          </table:table-cell>
          <table:table-cell table:style-name="ce115" table:formula="of:=SQRT(POWER([.$E34]-[.AQ$5];2)+POWER([.$F34]-[.AQ$6];2))" office:value-type="float" office:value="76.1183289359403" calcext:value-type="float">
            <text:p>76</text:p>
          </table:table-cell>
          <table:table-cell table:style-name="ce115" table:formula="of:=SQRT(POWER([.$E34]-[.AR$5];2)+POWER([.$F34]-[.AR$6];2))" office:value-type="float" office:value="42.0594816896262" calcext:value-type="float">
            <text:p>42</text:p>
          </table:table-cell>
          <table:table-cell table:style-name="ce116" table:formula="of:=SQRT(POWER([.$E34]-[.AS$5];2)+POWER([.$F34]-[.AS$6];2))" office:value-type="float" office:value="361.653148748908" calcext:value-type="float">
            <text:p>362</text:p>
          </table:table-cell>
          <table:table-cell table:style-name="ce115" table:formula="of:=SQRT(POWER([.$E34]-[.AT$5];2)+POWER([.$F34]-[.AT$6];2))" office:value-type="float" office:value="334.822340951138" calcext:value-type="float">
            <text:p>335</text:p>
          </table:table-cell>
          <table:table-cell table:style-name="ce115" table:formula="of:=SQRT(POWER([.$E34]-[.AU$5];2)+POWER([.$F34]-[.AU$6];2))" office:value-type="float" office:value="250" calcext:value-type="float">
            <text:p>250</text:p>
          </table:table-cell>
          <table:table-cell table:style-name="ce115" table:formula="of:=SQRT(POWER([.$E34]-[.AV$5];2)+POWER([.$F34]-[.AV$6];2))" office:value-type="float" office:value="340.865075946481" calcext:value-type="float">
            <text:p>341</text:p>
          </table:table-cell>
          <table:table-cell table:style-name="ce122" table:formula="of:=SQRT(POWER([.$E34]-[.AW$5];2)+POWER([.$F34]-[.AW$6];2))" office:value-type="float" office:value="359.12393403949" calcext:value-type="float">
            <text:p>359</text:p>
          </table:table-cell>
          <table:table-cell table:style-name="ce84" table:formula="of:=SQRT(POWER([.$E34]-[.AX$5];2)+POWER([.$F34]-[.AX$6];2))" office:value-type="float" office:value="780.576709875461" calcext:value-type="float">
            <text:p>781</text:p>
          </table:table-cell>
          <table:table-cell table:style-name="ce84" table:formula="of:=SQRT(POWER([.$E34]-[.AY$5];2)+POWER([.$F34]-[.AY$6];2))" office:value-type="float" office:value="768.62994997593" calcext:value-type="float">
            <text:p>769</text:p>
          </table:table-cell>
          <table:table-cell table:style-name="ce84" table:formula="of:=SQRT(POWER([.$E34]-[.AZ$5];2)+POWER([.$F34]-[.AZ$6];2))" office:value-type="float" office:value="802.028054372165" calcext:value-type="float">
            <text:p>802</text:p>
          </table:table-cell>
          <table:table-cell table:style-name="ce84" table:formula="of:=SQRT(POWER([.$E34]-[.BA$5];2)+POWER([.$F34]-[.BA$6];2))" office:value-type="float" office:value="830.060238777885" calcext:value-type="float">
            <text:p>830</text:p>
          </table:table-cell>
          <table:table-cell table:style-name="ce84" table:formula="of:=SQRT(POWER([.$E34]-[.BB$5];2)+POWER([.$F34]-[.BB$6];2))" office:value-type="float" office:value="768.023437142383" calcext:value-type="float">
            <text:p>768</text:p>
          </table:table-cell>
          <table:table-cell table:style-name="ce84" table:formula="of:=SQRT(POWER([.$E34]-[.BC$5];2)+POWER([.$F34]-[.BC$6];2))" office:value-type="float" office:value="818.513897255263" calcext:value-type="float">
            <text:p>819</text:p>
          </table:table-cell>
          <table:table-cell table:style-name="ce84" table:formula="of:=SQRT(POWER([.$E34]-[.BD$5];2)+POWER([.$F34]-[.BD$6];2))" office:value-type="float" office:value="862.751412632863" calcext:value-type="float">
            <text:p>863</text:p>
          </table:table-cell>
          <table:table-cell table:style-name="ce84" table:formula="of:=SQRT(POWER([.$E34]-[.BE$5];2)+POWER([.$F34]-[.BE$6];2))" office:value-type="float" office:value="858.696686845827" calcext:value-type="float">
            <text:p>859</text:p>
          </table:table-cell>
          <table:table-cell table:style-name="ce84" table:formula="of:=SQRT(POWER([.$E34]-[.BF$5];2)+POWER([.$F34]-[.BF$6];2))" office:value-type="float" office:value="824.645378329376" calcext:value-type="float">
            <text:p>825</text:p>
          </table:table-cell>
          <table:table-cell table:style-name="ce84" table:formula="of:=SQRT(POWER([.$E34]-[.BG$5];2)+POWER([.$F34]-[.BG$6];2))" office:value-type="float" office:value="767.484853270734" calcext:value-type="float">
            <text:p>767</text:p>
          </table:table-cell>
          <table:table-cell table:style-name="ce84" table:formula="of:=SQRT(POWER([.$E34]-[.BH$5];2)+POWER([.$F34]-[.BH$6];2))" office:value-type="float" office:value="718.776738633075" calcext:value-type="float">
            <text:p>719</text:p>
          </table:table-cell>
          <table:table-cell table:style-name="ce84" table:formula="of:=SQRT(POWER([.$E34]-[.BI$5];2)+POWER([.$F34]-[.BI$6];2))" office:value-type="float" office:value="728.628849277875" calcext:value-type="float">
            <text:p>729</text:p>
          </table:table-cell>
          <table:table-cell table:style-name="ce84" table:formula="of:=SQRT(POWER([.$E34]-[.BJ$5];2)+POWER([.$F34]-[.BJ$6];2))" office:value-type="float" office:value="687.592902813867" calcext:value-type="float">
            <text:p>688</text:p>
          </table:table-cell>
          <table:table-cell table:style-name="ce84" table:formula="of:=SQRT(POWER([.$E34]-[.BK$5];2)+POWER([.$F34]-[.BK$6];2))" office:value-type="float" office:value="465.224676903537" calcext:value-type="float">
            <text:p>465</text:p>
          </table:table-cell>
          <table:table-cell table:style-name="ce84" table:formula="of:=SQRT(POWER([.$E34]-[.BL$5];2)+POWER([.$F34]-[.BL$6];2))" office:value-type="float" office:value="694.495500345395" calcext:value-type="float">
            <text:p>694</text:p>
          </table:table-cell>
          <table:table-cell table:style-name="ce90" table:formula="of:=SQRT(POWER([.$E34]-[.BM$5];2)+POWER([.$F34]-[.BM$6];2))" office:value-type="float" office:value="485.844625369058" calcext:value-type="float">
            <text:p>486</text:p>
          </table:table-cell>
          <table:table-cell table:style-name="ce84" table:formula="of:=SQRT(POWER([.$E34]-[.BN$5];2)+POWER([.$F34]-[.BN$6];2))" office:value-type="float" office:value="552.349527020708" calcext:value-type="float">
            <text:p>552</text:p>
          </table:table-cell>
          <table:table-cell table:style-name="ce84" table:formula="of:=SQRT(POWER([.$E34]-[.BO$5];2)+POWER([.$F34]-[.BO$6];2))" office:value-type="float" office:value="560.802995712398" calcext:value-type="float">
            <text:p>561</text:p>
          </table:table-cell>
          <table:table-cell table:style-name="ce84" table:formula="of:=SQRT(POWER([.$E34]-[.BP$5];2)+POWER([.$F34]-[.BP$6];2))" office:value-type="float" office:value="711.840572038431" calcext:value-type="float">
            <text:p>712</text:p>
          </table:table-cell>
          <table:table-cell table:style-name="ce84" table:formula="of:=SQRT(POWER([.$E34]-[.BQ$5];2)+POWER([.$F34]-[.BQ$6];2))" office:value-type="float" office:value="788.360957937416" calcext:value-type="float">
            <text:p>788</text:p>
          </table:table-cell>
          <table:table-cell table:style-name="ce84" table:formula="of:=SQRT(POWER([.$E34]-[.BR$5];2)+POWER([.$F34]-[.BR$6];2))" office:value-type="float" office:value="736.154875009328" calcext:value-type="float">
            <text:p>736</text:p>
          </table:table-cell>
          <table:table-cell table:style-name="ce84" table:formula="of:=SQRT(POWER([.$E34]-[.BS$5];2)+POWER([.$F34]-[.BS$6];2))" office:value-type="float" office:value="789.541639180607" calcext:value-type="float">
            <text:p>790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Аванпост Авангарда</text:p>
          </table:table-cell>
          <table:table-cell office:value-type="string" calcext:value-type="string">
            <text:p>T5</text:p>
          </table:table-cell>
          <table:table-cell office:value-type="float" office:value="954" calcext:value-type="float">
            <text:p>954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84" table:formula="of:=SQRT(POWER([.$E35]-[.H$5];2)+POWER([.$F35]-[.H$6];2))" office:value-type="float" office:value="850" calcext:value-type="float">
            <text:p>850</text:p>
          </table:table-cell>
          <table:table-cell table:style-name="ce84" table:formula="of:=SQRT(POWER([.$E35]-[.I$5];2)+POWER([.$F35]-[.I$6];2))" office:value-type="float" office:value="836.289423584921" calcext:value-type="float">
            <text:p>836</text:p>
          </table:table-cell>
          <table:table-cell table:style-name="ce84" table:formula="of:=SQRT(POWER([.$E35]-[.J$5];2)+POWER([.$F35]-[.J$6];2))" office:value-type="float" office:value="868.207924405208" calcext:value-type="float">
            <text:p>868</text:p>
          </table:table-cell>
          <table:table-cell table:style-name="ce84" table:formula="of:=SQRT(POWER([.$E35]-[.K$5];2)+POWER([.$F35]-[.K$6];2))" office:value-type="float" office:value="879.005119439017" calcext:value-type="float">
            <text:p>879</text:p>
          </table:table-cell>
          <table:table-cell table:style-name="ce84" table:formula="of:=SQRT(POWER([.$E35]-[.L$5];2)+POWER([.$F35]-[.L$6];2))" office:value-type="float" office:value="876.301888620583" calcext:value-type="float">
            <text:p>876</text:p>
          </table:table-cell>
          <table:table-cell table:style-name="ce84" table:formula="of:=SQRT(POWER([.$E35]-[.M$5];2)+POWER([.$F35]-[.M$6];2))" office:value-type="float" office:value="855.526153895952" calcext:value-type="float">
            <text:p>856</text:p>
          </table:table-cell>
          <table:table-cell table:style-name="ce84" table:formula="of:=SQRT(POWER([.$E35]-[.N$5];2)+POWER([.$F35]-[.N$6];2))" office:value-type="float" office:value="837.238914527986" calcext:value-type="float">
            <text:p>837</text:p>
          </table:table-cell>
          <table:table-cell table:style-name="ce84" table:formula="of:=SQRT(POWER([.$E35]-[.O$5];2)+POWER([.$F35]-[.O$6];2))" office:value-type="float" office:value="796.18151196822" calcext:value-type="float">
            <text:p>796</text:p>
          </table:table-cell>
          <table:table-cell table:style-name="ce84" table:formula="of:=SQRT(POWER([.$E35]-[.P$5];2)+POWER([.$F35]-[.P$6];2))" office:value-type="float" office:value="788.649478539104" calcext:value-type="float">
            <text:p>789</text:p>
          </table:table-cell>
          <table:table-cell table:style-name="ce84" table:formula="of:=SQRT(POWER([.$E35]-[.Q$5];2)+POWER([.$F35]-[.Q$6];2))" office:value-type="float" office:value="768.095046201966" calcext:value-type="float">
            <text:p>768</text:p>
          </table:table-cell>
          <table:table-cell table:style-name="ce84" table:formula="of:=SQRT(POWER([.$E35]-[.R$5];2)+POWER([.$F35]-[.R$6];2))" office:value-type="float" office:value="761.347489652393" calcext:value-type="float">
            <text:p>761</text:p>
          </table:table-cell>
          <table:table-cell table:style-name="ce84" table:formula="of:=SQRT(POWER([.$E35]-[.S$5];2)+POWER([.$F35]-[.S$6];2))" office:value-type="float" office:value="682.288062331447" calcext:value-type="float">
            <text:p>682</text:p>
          </table:table-cell>
          <table:table-cell table:style-name="ce84" table:formula="of:=SQRT(POWER([.$E35]-[.T$5];2)+POWER([.$F35]-[.T$6];2))" office:value-type="float" office:value="679.58590332643" calcext:value-type="float">
            <text:p>680</text:p>
          </table:table-cell>
          <table:table-cell table:style-name="ce84" table:formula="of:=SQRT(POWER([.$E35]-[.U$5];2)+POWER([.$F35]-[.U$6];2))" office:value-type="float" office:value="620.892905419284" calcext:value-type="float">
            <text:p>621</text:p>
          </table:table-cell>
          <table:table-cell table:style-name="ce84" table:formula="of:=SQRT(POWER([.$E35]-[.V$5];2)+POWER([.$F35]-[.V$6];2))" office:value-type="float" office:value="486.201604275428" calcext:value-type="float">
            <text:p>486</text:p>
          </table:table-cell>
          <table:table-cell table:style-name="ce90" table:formula="of:=SQRT(POWER([.$E35]-[.W$5];2)+POWER([.$F35]-[.W$6];2))" office:value-type="float" office:value="443.906521691223" calcext:value-type="float">
            <text:p>444</text:p>
          </table:table-cell>
          <table:table-cell table:style-name="ce84" table:formula="of:=SQRT(POWER([.$E35]-[.X$5];2)+POWER([.$F35]-[.X$6];2))" office:value-type="float" office:value="842.25708664279" calcext:value-type="float">
            <text:p>842</text:p>
          </table:table-cell>
          <table:table-cell table:style-name="ce84" table:formula="of:=SQRT(POWER([.$E35]-[.Y$5];2)+POWER([.$F35]-[.Y$6];2))" office:value-type="float" office:value="751.415996635685" calcext:value-type="float">
            <text:p>751</text:p>
          </table:table-cell>
          <table:table-cell table:style-name="ce84" table:formula="of:=SQRT(POWER([.$E35]-[.Z$5];2)+POWER([.$F35]-[.Z$6];2))" office:value-type="float" office:value="735.055099975505" calcext:value-type="float">
            <text:p>735</text:p>
          </table:table-cell>
          <table:table-cell table:style-name="ce108" table:formula="of:=SQRT(POWER([.$E35]-[.AA$5];2)+POWER([.$F35]-[.AA$6];2))" office:value-type="float" office:value="869.304319556736" calcext:value-type="float">
            <text:p>869</text:p>
          </table:table-cell>
          <table:table-cell table:style-name="ce113" table:formula="of:=SQRT(POWER([.$E35]-[.AB$5];2)+POWER([.$F35]-[.AB$6];2))" office:value-type="float" office:value="574.625095170756" calcext:value-type="float">
            <text:p>575</text:p>
          </table:table-cell>
          <table:table-cell table:style-name="ce115" table:formula="of:=SQRT(POWER([.$E35]-[.AC$5];2)+POWER([.$F35]-[.AC$6];2))" office:value-type="float" office:value="116.056020955399" calcext:value-type="float">
            <text:p>116</text:p>
          </table:table-cell>
          <table:table-cell table:style-name="ce115" table:formula="of:=SQRT(POWER([.$E35]-[.AD$5];2)+POWER([.$F35]-[.AD$6];2))" office:value-type="float" office:value="162.594587855808" calcext:value-type="float">
            <text:p>163</text:p>
          </table:table-cell>
          <table:table-cell table:style-name="ce115" table:formula="of:=SQRT(POWER([.$E35]-[.AE$5];2)+POWER([.$F35]-[.AE$6];2))" office:value-type="float" office:value="168.011904340139" calcext:value-type="float">
            <text:p>168</text:p>
          </table:table-cell>
          <table:table-cell table:style-name="ce115" table:formula="of:=SQRT(POWER([.$E35]-[.AF$5];2)+POWER([.$F35]-[.AF$6];2))" office:value-type="float" office:value="170.011764298827" calcext:value-type="float">
            <text:p>170</text:p>
          </table:table-cell>
          <table:table-cell table:style-name="ce115" table:formula="of:=SQRT(POWER([.$E35]-[.AG$5];2)+POWER([.$F35]-[.AG$6];2))" office:value-type="float" office:value="79.6241169495775" calcext:value-type="float">
            <text:p>80</text:p>
          </table:table-cell>
          <table:table-cell table:style-name="ce115" table:formula="of:=SQRT(POWER([.$E35]-[.AH$5];2)+POWER([.$F35]-[.AH$6];2))" office:value-type="float" office:value="35.1710107901379" calcext:value-type="float">
            <text:p>35</text:p>
          </table:table-cell>
          <table:table-cell table:style-name="ce115"/>
          <table:table-cell table:style-name="ce115" table:formula="of:=SQRT(POWER([.$E35]-[.AJ$5];2)+POWER([.$F35]-[.AJ$6];2))" office:value-type="float" office:value="30.0166620396073" calcext:value-type="float">
            <text:p>30</text:p>
          </table:table-cell>
          <table:table-cell table:style-name="ce115" table:formula="of:=SQRT(POWER([.$E35]-[.AK$5];2)+POWER([.$F35]-[.AK$6];2))" office:value-type="float" office:value="134.238593556399" calcext:value-type="float">
            <text:p>134</text:p>
          </table:table-cell>
          <table:table-cell table:style-name="ce115" table:formula="of:=SQRT(POWER([.$E35]-[.AL$5];2)+POWER([.$F35]-[.AL$6];2))" office:value-type="float" office:value="99.0858213873206" calcext:value-type="float">
            <text:p>99</text:p>
          </table:table-cell>
          <table:table-cell table:style-name="ce115" table:formula="of:=SQRT(POWER([.$E35]-[.AM$5];2)+POWER([.$F35]-[.AM$6];2))" office:value-type="float" office:value="75.953933407033" calcext:value-type="float">
            <text:p>76</text:p>
          </table:table-cell>
          <table:table-cell table:style-name="ce115" table:formula="of:=SQRT(POWER([.$E35]-[.AN$5];2)+POWER([.$F35]-[.AN$6];2))" office:value-type="float" office:value="94.3663075467086" calcext:value-type="float">
            <text:p>94</text:p>
          </table:table-cell>
          <table:table-cell table:style-name="ce115" table:formula="of:=SQRT(POWER([.$E35]-[.AO$5];2)+POWER([.$F35]-[.AO$6];2))" office:value-type="float" office:value="118.258192105241" calcext:value-type="float">
            <text:p>118</text:p>
          </table:table-cell>
          <table:table-cell table:style-name="ce115" table:formula="of:=SQRT(POWER([.$E35]-[.AP$5];2)+POWER([.$F35]-[.AP$6];2))" office:value-type="float" office:value="114.756263445618" calcext:value-type="float">
            <text:p>115</text:p>
          </table:table-cell>
          <table:table-cell table:style-name="ce115" table:formula="of:=SQRT(POWER([.$E35]-[.AQ$5];2)+POWER([.$F35]-[.AQ$6];2))" office:value-type="float" office:value="109.073369802166" calcext:value-type="float">
            <text:p>109</text:p>
          </table:table-cell>
          <table:table-cell table:style-name="ce115" table:formula="of:=SQRT(POWER([.$E35]-[.AR$5];2)+POWER([.$F35]-[.AR$6];2))" office:value-type="float" office:value="53.3104117410474" calcext:value-type="float">
            <text:p>53</text:p>
          </table:table-cell>
          <table:table-cell table:style-name="ce116" table:formula="of:=SQRT(POWER([.$E35]-[.AS$5];2)+POWER([.$F35]-[.AS$6];2))" office:value-type="float" office:value="379.486495148378" calcext:value-type="float">
            <text:p>379</text:p>
          </table:table-cell>
          <table:table-cell table:style-name="ce115" table:formula="of:=SQRT(POWER([.$E35]-[.AT$5];2)+POWER([.$F35]-[.AT$6];2))" office:value-type="float" office:value="362.327200193416" calcext:value-type="float">
            <text:p>362</text:p>
          </table:table-cell>
          <table:table-cell table:style-name="ce115" table:formula="of:=SQRT(POWER([.$E35]-[.AU$5];2)+POWER([.$F35]-[.AU$6];2))" office:value-type="float" office:value="285.161357830966" calcext:value-type="float">
            <text:p>285</text:p>
          </table:table-cell>
          <table:table-cell table:style-name="ce115" table:formula="of:=SQRT(POWER([.$E35]-[.AV$5];2)+POWER([.$F35]-[.AV$6];2))" office:value-type="float" office:value="374.28598691375" calcext:value-type="float">
            <text:p>374</text:p>
          </table:table-cell>
          <table:table-cell table:style-name="ce122" table:formula="of:=SQRT(POWER([.$E35]-[.AW$5];2)+POWER([.$F35]-[.AW$6];2))" office:value-type="float" office:value="393.081416502994" calcext:value-type="float">
            <text:p>393</text:p>
          </table:table-cell>
          <table:table-cell table:style-name="ce84" table:formula="of:=SQRT(POWER([.$E35]-[.AX$5];2)+POWER([.$F35]-[.AX$6];2))" office:value-type="float" office:value="809.259538096401" calcext:value-type="float">
            <text:p>809</text:p>
          </table:table-cell>
          <table:table-cell table:style-name="ce84" table:formula="of:=SQRT(POWER([.$E35]-[.AY$5];2)+POWER([.$F35]-[.AY$6];2))" office:value-type="float" office:value="796.005653246257" calcext:value-type="float">
            <text:p>796</text:p>
          </table:table-cell>
          <table:table-cell table:style-name="ce84" table:formula="of:=SQRT(POWER([.$E35]-[.AZ$5];2)+POWER([.$F35]-[.AZ$6];2))" office:value-type="float" office:value="829.211673820382" calcext:value-type="float">
            <text:p>829</text:p>
          </table:table-cell>
          <table:table-cell table:style-name="ce84" table:formula="of:=SQRT(POWER([.$E35]-[.BA$5];2)+POWER([.$F35]-[.BA$6];2))" office:value-type="float" office:value="857.681176195444" calcext:value-type="float">
            <text:p>858</text:p>
          </table:table-cell>
          <table:table-cell table:style-name="ce84" table:formula="of:=SQRT(POWER([.$E35]-[.BB$5];2)+POWER([.$F35]-[.BB$6];2))" office:value-type="float" office:value="795.7568724177" calcext:value-type="float">
            <text:p>796</text:p>
          </table:table-cell>
          <table:table-cell table:style-name="ce84" table:formula="of:=SQRT(POWER([.$E35]-[.BC$5];2)+POWER([.$F35]-[.BC$6];2))" office:value-type="float" office:value="847.12454810376" calcext:value-type="float">
            <text:p>847</text:p>
          </table:table-cell>
          <table:table-cell table:style-name="ce84" table:formula="of:=SQRT(POWER([.$E35]-[.BD$5];2)+POWER([.$F35]-[.BD$6];2))" office:value-type="float" office:value="891.475742799545" calcext:value-type="float">
            <text:p>891</text:p>
          </table:table-cell>
          <table:table-cell table:style-name="ce84" table:formula="of:=SQRT(POWER([.$E35]-[.BE$5];2)+POWER([.$F35]-[.BE$6];2))" office:value-type="float" office:value="888.15145104875" calcext:value-type="float">
            <text:p>888</text:p>
          </table:table-cell>
          <table:table-cell table:style-name="ce84" table:formula="of:=SQRT(POWER([.$E35]-[.BF$5];2)+POWER([.$F35]-[.BF$6];2))" office:value-type="float" office:value="854.124698155954" calcext:value-type="float">
            <text:p>854</text:p>
          </table:table-cell>
          <table:table-cell table:style-name="ce84" table:formula="of:=SQRT(POWER([.$E35]-[.BG$5];2)+POWER([.$F35]-[.BG$6];2))" office:value-type="float" office:value="798.52989925237" calcext:value-type="float">
            <text:p>799</text:p>
          </table:table-cell>
          <table:table-cell table:style-name="ce84" table:formula="of:=SQRT(POWER([.$E35]-[.BH$5];2)+POWER([.$F35]-[.BH$6];2))" office:value-type="float" office:value="748.842440036621" calcext:value-type="float">
            <text:p>749</text:p>
          </table:table-cell>
          <table:table-cell table:style-name="ce84" table:formula="of:=SQRT(POWER([.$E35]-[.BI$5];2)+POWER([.$F35]-[.BI$6];2))" office:value-type="float" office:value="759.721659556972" calcext:value-type="float">
            <text:p>760</text:p>
          </table:table-cell>
          <table:table-cell table:style-name="ce84" table:formula="of:=SQRT(POWER([.$E35]-[.BJ$5];2)+POWER([.$F35]-[.BJ$6];2))" office:value-type="float" office:value="717.716517853672" calcext:value-type="float">
            <text:p>718</text:p>
          </table:table-cell>
          <table:table-cell table:style-name="ce84" table:formula="of:=SQRT(POWER([.$E35]-[.BK$5];2)+POWER([.$F35]-[.BK$6];2))" office:value-type="float" office:value="482.137947064945" calcext:value-type="float">
            <text:p>482</text:p>
          </table:table-cell>
          <table:table-cell table:style-name="ce84" table:formula="of:=SQRT(POWER([.$E35]-[.BL$5];2)+POWER([.$F35]-[.BL$6];2))" office:value-type="float" office:value="725.42194618029" calcext:value-type="float">
            <text:p>725</text:p>
          </table:table-cell>
          <table:table-cell table:style-name="ce90" table:formula="of:=SQRT(POWER([.$E35]-[.BM$5];2)+POWER([.$F35]-[.BM$6];2))" office:value-type="float" office:value="507.16663928141" calcext:value-type="float">
            <text:p>507</text:p>
          </table:table-cell>
          <table:table-cell table:style-name="ce84" table:formula="of:=SQRT(POWER([.$E35]-[.BN$5];2)+POWER([.$F35]-[.BN$6];2))" office:value-type="float" office:value="576.514527137001" calcext:value-type="float">
            <text:p>577</text:p>
          </table:table-cell>
          <table:table-cell table:style-name="ce84" table:formula="of:=SQRT(POWER([.$E35]-[.BO$5];2)+POWER([.$F35]-[.BO$6];2))" office:value-type="float" office:value="582.560726448325" calcext:value-type="float">
            <text:p>583</text:p>
          </table:table-cell>
          <table:table-cell table:style-name="ce84" table:formula="of:=SQRT(POWER([.$E35]-[.BP$5];2)+POWER([.$F35]-[.BP$6];2))" office:value-type="float" office:value="731.886603238507" calcext:value-type="float">
            <text:p>732</text:p>
          </table:table-cell>
          <table:table-cell table:style-name="ce84" table:formula="of:=SQRT(POWER([.$E35]-[.BQ$5];2)+POWER([.$F35]-[.BQ$6];2))" office:value-type="float" office:value="808.289552078956" calcext:value-type="float">
            <text:p>808</text:p>
          </table:table-cell>
          <table:table-cell table:style-name="ce84" table:formula="of:=SQRT(POWER([.$E35]-[.BR$5];2)+POWER([.$F35]-[.BR$6];2))" office:value-type="float" office:value="758.008575149384" calcext:value-type="float">
            <text:p>758</text:p>
          </table:table-cell>
          <table:table-cell table:style-name="ce84" table:formula="of:=SQRT(POWER([.$E35]-[.BS$5];2)+POWER([.$F35]-[.BS$6];2))" office:value-type="float" office:value="812.160698384255" calcext:value-type="float">
            <text:p>812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Научный комплекс</text:p>
          </table:table-cell>
          <table:table-cell office:value-type="string" calcext:value-type="string">
            <text:p>T5++</text:p>
          </table:table-cell>
          <table:table-cell office:value-type="float" office:value="980" calcext:value-type="float">
            <text:p>98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84" table:formula="of:=SQRT(POWER([.$E36]-[.H$5];2)+POWER([.$F36]-[.H$6];2))" office:value-type="float" office:value="876.128415245163" calcext:value-type="float">
            <text:p>876</text:p>
          </table:table-cell>
          <table:table-cell table:style-name="ce84" table:formula="of:=SQRT(POWER([.$E36]-[.I$5];2)+POWER([.$F36]-[.I$6];2))" office:value-type="float" office:value="862.028421805221" calcext:value-type="float">
            <text:p>862</text:p>
          </table:table-cell>
          <table:table-cell table:style-name="ce84" table:formula="of:=SQRT(POWER([.$E36]-[.J$5];2)+POWER([.$F36]-[.J$6];2))" office:value-type="float" office:value="894.008948501076" calcext:value-type="float">
            <text:p>894</text:p>
          </table:table-cell>
          <table:table-cell table:style-name="ce84" table:formula="of:=SQRT(POWER([.$E36]-[.K$5];2)+POWER([.$F36]-[.K$6];2))" office:value-type="float" office:value="905.17898782506" calcext:value-type="float">
            <text:p>905</text:p>
          </table:table-cell>
          <table:table-cell table:style-name="ce84" table:formula="of:=SQRT(POWER([.$E36]-[.L$5];2)+POWER([.$F36]-[.L$6];2))" office:value-type="float" office:value="902.800088613199" calcext:value-type="float">
            <text:p>903</text:p>
          </table:table-cell>
          <table:table-cell table:style-name="ce84" table:formula="of:=SQRT(POWER([.$E36]-[.M$5];2)+POWER([.$F36]-[.M$6];2))" office:value-type="float" office:value="882.148513573537" calcext:value-type="float">
            <text:p>882</text:p>
          </table:table-cell>
          <table:table-cell table:style-name="ce84" table:formula="of:=SQRT(POWER([.$E36]-[.N$5];2)+POWER([.$F36]-[.N$6];2))" office:value-type="float" office:value="863.709441884249" calcext:value-type="float">
            <text:p>864</text:p>
          </table:table-cell>
          <table:table-cell table:style-name="ce84" table:formula="of:=SQRT(POWER([.$E36]-[.O$5];2)+POWER([.$F36]-[.O$6];2))" office:value-type="float" office:value="822.002433086423" calcext:value-type="float">
            <text:p>822</text:p>
          </table:table-cell>
          <table:table-cell table:style-name="ce84" table:formula="of:=SQRT(POWER([.$E36]-[.P$5];2)+POWER([.$F36]-[.P$6];2))" office:value-type="float" office:value="814.177499074987" calcext:value-type="float">
            <text:p>814</text:p>
          </table:table-cell>
          <table:table-cell table:style-name="ce84" table:formula="of:=SQRT(POWER([.$E36]-[.Q$5];2)+POWER([.$F36]-[.Q$6];2))" office:value-type="float" office:value="793.426115022691" calcext:value-type="float">
            <text:p>793</text:p>
          </table:table-cell>
          <table:table-cell table:style-name="ce84" table:formula="of:=SQRT(POWER([.$E36]-[.R$5];2)+POWER([.$F36]-[.R$6];2))" office:value-type="float" office:value="787.040659686652" calcext:value-type="float">
            <text:p>787</text:p>
          </table:table-cell>
          <table:table-cell table:style-name="ce84" table:formula="of:=SQRT(POWER([.$E36]-[.S$5];2)+POWER([.$F36]-[.S$6];2))" office:value-type="float" office:value="705.114175151798" calcext:value-type="float">
            <text:p>705</text:p>
          </table:table-cell>
          <table:table-cell table:style-name="ce84" table:formula="of:=SQRT(POWER([.$E36]-[.T$5];2)+POWER([.$F36]-[.T$6];2))" office:value-type="float" office:value="701.445650068485" calcext:value-type="float">
            <text:p>701</text:p>
          </table:table-cell>
          <table:table-cell table:style-name="ce84" table:formula="of:=SQRT(POWER([.$E36]-[.U$5];2)+POWER([.$F36]-[.U$6];2))" office:value-type="float" office:value="642.769787715633" calcext:value-type="float">
            <text:p>643</text:p>
          </table:table-cell>
          <table:table-cell table:style-name="ce84" table:formula="of:=SQRT(POWER([.$E36]-[.V$5];2)+POWER([.$F36]-[.V$6];2))" office:value-type="float" office:value="505.649087806949" calcext:value-type="float">
            <text:p>506</text:p>
          </table:table-cell>
          <table:table-cell table:style-name="ce90" table:formula="of:=SQRT(POWER([.$E36]-[.W$5];2)+POWER([.$F36]-[.W$6];2))" office:value-type="float" office:value="467.266519237148" calcext:value-type="float">
            <text:p>467</text:p>
          </table:table-cell>
          <table:table-cell table:style-name="ce84" table:formula="of:=SQRT(POWER([.$E36]-[.X$5];2)+POWER([.$F36]-[.X$6];2))" office:value-type="float" office:value="867.554032899392" calcext:value-type="float">
            <text:p>868</text:p>
          </table:table-cell>
          <table:table-cell table:style-name="ce84" table:formula="of:=SQRT(POWER([.$E36]-[.Y$5];2)+POWER([.$F36]-[.Y$6];2))" office:value-type="float" office:value="778.028919770981" calcext:value-type="float">
            <text:p>778</text:p>
          </table:table-cell>
          <table:table-cell table:style-name="ce84" table:formula="of:=SQRT(POWER([.$E36]-[.Z$5];2)+POWER([.$F36]-[.Z$6];2))" office:value-type="float" office:value="761.378355352974" calcext:value-type="float">
            <text:p>761</text:p>
          </table:table-cell>
          <table:table-cell table:style-name="ce108" table:formula="of:=SQRT(POWER([.$E36]-[.AA$5];2)+POWER([.$F36]-[.AA$6];2))" office:value-type="float" office:value="895.035753475804" calcext:value-type="float">
            <text:p>895</text:p>
          </table:table-cell>
          <table:table-cell table:style-name="ce113" table:formula="of:=SQRT(POWER([.$E36]-[.AB$5];2)+POWER([.$F36]-[.AB$6];2))" office:value-type="float" office:value="603.175762112504" calcext:value-type="float">
            <text:p>603</text:p>
          </table:table-cell>
          <table:table-cell table:style-name="ce115" table:formula="of:=SQRT(POWER([.$E36]-[.AC$5];2)+POWER([.$F36]-[.AC$6];2))" office:value-type="float" office:value="139.978569788379" calcext:value-type="float">
            <text:p>140</text:p>
          </table:table-cell>
          <table:table-cell table:style-name="ce115" table:formula="of:=SQRT(POWER([.$E36]-[.AD$5];2)+POWER([.$F36]-[.AD$6];2))" office:value-type="float" office:value="184.054339802136" calcext:value-type="float">
            <text:p>184</text:p>
          </table:table-cell>
          <table:table-cell table:style-name="ce115" table:formula="of:=SQRT(POWER([.$E36]-[.AE$5];2)+POWER([.$F36]-[.AE$6];2))" office:value-type="float" office:value="185.129684275645" calcext:value-type="float">
            <text:p>185</text:p>
          </table:table-cell>
          <table:table-cell table:style-name="ce115" table:formula="of:=SQRT(POWER([.$E36]-[.AF$5];2)+POWER([.$F36]-[.AF$6];2))" office:value-type="float" office:value="186.550261323859" calcext:value-type="float">
            <text:p>187</text:p>
          </table:table-cell>
          <table:table-cell table:style-name="ce115" table:formula="of:=SQRT(POWER([.$E36]-[.AG$5];2)+POWER([.$F36]-[.AG$6];2))" office:value-type="float" office:value="102.04410811017" calcext:value-type="float">
            <text:p>102</text:p>
          </table:table-cell>
          <table:table-cell table:style-name="ce115" table:formula="of:=SQRT(POWER([.$E36]-[.AH$5];2)+POWER([.$F36]-[.AH$6];2))" office:value-type="float" office:value="60.2162768692984" calcext:value-type="float">
            <text:p>60</text:p>
          </table:table-cell>
          <table:table-cell table:style-name="ce115" table:formula="of:=SQRT(POWER([.$E36]-[.AI$5];2)+POWER([.$F36]-[.AI$6];2))" office:value-type="float" office:value="30.0166620396073" calcext:value-type="float">
            <text:p>30</text:p>
          </table:table-cell>
          <table:table-cell table:style-name="ce115"/>
          <table:table-cell table:style-name="ce115" table:formula="of:=SQRT(POWER([.$E36]-[.AK$5];2)+POWER([.$F36]-[.AK$6];2))" office:value-type="float" office:value="160.589538887189" calcext:value-type="float">
            <text:p>161</text:p>
          </table:table-cell>
          <table:table-cell table:style-name="ce115" table:formula="of:=SQRT(POWER([.$E36]-[.AL$5];2)+POWER([.$F36]-[.AL$6];2))" office:value-type="float" office:value="128.035151423349" calcext:value-type="float">
            <text:p>128</text:p>
          </table:table-cell>
          <table:table-cell table:style-name="ce115" table:formula="of:=SQRT(POWER([.$E36]-[.AM$5];2)+POWER([.$F36]-[.AM$6];2))" office:value-type="float" office:value="104.546640309481" calcext:value-type="float">
            <text:p>105</text:p>
          </table:table-cell>
          <table:table-cell table:style-name="ce115" table:formula="of:=SQRT(POWER([.$E36]-[.AN$5];2)+POWER([.$F36]-[.AN$6];2))" office:value-type="float" office:value="118.152443901935" calcext:value-type="float">
            <text:p>118</text:p>
          </table:table-cell>
          <table:table-cell table:style-name="ce115" table:formula="of:=SQRT(POWER([.$E36]-[.AO$5];2)+POWER([.$F36]-[.AO$6];2))" office:value-type="float" office:value="142.225173580488" calcext:value-type="float">
            <text:p>142</text:p>
          </table:table-cell>
          <table:table-cell table:style-name="ce115" table:formula="of:=SQRT(POWER([.$E36]-[.AP$5];2)+POWER([.$F36]-[.AP$6];2))" office:value-type="float" office:value="143.680200445294" calcext:value-type="float">
            <text:p>144</text:p>
          </table:table-cell>
          <table:table-cell table:style-name="ce115" table:formula="of:=SQRT(POWER([.$E36]-[.AQ$5];2)+POWER([.$F36]-[.AQ$6];2))" office:value-type="float" office:value="125.936491931449" calcext:value-type="float">
            <text:p>126</text:p>
          </table:table-cell>
          <table:table-cell table:style-name="ce115" table:formula="of:=SQRT(POWER([.$E36]-[.AR$5];2)+POWER([.$F36]-[.AR$6];2))" office:value-type="float" office:value="83.1925477431723" calcext:value-type="float">
            <text:p>83</text:p>
          </table:table-cell>
          <table:table-cell table:style-name="ce116" table:formula="of:=SQRT(POWER([.$E36]-[.AS$5];2)+POWER([.$F36]-[.AS$6];2))" office:value-type="float" office:value="408.892406385836" calcext:value-type="float">
            <text:p>409</text:p>
          </table:table-cell>
          <table:table-cell table:style-name="ce115" table:formula="of:=SQRT(POWER([.$E36]-[.AT$5];2)+POWER([.$F36]-[.AT$6];2))" office:value-type="float" office:value="392.045915678253" calcext:value-type="float">
            <text:p>392</text:p>
          </table:table-cell>
          <table:table-cell table:style-name="ce115" table:formula="of:=SQRT(POWER([.$E36]-[.AU$5];2)+POWER([.$F36]-[.AU$6];2))" office:value-type="float" office:value="307.483332881638" calcext:value-type="float">
            <text:p>307</text:p>
          </table:table-cell>
          <table:table-cell table:style-name="ce115" table:formula="of:=SQRT(POWER([.$E36]-[.AV$5];2)+POWER([.$F36]-[.AV$6];2))" office:value-type="float" office:value="401.059845908313" calcext:value-type="float">
            <text:p>401</text:p>
          </table:table-cell>
          <table:table-cell table:style-name="ce122" table:formula="of:=SQRT(POWER([.$E36]-[.AW$5];2)+POWER([.$F36]-[.AW$6];2))" office:value-type="float" office:value="419.151523914682" calcext:value-type="float">
            <text:p>419</text:p>
          </table:table-cell>
          <table:table-cell table:style-name="ce84" table:formula="of:=SQRT(POWER([.$E36]-[.AX$5];2)+POWER([.$F36]-[.AX$6];2))" office:value-type="float" office:value="838.786027542185" calcext:value-type="float">
            <text:p>839</text:p>
          </table:table-cell>
          <table:table-cell table:style-name="ce84" table:formula="of:=SQRT(POWER([.$E36]-[.AY$5];2)+POWER([.$F36]-[.AY$6];2))" office:value-type="float" office:value="825.800217970424" calcext:value-type="float">
            <text:p>826</text:p>
          </table:table-cell>
          <table:table-cell table:style-name="ce84" table:formula="of:=SQRT(POWER([.$E36]-[.AZ$5];2)+POWER([.$F36]-[.AZ$6];2))" office:value-type="float" office:value="859.037251811585" calcext:value-type="float">
            <text:p>859</text:p>
          </table:table-cell>
          <table:table-cell table:style-name="ce84" table:formula="of:=SQRT(POWER([.$E36]-[.BA$5];2)+POWER([.$F36]-[.BA$6];2))" office:value-type="float" office:value="887.437885150279" calcext:value-type="float">
            <text:p>887</text:p>
          </table:table-cell>
          <table:table-cell table:style-name="ce84" table:formula="of:=SQRT(POWER([.$E36]-[.BB$5];2)+POWER([.$F36]-[.BB$6];2))" office:value-type="float" office:value="825.490157421638" calcext:value-type="float">
            <text:p>825</text:p>
          </table:table-cell>
          <table:table-cell table:style-name="ce84" table:formula="of:=SQRT(POWER([.$E36]-[.BC$5];2)+POWER([.$F36]-[.BC$6];2))" office:value-type="float" office:value="876.67154624751" calcext:value-type="float">
            <text:p>877</text:p>
          </table:table-cell>
          <table:table-cell table:style-name="ce84" table:formula="of:=SQRT(POWER([.$E36]-[.BD$5];2)+POWER([.$F36]-[.BD$6];2))" office:value-type="float" office:value="920.996199775004" calcext:value-type="float">
            <text:p>921</text:p>
          </table:table-cell>
          <table:table-cell table:style-name="ce84" table:formula="of:=SQRT(POWER([.$E36]-[.BE$5];2)+POWER([.$F36]-[.BE$6];2))" office:value-type="float" office:value="917.458445925482" calcext:value-type="float">
            <text:p>917</text:p>
          </table:table-cell>
          <table:table-cell table:style-name="ce84" table:formula="of:=SQRT(POWER([.$E36]-[.BF$5];2)+POWER([.$F36]-[.BF$6];2))" office:value-type="float" office:value="883.421756580627" calcext:value-type="float">
            <text:p>883</text:p>
          </table:table-cell>
          <table:table-cell table:style-name="ce84" table:formula="of:=SQRT(POWER([.$E36]-[.BG$5];2)+POWER([.$F36]-[.BG$6];2))" office:value-type="float" office:value="827.16685136676" calcext:value-type="float">
            <text:p>827</text:p>
          </table:table-cell>
          <table:table-cell table:style-name="ce84" table:formula="of:=SQRT(POWER([.$E36]-[.BH$5];2)+POWER([.$F36]-[.BH$6];2))" office:value-type="float" office:value="777.921589879083" calcext:value-type="float">
            <text:p>778</text:p>
          </table:table-cell>
          <table:table-cell table:style-name="ce84" table:formula="of:=SQRT(POWER([.$E36]-[.BI$5];2)+POWER([.$F36]-[.BI$6];2))" office:value-type="float" office:value="788.331148693238" calcext:value-type="float">
            <text:p>788</text:p>
          </table:table-cell>
          <table:table-cell table:style-name="ce84" table:formula="of:=SQRT(POWER([.$E36]-[.BJ$5];2)+POWER([.$F36]-[.BJ$6];2))" office:value-type="float" office:value="746.77037970182" calcext:value-type="float">
            <text:p>747</text:p>
          </table:table-cell>
          <table:table-cell table:style-name="ce84" table:formula="of:=SQRT(POWER([.$E36]-[.BK$5];2)+POWER([.$F36]-[.BK$6];2))" office:value-type="float" office:value="511.288568227376" calcext:value-type="float">
            <text:p>511</text:p>
          </table:table-cell>
          <table:table-cell table:style-name="ce84" table:formula="of:=SQRT(POWER([.$E36]-[.BL$5];2)+POWER([.$F36]-[.BL$6];2))" office:value-type="float" office:value="754.115375788082" calcext:value-type="float">
            <text:p>754</text:p>
          </table:table-cell>
          <table:table-cell table:style-name="ce90" table:formula="of:=SQRT(POWER([.$E36]-[.BM$5];2)+POWER([.$F36]-[.BM$6];2))" office:value-type="float" office:value="537.033518506992" calcext:value-type="float">
            <text:p>537</text:p>
          </table:table-cell>
          <table:table-cell table:style-name="ce84" table:formula="of:=SQRT(POWER([.$E36]-[.BN$5];2)+POWER([.$F36]-[.BN$6];2))" office:value-type="float" office:value="606.531120388723" calcext:value-type="float">
            <text:p>607</text:p>
          </table:table-cell>
          <table:table-cell table:style-name="ce84" table:formula="of:=SQRT(POWER([.$E36]-[.BO$5];2)+POWER([.$F36]-[.BO$6];2))" office:value-type="float" office:value="612.458978218133" calcext:value-type="float">
            <text:p>612</text:p>
          </table:table-cell>
          <table:table-cell table:style-name="ce84" table:formula="of:=SQRT(POWER([.$E36]-[.BP$5];2)+POWER([.$F36]-[.BP$6];2))" office:value-type="float" office:value="761.55433161397" calcext:value-type="float">
            <text:p>762</text:p>
          </table:table-cell>
          <table:table-cell table:style-name="ce84" table:formula="of:=SQRT(POWER([.$E36]-[.BQ$5];2)+POWER([.$F36]-[.BQ$6];2))" office:value-type="float" office:value="837.928994605151" calcext:value-type="float">
            <text:p>838</text:p>
          </table:table-cell>
          <table:table-cell table:style-name="ce84" table:formula="of:=SQRT(POWER([.$E36]-[.BR$5];2)+POWER([.$F36]-[.BR$6];2))" office:value-type="float" office:value="787.899739814654" calcext:value-type="float">
            <text:p>788</text:p>
          </table:table-cell>
          <table:table-cell table:style-name="ce84" table:formula="of:=SQRT(POWER([.$E36]-[.BS$5];2)+POWER([.$F36]-[.BS$6];2))" office:value-type="float" office:value="842.112819045049" calcext:value-type="float">
            <text:p>842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Заброшенный Маяк</text:p>
          </table:table-cell>
          <table:table-cell office:value-type="string" calcext:value-type="string">
            <text:p>T2</text:p>
          </table:table-cell>
          <table:table-cell office:value-type="float" office:value="890" calcext:value-type="float">
            <text:p>890</text:p>
          </table:table-cell>
          <table:table-cell office:value-type="float" office:value="227" calcext:value-type="float">
            <text:p>227</text:p>
          </table:table-cell>
          <table:table-cell/>
          <table:table-cell table:style-name="ce84" table:formula="of:=SQRT(POWER([.$E37]-[.H$5];2)+POWER([.$F37]-[.H$6];2))" office:value-type="float" office:value="794.808152952648" calcext:value-type="float">
            <text:p>795</text:p>
          </table:table-cell>
          <table:table-cell table:style-name="ce84" table:formula="of:=SQRT(POWER([.$E37]-[.I$5];2)+POWER([.$F37]-[.I$6];2))" office:value-type="float" office:value="784.591613516229" calcext:value-type="float">
            <text:p>785</text:p>
          </table:table-cell>
          <table:table-cell table:style-name="ce84" table:formula="of:=SQRT(POWER([.$E37]-[.J$5];2)+POWER([.$F37]-[.J$6];2))" office:value-type="float" office:value="815.588744404924" calcext:value-type="float">
            <text:p>816</text:p>
          </table:table-cell>
          <table:table-cell table:style-name="ce84" table:formula="of:=SQRT(POWER([.$E37]-[.K$5];2)+POWER([.$F37]-[.K$6];2))" office:value-type="float" office:value="823.07350826035" calcext:value-type="float">
            <text:p>823</text:p>
          </table:table-cell>
          <table:table-cell table:style-name="ce84" table:formula="of:=SQRT(POWER([.$E37]-[.L$5];2)+POWER([.$F37]-[.L$6];2))" office:value-type="float" office:value="817.53837830404" calcext:value-type="float">
            <text:p>818</text:p>
          </table:table-cell>
          <table:table-cell table:style-name="ce84" table:formula="of:=SQRT(POWER([.$E37]-[.M$5];2)+POWER([.$F37]-[.M$6];2))" office:value-type="float" office:value="795.880016082826" calcext:value-type="float">
            <text:p>796</text:p>
          </table:table-cell>
          <table:table-cell table:style-name="ce84" table:formula="of:=SQRT(POWER([.$E37]-[.N$5];2)+POWER([.$F37]-[.N$6];2))" office:value-type="float" office:value="779.187397228677" calcext:value-type="float">
            <text:p>779</text:p>
          </table:table-cell>
          <table:table-cell table:style-name="ce84" table:formula="of:=SQRT(POWER([.$E37]-[.O$5];2)+POWER([.$F37]-[.O$6];2))" office:value-type="float" office:value="744.344678223738" calcext:value-type="float">
            <text:p>744</text:p>
          </table:table-cell>
          <table:table-cell table:style-name="ce84" table:formula="of:=SQRT(POWER([.$E37]-[.P$5];2)+POWER([.$F37]-[.P$6];2))" office:value-type="float" office:value="739.375412087797" calcext:value-type="float">
            <text:p>739</text:p>
          </table:table-cell>
          <table:table-cell table:style-name="ce84" table:formula="of:=SQRT(POWER([.$E37]-[.Q$5];2)+POWER([.$F37]-[.Q$6];2))" office:value-type="float" office:value="720.756546969918" calcext:value-type="float">
            <text:p>721</text:p>
          </table:table-cell>
          <table:table-cell table:style-name="ce84" table:formula="of:=SQRT(POWER([.$E37]-[.R$5];2)+POWER([.$F37]-[.R$6];2))" office:value-type="float" office:value="711.118836763589" calcext:value-type="float">
            <text:p>711</text:p>
          </table:table-cell>
          <table:table-cell table:style-name="ce84" table:formula="of:=SQRT(POWER([.$E37]-[.S$5];2)+POWER([.$F37]-[.S$6];2))" office:value-type="float" office:value="655.384619898881" calcext:value-type="float">
            <text:p>655</text:p>
          </table:table-cell>
          <table:table-cell table:style-name="ce84" table:formula="of:=SQRT(POWER([.$E37]-[.T$5];2)+POWER([.$F37]-[.T$6];2))" office:value-type="float" office:value="659.30342028538" calcext:value-type="float">
            <text:p>659</text:p>
          </table:table-cell>
          <table:table-cell table:style-name="ce84" table:formula="of:=SQRT(POWER([.$E37]-[.U$5];2)+POWER([.$F37]-[.U$6];2))" office:value-type="float" office:value="601.950164050148" calcext:value-type="float">
            <text:p>602</text:p>
          </table:table-cell>
          <table:table-cell table:style-name="ce84" table:formula="of:=SQRT(POWER([.$E37]-[.V$5];2)+POWER([.$F37]-[.V$6];2))" office:value-type="float" office:value="487.200164203585" calcext:value-type="float">
            <text:p>487</text:p>
          </table:table-cell>
          <table:table-cell table:style-name="ce90" table:formula="of:=SQRT(POWER([.$E37]-[.W$5];2)+POWER([.$F37]-[.W$6];2))" office:value-type="float" office:value="421.360890449031" calcext:value-type="float">
            <text:p>421</text:p>
          </table:table-cell>
          <table:table-cell table:style-name="ce84" table:formula="of:=SQRT(POWER([.$E37]-[.X$5];2)+POWER([.$F37]-[.X$6];2))" office:value-type="float" office:value="794.11900871343" calcext:value-type="float">
            <text:p>794</text:p>
          </table:table-cell>
          <table:table-cell table:style-name="ce84" table:formula="of:=SQRT(POWER([.$E37]-[.Y$5];2)+POWER([.$F37]-[.Y$6];2))" office:value-type="float" office:value="693.266182645598" calcext:value-type="float">
            <text:p>693</text:p>
          </table:table-cell>
          <table:table-cell table:style-name="ce84" table:formula="of:=SQRT(POWER([.$E37]-[.Z$5];2)+POWER([.$F37]-[.Z$6];2))" office:value-type="float" office:value="679.795557502401" calcext:value-type="float">
            <text:p>680</text:p>
          </table:table-cell>
          <table:table-cell table:style-name="ce108" table:formula="of:=SQRT(POWER([.$E37]-[.AA$5];2)+POWER([.$F37]-[.AA$6];2))" office:value-type="float" office:value="817.255162112788" calcext:value-type="float">
            <text:p>817</text:p>
          </table:table-cell>
          <table:table-cell table:style-name="ce113" table:formula="of:=SQRT(POWER([.$E37]-[.AB$5];2)+POWER([.$F37]-[.AB$6];2))" office:value-type="float" office:value="499.009017954586" calcext:value-type="float">
            <text:p>499</text:p>
          </table:table-cell>
          <table:table-cell table:style-name="ce115" table:formula="of:=SQRT(POWER([.$E37]-[.AC$5];2)+POWER([.$F37]-[.AC$6];2))" office:value-type="float" office:value="28.1602556806574" calcext:value-type="float">
            <text:p>28</text:p>
          </table:table-cell>
          <table:table-cell table:style-name="ce115" table:formula="of:=SQRT(POWER([.$E37]-[.AD$5];2)+POWER([.$F37]-[.AD$6];2))" office:value-type="float" office:value="50.8035431835222" calcext:value-type="float">
            <text:p>51</text:p>
          </table:table-cell>
          <table:table-cell table:style-name="ce115" table:formula="of:=SQRT(POWER([.$E37]-[.AE$5];2)+POWER([.$F37]-[.AE$6];2))" office:value-type="float" office:value="79.6492310069595" calcext:value-type="float">
            <text:p>80</text:p>
          </table:table-cell>
          <table:table-cell table:style-name="ce115" table:formula="of:=SQRT(POWER([.$E37]-[.AF$5];2)+POWER([.$F37]-[.AF$6];2))" office:value-type="float" office:value="84.0238061504" calcext:value-type="float">
            <text:p>84</text:p>
          </table:table-cell>
          <table:table-cell table:style-name="ce115" table:formula="of:=SQRT(POWER([.$E37]-[.AG$5];2)+POWER([.$F37]-[.AG$6];2))" office:value-type="float" office:value="62.4819974072532" calcext:value-type="float">
            <text:p>62</text:p>
          </table:table-cell>
          <table:table-cell table:style-name="ce115" table:formula="of:=SQRT(POWER([.$E37]-[.AH$5];2)+POWER([.$F37]-[.AH$6];2))" office:value-type="float" office:value="100.404183179786" calcext:value-type="float">
            <text:p>100</text:p>
          </table:table-cell>
          <table:table-cell table:style-name="ce115" table:formula="of:=SQRT(POWER([.$E37]-[.AI$5];2)+POWER([.$F37]-[.AI$6];2))" office:value-type="float" office:value="134.238593556399" calcext:value-type="float">
            <text:p>134</text:p>
          </table:table-cell>
          <table:table-cell table:style-name="ce115" table:formula="of:=SQRT(POWER([.$E37]-[.AJ$5];2)+POWER([.$F37]-[.AJ$6];2))" office:value-type="float" office:value="160.589538887189" calcext:value-type="float">
            <text:p>161</text:p>
          </table:table-cell>
          <table:table-cell table:style-name="ce115"/>
          <table:table-cell table:style-name="ce115" table:formula="of:=SQRT(POWER([.$E37]-[.AL$5];2)+POWER([.$F37]-[.AL$6];2))" office:value-type="float" office:value="45.0998891351187" calcext:value-type="float">
            <text:p>45</text:p>
          </table:table-cell>
          <table:table-cell table:style-name="ce115" table:formula="of:=SQRT(POWER([.$E37]-[.AM$5];2)+POWER([.$F37]-[.AM$6];2))" office:value-type="float" office:value="106.569226327303" calcext:value-type="float">
            <text:p>107</text:p>
          </table:table-cell>
          <table:table-cell table:style-name="ce115" table:formula="of:=SQRT(POWER([.$E37]-[.AN$5];2)+POWER([.$F37]-[.AN$6];2))" office:value-type="float" office:value="141.792101331492" calcext:value-type="float">
            <text:p>142</text:p>
          </table:table-cell>
          <table:table-cell table:style-name="ce115" table:formula="of:=SQRT(POWER([.$E37]-[.AO$5];2)+POWER([.$F37]-[.AO$6];2))" office:value-type="float" office:value="150.283066245003" calcext:value-type="float">
            <text:p>150</text:p>
          </table:table-cell>
          <table:table-cell table:style-name="ce115" table:formula="of:=SQRT(POWER([.$E37]-[.AP$5];2)+POWER([.$F37]-[.AP$6];2))" office:value-type="float" office:value="104.656581255074" calcext:value-type="float">
            <text:p>105</text:p>
          </table:table-cell>
          <table:table-cell table:style-name="ce115" table:formula="of:=SQRT(POWER([.$E37]-[.AQ$5];2)+POWER([.$F37]-[.AQ$6];2))" office:value-type="float" office:value="68.5930025585701" calcext:value-type="float">
            <text:p>69</text:p>
          </table:table-cell>
          <table:table-cell table:style-name="ce115" table:formula="of:=SQRT(POWER([.$E37]-[.AR$5];2)+POWER([.$F37]-[.AR$6];2))" office:value-type="float" office:value="98.1529418815351" calcext:value-type="float">
            <text:p>98</text:p>
          </table:table-cell>
          <table:table-cell table:style-name="ce116" table:formula="of:=SQRT(POWER([.$E37]-[.AS$5];2)+POWER([.$F37]-[.AS$6];2))" office:value-type="float" office:value="297.001683496912" calcext:value-type="float">
            <text:p>297</text:p>
          </table:table-cell>
          <table:table-cell table:style-name="ce115" table:formula="of:=SQRT(POWER([.$E37]-[.AT$5];2)+POWER([.$F37]-[.AT$6];2))" office:value-type="float" office:value="244.640552648166" calcext:value-type="float">
            <text:p>245</text:p>
          </table:table-cell>
          <table:table-cell table:style-name="ce115" table:formula="of:=SQRT(POWER([.$E37]-[.AU$5];2)+POWER([.$F37]-[.AU$6];2))" office:value-type="float" office:value="156.719494639308" calcext:value-type="float">
            <text:p>157</text:p>
          </table:table-cell>
          <table:table-cell table:style-name="ce115" table:formula="of:=SQRT(POWER([.$E37]-[.AV$5];2)+POWER([.$F37]-[.AV$6];2))" office:value-type="float" office:value="240.470372395437" calcext:value-type="float">
            <text:p>240</text:p>
          </table:table-cell>
          <table:table-cell table:style-name="ce122" table:formula="of:=SQRT(POWER([.$E37]-[.AW$5];2)+POWER([.$F37]-[.AW$6];2))" office:value-type="float" office:value="258.860966543819" calcext:value-type="float">
            <text:p>259</text:p>
          </table:table-cell>
          <table:table-cell table:style-name="ce84" table:formula="of:=SQRT(POWER([.$E37]-[.AX$5];2)+POWER([.$F37]-[.AX$6];2))" office:value-type="float" office:value="685.612864523413" calcext:value-type="float">
            <text:p>686</text:p>
          </table:table-cell>
          <table:table-cell table:style-name="ce84" table:formula="of:=SQRT(POWER([.$E37]-[.AY$5];2)+POWER([.$F37]-[.AY$6];2))" office:value-type="float" office:value="676.080616494808" calcext:value-type="float">
            <text:p>676</text:p>
          </table:table-cell>
          <table:table-cell table:style-name="ce84" table:formula="of:=SQRT(POWER([.$E37]-[.AZ$5];2)+POWER([.$F37]-[.AZ$6];2))" office:value-type="float" office:value="709.774612112888" calcext:value-type="float">
            <text:p>710</text:p>
          </table:table-cell>
          <table:table-cell table:style-name="ce84" table:formula="of:=SQRT(POWER([.$E37]-[.BA$5];2)+POWER([.$F37]-[.BA$6];2))" office:value-type="float" office:value="736.926726343943" calcext:value-type="float">
            <text:p>737</text:p>
          </table:table-cell>
          <table:table-cell table:style-name="ce84" table:formula="of:=SQRT(POWER([.$E37]-[.BB$5];2)+POWER([.$F37]-[.BB$6];2))" office:value-type="float" office:value="674.798488439327" calcext:value-type="float">
            <text:p>675</text:p>
          </table:table-cell>
          <table:table-cell table:style-name="ce84" table:formula="of:=SQRT(POWER([.$E37]-[.BC$5];2)+POWER([.$F37]-[.BC$6];2))" office:value-type="float" office:value="723.618684114776" calcext:value-type="float">
            <text:p>724</text:p>
          </table:table-cell>
          <table:table-cell table:style-name="ce84" table:formula="of:=SQRT(POWER([.$E37]-[.BD$5];2)+POWER([.$F37]-[.BD$6];2))" office:value-type="float" office:value="767.602110471304" calcext:value-type="float">
            <text:p>768</text:p>
          </table:table-cell>
          <table:table-cell table:style-name="ce84" table:formula="of:=SQRT(POWER([.$E37]-[.BE$5];2)+POWER([.$F37]-[.BE$6];2))" office:value-type="float" office:value="762.349657309558" calcext:value-type="float">
            <text:p>762</text:p>
          </table:table-cell>
          <table:table-cell table:style-name="ce84" table:formula="of:=SQRT(POWER([.$E37]-[.BF$5];2)+POWER([.$F37]-[.BF$6];2))" office:value-type="float" office:value="728.294583255979" calcext:value-type="float">
            <text:p>728</text:p>
          </table:table-cell>
          <table:table-cell table:style-name="ce84" table:formula="of:=SQRT(POWER([.$E37]-[.BG$5];2)+POWER([.$F37]-[.BG$6];2))" office:value-type="float" office:value="668.923015002474" calcext:value-type="float">
            <text:p>669</text:p>
          </table:table-cell>
          <table:table-cell table:style-name="ce84" table:formula="of:=SQRT(POWER([.$E37]-[.BH$5];2)+POWER([.$F37]-[.BH$6];2))" office:value-type="float" office:value="621.630919436928" calcext:value-type="float">
            <text:p>622</text:p>
          </table:table-cell>
          <table:table-cell table:style-name="ce84" table:formula="of:=SQRT(POWER([.$E37]-[.BI$5];2)+POWER([.$F37]-[.BI$6];2))" office:value-type="float" office:value="630.032538842241" calcext:value-type="float">
            <text:p>630</text:p>
          </table:table-cell>
          <table:table-cell table:style-name="ce84" table:formula="of:=SQRT(POWER([.$E37]-[.BJ$5];2)+POWER([.$F37]-[.BJ$6];2))" office:value-type="float" office:value="590.397323842173" calcext:value-type="float">
            <text:p>590</text:p>
          </table:table-cell>
          <table:table-cell table:style-name="ce84" table:formula="of:=SQRT(POWER([.$E37]-[.BK$5];2)+POWER([.$F37]-[.BK$6];2))" office:value-type="float" office:value="400.211194246238" calcext:value-type="float">
            <text:p>400</text:p>
          </table:table-cell>
          <table:table-cell table:style-name="ce84" table:formula="of:=SQRT(POWER([.$E37]-[.BL$5];2)+POWER([.$F37]-[.BL$6];2))" office:value-type="float" office:value="596.14176166412" calcext:value-type="float">
            <text:p>596</text:p>
          </table:table-cell>
          <table:table-cell table:style-name="ce90" table:formula="of:=SQRT(POWER([.$E37]-[.BM$5];2)+POWER([.$F37]-[.BM$6];2))" office:value-type="float" office:value="408.805577261368" calcext:value-type="float">
            <text:p>409</text:p>
          </table:table-cell>
          <table:table-cell table:style-name="ce84" table:formula="of:=SQRT(POWER([.$E37]-[.BN$5];2)+POWER([.$F37]-[.BN$6];2))" office:value-type="float" office:value="467.607741595453" calcext:value-type="float">
            <text:p>468</text:p>
          </table:table-cell>
          <table:table-cell table:style-name="ce84" table:formula="of:=SQRT(POWER([.$E37]-[.BO$5];2)+POWER([.$F37]-[.BO$6];2))" office:value-type="float" office:value="481.768616661567" calcext:value-type="float">
            <text:p>482</text:p>
          </table:table-cell>
          <table:table-cell table:style-name="ce84" table:formula="of:=SQRT(POWER([.$E37]-[.BP$5];2)+POWER([.$F37]-[.BP$6];2))" office:value-type="float" office:value="635.75624259617" calcext:value-type="float">
            <text:p>636</text:p>
          </table:table-cell>
          <table:table-cell table:style-name="ce84" table:formula="of:=SQRT(POWER([.$E37]-[.BQ$5];2)+POWER([.$F37]-[.BQ$6];2))" office:value-type="float" office:value="712.101116415359" calcext:value-type="float">
            <text:p>712</text:p>
          </table:table-cell>
          <table:table-cell table:style-name="ce84" table:formula="of:=SQRT(POWER([.$E37]-[.BR$5];2)+POWER([.$F37]-[.BR$6];2))" office:value-type="float" office:value="655.613453187166" calcext:value-type="float">
            <text:p>656</text:p>
          </table:table-cell>
          <table:table-cell table:style-name="ce84" table:formula="of:=SQRT(POWER([.$E37]-[.BS$5];2)+POWER([.$F37]-[.BS$6];2))" office:value-type="float" office:value="706.983026670372" calcext:value-type="float">
            <text:p>707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Ледовые копи</text:p>
          </table:table-cell>
          <table:table-cell office:value-type="string" calcext:value-type="string">
            <text:p>T3</text:p>
          </table:table-cell>
          <table:table-cell office:value-type="float" office:value="887" calcext:value-type="float">
            <text:p>887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84" table:formula="of:=SQRT(POWER([.$E38]-[.H$5];2)+POWER([.$F38]-[.H$6];2))" office:value-type="float" office:value="786.395574758658" calcext:value-type="float">
            <text:p>786</text:p>
          </table:table-cell>
          <table:table-cell table:style-name="ce84" table:formula="of:=SQRT(POWER([.$E38]-[.I$5];2)+POWER([.$F38]-[.I$6];2))" office:value-type="float" office:value="774.845791109431" calcext:value-type="float">
            <text:p>775</text:p>
          </table:table-cell>
          <table:table-cell table:style-name="ce84" table:formula="of:=SQRT(POWER([.$E38]-[.J$5];2)+POWER([.$F38]-[.J$6];2))" office:value-type="float" office:value="806.266085110865" calcext:value-type="float">
            <text:p>806</text:p>
          </table:table-cell>
          <table:table-cell table:style-name="ce84" table:formula="of:=SQRT(POWER([.$E38]-[.K$5];2)+POWER([.$F38]-[.K$6];2))" office:value-type="float" office:value="815.011656358362" calcext:value-type="float">
            <text:p>815</text:p>
          </table:table-cell>
          <table:table-cell table:style-name="ce84" table:formula="of:=SQRT(POWER([.$E38]-[.L$5];2)+POWER([.$F38]-[.L$6];2))" office:value-type="float" office:value="810.543644722479" calcext:value-type="float">
            <text:p>811</text:p>
          </table:table-cell>
          <table:table-cell table:style-name="ce84" table:formula="of:=SQRT(POWER([.$E38]-[.M$5];2)+POWER([.$F38]-[.M$6];2))" office:value-type="float" office:value="789.172351264285" calcext:value-type="float">
            <text:p>789</text:p>
          </table:table-cell>
          <table:table-cell table:style-name="ce84" table:formula="of:=SQRT(POWER([.$E38]-[.N$5];2)+POWER([.$F38]-[.N$6];2))" office:value-type="float" office:value="771.821870641147" calcext:value-type="float">
            <text:p>772</text:p>
          </table:table-cell>
          <table:table-cell table:style-name="ce84" table:formula="of:=SQRT(POWER([.$E38]-[.O$5];2)+POWER([.$F38]-[.O$6];2))" office:value-type="float" office:value="734.534546498665" calcext:value-type="float">
            <text:p>735</text:p>
          </table:table-cell>
          <table:table-cell table:style-name="ce84" table:formula="of:=SQRT(POWER([.$E38]-[.P$5];2)+POWER([.$F38]-[.P$6];2))" office:value-type="float" office:value="728.605517409798" calcext:value-type="float">
            <text:p>729</text:p>
          </table:table-cell>
          <table:table-cell table:style-name="ce84" table:formula="of:=SQRT(POWER([.$E38]-[.Q$5];2)+POWER([.$F38]-[.Q$6];2))" office:value-type="float" office:value="709.222109074442" calcext:value-type="float">
            <text:p>709</text:p>
          </table:table-cell>
          <table:table-cell table:style-name="ce84" table:formula="of:=SQRT(POWER([.$E38]-[.R$5];2)+POWER([.$F38]-[.R$6];2))" office:value-type="float" office:value="700.608307116038" calcext:value-type="float">
            <text:p>701</text:p>
          </table:table-cell>
          <table:table-cell table:style-name="ce84" table:formula="of:=SQRT(POWER([.$E38]-[.S$5];2)+POWER([.$F38]-[.S$6];2))" office:value-type="float" office:value="636.594847607173" calcext:value-type="float">
            <text:p>637</text:p>
          </table:table-cell>
          <table:table-cell table:style-name="ce84" table:formula="of:=SQRT(POWER([.$E38]-[.T$5];2)+POWER([.$F38]-[.T$6];2))" office:value-type="float" office:value="638.423840406982" calcext:value-type="float">
            <text:p>638</text:p>
          </table:table-cell>
          <table:table-cell table:style-name="ce84" table:formula="of:=SQRT(POWER([.$E38]-[.U$5];2)+POWER([.$F38]-[.U$6];2))" office:value-type="float" office:value="580.387801388003" calcext:value-type="float">
            <text:p>580</text:p>
          </table:table-cell>
          <table:table-cell table:style-name="ce84" table:formula="of:=SQRT(POWER([.$E38]-[.V$5];2)+POWER([.$F38]-[.V$6];2))" office:value-type="float" office:value="459.105652328525" calcext:value-type="float">
            <text:p>459</text:p>
          </table:table-cell>
          <table:table-cell table:style-name="ce90" table:formula="of:=SQRT(POWER([.$E38]-[.W$5];2)+POWER([.$F38]-[.W$6];2))" office:value-type="float" office:value="399.626075225329" calcext:value-type="float">
            <text:p>400</text:p>
          </table:table-cell>
          <table:table-cell table:style-name="ce84" table:formula="of:=SQRT(POWER([.$E38]-[.X$5];2)+POWER([.$F38]-[.X$6];2))" office:value-type="float" office:value="783.094502598505" calcext:value-type="float">
            <text:p>783</text:p>
          </table:table-cell>
          <table:table-cell table:style-name="ce84" table:formula="of:=SQRT(POWER([.$E38]-[.Y$5];2)+POWER([.$F38]-[.Y$6];2))" office:value-type="float" office:value="685.682142103759" calcext:value-type="float">
            <text:p>686</text:p>
          </table:table-cell>
          <table:table-cell table:style-name="ce84" table:formula="of:=SQRT(POWER([.$E38]-[.Z$5];2)+POWER([.$F38]-[.Z$6];2))" office:value-type="float" office:value="671.058864780132" calcext:value-type="float">
            <text:p>671</text:p>
          </table:table-cell>
          <table:table-cell table:style-name="ce108" table:formula="of:=SQRT(POWER([.$E38]-[.AA$5];2)+POWER([.$F38]-[.AA$6];2))" office:value-type="float" office:value="807.725200795419" calcext:value-type="float">
            <text:p>808</text:p>
          </table:table-cell>
          <table:table-cell table:style-name="ce113" table:formula="of:=SQRT(POWER([.$E38]-[.AB$5];2)+POWER([.$F38]-[.AB$6];2))" office:value-type="float" office:value="497.775049595698" calcext:value-type="float">
            <text:p>498</text:p>
          </table:table-cell>
          <table:table-cell table:style-name="ce115" table:formula="of:=SQRT(POWER([.$E38]-[.AC$5];2)+POWER([.$F38]-[.AC$6];2))" office:value-type="float" office:value="47.6340214552582" calcext:value-type="float">
            <text:p>48</text:p>
          </table:table-cell>
          <table:table-cell table:style-name="ce115" table:formula="of:=SQRT(POWER([.$E38]-[.AD$5];2)+POWER([.$F38]-[.AD$6];2))" office:value-type="float" office:value="92.1140597303148" calcext:value-type="float">
            <text:p>92</text:p>
          </table:table-cell>
          <table:table-cell table:style-name="ce115" table:formula="of:=SQRT(POWER([.$E38]-[.AE$5];2)+POWER([.$F38]-[.AE$6];2))" office:value-type="float" office:value="115.108644332213" calcext:value-type="float">
            <text:p>115</text:p>
          </table:table-cell>
          <table:table-cell table:style-name="ce115" table:formula="of:=SQRT(POWER([.$E38]-[.AF$5];2)+POWER([.$F38]-[.AF$6];2))" office:value-type="float" office:value="119.037809119624" calcext:value-type="float">
            <text:p>119</text:p>
          </table:table-cell>
          <table:table-cell table:style-name="ce115" table:formula="of:=SQRT(POWER([.$E38]-[.AG$5];2)+POWER([.$F38]-[.AG$6];2))" office:value-type="float" office:value="51.2445119012758" calcext:value-type="float">
            <text:p>51</text:p>
          </table:table-cell>
          <table:table-cell table:style-name="ce115" table:formula="of:=SQRT(POWER([.$E38]-[.AH$5];2)+POWER([.$F38]-[.AH$6];2))" office:value-type="float" office:value="69.8927750200262" calcext:value-type="float">
            <text:p>70</text:p>
          </table:table-cell>
          <table:table-cell table:style-name="ce115" table:formula="of:=SQRT(POWER([.$E38]-[.AI$5];2)+POWER([.$F38]-[.AI$6];2))" office:value-type="float" office:value="99.0858213873206" calcext:value-type="float">
            <text:p>99</text:p>
          </table:table-cell>
          <table:table-cell table:style-name="ce115" table:formula="of:=SQRT(POWER([.$E38]-[.AJ$5];2)+POWER([.$F38]-[.AJ$6];2))" office:value-type="float" office:value="128.035151423349" calcext:value-type="float">
            <text:p>128</text:p>
          </table:table-cell>
          <table:table-cell table:style-name="ce115" table:formula="of:=SQRT(POWER([.$E38]-[.AK$5];2)+POWER([.$F38]-[.AK$6];2))" office:value-type="float" office:value="45.0998891351187" calcext:value-type="float">
            <text:p>45</text:p>
          </table:table-cell>
          <table:table-cell table:style-name="ce115"/>
          <table:table-cell table:style-name="ce115" table:formula="of:=SQRT(POWER([.$E38]-[.AM$5];2)+POWER([.$F38]-[.AM$6];2))" office:value-type="float" office:value="61.5223536610881" calcext:value-type="float">
            <text:p>62</text:p>
          </table:table-cell>
          <table:table-cell table:style-name="ce115" table:formula="of:=SQRT(POWER([.$E38]-[.AN$5];2)+POWER([.$F38]-[.AN$6];2))" office:value-type="float" office:value="97.2676719162127" calcext:value-type="float">
            <text:p>97</text:p>
          </table:table-cell>
          <table:table-cell table:style-name="ce115" table:formula="of:=SQRT(POWER([.$E38]-[.AO$5];2)+POWER([.$F38]-[.AO$6];2))" office:value-type="float" office:value="107.782187767738" calcext:value-type="float">
            <text:p>108</text:p>
          </table:table-cell>
          <table:table-cell table:style-name="ce115" table:formula="of:=SQRT(POWER([.$E38]-[.AP$5];2)+POWER([.$F38]-[.AP$6];2))" office:value-type="float" office:value="65.7951365983839" calcext:value-type="float">
            <text:p>66</text:p>
          </table:table-cell>
          <table:table-cell table:style-name="ce115" table:formula="of:=SQRT(POWER([.$E38]-[.AQ$5];2)+POWER([.$F38]-[.AQ$6];2))" office:value-type="float" office:value="79.6052762070455" calcext:value-type="float">
            <text:p>80</text:p>
          </table:table-cell>
          <table:table-cell table:style-name="ce115" table:formula="of:=SQRT(POWER([.$E38]-[.AR$5];2)+POWER([.$F38]-[.AR$6];2))" office:value-type="float" office:value="55.0272659687904" calcext:value-type="float">
            <text:p>55</text:p>
          </table:table-cell>
          <table:table-cell table:style-name="ce116" table:formula="of:=SQRT(POWER([.$E38]-[.AS$5];2)+POWER([.$F38]-[.AS$6];2))" office:value-type="float" office:value="297.274284121584" calcext:value-type="float">
            <text:p>297</text:p>
          </table:table-cell>
          <table:table-cell table:style-name="ce115" table:formula="of:=SQRT(POWER([.$E38]-[.AT$5];2)+POWER([.$F38]-[.AT$6];2))" office:value-type="float" office:value="264.939615761781" calcext:value-type="float">
            <text:p>265</text:p>
          </table:table-cell>
          <table:table-cell table:style-name="ce115" table:formula="of:=SQRT(POWER([.$E38]-[.AU$5];2)+POWER([.$F38]-[.AU$6];2))" office:value-type="float" office:value="201.357890334598" calcext:value-type="float">
            <text:p>201</text:p>
          </table:table-cell>
          <table:table-cell table:style-name="ce115" table:formula="of:=SQRT(POWER([.$E38]-[.AV$5];2)+POWER([.$F38]-[.AV$6];2))" office:value-type="float" office:value="277.416654150395" calcext:value-type="float">
            <text:p>277</text:p>
          </table:table-cell>
          <table:table-cell table:style-name="ce122" table:formula="of:=SQRT(POWER([.$E38]-[.AW$5];2)+POWER([.$F38]-[.AW$6];2))" office:value-type="float" office:value="297.531510936237" calcext:value-type="float">
            <text:p>298</text:p>
          </table:table-cell>
          <table:table-cell table:style-name="ce84" table:formula="of:=SQRT(POWER([.$E38]-[.AX$5];2)+POWER([.$F38]-[.AX$6];2))" office:value-type="float" office:value="710.994374098699" calcext:value-type="float">
            <text:p>711</text:p>
          </table:table-cell>
          <table:table-cell table:style-name="ce84" table:formula="of:=SQRT(POWER([.$E38]-[.AY$5];2)+POWER([.$F38]-[.AY$6];2))" office:value-type="float" office:value="698.765339724288" calcext:value-type="float">
            <text:p>699</text:p>
          </table:table-cell>
          <table:table-cell table:style-name="ce84" table:formula="of:=SQRT(POWER([.$E38]-[.AZ$5];2)+POWER([.$F38]-[.AZ$6];2))" office:value-type="float" office:value="732.148891961191" calcext:value-type="float">
            <text:p>732</text:p>
          </table:table-cell>
          <table:table-cell table:style-name="ce84" table:formula="of:=SQRT(POWER([.$E38]-[.BA$5];2)+POWER([.$F38]-[.BA$6];2))" office:value-type="float" office:value="760.226939801531" calcext:value-type="float">
            <text:p>760</text:p>
          </table:table-cell>
          <table:table-cell table:style-name="ce84" table:formula="of:=SQRT(POWER([.$E38]-[.BB$5];2)+POWER([.$F38]-[.BB$6];2))" office:value-type="float" office:value="698.204124880396" calcext:value-type="float">
            <text:p>698</text:p>
          </table:table-cell>
          <table:table-cell table:style-name="ce84" table:formula="of:=SQRT(POWER([.$E38]-[.BC$5];2)+POWER([.$F38]-[.BC$6];2))" office:value-type="float" office:value="748.909874417476" calcext:value-type="float">
            <text:p>749</text:p>
          </table:table-cell>
          <table:table-cell table:style-name="ce84" table:formula="of:=SQRT(POWER([.$E38]-[.BD$5];2)+POWER([.$F38]-[.BD$6];2))" office:value-type="float" office:value="793.189132552886" calcext:value-type="float">
            <text:p>793</text:p>
          </table:table-cell>
          <table:table-cell table:style-name="ce84" table:formula="of:=SQRT(POWER([.$E38]-[.BE$5];2)+POWER([.$F38]-[.BE$6];2))" office:value-type="float" office:value="789.453608516675" calcext:value-type="float">
            <text:p>789</text:p>
          </table:table-cell>
          <table:table-cell table:style-name="ce84" table:formula="of:=SQRT(POWER([.$E38]-[.BF$5];2)+POWER([.$F38]-[.BF$6];2))" office:value-type="float" office:value="755.413132001291" calcext:value-type="float">
            <text:p>755</text:p>
          </table:table-cell>
          <table:table-cell table:style-name="ce84" table:formula="of:=SQRT(POWER([.$E38]-[.BG$5];2)+POWER([.$F38]-[.BG$6];2))" office:value-type="float" office:value="699.445494659877" calcext:value-type="float">
            <text:p>699</text:p>
          </table:table-cell>
          <table:table-cell table:style-name="ce84" table:formula="of:=SQRT(POWER([.$E38]-[.BH$5];2)+POWER([.$F38]-[.BH$6];2))" office:value-type="float" office:value="649.896145549425" calcext:value-type="float">
            <text:p>650</text:p>
          </table:table-cell>
          <table:table-cell table:style-name="ce84" table:formula="of:=SQRT(POWER([.$E38]-[.BI$5];2)+POWER([.$F38]-[.BI$6];2))" office:value-type="float" office:value="660.639841365929" calcext:value-type="float">
            <text:p>661</text:p>
          </table:table-cell>
          <table:table-cell table:style-name="ce84" table:formula="of:=SQRT(POWER([.$E38]-[.BJ$5];2)+POWER([.$F38]-[.BJ$6];2))" office:value-type="float" office:value="618.751161615071" calcext:value-type="float">
            <text:p>619</text:p>
          </table:table-cell>
          <table:table-cell table:style-name="ce84" table:formula="of:=SQRT(POWER([.$E38]-[.BK$5];2)+POWER([.$F38]-[.BK$6];2))" office:value-type="float" office:value="401.214406521002" calcext:value-type="float">
            <text:p>401</text:p>
          </table:table-cell>
          <table:table-cell table:style-name="ce84" table:formula="of:=SQRT(POWER([.$E38]-[.BL$5];2)+POWER([.$F38]-[.BL$6];2))" office:value-type="float" office:value="626.336171716116" calcext:value-type="float">
            <text:p>626</text:p>
          </table:table-cell>
          <table:table-cell table:style-name="ce90" table:formula="of:=SQRT(POWER([.$E38]-[.BM$5];2)+POWER([.$F38]-[.BM$6];2))" office:value-type="float" office:value="418.057412325149" calcext:value-type="float">
            <text:p>418</text:p>
          </table:table-cell>
          <table:table-cell table:style-name="ce84" table:formula="of:=SQRT(POWER([.$E38]-[.BN$5];2)+POWER([.$F38]-[.BN$6];2))" office:value-type="float" office:value="482.995859195501" calcext:value-type="float">
            <text:p>483</text:p>
          </table:table-cell>
          <table:table-cell table:style-name="ce84" table:formula="of:=SQRT(POWER([.$E38]-[.BO$5];2)+POWER([.$F38]-[.BO$6];2))" office:value-type="float" office:value="492.630693319042" calcext:value-type="float">
            <text:p>493</text:p>
          </table:table-cell>
          <table:table-cell table:style-name="ce84" table:formula="of:=SQRT(POWER([.$E38]-[.BP$5];2)+POWER([.$F38]-[.BP$6];2))" office:value-type="float" office:value="644.636331585492" calcext:value-type="float">
            <text:p>645</text:p>
          </table:table-cell>
          <table:table-cell table:style-name="ce84" table:formula="of:=SQRT(POWER([.$E38]-[.BQ$5];2)+POWER([.$F38]-[.BQ$6];2))" office:value-type="float" office:value="721.172656164944" calcext:value-type="float">
            <text:p>721</text:p>
          </table:table-cell>
          <table:table-cell table:style-name="ce84" table:formula="of:=SQRT(POWER([.$E38]-[.BR$5];2)+POWER([.$F38]-[.BR$6];2))" office:value-type="float" office:value="667.782150105856" calcext:value-type="float">
            <text:p>668</text:p>
          </table:table-cell>
          <table:table-cell table:style-name="ce84" table:formula="of:=SQRT(POWER([.$E38]-[.BS$5];2)+POWER([.$F38]-[.BS$6];2))" office:value-type="float" office:value="720.741978796851" calcext:value-type="float">
            <text:p>721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Кобальтовые шахты</text:p>
          </table:table-cell>
          <table:table-cell office:value-type="string" calcext:value-type="string">
            <text:p>T3+</text:p>
          </table:table-cell>
          <table:table-cell office:value-type="float" office:value="879" calcext:value-type="float">
            <text:p>879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84" table:formula="of:=SQRT(POWER([.$E39]-[.H$5];2)+POWER([.$F39]-[.H$6];2))" office:value-type="float" office:value="775.092897658081" calcext:value-type="float">
            <text:p>775</text:p>
          </table:table-cell>
          <table:table-cell table:style-name="ce84" table:formula="of:=SQRT(POWER([.$E39]-[.I$5];2)+POWER([.$F39]-[.I$6];2))" office:value-type="float" office:value="761.759148287699" calcext:value-type="float">
            <text:p>762</text:p>
          </table:table-cell>
          <table:table-cell table:style-name="ce84" table:formula="of:=SQRT(POWER([.$E39]-[.J$5];2)+POWER([.$F39]-[.J$6];2))" office:value-type="float" office:value="793.605695544078" calcext:value-type="float">
            <text:p>794</text:p>
          </table:table-cell>
          <table:table-cell table:style-name="ce84" table:formula="of:=SQRT(POWER([.$E39]-[.K$5];2)+POWER([.$F39]-[.K$6];2))" office:value-type="float" office:value="804.050371556409" calcext:value-type="float">
            <text:p>804</text:p>
          </table:table-cell>
          <table:table-cell table:style-name="ce84" table:formula="of:=SQRT(POWER([.$E39]-[.L$5];2)+POWER([.$F39]-[.L$6];2))" office:value-type="float" office:value="801.07552702601" calcext:value-type="float">
            <text:p>801</text:p>
          </table:table-cell>
          <table:table-cell table:style-name="ce84" table:formula="of:=SQRT(POWER([.$E39]-[.M$5];2)+POWER([.$F39]-[.M$6];2))" office:value-type="float" office:value="780.20766466371" calcext:value-type="float">
            <text:p>780</text:p>
          </table:table-cell>
          <table:table-cell table:style-name="ce84" table:formula="of:=SQRT(POWER([.$E39]-[.N$5];2)+POWER([.$F39]-[.N$6];2))" office:value-type="float" office:value="762.041993593529" calcext:value-type="float">
            <text:p>762</text:p>
          </table:table-cell>
          <table:table-cell table:style-name="ce84" table:formula="of:=SQRT(POWER([.$E39]-[.O$5];2)+POWER([.$F39]-[.O$6];2))" office:value-type="float" office:value="721.582982060969" calcext:value-type="float">
            <text:p>722</text:p>
          </table:table-cell>
          <table:table-cell table:style-name="ce84" table:formula="of:=SQRT(POWER([.$E39]-[.P$5];2)+POWER([.$F39]-[.P$6];2))" office:value-type="float" office:value="714.356353649913" calcext:value-type="float">
            <text:p>714</text:p>
          </table:table-cell>
          <table:table-cell table:style-name="ce84" table:formula="of:=SQRT(POWER([.$E39]-[.Q$5];2)+POWER([.$F39]-[.Q$6];2))" office:value-type="float" office:value="694.02665654858" calcext:value-type="float">
            <text:p>694</text:p>
          </table:table-cell>
          <table:table-cell table:style-name="ce84" table:formula="of:=SQRT(POWER([.$E39]-[.R$5];2)+POWER([.$F39]-[.R$6];2))" office:value-type="float" office:value="686.892276852783" calcext:value-type="float">
            <text:p>687</text:p>
          </table:table-cell>
          <table:table-cell table:style-name="ce84" table:formula="of:=SQRT(POWER([.$E39]-[.S$5];2)+POWER([.$F39]-[.S$6];2))" office:value-type="float" office:value="611.679654721326" calcext:value-type="float">
            <text:p>612</text:p>
          </table:table-cell>
          <table:table-cell table:style-name="ce84" table:formula="of:=SQRT(POWER([.$E39]-[.T$5];2)+POWER([.$F39]-[.T$6];2))" office:value-type="float" office:value="610.524364788171" calcext:value-type="float">
            <text:p>611</text:p>
          </table:table-cell>
          <table:table-cell table:style-name="ce84" table:formula="of:=SQRT(POWER([.$E39]-[.U$5];2)+POWER([.$F39]-[.U$6];2))" office:value-type="float" office:value="551.928437390211" calcext:value-type="float">
            <text:p>552</text:p>
          </table:table-cell>
          <table:table-cell table:style-name="ce84" table:formula="of:=SQRT(POWER([.$E39]-[.V$5];2)+POWER([.$F39]-[.V$6];2))" office:value-type="float" office:value="422.181240701195" calcext:value-type="float">
            <text:p>422</text:p>
          </table:table-cell>
          <table:table-cell table:style-name="ce90" table:formula="of:=SQRT(POWER([.$E39]-[.W$5];2)+POWER([.$F39]-[.W$6];2))" office:value-type="float" office:value="373.020106696677" calcext:value-type="float">
            <text:p>373</text:p>
          </table:table-cell>
          <table:table-cell table:style-name="ce84" table:formula="of:=SQRT(POWER([.$E39]-[.X$5];2)+POWER([.$F39]-[.X$6];2))" office:value-type="float" office:value="768.192684161988" calcext:value-type="float">
            <text:p>768</text:p>
          </table:table-cell>
          <table:table-cell table:style-name="ce84" table:formula="of:=SQRT(POWER([.$E39]-[.Y$5];2)+POWER([.$F39]-[.Y$6];2))" office:value-type="float" office:value="676.124988445184" calcext:value-type="float">
            <text:p>676</text:p>
          </table:table-cell>
          <table:table-cell table:style-name="ce84" table:formula="of:=SQRT(POWER([.$E39]-[.Z$5];2)+POWER([.$F39]-[.Z$6];2))" office:value-type="float" office:value="660.006818146601" calcext:value-type="float">
            <text:p>660</text:p>
          </table:table-cell>
          <table:table-cell table:style-name="ce108" table:formula="of:=SQRT(POWER([.$E39]-[.AA$5];2)+POWER([.$F39]-[.AA$6];2))" office:value-type="float" office:value="794.771036211059" calcext:value-type="float">
            <text:p>795</text:p>
          </table:table-cell>
          <table:table-cell table:style-name="ce113" table:formula="of:=SQRT(POWER([.$E39]-[.AB$5];2)+POWER([.$F39]-[.AB$6];2))" office:value-type="float" office:value="498.751441100675" calcext:value-type="float">
            <text:p>499</text:p>
          </table:table-cell>
          <table:table-cell table:style-name="ce115" table:formula="of:=SQRT(POWER([.$E39]-[.AC$5];2)+POWER([.$F39]-[.AC$6];2))" office:value-type="float" office:value="105.109466747767" calcext:value-type="float">
            <text:p>105</text:p>
          </table:table-cell>
          <table:table-cell table:style-name="ce115" table:formula="of:=SQRT(POWER([.$E39]-[.AD$5];2)+POWER([.$F39]-[.AD$6];2))" office:value-type="float" office:value="152.610615620277" calcext:value-type="float">
            <text:p>153</text:p>
          </table:table-cell>
          <table:table-cell table:style-name="ce115" table:formula="of:=SQRT(POWER([.$E39]-[.AE$5];2)+POWER([.$F39]-[.AE$6];2))" office:value-type="float" office:value="172.235304162648" calcext:value-type="float">
            <text:p>172</text:p>
          </table:table-cell>
          <table:table-cell table:style-name="ce115" table:formula="of:=SQRT(POWER([.$E39]-[.AF$5];2)+POWER([.$F39]-[.AF$6];2))" office:value-type="float" office:value="175.764046380368" calcext:value-type="float">
            <text:p>176</text:p>
          </table:table-cell>
          <table:table-cell table:style-name="ce115" table:formula="of:=SQRT(POWER([.$E39]-[.AG$5];2)+POWER([.$F39]-[.AG$6];2))" office:value-type="float" office:value="88.5268320906153" calcext:value-type="float">
            <text:p>89</text:p>
          </table:table-cell>
          <table:table-cell table:style-name="ce115" table:formula="of:=SQRT(POWER([.$E39]-[.AH$5];2)+POWER([.$F39]-[.AH$6];2))" office:value-type="float" office:value="69.5701085237044" calcext:value-type="float">
            <text:p>70</text:p>
          </table:table-cell>
          <table:table-cell table:style-name="ce115" table:formula="of:=SQRT(POWER([.$E39]-[.AI$5];2)+POWER([.$F39]-[.AI$6];2))" office:value-type="float" office:value="75.953933407033" calcext:value-type="float">
            <text:p>76</text:p>
          </table:table-cell>
          <table:table-cell table:style-name="ce115" table:formula="of:=SQRT(POWER([.$E39]-[.AJ$5];2)+POWER([.$F39]-[.AJ$6];2))" office:value-type="float" office:value="104.546640309481" calcext:value-type="float">
            <text:p>105</text:p>
          </table:table-cell>
          <table:table-cell table:style-name="ce115" table:formula="of:=SQRT(POWER([.$E39]-[.AK$5];2)+POWER([.$F39]-[.AK$6];2))" office:value-type="float" office:value="106.569226327303" calcext:value-type="float">
            <text:p>107</text:p>
          </table:table-cell>
          <table:table-cell table:style-name="ce115" table:formula="of:=SQRT(POWER([.$E39]-[.AL$5];2)+POWER([.$F39]-[.AL$6];2))" office:value-type="float" office:value="61.5223536610881" calcext:value-type="float">
            <text:p>62</text:p>
          </table:table-cell>
          <table:table-cell table:style-name="ce115"/>
          <table:table-cell table:style-name="ce115" table:formula="of:=SQRT(POWER([.$E39]-[.AN$5];2)+POWER([.$F39]-[.AN$6];2))" office:value-type="float" office:value="37.1214223865412" calcext:value-type="float">
            <text:p>37</text:p>
          </table:table-cell>
          <table:table-cell table:style-name="ce115" table:formula="of:=SQRT(POWER([.$E39]-[.AO$5];2)+POWER([.$F39]-[.AO$6];2))" office:value-type="float" office:value="53.9073278877742" calcext:value-type="float">
            <text:p>54</text:p>
          </table:table-cell>
          <table:table-cell table:style-name="ce115" table:formula="of:=SQRT(POWER([.$E39]-[.AP$5];2)+POWER([.$F39]-[.AP$6];2))" office:value-type="float" office:value="39.2173431022552" calcext:value-type="float">
            <text:p>39</text:p>
          </table:table-cell>
          <table:table-cell table:style-name="ce115" table:formula="of:=SQRT(POWER([.$E39]-[.AQ$5];2)+POWER([.$F39]-[.AQ$6];2))" office:value-type="float" office:value="125.099960031968" calcext:value-type="float">
            <text:p>125</text:p>
          </table:table-cell>
          <table:table-cell table:style-name="ce115" table:formula="of:=SQRT(POWER([.$E39]-[.AR$5];2)+POWER([.$F39]-[.AR$6];2))" office:value-type="float" office:value="27.5136329843952" calcext:value-type="float">
            <text:p>28</text:p>
          </table:table-cell>
          <table:table-cell table:style-name="ce116" table:formula="of:=SQRT(POWER([.$E39]-[.AS$5];2)+POWER([.$F39]-[.AS$6];2))" office:value-type="float" office:value="304.665390223438" calcext:value-type="float">
            <text:p>305</text:p>
          </table:table-cell>
          <table:table-cell table:style-name="ce115" table:formula="of:=SQRT(POWER([.$E39]-[.AT$5];2)+POWER([.$F39]-[.AT$6];2))" office:value-type="float" office:value="298.412466227535" calcext:value-type="float">
            <text:p>298</text:p>
          </table:table-cell>
          <table:table-cell table:style-name="ce115" table:formula="of:=SQRT(POWER([.$E39]-[.AU$5];2)+POWER([.$F39]-[.AU$6];2))" office:value-type="float" office:value="262.030532572065" calcext:value-type="float">
            <text:p>262</text:p>
          </table:table-cell>
          <table:table-cell table:style-name="ce115" table:formula="of:=SQRT(POWER([.$E39]-[.AV$5];2)+POWER([.$F39]-[.AV$6];2))" office:value-type="float" office:value="329.243071301432" calcext:value-type="float">
            <text:p>329</text:p>
          </table:table-cell>
          <table:table-cell table:style-name="ce122" table:formula="of:=SQRT(POWER([.$E39]-[.AW$5];2)+POWER([.$F39]-[.AW$6];2))" office:value-type="float" office:value="351.069793630839" calcext:value-type="float">
            <text:p>351</text:p>
          </table:table-cell>
          <table:table-cell table:style-name="ce84" table:formula="of:=SQRT(POWER([.$E39]-[.AX$5];2)+POWER([.$F39]-[.AX$6];2))" office:value-type="float" office:value="745.51727008836" calcext:value-type="float">
            <text:p>746</text:p>
          </table:table-cell>
          <table:table-cell table:style-name="ce84" table:formula="of:=SQRT(POWER([.$E39]-[.AY$5];2)+POWER([.$F39]-[.AY$6];2))" office:value-type="float" office:value="729.81093442069" calcext:value-type="float">
            <text:p>730</text:p>
          </table:table-cell>
          <table:table-cell table:style-name="ce84" table:formula="of:=SQRT(POWER([.$E39]-[.AZ$5];2)+POWER([.$F39]-[.AZ$6];2))" office:value-type="float" office:value="762.630316732819" calcext:value-type="float">
            <text:p>763</text:p>
          </table:table-cell>
          <table:table-cell table:style-name="ce84" table:formula="of:=SQRT(POWER([.$E39]-[.BA$5];2)+POWER([.$F39]-[.BA$6];2))" office:value-type="float" office:value="791.808057549303" calcext:value-type="float">
            <text:p>792</text:p>
          </table:table-cell>
          <table:table-cell table:style-name="ce84" table:formula="of:=SQRT(POWER([.$E39]-[.BB$5];2)+POWER([.$F39]-[.BB$6];2))" office:value-type="float" office:value="730.19723362938" calcext:value-type="float">
            <text:p>730</text:p>
          </table:table-cell>
          <table:table-cell table:style-name="ce84" table:formula="of:=SQRT(POWER([.$E39]-[.BC$5];2)+POWER([.$F39]-[.BC$6];2))" office:value-type="float" office:value="783.15834925001" calcext:value-type="float">
            <text:p>783</text:p>
          </table:table-cell>
          <table:table-cell table:style-name="ce84" table:formula="of:=SQRT(POWER([.$E39]-[.BD$5];2)+POWER([.$F39]-[.BD$6];2))" office:value-type="float" office:value="827.664183108101" calcext:value-type="float">
            <text:p>828</text:p>
          </table:table-cell>
          <table:table-cell table:style-name="ce84" table:formula="of:=SQRT(POWER([.$E39]-[.BE$5];2)+POWER([.$F39]-[.BE$6];2))" office:value-type="float" office:value="825.944308049883" calcext:value-type="float">
            <text:p>826</text:p>
          </table:table-cell>
          <table:table-cell table:style-name="ce84" table:formula="of:=SQRT(POWER([.$E39]-[.BF$5];2)+POWER([.$F39]-[.BF$6];2))" office:value-type="float" office:value="792.040403009846" calcext:value-type="float">
            <text:p>792</text:p>
          </table:table-cell>
          <table:table-cell table:style-name="ce84" table:formula="of:=SQRT(POWER([.$E39]-[.BG$5];2)+POWER([.$F39]-[.BG$6];2))" office:value-type="float" office:value="740.73274532722" calcext:value-type="float">
            <text:p>741</text:p>
          </table:table-cell>
          <table:table-cell table:style-name="ce84" table:formula="of:=SQRT(POWER([.$E39]-[.BH$5];2)+POWER([.$F39]-[.BH$6];2))" office:value-type="float" office:value="688.447528864764" calcext:value-type="float">
            <text:p>688</text:p>
          </table:table-cell>
          <table:table-cell table:style-name="ce84" table:formula="of:=SQRT(POWER([.$E39]-[.BI$5];2)+POWER([.$F39]-[.BI$6];2))" office:value-type="float" office:value="702.182312508653" calcext:value-type="float">
            <text:p>702</text:p>
          </table:table-cell>
          <table:table-cell table:style-name="ce84" table:formula="of:=SQRT(POWER([.$E39]-[.BJ$5];2)+POWER([.$F39]-[.BJ$6];2))" office:value-type="float" office:value="657.565205892161" calcext:value-type="float">
            <text:p>658</text:p>
          </table:table-cell>
          <table:table-cell table:style-name="ce84" table:formula="of:=SQRT(POWER([.$E39]-[.BK$5];2)+POWER([.$F39]-[.BK$6];2))" office:value-type="float" office:value="406.794788560522" calcext:value-type="float">
            <text:p>407</text:p>
          </table:table-cell>
          <table:table-cell table:style-name="ce84" table:formula="of:=SQRT(POWER([.$E39]-[.BL$5];2)+POWER([.$F39]-[.BL$6];2))" office:value-type="float" office:value="667.487827604369" calcext:value-type="float">
            <text:p>667</text:p>
          </table:table-cell>
          <table:table-cell table:style-name="ce90" table:formula="of:=SQRT(POWER([.$E39]-[.BM$5];2)+POWER([.$F39]-[.BM$6];2))" office:value-type="float" office:value="434.245322369741" calcext:value-type="float">
            <text:p>434</text:p>
          </table:table-cell>
          <table:table-cell table:style-name="ce84" table:formula="of:=SQRT(POWER([.$E39]-[.BN$5];2)+POWER([.$F39]-[.BN$6];2))" office:value-type="float" office:value="506.211418282915" calcext:value-type="float">
            <text:p>506</text:p>
          </table:table-cell>
          <table:table-cell table:style-name="ce84" table:formula="of:=SQRT(POWER([.$E39]-[.BO$5];2)+POWER([.$F39]-[.BO$6];2))" office:value-type="float" office:value="509.843113124028" calcext:value-type="float">
            <text:p>510</text:p>
          </table:table-cell>
          <table:table-cell table:style-name="ce84" table:formula="of:=SQRT(POWER([.$E39]-[.BP$5];2)+POWER([.$F39]-[.BP$6];2))" office:value-type="float" office:value="657.772757112971" calcext:value-type="float">
            <text:p>658</text:p>
          </table:table-cell>
          <table:table-cell table:style-name="ce84" table:formula="of:=SQRT(POWER([.$E39]-[.BQ$5];2)+POWER([.$F39]-[.BQ$6];2))" office:value-type="float" office:value="734.055175037953" calcext:value-type="float">
            <text:p>734</text:p>
          </table:table-cell>
          <table:table-cell table:style-name="ce84" table:formula="of:=SQRT(POWER([.$E39]-[.BR$5];2)+POWER([.$F39]-[.BR$6];2))" office:value-type="float" office:value="685.136482753619" calcext:value-type="float">
            <text:p>685</text:p>
          </table:table-cell>
          <table:table-cell table:style-name="ce84" table:formula="of:=SQRT(POWER([.$E39]-[.BS$5];2)+POWER([.$F39]-[.BS$6];2))" office:value-type="float" office:value="739.886477778855" calcext:value-type="float">
            <text:p>740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Комплекс «Посейдон»</text:p>
          </table:table-cell>
          <table:table-cell office:value-type="string" calcext:value-type="string">
            <text:p>T4</text:p>
          </table:table-cell>
          <table:table-cell office:value-type="float" office:value="862" calcext:value-type="float">
            <text:p>862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84" table:formula="of:=SQRT(POWER([.$E40]-[.H$5];2)+POWER([.$F40]-[.H$6];2))" office:value-type="float" office:value="758.290841300355" calcext:value-type="float">
            <text:p>758</text:p>
          </table:table-cell>
          <table:table-cell table:style-name="ce84" table:formula="of:=SQRT(POWER([.$E40]-[.I$5];2)+POWER([.$F40]-[.I$6];2))" office:value-type="float" office:value="744.000672042707" calcext:value-type="float">
            <text:p>744</text:p>
          </table:table-cell>
          <table:table-cell table:style-name="ce84" table:formula="of:=SQRT(POWER([.$E40]-[.J$5];2)+POWER([.$F40]-[.J$6];2))" office:value-type="float" office:value="776.002577315308" calcext:value-type="float">
            <text:p>776</text:p>
          </table:table-cell>
          <table:table-cell table:style-name="ce84" table:formula="of:=SQRT(POWER([.$E40]-[.K$5];2)+POWER([.$F40]-[.K$6];2))" office:value-type="float" office:value="787.365861591675" calcext:value-type="float">
            <text:p>787</text:p>
          </table:table-cell>
          <table:table-cell table:style-name="ce84" table:formula="of:=SQRT(POWER([.$E40]-[.L$5];2)+POWER([.$F40]-[.L$6];2))" office:value-type="float" office:value="785.233723167822" calcext:value-type="float">
            <text:p>785</text:p>
          </table:table-cell>
          <table:table-cell table:style-name="ce84" table:formula="of:=SQRT(POWER([.$E40]-[.M$5];2)+POWER([.$F40]-[.M$6];2))" office:value-type="float" office:value="764.702556553854" calcext:value-type="float">
            <text:p>765</text:p>
          </table:table-cell>
          <table:table-cell table:style-name="ce84" table:formula="of:=SQRT(POWER([.$E40]-[.N$5];2)+POWER([.$F40]-[.N$6];2))" office:value-type="float" office:value="746.12733497708" calcext:value-type="float">
            <text:p>746</text:p>
          </table:table-cell>
          <table:table-cell table:style-name="ce84" table:formula="of:=SQRT(POWER([.$E40]-[.O$5];2)+POWER([.$F40]-[.O$6];2))" office:value-type="float" office:value="704.011363544652" calcext:value-type="float">
            <text:p>704</text:p>
          </table:table-cell>
          <table:table-cell table:style-name="ce84" table:formula="of:=SQRT(POWER([.$E40]-[.P$5];2)+POWER([.$F40]-[.P$6];2))" office:value-type="float" office:value="696.086919859869" calcext:value-type="float">
            <text:p>696</text:p>
          </table:table-cell>
          <table:table-cell table:style-name="ce84" table:formula="of:=SQRT(POWER([.$E40]-[.Q$5];2)+POWER([.$F40]-[.Q$6];2))" office:value-type="float" office:value="675.296231294089" calcext:value-type="float">
            <text:p>675</text:p>
          </table:table-cell>
          <table:table-cell table:style-name="ce84" table:formula="of:=SQRT(POWER([.$E40]-[.R$5];2)+POWER([.$F40]-[.R$6];2))" office:value-type="float" office:value="669.002989529942" calcext:value-type="float">
            <text:p>669</text:p>
          </table:table-cell>
          <table:table-cell table:style-name="ce84" table:formula="of:=SQRT(POWER([.$E40]-[.S$5];2)+POWER([.$F40]-[.S$6];2))" office:value-type="float" office:value="587.960883052606" calcext:value-type="float">
            <text:p>588</text:p>
          </table:table-cell>
          <table:table-cell table:style-name="ce84" table:formula="of:=SQRT(POWER([.$E40]-[.T$5];2)+POWER([.$F40]-[.T$6];2))" office:value-type="float" office:value="585.246956420963" calcext:value-type="float">
            <text:p>585</text:p>
          </table:table-cell>
          <table:table-cell table:style-name="ce84" table:formula="of:=SQRT(POWER([.$E40]-[.U$5];2)+POWER([.$F40]-[.U$6];2))" office:value-type="float" office:value="526.555790016595" calcext:value-type="float">
            <text:p>527</text:p>
          </table:table-cell>
          <table:table-cell table:style-name="ce84" table:formula="of:=SQRT(POWER([.$E40]-[.V$5];2)+POWER([.$F40]-[.V$6];2))" office:value-type="float" office:value="393.005089025575" calcext:value-type="float">
            <text:p>393</text:p>
          </table:table-cell>
          <table:table-cell table:style-name="ce90" table:formula="of:=SQRT(POWER([.$E40]-[.W$5];2)+POWER([.$F40]-[.W$6];2))" office:value-type="float" office:value="349.676993810002" calcext:value-type="float">
            <text:p>350</text:p>
          </table:table-cell>
          <table:table-cell table:style-name="ce84" table:formula="of:=SQRT(POWER([.$E40]-[.X$5];2)+POWER([.$F40]-[.X$6];2))" office:value-type="float" office:value="749.417106823697" calcext:value-type="float">
            <text:p>749</text:p>
          </table:table-cell>
          <table:table-cell table:style-name="ce84" table:formula="of:=SQRT(POWER([.$E40]-[.Y$5];2)+POWER([.$F40]-[.Y$6];2))" office:value-type="float" office:value="660.60351194949" calcext:value-type="float">
            <text:p>661</text:p>
          </table:table-cell>
          <table:table-cell table:style-name="ce84" table:formula="of:=SQRT(POWER([.$E40]-[.Z$5];2)+POWER([.$F40]-[.Z$6];2))" office:value-type="float" office:value="643.699464035819" calcext:value-type="float">
            <text:p>644</text:p>
          </table:table-cell>
          <table:table-cell table:style-name="ce108" table:formula="of:=SQRT(POWER([.$E40]-[.AA$5];2)+POWER([.$F40]-[.AA$6];2))" office:value-type="float" office:value="777.00257399831" calcext:value-type="float">
            <text:p>777</text:p>
          </table:table-cell>
          <table:table-cell table:style-name="ce113" table:formula="of:=SQRT(POWER([.$E40]-[.AB$5];2)+POWER([.$F40]-[.AB$6];2))" office:value-type="float" office:value="490.241777085552" calcext:value-type="float">
            <text:p>490</text:p>
          </table:table-cell>
          <table:table-cell table:style-name="ce115" table:formula="of:=SQRT(POWER([.$E40]-[.AC$5];2)+POWER([.$F40]-[.AC$6];2))" office:value-type="float" office:value="142.077443670697" calcext:value-type="float">
            <text:p>142</text:p>
          </table:table-cell>
          <table:table-cell table:style-name="ce115" table:formula="of:=SQRT(POWER([.$E40]-[.AD$5];2)+POWER([.$F40]-[.AD$6];2))" office:value-type="float" office:value="189.113722400042" calcext:value-type="float">
            <text:p>189</text:p>
          </table:table-cell>
          <table:table-cell table:style-name="ce115" table:formula="of:=SQRT(POWER([.$E40]-[.AE$5];2)+POWER([.$F40]-[.AE$6];2))" office:value-type="float" office:value="209.334660293034" calcext:value-type="float">
            <text:p>209</text:p>
          </table:table-cell>
          <table:table-cell table:style-name="ce115" table:formula="of:=SQRT(POWER([.$E40]-[.AF$5];2)+POWER([.$F40]-[.AF$6];2))" office:value-type="float" office:value="212.877899275618" calcext:value-type="float">
            <text:p>213</text:p>
          </table:table-cell>
          <table:table-cell table:style-name="ce115" table:formula="of:=SQRT(POWER([.$E40]-[.AG$5];2)+POWER([.$F40]-[.AG$6];2))" office:value-type="float" office:value="124.807852317072" calcext:value-type="float">
            <text:p>125</text:p>
          </table:table-cell>
          <table:table-cell table:style-name="ce115" table:formula="of:=SQRT(POWER([.$E40]-[.AH$5];2)+POWER([.$F40]-[.AH$6];2))" office:value-type="float" office:value="99.569071503153" calcext:value-type="float">
            <text:p>100</text:p>
          </table:table-cell>
          <table:table-cell table:style-name="ce115" table:formula="of:=SQRT(POWER([.$E40]-[.AI$5];2)+POWER([.$F40]-[.AI$6];2))" office:value-type="float" office:value="94.3663075467086" calcext:value-type="float">
            <text:p>94</text:p>
          </table:table-cell>
          <table:table-cell table:style-name="ce115" table:formula="of:=SQRT(POWER([.$E40]-[.AJ$5];2)+POWER([.$F40]-[.AJ$6];2))" office:value-type="float" office:value="118.152443901935" calcext:value-type="float">
            <text:p>118</text:p>
          </table:table-cell>
          <table:table-cell table:style-name="ce115" table:formula="of:=SQRT(POWER([.$E40]-[.AK$5];2)+POWER([.$F40]-[.AK$6];2))" office:value-type="float" office:value="141.792101331492" calcext:value-type="float">
            <text:p>142</text:p>
          </table:table-cell>
          <table:table-cell table:style-name="ce115" table:formula="of:=SQRT(POWER([.$E40]-[.AL$5];2)+POWER([.$F40]-[.AL$6];2))" office:value-type="float" office:value="97.2676719162127" calcext:value-type="float">
            <text:p>97</text:p>
          </table:table-cell>
          <table:table-cell table:style-name="ce115" table:formula="of:=SQRT(POWER([.$E40]-[.AM$5];2)+POWER([.$F40]-[.AM$6];2))" office:value-type="float" office:value="37.1214223865412" calcext:value-type="float">
            <text:p>37</text:p>
          </table:table-cell>
          <table:table-cell table:style-name="ce115"/>
          <table:table-cell table:style-name="ce115" table:formula="of:=SQRT(POWER([.$E40]-[.AO$5];2)+POWER([.$F40]-[.AO$6];2))" office:value-type="float" office:value="24.0831891575846" calcext:value-type="float">
            <text:p>24</text:p>
          </table:table-cell>
          <table:table-cell table:style-name="ce115" table:formula="of:=SQRT(POWER([.$E40]-[.AP$5];2)+POWER([.$F40]-[.AP$6];2))" office:value-type="float" office:value="50.1597448159378" calcext:value-type="float">
            <text:p>50</text:p>
          </table:table-cell>
          <table:table-cell table:style-name="ce115" table:formula="of:=SQRT(POWER([.$E40]-[.AQ$5];2)+POWER([.$F40]-[.AQ$6];2))" office:value-type="float" office:value="161.604455384126" calcext:value-type="float">
            <text:p>162</text:p>
          </table:table-cell>
          <table:table-cell table:style-name="ce115" table:formula="of:=SQRT(POWER([.$E40]-[.AR$5];2)+POWER([.$F40]-[.AR$6];2))" office:value-type="float" office:value="60.1082357085949" calcext:value-type="float">
            <text:p>60</text:p>
          </table:table-cell>
          <table:table-cell table:style-name="ce116" table:formula="of:=SQRT(POWER([.$E40]-[.AS$5];2)+POWER([.$F40]-[.AS$6];2))" office:value-type="float" office:value="302.332598308552" calcext:value-type="float">
            <text:p>302</text:p>
          </table:table-cell>
          <table:table-cell table:style-name="ce115" table:formula="of:=SQRT(POWER([.$E40]-[.AT$5];2)+POWER([.$F40]-[.AT$6];2))" office:value-type="float" office:value="312.0576869747" calcext:value-type="float">
            <text:p>312</text:p>
          </table:table-cell>
          <table:table-cell table:style-name="ce115" table:formula="of:=SQRT(POWER([.$E40]-[.AU$5];2)+POWER([.$F40]-[.AU$6];2))" office:value-type="float" office:value="295.286301747982" calcext:value-type="float">
            <text:p>295</text:p>
          </table:table-cell>
          <table:table-cell table:style-name="ce115" table:formula="of:=SQRT(POWER([.$E40]-[.AV$5];2)+POWER([.$F40]-[.AV$6];2))" office:value-type="float" office:value="354.532085995048" calcext:value-type="float">
            <text:p>355</text:p>
          </table:table-cell>
          <table:table-cell table:style-name="ce122" table:formula="of:=SQRT(POWER([.$E40]-[.AW$5];2)+POWER([.$F40]-[.AW$6];2))" office:value-type="float" office:value="377.486423596929" calcext:value-type="float">
            <text:p>377</text:p>
          </table:table-cell>
          <table:table-cell table:style-name="ce84" table:formula="of:=SQRT(POWER([.$E40]-[.AX$5];2)+POWER([.$F40]-[.AX$6];2))" office:value-type="float" office:value="756.794556005789" calcext:value-type="float">
            <text:p>757</text:p>
          </table:table-cell>
          <table:table-cell table:style-name="ce84" table:formula="of:=SQRT(POWER([.$E40]-[.AY$5];2)+POWER([.$F40]-[.AY$6];2))" office:value-type="float" office:value="738.816621361485" calcext:value-type="float">
            <text:p>739</text:p>
          </table:table-cell>
          <table:table-cell table:style-name="ce84" table:formula="of:=SQRT(POWER([.$E40]-[.AZ$5];2)+POWER([.$F40]-[.AZ$6];2))" office:value-type="float" office:value="771.168593758849" calcext:value-type="float">
            <text:p>771</text:p>
          </table:table-cell>
          <table:table-cell table:style-name="ce84" table:formula="of:=SQRT(POWER([.$E40]-[.BA$5];2)+POWER([.$F40]-[.BA$6];2))" office:value-type="float" office:value="800.995630450004" calcext:value-type="float">
            <text:p>801</text:p>
          </table:table-cell>
          <table:table-cell table:style-name="ce84" table:formula="of:=SQRT(POWER([.$E40]-[.BB$5];2)+POWER([.$F40]-[.BB$6];2))" office:value-type="float" office:value="739.828358472423" calcext:value-type="float">
            <text:p>740</text:p>
          </table:table-cell>
          <table:table-cell table:style-name="ce84" table:formula="of:=SQRT(POWER([.$E40]-[.BC$5];2)+POWER([.$F40]-[.BC$6];2))" office:value-type="float" office:value="794.151748723127" calcext:value-type="float">
            <text:p>794</text:p>
          </table:table-cell>
          <table:table-cell table:style-name="ce84" table:formula="of:=SQRT(POWER([.$E40]-[.BD$5];2)+POWER([.$F40]-[.BD$6];2))" office:value-type="float" office:value="838.704954080993" calcext:value-type="float">
            <text:p>839</text:p>
          </table:table-cell>
          <table:table-cell table:style-name="ce84" table:formula="of:=SQRT(POWER([.$E40]-[.BE$5];2)+POWER([.$F40]-[.BE$6];2))" office:value-type="float" office:value="838.361497207499" calcext:value-type="float">
            <text:p>838</text:p>
          </table:table-cell>
          <table:table-cell table:style-name="ce84" table:formula="of:=SQRT(POWER([.$E40]-[.BF$5];2)+POWER([.$F40]-[.BF$6];2))" office:value-type="float" office:value="804.627864295042" calcext:value-type="float">
            <text:p>805</text:p>
          </table:table-cell>
          <table:table-cell table:style-name="ce84" table:formula="of:=SQRT(POWER([.$E40]-[.BG$5];2)+POWER([.$F40]-[.BG$6];2))" office:value-type="float" office:value="756.682892630724" calcext:value-type="float">
            <text:p>757</text:p>
          </table:table-cell>
          <table:table-cell table:style-name="ce84" table:formula="of:=SQRT(POWER([.$E40]-[.BH$5];2)+POWER([.$F40]-[.BH$6];2))" office:value-type="float" office:value="702.630770746628" calcext:value-type="float">
            <text:p>703</text:p>
          </table:table-cell>
          <table:table-cell table:style-name="ce84" table:formula="of:=SQRT(POWER([.$E40]-[.BI$5];2)+POWER([.$F40]-[.BI$6];2))" office:value-type="float" office:value="718.410746022079" calcext:value-type="float">
            <text:p>718</text:p>
          </table:table-cell>
          <table:table-cell table:style-name="ce84" table:formula="of:=SQRT(POWER([.$E40]-[.BJ$5];2)+POWER([.$F40]-[.BJ$6];2))" office:value-type="float" office:value="672.025297142898" calcext:value-type="float">
            <text:p>672</text:p>
          </table:table-cell>
          <table:table-cell table:style-name="ce84" table:formula="of:=SQRT(POWER([.$E40]-[.BK$5];2)+POWER([.$F40]-[.BK$6];2))" office:value-type="float" office:value="401.855695492798" calcext:value-type="float">
            <text:p>402</text:p>
          </table:table-cell>
          <table:table-cell table:style-name="ce84" table:formula="of:=SQRT(POWER([.$E40]-[.BL$5];2)+POWER([.$F40]-[.BL$6];2))" office:value-type="float" office:value="683.539318547222" calcext:value-type="float">
            <text:p>684</text:p>
          </table:table-cell>
          <table:table-cell table:style-name="ce90" table:formula="of:=SQRT(POWER([.$E40]-[.BM$5];2)+POWER([.$F40]-[.BM$6];2))" office:value-type="float" office:value="435.45952739606" calcext:value-type="float">
            <text:p>435</text:p>
          </table:table-cell>
          <table:table-cell table:style-name="ce84" table:formula="of:=SQRT(POWER([.$E40]-[.BN$5];2)+POWER([.$F40]-[.BN$6];2))" office:value-type="float" office:value="511.202503906231" calcext:value-type="float">
            <text:p>511</text:p>
          </table:table-cell>
          <table:table-cell table:style-name="ce84" table:formula="of:=SQRT(POWER([.$E40]-[.BO$5];2)+POWER([.$F40]-[.BO$6];2))" office:value-type="float" office:value="511.071423579914" calcext:value-type="float">
            <text:p>511</text:p>
          </table:table-cell>
          <table:table-cell table:style-name="ce84" table:formula="of:=SQRT(POWER([.$E40]-[.BP$5];2)+POWER([.$F40]-[.BP$6];2))" office:value-type="float" office:value="655.69581362092" calcext:value-type="float">
            <text:p>656</text:p>
          </table:table-cell>
          <table:table-cell table:style-name="ce84" table:formula="of:=SQRT(POWER([.$E40]-[.BQ$5];2)+POWER([.$F40]-[.BQ$6];2))" office:value-type="float" office:value="731.536055160646" calcext:value-type="float">
            <text:p>732</text:p>
          </table:table-cell>
          <table:table-cell table:style-name="ce84" table:formula="of:=SQRT(POWER([.$E40]-[.BR$5];2)+POWER([.$F40]-[.BR$6];2))" office:value-type="float" office:value="685.549414703273" calcext:value-type="float">
            <text:p>686</text:p>
          </table:table-cell>
          <table:table-cell table:style-name="ce84" table:formula="of:=SQRT(POWER([.$E40]-[.BS$5];2)+POWER([.$F40]-[.BS$6];2))" office:value-type="float" office:value="741.221964056652" calcext:value-type="float">
            <text:p>741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Водосбор</text:p>
          </table:table-cell>
          <table:table-cell office:value-type="string" calcext:value-type="string">
            <text:p>T5</text:p>
          </table:table-cell>
          <table:table-cell office:value-type="float" office:value="838" calcext:value-type="float">
            <text:p>838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84" table:formula="of:=SQRT(POWER([.$E41]-[.H$5];2)+POWER([.$F41]-[.H$6];2))" office:value-type="float" office:value="734.360265809637" calcext:value-type="float">
            <text:p>734</text:p>
          </table:table-cell>
          <table:table-cell table:style-name="ce84" table:formula="of:=SQRT(POWER([.$E41]-[.I$5];2)+POWER([.$F41]-[.I$6];2))" office:value-type="float" office:value="720.00069444411" calcext:value-type="float">
            <text:p>720</text:p>
          </table:table-cell>
          <table:table-cell table:style-name="ce84" table:formula="of:=SQRT(POWER([.$E41]-[.J$5];2)+POWER([.$F41]-[.J$6];2))" office:value-type="float" office:value="752.010638222625" calcext:value-type="float">
            <text:p>752</text:p>
          </table:table-cell>
          <table:table-cell table:style-name="ce84" table:formula="of:=SQRT(POWER([.$E41]-[.K$5];2)+POWER([.$F41]-[.K$6];2))" office:value-type="float" office:value="763.442859682373" calcext:value-type="float">
            <text:p>763</text:p>
          </table:table-cell>
          <table:table-cell table:style-name="ce84" table:formula="of:=SQRT(POWER([.$E41]-[.L$5];2)+POWER([.$F41]-[.L$6];2))" office:value-type="float" office:value="761.39083262146" calcext:value-type="float">
            <text:p>761</text:p>
          </table:table-cell>
          <table:table-cell table:style-name="ce84" table:formula="of:=SQRT(POWER([.$E41]-[.M$5];2)+POWER([.$F41]-[.M$6];2))" office:value-type="float" office:value="740.898103655287" calcext:value-type="float">
            <text:p>741</text:p>
          </table:table-cell>
          <table:table-cell table:style-name="ce84" table:formula="of:=SQRT(POWER([.$E41]-[.N$5];2)+POWER([.$F41]-[.N$6];2))" office:value-type="float" office:value="722.281108710452" calcext:value-type="float">
            <text:p>722</text:p>
          </table:table-cell>
          <table:table-cell table:style-name="ce84" table:formula="of:=SQRT(POWER([.$E41]-[.O$5];2)+POWER([.$F41]-[.O$6];2))" office:value-type="float" office:value="680.026470073041" calcext:value-type="float">
            <text:p>680</text:p>
          </table:table-cell>
          <table:table-cell table:style-name="ce84" table:formula="of:=SQRT(POWER([.$E41]-[.P$5];2)+POWER([.$F41]-[.P$6];2))" office:value-type="float" office:value="672.060265154845" calcext:value-type="float">
            <text:p>672</text:p>
          </table:table-cell>
          <table:table-cell table:style-name="ce84" table:formula="of:=SQRT(POWER([.$E41]-[.Q$5];2)+POWER([.$F41]-[.Q$6];2))" office:value-type="float" office:value="651.248800382772" calcext:value-type="float">
            <text:p>651</text:p>
          </table:table-cell>
          <table:table-cell table:style-name="ce84" table:formula="of:=SQRT(POWER([.$E41]-[.R$5];2)+POWER([.$F41]-[.R$6];2))" office:value-type="float" office:value="645" calcext:value-type="float">
            <text:p>645</text:p>
          </table:table-cell>
          <table:table-cell table:style-name="ce84" table:formula="of:=SQRT(POWER([.$E41]-[.S$5];2)+POWER([.$F41]-[.S$6];2))" office:value-type="float" office:value="564.03014103858" calcext:value-type="float">
            <text:p>564</text:p>
          </table:table-cell>
          <table:table-cell table:style-name="ce84" table:formula="of:=SQRT(POWER([.$E41]-[.T$5];2)+POWER([.$F41]-[.T$6];2))" office:value-type="float" office:value="561.514024758064" calcext:value-type="float">
            <text:p>562</text:p>
          </table:table-cell>
          <table:table-cell table:style-name="ce84" table:formula="of:=SQRT(POWER([.$E41]-[.U$5];2)+POWER([.$F41]-[.U$6];2))" office:value-type="float" office:value="502.828996777234" calcext:value-type="float">
            <text:p>503</text:p>
          </table:table-cell>
          <table:table-cell table:style-name="ce84" table:formula="of:=SQRT(POWER([.$E41]-[.V$5];2)+POWER([.$F41]-[.V$6];2))" office:value-type="float" office:value="370.195894088522" calcext:value-type="float">
            <text:p>370</text:p>
          </table:table-cell>
          <table:table-cell table:style-name="ce90" table:formula="of:=SQRT(POWER([.$E41]-[.W$5];2)+POWER([.$F41]-[.W$6];2))" office:value-type="float" office:value="325.677754843649" calcext:value-type="float">
            <text:p>326</text:p>
          </table:table-cell>
          <table:table-cell table:style-name="ce84" table:formula="of:=SQRT(POWER([.$E41]-[.X$5];2)+POWER([.$F41]-[.X$6];2))" office:value-type="float" office:value="725.364735839839" calcext:value-type="float">
            <text:p>725</text:p>
          </table:table-cell>
          <table:table-cell table:style-name="ce84" table:formula="of:=SQRT(POWER([.$E41]-[.Y$5];2)+POWER([.$F41]-[.Y$6];2))" office:value-type="float" office:value="636.811589090525" calcext:value-type="float">
            <text:p>637</text:p>
          </table:table-cell>
          <table:table-cell table:style-name="ce84" table:formula="of:=SQRT(POWER([.$E41]-[.Z$5];2)+POWER([.$F41]-[.Z$6];2))" office:value-type="float" office:value="619.82658865202" calcext:value-type="float">
            <text:p>620</text:p>
          </table:table-cell>
          <table:table-cell table:style-name="ce108" table:formula="of:=SQRT(POWER([.$E41]-[.AA$5];2)+POWER([.$F41]-[.AA$6];2))" office:value-type="float" office:value="753" calcext:value-type="float">
            <text:p>753</text:p>
          </table:table-cell>
          <table:table-cell table:style-name="ce113" table:formula="of:=SQRT(POWER([.$E41]-[.AB$5];2)+POWER([.$F41]-[.AB$6];2))" office:value-type="float" office:value="467.817272019749" calcext:value-type="float">
            <text:p>468</text:p>
          </table:table-cell>
          <table:table-cell table:style-name="ce115" table:formula="of:=SQRT(POWER([.$E41]-[.AC$5];2)+POWER([.$F41]-[.AC$6];2))" office:value-type="float" office:value="154.693244842818" calcext:value-type="float">
            <text:p>155</text:p>
          </table:table-cell>
          <table:table-cell table:style-name="ce115" table:formula="of:=SQRT(POWER([.$E41]-[.AD$5];2)+POWER([.$F41]-[.AD$6];2))" office:value-type="float" office:value="199.619638312467" calcext:value-type="float">
            <text:p>200</text:p>
          </table:table-cell>
          <table:table-cell table:style-name="ce115" table:formula="of:=SQRT(POWER([.$E41]-[.AE$5];2)+POWER([.$F41]-[.AE$6];2))" office:value-type="float" office:value="222.434259951115" calcext:value-type="float">
            <text:p>222</text:p>
          </table:table-cell>
          <table:table-cell table:style-name="ce115" table:formula="of:=SQRT(POWER([.$E41]-[.AF$5];2)+POWER([.$F41]-[.AF$6];2))" office:value-type="float" office:value="226.214499977344" calcext:value-type="float">
            <text:p>226</text:p>
          </table:table-cell>
          <table:table-cell table:style-name="ce115" table:formula="of:=SQRT(POWER([.$E41]-[.AG$5];2)+POWER([.$F41]-[.AG$6];2))" office:value-type="float" office:value="142.130221979704" calcext:value-type="float">
            <text:p>142</text:p>
          </table:table-cell>
          <table:table-cell table:style-name="ce115" table:formula="of:=SQRT(POWER([.$E41]-[.AH$5];2)+POWER([.$F41]-[.AH$6];2))" office:value-type="float" office:value="121.235308388274" calcext:value-type="float">
            <text:p>121</text:p>
          </table:table-cell>
          <table:table-cell table:style-name="ce115" table:formula="of:=SQRT(POWER([.$E41]-[.AI$5];2)+POWER([.$F41]-[.AI$6];2))" office:value-type="float" office:value="118.258192105241" calcext:value-type="float">
            <text:p>118</text:p>
          </table:table-cell>
          <table:table-cell table:style-name="ce115" table:formula="of:=SQRT(POWER([.$E41]-[.AJ$5];2)+POWER([.$F41]-[.AJ$6];2))" office:value-type="float" office:value="142.225173580488" calcext:value-type="float">
            <text:p>142</text:p>
          </table:table-cell>
          <table:table-cell table:style-name="ce115" table:formula="of:=SQRT(POWER([.$E41]-[.AK$5];2)+POWER([.$F41]-[.AK$6];2))" office:value-type="float" office:value="150.283066245003" calcext:value-type="float">
            <text:p>150</text:p>
          </table:table-cell>
          <table:table-cell table:style-name="ce115" table:formula="of:=SQRT(POWER([.$E41]-[.AL$5];2)+POWER([.$F41]-[.AL$6];2))" office:value-type="float" office:value="107.782187767738" calcext:value-type="float">
            <text:p>108</text:p>
          </table:table-cell>
          <table:table-cell table:style-name="ce115" table:formula="of:=SQRT(POWER([.$E41]-[.AM$5];2)+POWER([.$F41]-[.AM$6];2))" office:value-type="float" office:value="53.9073278877742" calcext:value-type="float">
            <text:p>54</text:p>
          </table:table-cell>
          <table:table-cell table:style-name="ce115" table:formula="of:=SQRT(POWER([.$E41]-[.AN$5];2)+POWER([.$F41]-[.AN$6];2))" office:value-type="float" office:value="24.0831891575846" calcext:value-type="float">
            <text:p>24</text:p>
          </table:table-cell>
          <table:table-cell table:style-name="ce115"/>
          <table:table-cell table:style-name="ce115" table:formula="of:=SQRT(POWER([.$E41]-[.AP$5];2)+POWER([.$F41]-[.AP$6];2))" office:value-type="float" office:value="48.1663783151692" calcext:value-type="float">
            <text:p>48</text:p>
          </table:table-cell>
          <table:table-cell table:style-name="ce115" table:formula="of:=SQRT(POWER([.$E41]-[.AQ$5];2)+POWER([.$F41]-[.AQ$6];2))" office:value-type="float" office:value="178.392824967822" calcext:value-type="float">
            <text:p>178</text:p>
          </table:table-cell>
          <table:table-cell table:style-name="ce115" table:formula="of:=SQRT(POWER([.$E41]-[.AR$5];2)+POWER([.$F41]-[.AR$6];2))" office:value-type="float" office:value="80.156097709407" calcext:value-type="float">
            <text:p>80</text:p>
          </table:table-cell>
          <table:table-cell table:style-name="ce116" table:formula="of:=SQRT(POWER([.$E41]-[.AS$5];2)+POWER([.$F41]-[.AS$6];2))" office:value-type="float" office:value="282.179021190449" calcext:value-type="float">
            <text:p>282</text:p>
          </table:table-cell>
          <table:table-cell table:style-name="ce115" table:formula="of:=SQRT(POWER([.$E41]-[.AT$5];2)+POWER([.$F41]-[.AT$6];2))" office:value-type="float" office:value="299.546323629585" calcext:value-type="float">
            <text:p>300</text:p>
          </table:table-cell>
          <table:table-cell table:style-name="ce115" table:formula="of:=SQRT(POWER([.$E41]-[.AU$5];2)+POWER([.$F41]-[.AU$6];2))" office:value-type="float" office:value="299.295840265113" calcext:value-type="float">
            <text:p>299</text:p>
          </table:table-cell>
          <table:table-cell table:style-name="ce115" table:formula="of:=SQRT(POWER([.$E41]-[.AV$5];2)+POWER([.$F41]-[.AV$6];2))" office:value-type="float" office:value="349.9842853615" calcext:value-type="float">
            <text:p>350</text:p>
          </table:table-cell>
          <table:table-cell table:style-name="ce122" table:formula="of:=SQRT(POWER([.$E41]-[.AW$5];2)+POWER([.$F41]-[.AW$6];2))" office:value-type="float" office:value="373.807437058173" calcext:value-type="float">
            <text:p>374</text:p>
          </table:table-cell>
          <table:table-cell table:style-name="ce84" table:formula="of:=SQRT(POWER([.$E41]-[.AX$5];2)+POWER([.$F41]-[.AX$6];2))" office:value-type="float" office:value="741.890827548097" calcext:value-type="float">
            <text:p>742</text:p>
          </table:table-cell>
          <table:table-cell table:style-name="ce84" table:formula="of:=SQRT(POWER([.$E41]-[.AY$5];2)+POWER([.$F41]-[.AY$6];2))" office:value-type="float" office:value="722.75168626576" calcext:value-type="float">
            <text:p>723</text:p>
          </table:table-cell>
          <table:table-cell table:style-name="ce84" table:formula="of:=SQRT(POWER([.$E41]-[.AZ$5];2)+POWER([.$F41]-[.AZ$6];2))" office:value-type="float" office:value="754.843692429102" calcext:value-type="float">
            <text:p>755</text:p>
          </table:table-cell>
          <table:table-cell table:style-name="ce84" table:formula="of:=SQRT(POWER([.$E41]-[.BA$5];2)+POWER([.$F41]-[.BA$6];2))" office:value-type="float" office:value="784.970063123429" calcext:value-type="float">
            <text:p>785</text:p>
          </table:table-cell>
          <table:table-cell table:style-name="ce84" table:formula="of:=SQRT(POWER([.$E41]-[.BB$5];2)+POWER([.$F41]-[.BB$6];2))" office:value-type="float" office:value="724.07872500164" calcext:value-type="float">
            <text:p>724</text:p>
          </table:table-cell>
          <table:table-cell table:style-name="ce84" table:formula="of:=SQRT(POWER([.$E41]-[.BC$5];2)+POWER([.$F41]-[.BC$6];2))" office:value-type="float" office:value="779.064182208372" calcext:value-type="float">
            <text:p>779</text:p>
          </table:table-cell>
          <table:table-cell table:style-name="ce84" table:formula="of:=SQRT(POWER([.$E41]-[.BD$5];2)+POWER([.$F41]-[.BD$6];2))" office:value-type="float" office:value="823.607916426257" calcext:value-type="float">
            <text:p>824</text:p>
          </table:table-cell>
          <table:table-cell table:style-name="ce84" table:formula="of:=SQRT(POWER([.$E41]-[.BE$5];2)+POWER([.$F41]-[.BE$6];2))" office:value-type="float" office:value="824.010922257709" calcext:value-type="float">
            <text:p>824</text:p>
          </table:table-cell>
          <table:table-cell table:style-name="ce84" table:formula="of:=SQRT(POWER([.$E41]-[.BF$5];2)+POWER([.$F41]-[.BF$6];2))" office:value-type="float" office:value="790.398633602058" calcext:value-type="float">
            <text:p>790</text:p>
          </table:table-cell>
          <table:table-cell table:style-name="ce84" table:formula="of:=SQRT(POWER([.$E41]-[.BG$5];2)+POWER([.$F41]-[.BG$6];2))" office:value-type="float" office:value="744.470953093537" calcext:value-type="float">
            <text:p>744</text:p>
          </table:table-cell>
          <table:table-cell table:style-name="ce84" table:formula="of:=SQRT(POWER([.$E41]-[.BH$5];2)+POWER([.$F41]-[.BH$6];2))" office:value-type="float" office:value="689.412793614972" calcext:value-type="float">
            <text:p>689</text:p>
          </table:table-cell>
          <table:table-cell table:style-name="ce84" table:formula="of:=SQRT(POWER([.$E41]-[.BI$5];2)+POWER([.$F41]-[.BI$6];2))" office:value-type="float" office:value="706.412061052188" calcext:value-type="float">
            <text:p>706</text:p>
          </table:table-cell>
          <table:table-cell table:style-name="ce84" table:formula="of:=SQRT(POWER([.$E41]-[.BJ$5];2)+POWER([.$F41]-[.BJ$6];2))" office:value-type="float" office:value="659.006828492695" calcext:value-type="float">
            <text:p>659</text:p>
          </table:table-cell>
          <table:table-cell table:style-name="ce84" table:formula="of:=SQRT(POWER([.$E41]-[.BK$5];2)+POWER([.$F41]-[.BK$6];2))" office:value-type="float" office:value="380.552230317995" calcext:value-type="float">
            <text:p>381</text:p>
          </table:table-cell>
          <table:table-cell table:style-name="ce84" table:formula="of:=SQRT(POWER([.$E41]-[.BL$5];2)+POWER([.$F41]-[.BL$6];2))" office:value-type="float" office:value="671.471518383319" calcext:value-type="float">
            <text:p>671</text:p>
          </table:table-cell>
          <table:table-cell table:style-name="ce90" table:formula="of:=SQRT(POWER([.$E41]-[.BM$5];2)+POWER([.$F41]-[.BM$6];2))" office:value-type="float" office:value="416.303975479457" calcext:value-type="float">
            <text:p>416</text:p>
          </table:table-cell>
          <table:table-cell table:style-name="ce84" table:formula="of:=SQRT(POWER([.$E41]-[.BN$5];2)+POWER([.$F41]-[.BN$6];2))" office:value-type="float" office:value="493.51393090773" calcext:value-type="float">
            <text:p>494</text:p>
          </table:table-cell>
          <table:table-cell table:style-name="ce84" table:formula="of:=SQRT(POWER([.$E41]-[.BO$5];2)+POWER([.$F41]-[.BO$6];2))" office:value-type="float" office:value="491.790605847651" calcext:value-type="float">
            <text:p>492</text:p>
          </table:table-cell>
          <table:table-cell table:style-name="ce84" table:formula="of:=SQRT(POWER([.$E41]-[.BP$5];2)+POWER([.$F41]-[.BP$6];2))" office:value-type="float" office:value="635.047242337135" calcext:value-type="float">
            <text:p>635</text:p>
          </table:table-cell>
          <table:table-cell table:style-name="ce84" table:formula="of:=SQRT(POWER([.$E41]-[.BQ$5];2)+POWER([.$F41]-[.BQ$6];2))" office:value-type="float" office:value="710.690509293602" calcext:value-type="float">
            <text:p>711</text:p>
          </table:table-cell>
          <table:table-cell table:style-name="ce84" table:formula="of:=SQRT(POWER([.$E41]-[.BR$5];2)+POWER([.$F41]-[.BR$6];2))" office:value-type="float" office:value="665.770230635164" calcext:value-type="float">
            <text:p>666</text:p>
          </table:table-cell>
          <table:table-cell table:style-name="ce84" table:formula="of:=SQRT(POWER([.$E41]-[.BS$5];2)+POWER([.$F41]-[.BS$6];2))" office:value-type="float" office:value="721.754806011017" calcext:value-type="float">
            <text:p>722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Добывающая станция</text:p>
          </table:table-cell>
          <table:table-cell office:value-type="string" calcext:value-type="string">
            <text:p>T3</text:p>
          </table:table-cell>
          <table:table-cell office:value-type="float" office:value="842" calcext:value-type="float">
            <text:p>842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84" table:formula="of:=SQRT(POWER([.$E42]-[.H$5];2)+POWER([.$F42]-[.H$6];2))" office:value-type="float" office:value="738.423320325137" calcext:value-type="float">
            <text:p>738</text:p>
          </table:table-cell>
          <table:table-cell table:style-name="ce84" table:formula="of:=SQRT(POWER([.$E42]-[.I$5];2)+POWER([.$F42]-[.I$6];2))" office:value-type="float" office:value="725.52394860542" calcext:value-type="float">
            <text:p>726</text:p>
          </table:table-cell>
          <table:table-cell table:style-name="ce84" table:formula="of:=SQRT(POWER([.$E42]-[.J$5];2)+POWER([.$F42]-[.J$6];2))" office:value-type="float" office:value="757.279340798361" calcext:value-type="float">
            <text:p>757</text:p>
          </table:table-cell>
          <table:table-cell table:style-name="ce84" table:formula="of:=SQRT(POWER([.$E42]-[.K$5];2)+POWER([.$F42]-[.K$6];2))" office:value-type="float" office:value="767.315450124654" calcext:value-type="float">
            <text:p>767</text:p>
          </table:table-cell>
          <table:table-cell table:style-name="ce84" table:formula="of:=SQRT(POWER([.$E42]-[.L$5];2)+POWER([.$F42]-[.L$6];2))" office:value-type="float" office:value="764.002617796562" calcext:value-type="float">
            <text:p>764</text:p>
          </table:table-cell>
          <table:table-cell table:style-name="ce84" table:formula="of:=SQRT(POWER([.$E42]-[.M$5];2)+POWER([.$F42]-[.M$6];2))" office:value-type="float" office:value="743.016823497288" calcext:value-type="float">
            <text:p>743</text:p>
          </table:table-cell>
          <table:table-cell table:style-name="ce84" table:formula="of:=SQRT(POWER([.$E42]-[.N$5];2)+POWER([.$F42]-[.N$6];2))" office:value-type="float" office:value="725.017241174305" calcext:value-type="float">
            <text:p>725</text:p>
          </table:table-cell>
          <table:table-cell table:style-name="ce84" table:formula="of:=SQRT(POWER([.$E42]-[.O$5];2)+POWER([.$F42]-[.O$6];2))" office:value-type="float" office:value="685.288260515238" calcext:value-type="float">
            <text:p>685</text:p>
          </table:table-cell>
          <table:table-cell table:style-name="ce84" table:formula="of:=SQRT(POWER([.$E42]-[.P$5];2)+POWER([.$F42]-[.P$6];2))" office:value-type="float" office:value="678.398850234875" calcext:value-type="float">
            <text:p>678</text:p>
          </table:table-cell>
          <table:table-cell table:style-name="ce84" table:formula="of:=SQRT(POWER([.$E42]-[.Q$5];2)+POWER([.$F42]-[.Q$6];2))" office:value-type="float" office:value="658.316793041162" calcext:value-type="float">
            <text:p>658</text:p>
          </table:table-cell>
          <table:table-cell table:style-name="ce84" table:formula="of:=SQRT(POWER([.$E42]-[.R$5];2)+POWER([.$F42]-[.R$6];2))" office:value-type="float" office:value="650.772617739868" calcext:value-type="float">
            <text:p>651</text:p>
          </table:table-cell>
          <table:table-cell table:style-name="ce84" table:formula="of:=SQRT(POWER([.$E42]-[.S$5];2)+POWER([.$F42]-[.S$6];2))" office:value-type="float" office:value="579.249514458148" calcext:value-type="float">
            <text:p>579</text:p>
          </table:table-cell>
          <table:table-cell table:style-name="ce84" table:formula="of:=SQRT(POWER([.$E42]-[.T$5];2)+POWER([.$F42]-[.T$6];2))" office:value-type="float" office:value="579.387607737687" calcext:value-type="float">
            <text:p>579</text:p>
          </table:table-cell>
          <table:table-cell table:style-name="ce84" table:formula="of:=SQRT(POWER([.$E42]-[.U$5];2)+POWER([.$F42]-[.U$6];2))" office:value-type="float" office:value="520.988483557938" calcext:value-type="float">
            <text:p>521</text:p>
          </table:table-cell>
          <table:table-cell table:style-name="ce84" table:formula="of:=SQRT(POWER([.$E42]-[.V$5];2)+POWER([.$F42]-[.V$6];2))" office:value-type="float" office:value="395.682953891117" calcext:value-type="float">
            <text:p>396</text:p>
          </table:table-cell>
          <table:table-cell table:style-name="ce90" table:formula="of:=SQRT(POWER([.$E42]-[.W$5];2)+POWER([.$F42]-[.W$6];2))" office:value-type="float" office:value="340.93107807884" calcext:value-type="float">
            <text:p>341</text:p>
          </table:table-cell>
          <table:table-cell table:style-name="ce84" table:formula="of:=SQRT(POWER([.$E42]-[.X$5];2)+POWER([.$F42]-[.X$6];2))" office:value-type="float" office:value="732.449315652626" calcext:value-type="float">
            <text:p>732</text:p>
          </table:table-cell>
          <table:table-cell table:style-name="ce84" table:formula="of:=SQRT(POWER([.$E42]-[.Y$5];2)+POWER([.$F42]-[.Y$6];2))" office:value-type="float" office:value="639" calcext:value-type="float">
            <text:p>639</text:p>
          </table:table-cell>
          <table:table-cell table:style-name="ce84" table:formula="of:=SQRT(POWER([.$E42]-[.Z$5];2)+POWER([.$F42]-[.Z$6];2))" office:value-type="float" office:value="623.205423596425" calcext:value-type="float">
            <text:p>623</text:p>
          </table:table-cell>
          <table:table-cell table:style-name="ce108" table:formula="of:=SQRT(POWER([.$E42]-[.AA$5];2)+POWER([.$F42]-[.AA$6];2))" office:value-type="float" office:value="758.520269999425" calcext:value-type="float">
            <text:p>759</text:p>
          </table:table-cell>
          <table:table-cell table:style-name="ce113" table:formula="of:=SQRT(POWER([.$E42]-[.AB$5];2)+POWER([.$F42]-[.AB$6];2))" office:value-type="float" office:value="459.892378714847" calcext:value-type="float">
            <text:p>460</text:p>
          </table:table-cell>
          <table:table-cell table:style-name="ce115" table:formula="of:=SQRT(POWER([.$E42]-[.AC$5];2)+POWER([.$F42]-[.AC$6];2))" office:value-type="float" office:value="113.357840487546" calcext:value-type="float">
            <text:p>113</text:p>
          </table:table-cell>
          <table:table-cell table:style-name="ce115" table:formula="of:=SQRT(POWER([.$E42]-[.AD$5];2)+POWER([.$F42]-[.AD$6];2))" office:value-type="float" office:value="155.048379546514" calcext:value-type="float">
            <text:p>155</text:p>
          </table:table-cell>
          <table:table-cell table:style-name="ce115" table:formula="of:=SQRT(POWER([.$E42]-[.AE$5];2)+POWER([.$F42]-[.AE$6];2))" office:value-type="float" office:value="180.413414135424" calcext:value-type="float">
            <text:p>180</text:p>
          </table:table-cell>
          <table:table-cell table:style-name="ce115" table:formula="of:=SQRT(POWER([.$E42]-[.AF$5];2)+POWER([.$F42]-[.AF$6];2))" office:value-type="float" office:value="184.447824600888" calcext:value-type="float">
            <text:p>184</text:p>
          </table:table-cell>
          <table:table-cell table:style-name="ce115" table:formula="of:=SQRT(POWER([.$E42]-[.AG$5];2)+POWER([.$F42]-[.AG$6];2))" office:value-type="float" office:value="109.658560997307" calcext:value-type="float">
            <text:p>110</text:p>
          </table:table-cell>
          <table:table-cell table:style-name="ce115" table:formula="of:=SQRT(POWER([.$E42]-[.AH$5];2)+POWER([.$F42]-[.AH$6];2))" office:value-type="float" office:value="103.392456204503" calcext:value-type="float">
            <text:p>103</text:p>
          </table:table-cell>
          <table:table-cell table:style-name="ce115" table:formula="of:=SQRT(POWER([.$E42]-[.AI$5];2)+POWER([.$F42]-[.AI$6];2))" office:value-type="float" office:value="114.756263445618" calcext:value-type="float">
            <text:p>115</text:p>
          </table:table-cell>
          <table:table-cell table:style-name="ce115" table:formula="of:=SQRT(POWER([.$E42]-[.AJ$5];2)+POWER([.$F42]-[.AJ$6];2))" office:value-type="float" office:value="143.680200445294" calcext:value-type="float">
            <text:p>144</text:p>
          </table:table-cell>
          <table:table-cell table:style-name="ce115" table:formula="of:=SQRT(POWER([.$E42]-[.AK$5];2)+POWER([.$F42]-[.AK$6];2))" office:value-type="float" office:value="104.656581255074" calcext:value-type="float">
            <text:p>105</text:p>
          </table:table-cell>
          <table:table-cell table:style-name="ce115" table:formula="of:=SQRT(POWER([.$E42]-[.AL$5];2)+POWER([.$F42]-[.AL$6];2))" office:value-type="float" office:value="65.7951365983839" calcext:value-type="float">
            <text:p>66</text:p>
          </table:table-cell>
          <table:table-cell table:style-name="ce115" table:formula="of:=SQRT(POWER([.$E42]-[.AM$5];2)+POWER([.$F42]-[.AM$6];2))" office:value-type="float" office:value="39.2173431022552" calcext:value-type="float">
            <text:p>39</text:p>
          </table:table-cell>
          <table:table-cell table:style-name="ce115" table:formula="of:=SQRT(POWER([.$E42]-[.AN$5];2)+POWER([.$F42]-[.AN$6];2))" office:value-type="float" office:value="50.1597448159378" calcext:value-type="float">
            <text:p>50</text:p>
          </table:table-cell>
          <table:table-cell table:style-name="ce115" table:formula="of:=SQRT(POWER([.$E42]-[.AO$5];2)+POWER([.$F42]-[.AO$6];2))" office:value-type="float" office:value="48.1663783151692" calcext:value-type="float">
            <text:p>48</text:p>
          </table:table-cell>
          <table:table-cell table:style-name="ce115"/>
          <table:table-cell table:style-name="ce115" table:formula="of:=SQRT(POWER([.$E42]-[.AQ$5];2)+POWER([.$F42]-[.AQ$6];2))" office:value-type="float" office:value="143.220110319745" calcext:value-type="float">
            <text:p>143</text:p>
          </table:table-cell>
          <table:table-cell table:style-name="ce115" table:formula="of:=SQRT(POWER([.$E42]-[.AR$5];2)+POWER([.$F42]-[.AR$6];2))" office:value-type="float" office:value="63.1268564083465" calcext:value-type="float">
            <text:p>63</text:p>
          </table:table-cell>
          <table:table-cell table:style-name="ce116" table:formula="of:=SQRT(POWER([.$E42]-[.AS$5];2)+POWER([.$F42]-[.AS$6];2))" office:value-type="float" office:value="265.452443951831" calcext:value-type="float">
            <text:p>265</text:p>
          </table:table-cell>
          <table:table-cell table:style-name="ce115" table:formula="of:=SQRT(POWER([.$E42]-[.AT$5];2)+POWER([.$F42]-[.AT$6];2))" office:value-type="float" office:value="263.787793500761" calcext:value-type="float">
            <text:p>264</text:p>
          </table:table-cell>
          <table:table-cell table:style-name="ce115" table:formula="of:=SQRT(POWER([.$E42]-[.AU$5];2)+POWER([.$F42]-[.AU$6];2))" office:value-type="float" office:value="251.177228267214" calcext:value-type="float">
            <text:p>251</text:p>
          </table:table-cell>
          <table:table-cell table:style-name="ce115" table:formula="of:=SQRT(POWER([.$E42]-[.AV$5];2)+POWER([.$F42]-[.AV$6];2))" office:value-type="float" office:value="304.685083323749" calcext:value-type="float">
            <text:p>305</text:p>
          </table:table-cell>
          <table:table-cell table:style-name="ce122" table:formula="of:=SQRT(POWER([.$E42]-[.AW$5];2)+POWER([.$F42]-[.AW$6];2))" office:value-type="float" office:value="327.908523829436" calcext:value-type="float">
            <text:p>328</text:p>
          </table:table-cell>
          <table:table-cell table:style-name="ce84" table:formula="of:=SQRT(POWER([.$E42]-[.AX$5];2)+POWER([.$F42]-[.AX$6];2))" office:value-type="float" office:value="709.936616889142" calcext:value-type="float">
            <text:p>710</text:p>
          </table:table-cell>
          <table:table-cell table:style-name="ce84" table:formula="of:=SQRT(POWER([.$E42]-[.AY$5];2)+POWER([.$F42]-[.AY$6];2))" office:value-type="float" office:value="693.220022792187" calcext:value-type="float">
            <text:p>693</text:p>
          </table:table-cell>
          <table:table-cell table:style-name="ce84" table:formula="of:=SQRT(POWER([.$E42]-[.AZ$5];2)+POWER([.$F42]-[.AZ$6];2))" office:value-type="float" office:value="725.862934719772" calcext:value-type="float">
            <text:p>726</text:p>
          </table:table-cell>
          <table:table-cell table:style-name="ce84" table:formula="of:=SQRT(POWER([.$E42]-[.BA$5];2)+POWER([.$F42]-[.BA$6];2))" office:value-type="float" office:value="755.30788424324" calcext:value-type="float">
            <text:p>755</text:p>
          </table:table-cell>
          <table:table-cell table:style-name="ce84" table:formula="of:=SQRT(POWER([.$E42]-[.BB$5];2)+POWER([.$F42]-[.BB$6];2))" office:value-type="float" office:value="693.8659812961" calcext:value-type="float">
            <text:p>694</text:p>
          </table:table-cell>
          <table:table-cell table:style-name="ce84" table:formula="of:=SQRT(POWER([.$E42]-[.BC$5];2)+POWER([.$F42]-[.BC$6];2))" office:value-type="float" office:value="747.452339617718" calcext:value-type="float">
            <text:p>747</text:p>
          </table:table-cell>
          <table:table-cell table:style-name="ce84" table:formula="of:=SQRT(POWER([.$E42]-[.BD$5];2)+POWER([.$F42]-[.BD$6];2))" office:value-type="float" office:value="791.991161566845" calcext:value-type="float">
            <text:p>792</text:p>
          </table:table-cell>
          <table:table-cell table:style-name="ce84" table:formula="of:=SQRT(POWER([.$E42]-[.BE$5];2)+POWER([.$F42]-[.BE$6];2))" office:value-type="float" office:value="790.955118827864" calcext:value-type="float">
            <text:p>791</text:p>
          </table:table-cell>
          <table:table-cell table:style-name="ce84" table:formula="of:=SQRT(POWER([.$E42]-[.BF$5];2)+POWER([.$F42]-[.BF$6];2))" office:value-type="float" office:value="757.132749258675" calcext:value-type="float">
            <text:p>757</text:p>
          </table:table-cell>
          <table:table-cell table:style-name="ce84" table:formula="of:=SQRT(POWER([.$E42]-[.BG$5];2)+POWER([.$F42]-[.BG$6];2))" office:value-type="float" office:value="707.80011302627" calcext:value-type="float">
            <text:p>708</text:p>
          </table:table-cell>
          <table:table-cell table:style-name="ce84" table:formula="of:=SQRT(POWER([.$E42]-[.BH$5];2)+POWER([.$F42]-[.BH$6];2))" office:value-type="float" office:value="654.402017111806" calcext:value-type="float">
            <text:p>654</text:p>
          </table:table-cell>
          <table:table-cell table:style-name="ce84" table:formula="of:=SQRT(POWER([.$E42]-[.BI$5];2)+POWER([.$F42]-[.BI$6];2))" office:value-type="float" office:value="669.425126507812" calcext:value-type="float">
            <text:p>669</text:p>
          </table:table-cell>
          <table:table-cell table:style-name="ce84" table:formula="of:=SQRT(POWER([.$E42]-[.BJ$5];2)+POWER([.$F42]-[.BJ$6];2))" office:value-type="float" office:value="623.674594640506" calcext:value-type="float">
            <text:p>624</text:p>
          </table:table-cell>
          <table:table-cell table:style-name="ce84" table:formula="of:=SQRT(POWER([.$E42]-[.BK$5];2)+POWER([.$F42]-[.BK$6];2))" office:value-type="float" office:value="367.613927918951" calcext:value-type="float">
            <text:p>368</text:p>
          </table:table-cell>
          <table:table-cell table:style-name="ce84" table:formula="of:=SQRT(POWER([.$E42]-[.BL$5];2)+POWER([.$F42]-[.BL$6];2))" office:value-type="float" office:value="634.603813414322" calcext:value-type="float">
            <text:p>635</text:p>
          </table:table-cell>
          <table:table-cell table:style-name="ce90" table:formula="of:=SQRT(POWER([.$E42]-[.BM$5];2)+POWER([.$F42]-[.BM$6];2))" office:value-type="float" office:value="395.379564469384" calcext:value-type="float">
            <text:p>395</text:p>
          </table:table-cell>
          <table:table-cell table:style-name="ce84" table:formula="of:=SQRT(POWER([.$E42]-[.BN$5];2)+POWER([.$F42]-[.BN$6];2))" office:value-type="float" office:value="468.175180888522" calcext:value-type="float">
            <text:p>468</text:p>
          </table:table-cell>
          <table:table-cell table:style-name="ce84" table:formula="of:=SQRT(POWER([.$E42]-[.BO$5];2)+POWER([.$F42]-[.BO$6];2))" office:value-type="float" office:value="471.009554043228" calcext:value-type="float">
            <text:p>471</text:p>
          </table:table-cell>
          <table:table-cell table:style-name="ce84" table:formula="of:=SQRT(POWER([.$E42]-[.BP$5];2)+POWER([.$F42]-[.BP$6];2))" office:value-type="float" office:value="618.615389397968" calcext:value-type="float">
            <text:p>619</text:p>
          </table:table-cell>
          <table:table-cell table:style-name="ce84" table:formula="of:=SQRT(POWER([.$E42]-[.BQ$5];2)+POWER([.$F42]-[.BQ$6];2))" office:value-type="float" office:value="694.87912617951" calcext:value-type="float">
            <text:p>695</text:p>
          </table:table-cell>
          <table:table-cell table:style-name="ce84" table:formula="of:=SQRT(POWER([.$E42]-[.BR$5];2)+POWER([.$F42]-[.BR$6];2))" office:value-type="float" office:value="646.227514115578" calcext:value-type="float">
            <text:p>646</text:p>
          </table:table-cell>
          <table:table-cell table:style-name="ce84" table:formula="of:=SQRT(POWER([.$E42]-[.BS$5];2)+POWER([.$F42]-[.BS$6];2))" office:value-type="float" office:value="701.126236850398" calcext:value-type="float">
            <text:p>701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Астероидные цеха</text:p>
          </table:table-cell>
          <table:table-cell office:value-type="string" calcext:value-type="string">
            <text:p>T2</text:p>
          </table:table-cell>
          <table:table-cell office:value-type="float" office:value="958" calcext:value-type="float">
            <text:p>958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84" table:formula="of:=SQRT(POWER([.$E43]-[.H$5];2)+POWER([.$F43]-[.H$6];2))" office:value-type="float" office:value="860.927987696997" calcext:value-type="float">
            <text:p>861</text:p>
          </table:table-cell>
          <table:table-cell table:style-name="ce84" table:formula="of:=SQRT(POWER([.$E43]-[.I$5];2)+POWER([.$F43]-[.I$6];2))" office:value-type="float" office:value="850.15351554881" calcext:value-type="float">
            <text:p>850</text:p>
          </table:table-cell>
          <table:table-cell table:style-name="ce84" table:formula="of:=SQRT(POWER([.$E43]-[.J$5];2)+POWER([.$F43]-[.J$6];2))" office:value-type="float" office:value="881.34442756507" calcext:value-type="float">
            <text:p>881</text:p>
          </table:table-cell>
          <table:table-cell table:style-name="ce84" table:formula="of:=SQRT(POWER([.$E43]-[.K$5];2)+POWER([.$F43]-[.K$6];2))" office:value-type="float" office:value="889.33964265628" calcext:value-type="float">
            <text:p>889</text:p>
          </table:table-cell>
          <table:table-cell table:style-name="ce84" table:formula="of:=SQRT(POWER([.$E43]-[.L$5];2)+POWER([.$F43]-[.L$6];2))" office:value-type="float" office:value="884.192286779295" calcext:value-type="float">
            <text:p>884</text:p>
          </table:table-cell>
          <table:table-cell table:style-name="ce84" table:formula="of:=SQRT(POWER([.$E43]-[.M$5];2)+POWER([.$F43]-[.M$6];2))" office:value-type="float" office:value="862.625063396607" calcext:value-type="float">
            <text:p>863</text:p>
          </table:table-cell>
          <table:table-cell table:style-name="ce84" table:formula="of:=SQRT(POWER([.$E43]-[.N$5];2)+POWER([.$F43]-[.N$6];2))" office:value-type="float" office:value="845.696162933237" calcext:value-type="float">
            <text:p>846</text:p>
          </table:table-cell>
          <table:table-cell table:style-name="ce84" table:formula="of:=SQRT(POWER([.$E43]-[.O$5];2)+POWER([.$F43]-[.O$6];2))" office:value-type="float" office:value="809.861716591172" calcext:value-type="float">
            <text:p>810</text:p>
          </table:table-cell>
          <table:table-cell table:style-name="ce84" table:formula="of:=SQRT(POWER([.$E43]-[.P$5];2)+POWER([.$F43]-[.P$6];2))" office:value-type="float" office:value="804.453230461535" calcext:value-type="float">
            <text:p>804</text:p>
          </table:table-cell>
          <table:table-cell table:style-name="ce84" table:formula="of:=SQRT(POWER([.$E43]-[.Q$5];2)+POWER([.$F43]-[.Q$6];2))" office:value-type="float" office:value="785.455918559406" calcext:value-type="float">
            <text:p>785</text:p>
          </table:table-cell>
          <table:table-cell table:style-name="ce84" table:formula="of:=SQRT(POWER([.$E43]-[.R$5];2)+POWER([.$F43]-[.R$6];2))" office:value-type="float" office:value="776.304708217076" calcext:value-type="float">
            <text:p>776</text:p>
          </table:table-cell>
          <table:table-cell table:style-name="ce84" table:formula="of:=SQRT(POWER([.$E43]-[.S$5];2)+POWER([.$F43]-[.S$6];2))" office:value-type="float" office:value="715.526379667445" calcext:value-type="float">
            <text:p>716</text:p>
          </table:table-cell>
          <table:table-cell table:style-name="ce84" table:formula="of:=SQRT(POWER([.$E43]-[.T$5];2)+POWER([.$F43]-[.T$6];2))" office:value-type="float" office:value="717.770158198291" calcext:value-type="float">
            <text:p>718</text:p>
          </table:table-cell>
          <table:table-cell table:style-name="ce84" table:formula="of:=SQRT(POWER([.$E43]-[.U$5];2)+POWER([.$F43]-[.U$6];2))" office:value-type="float" office:value="659.81588340991" calcext:value-type="float">
            <text:p>660</text:p>
          </table:table-cell>
          <table:table-cell table:style-name="ce84" table:formula="of:=SQRT(POWER([.$E43]-[.V$5];2)+POWER([.$F43]-[.V$6];2))" office:value-type="float" office:value="538.379977339425" calcext:value-type="float">
            <text:p>538</text:p>
          </table:table-cell>
          <table:table-cell table:style-name="ce90" table:formula="of:=SQRT(POWER([.$E43]-[.W$5];2)+POWER([.$F43]-[.W$6];2))" office:value-type="float" office:value="479.0093944799" calcext:value-type="float">
            <text:p>479</text:p>
          </table:table-cell>
          <table:table-cell table:style-name="ce84" table:formula="of:=SQRT(POWER([.$E43]-[.X$5];2)+POWER([.$F43]-[.X$6];2))" office:value-type="float" office:value="859.098364566014" calcext:value-type="float">
            <text:p>859</text:p>
          </table:table-cell>
          <table:table-cell table:style-name="ce84" table:formula="of:=SQRT(POWER([.$E43]-[.Y$5];2)+POWER([.$F43]-[.Y$6];2))" office:value-type="float" office:value="759.658475895583" calcext:value-type="float">
            <text:p>760</text:p>
          </table:table-cell>
          <table:table-cell table:style-name="ce84" table:formula="of:=SQRT(POWER([.$E43]-[.Z$5];2)+POWER([.$F43]-[.Z$6];2))" office:value-type="float" office:value="745.735207697746" calcext:value-type="float">
            <text:p>746</text:p>
          </table:table-cell>
          <table:table-cell table:style-name="ce108" table:formula="of:=SQRT(POWER([.$E43]-[.AA$5];2)+POWER([.$F43]-[.AA$6];2))" office:value-type="float" office:value="882.922986448988" calcext:value-type="float">
            <text:p>883</text:p>
          </table:table-cell>
          <table:table-cell table:style-name="ce113" table:formula="of:=SQRT(POWER([.$E43]-[.AB$5];2)+POWER([.$F43]-[.AB$6];2))" office:value-type="float" office:value="567.031745143074" calcext:value-type="float">
            <text:p>567</text:p>
          </table:table-cell>
          <table:table-cell table:style-name="ce115" table:formula="of:=SQRT(POWER([.$E43]-[.AC$5];2)+POWER([.$F43]-[.AC$6];2))" office:value-type="float" office:value="41.0121933088198" calcext:value-type="float">
            <text:p>41</text:p>
          </table:table-cell>
          <table:table-cell table:style-name="ce115" table:formula="of:=SQRT(POWER([.$E43]-[.AD$5];2)+POWER([.$F43]-[.AD$6];2))" office:value-type="float" office:value="62.8012738724303" calcext:value-type="float">
            <text:p>63</text:p>
          </table:table-cell>
          <table:table-cell table:style-name="ce115" table:formula="of:=SQRT(POWER([.$E43]-[.AE$5];2)+POWER([.$F43]-[.AE$6];2))" office:value-type="float" office:value="59.304300012731" calcext:value-type="float">
            <text:p>59</text:p>
          </table:table-cell>
          <table:table-cell table:style-name="ce115" table:formula="of:=SQRT(POWER([.$E43]-[.AF$5];2)+POWER([.$F43]-[.AF$6];2))" office:value-type="float" office:value="61.0327780786685" calcext:value-type="float">
            <text:p>61</text:p>
          </table:table-cell>
          <table:table-cell table:style-name="ce115" table:formula="of:=SQRT(POWER([.$E43]-[.AG$5];2)+POWER([.$F43]-[.AG$6];2))" office:value-type="float" office:value="36.8917334913934" calcext:value-type="float">
            <text:p>37</text:p>
          </table:table-cell>
          <table:table-cell table:style-name="ce115" table:formula="of:=SQRT(POWER([.$E43]-[.AH$5];2)+POWER([.$F43]-[.AH$6];2))" office:value-type="float" office:value="76.1183289359403" calcext:value-type="float">
            <text:p>76</text:p>
          </table:table-cell>
          <table:table-cell table:style-name="ce115" table:formula="of:=SQRT(POWER([.$E43]-[.AI$5];2)+POWER([.$F43]-[.AI$6];2))" office:value-type="float" office:value="109.073369802166" calcext:value-type="float">
            <text:p>109</text:p>
          </table:table-cell>
          <table:table-cell table:style-name="ce115" table:formula="of:=SQRT(POWER([.$E43]-[.AJ$5];2)+POWER([.$F43]-[.AJ$6];2))" office:value-type="float" office:value="125.936491931449" calcext:value-type="float">
            <text:p>126</text:p>
          </table:table-cell>
          <table:table-cell table:style-name="ce115" table:formula="of:=SQRT(POWER([.$E43]-[.AK$5];2)+POWER([.$F43]-[.AK$6];2))" office:value-type="float" office:value="68.5930025585701" calcext:value-type="float">
            <text:p>69</text:p>
          </table:table-cell>
          <table:table-cell table:style-name="ce115" table:formula="of:=SQRT(POWER([.$E43]-[.AL$5];2)+POWER([.$F43]-[.AL$6];2))" office:value-type="float" office:value="79.6052762070455" calcext:value-type="float">
            <text:p>80</text:p>
          </table:table-cell>
          <table:table-cell table:style-name="ce115" table:formula="of:=SQRT(POWER([.$E43]-[.AM$5];2)+POWER([.$F43]-[.AM$6];2))" office:value-type="float" office:value="125.099960031968" calcext:value-type="float">
            <text:p>125</text:p>
          </table:table-cell>
          <table:table-cell table:style-name="ce115" table:formula="of:=SQRT(POWER([.$E43]-[.AN$5];2)+POWER([.$F43]-[.AN$6];2))" office:value-type="float" office:value="161.604455384126" calcext:value-type="float">
            <text:p>162</text:p>
          </table:table-cell>
          <table:table-cell table:style-name="ce115" table:formula="of:=SQRT(POWER([.$E43]-[.AO$5];2)+POWER([.$F43]-[.AO$6];2))" office:value-type="float" office:value="178.392824967822" calcext:value-type="float">
            <text:p>178</text:p>
          </table:table-cell>
          <table:table-cell table:style-name="ce115" table:formula="of:=SQRT(POWER([.$E43]-[.AP$5];2)+POWER([.$F43]-[.AP$6];2))" office:value-type="float" office:value="143.220110319745" calcext:value-type="float">
            <text:p>143</text:p>
          </table:table-cell>
          <table:table-cell table:style-name="ce115"/>
          <table:table-cell table:style-name="ce115" table:formula="of:=SQRT(POWER([.$E43]-[.AR$5];2)+POWER([.$F43]-[.AR$6];2))" office:value-type="float" office:value="102.727795654341" calcext:value-type="float">
            <text:p>103</text:p>
          </table:table-cell>
          <table:table-cell table:style-name="ce116" table:formula="of:=SQRT(POWER([.$E43]-[.AS$5];2)+POWER([.$F43]-[.AS$6];2))" office:value-type="float" office:value="365.087660706302" calcext:value-type="float">
            <text:p>365</text:p>
          </table:table-cell>
          <table:table-cell table:style-name="ce115" table:formula="of:=SQRT(POWER([.$E43]-[.AT$5];2)+POWER([.$F43]-[.AT$6];2))" office:value-type="float" office:value="310.4834939252" calcext:value-type="float">
            <text:p>310</text:p>
          </table:table-cell>
          <table:table-cell table:style-name="ce115" table:formula="of:=SQRT(POWER([.$E43]-[.AU$5];2)+POWER([.$F43]-[.AU$6];2))" office:value-type="float" office:value="184.699756361507" calcext:value-type="float">
            <text:p>185</text:p>
          </table:table-cell>
          <table:table-cell table:style-name="ce115" table:formula="of:=SQRT(POWER([.$E43]-[.AV$5];2)+POWER([.$F43]-[.AV$6];2))" office:value-type="float" office:value="290.642391952723" calcext:value-type="float">
            <text:p>291</text:p>
          </table:table-cell>
          <table:table-cell table:style-name="ce122" table:formula="of:=SQRT(POWER([.$E43]-[.AW$5];2)+POWER([.$F43]-[.AW$6];2))" office:value-type="float" office:value="305.240888479902" calcext:value-type="float">
            <text:p>305</text:p>
          </table:table-cell>
          <table:table-cell table:style-name="ce84" table:formula="of:=SQRT(POWER([.$E43]-[.AX$5];2)+POWER([.$F43]-[.AX$6];2))" office:value-type="float" office:value="746.357823031286" calcext:value-type="float">
            <text:p>746</text:p>
          </table:table-cell>
          <table:table-cell table:style-name="ce84" table:formula="of:=SQRT(POWER([.$E43]-[.AY$5];2)+POWER([.$F43]-[.AY$6];2))" office:value-type="float" office:value="738.892414360846" calcext:value-type="float">
            <text:p>739</text:p>
          </table:table-cell>
          <table:table-cell table:style-name="ce84" table:formula="of:=SQRT(POWER([.$E43]-[.AZ$5];2)+POWER([.$F43]-[.AZ$6];2))" office:value-type="float" office:value="772.738636280081" calcext:value-type="float">
            <text:p>773</text:p>
          </table:table-cell>
          <table:table-cell table:style-name="ce84" table:formula="of:=SQRT(POWER([.$E43]-[.BA$5];2)+POWER([.$F43]-[.BA$6];2))" office:value-type="float" office:value="799.195845835049" calcext:value-type="float">
            <text:p>799</text:p>
          </table:table-cell>
          <table:table-cell table:style-name="ce84" table:formula="of:=SQRT(POWER([.$E43]-[.BB$5];2)+POWER([.$F43]-[.BB$6];2))" office:value-type="float" office:value="737.103791877372" calcext:value-type="float">
            <text:p>737</text:p>
          </table:table-cell>
          <table:table-cell table:style-name="ce84" table:formula="of:=SQRT(POWER([.$E43]-[.BC$5];2)+POWER([.$F43]-[.BC$6];2))" office:value-type="float" office:value="784.360248865277" calcext:value-type="float">
            <text:p>784</text:p>
          </table:table-cell>
          <table:table-cell table:style-name="ce84" table:formula="of:=SQRT(POWER([.$E43]-[.BD$5];2)+POWER([.$F43]-[.BD$6];2))" office:value-type="float" office:value="828.010869493873" calcext:value-type="float">
            <text:p>828</text:p>
          </table:table-cell>
          <table:table-cell table:style-name="ce84" table:formula="of:=SQRT(POWER([.$E43]-[.BE$5];2)+POWER([.$F43]-[.BE$6];2))" office:value-type="float" office:value="821.400024348673" calcext:value-type="float">
            <text:p>821</text:p>
          </table:table-cell>
          <table:table-cell table:style-name="ce84" table:formula="of:=SQRT(POWER([.$E43]-[.BF$5];2)+POWER([.$F43]-[.BF$6];2))" office:value-type="float" office:value="787.402057401427" calcext:value-type="float">
            <text:p>787</text:p>
          </table:table-cell>
          <table:table-cell table:style-name="ce84" table:formula="of:=SQRT(POWER([.$E43]-[.BG$5];2)+POWER([.$F43]-[.BG$6];2))" office:value-type="float" office:value="724.572287629054" calcext:value-type="float">
            <text:p>725</text:p>
          </table:table-cell>
          <table:table-cell table:style-name="ce84" table:formula="of:=SQRT(POWER([.$E43]-[.BH$5];2)+POWER([.$F43]-[.BH$6];2))" office:value-type="float" office:value="679.895580218021" calcext:value-type="float">
            <text:p>680</text:p>
          </table:table-cell>
          <table:table-cell table:style-name="ce84" table:formula="of:=SQRT(POWER([.$E43]-[.BI$5];2)+POWER([.$F43]-[.BI$6];2))" office:value-type="float" office:value="685.706934484405" calcext:value-type="float">
            <text:p>686</text:p>
          </table:table-cell>
          <table:table-cell table:style-name="ce84" table:formula="of:=SQRT(POWER([.$E43]-[.BJ$5];2)+POWER([.$F43]-[.BJ$6];2))" office:value-type="float" office:value="648.674032160992" calcext:value-type="float">
            <text:p>649</text:p>
          </table:table-cell>
          <table:table-cell table:style-name="ce84" table:formula="of:=SQRT(POWER([.$E43]-[.BK$5];2)+POWER([.$F43]-[.BK$6];2))" office:value-type="float" office:value="468.516808663254" calcext:value-type="float">
            <text:p>469</text:p>
          </table:table-cell>
          <table:table-cell table:style-name="ce84" table:formula="of:=SQRT(POWER([.$E43]-[.BL$5];2)+POWER([.$F43]-[.BL$6];2))" office:value-type="float" office:value="652.418577295282" calcext:value-type="float">
            <text:p>652</text:p>
          </table:table-cell>
          <table:table-cell table:style-name="ce90" table:formula="of:=SQRT(POWER([.$E43]-[.BM$5];2)+POWER([.$F43]-[.BM$6];2))" office:value-type="float" office:value="477.171876790743" calcext:value-type="float">
            <text:p>477</text:p>
          </table:table-cell>
          <table:table-cell table:style-name="ce84" table:formula="of:=SQRT(POWER([.$E43]-[.BN$5];2)+POWER([.$F43]-[.BN$6];2))" office:value-type="float" office:value="534.509120595711" calcext:value-type="float">
            <text:p>535</text:p>
          </table:table-cell>
          <table:table-cell table:style-name="ce84" table:formula="of:=SQRT(POWER([.$E43]-[.BO$5];2)+POWER([.$F43]-[.BO$6];2))" office:value-type="float" office:value="549.830883090428" calcext:value-type="float">
            <text:p>550</text:p>
          </table:table-cell>
          <table:table-cell table:style-name="ce84" table:formula="of:=SQRT(POWER([.$E43]-[.BP$5];2)+POWER([.$F43]-[.BP$6];2))" office:value-type="float" office:value="704.049003976286" calcext:value-type="float">
            <text:p>704</text:p>
          </table:table-cell>
          <table:table-cell table:style-name="ce84" table:formula="of:=SQRT(POWER([.$E43]-[.BQ$5];2)+POWER([.$F43]-[.BQ$6];2))" office:value-type="float" office:value="780.339028884241" calcext:value-type="float">
            <text:p>780</text:p>
          </table:table-cell>
          <table:table-cell table:style-name="ce84" table:formula="of:=SQRT(POWER([.$E43]-[.BR$5];2)+POWER([.$F43]-[.BR$6];2))" office:value-type="float" office:value="723.25514170312" calcext:value-type="float">
            <text:p>723</text:p>
          </table:table-cell>
          <table:table-cell table:style-name="ce84" table:formula="of:=SQRT(POWER([.$E43]-[.BS$5];2)+POWER([.$F43]-[.BS$6];2))" office:value-type="float" office:value="774.138230550591" calcext:value-type="float">
            <text:p>774</text:p>
          </table:table-cell>
          <table:table-cell table:number-columns-repeated="953"/>
        </table:table-row>
        <table:table-row table:style-name="ro5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Эксперементальная база <text:span text:style-name="T3">Эллидиум</text:span></text:p>
          </table:table-cell>
          <table:table-cell office:value-type="string" calcext:value-type="string">
            <text:p>Т3</text:p>
          </table:table-cell>
          <table:table-cell office:value-type="float" office:value="905" calcext:value-type="float">
            <text:p>905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84" table:formula="of:=SQRT(POWER([.$E44]-[.H$5];2)+POWER([.$F44]-[.H$6];2))" office:value-type="float" office:value="801.275233612022" calcext:value-type="float">
            <text:p>801</text:p>
          </table:table-cell>
          <table:table-cell table:style-name="ce84" table:formula="of:=SQRT(POWER([.$E44]-[.I$5];2)+POWER([.$F44]-[.I$6];2))" office:value-type="float" office:value="788.173838692963" calcext:value-type="float">
            <text:p>788</text:p>
          </table:table-cell>
          <table:table-cell table:style-name="ce84" table:formula="of:=SQRT(POWER([.$E44]-[.J$5];2)+POWER([.$F44]-[.J$6];2))" office:value-type="float" office:value="819.976219167361" calcext:value-type="float">
            <text:p>820</text:p>
          </table:table-cell>
          <table:table-cell table:style-name="ce84" table:formula="of:=SQRT(POWER([.$E44]-[.K$5];2)+POWER([.$F44]-[.K$6];2))" office:value-type="float" office:value="830.195157779182" calcext:value-type="float">
            <text:p>830</text:p>
          </table:table-cell>
          <table:table-cell table:style-name="ce84" table:formula="of:=SQRT(POWER([.$E44]-[.L$5];2)+POWER([.$F44]-[.L$6];2))" office:value-type="float" office:value="827.00241837615" calcext:value-type="float">
            <text:p>827</text:p>
          </table:table-cell>
          <table:table-cell table:style-name="ce84" table:formula="of:=SQRT(POWER([.$E44]-[.M$5];2)+POWER([.$F44]-[.M$6];2))" office:value-type="float" office:value="806.050246572756" calcext:value-type="float">
            <text:p>806</text:p>
          </table:table-cell>
          <table:table-cell table:style-name="ce84" table:formula="of:=SQRT(POWER([.$E44]-[.N$5];2)+POWER([.$F44]-[.N$6];2))" office:value-type="float" office:value="788.000634517511" calcext:value-type="float">
            <text:p>788</text:p>
          </table:table-cell>
          <table:table-cell table:style-name="ce84" table:formula="of:=SQRT(POWER([.$E44]-[.O$5];2)+POWER([.$F44]-[.O$6];2))" office:value-type="float" office:value="747.965908314009" calcext:value-type="float">
            <text:p>748</text:p>
          </table:table-cell>
          <table:table-cell table:style-name="ce84" table:formula="of:=SQRT(POWER([.$E44]-[.P$5];2)+POWER([.$F44]-[.P$6];2))" office:value-type="float" office:value="740.898103655287" calcext:value-type="float">
            <text:p>741</text:p>
          </table:table-cell>
          <table:table-cell table:style-name="ce84" table:formula="of:=SQRT(POWER([.$E44]-[.Q$5];2)+POWER([.$F44]-[.Q$6];2))" office:value-type="float" office:value="720.671908707423" calcext:value-type="float">
            <text:p>721</text:p>
          </table:table-cell>
          <table:table-cell table:style-name="ce84" table:formula="of:=SQRT(POWER([.$E44]-[.R$5];2)+POWER([.$F44]-[.R$6];2))" office:value-type="float" office:value="713.35825501637" calcext:value-type="float">
            <text:p>713</text:p>
          </table:table-cell>
          <table:table-cell table:style-name="ce84" table:formula="of:=SQRT(POWER([.$E44]-[.S$5];2)+POWER([.$F44]-[.S$6];2))" office:value-type="float" office:value="639.081371970737" calcext:value-type="float">
            <text:p>639</text:p>
          </table:table-cell>
          <table:table-cell table:style-name="ce84" table:formula="of:=SQRT(POWER([.$E44]-[.T$5];2)+POWER([.$F44]-[.T$6];2))" office:value-type="float" office:value="638.019592175664" calcext:value-type="float">
            <text:p>638</text:p>
          </table:table-cell>
          <table:table-cell table:style-name="ce84" table:formula="of:=SQRT(POWER([.$E44]-[.U$5];2)+POWER([.$F44]-[.U$6];2))" office:value-type="float" office:value="579.429029303848" calcext:value-type="float">
            <text:p>579</text:p>
          </table:table-cell>
          <table:table-cell table:style-name="ce84" table:formula="of:=SQRT(POWER([.$E44]-[.V$5];2)+POWER([.$F44]-[.V$6];2))" office:value-type="float" office:value="449.499721913151" calcext:value-type="float">
            <text:p>449</text:p>
          </table:table-cell>
          <table:table-cell table:style-name="ce90" table:formula="of:=SQRT(POWER([.$E44]-[.W$5];2)+POWER([.$F44]-[.W$6];2))" office:value-type="float" office:value="400.431017779592" calcext:value-type="float">
            <text:p>400</text:p>
          </table:table-cell>
          <table:table-cell table:style-name="ce84" table:formula="of:=SQRT(POWER([.$E44]-[.X$5];2)+POWER([.$F44]-[.X$6];2))" office:value-type="float" office:value="794.828912408199" calcext:value-type="float">
            <text:p>795</text:p>
          </table:table-cell>
          <table:table-cell table:style-name="ce84" table:formula="of:=SQRT(POWER([.$E44]-[.Y$5];2)+POWER([.$F44]-[.Y$6];2))" office:value-type="float" office:value="702.011395918898" calcext:value-type="float">
            <text:p>702</text:p>
          </table:table-cell>
          <table:table-cell table:style-name="ce84" table:formula="of:=SQRT(POWER([.$E44]-[.Z$5];2)+POWER([.$F44]-[.Z$6];2))" office:value-type="float" office:value="686.104948240428" calcext:value-type="float">
            <text:p>686</text:p>
          </table:table-cell>
          <table:table-cell table:style-name="ce108" table:formula="of:=SQRT(POWER([.$E44]-[.AA$5];2)+POWER([.$F44]-[.AA$6];2))" office:value-type="float" office:value="821.179639299465" calcext:value-type="float">
            <text:p>821</text:p>
          </table:table-cell>
          <table:table-cell table:style-name="ce113" table:formula="of:=SQRT(POWER([.$E44]-[.AB$5];2)+POWER([.$F44]-[.AB$6];2))" office:value-type="float" office:value="522.524640567313" calcext:value-type="float">
            <text:p>523</text:p>
          </table:table-cell>
          <table:table-cell table:style-name="ce115" table:formula="of:=SQRT(POWER([.$E44]-[.AC$5];2)+POWER([.$F44]-[.AC$6];2))" office:value-type="float" office:value="89.8053450525079" calcext:value-type="float">
            <text:p>90</text:p>
          </table:table-cell>
          <table:table-cell table:style-name="ce115" table:formula="of:=SQRT(POWER([.$E44]-[.AD$5];2)+POWER([.$F44]-[.AD$6];2))" office:value-type="float" office:value="138.812823615111" calcext:value-type="float">
            <text:p>139</text:p>
          </table:table-cell>
          <table:table-cell table:style-name="ce115" table:formula="of:=SQRT(POWER([.$E44]-[.AE$5];2)+POWER([.$F44]-[.AE$6];2))" office:value-type="float" office:value="154.330813514347" calcext:value-type="float">
            <text:p>154</text:p>
          </table:table-cell>
          <table:table-cell table:style-name="ce115" table:formula="of:=SQRT(POWER([.$E44]-[.AF$5];2)+POWER([.$F44]-[.AF$6];2))" office:value-type="float" office:value="157.486507358567" calcext:value-type="float">
            <text:p>157</text:p>
          </table:table-cell>
          <table:table-cell table:style-name="ce115" table:formula="of:=SQRT(POWER([.$E44]-[.AG$5];2)+POWER([.$F44]-[.AG$6];2))" office:value-type="float" office:value="65.8634952003005" calcext:value-type="float">
            <text:p>66</text:p>
          </table:table-cell>
          <table:table-cell table:style-name="ce115" table:formula="of:=SQRT(POWER([.$E44]-[.AH$5];2)+POWER([.$F44]-[.AH$6];2))" office:value-type="float" office:value="42.0594816896262" calcext:value-type="float">
            <text:p>42</text:p>
          </table:table-cell>
          <table:table-cell table:style-name="ce115" table:formula="of:=SQRT(POWER([.$E44]-[.AI$5];2)+POWER([.$F44]-[.AI$6];2))" office:value-type="float" office:value="53.3104117410474" calcext:value-type="float">
            <text:p>53</text:p>
          </table:table-cell>
          <table:table-cell table:style-name="ce115" table:formula="of:=SQRT(POWER([.$E44]-[.AJ$5];2)+POWER([.$F44]-[.AJ$6];2))" office:value-type="float" office:value="83.1925477431723" calcext:value-type="float">
            <text:p>83</text:p>
          </table:table-cell>
          <table:table-cell table:style-name="ce115" table:formula="of:=SQRT(POWER([.$E44]-[.AK$5];2)+POWER([.$F44]-[.AK$6];2))" office:value-type="float" office:value="98.1529418815351" calcext:value-type="float">
            <text:p>98</text:p>
          </table:table-cell>
          <table:table-cell table:style-name="ce115" table:formula="of:=SQRT(POWER([.$E44]-[.AL$5];2)+POWER([.$F44]-[.AL$6];2))" office:value-type="float" office:value="55.0272659687904" calcext:value-type="float">
            <text:p>55</text:p>
          </table:table-cell>
          <table:table-cell table:style-name="ce115" table:formula="of:=SQRT(POWER([.$E44]-[.AM$5];2)+POWER([.$F44]-[.AM$6];2))" office:value-type="float" office:value="27.5136329843952" calcext:value-type="float">
            <text:p>28</text:p>
          </table:table-cell>
          <table:table-cell table:style-name="ce115" table:formula="of:=SQRT(POWER([.$E44]-[.AN$5];2)+POWER([.$F44]-[.AN$6];2))" office:value-type="float" office:value="60.1082357085949" calcext:value-type="float">
            <text:p>60</text:p>
          </table:table-cell>
          <table:table-cell table:style-name="ce115" table:formula="of:=SQRT(POWER([.$E44]-[.AO$5];2)+POWER([.$F44]-[.AO$6];2))" office:value-type="float" office:value="80.156097709407" calcext:value-type="float">
            <text:p>80</text:p>
          </table:table-cell>
          <table:table-cell table:style-name="ce115" table:formula="of:=SQRT(POWER([.$E44]-[.AP$5];2)+POWER([.$F44]-[.AP$6];2))" office:value-type="float" office:value="63.1268564083465" calcext:value-type="float">
            <text:p>63</text:p>
          </table:table-cell>
          <table:table-cell table:style-name="ce115" table:formula="of:=SQRT(POWER([.$E44]-[.AQ$5];2)+POWER([.$F44]-[.AQ$6];2))" office:value-type="float" office:value="102.727795654341" calcext:value-type="float">
            <text:p>103</text:p>
          </table:table-cell>
          <table:table-cell table:style-name="ce115"/>
          <table:table-cell table:style-name="ce116" table:formula="of:=SQRT(POWER([.$E44]-[.AS$5];2)+POWER([.$F44]-[.AS$6];2))" office:value-type="float" office:value="326.435292209651" calcext:value-type="float">
            <text:p>326</text:p>
          </table:table-cell>
          <table:table-cell table:style-name="ce115" table:formula="of:=SQRT(POWER([.$E44]-[.AT$5];2)+POWER([.$F44]-[.AT$6];2))" office:value-type="float" office:value="311.192866242142" calcext:value-type="float">
            <text:p>311</text:p>
          </table:table-cell>
          <table:table-cell table:style-name="ce115" table:formula="of:=SQRT(POWER([.$E44]-[.AU$5];2)+POWER([.$F44]-[.AU$6];2))" office:value-type="float" office:value="254.772447489912" calcext:value-type="float">
            <text:p>255</text:p>
          </table:table-cell>
          <table:table-cell table:style-name="ce115" table:formula="of:=SQRT(POWER([.$E44]-[.AV$5];2)+POWER([.$F44]-[.AV$6];2))" office:value-type="float" office:value="331.837309535863" calcext:value-type="float">
            <text:p>332</text:p>
          </table:table-cell>
          <table:table-cell table:style-name="ce122" table:formula="of:=SQRT(POWER([.$E44]-[.AW$5];2)+POWER([.$F44]-[.AW$6];2))" office:value-type="float" office:value="352.325133931714" calcext:value-type="float">
            <text:p>352</text:p>
          </table:table-cell>
          <table:table-cell table:style-name="ce84" table:formula="of:=SQRT(POWER([.$E44]-[.AX$5];2)+POWER([.$F44]-[.AX$6];2))" office:value-type="float" office:value="758.538726763505" calcext:value-type="float">
            <text:p>759</text:p>
          </table:table-cell>
          <table:table-cell table:style-name="ce84" table:formula="of:=SQRT(POWER([.$E44]-[.AY$5];2)+POWER([.$F44]-[.AY$6];2))" office:value-type="float" office:value="744.363486476869" calcext:value-type="float">
            <text:p>744</text:p>
          </table:table-cell>
          <table:table-cell table:style-name="ce84" table:formula="of:=SQRT(POWER([.$E44]-[.AZ$5];2)+POWER([.$F44]-[.AZ$6];2))" office:value-type="float" office:value="777.443245516996" calcext:value-type="float">
            <text:p>777</text:p>
          </table:table-cell>
          <table:table-cell table:style-name="ce84" table:formula="of:=SQRT(POWER([.$E44]-[.BA$5];2)+POWER([.$F44]-[.BA$6];2))" office:value-type="float" office:value="806.169337050225" calcext:value-type="float">
            <text:p>806</text:p>
          </table:table-cell>
          <table:table-cell table:style-name="ce84" table:formula="of:=SQRT(POWER([.$E44]-[.BB$5];2)+POWER([.$F44]-[.BB$6];2))" office:value-type="float" office:value="744.341991291637" calcext:value-type="float">
            <text:p>744</text:p>
          </table:table-cell>
          <table:table-cell table:style-name="ce84" table:formula="of:=SQRT(POWER([.$E44]-[.BC$5];2)+POWER([.$F44]-[.BC$6];2))" office:value-type="float" office:value="796.327821942697" calcext:value-type="float">
            <text:p>796</text:p>
          </table:table-cell>
          <table:table-cell table:style-name="ce84" table:formula="of:=SQRT(POWER([.$E44]-[.BD$5];2)+POWER([.$F44]-[.BD$6];2))" office:value-type="float" office:value="840.752639008644" calcext:value-type="float">
            <text:p>841</text:p>
          </table:table-cell>
          <table:table-cell table:style-name="ce84" table:formula="of:=SQRT(POWER([.$E44]-[.BE$5];2)+POWER([.$F44]-[.BE$6];2))" office:value-type="float" office:value="838.079351851601" calcext:value-type="float">
            <text:p>838</text:p>
          </table:table-cell>
          <table:table-cell table:style-name="ce84" table:formula="of:=SQRT(POWER([.$E44]-[.BF$5];2)+POWER([.$F44]-[.BF$6];2))" office:value-type="float" office:value="804.092656352488" calcext:value-type="float">
            <text:p>804</text:p>
          </table:table-cell>
          <table:table-cell table:style-name="ce84" table:formula="of:=SQRT(POWER([.$E44]-[.BG$5];2)+POWER([.$F44]-[.BG$6];2))" office:value-type="float" office:value="750.362579024301" calcext:value-type="float">
            <text:p>750</text:p>
          </table:table-cell>
          <table:table-cell table:style-name="ce84" table:formula="of:=SQRT(POWER([.$E44]-[.BH$5];2)+POWER([.$F44]-[.BH$6];2))" office:value-type="float" office:value="699.486240036214" calcext:value-type="float">
            <text:p>699</text:p>
          </table:table-cell>
          <table:table-cell table:style-name="ce84" table:formula="of:=SQRT(POWER([.$E44]-[.BI$5];2)+POWER([.$F44]-[.BI$6];2))" office:value-type="float" office:value="711.652302743411" calcext:value-type="float">
            <text:p>712</text:p>
          </table:table-cell>
          <table:table-cell table:style-name="ce84" table:formula="of:=SQRT(POWER([.$E44]-[.BJ$5];2)+POWER([.$F44]-[.BJ$6];2))" office:value-type="float" office:value="668.449698930294" calcext:value-type="float">
            <text:p>668</text:p>
          </table:table-cell>
          <table:table-cell table:style-name="ce84" table:formula="of:=SQRT(POWER([.$E44]-[.BK$5];2)+POWER([.$F44]-[.BK$6];2))" office:value-type="float" office:value="429.330874734161" calcext:value-type="float">
            <text:p>429</text:p>
          </table:table-cell>
          <table:table-cell table:style-name="ce84" table:formula="of:=SQRT(POWER([.$E44]-[.BL$5];2)+POWER([.$F44]-[.BL$6];2))" office:value-type="float" office:value="677.150647935893" calcext:value-type="float">
            <text:p>677</text:p>
          </table:table-cell>
          <table:table-cell table:style-name="ce90" table:formula="of:=SQRT(POWER([.$E44]-[.BM$5];2)+POWER([.$F44]-[.BM$6];2))" office:value-type="float" office:value="453.863415577859" calcext:value-type="float">
            <text:p>454</text:p>
          </table:table-cell>
          <table:table-cell table:style-name="ce84" table:formula="of:=SQRT(POWER([.$E44]-[.BN$5];2)+POWER([.$F44]-[.BN$6];2))" office:value-type="float" office:value="523.600038197096" calcext:value-type="float">
            <text:p>524</text:p>
          </table:table-cell>
          <table:table-cell table:style-name="ce84" table:formula="of:=SQRT(POWER([.$E44]-[.BO$5];2)+POWER([.$F44]-[.BO$6];2))" office:value-type="float" office:value="529.272141719173" calcext:value-type="float">
            <text:p>529</text:p>
          </table:table-cell>
          <table:table-cell table:style-name="ce84" table:formula="of:=SQRT(POWER([.$E44]-[.BP$5];2)+POWER([.$F44]-[.BP$6];2))" office:value-type="float" office:value="678.616239121936" calcext:value-type="float">
            <text:p>679</text:p>
          </table:table-cell>
          <table:table-cell table:style-name="ce84" table:formula="of:=SQRT(POWER([.$E44]-[.BQ$5];2)+POWER([.$F44]-[.BQ$6];2))" office:value-type="float" office:value="755.032449633789" calcext:value-type="float">
            <text:p>755</text:p>
          </table:table-cell>
          <table:table-cell table:style-name="ce84" table:formula="of:=SQRT(POWER([.$E44]-[.BR$5];2)+POWER([.$F44]-[.BR$6];2))" office:value-type="float" office:value="704.716254956561" calcext:value-type="float">
            <text:p>705</text:p>
          </table:table-cell>
          <table:table-cell table:style-name="ce84" table:formula="of:=SQRT(POWER([.$E44]-[.BS$5];2)+POWER([.$F44]-[.BS$6];2))" office:value-type="float" office:value="758.926215122392" calcext:value-type="float">
            <text:p>759</text:p>
          </table:table-cell>
          <table:table-cell table:number-columns-repeated="953"/>
        </table:table-row>
        <table:table-row table:style-name="ro3">
          <table:table-cell table:style-name="ce61"/>
          <table:table-cell table:style-name="ce61" office:value-type="float" office:value="202" calcext:value-type="float">
            <text:p>202</text:p>
          </table:table-cell>
          <table:table-cell table:style-name="ce61" office:value-type="string" calcext:value-type="string">
            <text:p>Убежище контрабандистов</text:p>
          </table:table-cell>
          <table:table-cell table:style-name="ce61" office:value-type="string" calcext:value-type="string">
            <text:p>T4+</text:p>
          </table:table-cell>
          <table:table-cell table:style-name="ce61" office:value-type="float" office:value="593" calcext:value-type="float">
            <text:p>593</text:p>
          </table:table-cell>
          <table:table-cell table:style-name="ce61" office:value-type="float" office:value="226" calcext:value-type="float">
            <text:p>226</text:p>
          </table:table-cell>
          <table:table-cell table:style-name="ce61"/>
          <table:table-cell table:style-name="ce90" table:formula="of:=SQRT(POWER([.$E45]-[.H$5];2)+POWER([.$F45]-[.H$6];2))" office:value-type="float" office:value="502.802147966772" calcext:value-type="float">
            <text:p>503</text:p>
          </table:table-cell>
          <table:table-cell table:style-name="ce90" table:formula="of:=SQRT(POWER([.$E45]-[.I$5];2)+POWER([.$F45]-[.I$6];2))" office:value-type="float" office:value="494.920195587127" calcext:value-type="float">
            <text:p>495</text:p>
          </table:table-cell>
          <table:table-cell table:style-name="ce90" table:formula="of:=SQRT(POWER([.$E45]-[.J$5];2)+POWER([.$F45]-[.J$6];2))" office:value-type="float" office:value="524.923803994446" calcext:value-type="float">
            <text:p>525</text:p>
          </table:table-cell>
          <table:table-cell table:style-name="ce90" table:formula="of:=SQRT(POWER([.$E45]-[.K$5];2)+POWER([.$F45]-[.K$6];2))" office:value-type="float" office:value="530.396078416875" calcext:value-type="float">
            <text:p>530</text:p>
          </table:table-cell>
          <table:table-cell table:style-name="ce90" table:formula="of:=SQRT(POWER([.$E45]-[.L$5];2)+POWER([.$F45]-[.L$6];2))" office:value-type="float" office:value="523.508357144373" calcext:value-type="float">
            <text:p>524</text:p>
          </table:table-cell>
          <table:table-cell table:style-name="ce90" table:formula="of:=SQRT(POWER([.$E45]-[.M$5];2)+POWER([.$F45]-[.M$6];2))" office:value-type="float" office:value="501.602432211009" calcext:value-type="float">
            <text:p>502</text:p>
          </table:table-cell>
          <table:table-cell table:style-name="ce90" table:formula="of:=SQRT(POWER([.$E45]-[.N$5];2)+POWER([.$F45]-[.N$6];2))" office:value-type="float" office:value="485.782873308642" calcext:value-type="float">
            <text:p>486</text:p>
          </table:table-cell>
          <table:table-cell table:style-name="ce90" table:formula="of:=SQRT(POWER([.$E45]-[.O$5];2)+POWER([.$F45]-[.O$6];2))" office:value-type="float" office:value="455.171396289354" calcext:value-type="float">
            <text:p>455</text:p>
          </table:table-cell>
          <table:table-cell table:style-name="ce90" table:formula="of:=SQRT(POWER([.$E45]-[.P$5];2)+POWER([.$F45]-[.P$6];2))" office:value-type="float" office:value="452.249930901045" calcext:value-type="float">
            <text:p>452</text:p>
          </table:table-cell>
          <table:table-cell table:style-name="ce90" table:formula="of:=SQRT(POWER([.$E45]-[.Q$5];2)+POWER([.$F45]-[.Q$6];2))" office:value-type="float" office:value="435.660418215839" calcext:value-type="float">
            <text:p>436</text:p>
          </table:table-cell>
          <table:table-cell table:style-name="ce90" table:formula="of:=SQRT(POWER([.$E45]-[.R$5];2)+POWER([.$F45]-[.R$6];2))" office:value-type="float" office:value="423.792402008342" calcext:value-type="float">
            <text:p>424</text:p>
          </table:table-cell>
          <table:table-cell table:style-name="ce90" table:formula="of:=SQRT(POWER([.$E45]-[.S$5];2)+POWER([.$F45]-[.S$6];2))" office:value-type="float" office:value="397.322287318494" calcext:value-type="float">
            <text:p>397</text:p>
          </table:table-cell>
          <table:table-cell table:style-name="ce90" table:formula="of:=SQRT(POWER([.$E45]-[.T$5];2)+POWER([.$F45]-[.T$6];2))" office:value-type="float" office:value="410.965935327978" calcext:value-type="float">
            <text:p>411</text:p>
          </table:table-cell>
          <table:table-cell table:style-name="ce90" table:formula="of:=SQRT(POWER([.$E45]-[.U$5];2)+POWER([.$F45]-[.U$6];2))" office:value-type="float" office:value="361.167551144894" calcext:value-type="float">
            <text:p>361</text:p>
          </table:table-cell>
          <table:table-cell table:style-name="ce90" table:formula="of:=SQRT(POWER([.$E45]-[.V$5];2)+POWER([.$F45]-[.V$6];2))" office:value-type="float" office:value="305.499590834423" calcext:value-type="float">
            <text:p>305</text:p>
          </table:table-cell>
          <table:table-cell table:style-name="ce90" table:formula="of:=SQRT(POWER([.$E45]-[.W$5];2)+POWER([.$F45]-[.W$6];2))" office:value-type="float" office:value="209.28688444334" calcext:value-type="float">
            <text:p>209</text:p>
          </table:table-cell>
          <table:table-cell table:style-name="ce90" table:formula="of:=SQRT(POWER([.$E45]-[.X$5];2)+POWER([.$F45]-[.X$6];2))" office:value-type="float" office:value="506.921098396979" calcext:value-type="float">
            <text:p>507</text:p>
          </table:table-cell>
          <table:table-cell table:style-name="ce90" table:formula="of:=SQRT(POWER([.$E45]-[.Y$5];2)+POWER([.$F45]-[.Y$6];2))" office:value-type="float" office:value="400.704379811352" calcext:value-type="float">
            <text:p>401</text:p>
          </table:table-cell>
          <table:table-cell table:style-name="ce90" table:formula="of:=SQRT(POWER([.$E45]-[.Z$5];2)+POWER([.$F45]-[.Z$6];2))" office:value-type="float" office:value="389.281389228923" calcext:value-type="float">
            <text:p>389</text:p>
          </table:table-cell>
          <table:table-cell table:style-name="ce109" table:formula="of:=SQRT(POWER([.$E45]-[.AA$5];2)+POWER([.$F45]-[.AA$6];2))" office:value-type="float" office:value="526.938326562037" calcext:value-type="float">
            <text:p>527</text:p>
          </table:table-cell>
          <table:table-cell table:style-name="ce114" table:formula="of:=SQRT(POWER([.$E45]-[.AB$5];2)+POWER([.$F45]-[.AB$6];2))" office:value-type="float" office:value="202.009900747463" calcext:value-type="float">
            <text:p>202</text:p>
          </table:table-cell>
          <table:table-cell table:style-name="ce116" table:formula="of:=SQRT(POWER([.$E45]-[.AC$5];2)+POWER([.$F45]-[.AC$6];2))" office:value-type="float" office:value="324.075608461976" calcext:value-type="float">
            <text:p>324</text:p>
          </table:table-cell>
          <table:table-cell table:style-name="ce116" table:formula="of:=SQRT(POWER([.$E45]-[.AD$5];2)+POWER([.$F45]-[.AD$6];2))" office:value-type="float" office:value="329.68621445247" calcext:value-type="float">
            <text:p>330</text:p>
          </table:table-cell>
          <table:table-cell table:style-name="ce116" table:formula="of:=SQRT(POWER([.$E45]-[.AE$5];2)+POWER([.$F45]-[.AE$6];2))" office:value-type="float" office:value="362.604467705515" calcext:value-type="float">
            <text:p>363</text:p>
          </table:table-cell>
          <table:table-cell table:style-name="ce116" table:formula="of:=SQRT(POWER([.$E45]-[.AF$5];2)+POWER([.$F45]-[.AF$6];2))" office:value-type="float" office:value="366.848742671963" calcext:value-type="float">
            <text:p>367</text:p>
          </table:table-cell>
          <table:table-cell table:style-name="ce116" table:formula="of:=SQRT(POWER([.$E45]-[.AG$5];2)+POWER([.$F45]-[.AG$6];2))" office:value-type="float" office:value="347.197350220303" calcext:value-type="float">
            <text:p>347</text:p>
          </table:table-cell>
          <table:table-cell table:style-name="ce116" table:formula="of:=SQRT(POWER([.$E45]-[.AH$5];2)+POWER([.$F45]-[.AH$6];2))" office:value-type="float" office:value="361.653148748908" calcext:value-type="float">
            <text:p>362</text:p>
          </table:table-cell>
          <table:table-cell table:style-name="ce116" table:formula="of:=SQRT(POWER([.$E45]-[.AI$5];2)+POWER([.$F45]-[.AI$6];2))" office:value-type="float" office:value="379.486495148378" calcext:value-type="float">
            <text:p>379</text:p>
          </table:table-cell>
          <table:table-cell table:style-name="ce116" table:formula="of:=SQRT(POWER([.$E45]-[.AJ$5];2)+POWER([.$F45]-[.AJ$6];2))" office:value-type="float" office:value="408.892406385836" calcext:value-type="float">
            <text:p>409</text:p>
          </table:table-cell>
          <table:table-cell table:style-name="ce116" table:formula="of:=SQRT(POWER([.$E45]-[.AK$5];2)+POWER([.$F45]-[.AK$6];2))" office:value-type="float" office:value="297.001683496912" calcext:value-type="float">
            <text:p>297</text:p>
          </table:table-cell>
          <table:table-cell table:style-name="ce116" table:formula="of:=SQRT(POWER([.$E45]-[.AL$5];2)+POWER([.$F45]-[.AL$6];2))" office:value-type="float" office:value="297.274284121584" calcext:value-type="float">
            <text:p>297</text:p>
          </table:table-cell>
          <table:table-cell table:style-name="ce116" table:formula="of:=SQRT(POWER([.$E45]-[.AM$5];2)+POWER([.$F45]-[.AM$6];2))" office:value-type="float" office:value="304.665390223438" calcext:value-type="float">
            <text:p>305</text:p>
          </table:table-cell>
          <table:table-cell table:style-name="ce116" table:formula="of:=SQRT(POWER([.$E45]-[.AN$5];2)+POWER([.$F45]-[.AN$6];2))" office:value-type="float" office:value="302.332598308552" calcext:value-type="float">
            <text:p>302</text:p>
          </table:table-cell>
          <table:table-cell table:style-name="ce116" table:formula="of:=SQRT(POWER([.$E45]-[.AO$5];2)+POWER([.$F45]-[.AO$6];2))" office:value-type="float" office:value="282.179021190449" calcext:value-type="float">
            <text:p>282</text:p>
          </table:table-cell>
          <table:table-cell table:style-name="ce116" table:formula="of:=SQRT(POWER([.$E45]-[.AP$5];2)+POWER([.$F45]-[.AP$6];2))" office:value-type="float" office:value="265.452443951831" calcext:value-type="float">
            <text:p>265</text:p>
          </table:table-cell>
          <table:table-cell table:style-name="ce116" table:formula="of:=SQRT(POWER([.$E45]-[.AQ$5];2)+POWER([.$F45]-[.AQ$6];2))" office:value-type="float" office:value="365.087660706302" calcext:value-type="float">
            <text:p>365</text:p>
          </table:table-cell>
          <table:table-cell table:style-name="ce116" table:formula="of:=SQRT(POWER([.$E45]-[.AR$5];2)+POWER([.$F45]-[.AR$6];2))" office:value-type="float" office:value="326.435292209651" calcext:value-type="float">
            <text:p>326</text:p>
          </table:table-cell>
          <table:table-cell table:style-name="ce116"/>
          <table:table-cell table:style-name="ce116" table:formula="of:=SQRT(POWER([.$E45]-[.AT$5];2)+POWER([.$F45]-[.AT$6];2))" office:value-type="float" office:value="132.638606747809" calcext:value-type="float">
            <text:p>133</text:p>
          </table:table-cell>
          <table:table-cell table:style-name="ce116" table:formula="of:=SQRT(POWER([.$E45]-[.AU$5];2)+POWER([.$F45]-[.AU$6];2))" office:value-type="float" office:value="322.758423592631" calcext:value-type="float">
            <text:p>323</text:p>
          </table:table-cell>
          <table:table-cell table:style-name="ce116" table:formula="of:=SQRT(POWER([.$E45]-[.AV$5];2)+POWER([.$F45]-[.AV$6];2))" office:value-type="float" office:value="257.379097830418" calcext:value-type="float">
            <text:p>257</text:p>
          </table:table-cell>
          <table:table-cell table:style-name="ce123" table:formula="of:=SQRT(POWER([.$E45]-[.AW$5];2)+POWER([.$F45]-[.AW$6];2))" office:value-type="float" office:value="282.200283486746" calcext:value-type="float">
            <text:p>282</text:p>
          </table:table-cell>
          <table:table-cell table:style-name="ce90" table:formula="of:=SQRT(POWER([.$E45]-[.AX$5];2)+POWER([.$F45]-[.AX$6];2))" office:value-type="float" office:value="481.453009129655" calcext:value-type="float">
            <text:p>481</text:p>
          </table:table-cell>
          <table:table-cell table:style-name="ce90" table:formula="of:=SQRT(POWER([.$E45]-[.AY$5];2)+POWER([.$F45]-[.AY$6];2))" office:value-type="float" office:value="454.802154788211" calcext:value-type="float">
            <text:p>455</text:p>
          </table:table-cell>
          <table:table-cell table:style-name="ce90" table:formula="of:=SQRT(POWER([.$E45]-[.AZ$5];2)+POWER([.$F45]-[.AZ$6];2))" office:value-type="float" office:value="484.926798599541" calcext:value-type="float">
            <text:p>485</text:p>
          </table:table-cell>
          <table:table-cell table:style-name="ce90" table:formula="of:=SQRT(POWER([.$E45]-[.BA$5];2)+POWER([.$F45]-[.BA$6];2))" office:value-type="float" office:value="516.500726040148" calcext:value-type="float">
            <text:p>517</text:p>
          </table:table-cell>
          <table:table-cell table:style-name="ce90" table:formula="of:=SQRT(POWER([.$E45]-[.BB$5];2)+POWER([.$F45]-[.BB$6];2))" office:value-type="float" office:value="458.132077025829" calcext:value-type="float">
            <text:p>458</text:p>
          </table:table-cell>
          <table:table-cell table:style-name="ce90" table:formula="of:=SQRT(POWER([.$E45]-[.BC$5];2)+POWER([.$F45]-[.BC$6];2))" office:value-type="float" office:value="516.706880155471" calcext:value-type="float">
            <text:p>517</text:p>
          </table:table-cell>
          <table:table-cell table:style-name="ce90" table:formula="of:=SQRT(POWER([.$E45]-[.BD$5];2)+POWER([.$F45]-[.BD$6];2))" office:value-type="float" office:value="560.557757951846" calcext:value-type="float">
            <text:p>561</text:p>
          </table:table-cell>
          <table:table-cell table:style-name="ce90" table:formula="of:=SQRT(POWER([.$E45]-[.BE$5];2)+POWER([.$F45]-[.BE$6];2))" office:value-type="float" office:value="566.117478974108" calcext:value-type="float">
            <text:p>566</text:p>
          </table:table-cell>
          <table:table-cell table:style-name="ce90" table:formula="of:=SQRT(POWER([.$E45]-[.BF$5];2)+POWER([.$F45]-[.BF$6];2))" office:value-type="float" office:value="533.970972993851" calcext:value-type="float">
            <text:p>534</text:p>
          </table:table-cell>
          <table:table-cell table:style-name="ce90" table:formula="of:=SQRT(POWER([.$E45]-[.BG$5];2)+POWER([.$F45]-[.BG$6];2))" office:value-type="float" office:value="505.620410980411" calcext:value-type="float">
            <text:p>506</text:p>
          </table:table-cell>
          <table:table-cell table:style-name="ce90" table:formula="of:=SQRT(POWER([.$E45]-[.BH$5];2)+POWER([.$F45]-[.BH$6];2))" office:value-type="float" office:value="443.694714865976" calcext:value-type="float">
            <text:p>444</text:p>
          </table:table-cell>
          <table:table-cell table:style-name="ce90" table:formula="of:=SQRT(POWER([.$E45]-[.BI$5];2)+POWER([.$F45]-[.BI$6];2))" office:value-type="float" office:value="470.864099289806" calcext:value-type="float">
            <text:p>471</text:p>
          </table:table-cell>
          <table:table-cell table:style-name="ce90" table:formula="of:=SQRT(POWER([.$E45]-[.BJ$5];2)+POWER([.$F45]-[.BJ$6];2))" office:value-type="float" office:value="416.203075433135" calcext:value-type="float">
            <text:p>416</text:p>
          </table:table-cell>
          <table:table-cell table:style-name="ce90" table:formula="of:=SQRT(POWER([.$E45]-[.BK$5];2)+POWER([.$F45]-[.BK$6];2))" office:value-type="float" office:value="103.947101931704" calcext:value-type="float">
            <text:p>104</text:p>
          </table:table-cell>
          <table:table-cell table:style-name="ce90" table:formula="of:=SQRT(POWER([.$E45]-[.BL$5];2)+POWER([.$F45]-[.BL$6];2))" office:value-type="float" office:value="436.794001790318" calcext:value-type="float">
            <text:p>437</text:p>
          </table:table-cell>
          <table:table-cell table:style-name="ce90" table:formula="of:=SQRT(POWER([.$E45]-[.BM$5];2)+POWER([.$F45]-[.BM$6];2))" office:value-type="float" office:value="136.029408585056" calcext:value-type="float">
            <text:p>136</text:p>
          </table:table-cell>
          <table:table-cell table:style-name="ce90" table:formula="of:=SQRT(POWER([.$E45]-[.BN$5];2)+POWER([.$F45]-[.BN$6];2))" office:value-type="float" office:value="219.592804982313" calcext:value-type="float">
            <text:p>220</text:p>
          </table:table-cell>
          <table:table-cell table:style-name="ce90" table:formula="of:=SQRT(POWER([.$E45]-[.BO$5];2)+POWER([.$F45]-[.BO$6];2))" office:value-type="float" office:value="210.601519462705" calcext:value-type="float">
            <text:p>211</text:p>
          </table:table-cell>
          <table:table-cell table:style-name="ce90" table:formula="of:=SQRT(POWER([.$E45]-[.BP$5];2)+POWER([.$F45]-[.BP$6];2))" office:value-type="float" office:value="353.553390593274" calcext:value-type="float">
            <text:p>354</text:p>
          </table:table-cell>
          <table:table-cell table:style-name="ce90" table:formula="of:=SQRT(POWER([.$E45]-[.BQ$5];2)+POWER([.$F45]-[.BQ$6];2))" office:value-type="float" office:value="429.634728577661" calcext:value-type="float">
            <text:p>430</text:p>
          </table:table-cell>
          <table:table-cell table:style-name="ce90" table:formula="of:=SQRT(POWER([.$E45]-[.BR$5];2)+POWER([.$F45]-[.BR$6];2))" office:value-type="float" office:value="383.646973140673" calcext:value-type="float">
            <text:p>384</text:p>
          </table:table-cell>
          <table:table-cell table:style-name="ce90" table:formula="of:=SQRT(POWER([.$E45]-[.BS$5];2)+POWER([.$F45]-[.BS$6];2))" office:value-type="float" office:value="439.892032207904" calcext:value-type="float">
            <text:p>440</text:p>
          </table:table-cell>
          <table:table-cell table:style-name="ce61" table:number-columns-repeated="953"/>
        </table:table-row>
        <table:table-row table:style-name="ro5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Уничтоженная станция</text:p>
          </table:table-cell>
          <table:table-cell office:value-type="string" calcext:value-type="string">
            <text:p>T4</text:p>
          </table:table-cell>
          <table:table-cell office:value-type="float" office:value="670" calcext:value-type="float">
            <text:p>670</text:p>
          </table:table-cell>
          <table:table-cell office:value-type="float" office:value="334" calcext:value-type="float">
            <text:p>334</text:p>
          </table:table-cell>
          <table:table-cell/>
          <table:table-cell table:style-name="ce84" table:formula="of:=SQRT(POWER([.$E46]-[.H$5];2)+POWER([.$F46]-[.H$6];2))" office:value-type="float" office:value="609.082096272744" calcext:value-type="float">
            <text:p>609</text:p>
          </table:table-cell>
          <table:table-cell table:style-name="ce84" table:formula="of:=SQRT(POWER([.$E46]-[.I$5];2)+POWER([.$F46]-[.I$6];2))" office:value-type="float" office:value="604.742093788749" calcext:value-type="float">
            <text:p>605</text:p>
          </table:table-cell>
          <table:table-cell table:style-name="ce84" table:formula="of:=SQRT(POWER([.$E46]-[.J$5];2)+POWER([.$F46]-[.J$6];2))" office:value-type="float" office:value="632.923376089081" calcext:value-type="float">
            <text:p>633</text:p>
          </table:table-cell>
          <table:table-cell table:style-name="ce84" table:formula="of:=SQRT(POWER([.$E46]-[.K$5];2)+POWER([.$F46]-[.K$6];2))" office:value-type="float" office:value="635.066138287974" calcext:value-type="float">
            <text:p>635</text:p>
          </table:table-cell>
          <table:table-cell table:style-name="ce84" table:formula="of:=SQRT(POWER([.$E46]-[.L$5];2)+POWER([.$F46]-[.L$6];2))" office:value-type="float" office:value="625.514188488159" calcext:value-type="float">
            <text:p>626</text:p>
          </table:table-cell>
          <table:table-cell table:style-name="ce84" table:formula="of:=SQRT(POWER([.$E46]-[.M$5];2)+POWER([.$F46]-[.M$6];2))" office:value-type="float" office:value="603.378819648154" calcext:value-type="float">
            <text:p>603</text:p>
          </table:table-cell>
          <table:table-cell table:style-name="ce84" table:formula="of:=SQRT(POWER([.$E46]-[.N$5];2)+POWER([.$F46]-[.N$6];2))" office:value-type="float" office:value="589.774533190439" calcext:value-type="float">
            <text:p>590</text:p>
          </table:table-cell>
          <table:table-cell table:style-name="ce84" table:formula="of:=SQRT(POWER([.$E46]-[.O$5];2)+POWER([.$F46]-[.O$6];2))" office:value-type="float" office:value="566.310868693159" calcext:value-type="float">
            <text:p>566</text:p>
          </table:table-cell>
          <table:table-cell table:style-name="ce84" table:formula="of:=SQRT(POWER([.$E46]-[.P$5];2)+POWER([.$F46]-[.P$6];2))" office:value-type="float" office:value="565.742874458" calcext:value-type="float">
            <text:p>566</text:p>
          </table:table-cell>
          <table:table-cell table:style-name="ce84" table:formula="of:=SQRT(POWER([.$E46]-[.Q$5];2)+POWER([.$F46]-[.Q$6];2))" office:value-type="float" office:value="551.402756612623" calcext:value-type="float">
            <text:p>551</text:p>
          </table:table-cell>
          <table:table-cell table:style-name="ce84" table:formula="of:=SQRT(POWER([.$E46]-[.R$5];2)+POWER([.$F46]-[.R$6];2))" office:value-type="float" office:value="537.617894047436" calcext:value-type="float">
            <text:p>538</text:p>
          </table:table-cell>
          <table:table-cell table:style-name="ce84" table:formula="of:=SQRT(POWER([.$E46]-[.S$5];2)+POWER([.$F46]-[.S$6];2))" office:value-type="float" office:value="526.408586556109" calcext:value-type="float">
            <text:p>526</text:p>
          </table:table-cell>
          <table:table-cell table:style-name="ce84" table:formula="of:=SQRT(POWER([.$E46]-[.T$5];2)+POWER([.$F46]-[.T$6];2))" office:value-type="float" office:value="541.761940339113" calcext:value-type="float">
            <text:p>542</text:p>
          </table:table-cell>
          <table:table-cell table:style-name="ce84" table:formula="of:=SQRT(POWER([.$E46]-[.U$5];2)+POWER([.$F46]-[.U$6];2))" office:value-type="float" office:value="493.206853155955" calcext:value-type="float">
            <text:p>493</text:p>
          </table:table-cell>
          <table:table-cell table:style-name="ce84" table:formula="of:=SQRT(POWER([.$E46]-[.V$5];2)+POWER([.$F46]-[.V$6];2))" office:value-type="float" office:value="433.706121699936" calcext:value-type="float">
            <text:p>434</text:p>
          </table:table-cell>
          <table:table-cell table:style-name="ce90" table:formula="of:=SQRT(POWER([.$E46]-[.W$5];2)+POWER([.$F46]-[.W$6];2))" office:value-type="float" office:value="339.437770438117" calcext:value-type="float">
            <text:p>339</text:p>
          </table:table-cell>
          <table:table-cell table:style-name="ce84" table:formula="of:=SQRT(POWER([.$E46]-[.X$5];2)+POWER([.$F46]-[.X$6];2))" office:value-type="float" office:value="619.427154716356" calcext:value-type="float">
            <text:p>619</text:p>
          </table:table-cell>
          <table:table-cell table:style-name="ce84" table:formula="of:=SQRT(POWER([.$E46]-[.Y$5];2)+POWER([.$F46]-[.Y$6];2))" office:value-type="float" office:value="508.024605703306" calcext:value-type="float">
            <text:p>508</text:p>
          </table:table-cell>
          <table:table-cell table:style-name="ce84" table:formula="of:=SQRT(POWER([.$E46]-[.Z$5];2)+POWER([.$F46]-[.Z$6];2))" office:value-type="float" office:value="500.05699675137" calcext:value-type="float">
            <text:p>500</text:p>
          </table:table-cell>
          <table:table-cell table:style-name="ce108" table:formula="of:=SQRT(POWER([.$E46]-[.AA$5];2)+POWER([.$F46]-[.AA$6];2))" office:value-type="float" office:value="635.396726463081" calcext:value-type="float">
            <text:p>635</text:p>
          </table:table-cell>
          <table:table-cell table:style-name="ce113" table:formula="of:=SQRT(POWER([.$E46]-[.AB$5];2)+POWER([.$F46]-[.AB$6];2))" office:value-type="float" office:value="299.901650545641" calcext:value-type="float">
            <text:p>300</text:p>
          </table:table-cell>
          <table:table-cell table:style-name="ce115" table:formula="of:=SQRT(POWER([.$E46]-[.AC$5];2)+POWER([.$F46]-[.AC$6];2))" office:value-type="float" office:value="272.459171253236" calcext:value-type="float">
            <text:p>272</text:p>
          </table:table-cell>
          <table:table-cell table:style-name="ce115" table:formula="of:=SQRT(POWER([.$E46]-[.AD$5];2)+POWER([.$F46]-[.AD$6];2))" office:value-type="float" office:value="258.565272223476" calcext:value-type="float">
            <text:p>259</text:p>
          </table:table-cell>
          <table:table-cell table:style-name="ce115" table:formula="of:=SQRT(POWER([.$E46]-[.AE$5];2)+POWER([.$F46]-[.AE$6];2))" office:value-type="float" office:value="287.702971830324" calcext:value-type="float">
            <text:p>288</text:p>
          </table:table-cell>
          <table:table-cell table:style-name="ce115" table:formula="of:=SQRT(POWER([.$E46]-[.AF$5];2)+POWER([.$F46]-[.AF$6];2))" office:value-type="float" office:value="291.240450487222" calcext:value-type="float">
            <text:p>291</text:p>
          </table:table-cell>
          <table:table-cell table:style-name="ce115" table:formula="of:=SQRT(POWER([.$E46]-[.AG$5];2)+POWER([.$F46]-[.AG$6];2))" office:value-type="float" office:value="305.66812067993" calcext:value-type="float">
            <text:p>306</text:p>
          </table:table-cell>
          <table:table-cell table:style-name="ce115" table:formula="of:=SQRT(POWER([.$E46]-[.AH$5];2)+POWER([.$F46]-[.AH$6];2))" office:value-type="float" office:value="334.822340951138" calcext:value-type="float">
            <text:p>335</text:p>
          </table:table-cell>
          <table:table-cell table:style-name="ce115" table:formula="of:=SQRT(POWER([.$E46]-[.AI$5];2)+POWER([.$F46]-[.AI$6];2))" office:value-type="float" office:value="362.327200193416" calcext:value-type="float">
            <text:p>362</text:p>
          </table:table-cell>
          <table:table-cell table:style-name="ce115" table:formula="of:=SQRT(POWER([.$E46]-[.AJ$5];2)+POWER([.$F46]-[.AJ$6];2))" office:value-type="float" office:value="392.045915678253" calcext:value-type="float">
            <text:p>392</text:p>
          </table:table-cell>
          <table:table-cell table:style-name="ce115" table:formula="of:=SQRT(POWER([.$E46]-[.AK$5];2)+POWER([.$F46]-[.AK$6];2))" office:value-type="float" office:value="244.640552648166" calcext:value-type="float">
            <text:p>245</text:p>
          </table:table-cell>
          <table:table-cell table:style-name="ce115" table:formula="of:=SQRT(POWER([.$E46]-[.AL$5];2)+POWER([.$F46]-[.AL$6];2))" office:value-type="float" office:value="264.939615761781" calcext:value-type="float">
            <text:p>265</text:p>
          </table:table-cell>
          <table:table-cell table:style-name="ce115" table:formula="of:=SQRT(POWER([.$E46]-[.AM$5];2)+POWER([.$F46]-[.AM$6];2))" office:value-type="float" office:value="298.412466227535" calcext:value-type="float">
            <text:p>298</text:p>
          </table:table-cell>
          <table:table-cell table:style-name="ce115" table:formula="of:=SQRT(POWER([.$E46]-[.AN$5];2)+POWER([.$F46]-[.AN$6];2))" office:value-type="float" office:value="312.0576869747" calcext:value-type="float">
            <text:p>312</text:p>
          </table:table-cell>
          <table:table-cell table:style-name="ce115" table:formula="of:=SQRT(POWER([.$E46]-[.AO$5];2)+POWER([.$F46]-[.AO$6];2))" office:value-type="float" office:value="299.546323629585" calcext:value-type="float">
            <text:p>300</text:p>
          </table:table-cell>
          <table:table-cell table:style-name="ce115" table:formula="of:=SQRT(POWER([.$E46]-[.AP$5];2)+POWER([.$F46]-[.AP$6];2))" office:value-type="float" office:value="263.787793500761" calcext:value-type="float">
            <text:p>264</text:p>
          </table:table-cell>
          <table:table-cell table:style-name="ce115" table:formula="of:=SQRT(POWER([.$E46]-[.AQ$5];2)+POWER([.$F46]-[.AQ$6];2))" office:value-type="float" office:value="310.4834939252" calcext:value-type="float">
            <text:p>310</text:p>
          </table:table-cell>
          <table:table-cell table:style-name="ce115" table:formula="of:=SQRT(POWER([.$E46]-[.AR$5];2)+POWER([.$F46]-[.AR$6];2))" office:value-type="float" office:value="311.192866242142" calcext:value-type="float">
            <text:p>311</text:p>
          </table:table-cell>
          <table:table-cell table:style-name="ce116" table:formula="of:=SQRT(POWER([.$E46]-[.AS$5];2)+POWER([.$F46]-[.AS$6];2))" office:value-type="float" office:value="132.638606747809" calcext:value-type="float">
            <text:p>133</text:p>
          </table:table-cell>
          <table:table-cell table:style-name="ce115"/>
          <table:table-cell table:style-name="ce115" table:formula="of:=SQRT(POWER([.$E46]-[.AU$5];2)+POWER([.$F46]-[.AU$6];2))" office:value-type="float" office:value="210.774761297457" calcext:value-type="float">
            <text:p>211</text:p>
          </table:table-cell>
          <table:table-cell table:style-name="ce115" table:formula="of:=SQRT(POWER([.$E46]-[.AV$5];2)+POWER([.$F46]-[.AV$6];2))" office:value-type="float" office:value="125.2557383915" calcext:value-type="float">
            <text:p>125</text:p>
          </table:table-cell>
          <table:table-cell table:style-name="ce122" table:formula="of:=SQRT(POWER([.$E46]-[.AW$5];2)+POWER([.$F46]-[.AW$6];2))" office:value-type="float" office:value="149.626200914145" calcext:value-type="float">
            <text:p>150</text:p>
          </table:table-cell>
          <table:table-cell table:style-name="ce84" table:formula="of:=SQRT(POWER([.$E46]-[.AX$5];2)+POWER([.$F46]-[.AX$6];2))" office:value-type="float" office:value="447.394680343877" calcext:value-type="float">
            <text:p>447</text:p>
          </table:table-cell>
          <table:table-cell table:style-name="ce84" table:formula="of:=SQRT(POWER([.$E46]-[.AY$5];2)+POWER([.$F46]-[.AY$6];2))" office:value-type="float" office:value="433.850204563741" calcext:value-type="float">
            <text:p>434</text:p>
          </table:table-cell>
          <table:table-cell table:style-name="ce84" table:formula="of:=SQRT(POWER([.$E46]-[.AZ$5];2)+POWER([.$F46]-[.AZ$6];2))" office:value-type="float" office:value="467.209802979347" calcext:value-type="float">
            <text:p>467</text:p>
          </table:table-cell>
          <table:table-cell table:style-name="ce84" table:formula="of:=SQRT(POWER([.$E46]-[.BA$5];2)+POWER([.$F46]-[.BA$6];2))" office:value-type="float" office:value="495.404884917377" calcext:value-type="float">
            <text:p>495</text:p>
          </table:table-cell>
          <table:table-cell table:style-name="ce84" table:formula="of:=SQRT(POWER([.$E46]-[.BB$5];2)+POWER([.$F46]-[.BB$6];2))" office:value-type="float" office:value="433.444344754895" calcext:value-type="float">
            <text:p>433</text:p>
          </table:table-cell>
          <table:table-cell table:style-name="ce84" table:formula="of:=SQRT(POWER([.$E46]-[.BC$5];2)+POWER([.$F46]-[.BC$6];2))" office:value-type="float" office:value="485.152553327301" calcext:value-type="float">
            <text:p>485</text:p>
          </table:table-cell>
          <table:table-cell table:style-name="ce84" table:formula="of:=SQRT(POWER([.$E46]-[.BD$5];2)+POWER([.$F46]-[.BD$6];2))" office:value-type="float" office:value="529.597960721149" calcext:value-type="float">
            <text:p>530</text:p>
          </table:table-cell>
          <table:table-cell table:style-name="ce84" table:formula="of:=SQRT(POWER([.$E46]-[.BE$5];2)+POWER([.$F46]-[.BE$6];2))" office:value-type="float" office:value="527.531989551345" calcext:value-type="float">
            <text:p>528</text:p>
          </table:table-cell>
          <table:table-cell table:style-name="ce84" table:formula="of:=SQRT(POWER([.$E46]-[.BF$5];2)+POWER([.$F46]-[.BF$6];2))" office:value-type="float" office:value="493.633467260882" calcext:value-type="float">
            <text:p>494</text:p>
          </table:table-cell>
          <table:table-cell table:style-name="ce84" table:formula="of:=SQRT(POWER([.$E46]-[.BG$5];2)+POWER([.$F46]-[.BG$6];2))" office:value-type="float" office:value="444.932579162282" calcext:value-type="float">
            <text:p>445</text:p>
          </table:table-cell>
          <table:table-cell table:style-name="ce84" table:formula="of:=SQRT(POWER([.$E46]-[.BH$5];2)+POWER([.$F46]-[.BH$6];2))" office:value-type="float" office:value="390.64305958253" calcext:value-type="float">
            <text:p>391</text:p>
          </table:table-cell>
          <table:table-cell table:style-name="ce84" table:formula="of:=SQRT(POWER([.$E46]-[.BI$5];2)+POWER([.$F46]-[.BI$6];2))" office:value-type="float" office:value="406.873444697488" calcext:value-type="float">
            <text:p>407</text:p>
          </table:table-cell>
          <table:table-cell table:style-name="ce84" table:formula="of:=SQRT(POWER([.$E46]-[.BJ$5];2)+POWER([.$F46]-[.BJ$6];2))" office:value-type="float" office:value="359.980555030407" calcext:value-type="float">
            <text:p>360</text:p>
          </table:table-cell>
          <table:table-cell table:style-name="ce84" table:formula="of:=SQRT(POWER([.$E46]-[.BK$5];2)+POWER([.$F46]-[.BK$6];2))" office:value-type="float" office:value="203.066491573573" calcext:value-type="float">
            <text:p>203</text:p>
          </table:table-cell>
          <table:table-cell table:style-name="ce84" table:formula="of:=SQRT(POWER([.$E46]-[.BL$5];2)+POWER([.$F46]-[.BL$6];2))" office:value-type="float" office:value="371.927412272879" calcext:value-type="float">
            <text:p>372</text:p>
          </table:table-cell>
          <table:table-cell table:style-name="ce90" table:formula="of:=SQRT(POWER([.$E46]-[.BM$5];2)+POWER([.$F46]-[.BM$6];2))" office:value-type="float" office:value="179.902751507585" calcext:value-type="float">
            <text:p>180</text:p>
          </table:table-cell>
          <table:table-cell table:style-name="ce84" table:formula="of:=SQRT(POWER([.$E46]-[.BN$5];2)+POWER([.$F46]-[.BN$6];2))" office:value-type="float" office:value="224.722050542442" calcext:value-type="float">
            <text:p>225</text:p>
          </table:table-cell>
          <table:table-cell table:style-name="ce84" table:formula="of:=SQRT(POWER([.$E46]-[.BO$5];2)+POWER([.$F46]-[.BO$6];2))" office:value-type="float" office:value="245.73563030216" calcext:value-type="float">
            <text:p>246</text:p>
          </table:table-cell>
          <table:table-cell table:style-name="ce84" table:formula="of:=SQRT(POWER([.$E46]-[.BP$5];2)+POWER([.$F46]-[.BP$6];2))" office:value-type="float" office:value="400.805439084851" calcext:value-type="float">
            <text:p>401</text:p>
          </table:table-cell>
          <table:table-cell table:style-name="ce84" table:formula="of:=SQRT(POWER([.$E46]-[.BQ$5];2)+POWER([.$F46]-[.BQ$6];2))" office:value-type="float" office:value="475.925414324556" calcext:value-type="float">
            <text:p>476</text:p>
          </table:table-cell>
          <table:table-cell table:style-name="ce84" table:formula="of:=SQRT(POWER([.$E46]-[.BR$5];2)+POWER([.$F46]-[.BR$6];2))" office:value-type="float" office:value="415.097578889591" calcext:value-type="float">
            <text:p>415</text:p>
          </table:table-cell>
          <table:table-cell table:style-name="ce84" table:formula="of:=SQRT(POWER([.$E46]-[.BS$5];2)+POWER([.$F46]-[.BS$6];2))" office:value-type="float" office:value="464.450212617025" calcext:value-type="float">
            <text:p>464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Покинутый аванпост</text:p>
          </table:table-cell>
          <table:table-cell office:value-type="string" calcext:value-type="string">
            <text:p>T2+</text:p>
          </table:table-cell>
          <table:table-cell office:value-type="float" office:value="875" calcext:value-type="float">
            <text:p>875</text:p>
          </table:table-cell>
          <table:table-cell office:value-type="float" office:value="383" calcext:value-type="float">
            <text:p>383</text:p>
          </table:table-cell>
          <table:table-cell/>
          <table:table-cell table:style-name="ce84" table:formula="of:=SQRT(POWER([.$E47]-[.H$5];2)+POWER([.$F47]-[.H$6];2))" office:value-type="float" office:value="818.240184786839" calcext:value-type="float">
            <text:p>818</text:p>
          </table:table-cell>
          <table:table-cell table:style-name="ce84" table:formula="of:=SQRT(POWER([.$E47]-[.I$5];2)+POWER([.$F47]-[.I$6];2))" office:value-type="float" office:value="812.813016628056" calcext:value-type="float">
            <text:p>813</text:p>
          </table:table-cell>
          <table:table-cell table:style-name="ce84" table:formula="of:=SQRT(POWER([.$E47]-[.J$5];2)+POWER([.$F47]-[.J$6];2))" office:value-type="float" office:value="841.647194494225" calcext:value-type="float">
            <text:p>842</text:p>
          </table:table-cell>
          <table:table-cell table:style-name="ce84" table:formula="of:=SQRT(POWER([.$E47]-[.K$5];2)+POWER([.$F47]-[.K$6];2))" office:value-type="float" office:value="844.654367182222" calcext:value-type="float">
            <text:p>845</text:p>
          </table:table-cell>
          <table:table-cell table:style-name="ce84" table:formula="of:=SQRT(POWER([.$E47]-[.L$5];2)+POWER([.$F47]-[.L$6];2))" office:value-type="float" office:value="835.589612190099" calcext:value-type="float">
            <text:p>836</text:p>
          </table:table-cell>
          <table:table-cell table:style-name="ce84" table:formula="of:=SQRT(POWER([.$E47]-[.M$5];2)+POWER([.$F47]-[.M$6];2))" office:value-type="float" office:value="813.456821226548" calcext:value-type="float">
            <text:p>813</text:p>
          </table:table-cell>
          <table:table-cell table:style-name="ce84" table:formula="of:=SQRT(POWER([.$E47]-[.N$5];2)+POWER([.$F47]-[.N$6];2))" office:value-type="float" office:value="799.424793210719" calcext:value-type="float">
            <text:p>799</text:p>
          </table:table-cell>
          <table:table-cell table:style-name="ce84" table:formula="of:=SQRT(POWER([.$E47]-[.O$5];2)+POWER([.$F47]-[.O$6];2))" office:value-type="float" office:value="773.802300332585" calcext:value-type="float">
            <text:p>774</text:p>
          </table:table-cell>
          <table:table-cell table:style-name="ce84" table:formula="of:=SQRT(POWER([.$E47]-[.P$5];2)+POWER([.$F47]-[.P$6];2))" office:value-type="float" office:value="772.215643457189" calcext:value-type="float">
            <text:p>772</text:p>
          </table:table-cell>
          <table:table-cell table:style-name="ce84" table:formula="of:=SQRT(POWER([.$E47]-[.Q$5];2)+POWER([.$F47]-[.Q$6];2))" office:value-type="float" office:value="756.682892630724" calcext:value-type="float">
            <text:p>757</text:p>
          </table:table-cell>
          <table:table-cell table:style-name="ce84" table:formula="of:=SQRT(POWER([.$E47]-[.R$5];2)+POWER([.$F47]-[.R$6];2))" office:value-type="float" office:value="743.863562758655" calcext:value-type="float">
            <text:p>744</text:p>
          </table:table-cell>
          <table:table-cell table:style-name="ce84" table:formula="of:=SQRT(POWER([.$E47]-[.S$5];2)+POWER([.$F47]-[.S$6];2))" office:value-type="float" office:value="717.331164804653" calcext:value-type="float">
            <text:p>717</text:p>
          </table:table-cell>
          <table:table-cell table:style-name="ce84" table:formula="of:=SQRT(POWER([.$E47]-[.T$5];2)+POWER([.$F47]-[.T$6];2))" office:value-type="float" office:value="728.010988928052" calcext:value-type="float">
            <text:p>728</text:p>
          </table:table-cell>
          <table:table-cell table:style-name="ce84" table:formula="of:=SQRT(POWER([.$E47]-[.U$5];2)+POWER([.$F47]-[.U$6];2))" office:value-type="float" office:value="674.540584398004" calcext:value-type="float">
            <text:p>675</text:p>
          </table:table-cell>
          <table:table-cell table:style-name="ce84" table:formula="of:=SQRT(POWER([.$E47]-[.V$5];2)+POWER([.$F47]-[.V$6];2))" office:value-type="float" office:value="584.233686122257" calcext:value-type="float">
            <text:p>584</text:p>
          </table:table-cell>
          <table:table-cell table:style-name="ce90" table:formula="of:=SQRT(POWER([.$E47]-[.W$5];2)+POWER([.$F47]-[.W$6];2))" office:value-type="float" office:value="502.063740973196" calcext:value-type="float">
            <text:p>502</text:p>
          </table:table-cell>
          <table:table-cell table:style-name="ce84" table:formula="of:=SQRT(POWER([.$E47]-[.X$5];2)+POWER([.$F47]-[.X$6];2))" office:value-type="float" office:value="826.46476028927" calcext:value-type="float">
            <text:p>826</text:p>
          </table:table-cell>
          <table:table-cell table:style-name="ce84" table:formula="of:=SQRT(POWER([.$E47]-[.Y$5];2)+POWER([.$F47]-[.Y$6];2))" office:value-type="float" office:value="716.648449380866" calcext:value-type="float">
            <text:p>717</text:p>
          </table:table-cell>
          <table:table-cell table:style-name="ce84" table:formula="of:=SQRT(POWER([.$E47]-[.Z$5];2)+POWER([.$F47]-[.Z$6];2))" office:value-type="float" office:value="707.503356882496" calcext:value-type="float">
            <text:p>708</text:p>
          </table:table-cell>
          <table:table-cell table:style-name="ce108" table:formula="of:=SQRT(POWER([.$E47]-[.AA$5];2)+POWER([.$F47]-[.AA$6];2))" office:value-type="float" office:value="843.984004587765" calcext:value-type="float">
            <text:p>844</text:p>
          </table:table-cell>
          <table:table-cell table:style-name="ce113" table:formula="of:=SQRT(POWER([.$E47]-[.AB$5];2)+POWER([.$F47]-[.AB$6];2))" office:value-type="float" office:value="509.447740205018" calcext:value-type="float">
            <text:p>509</text:p>
          </table:table-cell>
          <table:table-cell table:style-name="ce115" table:formula="of:=SQRT(POWER([.$E47]-[.AC$5];2)+POWER([.$F47]-[.AC$6];2))" office:value-type="float" office:value="169.292646030476" calcext:value-type="float">
            <text:p>169</text:p>
          </table:table-cell>
          <table:table-cell table:style-name="ce115" table:formula="of:=SQRT(POWER([.$E47]-[.AD$5];2)+POWER([.$F47]-[.AD$6];2))" office:value-type="float" office:value="123.490890352285" calcext:value-type="float">
            <text:p>123</text:p>
          </table:table-cell>
          <table:table-cell table:style-name="ce115" table:formula="of:=SQRT(POWER([.$E47]-[.AE$5];2)+POWER([.$F47]-[.AE$6];2))" office:value-type="float" office:value="131.015266286032" calcext:value-type="float">
            <text:p>131</text:p>
          </table:table-cell>
          <table:table-cell table:style-name="ce115" table:formula="of:=SQRT(POWER([.$E47]-[.AF$5];2)+POWER([.$F47]-[.AF$6];2))" office:value-type="float" office:value="131.821849478757" calcext:value-type="float">
            <text:p>132</text:p>
          </table:table-cell>
          <table:table-cell table:style-name="ce115" table:formula="of:=SQRT(POWER([.$E47]-[.AG$5];2)+POWER([.$F47]-[.AG$6];2))" office:value-type="float" office:value="205.876176377938" calcext:value-type="float">
            <text:p>206</text:p>
          </table:table-cell>
          <table:table-cell table:style-name="ce115" table:formula="of:=SQRT(POWER([.$E47]-[.AH$5];2)+POWER([.$F47]-[.AH$6];2))" office:value-type="float" office:value="250" calcext:value-type="float">
            <text:p>250</text:p>
          </table:table-cell>
          <table:table-cell table:style-name="ce115" table:formula="of:=SQRT(POWER([.$E47]-[.AI$5];2)+POWER([.$F47]-[.AI$6];2))" office:value-type="float" office:value="285.161357830966" calcext:value-type="float">
            <text:p>285</text:p>
          </table:table-cell>
          <table:table-cell table:style-name="ce115" table:formula="of:=SQRT(POWER([.$E47]-[.AJ$5];2)+POWER([.$F47]-[.AJ$6];2))" office:value-type="float" office:value="307.483332881638" calcext:value-type="float">
            <text:p>307</text:p>
          </table:table-cell>
          <table:table-cell table:style-name="ce115" table:formula="of:=SQRT(POWER([.$E47]-[.AK$5];2)+POWER([.$F47]-[.AK$6];2))" office:value-type="float" office:value="156.719494639308" calcext:value-type="float">
            <text:p>157</text:p>
          </table:table-cell>
          <table:table-cell table:style-name="ce115" table:formula="of:=SQRT(POWER([.$E47]-[.AL$5];2)+POWER([.$F47]-[.AL$6];2))" office:value-type="float" office:value="201.357890334598" calcext:value-type="float">
            <text:p>201</text:p>
          </table:table-cell>
          <table:table-cell table:style-name="ce115" table:formula="of:=SQRT(POWER([.$E47]-[.AM$5];2)+POWER([.$F47]-[.AM$6];2))" office:value-type="float" office:value="262.030532572065" calcext:value-type="float">
            <text:p>262</text:p>
          </table:table-cell>
          <table:table-cell table:style-name="ce115" table:formula="of:=SQRT(POWER([.$E47]-[.AN$5];2)+POWER([.$F47]-[.AN$6];2))" office:value-type="float" office:value="295.286301747982" calcext:value-type="float">
            <text:p>295</text:p>
          </table:table-cell>
          <table:table-cell table:style-name="ce115" table:formula="of:=SQRT(POWER([.$E47]-[.AO$5];2)+POWER([.$F47]-[.AO$6];2))" office:value-type="float" office:value="299.295840265113" calcext:value-type="float">
            <text:p>299</text:p>
          </table:table-cell>
          <table:table-cell table:style-name="ce115" table:formula="of:=SQRT(POWER([.$E47]-[.AP$5];2)+POWER([.$F47]-[.AP$6];2))" office:value-type="float" office:value="251.177228267214" calcext:value-type="float">
            <text:p>251</text:p>
          </table:table-cell>
          <table:table-cell table:style-name="ce115" table:formula="of:=SQRT(POWER([.$E47]-[.AQ$5];2)+POWER([.$F47]-[.AQ$6];2))" office:value-type="float" office:value="184.699756361507" calcext:value-type="float">
            <text:p>185</text:p>
          </table:table-cell>
          <table:table-cell table:style-name="ce115" table:formula="of:=SQRT(POWER([.$E47]-[.AR$5];2)+POWER([.$F47]-[.AR$6];2))" office:value-type="float" office:value="254.772447489912" calcext:value-type="float">
            <text:p>255</text:p>
          </table:table-cell>
          <table:table-cell table:style-name="ce116" table:formula="of:=SQRT(POWER([.$E47]-[.AS$5];2)+POWER([.$F47]-[.AS$6];2))" office:value-type="float" office:value="322.758423592631" calcext:value-type="float">
            <text:p>323</text:p>
          </table:table-cell>
          <table:table-cell table:style-name="ce115" table:formula="of:=SQRT(POWER([.$E47]-[.AT$5];2)+POWER([.$F47]-[.AT$6];2))" office:value-type="float" office:value="210.774761297457" calcext:value-type="float">
            <text:p>211</text:p>
          </table:table-cell>
          <table:table-cell table:style-name="ce115"/>
          <table:table-cell table:style-name="ce115" table:formula="of:=SQRT(POWER([.$E47]-[.AV$5];2)+POWER([.$F47]-[.AV$6];2))" office:value-type="float" office:value="127.471565456772" calcext:value-type="float">
            <text:p>127</text:p>
          </table:table-cell>
          <table:table-cell table:style-name="ce122" table:formula="of:=SQRT(POWER([.$E47]-[.AW$5];2)+POWER([.$F47]-[.AW$6];2))" office:value-type="float" office:value="132.400906341309" calcext:value-type="float">
            <text:p>132</text:p>
          </table:table-cell>
          <table:table-cell table:style-name="ce84" table:formula="of:=SQRT(POWER([.$E47]-[.AX$5];2)+POWER([.$F47]-[.AX$6];2))" office:value-type="float" office:value="592.283715798434" calcext:value-type="float">
            <text:p>592</text:p>
          </table:table-cell>
          <table:table-cell table:style-name="ce84" table:formula="of:=SQRT(POWER([.$E47]-[.AY$5];2)+POWER([.$F47]-[.AY$6];2))" office:value-type="float" office:value="592.935072330858" calcext:value-type="float">
            <text:p>593</text:p>
          </table:table-cell>
          <table:table-cell table:style-name="ce84" table:formula="of:=SQRT(POWER([.$E47]-[.AZ$5];2)+POWER([.$F47]-[.AZ$6];2))" office:value-type="float" office:value="626.872395308647" calcext:value-type="float">
            <text:p>627</text:p>
          </table:table-cell>
          <table:table-cell table:style-name="ce84" table:formula="of:=SQRT(POWER([.$E47]-[.BA$5];2)+POWER([.$F47]-[.BA$6];2))" office:value-type="float" office:value="650" calcext:value-type="float">
            <text:p>650</text:p>
          </table:table-cell>
          <table:table-cell table:style-name="ce84" table:formula="of:=SQRT(POWER([.$E47]-[.BB$5];2)+POWER([.$F47]-[.BB$6];2))" office:value-type="float" office:value="589.033106030552" calcext:value-type="float">
            <text:p>589</text:p>
          </table:table-cell>
          <table:table-cell table:style-name="ce84" table:formula="of:=SQRT(POWER([.$E47]-[.BC$5];2)+POWER([.$F47]-[.BC$6];2))" office:value-type="float" office:value="629.734070858485" calcext:value-type="float">
            <text:p>630</text:p>
          </table:table-cell>
          <table:table-cell table:style-name="ce84" table:formula="of:=SQRT(POWER([.$E47]-[.BD$5];2)+POWER([.$F47]-[.BD$6];2))" office:value-type="float" office:value="671.743998856707" calcext:value-type="float">
            <text:p>672</text:p>
          </table:table-cell>
          <table:table-cell table:style-name="ce84" table:formula="of:=SQRT(POWER([.$E47]-[.BE$5];2)+POWER([.$F47]-[.BE$6];2))" office:value-type="float" office:value="661.105135360481" calcext:value-type="float">
            <text:p>661</text:p>
          </table:table-cell>
          <table:table-cell table:style-name="ce84" table:formula="of:=SQRT(POWER([.$E47]-[.BF$5];2)+POWER([.$F47]-[.BF$6];2))" office:value-type="float" office:value="627.646397265212" calcext:value-type="float">
            <text:p>628</text:p>
          </table:table-cell>
          <table:table-cell table:style-name="ce84" table:formula="of:=SQRT(POWER([.$E47]-[.BG$5];2)+POWER([.$F47]-[.BG$6];2))" office:value-type="float" office:value="557.003590652699" calcext:value-type="float">
            <text:p>557</text:p>
          </table:table-cell>
          <table:table-cell table:style-name="ce84" table:formula="of:=SQRT(POWER([.$E47]-[.BH$5];2)+POWER([.$F47]-[.BH$6];2))" office:value-type="float" office:value="519.249458353112" calcext:value-type="float">
            <text:p>519</text:p>
          </table:table-cell>
          <table:table-cell table:style-name="ce84" table:formula="of:=SQRT(POWER([.$E47]-[.BI$5];2)+POWER([.$F47]-[.BI$6];2))" office:value-type="float" office:value="518.652099195598" calcext:value-type="float">
            <text:p>519</text:p>
          </table:table-cell>
          <table:table-cell table:style-name="ce84" table:formula="of:=SQRT(POWER([.$E47]-[.BJ$5];2)+POWER([.$F47]-[.BJ$6];2))" office:value-type="float" office:value="488.593900903399" calcext:value-type="float">
            <text:p>489</text:p>
          </table:table-cell>
          <table:table-cell table:style-name="ce84" table:formula="of:=SQRT(POWER([.$E47]-[.BK$5];2)+POWER([.$F47]-[.BK$6];2))" office:value-type="float" office:value="410.699403457078" calcext:value-type="float">
            <text:p>411</text:p>
          </table:table-cell>
          <table:table-cell table:style-name="ce84" table:formula="of:=SQRT(POWER([.$E47]-[.BL$5];2)+POWER([.$F47]-[.BL$6];2))" office:value-type="float" office:value="487.179638326562" calcext:value-type="float">
            <text:p>487</text:p>
          </table:table-cell>
          <table:table-cell table:style-name="ce90" table:formula="of:=SQRT(POWER([.$E47]-[.BM$5];2)+POWER([.$F47]-[.BM$6];2))" office:value-type="float" office:value="389.801231398773" calcext:value-type="float">
            <text:p>390</text:p>
          </table:table-cell>
          <table:table-cell table:style-name="ce84" table:formula="of:=SQRT(POWER([.$E47]-[.BN$5];2)+POWER([.$F47]-[.BN$6];2))" office:value-type="float" office:value="421.200664766807" calcext:value-type="float">
            <text:p>421</text:p>
          </table:table-cell>
          <table:table-cell table:style-name="ce84" table:formula="of:=SQRT(POWER([.$E47]-[.BO$5];2)+POWER([.$F47]-[.BO$6];2))" office:value-type="float" office:value="450.998891351187" calcext:value-type="float">
            <text:p>451</text:p>
          </table:table-cell>
          <table:table-cell table:style-name="ce84" table:formula="of:=SQRT(POWER([.$E47]-[.BP$5];2)+POWER([.$F47]-[.BP$6];2))" office:value-type="float" office:value="604.100157258712" calcext:value-type="float">
            <text:p>604</text:p>
          </table:table-cell>
          <table:table-cell table:style-name="ce84" table:formula="of:=SQRT(POWER([.$E47]-[.BQ$5];2)+POWER([.$F47]-[.BQ$6];2))" office:value-type="float" office:value="677.106343198762" calcext:value-type="float">
            <text:p>677</text:p>
          </table:table-cell>
          <table:table-cell table:style-name="ce84" table:formula="of:=SQRT(POWER([.$E47]-[.BR$5];2)+POWER([.$F47]-[.BR$6];2))" office:value-type="float" office:value="611.444192056806" calcext:value-type="float">
            <text:p>611</text:p>
          </table:table-cell>
          <table:table-cell table:style-name="ce84" table:formula="of:=SQRT(POWER([.$E47]-[.BS$5];2)+POWER([.$F47]-[.BS$6];2))" office:value-type="float" office:value="655.405218166594" calcext:value-type="float">
            <text:p>655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Северная добывающая станция</text:p>
          </table:table-cell>
          <table:table-cell office:value-type="string" calcext:value-type="string">
            <text:p>T3+</text:p>
          </table:table-cell>
          <table:table-cell office:value-type="float" office:value="755" calcext:value-type="float">
            <text:p>755</text:p>
          </table:table-cell>
          <table:table-cell office:value-type="float" office:value="426" calcext:value-type="float">
            <text:p>426</text:p>
          </table:table-cell>
          <table:table-cell/>
          <table:table-cell table:style-name="ce84" table:formula="of:=SQRT(POWER([.$E48]-[.H$5];2)+POWER([.$F48]-[.H$6];2))" office:value-type="float" office:value="724.07872500164" calcext:value-type="float">
            <text:p>724</text:p>
          </table:table-cell>
          <table:table-cell table:style-name="ce84" table:formula="of:=SQRT(POWER([.$E48]-[.I$5];2)+POWER([.$F48]-[.I$6];2))" office:value-type="float" office:value="721.588525407659" calcext:value-type="float">
            <text:p>722</text:p>
          </table:table-cell>
          <table:table-cell table:style-name="ce84" table:formula="of:=SQRT(POWER([.$E48]-[.J$5];2)+POWER([.$F48]-[.J$6];2))" office:value-type="float" office:value="748.636761053049" calcext:value-type="float">
            <text:p>749</text:p>
          </table:table-cell>
          <table:table-cell table:style-name="ce84" table:formula="of:=SQRT(POWER([.$E48]-[.K$5];2)+POWER([.$F48]-[.K$6];2))" office:value-type="float" office:value="748.996662208851" calcext:value-type="float">
            <text:p>749</text:p>
          </table:table-cell>
          <table:table-cell table:style-name="ce84" table:formula="of:=SQRT(POWER([.$E48]-[.L$5];2)+POWER([.$F48]-[.L$6];2))" office:value-type="float" office:value="738.081973767142" calcext:value-type="float">
            <text:p>738</text:p>
          </table:table-cell>
          <table:table-cell table:style-name="ce84" table:formula="of:=SQRT(POWER([.$E48]-[.M$5];2)+POWER([.$F48]-[.M$6];2))" office:value-type="float" office:value="716.034217059492" calcext:value-type="float">
            <text:p>716</text:p>
          </table:table-cell>
          <table:table-cell table:style-name="ce84" table:formula="of:=SQRT(POWER([.$E48]-[.N$5];2)+POWER([.$F48]-[.N$6];2))" office:value-type="float" office:value="703.742140275826" calcext:value-type="float">
            <text:p>704</text:p>
          </table:table-cell>
          <table:table-cell table:style-name="ce84" table:formula="of:=SQRT(POWER([.$E48]-[.O$5];2)+POWER([.$F48]-[.O$6];2))" office:value-type="float" office:value="684.079673722294" calcext:value-type="float">
            <text:p>684</text:p>
          </table:table-cell>
          <table:table-cell table:style-name="ce84" table:formula="of:=SQRT(POWER([.$E48]-[.P$5];2)+POWER([.$F48]-[.P$6];2))" office:value-type="float" office:value="684.632748267274" calcext:value-type="float">
            <text:p>685</text:p>
          </table:table-cell>
          <table:table-cell table:style-name="ce84" table:formula="of:=SQRT(POWER([.$E48]-[.Q$5];2)+POWER([.$F48]-[.Q$6];2))" office:value-type="float" office:value="671.407476872279" calcext:value-type="float">
            <text:p>671</text:p>
          </table:table-cell>
          <table:table-cell table:style-name="ce84" table:formula="of:=SQRT(POWER([.$E48]-[.R$5];2)+POWER([.$F48]-[.R$6];2))" office:value-type="float" office:value="656.843969295601" calcext:value-type="float">
            <text:p>657</text:p>
          </table:table-cell>
          <table:table-cell table:style-name="ce84" table:formula="of:=SQRT(POWER([.$E48]-[.S$5];2)+POWER([.$F48]-[.S$6];2))" office:value-type="float" office:value="651.383911376386" calcext:value-type="float">
            <text:p>651</text:p>
          </table:table-cell>
          <table:table-cell table:style-name="ce84" table:formula="of:=SQRT(POWER([.$E48]-[.T$5];2)+POWER([.$F48]-[.T$6];2))" office:value-type="float" office:value="667" calcext:value-type="float">
            <text:p>667</text:p>
          </table:table-cell>
          <table:table-cell table:style-name="ce84" table:formula="of:=SQRT(POWER([.$E48]-[.U$5];2)+POWER([.$F48]-[.U$6];2))" office:value-type="float" office:value="618.360736140321" calcext:value-type="float">
            <text:p>618</text:p>
          </table:table-cell>
          <table:table-cell table:style-name="ce84" table:formula="of:=SQRT(POWER([.$E48]-[.V$5];2)+POWER([.$F48]-[.V$6];2))" office:value-type="float" office:value="553.26847009386" calcext:value-type="float">
            <text:p>553</text:p>
          </table:table-cell>
          <table:table-cell table:style-name="ce90" table:formula="of:=SQRT(POWER([.$E48]-[.W$5];2)+POWER([.$F48]-[.W$6];2))" office:value-type="float" office:value="461.160492670393" calcext:value-type="float">
            <text:p>461</text:p>
          </table:table-cell>
          <table:table-cell table:style-name="ce84" table:formula="of:=SQRT(POWER([.$E48]-[.X$5];2)+POWER([.$F48]-[.X$6];2))" office:value-type="float" office:value="737.518135370243" calcext:value-type="float">
            <text:p>738</text:p>
          </table:table-cell>
          <table:table-cell table:style-name="ce84" table:formula="of:=SQRT(POWER([.$E48]-[.Y$5];2)+POWER([.$F48]-[.Y$6];2))" office:value-type="float" office:value="624.474178809661" calcext:value-type="float">
            <text:p>624</text:p>
          </table:table-cell>
          <table:table-cell table:style-name="ce84" table:formula="of:=SQRT(POWER([.$E48]-[.Z$5];2)+POWER([.$F48]-[.Z$6];2))" office:value-type="float" office:value="618.190909024065" calcext:value-type="float">
            <text:p>618</text:p>
          </table:table-cell>
          <table:table-cell table:style-name="ce108" table:formula="of:=SQRT(POWER([.$E48]-[.AA$5];2)+POWER([.$F48]-[.AA$6];2))" office:value-type="float" office:value="751.332150250473" calcext:value-type="float">
            <text:p>751</text:p>
          </table:table-cell>
          <table:table-cell table:style-name="ce113" table:formula="of:=SQRT(POWER([.$E48]-[.AB$5];2)+POWER([.$F48]-[.AB$6];2))" office:value-type="float" office:value="416.293165929973" calcext:value-type="float">
            <text:p>416</text:p>
          </table:table-cell>
          <table:table-cell table:style-name="ce115" table:formula="of:=SQRT(POWER([.$E48]-[.AC$5];2)+POWER([.$F48]-[.AC$6];2))" office:value-type="float" office:value="262.855473597184" calcext:value-type="float">
            <text:p>263</text:p>
          </table:table-cell>
          <table:table-cell table:style-name="ce115" table:formula="of:=SQRT(POWER([.$E48]-[.AD$5];2)+POWER([.$F48]-[.AD$6];2))" office:value-type="float" office:value="228.449119061554" calcext:value-type="float">
            <text:p>228</text:p>
          </table:table-cell>
          <table:table-cell table:style-name="ce115" table:formula="of:=SQRT(POWER([.$E48]-[.AE$5];2)+POWER([.$F48]-[.AE$6];2))" office:value-type="float" office:value="247.002024283203" calcext:value-type="float">
            <text:p>247</text:p>
          </table:table-cell>
          <table:table-cell table:style-name="ce115" table:formula="of:=SQRT(POWER([.$E48]-[.AF$5];2)+POWER([.$F48]-[.AF$6];2))" office:value-type="float" office:value="249.018071633366" calcext:value-type="float">
            <text:p>249</text:p>
          </table:table-cell>
          <table:table-cell table:style-name="ce115" table:formula="of:=SQRT(POWER([.$E48]-[.AG$5];2)+POWER([.$F48]-[.AG$6];2))" office:value-type="float" office:value="301.014949794857" calcext:value-type="float">
            <text:p>301</text:p>
          </table:table-cell>
          <table:table-cell table:style-name="ce115" table:formula="of:=SQRT(POWER([.$E48]-[.AH$5];2)+POWER([.$F48]-[.AH$6];2))" office:value-type="float" office:value="340.865075946481" calcext:value-type="float">
            <text:p>341</text:p>
          </table:table-cell>
          <table:table-cell table:style-name="ce115" table:formula="of:=SQRT(POWER([.$E48]-[.AI$5];2)+POWER([.$F48]-[.AI$6];2))" office:value-type="float" office:value="374.28598691375" calcext:value-type="float">
            <text:p>374</text:p>
          </table:table-cell>
          <table:table-cell table:style-name="ce115" table:formula="of:=SQRT(POWER([.$E48]-[.AJ$5];2)+POWER([.$F48]-[.AJ$6];2))" office:value-type="float" office:value="401.059845908313" calcext:value-type="float">
            <text:p>401</text:p>
          </table:table-cell>
          <table:table-cell table:style-name="ce115" table:formula="of:=SQRT(POWER([.$E48]-[.AK$5];2)+POWER([.$F48]-[.AK$6];2))" office:value-type="float" office:value="240.470372395437" calcext:value-type="float">
            <text:p>240</text:p>
          </table:table-cell>
          <table:table-cell table:style-name="ce115" table:formula="of:=SQRT(POWER([.$E48]-[.AL$5];2)+POWER([.$F48]-[.AL$6];2))" office:value-type="float" office:value="277.416654150395" calcext:value-type="float">
            <text:p>277</text:p>
          </table:table-cell>
          <table:table-cell table:style-name="ce115" table:formula="of:=SQRT(POWER([.$E48]-[.AM$5];2)+POWER([.$F48]-[.AM$6];2))" office:value-type="float" office:value="329.243071301432" calcext:value-type="float">
            <text:p>329</text:p>
          </table:table-cell>
          <table:table-cell table:style-name="ce115" table:formula="of:=SQRT(POWER([.$E48]-[.AN$5];2)+POWER([.$F48]-[.AN$6];2))" office:value-type="float" office:value="354.532085995048" calcext:value-type="float">
            <text:p>355</text:p>
          </table:table-cell>
          <table:table-cell table:style-name="ce115" table:formula="of:=SQRT(POWER([.$E48]-[.AO$5];2)+POWER([.$F48]-[.AO$6];2))" office:value-type="float" office:value="349.9842853615" calcext:value-type="float">
            <text:p>350</text:p>
          </table:table-cell>
          <table:table-cell table:style-name="ce115" table:formula="of:=SQRT(POWER([.$E48]-[.AP$5];2)+POWER([.$F48]-[.AP$6];2))" office:value-type="float" office:value="304.685083323749" calcext:value-type="float">
            <text:p>305</text:p>
          </table:table-cell>
          <table:table-cell table:style-name="ce115" table:formula="of:=SQRT(POWER([.$E48]-[.AQ$5];2)+POWER([.$F48]-[.AQ$6];2))" office:value-type="float" office:value="290.642391952723" calcext:value-type="float">
            <text:p>291</text:p>
          </table:table-cell>
          <table:table-cell table:style-name="ce115" table:formula="of:=SQRT(POWER([.$E48]-[.AR$5];2)+POWER([.$F48]-[.AR$6];2))" office:value-type="float" office:value="331.837309535863" calcext:value-type="float">
            <text:p>332</text:p>
          </table:table-cell>
          <table:table-cell table:style-name="ce116" table:formula="of:=SQRT(POWER([.$E48]-[.AS$5];2)+POWER([.$F48]-[.AS$6];2))" office:value-type="float" office:value="257.379097830418" calcext:value-type="float">
            <text:p>257</text:p>
          </table:table-cell>
          <table:table-cell table:style-name="ce115" table:formula="of:=SQRT(POWER([.$E48]-[.AT$5];2)+POWER([.$F48]-[.AT$6];2))" office:value-type="float" office:value="125.2557383915" calcext:value-type="float">
            <text:p>125</text:p>
          </table:table-cell>
          <table:table-cell table:style-name="ce115" table:formula="of:=SQRT(POWER([.$E48]-[.AU$5];2)+POWER([.$F48]-[.AU$6];2))" office:value-type="float" office:value="127.471565456772" calcext:value-type="float">
            <text:p>127</text:p>
          </table:table-cell>
          <table:table-cell table:style-name="ce115"/>
          <table:table-cell table:style-name="ce122" table:formula="of:=SQRT(POWER([.$E48]-[.AW$5];2)+POWER([.$F48]-[.AW$6];2))" office:value-type="float" office:value="26.9258240356725" calcext:value-type="float">
            <text:p>27</text:p>
          </table:table-cell>
          <table:table-cell table:style-name="ce84" table:formula="of:=SQRT(POWER([.$E48]-[.AX$5];2)+POWER([.$F48]-[.AX$6];2))" office:value-type="float" office:value="465.550212114655" calcext:value-type="float">
            <text:p>466</text:p>
          </table:table-cell>
          <table:table-cell table:style-name="ce84" table:formula="of:=SQRT(POWER([.$E48]-[.AY$5];2)+POWER([.$F48]-[.AY$6];2))" office:value-type="float" office:value="465.472877835003" calcext:value-type="float">
            <text:p>465</text:p>
          </table:table-cell>
          <table:table-cell table:style-name="ce84" table:formula="of:=SQRT(POWER([.$E48]-[.AZ$5];2)+POWER([.$F48]-[.AZ$6];2))" office:value-type="float" office:value="499.417660881151" calcext:value-type="float">
            <text:p>499</text:p>
          </table:table-cell>
          <table:table-cell table:style-name="ce84" table:formula="of:=SQRT(POWER([.$E48]-[.BA$5];2)+POWER([.$F48]-[.BA$6];2))" office:value-type="float" office:value="522.73224503564" calcext:value-type="float">
            <text:p>523</text:p>
          </table:table-cell>
          <table:table-cell table:style-name="ce84" table:formula="of:=SQRT(POWER([.$E48]-[.BB$5];2)+POWER([.$F48]-[.BB$6];2))" office:value-type="float" office:value="461.641635903869" calcext:value-type="float">
            <text:p>462</text:p>
          </table:table-cell>
          <table:table-cell table:style-name="ce84" table:formula="of:=SQRT(POWER([.$E48]-[.BC$5];2)+POWER([.$F48]-[.BC$6];2))" office:value-type="float" office:value="503.160014309563" calcext:value-type="float">
            <text:p>503</text:p>
          </table:table-cell>
          <table:table-cell table:style-name="ce84" table:formula="of:=SQRT(POWER([.$E48]-[.BD$5];2)+POWER([.$F48]-[.BD$6];2))" office:value-type="float" office:value="545.575842573698" calcext:value-type="float">
            <text:p>546</text:p>
          </table:table-cell>
          <table:table-cell table:style-name="ce84" table:formula="of:=SQRT(POWER([.$E48]-[.BE$5];2)+POWER([.$F48]-[.BE$6];2))" office:value-type="float" office:value="536.041975968301" calcext:value-type="float">
            <text:p>536</text:p>
          </table:table-cell>
          <table:table-cell table:style-name="ce84" table:formula="of:=SQRT(POWER([.$E48]-[.BF$5];2)+POWER([.$F48]-[.BF$6];2))" office:value-type="float" office:value="502.347489294015" calcext:value-type="float">
            <text:p>502</text:p>
          </table:table-cell>
          <table:table-cell table:style-name="ce84" table:formula="of:=SQRT(POWER([.$E48]-[.BG$5];2)+POWER([.$F48]-[.BG$6];2))" office:value-type="float" office:value="435.10918170041" calcext:value-type="float">
            <text:p>435</text:p>
          </table:table-cell>
          <table:table-cell table:style-name="ce84" table:formula="of:=SQRT(POWER([.$E48]-[.BH$5];2)+POWER([.$F48]-[.BH$6];2))" office:value-type="float" office:value="394.001269033489" calcext:value-type="float">
            <text:p>394</text:p>
          </table:table-cell>
          <table:table-cell table:style-name="ce84" table:formula="of:=SQRT(POWER([.$E48]-[.BI$5];2)+POWER([.$F48]-[.BI$6];2))" office:value-type="float" office:value="396.36977684985" calcext:value-type="float">
            <text:p>396</text:p>
          </table:table-cell>
          <table:table-cell table:style-name="ce84" table:formula="of:=SQRT(POWER([.$E48]-[.BJ$5];2)+POWER([.$F48]-[.BJ$6];2))" office:value-type="float" office:value="363.071618279369" calcext:value-type="float">
            <text:p>363</text:p>
          </table:table-cell>
          <table:table-cell table:style-name="ce84" table:formula="of:=SQRT(POWER([.$E48]-[.BK$5];2)+POWER([.$F48]-[.BK$6];2))" office:value-type="float" office:value="323.760714108429" calcext:value-type="float">
            <text:p>324</text:p>
          </table:table-cell>
          <table:table-cell table:style-name="ce84" table:formula="of:=SQRT(POWER([.$E48]-[.BL$5];2)+POWER([.$F48]-[.BL$6];2))" office:value-type="float" office:value="363.803518399699" calcext:value-type="float">
            <text:p>364</text:p>
          </table:table-cell>
          <table:table-cell table:style-name="ce90" table:formula="of:=SQRT(POWER([.$E48]-[.BM$5];2)+POWER([.$F48]-[.BM$6];2))" office:value-type="float" office:value="286" calcext:value-type="float">
            <text:p>286</text:p>
          </table:table-cell>
          <table:table-cell table:style-name="ce84" table:formula="of:=SQRT(POWER([.$E48]-[.BN$5];2)+POWER([.$F48]-[.BN$6];2))" office:value-type="float" office:value="302.49132218958" calcext:value-type="float">
            <text:p>302</text:p>
          </table:table-cell>
          <table:table-cell table:style-name="ce84" table:formula="of:=SQRT(POWER([.$E48]-[.BO$5];2)+POWER([.$F48]-[.BO$6];2))" office:value-type="float" office:value="337.977809922486" calcext:value-type="float">
            <text:p>338</text:p>
          </table:table-cell>
          <table:table-cell table:style-name="ce84" table:formula="of:=SQRT(POWER([.$E48]-[.BP$5];2)+POWER([.$F48]-[.BP$6];2))" office:value-type="float" office:value="487.003080072395" calcext:value-type="float">
            <text:p>487</text:p>
          </table:table-cell>
          <table:table-cell table:style-name="ce84" table:formula="of:=SQRT(POWER([.$E48]-[.BQ$5];2)+POWER([.$F48]-[.BQ$6];2))" office:value-type="float" office:value="557.861990101495" calcext:value-type="float">
            <text:p>558</text:p>
          </table:table-cell>
          <table:table-cell table:style-name="ce84" table:formula="of:=SQRT(POWER([.$E48]-[.BR$5];2)+POWER([.$F48]-[.BR$6];2))" office:value-type="float" office:value="490.001020407101" calcext:value-type="float">
            <text:p>490</text:p>
          </table:table-cell>
          <table:table-cell table:style-name="ce84" table:formula="of:=SQRT(POWER([.$E48]-[.BS$5];2)+POWER([.$F48]-[.BS$6];2))" office:value-type="float" office:value="531.583483565846" calcext:value-type="float">
            <text:p>532</text:p>
          </table:table-cell>
          <table:table-cell table:number-columns-repeated="953"/>
        </table:table-row>
        <table:table-row table:style-name="ro3">
          <table:table-cell table:style-name="ce7"/>
          <table:table-cell table:style-name="ce7" office:value-type="float" office:value="225" calcext:value-type="float">
            <text:p>225</text:p>
          </table:table-cell>
          <table:table-cell table:style-name="ce7" office:value-type="string" calcext:value-type="string">
            <text:p>Восточная добывающая станция</text:p>
          </table:table-cell>
          <table:table-cell table:style-name="ce7" office:value-type="string" calcext:value-type="string">
            <text:p>T3</text:p>
          </table:table-cell>
          <table:table-cell table:style-name="ce7" office:value-type="float" office:value="762" calcext:value-type="float">
            <text:p>762</text:p>
          </table:table-cell>
          <table:table-cell table:style-name="ce7" office:value-type="float" office:value="452" calcext:value-type="float">
            <text:p>452</text:p>
          </table:table-cell>
          <table:table-cell table:style-name="ce7"/>
          <table:table-cell table:style-name="ce91" table:formula="of:=SQRT(POWER([.$E49]-[.H$5];2)+POWER([.$F49]-[.H$6];2))" office:value-type="float" office:value="742.03301813329" calcext:value-type="float">
            <text:p>742</text:p>
          </table:table-cell>
          <table:table-cell table:style-name="ce91" table:formula="of:=SQRT(POWER([.$E49]-[.I$5];2)+POWER([.$F49]-[.I$6];2))" office:value-type="float" office:value="740.243878731868" calcext:value-type="float">
            <text:p>740</text:p>
          </table:table-cell>
          <table:table-cell table:style-name="ce91" table:formula="of:=SQRT(POWER([.$E49]-[.J$5];2)+POWER([.$F49]-[.J$6];2))" office:value-type="float" office:value="766.824621409615" calcext:value-type="float">
            <text:p>767</text:p>
          </table:table-cell>
          <table:table-cell table:style-name="ce91" table:formula="of:=SQRT(POWER([.$E49]-[.K$5];2)+POWER([.$F49]-[.K$6];2))" office:value-type="float" office:value="766.530495153324" calcext:value-type="float">
            <text:p>767</text:p>
          </table:table-cell>
          <table:table-cell table:style-name="ce91" table:formula="of:=SQRT(POWER([.$E49]-[.L$5];2)+POWER([.$F49]-[.L$6];2))" office:value-type="float" office:value="755.152964636967" calcext:value-type="float">
            <text:p>755</text:p>
          </table:table-cell>
          <table:table-cell table:style-name="ce91" table:formula="of:=SQRT(POWER([.$E49]-[.M$5];2)+POWER([.$F49]-[.M$6];2))" office:value-type="float" office:value="733.169830257629" calcext:value-type="float">
            <text:p>733</text:p>
          </table:table-cell>
          <table:table-cell table:style-name="ce91" table:formula="of:=SQRT(POWER([.$E49]-[.N$5];2)+POWER([.$F49]-[.N$6];2))" office:value-type="float" office:value="721.355668169316" calcext:value-type="float">
            <text:p>721</text:p>
          </table:table-cell>
          <table:table-cell table:style-name="ce91" table:formula="of:=SQRT(POWER([.$E49]-[.O$5];2)+POWER([.$F49]-[.O$6];2))" office:value-type="float" office:value="703.147210760307" calcext:value-type="float">
            <text:p>703</text:p>
          </table:table-cell>
          <table:table-cell table:style-name="ce91" table:formula="of:=SQRT(POWER([.$E49]-[.P$5];2)+POWER([.$F49]-[.P$6];2))" office:value-type="float" office:value="704.159783003829" calcext:value-type="float">
            <text:p>704</text:p>
          </table:table-cell>
          <table:table-cell table:style-name="ce91" table:formula="of:=SQRT(POWER([.$E49]-[.Q$5];2)+POWER([.$F49]-[.Q$6];2))" office:value-type="float" office:value="691.434017097799" calcext:value-type="float">
            <text:p>691</text:p>
          </table:table-cell>
          <table:table-cell table:style-name="ce91" table:formula="of:=SQRT(POWER([.$E49]-[.R$5];2)+POWER([.$F49]-[.R$6];2))" office:value-type="float" office:value="676.547854922326" calcext:value-type="float">
            <text:p>677</text:p>
          </table:table-cell>
          <table:table-cell table:style-name="ce91" table:formula="of:=SQRT(POWER([.$E49]-[.S$5];2)+POWER([.$F49]-[.S$6];2))" office:value-type="float" office:value="674.579869251966" calcext:value-type="float">
            <text:p>675</text:p>
          </table:table-cell>
          <table:table-cell table:style-name="ce91" table:formula="of:=SQRT(POWER([.$E49]-[.T$5];2)+POWER([.$F49]-[.T$6];2))" office:value-type="float" office:value="690.774927165137" calcext:value-type="float">
            <text:p>691</text:p>
          </table:table-cell>
          <table:table-cell table:style-name="ce91" table:formula="of:=SQRT(POWER([.$E49]-[.U$5];2)+POWER([.$F49]-[.U$6];2))" office:value-type="float" office:value="642.748006609122" calcext:value-type="float">
            <text:p>643</text:p>
          </table:table-cell>
          <table:table-cell table:style-name="ce91" table:formula="of:=SQRT(POWER([.$E49]-[.V$5];2)+POWER([.$F49]-[.V$6];2))" office:value-type="float" office:value="579.597273975646" calcext:value-type="float">
            <text:p>580</text:p>
          </table:table-cell>
          <table:table-cell table:style-name="ce106" table:formula="of:=SQRT(POWER([.$E49]-[.W$5];2)+POWER([.$F49]-[.W$6];2))" office:value-type="float" office:value="487.099579141678" calcext:value-type="float">
            <text:p>487</text:p>
          </table:table-cell>
          <table:table-cell table:style-name="ce91" table:formula="of:=SQRT(POWER([.$E49]-[.X$5];2)+POWER([.$F49]-[.X$6];2))" office:value-type="float" office:value="756.651835390624" calcext:value-type="float">
            <text:p>757</text:p>
          </table:table-cell>
          <table:table-cell table:style-name="ce91" table:formula="of:=SQRT(POWER([.$E49]-[.Y$5];2)+POWER([.$F49]-[.Y$6];2))" office:value-type="float" office:value="643.121294935878" calcext:value-type="float">
            <text:p>643</text:p>
          </table:table-cell>
          <table:table-cell table:style-name="ce91" table:formula="of:=SQRT(POWER([.$E49]-[.Z$5];2)+POWER([.$F49]-[.Z$6];2))" office:value-type="float" office:value="637.499019607089" calcext:value-type="float">
            <text:p>637</text:p>
          </table:table-cell>
          <table:table-cell table:style-name="ce108" table:formula="of:=SQRT(POWER([.$E49]-[.AA$5];2)+POWER([.$F49]-[.AA$6];2))" office:value-type="float" office:value="769.600545737852" calcext:value-type="float">
            <text:p>770</text:p>
          </table:table-cell>
          <table:table-cell table:style-name="ce113" table:formula="of:=SQRT(POWER([.$E49]-[.AB$5];2)+POWER([.$F49]-[.AB$6];2))" office:value-type="float" office:value="435.45952739606" calcext:value-type="float">
            <text:p>435</text:p>
          </table:table-cell>
          <table:table-cell table:style-name="ce117" table:formula="of:=SQRT(POWER([.$E49]-[.AC$5];2)+POWER([.$F49]-[.AC$6];2))" office:value-type="float" office:value="279.8463864337" calcext:value-type="float">
            <text:p>280</text:p>
          </table:table-cell>
          <table:table-cell table:style-name="ce117" table:formula="of:=SQRT(POWER([.$E49]-[.AD$5];2)+POWER([.$F49]-[.AD$6];2))" office:value-type="float" office:value="242.528348858438" calcext:value-type="float">
            <text:p>243</text:p>
          </table:table-cell>
          <table:table-cell table:style-name="ce117" table:formula="of:=SQRT(POWER([.$E49]-[.AE$5];2)+POWER([.$F49]-[.AE$6];2))" office:value-type="float" office:value="258.31182706179" calcext:value-type="float">
            <text:p>258</text:p>
          </table:table-cell>
          <table:table-cell table:style-name="ce117" table:formula="of:=SQRT(POWER([.$E49]-[.AF$5];2)+POWER([.$F49]-[.AF$6];2))" office:value-type="float" office:value="259.932683593272" calcext:value-type="float">
            <text:p>260</text:p>
          </table:table-cell>
          <table:table-cell table:style-name="ce117" table:formula="of:=SQRT(POWER([.$E49]-[.AG$5];2)+POWER([.$F49]-[.AG$6];2))" office:value-type="float" office:value="318.121046144388" calcext:value-type="float">
            <text:p>318</text:p>
          </table:table-cell>
          <table:table-cell table:style-name="ce117" table:formula="of:=SQRT(POWER([.$E49]-[.AH$5];2)+POWER([.$F49]-[.AH$6];2))" office:value-type="float" office:value="359.12393403949" calcext:value-type="float">
            <text:p>359</text:p>
          </table:table-cell>
          <table:table-cell table:style-name="ce117" table:formula="of:=SQRT(POWER([.$E49]-[.AI$5];2)+POWER([.$F49]-[.AI$6];2))" office:value-type="float" office:value="393.081416502994" calcext:value-type="float">
            <text:p>393</text:p>
          </table:table-cell>
          <table:table-cell table:style-name="ce117" table:formula="of:=SQRT(POWER([.$E49]-[.AJ$5];2)+POWER([.$F49]-[.AJ$6];2))" office:value-type="float" office:value="419.151523914682" calcext:value-type="float">
            <text:p>419</text:p>
          </table:table-cell>
          <table:table-cell table:style-name="ce117" table:formula="of:=SQRT(POWER([.$E49]-[.AK$5];2)+POWER([.$F49]-[.AK$6];2))" office:value-type="float" office:value="258.860966543819" calcext:value-type="float">
            <text:p>259</text:p>
          </table:table-cell>
          <table:table-cell table:style-name="ce117" table:formula="of:=SQRT(POWER([.$E49]-[.AL$5];2)+POWER([.$F49]-[.AL$6];2))" office:value-type="float" office:value="297.531510936237" calcext:value-type="float">
            <text:p>298</text:p>
          </table:table-cell>
          <table:table-cell table:style-name="ce117" table:formula="of:=SQRT(POWER([.$E49]-[.AM$5];2)+POWER([.$F49]-[.AM$6];2))" office:value-type="float" office:value="351.069793630839" calcext:value-type="float">
            <text:p>351</text:p>
          </table:table-cell>
          <table:table-cell table:style-name="ce117" table:formula="of:=SQRT(POWER([.$E49]-[.AN$5];2)+POWER([.$F49]-[.AN$6];2))" office:value-type="float" office:value="377.486423596929" calcext:value-type="float">
            <text:p>377</text:p>
          </table:table-cell>
          <table:table-cell table:style-name="ce117" table:formula="of:=SQRT(POWER([.$E49]-[.AO$5];2)+POWER([.$F49]-[.AO$6];2))" office:value-type="float" office:value="373.807437058173" calcext:value-type="float">
            <text:p>374</text:p>
          </table:table-cell>
          <table:table-cell table:style-name="ce117" table:formula="of:=SQRT(POWER([.$E49]-[.AP$5];2)+POWER([.$F49]-[.AP$6];2))" office:value-type="float" office:value="327.908523829436" calcext:value-type="float">
            <text:p>328</text:p>
          </table:table-cell>
          <table:table-cell table:style-name="ce117" table:formula="of:=SQRT(POWER([.$E49]-[.AQ$5];2)+POWER([.$F49]-[.AQ$6];2))" office:value-type="float" office:value="305.240888479902" calcext:value-type="float">
            <text:p>305</text:p>
          </table:table-cell>
          <table:table-cell table:style-name="ce117" table:formula="of:=SQRT(POWER([.$E49]-[.AR$5];2)+POWER([.$F49]-[.AR$6];2))" office:value-type="float" office:value="352.325133931714" calcext:value-type="float">
            <text:p>352</text:p>
          </table:table-cell>
          <table:table-cell table:style-name="ce119" table:formula="of:=SQRT(POWER([.$E49]-[.AS$5];2)+POWER([.$F49]-[.AS$6];2))" office:value-type="float" office:value="282.200283486746" calcext:value-type="float">
            <text:p>282</text:p>
          </table:table-cell>
          <table:table-cell table:style-name="ce117" table:formula="of:=SQRT(POWER([.$E49]-[.AT$5];2)+POWER([.$F49]-[.AT$6];2))" office:value-type="float" office:value="149.626200914145" calcext:value-type="float">
            <text:p>150</text:p>
          </table:table-cell>
          <table:table-cell table:style-name="ce117" table:formula="of:=SQRT(POWER([.$E49]-[.AU$5];2)+POWER([.$F49]-[.AU$6];2))" office:value-type="float" office:value="132.400906341309" calcext:value-type="float">
            <text:p>132</text:p>
          </table:table-cell>
          <table:table-cell table:style-name="ce117" table:formula="of:=SQRT(POWER([.$E49]-[.AV$5];2)+POWER([.$F49]-[.AV$6];2))" office:value-type="float" office:value="26.9258240356725" calcext:value-type="float">
            <text:p>27</text:p>
          </table:table-cell>
          <table:table-cell table:style-name="ce124"/>
          <table:table-cell table:style-name="ce91" table:formula="of:=SQRT(POWER([.$E49]-[.AX$5];2)+POWER([.$F49]-[.AX$6];2))" office:value-type="float" office:value="460.888272795045" calcext:value-type="float">
            <text:p>461</text:p>
          </table:table-cell>
          <table:table-cell table:style-name="ce91" table:formula="of:=SQRT(POWER([.$E49]-[.AY$5];2)+POWER([.$F49]-[.AY$6];2))" office:value-type="float" office:value="463.700334267725" calcext:value-type="float">
            <text:p>464</text:p>
          </table:table-cell>
          <table:table-cell table:style-name="ce91" table:formula="of:=SQRT(POWER([.$E49]-[.AZ$5];2)+POWER([.$F49]-[.AZ$6];2))" office:value-type="float" office:value="497.470602146499" calcext:value-type="float">
            <text:p>497</text:p>
          </table:table-cell>
          <table:table-cell table:style-name="ce91" table:formula="of:=SQRT(POWER([.$E49]-[.BA$5];2)+POWER([.$F49]-[.BA$6];2))" office:value-type="float" office:value="519.547880372926" calcext:value-type="float">
            <text:p>520</text:p>
          </table:table-cell>
          <table:table-cell table:style-name="ce91" table:formula="of:=SQRT(POWER([.$E49]-[.BB$5];2)+POWER([.$F49]-[.BB$6];2))" office:value-type="float" office:value="459.166636418632" calcext:value-type="float">
            <text:p>459</text:p>
          </table:table-cell>
          <table:table-cell table:style-name="ce91" table:formula="of:=SQRT(POWER([.$E49]-[.BC$5];2)+POWER([.$F49]-[.BC$6];2))" office:value-type="float" office:value="498.137531210006" calcext:value-type="float">
            <text:p>498</text:p>
          </table:table-cell>
          <table:table-cell table:style-name="ce91" table:formula="of:=SQRT(POWER([.$E49]-[.BD$5];2)+POWER([.$F49]-[.BD$6];2))" office:value-type="float" office:value="539.80922556029" calcext:value-type="float">
            <text:p>540</text:p>
          </table:table-cell>
          <table:table-cell table:style-name="ce91" table:formula="of:=SQRT(POWER([.$E49]-[.BE$5];2)+POWER([.$F49]-[.BE$6];2))" office:value-type="float" office:value="528.774053826396" calcext:value-type="float">
            <text:p>529</text:p>
          </table:table-cell>
          <table:table-cell table:style-name="ce91" table:formula="of:=SQRT(POWER([.$E49]-[.BF$5];2)+POWER([.$F49]-[.BF$6];2))" office:value-type="float" office:value="495.372587049384" calcext:value-type="float">
            <text:p>495</text:p>
          </table:table-cell>
          <table:table-cell table:style-name="ce91" table:formula="of:=SQRT(POWER([.$E49]-[.BG$5];2)+POWER([.$F49]-[.BG$6];2))" office:value-type="float" office:value="424.887043812823" calcext:value-type="float">
            <text:p>425</text:p>
          </table:table-cell>
          <table:table-cell table:style-name="ce91" table:formula="of:=SQRT(POWER([.$E49]-[.BH$5];2)+POWER([.$F49]-[.BH$6];2))" office:value-type="float" office:value="387.001291987507" calcext:value-type="float">
            <text:p>387</text:p>
          </table:table-cell>
          <table:table-cell table:style-name="ce91" table:formula="of:=SQRT(POWER([.$E49]-[.BI$5];2)+POWER([.$F49]-[.BI$6];2))" office:value-type="float" office:value="386.432400297905" calcext:value-type="float">
            <text:p>386</text:p>
          </table:table-cell>
          <table:table-cell table:style-name="ce91" table:formula="of:=SQRT(POWER([.$E49]-[.BJ$5];2)+POWER([.$F49]-[.BJ$6];2))" office:value-type="float" office:value="356.451960297597" calcext:value-type="float">
            <text:p>356</text:p>
          </table:table-cell>
          <table:table-cell table:style-name="ce91" table:formula="of:=SQRT(POWER([.$E49]-[.BK$5];2)+POWER([.$F49]-[.BK$6];2))" office:value-type="float" office:value="344.859391636649" calcext:value-type="float">
            <text:p>345</text:p>
          </table:table-cell>
          <table:table-cell table:style-name="ce91" table:formula="of:=SQRT(POWER([.$E49]-[.BL$5];2)+POWER([.$F49]-[.BL$6];2))" office:value-type="float" office:value="354.798534382542" calcext:value-type="float">
            <text:p>355</text:p>
          </table:table-cell>
          <table:table-cell table:style-name="ce106" table:formula="of:=SQRT(POWER([.$E49]-[.BM$5];2)+POWER([.$F49]-[.BM$6];2))" office:value-type="float" office:value="303.211147552329" calcext:value-type="float">
            <text:p>303</text:p>
          </table:table-cell>
          <table:table-cell table:style-name="ce91" table:formula="of:=SQRT(POWER([.$E49]-[.BN$5];2)+POWER([.$F49]-[.BN$6];2))" office:value-type="float" office:value="313.04951684997" calcext:value-type="float">
            <text:p>313</text:p>
          </table:table-cell>
          <table:table-cell table:style-name="ce91" table:formula="of:=SQRT(POWER([.$E49]-[.BO$5];2)+POWER([.$F49]-[.BO$6];2))" office:value-type="float" office:value="351.240658238764" calcext:value-type="float">
            <text:p>351</text:p>
          </table:table-cell>
          <table:table-cell table:style-name="ce91" table:formula="of:=SQRT(POWER([.$E49]-[.BP$5];2)+POWER([.$F49]-[.BP$6];2))" office:value-type="float" office:value="497.474622468322" calcext:value-type="float">
            <text:p>497</text:p>
          </table:table-cell>
          <table:table-cell table:style-name="ce91" table:formula="of:=SQRT(POWER([.$E49]-[.BQ$5];2)+POWER([.$F49]-[.BQ$6];2))" office:value-type="float" office:value="566.873001650282" calcext:value-type="float">
            <text:p>567</text:p>
          </table:table-cell>
          <table:table-cell table:style-name="ce91" table:formula="of:=SQRT(POWER([.$E49]-[.BR$5];2)+POWER([.$F49]-[.BR$6];2))" office:value-type="float" office:value="497.732860076568" calcext:value-type="float">
            <text:p>498</text:p>
          </table:table-cell>
          <table:table-cell table:style-name="ce91" table:formula="of:=SQRT(POWER([.$E49]-[.BS$5];2)+POWER([.$F49]-[.BS$6];2))" office:value-type="float" office:value="537.209456357574" calcext:value-type="float">
            <text:p>537</text:p>
          </table:table-cell>
          <table:table-cell table:style-name="ce7" table:number-columns-repeated="95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Станция «Мендес-IX»</text:p>
          </table:table-cell>
          <table:table-cell office:value-type="string" calcext:value-type="string">
            <text:p>T1</text:p>
          </table:table-cell>
          <table:table-cell office:value-type="float" office:value="339" calcext:value-type="float">
            <text:p>339</text:p>
          </table:table-cell>
          <table:table-cell office:value-type="float" office:value="635" calcext:value-type="float">
            <text:p>635</text:p>
          </table:table-cell>
          <table:table-cell table:style-name="ce84" table:formula="of:=MIN([.AX50:.BS71])" office:value-type="float" office:value="12.8062484748657" calcext:value-type="float">
            <text:p>13</text:p>
          </table:table-cell>
          <table:table-cell table:style-name="ce84" table:formula="of:=SQRT(POWER([.$E50]-[.H$5];2)+POWER([.$F50]-[.H$6];2))" office:value-type="float" office:value="576.108496726094" calcext:value-type="float">
            <text:p>576</text:p>
          </table:table-cell>
          <table:table-cell table:style-name="ce84" table:formula="of:=SQRT(POWER([.$E50]-[.I$5];2)+POWER([.$F50]-[.I$6];2))" office:value-type="float" office:value="590.884929575971" calcext:value-type="float">
            <text:p>591</text:p>
          </table:table-cell>
          <table:table-cell table:style-name="ce84" table:formula="of:=SQRT(POWER([.$E50]-[.J$5];2)+POWER([.$F50]-[.J$6];2))" office:value-type="float" office:value="600.861048829095" calcext:value-type="float">
            <text:p>601</text:p>
          </table:table-cell>
          <table:table-cell table:style-name="ce84" table:formula="of:=SQRT(POWER([.$E50]-[.K$5];2)+POWER([.$F50]-[.K$6];2))" office:value-type="float" office:value="585.854077394704" calcext:value-type="float">
            <text:p>586</text:p>
          </table:table-cell>
          <table:table-cell table:style-name="ce84" table:formula="of:=SQRT(POWER([.$E50]-[.L$5];2)+POWER([.$F50]-[.L$6];2))" office:value-type="float" office:value="566.683333088243" calcext:value-type="float">
            <text:p>567</text:p>
          </table:table-cell>
          <table:table-cell table:style-name="ce84" table:formula="of:=SQRT(POWER([.$E50]-[.M$5];2)+POWER([.$F50]-[.M$6];2))" office:value-type="float" office:value="551.013611447122" calcext:value-type="float">
            <text:p>551</text:p>
          </table:table-cell>
          <table:table-cell table:style-name="ce84" table:formula="of:=SQRT(POWER([.$E50]-[.N$5];2)+POWER([.$F50]-[.N$6];2))" office:value-type="float" office:value="552.557689295878" calcext:value-type="float">
            <text:p>553</text:p>
          </table:table-cell>
          <table:table-cell table:style-name="ce84" table:formula="of:=SQRT(POWER([.$E50]-[.O$5];2)+POWER([.$F50]-[.O$6];2))" office:value-type="float" office:value="572.372256490477" calcext:value-type="float">
            <text:p>572</text:p>
          </table:table-cell>
          <table:table-cell table:style-name="ce84" table:formula="of:=SQRT(POWER([.$E50]-[.P$5];2)+POWER([.$F50]-[.P$6];2))" office:value-type="float" office:value="584.202875720413" calcext:value-type="float">
            <text:p>584</text:p>
          </table:table-cell>
          <table:table-cell table:style-name="ce84" table:formula="of:=SQRT(POWER([.$E50]-[.Q$5];2)+POWER([.$F50]-[.Q$6];2))" office:value-type="float" office:value="587.020442574192" calcext:value-type="float">
            <text:p>587</text:p>
          </table:table-cell>
          <table:table-cell table:style-name="ce84" table:formula="of:=SQRT(POWER([.$E50]-[.R$5];2)+POWER([.$F50]-[.R$6];2))" office:value-type="float" office:value="568.08186029832" calcext:value-type="float">
            <text:p>568</text:p>
          </table:table-cell>
          <table:table-cell table:style-name="ce84" table:formula="of:=SQRT(POWER([.$E50]-[.S$5];2)+POWER([.$F50]-[.S$6];2))" office:value-type="float" office:value="662.205406199617" calcext:value-type="float">
            <text:p>662</text:p>
          </table:table-cell>
          <table:table-cell table:style-name="ce84" table:formula="of:=SQRT(POWER([.$E50]-[.T$5];2)+POWER([.$F50]-[.T$6];2))" office:value-type="float" office:value="693.397432934389" calcext:value-type="float">
            <text:p>693</text:p>
          </table:table-cell>
          <table:table-cell table:style-name="ce84" table:formula="of:=SQRT(POWER([.$E50]-[.U$5];2)+POWER([.$F50]-[.U$6];2))" office:value-type="float" office:value="678.124619815562" calcext:value-type="float">
            <text:p>678</text:p>
          </table:table-cell>
          <table:table-cell table:style-name="ce84" table:formula="of:=SQRT(POWER([.$E50]-[.V$5];2)+POWER([.$F50]-[.V$6];2))" office:value-type="float" office:value="718.276409190779" calcext:value-type="float">
            <text:p>718</text:p>
          </table:table-cell>
          <table:table-cell table:style-name="ce90" table:formula="of:=SQRT(POWER([.$E50]-[.W$5];2)+POWER([.$F50]-[.W$6];2))" office:value-type="float" office:value="629.682459657247" calcext:value-type="float">
            <text:p>630</text:p>
          </table:table-cell>
          <table:table-cell table:style-name="ce84" table:formula="of:=SQRT(POWER([.$E50]-[.X$5];2)+POWER([.$F50]-[.X$6];2))" office:value-type="float" office:value="615.028454626288" calcext:value-type="float">
            <text:p>615</text:p>
          </table:table-cell>
          <table:table-cell table:style-name="ce84" table:formula="of:=SQRT(POWER([.$E50]-[.Y$5];2)+POWER([.$F50]-[.Y$6];2))" office:value-type="float" office:value="519.131004660673" calcext:value-type="float">
            <text:p>519</text:p>
          </table:table-cell>
          <table:table-cell table:style-name="ce84" table:formula="of:=SQRT(POWER([.$E50]-[.Z$5];2)+POWER([.$F50]-[.Z$6];2))" office:value-type="float" office:value="530.74381767478" calcext:value-type="float">
            <text:p>531</text:p>
          </table:table-cell>
          <table:table-cell table:style-name="ce108" table:formula="of:=SQRT(POWER([.$E50]-[.AA$5];2)+POWER([.$F50]-[.AA$6];2))" office:value-type="float" office:value="604.910737216658" calcext:value-type="float">
            <text:p>605</text:p>
          </table:table-cell>
          <table:table-cell table:style-name="ce113" table:formula="of:=SQRT(POWER([.$E50]-[.AB$5];2)+POWER([.$F50]-[.AB$6];2))" office:value-type="float" office:value="414.276477729547" calcext:value-type="float">
            <text:p>414</text:p>
          </table:table-cell>
          <table:table-cell table:style-name="ce84" table:formula="of:=SQRT(POWER([.$E50]-[.AC$5];2)+POWER([.$F50]-[.AC$6];2))" office:value-type="float" office:value="712.137627148011" calcext:value-type="float">
            <text:p>712</text:p>
          </table:table-cell>
          <table:table-cell table:style-name="ce84" table:formula="of:=SQRT(POWER([.$E50]-[.AD$5];2)+POWER([.$F50]-[.AD$6];2))" office:value-type="float" office:value="687.204481941147" calcext:value-type="float">
            <text:p>687</text:p>
          </table:table-cell>
          <table:table-cell table:style-name="ce84" table:formula="of:=SQRT(POWER([.$E50]-[.AE$5];2)+POWER([.$F50]-[.AE$6];2))" office:value-type="float" office:value="709.882384624383" calcext:value-type="float">
            <text:p>710</text:p>
          </table:table-cell>
          <table:table-cell table:style-name="ce84" table:formula="of:=SQRT(POWER([.$E50]-[.AF$5];2)+POWER([.$F50]-[.AF$6];2))" office:value-type="float" office:value="712.337700813315" calcext:value-type="float">
            <text:p>712</text:p>
          </table:table-cell>
          <table:table-cell table:style-name="ce84" table:formula="of:=SQRT(POWER([.$E50]-[.AG$5];2)+POWER([.$F50]-[.AG$6];2))" office:value-type="float" office:value="748.000668448899" calcext:value-type="float">
            <text:p>748</text:p>
          </table:table-cell>
          <table:table-cell table:style-name="ce84" table:formula="of:=SQRT(POWER([.$E50]-[.AH$5];2)+POWER([.$F50]-[.AH$6];2))" office:value-type="float" office:value="780.576709875461" calcext:value-type="float">
            <text:p>781</text:p>
          </table:table-cell>
          <table:table-cell table:style-name="ce84" table:formula="of:=SQRT(POWER([.$E50]-[.AI$5];2)+POWER([.$F50]-[.AI$6];2))" office:value-type="float" office:value="809.259538096401" calcext:value-type="float">
            <text:p>809</text:p>
          </table:table-cell>
          <table:table-cell table:style-name="ce84" table:formula="of:=SQRT(POWER([.$E50]-[.AJ$5];2)+POWER([.$F50]-[.AJ$6];2))" office:value-type="float" office:value="838.786027542185" calcext:value-type="float">
            <text:p>839</text:p>
          </table:table-cell>
          <table:table-cell table:style-name="ce84" table:formula="of:=SQRT(POWER([.$E50]-[.AK$5];2)+POWER([.$F50]-[.AK$6];2))" office:value-type="float" office:value="685.612864523413" calcext:value-type="float">
            <text:p>686</text:p>
          </table:table-cell>
          <table:table-cell table:style-name="ce84" table:formula="of:=SQRT(POWER([.$E50]-[.AL$5];2)+POWER([.$F50]-[.AL$6];2))" office:value-type="float" office:value="710.994374098699" calcext:value-type="float">
            <text:p>711</text:p>
          </table:table-cell>
          <table:table-cell table:style-name="ce84" table:formula="of:=SQRT(POWER([.$E50]-[.AM$5];2)+POWER([.$F50]-[.AM$6];2))" office:value-type="float" office:value="745.51727008836" calcext:value-type="float">
            <text:p>746</text:p>
          </table:table-cell>
          <table:table-cell table:style-name="ce84" table:formula="of:=SQRT(POWER([.$E50]-[.AN$5];2)+POWER([.$F50]-[.AN$6];2))" office:value-type="float" office:value="756.794556005789" calcext:value-type="float">
            <text:p>757</text:p>
          </table:table-cell>
          <table:table-cell table:style-name="ce84" table:formula="of:=SQRT(POWER([.$E50]-[.AO$5];2)+POWER([.$F50]-[.AO$6];2))" office:value-type="float" office:value="741.890827548097" calcext:value-type="float">
            <text:p>742</text:p>
          </table:table-cell>
          <table:table-cell table:style-name="ce84" table:formula="of:=SQRT(POWER([.$E50]-[.AP$5];2)+POWER([.$F50]-[.AP$6];2))" office:value-type="float" office:value="709.936616889142" calcext:value-type="float">
            <text:p>710</text:p>
          </table:table-cell>
          <table:table-cell table:style-name="ce84" table:formula="of:=SQRT(POWER([.$E50]-[.AQ$5];2)+POWER([.$F50]-[.AQ$6];2))" office:value-type="float" office:value="746.357823031286" calcext:value-type="float">
            <text:p>746</text:p>
          </table:table-cell>
          <table:table-cell table:style-name="ce84" table:formula="of:=SQRT(POWER([.$E50]-[.AR$5];2)+POWER([.$F50]-[.AR$6];2))" office:value-type="float" office:value="758.538726763505" calcext:value-type="float">
            <text:p>759</text:p>
          </table:table-cell>
          <table:table-cell table:style-name="ce90" table:formula="of:=SQRT(POWER([.$E50]-[.AS$5];2)+POWER([.$F50]-[.AS$6];2))" office:value-type="float" office:value="481.453009129655" calcext:value-type="float">
            <text:p>481</text:p>
          </table:table-cell>
          <table:table-cell table:style-name="ce84" table:formula="of:=SQRT(POWER([.$E50]-[.AT$5];2)+POWER([.$F50]-[.AT$6];2))" office:value-type="float" office:value="447.394680343877" calcext:value-type="float">
            <text:p>447</text:p>
          </table:table-cell>
          <table:table-cell table:style-name="ce84" table:formula="of:=SQRT(POWER([.$E50]-[.AU$5];2)+POWER([.$F50]-[.AU$6];2))" office:value-type="float" office:value="592.283715798434" calcext:value-type="float">
            <text:p>592</text:p>
          </table:table-cell>
          <table:table-cell table:style-name="ce84" table:formula="of:=SQRT(POWER([.$E50]-[.AV$5];2)+POWER([.$F50]-[.AV$6];2))" office:value-type="float" office:value="465.550212114655" calcext:value-type="float">
            <text:p>466</text:p>
          </table:table-cell>
          <table:table-cell table:style-name="ce113" table:formula="of:=SQRT(POWER([.$E50]-[.AW$5];2)+POWER([.$F50]-[.AW$6];2))" office:value-type="float" office:value="460.888272795045" calcext:value-type="float">
            <text:p>461</text:p>
          </table:table-cell>
          <table:table-cell table:style-name="ce125"/>
          <table:table-cell table:style-name="ce125" table:formula="of:=SQRT(POWER([.$E50]-[.AY$5];2)+POWER([.$F50]-[.AY$6];2))" office:value-type="float" office:value="50.1597448159378" calcext:value-type="float">
            <text:p>50</text:p>
          </table:table-cell>
          <table:table-cell table:style-name="ce125" table:formula="of:=SQRT(POWER([.$E50]-[.AZ$5];2)+POWER([.$F50]-[.AZ$6];2))" office:value-type="float" office:value="60.2079728939615" calcext:value-type="float">
            <text:p>60</text:p>
          </table:table-cell>
          <table:table-cell table:style-name="ce125" table:formula="of:=SQRT(POWER([.$E50]-[.BA$5];2)+POWER([.$F50]-[.BA$6];2))" office:value-type="float" office:value="64.0312423743285" calcext:value-type="float">
            <text:p>64</text:p>
          </table:table-cell>
          <table:table-cell table:style-name="ce125" table:formula="of:=SQRT(POWER([.$E50]-[.BB$5];2)+POWER([.$F50]-[.BB$6];2))" office:value-type="float" office:value="37.9473319220205" calcext:value-type="float">
            <text:p>38</text:p>
          </table:table-cell>
          <table:table-cell table:style-name="ce125" table:formula="of:=SQRT(POWER([.$E50]-[.BC$5];2)+POWER([.$F50]-[.BC$6];2))" office:value-type="float" office:value="38.0131556174964" calcext:value-type="float">
            <text:p>38</text:p>
          </table:table-cell>
          <table:table-cell table:style-name="ce125" table:formula="of:=SQRT(POWER([.$E50]-[.BD$5];2)+POWER([.$F50]-[.BD$6];2))" office:value-type="float" office:value="82.2192191643779" calcext:value-type="float">
            <text:p>82</text:p>
          </table:table-cell>
          <table:table-cell table:style-name="ce125" table:formula="of:=SQRT(POWER([.$E50]-[.BE$5];2)+POWER([.$F50]-[.BE$6];2))" office:value-type="float" office:value="84.970583144992" calcext:value-type="float">
            <text:p>85</text:p>
          </table:table-cell>
          <table:table-cell table:style-name="ce125" table:formula="of:=SQRT(POWER([.$E50]-[.BF$5];2)+POWER([.$F50]-[.BF$6];2))" office:value-type="float" office:value="55.3172667437573" calcext:value-type="float">
            <text:p>55</text:p>
          </table:table-cell>
          <table:table-cell table:style-name="ce125" table:formula="of:=SQRT(POWER([.$E50]-[.BG$5];2)+POWER([.$F50]-[.BG$6];2))" office:value-type="float" office:value="101.533245786787" calcext:value-type="float">
            <text:p>102</text:p>
          </table:table-cell>
          <table:table-cell table:style-name="ce125" table:formula="of:=SQRT(POWER([.$E50]-[.BH$5];2)+POWER([.$F50]-[.BH$6];2))" office:value-type="float" office:value="82" calcext:value-type="float">
            <text:p>82</text:p>
          </table:table-cell>
          <table:table-cell table:style-name="ce125" table:formula="of:=SQRT(POWER([.$E50]-[.BI$5];2)+POWER([.$F50]-[.BI$6];2))" office:value-type="float" office:value="112.605506082074" calcext:value-type="float">
            <text:p>113</text:p>
          </table:table-cell>
          <table:table-cell table:style-name="ce125" table:formula="of:=SQRT(POWER([.$E50]-[.BJ$5];2)+POWER([.$F50]-[.BJ$6];2))" office:value-type="float" office:value="107.870292481294" calcext:value-type="float">
            <text:p>108</text:p>
          </table:table-cell>
          <table:table-cell table:style-name="ce125" table:formula="of:=SQRT(POWER([.$E50]-[.BK$5];2)+POWER([.$F50]-[.BK$6];2))" office:value-type="float" office:value="422.878233064791" calcext:value-type="float">
            <text:p>423</text:p>
          </table:table-cell>
          <table:table-cell table:style-name="ce125" table:formula="of:=SQRT(POWER([.$E50]-[.BL$5];2)+POWER([.$F50]-[.BL$6];2))" office:value-type="float" office:value="124.257796536073" calcext:value-type="float">
            <text:p>124</text:p>
          </table:table-cell>
          <table:table-cell table:style-name="ce126" table:formula="of:=SQRT(POWER([.$E50]-[.BM$5];2)+POWER([.$F50]-[.BM$6];2))" office:value-type="float" office:value="353.362420186414" calcext:value-type="float">
            <text:p>353</text:p>
          </table:table-cell>
          <table:table-cell table:style-name="ce125" table:formula="of:=SQRT(POWER([.$E50]-[.BN$5];2)+POWER([.$F50]-[.BN$6];2))" office:value-type="float" office:value="265.228203628498" calcext:value-type="float">
            <text:p>265</text:p>
          </table:table-cell>
          <table:table-cell table:style-name="ce125" table:formula="of:=SQRT(POWER([.$E50]-[.BO$5];2)+POWER([.$F50]-[.BO$6];2))" office:value-type="float" office:value="294.821980184653" calcext:value-type="float">
            <text:p>295</text:p>
          </table:table-cell>
          <table:table-cell table:style-name="ce125" table:formula="of:=SQRT(POWER([.$E50]-[.BP$5];2)+POWER([.$F50]-[.BP$6];2))" office:value-type="float" office:value="271.648670160559" calcext:value-type="float">
            <text:p>272</text:p>
          </table:table-cell>
          <table:table-cell table:style-name="ce125" table:formula="of:=SQRT(POWER([.$E50]-[.BQ$5];2)+POWER([.$F50]-[.BQ$6];2))" office:value-type="float" office:value="278.354091042327" calcext:value-type="float">
            <text:p>278</text:p>
          </table:table-cell>
          <table:table-cell table:style-name="ce125" table:formula="of:=SQRT(POWER([.$E50]-[.BR$5];2)+POWER([.$F50]-[.BR$6];2))" office:value-type="float" office:value="222.656686403081" calcext:value-type="float">
            <text:p>223</text:p>
          </table:table-cell>
          <table:table-cell table:style-name="ce125" table:formula="of:=SQRT(POWER([.$E50]-[.BS$5];2)+POWER([.$F50]-[.BS$6];2))" office:value-type="float" office:value="203.027091788264" calcext:value-type="float">
            <text:p>203</text:p>
          </table:table-cell>
          <table:table-cell table:number-columns-repeated="953"/>
        </table:table-row>
        <table:table-row table:style-name="ro3">
          <table:table-cell office:value-type="string" calcext:value-type="string">
            <text:p>eu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Выработанное месторождение</text:p>
          </table:table-cell>
          <table:table-cell office:value-type="string" calcext:value-type="string">
            <text:p>Т2</text:p>
          </table:table-cell>
          <table:table-cell office:value-type="float" office:value="319" calcext:value-type="float">
            <text:p>319</text:p>
          </table:table-cell>
          <table:table-cell office:value-type="float" office:value="589" calcext:value-type="float">
            <text:p>589</text:p>
          </table:table-cell>
          <table:table-cell table:style-name="ce84" table:formula="of:=MAX([.AX50:.BS71])" office:value-type="float" office:value="507.505664993013" calcext:value-type="float">
            <text:p>508</text:p>
          </table:table-cell>
          <table:table-cell table:style-name="ce84" table:formula="of:=SQRT(POWER([.$E51]-[.H$5];2)+POWER([.$F51]-[.H$6];2))" office:value-type="float" office:value="525.95151867829" calcext:value-type="float">
            <text:p>526</text:p>
          </table:table-cell>
          <table:table-cell table:style-name="ce84" table:formula="of:=SQRT(POWER([.$E51]-[.I$5];2)+POWER([.$F51]-[.I$6];2))" office:value-type="float" office:value="540.744856656076" calcext:value-type="float">
            <text:p>541</text:p>
          </table:table-cell>
          <table:table-cell table:style-name="ce84" table:formula="of:=SQRT(POWER([.$E51]-[.J$5];2)+POWER([.$F51]-[.J$6];2))" office:value-type="float" office:value="550.717713533894" calcext:value-type="float">
            <text:p>551</text:p>
          </table:table-cell>
          <table:table-cell table:style-name="ce84" table:formula="of:=SQRT(POWER([.$E51]-[.K$5];2)+POWER([.$F51]-[.K$6];2))" office:value-type="float" office:value="535.784471592822" calcext:value-type="float">
            <text:p>536</text:p>
          </table:table-cell>
          <table:table-cell table:style-name="ce84" table:formula="of:=SQRT(POWER([.$E51]-[.L$5];2)+POWER([.$F51]-[.L$6];2))" office:value-type="float" office:value="516.652687982943" calcext:value-type="float">
            <text:p>517</text:p>
          </table:table-cell>
          <table:table-cell table:style-name="ce84" table:formula="of:=SQRT(POWER([.$E51]-[.M$5];2)+POWER([.$F51]-[.M$6];2))" office:value-type="float" office:value="500.899191454728" calcext:value-type="float">
            <text:p>501</text:p>
          </table:table-cell>
          <table:table-cell table:style-name="ce84" table:formula="of:=SQRT(POWER([.$E51]-[.N$5];2)+POWER([.$F51]-[.N$6];2))" office:value-type="float" office:value="502.39824840459" calcext:value-type="float">
            <text:p>502</text:p>
          </table:table-cell>
          <table:table-cell table:style-name="ce84" table:formula="of:=SQRT(POWER([.$E51]-[.O$5];2)+POWER([.$F51]-[.O$6];2))" office:value-type="float" office:value="522.427028397268" calcext:value-type="float">
            <text:p>522</text:p>
          </table:table-cell>
          <table:table-cell table:style-name="ce84" table:formula="of:=SQRT(POWER([.$E51]-[.P$5];2)+POWER([.$F51]-[.P$6];2))" office:value-type="float" office:value="534.371593556394" calcext:value-type="float">
            <text:p>534</text:p>
          </table:table-cell>
          <table:table-cell table:style-name="ce84" table:formula="of:=SQRT(POWER([.$E51]-[.Q$5];2)+POWER([.$F51]-[.Q$6];2))" office:value-type="float" office:value="537.461626537188" calcext:value-type="float">
            <text:p>537</text:p>
          </table:table-cell>
          <table:table-cell table:style-name="ce84" table:formula="of:=SQRT(POWER([.$E51]-[.R$5];2)+POWER([.$F51]-[.R$6];2))" office:value-type="float" office:value="518.541223047889" calcext:value-type="float">
            <text:p>519</text:p>
          </table:table-cell>
          <table:table-cell table:style-name="ce84" table:formula="of:=SQRT(POWER([.$E51]-[.S$5];2)+POWER([.$F51]-[.S$6];2))" office:value-type="float" office:value="614.940647542509" calcext:value-type="float">
            <text:p>615</text:p>
          </table:table-cell>
          <table:table-cell table:style-name="ce84" table:formula="of:=SQRT(POWER([.$E51]-[.T$5];2)+POWER([.$F51]-[.T$6];2))" office:value-type="float" office:value="646.445666703707" calcext:value-type="float">
            <text:p>646</text:p>
          </table:table-cell>
          <table:table-cell table:style-name="ce84" table:formula="of:=SQRT(POWER([.$E51]-[.U$5];2)+POWER([.$F51]-[.U$6];2))" office:value-type="float" office:value="632.860964193558" calcext:value-type="float">
            <text:p>633</text:p>
          </table:table-cell>
          <table:table-cell table:style-name="ce84" table:formula="of:=SQRT(POWER([.$E51]-[.V$5];2)+POWER([.$F51]-[.V$6];2))" office:value-type="float" office:value="678.584556263993" calcext:value-type="float">
            <text:p>679</text:p>
          </table:table-cell>
          <table:table-cell table:style-name="ce90" table:formula="of:=SQRT(POWER([.$E51]-[.W$5];2)+POWER([.$F51]-[.W$6];2))" office:value-type="float" office:value="592.087831322347" calcext:value-type="float">
            <text:p>592</text:p>
          </table:table-cell>
          <table:table-cell table:style-name="ce84" table:formula="of:=SQRT(POWER([.$E51]-[.X$5];2)+POWER([.$F51]-[.X$6];2))" office:value-type="float" office:value="564.899991148876" calcext:value-type="float">
            <text:p>565</text:p>
          </table:table-cell>
          <table:table-cell table:style-name="ce84" table:formula="of:=SQRT(POWER([.$E51]-[.Y$5];2)+POWER([.$F51]-[.Y$6];2))" office:value-type="float" office:value="469.554043747895" calcext:value-type="float">
            <text:p>470</text:p>
          </table:table-cell>
          <table:table-cell table:style-name="ce84" table:formula="of:=SQRT(POWER([.$E51]-[.Z$5];2)+POWER([.$F51]-[.Z$6];2))" office:value-type="float" office:value="481.498701971251" calcext:value-type="float">
            <text:p>481</text:p>
          </table:table-cell>
          <table:table-cell table:style-name="ce108" table:formula="of:=SQRT(POWER([.$E51]-[.AA$5];2)+POWER([.$F51]-[.AA$6];2))" office:value-type="float" office:value="554.765716316356" calcext:value-type="float">
            <text:p>555</text:p>
          </table:table-cell>
          <table:table-cell table:style-name="ce113" table:formula="of:=SQRT(POWER([.$E51]-[.AB$5];2)+POWER([.$F51]-[.AB$6];2))" office:value-type="float" office:value="372.033600633061" calcext:value-type="float">
            <text:p>372</text:p>
          </table:table-cell>
          <table:table-cell table:style-name="ce84" table:formula="of:=SQRT(POWER([.$E51]-[.AC$5];2)+POWER([.$F51]-[.AC$6];2))" office:value-type="float" office:value="703.209783777217" calcext:value-type="float">
            <text:p>703</text:p>
          </table:table-cell>
          <table:table-cell table:style-name="ce84" table:formula="of:=SQRT(POWER([.$E51]-[.AD$5];2)+POWER([.$F51]-[.AD$6];2))" office:value-type="float" office:value="681.353065598152" calcext:value-type="float">
            <text:p>681</text:p>
          </table:table-cell>
          <table:table-cell table:style-name="ce84" table:formula="of:=SQRT(POWER([.$E51]-[.AE$5];2)+POWER([.$F51]-[.AE$6];2))" office:value-type="float" office:value="705.714531521068" calcext:value-type="float">
            <text:p>706</text:p>
          </table:table-cell>
          <table:table-cell table:style-name="ce84" table:formula="of:=SQRT(POWER([.$E51]-[.AF$5];2)+POWER([.$F51]-[.AF$6];2))" office:value-type="float" office:value="708.427131044542" calcext:value-type="float">
            <text:p>708</text:p>
          </table:table-cell>
          <table:table-cell table:style-name="ce84" table:formula="of:=SQRT(POWER([.$E51]-[.AG$5];2)+POWER([.$F51]-[.AG$6];2))" office:value-type="float" office:value="738.081973767142" calcext:value-type="float">
            <text:p>738</text:p>
          </table:table-cell>
          <table:table-cell table:style-name="ce84" table:formula="of:=SQRT(POWER([.$E51]-[.AH$5];2)+POWER([.$F51]-[.AH$6];2))" office:value-type="float" office:value="768.62994997593" calcext:value-type="float">
            <text:p>769</text:p>
          </table:table-cell>
          <table:table-cell table:style-name="ce84" table:formula="of:=SQRT(POWER([.$E51]-[.AI$5];2)+POWER([.$F51]-[.AI$6];2))" office:value-type="float" office:value="796.005653246257" calcext:value-type="float">
            <text:p>796</text:p>
          </table:table-cell>
          <table:table-cell table:style-name="ce84" table:formula="of:=SQRT(POWER([.$E51]-[.AJ$5];2)+POWER([.$F51]-[.AJ$6];2))" office:value-type="float" office:value="825.800217970424" calcext:value-type="float">
            <text:p>826</text:p>
          </table:table-cell>
          <table:table-cell table:style-name="ce84" table:formula="of:=SQRT(POWER([.$E51]-[.AK$5];2)+POWER([.$F51]-[.AK$6];2))" office:value-type="float" office:value="676.080616494808" calcext:value-type="float">
            <text:p>676</text:p>
          </table:table-cell>
          <table:table-cell table:style-name="ce84" table:formula="of:=SQRT(POWER([.$E51]-[.AL$5];2)+POWER([.$F51]-[.AL$6];2))" office:value-type="float" office:value="698.765339724288" calcext:value-type="float">
            <text:p>699</text:p>
          </table:table-cell>
          <table:table-cell table:style-name="ce84" table:formula="of:=SQRT(POWER([.$E51]-[.AM$5];2)+POWER([.$F51]-[.AM$6];2))" office:value-type="float" office:value="729.81093442069" calcext:value-type="float">
            <text:p>730</text:p>
          </table:table-cell>
          <table:table-cell table:style-name="ce84" table:formula="of:=SQRT(POWER([.$E51]-[.AN$5];2)+POWER([.$F51]-[.AN$6];2))" office:value-type="float" office:value="738.816621361485" calcext:value-type="float">
            <text:p>739</text:p>
          </table:table-cell>
          <table:table-cell table:style-name="ce84" table:formula="of:=SQRT(POWER([.$E51]-[.AO$5];2)+POWER([.$F51]-[.AO$6];2))" office:value-type="float" office:value="722.75168626576" calcext:value-type="float">
            <text:p>723</text:p>
          </table:table-cell>
          <table:table-cell table:style-name="ce84" table:formula="of:=SQRT(POWER([.$E51]-[.AP$5];2)+POWER([.$F51]-[.AP$6];2))" office:value-type="float" office:value="693.220022792187" calcext:value-type="float">
            <text:p>693</text:p>
          </table:table-cell>
          <table:table-cell table:style-name="ce84" table:formula="of:=SQRT(POWER([.$E51]-[.AQ$5];2)+POWER([.$F51]-[.AQ$6];2))" office:value-type="float" office:value="738.892414360846" calcext:value-type="float">
            <text:p>739</text:p>
          </table:table-cell>
          <table:table-cell table:style-name="ce84" table:formula="of:=SQRT(POWER([.$E51]-[.AR$5];2)+POWER([.$F51]-[.AR$6];2))" office:value-type="float" office:value="744.363486476869" calcext:value-type="float">
            <text:p>744</text:p>
          </table:table-cell>
          <table:table-cell table:style-name="ce90" table:formula="of:=SQRT(POWER([.$E51]-[.AS$5];2)+POWER([.$F51]-[.AS$6];2))" office:value-type="float" office:value="454.802154788211" calcext:value-type="float">
            <text:p>455</text:p>
          </table:table-cell>
          <table:table-cell table:style-name="ce84" table:formula="of:=SQRT(POWER([.$E51]-[.AT$5];2)+POWER([.$F51]-[.AT$6];2))" office:value-type="float" office:value="433.850204563741" calcext:value-type="float">
            <text:p>434</text:p>
          </table:table-cell>
          <table:table-cell table:style-name="ce84" table:formula="of:=SQRT(POWER([.$E51]-[.AU$5];2)+POWER([.$F51]-[.AU$6];2))" office:value-type="float" office:value="592.935072330858" calcext:value-type="float">
            <text:p>593</text:p>
          </table:table-cell>
          <table:table-cell table:style-name="ce84" table:formula="of:=SQRT(POWER([.$E51]-[.AV$5];2)+POWER([.$F51]-[.AV$6];2))" office:value-type="float" office:value="465.472877835003" calcext:value-type="float">
            <text:p>465</text:p>
          </table:table-cell>
          <table:table-cell table:style-name="ce113" table:formula="of:=SQRT(POWER([.$E51]-[.AW$5];2)+POWER([.$F51]-[.AW$6];2))" office:value-type="float" office:value="463.700334267725" calcext:value-type="float">
            <text:p>464</text:p>
          </table:table-cell>
          <table:table-cell table:style-name="ce125" table:formula="of:=SQRT(POWER([.$E51]-[.AX$5];2)+POWER([.$F51]-[.AX$6];2))" office:value-type="float" office:value="50.1597448159378" calcext:value-type="float">
            <text:p>50</text:p>
          </table:table-cell>
          <table:table-cell table:style-name="ce125"/>
          <table:table-cell table:style-name="ce125" table:formula="of:=SQRT(POWER([.$E51]-[.AZ$5];2)+POWER([.$F51]-[.AZ$6];2))" office:value-type="float" office:value="34.0147027033899" calcext:value-type="float">
            <text:p>34</text:p>
          </table:table-cell>
          <table:table-cell table:style-name="ce125" table:formula="of:=SQRT(POWER([.$E51]-[.BA$5];2)+POWER([.$F51]-[.BA$6];2))" office:value-type="float" office:value="62.2253967444162" calcext:value-type="float">
            <text:p>62</text:p>
          </table:table-cell>
          <table:table-cell table:style-name="ce125" table:formula="of:=SQRT(POWER([.$E51]-[.BB$5];2)+POWER([.$F51]-[.BB$6];2))" office:value-type="float" office:value="12.8062484748657" calcext:value-type="float">
            <text:p>13</text:p>
          </table:table-cell>
          <table:table-cell table:style-name="ce125" table:formula="of:=SQRT(POWER([.$E51]-[.BC$5];2)+POWER([.$F51]-[.BC$6];2))" office:value-type="float" office:value="68.8839603971781" calcext:value-type="float">
            <text:p>69</text:p>
          </table:table-cell>
          <table:table-cell table:style-name="ce125" table:formula="of:=SQRT(POWER([.$E51]-[.BD$5];2)+POWER([.$F51]-[.BD$6];2))" office:value-type="float" office:value="108.46197490365" calcext:value-type="float">
            <text:p>108</text:p>
          </table:table-cell>
          <table:table-cell table:style-name="ce125" table:formula="of:=SQRT(POWER([.$E51]-[.BE$5];2)+POWER([.$F51]-[.BE$6];2))" office:value-type="float" office:value="123.320720075744" calcext:value-type="float">
            <text:p>123</text:p>
          </table:table-cell>
          <table:table-cell table:style-name="ce125" table:formula="of:=SQRT(POWER([.$E51]-[.BF$5];2)+POWER([.$F51]-[.BF$6];2))" office:value-type="float" office:value="100.319489631876" calcext:value-type="float">
            <text:p>100</text:p>
          </table:table-cell>
          <table:table-cell table:style-name="ce125" table:formula="of:=SQRT(POWER([.$E51]-[.BG$5];2)+POWER([.$F51]-[.BG$6];2))" office:value-type="float" office:value="148.070928949608" calcext:value-type="float">
            <text:p>148</text:p>
          </table:table-cell>
          <table:table-cell table:style-name="ce125" table:formula="of:=SQRT(POWER([.$E51]-[.BH$5];2)+POWER([.$F51]-[.BH$6];2))" office:value-type="float" office:value="111.892805845595" calcext:value-type="float">
            <text:p>112</text:p>
          </table:table-cell>
          <table:table-cell table:style-name="ce125" table:formula="of:=SQRT(POWER([.$E51]-[.BI$5];2)+POWER([.$F51]-[.BI$6];2))" office:value-type="float" office:value="151.433153569488" calcext:value-type="float">
            <text:p>151</text:p>
          </table:table-cell>
          <table:table-cell table:style-name="ce125" table:formula="of:=SQRT(POWER([.$E51]-[.BJ$5];2)+POWER([.$F51]-[.BJ$6];2))" office:value-type="float" office:value="128.654576288603" calcext:value-type="float">
            <text:p>129</text:p>
          </table:table-cell>
          <table:table-cell table:style-name="ce125" table:formula="of:=SQRT(POWER([.$E51]-[.BK$5];2)+POWER([.$F51]-[.BK$6];2))" office:value-type="float" office:value="388.641222723478" calcext:value-type="float">
            <text:p>389</text:p>
          </table:table-cell>
          <table:table-cell table:style-name="ce125" table:formula="of:=SQRT(POWER([.$E51]-[.BL$5];2)+POWER([.$F51]-[.BL$6];2))" office:value-type="float" office:value="153.792067415716" calcext:value-type="float">
            <text:p>154</text:p>
          </table:table-cell>
          <table:table-cell table:style-name="ce126" table:formula="of:=SQRT(POWER([.$E51]-[.BM$5];2)+POWER([.$F51]-[.BM$6];2))" office:value-type="float" office:value="322.665461430256" calcext:value-type="float">
            <text:p>323</text:p>
          </table:table-cell>
          <table:table-cell table:style-name="ce125" table:formula="of:=SQRT(POWER([.$E51]-[.BN$5];2)+POWER([.$F51]-[.BN$6];2))" office:value-type="float" office:value="235.529191396735" calcext:value-type="float">
            <text:p>236</text:p>
          </table:table-cell>
          <table:table-cell table:style-name="ce125" table:formula="of:=SQRT(POWER([.$E51]-[.BO$5];2)+POWER([.$F51]-[.BO$6];2))" office:value-type="float" office:value="258.712195305904" calcext:value-type="float">
            <text:p>259</text:p>
          </table:table-cell>
          <table:table-cell table:style-name="ce125" table:formula="of:=SQRT(POWER([.$E51]-[.BP$5];2)+POWER([.$F51]-[.BP$6];2))" office:value-type="float" office:value="222.245359906568" calcext:value-type="float">
            <text:p>222</text:p>
          </table:table-cell>
          <table:table-cell table:style-name="ce125" table:formula="of:=SQRT(POWER([.$E51]-[.BQ$5];2)+POWER([.$F51]-[.BQ$6];2))" office:value-type="float" office:value="228.641641001809" calcext:value-type="float">
            <text:p>229</text:p>
          </table:table-cell>
          <table:table-cell table:style-name="ce125" table:formula="of:=SQRT(POWER([.$E51]-[.BR$5];2)+POWER([.$F51]-[.BR$6];2))" office:value-type="float" office:value="172.661518584773" calcext:value-type="float">
            <text:p>173</text:p>
          </table:table-cell>
          <table:table-cell table:style-name="ce125" table:formula="of:=SQRT(POWER([.$E51]-[.BS$5];2)+POWER([.$F51]-[.BS$6];2))" office:value-type="float" office:value="154.012986465428" calcext:value-type="float">
            <text:p>154</text:p>
          </table:table-cell>
          <table:table-cell table:number-columns-repeated="953"/>
        </table:table-row>
        <table:table-row table:style-name="ro5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Форпост</text:p>
          </table:table-cell>
          <table:table-cell office:value-type="string" calcext:value-type="string">
            <text:p>T3</text:p>
          </table:table-cell>
          <table:table-cell office:value-type="float" office:value="288" calcext:value-type="float">
            <text:p>288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84" table:formula="of:=SQRT(POWER([.$E52]-[.H$5];2)+POWER([.$F52]-[.H$6];2))" office:value-type="float" office:value="527.154626272027" calcext:value-type="float">
            <text:p>527</text:p>
          </table:table-cell>
          <table:table-cell table:style-name="ce84" table:formula="of:=SQRT(POWER([.$E52]-[.I$5];2)+POWER([.$F52]-[.I$6];2))" office:value-type="float" office:value="543.28261521974" calcext:value-type="float">
            <text:p>543</text:p>
          </table:table-cell>
          <table:table-cell table:style-name="ce84" table:formula="of:=SQRT(POWER([.$E52]-[.J$5];2)+POWER([.$F52]-[.J$6];2))" office:value-type="float" office:value="551.337464716484" calcext:value-type="float">
            <text:p>551</text:p>
          </table:table-cell>
          <table:table-cell table:style-name="ce84" table:formula="of:=SQRT(POWER([.$E52]-[.K$5];2)+POWER([.$F52]-[.K$6];2))" office:value-type="float" office:value="535.210239064987" calcext:value-type="float">
            <text:p>535</text:p>
          </table:table-cell>
          <table:table-cell table:style-name="ce84" table:formula="of:=SQRT(POWER([.$E52]-[.L$5];2)+POWER([.$F52]-[.L$6];2))" office:value-type="float" office:value="515.6946771104" calcext:value-type="float">
            <text:p>516</text:p>
          </table:table-cell>
          <table:table-cell table:style-name="ce84" table:formula="of:=SQRT(POWER([.$E52]-[.M$5];2)+POWER([.$F52]-[.M$6];2))" office:value-type="float" office:value="501.01596780941" calcext:value-type="float">
            <text:p>501</text:p>
          </table:table-cell>
          <table:table-cell table:style-name="ce84" table:formula="of:=SQRT(POWER([.$E52]-[.N$5];2)+POWER([.$F52]-[.N$6];2))" office:value-type="float" office:value="503.901776142931" calcext:value-type="float">
            <text:p>504</text:p>
          </table:table-cell>
          <table:table-cell table:style-name="ce84" table:formula="of:=SQRT(POWER([.$E52]-[.O$5];2)+POWER([.$F52]-[.O$6];2))" office:value-type="float" office:value="527.276967067593" calcext:value-type="float">
            <text:p>527</text:p>
          </table:table-cell>
          <table:table-cell table:style-name="ce84" table:formula="of:=SQRT(POWER([.$E52]-[.P$5];2)+POWER([.$F52]-[.P$6];2))" office:value-type="float" office:value="539.962961692744" calcext:value-type="float">
            <text:p>540</text:p>
          </table:table-cell>
          <table:table-cell table:style-name="ce84" table:formula="of:=SQRT(POWER([.$E52]-[.Q$5];2)+POWER([.$F52]-[.Q$6];2))" office:value-type="float" office:value="544.45018137567" calcext:value-type="float">
            <text:p>544</text:p>
          </table:table-cell>
          <table:table-cell table:style-name="ce84" table:formula="of:=SQRT(POWER([.$E52]-[.R$5];2)+POWER([.$F52]-[.R$6];2))" office:value-type="float" office:value="525.655780906098" calcext:value-type="float">
            <text:p>526</text:p>
          </table:table-cell>
          <table:table-cell table:style-name="ce84" table:formula="of:=SQRT(POWER([.$E52]-[.S$5];2)+POWER([.$F52]-[.S$6];2))" office:value-type="float" office:value="628.007165564216" calcext:value-type="float">
            <text:p>628</text:p>
          </table:table-cell>
          <table:table-cell table:style-name="ce84" table:formula="of:=SQRT(POWER([.$E52]-[.T$5];2)+POWER([.$F52]-[.T$6];2))" office:value-type="float" office:value="660.037120168252" calcext:value-type="float">
            <text:p>660</text:p>
          </table:table-cell>
          <table:table-cell table:style-name="ce84" table:formula="of:=SQRT(POWER([.$E52]-[.U$5];2)+POWER([.$F52]-[.U$6];2))" office:value-type="float" office:value="649.162537428031" calcext:value-type="float">
            <text:p>649</text:p>
          </table:table-cell>
          <table:table-cell table:style-name="ce84" table:formula="of:=SQRT(POWER([.$E52]-[.V$5];2)+POWER([.$F52]-[.V$6];2))" office:value-type="float" office:value="700.833789139765" calcext:value-type="float">
            <text:p>701</text:p>
          </table:table-cell>
          <table:table-cell table:style-name="ce90" table:formula="of:=SQRT(POWER([.$E52]-[.W$5];2)+POWER([.$F52]-[.W$6];2))" office:value-type="float" office:value="616.13716005448" calcext:value-type="float">
            <text:p>616</text:p>
          </table:table-cell>
          <table:table-cell table:style-name="ce84" table:formula="of:=SQRT(POWER([.$E52]-[.X$5];2)+POWER([.$F52]-[.X$6];2))" office:value-type="float" office:value="567.648658943188" calcext:value-type="float">
            <text:p>568</text:p>
          </table:table-cell>
          <table:table-cell table:style-name="ce84" table:formula="of:=SQRT(POWER([.$E52]-[.Y$5];2)+POWER([.$F52]-[.Y$6];2))" office:value-type="float" office:value="476.64032561251" calcext:value-type="float">
            <text:p>477</text:p>
          </table:table-cell>
          <table:table-cell table:style-name="ce84" table:formula="of:=SQRT(POWER([.$E52]-[.Z$5];2)+POWER([.$F52]-[.Z$6];2))" office:value-type="float" office:value="489.883659658087" calcext:value-type="float">
            <text:p>490</text:p>
          </table:table-cell>
          <table:table-cell table:style-name="ce108" table:formula="of:=SQRT(POWER([.$E52]-[.AA$5];2)+POWER([.$F52]-[.AA$6];2))" office:value-type="float" office:value="555.425962662892" calcext:value-type="float">
            <text:p>555</text:p>
          </table:table-cell>
          <table:table-cell table:style-name="ce113" table:formula="of:=SQRT(POWER([.$E52]-[.AB$5];2)+POWER([.$F52]-[.AB$6];2))" office:value-type="float" office:value="392.74673773311" calcext:value-type="float">
            <text:p>393</text:p>
          </table:table-cell>
          <table:table-cell table:style-name="ce84" table:formula="of:=SQRT(POWER([.$E52]-[.AC$5];2)+POWER([.$F52]-[.AC$6];2))" office:value-type="float" office:value="736.951151705457" calcext:value-type="float">
            <text:p>737</text:p>
          </table:table-cell>
          <table:table-cell table:style-name="ce84" table:formula="of:=SQRT(POWER([.$E52]-[.AD$5];2)+POWER([.$F52]-[.AD$6];2))" office:value-type="float" office:value="715.296442043437" calcext:value-type="float">
            <text:p>715</text:p>
          </table:table-cell>
          <table:table-cell table:style-name="ce84" table:formula="of:=SQRT(POWER([.$E52]-[.AE$5];2)+POWER([.$F52]-[.AE$6];2))" office:value-type="float" office:value="739.710754281699" calcext:value-type="float">
            <text:p>740</text:p>
          </table:table-cell>
          <table:table-cell table:style-name="ce84" table:formula="of:=SQRT(POWER([.$E52]-[.AF$5];2)+POWER([.$F52]-[.AF$6];2))" office:value-type="float" office:value="742.428447730824" calcext:value-type="float">
            <text:p>742</text:p>
          </table:table-cell>
          <table:table-cell table:style-name="ce84" table:formula="of:=SQRT(POWER([.$E52]-[.AG$5];2)+POWER([.$F52]-[.AG$6];2))" office:value-type="float" office:value="771.722748142103" calcext:value-type="float">
            <text:p>772</text:p>
          </table:table-cell>
          <table:table-cell table:style-name="ce84" table:formula="of:=SQRT(POWER([.$E52]-[.AH$5];2)+POWER([.$F52]-[.AH$6];2))" office:value-type="float" office:value="802.028054372165" calcext:value-type="float">
            <text:p>802</text:p>
          </table:table-cell>
          <table:table-cell table:style-name="ce84" table:formula="of:=SQRT(POWER([.$E52]-[.AI$5];2)+POWER([.$F52]-[.AI$6];2))" office:value-type="float" office:value="829.211673820382" calcext:value-type="float">
            <text:p>829</text:p>
          </table:table-cell>
          <table:table-cell table:style-name="ce84" table:formula="of:=SQRT(POWER([.$E52]-[.AJ$5];2)+POWER([.$F52]-[.AJ$6];2))" office:value-type="float" office:value="859.037251811585" calcext:value-type="float">
            <text:p>859</text:p>
          </table:table-cell>
          <table:table-cell table:style-name="ce84" table:formula="of:=SQRT(POWER([.$E52]-[.AK$5];2)+POWER([.$F52]-[.AK$6];2))" office:value-type="float" office:value="709.774612112888" calcext:value-type="float">
            <text:p>710</text:p>
          </table:table-cell>
          <table:table-cell table:style-name="ce84" table:formula="of:=SQRT(POWER([.$E52]-[.AL$5];2)+POWER([.$F52]-[.AL$6];2))" office:value-type="float" office:value="732.148891961191" calcext:value-type="float">
            <text:p>732</text:p>
          </table:table-cell>
          <table:table-cell table:style-name="ce84" table:formula="of:=SQRT(POWER([.$E52]-[.AM$5];2)+POWER([.$F52]-[.AM$6];2))" office:value-type="float" office:value="762.630316732819" calcext:value-type="float">
            <text:p>763</text:p>
          </table:table-cell>
          <table:table-cell table:style-name="ce84" table:formula="of:=SQRT(POWER([.$E52]-[.AN$5];2)+POWER([.$F52]-[.AN$6];2))" office:value-type="float" office:value="771.168593758849" calcext:value-type="float">
            <text:p>771</text:p>
          </table:table-cell>
          <table:table-cell table:style-name="ce84" table:formula="of:=SQRT(POWER([.$E52]-[.AO$5];2)+POWER([.$F52]-[.AO$6];2))" office:value-type="float" office:value="754.843692429102" calcext:value-type="float">
            <text:p>755</text:p>
          </table:table-cell>
          <table:table-cell table:style-name="ce84" table:formula="of:=SQRT(POWER([.$E52]-[.AP$5];2)+POWER([.$F52]-[.AP$6];2))" office:value-type="float" office:value="725.862934719772" calcext:value-type="float">
            <text:p>726</text:p>
          </table:table-cell>
          <table:table-cell table:style-name="ce84" table:formula="of:=SQRT(POWER([.$E52]-[.AQ$5];2)+POWER([.$F52]-[.AQ$6];2))" office:value-type="float" office:value="772.738636280081" calcext:value-type="float">
            <text:p>773</text:p>
          </table:table-cell>
          <table:table-cell table:style-name="ce84" table:formula="of:=SQRT(POWER([.$E52]-[.AR$5];2)+POWER([.$F52]-[.AR$6];2))" office:value-type="float" office:value="777.443245516996" calcext:value-type="float">
            <text:p>777</text:p>
          </table:table-cell>
          <table:table-cell table:style-name="ce90" table:formula="of:=SQRT(POWER([.$E52]-[.AS$5];2)+POWER([.$F52]-[.AS$6];2))" office:value-type="float" office:value="484.926798599541" calcext:value-type="float">
            <text:p>485</text:p>
          </table:table-cell>
          <table:table-cell table:style-name="ce84" table:formula="of:=SQRT(POWER([.$E52]-[.AT$5];2)+POWER([.$F52]-[.AT$6];2))" office:value-type="float" office:value="467.209802979347" calcext:value-type="float">
            <text:p>467</text:p>
          </table:table-cell>
          <table:table-cell table:style-name="ce84" table:formula="of:=SQRT(POWER([.$E52]-[.AU$5];2)+POWER([.$F52]-[.AU$6];2))" office:value-type="float" office:value="626.872395308647" calcext:value-type="float">
            <text:p>627</text:p>
          </table:table-cell>
          <table:table-cell table:style-name="ce84" table:formula="of:=SQRT(POWER([.$E52]-[.AV$5];2)+POWER([.$F52]-[.AV$6];2))" office:value-type="float" office:value="499.417660881151" calcext:value-type="float">
            <text:p>499</text:p>
          </table:table-cell>
          <table:table-cell table:style-name="ce113" table:formula="of:=SQRT(POWER([.$E52]-[.AW$5];2)+POWER([.$F52]-[.AW$6];2))" office:value-type="float" office:value="497.470602146499" calcext:value-type="float">
            <text:p>497</text:p>
          </table:table-cell>
          <table:table-cell table:style-name="ce125" table:formula="of:=SQRT(POWER([.$E52]-[.AX$5];2)+POWER([.$F52]-[.AX$6];2))" office:value-type="float" office:value="60.2079728939615" calcext:value-type="float">
            <text:p>60</text:p>
          </table:table-cell>
          <table:table-cell table:style-name="ce125" table:formula="of:=SQRT(POWER([.$E52]-[.AY$5];2)+POWER([.$F52]-[.AY$6];2))" office:value-type="float" office:value="34.0147027033899" calcext:value-type="float">
            <text:p>34</text:p>
          </table:table-cell>
          <table:table-cell table:style-name="ce125"/>
          <table:table-cell table:style-name="ce125" table:formula="of:=SQRT(POWER([.$E52]-[.BA$5];2)+POWER([.$F52]-[.BA$6];2))" office:value-type="float" office:value="32.6955654485436" calcext:value-type="float">
            <text:p>33</text:p>
          </table:table-cell>
          <table:table-cell table:style-name="ce125" table:formula="of:=SQRT(POWER([.$E52]-[.BB$5];2)+POWER([.$F52]-[.BB$6];2))" office:value-type="float" office:value="39.2045915678253" calcext:value-type="float">
            <text:p>39</text:p>
          </table:table-cell>
          <table:table-cell table:style-name="ce125" table:formula="of:=SQRT(POWER([.$E52]-[.BC$5];2)+POWER([.$F52]-[.BC$6];2))" office:value-type="float" office:value="57.5847201955519" calcext:value-type="float">
            <text:p>58</text:p>
          </table:table-cell>
          <table:table-cell table:style-name="ce125" table:formula="of:=SQRT(POWER([.$E52]-[.BD$5];2)+POWER([.$F52]-[.BD$6];2))" office:value-type="float" office:value="86.7006343690748" calcext:value-type="float">
            <text:p>87</text:p>
          </table:table-cell>
          <table:table-cell table:style-name="ce125" table:formula="of:=SQRT(POWER([.$E52]-[.BE$5];2)+POWER([.$F52]-[.BE$6];2))" office:value-type="float" office:value="108.779593674549" calcext:value-type="float">
            <text:p>109</text:p>
          </table:table-cell>
          <table:table-cell table:style-name="ce125" table:formula="of:=SQRT(POWER([.$E52]-[.BF$5];2)+POWER([.$F52]-[.BF$6];2))" office:value-type="float" office:value="94.4298681562142" calcext:value-type="float">
            <text:p>94</text:p>
          </table:table-cell>
          <table:table-cell table:style-name="ce125" table:formula="of:=SQRT(POWER([.$E52]-[.BG$5];2)+POWER([.$F52]-[.BG$6];2))" office:value-type="float" office:value="161.40012391569" calcext:value-type="float">
            <text:p>161</text:p>
          </table:table-cell>
          <table:table-cell table:style-name="ce125" table:formula="of:=SQRT(POWER([.$E52]-[.BH$5];2)+POWER([.$F52]-[.BH$6];2))" office:value-type="float" office:value="136.79546776118" calcext:value-type="float">
            <text:p>137</text:p>
          </table:table-cell>
          <table:table-cell table:style-name="ce125" table:formula="of:=SQRT(POWER([.$E52]-[.BI$5];2)+POWER([.$F52]-[.BI$6];2))" office:value-type="float" office:value="171.898225703467" calcext:value-type="float">
            <text:p>172</text:p>
          </table:table-cell>
          <table:table-cell table:style-name="ce125" table:formula="of:=SQRT(POWER([.$E52]-[.BJ$5];2)+POWER([.$F52]-[.BJ$6];2))" office:value-type="float" office:value="157.457930889492" calcext:value-type="float">
            <text:p>157</text:p>
          </table:table-cell>
          <table:table-cell table:style-name="ce125" table:formula="of:=SQRT(POWER([.$E52]-[.BK$5];2)+POWER([.$F52]-[.BK$6];2))" office:value-type="float" office:value="415.419065522997" calcext:value-type="float">
            <text:p>415</text:p>
          </table:table-cell>
          <table:table-cell table:style-name="ce125" table:formula="of:=SQRT(POWER([.$E52]-[.BL$5];2)+POWER([.$F52]-[.BL$6];2))" office:value-type="float" office:value="179.513230710162" calcext:value-type="float">
            <text:p>180</text:p>
          </table:table-cell>
          <table:table-cell table:style-name="ce126" table:formula="of:=SQRT(POWER([.$E52]-[.BM$5];2)+POWER([.$F52]-[.BM$6];2))" office:value-type="float" office:value="351.536626825712" calcext:value-type="float">
            <text:p>352</text:p>
          </table:table-cell>
          <table:table-cell table:style-name="ce125" table:formula="of:=SQRT(POWER([.$E52]-[.BN$5];2)+POWER([.$F52]-[.BN$6];2))" office:value-type="float" office:value="265.339405290658" calcext:value-type="float">
            <text:p>265</text:p>
          </table:table-cell>
          <table:table-cell table:style-name="ce125" table:formula="of:=SQRT(POWER([.$E52]-[.BO$5];2)+POWER([.$F52]-[.BO$6];2))" office:value-type="float" office:value="285.077182531328" calcext:value-type="float">
            <text:p>285</text:p>
          </table:table-cell>
          <table:table-cell table:style-name="ce125" table:formula="of:=SQRT(POWER([.$E52]-[.BP$5];2)+POWER([.$F52]-[.BP$6];2))" office:value-type="float" office:value="231.624696438009" calcext:value-type="float">
            <text:p>232</text:p>
          </table:table-cell>
          <table:table-cell table:style-name="ce125" table:formula="of:=SQRT(POWER([.$E52]-[.BQ$5];2)+POWER([.$F52]-[.BQ$6];2))" office:value-type="float" office:value="226.636272471994" calcext:value-type="float">
            <text:p>227</text:p>
          </table:table-cell>
          <table:table-cell table:style-name="ce125" table:formula="of:=SQRT(POWER([.$E52]-[.BR$5];2)+POWER([.$F52]-[.BR$6];2))" office:value-type="float" office:value="179.479803877762" calcext:value-type="float">
            <text:p>179</text:p>
          </table:table-cell>
          <table:table-cell table:style-name="ce125" table:formula="of:=SQRT(POWER([.$E52]-[.BS$5];2)+POWER([.$F52]-[.BS$6];2))" office:value-type="float" office:value="149.883287927641" calcext:value-type="float">
            <text:p>150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Станция добычи газа</text:p>
          </table:table-cell>
          <table:table-cell office:value-type="string" calcext:value-type="string">
            <text:p>T4+</text:p>
          </table:table-cell>
          <table:table-cell office:value-type="float" office:value="275" calcext:value-type="float">
            <text:p>275</text:p>
          </table:table-cell>
          <table:table-cell office:value-type="float" office:value="633" calcext:value-type="float">
            <text:p>633</text:p>
          </table:table-cell>
          <table:table-cell table:style-name="ce84" table:formula="of:=MIN([.H50:.AB71])" office:value-type="float" office:value="100.284595028349" calcext:value-type="float">
            <text:p>100</text:p>
          </table:table-cell>
          <table:table-cell table:style-name="ce84" table:formula="of:=SQRT(POWER([.$E53]-[.H$5];2)+POWER([.$F53]-[.H$6];2))" office:value-type="float" office:value="551.195972409088" calcext:value-type="float">
            <text:p>551</text:p>
          </table:table-cell>
          <table:table-cell table:style-name="ce84" table:formula="of:=SQRT(POWER([.$E53]-[.I$5];2)+POWER([.$F53]-[.I$6];2))" office:value-type="float" office:value="568.124106159913" calcext:value-type="float">
            <text:p>568</text:p>
          </table:table-cell>
          <table:table-cell table:style-name="ce84" table:formula="of:=SQRT(POWER([.$E53]-[.J$5];2)+POWER([.$F53]-[.J$6];2))" office:value-type="float" office:value="574.952171923891" calcext:value-type="float">
            <text:p>575</text:p>
          </table:table-cell>
          <table:table-cell table:style-name="ce84" table:formula="of:=SQRT(POWER([.$E53]-[.K$5];2)+POWER([.$F53]-[.K$6];2))" office:value-type="float" office:value="558.068992150612" calcext:value-type="float">
            <text:p>558</text:p>
          </table:table-cell>
          <table:table-cell table:style-name="ce84" table:formula="of:=SQRT(POWER([.$E53]-[.L$5];2)+POWER([.$F53]-[.L$6];2))" office:value-type="float" office:value="538.340041237878" calcext:value-type="float">
            <text:p>538</text:p>
          </table:table-cell>
          <table:table-cell table:style-name="ce84" table:formula="of:=SQRT(POWER([.$E53]-[.M$5];2)+POWER([.$F53]-[.M$6];2))" office:value-type="float" office:value="524.415865511333" calcext:value-type="float">
            <text:p>524</text:p>
          </table:table-cell>
          <table:table-cell table:style-name="ce84" table:formula="of:=SQRT(POWER([.$E53]-[.N$5];2)+POWER([.$F53]-[.N$6];2))" office:value-type="float" office:value="528.185573449332" calcext:value-type="float">
            <text:p>528</text:p>
          </table:table-cell>
          <table:table-cell table:style-name="ce84" table:formula="of:=SQRT(POWER([.$E53]-[.O$5];2)+POWER([.$F53]-[.O$6];2))" office:value-type="float" office:value="553.507000859068" calcext:value-type="float">
            <text:p>554</text:p>
          </table:table-cell>
          <table:table-cell table:style-name="ce84" table:formula="of:=SQRT(POWER([.$E53]-[.P$5];2)+POWER([.$F53]-[.P$6];2))" office:value-type="float" office:value="566.583621365814" calcext:value-type="float">
            <text:p>567</text:p>
          </table:table-cell>
          <table:table-cell table:style-name="ce84" table:formula="of:=SQRT(POWER([.$E53]-[.Q$5];2)+POWER([.$F53]-[.Q$6];2))" office:value-type="float" office:value="571.812032052492" calcext:value-type="float">
            <text:p>572</text:p>
          </table:table-cell>
          <table:table-cell table:style-name="ce84" table:formula="of:=SQRT(POWER([.$E53]-[.R$5];2)+POWER([.$F53]-[.R$6];2))" office:value-type="float" office:value="553.112104369449" calcext:value-type="float">
            <text:p>553</text:p>
          </table:table-cell>
          <table:table-cell table:style-name="ce84" table:formula="of:=SQRT(POWER([.$E53]-[.S$5];2)+POWER([.$F53]-[.S$6];2))" office:value-type="float" office:value="658.075983454798" calcext:value-type="float">
            <text:p>658</text:p>
          </table:table-cell>
          <table:table-cell table:style-name="ce84" table:formula="of:=SQRT(POWER([.$E53]-[.T$5];2)+POWER([.$F53]-[.T$6];2))" office:value-type="float" office:value="690.289794216893" calcext:value-type="float">
            <text:p>690</text:p>
          </table:table-cell>
          <table:table-cell table:style-name="ce84" table:formula="of:=SQRT(POWER([.$E53]-[.U$5];2)+POWER([.$F53]-[.U$6];2))" office:value-type="float" office:value="680.371222201527" calcext:value-type="float">
            <text:p>680</text:p>
          </table:table-cell>
          <table:table-cell table:style-name="ce84" table:formula="of:=SQRT(POWER([.$E53]-[.V$5];2)+POWER([.$F53]-[.V$6];2))" office:value-type="float" office:value="733.368256744182" calcext:value-type="float">
            <text:p>733</text:p>
          </table:table-cell>
          <table:table-cell table:style-name="ce90" table:formula="of:=SQRT(POWER([.$E53]-[.W$5];2)+POWER([.$F53]-[.W$6];2))" office:value-type="float" office:value="648.820468234472" calcext:value-type="float">
            <text:p>649</text:p>
          </table:table-cell>
          <table:table-cell table:style-name="ce84" table:formula="of:=SQRT(POWER([.$E53]-[.X$5];2)+POWER([.$F53]-[.X$6];2))" office:value-type="float" office:value="592.574046006067" calcext:value-type="float">
            <text:p>593</text:p>
          </table:table-cell>
          <table:table-cell table:style-name="ce84" table:formula="of:=SQRT(POWER([.$E53]-[.Y$5];2)+POWER([.$F53]-[.Y$6];2))" office:value-type="float" office:value="504.167630853073" calcext:value-type="float">
            <text:p>504</text:p>
          </table:table-cell>
          <table:table-cell table:style-name="ce84" table:formula="of:=SQRT(POWER([.$E53]-[.Z$5];2)+POWER([.$F53]-[.Z$6];2))" office:value-type="float" office:value="518.035713054612" calcext:value-type="float">
            <text:p>518</text:p>
          </table:table-cell>
          <table:table-cell table:style-name="ce108" table:formula="of:=SQRT(POWER([.$E53]-[.AA$5];2)+POWER([.$F53]-[.AA$6];2))" office:value-type="float" office:value="579.058718956895" calcext:value-type="float">
            <text:p>579</text:p>
          </table:table-cell>
          <table:table-cell table:style-name="ce113" table:formula="of:=SQRT(POWER([.$E53]-[.AB$5];2)+POWER([.$F53]-[.AB$6];2))" office:value-type="float" office:value="425.131744286404" calcext:value-type="float">
            <text:p>425</text:p>
          </table:table-cell>
          <table:table-cell table:style-name="ce84" table:formula="of:=SQRT(POWER([.$E53]-[.AC$5];2)+POWER([.$F53]-[.AC$6];2))" office:value-type="float" office:value="763.910989579283" calcext:value-type="float">
            <text:p>764</text:p>
          </table:table-cell>
          <table:table-cell table:style-name="ce84" table:formula="of:=SQRT(POWER([.$E53]-[.AD$5];2)+POWER([.$F53]-[.AD$6];2))" office:value-type="float" office:value="741.11402631444" calcext:value-type="float">
            <text:p>741</text:p>
          </table:table-cell>
          <table:table-cell table:style-name="ce84" table:formula="of:=SQRT(POWER([.$E53]-[.AE$5];2)+POWER([.$F53]-[.AE$6];2))" office:value-type="float" office:value="764.895417687935" calcext:value-type="float">
            <text:p>765</text:p>
          </table:table-cell>
          <table:table-cell table:style-name="ce84" table:formula="of:=SQRT(POWER([.$E53]-[.AF$5];2)+POWER([.$F53]-[.AF$6];2))" office:value-type="float" office:value="767.513517796267" calcext:value-type="float">
            <text:p>768</text:p>
          </table:table-cell>
          <table:table-cell table:style-name="ce84" table:formula="of:=SQRT(POWER([.$E53]-[.AG$5];2)+POWER([.$F53]-[.AG$6];2))" office:value-type="float" office:value="799.052563978115" calcext:value-type="float">
            <text:p>799</text:p>
          </table:table-cell>
          <table:table-cell table:style-name="ce84" table:formula="of:=SQRT(POWER([.$E53]-[.AH$5];2)+POWER([.$F53]-[.AH$6];2))" office:value-type="float" office:value="830.060238777885" calcext:value-type="float">
            <text:p>830</text:p>
          </table:table-cell>
          <table:table-cell table:style-name="ce84" table:formula="of:=SQRT(POWER([.$E53]-[.AI$5];2)+POWER([.$F53]-[.AI$6];2))" office:value-type="float" office:value="857.681176195444" calcext:value-type="float">
            <text:p>858</text:p>
          </table:table-cell>
          <table:table-cell table:style-name="ce84" table:formula="of:=SQRT(POWER([.$E53]-[.AJ$5];2)+POWER([.$F53]-[.AJ$6];2))" office:value-type="float" office:value="887.437885150279" calcext:value-type="float">
            <text:p>887</text:p>
          </table:table-cell>
          <table:table-cell table:style-name="ce84" table:formula="of:=SQRT(POWER([.$E53]-[.AK$5];2)+POWER([.$F53]-[.AK$6];2))" office:value-type="float" office:value="736.926726343943" calcext:value-type="float">
            <text:p>737</text:p>
          </table:table-cell>
          <table:table-cell table:style-name="ce84" table:formula="of:=SQRT(POWER([.$E53]-[.AL$5];2)+POWER([.$F53]-[.AL$6];2))" office:value-type="float" office:value="760.226939801531" calcext:value-type="float">
            <text:p>760</text:p>
          </table:table-cell>
          <table:table-cell table:style-name="ce84" table:formula="of:=SQRT(POWER([.$E53]-[.AM$5];2)+POWER([.$F53]-[.AM$6];2))" office:value-type="float" office:value="791.808057549303" calcext:value-type="float">
            <text:p>792</text:p>
          </table:table-cell>
          <table:table-cell table:style-name="ce84" table:formula="of:=SQRT(POWER([.$E53]-[.AN$5];2)+POWER([.$F53]-[.AN$6];2))" office:value-type="float" office:value="800.995630450004" calcext:value-type="float">
            <text:p>801</text:p>
          </table:table-cell>
          <table:table-cell table:style-name="ce84" table:formula="of:=SQRT(POWER([.$E53]-[.AO$5];2)+POWER([.$F53]-[.AO$6];2))" office:value-type="float" office:value="784.970063123429" calcext:value-type="float">
            <text:p>785</text:p>
          </table:table-cell>
          <table:table-cell table:style-name="ce84" table:formula="of:=SQRT(POWER([.$E53]-[.AP$5];2)+POWER([.$F53]-[.AP$6];2))" office:value-type="float" office:value="755.30788424324" calcext:value-type="float">
            <text:p>755</text:p>
          </table:table-cell>
          <table:table-cell table:style-name="ce84" table:formula="of:=SQRT(POWER([.$E53]-[.AQ$5];2)+POWER([.$F53]-[.AQ$6];2))" office:value-type="float" office:value="799.195845835049" calcext:value-type="float">
            <text:p>799</text:p>
          </table:table-cell>
          <table:table-cell table:style-name="ce84" table:formula="of:=SQRT(POWER([.$E53]-[.AR$5];2)+POWER([.$F53]-[.AR$6];2))" office:value-type="float" office:value="806.169337050225" calcext:value-type="float">
            <text:p>806</text:p>
          </table:table-cell>
          <table:table-cell table:style-name="ce90" table:formula="of:=SQRT(POWER([.$E53]-[.AS$5];2)+POWER([.$F53]-[.AS$6];2))" office:value-type="float" office:value="516.500726040148" calcext:value-type="float">
            <text:p>517</text:p>
          </table:table-cell>
          <table:table-cell table:style-name="ce84" table:formula="of:=SQRT(POWER([.$E53]-[.AT$5];2)+POWER([.$F53]-[.AT$6];2))" office:value-type="float" office:value="495.404884917377" calcext:value-type="float">
            <text:p>495</text:p>
          </table:table-cell>
          <table:table-cell table:style-name="ce84" table:formula="of:=SQRT(POWER([.$E53]-[.AU$5];2)+POWER([.$F53]-[.AU$6];2))" office:value-type="float" office:value="650" calcext:value-type="float">
            <text:p>650</text:p>
          </table:table-cell>
          <table:table-cell table:style-name="ce84" table:formula="of:=SQRT(POWER([.$E53]-[.AV$5];2)+POWER([.$F53]-[.AV$6];2))" office:value-type="float" office:value="522.73224503564" calcext:value-type="float">
            <text:p>523</text:p>
          </table:table-cell>
          <table:table-cell table:style-name="ce113" table:formula="of:=SQRT(POWER([.$E53]-[.AW$5];2)+POWER([.$F53]-[.AW$6];2))" office:value-type="float" office:value="519.547880372926" calcext:value-type="float">
            <text:p>520</text:p>
          </table:table-cell>
          <table:table-cell table:style-name="ce125" table:formula="of:=SQRT(POWER([.$E53]-[.AX$5];2)+POWER([.$F53]-[.AX$6];2))" office:value-type="float" office:value="64.0312423743285" calcext:value-type="float">
            <text:p>64</text:p>
          </table:table-cell>
          <table:table-cell table:style-name="ce125" table:formula="of:=SQRT(POWER([.$E53]-[.AY$5];2)+POWER([.$F53]-[.AY$6];2))" office:value-type="float" office:value="62.2253967444162" calcext:value-type="float">
            <text:p>62</text:p>
          </table:table-cell>
          <table:table-cell table:style-name="ce125" table:formula="of:=SQRT(POWER([.$E53]-[.AZ$5];2)+POWER([.$F53]-[.AZ$6];2))" office:value-type="float" office:value="32.6955654485436" calcext:value-type="float">
            <text:p>33</text:p>
          </table:table-cell>
          <table:table-cell table:style-name="ce125"/>
          <table:table-cell table:style-name="ce125" table:formula="of:=SQRT(POWER([.$E53]-[.BB$5];2)+POWER([.$F53]-[.BB$6];2))" office:value-type="float" office:value="62.1288982680363" calcext:value-type="float">
            <text:p>62</text:p>
          </table:table-cell>
          <table:table-cell table:style-name="ce125" table:formula="of:=SQRT(POWER([.$E53]-[.BC$5];2)+POWER([.$F53]-[.BC$6];2))" office:value-type="float" office:value="40.8044115262063" calcext:value-type="float">
            <text:p>41</text:p>
          </table:table-cell>
          <table:table-cell table:style-name="ce125" table:formula="of:=SQRT(POWER([.$E53]-[.BD$5];2)+POWER([.$F53]-[.BD$6];2))" office:value-type="float" office:value="56.0357029044876" calcext:value-type="float">
            <text:p>56</text:p>
          </table:table-cell>
          <table:table-cell table:style-name="ce125" table:formula="of:=SQRT(POWER([.$E53]-[.BE$5];2)+POWER([.$F53]-[.BE$6];2))" office:value-type="float" office:value="82.2192191643779" calcext:value-type="float">
            <text:p>82</text:p>
          </table:table-cell>
          <table:table-cell table:style-name="ce125" table:formula="of:=SQRT(POWER([.$E53]-[.BF$5];2)+POWER([.$F53]-[.BF$6];2))" office:value-type="float" office:value="76.4198926981712" calcext:value-type="float">
            <text:p>76</text:p>
          </table:table-cell>
          <table:table-cell table:style-name="ce125" table:formula="of:=SQRT(POWER([.$E53]-[.BG$5];2)+POWER([.$F53]-[.BG$6];2))" office:value-type="float" office:value="157.012738336735" calcext:value-type="float">
            <text:p>157</text:p>
          </table:table-cell>
          <table:table-cell table:style-name="ce125" table:formula="of:=SQRT(POWER([.$E53]-[.BH$5];2)+POWER([.$F53]-[.BH$6];2))" office:value-type="float" office:value="146.013697987552" calcext:value-type="float">
            <text:p>146</text:p>
          </table:table-cell>
          <table:table-cell table:style-name="ce125" table:formula="of:=SQRT(POWER([.$E53]-[.BI$5];2)+POWER([.$F53]-[.BI$6];2))" office:value-type="float" office:value="174.64249196573" calcext:value-type="float">
            <text:p>175</text:p>
          </table:table-cell>
          <table:table-cell table:style-name="ce125" table:formula="of:=SQRT(POWER([.$E53]-[.BJ$5];2)+POWER([.$F53]-[.BJ$6];2))" office:value-type="float" office:value="170.950285170865" calcext:value-type="float">
            <text:p>171</text:p>
          </table:table-cell>
          <table:table-cell table:style-name="ce125" table:formula="of:=SQRT(POWER([.$E53]-[.BK$5];2)+POWER([.$F53]-[.BK$6];2))" office:value-type="float" office:value="447.966516605873" calcext:value-type="float">
            <text:p>448</text:p>
          </table:table-cell>
          <table:table-cell table:style-name="ce125" table:formula="of:=SQRT(POWER([.$E53]-[.BL$5];2)+POWER([.$F53]-[.BL$6];2))" office:value-type="float" office:value="188.265769591819" calcext:value-type="float">
            <text:p>188</text:p>
          </table:table-cell>
          <table:table-cell table:style-name="ce126" table:formula="of:=SQRT(POWER([.$E53]-[.BM$5];2)+POWER([.$F53]-[.BM$6];2))" office:value-type="float" office:value="383.594838338578" calcext:value-type="float">
            <text:p>384</text:p>
          </table:table-cell>
          <table:table-cell table:style-name="ce125" table:formula="of:=SQRT(POWER([.$E53]-[.BN$5];2)+POWER([.$F53]-[.BN$6];2))" office:value-type="float" office:value="297.001683496912" calcext:value-type="float">
            <text:p>297</text:p>
          </table:table-cell>
          <table:table-cell table:style-name="ce125" table:formula="of:=SQRT(POWER([.$E53]-[.BO$5];2)+POWER([.$F53]-[.BO$6];2))" office:value-type="float" office:value="317.647603485372" calcext:value-type="float">
            <text:p>318</text:p>
          </table:table-cell>
          <table:table-cell table:style-name="ce125" table:formula="of:=SQRT(POWER([.$E53]-[.BP$5];2)+POWER([.$F53]-[.BP$6];2))" office:value-type="float" office:value="261.03064954139" calcext:value-type="float">
            <text:p>261</text:p>
          </table:table-cell>
          <table:table-cell table:style-name="ce125" table:formula="of:=SQRT(POWER([.$E53]-[.BQ$5];2)+POWER([.$F53]-[.BQ$6];2))" office:value-type="float" office:value="250.145957392879" calcext:value-type="float">
            <text:p>250</text:p>
          </table:table-cell>
          <table:table-cell table:style-name="ce125" table:formula="of:=SQRT(POWER([.$E53]-[.BR$5];2)+POWER([.$F53]-[.BR$6];2))" office:value-type="float" office:value="208.240245870005" calcext:value-type="float">
            <text:p>208</text:p>
          </table:table-cell>
          <table:table-cell table:style-name="ce125" table:formula="of:=SQRT(POWER([.$E53]-[.BS$5];2)+POWER([.$F53]-[.BS$6];2))" office:value-type="float" office:value="173.366663462155" calcext:value-type="float">
            <text:p>173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Корпоративные верфи Иерихона</text:p>
          </table:table-cell>
          <table:table-cell office:value-type="string" calcext:value-type="string">
            <text:p>?</text:p>
          </table:table-cell>
          <table:table-cell office:value-type="float" office:value="327" calcext:value-type="float">
            <text:p>327</text:p>
          </table:table-cell>
          <table:table-cell office:value-type="float" office:value="599" calcext:value-type="float">
            <text:p>599</text:p>
          </table:table-cell>
          <table:table-cell table:style-name="ce84" table:formula="of:=MAX([.H50:.AB71])" office:value-type="float" office:value="801.109855138482" calcext:value-type="float">
            <text:p>801</text:p>
          </table:table-cell>
          <table:table-cell table:style-name="ce84" table:formula="of:=SQRT(POWER([.$E54]-[.H$5];2)+POWER([.$F54]-[.H$6];2))" office:value-type="float" office:value="538.35768778759" calcext:value-type="float">
            <text:p>538</text:p>
          </table:table-cell>
          <table:table-cell table:style-name="ce84" table:formula="of:=SQRT(POWER([.$E54]-[.I$5];2)+POWER([.$F54]-[.I$6];2))" office:value-type="float" office:value="553.014466356894" calcext:value-type="float">
            <text:p>553</text:p>
          </table:table-cell>
          <table:table-cell table:style-name="ce84" table:formula="of:=SQRT(POWER([.$E54]-[.J$5];2)+POWER([.$F54]-[.J$6];2))" office:value-type="float" office:value="563.171377113575" calcext:value-type="float">
            <text:p>563</text:p>
          </table:table-cell>
          <table:table-cell table:style-name="ce84" table:formula="of:=SQRT(POWER([.$E54]-[.K$5];2)+POWER([.$F54]-[.K$6];2))" office:value-type="float" office:value="548.336575471671" calcext:value-type="float">
            <text:p>548</text:p>
          </table:table-cell>
          <table:table-cell table:style-name="ce84" table:formula="of:=SQRT(POWER([.$E54]-[.L$5];2)+POWER([.$F54]-[.L$6];2))" office:value-type="float" office:value="529.235297386711" calcext:value-type="float">
            <text:p>529</text:p>
          </table:table-cell>
          <table:table-cell table:style-name="ce84" table:formula="of:=SQRT(POWER([.$E54]-[.M$5];2)+POWER([.$F54]-[.M$6];2))" office:value-type="float" office:value="513.404324095542" calcext:value-type="float">
            <text:p>513</text:p>
          </table:table-cell>
          <table:table-cell table:style-name="ce84" table:formula="of:=SQRT(POWER([.$E54]-[.N$5];2)+POWER([.$F54]-[.N$6];2))" office:value-type="float" office:value="514.78150704935" calcext:value-type="float">
            <text:p>515</text:p>
          </table:table-cell>
          <table:table-cell table:style-name="ce84" table:formula="of:=SQRT(POWER([.$E54]-[.O$5];2)+POWER([.$F54]-[.O$6];2))" office:value-type="float" office:value="534.424924568456" calcext:value-type="float">
            <text:p>534</text:p>
          </table:table-cell>
          <table:table-cell table:style-name="ce84" table:formula="of:=SQRT(POWER([.$E54]-[.P$5];2)+POWER([.$F54]-[.P$6];2))" office:value-type="float" office:value="546.264587905897" calcext:value-type="float">
            <text:p>546</text:p>
          </table:table-cell>
          <table:table-cell table:style-name="ce84" table:formula="of:=SQRT(POWER([.$E54]-[.Q$5];2)+POWER([.$F54]-[.Q$6];2))" office:value-type="float" office:value="549.145700156161" calcext:value-type="float">
            <text:p>549</text:p>
          </table:table-cell>
          <table:table-cell table:style-name="ce84" table:formula="of:=SQRT(POWER([.$E54]-[.R$5];2)+POWER([.$F54]-[.R$6];2))" office:value-type="float" office:value="530.212221662232" calcext:value-type="float">
            <text:p>530</text:p>
          </table:table-cell>
          <table:table-cell table:style-name="ce84" table:formula="of:=SQRT(POWER([.$E54]-[.S$5];2)+POWER([.$F54]-[.S$6];2))" office:value-type="float" office:value="625.411864294243" calcext:value-type="float">
            <text:p>625</text:p>
          </table:table-cell>
          <table:table-cell table:style-name="ce84" table:formula="of:=SQRT(POWER([.$E54]-[.T$5];2)+POWER([.$F54]-[.T$6];2))" office:value-type="float" office:value="656.780024056761" calcext:value-type="float">
            <text:p>657</text:p>
          </table:table-cell>
          <table:table-cell table:style-name="ce84" table:formula="of:=SQRT(POWER([.$E54]-[.U$5];2)+POWER([.$F54]-[.U$6];2))" office:value-type="float" office:value="642.486575735244" calcext:value-type="float">
            <text:p>642</text:p>
          </table:table-cell>
          <table:table-cell table:style-name="ce84" table:formula="of:=SQRT(POWER([.$E54]-[.V$5];2)+POWER([.$F54]-[.V$6];2))" office:value-type="float" office:value="686.166889320667" calcext:value-type="float">
            <text:p>686</text:p>
          </table:table-cell>
          <table:table-cell table:style-name="ce90" table:formula="of:=SQRT(POWER([.$E54]-[.W$5];2)+POWER([.$F54]-[.W$6];2))" office:value-type="float" office:value="598.935722761633" calcext:value-type="float">
            <text:p>599</text:p>
          </table:table-cell>
          <table:table-cell table:style-name="ce84" table:formula="of:=SQRT(POWER([.$E54]-[.X$5];2)+POWER([.$F54]-[.X$6];2))" office:value-type="float" office:value="577.141230549334" calcext:value-type="float">
            <text:p>577</text:p>
          </table:table-cell>
          <table:table-cell table:style-name="ce84" table:formula="of:=SQRT(POWER([.$E54]-[.Y$5];2)+POWER([.$F54]-[.Y$6];2))" office:value-type="float" office:value="481.249415584061" calcext:value-type="float">
            <text:p>481</text:p>
          </table:table-cell>
          <table:table-cell table:style-name="ce84" table:formula="of:=SQRT(POWER([.$E54]-[.Z$5];2)+POWER([.$F54]-[.Z$6];2))" office:value-type="float" office:value="492.975658628294" calcext:value-type="float">
            <text:p>493</text:p>
          </table:table-cell>
          <table:table-cell table:style-name="ce108" table:formula="of:=SQRT(POWER([.$E54]-[.AA$5];2)+POWER([.$F54]-[.AA$6];2))" office:value-type="float" office:value="567.215126737643" calcext:value-type="float">
            <text:p>567</text:p>
          </table:table-cell>
          <table:table-cell table:style-name="ce113" table:formula="of:=SQRT(POWER([.$E54]-[.AB$5];2)+POWER([.$F54]-[.AB$6];2))" office:value-type="float" office:value="380.42213395122" calcext:value-type="float">
            <text:p>380</text:p>
          </table:table-cell>
          <table:table-cell table:style-name="ce84" table:formula="of:=SQRT(POWER([.$E54]-[.AC$5];2)+POWER([.$F54]-[.AC$6];2))" office:value-type="float" office:value="701.78344238091" calcext:value-type="float">
            <text:p>702</text:p>
          </table:table-cell>
          <table:table-cell table:style-name="ce84" table:formula="of:=SQRT(POWER([.$E54]-[.AD$5];2)+POWER([.$F54]-[.AD$6];2))" office:value-type="float" office:value="679.124436314878" calcext:value-type="float">
            <text:p>679</text:p>
          </table:table-cell>
          <table:table-cell table:style-name="ce84" table:formula="of:=SQRT(POWER([.$E54]-[.AE$5];2)+POWER([.$F54]-[.AE$6];2))" office:value-type="float" office:value="703.07112015784" calcext:value-type="float">
            <text:p>703</text:p>
          </table:table-cell>
          <table:table-cell table:style-name="ce84" table:formula="of:=SQRT(POWER([.$E54]-[.AF$5];2)+POWER([.$F54]-[.AF$6];2))" office:value-type="float" office:value="705.720199512526" calcext:value-type="float">
            <text:p>706</text:p>
          </table:table-cell>
          <table:table-cell table:style-name="ce84" table:formula="of:=SQRT(POWER([.$E54]-[.AG$5];2)+POWER([.$F54]-[.AG$6];2))" office:value-type="float" office:value="736.929440312979" calcext:value-type="float">
            <text:p>737</text:p>
          </table:table-cell>
          <table:table-cell table:style-name="ce84" table:formula="of:=SQRT(POWER([.$E54]-[.AH$5];2)+POWER([.$F54]-[.AH$6];2))" office:value-type="float" office:value="768.023437142383" calcext:value-type="float">
            <text:p>768</text:p>
          </table:table-cell>
          <table:table-cell table:style-name="ce84" table:formula="of:=SQRT(POWER([.$E54]-[.AI$5];2)+POWER([.$F54]-[.AI$6];2))" office:value-type="float" office:value="795.7568724177" calcext:value-type="float">
            <text:p>796</text:p>
          </table:table-cell>
          <table:table-cell table:style-name="ce84" table:formula="of:=SQRT(POWER([.$E54]-[.AJ$5];2)+POWER([.$F54]-[.AJ$6];2))" office:value-type="float" office:value="825.490157421638" calcext:value-type="float">
            <text:p>825</text:p>
          </table:table-cell>
          <table:table-cell table:style-name="ce84" table:formula="of:=SQRT(POWER([.$E54]-[.AK$5];2)+POWER([.$F54]-[.AK$6];2))" office:value-type="float" office:value="674.798488439327" calcext:value-type="float">
            <text:p>675</text:p>
          </table:table-cell>
          <table:table-cell table:style-name="ce84" table:formula="of:=SQRT(POWER([.$E54]-[.AL$5];2)+POWER([.$F54]-[.AL$6];2))" office:value-type="float" office:value="698.204124880396" calcext:value-type="float">
            <text:p>698</text:p>
          </table:table-cell>
          <table:table-cell table:style-name="ce84" table:formula="of:=SQRT(POWER([.$E54]-[.AM$5];2)+POWER([.$F54]-[.AM$6];2))" office:value-type="float" office:value="730.19723362938" calcext:value-type="float">
            <text:p>730</text:p>
          </table:table-cell>
          <table:table-cell table:style-name="ce84" table:formula="of:=SQRT(POWER([.$E54]-[.AN$5];2)+POWER([.$F54]-[.AN$6];2))" office:value-type="float" office:value="739.828358472423" calcext:value-type="float">
            <text:p>740</text:p>
          </table:table-cell>
          <table:table-cell table:style-name="ce84" table:formula="of:=SQRT(POWER([.$E54]-[.AO$5];2)+POWER([.$F54]-[.AO$6];2))" office:value-type="float" office:value="724.07872500164" calcext:value-type="float">
            <text:p>724</text:p>
          </table:table-cell>
          <table:table-cell table:style-name="ce84" table:formula="of:=SQRT(POWER([.$E54]-[.AP$5];2)+POWER([.$F54]-[.AP$6];2))" office:value-type="float" office:value="693.8659812961" calcext:value-type="float">
            <text:p>694</text:p>
          </table:table-cell>
          <table:table-cell table:style-name="ce84" table:formula="of:=SQRT(POWER([.$E54]-[.AQ$5];2)+POWER([.$F54]-[.AQ$6];2))" office:value-type="float" office:value="737.103791877372" calcext:value-type="float">
            <text:p>737</text:p>
          </table:table-cell>
          <table:table-cell table:style-name="ce84" table:formula="of:=SQRT(POWER([.$E54]-[.AR$5];2)+POWER([.$F54]-[.AR$6];2))" office:value-type="float" office:value="744.341991291637" calcext:value-type="float">
            <text:p>744</text:p>
          </table:table-cell>
          <table:table-cell table:style-name="ce90" table:formula="of:=SQRT(POWER([.$E54]-[.AS$5];2)+POWER([.$F54]-[.AS$6];2))" office:value-type="float" office:value="458.132077025829" calcext:value-type="float">
            <text:p>458</text:p>
          </table:table-cell>
          <table:table-cell table:style-name="ce84" table:formula="of:=SQRT(POWER([.$E54]-[.AT$5];2)+POWER([.$F54]-[.AT$6];2))" office:value-type="float" office:value="433.444344754895" calcext:value-type="float">
            <text:p>433</text:p>
          </table:table-cell>
          <table:table-cell table:style-name="ce84" table:formula="of:=SQRT(POWER([.$E54]-[.AU$5];2)+POWER([.$F54]-[.AU$6];2))" office:value-type="float" office:value="589.033106030552" calcext:value-type="float">
            <text:p>589</text:p>
          </table:table-cell>
          <table:table-cell table:style-name="ce84" table:formula="of:=SQRT(POWER([.$E54]-[.AV$5];2)+POWER([.$F54]-[.AV$6];2))" office:value-type="float" office:value="461.641635903869" calcext:value-type="float">
            <text:p>462</text:p>
          </table:table-cell>
          <table:table-cell table:style-name="ce113" table:formula="of:=SQRT(POWER([.$E54]-[.AW$5];2)+POWER([.$F54]-[.AW$6];2))" office:value-type="float" office:value="459.166636418632" calcext:value-type="float">
            <text:p>459</text:p>
          </table:table-cell>
          <table:table-cell table:style-name="ce125" table:formula="of:=SQRT(POWER([.$E54]-[.AX$5];2)+POWER([.$F54]-[.AX$6];2))" office:value-type="float" office:value="37.9473319220205" calcext:value-type="float">
            <text:p>38</text:p>
          </table:table-cell>
          <table:table-cell table:style-name="ce125" table:formula="of:=SQRT(POWER([.$E54]-[.AY$5];2)+POWER([.$F54]-[.AY$6];2))" office:value-type="float" office:value="12.8062484748657" calcext:value-type="float">
            <text:p>13</text:p>
          </table:table-cell>
          <table:table-cell table:style-name="ce125" table:formula="of:=SQRT(POWER([.$E54]-[.AZ$5];2)+POWER([.$F54]-[.AZ$6];2))" office:value-type="float" office:value="39.2045915678253" calcext:value-type="float">
            <text:p>39</text:p>
          </table:table-cell>
          <table:table-cell table:style-name="ce125" table:formula="of:=SQRT(POWER([.$E54]-[.BA$5];2)+POWER([.$F54]-[.BA$6];2))" office:value-type="float" office:value="62.1288982680363" calcext:value-type="float">
            <text:p>62</text:p>
          </table:table-cell>
          <table:table-cell table:style-name="ce125"/>
          <table:table-cell table:style-name="ce125" table:formula="of:=SQRT(POWER([.$E54]-[.BC$5];2)+POWER([.$F54]-[.BC$6];2))" office:value-type="float" office:value="61.0327780786685" calcext:value-type="float">
            <text:p>61</text:p>
          </table:table-cell>
          <table:table-cell table:style-name="ce125" table:formula="of:=SQRT(POWER([.$E54]-[.BD$5];2)+POWER([.$F54]-[.BD$6];2))" office:value-type="float" office:value="102.95630140987" calcext:value-type="float">
            <text:p>103</text:p>
          </table:table-cell>
          <table:table-cell table:style-name="ce125" table:formula="of:=SQRT(POWER([.$E54]-[.BE$5];2)+POWER([.$F54]-[.BE$6];2))" office:value-type="float" office:value="114.978258814438" calcext:value-type="float">
            <text:p>115</text:p>
          </table:table-cell>
          <table:table-cell table:style-name="ce125" table:formula="of:=SQRT(POWER([.$E54]-[.BF$5];2)+POWER([.$F54]-[.BF$6];2))" office:value-type="float" office:value="90" calcext:value-type="float">
            <text:p>90</text:p>
          </table:table-cell>
          <table:table-cell table:style-name="ce125" table:formula="of:=SQRT(POWER([.$E54]-[.BG$5];2)+POWER([.$F54]-[.BG$6];2))" office:value-type="float" office:value="135.28118864055" calcext:value-type="float">
            <text:p>135</text:p>
          </table:table-cell>
          <table:table-cell table:style-name="ce125" table:formula="of:=SQRT(POWER([.$E54]-[.BH$5];2)+POWER([.$F54]-[.BH$6];2))" office:value-type="float" office:value="100.657836257293" calcext:value-type="float">
            <text:p>101</text:p>
          </table:table-cell>
          <table:table-cell table:style-name="ce125" table:formula="of:=SQRT(POWER([.$E54]-[.BI$5];2)+POWER([.$F54]-[.BI$6];2))" office:value-type="float" office:value="139.283882771841" calcext:value-type="float">
            <text:p>139</text:p>
          </table:table-cell>
          <table:table-cell table:style-name="ce125" table:formula="of:=SQRT(POWER([.$E54]-[.BJ$5];2)+POWER([.$F54]-[.BJ$6];2))" office:value-type="float" office:value="119.079805172834" calcext:value-type="float">
            <text:p>119</text:p>
          </table:table-cell>
          <table:table-cell table:style-name="ce125" table:formula="of:=SQRT(POWER([.$E54]-[.BK$5];2)+POWER([.$F54]-[.BK$6];2))" office:value-type="float" office:value="394.271480074326" calcext:value-type="float">
            <text:p>394</text:p>
          </table:table-cell>
          <table:table-cell table:style-name="ce125" table:formula="of:=SQRT(POWER([.$E54]-[.BL$5];2)+POWER([.$F54]-[.BL$6];2))" office:value-type="float" office:value="142.940547081645" calcext:value-type="float">
            <text:p>143</text:p>
          </table:table-cell>
          <table:table-cell table:style-name="ce126" table:formula="of:=SQRT(POWER([.$E54]-[.BM$5];2)+POWER([.$F54]-[.BM$6];2))" office:value-type="float" office:value="327.08561570329" calcext:value-type="float">
            <text:p>327</text:p>
          </table:table-cell>
          <table:table-cell table:style-name="ce125" table:formula="of:=SQRT(POWER([.$E54]-[.BN$5];2)+POWER([.$F54]-[.BN$6];2))" office:value-type="float" office:value="239.453544555097" calcext:value-type="float">
            <text:p>239</text:p>
          </table:table-cell>
          <table:table-cell table:style-name="ce125" table:formula="of:=SQRT(POWER([.$E54]-[.BO$5];2)+POWER([.$F54]-[.BO$6];2))" office:value-type="float" office:value="264.801812682617" calcext:value-type="float">
            <text:p>265</text:p>
          </table:table-cell>
          <table:table-cell table:style-name="ce125" table:formula="of:=SQRT(POWER([.$E54]-[.BP$5];2)+POWER([.$F54]-[.BP$6];2))" office:value-type="float" office:value="233.805474700658" calcext:value-type="float">
            <text:p>234</text:p>
          </table:table-cell>
          <table:table-cell table:style-name="ce125" table:formula="of:=SQRT(POWER([.$E54]-[.BQ$5];2)+POWER([.$F54]-[.BQ$6];2))" office:value-type="float" office:value="241.364869026128" calcext:value-type="float">
            <text:p>241</text:p>
          </table:table-cell>
          <table:table-cell table:style-name="ce125" table:formula="of:=SQRT(POWER([.$E54]-[.BR$5];2)+POWER([.$F54]-[.BR$6];2))" office:value-type="float" office:value="184.715998224301" calcext:value-type="float">
            <text:p>185</text:p>
          </table:table-cell>
          <table:table-cell table:style-name="ce125" table:formula="of:=SQRT(POWER([.$E54]-[.BS$5];2)+POWER([.$F54]-[.BS$6];2))" office:value-type="float" office:value="166.817265293494" calcext:value-type="float">
            <text:p>167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Разработка астероидов</text:p>
          </table:table-cell>
          <table:table-cell office:value-type="string" calcext:value-type="string">
            <text:p>T2</text:p>
          </table:table-cell>
          <table:table-cell office:value-type="float" office:value="308" calcext:value-type="float">
            <text:p>308</text:p>
          </table:table-cell>
          <table:table-cell office:value-type="float" office:value="657" calcext:value-type="float">
            <text:p>657</text:p>
          </table:table-cell>
          <table:table-cell/>
          <table:table-cell table:style-name="ce84" table:formula="of:=SQRT(POWER([.$E55]-[.H$5];2)+POWER([.$F55]-[.H$6];2))" office:value-type="float" office:value="584.739258131349" calcext:value-type="float">
            <text:p>585</text:p>
          </table:table-cell>
          <table:table-cell table:style-name="ce84" table:formula="of:=SQRT(POWER([.$E55]-[.I$5];2)+POWER([.$F55]-[.I$6];2))" office:value-type="float" office:value="600.832755431992" calcext:value-type="float">
            <text:p>601</text:p>
          </table:table-cell>
          <table:table-cell table:style-name="ce84" table:formula="of:=SQRT(POWER([.$E55]-[.J$5];2)+POWER([.$F55]-[.J$6];2))" office:value-type="float" office:value="608.911323593181" calcext:value-type="float">
            <text:p>609</text:p>
          </table:table-cell>
          <table:table-cell table:style-name="ce84" table:formula="of:=SQRT(POWER([.$E55]-[.K$5];2)+POWER([.$F55]-[.K$6];2))" office:value-type="float" office:value="592.717470638415" calcext:value-type="float">
            <text:p>593</text:p>
          </table:table-cell>
          <table:table-cell table:style-name="ce84" table:formula="of:=SQRT(POWER([.$E55]-[.L$5];2)+POWER([.$F55]-[.L$6];2))" office:value-type="float" office:value="573.171004151466" calcext:value-type="float">
            <text:p>573</text:p>
          </table:table-cell>
          <table:table-cell table:style-name="ce84" table:formula="of:=SQRT(POWER([.$E55]-[.M$5];2)+POWER([.$F55]-[.M$6];2))" office:value-type="float" office:value="558.574077450789" calcext:value-type="float">
            <text:p>559</text:p>
          </table:table-cell>
          <table:table-cell table:style-name="ce84" table:formula="of:=SQRT(POWER([.$E55]-[.N$5];2)+POWER([.$F55]-[.N$6];2))" office:value-type="float" office:value="561.484639148748" calcext:value-type="float">
            <text:p>561</text:p>
          </table:table-cell>
          <table:table-cell table:style-name="ce84" table:formula="of:=SQRT(POWER([.$E55]-[.O$5];2)+POWER([.$F55]-[.O$6];2))" office:value-type="float" office:value="584.572493365878" calcext:value-type="float">
            <text:p>585</text:p>
          </table:table-cell>
          <table:table-cell table:style-name="ce84" table:formula="of:=SQRT(POWER([.$E55]-[.P$5];2)+POWER([.$F55]-[.P$6];2))" office:value-type="float" office:value="597.129801634452" calcext:value-type="float">
            <text:p>597</text:p>
          </table:table-cell>
          <table:table-cell table:style-name="ce84" table:formula="of:=SQRT(POWER([.$E55]-[.Q$5];2)+POWER([.$F55]-[.Q$6];2))" office:value-type="float" office:value="601.300257774766" calcext:value-type="float">
            <text:p>601</text:p>
          </table:table-cell>
          <table:table-cell table:style-name="ce84" table:formula="of:=SQRT(POWER([.$E55]-[.R$5];2)+POWER([.$F55]-[.R$6];2))" office:value-type="float" office:value="582.465449619117" calcext:value-type="float">
            <text:p>582</text:p>
          </table:table-cell>
          <table:table-cell table:style-name="ce84" table:formula="of:=SQRT(POWER([.$E55]-[.S$5];2)+POWER([.$F55]-[.S$6];2))" office:value-type="float" office:value="682.38771970193" calcext:value-type="float">
            <text:p>682</text:p>
          </table:table-cell>
          <table:table-cell table:style-name="ce84" table:formula="of:=SQRT(POWER([.$E55]-[.T$5];2)+POWER([.$F55]-[.T$6];2))" office:value-type="float" office:value="714.118337532373" calcext:value-type="float">
            <text:p>714</text:p>
          </table:table-cell>
          <table:table-cell table:style-name="ce84" table:formula="of:=SQRT(POWER([.$E55]-[.U$5];2)+POWER([.$F55]-[.U$6];2))" office:value-type="float" office:value="701.381493910411" calcext:value-type="float">
            <text:p>701</text:p>
          </table:table-cell>
          <table:table-cell table:style-name="ce84" table:formula="of:=SQRT(POWER([.$E55]-[.V$5];2)+POWER([.$F55]-[.V$6];2))" office:value-type="float" office:value="747.093033028685" calcext:value-type="float">
            <text:p>747</text:p>
          </table:table-cell>
          <table:table-cell table:style-name="ce90" table:formula="of:=SQRT(POWER([.$E55]-[.W$5];2)+POWER([.$F55]-[.W$6];2))" office:value-type="float" office:value="659.96742343846" calcext:value-type="float">
            <text:p>660</text:p>
          </table:table-cell>
          <table:table-cell table:style-name="ce84" table:formula="of:=SQRT(POWER([.$E55]-[.X$5];2)+POWER([.$F55]-[.X$6];2))" office:value-type="float" office:value="625.188771492259" calcext:value-type="float">
            <text:p>625</text:p>
          </table:table-cell>
          <table:table-cell table:style-name="ce84" table:formula="of:=SQRT(POWER([.$E55]-[.Y$5];2)+POWER([.$F55]-[.Y$6];2))" office:value-type="float" office:value="533.436031778882" calcext:value-type="float">
            <text:p>533</text:p>
          </table:table-cell>
          <table:table-cell table:style-name="ce84" table:formula="of:=SQRT(POWER([.$E55]-[.Z$5];2)+POWER([.$F55]-[.Z$6];2))" office:value-type="float" office:value="546.298453228636" calcext:value-type="float">
            <text:p>546</text:p>
          </table:table-cell>
          <table:table-cell table:style-name="ce108" table:formula="of:=SQRT(POWER([.$E55]-[.AA$5];2)+POWER([.$F55]-[.AA$6];2))" office:value-type="float" office:value="613.000815660143" calcext:value-type="float">
            <text:p>613</text:p>
          </table:table-cell>
          <table:table-cell table:style-name="ce113" table:formula="of:=SQRT(POWER([.$E55]-[.AB$5];2)+POWER([.$F55]-[.AB$6];2))" office:value-type="float" office:value="440.883204488445" calcext:value-type="float">
            <text:p>441</text:p>
          </table:table-cell>
          <table:table-cell table:style-name="ce84" table:formula="of:=SQRT(POWER([.$E55]-[.AC$5];2)+POWER([.$F55]-[.AC$6];2))" office:value-type="float" office:value="750.149985002999" calcext:value-type="float">
            <text:p>750</text:p>
          </table:table-cell>
          <table:table-cell table:style-name="ce84" table:formula="of:=SQRT(POWER([.$E55]-[.AD$5];2)+POWER([.$F55]-[.AD$6];2))" office:value-type="float" office:value="725.165498351928" calcext:value-type="float">
            <text:p>725</text:p>
          </table:table-cell>
          <table:table-cell table:style-name="ce84" table:formula="of:=SQRT(POWER([.$E55]-[.AE$5];2)+POWER([.$F55]-[.AE$6];2))" office:value-type="float" office:value="747.753970233525" calcext:value-type="float">
            <text:p>748</text:p>
          </table:table-cell>
          <table:table-cell table:style-name="ce84" table:formula="of:=SQRT(POWER([.$E55]-[.AF$5];2)+POWER([.$F55]-[.AF$6];2))" office:value-type="float" office:value="750.191975430289" calcext:value-type="float">
            <text:p>750</text:p>
          </table:table-cell>
          <table:table-cell table:style-name="ce84" table:formula="of:=SQRT(POWER([.$E55]-[.AG$5];2)+POWER([.$F55]-[.AG$6];2))" office:value-type="float" office:value="786.002544525143" calcext:value-type="float">
            <text:p>786</text:p>
          </table:table-cell>
          <table:table-cell table:style-name="ce84" table:formula="of:=SQRT(POWER([.$E55]-[.AH$5];2)+POWER([.$F55]-[.AH$6];2))" office:value-type="float" office:value="818.513897255263" calcext:value-type="float">
            <text:p>819</text:p>
          </table:table-cell>
          <table:table-cell table:style-name="ce84" table:formula="of:=SQRT(POWER([.$E55]-[.AI$5];2)+POWER([.$F55]-[.AI$6];2))" office:value-type="float" office:value="847.12454810376" calcext:value-type="float">
            <text:p>847</text:p>
          </table:table-cell>
          <table:table-cell table:style-name="ce84" table:formula="of:=SQRT(POWER([.$E55]-[.AJ$5];2)+POWER([.$F55]-[.AJ$6];2))" office:value-type="float" office:value="876.67154624751" calcext:value-type="float">
            <text:p>877</text:p>
          </table:table-cell>
          <table:table-cell table:style-name="ce84" table:formula="of:=SQRT(POWER([.$E55]-[.AK$5];2)+POWER([.$F55]-[.AK$6];2))" office:value-type="float" office:value="723.618684114776" calcext:value-type="float">
            <text:p>724</text:p>
          </table:table-cell>
          <table:table-cell table:style-name="ce84" table:formula="of:=SQRT(POWER([.$E55]-[.AL$5];2)+POWER([.$F55]-[.AL$6];2))" office:value-type="float" office:value="748.909874417476" calcext:value-type="float">
            <text:p>749</text:p>
          </table:table-cell>
          <table:table-cell table:style-name="ce84" table:formula="of:=SQRT(POWER([.$E55]-[.AM$5];2)+POWER([.$F55]-[.AM$6];2))" office:value-type="float" office:value="783.15834925001" calcext:value-type="float">
            <text:p>783</text:p>
          </table:table-cell>
          <table:table-cell table:style-name="ce84" table:formula="of:=SQRT(POWER([.$E55]-[.AN$5];2)+POWER([.$F55]-[.AN$6];2))" office:value-type="float" office:value="794.151748723127" calcext:value-type="float">
            <text:p>794</text:p>
          </table:table-cell>
          <table:table-cell table:style-name="ce84" table:formula="of:=SQRT(POWER([.$E55]-[.AO$5];2)+POWER([.$F55]-[.AO$6];2))" office:value-type="float" office:value="779.064182208372" calcext:value-type="float">
            <text:p>779</text:p>
          </table:table-cell>
          <table:table-cell table:style-name="ce84" table:formula="of:=SQRT(POWER([.$E55]-[.AP$5];2)+POWER([.$F55]-[.AP$6];2))" office:value-type="float" office:value="747.452339617718" calcext:value-type="float">
            <text:p>747</text:p>
          </table:table-cell>
          <table:table-cell table:style-name="ce84" table:formula="of:=SQRT(POWER([.$E55]-[.AQ$5];2)+POWER([.$F55]-[.AQ$6];2))" office:value-type="float" office:value="784.360248865277" calcext:value-type="float">
            <text:p>784</text:p>
          </table:table-cell>
          <table:table-cell table:style-name="ce84" table:formula="of:=SQRT(POWER([.$E55]-[.AR$5];2)+POWER([.$F55]-[.AR$6];2))" office:value-type="float" office:value="796.327821942697" calcext:value-type="float">
            <text:p>796</text:p>
          </table:table-cell>
          <table:table-cell table:style-name="ce90" table:formula="of:=SQRT(POWER([.$E55]-[.AS$5];2)+POWER([.$F55]-[.AS$6];2))" office:value-type="float" office:value="516.706880155471" calcext:value-type="float">
            <text:p>517</text:p>
          </table:table-cell>
          <table:table-cell table:style-name="ce84" table:formula="of:=SQRT(POWER([.$E55]-[.AT$5];2)+POWER([.$F55]-[.AT$6];2))" office:value-type="float" office:value="485.152553327301" calcext:value-type="float">
            <text:p>485</text:p>
          </table:table-cell>
          <table:table-cell table:style-name="ce84" table:formula="of:=SQRT(POWER([.$E55]-[.AU$5];2)+POWER([.$F55]-[.AU$6];2))" office:value-type="float" office:value="629.734070858485" calcext:value-type="float">
            <text:p>630</text:p>
          </table:table-cell>
          <table:table-cell table:style-name="ce84" table:formula="of:=SQRT(POWER([.$E55]-[.AV$5];2)+POWER([.$F55]-[.AV$6];2))" office:value-type="float" office:value="503.160014309563" calcext:value-type="float">
            <text:p>503</text:p>
          </table:table-cell>
          <table:table-cell table:style-name="ce113" table:formula="of:=SQRT(POWER([.$E55]-[.AW$5];2)+POWER([.$F55]-[.AW$6];2))" office:value-type="float" office:value="498.137531210006" calcext:value-type="float">
            <text:p>498</text:p>
          </table:table-cell>
          <table:table-cell table:style-name="ce125" table:formula="of:=SQRT(POWER([.$E55]-[.AX$5];2)+POWER([.$F55]-[.AX$6];2))" office:value-type="float" office:value="38.0131556174964" calcext:value-type="float">
            <text:p>38</text:p>
          </table:table-cell>
          <table:table-cell table:style-name="ce125" table:formula="of:=SQRT(POWER([.$E55]-[.AY$5];2)+POWER([.$F55]-[.AY$6];2))" office:value-type="float" office:value="68.8839603971781" calcext:value-type="float">
            <text:p>69</text:p>
          </table:table-cell>
          <table:table-cell table:style-name="ce125" table:formula="of:=SQRT(POWER([.$E55]-[.AZ$5];2)+POWER([.$F55]-[.AZ$6];2))" office:value-type="float" office:value="57.5847201955519" calcext:value-type="float">
            <text:p>58</text:p>
          </table:table-cell>
          <table:table-cell table:style-name="ce125" table:formula="of:=SQRT(POWER([.$E55]-[.BA$5];2)+POWER([.$F55]-[.BA$6];2))" office:value-type="float" office:value="40.8044115262063" calcext:value-type="float">
            <text:p>41</text:p>
          </table:table-cell>
          <table:table-cell table:style-name="ce125" table:formula="of:=SQRT(POWER([.$E55]-[.BB$5];2)+POWER([.$F55]-[.BB$6];2))" office:value-type="float" office:value="61.0327780786685" calcext:value-type="float">
            <text:p>61</text:p>
          </table:table-cell>
          <table:table-cell table:style-name="ce125"/>
          <table:table-cell table:style-name="ce125" table:formula="of:=SQRT(POWER([.$E55]-[.BD$5];2)+POWER([.$F55]-[.BD$6];2))" office:value-type="float" office:value="44.5533388198909" calcext:value-type="float">
            <text:p>45</text:p>
          </table:table-cell>
          <table:table-cell table:style-name="ce125" table:formula="of:=SQRT(POWER([.$E55]-[.BE$5];2)+POWER([.$F55]-[.BE$6];2))" office:value-type="float" office:value="54.4518135602479" calcext:value-type="float">
            <text:p>54</text:p>
          </table:table-cell>
          <table:table-cell table:style-name="ce125" table:formula="of:=SQRT(POWER([.$E55]-[.BF$5];2)+POWER([.$F55]-[.BF$6];2))" office:value-type="float" office:value="37.2155881318568" calcext:value-type="float">
            <text:p>37</text:p>
          </table:table-cell>
          <table:table-cell table:style-name="ce125" table:formula="of:=SQRT(POWER([.$E55]-[.BG$5];2)+POWER([.$F55]-[.BG$6];2))" office:value-type="float" office:value="117.175082675456" calcext:value-type="float">
            <text:p>117</text:p>
          </table:table-cell>
          <table:table-cell table:style-name="ce125" table:formula="of:=SQRT(POWER([.$E55]-[.BH$5];2)+POWER([.$F55]-[.BH$6];2))" office:value-type="float" office:value="115.121674761967" calcext:value-type="float">
            <text:p>115</text:p>
          </table:table-cell>
          <table:table-cell table:style-name="ce125" table:formula="of:=SQRT(POWER([.$E55]-[.BI$5];2)+POWER([.$F55]-[.BI$6];2))" office:value-type="float" office:value="137.931142241337" calcext:value-type="float">
            <text:p>138</text:p>
          </table:table-cell>
          <table:table-cell table:style-name="ce125" table:formula="of:=SQRT(POWER([.$E55]-[.BJ$5];2)+POWER([.$F55]-[.BJ$6];2))" office:value-type="float" office:value="143.293405291381" calcext:value-type="float">
            <text:p>143</text:p>
          </table:table-cell>
          <table:table-cell table:style-name="ce125" table:formula="of:=SQRT(POWER([.$E55]-[.BK$5];2)+POWER([.$F55]-[.BK$6];2))" office:value-type="float" office:value="454.986812995718" calcext:value-type="float">
            <text:p>455</text:p>
          </table:table-cell>
          <table:table-cell table:style-name="ce125" table:formula="of:=SQRT(POWER([.$E55]-[.BL$5];2)+POWER([.$F55]-[.BL$6];2))" office:value-type="float" office:value="155.630973780928" calcext:value-type="float">
            <text:p>156</text:p>
          </table:table-cell>
          <table:table-cell table:style-name="ce126" table:formula="of:=SQRT(POWER([.$E55]-[.BM$5];2)+POWER([.$F55]-[.BM$6];2))" office:value-type="float" office:value="387.001291987507" calcext:value-type="float">
            <text:p>387</text:p>
          </table:table-cell>
          <table:table-cell table:style-name="ce125" table:formula="of:=SQRT(POWER([.$E55]-[.BN$5];2)+POWER([.$F55]-[.BN$6];2))" office:value-type="float" office:value="299.060194609714" calcext:value-type="float">
            <text:p>299</text:p>
          </table:table-cell>
          <table:table-cell table:style-name="ce125" table:formula="of:=SQRT(POWER([.$E55]-[.BO$5];2)+POWER([.$F55]-[.BO$6];2))" office:value-type="float" office:value="325.737624477124" calcext:value-type="float">
            <text:p>326</text:p>
          </table:table-cell>
          <table:table-cell table:style-name="ce125" table:formula="of:=SQRT(POWER([.$E55]-[.BP$5];2)+POWER([.$F55]-[.BP$6];2))" office:value-type="float" office:value="287.391718739424" calcext:value-type="float">
            <text:p>287</text:p>
          </table:table-cell>
          <table:table-cell table:style-name="ce125" table:formula="of:=SQRT(POWER([.$E55]-[.BQ$5];2)+POWER([.$F55]-[.BQ$6];2))" office:value-type="float" office:value="284.154887341393" calcext:value-type="float">
            <text:p>284</text:p>
          </table:table-cell>
          <table:table-cell table:style-name="ce125" table:formula="of:=SQRT(POWER([.$E55]-[.BR$5];2)+POWER([.$F55]-[.BR$6];2))" office:value-type="float" office:value="235.951266154687" calcext:value-type="float">
            <text:p>236</text:p>
          </table:table-cell>
          <table:table-cell table:style-name="ce125" table:formula="of:=SQRT(POWER([.$E55]-[.BS$5];2)+POWER([.$F55]-[.BS$6];2))" office:value-type="float" office:value="207.33788848158" calcext:value-type="float">
            <text:p>207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Иридиевый перегон</text:p>
          </table:table-cell>
          <table:table-cell office:value-type="string" calcext:value-type="string">
            <text:p>T2+</text:p>
          </table:table-cell>
          <table:table-cell office:value-type="float" office:value="277" calcext:value-type="float">
            <text:p>277</text:p>
          </table:table-cell>
          <table:table-cell office:value-type="float" office:value="689" calcext:value-type="float">
            <text:p>689</text:p>
          </table:table-cell>
          <table:table-cell/>
          <table:table-cell table:style-name="ce84" table:formula="of:=SQRT(POWER([.$E56]-[.H$5];2)+POWER([.$F56]-[.H$6];2))" office:value-type="float" office:value="605.251187524651" calcext:value-type="float">
            <text:p>605</text:p>
          </table:table-cell>
          <table:table-cell table:style-name="ce84" table:formula="of:=SQRT(POWER([.$E56]-[.I$5];2)+POWER([.$F56]-[.I$6];2))" office:value-type="float" office:value="622.643557743915" calcext:value-type="float">
            <text:p>623</text:p>
          </table:table-cell>
          <table:table-cell table:style-name="ce84" table:formula="of:=SQRT(POWER([.$E56]-[.J$5];2)+POWER([.$F56]-[.J$6];2))" office:value-type="float" office:value="628.714561625544" calcext:value-type="float">
            <text:p>629</text:p>
          </table:table-cell>
          <table:table-cell table:style-name="ce84" table:formula="of:=SQRT(POWER([.$E56]-[.K$5];2)+POWER([.$F56]-[.K$6];2))" office:value-type="float" office:value="611.337059239827" calcext:value-type="float">
            <text:p>611</text:p>
          </table:table-cell>
          <table:table-cell table:style-name="ce84" table:formula="of:=SQRT(POWER([.$E56]-[.L$5];2)+POWER([.$F56]-[.L$6];2))" office:value-type="float" office:value="591.481191586005" calcext:value-type="float">
            <text:p>591</text:p>
          </table:table-cell>
          <table:table-cell table:style-name="ce84" table:formula="of:=SQRT(POWER([.$E56]-[.M$5];2)+POWER([.$F56]-[.M$6];2))" office:value-type="float" office:value="578.086498717969" calcext:value-type="float">
            <text:p>578</text:p>
          </table:table-cell>
          <table:table-cell table:style-name="ce84" table:formula="of:=SQRT(POWER([.$E56]-[.N$5];2)+POWER([.$F56]-[.N$6];2))" office:value-type="float" office:value="582.408791142441" calcext:value-type="float">
            <text:p>582</text:p>
          </table:table-cell>
          <table:table-cell table:style-name="ce84" table:formula="of:=SQRT(POWER([.$E56]-[.O$5];2)+POWER([.$F56]-[.O$6];2))" office:value-type="float" office:value="608.744609832399" calcext:value-type="float">
            <text:p>609</text:p>
          </table:table-cell>
          <table:table-cell table:style-name="ce84" table:formula="of:=SQRT(POWER([.$E56]-[.P$5];2)+POWER([.$F56]-[.P$6];2))" office:value-type="float" office:value="621.984726500579" calcext:value-type="float">
            <text:p>622</text:p>
          </table:table-cell>
          <table:table-cell table:style-name="ce84" table:formula="of:=SQRT(POWER([.$E56]-[.Q$5];2)+POWER([.$F56]-[.Q$6];2))" office:value-type="float" office:value="627.487848487921" calcext:value-type="float">
            <text:p>627</text:p>
          </table:table-cell>
          <table:table-cell table:style-name="ce84" table:formula="of:=SQRT(POWER([.$E56]-[.R$5];2)+POWER([.$F56]-[.R$6];2))" office:value-type="float" office:value="608.822634270442" calcext:value-type="float">
            <text:p>609</text:p>
          </table:table-cell>
          <table:table-cell table:style-name="ce84" table:formula="of:=SQRT(POWER([.$E56]-[.S$5];2)+POWER([.$F56]-[.S$6];2))" office:value-type="float" office:value="714.044816520644" calcext:value-type="float">
            <text:p>714</text:p>
          </table:table-cell>
          <table:table-cell table:style-name="ce84" table:formula="of:=SQRT(POWER([.$E56]-[.T$5];2)+POWER([.$F56]-[.T$6];2))" office:value-type="float" office:value="746.217126579121" calcext:value-type="float">
            <text:p>746</text:p>
          </table:table-cell>
          <table:table-cell table:style-name="ce84" table:formula="of:=SQRT(POWER([.$E56]-[.U$5];2)+POWER([.$F56]-[.U$6];2))" office:value-type="float" office:value="735.832181954554" calcext:value-type="float">
            <text:p>736</text:p>
          </table:table-cell>
          <table:table-cell table:style-name="ce84" table:formula="of:=SQRT(POWER([.$E56]-[.V$5];2)+POWER([.$F56]-[.V$6];2))" office:value-type="float" office:value="786.285571532379" calcext:value-type="float">
            <text:p>786</text:p>
          </table:table-cell>
          <table:table-cell table:style-name="ce90" table:formula="of:=SQRT(POWER([.$E56]-[.W$5];2)+POWER([.$F56]-[.W$6];2))" office:value-type="float" office:value="700.402741285326" calcext:value-type="float">
            <text:p>700</text:p>
          </table:table-cell>
          <table:table-cell table:style-name="ce84" table:formula="of:=SQRT(POWER([.$E56]-[.X$5];2)+POWER([.$F56]-[.X$6];2))" office:value-type="float" office:value="647.125953736983" calcext:value-type="float">
            <text:p>647</text:p>
          </table:table-cell>
          <table:table-cell table:style-name="ce84" table:formula="of:=SQRT(POWER([.$E56]-[.Y$5];2)+POWER([.$F56]-[.Y$6];2))" office:value-type="float" office:value="559.911600165598" calcext:value-type="float">
            <text:p>560</text:p>
          </table:table-cell>
          <table:table-cell table:style-name="ce84" table:formula="of:=SQRT(POWER([.$E56]-[.Z$5];2)+POWER([.$F56]-[.Z$6];2))" office:value-type="float" office:value="573.938149977853" calcext:value-type="float">
            <text:p>574</text:p>
          </table:table-cell>
          <table:table-cell table:style-name="ce108" table:formula="of:=SQRT(POWER([.$E56]-[.AA$5];2)+POWER([.$F56]-[.AA$6];2))" office:value-type="float" office:value="632.829360886487" calcext:value-type="float">
            <text:p>633</text:p>
          </table:table-cell>
          <table:table-cell table:style-name="ce113" table:formula="of:=SQRT(POWER([.$E56]-[.AB$5];2)+POWER([.$F56]-[.AB$6];2))" office:value-type="float" office:value="478.770299830723" calcext:value-type="float">
            <text:p>479</text:p>
          </table:table-cell>
          <table:table-cell table:style-name="ce84" table:formula="of:=SQRT(POWER([.$E56]-[.AC$5];2)+POWER([.$F56]-[.AC$6];2))" office:value-type="float" office:value="794.040301244213" calcext:value-type="float">
            <text:p>794</text:p>
          </table:table-cell>
          <table:table-cell table:style-name="ce84" table:formula="of:=SQRT(POWER([.$E56]-[.AD$5];2)+POWER([.$F56]-[.AD$6];2))" office:value-type="float" office:value="768.563595286688" calcext:value-type="float">
            <text:p>769</text:p>
          </table:table-cell>
          <table:table-cell table:style-name="ce84" table:formula="of:=SQRT(POWER([.$E56]-[.AE$5];2)+POWER([.$F56]-[.AE$6];2))" office:value-type="float" office:value="790.802756697269" calcext:value-type="float">
            <text:p>791</text:p>
          </table:table-cell>
          <table:table-cell table:style-name="ce84" table:formula="of:=SQRT(POWER([.$E56]-[.AF$5];2)+POWER([.$F56]-[.AF$6];2))" office:value-type="float" office:value="793.184089603416" calcext:value-type="float">
            <text:p>793</text:p>
          </table:table-cell>
          <table:table-cell table:style-name="ce84" table:formula="of:=SQRT(POWER([.$E56]-[.AG$5];2)+POWER([.$F56]-[.AG$6];2))" office:value-type="float" office:value="830.015060104333" calcext:value-type="float">
            <text:p>830</text:p>
          </table:table-cell>
          <table:table-cell table:style-name="ce84" table:formula="of:=SQRT(POWER([.$E56]-[.AH$5];2)+POWER([.$F56]-[.AH$6];2))" office:value-type="float" office:value="862.751412632863" calcext:value-type="float">
            <text:p>863</text:p>
          </table:table-cell>
          <table:table-cell table:style-name="ce84" table:formula="of:=SQRT(POWER([.$E56]-[.AI$5];2)+POWER([.$F56]-[.AI$6];2))" office:value-type="float" office:value="891.475742799545" calcext:value-type="float">
            <text:p>891</text:p>
          </table:table-cell>
          <table:table-cell table:style-name="ce84" table:formula="of:=SQRT(POWER([.$E56]-[.AJ$5];2)+POWER([.$F56]-[.AJ$6];2))" office:value-type="float" office:value="920.996199775004" calcext:value-type="float">
            <text:p>921</text:p>
          </table:table-cell>
          <table:table-cell table:style-name="ce84" table:formula="of:=SQRT(POWER([.$E56]-[.AK$5];2)+POWER([.$F56]-[.AK$6];2))" office:value-type="float" office:value="767.602110471304" calcext:value-type="float">
            <text:p>768</text:p>
          </table:table-cell>
          <table:table-cell table:style-name="ce84" table:formula="of:=SQRT(POWER([.$E56]-[.AL$5];2)+POWER([.$F56]-[.AL$6];2))" office:value-type="float" office:value="793.189132552886" calcext:value-type="float">
            <text:p>793</text:p>
          </table:table-cell>
          <table:table-cell table:style-name="ce84" table:formula="of:=SQRT(POWER([.$E56]-[.AM$5];2)+POWER([.$F56]-[.AM$6];2))" office:value-type="float" office:value="827.664183108101" calcext:value-type="float">
            <text:p>828</text:p>
          </table:table-cell>
          <table:table-cell table:style-name="ce84" table:formula="of:=SQRT(POWER([.$E56]-[.AN$5];2)+POWER([.$F56]-[.AN$6];2))" office:value-type="float" office:value="838.704954080993" calcext:value-type="float">
            <text:p>839</text:p>
          </table:table-cell>
          <table:table-cell table:style-name="ce84" table:formula="of:=SQRT(POWER([.$E56]-[.AO$5];2)+POWER([.$F56]-[.AO$6];2))" office:value-type="float" office:value="823.607916426257" calcext:value-type="float">
            <text:p>824</text:p>
          </table:table-cell>
          <table:table-cell table:style-name="ce84" table:formula="of:=SQRT(POWER([.$E56]-[.AP$5];2)+POWER([.$F56]-[.AP$6];2))" office:value-type="float" office:value="791.991161566845" calcext:value-type="float">
            <text:p>792</text:p>
          </table:table-cell>
          <table:table-cell table:style-name="ce84" table:formula="of:=SQRT(POWER([.$E56]-[.AQ$5];2)+POWER([.$F56]-[.AQ$6];2))" office:value-type="float" office:value="828.010869493873" calcext:value-type="float">
            <text:p>828</text:p>
          </table:table-cell>
          <table:table-cell table:style-name="ce84" table:formula="of:=SQRT(POWER([.$E56]-[.AR$5];2)+POWER([.$F56]-[.AR$6];2))" office:value-type="float" office:value="840.752639008644" calcext:value-type="float">
            <text:p>841</text:p>
          </table:table-cell>
          <table:table-cell table:style-name="ce90" table:formula="of:=SQRT(POWER([.$E56]-[.AS$5];2)+POWER([.$F56]-[.AS$6];2))" office:value-type="float" office:value="560.557757951846" calcext:value-type="float">
            <text:p>561</text:p>
          </table:table-cell>
          <table:table-cell table:style-name="ce84" table:formula="of:=SQRT(POWER([.$E56]-[.AT$5];2)+POWER([.$F56]-[.AT$6];2))" office:value-type="float" office:value="529.597960721149" calcext:value-type="float">
            <text:p>530</text:p>
          </table:table-cell>
          <table:table-cell table:style-name="ce84" table:formula="of:=SQRT(POWER([.$E56]-[.AU$5];2)+POWER([.$F56]-[.AU$6];2))" office:value-type="float" office:value="671.743998856707" calcext:value-type="float">
            <text:p>672</text:p>
          </table:table-cell>
          <table:table-cell table:style-name="ce84" table:formula="of:=SQRT(POWER([.$E56]-[.AV$5];2)+POWER([.$F56]-[.AV$6];2))" office:value-type="float" office:value="545.575842573698" calcext:value-type="float">
            <text:p>546</text:p>
          </table:table-cell>
          <table:table-cell table:style-name="ce113" table:formula="of:=SQRT(POWER([.$E56]-[.AW$5];2)+POWER([.$F56]-[.AW$6];2))" office:value-type="float" office:value="539.80922556029" calcext:value-type="float">
            <text:p>540</text:p>
          </table:table-cell>
          <table:table-cell table:style-name="ce125" table:formula="of:=SQRT(POWER([.$E56]-[.AX$5];2)+POWER([.$F56]-[.AX$6];2))" office:value-type="float" office:value="82.2192191643779" calcext:value-type="float">
            <text:p>82</text:p>
          </table:table-cell>
          <table:table-cell table:style-name="ce125" table:formula="of:=SQRT(POWER([.$E56]-[.AY$5];2)+POWER([.$F56]-[.AY$6];2))" office:value-type="float" office:value="108.46197490365" calcext:value-type="float">
            <text:p>108</text:p>
          </table:table-cell>
          <table:table-cell table:style-name="ce125" table:formula="of:=SQRT(POWER([.$E56]-[.AZ$5];2)+POWER([.$F56]-[.AZ$6];2))" office:value-type="float" office:value="86.7006343690748" calcext:value-type="float">
            <text:p>87</text:p>
          </table:table-cell>
          <table:table-cell table:style-name="ce125" table:formula="of:=SQRT(POWER([.$E56]-[.BA$5];2)+POWER([.$F56]-[.BA$6];2))" office:value-type="float" office:value="56.0357029044876" calcext:value-type="float">
            <text:p>56</text:p>
          </table:table-cell>
          <table:table-cell table:style-name="ce125" table:formula="of:=SQRT(POWER([.$E56]-[.BB$5];2)+POWER([.$F56]-[.BB$6];2))" office:value-type="float" office:value="102.95630140987" calcext:value-type="float">
            <text:p>103</text:p>
          </table:table-cell>
          <table:table-cell table:style-name="ce125" table:formula="of:=SQRT(POWER([.$E56]-[.BC$5];2)+POWER([.$F56]-[.BC$6];2))" office:value-type="float" office:value="44.5533388198909" calcext:value-type="float">
            <text:p>45</text:p>
          </table:table-cell>
          <table:table-cell table:style-name="ce125"/>
          <table:table-cell table:style-name="ce125" table:formula="of:=SQRT(POWER([.$E56]-[.BE$5];2)+POWER([.$F56]-[.BE$6];2))" office:value-type="float" office:value="32.5576411921994" calcext:value-type="float">
            <text:p>33</text:p>
          </table:table-cell>
          <table:table-cell table:style-name="ce125" table:formula="of:=SQRT(POWER([.$E56]-[.BF$5];2)+POWER([.$F56]-[.BF$6];2))" office:value-type="float" office:value="50" calcext:value-type="float">
            <text:p>50</text:p>
          </table:table-cell>
          <table:table-cell table:style-name="ce125" table:formula="of:=SQRT(POWER([.$E56]-[.BG$5];2)+POWER([.$F56]-[.BG$6];2))" office:value-type="float" office:value="140.431477952772" calcext:value-type="float">
            <text:p>140</text:p>
          </table:table-cell>
          <table:table-cell table:style-name="ce125" table:formula="of:=SQRT(POWER([.$E56]-[.BH$5];2)+POWER([.$F56]-[.BH$6];2))" office:value-type="float" office:value="153.792067415716" calcext:value-type="float">
            <text:p>154</text:p>
          </table:table-cell>
          <table:table-cell table:style-name="ce125" table:formula="of:=SQRT(POWER([.$E56]-[.BI$5];2)+POWER([.$F56]-[.BI$6];2))" office:value-type="float" office:value="168.760184877832" calcext:value-type="float">
            <text:p>169</text:p>
          </table:table-cell>
          <table:table-cell table:style-name="ce125" table:formula="of:=SQRT(POWER([.$E56]-[.BJ$5];2)+POWER([.$F56]-[.BJ$6];2))" office:value-type="float" office:value="183.575597506858" calcext:value-type="float">
            <text:p>184</text:p>
          </table:table-cell>
          <table:table-cell table:style-name="ce125" table:formula="of:=SQRT(POWER([.$E56]-[.BK$5];2)+POWER([.$F56]-[.BK$6];2))" office:value-type="float" office:value="496.960763038693" calcext:value-type="float">
            <text:p>497</text:p>
          </table:table-cell>
          <table:table-cell table:style-name="ce125" table:formula="of:=SQRT(POWER([.$E56]-[.BL$5];2)+POWER([.$F56]-[.BL$6];2))" office:value-type="float" office:value="191.60375779196" calcext:value-type="float">
            <text:p>192</text:p>
          </table:table-cell>
          <table:table-cell table:style-name="ce126" table:formula="of:=SQRT(POWER([.$E56]-[.BM$5];2)+POWER([.$F56]-[.BM$6];2))" office:value-type="float" office:value="430.02906878489" calcext:value-type="float">
            <text:p>430</text:p>
          </table:table-cell>
          <table:table-cell table:style-name="ce125" table:formula="of:=SQRT(POWER([.$E56]-[.BN$5];2)+POWER([.$F56]-[.BN$6];2))" office:value-type="float" office:value="342.312722521381" calcext:value-type="float">
            <text:p>342</text:p>
          </table:table-cell>
          <table:table-cell table:style-name="ce125" table:formula="of:=SQRT(POWER([.$E56]-[.BO$5];2)+POWER([.$F56]-[.BO$6];2))" office:value-type="float" office:value="367.151195013716" calcext:value-type="float">
            <text:p>367</text:p>
          </table:table-cell>
          <table:table-cell table:style-name="ce125" table:formula="of:=SQRT(POWER([.$E56]-[.BP$5];2)+POWER([.$F56]-[.BP$6];2))" office:value-type="float" office:value="317.056777249754" calcext:value-type="float">
            <text:p>317</text:p>
          </table:table-cell>
          <table:table-cell table:style-name="ce125" table:formula="of:=SQRT(POWER([.$E56]-[.BQ$5];2)+POWER([.$F56]-[.BQ$6];2))" office:value-type="float" office:value="304.428973653954" calcext:value-type="float">
            <text:p>304</text:p>
          </table:table-cell>
          <table:table-cell table:style-name="ce125" table:formula="of:=SQRT(POWER([.$E56]-[.BR$5];2)+POWER([.$F56]-[.BR$6];2))" office:value-type="float" office:value="264.272586546543" calcext:value-type="float">
            <text:p>264</text:p>
          </table:table-cell>
          <table:table-cell table:style-name="ce125" table:formula="of:=SQRT(POWER([.$E56]-[.BS$5];2)+POWER([.$F56]-[.BS$6];2))" office:value-type="float" office:value="228.008771761088" calcext:value-type="float">
            <text:p>228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Транспортный узел</text:p>
          </table:table-cell>
          <table:table-cell office:value-type="string" calcext:value-type="string">
            <text:p>T3</text:p>
          </table:table-cell>
          <table:table-cell office:value-type="float" office:value="301" calcext:value-type="float">
            <text:p>301</text:p>
          </table:table-cell>
          <table:table-cell office:value-type="float" office:value="711" calcext:value-type="float">
            <text:p>711</text:p>
          </table:table-cell>
          <table:table-cell/>
          <table:table-cell table:style-name="ce84" table:formula="of:=SQRT(POWER([.$E57]-[.H$5];2)+POWER([.$F57]-[.H$6];2))" office:value-type="float" office:value="633.413766822288" calcext:value-type="float">
            <text:p>633</text:p>
          </table:table-cell>
          <table:table-cell table:style-name="ce84" table:formula="of:=SQRT(POWER([.$E57]-[.I$5];2)+POWER([.$F57]-[.I$6];2))" office:value-type="float" office:value="650.28070861744" calcext:value-type="float">
            <text:p>650</text:p>
          </table:table-cell>
          <table:table-cell table:style-name="ce84" table:formula="of:=SQRT(POWER([.$E57]-[.J$5];2)+POWER([.$F57]-[.J$6];2))" office:value-type="float" office:value="657.165123846359" calcext:value-type="float">
            <text:p>657</text:p>
          </table:table-cell>
          <table:table-cell table:style-name="ce84" table:formula="of:=SQRT(POWER([.$E57]-[.K$5];2)+POWER([.$F57]-[.K$6];2))" office:value-type="float" office:value="640.216369675128" calcext:value-type="float">
            <text:p>640</text:p>
          </table:table-cell>
          <table:table-cell table:style-name="ce84" table:formula="of:=SQRT(POWER([.$E57]-[.L$5];2)+POWER([.$F57]-[.L$6];2))" office:value-type="float" office:value="620.459507139668" calcext:value-type="float">
            <text:p>620</text:p>
          </table:table-cell>
          <table:table-cell table:style-name="ce84" table:formula="of:=SQRT(POWER([.$E57]-[.M$5];2)+POWER([.$F57]-[.M$6];2))" office:value-type="float" office:value="606.620144736391" calcext:value-type="float">
            <text:p>607</text:p>
          </table:table-cell>
          <table:table-cell table:style-name="ce84" table:formula="of:=SQRT(POWER([.$E57]-[.N$5];2)+POWER([.$F57]-[.N$6];2))" office:value-type="float" office:value="610.393315821856" calcext:value-type="float">
            <text:p>610</text:p>
          </table:table-cell>
          <table:table-cell table:style-name="ce84" table:formula="of:=SQRT(POWER([.$E57]-[.O$5];2)+POWER([.$F57]-[.O$6];2))" office:value-type="float" office:value="635.303077278869" calcext:value-type="float">
            <text:p>635</text:p>
          </table:table-cell>
          <table:table-cell table:style-name="ce84" table:formula="of:=SQRT(POWER([.$E57]-[.P$5];2)+POWER([.$F57]-[.P$6];2))" office:value-type="float" office:value="648.213699330707" calcext:value-type="float">
            <text:p>648</text:p>
          </table:table-cell>
          <table:table-cell table:style-name="ce84" table:formula="of:=SQRT(POWER([.$E57]-[.Q$5];2)+POWER([.$F57]-[.Q$6];2))" office:value-type="float" office:value="653.027564502449" calcext:value-type="float">
            <text:p>653</text:p>
          </table:table-cell>
          <table:table-cell table:style-name="ce84" table:formula="of:=SQRT(POWER([.$E57]-[.R$5];2)+POWER([.$F57]-[.R$6];2))" office:value-type="float" office:value="634.26256392759" calcext:value-type="float">
            <text:p>634</text:p>
          </table:table-cell>
          <table:table-cell table:style-name="ce84" table:formula="of:=SQRT(POWER([.$E57]-[.S$5];2)+POWER([.$F57]-[.S$6];2))" office:value-type="float" office:value="736.17389250095" calcext:value-type="float">
            <text:p>736</text:p>
          </table:table-cell>
          <table:table-cell table:style-name="ce84" table:formula="of:=SQRT(POWER([.$E57]-[.T$5];2)+POWER([.$F57]-[.T$6];2))" office:value-type="float" office:value="768.023437142383" calcext:value-type="float">
            <text:p>768</text:p>
          </table:table-cell>
          <table:table-cell table:style-name="ce84" table:formula="of:=SQRT(POWER([.$E57]-[.U$5];2)+POWER([.$F57]-[.U$6];2))" office:value-type="float" office:value="755.722832789906" calcext:value-type="float">
            <text:p>756</text:p>
          </table:table-cell>
          <table:table-cell table:style-name="ce84" table:formula="of:=SQRT(POWER([.$E57]-[.V$5];2)+POWER([.$F57]-[.V$6];2))" office:value-type="float" office:value="801.109855138482" calcext:value-type="float">
            <text:p>801</text:p>
          </table:table-cell>
          <table:table-cell table:style-name="ce90" table:formula="of:=SQRT(POWER([.$E57]-[.W$5];2)+POWER([.$F57]-[.W$6];2))" office:value-type="float" office:value="713.481604528106" calcext:value-type="float">
            <text:p>713</text:p>
          </table:table-cell>
          <table:table-cell table:style-name="ce84" table:formula="of:=SQRT(POWER([.$E57]-[.X$5];2)+POWER([.$F57]-[.X$6];2))" office:value-type="float" office:value="674.720682949619" calcext:value-type="float">
            <text:p>675</text:p>
          </table:table-cell>
          <table:table-cell table:style-name="ce84" table:formula="of:=SQRT(POWER([.$E57]-[.Y$5];2)+POWER([.$F57]-[.Y$6];2))" office:value-type="float" office:value="585.263188659598" calcext:value-type="float">
            <text:p>585</text:p>
          </table:table-cell>
          <table:table-cell table:style-name="ce84" table:formula="of:=SQRT(POWER([.$E57]-[.Z$5];2)+POWER([.$F57]-[.Z$6];2))" office:value-type="float" office:value="598.642631291825" calcext:value-type="float">
            <text:p>599</text:p>
          </table:table-cell>
          <table:table-cell table:style-name="ce108" table:formula="of:=SQRT(POWER([.$E57]-[.AA$5];2)+POWER([.$F57]-[.AA$6];2))" office:value-type="float" office:value="661.272258604578" calcext:value-type="float">
            <text:p>661</text:p>
          </table:table-cell>
          <table:table-cell table:style-name="ce113" table:formula="of:=SQRT(POWER([.$E57]-[.AB$5];2)+POWER([.$F57]-[.AB$6];2))" office:value-type="float" office:value="495.24640331859" calcext:value-type="float">
            <text:p>495</text:p>
          </table:table-cell>
          <table:table-cell table:style-name="ce84" table:formula="of:=SQRT(POWER([.$E57]-[.AC$5];2)+POWER([.$F57]-[.AC$6];2))" office:value-type="float" office:value="788.365397515644" calcext:value-type="float">
            <text:p>788</text:p>
          </table:table-cell>
          <table:table-cell table:style-name="ce84" table:formula="of:=SQRT(POWER([.$E57]-[.AD$5];2)+POWER([.$F57]-[.AD$6];2))" office:value-type="float" office:value="761.189858051196" calcext:value-type="float">
            <text:p>761</text:p>
          </table:table-cell>
          <table:table-cell table:style-name="ce84" table:formula="of:=SQRT(POWER([.$E57]-[.AE$5];2)+POWER([.$F57]-[.AE$6];2))" office:value-type="float" office:value="782.404626775686" calcext:value-type="float">
            <text:p>782</text:p>
          </table:table-cell>
          <table:table-cell table:style-name="ce84" table:formula="of:=SQRT(POWER([.$E57]-[.AF$5];2)+POWER([.$F57]-[.AF$6];2))" office:value-type="float" office:value="784.633035246414" calcext:value-type="float">
            <text:p>785</text:p>
          </table:table-cell>
          <table:table-cell table:style-name="ce84" table:formula="of:=SQRT(POWER([.$E57]-[.AG$5];2)+POWER([.$F57]-[.AG$6];2))" office:value-type="float" office:value="824.830285573948" calcext:value-type="float">
            <text:p>825</text:p>
          </table:table-cell>
          <table:table-cell table:style-name="ce84" table:formula="of:=SQRT(POWER([.$E57]-[.AH$5];2)+POWER([.$F57]-[.AH$6];2))" office:value-type="float" office:value="858.696686845827" calcext:value-type="float">
            <text:p>859</text:p>
          </table:table-cell>
          <table:table-cell table:style-name="ce84" table:formula="of:=SQRT(POWER([.$E57]-[.AI$5];2)+POWER([.$F57]-[.AI$6];2))" office:value-type="float" office:value="888.15145104875" calcext:value-type="float">
            <text:p>888</text:p>
          </table:table-cell>
          <table:table-cell table:style-name="ce84" table:formula="of:=SQRT(POWER([.$E57]-[.AJ$5];2)+POWER([.$F57]-[.AJ$6];2))" office:value-type="float" office:value="917.458445925482" calcext:value-type="float">
            <text:p>917</text:p>
          </table:table-cell>
          <table:table-cell table:style-name="ce84" table:formula="of:=SQRT(POWER([.$E57]-[.AK$5];2)+POWER([.$F57]-[.AK$6];2))" office:value-type="float" office:value="762.349657309558" calcext:value-type="float">
            <text:p>762</text:p>
          </table:table-cell>
          <table:table-cell table:style-name="ce84" table:formula="of:=SQRT(POWER([.$E57]-[.AL$5];2)+POWER([.$F57]-[.AL$6];2))" office:value-type="float" office:value="789.453608516675" calcext:value-type="float">
            <text:p>789</text:p>
          </table:table-cell>
          <table:table-cell table:style-name="ce84" table:formula="of:=SQRT(POWER([.$E57]-[.AM$5];2)+POWER([.$F57]-[.AM$6];2))" office:value-type="float" office:value="825.944308049883" calcext:value-type="float">
            <text:p>826</text:p>
          </table:table-cell>
          <table:table-cell table:style-name="ce84" table:formula="of:=SQRT(POWER([.$E57]-[.AN$5];2)+POWER([.$F57]-[.AN$6];2))" office:value-type="float" office:value="838.361497207499" calcext:value-type="float">
            <text:p>838</text:p>
          </table:table-cell>
          <table:table-cell table:style-name="ce84" table:formula="of:=SQRT(POWER([.$E57]-[.AO$5];2)+POWER([.$F57]-[.AO$6];2))" office:value-type="float" office:value="824.010922257709" calcext:value-type="float">
            <text:p>824</text:p>
          </table:table-cell>
          <table:table-cell table:style-name="ce84" table:formula="of:=SQRT(POWER([.$E57]-[.AP$5];2)+POWER([.$F57]-[.AP$6];2))" office:value-type="float" office:value="790.955118827864" calcext:value-type="float">
            <text:p>791</text:p>
          </table:table-cell>
          <table:table-cell table:style-name="ce84" table:formula="of:=SQRT(POWER([.$E57]-[.AQ$5];2)+POWER([.$F57]-[.AQ$6];2))" office:value-type="float" office:value="821.400024348673" calcext:value-type="float">
            <text:p>821</text:p>
          </table:table-cell>
          <table:table-cell table:style-name="ce84" table:formula="of:=SQRT(POWER([.$E57]-[.AR$5];2)+POWER([.$F57]-[.AR$6];2))" office:value-type="float" office:value="838.079351851601" calcext:value-type="float">
            <text:p>838</text:p>
          </table:table-cell>
          <table:table-cell table:style-name="ce90" table:formula="of:=SQRT(POWER([.$E57]-[.AS$5];2)+POWER([.$F57]-[.AS$6];2))" office:value-type="float" office:value="566.117478974108" calcext:value-type="float">
            <text:p>566</text:p>
          </table:table-cell>
          <table:table-cell table:style-name="ce84" table:formula="of:=SQRT(POWER([.$E57]-[.AT$5];2)+POWER([.$F57]-[.AT$6];2))" office:value-type="float" office:value="527.531989551345" calcext:value-type="float">
            <text:p>528</text:p>
          </table:table-cell>
          <table:table-cell table:style-name="ce84" table:formula="of:=SQRT(POWER([.$E57]-[.AU$5];2)+POWER([.$F57]-[.AU$6];2))" office:value-type="float" office:value="661.105135360481" calcext:value-type="float">
            <text:p>661</text:p>
          </table:table-cell>
          <table:table-cell table:style-name="ce84" table:formula="of:=SQRT(POWER([.$E57]-[.AV$5];2)+POWER([.$F57]-[.AV$6];2))" office:value-type="float" office:value="536.041975968301" calcext:value-type="float">
            <text:p>536</text:p>
          </table:table-cell>
          <table:table-cell table:style-name="ce113" table:formula="of:=SQRT(POWER([.$E57]-[.AW$5];2)+POWER([.$F57]-[.AW$6];2))" office:value-type="float" office:value="528.774053826396" calcext:value-type="float">
            <text:p>529</text:p>
          </table:table-cell>
          <table:table-cell table:style-name="ce125" table:formula="of:=SQRT(POWER([.$E57]-[.AX$5];2)+POWER([.$F57]-[.AX$6];2))" office:value-type="float" office:value="84.970583144992" calcext:value-type="float">
            <text:p>85</text:p>
          </table:table-cell>
          <table:table-cell table:style-name="ce125" table:formula="of:=SQRT(POWER([.$E57]-[.AY$5];2)+POWER([.$F57]-[.AY$6];2))" office:value-type="float" office:value="123.320720075744" calcext:value-type="float">
            <text:p>123</text:p>
          </table:table-cell>
          <table:table-cell table:style-name="ce125" table:formula="of:=SQRT(POWER([.$E57]-[.AZ$5];2)+POWER([.$F57]-[.AZ$6];2))" office:value-type="float" office:value="108.779593674549" calcext:value-type="float">
            <text:p>109</text:p>
          </table:table-cell>
          <table:table-cell table:style-name="ce125" table:formula="of:=SQRT(POWER([.$E57]-[.BA$5];2)+POWER([.$F57]-[.BA$6];2))" office:value-type="float" office:value="82.2192191643779" calcext:value-type="float">
            <text:p>82</text:p>
          </table:table-cell>
          <table:table-cell table:style-name="ce125" table:formula="of:=SQRT(POWER([.$E57]-[.BB$5];2)+POWER([.$F57]-[.BB$6];2))" office:value-type="float" office:value="114.978258814438" calcext:value-type="float">
            <text:p>115</text:p>
          </table:table-cell>
          <table:table-cell table:style-name="ce125" table:formula="of:=SQRT(POWER([.$E57]-[.BC$5];2)+POWER([.$F57]-[.BC$6];2))" office:value-type="float" office:value="54.4518135602479" calcext:value-type="float">
            <text:p>54</text:p>
          </table:table-cell>
          <table:table-cell table:style-name="ce125" table:formula="of:=SQRT(POWER([.$E57]-[.BD$5];2)+POWER([.$F57]-[.BD$6];2))" office:value-type="float" office:value="32.5576411921994" calcext:value-type="float">
            <text:p>33</text:p>
          </table:table-cell>
          <table:table-cell table:style-name="ce125"/>
          <table:table-cell table:style-name="ce125" table:formula="of:=SQRT(POWER([.$E57]-[.BF$5];2)+POWER([.$F57]-[.BF$6];2))" office:value-type="float" office:value="34.0587727318528" calcext:value-type="float">
            <text:p>34</text:p>
          </table:table-cell>
          <table:table-cell table:style-name="ce125" table:formula="of:=SQRT(POWER([.$E57]-[.BG$5];2)+POWER([.$F57]-[.BG$6];2))" office:value-type="float" office:value="116.520384482716" calcext:value-type="float">
            <text:p>117</text:p>
          </table:table-cell>
          <table:table-cell table:style-name="ce125" table:formula="of:=SQRT(POWER([.$E57]-[.BH$5];2)+POWER([.$F57]-[.BH$6];2))" office:value-type="float" office:value="142.042247236518" calcext:value-type="float">
            <text:p>142</text:p>
          </table:table-cell>
          <table:table-cell table:style-name="ce125" table:formula="of:=SQRT(POWER([.$E57]-[.BI$5];2)+POWER([.$F57]-[.BI$6];2))" office:value-type="float" office:value="148.929513529052" calcext:value-type="float">
            <text:p>149</text:p>
          </table:table-cell>
          <table:table-cell table:style-name="ce125" table:formula="of:=SQRT(POWER([.$E57]-[.BJ$5];2)+POWER([.$F57]-[.BJ$6];2))" office:value-type="float" office:value="173.066461222272" calcext:value-type="float">
            <text:p>173</text:p>
          </table:table-cell>
          <table:table-cell table:style-name="ce125" table:formula="of:=SQRT(POWER([.$E57]-[.BK$5];2)+POWER([.$F57]-[.BK$6];2))" office:value-type="float" office:value="507.505664993013" calcext:value-type="float">
            <text:p>508</text:p>
          </table:table-cell>
          <table:table-cell table:style-name="ce125" table:formula="of:=SQRT(POWER([.$E57]-[.BL$5];2)+POWER([.$F57]-[.BL$6];2))" office:value-type="float" office:value="175.692913915161" calcext:value-type="float">
            <text:p>176</text:p>
          </table:table-cell>
          <table:table-cell table:style-name="ce126" table:formula="of:=SQRT(POWER([.$E57]-[.BM$5];2)+POWER([.$F57]-[.BM$6];2))" office:value-type="float" office:value="438.320658878862" calcext:value-type="float">
            <text:p>438</text:p>
          </table:table-cell>
          <table:table-cell table:style-name="ce125" table:formula="of:=SQRT(POWER([.$E57]-[.BN$5];2)+POWER([.$F57]-[.BN$6];2))" office:value-type="float" office:value="350.191376250187" calcext:value-type="float">
            <text:p>350</text:p>
          </table:table-cell>
          <table:table-cell table:style-name="ce125" table:formula="of:=SQRT(POWER([.$E57]-[.BO$5];2)+POWER([.$F57]-[.BO$6];2))" office:value-type="float" office:value="378.866731186574" calcext:value-type="float">
            <text:p>379</text:p>
          </table:table-cell>
          <table:table-cell table:style-name="ce125" table:formula="of:=SQRT(POWER([.$E57]-[.BP$5];2)+POWER([.$F57]-[.BP$6];2))" office:value-type="float" office:value="340.324844817419" calcext:value-type="float">
            <text:p>340</text:p>
          </table:table-cell>
          <table:table-cell table:style-name="ce125" table:formula="of:=SQRT(POWER([.$E57]-[.BQ$5];2)+POWER([.$F57]-[.BQ$6];2))" office:value-type="float" office:value="332.362753629224" calcext:value-type="float">
            <text:p>332</text:p>
          </table:table-cell>
          <table:table-cell table:style-name="ce125" table:formula="of:=SQRT(POWER([.$E57]-[.BR$5];2)+POWER([.$F57]-[.BR$6];2))" office:value-type="float" office:value="288.256829927757" calcext:value-type="float">
            <text:p>288</text:p>
          </table:table-cell>
          <table:table-cell table:style-name="ce125" table:formula="of:=SQRT(POWER([.$E57]-[.BS$5];2)+POWER([.$F57]-[.BS$6];2))" office:value-type="float" office:value="255.562125519413" calcext:value-type="float">
            <text:p>256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Граница Паллады</text:p>
          </table:table-cell>
          <table:table-cell office:value-type="string" calcext:value-type="string">
            <text:p>T3+</text:p>
          </table:table-cell>
          <table:table-cell office:value-type="float" office:value="327" calcext:value-type="float">
            <text:p>327</text:p>
          </table:table-cell>
          <table:table-cell office:value-type="float" office:value="689" calcext:value-type="float">
            <text:p>689</text:p>
          </table:table-cell>
          <table:table-cell/>
          <table:table-cell table:style-name="ce84" table:formula="of:=SQRT(POWER([.$E58]-[.H$5];2)+POWER([.$F58]-[.H$6];2))" office:value-type="float" office:value="621.392790431302" calcext:value-type="float">
            <text:p>621</text:p>
          </table:table-cell>
          <table:table-cell table:style-name="ce84" table:formula="of:=SQRT(POWER([.$E58]-[.I$5];2)+POWER([.$F58]-[.I$6];2))" office:value-type="float" office:value="637.247989404439" calcext:value-type="float">
            <text:p>637</text:p>
          </table:table-cell>
          <table:table-cell table:style-name="ce84" table:formula="of:=SQRT(POWER([.$E58]-[.J$5];2)+POWER([.$F58]-[.J$6];2))" office:value-type="float" office:value="645.663999306141" calcext:value-type="float">
            <text:p>646</text:p>
          </table:table-cell>
          <table:table-cell table:style-name="ce84" table:formula="of:=SQRT(POWER([.$E58]-[.K$5];2)+POWER([.$F58]-[.K$6];2))" office:value-type="float" office:value="629.629255991175" calcext:value-type="float">
            <text:p>630</text:p>
          </table:table-cell>
          <table:table-cell table:style-name="ce84" table:formula="of:=SQRT(POWER([.$E58]-[.L$5];2)+POWER([.$F58]-[.L$6];2))" office:value-type="float" office:value="610.122938431264" calcext:value-type="float">
            <text:p>610</text:p>
          </table:table-cell>
          <table:table-cell table:style-name="ce84" table:formula="of:=SQRT(POWER([.$E58]-[.M$5];2)+POWER([.$F58]-[.M$6];2))" office:value-type="float" office:value="595.385589345258" calcext:value-type="float">
            <text:p>595</text:p>
          </table:table-cell>
          <table:table-cell table:style-name="ce84" table:formula="of:=SQRT(POWER([.$E58]-[.N$5];2)+POWER([.$F58]-[.N$6];2))" office:value-type="float" office:value="598.080262172227" calcext:value-type="float">
            <text:p>598</text:p>
          </table:table-cell>
          <table:table-cell table:style-name="ce84" table:formula="of:=SQRT(POWER([.$E58]-[.O$5];2)+POWER([.$F58]-[.O$6];2))" office:value-type="float" office:value="620.459507139668" calcext:value-type="float">
            <text:p>620</text:p>
          </table:table-cell>
          <table:table-cell table:style-name="ce84" table:formula="of:=SQRT(POWER([.$E58]-[.P$5];2)+POWER([.$F58]-[.P$6];2))" office:value-type="float" office:value="632.82304003568" calcext:value-type="float">
            <text:p>633</text:p>
          </table:table-cell>
          <table:table-cell table:style-name="ce84" table:formula="of:=SQRT(POWER([.$E58]-[.Q$5];2)+POWER([.$F58]-[.Q$6];2))" office:value-type="float" office:value="636.585422390428" calcext:value-type="float">
            <text:p>637</text:p>
          </table:table-cell>
          <table:table-cell table:style-name="ce84" table:formula="of:=SQRT(POWER([.$E58]-[.R$5];2)+POWER([.$F58]-[.R$6];2))" office:value-type="float" office:value="617.709478638623" calcext:value-type="float">
            <text:p>618</text:p>
          </table:table-cell>
          <table:table-cell table:style-name="ce84" table:formula="of:=SQRT(POWER([.$E58]-[.S$5];2)+POWER([.$F58]-[.S$6];2))" office:value-type="float" office:value="715.234227368909" calcext:value-type="float">
            <text:p>715</text:p>
          </table:table-cell>
          <table:table-cell table:style-name="ce84" table:formula="of:=SQRT(POWER([.$E58]-[.T$5];2)+POWER([.$F58]-[.T$6];2))" office:value-type="float" office:value="746.686011654163" calcext:value-type="float">
            <text:p>747</text:p>
          </table:table-cell>
          <table:table-cell table:style-name="ce84" table:formula="of:=SQRT(POWER([.$E58]-[.U$5];2)+POWER([.$F58]-[.U$6];2))" office:value-type="float" office:value="732.426788150188" calcext:value-type="float">
            <text:p>732</text:p>
          </table:table-cell>
          <table:table-cell table:style-name="ce84" table:formula="of:=SQRT(POWER([.$E58]-[.V$5];2)+POWER([.$F58]-[.V$6];2))" office:value-type="float" office:value="773.592269868307" calcext:value-type="float">
            <text:p>774</text:p>
          </table:table-cell>
          <table:table-cell table:style-name="ce90" table:formula="of:=SQRT(POWER([.$E58]-[.W$5];2)+POWER([.$F58]-[.W$6];2))" office:value-type="float" office:value="684.88247166941" calcext:value-type="float">
            <text:p>685</text:p>
          </table:table-cell>
          <table:table-cell table:style-name="ce84" table:formula="of:=SQRT(POWER([.$E58]-[.X$5];2)+POWER([.$F58]-[.X$6];2))" office:value-type="float" office:value="661.567834768287" calcext:value-type="float">
            <text:p>662</text:p>
          </table:table-cell>
          <table:table-cell table:style-name="ce84" table:formula="of:=SQRT(POWER([.$E58]-[.Y$5];2)+POWER([.$F58]-[.Y$6];2))" office:value-type="float" office:value="568.683567548773" calcext:value-type="float">
            <text:p>569</text:p>
          </table:table-cell>
          <table:table-cell table:style-name="ce84" table:formula="of:=SQRT(POWER([.$E58]-[.Z$5];2)+POWER([.$F58]-[.Z$6];2))" office:value-type="float" office:value="581.123911055121" calcext:value-type="float">
            <text:p>581</text:p>
          </table:table-cell>
          <table:table-cell table:style-name="ce108" table:formula="of:=SQRT(POWER([.$E58]-[.AA$5];2)+POWER([.$F58]-[.AA$6];2))" office:value-type="float" office:value="649.748412849158" calcext:value-type="float">
            <text:p>650</text:p>
          </table:table-cell>
          <table:table-cell table:style-name="ce113" table:formula="of:=SQRT(POWER([.$E58]-[.AB$5];2)+POWER([.$F58]-[.AB$6];2))" office:value-type="float" office:value="469.383638402533" calcext:value-type="float">
            <text:p>469</text:p>
          </table:table-cell>
          <table:table-cell table:style-name="ce84" table:formula="of:=SQRT(POWER([.$E58]-[.AC$5];2)+POWER([.$F58]-[.AC$6];2))" office:value-type="float" office:value="754.320886625844" calcext:value-type="float">
            <text:p>754</text:p>
          </table:table-cell>
          <table:table-cell table:style-name="ce84" table:formula="of:=SQRT(POWER([.$E58]-[.AD$5];2)+POWER([.$F58]-[.AD$6];2))" office:value-type="float" office:value="727.248238224061" calcext:value-type="float">
            <text:p>727</text:p>
          </table:table-cell>
          <table:table-cell table:style-name="ce84" table:formula="of:=SQRT(POWER([.$E58]-[.AE$5];2)+POWER([.$F58]-[.AE$6];2))" office:value-type="float" office:value="748.577985249366" calcext:value-type="float">
            <text:p>749</text:p>
          </table:table-cell>
          <table:table-cell table:style-name="ce84" table:formula="of:=SQRT(POWER([.$E58]-[.AF$5];2)+POWER([.$F58]-[.AF$6];2))" office:value-type="float" office:value="750.826877515716" calcext:value-type="float">
            <text:p>751</text:p>
          </table:table-cell>
          <table:table-cell table:style-name="ce84" table:formula="of:=SQRT(POWER([.$E58]-[.AG$5];2)+POWER([.$F58]-[.AG$6];2))" office:value-type="float" office:value="790.774936375705" calcext:value-type="float">
            <text:p>791</text:p>
          </table:table-cell>
          <table:table-cell table:style-name="ce84" table:formula="of:=SQRT(POWER([.$E58]-[.AH$5];2)+POWER([.$F58]-[.AH$6];2))" office:value-type="float" office:value="824.645378329376" calcext:value-type="float">
            <text:p>825</text:p>
          </table:table-cell>
          <table:table-cell table:style-name="ce84" table:formula="of:=SQRT(POWER([.$E58]-[.AI$5];2)+POWER([.$F58]-[.AI$6];2))" office:value-type="float" office:value="854.124698155954" calcext:value-type="float">
            <text:p>854</text:p>
          </table:table-cell>
          <table:table-cell table:style-name="ce84" table:formula="of:=SQRT(POWER([.$E58]-[.AJ$5];2)+POWER([.$F58]-[.AJ$6];2))" office:value-type="float" office:value="883.421756580627" calcext:value-type="float">
            <text:p>883</text:p>
          </table:table-cell>
          <table:table-cell table:style-name="ce84" table:formula="of:=SQRT(POWER([.$E58]-[.AK$5];2)+POWER([.$F58]-[.AK$6];2))" office:value-type="float" office:value="728.294583255979" calcext:value-type="float">
            <text:p>728</text:p>
          </table:table-cell>
          <table:table-cell table:style-name="ce84" table:formula="of:=SQRT(POWER([.$E58]-[.AL$5];2)+POWER([.$F58]-[.AL$6];2))" office:value-type="float" office:value="755.413132001291" calcext:value-type="float">
            <text:p>755</text:p>
          </table:table-cell>
          <table:table-cell table:style-name="ce84" table:formula="of:=SQRT(POWER([.$E58]-[.AM$5];2)+POWER([.$F58]-[.AM$6];2))" office:value-type="float" office:value="792.040403009846" calcext:value-type="float">
            <text:p>792</text:p>
          </table:table-cell>
          <table:table-cell table:style-name="ce84" table:formula="of:=SQRT(POWER([.$E58]-[.AN$5];2)+POWER([.$F58]-[.AN$6];2))" office:value-type="float" office:value="804.627864295042" calcext:value-type="float">
            <text:p>805</text:p>
          </table:table-cell>
          <table:table-cell table:style-name="ce84" table:formula="of:=SQRT(POWER([.$E58]-[.AO$5];2)+POWER([.$F58]-[.AO$6];2))" office:value-type="float" office:value="790.398633602058" calcext:value-type="float">
            <text:p>790</text:p>
          </table:table-cell>
          <table:table-cell table:style-name="ce84" table:formula="of:=SQRT(POWER([.$E58]-[.AP$5];2)+POWER([.$F58]-[.AP$6];2))" office:value-type="float" office:value="757.132749258675" calcext:value-type="float">
            <text:p>757</text:p>
          </table:table-cell>
          <table:table-cell table:style-name="ce84" table:formula="of:=SQRT(POWER([.$E58]-[.AQ$5];2)+POWER([.$F58]-[.AQ$6];2))" office:value-type="float" office:value="787.402057401427" calcext:value-type="float">
            <text:p>787</text:p>
          </table:table-cell>
          <table:table-cell table:style-name="ce84" table:formula="of:=SQRT(POWER([.$E58]-[.AR$5];2)+POWER([.$F58]-[.AR$6];2))" office:value-type="float" office:value="804.092656352488" calcext:value-type="float">
            <text:p>804</text:p>
          </table:table-cell>
          <table:table-cell table:style-name="ce90" table:formula="of:=SQRT(POWER([.$E58]-[.AS$5];2)+POWER([.$F58]-[.AS$6];2))" office:value-type="float" office:value="533.970972993851" calcext:value-type="float">
            <text:p>534</text:p>
          </table:table-cell>
          <table:table-cell table:style-name="ce84" table:formula="of:=SQRT(POWER([.$E58]-[.AT$5];2)+POWER([.$F58]-[.AT$6];2))" office:value-type="float" office:value="493.633467260882" calcext:value-type="float">
            <text:p>494</text:p>
          </table:table-cell>
          <table:table-cell table:style-name="ce84" table:formula="of:=SQRT(POWER([.$E58]-[.AU$5];2)+POWER([.$F58]-[.AU$6];2))" office:value-type="float" office:value="627.646397265212" calcext:value-type="float">
            <text:p>628</text:p>
          </table:table-cell>
          <table:table-cell table:style-name="ce84" table:formula="of:=SQRT(POWER([.$E58]-[.AV$5];2)+POWER([.$F58]-[.AV$6];2))" office:value-type="float" office:value="502.347489294015" calcext:value-type="float">
            <text:p>502</text:p>
          </table:table-cell>
          <table:table-cell table:style-name="ce113" table:formula="of:=SQRT(POWER([.$E58]-[.AW$5];2)+POWER([.$F58]-[.AW$6];2))" office:value-type="float" office:value="495.372587049384" calcext:value-type="float">
            <text:p>495</text:p>
          </table:table-cell>
          <table:table-cell table:style-name="ce125" table:formula="of:=SQRT(POWER([.$E58]-[.AX$5];2)+POWER([.$F58]-[.AX$6];2))" office:value-type="float" office:value="55.3172667437573" calcext:value-type="float">
            <text:p>55</text:p>
          </table:table-cell>
          <table:table-cell table:style-name="ce125" table:formula="of:=SQRT(POWER([.$E58]-[.AY$5];2)+POWER([.$F58]-[.AY$6];2))" office:value-type="float" office:value="100.319489631876" calcext:value-type="float">
            <text:p>100</text:p>
          </table:table-cell>
          <table:table-cell table:style-name="ce125" table:formula="of:=SQRT(POWER([.$E58]-[.AZ$5];2)+POWER([.$F58]-[.AZ$6];2))" office:value-type="float" office:value="94.4298681562142" calcext:value-type="float">
            <text:p>94</text:p>
          </table:table-cell>
          <table:table-cell table:style-name="ce125" table:formula="of:=SQRT(POWER([.$E58]-[.BA$5];2)+POWER([.$F58]-[.BA$6];2))" office:value-type="float" office:value="76.4198926981712" calcext:value-type="float">
            <text:p>76</text:p>
          </table:table-cell>
          <table:table-cell table:style-name="ce125" table:formula="of:=SQRT(POWER([.$E58]-[.BB$5];2)+POWER([.$F58]-[.BB$6];2))" office:value-type="float" office:value="90" calcext:value-type="float">
            <text:p>90</text:p>
          </table:table-cell>
          <table:table-cell table:style-name="ce125" table:formula="of:=SQRT(POWER([.$E58]-[.BC$5];2)+POWER([.$F58]-[.BC$6];2))" office:value-type="float" office:value="37.2155881318568" calcext:value-type="float">
            <text:p>37</text:p>
          </table:table-cell>
          <table:table-cell table:style-name="ce125" table:formula="of:=SQRT(POWER([.$E58]-[.BD$5];2)+POWER([.$F58]-[.BD$6];2))" office:value-type="float" office:value="50" calcext:value-type="float">
            <text:p>50</text:p>
          </table:table-cell>
          <table:table-cell table:style-name="ce125" table:formula="of:=SQRT(POWER([.$E58]-[.BE$5];2)+POWER([.$F58]-[.BE$6];2))" office:value-type="float" office:value="34.0587727318528" calcext:value-type="float">
            <text:p>34</text:p>
          </table:table-cell>
          <table:table-cell table:style-name="ce125"/>
          <table:table-cell table:style-name="ce125" table:formula="of:=SQRT(POWER([.$E58]-[.BG$5];2)+POWER([.$F58]-[.BG$6];2))" office:value-type="float" office:value="90.6697303403953" calcext:value-type="float">
            <text:p>91</text:p>
          </table:table-cell>
          <table:table-cell table:style-name="ce125" table:formula="of:=SQRT(POWER([.$E58]-[.BH$5];2)+POWER([.$F58]-[.BH$6];2))" office:value-type="float" office:value="108.406641862941" calcext:value-type="float">
            <text:p>108</text:p>
          </table:table-cell>
          <table:table-cell table:style-name="ce125" table:formula="of:=SQRT(POWER([.$E58]-[.BI$5];2)+POWER([.$F58]-[.BI$6];2))" office:value-type="float" office:value="119.079805172834" calcext:value-type="float">
            <text:p>119</text:p>
          </table:table-cell>
          <table:table-cell table:style-name="ce125" table:formula="of:=SQRT(POWER([.$E58]-[.BJ$5];2)+POWER([.$F58]-[.BJ$6];2))" office:value-type="float" office:value="139.283882771841" calcext:value-type="float">
            <text:p>139</text:p>
          </table:table-cell>
          <table:table-cell table:style-name="ce125" table:formula="of:=SQRT(POWER([.$E58]-[.BK$5];2)+POWER([.$F58]-[.BK$6];2))" office:value-type="float" office:value="477.67143519369" calcext:value-type="float">
            <text:p>478</text:p>
          </table:table-cell>
          <table:table-cell table:style-name="ce125" table:formula="of:=SQRT(POWER([.$E58]-[.BL$5];2)+POWER([.$F58]-[.BL$6];2))" office:value-type="float" office:value="143.568798838745" calcext:value-type="float">
            <text:p>144</text:p>
          </table:table-cell>
          <table:table-cell table:style-name="ce126" table:formula="of:=SQRT(POWER([.$E58]-[.BM$5];2)+POWER([.$F58]-[.BM$6];2))" office:value-type="float" office:value="407.461654637587" calcext:value-type="float">
            <text:p>407</text:p>
          </table:table-cell>
          <table:table-cell table:style-name="ce125" table:formula="of:=SQRT(POWER([.$E58]-[.BN$5];2)+POWER([.$F58]-[.BN$6];2))" office:value-type="float" office:value="319.339944260031" calcext:value-type="float">
            <text:p>319</text:p>
          </table:table-cell>
          <table:table-cell table:style-name="ce125" table:formula="of:=SQRT(POWER([.$E58]-[.BO$5];2)+POWER([.$F58]-[.BO$6];2))" office:value-type="float" office:value="350" calcext:value-type="float">
            <text:p>350</text:p>
          </table:table-cell>
          <table:table-cell table:style-name="ce125" table:formula="of:=SQRT(POWER([.$E58]-[.BP$5];2)+POWER([.$F58]-[.BP$6];2))" office:value-type="float" office:value="321.908372056397" calcext:value-type="float">
            <text:p>322</text:p>
          </table:table-cell>
          <table:table-cell table:style-name="ce125" table:formula="of:=SQRT(POWER([.$E58]-[.BQ$5];2)+POWER([.$F58]-[.BQ$6];2))" office:value-type="float" office:value="321.056069869423" calcext:value-type="float">
            <text:p>321</text:p>
          </table:table-cell>
          <table:table-cell table:style-name="ce125" table:formula="of:=SQRT(POWER([.$E58]-[.BR$5];2)+POWER([.$F58]-[.BR$6];2))" office:value-type="float" office:value="271.18259531172" calcext:value-type="float">
            <text:p>271</text:p>
          </table:table-cell>
          <table:table-cell table:style-name="ce125" table:formula="of:=SQRT(POWER([.$E58]-[.BS$5];2)+POWER([.$F58]-[.BS$6];2))" office:value-type="float" office:value="244.311276858028" calcext:value-type="float">
            <text:p>244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Разрушенная станция</text:p>
          </table:table-cell>
          <table:table-cell office:value-type="string" calcext:value-type="string">
            <text:p>T4+</text:p>
          </table:table-cell>
          <table:table-cell office:value-type="float" office:value="417" calcext:value-type="float">
            <text:p>417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84" table:formula="of:=SQRT(POWER([.$E59]-[.H$5];2)+POWER([.$F59]-[.H$6];2))" office:value-type="float" office:value="668.767523134908" calcext:value-type="float">
            <text:p>669</text:p>
          </table:table-cell>
          <table:table-cell table:style-name="ce84" table:formula="of:=SQRT(POWER([.$E59]-[.I$5];2)+POWER([.$F59]-[.I$6];2))" office:value-type="float" office:value="682.033723506397" calcext:value-type="float">
            <text:p>682</text:p>
          </table:table-cell>
          <table:table-cell table:style-name="ce84" table:formula="of:=SQRT(POWER([.$E59]-[.J$5];2)+POWER([.$F59]-[.J$6];2))" office:value-type="float" office:value="694.018011293655" calcext:value-type="float">
            <text:p>694</text:p>
          </table:table-cell>
          <table:table-cell table:style-name="ce84" table:formula="of:=SQRT(POWER([.$E59]-[.K$5];2)+POWER([.$F59]-[.K$6];2))" office:value-type="float" office:value="680.226432888343" calcext:value-type="float">
            <text:p>680</text:p>
          </table:table-cell>
          <table:table-cell table:style-name="ce84" table:formula="of:=SQRT(POWER([.$E59]-[.L$5];2)+POWER([.$F59]-[.L$6];2))" office:value-type="float" office:value="661.471843694046" calcext:value-type="float">
            <text:p>661</text:p>
          </table:table-cell>
          <table:table-cell table:style-name="ce84" table:formula="of:=SQRT(POWER([.$E59]-[.M$5];2)+POWER([.$F59]-[.M$6];2))" office:value-type="float" office:value="644.860450020002" calcext:value-type="float">
            <text:p>645</text:p>
          </table:table-cell>
          <table:table-cell table:style-name="ce84" table:formula="of:=SQRT(POWER([.$E59]-[.N$5];2)+POWER([.$F59]-[.N$6];2))" office:value-type="float" office:value="645.012402981524" calcext:value-type="float">
            <text:p>645</text:p>
          </table:table-cell>
          <table:table-cell table:style-name="ce84" table:formula="of:=SQRT(POWER([.$E59]-[.O$5];2)+POWER([.$F59]-[.O$6];2))" office:value-type="float" office:value="660.866854971559" calcext:value-type="float">
            <text:p>661</text:p>
          </table:table-cell>
          <table:table-cell table:style-name="ce84" table:formula="of:=SQRT(POWER([.$E59]-[.P$5];2)+POWER([.$F59]-[.P$6];2))" office:value-type="float" office:value="671.662117437034" calcext:value-type="float">
            <text:p>672</text:p>
          </table:table-cell>
          <table:table-cell table:style-name="ce84" table:formula="of:=SQRT(POWER([.$E59]-[.Q$5];2)+POWER([.$F59]-[.Q$6];2))" office:value-type="float" office:value="672.550369860875" calcext:value-type="float">
            <text:p>673</text:p>
          </table:table-cell>
          <table:table-cell table:style-name="ce84" table:formula="of:=SQRT(POWER([.$E59]-[.R$5];2)+POWER([.$F59]-[.R$6];2))" office:value-type="float" office:value="653.583965531591" calcext:value-type="float">
            <text:p>654</text:p>
          </table:table-cell>
          <table:table-cell table:style-name="ce84" table:formula="of:=SQRT(POWER([.$E59]-[.S$5];2)+POWER([.$F59]-[.S$6];2))" office:value-type="float" office:value="736.918584376863" calcext:value-type="float">
            <text:p>737</text:p>
          </table:table-cell>
          <table:table-cell table:style-name="ce84" table:formula="of:=SQRT(POWER([.$E59]-[.T$5];2)+POWER([.$F59]-[.T$6];2))" office:value-type="float" office:value="766.767891868198" calcext:value-type="float">
            <text:p>767</text:p>
          </table:table-cell>
          <table:table-cell table:style-name="ce84" table:formula="of:=SQRT(POWER([.$E59]-[.U$5];2)+POWER([.$F59]-[.U$6];2))" office:value-type="float" office:value="745.837783971823" calcext:value-type="float">
            <text:p>746</text:p>
          </table:table-cell>
          <table:table-cell table:style-name="ce84" table:formula="of:=SQRT(POWER([.$E59]-[.V$5];2)+POWER([.$F59]-[.V$6];2))" office:value-type="float" office:value="769.489441123138" calcext:value-type="float">
            <text:p>769</text:p>
          </table:table-cell>
          <table:table-cell table:style-name="ce90" table:formula="of:=SQRT(POWER([.$E59]-[.W$5];2)+POWER([.$F59]-[.W$6];2))" office:value-type="float" office:value="676.432553917979" calcext:value-type="float">
            <text:p>676</text:p>
          </table:table-cell>
          <table:table-cell table:style-name="ce84" table:formula="of:=SQRT(POWER([.$E59]-[.X$5];2)+POWER([.$F59]-[.X$6];2))" office:value-type="float" office:value="705.822215575565" calcext:value-type="float">
            <text:p>706</text:p>
          </table:table-cell>
          <table:table-cell table:style-name="ce84" table:formula="of:=SQRT(POWER([.$E59]-[.Y$5];2)+POWER([.$F59]-[.Y$6];2))" office:value-type="float" office:value="605.104949574865" calcext:value-type="float">
            <text:p>605</text:p>
          </table:table-cell>
          <table:table-cell table:style-name="ce84" table:formula="of:=SQRT(POWER([.$E59]-[.Z$5];2)+POWER([.$F59]-[.Z$6];2))" office:value-type="float" office:value="614.758489164648" calcext:value-type="float">
            <text:p>615</text:p>
          </table:table-cell>
          <table:table-cell table:style-name="ce108" table:formula="of:=SQRT(POWER([.$E59]-[.AA$5];2)+POWER([.$F59]-[.AA$6];2))" office:value-type="float" office:value="698.011461223954" calcext:value-type="float">
            <text:p>698</text:p>
          </table:table-cell>
          <table:table-cell table:style-name="ce113" table:formula="of:=SQRT(POWER([.$E59]-[.AB$5];2)+POWER([.$F59]-[.AB$6];2))" office:value-type="float" office:value="476.709555180091" calcext:value-type="float">
            <text:p>477</text:p>
          </table:table-cell>
          <table:table-cell table:style-name="ce84" table:formula="of:=SQRT(POWER([.$E59]-[.AC$5];2)+POWER([.$F59]-[.AC$6];2))" office:value-type="float" office:value="693.801844909626" calcext:value-type="float">
            <text:p>694</text:p>
          </table:table-cell>
          <table:table-cell table:style-name="ce84" table:formula="of:=SQRT(POWER([.$E59]-[.AD$5];2)+POWER([.$F59]-[.AD$6];2))" office:value-type="float" office:value="663.04826370333" calcext:value-type="float">
            <text:p>663</text:p>
          </table:table-cell>
          <table:table-cell table:style-name="ce84" table:formula="of:=SQRT(POWER([.$E59]-[.AE$5];2)+POWER([.$F59]-[.AE$6];2))" office:value-type="float" office:value="682.021993780259" calcext:value-type="float">
            <text:p>682</text:p>
          </table:table-cell>
          <table:table-cell table:style-name="ce84" table:formula="of:=SQRT(POWER([.$E59]-[.AF$5];2)+POWER([.$F59]-[.AF$6];2))" office:value-type="float" office:value="683.931283097944" calcext:value-type="float">
            <text:p>684</text:p>
          </table:table-cell>
          <table:table-cell table:style-name="ce84" table:formula="of:=SQRT(POWER([.$E59]-[.AG$5];2)+POWER([.$F59]-[.AG$6];2))" office:value-type="float" office:value="731.170294801423" calcext:value-type="float">
            <text:p>731</text:p>
          </table:table-cell>
          <table:table-cell table:style-name="ce84" table:formula="of:=SQRT(POWER([.$E59]-[.AH$5];2)+POWER([.$F59]-[.AH$6];2))" office:value-type="float" office:value="767.484853270734" calcext:value-type="float">
            <text:p>767</text:p>
          </table:table-cell>
          <table:table-cell table:style-name="ce84" table:formula="of:=SQRT(POWER([.$E59]-[.AI$5];2)+POWER([.$F59]-[.AI$6];2))" office:value-type="float" office:value="798.52989925237" calcext:value-type="float">
            <text:p>799</text:p>
          </table:table-cell>
          <table:table-cell table:style-name="ce84" table:formula="of:=SQRT(POWER([.$E59]-[.AJ$5];2)+POWER([.$F59]-[.AJ$6];2))" office:value-type="float" office:value="827.16685136676" calcext:value-type="float">
            <text:p>827</text:p>
          </table:table-cell>
          <table:table-cell table:style-name="ce84" table:formula="of:=SQRT(POWER([.$E59]-[.AK$5];2)+POWER([.$F59]-[.AK$6];2))" office:value-type="float" office:value="668.923015002474" calcext:value-type="float">
            <text:p>669</text:p>
          </table:table-cell>
          <table:table-cell table:style-name="ce84" table:formula="of:=SQRT(POWER([.$E59]-[.AL$5];2)+POWER([.$F59]-[.AL$6];2))" office:value-type="float" office:value="699.445494659877" calcext:value-type="float">
            <text:p>699</text:p>
          </table:table-cell>
          <table:table-cell table:style-name="ce84" table:formula="of:=SQRT(POWER([.$E59]-[.AM$5];2)+POWER([.$F59]-[.AM$6];2))" office:value-type="float" office:value="740.73274532722" calcext:value-type="float">
            <text:p>741</text:p>
          </table:table-cell>
          <table:table-cell table:style-name="ce84" table:formula="of:=SQRT(POWER([.$E59]-[.AN$5];2)+POWER([.$F59]-[.AN$6];2))" office:value-type="float" office:value="756.682892630724" calcext:value-type="float">
            <text:p>757</text:p>
          </table:table-cell>
          <table:table-cell table:style-name="ce84" table:formula="of:=SQRT(POWER([.$E59]-[.AO$5];2)+POWER([.$F59]-[.AO$6];2))" office:value-type="float" office:value="744.470953093537" calcext:value-type="float">
            <text:p>744</text:p>
          </table:table-cell>
          <table:table-cell table:style-name="ce84" table:formula="of:=SQRT(POWER([.$E59]-[.AP$5];2)+POWER([.$F59]-[.AP$6];2))" office:value-type="float" office:value="707.80011302627" calcext:value-type="float">
            <text:p>708</text:p>
          </table:table-cell>
          <table:table-cell table:style-name="ce84" table:formula="of:=SQRT(POWER([.$E59]-[.AQ$5];2)+POWER([.$F59]-[.AQ$6];2))" office:value-type="float" office:value="724.572287629054" calcext:value-type="float">
            <text:p>725</text:p>
          </table:table-cell>
          <table:table-cell table:style-name="ce84" table:formula="of:=SQRT(POWER([.$E59]-[.AR$5];2)+POWER([.$F59]-[.AR$6];2))" office:value-type="float" office:value="750.362579024301" calcext:value-type="float">
            <text:p>750</text:p>
          </table:table-cell>
          <table:table-cell table:style-name="ce90" table:formula="of:=SQRT(POWER([.$E59]-[.AS$5];2)+POWER([.$F59]-[.AS$6];2))" office:value-type="float" office:value="505.620410980411" calcext:value-type="float">
            <text:p>506</text:p>
          </table:table-cell>
          <table:table-cell table:style-name="ce84" table:formula="of:=SQRT(POWER([.$E59]-[.AT$5];2)+POWER([.$F59]-[.AT$6];2))" office:value-type="float" office:value="444.932579162282" calcext:value-type="float">
            <text:p>445</text:p>
          </table:table-cell>
          <table:table-cell table:style-name="ce84" table:formula="of:=SQRT(POWER([.$E59]-[.AU$5];2)+POWER([.$F59]-[.AU$6];2))" office:value-type="float" office:value="557.003590652699" calcext:value-type="float">
            <text:p>557</text:p>
          </table:table-cell>
          <table:table-cell table:style-name="ce84" table:formula="of:=SQRT(POWER([.$E59]-[.AV$5];2)+POWER([.$F59]-[.AV$6];2))" office:value-type="float" office:value="435.10918170041" calcext:value-type="float">
            <text:p>435</text:p>
          </table:table-cell>
          <table:table-cell table:style-name="ce113" table:formula="of:=SQRT(POWER([.$E59]-[.AW$5];2)+POWER([.$F59]-[.AW$6];2))" office:value-type="float" office:value="424.887043812823" calcext:value-type="float">
            <text:p>425</text:p>
          </table:table-cell>
          <table:table-cell table:style-name="ce125" table:formula="of:=SQRT(POWER([.$E59]-[.AX$5];2)+POWER([.$F59]-[.AX$6];2))" office:value-type="float" office:value="101.533245786787" calcext:value-type="float">
            <text:p>102</text:p>
          </table:table-cell>
          <table:table-cell table:style-name="ce125" table:formula="of:=SQRT(POWER([.$E59]-[.AY$5];2)+POWER([.$F59]-[.AY$6];2))" office:value-type="float" office:value="148.070928949608" calcext:value-type="float">
            <text:p>148</text:p>
          </table:table-cell>
          <table:table-cell table:style-name="ce125" table:formula="of:=SQRT(POWER([.$E59]-[.AZ$5];2)+POWER([.$F59]-[.AZ$6];2))" office:value-type="float" office:value="161.40012391569" calcext:value-type="float">
            <text:p>161</text:p>
          </table:table-cell>
          <table:table-cell table:style-name="ce125" table:formula="of:=SQRT(POWER([.$E59]-[.BA$5];2)+POWER([.$F59]-[.BA$6];2))" office:value-type="float" office:value="157.012738336735" calcext:value-type="float">
            <text:p>157</text:p>
          </table:table-cell>
          <table:table-cell table:style-name="ce125" table:formula="of:=SQRT(POWER([.$E59]-[.BB$5];2)+POWER([.$F59]-[.BB$6];2))" office:value-type="float" office:value="135.28118864055" calcext:value-type="float">
            <text:p>135</text:p>
          </table:table-cell>
          <table:table-cell table:style-name="ce125" table:formula="of:=SQRT(POWER([.$E59]-[.BC$5];2)+POWER([.$F59]-[.BC$6];2))" office:value-type="float" office:value="117.175082675456" calcext:value-type="float">
            <text:p>117</text:p>
          </table:table-cell>
          <table:table-cell table:style-name="ce125" table:formula="of:=SQRT(POWER([.$E59]-[.BD$5];2)+POWER([.$F59]-[.BD$6];2))" office:value-type="float" office:value="140.431477952772" calcext:value-type="float">
            <text:p>140</text:p>
          </table:table-cell>
          <table:table-cell table:style-name="ce125" table:formula="of:=SQRT(POWER([.$E59]-[.BE$5];2)+POWER([.$F59]-[.BE$6];2))" office:value-type="float" office:value="116.520384482716" calcext:value-type="float">
            <text:p>117</text:p>
          </table:table-cell>
          <table:table-cell table:style-name="ce125" table:formula="of:=SQRT(POWER([.$E59]-[.BF$5];2)+POWER([.$F59]-[.BF$6];2))" office:value-type="float" office:value="90.6697303403953" calcext:value-type="float">
            <text:p>91</text:p>
          </table:table-cell>
          <table:table-cell table:style-name="ce125"/>
          <table:table-cell table:style-name="ce125" table:formula="of:=SQRT(POWER([.$E59]-[.BH$5];2)+POWER([.$F59]-[.BH$6];2))" office:value-type="float" office:value="65.1229606206597" calcext:value-type="float">
            <text:p>65</text:p>
          </table:table-cell>
          <table:table-cell table:style-name="ce125" table:formula="of:=SQRT(POWER([.$E59]-[.BI$5];2)+POWER([.$F59]-[.BI$6];2))" office:value-type="float" office:value="38.8973006775534" calcext:value-type="float">
            <text:p>39</text:p>
          </table:table-cell>
          <table:table-cell table:style-name="ce125" table:formula="of:=SQRT(POWER([.$E59]-[.BJ$5];2)+POWER([.$F59]-[.BJ$6];2))" office:value-type="float" office:value="89.4930164873215" calcext:value-type="float">
            <text:p>89</text:p>
          </table:table-cell>
          <table:table-cell table:style-name="ce125" table:formula="of:=SQRT(POWER([.$E59]-[.BK$5];2)+POWER([.$F59]-[.BK$6];2))" office:value-type="float" office:value="465.756374084134" calcext:value-type="float">
            <text:p>466</text:p>
          </table:table-cell>
          <table:table-cell table:style-name="ce125" table:formula="of:=SQRT(POWER([.$E59]-[.BL$5];2)+POWER([.$F59]-[.BL$6];2))" office:value-type="float" office:value="73.24616030892" calcext:value-type="float">
            <text:p>73</text:p>
          </table:table-cell>
          <table:table-cell table:style-name="ce126" table:formula="of:=SQRT(POWER([.$E59]-[.BM$5];2)+POWER([.$F59]-[.BM$6];2))" office:value-type="float" office:value="391.065211953198" calcext:value-type="float">
            <text:p>391</text:p>
          </table:table-cell>
          <table:table-cell table:style-name="ce125" table:formula="of:=SQRT(POWER([.$E59]-[.BN$5];2)+POWER([.$F59]-[.BN$6];2))" office:value-type="float" office:value="306.243367275113" calcext:value-type="float">
            <text:p>306</text:p>
          </table:table-cell>
          <table:table-cell table:style-name="ce125" table:formula="of:=SQRT(POWER([.$E59]-[.BO$5];2)+POWER([.$F59]-[.BO$6];2))" office:value-type="float" office:value="347.092206769325" calcext:value-type="float">
            <text:p>347</text:p>
          </table:table-cell>
          <table:table-cell table:style-name="ce125" table:formula="of:=SQRT(POWER([.$E59]-[.BP$5];2)+POWER([.$F59]-[.BP$6];2))" office:value-type="float" office:value="359.026461420325" calcext:value-type="float">
            <text:p>359</text:p>
          </table:table-cell>
          <table:table-cell table:style-name="ce125" table:formula="of:=SQRT(POWER([.$E59]-[.BQ$5];2)+POWER([.$F59]-[.BQ$6];2))" office:value-type="float" office:value="375.481024820163" calcext:value-type="float">
            <text:p>375</text:p>
          </table:table-cell>
          <table:table-cell table:style-name="ce125" table:formula="of:=SQRT(POWER([.$E59]-[.BR$5];2)+POWER([.$F59]-[.BR$6];2))" office:value-type="float" office:value="314.21171206688" calcext:value-type="float">
            <text:p>314</text:p>
          </table:table-cell>
          <table:table-cell table:style-name="ce125" table:formula="of:=SQRT(POWER([.$E59]-[.BS$5];2)+POWER([.$F59]-[.BS$6];2))" office:value-type="float" office:value="301.915551106597" calcext:value-type="float">
            <text:p>302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Оранжевый гигант</text:p>
          </table:table-cell>
          <table:table-cell office:value-type="string" calcext:value-type="string">
            <text:p>T4+</text:p>
          </table:table-cell>
          <table:table-cell office:value-type="float" office:value="421" calcext:value-type="float">
            <text:p>421</text:p>
          </table:table-cell>
          <table:table-cell office:value-type="float" office:value="635" calcext:value-type="float">
            <text:p>635</text:p>
          </table:table-cell>
          <table:table-cell/>
          <table:table-cell table:style-name="ce84" table:formula="of:=SQRT(POWER([.$E60]-[.H$5];2)+POWER([.$F60]-[.H$6];2))" office:value-type="float" office:value="614.137606729958" calcext:value-type="float">
            <text:p>614</text:p>
          </table:table-cell>
          <table:table-cell table:style-name="ce84" table:formula="of:=SQRT(POWER([.$E60]-[.I$5];2)+POWER([.$F60]-[.I$6];2))" office:value-type="float" office:value="626.189268512325" calcext:value-type="float">
            <text:p>626</text:p>
          </table:table-cell>
          <table:table-cell table:style-name="ce84" table:formula="of:=SQRT(POWER([.$E60]-[.J$5];2)+POWER([.$F60]-[.J$6];2))" office:value-type="float" office:value="639.726504062478" calcext:value-type="float">
            <text:p>640</text:p>
          </table:table-cell>
          <table:table-cell table:style-name="ce84" table:formula="of:=SQRT(POWER([.$E60]-[.K$5];2)+POWER([.$F60]-[.K$6];2))" office:value-type="float" office:value="627.092497164493" calcext:value-type="float">
            <text:p>627</text:p>
          </table:table-cell>
          <table:table-cell table:style-name="ce84" table:formula="of:=SQRT(POWER([.$E60]-[.L$5];2)+POWER([.$F60]-[.L$6];2))" office:value-type="float" office:value="608.816885442577" calcext:value-type="float">
            <text:p>609</text:p>
          </table:table-cell>
          <table:table-cell table:style-name="ce84" table:formula="of:=SQRT(POWER([.$E60]-[.M$5];2)+POWER([.$F60]-[.M$6];2))" office:value-type="float" office:value="591.354377678901" calcext:value-type="float">
            <text:p>591</text:p>
          </table:table-cell>
          <table:table-cell table:style-name="ce84" table:formula="of:=SQRT(POWER([.$E60]-[.N$5];2)+POWER([.$F60]-[.N$6];2))" office:value-type="float" office:value="590.29822971105" calcext:value-type="float">
            <text:p>590</text:p>
          </table:table-cell>
          <table:table-cell table:style-name="ce84" table:formula="of:=SQRT(POWER([.$E60]-[.O$5];2)+POWER([.$F60]-[.O$6];2))" office:value-type="float" office:value="603.339042330264" calcext:value-type="float">
            <text:p>603</text:p>
          </table:table-cell>
          <table:table-cell table:style-name="ce84" table:formula="of:=SQRT(POWER([.$E60]-[.P$5];2)+POWER([.$F60]-[.P$6];2))" office:value-type="float" office:value="613.50550119783" calcext:value-type="float">
            <text:p>614</text:p>
          </table:table-cell>
          <table:table-cell table:style-name="ce84" table:formula="of:=SQRT(POWER([.$E60]-[.Q$5];2)+POWER([.$F60]-[.Q$6];2))" office:value-type="float" office:value="613.388131609995" calcext:value-type="float">
            <text:p>613</text:p>
          </table:table-cell>
          <table:table-cell table:style-name="ce84" table:formula="of:=SQRT(POWER([.$E60]-[.R$5];2)+POWER([.$F60]-[.R$6];2))" office:value-type="float" office:value="594.461941590881" calcext:value-type="float">
            <text:p>594</text:p>
          </table:table-cell>
          <table:table-cell table:style-name="ce84" table:formula="of:=SQRT(POWER([.$E60]-[.S$5];2)+POWER([.$F60]-[.S$6];2))" office:value-type="float" office:value="673.866455612683" calcext:value-type="float">
            <text:p>674</text:p>
          </table:table-cell>
          <table:table-cell table:style-name="ce84" table:formula="of:=SQRT(POWER([.$E60]-[.T$5];2)+POWER([.$F60]-[.T$6];2))" office:value-type="float" office:value="703.377565749719" calcext:value-type="float">
            <text:p>703</text:p>
          </table:table-cell>
          <table:table-cell table:style-name="ce84" table:formula="of:=SQRT(POWER([.$E60]-[.U$5];2)+POWER([.$F60]-[.U$6];2))" office:value-type="float" office:value="681.502017605231" calcext:value-type="float">
            <text:p>682</text:p>
          </table:table-cell>
          <table:table-cell table:style-name="ce84" table:formula="of:=SQRT(POWER([.$E60]-[.V$5];2)+POWER([.$F60]-[.V$6];2))" office:value-type="float" office:value="704.443752190336" calcext:value-type="float">
            <text:p>704</text:p>
          </table:table-cell>
          <table:table-cell table:style-name="ce90" table:formula="of:=SQRT(POWER([.$E60]-[.W$5];2)+POWER([.$F60]-[.W$6];2))" office:value-type="float" office:value="611.581556294825" calcext:value-type="float">
            <text:p>612</text:p>
          </table:table-cell>
          <table:table-cell table:style-name="ce84" table:formula="of:=SQRT(POWER([.$E60]-[.X$5];2)+POWER([.$F60]-[.X$6];2))" office:value-type="float" office:value="649.65221465027" calcext:value-type="float">
            <text:p>650</text:p>
          </table:table-cell>
          <table:table-cell table:style-name="ce84" table:formula="of:=SQRT(POWER([.$E60]-[.Y$5];2)+POWER([.$F60]-[.Y$6];2))" office:value-type="float" office:value="546.3744137494" calcext:value-type="float">
            <text:p>546</text:p>
          </table:table-cell>
          <table:table-cell table:style-name="ce84" table:formula="of:=SQRT(POWER([.$E60]-[.Z$5];2)+POWER([.$F60]-[.Z$6];2))" office:value-type="float" office:value="555.061257880606" calcext:value-type="float">
            <text:p>555</text:p>
          </table:table-cell>
          <table:table-cell table:style-name="ce108" table:formula="of:=SQRT(POWER([.$E60]-[.AA$5];2)+POWER([.$F60]-[.AA$6];2))" office:value-type="float" office:value="643.659071248126" calcext:value-type="float">
            <text:p>644</text:p>
          </table:table-cell>
          <table:table-cell table:style-name="ce113" table:formula="of:=SQRT(POWER([.$E60]-[.AB$5];2)+POWER([.$F60]-[.AB$6];2))" office:value-type="float" office:value="412.093436006933" calcext:value-type="float">
            <text:p>412</text:p>
          </table:table-cell>
          <table:table-cell table:style-name="ce84" table:formula="of:=SQRT(POWER([.$E60]-[.AC$5];2)+POWER([.$F60]-[.AC$6];2))" office:value-type="float" office:value="647.357706372605" calcext:value-type="float">
            <text:p>647</text:p>
          </table:table-cell>
          <table:table-cell table:style-name="ce84" table:formula="of:=SQRT(POWER([.$E60]-[.AD$5];2)+POWER([.$F60]-[.AD$6];2))" office:value-type="float" office:value="619.427154716356" calcext:value-type="float">
            <text:p>619</text:p>
          </table:table-cell>
          <table:table-cell table:style-name="ce84" table:formula="of:=SQRT(POWER([.$E60]-[.AE$5];2)+POWER([.$F60]-[.AE$6];2))" office:value-type="float" office:value="640.410024905919" calcext:value-type="float">
            <text:p>640</text:p>
          </table:table-cell>
          <table:table-cell table:style-name="ce84" table:formula="of:=SQRT(POWER([.$E60]-[.AF$5];2)+POWER([.$F60]-[.AF$6];2))" office:value-type="float" office:value="642.62041673137" calcext:value-type="float">
            <text:p>643</text:p>
          </table:table-cell>
          <table:table-cell table:style-name="ce84" table:formula="of:=SQRT(POWER([.$E60]-[.AG$5];2)+POWER([.$F60]-[.AG$6];2))" office:value-type="float" office:value="684.100138868572" calcext:value-type="float">
            <text:p>684</text:p>
          </table:table-cell>
          <table:table-cell table:style-name="ce84" table:formula="of:=SQRT(POWER([.$E60]-[.AH$5];2)+POWER([.$F60]-[.AH$6];2))" office:value-type="float" office:value="718.776738633075" calcext:value-type="float">
            <text:p>719</text:p>
          </table:table-cell>
          <table:table-cell table:style-name="ce84" table:formula="of:=SQRT(POWER([.$E60]-[.AI$5];2)+POWER([.$F60]-[.AI$6];2))" office:value-type="float" office:value="748.842440036621" calcext:value-type="float">
            <text:p>749</text:p>
          </table:table-cell>
          <table:table-cell table:style-name="ce84" table:formula="of:=SQRT(POWER([.$E60]-[.AJ$5];2)+POWER([.$F60]-[.AJ$6];2))" office:value-type="float" office:value="777.921589879083" calcext:value-type="float">
            <text:p>778</text:p>
          </table:table-cell>
          <table:table-cell table:style-name="ce84" table:formula="of:=SQRT(POWER([.$E60]-[.AK$5];2)+POWER([.$F60]-[.AK$6];2))" office:value-type="float" office:value="621.630919436928" calcext:value-type="float">
            <text:p>622</text:p>
          </table:table-cell>
          <table:table-cell table:style-name="ce84" table:formula="of:=SQRT(POWER([.$E60]-[.AL$5];2)+POWER([.$F60]-[.AL$6];2))" office:value-type="float" office:value="649.896145549425" calcext:value-type="float">
            <text:p>650</text:p>
          </table:table-cell>
          <table:table-cell table:style-name="ce84" table:formula="of:=SQRT(POWER([.$E60]-[.AM$5];2)+POWER([.$F60]-[.AM$6];2))" office:value-type="float" office:value="688.447528864764" calcext:value-type="float">
            <text:p>688</text:p>
          </table:table-cell>
          <table:table-cell table:style-name="ce84" table:formula="of:=SQRT(POWER([.$E60]-[.AN$5];2)+POWER([.$F60]-[.AN$6];2))" office:value-type="float" office:value="702.630770746628" calcext:value-type="float">
            <text:p>703</text:p>
          </table:table-cell>
          <table:table-cell table:style-name="ce84" table:formula="of:=SQRT(POWER([.$E60]-[.AO$5];2)+POWER([.$F60]-[.AO$6];2))" office:value-type="float" office:value="689.412793614972" calcext:value-type="float">
            <text:p>689</text:p>
          </table:table-cell>
          <table:table-cell table:style-name="ce84" table:formula="of:=SQRT(POWER([.$E60]-[.AP$5];2)+POWER([.$F60]-[.AP$6];2))" office:value-type="float" office:value="654.402017111806" calcext:value-type="float">
            <text:p>654</text:p>
          </table:table-cell>
          <table:table-cell table:style-name="ce84" table:formula="of:=SQRT(POWER([.$E60]-[.AQ$5];2)+POWER([.$F60]-[.AQ$6];2))" office:value-type="float" office:value="679.895580218021" calcext:value-type="float">
            <text:p>680</text:p>
          </table:table-cell>
          <table:table-cell table:style-name="ce84" table:formula="of:=SQRT(POWER([.$E60]-[.AR$5];2)+POWER([.$F60]-[.AR$6];2))" office:value-type="float" office:value="699.486240036214" calcext:value-type="float">
            <text:p>699</text:p>
          </table:table-cell>
          <table:table-cell table:style-name="ce90" table:formula="of:=SQRT(POWER([.$E60]-[.AS$5];2)+POWER([.$F60]-[.AS$6];2))" office:value-type="float" office:value="443.694714865976" calcext:value-type="float">
            <text:p>444</text:p>
          </table:table-cell>
          <table:table-cell table:style-name="ce84" table:formula="of:=SQRT(POWER([.$E60]-[.AT$5];2)+POWER([.$F60]-[.AT$6];2))" office:value-type="float" office:value="390.64305958253" calcext:value-type="float">
            <text:p>391</text:p>
          </table:table-cell>
          <table:table-cell table:style-name="ce84" table:formula="of:=SQRT(POWER([.$E60]-[.AU$5];2)+POWER([.$F60]-[.AU$6];2))" office:value-type="float" office:value="519.249458353112" calcext:value-type="float">
            <text:p>519</text:p>
          </table:table-cell>
          <table:table-cell table:style-name="ce84" table:formula="of:=SQRT(POWER([.$E60]-[.AV$5];2)+POWER([.$F60]-[.AV$6];2))" office:value-type="float" office:value="394.001269033489" calcext:value-type="float">
            <text:p>394</text:p>
          </table:table-cell>
          <table:table-cell table:style-name="ce113" table:formula="of:=SQRT(POWER([.$E60]-[.AW$5];2)+POWER([.$F60]-[.AW$6];2))" office:value-type="float" office:value="387.001291987507" calcext:value-type="float">
            <text:p>387</text:p>
          </table:table-cell>
          <table:table-cell table:style-name="ce125" table:formula="of:=SQRT(POWER([.$E60]-[.AX$5];2)+POWER([.$F60]-[.AX$6];2))" office:value-type="float" office:value="82" calcext:value-type="float">
            <text:p>82</text:p>
          </table:table-cell>
          <table:table-cell table:style-name="ce125" table:formula="of:=SQRT(POWER([.$E60]-[.AY$5];2)+POWER([.$F60]-[.AY$6];2))" office:value-type="float" office:value="111.892805845595" calcext:value-type="float">
            <text:p>112</text:p>
          </table:table-cell>
          <table:table-cell table:style-name="ce125" table:formula="of:=SQRT(POWER([.$E60]-[.AZ$5];2)+POWER([.$F60]-[.AZ$6];2))" office:value-type="float" office:value="136.79546776118" calcext:value-type="float">
            <text:p>137</text:p>
          </table:table-cell>
          <table:table-cell table:style-name="ce125" table:formula="of:=SQRT(POWER([.$E60]-[.BA$5];2)+POWER([.$F60]-[.BA$6];2))" office:value-type="float" office:value="146.013697987552" calcext:value-type="float">
            <text:p>146</text:p>
          </table:table-cell>
          <table:table-cell table:style-name="ce125" table:formula="of:=SQRT(POWER([.$E60]-[.BB$5];2)+POWER([.$F60]-[.BB$6];2))" office:value-type="float" office:value="100.657836257293" calcext:value-type="float">
            <text:p>101</text:p>
          </table:table-cell>
          <table:table-cell table:style-name="ce125" table:formula="of:=SQRT(POWER([.$E60]-[.BC$5];2)+POWER([.$F60]-[.BC$6];2))" office:value-type="float" office:value="115.121674761967" calcext:value-type="float">
            <text:p>115</text:p>
          </table:table-cell>
          <table:table-cell table:style-name="ce125" table:formula="of:=SQRT(POWER([.$E60]-[.BD$5];2)+POWER([.$F60]-[.BD$6];2))" office:value-type="float" office:value="153.792067415716" calcext:value-type="float">
            <text:p>154</text:p>
          </table:table-cell>
          <table:table-cell table:style-name="ce125" table:formula="of:=SQRT(POWER([.$E60]-[.BE$5];2)+POWER([.$F60]-[.BE$6];2))" office:value-type="float" office:value="142.042247236518" calcext:value-type="float">
            <text:p>142</text:p>
          </table:table-cell>
          <table:table-cell table:style-name="ce125" table:formula="of:=SQRT(POWER([.$E60]-[.BF$5];2)+POWER([.$F60]-[.BF$6];2))" office:value-type="float" office:value="108.406641862941" calcext:value-type="float">
            <text:p>108</text:p>
          </table:table-cell>
          <table:table-cell table:style-name="ce125" table:formula="of:=SQRT(POWER([.$E60]-[.BG$5];2)+POWER([.$F60]-[.BG$6];2))" office:value-type="float" office:value="65.1229606206597" calcext:value-type="float">
            <text:p>65</text:p>
          </table:table-cell>
          <table:table-cell table:style-name="ce125"/>
          <table:table-cell table:style-name="ce125" table:formula="of:=SQRT(POWER([.$E60]-[.BI$5];2)+POWER([.$F60]-[.BI$6];2))" office:value-type="float" office:value="44.9444101084885" calcext:value-type="float">
            <text:p>45</text:p>
          </table:table-cell>
          <table:table-cell table:style-name="ce125" table:formula="of:=SQRT(POWER([.$E60]-[.BJ$5];2)+POWER([.$F60]-[.BJ$6];2))" office:value-type="float" office:value="31.2409987036266" calcext:value-type="float">
            <text:p>31</text:p>
          </table:table-cell>
          <table:table-cell table:style-name="ce125" table:formula="of:=SQRT(POWER([.$E60]-[.BK$5];2)+POWER([.$F60]-[.BK$6];2))" office:value-type="float" office:value="400.981296321911" calcext:value-type="float">
            <text:p>401</text:p>
          </table:table-cell>
          <table:table-cell table:style-name="ce125" table:formula="of:=SQRT(POWER([.$E60]-[.BL$5];2)+POWER([.$F60]-[.BL$6];2))" office:value-type="float" office:value="42.7551166528639" calcext:value-type="float">
            <text:p>43</text:p>
          </table:table-cell>
          <table:table-cell table:style-name="ce126" table:formula="of:=SQRT(POWER([.$E60]-[.BM$5];2)+POWER([.$F60]-[.BM$6];2))" office:value-type="float" office:value="326.589956979696" calcext:value-type="float">
            <text:p>327</text:p>
          </table:table-cell>
          <table:table-cell table:style-name="ce125" table:formula="of:=SQRT(POWER([.$E60]-[.BN$5];2)+POWER([.$F60]-[.BN$6];2))" office:value-type="float" office:value="241.267486412902" calcext:value-type="float">
            <text:p>241</text:p>
          </table:table-cell>
          <table:table-cell table:style-name="ce125" table:formula="of:=SQRT(POWER([.$E60]-[.BO$5];2)+POWER([.$F60]-[.BO$6];2))" office:value-type="float" office:value="282.02836736754" calcext:value-type="float">
            <text:p>282</text:p>
          </table:table-cell>
          <table:table-cell table:style-name="ce125" table:formula="of:=SQRT(POWER([.$E60]-[.BP$5];2)+POWER([.$F60]-[.BP$6];2))" office:value-type="float" office:value="302.768888758406" calcext:value-type="float">
            <text:p>303</text:p>
          </table:table-cell>
          <table:table-cell table:style-name="ce125" table:formula="of:=SQRT(POWER([.$E60]-[.BQ$5];2)+POWER([.$F60]-[.BQ$6];2))" office:value-type="float" office:value="327.611049874695" calcext:value-type="float">
            <text:p>328</text:p>
          </table:table-cell>
          <table:table-cell table:style-name="ce125" table:formula="of:=SQRT(POWER([.$E60]-[.BR$5];2)+POWER([.$F60]-[.BR$6];2))" office:value-type="float" office:value="261.6027522791" calcext:value-type="float">
            <text:p>262</text:p>
          </table:table-cell>
          <table:table-cell table:style-name="ce125" table:formula="of:=SQRT(POWER([.$E60]-[.BS$5];2)+POWER([.$F60]-[.BS$6];2))" office:value-type="float" office:value="258.147244804201" calcext:value-type="float">
            <text:p>258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Пустоши Солариса</text:p>
          </table:table-cell>
          <table:table-cell office:value-type="string" calcext:value-type="string">
            <text:p>T5++</text:p>
          </table:table-cell>
          <table:table-cell office:value-type="float" office:value="445" calcext:value-type="float">
            <text:p>445</text:p>
          </table:table-cell>
          <table:table-cell office:value-type="float" office:value="673" calcext:value-type="float">
            <text:p>673</text:p>
          </table:table-cell>
          <table:table-cell/>
          <table:table-cell table:style-name="ce84" table:formula="of:=SQRT(POWER([.$E61]-[.H$5];2)+POWER([.$F61]-[.H$6];2))" office:value-type="float" office:value="659.072833607941" calcext:value-type="float">
            <text:p>659</text:p>
          </table:table-cell>
          <table:table-cell table:style-name="ce84" table:formula="of:=SQRT(POWER([.$E61]-[.I$5];2)+POWER([.$F61]-[.I$6];2))" office:value-type="float" office:value="671.062590225383" calcext:value-type="float">
            <text:p>671</text:p>
          </table:table-cell>
          <table:table-cell table:style-name="ce84" table:formula="of:=SQRT(POWER([.$E61]-[.J$5];2)+POWER([.$F61]-[.J$6];2))" office:value-type="float" office:value="684.667802660531" calcext:value-type="float">
            <text:p>685</text:p>
          </table:table-cell>
          <table:table-cell table:style-name="ce84" table:formula="of:=SQRT(POWER([.$E61]-[.K$5];2)+POWER([.$F61]-[.K$6];2))" office:value-type="float" office:value="672.027529198023" calcext:value-type="float">
            <text:p>672</text:p>
          </table:table-cell>
          <table:table-cell table:style-name="ce84" table:formula="of:=SQRT(POWER([.$E61]-[.L$5];2)+POWER([.$F61]-[.L$6];2))" office:value-type="float" office:value="653.735420487524" calcext:value-type="float">
            <text:p>654</text:p>
          </table:table-cell>
          <table:table-cell table:style-name="ce84" table:formula="of:=SQRT(POWER([.$E61]-[.M$5];2)+POWER([.$F61]-[.M$6];2))" office:value-type="float" office:value="636.295528822889" calcext:value-type="float">
            <text:p>636</text:p>
          </table:table-cell>
          <table:table-cell table:style-name="ce84" table:formula="of:=SQRT(POWER([.$E61]-[.N$5];2)+POWER([.$F61]-[.N$6];2))" office:value-type="float" office:value="635.23224099537" calcext:value-type="float">
            <text:p>635</text:p>
          </table:table-cell>
          <table:table-cell table:style-name="ce84" table:formula="of:=SQRT(POWER([.$E61]-[.O$5];2)+POWER([.$F61]-[.O$6];2))" office:value-type="float" office:value="648.020061417855" calcext:value-type="float">
            <text:p>648</text:p>
          </table:table-cell>
          <table:table-cell table:style-name="ce84" table:formula="of:=SQRT(POWER([.$E61]-[.P$5];2)+POWER([.$F61]-[.P$6];2))" office:value-type="float" office:value="658.070664898535" calcext:value-type="float">
            <text:p>658</text:p>
          </table:table-cell>
          <table:table-cell table:style-name="ce84" table:formula="of:=SQRT(POWER([.$E61]-[.Q$5];2)+POWER([.$F61]-[.Q$6];2))" office:value-type="float" office:value="657.714983864592" calcext:value-type="float">
            <text:p>658</text:p>
          </table:table-cell>
          <table:table-cell table:style-name="ce84" table:formula="of:=SQRT(POWER([.$E61]-[.R$5];2)+POWER([.$F61]-[.R$6];2))" office:value-type="float" office:value="638.805917317615" calcext:value-type="float">
            <text:p>639</text:p>
          </table:table-cell>
          <table:table-cell table:style-name="ce84" table:formula="of:=SQRT(POWER([.$E61]-[.S$5];2)+POWER([.$F61]-[.S$6];2))" office:value-type="float" office:value="716.103344497147" calcext:value-type="float">
            <text:p>716</text:p>
          </table:table-cell>
          <table:table-cell table:style-name="ce84" table:formula="of:=SQRT(POWER([.$E61]-[.T$5];2)+POWER([.$F61]-[.T$6];2))" office:value-type="float" office:value="745.251635355468" calcext:value-type="float">
            <text:p>745</text:p>
          </table:table-cell>
          <table:table-cell table:style-name="ce84" table:formula="of:=SQRT(POWER([.$E61]-[.U$5];2)+POWER([.$F61]-[.U$6];2))" office:value-type="float" office:value="722.014542789825" calcext:value-type="float">
            <text:p>722</text:p>
          </table:table-cell>
          <table:table-cell table:style-name="ce84" table:formula="of:=SQRT(POWER([.$E61]-[.V$5];2)+POWER([.$F61]-[.V$6];2))" office:value-type="float" office:value="740.046620153082" calcext:value-type="float">
            <text:p>740</text:p>
          </table:table-cell>
          <table:table-cell table:style-name="ce90" table:formula="of:=SQRT(POWER([.$E61]-[.W$5];2)+POWER([.$F61]-[.W$6];2))" office:value-type="float" office:value="646.024767327074" calcext:value-type="float">
            <text:p>646</text:p>
          </table:table-cell>
          <table:table-cell table:style-name="ce84" table:formula="of:=SQRT(POWER([.$E61]-[.X$5];2)+POWER([.$F61]-[.X$6];2))" office:value-type="float" office:value="694.495500345395" calcext:value-type="float">
            <text:p>694</text:p>
          </table:table-cell>
          <table:table-cell table:style-name="ce84" table:formula="of:=SQRT(POWER([.$E61]-[.Y$5];2)+POWER([.$F61]-[.Y$6];2))" office:value-type="float" office:value="590.834156087815" calcext:value-type="float">
            <text:p>591</text:p>
          </table:table-cell>
          <table:table-cell table:style-name="ce84" table:formula="of:=SQRT(POWER([.$E61]-[.Z$5];2)+POWER([.$F61]-[.Z$6];2))" office:value-type="float" office:value="599.250365039522" calcext:value-type="float">
            <text:p>599</text:p>
          </table:table-cell>
          <table:table-cell table:style-name="ce108" table:formula="of:=SQRT(POWER([.$E61]-[.AA$5];2)+POWER([.$F61]-[.AA$6];2))" office:value-type="float" office:value="688.599302933135" calcext:value-type="float">
            <text:p>689</text:p>
          </table:table-cell>
          <table:table-cell table:style-name="ce113" table:formula="of:=SQRT(POWER([.$E61]-[.AB$5];2)+POWER([.$F61]-[.AB$6];2))" office:value-type="float" office:value="452.235558088923" calcext:value-type="float">
            <text:p>452</text:p>
          </table:table-cell>
          <table:table-cell table:style-name="ce84" table:formula="of:=SQRT(POWER([.$E61]-[.AC$5];2)+POWER([.$F61]-[.AC$6];2))" office:value-type="float" office:value="654.904573201318" calcext:value-type="float">
            <text:p>655</text:p>
          </table:table-cell>
          <table:table-cell table:style-name="ce84" table:formula="of:=SQRT(POWER([.$E61]-[.AD$5];2)+POWER([.$F61]-[.AD$6];2))" office:value-type="float" office:value="624.219512671624" calcext:value-type="float">
            <text:p>624</text:p>
          </table:table-cell>
          <table:table-cell table:style-name="ce84" table:formula="of:=SQRT(POWER([.$E61]-[.AE$5];2)+POWER([.$F61]-[.AE$6];2))" office:value-type="float" office:value="643.323402341311" calcext:value-type="float">
            <text:p>643</text:p>
          </table:table-cell>
          <table:table-cell table:style-name="ce84" table:formula="of:=SQRT(POWER([.$E61]-[.AF$5];2)+POWER([.$F61]-[.AF$6];2))" office:value-type="float" office:value="645.257313015513" calcext:value-type="float">
            <text:p>645</text:p>
          </table:table-cell>
          <table:table-cell table:style-name="ce84" table:formula="of:=SQRT(POWER([.$E61]-[.AG$5];2)+POWER([.$F61]-[.AG$6];2))" office:value-type="float" office:value="692.275234281857" calcext:value-type="float">
            <text:p>692</text:p>
          </table:table-cell>
          <table:table-cell table:style-name="ce84" table:formula="of:=SQRT(POWER([.$E61]-[.AH$5];2)+POWER([.$F61]-[.AH$6];2))" office:value-type="float" office:value="728.628849277875" calcext:value-type="float">
            <text:p>729</text:p>
          </table:table-cell>
          <table:table-cell table:style-name="ce84" table:formula="of:=SQRT(POWER([.$E61]-[.AI$5];2)+POWER([.$F61]-[.AI$6];2))" office:value-type="float" office:value="759.721659556972" calcext:value-type="float">
            <text:p>760</text:p>
          </table:table-cell>
          <table:table-cell table:style-name="ce84" table:formula="of:=SQRT(POWER([.$E61]-[.AJ$5];2)+POWER([.$F61]-[.AJ$6];2))" office:value-type="float" office:value="788.331148693238" calcext:value-type="float">
            <text:p>788</text:p>
          </table:table-cell>
          <table:table-cell table:style-name="ce84" table:formula="of:=SQRT(POWER([.$E61]-[.AK$5];2)+POWER([.$F61]-[.AK$6];2))" office:value-type="float" office:value="630.032538842241" calcext:value-type="float">
            <text:p>630</text:p>
          </table:table-cell>
          <table:table-cell table:style-name="ce84" table:formula="of:=SQRT(POWER([.$E61]-[.AL$5];2)+POWER([.$F61]-[.AL$6];2))" office:value-type="float" office:value="660.639841365929" calcext:value-type="float">
            <text:p>661</text:p>
          </table:table-cell>
          <table:table-cell table:style-name="ce84" table:formula="of:=SQRT(POWER([.$E61]-[.AM$5];2)+POWER([.$F61]-[.AM$6];2))" office:value-type="float" office:value="702.182312508653" calcext:value-type="float">
            <text:p>702</text:p>
          </table:table-cell>
          <table:table-cell table:style-name="ce84" table:formula="of:=SQRT(POWER([.$E61]-[.AN$5];2)+POWER([.$F61]-[.AN$6];2))" office:value-type="float" office:value="718.410746022079" calcext:value-type="float">
            <text:p>718</text:p>
          </table:table-cell>
          <table:table-cell table:style-name="ce84" table:formula="of:=SQRT(POWER([.$E61]-[.AO$5];2)+POWER([.$F61]-[.AO$6];2))" office:value-type="float" office:value="706.412061052188" calcext:value-type="float">
            <text:p>706</text:p>
          </table:table-cell>
          <table:table-cell table:style-name="ce84" table:formula="of:=SQRT(POWER([.$E61]-[.AP$5];2)+POWER([.$F61]-[.AP$6];2))" office:value-type="float" office:value="669.425126507812" calcext:value-type="float">
            <text:p>669</text:p>
          </table:table-cell>
          <table:table-cell table:style-name="ce84" table:formula="of:=SQRT(POWER([.$E61]-[.AQ$5];2)+POWER([.$F61]-[.AQ$6];2))" office:value-type="float" office:value="685.706934484405" calcext:value-type="float">
            <text:p>686</text:p>
          </table:table-cell>
          <table:table-cell table:style-name="ce84" table:formula="of:=SQRT(POWER([.$E61]-[.AR$5];2)+POWER([.$F61]-[.AR$6];2))" office:value-type="float" office:value="711.652302743411" calcext:value-type="float">
            <text:p>712</text:p>
          </table:table-cell>
          <table:table-cell table:style-name="ce90" table:formula="of:=SQRT(POWER([.$E61]-[.AS$5];2)+POWER([.$F61]-[.AS$6];2))" office:value-type="float" office:value="470.864099289806" calcext:value-type="float">
            <text:p>471</text:p>
          </table:table-cell>
          <table:table-cell table:style-name="ce84" table:formula="of:=SQRT(POWER([.$E61]-[.AT$5];2)+POWER([.$F61]-[.AT$6];2))" office:value-type="float" office:value="406.873444697488" calcext:value-type="float">
            <text:p>407</text:p>
          </table:table-cell>
          <table:table-cell table:style-name="ce84" table:formula="of:=SQRT(POWER([.$E61]-[.AU$5];2)+POWER([.$F61]-[.AU$6];2))" office:value-type="float" office:value="518.652099195598" calcext:value-type="float">
            <text:p>519</text:p>
          </table:table-cell>
          <table:table-cell table:style-name="ce84" table:formula="of:=SQRT(POWER([.$E61]-[.AV$5];2)+POWER([.$F61]-[.AV$6];2))" office:value-type="float" office:value="396.36977684985" calcext:value-type="float">
            <text:p>396</text:p>
          </table:table-cell>
          <table:table-cell table:style-name="ce113" table:formula="of:=SQRT(POWER([.$E61]-[.AW$5];2)+POWER([.$F61]-[.AW$6];2))" office:value-type="float" office:value="386.432400297905" calcext:value-type="float">
            <text:p>386</text:p>
          </table:table-cell>
          <table:table-cell table:style-name="ce125" table:formula="of:=SQRT(POWER([.$E61]-[.AX$5];2)+POWER([.$F61]-[.AX$6];2))" office:value-type="float" office:value="112.605506082074" calcext:value-type="float">
            <text:p>113</text:p>
          </table:table-cell>
          <table:table-cell table:style-name="ce125" table:formula="of:=SQRT(POWER([.$E61]-[.AY$5];2)+POWER([.$F61]-[.AY$6];2))" office:value-type="float" office:value="151.433153569488" calcext:value-type="float">
            <text:p>151</text:p>
          </table:table-cell>
          <table:table-cell table:style-name="ce125" table:formula="of:=SQRT(POWER([.$E61]-[.AZ$5];2)+POWER([.$F61]-[.AZ$6];2))" office:value-type="float" office:value="171.898225703467" calcext:value-type="float">
            <text:p>172</text:p>
          </table:table-cell>
          <table:table-cell table:style-name="ce125" table:formula="of:=SQRT(POWER([.$E61]-[.BA$5];2)+POWER([.$F61]-[.BA$6];2))" office:value-type="float" office:value="174.64249196573" calcext:value-type="float">
            <text:p>175</text:p>
          </table:table-cell>
          <table:table-cell table:style-name="ce125" table:formula="of:=SQRT(POWER([.$E61]-[.BB$5];2)+POWER([.$F61]-[.BB$6];2))" office:value-type="float" office:value="139.283882771841" calcext:value-type="float">
            <text:p>139</text:p>
          </table:table-cell>
          <table:table-cell table:style-name="ce125" table:formula="of:=SQRT(POWER([.$E61]-[.BC$5];2)+POWER([.$F61]-[.BC$6];2))" office:value-type="float" office:value="137.931142241337" calcext:value-type="float">
            <text:p>138</text:p>
          </table:table-cell>
          <table:table-cell table:style-name="ce125" table:formula="of:=SQRT(POWER([.$E61]-[.BD$5];2)+POWER([.$F61]-[.BD$6];2))" office:value-type="float" office:value="168.760184877832" calcext:value-type="float">
            <text:p>169</text:p>
          </table:table-cell>
          <table:table-cell table:style-name="ce125" table:formula="of:=SQRT(POWER([.$E61]-[.BE$5];2)+POWER([.$F61]-[.BE$6];2))" office:value-type="float" office:value="148.929513529052" calcext:value-type="float">
            <text:p>149</text:p>
          </table:table-cell>
          <table:table-cell table:style-name="ce125" table:formula="of:=SQRT(POWER([.$E61]-[.BF$5];2)+POWER([.$F61]-[.BF$6];2))" office:value-type="float" office:value="119.079805172834" calcext:value-type="float">
            <text:p>119</text:p>
          </table:table-cell>
          <table:table-cell table:style-name="ce125" table:formula="of:=SQRT(POWER([.$E61]-[.BG$5];2)+POWER([.$F61]-[.BG$6];2))" office:value-type="float" office:value="38.8973006775534" calcext:value-type="float">
            <text:p>39</text:p>
          </table:table-cell>
          <table:table-cell table:style-name="ce125" table:formula="of:=SQRT(POWER([.$E61]-[.BH$5];2)+POWER([.$F61]-[.BH$6];2))" office:value-type="float" office:value="44.9444101084885" calcext:value-type="float">
            <text:p>45</text:p>
          </table:table-cell>
          <table:table-cell table:style-name="ce125"/>
          <table:table-cell table:style-name="ce125" table:formula="of:=SQRT(POWER([.$E61]-[.BJ$5];2)+POWER([.$F61]-[.BJ$6];2))" office:value-type="float" office:value="58" calcext:value-type="float">
            <text:p>58</text:p>
          </table:table-cell>
          <table:table-cell table:style-name="ce125" table:formula="of:=SQRT(POWER([.$E61]-[.BK$5];2)+POWER([.$F61]-[.BK$6];2))" office:value-type="float" office:value="435.332057170156" calcext:value-type="float">
            <text:p>435</text:p>
          </table:table-cell>
          <table:table-cell table:style-name="ce125" table:formula="of:=SQRT(POWER([.$E61]-[.BL$5];2)+POWER([.$F61]-[.BL$6];2))" office:value-type="float" office:value="34.9857113690718" calcext:value-type="float">
            <text:p>35</text:p>
          </table:table-cell>
          <table:table-cell table:style-name="ce126" table:formula="of:=SQRT(POWER([.$E61]-[.BM$5];2)+POWER([.$F61]-[.BM$6];2))" office:value-type="float" office:value="359.951385606445" calcext:value-type="float">
            <text:p>360</text:p>
          </table:table-cell>
          <table:table-cell table:style-name="ce125" table:formula="of:=SQRT(POWER([.$E61]-[.BN$5];2)+POWER([.$F61]-[.BN$6];2))" office:value-type="float" office:value="277.14617081966" calcext:value-type="float">
            <text:p>277</text:p>
          </table:table-cell>
          <table:table-cell table:style-name="ce125" table:formula="of:=SQRT(POWER([.$E61]-[.BO$5];2)+POWER([.$F61]-[.BO$6];2))" office:value-type="float" office:value="320.624390837628" calcext:value-type="float">
            <text:p>321</text:p>
          </table:table-cell>
          <table:table-cell table:style-name="ce125" table:formula="of:=SQRT(POWER([.$E61]-[.BP$5];2)+POWER([.$F61]-[.BP$6];2))" office:value-type="float" office:value="347.673697595892" calcext:value-type="float">
            <text:p>348</text:p>
          </table:table-cell>
          <table:table-cell table:style-name="ce125" table:formula="of:=SQRT(POWER([.$E61]-[.BQ$5];2)+POWER([.$F61]-[.BQ$6];2))" office:value-type="float" office:value="371.877668057656" calcext:value-type="float">
            <text:p>372</text:p>
          </table:table-cell>
          <table:table-cell table:style-name="ce125" table:formula="of:=SQRT(POWER([.$E61]-[.BR$5];2)+POWER([.$F61]-[.BR$6];2))" office:value-type="float" office:value="306.437595604717" calcext:value-type="float">
            <text:p>306</text:p>
          </table:table-cell>
          <table:table-cell table:style-name="ce125" table:formula="of:=SQRT(POWER([.$E61]-[.BS$5];2)+POWER([.$F61]-[.BS$6];2))" office:value-type="float" office:value="301.390112644725" calcext:value-type="float">
            <text:p>301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Станция терраморфинга</text:p>
          </table:table-cell>
          <table:table-cell office:value-type="string" calcext:value-type="string">
            <text:p>T5</text:p>
          </table:table-cell>
          <table:table-cell office:value-type="float" office:value="445" calcext:value-type="float">
            <text:p>44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84" table:formula="of:=SQRT(POWER([.$E62]-[.H$5];2)+POWER([.$F62]-[.H$6];2))" office:value-type="float" office:value="610.177842927781" calcext:value-type="float">
            <text:p>610</text:p>
          </table:table-cell>
          <table:table-cell table:style-name="ce84" table:formula="of:=SQRT(POWER([.$E62]-[.I$5];2)+POWER([.$F62]-[.I$6];2))" office:value-type="float" office:value="621.057968308917" calcext:value-type="float">
            <text:p>621</text:p>
          </table:table-cell>
          <table:table-cell table:style-name="ce84" table:formula="of:=SQRT(POWER([.$E62]-[.J$5];2)+POWER([.$F62]-[.J$6];2))" office:value-type="float" office:value="636.007861586632" calcext:value-type="float">
            <text:p>636</text:p>
          </table:table-cell>
          <table:table-cell table:style-name="ce84" table:formula="of:=SQRT(POWER([.$E62]-[.K$5];2)+POWER([.$F62]-[.K$6];2))" office:value-type="float" office:value="624.426937279295" calcext:value-type="float">
            <text:p>624</text:p>
          </table:table-cell>
          <table:table-cell table:style-name="ce84" table:formula="of:=SQRT(POWER([.$E62]-[.L$5];2)+POWER([.$F62]-[.L$6];2))" office:value-type="float" office:value="606.611902290089" calcext:value-type="float">
            <text:p>607</text:p>
          </table:table-cell>
          <table:table-cell table:style-name="ce84" table:formula="of:=SQRT(POWER([.$E62]-[.M$5];2)+POWER([.$F62]-[.M$6];2))" office:value-type="float" office:value="588.465801895063" calcext:value-type="float">
            <text:p>588</text:p>
          </table:table-cell>
          <table:table-cell table:style-name="ce84" table:formula="of:=SQRT(POWER([.$E62]-[.N$5];2)+POWER([.$F62]-[.N$6];2))" office:value-type="float" office:value="586.327553505717" calcext:value-type="float">
            <text:p>586</text:p>
          </table:table-cell>
          <table:table-cell table:style-name="ce84" table:formula="of:=SQRT(POWER([.$E62]-[.O$5];2)+POWER([.$F62]-[.O$6];2))" office:value-type="float" office:value="596.57187328938" calcext:value-type="float">
            <text:p>597</text:p>
          </table:table-cell>
          <table:table-cell table:style-name="ce84" table:formula="of:=SQRT(POWER([.$E62]-[.P$5];2)+POWER([.$F62]-[.P$6];2))" office:value-type="float" office:value="606.040427694391" calcext:value-type="float">
            <text:p>606</text:p>
          </table:table-cell>
          <table:table-cell table:style-name="ce84" table:formula="of:=SQRT(POWER([.$E62]-[.Q$5];2)+POWER([.$F62]-[.Q$6];2))" office:value-type="float" office:value="604.791699678493" calcext:value-type="float">
            <text:p>605</text:p>
          </table:table-cell>
          <table:table-cell table:style-name="ce84" table:formula="of:=SQRT(POWER([.$E62]-[.R$5];2)+POWER([.$F62]-[.R$6];2))" office:value-type="float" office:value="585.95648302583" calcext:value-type="float">
            <text:p>586</text:p>
          </table:table-cell>
          <table:table-cell table:style-name="ce84" table:formula="of:=SQRT(POWER([.$E62]-[.S$5];2)+POWER([.$F62]-[.S$6];2))" office:value-type="float" office:value="659.696900098826" calcext:value-type="float">
            <text:p>660</text:p>
          </table:table-cell>
          <table:table-cell table:style-name="ce84" table:formula="of:=SQRT(POWER([.$E62]-[.T$5];2)+POWER([.$F62]-[.T$6];2))" office:value-type="float" office:value="688.537580673706" calcext:value-type="float">
            <text:p>689</text:p>
          </table:table-cell>
          <table:table-cell table:style-name="ce84" table:formula="of:=SQRT(POWER([.$E62]-[.U$5];2)+POWER([.$F62]-[.U$6];2))" office:value-type="float" office:value="664.539690312023" calcext:value-type="float">
            <text:p>665</text:p>
          </table:table-cell>
          <table:table-cell table:style-name="ce84" table:formula="of:=SQRT(POWER([.$E62]-[.V$5];2)+POWER([.$F62]-[.V$6];2))" office:value-type="float" office:value="682.22063879657" calcext:value-type="float">
            <text:p>682</text:p>
          </table:table-cell>
          <table:table-cell table:style-name="ce90" table:formula="of:=SQRT(POWER([.$E62]-[.W$5];2)+POWER([.$F62]-[.W$6];2))" office:value-type="float" office:value="588.421617549865" calcext:value-type="float">
            <text:p>588</text:p>
          </table:table-cell>
          <table:table-cell table:style-name="ce84" table:formula="of:=SQRT(POWER([.$E62]-[.X$5];2)+POWER([.$F62]-[.X$6];2))" office:value-type="float" office:value="644.149051074361" calcext:value-type="float">
            <text:p>644</text:p>
          </table:table-cell>
          <table:table-cell table:style-name="ce84" table:formula="of:=SQRT(POWER([.$E62]-[.Y$5];2)+POWER([.$F62]-[.Y$6];2))" office:value-type="float" office:value="538.44684045874" calcext:value-type="float">
            <text:p>538</text:p>
          </table:table-cell>
          <table:table-cell table:style-name="ce84" table:formula="of:=SQRT(POWER([.$E62]-[.Z$5];2)+POWER([.$F62]-[.Z$6];2))" office:value-type="float" office:value="545.971610983575" calcext:value-type="float">
            <text:p>546</text:p>
          </table:table-cell>
          <table:table-cell table:style-name="ce108" table:formula="of:=SQRT(POWER([.$E62]-[.AA$5];2)+POWER([.$F62]-[.AA$6];2))" office:value-type="float" office:value="639.875769192739" calcext:value-type="float">
            <text:p>640</text:p>
          </table:table-cell>
          <table:table-cell table:style-name="ce113" table:formula="of:=SQRT(POWER([.$E62]-[.AB$5];2)+POWER([.$F62]-[.AB$6];2))" office:value-type="float" office:value="394.711286892078" calcext:value-type="float">
            <text:p>395</text:p>
          </table:table-cell>
          <table:table-cell table:style-name="ce84" table:formula="of:=SQRT(POWER([.$E62]-[.AC$5];2)+POWER([.$F62]-[.AC$6];2))" office:value-type="float" office:value="616.116872029975" calcext:value-type="float">
            <text:p>616</text:p>
          </table:table-cell>
          <table:table-cell table:style-name="ce84" table:formula="of:=SQRT(POWER([.$E62]-[.AD$5];2)+POWER([.$F62]-[.AD$6];2))" office:value-type="float" office:value="588.246546951191" calcext:value-type="float">
            <text:p>588</text:p>
          </table:table-cell>
          <table:table-cell table:style-name="ce84" table:formula="of:=SQRT(POWER([.$E62]-[.AE$5];2)+POWER([.$F62]-[.AE$6];2))" office:value-type="float" office:value="609.338165553414" calcext:value-type="float">
            <text:p>609</text:p>
          </table:table-cell>
          <table:table-cell table:style-name="ce84" table:formula="of:=SQRT(POWER([.$E62]-[.AF$5];2)+POWER([.$F62]-[.AF$6];2))" office:value-type="float" office:value="611.569292885115" calcext:value-type="float">
            <text:p>612</text:p>
          </table:table-cell>
          <table:table-cell table:style-name="ce84" table:formula="of:=SQRT(POWER([.$E62]-[.AG$5];2)+POWER([.$F62]-[.AG$6];2))" office:value-type="float" office:value="652.865223457338" calcext:value-type="float">
            <text:p>653</text:p>
          </table:table-cell>
          <table:table-cell table:style-name="ce84" table:formula="of:=SQRT(POWER([.$E62]-[.AH$5];2)+POWER([.$F62]-[.AH$6];2))" office:value-type="float" office:value="687.592902813867" calcext:value-type="float">
            <text:p>688</text:p>
          </table:table-cell>
          <table:table-cell table:style-name="ce84" table:formula="of:=SQRT(POWER([.$E62]-[.AI$5];2)+POWER([.$F62]-[.AI$6];2))" office:value-type="float" office:value="717.716517853672" calcext:value-type="float">
            <text:p>718</text:p>
          </table:table-cell>
          <table:table-cell table:style-name="ce84" table:formula="of:=SQRT(POWER([.$E62]-[.AJ$5];2)+POWER([.$F62]-[.AJ$6];2))" office:value-type="float" office:value="746.77037970182" calcext:value-type="float">
            <text:p>747</text:p>
          </table:table-cell>
          <table:table-cell table:style-name="ce84" table:formula="of:=SQRT(POWER([.$E62]-[.AK$5];2)+POWER([.$F62]-[.AK$6];2))" office:value-type="float" office:value="590.397323842173" calcext:value-type="float">
            <text:p>590</text:p>
          </table:table-cell>
          <table:table-cell table:style-name="ce84" table:formula="of:=SQRT(POWER([.$E62]-[.AL$5];2)+POWER([.$F62]-[.AL$6];2))" office:value-type="float" office:value="618.751161615071" calcext:value-type="float">
            <text:p>619</text:p>
          </table:table-cell>
          <table:table-cell table:style-name="ce84" table:formula="of:=SQRT(POWER([.$E62]-[.AM$5];2)+POWER([.$F62]-[.AM$6];2))" office:value-type="float" office:value="657.565205892161" calcext:value-type="float">
            <text:p>658</text:p>
          </table:table-cell>
          <table:table-cell table:style-name="ce84" table:formula="of:=SQRT(POWER([.$E62]-[.AN$5];2)+POWER([.$F62]-[.AN$6];2))" office:value-type="float" office:value="672.025297142898" calcext:value-type="float">
            <text:p>672</text:p>
          </table:table-cell>
          <table:table-cell table:style-name="ce84" table:formula="of:=SQRT(POWER([.$E62]-[.AO$5];2)+POWER([.$F62]-[.AO$6];2))" office:value-type="float" office:value="659.006828492695" calcext:value-type="float">
            <text:p>659</text:p>
          </table:table-cell>
          <table:table-cell table:style-name="ce84" table:formula="of:=SQRT(POWER([.$E62]-[.AP$5];2)+POWER([.$F62]-[.AP$6];2))" office:value-type="float" office:value="623.674594640506" calcext:value-type="float">
            <text:p>624</text:p>
          </table:table-cell>
          <table:table-cell table:style-name="ce84" table:formula="of:=SQRT(POWER([.$E62]-[.AQ$5];2)+POWER([.$F62]-[.AQ$6];2))" office:value-type="float" office:value="648.674032160992" calcext:value-type="float">
            <text:p>649</text:p>
          </table:table-cell>
          <table:table-cell table:style-name="ce84" table:formula="of:=SQRT(POWER([.$E62]-[.AR$5];2)+POWER([.$F62]-[.AR$6];2))" office:value-type="float" office:value="668.449698930294" calcext:value-type="float">
            <text:p>668</text:p>
          </table:table-cell>
          <table:table-cell table:style-name="ce90" table:formula="of:=SQRT(POWER([.$E62]-[.AS$5];2)+POWER([.$F62]-[.AS$6];2))" office:value-type="float" office:value="416.203075433135" calcext:value-type="float">
            <text:p>416</text:p>
          </table:table-cell>
          <table:table-cell table:style-name="ce84" table:formula="of:=SQRT(POWER([.$E62]-[.AT$5];2)+POWER([.$F62]-[.AT$6];2))" office:value-type="float" office:value="359.980555030407" calcext:value-type="float">
            <text:p>360</text:p>
          </table:table-cell>
          <table:table-cell table:style-name="ce84" table:formula="of:=SQRT(POWER([.$E62]-[.AU$5];2)+POWER([.$F62]-[.AU$6];2))" office:value-type="float" office:value="488.593900903399" calcext:value-type="float">
            <text:p>489</text:p>
          </table:table-cell>
          <table:table-cell table:style-name="ce84" table:formula="of:=SQRT(POWER([.$E62]-[.AV$5];2)+POWER([.$F62]-[.AV$6];2))" office:value-type="float" office:value="363.071618279369" calcext:value-type="float">
            <text:p>363</text:p>
          </table:table-cell>
          <table:table-cell table:style-name="ce113" table:formula="of:=SQRT(POWER([.$E62]-[.AW$5];2)+POWER([.$F62]-[.AW$6];2))" office:value-type="float" office:value="356.451960297597" calcext:value-type="float">
            <text:p>356</text:p>
          </table:table-cell>
          <table:table-cell table:style-name="ce125" table:formula="of:=SQRT(POWER([.$E62]-[.AX$5];2)+POWER([.$F62]-[.AX$6];2))" office:value-type="float" office:value="107.870292481294" calcext:value-type="float">
            <text:p>108</text:p>
          </table:table-cell>
          <table:table-cell table:style-name="ce125" table:formula="of:=SQRT(POWER([.$E62]-[.AY$5];2)+POWER([.$F62]-[.AY$6];2))" office:value-type="float" office:value="128.654576288603" calcext:value-type="float">
            <text:p>129</text:p>
          </table:table-cell>
          <table:table-cell table:style-name="ce125" table:formula="of:=SQRT(POWER([.$E62]-[.AZ$5];2)+POWER([.$F62]-[.AZ$6];2))" office:value-type="float" office:value="157.457930889492" calcext:value-type="float">
            <text:p>157</text:p>
          </table:table-cell>
          <table:table-cell table:style-name="ce125" table:formula="of:=SQRT(POWER([.$E62]-[.BA$5];2)+POWER([.$F62]-[.BA$6];2))" office:value-type="float" office:value="170.950285170865" calcext:value-type="float">
            <text:p>171</text:p>
          </table:table-cell>
          <table:table-cell table:style-name="ce125" table:formula="of:=SQRT(POWER([.$E62]-[.BB$5];2)+POWER([.$F62]-[.BB$6];2))" office:value-type="float" office:value="119.079805172834" calcext:value-type="float">
            <text:p>119</text:p>
          </table:table-cell>
          <table:table-cell table:style-name="ce125" table:formula="of:=SQRT(POWER([.$E62]-[.BC$5];2)+POWER([.$F62]-[.BC$6];2))" office:value-type="float" office:value="143.293405291381" calcext:value-type="float">
            <text:p>143</text:p>
          </table:table-cell>
          <table:table-cell table:style-name="ce125" table:formula="of:=SQRT(POWER([.$E62]-[.BD$5];2)+POWER([.$F62]-[.BD$6];2))" office:value-type="float" office:value="183.575597506858" calcext:value-type="float">
            <text:p>184</text:p>
          </table:table-cell>
          <table:table-cell table:style-name="ce125" table:formula="of:=SQRT(POWER([.$E62]-[.BE$5];2)+POWER([.$F62]-[.BE$6];2))" office:value-type="float" office:value="173.066461222272" calcext:value-type="float">
            <text:p>173</text:p>
          </table:table-cell>
          <table:table-cell table:style-name="ce125" table:formula="of:=SQRT(POWER([.$E62]-[.BF$5];2)+POWER([.$F62]-[.BF$6];2))" office:value-type="float" office:value="139.283882771841" calcext:value-type="float">
            <text:p>139</text:p>
          </table:table-cell>
          <table:table-cell table:style-name="ce125" table:formula="of:=SQRT(POWER([.$E62]-[.BG$5];2)+POWER([.$F62]-[.BG$6];2))" office:value-type="float" office:value="89.4930164873215" calcext:value-type="float">
            <text:p>89</text:p>
          </table:table-cell>
          <table:table-cell table:style-name="ce125" table:formula="of:=SQRT(POWER([.$E62]-[.BH$5];2)+POWER([.$F62]-[.BH$6];2))" office:value-type="float" office:value="31.2409987036266" calcext:value-type="float">
            <text:p>31</text:p>
          </table:table-cell>
          <table:table-cell table:style-name="ce125" table:formula="of:=SQRT(POWER([.$E62]-[.BI$5];2)+POWER([.$F62]-[.BI$6];2))" office:value-type="float" office:value="58" calcext:value-type="float">
            <text:p>58</text:p>
          </table:table-cell>
          <table:table-cell table:style-name="ce125"/>
          <table:table-cell table:style-name="ce125" table:formula="of:=SQRT(POWER([.$E62]-[.BK$5];2)+POWER([.$F62]-[.BK$6];2))" office:value-type="float" office:value="377.690349360425" calcext:value-type="float">
            <text:p>378</text:p>
          </table:table-cell>
          <table:table-cell table:style-name="ce125" table:formula="of:=SQRT(POWER([.$E62]-[.BL$5];2)+POWER([.$F62]-[.BL$6];2))" office:value-type="float" office:value="33.2866339541865" calcext:value-type="float">
            <text:p>33</text:p>
          </table:table-cell>
          <table:table-cell table:style-name="ce126" table:formula="of:=SQRT(POWER([.$E62]-[.BM$5];2)+POWER([.$F62]-[.BM$6];2))" office:value-type="float" office:value="302.517768073216" calcext:value-type="float">
            <text:p>303</text:p>
          </table:table-cell>
          <table:table-cell table:style-name="ce125" table:formula="of:=SQRT(POWER([.$E62]-[.BN$5];2)+POWER([.$F62]-[.BN$6];2))" office:value-type="float" office:value="219.184853491294" calcext:value-type="float">
            <text:p>219</text:p>
          </table:table-cell>
          <table:table-cell table:style-name="ce125" table:formula="of:=SQRT(POWER([.$E62]-[.BO$5];2)+POWER([.$F62]-[.BO$6];2))" office:value-type="float" office:value="262.76224995231" calcext:value-type="float">
            <text:p>263</text:p>
          </table:table-cell>
          <table:table-cell table:style-name="ce125" table:formula="of:=SQRT(POWER([.$E62]-[.BP$5];2)+POWER([.$F62]-[.BP$6];2))" office:value-type="float" office:value="298.872882677569" calcext:value-type="float">
            <text:p>299</text:p>
          </table:table-cell>
          <table:table-cell table:style-name="ce125" table:formula="of:=SQRT(POWER([.$E62]-[.BQ$5];2)+POWER([.$F62]-[.BQ$6];2))" office:value-type="float" office:value="330.770313057263" calcext:value-type="float">
            <text:p>331</text:p>
          </table:table-cell>
          <table:table-cell table:style-name="ce125" table:formula="of:=SQRT(POWER([.$E62]-[.BR$5];2)+POWER([.$F62]-[.BR$6];2))" office:value-type="float" office:value="261.725046566048" calcext:value-type="float">
            <text:p>262</text:p>
          </table:table-cell>
          <table:table-cell table:style-name="ce125" table:formula="of:=SQRT(POWER([.$E62]-[.BS$5];2)+POWER([.$F62]-[.BS$6];2))" office:value-type="float" office:value="265.149014706825" calcext:value-type="float">
            <text:p>265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Пиратский комплекс</text:p>
          </table:table-cell>
          <table:table-cell office:value-type="string" calcext:value-type="string">
            <text:p>T5</text:p>
          </table:table-cell>
          <table:table-cell office:value-type="float" office:value="490" calcext:value-type="float">
            <text:p>49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84" table:formula="of:=SQRT(POWER([.$E63]-[.H$5];2)+POWER([.$F63]-[.H$6];2))" office:value-type="float" office:value="407.623600886897" calcext:value-type="float">
            <text:p>408</text:p>
          </table:table-cell>
          <table:table-cell table:style-name="ce84" table:formula="of:=SQRT(POWER([.$E63]-[.I$5];2)+POWER([.$F63]-[.I$6];2))" office:value-type="float" office:value="402.235005935585" calcext:value-type="float">
            <text:p>402</text:p>
          </table:table-cell>
          <table:table-cell table:style-name="ce84" table:formula="of:=SQRT(POWER([.$E63]-[.J$5];2)+POWER([.$F63]-[.J$6];2))" office:value-type="float" office:value="430.94779266171" calcext:value-type="float">
            <text:p>431</text:p>
          </table:table-cell>
          <table:table-cell table:style-name="ce84" table:formula="of:=SQRT(POWER([.$E63]-[.K$5];2)+POWER([.$F63]-[.K$6];2))" office:value-type="float" office:value="434.291376842783" calcext:value-type="float">
            <text:p>434</text:p>
          </table:table-cell>
          <table:table-cell table:style-name="ce84" table:formula="of:=SQRT(POWER([.$E63]-[.L$5];2)+POWER([.$F63]-[.L$6];2))" office:value-type="float" office:value="425.920180315514" calcext:value-type="float">
            <text:p>426</text:p>
          </table:table-cell>
          <table:table-cell table:style-name="ce84" table:formula="of:=SQRT(POWER([.$E63]-[.M$5];2)+POWER([.$F63]-[.M$6];2))" office:value-type="float" office:value="403.834124362962" calcext:value-type="float">
            <text:p>404</text:p>
          </table:table-cell>
          <table:table-cell table:style-name="ce84" table:formula="of:=SQRT(POWER([.$E63]-[.N$5];2)+POWER([.$F63]-[.N$6];2))" office:value-type="float" office:value="389.165774445801" calcext:value-type="float">
            <text:p>389</text:p>
          </table:table-cell>
          <table:table-cell table:style-name="ce84" table:formula="of:=SQRT(POWER([.$E63]-[.O$5];2)+POWER([.$F63]-[.O$6];2))" office:value-type="float" office:value="363.494154010763" calcext:value-type="float">
            <text:p>363</text:p>
          </table:table-cell>
          <table:table-cell table:style-name="ce84" table:formula="of:=SQRT(POWER([.$E63]-[.P$5];2)+POWER([.$F63]-[.P$6];2))" office:value-type="float" office:value="362.691328818322" calcext:value-type="float">
            <text:p>363</text:p>
          </table:table-cell>
          <table:table-cell table:style-name="ce84" table:formula="of:=SQRT(POWER([.$E63]-[.Q$5];2)+POWER([.$F63]-[.Q$6];2))" office:value-type="float" office:value="348.414982456266" calcext:value-type="float">
            <text:p>348</text:p>
          </table:table-cell>
          <table:table-cell table:style-name="ce84" table:formula="of:=SQRT(POWER([.$E63]-[.R$5];2)+POWER([.$F63]-[.R$6];2))" office:value-type="float" office:value="334.551939166402" calcext:value-type="float">
            <text:p>335</text:p>
          </table:table-cell>
          <table:table-cell table:style-name="ce84" table:formula="of:=SQRT(POWER([.$E63]-[.S$5];2)+POWER([.$F63]-[.S$6];2))" office:value-type="float" office:value="335.037311355019" calcext:value-type="float">
            <text:p>335</text:p>
          </table:table-cell>
          <table:table-cell table:style-name="ce84" table:formula="of:=SQRT(POWER([.$E63]-[.T$5];2)+POWER([.$F63]-[.T$6];2))" office:value-type="float" office:value="355.29424425397" calcext:value-type="float">
            <text:p>355</text:p>
          </table:table-cell>
          <table:table-cell table:style-name="ce84" table:formula="of:=SQRT(POWER([.$E63]-[.U$5];2)+POWER([.$F63]-[.U$6];2))" office:value-type="float" office:value="314.85393438863" calcext:value-type="float">
            <text:p>315</text:p>
          </table:table-cell>
          <table:table-cell table:style-name="ce84" table:formula="of:=SQRT(POWER([.$E63]-[.V$5];2)+POWER([.$F63]-[.V$6];2))" office:value-type="float" office:value="305.163890393343" calcext:value-type="float">
            <text:p>305</text:p>
          </table:table-cell>
          <table:table-cell table:style-name="ce90" table:formula="of:=SQRT(POWER([.$E63]-[.W$5];2)+POWER([.$F63]-[.W$6];2))" office:value-type="float" office:value="210.73680267101" calcext:value-type="float">
            <text:p>211</text:p>
          </table:table-cell>
          <table:table-cell table:style-name="ce84" table:formula="of:=SQRT(POWER([.$E63]-[.X$5];2)+POWER([.$F63]-[.X$6];2))" office:value-type="float" office:value="416.482892805935" calcext:value-type="float">
            <text:p>416</text:p>
          </table:table-cell>
          <table:table-cell table:style-name="ce84" table:formula="of:=SQRT(POWER([.$E63]-[.Y$5];2)+POWER([.$F63]-[.Y$6];2))" office:value-type="float" office:value="305.949342212073" calcext:value-type="float">
            <text:p>306</text:p>
          </table:table-cell>
          <table:table-cell table:style-name="ce84" table:formula="of:=SQRT(POWER([.$E63]-[.Z$5];2)+POWER([.$F63]-[.Z$6];2))" office:value-type="float" office:value="297.195222034272" calcext:value-type="float">
            <text:p>297</text:p>
          </table:table-cell>
          <table:table-cell table:style-name="ce108" table:formula="of:=SQRT(POWER([.$E63]-[.AA$5];2)+POWER([.$F63]-[.AA$6];2))" office:value-type="float" office:value="433.290895357842" calcext:value-type="float">
            <text:p>433</text:p>
          </table:table-cell>
          <table:table-cell table:style-name="ce113" table:formula="of:=SQRT(POWER([.$E63]-[.AB$5];2)+POWER([.$F63]-[.AB$6];2))" office:value-type="float" office:value="100.284595028349" calcext:value-type="float">
            <text:p>100</text:p>
          </table:table-cell>
          <table:table-cell table:style-name="ce84" table:formula="of:=SQRT(POWER([.$E63]-[.AC$5];2)+POWER([.$F63]-[.AC$6];2))" office:value-type="float" office:value="427.516081568869" calcext:value-type="float">
            <text:p>428</text:p>
          </table:table-cell>
          <table:table-cell table:style-name="ce84" table:formula="of:=SQRT(POWER([.$E63]-[.AD$5];2)+POWER([.$F63]-[.AD$6];2))" office:value-type="float" office:value="430.910663595135" calcext:value-type="float">
            <text:p>431</text:p>
          </table:table-cell>
          <table:table-cell table:style-name="ce84" table:formula="of:=SQRT(POWER([.$E63]-[.AE$5];2)+POWER([.$F63]-[.AE$6];2))" office:value-type="float" office:value="463.479233623255" calcext:value-type="float">
            <text:p>463</text:p>
          </table:table-cell>
          <table:table-cell table:style-name="ce84" table:formula="of:=SQRT(POWER([.$E63]-[.AF$5];2)+POWER([.$F63]-[.AF$6];2))" office:value-type="float" office:value="467.629126552228" calcext:value-type="float">
            <text:p>468</text:p>
          </table:table-cell>
          <table:table-cell table:style-name="ce84" table:formula="of:=SQRT(POWER([.$E63]-[.AG$5];2)+POWER([.$F63]-[.AG$6];2))" office:value-type="float" office:value="451.12415142619" calcext:value-type="float">
            <text:p>451</text:p>
          </table:table-cell>
          <table:table-cell table:style-name="ce84" table:formula="of:=SQRT(POWER([.$E63]-[.AH$5];2)+POWER([.$F63]-[.AH$6];2))" office:value-type="float" office:value="465.224676903537" calcext:value-type="float">
            <text:p>465</text:p>
          </table:table-cell>
          <table:table-cell table:style-name="ce84" table:formula="of:=SQRT(POWER([.$E63]-[.AI$5];2)+POWER([.$F63]-[.AI$6];2))" office:value-type="float" office:value="482.137947064945" calcext:value-type="float">
            <text:p>482</text:p>
          </table:table-cell>
          <table:table-cell table:style-name="ce84" table:formula="of:=SQRT(POWER([.$E63]-[.AJ$5];2)+POWER([.$F63]-[.AJ$6];2))" office:value-type="float" office:value="511.288568227376" calcext:value-type="float">
            <text:p>511</text:p>
          </table:table-cell>
          <table:table-cell table:style-name="ce84" table:formula="of:=SQRT(POWER([.$E63]-[.AK$5];2)+POWER([.$F63]-[.AK$6];2))" office:value-type="float" office:value="400.211194246238" calcext:value-type="float">
            <text:p>400</text:p>
          </table:table-cell>
          <table:table-cell table:style-name="ce84" table:formula="of:=SQRT(POWER([.$E63]-[.AL$5];2)+POWER([.$F63]-[.AL$6];2))" office:value-type="float" office:value="401.214406521002" calcext:value-type="float">
            <text:p>401</text:p>
          </table:table-cell>
          <table:table-cell table:style-name="ce84" table:formula="of:=SQRT(POWER([.$E63]-[.AM$5];2)+POWER([.$F63]-[.AM$6];2))" office:value-type="float" office:value="406.794788560522" calcext:value-type="float">
            <text:p>407</text:p>
          </table:table-cell>
          <table:table-cell table:style-name="ce84" table:formula="of:=SQRT(POWER([.$E63]-[.AN$5];2)+POWER([.$F63]-[.AN$6];2))" office:value-type="float" office:value="401.855695492798" calcext:value-type="float">
            <text:p>402</text:p>
          </table:table-cell>
          <table:table-cell table:style-name="ce84" table:formula="of:=SQRT(POWER([.$E63]-[.AO$5];2)+POWER([.$F63]-[.AO$6];2))" office:value-type="float" office:value="380.552230317995" calcext:value-type="float">
            <text:p>381</text:p>
          </table:table-cell>
          <table:table-cell table:style-name="ce84" table:formula="of:=SQRT(POWER([.$E63]-[.AP$5];2)+POWER([.$F63]-[.AP$6];2))" office:value-type="float" office:value="367.613927918951" calcext:value-type="float">
            <text:p>368</text:p>
          </table:table-cell>
          <table:table-cell table:style-name="ce84" table:formula="of:=SQRT(POWER([.$E63]-[.AQ$5];2)+POWER([.$F63]-[.AQ$6];2))" office:value-type="float" office:value="468.516808663254" calcext:value-type="float">
            <text:p>469</text:p>
          </table:table-cell>
          <table:table-cell table:style-name="ce84" table:formula="of:=SQRT(POWER([.$E63]-[.AR$5];2)+POWER([.$F63]-[.AR$6];2))" office:value-type="float" office:value="429.330874734161" calcext:value-type="float">
            <text:p>429</text:p>
          </table:table-cell>
          <table:table-cell table:style-name="ce90" table:formula="of:=SQRT(POWER([.$E63]-[.AS$5];2)+POWER([.$F63]-[.AS$6];2))" office:value-type="float" office:value="103.947101931704" calcext:value-type="float">
            <text:p>104</text:p>
          </table:table-cell>
          <table:table-cell table:style-name="ce84" table:formula="of:=SQRT(POWER([.$E63]-[.AT$5];2)+POWER([.$F63]-[.AT$6];2))" office:value-type="float" office:value="203.066491573573" calcext:value-type="float">
            <text:p>203</text:p>
          </table:table-cell>
          <table:table-cell table:style-name="ce84" table:formula="of:=SQRT(POWER([.$E63]-[.AU$5];2)+POWER([.$F63]-[.AU$6];2))" office:value-type="float" office:value="410.699403457078" calcext:value-type="float">
            <text:p>411</text:p>
          </table:table-cell>
          <table:table-cell table:style-name="ce84" table:formula="of:=SQRT(POWER([.$E63]-[.AV$5];2)+POWER([.$F63]-[.AV$6];2))" office:value-type="float" office:value="323.760714108429" calcext:value-type="float">
            <text:p>324</text:p>
          </table:table-cell>
          <table:table-cell table:style-name="ce113" table:formula="of:=SQRT(POWER([.$E63]-[.AW$5];2)+POWER([.$F63]-[.AW$6];2))" office:value-type="float" office:value="344.859391636649" calcext:value-type="float">
            <text:p>345</text:p>
          </table:table-cell>
          <table:table-cell table:style-name="ce125" table:formula="of:=SQRT(POWER([.$E63]-[.AX$5];2)+POWER([.$F63]-[.AX$6];2))" office:value-type="float" office:value="422.878233064791" calcext:value-type="float">
            <text:p>423</text:p>
          </table:table-cell>
          <table:table-cell table:style-name="ce125" table:formula="of:=SQRT(POWER([.$E63]-[.AY$5];2)+POWER([.$F63]-[.AY$6];2))" office:value-type="float" office:value="388.641222723478" calcext:value-type="float">
            <text:p>389</text:p>
          </table:table-cell>
          <table:table-cell table:style-name="ce125" table:formula="of:=SQRT(POWER([.$E63]-[.AZ$5];2)+POWER([.$F63]-[.AZ$6];2))" office:value-type="float" office:value="415.419065522997" calcext:value-type="float">
            <text:p>415</text:p>
          </table:table-cell>
          <table:table-cell table:style-name="ce125" table:formula="of:=SQRT(POWER([.$E63]-[.BA$5];2)+POWER([.$F63]-[.BA$6];2))" office:value-type="float" office:value="447.966516605873" calcext:value-type="float">
            <text:p>448</text:p>
          </table:table-cell>
          <table:table-cell table:style-name="ce125" table:formula="of:=SQRT(POWER([.$E63]-[.BB$5];2)+POWER([.$F63]-[.BB$6];2))" office:value-type="float" office:value="394.271480074326" calcext:value-type="float">
            <text:p>394</text:p>
          </table:table-cell>
          <table:table-cell table:style-name="ce125" table:formula="of:=SQRT(POWER([.$E63]-[.BC$5];2)+POWER([.$F63]-[.BC$6];2))" office:value-type="float" office:value="454.986812995718" calcext:value-type="float">
            <text:p>455</text:p>
          </table:table-cell>
          <table:table-cell table:style-name="ce125" table:formula="of:=SQRT(POWER([.$E63]-[.BD$5];2)+POWER([.$F63]-[.BD$6];2))" office:value-type="float" office:value="496.960763038693" calcext:value-type="float">
            <text:p>497</text:p>
          </table:table-cell>
          <table:table-cell table:style-name="ce125" table:formula="of:=SQRT(POWER([.$E63]-[.BE$5];2)+POWER([.$F63]-[.BE$6];2))" office:value-type="float" office:value="507.505664993013" calcext:value-type="float">
            <text:p>508</text:p>
          </table:table-cell>
          <table:table-cell table:style-name="ce125" table:formula="of:=SQRT(POWER([.$E63]-[.BF$5];2)+POWER([.$F63]-[.BF$6];2))" office:value-type="float" office:value="477.67143519369" calcext:value-type="float">
            <text:p>478</text:p>
          </table:table-cell>
          <table:table-cell table:style-name="ce125" table:formula="of:=SQRT(POWER([.$E63]-[.BG$5];2)+POWER([.$F63]-[.BG$6];2))" office:value-type="float" office:value="465.756374084134" calcext:value-type="float">
            <text:p>466</text:p>
          </table:table-cell>
          <table:table-cell table:style-name="ce125" table:formula="of:=SQRT(POWER([.$E63]-[.BH$5];2)+POWER([.$F63]-[.BH$6];2))" office:value-type="float" office:value="400.981296321911" calcext:value-type="float">
            <text:p>401</text:p>
          </table:table-cell>
          <table:table-cell table:style-name="ce125" table:formula="of:=SQRT(POWER([.$E63]-[.BI$5];2)+POWER([.$F63]-[.BI$6];2))" office:value-type="float" office:value="435.332057170156" calcext:value-type="float">
            <text:p>435</text:p>
          </table:table-cell>
          <table:table-cell table:style-name="ce125" table:formula="of:=SQRT(POWER([.$E63]-[.BJ$5];2)+POWER([.$F63]-[.BJ$6];2))" office:value-type="float" office:value="377.690349360425" calcext:value-type="float">
            <text:p>378</text:p>
          </table:table-cell>
          <table:table-cell table:style-name="ce125"/>
          <table:table-cell table:style-name="ce125" table:formula="of:=SQRT(POWER([.$E63]-[.BL$5];2)+POWER([.$F63]-[.BL$6];2))" office:value-type="float" office:value="403.903453810437" calcext:value-type="float">
            <text:p>404</text:p>
          </table:table-cell>
          <table:table-cell table:style-name="ce126" table:formula="of:=SQRT(POWER([.$E63]-[.BM$5];2)+POWER([.$F63]-[.BM$6];2))" office:value-type="float" office:value="76.0065786626395" calcext:value-type="float">
            <text:p>76</text:p>
          </table:table-cell>
          <table:table-cell table:style-name="ce125" table:formula="of:=SQRT(POWER([.$E63]-[.BN$5];2)+POWER([.$F63]-[.BN$6];2))" office:value-type="float" office:value="160.099968769516" calcext:value-type="float">
            <text:p>160</text:p>
          </table:table-cell>
          <table:table-cell table:style-name="ce125" table:formula="of:=SQRT(POWER([.$E63]-[.BO$5];2)+POWER([.$F63]-[.BO$6];2))" office:value-type="float" office:value="130.361037123828" calcext:value-type="float">
            <text:p>130</text:p>
          </table:table-cell>
          <table:table-cell table:style-name="ce125" table:formula="of:=SQRT(POWER([.$E63]-[.BP$5];2)+POWER([.$F63]-[.BP$6];2))" office:value-type="float" office:value="255.70490804832" calcext:value-type="float">
            <text:p>256</text:p>
          </table:table-cell>
          <table:table-cell table:style-name="ce125" table:formula="of:=SQRT(POWER([.$E63]-[.BQ$5];2)+POWER([.$F63]-[.BQ$6];2))" office:value-type="float" office:value="330.588868536132" calcext:value-type="float">
            <text:p>331</text:p>
          </table:table-cell>
          <table:table-cell table:style-name="ce125" table:formula="of:=SQRT(POWER([.$E63]-[.BR$5];2)+POWER([.$F63]-[.BR$6];2))" office:value-type="float" office:value="291.29023327259" calcext:value-type="float">
            <text:p>291</text:p>
          </table:table-cell>
          <table:table-cell table:style-name="ce125" table:formula="of:=SQRT(POWER([.$E63]-[.BS$5];2)+POWER([.$F63]-[.BS$6];2))" office:value-type="float" office:value="348.932658259441" calcext:value-type="float">
            <text:p>349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Станция «Химера»</text:p>
          </table:table-cell>
          <table:table-cell office:value-type="string" calcext:value-type="string">
            <text:p>T4</text:p>
          </table:table-cell>
          <table:table-cell office:value-type="float" office:value="463" calcext:value-type="float">
            <text:p>463</text:p>
          </table:table-cell>
          <table:table-cell office:value-type="float" office:value="643" calcext:value-type="float">
            <text:p>643</text:p>
          </table:table-cell>
          <table:table-cell/>
          <table:table-cell table:style-name="ce84" table:formula="of:=SQRT(POWER([.$E64]-[.H$5];2)+POWER([.$F64]-[.H$6];2))" office:value-type="float" office:value="643.457069275022" calcext:value-type="float">
            <text:p>643</text:p>
          </table:table-cell>
          <table:table-cell table:style-name="ce84" table:formula="of:=SQRT(POWER([.$E64]-[.I$5];2)+POWER([.$F64]-[.I$6];2))" office:value-type="float" office:value="654.340125622753" calcext:value-type="float">
            <text:p>654</text:p>
          </table:table-cell>
          <table:table-cell table:style-name="ce84" table:formula="of:=SQRT(POWER([.$E64]-[.J$5];2)+POWER([.$F64]-[.J$6];2))" office:value-type="float" office:value="669.281704516118" calcext:value-type="float">
            <text:p>669</text:p>
          </table:table-cell>
          <table:table-cell table:style-name="ce84" table:formula="of:=SQRT(POWER([.$E64]-[.K$5];2)+POWER([.$F64]-[.K$6];2))" office:value-type="float" office:value="657.651123316915" calcext:value-type="float">
            <text:p>658</text:p>
          </table:table-cell>
          <table:table-cell table:style-name="ce84" table:formula="of:=SQRT(POWER([.$E64]-[.L$5];2)+POWER([.$F64]-[.L$6];2))" office:value-type="float" office:value="639.801531726832" calcext:value-type="float">
            <text:p>640</text:p>
          </table:table-cell>
          <table:table-cell table:style-name="ce84" table:formula="of:=SQRT(POWER([.$E64]-[.M$5];2)+POWER([.$F64]-[.M$6];2))" office:value-type="float" office:value="621.700892712886" calcext:value-type="float">
            <text:p>622</text:p>
          </table:table-cell>
          <table:table-cell table:style-name="ce84" table:formula="of:=SQRT(POWER([.$E64]-[.N$5];2)+POWER([.$F64]-[.N$6];2))" office:value-type="float" office:value="619.606326630063" calcext:value-type="float">
            <text:p>620</text:p>
          </table:table-cell>
          <table:table-cell table:style-name="ce84" table:formula="of:=SQRT(POWER([.$E64]-[.O$5];2)+POWER([.$F64]-[.O$6];2))" office:value-type="float" office:value="629.782502138635" calcext:value-type="float">
            <text:p>630</text:p>
          </table:table-cell>
          <table:table-cell table:style-name="ce84" table:formula="of:=SQRT(POWER([.$E64]-[.P$5];2)+POWER([.$F64]-[.P$6];2))" office:value-type="float" office:value="639.190894803735" calcext:value-type="float">
            <text:p>639</text:p>
          </table:table-cell>
          <table:table-cell table:style-name="ce84" table:formula="of:=SQRT(POWER([.$E64]-[.Q$5];2)+POWER([.$F64]-[.Q$6];2))" office:value-type="float" office:value="637.809532697654" calcext:value-type="float">
            <text:p>638</text:p>
          </table:table-cell>
          <table:table-cell table:style-name="ce84" table:formula="of:=SQRT(POWER([.$E64]-[.R$5];2)+POWER([.$F64]-[.R$6];2))" office:value-type="float" office:value="618.990306870794" calcext:value-type="float">
            <text:p>619</text:p>
          </table:table-cell>
          <table:table-cell table:style-name="ce84" table:formula="of:=SQRT(POWER([.$E64]-[.S$5];2)+POWER([.$F64]-[.S$6];2))" office:value-type="float" office:value="691.308903457781" calcext:value-type="float">
            <text:p>691</text:p>
          </table:table-cell>
          <table:table-cell table:style-name="ce84" table:formula="of:=SQRT(POWER([.$E64]-[.T$5];2)+POWER([.$F64]-[.T$6];2))" office:value-type="float" office:value="719.877767402217" calcext:value-type="float">
            <text:p>720</text:p>
          </table:table-cell>
          <table:table-cell table:style-name="ce84" table:formula="of:=SQRT(POWER([.$E64]-[.U$5];2)+POWER([.$F64]-[.U$6];2))" office:value-type="float" office:value="694.922297814655" calcext:value-type="float">
            <text:p>695</text:p>
          </table:table-cell>
          <table:table-cell table:style-name="ce84" table:formula="of:=SQRT(POWER([.$E64]-[.V$5];2)+POWER([.$F64]-[.V$6];2))" office:value-type="float" office:value="708.966148698229" calcext:value-type="float">
            <text:p>709</text:p>
          </table:table-cell>
          <table:table-cell table:style-name="ce90" table:formula="of:=SQRT(POWER([.$E64]-[.W$5];2)+POWER([.$F64]-[.W$6];2))" office:value-type="float" office:value="614.377733971537" calcext:value-type="float">
            <text:p>614</text:p>
          </table:table-cell>
          <table:table-cell table:style-name="ce84" table:formula="of:=SQRT(POWER([.$E64]-[.X$5];2)+POWER([.$F64]-[.X$6];2))" office:value-type="float" office:value="677.421582177598" calcext:value-type="float">
            <text:p>677</text:p>
          </table:table-cell>
          <table:table-cell table:style-name="ce84" table:formula="of:=SQRT(POWER([.$E64]-[.Y$5];2)+POWER([.$F64]-[.Y$6];2))" office:value-type="float" office:value="571.560145566501" calcext:value-type="float">
            <text:p>572</text:p>
          </table:table-cell>
          <table:table-cell table:style-name="ce84" table:formula="of:=SQRT(POWER([.$E64]-[.Z$5];2)+POWER([.$F64]-[.Z$6];2))" office:value-type="float" office:value="578.930911249348" calcext:value-type="float">
            <text:p>579</text:p>
          </table:table-cell>
          <table:table-cell table:style-name="ce108" table:formula="of:=SQRT(POWER([.$E64]-[.AA$5];2)+POWER([.$F64]-[.AA$6];2))" office:value-type="float" office:value="673.151543116407" calcext:value-type="float">
            <text:p>673</text:p>
          </table:table-cell>
          <table:table-cell table:style-name="ce113" table:formula="of:=SQRT(POWER([.$E64]-[.AB$5];2)+POWER([.$F64]-[.AB$6];2))" office:value-type="float" office:value="425.141153030379" calcext:value-type="float">
            <text:p>425</text:p>
          </table:table-cell>
          <table:table-cell table:style-name="ce84" table:formula="of:=SQRT(POWER([.$E64]-[.AC$5];2)+POWER([.$F64]-[.AC$6];2))" office:value-type="float" office:value="621.202060524593" calcext:value-type="float">
            <text:p>621</text:p>
          </table:table-cell>
          <table:table-cell table:style-name="ce84" table:formula="of:=SQRT(POWER([.$E64]-[.AD$5];2)+POWER([.$F64]-[.AD$6];2))" office:value-type="float" office:value="591.163260022136" calcext:value-type="float">
            <text:p>591</text:p>
          </table:table-cell>
          <table:table-cell table:style-name="ce84" table:formula="of:=SQRT(POWER([.$E64]-[.AE$5];2)+POWER([.$F64]-[.AE$6];2))" office:value-type="float" office:value="610.80029469541" calcext:value-type="float">
            <text:p>611</text:p>
          </table:table-cell>
          <table:table-cell table:style-name="ce84" table:formula="of:=SQRT(POWER([.$E64]-[.AF$5];2)+POWER([.$F64]-[.AF$6];2))" office:value-type="float" office:value="612.81726476985" calcext:value-type="float">
            <text:p>613</text:p>
          </table:table-cell>
          <table:table-cell table:style-name="ce84" table:formula="of:=SQRT(POWER([.$E64]-[.AG$5];2)+POWER([.$F64]-[.AG$6];2))" office:value-type="float" office:value="658.453491144211" calcext:value-type="float">
            <text:p>658</text:p>
          </table:table-cell>
          <table:table-cell table:style-name="ce84" table:formula="of:=SQRT(POWER([.$E64]-[.AH$5];2)+POWER([.$F64]-[.AH$6];2))" office:value-type="float" office:value="694.495500345395" calcext:value-type="float">
            <text:p>694</text:p>
          </table:table-cell>
          <table:table-cell table:style-name="ce84" table:formula="of:=SQRT(POWER([.$E64]-[.AI$5];2)+POWER([.$F64]-[.AI$6];2))" office:value-type="float" office:value="725.42194618029" calcext:value-type="float">
            <text:p>725</text:p>
          </table:table-cell>
          <table:table-cell table:style-name="ce84" table:formula="of:=SQRT(POWER([.$E64]-[.AJ$5];2)+POWER([.$F64]-[.AJ$6];2))" office:value-type="float" office:value="754.115375788082" calcext:value-type="float">
            <text:p>754</text:p>
          </table:table-cell>
          <table:table-cell table:style-name="ce84" table:formula="of:=SQRT(POWER([.$E64]-[.AK$5];2)+POWER([.$F64]-[.AK$6];2))" office:value-type="float" office:value="596.14176166412" calcext:value-type="float">
            <text:p>596</text:p>
          </table:table-cell>
          <table:table-cell table:style-name="ce84" table:formula="of:=SQRT(POWER([.$E64]-[.AL$5];2)+POWER([.$F64]-[.AL$6];2))" office:value-type="float" office:value="626.336171716116" calcext:value-type="float">
            <text:p>626</text:p>
          </table:table-cell>
          <table:table-cell table:style-name="ce84" table:formula="of:=SQRT(POWER([.$E64]-[.AM$5];2)+POWER([.$F64]-[.AM$6];2))" office:value-type="float" office:value="667.487827604369" calcext:value-type="float">
            <text:p>667</text:p>
          </table:table-cell>
          <table:table-cell table:style-name="ce84" table:formula="of:=SQRT(POWER([.$E64]-[.AN$5];2)+POWER([.$F64]-[.AN$6];2))" office:value-type="float" office:value="683.539318547222" calcext:value-type="float">
            <text:p>684</text:p>
          </table:table-cell>
          <table:table-cell table:style-name="ce84" table:formula="of:=SQRT(POWER([.$E64]-[.AO$5];2)+POWER([.$F64]-[.AO$6];2))" office:value-type="float" office:value="671.471518383319" calcext:value-type="float">
            <text:p>671</text:p>
          </table:table-cell>
          <table:table-cell table:style-name="ce84" table:formula="of:=SQRT(POWER([.$E64]-[.AP$5];2)+POWER([.$F64]-[.AP$6];2))" office:value-type="float" office:value="634.603813414322" calcext:value-type="float">
            <text:p>635</text:p>
          </table:table-cell>
          <table:table-cell table:style-name="ce84" table:formula="of:=SQRT(POWER([.$E64]-[.AQ$5];2)+POWER([.$F64]-[.AQ$6];2))" office:value-type="float" office:value="652.418577295282" calcext:value-type="float">
            <text:p>652</text:p>
          </table:table-cell>
          <table:table-cell table:style-name="ce84" table:formula="of:=SQRT(POWER([.$E64]-[.AR$5];2)+POWER([.$F64]-[.AR$6];2))" office:value-type="float" office:value="677.150647935893" calcext:value-type="float">
            <text:p>677</text:p>
          </table:table-cell>
          <table:table-cell table:style-name="ce90" table:formula="of:=SQRT(POWER([.$E64]-[.AS$5];2)+POWER([.$F64]-[.AS$6];2))" office:value-type="float" office:value="436.794001790318" calcext:value-type="float">
            <text:p>437</text:p>
          </table:table-cell>
          <table:table-cell table:style-name="ce84" table:formula="of:=SQRT(POWER([.$E64]-[.AT$5];2)+POWER([.$F64]-[.AT$6];2))" office:value-type="float" office:value="371.927412272879" calcext:value-type="float">
            <text:p>372</text:p>
          </table:table-cell>
          <table:table-cell table:style-name="ce84" table:formula="of:=SQRT(POWER([.$E64]-[.AU$5];2)+POWER([.$F64]-[.AU$6];2))" office:value-type="float" office:value="487.179638326562" calcext:value-type="float">
            <text:p>487</text:p>
          </table:table-cell>
          <table:table-cell table:style-name="ce84" table:formula="of:=SQRT(POWER([.$E64]-[.AV$5];2)+POWER([.$F64]-[.AV$6];2))" office:value-type="float" office:value="363.803518399699" calcext:value-type="float">
            <text:p>364</text:p>
          </table:table-cell>
          <table:table-cell table:style-name="ce113" table:formula="of:=SQRT(POWER([.$E64]-[.AW$5];2)+POWER([.$F64]-[.AW$6];2))" office:value-type="float" office:value="354.798534382542" calcext:value-type="float">
            <text:p>355</text:p>
          </table:table-cell>
          <table:table-cell table:style-name="ce125" table:formula="of:=SQRT(POWER([.$E64]-[.AX$5];2)+POWER([.$F64]-[.AX$6];2))" office:value-type="float" office:value="124.257796536073" calcext:value-type="float">
            <text:p>124</text:p>
          </table:table-cell>
          <table:table-cell table:style-name="ce125" table:formula="of:=SQRT(POWER([.$E64]-[.AY$5];2)+POWER([.$F64]-[.AY$6];2))" office:value-type="float" office:value="153.792067415716" calcext:value-type="float">
            <text:p>154</text:p>
          </table:table-cell>
          <table:table-cell table:style-name="ce125" table:formula="of:=SQRT(POWER([.$E64]-[.AZ$5];2)+POWER([.$F64]-[.AZ$6];2))" office:value-type="float" office:value="179.513230710162" calcext:value-type="float">
            <text:p>180</text:p>
          </table:table-cell>
          <table:table-cell table:style-name="ce125" table:formula="of:=SQRT(POWER([.$E64]-[.BA$5];2)+POWER([.$F64]-[.BA$6];2))" office:value-type="float" office:value="188.265769591819" calcext:value-type="float">
            <text:p>188</text:p>
          </table:table-cell>
          <table:table-cell table:style-name="ce125" table:formula="of:=SQRT(POWER([.$E64]-[.BB$5];2)+POWER([.$F64]-[.BB$6];2))" office:value-type="float" office:value="142.940547081645" calcext:value-type="float">
            <text:p>143</text:p>
          </table:table-cell>
          <table:table-cell table:style-name="ce125" table:formula="of:=SQRT(POWER([.$E64]-[.BC$5];2)+POWER([.$F64]-[.BC$6];2))" office:value-type="float" office:value="155.630973780928" calcext:value-type="float">
            <text:p>156</text:p>
          </table:table-cell>
          <table:table-cell table:style-name="ce125" table:formula="of:=SQRT(POWER([.$E64]-[.BD$5];2)+POWER([.$F64]-[.BD$6];2))" office:value-type="float" office:value="191.60375779196" calcext:value-type="float">
            <text:p>192</text:p>
          </table:table-cell>
          <table:table-cell table:style-name="ce125" table:formula="of:=SQRT(POWER([.$E64]-[.BE$5];2)+POWER([.$F64]-[.BE$6];2))" office:value-type="float" office:value="175.692913915161" calcext:value-type="float">
            <text:p>176</text:p>
          </table:table-cell>
          <table:table-cell table:style-name="ce125" table:formula="of:=SQRT(POWER([.$E64]-[.BF$5];2)+POWER([.$F64]-[.BF$6];2))" office:value-type="float" office:value="143.568798838745" calcext:value-type="float">
            <text:p>144</text:p>
          </table:table-cell>
          <table:table-cell table:style-name="ce125" table:formula="of:=SQRT(POWER([.$E64]-[.BG$5];2)+POWER([.$F64]-[.BG$6];2))" office:value-type="float" office:value="73.24616030892" calcext:value-type="float">
            <text:p>73</text:p>
          </table:table-cell>
          <table:table-cell table:style-name="ce125" table:formula="of:=SQRT(POWER([.$E64]-[.BH$5];2)+POWER([.$F64]-[.BH$6];2))" office:value-type="float" office:value="42.7551166528639" calcext:value-type="float">
            <text:p>43</text:p>
          </table:table-cell>
          <table:table-cell table:style-name="ce125" table:formula="of:=SQRT(POWER([.$E64]-[.BI$5];2)+POWER([.$F64]-[.BI$6];2))" office:value-type="float" office:value="34.9857113690718" calcext:value-type="float">
            <text:p>35</text:p>
          </table:table-cell>
          <table:table-cell table:style-name="ce125" table:formula="of:=SQRT(POWER([.$E64]-[.BJ$5];2)+POWER([.$F64]-[.BJ$6];2))" office:value-type="float" office:value="33.2866339541865" calcext:value-type="float">
            <text:p>33</text:p>
          </table:table-cell>
          <table:table-cell table:style-name="ce125" table:formula="of:=SQRT(POWER([.$E64]-[.BK$5];2)+POWER([.$F64]-[.BK$6];2))" office:value-type="float" office:value="403.903453810437" calcext:value-type="float">
            <text:p>404</text:p>
          </table:table-cell>
          <table:table-cell table:style-name="ce125"/>
          <table:table-cell table:style-name="ce126" table:formula="of:=SQRT(POWER([.$E64]-[.BM$5];2)+POWER([.$F64]-[.BM$6];2))" office:value-type="float" office:value="328.196587428937" calcext:value-type="float">
            <text:p>328</text:p>
          </table:table-cell>
          <table:table-cell table:style-name="ce125" table:formula="of:=SQRT(POWER([.$E64]-[.BN$5];2)+POWER([.$F64]-[.BN$6];2))" office:value-type="float" office:value="247.163913223593" calcext:value-type="float">
            <text:p>247</text:p>
          </table:table-cell>
          <table:table-cell table:style-name="ce125" table:formula="of:=SQRT(POWER([.$E64]-[.BO$5];2)+POWER([.$F64]-[.BO$6];2))" office:value-type="float" office:value="292.479059079449" calcext:value-type="float">
            <text:p>292</text:p>
          </table:table-cell>
          <table:table-cell table:style-name="ce125" table:formula="of:=SQRT(POWER([.$E64]-[.BP$5];2)+POWER([.$F64]-[.BP$6];2))" office:value-type="float" office:value="332.121965548803" calcext:value-type="float">
            <text:p>332</text:p>
          </table:table-cell>
          <table:table-cell table:style-name="ce125" table:formula="of:=SQRT(POWER([.$E64]-[.BQ$5];2)+POWER([.$F64]-[.BQ$6];2))" office:value-type="float" office:value="362.944899399344" calcext:value-type="float">
            <text:p>363</text:p>
          </table:table-cell>
          <table:table-cell table:style-name="ce125" table:formula="of:=SQRT(POWER([.$E64]-[.BR$5];2)+POWER([.$F64]-[.BR$6];2))" office:value-type="float" office:value="294.496179941268" calcext:value-type="float">
            <text:p>294</text:p>
          </table:table-cell>
          <table:table-cell table:style-name="ce125" table:formula="of:=SQRT(POWER([.$E64]-[.BS$5];2)+POWER([.$F64]-[.BS$6];2))" office:value-type="float" office:value="296.006756679641" calcext:value-type="float">
            <text:p>296</text:p>
          </table:table-cell>
          <table:table-cell table:number-columns-repeated="953"/>
        </table:table-row>
        <table:table-row table:style-name="ro3">
          <table:table-cell table:style-name="ce61"/>
          <table:table-cell table:style-name="ce61" office:value-type="float" office:value="203" calcext:value-type="float">
            <text:p>203</text:p>
          </table:table-cell>
          <table:table-cell table:style-name="ce61" office:value-type="string" calcext:value-type="string">
            <text:p>Сортировочный центр</text:p>
          </table:table-cell>
          <table:table-cell table:style-name="ce61" office:value-type="string" calcext:value-type="string">
            <text:p>T4+</text:p>
          </table:table-cell>
          <table:table-cell table:style-name="ce61" office:value-type="float" office:value="491" calcext:value-type="float">
            <text:p>491</text:p>
          </table:table-cell>
          <table:table-cell table:style-name="ce61" office:value-type="float" office:value="316" calcext:value-type="float">
            <text:p>316</text:p>
          </table:table-cell>
          <table:table-cell table:style-name="ce61"/>
          <table:table-cell table:style-name="ce90" table:formula="of:=SQRT(POWER([.$E65]-[.H$5];2)+POWER([.$F65]-[.H$6];2))" office:value-type="float" office:value="438.882672248518" calcext:value-type="float">
            <text:p>439</text:p>
          </table:table-cell>
          <table:table-cell table:style-name="ce90" table:formula="of:=SQRT(POWER([.$E65]-[.I$5];2)+POWER([.$F65]-[.I$6];2))" office:value-type="float" office:value="437.687102848599" calcext:value-type="float">
            <text:p>438</text:p>
          </table:table-cell>
          <table:table-cell table:style-name="ce90" table:formula="of:=SQRT(POWER([.$E65]-[.J$5];2)+POWER([.$F65]-[.J$6];2))" office:value-type="float" office:value="463.789823088002" calcext:value-type="float">
            <text:p>464</text:p>
          </table:table-cell>
          <table:table-cell table:style-name="ce90" table:formula="of:=SQRT(POWER([.$E65]-[.K$5];2)+POWER([.$F65]-[.K$6];2))" office:value-type="float" office:value="463.327098279391" calcext:value-type="float">
            <text:p>463</text:p>
          </table:table-cell>
          <table:table-cell table:style-name="ce90" table:formula="of:=SQRT(POWER([.$E65]-[.L$5];2)+POWER([.$F65]-[.L$6];2))" office:value-type="float" office:value="452.133829745132" calcext:value-type="float">
            <text:p>452</text:p>
          </table:table-cell>
          <table:table-cell table:style-name="ce90" table:formula="of:=SQRT(POWER([.$E65]-[.M$5];2)+POWER([.$F65]-[.M$6];2))" office:value-type="float" office:value="430.108125940443" calcext:value-type="float">
            <text:p>430</text:p>
          </table:table-cell>
          <table:table-cell table:style-name="ce90" table:formula="of:=SQRT(POWER([.$E65]-[.N$5];2)+POWER([.$F65]-[.N$6];2))" office:value-type="float" office:value="418.144711792461" calcext:value-type="float">
            <text:p>418</text:p>
          </table:table-cell>
          <table:table-cell table:style-name="ce90" table:formula="of:=SQRT(POWER([.$E65]-[.O$5];2)+POWER([.$F65]-[.O$6];2))" office:value-type="float" office:value="401.329042059007" calcext:value-type="float">
            <text:p>401</text:p>
          </table:table-cell>
          <table:table-cell table:style-name="ce90" table:formula="of:=SQRT(POWER([.$E65]-[.P$5];2)+POWER([.$F65]-[.P$6];2))" office:value-type="float" office:value="403.417897471096" calcext:value-type="float">
            <text:p>403</text:p>
          </table:table-cell>
          <table:table-cell table:style-name="ce90" table:formula="of:=SQRT(POWER([.$E65]-[.Q$5];2)+POWER([.$F65]-[.Q$6];2))" office:value-type="float" office:value="392.326394727655" calcext:value-type="float">
            <text:p>392</text:p>
          </table:table-cell>
          <table:table-cell table:style-name="ce90" table:formula="of:=SQRT(POWER([.$E65]-[.R$5];2)+POWER([.$F65]-[.R$6];2))" office:value-type="float" office:value="376.435917521163" calcext:value-type="float">
            <text:p>376</text:p>
          </table:table-cell>
          <table:table-cell table:style-name="ce90" table:formula="of:=SQRT(POWER([.$E65]-[.S$5];2)+POWER([.$F65]-[.S$6];2))" office:value-type="float" office:value="398.393022027244" calcext:value-type="float">
            <text:p>398</text:p>
          </table:table-cell>
          <table:table-cell table:style-name="ce90" table:formula="of:=SQRT(POWER([.$E65]-[.T$5];2)+POWER([.$F65]-[.T$6];2))" office:value-type="float" office:value="421.360890449031" calcext:value-type="float">
            <text:p>421</text:p>
          </table:table-cell>
          <table:table-cell table:style-name="ce90" table:formula="of:=SQRT(POWER([.$E65]-[.U$5];2)+POWER([.$F65]-[.U$6];2))" office:value-type="float" office:value="384.970128711307" calcext:value-type="float">
            <text:p>385</text:p>
          </table:table-cell>
          <table:table-cell table:style-name="ce90" table:formula="of:=SQRT(POWER([.$E65]-[.V$5];2)+POWER([.$F65]-[.V$6];2))" office:value-type="float" office:value="381.106284387964" calcext:value-type="float">
            <text:p>381</text:p>
          </table:table-cell>
          <table:table-cell table:style-name="ce90" table:formula="of:=SQRT(POWER([.$E65]-[.W$5];2)+POWER([.$F65]-[.W$6];2))" office:value-type="float" office:value="286.183507561145" calcext:value-type="float">
            <text:p>286</text:p>
          </table:table-cell>
          <table:table-cell table:style-name="ce90" table:formula="of:=SQRT(POWER([.$E65]-[.X$5];2)+POWER([.$F65]-[.X$6];2))" office:value-type="float" office:value="454.854921925662" calcext:value-type="float">
            <text:p>455</text:p>
          </table:table-cell>
          <table:table-cell table:style-name="ce90" table:formula="of:=SQRT(POWER([.$E65]-[.Y$5];2)+POWER([.$F65]-[.Y$6];2))" office:value-type="float" office:value="340.687540130249" calcext:value-type="float">
            <text:p>341</text:p>
          </table:table-cell>
          <table:table-cell table:style-name="ce90" table:formula="of:=SQRT(POWER([.$E65]-[.Z$5];2)+POWER([.$F65]-[.Z$6];2))" office:value-type="float" office:value="336.434243203631" calcext:value-type="float">
            <text:p>336</text:p>
          </table:table-cell>
          <table:table-cell table:style-name="ce109" table:formula="of:=SQRT(POWER([.$E65]-[.AA$5];2)+POWER([.$F65]-[.AA$6];2))" office:value-type="float" office:value="466.621902614954" calcext:value-type="float">
            <text:p>467</text:p>
          </table:table-cell>
          <table:table-cell table:style-name="ce114" table:formula="of:=SQRT(POWER([.$E65]-[.AB$5];2)+POWER([.$F65]-[.AB$6];2))" office:value-type="float" office:value="135.882302011704" calcext:value-type="float">
            <text:p>136</text:p>
          </table:table-cell>
          <table:table-cell table:style-name="ce90" table:formula="of:=SQRT(POWER([.$E65]-[.AC$5];2)+POWER([.$F65]-[.AC$6];2))" office:value-type="float" office:value="436.903879589092" calcext:value-type="float">
            <text:p>437</text:p>
          </table:table-cell>
          <table:table-cell table:style-name="ce90" table:formula="of:=SQRT(POWER([.$E65]-[.AD$5];2)+POWER([.$F65]-[.AD$6];2))" office:value-type="float" office:value="431.676962554177" calcext:value-type="float">
            <text:p>432</text:p>
          </table:table-cell>
          <table:table-cell table:style-name="ce90" table:formula="of:=SQRT(POWER([.$E65]-[.AE$5];2)+POWER([.$F65]-[.AE$6];2))" office:value-type="float" office:value="462.646733480309" calcext:value-type="float">
            <text:p>463</text:p>
          </table:table-cell>
          <table:table-cell table:style-name="ce90" table:formula="of:=SQRT(POWER([.$E65]-[.AF$5];2)+POWER([.$F65]-[.AF$6];2))" office:value-type="float" office:value="466.469720346348" calcext:value-type="float">
            <text:p>466</text:p>
          </table:table-cell>
          <table:table-cell table:style-name="ce90" table:formula="of:=SQRT(POWER([.$E65]-[.AG$5];2)+POWER([.$F65]-[.AG$6];2))" office:value-type="float" office:value="465.241872578125" calcext:value-type="float">
            <text:p>465</text:p>
          </table:table-cell>
          <table:table-cell table:style-name="ce90" table:formula="of:=SQRT(POWER([.$E65]-[.AH$5];2)+POWER([.$F65]-[.AH$6];2))" office:value-type="float" office:value="485.844625369058" calcext:value-type="float">
            <text:p>486</text:p>
          </table:table-cell>
          <table:table-cell table:style-name="ce90" table:formula="of:=SQRT(POWER([.$E65]-[.AI$5];2)+POWER([.$F65]-[.AI$6];2))" office:value-type="float" office:value="507.16663928141" calcext:value-type="float">
            <text:p>507</text:p>
          </table:table-cell>
          <table:table-cell table:style-name="ce90" table:formula="of:=SQRT(POWER([.$E65]-[.AJ$5];2)+POWER([.$F65]-[.AJ$6];2))" office:value-type="float" office:value="537.033518506992" calcext:value-type="float">
            <text:p>537</text:p>
          </table:table-cell>
          <table:table-cell table:style-name="ce90" table:formula="of:=SQRT(POWER([.$E65]-[.AK$5];2)+POWER([.$F65]-[.AK$6];2))" office:value-type="float" office:value="408.805577261368" calcext:value-type="float">
            <text:p>409</text:p>
          </table:table-cell>
          <table:table-cell table:style-name="ce90" table:formula="of:=SQRT(POWER([.$E65]-[.AL$5];2)+POWER([.$F65]-[.AL$6];2))" office:value-type="float" office:value="418.057412325149" calcext:value-type="float">
            <text:p>418</text:p>
          </table:table-cell>
          <table:table-cell table:style-name="ce90" table:formula="of:=SQRT(POWER([.$E65]-[.AM$5];2)+POWER([.$F65]-[.AM$6];2))" office:value-type="float" office:value="434.245322369741" calcext:value-type="float">
            <text:p>434</text:p>
          </table:table-cell>
          <table:table-cell table:style-name="ce90" table:formula="of:=SQRT(POWER([.$E65]-[.AN$5];2)+POWER([.$F65]-[.AN$6];2))" office:value-type="float" office:value="435.45952739606" calcext:value-type="float">
            <text:p>435</text:p>
          </table:table-cell>
          <table:table-cell table:style-name="ce90" table:formula="of:=SQRT(POWER([.$E65]-[.AO$5];2)+POWER([.$F65]-[.AO$6];2))" office:value-type="float" office:value="416.303975479457" calcext:value-type="float">
            <text:p>416</text:p>
          </table:table-cell>
          <table:table-cell table:style-name="ce90" table:formula="of:=SQRT(POWER([.$E65]-[.AP$5];2)+POWER([.$F65]-[.AP$6];2))" office:value-type="float" office:value="395.379564469384" calcext:value-type="float">
            <text:p>395</text:p>
          </table:table-cell>
          <table:table-cell table:style-name="ce90" table:formula="of:=SQRT(POWER([.$E65]-[.AQ$5];2)+POWER([.$F65]-[.AQ$6];2))" office:value-type="float" office:value="477.171876790743" calcext:value-type="float">
            <text:p>477</text:p>
          </table:table-cell>
          <table:table-cell table:style-name="ce90" table:formula="of:=SQRT(POWER([.$E65]-[.AR$5];2)+POWER([.$F65]-[.AR$6];2))" office:value-type="float" office:value="453.863415577859" calcext:value-type="float">
            <text:p>454</text:p>
          </table:table-cell>
          <table:table-cell table:style-name="ce90" table:formula="of:=SQRT(POWER([.$E65]-[.AS$5];2)+POWER([.$F65]-[.AS$6];2))" office:value-type="float" office:value="136.029408585056" calcext:value-type="float">
            <text:p>136</text:p>
          </table:table-cell>
          <table:table-cell table:style-name="ce90" table:formula="of:=SQRT(POWER([.$E65]-[.AT$5];2)+POWER([.$F65]-[.AT$6];2))" office:value-type="float" office:value="179.902751507585" calcext:value-type="float">
            <text:p>180</text:p>
          </table:table-cell>
          <table:table-cell table:style-name="ce90" table:formula="of:=SQRT(POWER([.$E65]-[.AU$5];2)+POWER([.$F65]-[.AU$6];2))" office:value-type="float" office:value="389.801231398773" calcext:value-type="float">
            <text:p>390</text:p>
          </table:table-cell>
          <table:table-cell table:style-name="ce90" table:formula="of:=SQRT(POWER([.$E65]-[.AV$5];2)+POWER([.$F65]-[.AV$6];2))" office:value-type="float" office:value="286" calcext:value-type="float">
            <text:p>286</text:p>
          </table:table-cell>
          <table:table-cell table:style-name="ce114" table:formula="of:=SQRT(POWER([.$E65]-[.AW$5];2)+POWER([.$F65]-[.AW$6];2))" office:value-type="float" office:value="303.211147552329" calcext:value-type="float">
            <text:p>303</text:p>
          </table:table-cell>
          <table:table-cell table:style-name="ce126" table:formula="of:=SQRT(POWER([.$E65]-[.AX$5];2)+POWER([.$F65]-[.AX$6];2))" office:value-type="float" office:value="353.362420186414" calcext:value-type="float">
            <text:p>353</text:p>
          </table:table-cell>
          <table:table-cell table:style-name="ce126" table:formula="of:=SQRT(POWER([.$E65]-[.AY$5];2)+POWER([.$F65]-[.AY$6];2))" office:value-type="float" office:value="322.665461430256" calcext:value-type="float">
            <text:p>323</text:p>
          </table:table-cell>
          <table:table-cell table:style-name="ce126" table:formula="of:=SQRT(POWER([.$E65]-[.AZ$5];2)+POWER([.$F65]-[.AZ$6];2))" office:value-type="float" office:value="351.536626825712" calcext:value-type="float">
            <text:p>352</text:p>
          </table:table-cell>
          <table:table-cell table:style-name="ce126" table:formula="of:=SQRT(POWER([.$E65]-[.BA$5];2)+POWER([.$F65]-[.BA$6];2))" office:value-type="float" office:value="383.594838338578" calcext:value-type="float">
            <text:p>384</text:p>
          </table:table-cell>
          <table:table-cell table:style-name="ce126" table:formula="of:=SQRT(POWER([.$E65]-[.BB$5];2)+POWER([.$F65]-[.BB$6];2))" office:value-type="float" office:value="327.08561570329" calcext:value-type="float">
            <text:p>327</text:p>
          </table:table-cell>
          <table:table-cell table:style-name="ce126" table:formula="of:=SQRT(POWER([.$E65]-[.BC$5];2)+POWER([.$F65]-[.BC$6];2))" office:value-type="float" office:value="387.001291987507" calcext:value-type="float">
            <text:p>387</text:p>
          </table:table-cell>
          <table:table-cell table:style-name="ce126" table:formula="of:=SQRT(POWER([.$E65]-[.BD$5];2)+POWER([.$F65]-[.BD$6];2))" office:value-type="float" office:value="430.02906878489" calcext:value-type="float">
            <text:p>430</text:p>
          </table:table-cell>
          <table:table-cell table:style-name="ce126" table:formula="of:=SQRT(POWER([.$E65]-[.BE$5];2)+POWER([.$F65]-[.BE$6];2))" office:value-type="float" office:value="438.320658878862" calcext:value-type="float">
            <text:p>438</text:p>
          </table:table-cell>
          <table:table-cell table:style-name="ce126" table:formula="of:=SQRT(POWER([.$E65]-[.BF$5];2)+POWER([.$F65]-[.BF$6];2))" office:value-type="float" office:value="407.461654637587" calcext:value-type="float">
            <text:p>407</text:p>
          </table:table-cell>
          <table:table-cell table:style-name="ce126" table:formula="of:=SQRT(POWER([.$E65]-[.BG$5];2)+POWER([.$F65]-[.BG$6];2))" office:value-type="float" office:value="391.065211953198" calcext:value-type="float">
            <text:p>391</text:p>
          </table:table-cell>
          <table:table-cell table:style-name="ce126" table:formula="of:=SQRT(POWER([.$E65]-[.BH$5];2)+POWER([.$F65]-[.BH$6];2))" office:value-type="float" office:value="326.589956979696" calcext:value-type="float">
            <text:p>327</text:p>
          </table:table-cell>
          <table:table-cell table:style-name="ce126" table:formula="of:=SQRT(POWER([.$E65]-[.BI$5];2)+POWER([.$F65]-[.BI$6];2))" office:value-type="float" office:value="359.951385606445" calcext:value-type="float">
            <text:p>360</text:p>
          </table:table-cell>
          <table:table-cell table:style-name="ce126" table:formula="of:=SQRT(POWER([.$E65]-[.BJ$5];2)+POWER([.$F65]-[.BJ$6];2))" office:value-type="float" office:value="302.517768073216" calcext:value-type="float">
            <text:p>303</text:p>
          </table:table-cell>
          <table:table-cell table:style-name="ce126" table:formula="of:=SQRT(POWER([.$E65]-[.BK$5];2)+POWER([.$F65]-[.BK$6];2))" office:value-type="float" office:value="76.0065786626395" calcext:value-type="float">
            <text:p>76</text:p>
          </table:table-cell>
          <table:table-cell table:style-name="ce126" table:formula="of:=SQRT(POWER([.$E65]-[.BL$5];2)+POWER([.$F65]-[.BL$6];2))" office:value-type="float" office:value="328.196587428937" calcext:value-type="float">
            <text:p>328</text:p>
          </table:table-cell>
          <table:table-cell table:style-name="ce126"/>
          <table:table-cell table:style-name="ce126" table:formula="of:=SQRT(POWER([.$E65]-[.BN$5];2)+POWER([.$F65]-[.BN$6];2))" office:value-type="float" office:value="88.1419309976812" calcext:value-type="float">
            <text:p>88</text:p>
          </table:table-cell>
          <table:table-cell table:style-name="ce126" table:formula="of:=SQRT(POWER([.$E65]-[.BO$5];2)+POWER([.$F65]-[.BO$6];2))" office:value-type="float" office:value="75.6637297521078" calcext:value-type="float">
            <text:p>76</text:p>
          </table:table-cell>
          <table:table-cell table:style-name="ce126" table:formula="of:=SQRT(POWER([.$E65]-[.BP$5];2)+POWER([.$F65]-[.BP$6];2))" office:value-type="float" office:value="227.015417978603" calcext:value-type="float">
            <text:p>227</text:p>
          </table:table-cell>
          <table:table-cell table:style-name="ce126" table:formula="of:=SQRT(POWER([.$E65]-[.BQ$5];2)+POWER([.$F65]-[.BQ$6];2))" office:value-type="float" office:value="303.463342102469" calcext:value-type="float">
            <text:p>303</text:p>
          </table:table-cell>
          <table:table-cell table:style-name="ce126" table:formula="of:=SQRT(POWER([.$E65]-[.BR$5];2)+POWER([.$F65]-[.BR$6];2))" office:value-type="float" office:value="250.912335288642" calcext:value-type="float">
            <text:p>251</text:p>
          </table:table-cell>
          <table:table-cell table:style-name="ce126" table:formula="of:=SQRT(POWER([.$E65]-[.BS$5];2)+POWER([.$F65]-[.BS$6];2))" office:value-type="float" office:value="305.87088779418" calcext:value-type="float">
            <text:p>306</text:p>
          </table:table-cell>
          <table:table-cell table:style-name="ce61" table:number-columns-repeated="953"/>
        </table:table-row>
        <table:table-row table:style-name="ro3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Древние руины</text:p>
          </table:table-cell>
          <table:table-cell office:value-type="string" calcext:value-type="string">
            <text:p>T4+</text:p>
          </table:table-cell>
          <table:table-cell office:value-type="float" office:value="454" calcext:value-type="float">
            <text:p>454</text:p>
          </table:table-cell>
          <table:table-cell office:value-type="float" office:value="396" calcext:value-type="float">
            <text:p>396</text:p>
          </table:table-cell>
          <table:table-cell/>
          <table:table-cell table:style-name="ce84" table:formula="of:=SQRT(POWER([.$E66]-[.H$5];2)+POWER([.$F66]-[.H$6];2))" office:value-type="float" office:value="452.624568489162" calcext:value-type="float">
            <text:p>453</text:p>
          </table:table-cell>
          <table:table-cell table:style-name="ce84" table:formula="of:=SQRT(POWER([.$E66]-[.I$5];2)+POWER([.$F66]-[.I$6];2))" office:value-type="float" office:value="456.483296518065" calcext:value-type="float">
            <text:p>456</text:p>
          </table:table-cell>
          <table:table-cell table:style-name="ce84" table:formula="of:=SQRT(POWER([.$E66]-[.J$5];2)+POWER([.$F66]-[.J$6];2))" office:value-type="float" office:value="478.602131211302" calcext:value-type="float">
            <text:p>479</text:p>
          </table:table-cell>
          <table:table-cell table:style-name="ce84" table:formula="of:=SQRT(POWER([.$E66]-[.K$5];2)+POWER([.$F66]-[.K$6];2))" office:value-type="float" office:value="473.600042229728" calcext:value-type="float">
            <text:p>474</text:p>
          </table:table-cell>
          <table:table-cell table:style-name="ce84" table:formula="of:=SQRT(POWER([.$E66]-[.L$5];2)+POWER([.$F66]-[.L$6];2))" office:value-type="float" office:value="459.425728491559" calcext:value-type="float">
            <text:p>459</text:p>
          </table:table-cell>
          <table:table-cell table:style-name="ce84" table:formula="of:=SQRT(POWER([.$E66]-[.M$5];2)+POWER([.$F66]-[.M$6];2))" office:value-type="float" office:value="438.262478430449" calcext:value-type="float">
            <text:p>438</text:p>
          </table:table-cell>
          <table:table-cell table:style-name="ce84" table:formula="of:=SQRT(POWER([.$E66]-[.N$5];2)+POWER([.$F66]-[.N$6];2))" office:value-type="float" office:value="429.951160017042" calcext:value-type="float">
            <text:p>430</text:p>
          </table:table-cell>
          <table:table-cell table:style-name="ce84" table:formula="of:=SQRT(POWER([.$E66]-[.O$5];2)+POWER([.$F66]-[.O$6];2))" office:value-type="float" office:value="424.301779397636" calcext:value-type="float">
            <text:p>424</text:p>
          </table:table-cell>
          <table:table-cell table:style-name="ce84" table:formula="of:=SQRT(POWER([.$E66]-[.P$5];2)+POWER([.$F66]-[.P$6];2))" office:value-type="float" office:value="429.773195999937" calcext:value-type="float">
            <text:p>430</text:p>
          </table:table-cell>
          <table:table-cell table:style-name="ce84" table:formula="of:=SQRT(POWER([.$E66]-[.Q$5];2)+POWER([.$F66]-[.Q$6];2))" office:value-type="float" office:value="422.933800966534" calcext:value-type="float">
            <text:p>423</text:p>
          </table:table-cell>
          <table:table-cell table:style-name="ce84" table:formula="of:=SQRT(POWER([.$E66]-[.R$5];2)+POWER([.$F66]-[.R$6];2))" office:value-type="float" office:value="405.241903065317" calcext:value-type="float">
            <text:p>405</text:p>
          </table:table-cell>
          <table:table-cell table:style-name="ce84" table:formula="of:=SQRT(POWER([.$E66]-[.S$5];2)+POWER([.$F66]-[.S$6];2))" office:value-type="float" office:value="453.654053216766" calcext:value-type="float">
            <text:p>454</text:p>
          </table:table-cell>
          <table:table-cell table:style-name="ce84" table:formula="of:=SQRT(POWER([.$E66]-[.T$5];2)+POWER([.$F66]-[.T$6];2))" office:value-type="float" office:value="480.093740846514" calcext:value-type="float">
            <text:p>480</text:p>
          </table:table-cell>
          <table:table-cell table:style-name="ce84" table:formula="of:=SQRT(POWER([.$E66]-[.U$5];2)+POWER([.$F66]-[.U$6];2))" office:value-type="float" office:value="450.693909432999" calcext:value-type="float">
            <text:p>451</text:p>
          </table:table-cell>
          <table:table-cell table:style-name="ce84" table:formula="of:=SQRT(POWER([.$E66]-[.V$5];2)+POWER([.$F66]-[.V$6];2))" office:value-type="float" office:value="463.289326447308" calcext:value-type="float">
            <text:p>463</text:p>
          </table:table-cell>
          <table:table-cell table:style-name="ce90" table:formula="of:=SQRT(POWER([.$E66]-[.W$5];2)+POWER([.$F66]-[.W$6];2))" office:value-type="float" office:value="370.397084221785" calcext:value-type="float">
            <text:p>370</text:p>
          </table:table-cell>
          <table:table-cell table:style-name="ce84" table:formula="of:=SQRT(POWER([.$E66]-[.X$5];2)+POWER([.$F66]-[.X$6];2))" office:value-type="float" office:value="476.623541172695" calcext:value-type="float">
            <text:p>477</text:p>
          </table:table-cell>
          <table:table-cell table:style-name="ce84" table:formula="of:=SQRT(POWER([.$E66]-[.Y$5];2)+POWER([.$F66]-[.Y$6];2))" office:value-type="float" office:value="362.829160900829" calcext:value-type="float">
            <text:p>363</text:p>
          </table:table-cell>
          <table:table-cell table:style-name="ce84" table:formula="of:=SQRT(POWER([.$E66]-[.Z$5];2)+POWER([.$F66]-[.Z$6];2))" office:value-type="float" office:value="364.01785670486" calcext:value-type="float">
            <text:p>364</text:p>
          </table:table-cell>
          <table:table-cell table:style-name="ce108" table:formula="of:=SQRT(POWER([.$E66]-[.AA$5];2)+POWER([.$F66]-[.AA$6];2))" office:value-type="float" office:value="481.934642871832" calcext:value-type="float">
            <text:p>482</text:p>
          </table:table-cell>
          <table:table-cell table:style-name="ce113" table:formula="of:=SQRT(POWER([.$E66]-[.AB$5];2)+POWER([.$F66]-[.AB$6];2))" office:value-type="float" office:value="183.174779923438" calcext:value-type="float">
            <text:p>183</text:p>
          </table:table-cell>
          <table:table-cell table:style-name="ce84" table:formula="of:=SQRT(POWER([.$E66]-[.AC$5];2)+POWER([.$F66]-[.AC$6];2))" office:value-type="float" office:value="495.679331826535" calcext:value-type="float">
            <text:p>496</text:p>
          </table:table-cell>
          <table:table-cell table:style-name="ce84" table:formula="of:=SQRT(POWER([.$E66]-[.AD$5];2)+POWER([.$F66]-[.AD$6];2))" office:value-type="float" office:value="483.259764515938" calcext:value-type="float">
            <text:p>483</text:p>
          </table:table-cell>
          <table:table-cell table:style-name="ce84" table:formula="of:=SQRT(POWER([.$E66]-[.AE$5];2)+POWER([.$F66]-[.AE$6];2))" office:value-type="float" office:value="512.020507401803" calcext:value-type="float">
            <text:p>512</text:p>
          </table:table-cell>
          <table:table-cell table:style-name="ce84" table:formula="of:=SQRT(POWER([.$E66]-[.AF$5];2)+POWER([.$F66]-[.AF$6];2))" office:value-type="float" office:value="515.454168670698" calcext:value-type="float">
            <text:p>515</text:p>
          </table:table-cell>
          <table:table-cell table:style-name="ce84" table:formula="of:=SQRT(POWER([.$E66]-[.AG$5];2)+POWER([.$F66]-[.AG$6];2))" office:value-type="float" office:value="527.197306518157" calcext:value-type="float">
            <text:p>527</text:p>
          </table:table-cell>
          <table:table-cell table:style-name="ce84" table:formula="of:=SQRT(POWER([.$E66]-[.AH$5];2)+POWER([.$F66]-[.AH$6];2))" office:value-type="float" office:value="552.349527020708" calcext:value-type="float">
            <text:p>552</text:p>
          </table:table-cell>
          <table:table-cell table:style-name="ce84" table:formula="of:=SQRT(POWER([.$E66]-[.AI$5];2)+POWER([.$F66]-[.AI$6];2))" office:value-type="float" office:value="576.514527137001" calcext:value-type="float">
            <text:p>577</text:p>
          </table:table-cell>
          <table:table-cell table:style-name="ce84" table:formula="of:=SQRT(POWER([.$E66]-[.AJ$5];2)+POWER([.$F66]-[.AJ$6];2))" office:value-type="float" office:value="606.531120388723" calcext:value-type="float">
            <text:p>607</text:p>
          </table:table-cell>
          <table:table-cell table:style-name="ce84" table:formula="of:=SQRT(POWER([.$E66]-[.AK$5];2)+POWER([.$F66]-[.AK$6];2))" office:value-type="float" office:value="467.607741595453" calcext:value-type="float">
            <text:p>468</text:p>
          </table:table-cell>
          <table:table-cell table:style-name="ce84" table:formula="of:=SQRT(POWER([.$E66]-[.AL$5];2)+POWER([.$F66]-[.AL$6];2))" office:value-type="float" office:value="482.995859195501" calcext:value-type="float">
            <text:p>483</text:p>
          </table:table-cell>
          <table:table-cell table:style-name="ce84" table:formula="of:=SQRT(POWER([.$E66]-[.AM$5];2)+POWER([.$F66]-[.AM$6];2))" office:value-type="float" office:value="506.211418282915" calcext:value-type="float">
            <text:p>506</text:p>
          </table:table-cell>
          <table:table-cell table:style-name="ce84" table:formula="of:=SQRT(POWER([.$E66]-[.AN$5];2)+POWER([.$F66]-[.AN$6];2))" office:value-type="float" office:value="511.202503906231" calcext:value-type="float">
            <text:p>511</text:p>
          </table:table-cell>
          <table:table-cell table:style-name="ce84" table:formula="of:=SQRT(POWER([.$E66]-[.AO$5];2)+POWER([.$F66]-[.AO$6];2))" office:value-type="float" office:value="493.51393090773" calcext:value-type="float">
            <text:p>494</text:p>
          </table:table-cell>
          <table:table-cell table:style-name="ce84" table:formula="of:=SQRT(POWER([.$E66]-[.AP$5];2)+POWER([.$F66]-[.AP$6];2))" office:value-type="float" office:value="468.175180888522" calcext:value-type="float">
            <text:p>468</text:p>
          </table:table-cell>
          <table:table-cell table:style-name="ce84" table:formula="of:=SQRT(POWER([.$E66]-[.AQ$5];2)+POWER([.$F66]-[.AQ$6];2))" office:value-type="float" office:value="534.509120595711" calcext:value-type="float">
            <text:p>535</text:p>
          </table:table-cell>
          <table:table-cell table:style-name="ce84" table:formula="of:=SQRT(POWER([.$E66]-[.AR$5];2)+POWER([.$F66]-[.AR$6];2))" office:value-type="float" office:value="523.600038197096" calcext:value-type="float">
            <text:p>524</text:p>
          </table:table-cell>
          <table:table-cell table:style-name="ce90" table:formula="of:=SQRT(POWER([.$E66]-[.AS$5];2)+POWER([.$F66]-[.AS$6];2))" office:value-type="float" office:value="219.592804982313" calcext:value-type="float">
            <text:p>220</text:p>
          </table:table-cell>
          <table:table-cell table:style-name="ce84" table:formula="of:=SQRT(POWER([.$E66]-[.AT$5];2)+POWER([.$F66]-[.AT$6];2))" office:value-type="float" office:value="224.722050542442" calcext:value-type="float">
            <text:p>225</text:p>
          </table:table-cell>
          <table:table-cell table:style-name="ce84" table:formula="of:=SQRT(POWER([.$E66]-[.AU$5];2)+POWER([.$F66]-[.AU$6];2))" office:value-type="float" office:value="421.200664766807" calcext:value-type="float">
            <text:p>421</text:p>
          </table:table-cell>
          <table:table-cell table:style-name="ce84" table:formula="of:=SQRT(POWER([.$E66]-[.AV$5];2)+POWER([.$F66]-[.AV$6];2))" office:value-type="float" office:value="302.49132218958" calcext:value-type="float">
            <text:p>302</text:p>
          </table:table-cell>
          <table:table-cell table:style-name="ce113" table:formula="of:=SQRT(POWER([.$E66]-[.AW$5];2)+POWER([.$F66]-[.AW$6];2))" office:value-type="float" office:value="313.04951684997" calcext:value-type="float">
            <text:p>313</text:p>
          </table:table-cell>
          <table:table-cell table:style-name="ce125" table:formula="of:=SQRT(POWER([.$E66]-[.AX$5];2)+POWER([.$F66]-[.AX$6];2))" office:value-type="float" office:value="265.228203628498" calcext:value-type="float">
            <text:p>265</text:p>
          </table:table-cell>
          <table:table-cell table:style-name="ce125" table:formula="of:=SQRT(POWER([.$E66]-[.AY$5];2)+POWER([.$F66]-[.AY$6];2))" office:value-type="float" office:value="235.529191396735" calcext:value-type="float">
            <text:p>236</text:p>
          </table:table-cell>
          <table:table-cell table:style-name="ce125" table:formula="of:=SQRT(POWER([.$E66]-[.AZ$5];2)+POWER([.$F66]-[.AZ$6];2))" office:value-type="float" office:value="265.339405290658" calcext:value-type="float">
            <text:p>265</text:p>
          </table:table-cell>
          <table:table-cell table:style-name="ce125" table:formula="of:=SQRT(POWER([.$E66]-[.BA$5];2)+POWER([.$F66]-[.BA$6];2))" office:value-type="float" office:value="297.001683496912" calcext:value-type="float">
            <text:p>297</text:p>
          </table:table-cell>
          <table:table-cell table:style-name="ce125" table:formula="of:=SQRT(POWER([.$E66]-[.BB$5];2)+POWER([.$F66]-[.BB$6];2))" office:value-type="float" office:value="239.453544555097" calcext:value-type="float">
            <text:p>239</text:p>
          </table:table-cell>
          <table:table-cell table:style-name="ce125" table:formula="of:=SQRT(POWER([.$E66]-[.BC$5];2)+POWER([.$F66]-[.BC$6];2))" office:value-type="float" office:value="299.060194609714" calcext:value-type="float">
            <text:p>299</text:p>
          </table:table-cell>
          <table:table-cell table:style-name="ce125" table:formula="of:=SQRT(POWER([.$E66]-[.BD$5];2)+POWER([.$F66]-[.BD$6];2))" office:value-type="float" office:value="342.312722521381" calcext:value-type="float">
            <text:p>342</text:p>
          </table:table-cell>
          <table:table-cell table:style-name="ce125" table:formula="of:=SQRT(POWER([.$E66]-[.BE$5];2)+POWER([.$F66]-[.BE$6];2))" office:value-type="float" office:value="350.191376250187" calcext:value-type="float">
            <text:p>350</text:p>
          </table:table-cell>
          <table:table-cell table:style-name="ce125" table:formula="of:=SQRT(POWER([.$E66]-[.BF$5];2)+POWER([.$F66]-[.BF$6];2))" office:value-type="float" office:value="319.339944260031" calcext:value-type="float">
            <text:p>319</text:p>
          </table:table-cell>
          <table:table-cell table:style-name="ce125" table:formula="of:=SQRT(POWER([.$E66]-[.BG$5];2)+POWER([.$F66]-[.BG$6];2))" office:value-type="float" office:value="306.243367275113" calcext:value-type="float">
            <text:p>306</text:p>
          </table:table-cell>
          <table:table-cell table:style-name="ce125" table:formula="of:=SQRT(POWER([.$E66]-[.BH$5];2)+POWER([.$F66]-[.BH$6];2))" office:value-type="float" office:value="241.267486412902" calcext:value-type="float">
            <text:p>241</text:p>
          </table:table-cell>
          <table:table-cell table:style-name="ce125" table:formula="of:=SQRT(POWER([.$E66]-[.BI$5];2)+POWER([.$F66]-[.BI$6];2))" office:value-type="float" office:value="277.14617081966" calcext:value-type="float">
            <text:p>277</text:p>
          </table:table-cell>
          <table:table-cell table:style-name="ce125" table:formula="of:=SQRT(POWER([.$E66]-[.BJ$5];2)+POWER([.$F66]-[.BJ$6];2))" office:value-type="float" office:value="219.184853491294" calcext:value-type="float">
            <text:p>219</text:p>
          </table:table-cell>
          <table:table-cell table:style-name="ce125" table:formula="of:=SQRT(POWER([.$E66]-[.BK$5];2)+POWER([.$F66]-[.BK$6];2))" office:value-type="float" office:value="160.099968769516" calcext:value-type="float">
            <text:p>160</text:p>
          </table:table-cell>
          <table:table-cell table:style-name="ce125" table:formula="of:=SQRT(POWER([.$E66]-[.BL$5];2)+POWER([.$F66]-[.BL$6];2))" office:value-type="float" office:value="247.163913223593" calcext:value-type="float">
            <text:p>247</text:p>
          </table:table-cell>
          <table:table-cell table:style-name="ce126" table:formula="of:=SQRT(POWER([.$E66]-[.BM$5];2)+POWER([.$F66]-[.BM$6];2))" office:value-type="float" office:value="88.1419309976812" calcext:value-type="float">
            <text:p>88</text:p>
          </table:table-cell>
          <table:table-cell table:style-name="ce125"/>
          <table:table-cell table:style-name="ce125" table:formula="of:=SQRT(POWER([.$E66]-[.BO$5];2)+POWER([.$F66]-[.BO$6];2))" office:value-type="float" office:value="51.8652099195598" calcext:value-type="float">
            <text:p>52</text:p>
          </table:table-cell>
          <table:table-cell table:style-name="ce125" table:formula="of:=SQRT(POWER([.$E66]-[.BP$5];2)+POWER([.$F66]-[.BP$6];2))" office:value-type="float" office:value="184.567060983264" calcext:value-type="float">
            <text:p>185</text:p>
          </table:table-cell>
          <table:table-cell table:style-name="ce125" table:formula="of:=SQRT(POWER([.$E66]-[.BQ$5];2)+POWER([.$F66]-[.BQ$6];2))" office:value-type="float" office:value="256.001953117549" calcext:value-type="float">
            <text:p>256</text:p>
          </table:table-cell>
          <table:table-cell table:style-name="ce125" table:formula="of:=SQRT(POWER([.$E66]-[.BR$5];2)+POWER([.$F66]-[.BR$6];2))" office:value-type="float" office:value="191.211924314359" calcext:value-type="float">
            <text:p>191</text:p>
          </table:table-cell>
          <table:table-cell table:style-name="ce125" table:formula="of:=SQRT(POWER([.$E66]-[.BS$5];2)+POWER([.$F66]-[.BS$6];2))" office:value-type="float" office:value="239.754040633312" calcext:value-type="float">
            <text:p>240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Заброшенный комплекс</text:p>
          </table:table-cell>
          <table:table-cell office:value-type="string" calcext:value-type="string">
            <text:p>T4</text:p>
          </table:table-cell>
          <table:table-cell office:value-type="float" office:value="425" calcext:value-type="float">
            <text:p>425</text:p>
          </table:table-cell>
          <table:table-cell office:value-type="float" office:value="353" calcext:value-type="float">
            <text:p>353</text:p>
          </table:table-cell>
          <table:table-cell/>
          <table:table-cell table:style-name="ce84" table:formula="of:=SQRT(POWER([.$E67]-[.H$5];2)+POWER([.$F67]-[.H$6];2))" office:value-type="float" office:value="403.208382849365" calcext:value-type="float">
            <text:p>403</text:p>
          </table:table-cell>
          <table:table-cell table:style-name="ce84" table:formula="of:=SQRT(POWER([.$E67]-[.I$5];2)+POWER([.$F67]-[.I$6];2))" office:value-type="float" office:value="406.208074759722" calcext:value-type="float">
            <text:p>406</text:p>
          </table:table-cell>
          <table:table-cell table:style-name="ce84" table:formula="of:=SQRT(POWER([.$E67]-[.J$5];2)+POWER([.$F67]-[.J$6];2))" office:value-type="float" office:value="429.057105756332" calcext:value-type="float">
            <text:p>429</text:p>
          </table:table-cell>
          <table:table-cell table:style-name="ce84" table:formula="of:=SQRT(POWER([.$E67]-[.K$5];2)+POWER([.$F67]-[.K$6];2))" office:value-type="float" office:value="424.948232141281" calcext:value-type="float">
            <text:p>425</text:p>
          </table:table-cell>
          <table:table-cell table:style-name="ce84" table:formula="of:=SQRT(POWER([.$E67]-[.L$5];2)+POWER([.$F67]-[.L$6];2))" office:value-type="float" office:value="411.400048614484" calcext:value-type="float">
            <text:p>411</text:p>
          </table:table-cell>
          <table:table-cell table:style-name="ce84" table:formula="of:=SQRT(POWER([.$E67]-[.M$5];2)+POWER([.$F67]-[.M$6];2))" office:value-type="float" office:value="389.964100911866" calcext:value-type="float">
            <text:p>390</text:p>
          </table:table-cell>
          <table:table-cell table:style-name="ce84" table:formula="of:=SQRT(POWER([.$E67]-[.N$5];2)+POWER([.$F67]-[.N$6];2))" office:value-type="float" office:value="380.841174244592" calcext:value-type="float">
            <text:p>381</text:p>
          </table:table-cell>
          <table:table-cell table:style-name="ce84" table:formula="of:=SQRT(POWER([.$E67]-[.O$5];2)+POWER([.$F67]-[.O$6];2))" office:value-type="float" office:value="373.37648560133" calcext:value-type="float">
            <text:p>373</text:p>
          </table:table-cell>
          <table:table-cell table:style-name="ce84" table:formula="of:=SQRT(POWER([.$E67]-[.P$5];2)+POWER([.$F67]-[.P$6];2))" office:value-type="float" office:value="378.493064665655" calcext:value-type="float">
            <text:p>378</text:p>
          </table:table-cell>
          <table:table-cell table:style-name="ce84" table:formula="of:=SQRT(POWER([.$E67]-[.Q$5];2)+POWER([.$F67]-[.Q$6];2))" office:value-type="float" office:value="371.307150483262" calcext:value-type="float">
            <text:p>371</text:p>
          </table:table-cell>
          <table:table-cell table:style-name="ce84" table:formula="of:=SQRT(POWER([.$E67]-[.R$5];2)+POWER([.$F67]-[.R$6];2))" office:value-type="float" office:value="353.713160625951" calcext:value-type="float">
            <text:p>354</text:p>
          </table:table-cell>
          <table:table-cell table:style-name="ce84" table:formula="of:=SQRT(POWER([.$E67]-[.S$5];2)+POWER([.$F67]-[.S$6];2))" office:value-type="float" office:value="403.093041368863" calcext:value-type="float">
            <text:p>403</text:p>
          </table:table-cell>
          <table:table-cell table:style-name="ce84" table:formula="of:=SQRT(POWER([.$E67]-[.T$5];2)+POWER([.$F67]-[.T$6];2))" office:value-type="float" office:value="430.116263352131" calcext:value-type="float">
            <text:p>430</text:p>
          </table:table-cell>
          <table:table-cell table:style-name="ce84" table:formula="of:=SQRT(POWER([.$E67]-[.U$5];2)+POWER([.$F67]-[.U$6];2))" office:value-type="float" office:value="402.672323359826" calcext:value-type="float">
            <text:p>403</text:p>
          </table:table-cell>
          <table:table-cell table:style-name="ce84" table:formula="of:=SQRT(POWER([.$E67]-[.V$5];2)+POWER([.$F67]-[.V$6];2))" office:value-type="float" office:value="424.675169982894" calcext:value-type="float">
            <text:p>425</text:p>
          </table:table-cell>
          <table:table-cell table:style-name="ce90" table:formula="of:=SQRT(POWER([.$E67]-[.W$5];2)+POWER([.$F67]-[.W$6];2))" office:value-type="float" office:value="334.885054906904" calcext:value-type="float">
            <text:p>335</text:p>
          </table:table-cell>
          <table:table-cell table:style-name="ce84" table:formula="of:=SQRT(POWER([.$E67]-[.X$5];2)+POWER([.$F67]-[.X$6];2))" office:value-type="float" office:value="425.96243965871" calcext:value-type="float">
            <text:p>426</text:p>
          </table:table-cell>
          <table:table-cell table:style-name="ce84" table:formula="of:=SQRT(POWER([.$E67]-[.Y$5];2)+POWER([.$F67]-[.Y$6];2))" office:value-type="float" office:value="311.841305795111" calcext:value-type="float">
            <text:p>312</text:p>
          </table:table-cell>
          <table:table-cell table:style-name="ce84" table:formula="of:=SQRT(POWER([.$E67]-[.Z$5];2)+POWER([.$F67]-[.Z$6];2))" office:value-type="float" office:value="312.507599907586" calcext:value-type="float">
            <text:p>313</text:p>
          </table:table-cell>
          <table:table-cell table:style-name="ce108" table:formula="of:=SQRT(POWER([.$E67]-[.AA$5];2)+POWER([.$F67]-[.AA$6];2))" office:value-type="float" office:value="432.306604159594" calcext:value-type="float">
            <text:p>432</text:p>
          </table:table-cell>
          <table:table-cell table:style-name="ce113" table:formula="of:=SQRT(POWER([.$E67]-[.AB$5];2)+POWER([.$F67]-[.AB$6];2))" office:value-type="float" office:value="133.405397192168" calcext:value-type="float">
            <text:p>133</text:p>
          </table:table-cell>
          <table:table-cell table:style-name="ce84" table:formula="of:=SQRT(POWER([.$E67]-[.AC$5];2)+POWER([.$F67]-[.AC$6];2))" office:value-type="float" office:value="509.92156259566" calcext:value-type="float">
            <text:p>510</text:p>
          </table:table-cell>
          <table:table-cell table:style-name="ce84" table:formula="of:=SQRT(POWER([.$E67]-[.AD$5];2)+POWER([.$F67]-[.AD$6];2))" office:value-type="float" office:value="502.244960153907" calcext:value-type="float">
            <text:p>502</text:p>
          </table:table-cell>
          <table:table-cell table:style-name="ce84" table:formula="of:=SQRT(POWER([.$E67]-[.AE$5];2)+POWER([.$F67]-[.AE$6];2))" office:value-type="float" office:value="532.451875759678" calcext:value-type="float">
            <text:p>532</text:p>
          </table:table-cell>
          <table:table-cell table:style-name="ce84" table:formula="of:=SQRT(POWER([.$E67]-[.AF$5];2)+POWER([.$F67]-[.AF$6];2))" office:value-type="float" office:value="536.131513716551" calcext:value-type="float">
            <text:p>536</text:p>
          </table:table-cell>
          <table:table-cell table:style-name="ce84" table:formula="of:=SQRT(POWER([.$E67]-[.AG$5];2)+POWER([.$F67]-[.AG$6];2))" office:value-type="float" office:value="539.189206123416" calcext:value-type="float">
            <text:p>539</text:p>
          </table:table-cell>
          <table:table-cell table:style-name="ce84" table:formula="of:=SQRT(POWER([.$E67]-[.AH$5];2)+POWER([.$F67]-[.AH$6];2))" office:value-type="float" office:value="560.802995712398" calcext:value-type="float">
            <text:p>561</text:p>
          </table:table-cell>
          <table:table-cell table:style-name="ce84" table:formula="of:=SQRT(POWER([.$E67]-[.AI$5];2)+POWER([.$F67]-[.AI$6];2))" office:value-type="float" office:value="582.560726448325" calcext:value-type="float">
            <text:p>583</text:p>
          </table:table-cell>
          <table:table-cell table:style-name="ce84" table:formula="of:=SQRT(POWER([.$E67]-[.AJ$5];2)+POWER([.$F67]-[.AJ$6];2))" office:value-type="float" office:value="612.458978218133" calcext:value-type="float">
            <text:p>612</text:p>
          </table:table-cell>
          <table:table-cell table:style-name="ce84" table:formula="of:=SQRT(POWER([.$E67]-[.AK$5];2)+POWER([.$F67]-[.AK$6];2))" office:value-type="float" office:value="481.768616661567" calcext:value-type="float">
            <text:p>482</text:p>
          </table:table-cell>
          <table:table-cell table:style-name="ce84" table:formula="of:=SQRT(POWER([.$E67]-[.AL$5];2)+POWER([.$F67]-[.AL$6];2))" office:value-type="float" office:value="492.630693319042" calcext:value-type="float">
            <text:p>493</text:p>
          </table:table-cell>
          <table:table-cell table:style-name="ce84" table:formula="of:=SQRT(POWER([.$E67]-[.AM$5];2)+POWER([.$F67]-[.AM$6];2))" office:value-type="float" office:value="509.843113124028" calcext:value-type="float">
            <text:p>510</text:p>
          </table:table-cell>
          <table:table-cell table:style-name="ce84" table:formula="of:=SQRT(POWER([.$E67]-[.AN$5];2)+POWER([.$F67]-[.AN$6];2))" office:value-type="float" office:value="511.071423579914" calcext:value-type="float">
            <text:p>511</text:p>
          </table:table-cell>
          <table:table-cell table:style-name="ce84" table:formula="of:=SQRT(POWER([.$E67]-[.AO$5];2)+POWER([.$F67]-[.AO$6];2))" office:value-type="float" office:value="491.790605847651" calcext:value-type="float">
            <text:p>492</text:p>
          </table:table-cell>
          <table:table-cell table:style-name="ce84" table:formula="of:=SQRT(POWER([.$E67]-[.AP$5];2)+POWER([.$F67]-[.AP$6];2))" office:value-type="float" office:value="471.009554043228" calcext:value-type="float">
            <text:p>471</text:p>
          </table:table-cell>
          <table:table-cell table:style-name="ce84" table:formula="of:=SQRT(POWER([.$E67]-[.AQ$5];2)+POWER([.$F67]-[.AQ$6];2))" office:value-type="float" office:value="549.830883090428" calcext:value-type="float">
            <text:p>550</text:p>
          </table:table-cell>
          <table:table-cell table:style-name="ce84" table:formula="of:=SQRT(POWER([.$E67]-[.AR$5];2)+POWER([.$F67]-[.AR$6];2))" office:value-type="float" office:value="529.272141719173" calcext:value-type="float">
            <text:p>529</text:p>
          </table:table-cell>
          <table:table-cell table:style-name="ce90" table:formula="of:=SQRT(POWER([.$E67]-[.AS$5];2)+POWER([.$F67]-[.AS$6];2))" office:value-type="float" office:value="210.601519462705" calcext:value-type="float">
            <text:p>211</text:p>
          </table:table-cell>
          <table:table-cell table:style-name="ce84" table:formula="of:=SQRT(POWER([.$E67]-[.AT$5];2)+POWER([.$F67]-[.AT$6];2))" office:value-type="float" office:value="245.73563030216" calcext:value-type="float">
            <text:p>246</text:p>
          </table:table-cell>
          <table:table-cell table:style-name="ce84" table:formula="of:=SQRT(POWER([.$E67]-[.AU$5];2)+POWER([.$F67]-[.AU$6];2))" office:value-type="float" office:value="450.998891351187" calcext:value-type="float">
            <text:p>451</text:p>
          </table:table-cell>
          <table:table-cell table:style-name="ce84" table:formula="of:=SQRT(POWER([.$E67]-[.AV$5];2)+POWER([.$F67]-[.AV$6];2))" office:value-type="float" office:value="337.977809922486" calcext:value-type="float">
            <text:p>338</text:p>
          </table:table-cell>
          <table:table-cell table:style-name="ce113" table:formula="of:=SQRT(POWER([.$E67]-[.AW$5];2)+POWER([.$F67]-[.AW$6];2))" office:value-type="float" office:value="351.240658238764" calcext:value-type="float">
            <text:p>351</text:p>
          </table:table-cell>
          <table:table-cell table:style-name="ce125" table:formula="of:=SQRT(POWER([.$E67]-[.AX$5];2)+POWER([.$F67]-[.AX$6];2))" office:value-type="float" office:value="294.821980184653" calcext:value-type="float">
            <text:p>295</text:p>
          </table:table-cell>
          <table:table-cell table:style-name="ce125" table:formula="of:=SQRT(POWER([.$E67]-[.AY$5];2)+POWER([.$F67]-[.AY$6];2))" office:value-type="float" office:value="258.712195305904" calcext:value-type="float">
            <text:p>259</text:p>
          </table:table-cell>
          <table:table-cell table:style-name="ce125" table:formula="of:=SQRT(POWER([.$E67]-[.AZ$5];2)+POWER([.$F67]-[.AZ$6];2))" office:value-type="float" office:value="285.077182531328" calcext:value-type="float">
            <text:p>285</text:p>
          </table:table-cell>
          <table:table-cell table:style-name="ce125" table:formula="of:=SQRT(POWER([.$E67]-[.BA$5];2)+POWER([.$F67]-[.BA$6];2))" office:value-type="float" office:value="317.647603485372" calcext:value-type="float">
            <text:p>318</text:p>
          </table:table-cell>
          <table:table-cell table:style-name="ce125" table:formula="of:=SQRT(POWER([.$E67]-[.BB$5];2)+POWER([.$F67]-[.BB$6];2))" office:value-type="float" office:value="264.801812682617" calcext:value-type="float">
            <text:p>265</text:p>
          </table:table-cell>
          <table:table-cell table:style-name="ce125" table:formula="of:=SQRT(POWER([.$E67]-[.BC$5];2)+POWER([.$F67]-[.BC$6];2))" office:value-type="float" office:value="325.737624477124" calcext:value-type="float">
            <text:p>326</text:p>
          </table:table-cell>
          <table:table-cell table:style-name="ce125" table:formula="of:=SQRT(POWER([.$E67]-[.BD$5];2)+POWER([.$F67]-[.BD$6];2))" office:value-type="float" office:value="367.151195013716" calcext:value-type="float">
            <text:p>367</text:p>
          </table:table-cell>
          <table:table-cell table:style-name="ce125" table:formula="of:=SQRT(POWER([.$E67]-[.BE$5];2)+POWER([.$F67]-[.BE$6];2))" office:value-type="float" office:value="378.866731186574" calcext:value-type="float">
            <text:p>379</text:p>
          </table:table-cell>
          <table:table-cell table:style-name="ce125" table:formula="of:=SQRT(POWER([.$E67]-[.BF$5];2)+POWER([.$F67]-[.BF$6];2))" office:value-type="float" office:value="350" calcext:value-type="float">
            <text:p>350</text:p>
          </table:table-cell>
          <table:table-cell table:style-name="ce125" table:formula="of:=SQRT(POWER([.$E67]-[.BG$5];2)+POWER([.$F67]-[.BG$6];2))" office:value-type="float" office:value="347.092206769325" calcext:value-type="float">
            <text:p>347</text:p>
          </table:table-cell>
          <table:table-cell table:style-name="ce125" table:formula="of:=SQRT(POWER([.$E67]-[.BH$5];2)+POWER([.$F67]-[.BH$6];2))" office:value-type="float" office:value="282.02836736754" calcext:value-type="float">
            <text:p>282</text:p>
          </table:table-cell>
          <table:table-cell table:style-name="ce125" table:formula="of:=SQRT(POWER([.$E67]-[.BI$5];2)+POWER([.$F67]-[.BI$6];2))" office:value-type="float" office:value="320.624390837628" calcext:value-type="float">
            <text:p>321</text:p>
          </table:table-cell>
          <table:table-cell table:style-name="ce125" table:formula="of:=SQRT(POWER([.$E67]-[.BJ$5];2)+POWER([.$F67]-[.BJ$6];2))" office:value-type="float" office:value="262.76224995231" calcext:value-type="float">
            <text:p>263</text:p>
          </table:table-cell>
          <table:table-cell table:style-name="ce125" table:formula="of:=SQRT(POWER([.$E67]-[.BK$5];2)+POWER([.$F67]-[.BK$6];2))" office:value-type="float" office:value="130.361037123828" calcext:value-type="float">
            <text:p>130</text:p>
          </table:table-cell>
          <table:table-cell table:style-name="ce125" table:formula="of:=SQRT(POWER([.$E67]-[.BL$5];2)+POWER([.$F67]-[.BL$6];2))" office:value-type="float" office:value="292.479059079449" calcext:value-type="float">
            <text:p>292</text:p>
          </table:table-cell>
          <table:table-cell table:style-name="ce126" table:formula="of:=SQRT(POWER([.$E67]-[.BM$5];2)+POWER([.$F67]-[.BM$6];2))" office:value-type="float" office:value="75.6637297521078" calcext:value-type="float">
            <text:p>76</text:p>
          </table:table-cell>
          <table:table-cell table:style-name="ce125" table:formula="of:=SQRT(POWER([.$E67]-[.BN$5];2)+POWER([.$F67]-[.BN$6];2))" office:value-type="float" office:value="51.8652099195598" calcext:value-type="float">
            <text:p>52</text:p>
          </table:table-cell>
          <table:table-cell table:style-name="ce125"/>
          <table:table-cell table:style-name="ce125" table:formula="of:=SQRT(POWER([.$E67]-[.BP$5];2)+POWER([.$F67]-[.BP$6];2))" office:value-type="float" office:value="155.167651267911" calcext:value-type="float">
            <text:p>155</text:p>
          </table:table-cell>
          <table:table-cell table:style-name="ce125" table:formula="of:=SQRT(POWER([.$E67]-[.BQ$5];2)+POWER([.$F67]-[.BQ$6];2))" office:value-type="float" office:value="230.852766931653" calcext:value-type="float">
            <text:p>231</text:p>
          </table:table-cell>
          <table:table-cell table:style-name="ce125" table:formula="of:=SQRT(POWER([.$E67]-[.BR$5];2)+POWER([.$F67]-[.BR$6];2))" office:value-type="float" office:value="175.45369759569" calcext:value-type="float">
            <text:p>175</text:p>
          </table:table-cell>
          <table:table-cell table:style-name="ce125" table:formula="of:=SQRT(POWER([.$E67]-[.BS$5];2)+POWER([.$F67]-[.BS$6];2))" office:value-type="float" office:value="230.208601055651" calcext:value-type="float">
            <text:p>230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Иридиевый поток</text:p>
          </table:table-cell>
          <table:table-cell office:value-type="string" calcext:value-type="string">
            <text:p>T3+</text:p>
          </table:table-cell>
          <table:table-cell office:value-type="float" office:value="271" calcext:value-type="float">
            <text:p>271</text:p>
          </table:table-cell>
          <table:table-cell office:value-type="float" office:value="372" calcext:value-type="float">
            <text:p>372</text:p>
          </table:table-cell>
          <table:table-cell/>
          <table:table-cell table:style-name="ce84" table:formula="of:=SQRT(POWER([.$E68]-[.H$5];2)+POWER([.$F68]-[.H$6];2))" office:value-type="float" office:value="311.541329521462" calcext:value-type="float">
            <text:p>312</text:p>
          </table:table-cell>
          <table:table-cell table:style-name="ce84" table:formula="of:=SQRT(POWER([.$E68]-[.I$5];2)+POWER([.$F68]-[.I$6];2))" office:value-type="float" office:value="323.471791660417" calcext:value-type="float">
            <text:p>323</text:p>
          </table:table-cell>
          <table:table-cell table:style-name="ce84" table:formula="of:=SQRT(POWER([.$E68]-[.J$5];2)+POWER([.$F68]-[.J$6];2))" office:value-type="float" office:value="337.266956578909" calcext:value-type="float">
            <text:p>337</text:p>
          </table:table-cell>
          <table:table-cell table:style-name="ce84" table:formula="of:=SQRT(POWER([.$E68]-[.K$5];2)+POWER([.$F68]-[.K$6];2))" office:value-type="float" office:value="325.6009827995" calcext:value-type="float">
            <text:p>326</text:p>
          </table:table-cell>
          <table:table-cell table:style-name="ce84" table:formula="of:=SQRT(POWER([.$E68]-[.L$5];2)+POWER([.$F68]-[.L$6];2))" office:value-type="float" office:value="307.975648387985" calcext:value-type="float">
            <text:p>308</text:p>
          </table:table-cell>
          <table:table-cell table:style-name="ce84" table:formula="of:=SQRT(POWER([.$E68]-[.M$5];2)+POWER([.$F68]-[.M$6];2))" office:value-type="float" office:value="289.608356233034" calcext:value-type="float">
            <text:p>290</text:p>
          </table:table-cell>
          <table:table-cell table:style-name="ce84" table:formula="of:=SQRT(POWER([.$E68]-[.N$5];2)+POWER([.$F68]-[.N$6];2))" office:value-type="float" office:value="287.689068266418" calcext:value-type="float">
            <text:p>288</text:p>
          </table:table-cell>
          <table:table-cell table:style-name="ce84" table:formula="of:=SQRT(POWER([.$E68]-[.O$5];2)+POWER([.$F68]-[.O$6];2))" office:value-type="float" office:value="301.942047419699" calcext:value-type="float">
            <text:p>302</text:p>
          </table:table-cell>
          <table:table-cell table:style-name="ce84" table:formula="of:=SQRT(POWER([.$E68]-[.P$5];2)+POWER([.$F68]-[.P$6];2))" office:value-type="float" office:value="313.129366237024" calcext:value-type="float">
            <text:p>313</text:p>
          </table:table-cell>
          <table:table-cell table:style-name="ce84" table:formula="of:=SQRT(POWER([.$E68]-[.Q$5];2)+POWER([.$F68]-[.Q$6];2))" office:value-type="float" office:value="315.391819805143" calcext:value-type="float">
            <text:p>315</text:p>
          </table:table-cell>
          <table:table-cell table:style-name="ce84" table:formula="of:=SQRT(POWER([.$E68]-[.R$5];2)+POWER([.$F68]-[.R$6];2))" office:value-type="float" office:value="296.445610525776" calcext:value-type="float">
            <text:p>296</text:p>
          </table:table-cell>
          <table:table-cell table:style-name="ce84" table:formula="of:=SQRT(POWER([.$E68]-[.S$5];2)+POWER([.$F68]-[.S$6];2))" office:value-type="float" office:value="397.246774687977" calcext:value-type="float">
            <text:p>397</text:p>
          </table:table-cell>
          <table:table-cell table:style-name="ce84" table:formula="of:=SQRT(POWER([.$E68]-[.T$5];2)+POWER([.$F68]-[.T$6];2))" office:value-type="float" office:value="429.670804221092" calcext:value-type="float">
            <text:p>430</text:p>
          </table:table-cell>
          <table:table-cell table:style-name="ce84" table:formula="of:=SQRT(POWER([.$E68]-[.U$5];2)+POWER([.$F68]-[.U$6];2))" office:value-type="float" office:value="422.83093548131" calcext:value-type="float">
            <text:p>423</text:p>
          </table:table-cell>
          <table:table-cell table:style-name="ce84" table:formula="of:=SQRT(POWER([.$E68]-[.V$5];2)+POWER([.$F68]-[.V$6];2))" office:value-type="float" office:value="493.365989910128" calcext:value-type="float">
            <text:p>493</text:p>
          </table:table-cell>
          <table:table-cell table:style-name="ce90" table:formula="of:=SQRT(POWER([.$E68]-[.W$5];2)+POWER([.$F68]-[.W$6];2))" office:value-type="float" office:value="420.472353431233" calcext:value-type="float">
            <text:p>420</text:p>
          </table:table-cell>
          <table:table-cell table:style-name="ce84" table:formula="of:=SQRT(POWER([.$E68]-[.X$5];2)+POWER([.$F68]-[.X$6];2))" office:value-type="float" office:value="347.051869322152" calcext:value-type="float">
            <text:p>347</text:p>
          </table:table-cell>
          <table:table-cell table:style-name="ce84" table:formula="of:=SQRT(POWER([.$E68]-[.Y$5];2)+POWER([.$F68]-[.Y$6];2))" office:value-type="float" office:value="247.523736235538" calcext:value-type="float">
            <text:p>248</text:p>
          </table:table-cell>
          <table:table-cell table:style-name="ce84" table:formula="of:=SQRT(POWER([.$E68]-[.Z$5];2)+POWER([.$F68]-[.Z$6];2))" office:value-type="float" office:value="259.268200904006" calcext:value-type="float">
            <text:p>259</text:p>
          </table:table-cell>
          <table:table-cell table:style-name="ce108" table:formula="of:=SQRT(POWER([.$E68]-[.AA$5];2)+POWER([.$F68]-[.AA$6];2))" office:value-type="float" office:value="341.162717775551" calcext:value-type="float">
            <text:p>341</text:p>
          </table:table-cell>
          <table:table-cell table:style-name="ce113" table:formula="of:=SQRT(POWER([.$E68]-[.AB$5];2)+POWER([.$F68]-[.AB$6];2))" office:value-type="float" office:value="190.536085821033" calcext:value-type="float">
            <text:p>191</text:p>
          </table:table-cell>
          <table:table-cell table:style-name="ce84" table:formula="of:=SQRT(POWER([.$E68]-[.AC$5];2)+POWER([.$F68]-[.AC$6];2))" office:value-type="float" office:value="663.871222452066" calcext:value-type="float">
            <text:p>664</text:p>
          </table:table-cell>
          <table:table-cell table:style-name="ce84" table:formula="of:=SQRT(POWER([.$E68]-[.AD$5];2)+POWER([.$F68]-[.AD$6];2))" office:value-type="float" office:value="657.280001217137" calcext:value-type="float">
            <text:p>657</text:p>
          </table:table-cell>
          <table:table-cell table:style-name="ce84" table:formula="of:=SQRT(POWER([.$E68]-[.AE$5];2)+POWER([.$F68]-[.AE$6];2))" office:value-type="float" office:value="687.594357161255" calcext:value-type="float">
            <text:p>688</text:p>
          </table:table-cell>
          <table:table-cell table:style-name="ce84" table:formula="of:=SQRT(POWER([.$E68]-[.AF$5];2)+POWER([.$F68]-[.AF$6];2))" office:value-type="float" office:value="691.284311987477" calcext:value-type="float">
            <text:p>691</text:p>
          </table:table-cell>
          <table:table-cell table:style-name="ce84" table:formula="of:=SQRT(POWER([.$E68]-[.AG$5];2)+POWER([.$F68]-[.AG$6];2))" office:value-type="float" office:value="692.180612268214" calcext:value-type="float">
            <text:p>692</text:p>
          </table:table-cell>
          <table:table-cell table:style-name="ce84" table:formula="of:=SQRT(POWER([.$E68]-[.AH$5];2)+POWER([.$F68]-[.AH$6];2))" office:value-type="float" office:value="711.840572038431" calcext:value-type="float">
            <text:p>712</text:p>
          </table:table-cell>
          <table:table-cell table:style-name="ce84" table:formula="of:=SQRT(POWER([.$E68]-[.AI$5];2)+POWER([.$F68]-[.AI$6];2))" office:value-type="float" office:value="731.886603238507" calcext:value-type="float">
            <text:p>732</text:p>
          </table:table-cell>
          <table:table-cell table:style-name="ce84" table:formula="of:=SQRT(POWER([.$E68]-[.AJ$5];2)+POWER([.$F68]-[.AJ$6];2))" office:value-type="float" office:value="761.55433161397" calcext:value-type="float">
            <text:p>762</text:p>
          </table:table-cell>
          <table:table-cell table:style-name="ce84" table:formula="of:=SQRT(POWER([.$E68]-[.AK$5];2)+POWER([.$F68]-[.AK$6];2))" office:value-type="float" office:value="635.75624259617" calcext:value-type="float">
            <text:p>636</text:p>
          </table:table-cell>
          <table:table-cell table:style-name="ce84" table:formula="of:=SQRT(POWER([.$E68]-[.AL$5];2)+POWER([.$F68]-[.AL$6];2))" office:value-type="float" office:value="644.636331585492" calcext:value-type="float">
            <text:p>645</text:p>
          </table:table-cell>
          <table:table-cell table:style-name="ce84" table:formula="of:=SQRT(POWER([.$E68]-[.AM$5];2)+POWER([.$F68]-[.AM$6];2))" office:value-type="float" office:value="657.772757112971" calcext:value-type="float">
            <text:p>658</text:p>
          </table:table-cell>
          <table:table-cell table:style-name="ce84" table:formula="of:=SQRT(POWER([.$E68]-[.AN$5];2)+POWER([.$F68]-[.AN$6];2))" office:value-type="float" office:value="655.69581362092" calcext:value-type="float">
            <text:p>656</text:p>
          </table:table-cell>
          <table:table-cell table:style-name="ce84" table:formula="of:=SQRT(POWER([.$E68]-[.AO$5];2)+POWER([.$F68]-[.AO$6];2))" office:value-type="float" office:value="635.047242337135" calcext:value-type="float">
            <text:p>635</text:p>
          </table:table-cell>
          <table:table-cell table:style-name="ce84" table:formula="of:=SQRT(POWER([.$E68]-[.AP$5];2)+POWER([.$F68]-[.AP$6];2))" office:value-type="float" office:value="618.615389397968" calcext:value-type="float">
            <text:p>619</text:p>
          </table:table-cell>
          <table:table-cell table:style-name="ce84" table:formula="of:=SQRT(POWER([.$E68]-[.AQ$5];2)+POWER([.$F68]-[.AQ$6];2))" office:value-type="float" office:value="704.049003976286" calcext:value-type="float">
            <text:p>704</text:p>
          </table:table-cell>
          <table:table-cell table:style-name="ce84" table:formula="of:=SQRT(POWER([.$E68]-[.AR$5];2)+POWER([.$F68]-[.AR$6];2))" office:value-type="float" office:value="678.616239121936" calcext:value-type="float">
            <text:p>679</text:p>
          </table:table-cell>
          <table:table-cell table:style-name="ce90" table:formula="of:=SQRT(POWER([.$E68]-[.AS$5];2)+POWER([.$F68]-[.AS$6];2))" office:value-type="float" office:value="353.553390593274" calcext:value-type="float">
            <text:p>354</text:p>
          </table:table-cell>
          <table:table-cell table:style-name="ce84" table:formula="of:=SQRT(POWER([.$E68]-[.AT$5];2)+POWER([.$F68]-[.AT$6];2))" office:value-type="float" office:value="400.805439084851" calcext:value-type="float">
            <text:p>401</text:p>
          </table:table-cell>
          <table:table-cell table:style-name="ce84" table:formula="of:=SQRT(POWER([.$E68]-[.AU$5];2)+POWER([.$F68]-[.AU$6];2))" office:value-type="float" office:value="604.100157258712" calcext:value-type="float">
            <text:p>604</text:p>
          </table:table-cell>
          <table:table-cell table:style-name="ce84" table:formula="of:=SQRT(POWER([.$E68]-[.AV$5];2)+POWER([.$F68]-[.AV$6];2))" office:value-type="float" office:value="487.003080072395" calcext:value-type="float">
            <text:p>487</text:p>
          </table:table-cell>
          <table:table-cell table:style-name="ce113" table:formula="of:=SQRT(POWER([.$E68]-[.AW$5];2)+POWER([.$F68]-[.AW$6];2))" office:value-type="float" office:value="497.474622468322" calcext:value-type="float">
            <text:p>497</text:p>
          </table:table-cell>
          <table:table-cell table:style-name="ce125" table:formula="of:=SQRT(POWER([.$E68]-[.AX$5];2)+POWER([.$F68]-[.AX$6];2))" office:value-type="float" office:value="271.648670160559" calcext:value-type="float">
            <text:p>272</text:p>
          </table:table-cell>
          <table:table-cell table:style-name="ce125" table:formula="of:=SQRT(POWER([.$E68]-[.AY$5];2)+POWER([.$F68]-[.AY$6];2))" office:value-type="float" office:value="222.245359906568" calcext:value-type="float">
            <text:p>222</text:p>
          </table:table-cell>
          <table:table-cell table:style-name="ce125" table:formula="of:=SQRT(POWER([.$E68]-[.AZ$5];2)+POWER([.$F68]-[.AZ$6];2))" office:value-type="float" office:value="231.624696438009" calcext:value-type="float">
            <text:p>232</text:p>
          </table:table-cell>
          <table:table-cell table:style-name="ce125" table:formula="of:=SQRT(POWER([.$E68]-[.BA$5];2)+POWER([.$F68]-[.BA$6];2))" office:value-type="float" office:value="261.03064954139" calcext:value-type="float">
            <text:p>261</text:p>
          </table:table-cell>
          <table:table-cell table:style-name="ce125" table:formula="of:=SQRT(POWER([.$E68]-[.BB$5];2)+POWER([.$F68]-[.BB$6];2))" office:value-type="float" office:value="233.805474700658" calcext:value-type="float">
            <text:p>234</text:p>
          </table:table-cell>
          <table:table-cell table:style-name="ce125" table:formula="of:=SQRT(POWER([.$E68]-[.BC$5];2)+POWER([.$F68]-[.BC$6];2))" office:value-type="float" office:value="287.391718739424" calcext:value-type="float">
            <text:p>287</text:p>
          </table:table-cell>
          <table:table-cell table:style-name="ce125" table:formula="of:=SQRT(POWER([.$E68]-[.BD$5];2)+POWER([.$F68]-[.BD$6];2))" office:value-type="float" office:value="317.056777249754" calcext:value-type="float">
            <text:p>317</text:p>
          </table:table-cell>
          <table:table-cell table:style-name="ce125" table:formula="of:=SQRT(POWER([.$E68]-[.BE$5];2)+POWER([.$F68]-[.BE$6];2))" office:value-type="float" office:value="340.324844817419" calcext:value-type="float">
            <text:p>340</text:p>
          </table:table-cell>
          <table:table-cell table:style-name="ce125" table:formula="of:=SQRT(POWER([.$E68]-[.BF$5];2)+POWER([.$F68]-[.BF$6];2))" office:value-type="float" office:value="321.908372056397" calcext:value-type="float">
            <text:p>322</text:p>
          </table:table-cell>
          <table:table-cell table:style-name="ce125" table:formula="of:=SQRT(POWER([.$E68]-[.BG$5];2)+POWER([.$F68]-[.BG$6];2))" office:value-type="float" office:value="359.026461420325" calcext:value-type="float">
            <text:p>359</text:p>
          </table:table-cell>
          <table:table-cell table:style-name="ce125" table:formula="of:=SQRT(POWER([.$E68]-[.BH$5];2)+POWER([.$F68]-[.BH$6];2))" office:value-type="float" office:value="302.768888758406" calcext:value-type="float">
            <text:p>303</text:p>
          </table:table-cell>
          <table:table-cell table:style-name="ce125" table:formula="of:=SQRT(POWER([.$E68]-[.BI$5];2)+POWER([.$F68]-[.BI$6];2))" office:value-type="float" office:value="347.673697595892" calcext:value-type="float">
            <text:p>348</text:p>
          </table:table-cell>
          <table:table-cell table:style-name="ce125" table:formula="of:=SQRT(POWER([.$E68]-[.BJ$5];2)+POWER([.$F68]-[.BJ$6];2))" office:value-type="float" office:value="298.872882677569" calcext:value-type="float">
            <text:p>299</text:p>
          </table:table-cell>
          <table:table-cell table:style-name="ce125" table:formula="of:=SQRT(POWER([.$E68]-[.BK$5];2)+POWER([.$F68]-[.BK$6];2))" office:value-type="float" office:value="255.70490804832" calcext:value-type="float">
            <text:p>256</text:p>
          </table:table-cell>
          <table:table-cell table:style-name="ce125" table:formula="of:=SQRT(POWER([.$E68]-[.BL$5];2)+POWER([.$F68]-[.BL$6];2))" office:value-type="float" office:value="332.121965548803" calcext:value-type="float">
            <text:p>332</text:p>
          </table:table-cell>
          <table:table-cell table:style-name="ce126" table:formula="of:=SQRT(POWER([.$E68]-[.BM$5];2)+POWER([.$F68]-[.BM$6];2))" office:value-type="float" office:value="227.015417978603" calcext:value-type="float">
            <text:p>227</text:p>
          </table:table-cell>
          <table:table-cell table:style-name="ce125" table:formula="of:=SQRT(POWER([.$E68]-[.BN$5];2)+POWER([.$F68]-[.BN$6];2))" office:value-type="float" office:value="184.567060983264" calcext:value-type="float">
            <text:p>185</text:p>
          </table:table-cell>
          <table:table-cell table:style-name="ce125" table:formula="of:=SQRT(POWER([.$E68]-[.BO$5];2)+POWER([.$F68]-[.BO$6];2))" office:value-type="float" office:value="155.167651267911" calcext:value-type="float">
            <text:p>155</text:p>
          </table:table-cell>
          <table:table-cell table:style-name="ce125"/>
          <table:table-cell table:style-name="ce125" table:formula="of:=SQRT(POWER([.$E68]-[.BQ$5];2)+POWER([.$F68]-[.BQ$6];2))" office:value-type="float" office:value="76.5375724726098" calcext:value-type="float">
            <text:p>77</text:p>
          </table:table-cell>
          <table:table-cell table:style-name="ce125" table:formula="of:=SQRT(POWER([.$E68]-[.BR$5];2)+POWER([.$F68]-[.BR$6];2))" office:value-type="float" office:value="53.3385414123783" calcext:value-type="float">
            <text:p>53</text:p>
          </table:table-cell>
          <table:table-cell table:style-name="ce125" table:formula="of:=SQRT(POWER([.$E68]-[.BS$5];2)+POWER([.$F68]-[.BS$6];2))" office:value-type="float" office:value="105.55093557141" calcext:value-type="float">
            <text:p>106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Обелиски лавы</text:p>
          </table:table-cell>
          <table:table-cell office:value-type="string" calcext:value-type="string">
            <text:p>T3</text:p>
          </table:table-cell>
          <table:table-cell office:value-type="float" office:value="198" calcext:value-type="float">
            <text:p>198</text:p>
          </table:table-cell>
          <table:table-cell office:value-type="float" office:value="395" calcext:value-type="float">
            <text:p>395</text:p>
          </table:table-cell>
          <table:table-cell/>
          <table:table-cell table:style-name="ce84" table:formula="of:=SQRT(POWER([.$E69]-[.H$5];2)+POWER([.$F69]-[.H$6];2))" office:value-type="float" office:value="301.051490612486" calcext:value-type="float">
            <text:p>301</text:p>
          </table:table-cell>
          <table:table-cell table:style-name="ce84" table:formula="of:=SQRT(POWER([.$E69]-[.I$5];2)+POWER([.$F69]-[.I$6];2))" office:value-type="float" office:value="318.220049651181" calcext:value-type="float">
            <text:p>318</text:p>
          </table:table-cell>
          <table:table-cell table:style-name="ce84" table:formula="of:=SQRT(POWER([.$E69]-[.J$5];2)+POWER([.$F69]-[.J$6];2))" office:value-type="float" office:value="324.91383473161" calcext:value-type="float">
            <text:p>325</text:p>
          </table:table-cell>
          <table:table-cell table:style-name="ce84" table:formula="of:=SQRT(POWER([.$E69]-[.K$5];2)+POWER([.$F69]-[.K$6];2))" office:value-type="float" office:value="308.574140199726" calcext:value-type="float">
            <text:p>309</text:p>
          </table:table-cell>
          <table:table-cell table:style-name="ce84" table:formula="of:=SQRT(POWER([.$E69]-[.L$5];2)+POWER([.$F69]-[.L$6];2))" office:value-type="float" office:value="289.083033054519" calcext:value-type="float">
            <text:p>289</text:p>
          </table:table-cell>
          <table:table-cell table:style-name="ce84" table:formula="of:=SQRT(POWER([.$E69]-[.M$5];2)+POWER([.$F69]-[.M$6];2))" office:value-type="float" office:value="274.47586414838" calcext:value-type="float">
            <text:p>274</text:p>
          </table:table-cell>
          <table:table-cell table:style-name="ce84" table:formula="of:=SQRT(POWER([.$E69]-[.N$5];2)+POWER([.$F69]-[.N$6];2))" office:value-type="float" office:value="278.059346183508" calcext:value-type="float">
            <text:p>278</text:p>
          </table:table-cell>
          <table:table-cell table:style-name="ce84" table:formula="of:=SQRT(POWER([.$E69]-[.O$5];2)+POWER([.$F69]-[.O$6];2))" office:value-type="float" office:value="305.628859893826" calcext:value-type="float">
            <text:p>306</text:p>
          </table:table-cell>
          <table:table-cell table:style-name="ce84" table:formula="of:=SQRT(POWER([.$E69]-[.P$5];2)+POWER([.$F69]-[.P$6];2))" office:value-type="float" office:value="319.606007452926" calcext:value-type="float">
            <text:p>320</text:p>
          </table:table-cell>
          <table:table-cell table:style-name="ce84" table:formula="of:=SQRT(POWER([.$E69]-[.Q$5];2)+POWER([.$F69]-[.Q$6];2))" office:value-type="float" office:value="327.184962979658" calcext:value-type="float">
            <text:p>327</text:p>
          </table:table-cell>
          <table:table-cell table:style-name="ce84" table:formula="of:=SQRT(POWER([.$E69]-[.R$5];2)+POWER([.$F69]-[.R$6];2))" office:value-type="float" office:value="309.040450426801" calcext:value-type="float">
            <text:p>309</text:p>
          </table:table-cell>
          <table:table-cell table:style-name="ce84" table:formula="of:=SQRT(POWER([.$E69]-[.S$5];2)+POWER([.$F69]-[.S$6];2))" office:value-type="float" office:value="428.916075707125" calcext:value-type="float">
            <text:p>429</text:p>
          </table:table-cell>
          <table:table-cell table:style-name="ce84" table:formula="of:=SQRT(POWER([.$E69]-[.T$5];2)+POWER([.$F69]-[.T$6];2))" office:value-type="float" office:value="462.291033873684" calcext:value-type="float">
            <text:p>462</text:p>
          </table:table-cell>
          <table:table-cell table:style-name="ce84" table:formula="of:=SQRT(POWER([.$E69]-[.U$5];2)+POWER([.$F69]-[.U$6];2))" office:value-type="float" office:value="464.284395602523" calcext:value-type="float">
            <text:p>464</text:p>
          </table:table-cell>
          <table:table-cell table:style-name="ce84" table:formula="of:=SQRT(POWER([.$E69]-[.V$5];2)+POWER([.$F69]-[.V$6];2))" office:value-type="float" office:value="550.276294237722" calcext:value-type="float">
            <text:p>550</text:p>
          </table:table-cell>
          <table:table-cell table:style-name="ce90" table:formula="of:=SQRT(POWER([.$E69]-[.W$5];2)+POWER([.$F69]-[.W$6];2))" office:value-type="float" office:value="484.001033056749" calcext:value-type="float">
            <text:p>484</text:p>
          </table:table-cell>
          <table:table-cell table:style-name="ce84" table:formula="of:=SQRT(POWER([.$E69]-[.X$5];2)+POWER([.$F69]-[.X$6];2))" office:value-type="float" office:value="342.708330800405" calcext:value-type="float">
            <text:p>343</text:p>
          </table:table-cell>
          <table:table-cell table:style-name="ce84" table:formula="of:=SQRT(POWER([.$E69]-[.Y$5];2)+POWER([.$F69]-[.Y$6];2))" office:value-type="float" office:value="261.047888327027" calcext:value-type="float">
            <text:p>261</text:p>
          </table:table-cell>
          <table:table-cell table:style-name="ce84" table:formula="of:=SQRT(POWER([.$E69]-[.Z$5];2)+POWER([.$F69]-[.Z$6];2))" office:value-type="float" office:value="277.794888361899" calcext:value-type="float">
            <text:p>278</text:p>
          </table:table-cell>
          <table:table-cell table:style-name="ce108" table:formula="of:=SQRT(POWER([.$E69]-[.AA$5];2)+POWER([.$F69]-[.AA$6];2))" office:value-type="float" office:value="329.013677527242" calcext:value-type="float">
            <text:p>329</text:p>
          </table:table-cell>
          <table:table-cell table:style-name="ce113" table:formula="of:=SQRT(POWER([.$E69]-[.AB$5];2)+POWER([.$F69]-[.AB$6];2))" office:value-type="float" office:value="257.856549267223" calcext:value-type="float">
            <text:p>258</text:p>
          </table:table-cell>
          <table:table-cell table:style-name="ce84" table:formula="of:=SQRT(POWER([.$E69]-[.AC$5];2)+POWER([.$F69]-[.AC$6];2))" office:value-type="float" office:value="740.227667680694" calcext:value-type="float">
            <text:p>740</text:p>
          </table:table-cell>
          <table:table-cell table:style-name="ce84" table:formula="of:=SQRT(POWER([.$E69]-[.AD$5];2)+POWER([.$F69]-[.AD$6];2))" office:value-type="float" office:value="733.084579022094" calcext:value-type="float">
            <text:p>733</text:p>
          </table:table-cell>
          <table:table-cell table:style-name="ce84" table:formula="of:=SQRT(POWER([.$E69]-[.AE$5];2)+POWER([.$F69]-[.AE$6];2))" office:value-type="float" office:value="763.177567804505" calcext:value-type="float">
            <text:p>763</text:p>
          </table:table-cell>
          <table:table-cell table:style-name="ce84" table:formula="of:=SQRT(POWER([.$E69]-[.AF$5];2)+POWER([.$F69]-[.AF$6];2))" office:value-type="float" office:value="766.824621409615" calcext:value-type="float">
            <text:p>767</text:p>
          </table:table-cell>
          <table:table-cell table:style-name="ce84" table:formula="of:=SQRT(POWER([.$E69]-[.AG$5];2)+POWER([.$F69]-[.AG$6];2))" office:value-type="float" office:value="768.676785131436" calcext:value-type="float">
            <text:p>769</text:p>
          </table:table-cell>
          <table:table-cell table:style-name="ce84" table:formula="of:=SQRT(POWER([.$E69]-[.AH$5];2)+POWER([.$F69]-[.AH$6];2))" office:value-type="float" office:value="788.360957937416" calcext:value-type="float">
            <text:p>788</text:p>
          </table:table-cell>
          <table:table-cell table:style-name="ce84" table:formula="of:=SQRT(POWER([.$E69]-[.AI$5];2)+POWER([.$F69]-[.AI$6];2))" office:value-type="float" office:value="808.289552078956" calcext:value-type="float">
            <text:p>808</text:p>
          </table:table-cell>
          <table:table-cell table:style-name="ce84" table:formula="of:=SQRT(POWER([.$E69]-[.AJ$5];2)+POWER([.$F69]-[.AJ$6];2))" office:value-type="float" office:value="837.928994605151" calcext:value-type="float">
            <text:p>838</text:p>
          </table:table-cell>
          <table:table-cell table:style-name="ce84" table:formula="of:=SQRT(POWER([.$E69]-[.AK$5];2)+POWER([.$F69]-[.AK$6];2))" office:value-type="float" office:value="712.101116415359" calcext:value-type="float">
            <text:p>712</text:p>
          </table:table-cell>
          <table:table-cell table:style-name="ce84" table:formula="of:=SQRT(POWER([.$E69]-[.AL$5];2)+POWER([.$F69]-[.AL$6];2))" office:value-type="float" office:value="721.172656164944" calcext:value-type="float">
            <text:p>721</text:p>
          </table:table-cell>
          <table:table-cell table:style-name="ce84" table:formula="of:=SQRT(POWER([.$E69]-[.AM$5];2)+POWER([.$F69]-[.AM$6];2))" office:value-type="float" office:value="734.055175037953" calcext:value-type="float">
            <text:p>734</text:p>
          </table:table-cell>
          <table:table-cell table:style-name="ce84" table:formula="of:=SQRT(POWER([.$E69]-[.AN$5];2)+POWER([.$F69]-[.AN$6];2))" office:value-type="float" office:value="731.536055160646" calcext:value-type="float">
            <text:p>732</text:p>
          </table:table-cell>
          <table:table-cell table:style-name="ce84" table:formula="of:=SQRT(POWER([.$E69]-[.AO$5];2)+POWER([.$F69]-[.AO$6];2))" office:value-type="float" office:value="710.690509293602" calcext:value-type="float">
            <text:p>711</text:p>
          </table:table-cell>
          <table:table-cell table:style-name="ce84" table:formula="of:=SQRT(POWER([.$E69]-[.AP$5];2)+POWER([.$F69]-[.AP$6];2))" office:value-type="float" office:value="694.87912617951" calcext:value-type="float">
            <text:p>695</text:p>
          </table:table-cell>
          <table:table-cell table:style-name="ce84" table:formula="of:=SQRT(POWER([.$E69]-[.AQ$5];2)+POWER([.$F69]-[.AQ$6];2))" office:value-type="float" office:value="780.339028884241" calcext:value-type="float">
            <text:p>780</text:p>
          </table:table-cell>
          <table:table-cell table:style-name="ce84" table:formula="of:=SQRT(POWER([.$E69]-[.AR$5];2)+POWER([.$F69]-[.AR$6];2))" office:value-type="float" office:value="755.032449633789" calcext:value-type="float">
            <text:p>755</text:p>
          </table:table-cell>
          <table:table-cell table:style-name="ce90" table:formula="of:=SQRT(POWER([.$E69]-[.AS$5];2)+POWER([.$F69]-[.AS$6];2))" office:value-type="float" office:value="429.634728577661" calcext:value-type="float">
            <text:p>430</text:p>
          </table:table-cell>
          <table:table-cell table:style-name="ce84" table:formula="of:=SQRT(POWER([.$E69]-[.AT$5];2)+POWER([.$F69]-[.AT$6];2))" office:value-type="float" office:value="475.925414324556" calcext:value-type="float">
            <text:p>476</text:p>
          </table:table-cell>
          <table:table-cell table:style-name="ce84" table:formula="of:=SQRT(POWER([.$E69]-[.AU$5];2)+POWER([.$F69]-[.AU$6];2))" office:value-type="float" office:value="677.106343198762" calcext:value-type="float">
            <text:p>677</text:p>
          </table:table-cell>
          <table:table-cell table:style-name="ce84" table:formula="of:=SQRT(POWER([.$E69]-[.AV$5];2)+POWER([.$F69]-[.AV$6];2))" office:value-type="float" office:value="557.861990101495" calcext:value-type="float">
            <text:p>558</text:p>
          </table:table-cell>
          <table:table-cell table:style-name="ce113" table:formula="of:=SQRT(POWER([.$E69]-[.AW$5];2)+POWER([.$F69]-[.AW$6];2))" office:value-type="float" office:value="566.873001650282" calcext:value-type="float">
            <text:p>567</text:p>
          </table:table-cell>
          <table:table-cell table:style-name="ce125" table:formula="of:=SQRT(POWER([.$E69]-[.AX$5];2)+POWER([.$F69]-[.AX$6];2))" office:value-type="float" office:value="278.354091042327" calcext:value-type="float">
            <text:p>278</text:p>
          </table:table-cell>
          <table:table-cell table:style-name="ce125" table:formula="of:=SQRT(POWER([.$E69]-[.AY$5];2)+POWER([.$F69]-[.AY$6];2))" office:value-type="float" office:value="228.641641001809" calcext:value-type="float">
            <text:p>229</text:p>
          </table:table-cell>
          <table:table-cell table:style-name="ce125" table:formula="of:=SQRT(POWER([.$E69]-[.AZ$5];2)+POWER([.$F69]-[.AZ$6];2))" office:value-type="float" office:value="226.636272471994" calcext:value-type="float">
            <text:p>227</text:p>
          </table:table-cell>
          <table:table-cell table:style-name="ce125" table:formula="of:=SQRT(POWER([.$E69]-[.BA$5];2)+POWER([.$F69]-[.BA$6];2))" office:value-type="float" office:value="250.145957392879" calcext:value-type="float">
            <text:p>250</text:p>
          </table:table-cell>
          <table:table-cell table:style-name="ce125" table:formula="of:=SQRT(POWER([.$E69]-[.BB$5];2)+POWER([.$F69]-[.BB$6];2))" office:value-type="float" office:value="241.364869026128" calcext:value-type="float">
            <text:p>241</text:p>
          </table:table-cell>
          <table:table-cell table:style-name="ce125" table:formula="of:=SQRT(POWER([.$E69]-[.BC$5];2)+POWER([.$F69]-[.BC$6];2))" office:value-type="float" office:value="284.154887341393" calcext:value-type="float">
            <text:p>284</text:p>
          </table:table-cell>
          <table:table-cell table:style-name="ce125" table:formula="of:=SQRT(POWER([.$E69]-[.BD$5];2)+POWER([.$F69]-[.BD$6];2))" office:value-type="float" office:value="304.428973653954" calcext:value-type="float">
            <text:p>304</text:p>
          </table:table-cell>
          <table:table-cell table:style-name="ce125" table:formula="of:=SQRT(POWER([.$E69]-[.BE$5];2)+POWER([.$F69]-[.BE$6];2))" office:value-type="float" office:value="332.362753629224" calcext:value-type="float">
            <text:p>332</text:p>
          </table:table-cell>
          <table:table-cell table:style-name="ce125" table:formula="of:=SQRT(POWER([.$E69]-[.BF$5];2)+POWER([.$F69]-[.BF$6];2))" office:value-type="float" office:value="321.056069869423" calcext:value-type="float">
            <text:p>321</text:p>
          </table:table-cell>
          <table:table-cell table:style-name="ce125" table:formula="of:=SQRT(POWER([.$E69]-[.BG$5];2)+POWER([.$F69]-[.BG$6];2))" office:value-type="float" office:value="375.481024820163" calcext:value-type="float">
            <text:p>375</text:p>
          </table:table-cell>
          <table:table-cell table:style-name="ce125" table:formula="of:=SQRT(POWER([.$E69]-[.BH$5];2)+POWER([.$F69]-[.BH$6];2))" office:value-type="float" office:value="327.611049874695" calcext:value-type="float">
            <text:p>328</text:p>
          </table:table-cell>
          <table:table-cell table:style-name="ce125" table:formula="of:=SQRT(POWER([.$E69]-[.BI$5];2)+POWER([.$F69]-[.BI$6];2))" office:value-type="float" office:value="371.877668057656" calcext:value-type="float">
            <text:p>372</text:p>
          </table:table-cell>
          <table:table-cell table:style-name="ce125" table:formula="of:=SQRT(POWER([.$E69]-[.BJ$5];2)+POWER([.$F69]-[.BJ$6];2))" office:value-type="float" office:value="330.770313057263" calcext:value-type="float">
            <text:p>331</text:p>
          </table:table-cell>
          <table:table-cell table:style-name="ce125" table:formula="of:=SQRT(POWER([.$E69]-[.BK$5];2)+POWER([.$F69]-[.BK$6];2))" office:value-type="float" office:value="330.588868536132" calcext:value-type="float">
            <text:p>331</text:p>
          </table:table-cell>
          <table:table-cell table:style-name="ce125" table:formula="of:=SQRT(POWER([.$E69]-[.BL$5];2)+POWER([.$F69]-[.BL$6];2))" office:value-type="float" office:value="362.944899399344" calcext:value-type="float">
            <text:p>363</text:p>
          </table:table-cell>
          <table:table-cell table:style-name="ce126" table:formula="of:=SQRT(POWER([.$E69]-[.BM$5];2)+POWER([.$F69]-[.BM$6];2))" office:value-type="float" office:value="303.463342102469" calcext:value-type="float">
            <text:p>303</text:p>
          </table:table-cell>
          <table:table-cell table:style-name="ce125" table:formula="of:=SQRT(POWER([.$E69]-[.BN$5];2)+POWER([.$F69]-[.BN$6];2))" office:value-type="float" office:value="256.001953117549" calcext:value-type="float">
            <text:p>256</text:p>
          </table:table-cell>
          <table:table-cell table:style-name="ce125" table:formula="of:=SQRT(POWER([.$E69]-[.BO$5];2)+POWER([.$F69]-[.BO$6];2))" office:value-type="float" office:value="230.852766931653" calcext:value-type="float">
            <text:p>231</text:p>
          </table:table-cell>
          <table:table-cell table:style-name="ce125" table:formula="of:=SQRT(POWER([.$E69]-[.BP$5];2)+POWER([.$F69]-[.BP$6];2))" office:value-type="float" office:value="76.5375724726098" calcext:value-type="float">
            <text:p>77</text:p>
          </table:table-cell>
          <table:table-cell table:style-name="ce125"/>
          <table:table-cell table:style-name="ce125" table:formula="of:=SQRT(POWER([.$E69]-[.BR$5];2)+POWER([.$F69]-[.BR$6];2))" office:value-type="float" office:value="73.4098086089318" calcext:value-type="float">
            <text:p>73</text:p>
          </table:table-cell>
          <table:table-cell table:style-name="ce125" table:formula="of:=SQRT(POWER([.$E69]-[.BS$5];2)+POWER([.$F69]-[.BS$6];2))" office:value-type="float" office:value="76.8960337078578" calcext:value-type="float">
            <text:p>77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Барьер</text:p>
          </table:table-cell>
          <table:table-cell office:value-type="string" calcext:value-type="string">
            <text:p>T3</text:p>
          </table:table-cell>
          <table:table-cell office:value-type="float" office:value="265" calcext:value-type="float">
            <text:p>265</text:p>
          </table:table-cell>
          <table:table-cell office:value-type="float" office:value="425" calcext:value-type="float">
            <text:p>425</text:p>
          </table:table-cell>
          <table:table-cell/>
          <table:table-cell table:style-name="ce84" table:formula="of:=SQRT(POWER([.$E70]-[.H$5];2)+POWER([.$F70]-[.H$6];2))" office:value-type="float" office:value="354.65053221446" calcext:value-type="float">
            <text:p>355</text:p>
          </table:table-cell>
          <table:table-cell table:style-name="ce84" table:formula="of:=SQRT(POWER([.$E70]-[.I$5];2)+POWER([.$F70]-[.I$6];2))" office:value-type="float" office:value="368.582419548193" calcext:value-type="float">
            <text:p>369</text:p>
          </table:table-cell>
          <table:table-cell table:style-name="ce84" table:formula="of:=SQRT(POWER([.$E70]-[.J$5];2)+POWER([.$F70]-[.J$6];2))" office:value-type="float" office:value="379.82364328725" calcext:value-type="float">
            <text:p>380</text:p>
          </table:table-cell>
          <table:table-cell table:style-name="ce84" table:formula="of:=SQRT(POWER([.$E70]-[.K$5];2)+POWER([.$F70]-[.K$6];2))" office:value-type="float" office:value="366.154339042978" calcext:value-type="float">
            <text:p>366</text:p>
          </table:table-cell>
          <table:table-cell table:style-name="ce84" table:formula="of:=SQRT(POWER([.$E70]-[.L$5];2)+POWER([.$F70]-[.L$6];2))" office:value-type="float" office:value="347.588837565305" calcext:value-type="float">
            <text:p>348</text:p>
          </table:table-cell>
          <table:table-cell table:style-name="ce84" table:formula="of:=SQRT(POWER([.$E70]-[.M$5];2)+POWER([.$F70]-[.M$6];2))" office:value-type="float" office:value="330.684139323313" calcext:value-type="float">
            <text:p>331</text:p>
          </table:table-cell>
          <table:table-cell table:style-name="ce84" table:formula="of:=SQRT(POWER([.$E70]-[.N$5];2)+POWER([.$F70]-[.N$6];2))" office:value-type="float" office:value="330.938060669969" calcext:value-type="float">
            <text:p>331</text:p>
          </table:table-cell>
          <table:table-cell table:style-name="ce84" table:formula="of:=SQRT(POWER([.$E70]-[.O$5];2)+POWER([.$F70]-[.O$6];2))" office:value-type="float" office:value="349.768494864818" calcext:value-type="float">
            <text:p>350</text:p>
          </table:table-cell>
          <table:table-cell table:style-name="ce84" table:formula="of:=SQRT(POWER([.$E70]-[.P$5];2)+POWER([.$F70]-[.P$6];2))" office:value-type="float" office:value="361.807960111438" calcext:value-type="float">
            <text:p>362</text:p>
          </table:table-cell>
          <table:table-cell table:style-name="ce84" table:formula="of:=SQRT(POWER([.$E70]-[.Q$5];2)+POWER([.$F70]-[.Q$6];2))" office:value-type="float" office:value="365.421674234028" calcext:value-type="float">
            <text:p>365</text:p>
          </table:table-cell>
          <table:table-cell table:style-name="ce84" table:formula="of:=SQRT(POWER([.$E70]-[.R$5];2)+POWER([.$F70]-[.R$6];2))" office:value-type="float" office:value="346.561682821399" calcext:value-type="float">
            <text:p>347</text:p>
          </table:table-cell>
          <table:table-cell table:style-name="ce84" table:formula="of:=SQRT(POWER([.$E70]-[.S$5];2)+POWER([.$F70]-[.S$6];2))" office:value-type="float" office:value="450.444225182208" calcext:value-type="float">
            <text:p>450</text:p>
          </table:table-cell>
          <table:table-cell table:style-name="ce84" table:formula="of:=SQRT(POWER([.$E70]-[.T$5];2)+POWER([.$F70]-[.T$6];2))" office:value-type="float" office:value="482.932707527664" calcext:value-type="float">
            <text:p>483</text:p>
          </table:table-cell>
          <table:table-cell table:style-name="ce84" table:formula="of:=SQRT(POWER([.$E70]-[.U$5];2)+POWER([.$F70]-[.U$6];2))" office:value-type="float" office:value="476.017856807914" calcext:value-type="float">
            <text:p>476</text:p>
          </table:table-cell>
          <table:table-cell table:style-name="ce84" table:formula="of:=SQRT(POWER([.$E70]-[.V$5];2)+POWER([.$F70]-[.V$6];2))" office:value-type="float" office:value="543.438128953058" calcext:value-type="float">
            <text:p>543</text:p>
          </table:table-cell>
          <table:table-cell table:style-name="ce90" table:formula="of:=SQRT(POWER([.$E70]-[.W$5];2)+POWER([.$F70]-[.W$6];2))" office:value-type="float" office:value="467.696482774887" calcext:value-type="float">
            <text:p>468</text:p>
          </table:table-cell>
          <table:table-cell table:style-name="ce84" table:formula="of:=SQRT(POWER([.$E70]-[.X$5];2)+POWER([.$F70]-[.X$6];2))" office:value-type="float" office:value="392.616861583911" calcext:value-type="float">
            <text:p>393</text:p>
          </table:table-cell>
          <table:table-cell table:style-name="ce84" table:formula="of:=SQRT(POWER([.$E70]-[.Y$5];2)+POWER([.$F70]-[.Y$6];2))" office:value-type="float" office:value="297.531510936237" calcext:value-type="float">
            <text:p>298</text:p>
          </table:table-cell>
          <table:table-cell table:style-name="ce84" table:formula="of:=SQRT(POWER([.$E70]-[.Z$5];2)+POWER([.$F70]-[.Z$6];2))" office:value-type="float" office:value="310.427125103461" calcext:value-type="float">
            <text:p>310</text:p>
          </table:table-cell>
          <table:table-cell table:style-name="ce108" table:formula="of:=SQRT(POWER([.$E70]-[.AA$5];2)+POWER([.$F70]-[.AA$6];2))" office:value-type="float" office:value="383.824178498437" calcext:value-type="float">
            <text:p>384</text:p>
          </table:table-cell>
          <table:table-cell table:style-name="ce113" table:formula="of:=SQRT(POWER([.$E70]-[.AB$5];2)+POWER([.$F70]-[.AB$6];2))" office:value-type="float" office:value="237.227738681631" calcext:value-type="float">
            <text:p>237</text:p>
          </table:table-cell>
          <table:table-cell table:style-name="ce84" table:formula="of:=SQRT(POWER([.$E70]-[.AC$5];2)+POWER([.$F70]-[.AC$6];2))" office:value-type="float" office:value="683.768966830171" calcext:value-type="float">
            <text:p>684</text:p>
          </table:table-cell>
          <table:table-cell table:style-name="ce84" table:formula="of:=SQRT(POWER([.$E70]-[.AD$5];2)+POWER([.$F70]-[.AD$6];2))" office:value-type="float" office:value="673.553264411954" calcext:value-type="float">
            <text:p>674</text:p>
          </table:table-cell>
          <table:table-cell table:style-name="ce84" table:formula="of:=SQRT(POWER([.$E70]-[.AE$5];2)+POWER([.$F70]-[.AE$6];2))" office:value-type="float" office:value="702.760983549884" calcext:value-type="float">
            <text:p>703</text:p>
          </table:table-cell>
          <table:table-cell table:style-name="ce84" table:formula="of:=SQRT(POWER([.$E70]-[.AF$5];2)+POWER([.$F70]-[.AF$6];2))" office:value-type="float" office:value="706.25561944667" calcext:value-type="float">
            <text:p>706</text:p>
          </table:table-cell>
          <table:table-cell table:style-name="ce84" table:formula="of:=SQRT(POWER([.$E70]-[.AG$5];2)+POWER([.$F70]-[.AG$6];2))" office:value-type="float" office:value="713.843820453746" calcext:value-type="float">
            <text:p>714</text:p>
          </table:table-cell>
          <table:table-cell table:style-name="ce84" table:formula="of:=SQRT(POWER([.$E70]-[.AH$5];2)+POWER([.$F70]-[.AH$6];2))" office:value-type="float" office:value="736.154875009328" calcext:value-type="float">
            <text:p>736</text:p>
          </table:table-cell>
          <table:table-cell table:style-name="ce84" table:formula="of:=SQRT(POWER([.$E70]-[.AI$5];2)+POWER([.$F70]-[.AI$6];2))" office:value-type="float" office:value="758.008575149384" calcext:value-type="float">
            <text:p>758</text:p>
          </table:table-cell>
          <table:table-cell table:style-name="ce84" table:formula="of:=SQRT(POWER([.$E70]-[.AJ$5];2)+POWER([.$F70]-[.AJ$6];2))" office:value-type="float" office:value="787.899739814654" calcext:value-type="float">
            <text:p>788</text:p>
          </table:table-cell>
          <table:table-cell table:style-name="ce84" table:formula="of:=SQRT(POWER([.$E70]-[.AK$5];2)+POWER([.$F70]-[.AK$6];2))" office:value-type="float" office:value="655.613453187166" calcext:value-type="float">
            <text:p>656</text:p>
          </table:table-cell>
          <table:table-cell table:style-name="ce84" table:formula="of:=SQRT(POWER([.$E70]-[.AL$5];2)+POWER([.$F70]-[.AL$6];2))" office:value-type="float" office:value="667.782150105856" calcext:value-type="float">
            <text:p>668</text:p>
          </table:table-cell>
          <table:table-cell table:style-name="ce84" table:formula="of:=SQRT(POWER([.$E70]-[.AM$5];2)+POWER([.$F70]-[.AM$6];2))" office:value-type="float" office:value="685.136482753619" calcext:value-type="float">
            <text:p>685</text:p>
          </table:table-cell>
          <table:table-cell table:style-name="ce84" table:formula="of:=SQRT(POWER([.$E70]-[.AN$5];2)+POWER([.$F70]-[.AN$6];2))" office:value-type="float" office:value="685.549414703273" calcext:value-type="float">
            <text:p>686</text:p>
          </table:table-cell>
          <table:table-cell table:style-name="ce84" table:formula="of:=SQRT(POWER([.$E70]-[.AO$5];2)+POWER([.$F70]-[.AO$6];2))" office:value-type="float" office:value="665.770230635164" calcext:value-type="float">
            <text:p>666</text:p>
          </table:table-cell>
          <table:table-cell table:style-name="ce84" table:formula="of:=SQRT(POWER([.$E70]-[.AP$5];2)+POWER([.$F70]-[.AP$6];2))" office:value-type="float" office:value="646.227514115578" calcext:value-type="float">
            <text:p>646</text:p>
          </table:table-cell>
          <table:table-cell table:style-name="ce84" table:formula="of:=SQRT(POWER([.$E70]-[.AQ$5];2)+POWER([.$F70]-[.AQ$6];2))" office:value-type="float" office:value="723.25514170312" calcext:value-type="float">
            <text:p>723</text:p>
          </table:table-cell>
          <table:table-cell table:style-name="ce84" table:formula="of:=SQRT(POWER([.$E70]-[.AR$5];2)+POWER([.$F70]-[.AR$6];2))" office:value-type="float" office:value="704.716254956561" calcext:value-type="float">
            <text:p>705</text:p>
          </table:table-cell>
          <table:table-cell table:style-name="ce90" table:formula="of:=SQRT(POWER([.$E70]-[.AS$5];2)+POWER([.$F70]-[.AS$6];2))" office:value-type="float" office:value="383.646973140673" calcext:value-type="float">
            <text:p>384</text:p>
          </table:table-cell>
          <table:table-cell table:style-name="ce84" table:formula="of:=SQRT(POWER([.$E70]-[.AT$5];2)+POWER([.$F70]-[.AT$6];2))" office:value-type="float" office:value="415.097578889591" calcext:value-type="float">
            <text:p>415</text:p>
          </table:table-cell>
          <table:table-cell table:style-name="ce84" table:formula="of:=SQRT(POWER([.$E70]-[.AU$5];2)+POWER([.$F70]-[.AU$6];2))" office:value-type="float" office:value="611.444192056806" calcext:value-type="float">
            <text:p>611</text:p>
          </table:table-cell>
          <table:table-cell table:style-name="ce84" table:formula="of:=SQRT(POWER([.$E70]-[.AV$5];2)+POWER([.$F70]-[.AV$6];2))" office:value-type="float" office:value="490.001020407101" calcext:value-type="float">
            <text:p>490</text:p>
          </table:table-cell>
          <table:table-cell table:style-name="ce113" table:formula="of:=SQRT(POWER([.$E70]-[.AW$5];2)+POWER([.$F70]-[.AW$6];2))" office:value-type="float" office:value="497.732860076568" calcext:value-type="float">
            <text:p>498</text:p>
          </table:table-cell>
          <table:table-cell table:style-name="ce125" table:formula="of:=SQRT(POWER([.$E70]-[.AX$5];2)+POWER([.$F70]-[.AX$6];2))" office:value-type="float" office:value="222.656686403081" calcext:value-type="float">
            <text:p>223</text:p>
          </table:table-cell>
          <table:table-cell table:style-name="ce125" table:formula="of:=SQRT(POWER([.$E70]-[.AY$5];2)+POWER([.$F70]-[.AY$6];2))" office:value-type="float" office:value="172.661518584773" calcext:value-type="float">
            <text:p>173</text:p>
          </table:table-cell>
          <table:table-cell table:style-name="ce125" table:formula="of:=SQRT(POWER([.$E70]-[.AZ$5];2)+POWER([.$F70]-[.AZ$6];2))" office:value-type="float" office:value="179.479803877762" calcext:value-type="float">
            <text:p>179</text:p>
          </table:table-cell>
          <table:table-cell table:style-name="ce125" table:formula="of:=SQRT(POWER([.$E70]-[.BA$5];2)+POWER([.$F70]-[.BA$6];2))" office:value-type="float" office:value="208.240245870005" calcext:value-type="float">
            <text:p>208</text:p>
          </table:table-cell>
          <table:table-cell table:style-name="ce125" table:formula="of:=SQRT(POWER([.$E70]-[.BB$5];2)+POWER([.$F70]-[.BB$6];2))" office:value-type="float" office:value="184.715998224301" calcext:value-type="float">
            <text:p>185</text:p>
          </table:table-cell>
          <table:table-cell table:style-name="ce125" table:formula="of:=SQRT(POWER([.$E70]-[.BC$5];2)+POWER([.$F70]-[.BC$6];2))" office:value-type="float" office:value="235.951266154687" calcext:value-type="float">
            <text:p>236</text:p>
          </table:table-cell>
          <table:table-cell table:style-name="ce125" table:formula="of:=SQRT(POWER([.$E70]-[.BD$5];2)+POWER([.$F70]-[.BD$6];2))" office:value-type="float" office:value="264.272586546543" calcext:value-type="float">
            <text:p>264</text:p>
          </table:table-cell>
          <table:table-cell table:style-name="ce125" table:formula="of:=SQRT(POWER([.$E70]-[.BE$5];2)+POWER([.$F70]-[.BE$6];2))" office:value-type="float" office:value="288.256829927757" calcext:value-type="float">
            <text:p>288</text:p>
          </table:table-cell>
          <table:table-cell table:style-name="ce125" table:formula="of:=SQRT(POWER([.$E70]-[.BF$5];2)+POWER([.$F70]-[.BF$6];2))" office:value-type="float" office:value="271.18259531172" calcext:value-type="float">
            <text:p>271</text:p>
          </table:table-cell>
          <table:table-cell table:style-name="ce125" table:formula="of:=SQRT(POWER([.$E70]-[.BG$5];2)+POWER([.$F70]-[.BG$6];2))" office:value-type="float" office:value="314.21171206688" calcext:value-type="float">
            <text:p>314</text:p>
          </table:table-cell>
          <table:table-cell table:style-name="ce125" table:formula="of:=SQRT(POWER([.$E70]-[.BH$5];2)+POWER([.$F70]-[.BH$6];2))" office:value-type="float" office:value="261.6027522791" calcext:value-type="float">
            <text:p>262</text:p>
          </table:table-cell>
          <table:table-cell table:style-name="ce125" table:formula="of:=SQRT(POWER([.$E70]-[.BI$5];2)+POWER([.$F70]-[.BI$6];2))" office:value-type="float" office:value="306.437595604717" calcext:value-type="float">
            <text:p>306</text:p>
          </table:table-cell>
          <table:table-cell table:style-name="ce125" table:formula="of:=SQRT(POWER([.$E70]-[.BJ$5];2)+POWER([.$F70]-[.BJ$6];2))" office:value-type="float" office:value="261.725046566048" calcext:value-type="float">
            <text:p>262</text:p>
          </table:table-cell>
          <table:table-cell table:style-name="ce125" table:formula="of:=SQRT(POWER([.$E70]-[.BK$5];2)+POWER([.$F70]-[.BK$6];2))" office:value-type="float" office:value="291.29023327259" calcext:value-type="float">
            <text:p>291</text:p>
          </table:table-cell>
          <table:table-cell table:style-name="ce125" table:formula="of:=SQRT(POWER([.$E70]-[.BL$5];2)+POWER([.$F70]-[.BL$6];2))" office:value-type="float" office:value="294.496179941268" calcext:value-type="float">
            <text:p>294</text:p>
          </table:table-cell>
          <table:table-cell table:style-name="ce126" table:formula="of:=SQRT(POWER([.$E70]-[.BM$5];2)+POWER([.$F70]-[.BM$6];2))" office:value-type="float" office:value="250.912335288642" calcext:value-type="float">
            <text:p>251</text:p>
          </table:table-cell>
          <table:table-cell table:style-name="ce125" table:formula="of:=SQRT(POWER([.$E70]-[.BN$5];2)+POWER([.$F70]-[.BN$6];2))" office:value-type="float" office:value="191.211924314359" calcext:value-type="float">
            <text:p>191</text:p>
          </table:table-cell>
          <table:table-cell table:style-name="ce125" table:formula="of:=SQRT(POWER([.$E70]-[.BO$5];2)+POWER([.$F70]-[.BO$6];2))" office:value-type="float" office:value="175.45369759569" calcext:value-type="float">
            <text:p>175</text:p>
          </table:table-cell>
          <table:table-cell table:style-name="ce125" table:formula="of:=SQRT(POWER([.$E70]-[.BP$5];2)+POWER([.$F70]-[.BP$6];2))" office:value-type="float" office:value="53.3385414123783" calcext:value-type="float">
            <text:p>53</text:p>
          </table:table-cell>
          <table:table-cell table:style-name="ce125" table:formula="of:=SQRT(POWER([.$E70]-[.BQ$5];2)+POWER([.$F70]-[.BQ$6];2))" office:value-type="float" office:value="73.4098086089318" calcext:value-type="float">
            <text:p>73</text:p>
          </table:table-cell>
          <table:table-cell table:style-name="ce125"/>
          <table:table-cell table:style-name="ce125" table:formula="of:=SQRT(POWER([.$E70]-[.BS$5];2)+POWER([.$F70]-[.BS$6];2))" office:value-type="float" office:value="58" calcext:value-type="float">
            <text:p>58</text:p>
          </table:table-cell>
          <table:table-cell table:number-columns-repeated="953"/>
        </table:table-row>
        <table:table-row table:style-name="ro3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Источник энергии</text:p>
          </table:table-cell>
          <table:table-cell office:value-type="string" calcext:value-type="string">
            <text:p>T2+</text:p>
          </table:table-cell>
          <table:table-cell office:value-type="float" office:value="225" calcext:value-type="float">
            <text:p>225</text:p>
          </table:table-cell>
          <table:table-cell office:value-type="float" office:value="467" calcext:value-type="float">
            <text:p>467</text:p>
          </table:table-cell>
          <table:table-cell/>
          <table:table-cell table:style-name="ce84" table:formula="of:=SQRT(POWER([.$E71]-[.H$5];2)+POWER([.$F71]-[.H$6];2))" office:value-type="float" office:value="377.895488197464" calcext:value-type="float">
            <text:p>378</text:p>
          </table:table-cell>
          <table:table-cell table:style-name="ce84" table:formula="of:=SQRT(POWER([.$E71]-[.I$5];2)+POWER([.$F71]-[.I$6];2))" office:value-type="float" office:value="394.77715232774" calcext:value-type="float">
            <text:p>395</text:p>
          </table:table-cell>
          <table:table-cell table:style-name="ce84" table:formula="of:=SQRT(POWER([.$E71]-[.J$5];2)+POWER([.$F71]-[.J$6];2))" office:value-type="float" office:value="401.808412057289" calcext:value-type="float">
            <text:p>402</text:p>
          </table:table-cell>
          <table:table-cell table:style-name="ce84" table:formula="of:=SQRT(POWER([.$E71]-[.K$5];2)+POWER([.$F71]-[.K$6];2))" office:value-type="float" office:value="385.389413450863" calcext:value-type="float">
            <text:p>385</text:p>
          </table:table-cell>
          <table:table-cell table:style-name="ce84" table:formula="of:=SQRT(POWER([.$E71]-[.L$5];2)+POWER([.$F71]-[.L$6];2))" office:value-type="float" office:value="365.833295368259" calcext:value-type="float">
            <text:p>366</text:p>
          </table:table-cell>
          <table:table-cell table:style-name="ce84" table:formula="of:=SQRT(POWER([.$E71]-[.M$5];2)+POWER([.$F71]-[.M$6];2))" office:value-type="float" office:value="351.368752167861" calcext:value-type="float">
            <text:p>351</text:p>
          </table:table-cell>
          <table:table-cell table:style-name="ce84" table:formula="of:=SQRT(POWER([.$E71]-[.N$5];2)+POWER([.$F71]-[.N$6];2))" office:value-type="float" office:value="354.835173002903" calcext:value-type="float">
            <text:p>355</text:p>
          </table:table-cell>
          <table:table-cell table:style-name="ce84" table:formula="of:=SQRT(POWER([.$E71]-[.O$5];2)+POWER([.$F71]-[.O$6];2))" office:value-type="float" office:value="380.938315216519" calcext:value-type="float">
            <text:p>381</text:p>
          </table:table-cell>
          <table:table-cell table:style-name="ce84" table:formula="of:=SQRT(POWER([.$E71]-[.P$5];2)+POWER([.$F71]-[.P$6];2))" office:value-type="float" office:value="394.437574275068" calcext:value-type="float">
            <text:p>394</text:p>
          </table:table-cell>
          <table:table-cell table:style-name="ce84" table:formula="of:=SQRT(POWER([.$E71]-[.Q$5];2)+POWER([.$F71]-[.Q$6];2))" office:value-type="float" office:value="400.805439084851" calcext:value-type="float">
            <text:p>401</text:p>
          </table:table-cell>
          <table:table-cell table:style-name="ce84" table:formula="of:=SQRT(POWER([.$E71]-[.R$5];2)+POWER([.$F71]-[.R$6];2))" office:value-type="float" office:value="382.341470416171" calcext:value-type="float">
            <text:p>382</text:p>
          </table:table-cell>
          <table:table-cell table:style-name="ce84" table:formula="of:=SQRT(POWER([.$E71]-[.S$5];2)+POWER([.$F71]-[.S$6];2))" office:value-type="float" office:value="495.645034273521" calcext:value-type="float">
            <text:p>496</text:p>
          </table:table-cell>
          <table:table-cell table:style-name="ce84" table:formula="of:=SQRT(POWER([.$E71]-[.T$5];2)+POWER([.$F71]-[.T$6];2))" office:value-type="float" office:value="528.654896884537" calcext:value-type="float">
            <text:p>529</text:p>
          </table:table-cell>
          <table:table-cell table:style-name="ce84" table:formula="of:=SQRT(POWER([.$E71]-[.U$5];2)+POWER([.$F71]-[.U$6];2))" office:value-type="float" office:value="525.574923298287" calcext:value-type="float">
            <text:p>526</text:p>
          </table:table-cell>
          <table:table-cell table:style-name="ce84" table:formula="of:=SQRT(POWER([.$E71]-[.V$5];2)+POWER([.$F71]-[.V$6];2))" office:value-type="float" office:value="598.87310842949" calcext:value-type="float">
            <text:p>599</text:p>
          </table:table-cell>
          <table:table-cell table:style-name="ce90" table:formula="of:=SQRT(POWER([.$E71]-[.W$5];2)+POWER([.$F71]-[.W$6];2))" office:value-type="float" office:value="524.747558355444" calcext:value-type="float">
            <text:p>525</text:p>
          </table:table-cell>
          <table:table-cell table:style-name="ce84" table:formula="of:=SQRT(POWER([.$E71]-[.X$5];2)+POWER([.$F71]-[.X$6];2))" office:value-type="float" office:value="419.237402911525" calcext:value-type="float">
            <text:p>419</text:p>
          </table:table-cell>
          <table:table-cell table:style-name="ce84" table:formula="of:=SQRT(POWER([.$E71]-[.Y$5];2)+POWER([.$F71]-[.Y$6];2))" office:value-type="float" office:value="333.725935462019" calcext:value-type="float">
            <text:p>334</text:p>
          </table:table-cell>
          <table:table-cell table:style-name="ce84" table:formula="of:=SQRT(POWER([.$E71]-[.Z$5];2)+POWER([.$F71]-[.Z$6];2))" office:value-type="float" office:value="349.051572120797" calcext:value-type="float">
            <text:p>349</text:p>
          </table:table-cell>
          <table:table-cell table:style-name="ce108" table:formula="of:=SQRT(POWER([.$E71]-[.AA$5];2)+POWER([.$F71]-[.AA$6];2))" office:value-type="float" office:value="405.907624959177" calcext:value-type="float">
            <text:p>406</text:p>
          </table:table-cell>
          <table:table-cell table:style-name="ce113" table:formula="of:=SQRT(POWER([.$E71]-[.AB$5];2)+POWER([.$F71]-[.AB$6];2))" office:value-type="float" office:value="294.287274614449" calcext:value-type="float">
            <text:p>294</text:p>
          </table:table-cell>
          <table:table-cell table:style-name="ce84" table:formula="of:=SQRT(POWER([.$E71]-[.AC$5];2)+POWER([.$F71]-[.AC$6];2))" office:value-type="float" office:value="735.097272474875" calcext:value-type="float">
            <text:p>735</text:p>
          </table:table-cell>
          <table:table-cell table:style-name="ce84" table:formula="of:=SQRT(POWER([.$E71]-[.AD$5];2)+POWER([.$F71]-[.AD$6];2))" office:value-type="float" office:value="722.928765508746" calcext:value-type="float">
            <text:p>723</text:p>
          </table:table-cell>
          <table:table-cell table:style-name="ce84" table:formula="of:=SQRT(POWER([.$E71]-[.AE$5];2)+POWER([.$F71]-[.AE$6];2))" office:value-type="float" office:value="751.417992864158" calcext:value-type="float">
            <text:p>751</text:p>
          </table:table-cell>
          <table:table-cell table:style-name="ce84" table:formula="of:=SQRT(POWER([.$E71]-[.AF$5];2)+POWER([.$F71]-[.AF$6];2))" office:value-type="float" office:value="754.78804971992" calcext:value-type="float">
            <text:p>755</text:p>
          </table:table-cell>
          <table:table-cell table:style-name="ce84" table:formula="of:=SQRT(POWER([.$E71]-[.AG$5];2)+POWER([.$F71]-[.AG$6];2))" office:value-type="float" office:value="766.008485592686" calcext:value-type="float">
            <text:p>766</text:p>
          </table:table-cell>
          <table:table-cell table:style-name="ce84" table:formula="of:=SQRT(POWER([.$E71]-[.AH$5];2)+POWER([.$F71]-[.AH$6];2))" office:value-type="float" office:value="789.541639180607" calcext:value-type="float">
            <text:p>790</text:p>
          </table:table-cell>
          <table:table-cell table:style-name="ce84" table:formula="of:=SQRT(POWER([.$E71]-[.AI$5];2)+POWER([.$F71]-[.AI$6];2))" office:value-type="float" office:value="812.160698384255" calcext:value-type="float">
            <text:p>812</text:p>
          </table:table-cell>
          <table:table-cell table:style-name="ce84" table:formula="of:=SQRT(POWER([.$E71]-[.AJ$5];2)+POWER([.$F71]-[.AJ$6];2))" office:value-type="float" office:value="842.112819045049" calcext:value-type="float">
            <text:p>842</text:p>
          </table:table-cell>
          <table:table-cell table:style-name="ce84" table:formula="of:=SQRT(POWER([.$E71]-[.AK$5];2)+POWER([.$F71]-[.AK$6];2))" office:value-type="float" office:value="706.983026670372" calcext:value-type="float">
            <text:p>707</text:p>
          </table:table-cell>
          <table:table-cell table:style-name="ce84" table:formula="of:=SQRT(POWER([.$E71]-[.AL$5];2)+POWER([.$F71]-[.AL$6];2))" office:value-type="float" office:value="720.741978796851" calcext:value-type="float">
            <text:p>721</text:p>
          </table:table-cell>
          <table:table-cell table:style-name="ce84" table:formula="of:=SQRT(POWER([.$E71]-[.AM$5];2)+POWER([.$F71]-[.AM$6];2))" office:value-type="float" office:value="739.886477778855" calcext:value-type="float">
            <text:p>740</text:p>
          </table:table-cell>
          <table:table-cell table:style-name="ce84" table:formula="of:=SQRT(POWER([.$E71]-[.AN$5];2)+POWER([.$F71]-[.AN$6];2))" office:value-type="float" office:value="741.221964056652" calcext:value-type="float">
            <text:p>741</text:p>
          </table:table-cell>
          <table:table-cell table:style-name="ce84" table:formula="of:=SQRT(POWER([.$E71]-[.AO$5];2)+POWER([.$F71]-[.AO$6];2))" office:value-type="float" office:value="721.754806011017" calcext:value-type="float">
            <text:p>722</text:p>
          </table:table-cell>
          <table:table-cell table:style-name="ce84" table:formula="of:=SQRT(POWER([.$E71]-[.AP$5];2)+POWER([.$F71]-[.AP$6];2))" office:value-type="float" office:value="701.126236850398" calcext:value-type="float">
            <text:p>701</text:p>
          </table:table-cell>
          <table:table-cell table:style-name="ce84" table:formula="of:=SQRT(POWER([.$E71]-[.AQ$5];2)+POWER([.$F71]-[.AQ$6];2))" office:value-type="float" office:value="774.138230550591" calcext:value-type="float">
            <text:p>774</text:p>
          </table:table-cell>
          <table:table-cell table:style-name="ce84" table:formula="of:=SQRT(POWER([.$E71]-[.AR$5];2)+POWER([.$F71]-[.AR$6];2))" office:value-type="float" office:value="758.926215122392" calcext:value-type="float">
            <text:p>759</text:p>
          </table:table-cell>
          <table:table-cell table:style-name="ce90" table:formula="of:=SQRT(POWER([.$E71]-[.AS$5];2)+POWER([.$F71]-[.AS$6];2))" office:value-type="float" office:value="439.892032207904" calcext:value-type="float">
            <text:p>440</text:p>
          </table:table-cell>
          <table:table-cell table:style-name="ce84" table:formula="of:=SQRT(POWER([.$E71]-[.AT$5];2)+POWER([.$F71]-[.AT$6];2))" office:value-type="float" office:value="464.450212617025" calcext:value-type="float">
            <text:p>464</text:p>
          </table:table-cell>
          <table:table-cell table:style-name="ce84" table:formula="of:=SQRT(POWER([.$E71]-[.AU$5];2)+POWER([.$F71]-[.AU$6];2))" office:value-type="float" office:value="655.405218166594" calcext:value-type="float">
            <text:p>655</text:p>
          </table:table-cell>
          <table:table-cell table:style-name="ce84" table:formula="of:=SQRT(POWER([.$E71]-[.AV$5];2)+POWER([.$F71]-[.AV$6];2))" office:value-type="float" office:value="531.583483565846" calcext:value-type="float">
            <text:p>532</text:p>
          </table:table-cell>
          <table:table-cell table:style-name="ce113" table:formula="of:=SQRT(POWER([.$E71]-[.AW$5];2)+POWER([.$F71]-[.AW$6];2))" office:value-type="float" office:value="537.209456357574" calcext:value-type="float">
            <text:p>537</text:p>
          </table:table-cell>
          <table:table-cell table:style-name="ce125" table:formula="of:=SQRT(POWER([.$E71]-[.AX$5];2)+POWER([.$F71]-[.AX$6];2))" office:value-type="float" office:value="203.027091788264" calcext:value-type="float">
            <text:p>203</text:p>
          </table:table-cell>
          <table:table-cell table:style-name="ce125" table:formula="of:=SQRT(POWER([.$E71]-[.AY$5];2)+POWER([.$F71]-[.AY$6];2))" office:value-type="float" office:value="154.012986465428" calcext:value-type="float">
            <text:p>154</text:p>
          </table:table-cell>
          <table:table-cell table:style-name="ce125" table:formula="of:=SQRT(POWER([.$E71]-[.AZ$5];2)+POWER([.$F71]-[.AZ$6];2))" office:value-type="float" office:value="149.883287927641" calcext:value-type="float">
            <text:p>150</text:p>
          </table:table-cell>
          <table:table-cell table:style-name="ce125" table:formula="of:=SQRT(POWER([.$E71]-[.BA$5];2)+POWER([.$F71]-[.BA$6];2))" office:value-type="float" office:value="173.366663462155" calcext:value-type="float">
            <text:p>173</text:p>
          </table:table-cell>
          <table:table-cell table:style-name="ce125" table:formula="of:=SQRT(POWER([.$E71]-[.BB$5];2)+POWER([.$F71]-[.BB$6];2))" office:value-type="float" office:value="166.817265293494" calcext:value-type="float">
            <text:p>167</text:p>
          </table:table-cell>
          <table:table-cell table:style-name="ce125" table:formula="of:=SQRT(POWER([.$E71]-[.BC$5];2)+POWER([.$F71]-[.BC$6];2))" office:value-type="float" office:value="207.33788848158" calcext:value-type="float">
            <text:p>207</text:p>
          </table:table-cell>
          <table:table-cell table:style-name="ce125" table:formula="of:=SQRT(POWER([.$E71]-[.BD$5];2)+POWER([.$F71]-[.BD$6];2))" office:value-type="float" office:value="228.008771761088" calcext:value-type="float">
            <text:p>228</text:p>
          </table:table-cell>
          <table:table-cell table:style-name="ce125" table:formula="of:=SQRT(POWER([.$E71]-[.BE$5];2)+POWER([.$F71]-[.BE$6];2))" office:value-type="float" office:value="255.562125519413" calcext:value-type="float">
            <text:p>256</text:p>
          </table:table-cell>
          <table:table-cell table:style-name="ce125" table:formula="of:=SQRT(POWER([.$E71]-[.BF$5];2)+POWER([.$F71]-[.BF$6];2))" office:value-type="float" office:value="244.311276858028" calcext:value-type="float">
            <text:p>244</text:p>
          </table:table-cell>
          <table:table-cell table:style-name="ce125" table:formula="of:=SQRT(POWER([.$E71]-[.BG$5];2)+POWER([.$F71]-[.BG$6];2))" office:value-type="float" office:value="301.915551106597" calcext:value-type="float">
            <text:p>302</text:p>
          </table:table-cell>
          <table:table-cell table:style-name="ce125" table:formula="of:=SQRT(POWER([.$E71]-[.BH$5];2)+POWER([.$F71]-[.BH$6];2))" office:value-type="float" office:value="258.147244804201" calcext:value-type="float">
            <text:p>258</text:p>
          </table:table-cell>
          <table:table-cell table:style-name="ce125" table:formula="of:=SQRT(POWER([.$E71]-[.BI$5];2)+POWER([.$F71]-[.BI$6];2))" office:value-type="float" office:value="301.390112644725" calcext:value-type="float">
            <text:p>301</text:p>
          </table:table-cell>
          <table:table-cell table:style-name="ce125" table:formula="of:=SQRT(POWER([.$E71]-[.BJ$5];2)+POWER([.$F71]-[.BJ$6];2))" office:value-type="float" office:value="265.149014706825" calcext:value-type="float">
            <text:p>265</text:p>
          </table:table-cell>
          <table:table-cell table:style-name="ce125" table:formula="of:=SQRT(POWER([.$E71]-[.BK$5];2)+POWER([.$F71]-[.BK$6];2))" office:value-type="float" office:value="348.932658259441" calcext:value-type="float">
            <text:p>349</text:p>
          </table:table-cell>
          <table:table-cell table:style-name="ce125" table:formula="of:=SQRT(POWER([.$E71]-[.BL$5];2)+POWER([.$F71]-[.BL$6];2))" office:value-type="float" office:value="296.006756679641" calcext:value-type="float">
            <text:p>296</text:p>
          </table:table-cell>
          <table:table-cell table:style-name="ce126" table:formula="of:=SQRT(POWER([.$E71]-[.BM$5];2)+POWER([.$F71]-[.BM$6];2))" office:value-type="float" office:value="305.87088779418" calcext:value-type="float">
            <text:p>306</text:p>
          </table:table-cell>
          <table:table-cell table:style-name="ce125" table:formula="of:=SQRT(POWER([.$E71]-[.BN$5];2)+POWER([.$F71]-[.BN$6];2))" office:value-type="float" office:value="239.754040633312" calcext:value-type="float">
            <text:p>240</text:p>
          </table:table-cell>
          <table:table-cell table:style-name="ce125" table:formula="of:=SQRT(POWER([.$E71]-[.BO$5];2)+POWER([.$F71]-[.BO$6];2))" office:value-type="float" office:value="230.208601055651" calcext:value-type="float">
            <text:p>230</text:p>
          </table:table-cell>
          <table:table-cell table:style-name="ce125" table:formula="of:=SQRT(POWER([.$E71]-[.BP$5];2)+POWER([.$F71]-[.BP$6];2))" office:value-type="float" office:value="105.55093557141" calcext:value-type="float">
            <text:p>106</text:p>
          </table:table-cell>
          <table:table-cell table:style-name="ce125" table:formula="of:=SQRT(POWER([.$E71]-[.BQ$5];2)+POWER([.$F71]-[.BQ$6];2))" office:value-type="float" office:value="76.8960337078578" calcext:value-type="float">
            <text:p>77</text:p>
          </table:table-cell>
          <table:table-cell table:style-name="ce125" table:formula="of:=SQRT(POWER([.$E71]-[.BR$5];2)+POWER([.$F71]-[.BR$6];2))" office:value-type="float" office:value="58" calcext:value-type="float">
            <text:p>58</text:p>
          </table:table-cell>
          <table:table-cell table:style-name="ce125"/>
          <table:table-cell table:number-columns-repeated="95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formula="of:=MAX([.H8:.BS71])" office:value-type="float" office:value="920.996199775004" calcext:value-type="float">
            <text:p>920,996199775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AVERAGE([.H8:.BS71])" office:value-type="float" office:value="478.981287305175" calcext:value-type="float">
            <text:p>478,981287305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AVEDEV([.H8:.BS71])" office:value-type="float" office:value="215.434745608359" calcext:value-type="float">
            <text:p>215,4347456084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MIN([.H8:.BR71])" office:value-type="float" office:value="4.12310562561766" calcext:value-type="float">
            <text:p>4,1231056256</text:p>
          </table:table-cell>
          <table:table-cell table:number-columns-repeated="1021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estination_calc.AX50:destination_calc.BS71">
            <calcext:color-scale>
              <calcext:color-scale-entry calcext:value="0" calcext:type="minimum" calcext:color="#ffffff"/>
              <calcext:color-scale-entry calcext:value="0" calcext:type="maximum" calcext:color="#00cccc"/>
            </calcext:color-scale>
          </calcext:conditional-format>
          <calcext:conditional-format calcext:target-range-address="destination_calc.AC29:destination_calc.AW49">
            <calcext:color-scale>
              <calcext:color-scale-entry calcext:value="0" calcext:type="minimum" calcext:color="#ffffff"/>
              <calcext:color-scale-entry calcext:value="0" calcext:type="maximum" calcext:color="#00cccc"/>
            </calcext:color-scale>
          </calcext:conditional-format>
          <calcext:conditional-format calcext:target-range-address="destination_calc.H8:destination_calc.AB28">
            <calcext:color-scale>
              <calcext:color-scale-entry calcext:value="0" calcext:type="minimum" calcext:color="#ffffff"/>
              <calcext:color-scale-entry calcext:value="0" calcext:type="maximum" calcext:color="#00cccc"/>
            </calcext:color-scale>
          </calcext:conditional-format>
        </calcext:conditional-formats>
      </table:table>
      <table:table table:name="iridium_calc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4" table:default-cell-style-name="ce84"/>
        <table:table-column table:style-name="co1" table:default-cell-style-name="Default"/>
        <table:table-row table:style-name="ro3">
          <table:table-cell table:number-columns-repeated="3"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ce127" office:value-type="string" calcext:value-type="string">
            <text:p>ppl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50" calcext:value-type="float">
            <text:p>150</text:p>
          </table:table-cell>
        </table:table-row>
        <table:table-row table:style-name="ro3">
          <table:table-cell table:number-columns-repeated="3"/>
          <table:table-cell table:style-name="ce127" office:value-type="string" calcext:value-type="string">
            <text:p>irr / day</text:p>
          </table:table-cell>
          <table:table-cell table:style-name="ce128" office:value-type="float" office:value="3360" calcext:value-type="float">
            <text:p>3 360</text:p>
          </table:table-cell>
          <table:table-cell table:style-name="ce128" office:value-type="float" office:value="8400" calcext:value-type="float">
            <text:p>8 400</text:p>
          </table:table-cell>
          <table:table-cell table:style-name="ce128" office:value-type="float" office:value="16800" calcext:value-type="float">
            <text:p>16 800</text:p>
          </table:table-cell>
          <table:table-cell table:style-name="ce128" office:value-type="float" office:value="25200" calcext:value-type="float">
            <text:p>25 200</text:p>
          </table:table-cell>
        </table:table-row>
        <table:table-row table:style-name="ro3" table:number-rows-repeated="2">
          <table:table-cell table:number-columns-repeated="3"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360" calcext:value-type="float">
            <text:p>3360</text:p>
          </table:table-cell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400" calcext:value-type="float">
            <text:p>8400</text:p>
          </table:table-cell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800" calcext:value-type="float">
            <text:p>16800</text:p>
          </table:table-cell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200" calcext:value-type="float">
            <text:p>25200</text:p>
          </table:table-cell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в системе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в соседней системе</text:p>
          </table:table-cell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float" office:value="230" calcext:value-type="float">
            <text:p>230</text:p>
          </table:table-cell>
          <table:table-cell office:value-type="float" office:value="460" calcext:value-type="float">
            <text:p>460</text:p>
          </table:table-cell>
          <table:table-cell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в другой карте</text:p>
          </table:table-cell>
          <table:table-cell office:value-type="float" office:value="202" calcext:value-type="float">
            <text:p>202</text:p>
          </table:table-cell>
          <table:table-cell office:value-type="float" office:value="905" calcext:value-type="float">
            <text:p>905</text:p>
          </table:table-cell>
          <table:table-cell table:number-columns-repeated="3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в системе</text:p>
          </table:table-cell>
          <table:table-cell table:formula="of:=[.D11]*[.$C$8]*[.$B11]*[.$B$15]" office:value-type="float" office:value="200" calcext:value-type="float">
            <text:p>200</text:p>
          </table:table-cell>
          <table:table-cell table:formula="of:=[.E11]*[.$C$8]*[.$B11]*[.$B$15]" office:value-type="float" office:value="600" calcext:value-type="float">
            <text:p>6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в соседней системе</text:p>
          </table:table-cell>
          <table:table-cell table:formula="of:=[.D12]*[.$C$8]*[.$B12]*[.$B$15]" office:value-type="float" office:value="600" calcext:value-type="float">
            <text:p>600</text:p>
          </table:table-cell>
          <table:table-cell table:formula="of:=[.E12]*[.$C$8]*[.$B12]*[.$B$15]" office:value-type="float" office:value="1890" calcext:value-type="float">
            <text:p>1 890</text:p>
          </table:table-cell>
          <table:table-cell table:formula="of:=[.F12]*[.$C$8]*[.$B12]*[.$B$15]" office:value-type="float" office:value="3450" calcext:value-type="float">
            <text:p>3 450</text:p>
          </table:table-cell>
          <table:table-cell table:formula="of:=[.G12]*[.$C$8]*[.$B12]*[.$B$15]" office:value-type="float" office:value="6900" calcext:value-type="float">
            <text:p>6 9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в другой карте</text:p>
          </table:table-cell>
          <table:table-cell table:formula="of:=[.D13]*[.$C$8]*[.$B13]*[.$B$15]" office:value-type="float" office:value="3030" calcext:value-type="float">
            <text:p>3 030</text:p>
          </table:table-cell>
          <table:table-cell table:formula="of:=[.E13]*[.$C$8]*[.$B13]*[.$B$15]" office:value-type="float" office:value="13575" calcext:value-type="float">
            <text:p>13 575</text:p>
          </table:table-cell>
          <table:table-cell table:number-columns-repeated="3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в системе</text:p>
          </table:table-cell>
          <table:table-cell table:formula="of:=[.D11]*[.$C$8]*[.$B11]*[.$B$19]" office:value-type="float" office:value="400" calcext:value-type="float">
            <text:p>400</text:p>
          </table:table-cell>
          <table:table-cell table:formula="of:=[.E11]*[.$C$8]*[.$B11]*[.$B$19]" office:value-type="float" office:value="1200" calcext:value-type="float">
            <text:p>1 2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в соседней системе</text:p>
          </table:table-cell>
          <table:table-cell table:formula="of:=[.D12]*[.$C$8]*[.$B12]*[.$B$19]" office:value-type="float" office:value="1200" calcext:value-type="float">
            <text:p>1 200</text:p>
          </table:table-cell>
          <table:table-cell table:formula="of:=[.E12]*[.$C$8]*[.$B12]*[.$B$19]" office:value-type="float" office:value="3780" calcext:value-type="float">
            <text:p>3 780</text:p>
          </table:table-cell>
          <table:table-cell table:formula="of:=[.F12]*[.$C$8]*[.$B12]*[.$B$19]" office:value-type="float" office:value="6900" calcext:value-type="float">
            <text:p>6 900</text:p>
          </table:table-cell>
          <table:table-cell table:formula="of:=[.G12]*[.$C$8]*[.$B12]*[.$B$19]" office:value-type="float" office:value="13800" calcext:value-type="float">
            <text:p>13 8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в другой карте</text:p>
          </table:table-cell>
          <table:table-cell table:formula="of:=[.D13]*[.$C$8]*[.$B13]*[.$B$19]" office:value-type="float" office:value="6060" calcext:value-type="float">
            <text:p>6 060</text:p>
          </table:table-cell>
          <table:table-cell table:formula="of:=[.E13]*[.$C$8]*[.$B13]*[.$B$19]" office:value-type="float" office:value="27150" calcext:value-type="float">
            <text:p>27 150</text:p>
          </table:table-cell>
          <table:table-cell table:number-columns-repeated="3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в системе</text:p>
          </table:table-cell>
          <table:table-cell table:formula="of:=[.D11]*[.$C$8]*[.$B11]*[.$B$23]" office:value-type="float" office:value="600" calcext:value-type="float">
            <text:p>600</text:p>
          </table:table-cell>
          <table:table-cell table:formula="of:=[.E11]*[.$C$8]*[.$B11]*[.$B$23]" office:value-type="float" office:value="1800" calcext:value-type="float">
            <text:p>1 8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в соседней системе</text:p>
          </table:table-cell>
          <table:table-cell table:formula="of:=[.D12]*[.$C$8]*[.$B12]*[.$B$23]" office:value-type="float" office:value="1800" calcext:value-type="float">
            <text:p>1 800</text:p>
          </table:table-cell>
          <table:table-cell table:formula="of:=[.E12]*[.$C$8]*[.$B12]*[.$B$23]" office:value-type="float" office:value="5670" calcext:value-type="float">
            <text:p>5 670</text:p>
          </table:table-cell>
          <table:table-cell table:formula="of:=[.F12]*[.$C$8]*[.$B12]*[.$B$23]" office:value-type="float" office:value="10350" calcext:value-type="float">
            <text:p>10 350</text:p>
          </table:table-cell>
          <table:table-cell table:formula="of:=[.G12]*[.$C$8]*[.$B12]*[.$B$23]" office:value-type="float" office:value="20700" calcext:value-type="float">
            <text:p>20 7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в другой карте</text:p>
          </table:table-cell>
          <table:table-cell table:formula="of:=[.D13]*[.$C$8]*[.$B13]*[.$B$23]" office:value-type="float" office:value="9090" calcext:value-type="float">
            <text:p>9 090</text:p>
          </table:table-cell>
          <table:table-cell table:formula="of:=[.E13]*[.$C$8]*[.$B13]*[.$B$23]" office:value-type="float" office:value="40725" calcext:value-type="float">
            <text:p>40 725</text:p>
          </table:table-cell>
          <table:table-cell table:number-columns-repeated="3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в системе</text:p>
          </table:table-cell>
          <table:table-cell table:formula="of:=[.D11]*[.$C$8]*[.$B11]*[.$B$27]" office:value-type="float" office:value="800" calcext:value-type="float">
            <text:p>800</text:p>
          </table:table-cell>
          <table:table-cell table:formula="of:=[.E11]*[.$C$8]*[.$B11]*[.$B$27]" office:value-type="float" office:value="2400" calcext:value-type="float">
            <text:p>2 4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в соседней системе</text:p>
          </table:table-cell>
          <table:table-cell table:formula="of:=[.D12]*[.$C$8]*[.$B12]*[.$B$27]" office:value-type="float" office:value="2400" calcext:value-type="float">
            <text:p>2 400</text:p>
          </table:table-cell>
          <table:table-cell table:formula="of:=[.E12]*[.$C$8]*[.$B12]*[.$B$27]" office:value-type="float" office:value="7560" calcext:value-type="float">
            <text:p>7 560</text:p>
          </table:table-cell>
          <table:table-cell table:formula="of:=[.F12]*[.$C$8]*[.$B12]*[.$B$27]" office:value-type="float" office:value="13800" calcext:value-type="float">
            <text:p>13 800</text:p>
          </table:table-cell>
          <table:table-cell table:formula="of:=[.G12]*[.$C$8]*[.$B12]*[.$B$27]" office:value-type="float" office:value="27600" calcext:value-type="float">
            <text:p>27 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в другой карте</text:p>
          </table:table-cell>
          <table:table-cell table:formula="of:=[.D13]*[.$C$8]*[.$B13]*[.$B$27]" office:value-type="float" office:value="12120" calcext:value-type="float">
            <text:p>12 120</text:p>
          </table:table-cell>
          <table:table-cell table:formula="of:=[.E13]*[.$C$8]*[.$B13]*[.$B$27]" office:value-type="float" office:value="54300" calcext:value-type="float">
            <text:p>54 300</text:p>
          </table:table-cell>
          <table:table-cell table:number-columns-repeated="3"/>
        </table:table-row>
      </table:table>
      <table:table table:name="Map" table:style-name="ta1">
        <office:forms form:automatic-focus="false" form:apply-design-mode="false"/>
        <table:table-column table:style-name="co14" table:default-cell-style-name="ce29"/>
        <table:table-column table:style-name="co2" table:default-cell-style-name="Default"/>
        <table:table-column table:style-name="co15" table:default-cell-style-name="ce29"/>
        <table:table-column table:style-name="co16" table:default-cell-style-name="Default"/>
        <table:table-column table:style-name="co17" table:default-cell-style-name="ce29"/>
        <table:table-column table:style-name="co18" table:default-cell-style-name="ce29"/>
        <table:table-column table:style-name="co19" table:default-cell-style-name="Default"/>
        <table:table-column table:style-name="co20" table:default-cell-style-name="ce84"/>
        <table:table-column table:style-name="co20" table:default-cell-style-name="ce130"/>
        <table:table-column table:style-name="co20" table:default-cell-style-name="ce133"/>
        <table:table-column table:style-name="co21" table:number-columns-repeated="4" table:default-cell-style-name="Default"/>
        <table:table-column table:style-name="co22" table:default-cell-style-name="Default"/>
        <table:table-column table:style-name="co23" table:number-columns-repeated="91" table:default-cell-style-name="ce29"/>
        <table:table-row table:style-name="ro3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type</text:p>
          </table:table-cell>
          <table:table-cell table:style-name="ce29" office:value-type="string" calcext:value-type="string">
            <text:p>round_kf</text:p>
          </table:table-cell>
          <table:table-cell table:number-columns-repeated="3"/>
          <table:table-cell table:style-name="Default" table:number-columns-repeated="91"/>
        </table:table-row>
        <table:table-row table:style-name="ro3"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129"/>
          <table:table-cell office:value-type="string" calcext:value-type="string">
            <text:p>GameStore.CreditsType.CT_CREDITS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200000" calcext:value-type="float">
            <text:p>200000</text:p>
          </table:table-cell>
          <table:table-cell table:style-name="Default" office:value-type="float" office:value="250000" calcext:value-type="float">
            <text:p>250000</text:p>
          </table:table-cell>
          <table:table-cell table:style-name="ce29"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Default" office:value-type="float" office:value="8" calcext:value-type="float">
            <text:p>8</text:p>
          </table:table-cell>
          <table:table-cell table:style-name="Default" table:formula="of:=[.P2]+1" office:value-type="float" office:value="9" calcext:value-type="float">
            <text:p>9</text:p>
          </table:table-cell>
          <table:table-cell table:style-name="Default" table:formula="of:=[.Q2]+1" office:value-type="float" office:value="10" calcext:value-type="float">
            <text:p>10</text:p>
          </table:table-cell>
          <table:table-cell table:style-name="Default" table:formula="of:=[.R2]+1" office:value-type="float" office:value="11" calcext:value-type="float">
            <text:p>11</text:p>
          </table:table-cell>
          <table:table-cell table:style-name="Default" table:formula="of:=[.S2]+1" office:value-type="float" office:value="12" calcext:value-type="float">
            <text:p>12</text:p>
          </table:table-cell>
          <table:table-cell table:style-name="Default" table:formula="of:=[.T2]+1" office:value-type="float" office:value="13" calcext:value-type="float">
            <text:p>13</text:p>
          </table:table-cell>
          <table:table-cell table:style-name="Default" table:formula="of:=[.U2]+1" office:value-type="float" office:value="14" calcext:value-type="float">
            <text:p>14</text:p>
          </table:table-cell>
          <table:table-cell table:style-name="Default" table:formula="of:=[.V2]+1" office:value-type="float" office:value="15" calcext:value-type="float">
            <text:p>15</text:p>
          </table:table-cell>
          <table:table-cell table:style-name="Default" table:formula="of:=[.W2]+1" office:value-type="float" office:value="16" calcext:value-type="float">
            <text:p>16</text:p>
          </table:table-cell>
          <table:table-cell table:style-name="Default" table:formula="of:=[.X2]+1" office:value-type="float" office:value="17" calcext:value-type="float">
            <text:p>17</text:p>
          </table:table-cell>
          <table:table-cell table:style-name="Default" table:formula="of:=[.Y2]+1" office:value-type="float" office:value="18" calcext:value-type="float">
            <text:p>18</text:p>
          </table:table-cell>
          <table:table-cell table:style-name="Default" table:formula="of:=[.Z2]+1" office:value-type="float" office:value="19" calcext:value-type="float">
            <text:p>19</text:p>
          </table:table-cell>
          <table:table-cell table:style-name="Default" table:formula="of:=[.AA2]+1" office:value-type="float" office:value="20" calcext:value-type="float">
            <text:p>20</text:p>
          </table:table-cell>
          <table:table-cell table:style-name="Default" table:formula="of:=[.AB2]+1" office:value-type="float" office:value="21" calcext:value-type="float">
            <text:p>21</text:p>
          </table:table-cell>
          <table:table-cell table:style-name="Default" table:formula="of:=[.AC2]+1" office:value-type="float" office:value="22" calcext:value-type="float">
            <text:p>22</text:p>
          </table:table-cell>
          <table:table-cell table:style-name="Default" table:formula="of:=[.AD2]+1" office:value-type="float" office:value="23" calcext:value-type="float">
            <text:p>23</text:p>
          </table:table-cell>
          <table:table-cell table:style-name="Default" table:formula="of:=[.AE2]+1" office:value-type="float" office:value="24" calcext:value-type="float">
            <text:p>24</text:p>
          </table:table-cell>
          <table:table-cell table:style-name="Default" table:formula="of:=[.AF2]+1" office:value-type="float" office:value="25" calcext:value-type="float">
            <text:p>25</text:p>
          </table:table-cell>
          <table:table-cell table:style-name="Default" table:formula="of:=[.AG2]+1" office:value-type="float" office:value="26" calcext:value-type="float">
            <text:p>26</text:p>
          </table:table-cell>
          <table:table-cell table:style-name="Default" table:formula="of:=[.AH2]+1" office:value-type="float" office:value="27" calcext:value-type="float">
            <text:p>27</text:p>
          </table:table-cell>
          <table:table-cell table:style-name="Default" table:formula="of:=[.AI2]+1" office:value-type="float" office:value="28" calcext:value-type="float">
            <text:p>28</text:p>
          </table:table-cell>
          <table:table-cell table:style-name="Default" table:formula="of:=[.AJ2]+1" office:value-type="float" office:value="29" calcext:value-type="float">
            <text:p>29</text:p>
          </table:table-cell>
          <table:table-cell table:style-name="Default" table:formula="of:=[.AK2]+1" office:value-type="float" office:value="30" calcext:value-type="float">
            <text:p>30</text:p>
          </table:table-cell>
          <table:table-cell table:style-name="Default" table:formula="of:=[.AL2]+1" office:value-type="float" office:value="31" calcext:value-type="float">
            <text:p>31</text:p>
          </table:table-cell>
          <table:table-cell table:style-name="Default" table:formula="of:=[.AM2]+1" office:value-type="float" office:value="32" calcext:value-type="float">
            <text:p>32</text:p>
          </table:table-cell>
          <table:table-cell table:style-name="Default" table:formula="of:=[.AN2]+1" office:value-type="float" office:value="33" calcext:value-type="float">
            <text:p>33</text:p>
          </table:table-cell>
          <table:table-cell table:style-name="Default" table:formula="of:=[.AO2]+1" office:value-type="float" office:value="34" calcext:value-type="float">
            <text:p>34</text:p>
          </table:table-cell>
          <table:table-cell table:style-name="Default" table:formula="of:=[.AP2]+1" office:value-type="float" office:value="35" calcext:value-type="float">
            <text:p>35</text:p>
          </table:table-cell>
          <table:table-cell table:style-name="Default" table:formula="of:=[.AQ2]+1" office:value-type="float" office:value="36" calcext:value-type="float">
            <text:p>36</text:p>
          </table:table-cell>
          <table:table-cell table:style-name="Default" table:formula="of:=[.AR2]+1" office:value-type="float" office:value="37" calcext:value-type="float">
            <text:p>37</text:p>
          </table:table-cell>
          <table:table-cell table:style-name="Default" table:formula="of:=[.AS2]+1" office:value-type="float" office:value="38" calcext:value-type="float">
            <text:p>38</text:p>
          </table:table-cell>
          <table:table-cell table:style-name="Default" table:formula="of:=[.AT2]+1" office:value-type="float" office:value="39" calcext:value-type="float">
            <text:p>39</text:p>
          </table:table-cell>
          <table:table-cell table:style-name="Default" table:formula="of:=[.AU2]+1" office:value-type="float" office:value="40" calcext:value-type="float">
            <text:p>40</text:p>
          </table:table-cell>
          <table:table-cell table:style-name="Default" table:formula="of:=[.AV2]+1" office:value-type="float" office:value="41" calcext:value-type="float">
            <text:p>41</text:p>
          </table:table-cell>
          <table:table-cell table:style-name="Default" table:formula="of:=[.AW2]+1" office:value-type="float" office:value="42" calcext:value-type="float">
            <text:p>42</text:p>
          </table:table-cell>
          <table:table-cell table:style-name="Default" table:formula="of:=[.AX2]+1" office:value-type="float" office:value="43" calcext:value-type="float">
            <text:p>43</text:p>
          </table:table-cell>
          <table:table-cell table:style-name="Default" table:formula="of:=[.AY2]+1" office:value-type="float" office:value="44" calcext:value-type="float">
            <text:p>44</text:p>
          </table:table-cell>
          <table:table-cell table:style-name="Default" table:formula="of:=[.AZ2]+1" office:value-type="float" office:value="45" calcext:value-type="float">
            <text:p>45</text:p>
          </table:table-cell>
          <table:table-cell table:style-name="Default" table:formula="of:=[.BA2]+1" office:value-type="float" office:value="46" calcext:value-type="float">
            <text:p>46</text:p>
          </table:table-cell>
          <table:table-cell table:style-name="Default" table:formula="of:=[.BB2]+1" office:value-type="float" office:value="47" calcext:value-type="float">
            <text:p>47</text:p>
          </table:table-cell>
          <table:table-cell table:style-name="Default" table:formula="of:=[.BC2]+1" office:value-type="float" office:value="48" calcext:value-type="float">
            <text:p>48</text:p>
          </table:table-cell>
          <table:table-cell table:style-name="Default" table:formula="of:=[.BD2]+1" office:value-type="float" office:value="49" calcext:value-type="float">
            <text:p>49</text:p>
          </table:table-cell>
          <table:table-cell table:style-name="Default" table:formula="of:=[.BE2]+1" office:value-type="float" office:value="50" calcext:value-type="float">
            <text:p>50</text:p>
          </table:table-cell>
          <table:table-cell table:style-name="Default" table:formula="of:=[.BF2]+1" office:value-type="float" office:value="51" calcext:value-type="float">
            <text:p>51</text:p>
          </table:table-cell>
          <table:table-cell table:style-name="Default" table:formula="of:=[.BG2]+1" office:value-type="float" office:value="52" calcext:value-type="float">
            <text:p>52</text:p>
          </table:table-cell>
          <table:table-cell table:style-name="Default" table:formula="of:=[.BH2]+1" office:value-type="float" office:value="53" calcext:value-type="float">
            <text:p>53</text:p>
          </table:table-cell>
          <table:table-cell table:style-name="Default" table:formula="of:=[.BI2]+1" office:value-type="float" office:value="54" calcext:value-type="float">
            <text:p>54</text:p>
          </table:table-cell>
          <table:table-cell table:style-name="Default" table:formula="of:=[.BJ2]+1" office:value-type="float" office:value="55" calcext:value-type="float">
            <text:p>55</text:p>
          </table:table-cell>
          <table:table-cell table:style-name="Default" table:formula="of:=[.BK2]+1" office:value-type="float" office:value="56" calcext:value-type="float">
            <text:p>56</text:p>
          </table:table-cell>
          <table:table-cell table:style-name="Default" table:formula="of:=[.BL2]+1" office:value-type="float" office:value="57" calcext:value-type="float">
            <text:p>57</text:p>
          </table:table-cell>
          <table:table-cell table:style-name="Default" table:formula="of:=[.BM2]+1" office:value-type="float" office:value="58" calcext:value-type="float">
            <text:p>58</text:p>
          </table:table-cell>
          <table:table-cell table:style-name="Default" table:formula="of:=[.BN2]+1" office:value-type="float" office:value="59" calcext:value-type="float">
            <text:p>59</text:p>
          </table:table-cell>
          <table:table-cell table:style-name="Default" table:formula="of:=[.BO2]+1" office:value-type="float" office:value="60" calcext:value-type="float">
            <text:p>60</text:p>
          </table:table-cell>
          <table:table-cell table:style-name="Default" table:formula="of:=[.BP2]+1" office:value-type="float" office:value="61" calcext:value-type="float">
            <text:p>61</text:p>
          </table:table-cell>
          <table:table-cell table:style-name="Default" table:formula="of:=[.BQ2]+1" office:value-type="float" office:value="62" calcext:value-type="float">
            <text:p>62</text:p>
          </table:table-cell>
          <table:table-cell table:style-name="Default" table:formula="of:=[.BR2]+1" office:value-type="float" office:value="63" calcext:value-type="float">
            <text:p>63</text:p>
          </table:table-cell>
          <table:table-cell table:style-name="Default" table:formula="of:=[.BS2]+1" office:value-type="float" office:value="64" calcext:value-type="float">
            <text:p>64</text:p>
          </table:table-cell>
          <table:table-cell table:style-name="Default" table:formula="of:=[.BT2]+1" office:value-type="float" office:value="65" calcext:value-type="float">
            <text:p>65</text:p>
          </table:table-cell>
          <table:table-cell table:style-name="Default" table:formula="of:=[.BU2]+1" office:value-type="float" office:value="66" calcext:value-type="float">
            <text:p>66</text:p>
          </table:table-cell>
          <table:table-cell table:style-name="Default" table:formula="of:=[.BV2]+1" office:value-type="float" office:value="67" calcext:value-type="float">
            <text:p>67</text:p>
          </table:table-cell>
          <table:table-cell table:style-name="Default" table:formula="of:=[.BW2]+1" office:value-type="float" office:value="68" calcext:value-type="float">
            <text:p>68</text:p>
          </table:table-cell>
          <table:table-cell table:style-name="Default" table:formula="of:=[.BX2]+1" office:value-type="float" office:value="69" calcext:value-type="float">
            <text:p>69</text:p>
          </table:table-cell>
          <table:table-cell table:style-name="Default" table:formula="of:=[.BY2]+1" office:value-type="float" office:value="70" calcext:value-type="float">
            <text:p>70</text:p>
          </table:table-cell>
          <table:table-cell table:style-name="Default" table:formula="of:=[.BZ2]+1" office:value-type="float" office:value="71" calcext:value-type="float">
            <text:p>71</text:p>
          </table:table-cell>
          <table:table-cell table:style-name="Default" table:formula="of:=[.CA2]+1" office:value-type="float" office:value="72" calcext:value-type="float">
            <text:p>72</text:p>
          </table:table-cell>
          <table:table-cell table:style-name="Default" table:formula="of:=[.CB2]+1" office:value-type="float" office:value="73" calcext:value-type="float">
            <text:p>73</text:p>
          </table:table-cell>
          <table:table-cell table:style-name="Default" table:formula="of:=[.CC2]+1" office:value-type="float" office:value="74" calcext:value-type="float">
            <text:p>74</text:p>
          </table:table-cell>
          <table:table-cell table:style-name="Default" table:formula="of:=[.CD2]+1" office:value-type="float" office:value="75" calcext:value-type="float">
            <text:p>75</text:p>
          </table:table-cell>
          <table:table-cell table:style-name="Default" table:formula="of:=[.CE2]+1" office:value-type="float" office:value="76" calcext:value-type="float">
            <text:p>76</text:p>
          </table:table-cell>
          <table:table-cell table:style-name="Default" table:formula="of:=[.CF2]+1" office:value-type="float" office:value="77" calcext:value-type="float">
            <text:p>77</text:p>
          </table:table-cell>
          <table:table-cell table:style-name="Default" table:formula="of:=[.CG2]+1" office:value-type="float" office:value="78" calcext:value-type="float">
            <text:p>78</text:p>
          </table:table-cell>
          <table:table-cell table:style-name="Default" table:formula="of:=[.CH2]+1" office:value-type="float" office:value="79" calcext:value-type="float">
            <text:p>79</text:p>
          </table:table-cell>
          <table:table-cell table:style-name="Default" table:formula="of:=[.CI2]+1" office:value-type="float" office:value="80" calcext:value-type="float">
            <text:p>80</text:p>
          </table:table-cell>
          <table:table-cell table:style-name="Default" table:formula="of:=[.CJ2]+1" office:value-type="float" office:value="81" calcext:value-type="float">
            <text:p>81</text:p>
          </table:table-cell>
          <table:table-cell table:style-name="Default" table:formula="of:=[.CK2]+1" office:value-type="float" office:value="82" calcext:value-type="float">
            <text:p>82</text:p>
          </table:table-cell>
          <table:table-cell table:style-name="Default" table:formula="of:=[.CL2]+1" office:value-type="float" office:value="83" calcext:value-type="float">
            <text:p>83</text:p>
          </table:table-cell>
          <table:table-cell table:style-name="Default" table:formula="of:=[.CM2]+1" office:value-type="float" office:value="84" calcext:value-type="float">
            <text:p>84</text:p>
          </table:table-cell>
          <table:table-cell table:style-name="Default" table:formula="of:=[.CN2]+1" office:value-type="float" office:value="85" calcext:value-type="float">
            <text:p>85</text:p>
          </table:table-cell>
          <table:table-cell table:style-name="Default" table:formula="of:=[.CO2]+1" office:value-type="float" office:value="86" calcext:value-type="float">
            <text:p>86</text:p>
          </table:table-cell>
          <table:table-cell table:style-name="Default" table:formula="of:=[.CP2]+1" office:value-type="float" office:value="87" calcext:value-type="float">
            <text:p>87</text:p>
          </table:table-cell>
          <table:table-cell table:style-name="Default" table:formula="of:=[.CQ2]+1" office:value-type="float" office:value="88" calcext:value-type="float">
            <text:p>88</text:p>
          </table:table-cell>
          <table:table-cell table:style-name="Default" table:formula="of:=[.CR2]+1" office:value-type="float" office:value="89" calcext:value-type="float">
            <text:p>89</text:p>
          </table:table-cell>
          <table:table-cell table:style-name="Default" table:formula="of:=[.CS2]+1" office:value-type="float" office:value="90" calcext:value-type="float">
            <text:p>90</text:p>
          </table:table-cell>
          <table:table-cell table:style-name="Default" table:formula="of:=[.CT2]+1" office:value-type="float" office:value="91" calcext:value-type="float">
            <text:p>91</text:p>
          </table:table-cell>
          <table:table-cell table:style-name="Default" table:formula="of:=[.CU2]+1" office:value-type="float" office:value="92" calcext:value-type="float">
            <text:p>92</text:p>
          </table:table-cell>
          <table:table-cell table:style-name="Default" table:formula="of:=[.CV2]+1" office:value-type="float" office:value="93" calcext:value-type="float">
            <text:p>93</text:p>
          </table:table-cell>
          <table:table-cell table:style-name="Default" table:formula="of:=[.CW2]+1" office:value-type="float" office:value="94" calcext:value-type="float">
            <text:p>94</text:p>
          </table:table-cell>
          <table:table-cell table:style-name="Default" table:formula="of:=[.CX2]+1" office:value-type="float" office:value="95" calcext:value-type="float">
            <text:p>95</text:p>
          </table:table-cell>
          <table:table-cell table:style-name="Default" table:formula="of:=[.CY2]+1" office:value-type="float" office:value="96" calcext:value-type="float">
            <text:p>96</text:p>
          </table:table-cell>
          <table:table-cell table:style-name="Default" table:formula="of:=[.CZ2]+1" office:value-type="float" office:value="97" calcext:value-type="float">
            <text:p>97</text:p>
          </table:table-cell>
          <table:table-cell table:style-name="Default" table:formula="of:=[.DA2]+1" office:value-type="float" office:value="98" calcext:value-type="float">
            <text:p>98</text:p>
          </table:table-cell>
        </table:table-row>
        <table:table-row table:style-name="ro3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GameStore.CreditsType.CT_GOLD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0" calcext:value-type="float">
            <text:p>30</text:p>
          </table:table-cell>
          <table:table-cell table:style-name="ce29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91"/>
        </table:table-row>
        <table:table-row table:style-name="ro3">
          <table:table-cell table:style-name="Default"/>
          <table:table-cell/>
          <table:table-cell table:style-name="Default"/>
          <table:table-cell office:value-type="string" calcext:value-type="string">
            <text:p><text:s/></text:p>
          </table:table-cell>
          <table:table-cell table:style-name="Default" table:number-columns-repeated="2"/>
          <table:table-cell office:value-type="string" calcext:value-type="string">
            <text:p>GameStore.CreditsType.CT_TOKEN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ce2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91"/>
        </table:table-row>
        <table:table-row table:style-name="ro3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5"/>
          <table:table-cell table:style-name="Default" table:number-columns-repeated="91"/>
        </table:table-row>
        <table:table-row table:style-name="ro3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formula="of:=MIN([.J9:.J72])" office:value-type="float" office:value="2.38537208837531" calcext:value-type="float">
            <text:p>2,39</text:p>
          </table:table-cell>
          <table:table-cell table:number-columns-repeated="5"/>
          <table:table-cell table:style-name="Default" table:number-columns-repeated="91"/>
        </table:table-row>
        <table:table-row table:style-name="ro3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formula="of:=MAX([.J9:.J72])" office:value-type="float" office:value="43.2541327505246" calcext:value-type="float">
            <text:p>43,25</text:p>
          </table:table-cell>
          <table:table-cell table:number-columns-repeated="5"/>
          <table:table-cell table:style-name="Default" table:number-columns-repeated="91"/>
        </table:table-row>
        <table:table-row table:style-name="ro3">
          <table:table-cell table:style-name="ce127" office:value-type="string" calcext:value-type="string">
            <text:p>zid</text:p>
          </table:table-cell>
          <table:table-cell table:style-name="ce127" office:value-type="string" calcext:value-type="string">
            <text:p>def</text:p>
          </table:table-cell>
          <table:table-cell table:style-name="ce127" office:value-type="string" calcext:value-type="string">
            <text:p>SQ_tier</text:p>
          </table:table-cell>
          <table:table-cell table:style-name="ce127" office:value-type="string" calcext:value-type="string">
            <text:p>name</text:p>
          </table:table-cell>
          <table:table-cell table:style-name="ce127" office:value-type="string" calcext:value-type="string">
            <text:p>zone_kf</text:p>
          </table:table-cell>
          <table:table-cell table:style-name="ce127"/>
          <table:table-cell table:style-name="ce127" office:value-type="string" calcext:value-type="string">
            <text:p>reward_type</text:p>
          </table:table-cell>
          <table:table-cell table:style-name="ce127" office:value-type="string" calcext:value-type="string">
            <text:p>reward</text:p>
          </table:table-cell>
          <table:table-cell table:style-name="ce127" office:value-type="string" calcext:value-type="string">
            <text:p>race</text:p>
          </table:table-cell>
          <table:table-cell table:style-name="ce127" office:value-type="string" calcext:value-type="string">
            <text:p>2HW_dest</text:p>
          </table:table-cell>
          <table:table-cell table:style-name="ce127" office:value-type="string" calcext:value-type="string">
            <text:p>x</text:p>
          </table:table-cell>
          <table:table-cell table:style-name="ce127" office:value-type="string" calcext:value-type="string">
            <text:p>y</text:p>
          </table:table-cell>
          <table:table-cell table:style-name="ce127" office:value-type="string" calcext:value-type="string">
            <text:p>x_round</text:p>
          </table:table-cell>
          <table:table-cell table:style-name="ce127" office:value-type="string" calcext:value-type="string">
            <text:p>y_round</text:p>
          </table:table-cell>
          <table:table-cell/>
          <table:table-cell table:style-name="Default" table:number-columns-repeated="91"/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ow_da_proto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Комплекс «Альфа-7»</text:p>
          </table:table-cell>
          <table:table-cell office:value-type="float" office:value="0.2" calcext:value-type="float">
            <text:p>0,2</text:p>
          </table:table-cell>
          <table:table-cell table:formula="of:=VLOOKUP([.G9];[.$G$2:.$K$4];5)" office:value-type="string" office:string-value="g" calcext:value-type="string">
            <text:p>g</text:p>
          </table:table-cell>
          <table:table-cell office:value-type="string" calcext:value-type="string">
            <text:p>GameStore.CreditsType.CT_GOLD</text:p>
          </table:table-cell>
          <table:table-cell table:formula="of:=MROUND(VLOOKUP([.G9];[.$G$2:.$J$4];[.C9]-1)+VLOOKUP([.G9];[.$G$2:.$J$4];[.C9]-1)*[.E9];VLOOKUP([.G9];[.$G$2:.$L$4];6))"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table:formula="of:=IF([.I9]=&quot;e&quot;;SQRT(POWER([.$K$26]-[.K9];2)+POWER([.$L$26]-[.L9];2));IF([.I9]=&quot;f&quot;;SQRT(POWER([.$K$40]-[.K9];2)+POWER([.$L$40]-[.L9];2));IF([.I9]=&quot;j&quot;;SQRT(POWER([.$K$64]-[.K9];2)+POWER([.$L$64]-[.L9];2));0)))" office:value-type="float" office:value="43.2541327505246" calcext:value-type="float">
            <text:p>43,25</text:p>
          </table:table-cell>
          <table:table-cell office:value-type="float" office:value="50" calcext:value-type="float">
            <text:p>50</text:p>
          </table:table-cell>
          <table:table-cell office:value-type="float" office:value="-6.5" calcext:value-type="float">
            <text:p>-6,5</text:p>
          </table:table-cell>
          <table:table-cell table:formula="of:=MROUND([.K9];1)" office:value-type="float" office:value="50" calcext:value-type="float">
            <text:p>50</text:p>
          </table:table-cell>
          <table:table-cell table:formula="of:=MROUND([.L9];1)" office:value-type="float" office:value="-7" calcext:value-type="float">
            <text:p>-7</text:p>
          </table:table-cell>
          <table:table-cell/>
          <table:table-cell table:formula="of:=IF([.P$2]=[.$M9];[.$C9];&quot;&quot;)">
            <text:p/>
          </table:table-cell>
          <table:table-cell table:formula="of:=IF([.Q$2]=[.$M9];[.$C9];&quot;&quot;)">
            <text:p/>
          </table:table-cell>
          <table:table-cell table:formula="of:=IF([.R$2]=[.$M9];[.$C9];&quot;&quot;)">
            <text:p/>
          </table:table-cell>
          <table:table-cell table:formula="of:=IF([.S$2]=[.$M9];[.$C9];&quot;&quot;)">
            <text:p/>
          </table:table-cell>
          <table:table-cell table:formula="of:=IF([.T$2]=[.$M9];[.$C9];&quot;&quot;)">
            <text:p/>
          </table:table-cell>
          <table:table-cell table:formula="of:=IF([.U$2]=[.$M9];[.$C9];&quot;&quot;)">
            <text:p/>
          </table:table-cell>
          <table:table-cell table:formula="of:=IF([.V$2]=[.$M9];[.$C9];&quot;&quot;)">
            <text:p/>
          </table:table-cell>
          <table:table-cell table:formula="of:=IF([.W$2]=[.$M9];[.$C9];&quot;&quot;)">
            <text:p/>
          </table:table-cell>
          <table:table-cell table:formula="of:=IF([.X$2]=[.$M9];[.$C9];&quot;&quot;)">
            <text:p/>
          </table:table-cell>
          <table:table-cell table:formula="of:=IF([.Y$2]=[.$M9];[.$C9];&quot;&quot;)">
            <text:p/>
          </table:table-cell>
          <table:table-cell table:formula="of:=IF([.Z$2]=[.$M9];[.$C9];&quot;&quot;)">
            <text:p/>
          </table:table-cell>
          <table:table-cell table:formula="of:=IF([.AA$2]=[.$M9];[.$C9];&quot;&quot;)">
            <text:p/>
          </table:table-cell>
          <table:table-cell table:formula="of:=IF([.AB$2]=[.$M9];[.$C9];&quot;&quot;)">
            <text:p/>
          </table:table-cell>
          <table:table-cell table:formula="of:=IF([.AC$2]=[.$M9];[.$C9];&quot;&quot;)">
            <text:p/>
          </table:table-cell>
          <table:table-cell table:formula="of:=IF([.AD$2]=[.$M9];[.$C9];&quot;&quot;)">
            <text:p/>
          </table:table-cell>
          <table:table-cell table:formula="of:=IF([.AE$2]=[.$M9];[.$C9];&quot;&quot;)">
            <text:p/>
          </table:table-cell>
          <table:table-cell table:formula="of:=IF([.AF$2]=[.$M9];[.$C9];&quot;&quot;)">
            <text:p/>
          </table:table-cell>
          <table:table-cell table:formula="of:=IF([.AG$2]=[.$M9];[.$C9];&quot;&quot;)">
            <text:p/>
          </table:table-cell>
          <table:table-cell table:formula="of:=IF([.AH$2]=[.$M9];[.$C9];&quot;&quot;)">
            <text:p/>
          </table:table-cell>
          <table:table-cell table:formula="of:=IF([.AI$2]=[.$M9];[.$C9];&quot;&quot;)">
            <text:p/>
          </table:table-cell>
          <table:table-cell table:formula="of:=IF([.AJ$2]=[.$M9];[.$C9];&quot;&quot;)">
            <text:p/>
          </table:table-cell>
          <table:table-cell table:formula="of:=IF([.AK$2]=[.$M9];[.$C9];&quot;&quot;)">
            <text:p/>
          </table:table-cell>
          <table:table-cell table:formula="of:=IF([.AL$2]=[.$M9];[.$C9];&quot;&quot;)">
            <text:p/>
          </table:table-cell>
          <table:table-cell table:formula="of:=IF([.AM$2]=[.$M9];[.$C9];&quot;&quot;)">
            <text:p/>
          </table:table-cell>
          <table:table-cell table:formula="of:=IF([.AN$2]=[.$M9];[.$C9];&quot;&quot;)">
            <text:p/>
          </table:table-cell>
          <table:table-cell table:formula="of:=IF([.AO$2]=[.$M9];[.$C9];&quot;&quot;)">
            <text:p/>
          </table:table-cell>
          <table:table-cell table:formula="of:=IF([.AP$2]=[.$M9];[.$C9];&quot;&quot;)">
            <text:p/>
          </table:table-cell>
          <table:table-cell table:formula="of:=IF([.AQ$2]=[.$M9];[.$C9];&quot;&quot;)">
            <text:p/>
          </table:table-cell>
          <table:table-cell table:formula="of:=IF([.AR$2]=[.$M9];[.$C9];&quot;&quot;)">
            <text:p/>
          </table:table-cell>
          <table:table-cell table:formula="of:=IF([.AS$2]=[.$M9];[.$C9];&quot;&quot;)">
            <text:p/>
          </table:table-cell>
          <table:table-cell table:formula="of:=IF([.AT$2]=[.$M9];[.$C9];&quot;&quot;)">
            <text:p/>
          </table:table-cell>
          <table:table-cell table:formula="of:=IF([.AU$2]=[.$M9];[.$C9];&quot;&quot;)">
            <text:p/>
          </table:table-cell>
          <table:table-cell table:formula="of:=IF([.AV$2]=[.$M9];[.$C9];&quot;&quot;)">
            <text:p/>
          </table:table-cell>
          <table:table-cell table:formula="of:=IF([.AW$2]=[.$M9];[.$C9];&quot;&quot;)">
            <text:p/>
          </table:table-cell>
          <table:table-cell table:formula="of:=IF([.AX$2]=[.$M9];[.$C9];&quot;&quot;)">
            <text:p/>
          </table:table-cell>
          <table:table-cell table:formula="of:=IF([.AY$2]=[.$M9];[.$C9];&quot;&quot;)">
            <text:p/>
          </table:table-cell>
          <table:table-cell table:formula="of:=IF([.AZ$2]=[.$M9];[.$C9];&quot;&quot;)">
            <text:p/>
          </table:table-cell>
          <table:table-cell table:formula="of:=IF([.BA$2]=[.$M9];[.$C9];&quot;&quot;)">
            <text:p/>
          </table:table-cell>
          <table:table-cell table:formula="of:=IF([.BB$2]=[.$M9];[.$C9];&quot;&quot;)">
            <text:p/>
          </table:table-cell>
          <table:table-cell table:formula="of:=IF([.BC$2]=[.$M9];[.$C9];&quot;&quot;)">
            <text:p/>
          </table:table-cell>
          <table:table-cell table:formula="of:=IF([.BD$2]=[.$M9];[.$C9];&quot;&quot;)">
            <text:p/>
          </table:table-cell>
          <table:table-cell table:formula="of:=IF([.BE$2]=[.$M9];[.$C9];&quot;&quot;)">
            <text:p/>
          </table:table-cell>
          <table:table-cell table:style-name="ce137" table:formula="of:=IF([.BF$2]=[.$M9];CONCATENATE([.$C9];[.$F9]);&quot;&quot;)" office:value-type="string" office:string-value="4g" calcext:value-type="string">
            <text:p>4g</text:p>
          </table:table-cell>
          <table:table-cell table:formula="of:=IF([.BG$2]=[.$M9];[.$C9];&quot;&quot;)">
            <text:p/>
          </table:table-cell>
          <table:table-cell table:formula="of:=IF([.BH$2]=[.$M9];[.$C9];&quot;&quot;)">
            <text:p/>
          </table:table-cell>
          <table:table-cell table:formula="of:=IF([.BI$2]=[.$M9];[.$C9];&quot;&quot;)">
            <text:p/>
          </table:table-cell>
          <table:table-cell table:formula="of:=IF([.BJ$2]=[.$M9];[.$C9];&quot;&quot;)">
            <text:p/>
          </table:table-cell>
          <table:table-cell table:formula="of:=IF([.BK$2]=[.$M9];[.$C9];&quot;&quot;)">
            <text:p/>
          </table:table-cell>
          <table:table-cell table:formula="of:=IF([.BL$2]=[.$M9];[.$C9];&quot;&quot;)">
            <text:p/>
          </table:table-cell>
          <table:table-cell table:formula="of:=IF([.BM$2]=[.$M9];[.$C9];&quot;&quot;)">
            <text:p/>
          </table:table-cell>
          <table:table-cell table:formula="of:=IF([.BN$2]=[.$M9];[.$C9];&quot;&quot;)">
            <text:p/>
          </table:table-cell>
          <table:table-cell table:formula="of:=IF([.BO$2]=[.$M9];[.$C9];&quot;&quot;)">
            <text:p/>
          </table:table-cell>
          <table:table-cell table:formula="of:=IF([.BP$2]=[.$M9];[.$C9];&quot;&quot;)">
            <text:p/>
          </table:table-cell>
          <table:table-cell table:formula="of:=IF([.BQ$2]=[.$M9];[.$C9];&quot;&quot;)">
            <text:p/>
          </table:table-cell>
          <table:table-cell table:formula="of:=IF([.BR$2]=[.$M9];[.$C9];&quot;&quot;)">
            <text:p/>
          </table:table-cell>
          <table:table-cell table:formula="of:=IF([.BS$2]=[.$M9];[.$C9];&quot;&quot;)">
            <text:p/>
          </table:table-cell>
          <table:table-cell table:formula="of:=IF([.BT$2]=[.$M9];[.$C9];&quot;&quot;)">
            <text:p/>
          </table:table-cell>
          <table:table-cell table:formula="of:=IF([.BU$2]=[.$M9];[.$C9];&quot;&quot;)">
            <text:p/>
          </table:table-cell>
          <table:table-cell table:formula="of:=IF([.BV$2]=[.$M9];[.$C9];&quot;&quot;)">
            <text:p/>
          </table:table-cell>
          <table:table-cell table:formula="of:=IF([.BW$2]=[.$M9];[.$C9];&quot;&quot;)">
            <text:p/>
          </table:table-cell>
          <table:table-cell table:formula="of:=IF([.BX$2]=[.$M9];[.$C9];&quot;&quot;)">
            <text:p/>
          </table:table-cell>
          <table:table-cell table:formula="of:=IF([.BY$2]=[.$M9];[.$C9];&quot;&quot;)">
            <text:p/>
          </table:table-cell>
          <table:table-cell table:formula="of:=IF([.BZ$2]=[.$M9];[.$C9];&quot;&quot;)">
            <text:p/>
          </table:table-cell>
          <table:table-cell table:formula="of:=IF([.CA$2]=[.$M9];[.$C9];&quot;&quot;)">
            <text:p/>
          </table:table-cell>
          <table:table-cell table:formula="of:=IF([.CB$2]=[.$M9];[.$C9];&quot;&quot;)">
            <text:p/>
          </table:table-cell>
          <table:table-cell table:formula="of:=IF([.CC$2]=[.$M9];[.$C9];&quot;&quot;)">
            <text:p/>
          </table:table-cell>
          <table:table-cell table:formula="of:=IF([.CD$2]=[.$M9];[.$C9];&quot;&quot;)">
            <text:p/>
          </table:table-cell>
          <table:table-cell table:formula="of:=IF([.CE$2]=[.$M9];[.$C9];&quot;&quot;)">
            <text:p/>
          </table:table-cell>
          <table:table-cell table:formula="of:=IF([.CF$2]=[.$M9];[.$C9];&quot;&quot;)">
            <text:p/>
          </table:table-cell>
          <table:table-cell table:formula="of:=IF([.CG$2]=[.$M9];[.$C9];&quot;&quot;)">
            <text:p/>
          </table:table-cell>
          <table:table-cell table:formula="of:=IF([.CH$2]=[.$M9];[.$C9];&quot;&quot;)">
            <text:p/>
          </table:table-cell>
          <table:table-cell table:formula="of:=IF([.CI$2]=[.$M9];[.$C9];&quot;&quot;)">
            <text:p/>
          </table:table-cell>
          <table:table-cell table:formula="of:=IF([.CJ$2]=[.$M9];[.$C9];&quot;&quot;)">
            <text:p/>
          </table:table-cell>
          <table:table-cell table:formula="of:=IF([.CK$2]=[.$M9];[.$C9];&quot;&quot;)">
            <text:p/>
          </table:table-cell>
          <table:table-cell table:formula="of:=IF([.CL$2]=[.$M9];[.$C9];&quot;&quot;)">
            <text:p/>
          </table:table-cell>
          <table:table-cell table:formula="of:=IF([.CM$2]=[.$M9];[.$C9];&quot;&quot;)">
            <text:p/>
          </table:table-cell>
          <table:table-cell table:formula="of:=IF([.CN$2]=[.$M9];[.$C9];&quot;&quot;)">
            <text:p/>
          </table:table-cell>
          <table:table-cell table:formula="of:=IF([.CO$2]=[.$M9];[.$C9];&quot;&quot;)">
            <text:p/>
          </table:table-cell>
          <table:table-cell table:formula="of:=IF([.CP$2]=[.$M9];[.$C9];&quot;&quot;)">
            <text:p/>
          </table:table-cell>
          <table:table-cell table:formula="of:=IF([.CQ$2]=[.$M9];[.$C9];&quot;&quot;)">
            <text:p/>
          </table:table-cell>
          <table:table-cell table:formula="of:=IF([.CR$2]=[.$M9];[.$C9];&quot;&quot;)">
            <text:p/>
          </table:table-cell>
          <table:table-cell table:formula="of:=IF([.CS$2]=[.$M9];[.$C9];&quot;&quot;)">
            <text:p/>
          </table:table-cell>
          <table:table-cell table:formula="of:=IF([.CT$2]=[.$M9];[.$C9];&quot;&quot;)">
            <text:p/>
          </table:table-cell>
          <table:table-cell table:formula="of:=IF([.CU$2]=[.$M9];[.$C9];&quot;&quot;)">
            <text:p/>
          </table:table-cell>
          <table:table-cell table:formula="of:=IF([.CV$2]=[.$M9];[.$C9];&quot;&quot;)">
            <text:p/>
          </table:table-cell>
          <table:table-cell table:formula="of:=IF([.CW$2]=[.$M9];[.$C9];&quot;&quot;)">
            <text:p/>
          </table:table-cell>
          <table:table-cell table:formula="of:=IF([.CX$2]=[.$M9];[.$C9];&quot;&quot;)">
            <text:p/>
          </table:table-cell>
          <table:table-cell table:formula="of:=IF([.CY$2]=[.$M9];[.$C9];&quot;&quot;)">
            <text:p/>
          </table:table-cell>
          <table:table-cell table:formula="of:=IF([.CZ$2]=[.$M9];[.$C9];&quot;&quot;)">
            <text:p/>
          </table:table-cell>
          <table:table-cell table:formula="of:=IF([.DA$2]=[.$M9];[.$C9];&quot;&quot;)">
            <text:p/>
          </table:table-cell>
          <table:table-cell table:formula="of:=IF([.DB$2]=[.$M9];[.$C9];&quot;&quot;)">
            <text:p/>
          </table:table-cell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ow_anoma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номалия Пандоры</text:p>
          </table:table-cell>
          <table:table-cell office:value-type="float" office:value="0.2" calcext:value-type="float">
            <text:p>0,2</text:p>
          </table:table-cell>
          <table:table-cell table:formula="of:=VLOOKUP([.G10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10];[.$G$2:.$J$4];[.C10]-1)+VLOOKUP([.G10];[.$G$2:.$J$4];[.C10]-1)*[.E10];VLOOKUP([.G10];[.$G$2:.$L$4];6))"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table:formula="of:=IF([.I10]=&quot;e&quot;;SQRT(POWER([.$K$26]-[.K10];2)+POWER([.$L$26]-[.L10];2));IF([.I10]=&quot;f&quot;;SQRT(POWER([.$K$40]-[.K10];2)+POWER([.$L$40]-[.L10];2));IF([.I10]=&quot;j&quot;;SQRT(POWER([.$K$64]-[.K10];2)+POWER([.$L$64]-[.L10];2));0)))" office:value-type="float" office:value="25.3055329918182" calcext:value-type="float">
            <text:p>25,31</text:p>
          </table:table-cell>
          <table:table-cell office:value-type="float" office:value="29.5" calcext:value-type="float">
            <text:p>29,5</text:p>
          </table:table-cell>
          <table:table-cell office:value-type="float" office:value="-5.7" calcext:value-type="float">
            <text:p>-5,7</text:p>
          </table:table-cell>
          <table:table-cell table:formula="of:=MROUND([.K10];1)" office:value-type="float" office:value="30" calcext:value-type="float">
            <text:p>30</text:p>
          </table:table-cell>
          <table:table-cell table:formula="of:=MROUND([.L10];1)" office:value-type="float" office:value="-6" calcext:value-type="float">
            <text:p>-6</text:p>
          </table:table-cell>
          <table:table-cell/>
          <table:table-cell table:formula="of:=IF([.P$2]=[.$M10];[.$C10];&quot;&quot;)">
            <text:p/>
          </table:table-cell>
          <table:table-cell table:formula="of:=IF([.Q$2]=[.$M10];[.$C10];&quot;&quot;)">
            <text:p/>
          </table:table-cell>
          <table:table-cell table:formula="of:=IF([.R$2]=[.$M10];[.$C10];&quot;&quot;)">
            <text:p/>
          </table:table-cell>
          <table:table-cell table:formula="of:=IF([.S$2]=[.$M10];[.$C10];&quot;&quot;)">
            <text:p/>
          </table:table-cell>
          <table:table-cell table:formula="of:=IF([.T$2]=[.$M10];[.$C10];&quot;&quot;)">
            <text:p/>
          </table:table-cell>
          <table:table-cell table:formula="of:=IF([.U$2]=[.$M10];[.$C10];&quot;&quot;)">
            <text:p/>
          </table:table-cell>
          <table:table-cell table:formula="of:=IF([.V$2]=[.$M10];[.$C10];&quot;&quot;)">
            <text:p/>
          </table:table-cell>
          <table:table-cell table:formula="of:=IF([.W$2]=[.$M10];[.$C10];&quot;&quot;)">
            <text:p/>
          </table:table-cell>
          <table:table-cell table:formula="of:=IF([.X$2]=[.$M10];[.$C10];&quot;&quot;)">
            <text:p/>
          </table:table-cell>
          <table:table-cell table:formula="of:=IF([.Y$2]=[.$M10];[.$C10];&quot;&quot;)">
            <text:p/>
          </table:table-cell>
          <table:table-cell table:formula="of:=IF([.Z$2]=[.$M10];[.$C10];&quot;&quot;)">
            <text:p/>
          </table:table-cell>
          <table:table-cell table:formula="of:=IF([.AA$2]=[.$M10];[.$C10];&quot;&quot;)">
            <text:p/>
          </table:table-cell>
          <table:table-cell table:formula="of:=IF([.AB$2]=[.$M10];[.$C10];&quot;&quot;)">
            <text:p/>
          </table:table-cell>
          <table:table-cell table:formula="of:=IF([.AC$2]=[.$M10];[.$C10];&quot;&quot;)">
            <text:p/>
          </table:table-cell>
          <table:table-cell table:formula="of:=IF([.AD$2]=[.$M10];[.$C10];&quot;&quot;)">
            <text:p/>
          </table:table-cell>
          <table:table-cell table:formula="of:=IF([.AE$2]=[.$M10];[.$C10];&quot;&quot;)">
            <text:p/>
          </table:table-cell>
          <table:table-cell table:formula="of:=IF([.AF$2]=[.$M10];[.$C10];&quot;&quot;)">
            <text:p/>
          </table:table-cell>
          <table:table-cell table:formula="of:=IF([.AG$2]=[.$M10];[.$C10];&quot;&quot;)">
            <text:p/>
          </table:table-cell>
          <table:table-cell table:formula="of:=IF([.AH$2]=[.$M10];[.$C10];&quot;&quot;)">
            <text:p/>
          </table:table-cell>
          <table:table-cell table:formula="of:=IF([.AI$2]=[.$M10];[.$C10];&quot;&quot;)">
            <text:p/>
          </table:table-cell>
          <table:table-cell table:formula="of:=IF([.AJ$2]=[.$M10];[.$C10];&quot;&quot;)">
            <text:p/>
          </table:table-cell>
          <table:table-cell table:style-name="ce135" table:formula="of:=IF([.AK$2]=[.$M10];[.$C10];&quot;&quot;)">
            <text:p/>
          </table:table-cell>
          <table:table-cell table:style-name="ce137" table:formula="of:=IF([.AL$2]=[.$M10];CONCATENATE([.$C10];[.$F10]);&quot;&quot;)" office:value-type="string" office:string-value="4t" calcext:value-type="string">
            <text:p>4t</text:p>
          </table:table-cell>
          <table:table-cell table:style-name="ce141" table:formula="of:=IF([.AM$2]=[.$M10];[.$C10];&quot;&quot;)">
            <text:p/>
          </table:table-cell>
          <table:table-cell table:style-name="ce141" table:formula="of:=IF([.AN$2]=[.$M10];[.$C10];&quot;&quot;)">
            <text:p/>
          </table:table-cell>
          <table:table-cell table:style-name="ce141" table:formula="of:=IF([.AO$2]=[.$M10];[.$C10];&quot;&quot;)">
            <text:p/>
          </table:table-cell>
          <table:table-cell table:style-name="ce141" table:formula="of:=IF([.AP$2]=[.$M10];[.$C10];&quot;&quot;)">
            <text:p/>
          </table:table-cell>
          <table:table-cell table:style-name="ce142" table:formula="of:=IF([.AQ$2]=[.$M10];[.$C10];&quot;&quot;)">
            <text:p/>
          </table:table-cell>
          <table:table-cell table:formula="of:=IF([.AR$2]=[.$M10];[.$C10];&quot;&quot;)">
            <text:p/>
          </table:table-cell>
          <table:table-cell table:formula="of:=IF([.AS$2]=[.$M10];[.$C10];&quot;&quot;)">
            <text:p/>
          </table:table-cell>
          <table:table-cell table:formula="of:=IF([.AT$2]=[.$M10];[.$C10];&quot;&quot;)">
            <text:p/>
          </table:table-cell>
          <table:table-cell table:formula="of:=IF([.AU$2]=[.$M10];[.$C10];&quot;&quot;)">
            <text:p/>
          </table:table-cell>
          <table:table-cell table:formula="of:=IF([.AV$2]=[.$M10];[.$C10];&quot;&quot;)">
            <text:p/>
          </table:table-cell>
          <table:table-cell table:formula="of:=IF([.AW$2]=[.$M10];[.$C10];&quot;&quot;)">
            <text:p/>
          </table:table-cell>
          <table:table-cell table:formula="of:=IF([.AX$2]=[.$M10];[.$C10];&quot;&quot;)">
            <text:p/>
          </table:table-cell>
          <table:table-cell table:formula="of:=IF([.AY$2]=[.$M10];[.$C10];&quot;&quot;)">
            <text:p/>
          </table:table-cell>
          <table:table-cell table:formula="of:=IF([.AZ$2]=[.$M10];[.$C10];&quot;&quot;)">
            <text:p/>
          </table:table-cell>
          <table:table-cell table:formula="of:=IF([.BA$2]=[.$M10];[.$C10];&quot;&quot;)">
            <text:p/>
          </table:table-cell>
          <table:table-cell table:formula="of:=IF([.BB$2]=[.$M10];[.$C10];&quot;&quot;)">
            <text:p/>
          </table:table-cell>
          <table:table-cell table:formula="of:=IF([.BC$2]=[.$M10];[.$C10];&quot;&quot;)">
            <text:p/>
          </table:table-cell>
          <table:table-cell table:formula="of:=IF([.BD$2]=[.$M10];[.$C10];&quot;&quot;)">
            <text:p/>
          </table:table-cell>
          <table:table-cell table:formula="of:=IF([.BE$2]=[.$M10];[.$C10];&quot;&quot;)">
            <text:p/>
          </table:table-cell>
          <table:table-cell table:formula="of:=IF([.BF$2]=[.$M10];[.$C10];&quot;&quot;)">
            <text:p/>
          </table:table-cell>
          <table:table-cell table:formula="of:=IF([.BG$2]=[.$M10];[.$C10];&quot;&quot;)">
            <text:p/>
          </table:table-cell>
          <table:table-cell table:formula="of:=IF([.BH$2]=[.$M10];[.$C10];&quot;&quot;)">
            <text:p/>
          </table:table-cell>
          <table:table-cell table:formula="of:=IF([.BI$2]=[.$M10];[.$C10];&quot;&quot;)">
            <text:p/>
          </table:table-cell>
          <table:table-cell table:formula="of:=IF([.BJ$2]=[.$M10];[.$C10];&quot;&quot;)">
            <text:p/>
          </table:table-cell>
          <table:table-cell table:formula="of:=IF([.BK$2]=[.$M10];[.$C10];&quot;&quot;)">
            <text:p/>
          </table:table-cell>
          <table:table-cell table:formula="of:=IF([.BL$2]=[.$M10];[.$C10];&quot;&quot;)">
            <text:p/>
          </table:table-cell>
          <table:table-cell table:formula="of:=IF([.BM$2]=[.$M10];[.$C10];&quot;&quot;)">
            <text:p/>
          </table:table-cell>
          <table:table-cell table:formula="of:=IF([.BN$2]=[.$M10];[.$C10];&quot;&quot;)">
            <text:p/>
          </table:table-cell>
          <table:table-cell table:formula="of:=IF([.BO$2]=[.$M10];[.$C10];&quot;&quot;)">
            <text:p/>
          </table:table-cell>
          <table:table-cell table:formula="of:=IF([.BP$2]=[.$M10];[.$C10];&quot;&quot;)">
            <text:p/>
          </table:table-cell>
          <table:table-cell table:formula="of:=IF([.BQ$2]=[.$M10];[.$C10];&quot;&quot;)">
            <text:p/>
          </table:table-cell>
          <table:table-cell table:formula="of:=IF([.BR$2]=[.$M10];[.$C10];&quot;&quot;)">
            <text:p/>
          </table:table-cell>
          <table:table-cell table:formula="of:=IF([.BS$2]=[.$M10];[.$C10];&quot;&quot;)">
            <text:p/>
          </table:table-cell>
          <table:table-cell table:formula="of:=IF([.BT$2]=[.$M10];[.$C10];&quot;&quot;)">
            <text:p/>
          </table:table-cell>
          <table:table-cell table:formula="of:=IF([.BU$2]=[.$M10];[.$C10];&quot;&quot;)">
            <text:p/>
          </table:table-cell>
          <table:table-cell table:formula="of:=IF([.BV$2]=[.$M10];[.$C10];&quot;&quot;)">
            <text:p/>
          </table:table-cell>
          <table:table-cell table:formula="of:=IF([.BW$2]=[.$M10];[.$C10];&quot;&quot;)">
            <text:p/>
          </table:table-cell>
          <table:table-cell table:formula="of:=IF([.BX$2]=[.$M10];[.$C10];&quot;&quot;)">
            <text:p/>
          </table:table-cell>
          <table:table-cell table:formula="of:=IF([.BY$2]=[.$M10];[.$C10];&quot;&quot;)">
            <text:p/>
          </table:table-cell>
          <table:table-cell table:formula="of:=IF([.BZ$2]=[.$M10];[.$C10];&quot;&quot;)">
            <text:p/>
          </table:table-cell>
          <table:table-cell table:formula="of:=IF([.CA$2]=[.$M10];[.$C10];&quot;&quot;)">
            <text:p/>
          </table:table-cell>
          <table:table-cell table:formula="of:=IF([.CB$2]=[.$M10];[.$C10];&quot;&quot;)">
            <text:p/>
          </table:table-cell>
          <table:table-cell table:formula="of:=IF([.CC$2]=[.$M10];[.$C10];&quot;&quot;)">
            <text:p/>
          </table:table-cell>
          <table:table-cell table:formula="of:=IF([.CD$2]=[.$M10];[.$C10];&quot;&quot;)">
            <text:p/>
          </table:table-cell>
          <table:table-cell table:formula="of:=IF([.CE$2]=[.$M10];[.$C10];&quot;&quot;)">
            <text:p/>
          </table:table-cell>
          <table:table-cell table:formula="of:=IF([.CF$2]=[.$M10];[.$C10];&quot;&quot;)">
            <text:p/>
          </table:table-cell>
          <table:table-cell table:formula="of:=IF([.CG$2]=[.$M10];[.$C10];&quot;&quot;)">
            <text:p/>
          </table:table-cell>
          <table:table-cell table:formula="of:=IF([.CH$2]=[.$M10];[.$C10];&quot;&quot;)">
            <text:p/>
          </table:table-cell>
          <table:table-cell table:formula="of:=IF([.CI$2]=[.$M10];[.$C10];&quot;&quot;)">
            <text:p/>
          </table:table-cell>
          <table:table-cell table:formula="of:=IF([.CJ$2]=[.$M10];[.$C10];&quot;&quot;)">
            <text:p/>
          </table:table-cell>
          <table:table-cell table:formula="of:=IF([.CK$2]=[.$M10];[.$C10];&quot;&quot;)">
            <text:p/>
          </table:table-cell>
          <table:table-cell table:formula="of:=IF([.CL$2]=[.$M10];[.$C10];&quot;&quot;)">
            <text:p/>
          </table:table-cell>
          <table:table-cell table:formula="of:=IF([.CM$2]=[.$M10];[.$C10];&quot;&quot;)">
            <text:p/>
          </table:table-cell>
          <table:table-cell table:formula="of:=IF([.CN$2]=[.$M10];[.$C10];&quot;&quot;)">
            <text:p/>
          </table:table-cell>
          <table:table-cell table:formula="of:=IF([.CO$2]=[.$M10];[.$C10];&quot;&quot;)">
            <text:p/>
          </table:table-cell>
          <table:table-cell table:formula="of:=IF([.CP$2]=[.$M10];[.$C10];&quot;&quot;)">
            <text:p/>
          </table:table-cell>
          <table:table-cell table:formula="of:=IF([.CQ$2]=[.$M10];[.$C10];&quot;&quot;)">
            <text:p/>
          </table:table-cell>
          <table:table-cell table:formula="of:=IF([.CR$2]=[.$M10];[.$C10];&quot;&quot;)">
            <text:p/>
          </table:table-cell>
          <table:table-cell table:formula="of:=IF([.CS$2]=[.$M10];[.$C10];&quot;&quot;)">
            <text:p/>
          </table:table-cell>
          <table:table-cell table:formula="of:=IF([.CT$2]=[.$M10];[.$C10];&quot;&quot;)">
            <text:p/>
          </table:table-cell>
          <table:table-cell table:formula="of:=IF([.CU$2]=[.$M10];[.$C10];&quot;&quot;)">
            <text:p/>
          </table:table-cell>
          <table:table-cell table:formula="of:=IF([.CV$2]=[.$M10];[.$C10];&quot;&quot;)">
            <text:p/>
          </table:table-cell>
          <table:table-cell table:formula="of:=IF([.CW$2]=[.$M10];[.$C10];&quot;&quot;)">
            <text:p/>
          </table:table-cell>
          <table:table-cell table:formula="of:=IF([.CX$2]=[.$M10];[.$C10];&quot;&quot;)">
            <text:p/>
          </table:table-cell>
          <table:table-cell table:formula="of:=IF([.CY$2]=[.$M10];[.$C10];&quot;&quot;)">
            <text:p/>
          </table:table-cell>
          <table:table-cell table:formula="of:=IF([.CZ$2]=[.$M10];[.$C10];&quot;&quot;)">
            <text:p/>
          </table:table-cell>
          <table:table-cell table:formula="of:=IF([.DA$2]=[.$M10];[.$C10];&quot;&quot;)">
            <text:p/>
          </table:table-cell>
          <table:table-cell table:formula="of:=IF([.DB$2]=[.$M10];[.$C10];&quot;&quot;)">
            <text:p/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string" calcext:value-type="string">
            <text:p>ow_devilsj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Челюсть Дьявола</text:p>
          </table:table-cell>
          <table:table-cell office:value-type="float" office:value="0.35" calcext:value-type="float">
            <text:p>0,35</text:p>
          </table:table-cell>
          <table:table-cell table:formula="of:=VLOOKUP([.G11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11];[.$G$2:.$J$4];[.C11]-1)+VLOOKUP([.G11];[.$G$2:.$J$4];[.C11]-1)*[.E11];VLOOKUP([.G11];[.$G$2:.$L$4];6))"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table:formula="of:=IF([.I11]=&quot;e&quot;;SQRT(POWER([.$K$26]-[.K11];2)+POWER([.$L$26]-[.L11];2));IF([.I11]=&quot;f&quot;;SQRT(POWER([.$K$40]-[.K11];2)+POWER([.$L$40]-[.L11];2));IF([.I11]=&quot;j&quot;;SQRT(POWER([.$K$64]-[.K11];2)+POWER([.$L$64]-[.L11];2));0)))" office:value-type="float" office:value="29.0874543403166" calcext:value-type="float">
            <text:p>29,09</text:p>
          </table:table-cell>
          <table:table-cell office:value-type="float" office:value="35.2" calcext:value-type="float">
            <text:p>35,2</text:p>
          </table:table-cell>
          <table:table-cell office:value-type="float" office:value="-4.3" calcext:value-type="float">
            <text:p>-4,3</text:p>
          </table:table-cell>
          <table:table-cell table:formula="of:=MROUND([.K11];1)" office:value-type="float" office:value="35" calcext:value-type="float">
            <text:p>35</text:p>
          </table:table-cell>
          <table:table-cell table:formula="of:=MROUND([.L11];1)" office:value-type="float" office:value="-4" calcext:value-type="float">
            <text:p>-4</text:p>
          </table:table-cell>
          <table:table-cell/>
          <table:table-cell table:formula="of:=IF([.P$2]=[.$M11];[.$C11];&quot;&quot;)">
            <text:p/>
          </table:table-cell>
          <table:table-cell table:formula="of:=IF([.Q$2]=[.$M11];[.$C11];&quot;&quot;)">
            <text:p/>
          </table:table-cell>
          <table:table-cell table:formula="of:=IF([.R$2]=[.$M11];[.$C11];&quot;&quot;)">
            <text:p/>
          </table:table-cell>
          <table:table-cell table:formula="of:=IF([.S$2]=[.$M11];[.$C11];&quot;&quot;)">
            <text:p/>
          </table:table-cell>
          <table:table-cell table:formula="of:=IF([.T$2]=[.$M11];[.$C11];&quot;&quot;)">
            <text:p/>
          </table:table-cell>
          <table:table-cell table:formula="of:=IF([.U$2]=[.$M11];[.$C11];&quot;&quot;)">
            <text:p/>
          </table:table-cell>
          <table:table-cell table:formula="of:=IF([.V$2]=[.$M11];[.$C11];&quot;&quot;)">
            <text:p/>
          </table:table-cell>
          <table:table-cell table:formula="of:=IF([.W$2]=[.$M11];[.$C11];&quot;&quot;)">
            <text:p/>
          </table:table-cell>
          <table:table-cell table:formula="of:=IF([.X$2]=[.$M11];[.$C11];&quot;&quot;)">
            <text:p/>
          </table:table-cell>
          <table:table-cell table:formula="of:=IF([.Y$2]=[.$M11];[.$C11];&quot;&quot;)">
            <text:p/>
          </table:table-cell>
          <table:table-cell table:formula="of:=IF([.Z$2]=[.$M11];[.$C11];&quot;&quot;)">
            <text:p/>
          </table:table-cell>
          <table:table-cell table:formula="of:=IF([.AA$2]=[.$M11];[.$C11];&quot;&quot;)">
            <text:p/>
          </table:table-cell>
          <table:table-cell table:formula="of:=IF([.AB$2]=[.$M11];[.$C11];&quot;&quot;)">
            <text:p/>
          </table:table-cell>
          <table:table-cell table:formula="of:=IF([.AC$2]=[.$M11];[.$C11];&quot;&quot;)">
            <text:p/>
          </table:table-cell>
          <table:table-cell table:formula="of:=IF([.AD$2]=[.$M11];[.$C11];&quot;&quot;)">
            <text:p/>
          </table:table-cell>
          <table:table-cell table:formula="of:=IF([.AE$2]=[.$M11];[.$C11];&quot;&quot;)">
            <text:p/>
          </table:table-cell>
          <table:table-cell table:formula="of:=IF([.AF$2]=[.$M11];[.$C11];&quot;&quot;)">
            <text:p/>
          </table:table-cell>
          <table:table-cell table:formula="of:=IF([.AG$2]=[.$M11];[.$C11];&quot;&quot;)">
            <text:p/>
          </table:table-cell>
          <table:table-cell table:formula="of:=IF([.AH$2]=[.$M11];[.$C11];&quot;&quot;)">
            <text:p/>
          </table:table-cell>
          <table:table-cell table:formula="of:=IF([.AI$2]=[.$M11];[.$C11];&quot;&quot;)">
            <text:p/>
          </table:table-cell>
          <table:table-cell table:formula="of:=IF([.AJ$2]=[.$M11];[.$C11];&quot;&quot;)">
            <text:p/>
          </table:table-cell>
          <table:table-cell table:style-name="ce136" table:formula="of:=IF([.AK$2]=[.$M11];[.$C11];&quot;&quot;)">
            <text:p/>
          </table:table-cell>
          <table:table-cell table:style-name="ce130" table:formula="of:=IF([.AL$2]=[.$M11];[.$C11];&quot;&quot;)">
            <text:p/>
          </table:table-cell>
          <table:table-cell table:style-name="ce130" table:formula="of:=IF([.AM$2]=[.$M11];[.$C11];&quot;&quot;)">
            <text:p/>
          </table:table-cell>
          <table:table-cell table:style-name="ce130" table:formula="of:=IF([.AN$2]=[.$M11];[.$C11];&quot;&quot;)">
            <text:p/>
          </table:table-cell>
          <table:table-cell table:style-name="ce130" table:formula="of:=IF([.AO$2]=[.$M11];[.$C11];&quot;&quot;)">
            <text:p/>
          </table:table-cell>
          <table:table-cell table:style-name="ce130" table:formula="of:=IF([.AP$2]=[.$M11];[.$C11];&quot;&quot;)">
            <text:p/>
          </table:table-cell>
          <table:table-cell table:style-name="ce137" table:formula="of:=IF([.AQ$2]=[.$M11];CONCATENATE([.$C11];[.$F11]);&quot;&quot;)" office:value-type="string" office:string-value="4t" calcext:value-type="string">
            <text:p>4t</text:p>
          </table:table-cell>
          <table:table-cell table:formula="of:=IF([.AR$2]=[.$M11];[.$C11];&quot;&quot;)">
            <text:p/>
          </table:table-cell>
          <table:table-cell table:formula="of:=IF([.AS$2]=[.$M11];[.$C11];&quot;&quot;)">
            <text:p/>
          </table:table-cell>
          <table:table-cell table:formula="of:=IF([.AT$2]=[.$M11];[.$C11];&quot;&quot;)">
            <text:p/>
          </table:table-cell>
          <table:table-cell table:formula="of:=IF([.AU$2]=[.$M11];[.$C11];&quot;&quot;)">
            <text:p/>
          </table:table-cell>
          <table:table-cell table:formula="of:=IF([.AV$2]=[.$M11];[.$C11];&quot;&quot;)">
            <text:p/>
          </table:table-cell>
          <table:table-cell table:formula="of:=IF([.AW$2]=[.$M11];[.$C11];&quot;&quot;)">
            <text:p/>
          </table:table-cell>
          <table:table-cell table:formula="of:=IF([.AX$2]=[.$M11];[.$C11];&quot;&quot;)">
            <text:p/>
          </table:table-cell>
          <table:table-cell table:formula="of:=IF([.AY$2]=[.$M11];[.$C11];&quot;&quot;)">
            <text:p/>
          </table:table-cell>
          <table:table-cell table:formula="of:=IF([.AZ$2]=[.$M11];[.$C11];&quot;&quot;)">
            <text:p/>
          </table:table-cell>
          <table:table-cell table:formula="of:=IF([.BA$2]=[.$M11];[.$C11];&quot;&quot;)">
            <text:p/>
          </table:table-cell>
          <table:table-cell table:formula="of:=IF([.BB$2]=[.$M11];[.$C11];&quot;&quot;)">
            <text:p/>
          </table:table-cell>
          <table:table-cell table:formula="of:=IF([.BC$2]=[.$M11];[.$C11];&quot;&quot;)">
            <text:p/>
          </table:table-cell>
          <table:table-cell table:formula="of:=IF([.BD$2]=[.$M11];[.$C11];&quot;&quot;)">
            <text:p/>
          </table:table-cell>
          <table:table-cell table:formula="of:=IF([.BE$2]=[.$M11];[.$C11];&quot;&quot;)">
            <text:p/>
          </table:table-cell>
          <table:table-cell table:formula="of:=IF([.BF$2]=[.$M11];[.$C11];&quot;&quot;)">
            <text:p/>
          </table:table-cell>
          <table:table-cell table:formula="of:=IF([.BG$2]=[.$M11];[.$C11];&quot;&quot;)">
            <text:p/>
          </table:table-cell>
          <table:table-cell table:formula="of:=IF([.BH$2]=[.$M11];[.$C11];&quot;&quot;)">
            <text:p/>
          </table:table-cell>
          <table:table-cell table:formula="of:=IF([.BI$2]=[.$M11];[.$C11];&quot;&quot;)">
            <text:p/>
          </table:table-cell>
          <table:table-cell table:formula="of:=IF([.BJ$2]=[.$M11];[.$C11];&quot;&quot;)">
            <text:p/>
          </table:table-cell>
          <table:table-cell table:formula="of:=IF([.BK$2]=[.$M11];[.$C11];&quot;&quot;)">
            <text:p/>
          </table:table-cell>
          <table:table-cell table:formula="of:=IF([.BL$2]=[.$M11];[.$C11];&quot;&quot;)">
            <text:p/>
          </table:table-cell>
          <table:table-cell table:formula="of:=IF([.BM$2]=[.$M11];[.$C11];&quot;&quot;)">
            <text:p/>
          </table:table-cell>
          <table:table-cell table:formula="of:=IF([.BN$2]=[.$M11];[.$C11];&quot;&quot;)">
            <text:p/>
          </table:table-cell>
          <table:table-cell table:formula="of:=IF([.BO$2]=[.$M11];[.$C11];&quot;&quot;)">
            <text:p/>
          </table:table-cell>
          <table:table-cell table:formula="of:=IF([.BP$2]=[.$M11];[.$C11];&quot;&quot;)">
            <text:p/>
          </table:table-cell>
          <table:table-cell table:formula="of:=IF([.BQ$2]=[.$M11];[.$C11];&quot;&quot;)">
            <text:p/>
          </table:table-cell>
          <table:table-cell table:formula="of:=IF([.BR$2]=[.$M11];[.$C11];&quot;&quot;)">
            <text:p/>
          </table:table-cell>
          <table:table-cell table:formula="of:=IF([.BS$2]=[.$M11];[.$C11];&quot;&quot;)">
            <text:p/>
          </table:table-cell>
          <table:table-cell table:formula="of:=IF([.BT$2]=[.$M11];[.$C11];&quot;&quot;)">
            <text:p/>
          </table:table-cell>
          <table:table-cell table:formula="of:=IF([.BU$2]=[.$M11];[.$C11];&quot;&quot;)">
            <text:p/>
          </table:table-cell>
          <table:table-cell table:formula="of:=IF([.BV$2]=[.$M11];[.$C11];&quot;&quot;)">
            <text:p/>
          </table:table-cell>
          <table:table-cell table:formula="of:=IF([.BW$2]=[.$M11];[.$C11];&quot;&quot;)">
            <text:p/>
          </table:table-cell>
          <table:table-cell table:formula="of:=IF([.BX$2]=[.$M11];[.$C11];&quot;&quot;)">
            <text:p/>
          </table:table-cell>
          <table:table-cell table:formula="of:=IF([.BY$2]=[.$M11];[.$C11];&quot;&quot;)">
            <text:p/>
          </table:table-cell>
          <table:table-cell table:formula="of:=IF([.BZ$2]=[.$M11];[.$C11];&quot;&quot;)">
            <text:p/>
          </table:table-cell>
          <table:table-cell table:formula="of:=IF([.CA$2]=[.$M11];[.$C11];&quot;&quot;)">
            <text:p/>
          </table:table-cell>
          <table:table-cell table:formula="of:=IF([.CB$2]=[.$M11];[.$C11];&quot;&quot;)">
            <text:p/>
          </table:table-cell>
          <table:table-cell table:formula="of:=IF([.CC$2]=[.$M11];[.$C11];&quot;&quot;)">
            <text:p/>
          </table:table-cell>
          <table:table-cell table:formula="of:=IF([.CD$2]=[.$M11];[.$C11];&quot;&quot;)">
            <text:p/>
          </table:table-cell>
          <table:table-cell table:formula="of:=IF([.CE$2]=[.$M11];[.$C11];&quot;&quot;)">
            <text:p/>
          </table:table-cell>
          <table:table-cell table:formula="of:=IF([.CF$2]=[.$M11];[.$C11];&quot;&quot;)">
            <text:p/>
          </table:table-cell>
          <table:table-cell table:formula="of:=IF([.CG$2]=[.$M11];[.$C11];&quot;&quot;)">
            <text:p/>
          </table:table-cell>
          <table:table-cell table:formula="of:=IF([.CH$2]=[.$M11];[.$C11];&quot;&quot;)">
            <text:p/>
          </table:table-cell>
          <table:table-cell table:formula="of:=IF([.CI$2]=[.$M11];[.$C11];&quot;&quot;)">
            <text:p/>
          </table:table-cell>
          <table:table-cell table:formula="of:=IF([.CJ$2]=[.$M11];[.$C11];&quot;&quot;)">
            <text:p/>
          </table:table-cell>
          <table:table-cell table:formula="of:=IF([.CK$2]=[.$M11];[.$C11];&quot;&quot;)">
            <text:p/>
          </table:table-cell>
          <table:table-cell table:formula="of:=IF([.CL$2]=[.$M11];[.$C11];&quot;&quot;)">
            <text:p/>
          </table:table-cell>
          <table:table-cell table:formula="of:=IF([.CM$2]=[.$M11];[.$C11];&quot;&quot;)">
            <text:p/>
          </table:table-cell>
          <table:table-cell table:formula="of:=IF([.CN$2]=[.$M11];[.$C11];&quot;&quot;)">
            <text:p/>
          </table:table-cell>
          <table:table-cell table:formula="of:=IF([.CO$2]=[.$M11];[.$C11];&quot;&quot;)">
            <text:p/>
          </table:table-cell>
          <table:table-cell table:formula="of:=IF([.CP$2]=[.$M11];[.$C11];&quot;&quot;)">
            <text:p/>
          </table:table-cell>
          <table:table-cell table:formula="of:=IF([.CQ$2]=[.$M11];[.$C11];&quot;&quot;)">
            <text:p/>
          </table:table-cell>
          <table:table-cell table:formula="of:=IF([.CR$2]=[.$M11];[.$C11];&quot;&quot;)">
            <text:p/>
          </table:table-cell>
          <table:table-cell table:formula="of:=IF([.CS$2]=[.$M11];[.$C11];&quot;&quot;)">
            <text:p/>
          </table:table-cell>
          <table:table-cell table:formula="of:=IF([.CT$2]=[.$M11];[.$C11];&quot;&quot;)">
            <text:p/>
          </table:table-cell>
          <table:table-cell table:formula="of:=IF([.CU$2]=[.$M11];[.$C11];&quot;&quot;)">
            <text:p/>
          </table:table-cell>
          <table:table-cell table:formula="of:=IF([.CV$2]=[.$M11];[.$C11];&quot;&quot;)">
            <text:p/>
          </table:table-cell>
          <table:table-cell table:formula="of:=IF([.CW$2]=[.$M11];[.$C11];&quot;&quot;)">
            <text:p/>
          </table:table-cell>
          <table:table-cell table:formula="of:=IF([.CX$2]=[.$M11];[.$C11];&quot;&quot;)">
            <text:p/>
          </table:table-cell>
          <table:table-cell table:formula="of:=IF([.CY$2]=[.$M11];[.$C11];&quot;&quot;)">
            <text:p/>
          </table:table-cell>
          <table:table-cell table:formula="of:=IF([.CZ$2]=[.$M11];[.$C11];&quot;&quot;)">
            <text:p/>
          </table:table-cell>
          <table:table-cell table:formula="of:=IF([.DA$2]=[.$M11];[.$C11];&quot;&quot;)">
            <text:p/>
          </table:table-cell>
          <table:table-cell table:formula="of:=IF([.DB$2]=[.$M11];[.$C11];&quot;&quot;)">
            <text:p/>
          </table:table-cell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string" calcext:value-type="string">
            <text:p>ow_dreadnwre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Обломки дредноута</text:p>
          </table:table-cell>
          <table:table-cell office:value-type="float" office:value="0.186" calcext:value-type="float">
            <text:p>0,186</text:p>
          </table:table-cell>
          <table:table-cell table:formula="of:=VLOOKUP([.G12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12];[.$G$2:.$J$4];[.C12]-1)+VLOOKUP([.G12];[.$G$2:.$J$4];[.C12]-1)*[.E12];VLOOKUP([.G12];[.$G$2:.$L$4];6))" office:value-type="float" office:value="237200" calcext:value-type="float">
            <text:p>237 200</text:p>
          </table:table-cell>
          <table:table-cell office:value-type="string" calcext:value-type="string">
            <text:p>e</text:p>
          </table:table-cell>
          <table:table-cell table:formula="of:=IF([.I12]=&quot;e&quot;;SQRT(POWER([.$K$26]-[.K12];2)+POWER([.$L$26]-[.L12];2));IF([.I12]=&quot;f&quot;;SQRT(POWER([.$K$40]-[.K12];2)+POWER([.$L$40]-[.L12];2));IF([.I12]=&quot;j&quot;;SQRT(POWER([.$K$64]-[.K12];2)+POWER([.$L$64]-[.L12];2));0)))" office:value-type="float" office:value="22.5204351645345" calcext:value-type="float">
            <text:p>22,52</text:p>
          </table:table-cell>
          <table:table-cell office:value-type="float" office:value="28.5" calcext:value-type="float">
            <text:p>28,5</text:p>
          </table:table-cell>
          <table:table-cell office:value-type="float" office:value="-2.5" calcext:value-type="float">
            <text:p>-2,5</text:p>
          </table:table-cell>
          <table:table-cell table:formula="of:=MROUND([.K12];1)" office:value-type="float" office:value="29" calcext:value-type="float">
            <text:p>29</text:p>
          </table:table-cell>
          <table:table-cell table:formula="of:=MROUND([.L12];1)" office:value-type="float" office:value="-3" calcext:value-type="float">
            <text:p>-3</text:p>
          </table:table-cell>
          <table:table-cell/>
          <table:table-cell table:formula="of:=IF([.P$2]=[.$M12];[.$C12];&quot;&quot;)">
            <text:p/>
          </table:table-cell>
          <table:table-cell table:formula="of:=IF([.Q$2]=[.$M12];[.$C12];&quot;&quot;)">
            <text:p/>
          </table:table-cell>
          <table:table-cell table:formula="of:=IF([.R$2]=[.$M12];[.$C12];&quot;&quot;)">
            <text:p/>
          </table:table-cell>
          <table:table-cell table:formula="of:=IF([.S$2]=[.$M12];[.$C12];&quot;&quot;)">
            <text:p/>
          </table:table-cell>
          <table:table-cell table:formula="of:=IF([.T$2]=[.$M12];[.$C12];&quot;&quot;)">
            <text:p/>
          </table:table-cell>
          <table:table-cell table:formula="of:=IF([.U$2]=[.$M12];[.$C12];&quot;&quot;)">
            <text:p/>
          </table:table-cell>
          <table:table-cell table:formula="of:=IF([.V$2]=[.$M12];[.$C12];&quot;&quot;)">
            <text:p/>
          </table:table-cell>
          <table:table-cell table:formula="of:=IF([.W$2]=[.$M12];[.$C12];&quot;&quot;)">
            <text:p/>
          </table:table-cell>
          <table:table-cell table:formula="of:=IF([.X$2]=[.$M12];[.$C12];&quot;&quot;)">
            <text:p/>
          </table:table-cell>
          <table:table-cell table:formula="of:=IF([.Y$2]=[.$M12];[.$C12];&quot;&quot;)">
            <text:p/>
          </table:table-cell>
          <table:table-cell table:formula="of:=IF([.Z$2]=[.$M12];[.$C12];&quot;&quot;)">
            <text:p/>
          </table:table-cell>
          <table:table-cell table:formula="of:=IF([.AA$2]=[.$M12];[.$C12];&quot;&quot;)">
            <text:p/>
          </table:table-cell>
          <table:table-cell table:formula="of:=IF([.AB$2]=[.$M12];[.$C12];&quot;&quot;)">
            <text:p/>
          </table:table-cell>
          <table:table-cell table:formula="of:=IF([.AC$2]=[.$M12];[.$C12];&quot;&quot;)">
            <text:p/>
          </table:table-cell>
          <table:table-cell table:formula="of:=IF([.AD$2]=[.$M12];[.$C12];&quot;&quot;)">
            <text:p/>
          </table:table-cell>
          <table:table-cell table:formula="of:=IF([.AE$2]=[.$M12];[.$C12];&quot;&quot;)">
            <text:p/>
          </table:table-cell>
          <table:table-cell table:formula="of:=IF([.AF$2]=[.$M12];[.$C12];&quot;&quot;)">
            <text:p/>
          </table:table-cell>
          <table:table-cell table:formula="of:=IF([.AG$2]=[.$M12];[.$C12];&quot;&quot;)">
            <text:p/>
          </table:table-cell>
          <table:table-cell table:formula="of:=IF([.AH$2]=[.$M12];[.$C12];&quot;&quot;)">
            <text:p/>
          </table:table-cell>
          <table:table-cell table:formula="of:=IF([.AI$2]=[.$M12];[.$C12];&quot;&quot;)">
            <text:p/>
          </table:table-cell>
          <table:table-cell table:formula="of:=IF([.AJ$2]=[.$M12];[.$C12];&quot;&quot;)">
            <text:p/>
          </table:table-cell>
          <table:table-cell table:style-name="ce137" table:formula="of:=IF([.AK$2]=[.$M12];CONCATENATE([.$C12];[.$F12]);&quot;&quot;)" office:value-type="string" office:string-value="4c" calcext:value-type="string">
            <text:p>4c</text:p>
          </table:table-cell>
          <table:table-cell table:style-name="ce140" table:formula="of:=IF([.AL$2]=[.$M12];[.$C12];&quot;&quot;)">
            <text:p/>
          </table:table-cell>
          <table:table-cell table:style-name="ce140" table:formula="of:=IF([.AM$2]=[.$M12];[.$C12];&quot;&quot;)">
            <text:p/>
          </table:table-cell>
          <table:table-cell table:style-name="ce140" table:formula="of:=IF([.AN$2]=[.$M12];[.$C12];&quot;&quot;)">
            <text:p/>
          </table:table-cell>
          <table:table-cell table:style-name="ce140" table:formula="of:=IF([.AO$2]=[.$M12];[.$C12];&quot;&quot;)">
            <text:p/>
          </table:table-cell>
          <table:table-cell table:style-name="ce140" table:formula="of:=IF([.AP$2]=[.$M12];[.$C12];&quot;&quot;)">
            <text:p/>
          </table:table-cell>
          <table:table-cell table:style-name="ce144" table:formula="of:=IF([.AQ$2]=[.$M12];[.$C12];&quot;&quot;)">
            <text:p/>
          </table:table-cell>
          <table:table-cell table:formula="of:=IF([.AR$2]=[.$M12];[.$C12];&quot;&quot;)">
            <text:p/>
          </table:table-cell>
          <table:table-cell table:formula="of:=IF([.AS$2]=[.$M12];[.$C12];&quot;&quot;)">
            <text:p/>
          </table:table-cell>
          <table:table-cell table:formula="of:=IF([.AT$2]=[.$M12];[.$C12];&quot;&quot;)">
            <text:p/>
          </table:table-cell>
          <table:table-cell table:formula="of:=IF([.AU$2]=[.$M12];[.$C12];&quot;&quot;)">
            <text:p/>
          </table:table-cell>
          <table:table-cell table:formula="of:=IF([.AV$2]=[.$M12];[.$C12];&quot;&quot;)">
            <text:p/>
          </table:table-cell>
          <table:table-cell table:formula="of:=IF([.AW$2]=[.$M12];[.$C12];&quot;&quot;)">
            <text:p/>
          </table:table-cell>
          <table:table-cell table:formula="of:=IF([.AX$2]=[.$M12];[.$C12];&quot;&quot;)">
            <text:p/>
          </table:table-cell>
          <table:table-cell table:formula="of:=IF([.AY$2]=[.$M12];[.$C12];&quot;&quot;)">
            <text:p/>
          </table:table-cell>
          <table:table-cell table:formula="of:=IF([.AZ$2]=[.$M12];[.$C12];&quot;&quot;)">
            <text:p/>
          </table:table-cell>
          <table:table-cell table:formula="of:=IF([.BA$2]=[.$M12];[.$C12];&quot;&quot;)">
            <text:p/>
          </table:table-cell>
          <table:table-cell table:formula="of:=IF([.BB$2]=[.$M12];[.$C12];&quot;&quot;)">
            <text:p/>
          </table:table-cell>
          <table:table-cell table:formula="of:=IF([.BC$2]=[.$M12];[.$C12];&quot;&quot;)">
            <text:p/>
          </table:table-cell>
          <table:table-cell table:formula="of:=IF([.BD$2]=[.$M12];[.$C12];&quot;&quot;)">
            <text:p/>
          </table:table-cell>
          <table:table-cell table:formula="of:=IF([.BE$2]=[.$M12];[.$C12];&quot;&quot;)">
            <text:p/>
          </table:table-cell>
          <table:table-cell table:formula="of:=IF([.BF$2]=[.$M12];[.$C12];&quot;&quot;)">
            <text:p/>
          </table:table-cell>
          <table:table-cell table:formula="of:=IF([.BG$2]=[.$M12];[.$C12];&quot;&quot;)">
            <text:p/>
          </table:table-cell>
          <table:table-cell table:formula="of:=IF([.BH$2]=[.$M12];[.$C12];&quot;&quot;)">
            <text:p/>
          </table:table-cell>
          <table:table-cell table:formula="of:=IF([.BI$2]=[.$M12];[.$C12];&quot;&quot;)">
            <text:p/>
          </table:table-cell>
          <table:table-cell table:formula="of:=IF([.BJ$2]=[.$M12];[.$C12];&quot;&quot;)">
            <text:p/>
          </table:table-cell>
          <table:table-cell table:formula="of:=IF([.BK$2]=[.$M12];[.$C12];&quot;&quot;)">
            <text:p/>
          </table:table-cell>
          <table:table-cell table:formula="of:=IF([.BL$2]=[.$M12];[.$C12];&quot;&quot;)">
            <text:p/>
          </table:table-cell>
          <table:table-cell table:formula="of:=IF([.BM$2]=[.$M12];[.$C12];&quot;&quot;)">
            <text:p/>
          </table:table-cell>
          <table:table-cell table:formula="of:=IF([.BN$2]=[.$M12];[.$C12];&quot;&quot;)">
            <text:p/>
          </table:table-cell>
          <table:table-cell table:formula="of:=IF([.BO$2]=[.$M12];[.$C12];&quot;&quot;)">
            <text:p/>
          </table:table-cell>
          <table:table-cell table:formula="of:=IF([.BP$2]=[.$M12];[.$C12];&quot;&quot;)">
            <text:p/>
          </table:table-cell>
          <table:table-cell table:formula="of:=IF([.BQ$2]=[.$M12];[.$C12];&quot;&quot;)">
            <text:p/>
          </table:table-cell>
          <table:table-cell table:formula="of:=IF([.BR$2]=[.$M12];[.$C12];&quot;&quot;)">
            <text:p/>
          </table:table-cell>
          <table:table-cell table:formula="of:=IF([.BS$2]=[.$M12];[.$C12];&quot;&quot;)">
            <text:p/>
          </table:table-cell>
          <table:table-cell table:formula="of:=IF([.BT$2]=[.$M12];[.$C12];&quot;&quot;)">
            <text:p/>
          </table:table-cell>
          <table:table-cell table:formula="of:=IF([.BU$2]=[.$M12];[.$C12];&quot;&quot;)">
            <text:p/>
          </table:table-cell>
          <table:table-cell table:formula="of:=IF([.BV$2]=[.$M12];[.$C12];&quot;&quot;)">
            <text:p/>
          </table:table-cell>
          <table:table-cell table:formula="of:=IF([.BW$2]=[.$M12];[.$C12];&quot;&quot;)">
            <text:p/>
          </table:table-cell>
          <table:table-cell table:formula="of:=IF([.BX$2]=[.$M12];[.$C12];&quot;&quot;)">
            <text:p/>
          </table:table-cell>
          <table:table-cell table:formula="of:=IF([.BY$2]=[.$M12];[.$C12];&quot;&quot;)">
            <text:p/>
          </table:table-cell>
          <table:table-cell table:formula="of:=IF([.BZ$2]=[.$M12];[.$C12];&quot;&quot;)">
            <text:p/>
          </table:table-cell>
          <table:table-cell table:formula="of:=IF([.CA$2]=[.$M12];[.$C12];&quot;&quot;)">
            <text:p/>
          </table:table-cell>
          <table:table-cell table:formula="of:=IF([.CB$2]=[.$M12];[.$C12];&quot;&quot;)">
            <text:p/>
          </table:table-cell>
          <table:table-cell table:formula="of:=IF([.CC$2]=[.$M12];[.$C12];&quot;&quot;)">
            <text:p/>
          </table:table-cell>
          <table:table-cell table:formula="of:=IF([.CD$2]=[.$M12];[.$C12];&quot;&quot;)">
            <text:p/>
          </table:table-cell>
          <table:table-cell table:formula="of:=IF([.CE$2]=[.$M12];[.$C12];&quot;&quot;)">
            <text:p/>
          </table:table-cell>
          <table:table-cell table:formula="of:=IF([.CF$2]=[.$M12];[.$C12];&quot;&quot;)">
            <text:p/>
          </table:table-cell>
          <table:table-cell table:formula="of:=IF([.CG$2]=[.$M12];[.$C12];&quot;&quot;)">
            <text:p/>
          </table:table-cell>
          <table:table-cell table:formula="of:=IF([.CH$2]=[.$M12];[.$C12];&quot;&quot;)">
            <text:p/>
          </table:table-cell>
          <table:table-cell table:formula="of:=IF([.CI$2]=[.$M12];[.$C12];&quot;&quot;)">
            <text:p/>
          </table:table-cell>
          <table:table-cell table:formula="of:=IF([.CJ$2]=[.$M12];[.$C12];&quot;&quot;)">
            <text:p/>
          </table:table-cell>
          <table:table-cell table:formula="of:=IF([.CK$2]=[.$M12];[.$C12];&quot;&quot;)">
            <text:p/>
          </table:table-cell>
          <table:table-cell table:formula="of:=IF([.CL$2]=[.$M12];[.$C12];&quot;&quot;)">
            <text:p/>
          </table:table-cell>
          <table:table-cell table:formula="of:=IF([.CM$2]=[.$M12];[.$C12];&quot;&quot;)">
            <text:p/>
          </table:table-cell>
          <table:table-cell table:formula="of:=IF([.CN$2]=[.$M12];[.$C12];&quot;&quot;)">
            <text:p/>
          </table:table-cell>
          <table:table-cell table:formula="of:=IF([.CO$2]=[.$M12];[.$C12];&quot;&quot;)">
            <text:p/>
          </table:table-cell>
          <table:table-cell table:formula="of:=IF([.CP$2]=[.$M12];[.$C12];&quot;&quot;)">
            <text:p/>
          </table:table-cell>
          <table:table-cell table:formula="of:=IF([.CQ$2]=[.$M12];[.$C12];&quot;&quot;)">
            <text:p/>
          </table:table-cell>
          <table:table-cell table:formula="of:=IF([.CR$2]=[.$M12];[.$C12];&quot;&quot;)">
            <text:p/>
          </table:table-cell>
          <table:table-cell table:formula="of:=IF([.CS$2]=[.$M12];[.$C12];&quot;&quot;)">
            <text:p/>
          </table:table-cell>
          <table:table-cell table:formula="of:=IF([.CT$2]=[.$M12];[.$C12];&quot;&quot;)">
            <text:p/>
          </table:table-cell>
          <table:table-cell table:formula="of:=IF([.CU$2]=[.$M12];[.$C12];&quot;&quot;)">
            <text:p/>
          </table:table-cell>
          <table:table-cell table:formula="of:=IF([.CV$2]=[.$M12];[.$C12];&quot;&quot;)">
            <text:p/>
          </table:table-cell>
          <table:table-cell table:formula="of:=IF([.CW$2]=[.$M12];[.$C12];&quot;&quot;)">
            <text:p/>
          </table:table-cell>
          <table:table-cell table:formula="of:=IF([.CX$2]=[.$M12];[.$C12];&quot;&quot;)">
            <text:p/>
          </table:table-cell>
          <table:table-cell table:formula="of:=IF([.CY$2]=[.$M12];[.$C12];&quot;&quot;)">
            <text:p/>
          </table:table-cell>
          <table:table-cell table:formula="of:=IF([.CZ$2]=[.$M12];[.$C12];&quot;&quot;)">
            <text:p/>
          </table:table-cell>
          <table:table-cell table:formula="of:=IF([.DA$2]=[.$M12];[.$C12];&quot;&quot;)">
            <text:p/>
          </table:table-cell>
          <table:table-cell table:formula="of:=IF([.DB$2]=[.$M12];[.$C12];&quot;&quot;)">
            <text:p/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ow_gasgi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Ледяной риф</text:p>
          </table:table-cell>
          <table:table-cell office:value-type="float" office:value="0.7" calcext:value-type="float">
            <text:p>0,7</text:p>
          </table:table-cell>
          <table:table-cell table:formula="of:=VLOOKUP([.G13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13];[.$G$2:.$J$4];[.C13]-1)+VLOOKUP([.G13];[.$G$2:.$J$4];[.C13]-1)*[.E13];VLOOKUP([.G13];[.$G$2:.$L$4];6))"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table:formula="of:=IF([.I13]=&quot;e&quot;;SQRT(POWER([.$K$26]-[.K13];2)+POWER([.$L$26]-[.L13];2));IF([.I13]=&quot;f&quot;;SQRT(POWER([.$K$40]-[.K13];2)+POWER([.$L$40]-[.L13];2));IF([.I13]=&quot;j&quot;;SQRT(POWER([.$K$64]-[.K13];2)+POWER([.$L$64]-[.L13];2));0)))" office:value-type="float" office:value="42.0301082558682" calcext:value-type="float">
            <text:p>42,03</text:p>
          </table:table-cell>
          <table:table-cell office:value-type="float" office:value="51.7" calcext:value-type="float">
            <text:p>51,7</text:p>
          </table:table-cell>
          <table:table-cell office:value-type="float" office:value="3.1" calcext:value-type="float">
            <text:p>3,1</text:p>
          </table:table-cell>
          <table:table-cell table:formula="of:=MROUND([.K13];1)" office:value-type="float" office:value="52" calcext:value-type="float">
            <text:p>52</text:p>
          </table:table-cell>
          <table:table-cell table:formula="of:=MROUND([.L13];1)" office:value-type="float" office:value="3" calcext:value-type="float">
            <text:p>3</text:p>
          </table:table-cell>
          <table:table-cell/>
          <table:table-cell table:formula="of:=IF([.P$2]=[.$M13];[.$C13];&quot;&quot;)">
            <text:p/>
          </table:table-cell>
          <table:table-cell table:formula="of:=IF([.Q$2]=[.$M13];[.$C13];&quot;&quot;)">
            <text:p/>
          </table:table-cell>
          <table:table-cell table:formula="of:=IF([.R$2]=[.$M13];[.$C13];&quot;&quot;)">
            <text:p/>
          </table:table-cell>
          <table:table-cell table:formula="of:=IF([.S$2]=[.$M13];[.$C13];&quot;&quot;)">
            <text:p/>
          </table:table-cell>
          <table:table-cell table:formula="of:=IF([.T$2]=[.$M13];[.$C13];&quot;&quot;)">
            <text:p/>
          </table:table-cell>
          <table:table-cell table:formula="of:=IF([.U$2]=[.$M13];[.$C13];&quot;&quot;)">
            <text:p/>
          </table:table-cell>
          <table:table-cell table:formula="of:=IF([.V$2]=[.$M13];[.$C13];&quot;&quot;)">
            <text:p/>
          </table:table-cell>
          <table:table-cell table:formula="of:=IF([.W$2]=[.$M13];[.$C13];&quot;&quot;)">
            <text:p/>
          </table:table-cell>
          <table:table-cell table:formula="of:=IF([.X$2]=[.$M13];[.$C13];&quot;&quot;)">
            <text:p/>
          </table:table-cell>
          <table:table-cell table:formula="of:=IF([.Y$2]=[.$M13];[.$C13];&quot;&quot;)">
            <text:p/>
          </table:table-cell>
          <table:table-cell table:formula="of:=IF([.Z$2]=[.$M13];[.$C13];&quot;&quot;)">
            <text:p/>
          </table:table-cell>
          <table:table-cell table:formula="of:=IF([.AA$2]=[.$M13];[.$C13];&quot;&quot;)">
            <text:p/>
          </table:table-cell>
          <table:table-cell table:formula="of:=IF([.AB$2]=[.$M13];[.$C13];&quot;&quot;)">
            <text:p/>
          </table:table-cell>
          <table:table-cell table:formula="of:=IF([.AC$2]=[.$M13];[.$C13];&quot;&quot;)">
            <text:p/>
          </table:table-cell>
          <table:table-cell table:formula="of:=IF([.AD$2]=[.$M13];[.$C13];&quot;&quot;)">
            <text:p/>
          </table:table-cell>
          <table:table-cell table:formula="of:=IF([.AE$2]=[.$M13];[.$C13];&quot;&quot;)">
            <text:p/>
          </table:table-cell>
          <table:table-cell table:formula="of:=IF([.AF$2]=[.$M13];[.$C13];&quot;&quot;)">
            <text:p/>
          </table:table-cell>
          <table:table-cell table:formula="of:=IF([.AG$2]=[.$M13];[.$C13];&quot;&quot;)">
            <text:p/>
          </table:table-cell>
          <table:table-cell table:formula="of:=IF([.AH$2]=[.$M13];[.$C13];&quot;&quot;)">
            <text:p/>
          </table:table-cell>
          <table:table-cell table:formula="of:=IF([.AI$2]=[.$M13];[.$C13];&quot;&quot;)">
            <text:p/>
          </table:table-cell>
          <table:table-cell table:formula="of:=IF([.AJ$2]=[.$M13];[.$C13];&quot;&quot;)">
            <text:p/>
          </table:table-cell>
          <table:table-cell table:formula="of:=IF([.AK$2]=[.$M13];[.$C13];&quot;&quot;)">
            <text:p/>
          </table:table-cell>
          <table:table-cell table:formula="of:=IF([.AL$2]=[.$M13];[.$C13];&quot;&quot;)">
            <text:p/>
          </table:table-cell>
          <table:table-cell table:formula="of:=IF([.AM$2]=[.$M13];[.$C13];&quot;&quot;)">
            <text:p/>
          </table:table-cell>
          <table:table-cell table:formula="of:=IF([.AN$2]=[.$M13];[.$C13];&quot;&quot;)">
            <text:p/>
          </table:table-cell>
          <table:table-cell table:formula="of:=IF([.AO$2]=[.$M13];[.$C13];&quot;&quot;)">
            <text:p/>
          </table:table-cell>
          <table:table-cell table:formula="of:=IF([.AP$2]=[.$M13];[.$C13];&quot;&quot;)">
            <text:p/>
          </table:table-cell>
          <table:table-cell table:formula="of:=IF([.AQ$2]=[.$M13];[.$C13];&quot;&quot;)">
            <text:p/>
          </table:table-cell>
          <table:table-cell table:formula="of:=IF([.AR$2]=[.$M13];[.$C13];&quot;&quot;)">
            <text:p/>
          </table:table-cell>
          <table:table-cell table:formula="of:=IF([.AS$2]=[.$M13];[.$C13];&quot;&quot;)">
            <text:p/>
          </table:table-cell>
          <table:table-cell table:formula="of:=IF([.AT$2]=[.$M13];[.$C13];&quot;&quot;)">
            <text:p/>
          </table:table-cell>
          <table:table-cell table:formula="of:=IF([.AU$2]=[.$M13];[.$C13];&quot;&quot;)">
            <text:p/>
          </table:table-cell>
          <table:table-cell table:formula="of:=IF([.AV$2]=[.$M13];[.$C13];&quot;&quot;)">
            <text:p/>
          </table:table-cell>
          <table:table-cell table:formula="of:=IF([.AW$2]=[.$M13];[.$C13];&quot;&quot;)">
            <text:p/>
          </table:table-cell>
          <table:table-cell table:formula="of:=IF([.AX$2]=[.$M13];[.$C13];&quot;&quot;)">
            <text:p/>
          </table:table-cell>
          <table:table-cell table:formula="of:=IF([.AY$2]=[.$M13];[.$C13];&quot;&quot;)">
            <text:p/>
          </table:table-cell>
          <table:table-cell table:formula="of:=IF([.AZ$2]=[.$M13];[.$C13];&quot;&quot;)">
            <text:p/>
          </table:table-cell>
          <table:table-cell table:formula="of:=IF([.BA$2]=[.$M13];[.$C13];&quot;&quot;)">
            <text:p/>
          </table:table-cell>
          <table:table-cell table:formula="of:=IF([.BB$2]=[.$M13];[.$C13];&quot;&quot;)">
            <text:p/>
          </table:table-cell>
          <table:table-cell table:formula="of:=IF([.BC$2]=[.$M13];[.$C13];&quot;&quot;)">
            <text:p/>
          </table:table-cell>
          <table:table-cell table:formula="of:=IF([.BD$2]=[.$M13];[.$C13];&quot;&quot;)">
            <text:p/>
          </table:table-cell>
          <table:table-cell table:formula="of:=IF([.BE$2]=[.$M13];[.$C13];&quot;&quot;)">
            <text:p/>
          </table:table-cell>
          <table:table-cell table:formula="of:=IF([.BF$2]=[.$M13];[.$C13];&quot;&quot;)">
            <text:p/>
          </table:table-cell>
          <table:table-cell table:formula="of:=IF([.BG$2]=[.$M13];[.$C13];&quot;&quot;)">
            <text:p/>
          </table:table-cell>
          <table:table-cell table:style-name="ce137" table:formula="of:=IF([.BH$2]=[.$M13];CONCATENATE([.$C13];[.$F13]);&quot;&quot;)" office:value-type="string" office:string-value="4t" calcext:value-type="string">
            <text:p>4t</text:p>
          </table:table-cell>
          <table:table-cell table:formula="of:=IF([.BI$2]=[.$M13];[.$C13];&quot;&quot;)">
            <text:p/>
          </table:table-cell>
          <table:table-cell table:formula="of:=IF([.BJ$2]=[.$M13];[.$C13];&quot;&quot;)">
            <text:p/>
          </table:table-cell>
          <table:table-cell table:formula="of:=IF([.BK$2]=[.$M13];[.$C13];&quot;&quot;)">
            <text:p/>
          </table:table-cell>
          <table:table-cell table:formula="of:=IF([.BL$2]=[.$M13];[.$C13];&quot;&quot;)">
            <text:p/>
          </table:table-cell>
          <table:table-cell table:formula="of:=IF([.BM$2]=[.$M13];[.$C13];&quot;&quot;)">
            <text:p/>
          </table:table-cell>
          <table:table-cell table:formula="of:=IF([.BN$2]=[.$M13];[.$C13];&quot;&quot;)">
            <text:p/>
          </table:table-cell>
          <table:table-cell table:formula="of:=IF([.BO$2]=[.$M13];[.$C13];&quot;&quot;)">
            <text:p/>
          </table:table-cell>
          <table:table-cell table:formula="of:=IF([.BP$2]=[.$M13];[.$C13];&quot;&quot;)">
            <text:p/>
          </table:table-cell>
          <table:table-cell table:formula="of:=IF([.BQ$2]=[.$M13];[.$C13];&quot;&quot;)">
            <text:p/>
          </table:table-cell>
          <table:table-cell table:formula="of:=IF([.BR$2]=[.$M13];[.$C13];&quot;&quot;)">
            <text:p/>
          </table:table-cell>
          <table:table-cell table:formula="of:=IF([.BS$2]=[.$M13];[.$C13];&quot;&quot;)">
            <text:p/>
          </table:table-cell>
          <table:table-cell table:formula="of:=IF([.BT$2]=[.$M13];[.$C13];&quot;&quot;)">
            <text:p/>
          </table:table-cell>
          <table:table-cell table:formula="of:=IF([.BU$2]=[.$M13];[.$C13];&quot;&quot;)">
            <text:p/>
          </table:table-cell>
          <table:table-cell table:formula="of:=IF([.BV$2]=[.$M13];[.$C13];&quot;&quot;)">
            <text:p/>
          </table:table-cell>
          <table:table-cell table:formula="of:=IF([.BW$2]=[.$M13];[.$C13];&quot;&quot;)">
            <text:p/>
          </table:table-cell>
          <table:table-cell table:formula="of:=IF([.BX$2]=[.$M13];[.$C13];&quot;&quot;)">
            <text:p/>
          </table:table-cell>
          <table:table-cell table:formula="of:=IF([.BY$2]=[.$M13];[.$C13];&quot;&quot;)">
            <text:p/>
          </table:table-cell>
          <table:table-cell table:formula="of:=IF([.BZ$2]=[.$M13];[.$C13];&quot;&quot;)">
            <text:p/>
          </table:table-cell>
          <table:table-cell table:formula="of:=IF([.CA$2]=[.$M13];[.$C13];&quot;&quot;)">
            <text:p/>
          </table:table-cell>
          <table:table-cell table:formula="of:=IF([.CB$2]=[.$M13];[.$C13];&quot;&quot;)">
            <text:p/>
          </table:table-cell>
          <table:table-cell table:formula="of:=IF([.CC$2]=[.$M13];[.$C13];&quot;&quot;)">
            <text:p/>
          </table:table-cell>
          <table:table-cell table:formula="of:=IF([.CD$2]=[.$M13];[.$C13];&quot;&quot;)">
            <text:p/>
          </table:table-cell>
          <table:table-cell table:formula="of:=IF([.CE$2]=[.$M13];[.$C13];&quot;&quot;)">
            <text:p/>
          </table:table-cell>
          <table:table-cell table:formula="of:=IF([.CF$2]=[.$M13];[.$C13];&quot;&quot;)">
            <text:p/>
          </table:table-cell>
          <table:table-cell table:formula="of:=IF([.CG$2]=[.$M13];[.$C13];&quot;&quot;)">
            <text:p/>
          </table:table-cell>
          <table:table-cell table:formula="of:=IF([.CH$2]=[.$M13];[.$C13];&quot;&quot;)">
            <text:p/>
          </table:table-cell>
          <table:table-cell table:formula="of:=IF([.CI$2]=[.$M13];[.$C13];&quot;&quot;)">
            <text:p/>
          </table:table-cell>
          <table:table-cell table:formula="of:=IF([.CJ$2]=[.$M13];[.$C13];&quot;&quot;)">
            <text:p/>
          </table:table-cell>
          <table:table-cell table:formula="of:=IF([.CK$2]=[.$M13];[.$C13];&quot;&quot;)">
            <text:p/>
          </table:table-cell>
          <table:table-cell table:formula="of:=IF([.CL$2]=[.$M13];[.$C13];&quot;&quot;)">
            <text:p/>
          </table:table-cell>
          <table:table-cell table:formula="of:=IF([.CM$2]=[.$M13];[.$C13];&quot;&quot;)">
            <text:p/>
          </table:table-cell>
          <table:table-cell table:formula="of:=IF([.CN$2]=[.$M13];[.$C13];&quot;&quot;)">
            <text:p/>
          </table:table-cell>
          <table:table-cell table:formula="of:=IF([.CO$2]=[.$M13];[.$C13];&quot;&quot;)">
            <text:p/>
          </table:table-cell>
          <table:table-cell table:formula="of:=IF([.CP$2]=[.$M13];[.$C13];&quot;&quot;)">
            <text:p/>
          </table:table-cell>
          <table:table-cell table:formula="of:=IF([.CQ$2]=[.$M13];[.$C13];&quot;&quot;)">
            <text:p/>
          </table:table-cell>
          <table:table-cell table:formula="of:=IF([.CR$2]=[.$M13];[.$C13];&quot;&quot;)">
            <text:p/>
          </table:table-cell>
          <table:table-cell table:formula="of:=IF([.CS$2]=[.$M13];[.$C13];&quot;&quot;)">
            <text:p/>
          </table:table-cell>
          <table:table-cell table:formula="of:=IF([.CT$2]=[.$M13];[.$C13];&quot;&quot;)">
            <text:p/>
          </table:table-cell>
          <table:table-cell table:formula="of:=IF([.CU$2]=[.$M13];[.$C13];&quot;&quot;)">
            <text:p/>
          </table:table-cell>
          <table:table-cell table:formula="of:=IF([.CV$2]=[.$M13];[.$C13];&quot;&quot;)">
            <text:p/>
          </table:table-cell>
          <table:table-cell table:formula="of:=IF([.CW$2]=[.$M13];[.$C13];&quot;&quot;)">
            <text:p/>
          </table:table-cell>
          <table:table-cell table:formula="of:=IF([.CX$2]=[.$M13];[.$C13];&quot;&quot;)">
            <text:p/>
          </table:table-cell>
          <table:table-cell table:formula="of:=IF([.CY$2]=[.$M13];[.$C13];&quot;&quot;)">
            <text:p/>
          </table:table-cell>
          <table:table-cell table:formula="of:=IF([.CZ$2]=[.$M13];[.$C13];&quot;&quot;)">
            <text:p/>
          </table:table-cell>
          <table:table-cell table:formula="of:=IF([.DA$2]=[.$M13];[.$C13];&quot;&quot;)">
            <text:p/>
          </table:table-cell>
          <table:table-cell table:formula="of:=IF([.DB$2]=[.$M13];[.$C13];&quot;&quot;)">
            <text:p/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Empire_BigshipBuil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ерфь «Блэквуд»</text:p>
          </table:table-cell>
          <table:table-cell office:value-type="float" office:value="0.7" calcext:value-type="float">
            <text:p>0,7</text:p>
          </table:table-cell>
          <table:table-cell table:formula="of:=VLOOKUP([.G14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14];[.$G$2:.$J$4];[.C14]-1)+VLOOKUP([.G14];[.$G$2:.$J$4];[.C14]-1)*[.E14];VLOOKUP([.G14];[.$G$2:.$L$4];6))"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table:formula="of:=IF([.I14]=&quot;e&quot;;SQRT(POWER([.$K$26]-[.K14];2)+POWER([.$L$26]-[.L14];2));IF([.I14]=&quot;f&quot;;SQRT(POWER([.$K$40]-[.K14];2)+POWER([.$L$40]-[.L14];2));IF([.I14]=&quot;j&quot;;SQRT(POWER([.$K$64]-[.K14];2)+POWER([.$L$64]-[.L14];2));0)))" office:value-type="float" office:value="4.68721665810319" calcext:value-type="float">
            <text:p>4,69</text:p>
          </table:table-cell>
          <table:table-cell office:value-type="float" office:value="11.3" calcext:value-type="float">
            <text:p>11,3</text:p>
          </table:table-cell>
          <table:table-cell office:value-type="float" office:value="6.3" calcext:value-type="float">
            <text:p>6,3</text:p>
          </table:table-cell>
          <table:table-cell table:formula="of:=MROUND([.K14];1)" office:value-type="float" office:value="11" calcext:value-type="float">
            <text:p>11</text:p>
          </table:table-cell>
          <table:table-cell table:formula="of:=MROUND([.L14];1)" office:value-type="float" office:value="6" calcext:value-type="float">
            <text:p>6</text:p>
          </table:table-cell>
          <table:table-cell/>
          <table:table-cell table:formula="of:=IF([.P$2]=[.$M14];[.$C14];&quot;&quot;)">
            <text:p/>
          </table:table-cell>
          <table:table-cell table:formula="of:=IF([.Q$2]=[.$M14];[.$C14];&quot;&quot;)">
            <text:p/>
          </table:table-cell>
          <table:table-cell table:formula="of:=IF([.R$2]=[.$M14];[.$C14];&quot;&quot;)">
            <text:p/>
          </table:table-cell>
          <table:table-cell table:style-name="ce137" table:formula="of:=IF([.S$2]=[.$M14];CONCATENATE([.$C14];[.$F14]);&quot;&quot;)" office:value-type="string" office:string-value="3t" calcext:value-type="string">
            <text:p>3t</text:p>
          </table:table-cell>
          <table:table-cell table:formula="of:=IF([.T$2]=[.$M14];[.$C14];&quot;&quot;)">
            <text:p/>
          </table:table-cell>
          <table:table-cell table:formula="of:=IF([.U$2]=[.$M14];[.$C14];&quot;&quot;)">
            <text:p/>
          </table:table-cell>
          <table:table-cell table:formula="of:=IF([.V$2]=[.$M14];[.$C14];&quot;&quot;)">
            <text:p/>
          </table:table-cell>
          <table:table-cell table:formula="of:=IF([.W$2]=[.$M14];[.$C14];&quot;&quot;)">
            <text:p/>
          </table:table-cell>
          <table:table-cell table:formula="of:=IF([.X$2]=[.$M14];[.$C14];&quot;&quot;)">
            <text:p/>
          </table:table-cell>
          <table:table-cell table:formula="of:=IF([.Y$2]=[.$M14];[.$C14];&quot;&quot;)">
            <text:p/>
          </table:table-cell>
          <table:table-cell table:formula="of:=IF([.Z$2]=[.$M14];[.$C14];&quot;&quot;)">
            <text:p/>
          </table:table-cell>
          <table:table-cell table:formula="of:=IF([.AA$2]=[.$M14];[.$C14];&quot;&quot;)">
            <text:p/>
          </table:table-cell>
          <table:table-cell table:formula="of:=IF([.AB$2]=[.$M14];[.$C14];&quot;&quot;)">
            <text:p/>
          </table:table-cell>
          <table:table-cell table:formula="of:=IF([.AC$2]=[.$M14];[.$C14];&quot;&quot;)">
            <text:p/>
          </table:table-cell>
          <table:table-cell table:formula="of:=IF([.AD$2]=[.$M14];[.$C14];&quot;&quot;)">
            <text:p/>
          </table:table-cell>
          <table:table-cell table:formula="of:=IF([.AE$2]=[.$M14];[.$C14];&quot;&quot;)">
            <text:p/>
          </table:table-cell>
          <table:table-cell table:formula="of:=IF([.AF$2]=[.$M14];[.$C14];&quot;&quot;)">
            <text:p/>
          </table:table-cell>
          <table:table-cell table:formula="of:=IF([.AG$2]=[.$M14];[.$C14];&quot;&quot;)">
            <text:p/>
          </table:table-cell>
          <table:table-cell table:formula="of:=IF([.AH$2]=[.$M14];[.$C14];&quot;&quot;)">
            <text:p/>
          </table:table-cell>
          <table:table-cell table:formula="of:=IF([.AI$2]=[.$M14];[.$C14];&quot;&quot;)">
            <text:p/>
          </table:table-cell>
          <table:table-cell table:formula="of:=IF([.AJ$2]=[.$M14];[.$C14];&quot;&quot;)">
            <text:p/>
          </table:table-cell>
          <table:table-cell table:formula="of:=IF([.AK$2]=[.$M14];[.$C14];&quot;&quot;)">
            <text:p/>
          </table:table-cell>
          <table:table-cell table:formula="of:=IF([.AL$2]=[.$M14];[.$C14];&quot;&quot;)">
            <text:p/>
          </table:table-cell>
          <table:table-cell table:formula="of:=IF([.AM$2]=[.$M14];[.$C14];&quot;&quot;)">
            <text:p/>
          </table:table-cell>
          <table:table-cell table:formula="of:=IF([.AN$2]=[.$M14];[.$C14];&quot;&quot;)">
            <text:p/>
          </table:table-cell>
          <table:table-cell table:formula="of:=IF([.AO$2]=[.$M14];[.$C14];&quot;&quot;)">
            <text:p/>
          </table:table-cell>
          <table:table-cell table:formula="of:=IF([.AP$2]=[.$M14];[.$C14];&quot;&quot;)">
            <text:p/>
          </table:table-cell>
          <table:table-cell table:formula="of:=IF([.AQ$2]=[.$M14];[.$C14];&quot;&quot;)">
            <text:p/>
          </table:table-cell>
          <table:table-cell table:formula="of:=IF([.AR$2]=[.$M14];[.$C14];&quot;&quot;)">
            <text:p/>
          </table:table-cell>
          <table:table-cell table:formula="of:=IF([.AS$2]=[.$M14];[.$C14];&quot;&quot;)">
            <text:p/>
          </table:table-cell>
          <table:table-cell table:formula="of:=IF([.AT$2]=[.$M14];[.$C14];&quot;&quot;)">
            <text:p/>
          </table:table-cell>
          <table:table-cell table:formula="of:=IF([.AU$2]=[.$M14];[.$C14];&quot;&quot;)">
            <text:p/>
          </table:table-cell>
          <table:table-cell table:formula="of:=IF([.AV$2]=[.$M14];[.$C14];&quot;&quot;)">
            <text:p/>
          </table:table-cell>
          <table:table-cell table:formula="of:=IF([.AW$2]=[.$M14];[.$C14];&quot;&quot;)">
            <text:p/>
          </table:table-cell>
          <table:table-cell table:formula="of:=IF([.AX$2]=[.$M14];[.$C14];&quot;&quot;)">
            <text:p/>
          </table:table-cell>
          <table:table-cell table:formula="of:=IF([.AY$2]=[.$M14];[.$C14];&quot;&quot;)">
            <text:p/>
          </table:table-cell>
          <table:table-cell table:formula="of:=IF([.AZ$2]=[.$M14];[.$C14];&quot;&quot;)">
            <text:p/>
          </table:table-cell>
          <table:table-cell table:formula="of:=IF([.BA$2]=[.$M14];[.$C14];&quot;&quot;)">
            <text:p/>
          </table:table-cell>
          <table:table-cell table:formula="of:=IF([.BB$2]=[.$M14];[.$C14];&quot;&quot;)">
            <text:p/>
          </table:table-cell>
          <table:table-cell table:formula="of:=IF([.BC$2]=[.$M14];[.$C14];&quot;&quot;)">
            <text:p/>
          </table:table-cell>
          <table:table-cell table:formula="of:=IF([.BD$2]=[.$M14];[.$C14];&quot;&quot;)">
            <text:p/>
          </table:table-cell>
          <table:table-cell table:formula="of:=IF([.BE$2]=[.$M14];[.$C14];&quot;&quot;)">
            <text:p/>
          </table:table-cell>
          <table:table-cell table:formula="of:=IF([.BF$2]=[.$M14];[.$C14];&quot;&quot;)">
            <text:p/>
          </table:table-cell>
          <table:table-cell table:formula="of:=IF([.BG$2]=[.$M14];[.$C14];&quot;&quot;)">
            <text:p/>
          </table:table-cell>
          <table:table-cell table:formula="of:=IF([.BH$2]=[.$M14];[.$C14];&quot;&quot;)">
            <text:p/>
          </table:table-cell>
          <table:table-cell table:formula="of:=IF([.BI$2]=[.$M14];[.$C14];&quot;&quot;)">
            <text:p/>
          </table:table-cell>
          <table:table-cell table:formula="of:=IF([.BJ$2]=[.$M14];[.$C14];&quot;&quot;)">
            <text:p/>
          </table:table-cell>
          <table:table-cell table:formula="of:=IF([.BK$2]=[.$M14];[.$C14];&quot;&quot;)">
            <text:p/>
          </table:table-cell>
          <table:table-cell table:formula="of:=IF([.BL$2]=[.$M14];[.$C14];&quot;&quot;)">
            <text:p/>
          </table:table-cell>
          <table:table-cell table:formula="of:=IF([.BM$2]=[.$M14];[.$C14];&quot;&quot;)">
            <text:p/>
          </table:table-cell>
          <table:table-cell table:formula="of:=IF([.BN$2]=[.$M14];[.$C14];&quot;&quot;)">
            <text:p/>
          </table:table-cell>
          <table:table-cell table:formula="of:=IF([.BO$2]=[.$M14];[.$C14];&quot;&quot;)">
            <text:p/>
          </table:table-cell>
          <table:table-cell table:formula="of:=IF([.BP$2]=[.$M14];[.$C14];&quot;&quot;)">
            <text:p/>
          </table:table-cell>
          <table:table-cell table:formula="of:=IF([.BQ$2]=[.$M14];[.$C14];&quot;&quot;)">
            <text:p/>
          </table:table-cell>
          <table:table-cell table:formula="of:=IF([.BR$2]=[.$M14];[.$C14];&quot;&quot;)">
            <text:p/>
          </table:table-cell>
          <table:table-cell table:formula="of:=IF([.BS$2]=[.$M14];[.$C14];&quot;&quot;)">
            <text:p/>
          </table:table-cell>
          <table:table-cell table:formula="of:=IF([.BT$2]=[.$M14];[.$C14];&quot;&quot;)">
            <text:p/>
          </table:table-cell>
          <table:table-cell table:formula="of:=IF([.BU$2]=[.$M14];[.$C14];&quot;&quot;)">
            <text:p/>
          </table:table-cell>
          <table:table-cell table:formula="of:=IF([.BV$2]=[.$M14];[.$C14];&quot;&quot;)">
            <text:p/>
          </table:table-cell>
          <table:table-cell table:formula="of:=IF([.BW$2]=[.$M14];[.$C14];&quot;&quot;)">
            <text:p/>
          </table:table-cell>
          <table:table-cell table:formula="of:=IF([.BX$2]=[.$M14];[.$C14];&quot;&quot;)">
            <text:p/>
          </table:table-cell>
          <table:table-cell table:formula="of:=IF([.BY$2]=[.$M14];[.$C14];&quot;&quot;)">
            <text:p/>
          </table:table-cell>
          <table:table-cell table:formula="of:=IF([.BZ$2]=[.$M14];[.$C14];&quot;&quot;)">
            <text:p/>
          </table:table-cell>
          <table:table-cell table:formula="of:=IF([.CA$2]=[.$M14];[.$C14];&quot;&quot;)">
            <text:p/>
          </table:table-cell>
          <table:table-cell table:formula="of:=IF([.CB$2]=[.$M14];[.$C14];&quot;&quot;)">
            <text:p/>
          </table:table-cell>
          <table:table-cell table:formula="of:=IF([.CC$2]=[.$M14];[.$C14];&quot;&quot;)">
            <text:p/>
          </table:table-cell>
          <table:table-cell table:formula="of:=IF([.CD$2]=[.$M14];[.$C14];&quot;&quot;)">
            <text:p/>
          </table:table-cell>
          <table:table-cell table:formula="of:=IF([.CE$2]=[.$M14];[.$C14];&quot;&quot;)">
            <text:p/>
          </table:table-cell>
          <table:table-cell table:formula="of:=IF([.CF$2]=[.$M14];[.$C14];&quot;&quot;)">
            <text:p/>
          </table:table-cell>
          <table:table-cell table:formula="of:=IF([.CG$2]=[.$M14];[.$C14];&quot;&quot;)">
            <text:p/>
          </table:table-cell>
          <table:table-cell table:formula="of:=IF([.CH$2]=[.$M14];[.$C14];&quot;&quot;)">
            <text:p/>
          </table:table-cell>
          <table:table-cell table:formula="of:=IF([.CI$2]=[.$M14];[.$C14];&quot;&quot;)">
            <text:p/>
          </table:table-cell>
          <table:table-cell table:formula="of:=IF([.CJ$2]=[.$M14];[.$C14];&quot;&quot;)">
            <text:p/>
          </table:table-cell>
          <table:table-cell table:formula="of:=IF([.CK$2]=[.$M14];[.$C14];&quot;&quot;)">
            <text:p/>
          </table:table-cell>
          <table:table-cell table:formula="of:=IF([.CL$2]=[.$M14];[.$C14];&quot;&quot;)">
            <text:p/>
          </table:table-cell>
          <table:table-cell table:formula="of:=IF([.CM$2]=[.$M14];[.$C14];&quot;&quot;)">
            <text:p/>
          </table:table-cell>
          <table:table-cell table:formula="of:=IF([.CN$2]=[.$M14];[.$C14];&quot;&quot;)">
            <text:p/>
          </table:table-cell>
          <table:table-cell table:formula="of:=IF([.CO$2]=[.$M14];[.$C14];&quot;&quot;)">
            <text:p/>
          </table:table-cell>
          <table:table-cell table:formula="of:=IF([.CP$2]=[.$M14];[.$C14];&quot;&quot;)">
            <text:p/>
          </table:table-cell>
          <table:table-cell table:formula="of:=IF([.CQ$2]=[.$M14];[.$C14];&quot;&quot;)">
            <text:p/>
          </table:table-cell>
          <table:table-cell table:formula="of:=IF([.CR$2]=[.$M14];[.$C14];&quot;&quot;)">
            <text:p/>
          </table:table-cell>
          <table:table-cell table:formula="of:=IF([.CS$2]=[.$M14];[.$C14];&quot;&quot;)">
            <text:p/>
          </table:table-cell>
          <table:table-cell table:formula="of:=IF([.CT$2]=[.$M14];[.$C14];&quot;&quot;)">
            <text:p/>
          </table:table-cell>
          <table:table-cell table:formula="of:=IF([.CU$2]=[.$M14];[.$C14];&quot;&quot;)">
            <text:p/>
          </table:table-cell>
          <table:table-cell table:formula="of:=IF([.CV$2]=[.$M14];[.$C14];&quot;&quot;)">
            <text:p/>
          </table:table-cell>
          <table:table-cell table:formula="of:=IF([.CW$2]=[.$M14];[.$C14];&quot;&quot;)">
            <text:p/>
          </table:table-cell>
          <table:table-cell table:formula="of:=IF([.CX$2]=[.$M14];[.$C14];&quot;&quot;)">
            <text:p/>
          </table:table-cell>
          <table:table-cell table:formula="of:=IF([.CY$2]=[.$M14];[.$C14];&quot;&quot;)">
            <text:p/>
          </table:table-cell>
          <table:table-cell table:formula="of:=IF([.CZ$2]=[.$M14];[.$C14];&quot;&quot;)">
            <text:p/>
          </table:table-cell>
          <table:table-cell table:formula="of:=IF([.DA$2]=[.$M14];[.$C14];&quot;&quot;)">
            <text:p/>
          </table:table-cell>
          <table:table-cell table:formula="of:=IF([.DB$2]=[.$M14];[.$C14];&quot;&quot;)">
            <text:p/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Empire_IlayGateSirus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устошь</text:p>
          </table:table-cell>
          <table:table-cell office:value-type="float" office:value="0.5" calcext:value-type="float">
            <text:p>0,5</text:p>
          </table:table-cell>
          <table:table-cell table:formula="of:=VLOOKUP([.G15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15];[.$G$2:.$J$4];[.C15]-1)+VLOOKUP([.G15];[.$G$2:.$J$4];[.C15]-1)*[.E15];VLOOKUP([.G15];[.$G$2:.$L$4];6))"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table:formula="of:=IF([.I15]=&quot;e&quot;;SQRT(POWER([.$K$26]-[.K15];2)+POWER([.$L$26]-[.L15];2));IF([.I15]=&quot;f&quot;;SQRT(POWER([.$K$40]-[.K15];2)+POWER([.$L$40]-[.L15];2));IF([.I15]=&quot;j&quot;;SQRT(POWER([.$K$64]-[.K15];2)+POWER([.$L$64]-[.L15];2));0)))" office:value-type="float" office:value="9.25742944882649" calcext:value-type="float">
            <text:p>9,26</text:p>
          </table:table-cell>
          <table:table-cell office:value-type="float" office:value="18.7" calcext:value-type="float">
            <text:p>18,7</text:p>
          </table:table-cell>
          <table:table-cell office:value-type="float" office:value="6.8" calcext:value-type="float">
            <text:p>6,8</text:p>
          </table:table-cell>
          <table:table-cell table:formula="of:=MROUND([.K15];1)" office:value-type="float" office:value="19" calcext:value-type="float">
            <text:p>19</text:p>
          </table:table-cell>
          <table:table-cell table:formula="of:=MROUND([.L15];1)" office:value-type="float" office:value="7" calcext:value-type="float">
            <text:p>7</text:p>
          </table:table-cell>
          <table:table-cell/>
          <table:table-cell table:formula="of:=IF([.P$2]=[.$M15];[.$C15];&quot;&quot;)">
            <text:p/>
          </table:table-cell>
          <table:table-cell table:formula="of:=IF([.Q$2]=[.$M15];[.$C15];&quot;&quot;)">
            <text:p/>
          </table:table-cell>
          <table:table-cell table:formula="of:=IF([.R$2]=[.$M15];[.$C15];&quot;&quot;)">
            <text:p/>
          </table:table-cell>
          <table:table-cell table:formula="of:=IF([.S$2]=[.$M15];[.$C15];&quot;&quot;)">
            <text:p/>
          </table:table-cell>
          <table:table-cell table:formula="of:=IF([.T$2]=[.$M15];[.$C15];&quot;&quot;)">
            <text:p/>
          </table:table-cell>
          <table:table-cell table:formula="of:=IF([.U$2]=[.$M15];[.$C15];&quot;&quot;)">
            <text:p/>
          </table:table-cell>
          <table:table-cell table:formula="of:=IF([.V$2]=[.$M15];[.$C15];&quot;&quot;)">
            <text:p/>
          </table:table-cell>
          <table:table-cell table:formula="of:=IF([.W$2]=[.$M15];[.$C15];&quot;&quot;)">
            <text:p/>
          </table:table-cell>
          <table:table-cell table:style-name="ce135" table:formula="of:=IF([.X$2]=[.$M15];[.$C15];&quot;&quot;)">
            <text:p/>
          </table:table-cell>
          <table:table-cell table:style-name="ce141" table:formula="of:=IF([.Y$2]=[.$M15];[.$C15];&quot;&quot;)">
            <text:p/>
          </table:table-cell>
          <table:table-cell table:style-name="ce141" table:formula="of:=IF([.Z$2]=[.$M15];[.$C15];&quot;&quot;)">
            <text:p/>
          </table:table-cell>
          <table:table-cell table:style-name="ce137" table:formula="of:=IF([.AA$2]=[.$M15];CONCATENATE([.$C15];[.$F15]);&quot;&quot;)" office:value-type="string" office:string-value="3t" calcext:value-type="string">
            <text:p>3t</text:p>
          </table:table-cell>
          <table:table-cell table:formula="of:=IF([.AB$2]=[.$M15];[.$C15];&quot;&quot;)">
            <text:p/>
          </table:table-cell>
          <table:table-cell table:formula="of:=IF([.AC$2]=[.$M15];[.$C15];&quot;&quot;)">
            <text:p/>
          </table:table-cell>
          <table:table-cell table:formula="of:=IF([.AD$2]=[.$M15];[.$C15];&quot;&quot;)">
            <text:p/>
          </table:table-cell>
          <table:table-cell table:formula="of:=IF([.AE$2]=[.$M15];[.$C15];&quot;&quot;)">
            <text:p/>
          </table:table-cell>
          <table:table-cell table:formula="of:=IF([.AF$2]=[.$M15];[.$C15];&quot;&quot;)">
            <text:p/>
          </table:table-cell>
          <table:table-cell table:formula="of:=IF([.AG$2]=[.$M15];[.$C15];&quot;&quot;)">
            <text:p/>
          </table:table-cell>
          <table:table-cell table:formula="of:=IF([.AH$2]=[.$M15];[.$C15];&quot;&quot;)">
            <text:p/>
          </table:table-cell>
          <table:table-cell table:formula="of:=IF([.AI$2]=[.$M15];[.$C15];&quot;&quot;)">
            <text:p/>
          </table:table-cell>
          <table:table-cell table:formula="of:=IF([.AJ$2]=[.$M15];[.$C15];&quot;&quot;)">
            <text:p/>
          </table:table-cell>
          <table:table-cell table:formula="of:=IF([.AK$2]=[.$M15];[.$C15];&quot;&quot;)">
            <text:p/>
          </table:table-cell>
          <table:table-cell table:formula="of:=IF([.AL$2]=[.$M15];[.$C15];&quot;&quot;)">
            <text:p/>
          </table:table-cell>
          <table:table-cell table:formula="of:=IF([.AM$2]=[.$M15];[.$C15];&quot;&quot;)">
            <text:p/>
          </table:table-cell>
          <table:table-cell table:formula="of:=IF([.AN$2]=[.$M15];[.$C15];&quot;&quot;)">
            <text:p/>
          </table:table-cell>
          <table:table-cell table:formula="of:=IF([.AO$2]=[.$M15];[.$C15];&quot;&quot;)">
            <text:p/>
          </table:table-cell>
          <table:table-cell table:formula="of:=IF([.AP$2]=[.$M15];[.$C15];&quot;&quot;)">
            <text:p/>
          </table:table-cell>
          <table:table-cell table:formula="of:=IF([.AQ$2]=[.$M15];[.$C15];&quot;&quot;)">
            <text:p/>
          </table:table-cell>
          <table:table-cell table:formula="of:=IF([.AR$2]=[.$M15];[.$C15];&quot;&quot;)">
            <text:p/>
          </table:table-cell>
          <table:table-cell table:formula="of:=IF([.AS$2]=[.$M15];[.$C15];&quot;&quot;)">
            <text:p/>
          </table:table-cell>
          <table:table-cell table:formula="of:=IF([.AT$2]=[.$M15];[.$C15];&quot;&quot;)">
            <text:p/>
          </table:table-cell>
          <table:table-cell table:formula="of:=IF([.AU$2]=[.$M15];[.$C15];&quot;&quot;)">
            <text:p/>
          </table:table-cell>
          <table:table-cell table:formula="of:=IF([.AV$2]=[.$M15];[.$C15];&quot;&quot;)">
            <text:p/>
          </table:table-cell>
          <table:table-cell table:formula="of:=IF([.AW$2]=[.$M15];[.$C15];&quot;&quot;)">
            <text:p/>
          </table:table-cell>
          <table:table-cell table:formula="of:=IF([.AX$2]=[.$M15];[.$C15];&quot;&quot;)">
            <text:p/>
          </table:table-cell>
          <table:table-cell table:formula="of:=IF([.AY$2]=[.$M15];[.$C15];&quot;&quot;)">
            <text:p/>
          </table:table-cell>
          <table:table-cell table:formula="of:=IF([.AZ$2]=[.$M15];[.$C15];&quot;&quot;)">
            <text:p/>
          </table:table-cell>
          <table:table-cell table:formula="of:=IF([.BA$2]=[.$M15];[.$C15];&quot;&quot;)">
            <text:p/>
          </table:table-cell>
          <table:table-cell table:formula="of:=IF([.BB$2]=[.$M15];[.$C15];&quot;&quot;)">
            <text:p/>
          </table:table-cell>
          <table:table-cell table:formula="of:=IF([.BC$2]=[.$M15];[.$C15];&quot;&quot;)">
            <text:p/>
          </table:table-cell>
          <table:table-cell table:formula="of:=IF([.BD$2]=[.$M15];[.$C15];&quot;&quot;)">
            <text:p/>
          </table:table-cell>
          <table:table-cell table:formula="of:=IF([.BE$2]=[.$M15];[.$C15];&quot;&quot;)">
            <text:p/>
          </table:table-cell>
          <table:table-cell table:formula="of:=IF([.BF$2]=[.$M15];[.$C15];&quot;&quot;)">
            <text:p/>
          </table:table-cell>
          <table:table-cell table:formula="of:=IF([.BG$2]=[.$M15];[.$C15];&quot;&quot;)">
            <text:p/>
          </table:table-cell>
          <table:table-cell table:formula="of:=IF([.BH$2]=[.$M15];[.$C15];&quot;&quot;)">
            <text:p/>
          </table:table-cell>
          <table:table-cell table:formula="of:=IF([.BI$2]=[.$M15];[.$C15];&quot;&quot;)">
            <text:p/>
          </table:table-cell>
          <table:table-cell table:formula="of:=IF([.BJ$2]=[.$M15];[.$C15];&quot;&quot;)">
            <text:p/>
          </table:table-cell>
          <table:table-cell table:formula="of:=IF([.BK$2]=[.$M15];[.$C15];&quot;&quot;)">
            <text:p/>
          </table:table-cell>
          <table:table-cell table:formula="of:=IF([.BL$2]=[.$M15];[.$C15];&quot;&quot;)">
            <text:p/>
          </table:table-cell>
          <table:table-cell table:formula="of:=IF([.BM$2]=[.$M15];[.$C15];&quot;&quot;)">
            <text:p/>
          </table:table-cell>
          <table:table-cell table:formula="of:=IF([.BN$2]=[.$M15];[.$C15];&quot;&quot;)">
            <text:p/>
          </table:table-cell>
          <table:table-cell table:formula="of:=IF([.BO$2]=[.$M15];[.$C15];&quot;&quot;)">
            <text:p/>
          </table:table-cell>
          <table:table-cell table:formula="of:=IF([.BP$2]=[.$M15];[.$C15];&quot;&quot;)">
            <text:p/>
          </table:table-cell>
          <table:table-cell table:formula="of:=IF([.BQ$2]=[.$M15];[.$C15];&quot;&quot;)">
            <text:p/>
          </table:table-cell>
          <table:table-cell table:formula="of:=IF([.BR$2]=[.$M15];[.$C15];&quot;&quot;)">
            <text:p/>
          </table:table-cell>
          <table:table-cell table:formula="of:=IF([.BS$2]=[.$M15];[.$C15];&quot;&quot;)">
            <text:p/>
          </table:table-cell>
          <table:table-cell table:formula="of:=IF([.BT$2]=[.$M15];[.$C15];&quot;&quot;)">
            <text:p/>
          </table:table-cell>
          <table:table-cell table:formula="of:=IF([.BU$2]=[.$M15];[.$C15];&quot;&quot;)">
            <text:p/>
          </table:table-cell>
          <table:table-cell table:formula="of:=IF([.BV$2]=[.$M15];[.$C15];&quot;&quot;)">
            <text:p/>
          </table:table-cell>
          <table:table-cell table:formula="of:=IF([.BW$2]=[.$M15];[.$C15];&quot;&quot;)">
            <text:p/>
          </table:table-cell>
          <table:table-cell table:formula="of:=IF([.BX$2]=[.$M15];[.$C15];&quot;&quot;)">
            <text:p/>
          </table:table-cell>
          <table:table-cell table:formula="of:=IF([.BY$2]=[.$M15];[.$C15];&quot;&quot;)">
            <text:p/>
          </table:table-cell>
          <table:table-cell table:formula="of:=IF([.BZ$2]=[.$M15];[.$C15];&quot;&quot;)">
            <text:p/>
          </table:table-cell>
          <table:table-cell table:formula="of:=IF([.CA$2]=[.$M15];[.$C15];&quot;&quot;)">
            <text:p/>
          </table:table-cell>
          <table:table-cell table:formula="of:=IF([.CB$2]=[.$M15];[.$C15];&quot;&quot;)">
            <text:p/>
          </table:table-cell>
          <table:table-cell table:formula="of:=IF([.CC$2]=[.$M15];[.$C15];&quot;&quot;)">
            <text:p/>
          </table:table-cell>
          <table:table-cell table:formula="of:=IF([.CD$2]=[.$M15];[.$C15];&quot;&quot;)">
            <text:p/>
          </table:table-cell>
          <table:table-cell table:formula="of:=IF([.CE$2]=[.$M15];[.$C15];&quot;&quot;)">
            <text:p/>
          </table:table-cell>
          <table:table-cell table:formula="of:=IF([.CF$2]=[.$M15];[.$C15];&quot;&quot;)">
            <text:p/>
          </table:table-cell>
          <table:table-cell table:formula="of:=IF([.CG$2]=[.$M15];[.$C15];&quot;&quot;)">
            <text:p/>
          </table:table-cell>
          <table:table-cell table:formula="of:=IF([.CH$2]=[.$M15];[.$C15];&quot;&quot;)">
            <text:p/>
          </table:table-cell>
          <table:table-cell table:formula="of:=IF([.CI$2]=[.$M15];[.$C15];&quot;&quot;)">
            <text:p/>
          </table:table-cell>
          <table:table-cell table:formula="of:=IF([.CJ$2]=[.$M15];[.$C15];&quot;&quot;)">
            <text:p/>
          </table:table-cell>
          <table:table-cell table:formula="of:=IF([.CK$2]=[.$M15];[.$C15];&quot;&quot;)">
            <text:p/>
          </table:table-cell>
          <table:table-cell table:formula="of:=IF([.CL$2]=[.$M15];[.$C15];&quot;&quot;)">
            <text:p/>
          </table:table-cell>
          <table:table-cell table:formula="of:=IF([.CM$2]=[.$M15];[.$C15];&quot;&quot;)">
            <text:p/>
          </table:table-cell>
          <table:table-cell table:formula="of:=IF([.CN$2]=[.$M15];[.$C15];&quot;&quot;)">
            <text:p/>
          </table:table-cell>
          <table:table-cell table:formula="of:=IF([.CO$2]=[.$M15];[.$C15];&quot;&quot;)">
            <text:p/>
          </table:table-cell>
          <table:table-cell table:formula="of:=IF([.CP$2]=[.$M15];[.$C15];&quot;&quot;)">
            <text:p/>
          </table:table-cell>
          <table:table-cell table:formula="of:=IF([.CQ$2]=[.$M15];[.$C15];&quot;&quot;)">
            <text:p/>
          </table:table-cell>
          <table:table-cell table:formula="of:=IF([.CR$2]=[.$M15];[.$C15];&quot;&quot;)">
            <text:p/>
          </table:table-cell>
          <table:table-cell table:formula="of:=IF([.CS$2]=[.$M15];[.$C15];&quot;&quot;)">
            <text:p/>
          </table:table-cell>
          <table:table-cell table:formula="of:=IF([.CT$2]=[.$M15];[.$C15];&quot;&quot;)">
            <text:p/>
          </table:table-cell>
          <table:table-cell table:formula="of:=IF([.CU$2]=[.$M15];[.$C15];&quot;&quot;)">
            <text:p/>
          </table:table-cell>
          <table:table-cell table:formula="of:=IF([.CV$2]=[.$M15];[.$C15];&quot;&quot;)">
            <text:p/>
          </table:table-cell>
          <table:table-cell table:formula="of:=IF([.CW$2]=[.$M15];[.$C15];&quot;&quot;)">
            <text:p/>
          </table:table-cell>
          <table:table-cell table:formula="of:=IF([.CX$2]=[.$M15];[.$C15];&quot;&quot;)">
            <text:p/>
          </table:table-cell>
          <table:table-cell table:formula="of:=IF([.CY$2]=[.$M15];[.$C15];&quot;&quot;)">
            <text:p/>
          </table:table-cell>
          <table:table-cell table:formula="of:=IF([.CZ$2]=[.$M15];[.$C15];&quot;&quot;)">
            <text:p/>
          </table:table-cell>
          <table:table-cell table:formula="of:=IF([.DA$2]=[.$M15];[.$C15];&quot;&quot;)">
            <text:p/>
          </table:table-cell>
          <table:table-cell table:formula="of:=IF([.DB$2]=[.$M15];[.$C15];&quot;&quot;)">
            <text:p/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Empire_IlayGateSir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азрушенная лаборатория</text:p>
          </table:table-cell>
          <table:table-cell office:value-type="float" office:value="0.3" calcext:value-type="float">
            <text:p>0,3</text:p>
          </table:table-cell>
          <table:table-cell table:formula="of:=VLOOKUP([.G16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16];[.$G$2:.$J$4];[.C16]-1)+VLOOKUP([.G16];[.$G$2:.$J$4];[.C16]-1)*[.E16];VLOOKUP([.G16];[.$G$2:.$L$4];6))"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table:formula="of:=IF([.I16]=&quot;e&quot;;SQRT(POWER([.$K$26]-[.K16];2)+POWER([.$L$26]-[.L16];2));IF([.I16]=&quot;f&quot;;SQRT(POWER([.$K$40]-[.K16];2)+POWER([.$L$40]-[.L16];2));IF([.I16]=&quot;j&quot;;SQRT(POWER([.$K$64]-[.K16];2)+POWER([.$L$64]-[.L16];2));0)))" office:value-type="float" office:value="6.97710541700496" calcext:value-type="float">
            <text:p>6,98</text:p>
          </table:table-cell>
          <table:table-cell office:value-type="float" office:value="16.6" calcext:value-type="float">
            <text:p>16,6</text:p>
          </table:table-cell>
          <table:table-cell office:value-type="float" office:value="7.7" calcext:value-type="float">
            <text:p>7,7</text:p>
          </table:table-cell>
          <table:table-cell table:formula="of:=MROUND([.K16];1)" office:value-type="float" office:value="17" calcext:value-type="float">
            <text:p>17</text:p>
          </table:table-cell>
          <table:table-cell table:formula="of:=MROUND([.L16];1)" office:value-type="float" office:value="8" calcext:value-type="float">
            <text:p>8</text:p>
          </table:table-cell>
          <table:table-cell/>
          <table:table-cell table:formula="of:=IF([.P$2]=[.$M16];[.$C16];&quot;&quot;)">
            <text:p/>
          </table:table-cell>
          <table:table-cell table:formula="of:=IF([.Q$2]=[.$M16];[.$C16];&quot;&quot;)">
            <text:p/>
          </table:table-cell>
          <table:table-cell table:formula="of:=IF([.R$2]=[.$M16];[.$C16];&quot;&quot;)">
            <text:p/>
          </table:table-cell>
          <table:table-cell table:formula="of:=IF([.S$2]=[.$M16];[.$C16];&quot;&quot;)">
            <text:p/>
          </table:table-cell>
          <table:table-cell table:formula="of:=IF([.T$2]=[.$M16];[.$C16];&quot;&quot;)">
            <text:p/>
          </table:table-cell>
          <table:table-cell table:formula="of:=IF([.U$2]=[.$M16];[.$C16];&quot;&quot;)">
            <text:p/>
          </table:table-cell>
          <table:table-cell table:formula="of:=IF([.V$2]=[.$M16];[.$C16];&quot;&quot;)">
            <text:p/>
          </table:table-cell>
          <table:table-cell table:formula="of:=IF([.W$2]=[.$M16];[.$C16];&quot;&quot;)">
            <text:p/>
          </table:table-cell>
          <table:table-cell table:style-name="ce136" table:formula="of:=IF([.X$2]=[.$M16];[.$C16];&quot;&quot;)">
            <text:p/>
          </table:table-cell>
          <table:table-cell table:style-name="ce137" table:formula="of:=IF([.Y$2]=[.$M16];CONCATENATE([.$C16];[.$F16]);&quot;&quot;)" office:value-type="string" office:string-value="3t" calcext:value-type="string">
            <text:p>3t</text:p>
          </table:table-cell>
          <table:table-cell table:style-name="ce130" table:formula="of:=IF([.Z$2]=[.$M16];[.$C16];&quot;&quot;)">
            <text:p/>
          </table:table-cell>
          <table:table-cell table:style-name="ce143" table:formula="of:=IF([.AA$2]=[.$M16];[.$C16];&quot;&quot;)">
            <text:p/>
          </table:table-cell>
          <table:table-cell table:formula="of:=IF([.AB$2]=[.$M16];[.$C16];&quot;&quot;)">
            <text:p/>
          </table:table-cell>
          <table:table-cell table:formula="of:=IF([.AC$2]=[.$M16];[.$C16];&quot;&quot;)">
            <text:p/>
          </table:table-cell>
          <table:table-cell table:formula="of:=IF([.AD$2]=[.$M16];[.$C16];&quot;&quot;)">
            <text:p/>
          </table:table-cell>
          <table:table-cell table:formula="of:=IF([.AE$2]=[.$M16];[.$C16];&quot;&quot;)">
            <text:p/>
          </table:table-cell>
          <table:table-cell table:formula="of:=IF([.AF$2]=[.$M16];[.$C16];&quot;&quot;)">
            <text:p/>
          </table:table-cell>
          <table:table-cell table:formula="of:=IF([.AG$2]=[.$M16];[.$C16];&quot;&quot;)">
            <text:p/>
          </table:table-cell>
          <table:table-cell table:formula="of:=IF([.AH$2]=[.$M16];[.$C16];&quot;&quot;)">
            <text:p/>
          </table:table-cell>
          <table:table-cell table:formula="of:=IF([.AI$2]=[.$M16];[.$C16];&quot;&quot;)">
            <text:p/>
          </table:table-cell>
          <table:table-cell table:formula="of:=IF([.AJ$2]=[.$M16];[.$C16];&quot;&quot;)">
            <text:p/>
          </table:table-cell>
          <table:table-cell table:formula="of:=IF([.AK$2]=[.$M16];[.$C16];&quot;&quot;)">
            <text:p/>
          </table:table-cell>
          <table:table-cell table:formula="of:=IF([.AL$2]=[.$M16];[.$C16];&quot;&quot;)">
            <text:p/>
          </table:table-cell>
          <table:table-cell table:formula="of:=IF([.AM$2]=[.$M16];[.$C16];&quot;&quot;)">
            <text:p/>
          </table:table-cell>
          <table:table-cell table:formula="of:=IF([.AN$2]=[.$M16];[.$C16];&quot;&quot;)">
            <text:p/>
          </table:table-cell>
          <table:table-cell table:formula="of:=IF([.AO$2]=[.$M16];[.$C16];&quot;&quot;)">
            <text:p/>
          </table:table-cell>
          <table:table-cell table:formula="of:=IF([.AP$2]=[.$M16];[.$C16];&quot;&quot;)">
            <text:p/>
          </table:table-cell>
          <table:table-cell table:formula="of:=IF([.AQ$2]=[.$M16];[.$C16];&quot;&quot;)">
            <text:p/>
          </table:table-cell>
          <table:table-cell table:formula="of:=IF([.AR$2]=[.$M16];[.$C16];&quot;&quot;)">
            <text:p/>
          </table:table-cell>
          <table:table-cell table:formula="of:=IF([.AS$2]=[.$M16];[.$C16];&quot;&quot;)">
            <text:p/>
          </table:table-cell>
          <table:table-cell table:formula="of:=IF([.AT$2]=[.$M16];[.$C16];&quot;&quot;)">
            <text:p/>
          </table:table-cell>
          <table:table-cell table:formula="of:=IF([.AU$2]=[.$M16];[.$C16];&quot;&quot;)">
            <text:p/>
          </table:table-cell>
          <table:table-cell table:formula="of:=IF([.AV$2]=[.$M16];[.$C16];&quot;&quot;)">
            <text:p/>
          </table:table-cell>
          <table:table-cell table:formula="of:=IF([.AW$2]=[.$M16];[.$C16];&quot;&quot;)">
            <text:p/>
          </table:table-cell>
          <table:table-cell table:formula="of:=IF([.AX$2]=[.$M16];[.$C16];&quot;&quot;)">
            <text:p/>
          </table:table-cell>
          <table:table-cell table:formula="of:=IF([.AY$2]=[.$M16];[.$C16];&quot;&quot;)">
            <text:p/>
          </table:table-cell>
          <table:table-cell table:formula="of:=IF([.AZ$2]=[.$M16];[.$C16];&quot;&quot;)">
            <text:p/>
          </table:table-cell>
          <table:table-cell table:formula="of:=IF([.BA$2]=[.$M16];[.$C16];&quot;&quot;)">
            <text:p/>
          </table:table-cell>
          <table:table-cell table:formula="of:=IF([.BB$2]=[.$M16];[.$C16];&quot;&quot;)">
            <text:p/>
          </table:table-cell>
          <table:table-cell table:formula="of:=IF([.BC$2]=[.$M16];[.$C16];&quot;&quot;)">
            <text:p/>
          </table:table-cell>
          <table:table-cell table:formula="of:=IF([.BD$2]=[.$M16];[.$C16];&quot;&quot;)">
            <text:p/>
          </table:table-cell>
          <table:table-cell table:formula="of:=IF([.BE$2]=[.$M16];[.$C16];&quot;&quot;)">
            <text:p/>
          </table:table-cell>
          <table:table-cell table:formula="of:=IF([.BF$2]=[.$M16];[.$C16];&quot;&quot;)">
            <text:p/>
          </table:table-cell>
          <table:table-cell table:formula="of:=IF([.BG$2]=[.$M16];[.$C16];&quot;&quot;)">
            <text:p/>
          </table:table-cell>
          <table:table-cell table:formula="of:=IF([.BH$2]=[.$M16];[.$C16];&quot;&quot;)">
            <text:p/>
          </table:table-cell>
          <table:table-cell table:formula="of:=IF([.BI$2]=[.$M16];[.$C16];&quot;&quot;)">
            <text:p/>
          </table:table-cell>
          <table:table-cell table:formula="of:=IF([.BJ$2]=[.$M16];[.$C16];&quot;&quot;)">
            <text:p/>
          </table:table-cell>
          <table:table-cell table:formula="of:=IF([.BK$2]=[.$M16];[.$C16];&quot;&quot;)">
            <text:p/>
          </table:table-cell>
          <table:table-cell table:formula="of:=IF([.BL$2]=[.$M16];[.$C16];&quot;&quot;)">
            <text:p/>
          </table:table-cell>
          <table:table-cell table:formula="of:=IF([.BM$2]=[.$M16];[.$C16];&quot;&quot;)">
            <text:p/>
          </table:table-cell>
          <table:table-cell table:formula="of:=IF([.BN$2]=[.$M16];[.$C16];&quot;&quot;)">
            <text:p/>
          </table:table-cell>
          <table:table-cell table:formula="of:=IF([.BO$2]=[.$M16];[.$C16];&quot;&quot;)">
            <text:p/>
          </table:table-cell>
          <table:table-cell table:formula="of:=IF([.BP$2]=[.$M16];[.$C16];&quot;&quot;)">
            <text:p/>
          </table:table-cell>
          <table:table-cell table:formula="of:=IF([.BQ$2]=[.$M16];[.$C16];&quot;&quot;)">
            <text:p/>
          </table:table-cell>
          <table:table-cell table:formula="of:=IF([.BR$2]=[.$M16];[.$C16];&quot;&quot;)">
            <text:p/>
          </table:table-cell>
          <table:table-cell table:formula="of:=IF([.BS$2]=[.$M16];[.$C16];&quot;&quot;)">
            <text:p/>
          </table:table-cell>
          <table:table-cell table:formula="of:=IF([.BT$2]=[.$M16];[.$C16];&quot;&quot;)">
            <text:p/>
          </table:table-cell>
          <table:table-cell table:formula="of:=IF([.BU$2]=[.$M16];[.$C16];&quot;&quot;)">
            <text:p/>
          </table:table-cell>
          <table:table-cell table:formula="of:=IF([.BV$2]=[.$M16];[.$C16];&quot;&quot;)">
            <text:p/>
          </table:table-cell>
          <table:table-cell table:formula="of:=IF([.BW$2]=[.$M16];[.$C16];&quot;&quot;)">
            <text:p/>
          </table:table-cell>
          <table:table-cell table:formula="of:=IF([.BX$2]=[.$M16];[.$C16];&quot;&quot;)">
            <text:p/>
          </table:table-cell>
          <table:table-cell table:formula="of:=IF([.BY$2]=[.$M16];[.$C16];&quot;&quot;)">
            <text:p/>
          </table:table-cell>
          <table:table-cell table:formula="of:=IF([.BZ$2]=[.$M16];[.$C16];&quot;&quot;)">
            <text:p/>
          </table:table-cell>
          <table:table-cell table:formula="of:=IF([.CA$2]=[.$M16];[.$C16];&quot;&quot;)">
            <text:p/>
          </table:table-cell>
          <table:table-cell table:formula="of:=IF([.CB$2]=[.$M16];[.$C16];&quot;&quot;)">
            <text:p/>
          </table:table-cell>
          <table:table-cell table:formula="of:=IF([.CC$2]=[.$M16];[.$C16];&quot;&quot;)">
            <text:p/>
          </table:table-cell>
          <table:table-cell table:formula="of:=IF([.CD$2]=[.$M16];[.$C16];&quot;&quot;)">
            <text:p/>
          </table:table-cell>
          <table:table-cell table:formula="of:=IF([.CE$2]=[.$M16];[.$C16];&quot;&quot;)">
            <text:p/>
          </table:table-cell>
          <table:table-cell table:formula="of:=IF([.CF$2]=[.$M16];[.$C16];&quot;&quot;)">
            <text:p/>
          </table:table-cell>
          <table:table-cell table:formula="of:=IF([.CG$2]=[.$M16];[.$C16];&quot;&quot;)">
            <text:p/>
          </table:table-cell>
          <table:table-cell table:formula="of:=IF([.CH$2]=[.$M16];[.$C16];&quot;&quot;)">
            <text:p/>
          </table:table-cell>
          <table:table-cell table:formula="of:=IF([.CI$2]=[.$M16];[.$C16];&quot;&quot;)">
            <text:p/>
          </table:table-cell>
          <table:table-cell table:formula="of:=IF([.CJ$2]=[.$M16];[.$C16];&quot;&quot;)">
            <text:p/>
          </table:table-cell>
          <table:table-cell table:formula="of:=IF([.CK$2]=[.$M16];[.$C16];&quot;&quot;)">
            <text:p/>
          </table:table-cell>
          <table:table-cell table:formula="of:=IF([.CL$2]=[.$M16];[.$C16];&quot;&quot;)">
            <text:p/>
          </table:table-cell>
          <table:table-cell table:formula="of:=IF([.CM$2]=[.$M16];[.$C16];&quot;&quot;)">
            <text:p/>
          </table:table-cell>
          <table:table-cell table:formula="of:=IF([.CN$2]=[.$M16];[.$C16];&quot;&quot;)">
            <text:p/>
          </table:table-cell>
          <table:table-cell table:formula="of:=IF([.CO$2]=[.$M16];[.$C16];&quot;&quot;)">
            <text:p/>
          </table:table-cell>
          <table:table-cell table:formula="of:=IF([.CP$2]=[.$M16];[.$C16];&quot;&quot;)">
            <text:p/>
          </table:table-cell>
          <table:table-cell table:formula="of:=IF([.CQ$2]=[.$M16];[.$C16];&quot;&quot;)">
            <text:p/>
          </table:table-cell>
          <table:table-cell table:formula="of:=IF([.CR$2]=[.$M16];[.$C16];&quot;&quot;)">
            <text:p/>
          </table:table-cell>
          <table:table-cell table:formula="of:=IF([.CS$2]=[.$M16];[.$C16];&quot;&quot;)">
            <text:p/>
          </table:table-cell>
          <table:table-cell table:formula="of:=IF([.CT$2]=[.$M16];[.$C16];&quot;&quot;)">
            <text:p/>
          </table:table-cell>
          <table:table-cell table:formula="of:=IF([.CU$2]=[.$M16];[.$C16];&quot;&quot;)">
            <text:p/>
          </table:table-cell>
          <table:table-cell table:formula="of:=IF([.CV$2]=[.$M16];[.$C16];&quot;&quot;)">
            <text:p/>
          </table:table-cell>
          <table:table-cell table:formula="of:=IF([.CW$2]=[.$M16];[.$C16];&quot;&quot;)">
            <text:p/>
          </table:table-cell>
          <table:table-cell table:formula="of:=IF([.CX$2]=[.$M16];[.$C16];&quot;&quot;)">
            <text:p/>
          </table:table-cell>
          <table:table-cell table:formula="of:=IF([.CY$2]=[.$M16];[.$C16];&quot;&quot;)">
            <text:p/>
          </table:table-cell>
          <table:table-cell table:formula="of:=IF([.CZ$2]=[.$M16];[.$C16];&quot;&quot;)">
            <text:p/>
          </table:table-cell>
          <table:table-cell table:formula="of:=IF([.DA$2]=[.$M16];[.$C16];&quot;&quot;)">
            <text:p/>
          </table:table-cell>
          <table:table-cell table:formula="of:=IF([.DB$2]=[.$M16];[.$C16];&quot;&quot;)">
            <text:p/>
          </table:table-cell>
        </table:table-row>
        <table:table-row table:style-name="ro3">
          <table:table-cell table:style-name="ce127" office:value-type="float" office:value="17" calcext:value-type="float">
            <text:p>17</text:p>
          </table:table-cell>
          <table:table-cell table:style-name="ce41" office:value-type="string" calcext:value-type="string">
            <text:p>Empire_IlayClanbigship</text:p>
          </table:table-cell>
          <table:table-cell table:style-name="ce127" office:value-type="string" calcext:value-type="string">
            <text:p>#</text:p>
          </table:table-cell>
          <table:table-cell table:style-name="ce41" office:value-type="string" calcext:value-type="string">
            <text:p>Корпоративные верфи Империи</text:p>
          </table:table-cell>
          <table:table-cell table:style-name="ce127" table:number-columns-repeated="2"/>
          <table:table-cell table:style-name="ce41"/>
          <table:table-cell table:style-name="ce128"/>
          <table:table-cell table:style-name="ce127"/>
          <table:table-cell table:style-name="ce134"/>
          <table:table-cell table:style-name="ce41" office:value-type="float" office:value="8.5" calcext:value-type="float">
            <text:p>8,5</text:p>
          </table:table-cell>
          <table:table-cell table:style-name="ce41" office:value-type="float" office:value="8.6" calcext:value-type="float">
            <text:p>8,6</text:p>
          </table:table-cell>
          <table:table-cell table:style-name="ce41" table:formula="of:=MROUND([.K17];1)" office:value-type="float" office:value="9" calcext:value-type="float">
            <text:p>9</text:p>
          </table:table-cell>
          <table:table-cell table:style-name="ce41" table:formula="of:=MROUND([.L17];1)" office:value-type="float" office:value="9" calcext:value-type="float">
            <text:p>9</text:p>
          </table:table-cell>
          <table:table-cell/>
          <table:table-cell table:style-name="ce135" table:formula="of:=IF([.P$2]=[.$M17];[.$C17];&quot;&quot;)">
            <text:p/>
          </table:table-cell>
          <table:table-cell table:style-name="ce139" table:formula="of:=IF([.Q$2]=[.$M17];CONCATENATE([.$C17];[.$F17]);&quot;&quot;)" office:value-type="string" office:string-value="#" calcext:value-type="string">
            <text:p>#</text:p>
          </table:table-cell>
          <table:table-cell table:style-name="ce141" table:formula="of:=IF([.R$2]=[.$M17];[.$C17];&quot;&quot;)">
            <text:p/>
          </table:table-cell>
          <table:table-cell table:style-name="ce141" table:formula="of:=IF([.S$2]=[.$M17];[.$C17];&quot;&quot;)">
            <text:p/>
          </table:table-cell>
          <table:table-cell table:style-name="ce142" table:formula="of:=IF([.T$2]=[.$M17];[.$C17];&quot;&quot;)">
            <text:p/>
          </table:table-cell>
          <table:table-cell table:formula="of:=IF([.U$2]=[.$M17];[.$C17];&quot;&quot;)">
            <text:p/>
          </table:table-cell>
          <table:table-cell table:formula="of:=IF([.V$2]=[.$M17];[.$C17];&quot;&quot;)">
            <text:p/>
          </table:table-cell>
          <table:table-cell table:formula="of:=IF([.W$2]=[.$M17];[.$C17];&quot;&quot;)">
            <text:p/>
          </table:table-cell>
          <table:table-cell table:style-name="ce136" table:formula="of:=IF([.X$2]=[.$M17];[.$C17];&quot;&quot;)">
            <text:p/>
          </table:table-cell>
          <table:table-cell table:style-name="ce130" table:formula="of:=IF([.Y$2]=[.$M17];[.$C17];&quot;&quot;)">
            <text:p/>
          </table:table-cell>
          <table:table-cell table:style-name="ce130" table:formula="of:=IF([.Z$2]=[.$M17];[.$C17];&quot;&quot;)">
            <text:p/>
          </table:table-cell>
          <table:table-cell table:style-name="ce143" table:formula="of:=IF([.AA$2]=[.$M17];[.$C17];&quot;&quot;)">
            <text:p/>
          </table:table-cell>
          <table:table-cell table:formula="of:=IF([.AB$2]=[.$M17];[.$C17];&quot;&quot;)">
            <text:p/>
          </table:table-cell>
          <table:table-cell table:formula="of:=IF([.AC$2]=[.$M17];[.$C17];&quot;&quot;)">
            <text:p/>
          </table:table-cell>
          <table:table-cell table:formula="of:=IF([.AD$2]=[.$M17];[.$C17];&quot;&quot;)">
            <text:p/>
          </table:table-cell>
          <table:table-cell table:formula="of:=IF([.AE$2]=[.$M17];[.$C17];&quot;&quot;)">
            <text:p/>
          </table:table-cell>
          <table:table-cell table:formula="of:=IF([.AF$2]=[.$M17];[.$C17];&quot;&quot;)">
            <text:p/>
          </table:table-cell>
          <table:table-cell table:formula="of:=IF([.AG$2]=[.$M17];[.$C17];&quot;&quot;)">
            <text:p/>
          </table:table-cell>
          <table:table-cell table:formula="of:=IF([.AH$2]=[.$M17];[.$C17];&quot;&quot;)">
            <text:p/>
          </table:table-cell>
          <table:table-cell table:formula="of:=IF([.AI$2]=[.$M17];[.$C17];&quot;&quot;)">
            <text:p/>
          </table:table-cell>
          <table:table-cell table:formula="of:=IF([.AJ$2]=[.$M17];[.$C17];&quot;&quot;)">
            <text:p/>
          </table:table-cell>
          <table:table-cell table:formula="of:=IF([.AK$2]=[.$M17];[.$C17];&quot;&quot;)">
            <text:p/>
          </table:table-cell>
          <table:table-cell table:formula="of:=IF([.AL$2]=[.$M17];[.$C17];&quot;&quot;)">
            <text:p/>
          </table:table-cell>
          <table:table-cell table:formula="of:=IF([.AM$2]=[.$M17];[.$C17];&quot;&quot;)">
            <text:p/>
          </table:table-cell>
          <table:table-cell table:formula="of:=IF([.AN$2]=[.$M17];[.$C17];&quot;&quot;)">
            <text:p/>
          </table:table-cell>
          <table:table-cell table:formula="of:=IF([.AO$2]=[.$M17];[.$C17];&quot;&quot;)">
            <text:p/>
          </table:table-cell>
          <table:table-cell table:formula="of:=IF([.AP$2]=[.$M17];[.$C17];&quot;&quot;)">
            <text:p/>
          </table:table-cell>
          <table:table-cell table:formula="of:=IF([.AQ$2]=[.$M17];[.$C17];&quot;&quot;)">
            <text:p/>
          </table:table-cell>
          <table:table-cell table:formula="of:=IF([.AR$2]=[.$M17];[.$C17];&quot;&quot;)">
            <text:p/>
          </table:table-cell>
          <table:table-cell table:formula="of:=IF([.AS$2]=[.$M17];[.$C17];&quot;&quot;)">
            <text:p/>
          </table:table-cell>
          <table:table-cell table:formula="of:=IF([.AT$2]=[.$M17];[.$C17];&quot;&quot;)">
            <text:p/>
          </table:table-cell>
          <table:table-cell table:formula="of:=IF([.AU$2]=[.$M17];[.$C17];&quot;&quot;)">
            <text:p/>
          </table:table-cell>
          <table:table-cell table:formula="of:=IF([.AV$2]=[.$M17];[.$C17];&quot;&quot;)">
            <text:p/>
          </table:table-cell>
          <table:table-cell table:formula="of:=IF([.AW$2]=[.$M17];[.$C17];&quot;&quot;)">
            <text:p/>
          </table:table-cell>
          <table:table-cell table:formula="of:=IF([.AX$2]=[.$M17];[.$C17];&quot;&quot;)">
            <text:p/>
          </table:table-cell>
          <table:table-cell table:formula="of:=IF([.AY$2]=[.$M17];[.$C17];&quot;&quot;)">
            <text:p/>
          </table:table-cell>
          <table:table-cell table:formula="of:=IF([.AZ$2]=[.$M17];[.$C17];&quot;&quot;)">
            <text:p/>
          </table:table-cell>
          <table:table-cell table:formula="of:=IF([.BA$2]=[.$M17];[.$C17];&quot;&quot;)">
            <text:p/>
          </table:table-cell>
          <table:table-cell table:formula="of:=IF([.BB$2]=[.$M17];[.$C17];&quot;&quot;)">
            <text:p/>
          </table:table-cell>
          <table:table-cell table:formula="of:=IF([.BC$2]=[.$M17];[.$C17];&quot;&quot;)">
            <text:p/>
          </table:table-cell>
          <table:table-cell table:formula="of:=IF([.BD$2]=[.$M17];[.$C17];&quot;&quot;)">
            <text:p/>
          </table:table-cell>
          <table:table-cell table:formula="of:=IF([.BE$2]=[.$M17];[.$C17];&quot;&quot;)">
            <text:p/>
          </table:table-cell>
          <table:table-cell table:formula="of:=IF([.BF$2]=[.$M17];[.$C17];&quot;&quot;)">
            <text:p/>
          </table:table-cell>
          <table:table-cell table:formula="of:=IF([.BG$2]=[.$M17];[.$C17];&quot;&quot;)">
            <text:p/>
          </table:table-cell>
          <table:table-cell table:formula="of:=IF([.BH$2]=[.$M17];[.$C17];&quot;&quot;)">
            <text:p/>
          </table:table-cell>
          <table:table-cell table:formula="of:=IF([.BI$2]=[.$M17];[.$C17];&quot;&quot;)">
            <text:p/>
          </table:table-cell>
          <table:table-cell table:formula="of:=IF([.BJ$2]=[.$M17];[.$C17];&quot;&quot;)">
            <text:p/>
          </table:table-cell>
          <table:table-cell table:formula="of:=IF([.BK$2]=[.$M17];[.$C17];&quot;&quot;)">
            <text:p/>
          </table:table-cell>
          <table:table-cell table:formula="of:=IF([.BL$2]=[.$M17];[.$C17];&quot;&quot;)">
            <text:p/>
          </table:table-cell>
          <table:table-cell table:formula="of:=IF([.BM$2]=[.$M17];[.$C17];&quot;&quot;)">
            <text:p/>
          </table:table-cell>
          <table:table-cell table:formula="of:=IF([.BN$2]=[.$M17];[.$C17];&quot;&quot;)">
            <text:p/>
          </table:table-cell>
          <table:table-cell table:formula="of:=IF([.BO$2]=[.$M17];[.$C17];&quot;&quot;)">
            <text:p/>
          </table:table-cell>
          <table:table-cell table:formula="of:=IF([.BP$2]=[.$M17];[.$C17];&quot;&quot;)">
            <text:p/>
          </table:table-cell>
          <table:table-cell table:formula="of:=IF([.BQ$2]=[.$M17];[.$C17];&quot;&quot;)">
            <text:p/>
          </table:table-cell>
          <table:table-cell table:formula="of:=IF([.BR$2]=[.$M17];[.$C17];&quot;&quot;)">
            <text:p/>
          </table:table-cell>
          <table:table-cell table:formula="of:=IF([.BS$2]=[.$M17];[.$C17];&quot;&quot;)">
            <text:p/>
          </table:table-cell>
          <table:table-cell table:formula="of:=IF([.BT$2]=[.$M17];[.$C17];&quot;&quot;)">
            <text:p/>
          </table:table-cell>
          <table:table-cell table:formula="of:=IF([.BU$2]=[.$M17];[.$C17];&quot;&quot;)">
            <text:p/>
          </table:table-cell>
          <table:table-cell table:formula="of:=IF([.BV$2]=[.$M17];[.$C17];&quot;&quot;)">
            <text:p/>
          </table:table-cell>
          <table:table-cell table:formula="of:=IF([.BW$2]=[.$M17];[.$C17];&quot;&quot;)">
            <text:p/>
          </table:table-cell>
          <table:table-cell table:formula="of:=IF([.BX$2]=[.$M17];[.$C17];&quot;&quot;)">
            <text:p/>
          </table:table-cell>
          <table:table-cell table:formula="of:=IF([.BY$2]=[.$M17];[.$C17];&quot;&quot;)">
            <text:p/>
          </table:table-cell>
          <table:table-cell table:formula="of:=IF([.BZ$2]=[.$M17];[.$C17];&quot;&quot;)">
            <text:p/>
          </table:table-cell>
          <table:table-cell table:formula="of:=IF([.CA$2]=[.$M17];[.$C17];&quot;&quot;)">
            <text:p/>
          </table:table-cell>
          <table:table-cell table:formula="of:=IF([.CB$2]=[.$M17];[.$C17];&quot;&quot;)">
            <text:p/>
          </table:table-cell>
          <table:table-cell table:formula="of:=IF([.CC$2]=[.$M17];[.$C17];&quot;&quot;)">
            <text:p/>
          </table:table-cell>
          <table:table-cell table:formula="of:=IF([.CD$2]=[.$M17];[.$C17];&quot;&quot;)">
            <text:p/>
          </table:table-cell>
          <table:table-cell table:formula="of:=IF([.CE$2]=[.$M17];[.$C17];&quot;&quot;)">
            <text:p/>
          </table:table-cell>
          <table:table-cell table:formula="of:=IF([.CF$2]=[.$M17];[.$C17];&quot;&quot;)">
            <text:p/>
          </table:table-cell>
          <table:table-cell table:formula="of:=IF([.CG$2]=[.$M17];[.$C17];&quot;&quot;)">
            <text:p/>
          </table:table-cell>
          <table:table-cell table:formula="of:=IF([.CH$2]=[.$M17];[.$C17];&quot;&quot;)">
            <text:p/>
          </table:table-cell>
          <table:table-cell table:formula="of:=IF([.CI$2]=[.$M17];[.$C17];&quot;&quot;)">
            <text:p/>
          </table:table-cell>
          <table:table-cell table:formula="of:=IF([.CJ$2]=[.$M17];[.$C17];&quot;&quot;)">
            <text:p/>
          </table:table-cell>
          <table:table-cell table:formula="of:=IF([.CK$2]=[.$M17];[.$C17];&quot;&quot;)">
            <text:p/>
          </table:table-cell>
          <table:table-cell table:formula="of:=IF([.CL$2]=[.$M17];[.$C17];&quot;&quot;)">
            <text:p/>
          </table:table-cell>
          <table:table-cell table:formula="of:=IF([.CM$2]=[.$M17];[.$C17];&quot;&quot;)">
            <text:p/>
          </table:table-cell>
          <table:table-cell table:formula="of:=IF([.CN$2]=[.$M17];[.$C17];&quot;&quot;)">
            <text:p/>
          </table:table-cell>
          <table:table-cell table:formula="of:=IF([.CO$2]=[.$M17];[.$C17];&quot;&quot;)">
            <text:p/>
          </table:table-cell>
          <table:table-cell table:formula="of:=IF([.CP$2]=[.$M17];[.$C17];&quot;&quot;)">
            <text:p/>
          </table:table-cell>
          <table:table-cell table:formula="of:=IF([.CQ$2]=[.$M17];[.$C17];&quot;&quot;)">
            <text:p/>
          </table:table-cell>
          <table:table-cell table:formula="of:=IF([.CR$2]=[.$M17];[.$C17];&quot;&quot;)">
            <text:p/>
          </table:table-cell>
          <table:table-cell table:formula="of:=IF([.CS$2]=[.$M17];[.$C17];&quot;&quot;)">
            <text:p/>
          </table:table-cell>
          <table:table-cell table:formula="of:=IF([.CT$2]=[.$M17];[.$C17];&quot;&quot;)">
            <text:p/>
          </table:table-cell>
          <table:table-cell table:formula="of:=IF([.CU$2]=[.$M17];[.$C17];&quot;&quot;)">
            <text:p/>
          </table:table-cell>
          <table:table-cell table:formula="of:=IF([.CV$2]=[.$M17];[.$C17];&quot;&quot;)">
            <text:p/>
          </table:table-cell>
          <table:table-cell table:formula="of:=IF([.CW$2]=[.$M17];[.$C17];&quot;&quot;)">
            <text:p/>
          </table:table-cell>
          <table:table-cell table:formula="of:=IF([.CX$2]=[.$M17];[.$C17];&quot;&quot;)">
            <text:p/>
          </table:table-cell>
          <table:table-cell table:formula="of:=IF([.CY$2]=[.$M17];[.$C17];&quot;&quot;)">
            <text:p/>
          </table:table-cell>
          <table:table-cell table:formula="of:=IF([.CZ$2]=[.$M17];[.$C17];&quot;&quot;)">
            <text:p/>
          </table:table-cell>
          <table:table-cell table:formula="of:=IF([.DA$2]=[.$M17];[.$C17];&quot;&quot;)">
            <text:p/>
          </table:table-cell>
          <table:table-cell table:formula="of:=IF([.DB$2]=[.$M17];[.$C17];&quot;&quot;)">
            <text:p/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Empire_IlayStation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танция слежения</text:p>
          </table:table-cell>
          <table:table-cell office:value-type="float" office:value="0.258" calcext:value-type="float">
            <text:p>0,258</text:p>
          </table:table-cell>
          <table:table-cell table:formula="of:=VLOOKUP([.G18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18];[.$G$2:.$J$4];[.C18]-1)+VLOOKUP([.G18];[.$G$2:.$J$4];[.C18]-1)*[.E18];VLOOKUP([.G18];[.$G$2:.$L$4];6))" office:value-type="float" office:value="125800" calcext:value-type="float">
            <text:p>125 800</text:p>
          </table:table-cell>
          <table:table-cell office:value-type="string" calcext:value-type="string">
            <text:p>e</text:p>
          </table:table-cell>
          <table:table-cell table:formula="of:=IF([.I18]=&quot;e&quot;;SQRT(POWER([.$K$26]-[.K18];2)+POWER([.$L$26]-[.L18];2));IF([.I18]=&quot;f&quot;;SQRT(POWER([.$K$40]-[.K18];2)+POWER([.$L$40]-[.L18];2));IF([.I18]=&quot;j&quot;;SQRT(POWER([.$K$64]-[.K18];2)+POWER([.$L$64]-[.L18];2));0)))" office:value-type="float" office:value="2.61725046566048" calcext:value-type="float">
            <text:p>2,62</text:p>
          </table:table-cell>
          <table:table-cell office:value-type="float" office:value="8.6" calcext:value-type="float">
            <text:p>8,6</text:p>
          </table:table-cell>
          <table:table-cell office:value-type="float" office:value="9" calcext:value-type="float">
            <text:p>9</text:p>
          </table:table-cell>
          <table:table-cell table:formula="of:=MROUND([.K18];1)" office:value-type="float" office:value="9" calcext:value-type="float">
            <text:p>9</text:p>
          </table:table-cell>
          <table:table-cell table:formula="of:=MROUND([.L18];1)" office:value-type="float" office:value="9" calcext:value-type="float">
            <text:p>9</text:p>
          </table:table-cell>
          <table:table-cell/>
          <table:table-cell table:style-name="ce136" table:formula="of:=IF([.P$2]=[.$M18];[.$C18];&quot;&quot;)">
            <text:p/>
          </table:table-cell>
          <table:table-cell table:style-name="ce137" table:formula="of:=IF([.Q$2]=[.$M18];CONCATENATE([.$C18];[.$F18]);&quot;&quot;)" office:value-type="string" office:string-value="3c" calcext:value-type="string">
            <text:p>3c</text:p>
          </table:table-cell>
          <table:table-cell table:style-name="ce130" table:formula="of:=IF([.R$2]=[.$M18];[.$C18];&quot;&quot;)">
            <text:p/>
          </table:table-cell>
          <table:table-cell table:style-name="ce130" table:formula="of:=IF([.S$2]=[.$M18];[.$C18];&quot;&quot;)">
            <text:p/>
          </table:table-cell>
          <table:table-cell table:style-name="ce143" table:formula="of:=IF([.T$2]=[.$M18];[.$C18];&quot;&quot;)">
            <text:p/>
          </table:table-cell>
          <table:table-cell table:formula="of:=IF([.U$2]=[.$M18];[.$C18];&quot;&quot;)">
            <text:p/>
          </table:table-cell>
          <table:table-cell table:formula="of:=IF([.V$2]=[.$M18];[.$C18];&quot;&quot;)">
            <text:p/>
          </table:table-cell>
          <table:table-cell table:formula="of:=IF([.W$2]=[.$M18];[.$C18];&quot;&quot;)">
            <text:p/>
          </table:table-cell>
          <table:table-cell table:style-name="ce136" table:formula="of:=IF([.X$2]=[.$M18];[.$C18];&quot;&quot;)">
            <text:p/>
          </table:table-cell>
          <table:table-cell table:style-name="ce130" table:formula="of:=IF([.Y$2]=[.$M18];[.$C18];&quot;&quot;)">
            <text:p/>
          </table:table-cell>
          <table:table-cell table:style-name="ce130" table:formula="of:=IF([.Z$2]=[.$M18];[.$C18];&quot;&quot;)">
            <text:p/>
          </table:table-cell>
          <table:table-cell table:style-name="ce143" table:formula="of:=IF([.AA$2]=[.$M18];[.$C18];&quot;&quot;)">
            <text:p/>
          </table:table-cell>
          <table:table-cell table:formula="of:=IF([.AB$2]=[.$M18];[.$C18];&quot;&quot;)">
            <text:p/>
          </table:table-cell>
          <table:table-cell table:formula="of:=IF([.AC$2]=[.$M18];[.$C18];&quot;&quot;)">
            <text:p/>
          </table:table-cell>
          <table:table-cell table:formula="of:=IF([.AD$2]=[.$M18];[.$C18];&quot;&quot;)">
            <text:p/>
          </table:table-cell>
          <table:table-cell table:formula="of:=IF([.AE$2]=[.$M18];[.$C18];&quot;&quot;)">
            <text:p/>
          </table:table-cell>
          <table:table-cell table:formula="of:=IF([.AF$2]=[.$M18];[.$C18];&quot;&quot;)">
            <text:p/>
          </table:table-cell>
          <table:table-cell table:formula="of:=IF([.AG$2]=[.$M18];[.$C18];&quot;&quot;)">
            <text:p/>
          </table:table-cell>
          <table:table-cell table:formula="of:=IF([.AH$2]=[.$M18];[.$C18];&quot;&quot;)">
            <text:p/>
          </table:table-cell>
          <table:table-cell table:formula="of:=IF([.AI$2]=[.$M18];[.$C18];&quot;&quot;)">
            <text:p/>
          </table:table-cell>
          <table:table-cell table:formula="of:=IF([.AJ$2]=[.$M18];[.$C18];&quot;&quot;)">
            <text:p/>
          </table:table-cell>
          <table:table-cell table:formula="of:=IF([.AK$2]=[.$M18];[.$C18];&quot;&quot;)">
            <text:p/>
          </table:table-cell>
          <table:table-cell table:formula="of:=IF([.AL$2]=[.$M18];[.$C18];&quot;&quot;)">
            <text:p/>
          </table:table-cell>
          <table:table-cell table:formula="of:=IF([.AM$2]=[.$M18];[.$C18];&quot;&quot;)">
            <text:p/>
          </table:table-cell>
          <table:table-cell table:formula="of:=IF([.AN$2]=[.$M18];[.$C18];&quot;&quot;)">
            <text:p/>
          </table:table-cell>
          <table:table-cell table:formula="of:=IF([.AO$2]=[.$M18];[.$C18];&quot;&quot;)">
            <text:p/>
          </table:table-cell>
          <table:table-cell table:formula="of:=IF([.AP$2]=[.$M18];[.$C18];&quot;&quot;)">
            <text:p/>
          </table:table-cell>
          <table:table-cell table:formula="of:=IF([.AQ$2]=[.$M18];[.$C18];&quot;&quot;)">
            <text:p/>
          </table:table-cell>
          <table:table-cell table:formula="of:=IF([.AR$2]=[.$M18];[.$C18];&quot;&quot;)">
            <text:p/>
          </table:table-cell>
          <table:table-cell table:formula="of:=IF([.AS$2]=[.$M18];[.$C18];&quot;&quot;)">
            <text:p/>
          </table:table-cell>
          <table:table-cell table:formula="of:=IF([.AT$2]=[.$M18];[.$C18];&quot;&quot;)">
            <text:p/>
          </table:table-cell>
          <table:table-cell table:formula="of:=IF([.AU$2]=[.$M18];[.$C18];&quot;&quot;)">
            <text:p/>
          </table:table-cell>
          <table:table-cell table:formula="of:=IF([.AV$2]=[.$M18];[.$C18];&quot;&quot;)">
            <text:p/>
          </table:table-cell>
          <table:table-cell table:formula="of:=IF([.AW$2]=[.$M18];[.$C18];&quot;&quot;)">
            <text:p/>
          </table:table-cell>
          <table:table-cell table:formula="of:=IF([.AX$2]=[.$M18];[.$C18];&quot;&quot;)">
            <text:p/>
          </table:table-cell>
          <table:table-cell table:formula="of:=IF([.AY$2]=[.$M18];[.$C18];&quot;&quot;)">
            <text:p/>
          </table:table-cell>
          <table:table-cell table:formula="of:=IF([.AZ$2]=[.$M18];[.$C18];&quot;&quot;)">
            <text:p/>
          </table:table-cell>
          <table:table-cell table:formula="of:=IF([.BA$2]=[.$M18];[.$C18];&quot;&quot;)">
            <text:p/>
          </table:table-cell>
          <table:table-cell table:formula="of:=IF([.BB$2]=[.$M18];[.$C18];&quot;&quot;)">
            <text:p/>
          </table:table-cell>
          <table:table-cell table:formula="of:=IF([.BC$2]=[.$M18];[.$C18];&quot;&quot;)">
            <text:p/>
          </table:table-cell>
          <table:table-cell table:formula="of:=IF([.BD$2]=[.$M18];[.$C18];&quot;&quot;)">
            <text:p/>
          </table:table-cell>
          <table:table-cell table:formula="of:=IF([.BE$2]=[.$M18];[.$C18];&quot;&quot;)">
            <text:p/>
          </table:table-cell>
          <table:table-cell table:formula="of:=IF([.BF$2]=[.$M18];[.$C18];&quot;&quot;)">
            <text:p/>
          </table:table-cell>
          <table:table-cell table:formula="of:=IF([.BG$2]=[.$M18];[.$C18];&quot;&quot;)">
            <text:p/>
          </table:table-cell>
          <table:table-cell table:formula="of:=IF([.BH$2]=[.$M18];[.$C18];&quot;&quot;)">
            <text:p/>
          </table:table-cell>
          <table:table-cell table:formula="of:=IF([.BI$2]=[.$M18];[.$C18];&quot;&quot;)">
            <text:p/>
          </table:table-cell>
          <table:table-cell table:formula="of:=IF([.BJ$2]=[.$M18];[.$C18];&quot;&quot;)">
            <text:p/>
          </table:table-cell>
          <table:table-cell table:formula="of:=IF([.BK$2]=[.$M18];[.$C18];&quot;&quot;)">
            <text:p/>
          </table:table-cell>
          <table:table-cell table:formula="of:=IF([.BL$2]=[.$M18];[.$C18];&quot;&quot;)">
            <text:p/>
          </table:table-cell>
          <table:table-cell table:formula="of:=IF([.BM$2]=[.$M18];[.$C18];&quot;&quot;)">
            <text:p/>
          </table:table-cell>
          <table:table-cell table:formula="of:=IF([.BN$2]=[.$M18];[.$C18];&quot;&quot;)">
            <text:p/>
          </table:table-cell>
          <table:table-cell table:formula="of:=IF([.BO$2]=[.$M18];[.$C18];&quot;&quot;)">
            <text:p/>
          </table:table-cell>
          <table:table-cell table:formula="of:=IF([.BP$2]=[.$M18];[.$C18];&quot;&quot;)">
            <text:p/>
          </table:table-cell>
          <table:table-cell table:formula="of:=IF([.BQ$2]=[.$M18];[.$C18];&quot;&quot;)">
            <text:p/>
          </table:table-cell>
          <table:table-cell table:formula="of:=IF([.BR$2]=[.$M18];[.$C18];&quot;&quot;)">
            <text:p/>
          </table:table-cell>
          <table:table-cell table:formula="of:=IF([.BS$2]=[.$M18];[.$C18];&quot;&quot;)">
            <text:p/>
          </table:table-cell>
          <table:table-cell table:formula="of:=IF([.BT$2]=[.$M18];[.$C18];&quot;&quot;)">
            <text:p/>
          </table:table-cell>
          <table:table-cell table:formula="of:=IF([.BU$2]=[.$M18];[.$C18];&quot;&quot;)">
            <text:p/>
          </table:table-cell>
          <table:table-cell table:formula="of:=IF([.BV$2]=[.$M18];[.$C18];&quot;&quot;)">
            <text:p/>
          </table:table-cell>
          <table:table-cell table:formula="of:=IF([.BW$2]=[.$M18];[.$C18];&quot;&quot;)">
            <text:p/>
          </table:table-cell>
          <table:table-cell table:formula="of:=IF([.BX$2]=[.$M18];[.$C18];&quot;&quot;)">
            <text:p/>
          </table:table-cell>
          <table:table-cell table:formula="of:=IF([.BY$2]=[.$M18];[.$C18];&quot;&quot;)">
            <text:p/>
          </table:table-cell>
          <table:table-cell table:formula="of:=IF([.BZ$2]=[.$M18];[.$C18];&quot;&quot;)">
            <text:p/>
          </table:table-cell>
          <table:table-cell table:formula="of:=IF([.CA$2]=[.$M18];[.$C18];&quot;&quot;)">
            <text:p/>
          </table:table-cell>
          <table:table-cell table:formula="of:=IF([.CB$2]=[.$M18];[.$C18];&quot;&quot;)">
            <text:p/>
          </table:table-cell>
          <table:table-cell table:formula="of:=IF([.CC$2]=[.$M18];[.$C18];&quot;&quot;)">
            <text:p/>
          </table:table-cell>
          <table:table-cell table:formula="of:=IF([.CD$2]=[.$M18];[.$C18];&quot;&quot;)">
            <text:p/>
          </table:table-cell>
          <table:table-cell table:formula="of:=IF([.CE$2]=[.$M18];[.$C18];&quot;&quot;)">
            <text:p/>
          </table:table-cell>
          <table:table-cell table:formula="of:=IF([.CF$2]=[.$M18];[.$C18];&quot;&quot;)">
            <text:p/>
          </table:table-cell>
          <table:table-cell table:formula="of:=IF([.CG$2]=[.$M18];[.$C18];&quot;&quot;)">
            <text:p/>
          </table:table-cell>
          <table:table-cell table:formula="of:=IF([.CH$2]=[.$M18];[.$C18];&quot;&quot;)">
            <text:p/>
          </table:table-cell>
          <table:table-cell table:formula="of:=IF([.CI$2]=[.$M18];[.$C18];&quot;&quot;)">
            <text:p/>
          </table:table-cell>
          <table:table-cell table:formula="of:=IF([.CJ$2]=[.$M18];[.$C18];&quot;&quot;)">
            <text:p/>
          </table:table-cell>
          <table:table-cell table:formula="of:=IF([.CK$2]=[.$M18];[.$C18];&quot;&quot;)">
            <text:p/>
          </table:table-cell>
          <table:table-cell table:formula="of:=IF([.CL$2]=[.$M18];[.$C18];&quot;&quot;)">
            <text:p/>
          </table:table-cell>
          <table:table-cell table:formula="of:=IF([.CM$2]=[.$M18];[.$C18];&quot;&quot;)">
            <text:p/>
          </table:table-cell>
          <table:table-cell table:formula="of:=IF([.CN$2]=[.$M18];[.$C18];&quot;&quot;)">
            <text:p/>
          </table:table-cell>
          <table:table-cell table:formula="of:=IF([.CO$2]=[.$M18];[.$C18];&quot;&quot;)">
            <text:p/>
          </table:table-cell>
          <table:table-cell table:formula="of:=IF([.CP$2]=[.$M18];[.$C18];&quot;&quot;)">
            <text:p/>
          </table:table-cell>
          <table:table-cell table:formula="of:=IF([.CQ$2]=[.$M18];[.$C18];&quot;&quot;)">
            <text:p/>
          </table:table-cell>
          <table:table-cell table:formula="of:=IF([.CR$2]=[.$M18];[.$C18];&quot;&quot;)">
            <text:p/>
          </table:table-cell>
          <table:table-cell table:formula="of:=IF([.CS$2]=[.$M18];[.$C18];&quot;&quot;)">
            <text:p/>
          </table:table-cell>
          <table:table-cell table:formula="of:=IF([.CT$2]=[.$M18];[.$C18];&quot;&quot;)">
            <text:p/>
          </table:table-cell>
          <table:table-cell table:formula="of:=IF([.CU$2]=[.$M18];[.$C18];&quot;&quot;)">
            <text:p/>
          </table:table-cell>
          <table:table-cell table:formula="of:=IF([.CV$2]=[.$M18];[.$C18];&quot;&quot;)">
            <text:p/>
          </table:table-cell>
          <table:table-cell table:formula="of:=IF([.CW$2]=[.$M18];[.$C18];&quot;&quot;)">
            <text:p/>
          </table:table-cell>
          <table:table-cell table:formula="of:=IF([.CX$2]=[.$M18];[.$C18];&quot;&quot;)">
            <text:p/>
          </table:table-cell>
          <table:table-cell table:formula="of:=IF([.CY$2]=[.$M18];[.$C18];&quot;&quot;)">
            <text:p/>
          </table:table-cell>
          <table:table-cell table:formula="of:=IF([.CZ$2]=[.$M18];[.$C18];&quot;&quot;)">
            <text:p/>
          </table:table-cell>
          <table:table-cell table:formula="of:=IF([.DA$2]=[.$M18];[.$C18];&quot;&quot;)">
            <text:p/>
          </table:table-cell>
          <table:table-cell table:formula="of:=IF([.DB$2]=[.$M18];[.$C18];&quot;&quot;)">
            <text:p/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Empire_IlayStatio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еревал Онтрегоса</text:p>
          </table:table-cell>
          <table:table-cell office:value-type="float" office:value="0.54" calcext:value-type="float">
            <text:p>0,54</text:p>
          </table:table-cell>
          <table:table-cell table:formula="of:=VLOOKUP([.G19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19];[.$G$2:.$J$4];[.C19]-1)+VLOOKUP([.G19];[.$G$2:.$J$4];[.C19]-1)*[.E19];VLOOKUP([.G19];[.$G$2:.$L$4];6))" office:value-type="float" office:value="154000" calcext:value-type="float">
            <text:p>154 000</text:p>
          </table:table-cell>
          <table:table-cell office:value-type="string" calcext:value-type="string">
            <text:p>e</text:p>
          </table:table-cell>
          <table:table-cell table:formula="of:=IF([.I19]=&quot;e&quot;;SQRT(POWER([.$K$26]-[.K19];2)+POWER([.$L$26]-[.L19];2));IF([.I19]=&quot;f&quot;;SQRT(POWER([.$K$40]-[.K19];2)+POWER([.$L$40]-[.L19];2));IF([.I19]=&quot;j&quot;;SQRT(POWER([.$K$64]-[.K19];2)+POWER([.$L$64]-[.L19];2));0)))" office:value-type="float" office:value="2.60768096208106" calcext:value-type="float">
            <text:p>2,61</text:p>
          </table:table-cell>
          <table:table-cell office:value-type="float" office:value="11.8" calcext:value-type="float">
            <text:p>11,8</text:p>
          </table:table-cell>
          <table:table-cell office:value-type="float" office:value="8.7" calcext:value-type="float">
            <text:p>8,7</text:p>
          </table:table-cell>
          <table:table-cell table:formula="of:=MROUND([.K19];1)" office:value-type="float" office:value="12" calcext:value-type="float">
            <text:p>12</text:p>
          </table:table-cell>
          <table:table-cell table:formula="of:=MROUND([.L19];1)" office:value-type="float" office:value="9" calcext:value-type="float">
            <text:p>9</text:p>
          </table:table-cell>
          <table:table-cell/>
          <table:table-cell table:style-name="ce136" table:formula="of:=IF([.P$2]=[.$M19];[.$C19];&quot;&quot;)">
            <text:p/>
          </table:table-cell>
          <table:table-cell table:style-name="ce130" table:formula="of:=IF([.Q$2]=[.$M19];[.$C19];&quot;&quot;)">
            <text:p/>
          </table:table-cell>
          <table:table-cell table:style-name="ce130" table:formula="of:=IF([.R$2]=[.$M19];[.$C19];&quot;&quot;)">
            <text:p/>
          </table:table-cell>
          <table:table-cell table:style-name="ce130" table:formula="of:=IF([.S$2]=[.$M19];[.$C19];&quot;&quot;)">
            <text:p/>
          </table:table-cell>
          <table:table-cell table:style-name="ce137" table:formula="of:=IF([.T$2]=[.$M19];CONCATENATE([.$C19];[.$F19]);&quot;&quot;)" office:value-type="string" office:string-value="3c" calcext:value-type="string">
            <text:p>3c</text:p>
          </table:table-cell>
          <table:table-cell table:formula="of:=IF([.U$2]=[.$M19];[.$C19];&quot;&quot;)">
            <text:p/>
          </table:table-cell>
          <table:table-cell table:formula="of:=IF([.V$2]=[.$M19];[.$C19];&quot;&quot;)">
            <text:p/>
          </table:table-cell>
          <table:table-cell table:formula="of:=IF([.W$2]=[.$M19];[.$C19];&quot;&quot;)">
            <text:p/>
          </table:table-cell>
          <table:table-cell table:style-name="ce136" table:formula="of:=IF([.X$2]=[.$M19];[.$C19];&quot;&quot;)">
            <text:p/>
          </table:table-cell>
          <table:table-cell table:style-name="ce130" table:formula="of:=IF([.Y$2]=[.$M19];[.$C19];&quot;&quot;)">
            <text:p/>
          </table:table-cell>
          <table:table-cell table:style-name="ce130" table:formula="of:=IF([.Z$2]=[.$M19];[.$C19];&quot;&quot;)">
            <text:p/>
          </table:table-cell>
          <table:table-cell table:style-name="ce143" table:formula="of:=IF([.AA$2]=[.$M19];[.$C19];&quot;&quot;)">
            <text:p/>
          </table:table-cell>
          <table:table-cell table:formula="of:=IF([.AB$2]=[.$M19];[.$C19];&quot;&quot;)">
            <text:p/>
          </table:table-cell>
          <table:table-cell table:formula="of:=IF([.AC$2]=[.$M19];[.$C19];&quot;&quot;)">
            <text:p/>
          </table:table-cell>
          <table:table-cell table:formula="of:=IF([.AD$2]=[.$M19];[.$C19];&quot;&quot;)">
            <text:p/>
          </table:table-cell>
          <table:table-cell table:formula="of:=IF([.AE$2]=[.$M19];[.$C19];&quot;&quot;)">
            <text:p/>
          </table:table-cell>
          <table:table-cell table:formula="of:=IF([.AF$2]=[.$M19];[.$C19];&quot;&quot;)">
            <text:p/>
          </table:table-cell>
          <table:table-cell table:formula="of:=IF([.AG$2]=[.$M19];[.$C19];&quot;&quot;)">
            <text:p/>
          </table:table-cell>
          <table:table-cell table:formula="of:=IF([.AH$2]=[.$M19];[.$C19];&quot;&quot;)">
            <text:p/>
          </table:table-cell>
          <table:table-cell table:formula="of:=IF([.AI$2]=[.$M19];[.$C19];&quot;&quot;)">
            <text:p/>
          </table:table-cell>
          <table:table-cell table:formula="of:=IF([.AJ$2]=[.$M19];[.$C19];&quot;&quot;)">
            <text:p/>
          </table:table-cell>
          <table:table-cell table:formula="of:=IF([.AK$2]=[.$M19];[.$C19];&quot;&quot;)">
            <text:p/>
          </table:table-cell>
          <table:table-cell table:formula="of:=IF([.AL$2]=[.$M19];[.$C19];&quot;&quot;)">
            <text:p/>
          </table:table-cell>
          <table:table-cell table:formula="of:=IF([.AM$2]=[.$M19];[.$C19];&quot;&quot;)">
            <text:p/>
          </table:table-cell>
          <table:table-cell table:formula="of:=IF([.AN$2]=[.$M19];[.$C19];&quot;&quot;)">
            <text:p/>
          </table:table-cell>
          <table:table-cell table:formula="of:=IF([.AO$2]=[.$M19];[.$C19];&quot;&quot;)">
            <text:p/>
          </table:table-cell>
          <table:table-cell table:formula="of:=IF([.AP$2]=[.$M19];[.$C19];&quot;&quot;)">
            <text:p/>
          </table:table-cell>
          <table:table-cell table:formula="of:=IF([.AQ$2]=[.$M19];[.$C19];&quot;&quot;)">
            <text:p/>
          </table:table-cell>
          <table:table-cell table:formula="of:=IF([.AR$2]=[.$M19];[.$C19];&quot;&quot;)">
            <text:p/>
          </table:table-cell>
          <table:table-cell table:formula="of:=IF([.AS$2]=[.$M19];[.$C19];&quot;&quot;)">
            <text:p/>
          </table:table-cell>
          <table:table-cell table:formula="of:=IF([.AT$2]=[.$M19];[.$C19];&quot;&quot;)">
            <text:p/>
          </table:table-cell>
          <table:table-cell table:formula="of:=IF([.AU$2]=[.$M19];[.$C19];&quot;&quot;)">
            <text:p/>
          </table:table-cell>
          <table:table-cell table:formula="of:=IF([.AV$2]=[.$M19];[.$C19];&quot;&quot;)">
            <text:p/>
          </table:table-cell>
          <table:table-cell table:formula="of:=IF([.AW$2]=[.$M19];[.$C19];&quot;&quot;)">
            <text:p/>
          </table:table-cell>
          <table:table-cell table:formula="of:=IF([.AX$2]=[.$M19];[.$C19];&quot;&quot;)">
            <text:p/>
          </table:table-cell>
          <table:table-cell table:formula="of:=IF([.AY$2]=[.$M19];[.$C19];&quot;&quot;)">
            <text:p/>
          </table:table-cell>
          <table:table-cell table:formula="of:=IF([.AZ$2]=[.$M19];[.$C19];&quot;&quot;)">
            <text:p/>
          </table:table-cell>
          <table:table-cell table:formula="of:=IF([.BA$2]=[.$M19];[.$C19];&quot;&quot;)">
            <text:p/>
          </table:table-cell>
          <table:table-cell table:formula="of:=IF([.BB$2]=[.$M19];[.$C19];&quot;&quot;)">
            <text:p/>
          </table:table-cell>
          <table:table-cell table:formula="of:=IF([.BC$2]=[.$M19];[.$C19];&quot;&quot;)">
            <text:p/>
          </table:table-cell>
          <table:table-cell table:formula="of:=IF([.BD$2]=[.$M19];[.$C19];&quot;&quot;)">
            <text:p/>
          </table:table-cell>
          <table:table-cell table:formula="of:=IF([.BE$2]=[.$M19];[.$C19];&quot;&quot;)">
            <text:p/>
          </table:table-cell>
          <table:table-cell table:formula="of:=IF([.BF$2]=[.$M19];[.$C19];&quot;&quot;)">
            <text:p/>
          </table:table-cell>
          <table:table-cell table:formula="of:=IF([.BG$2]=[.$M19];[.$C19];&quot;&quot;)">
            <text:p/>
          </table:table-cell>
          <table:table-cell table:formula="of:=IF([.BH$2]=[.$M19];[.$C19];&quot;&quot;)">
            <text:p/>
          </table:table-cell>
          <table:table-cell table:formula="of:=IF([.BI$2]=[.$M19];[.$C19];&quot;&quot;)">
            <text:p/>
          </table:table-cell>
          <table:table-cell table:formula="of:=IF([.BJ$2]=[.$M19];[.$C19];&quot;&quot;)">
            <text:p/>
          </table:table-cell>
          <table:table-cell table:formula="of:=IF([.BK$2]=[.$M19];[.$C19];&quot;&quot;)">
            <text:p/>
          </table:table-cell>
          <table:table-cell table:formula="of:=IF([.BL$2]=[.$M19];[.$C19];&quot;&quot;)">
            <text:p/>
          </table:table-cell>
          <table:table-cell table:formula="of:=IF([.BM$2]=[.$M19];[.$C19];&quot;&quot;)">
            <text:p/>
          </table:table-cell>
          <table:table-cell table:formula="of:=IF([.BN$2]=[.$M19];[.$C19];&quot;&quot;)">
            <text:p/>
          </table:table-cell>
          <table:table-cell table:formula="of:=IF([.BO$2]=[.$M19];[.$C19];&quot;&quot;)">
            <text:p/>
          </table:table-cell>
          <table:table-cell table:formula="of:=IF([.BP$2]=[.$M19];[.$C19];&quot;&quot;)">
            <text:p/>
          </table:table-cell>
          <table:table-cell table:formula="of:=IF([.BQ$2]=[.$M19];[.$C19];&quot;&quot;)">
            <text:p/>
          </table:table-cell>
          <table:table-cell table:formula="of:=IF([.BR$2]=[.$M19];[.$C19];&quot;&quot;)">
            <text:p/>
          </table:table-cell>
          <table:table-cell table:formula="of:=IF([.BS$2]=[.$M19];[.$C19];&quot;&quot;)">
            <text:p/>
          </table:table-cell>
          <table:table-cell table:formula="of:=IF([.BT$2]=[.$M19];[.$C19];&quot;&quot;)">
            <text:p/>
          </table:table-cell>
          <table:table-cell table:formula="of:=IF([.BU$2]=[.$M19];[.$C19];&quot;&quot;)">
            <text:p/>
          </table:table-cell>
          <table:table-cell table:formula="of:=IF([.BV$2]=[.$M19];[.$C19];&quot;&quot;)">
            <text:p/>
          </table:table-cell>
          <table:table-cell table:formula="of:=IF([.BW$2]=[.$M19];[.$C19];&quot;&quot;)">
            <text:p/>
          </table:table-cell>
          <table:table-cell table:formula="of:=IF([.BX$2]=[.$M19];[.$C19];&quot;&quot;)">
            <text:p/>
          </table:table-cell>
          <table:table-cell table:formula="of:=IF([.BY$2]=[.$M19];[.$C19];&quot;&quot;)">
            <text:p/>
          </table:table-cell>
          <table:table-cell table:formula="of:=IF([.BZ$2]=[.$M19];[.$C19];&quot;&quot;)">
            <text:p/>
          </table:table-cell>
          <table:table-cell table:formula="of:=IF([.CA$2]=[.$M19];[.$C19];&quot;&quot;)">
            <text:p/>
          </table:table-cell>
          <table:table-cell table:formula="of:=IF([.CB$2]=[.$M19];[.$C19];&quot;&quot;)">
            <text:p/>
          </table:table-cell>
          <table:table-cell table:formula="of:=IF([.CC$2]=[.$M19];[.$C19];&quot;&quot;)">
            <text:p/>
          </table:table-cell>
          <table:table-cell table:formula="of:=IF([.CD$2]=[.$M19];[.$C19];&quot;&quot;)">
            <text:p/>
          </table:table-cell>
          <table:table-cell table:formula="of:=IF([.CE$2]=[.$M19];[.$C19];&quot;&quot;)">
            <text:p/>
          </table:table-cell>
          <table:table-cell table:formula="of:=IF([.CF$2]=[.$M19];[.$C19];&quot;&quot;)">
            <text:p/>
          </table:table-cell>
          <table:table-cell table:formula="of:=IF([.CG$2]=[.$M19];[.$C19];&quot;&quot;)">
            <text:p/>
          </table:table-cell>
          <table:table-cell table:formula="of:=IF([.CH$2]=[.$M19];[.$C19];&quot;&quot;)">
            <text:p/>
          </table:table-cell>
          <table:table-cell table:formula="of:=IF([.CI$2]=[.$M19];[.$C19];&quot;&quot;)">
            <text:p/>
          </table:table-cell>
          <table:table-cell table:formula="of:=IF([.CJ$2]=[.$M19];[.$C19];&quot;&quot;)">
            <text:p/>
          </table:table-cell>
          <table:table-cell table:formula="of:=IF([.CK$2]=[.$M19];[.$C19];&quot;&quot;)">
            <text:p/>
          </table:table-cell>
          <table:table-cell table:formula="of:=IF([.CL$2]=[.$M19];[.$C19];&quot;&quot;)">
            <text:p/>
          </table:table-cell>
          <table:table-cell table:formula="of:=IF([.CM$2]=[.$M19];[.$C19];&quot;&quot;)">
            <text:p/>
          </table:table-cell>
          <table:table-cell table:formula="of:=IF([.CN$2]=[.$M19];[.$C19];&quot;&quot;)">
            <text:p/>
          </table:table-cell>
          <table:table-cell table:formula="of:=IF([.CO$2]=[.$M19];[.$C19];&quot;&quot;)">
            <text:p/>
          </table:table-cell>
          <table:table-cell table:formula="of:=IF([.CP$2]=[.$M19];[.$C19];&quot;&quot;)">
            <text:p/>
          </table:table-cell>
          <table:table-cell table:formula="of:=IF([.CQ$2]=[.$M19];[.$C19];&quot;&quot;)">
            <text:p/>
          </table:table-cell>
          <table:table-cell table:formula="of:=IF([.CR$2]=[.$M19];[.$C19];&quot;&quot;)">
            <text:p/>
          </table:table-cell>
          <table:table-cell table:formula="of:=IF([.CS$2]=[.$M19];[.$C19];&quot;&quot;)">
            <text:p/>
          </table:table-cell>
          <table:table-cell table:formula="of:=IF([.CT$2]=[.$M19];[.$C19];&quot;&quot;)">
            <text:p/>
          </table:table-cell>
          <table:table-cell table:formula="of:=IF([.CU$2]=[.$M19];[.$C19];&quot;&quot;)">
            <text:p/>
          </table:table-cell>
          <table:table-cell table:formula="of:=IF([.CV$2]=[.$M19];[.$C19];&quot;&quot;)">
            <text:p/>
          </table:table-cell>
          <table:table-cell table:formula="of:=IF([.CW$2]=[.$M19];[.$C19];&quot;&quot;)">
            <text:p/>
          </table:table-cell>
          <table:table-cell table:formula="of:=IF([.CX$2]=[.$M19];[.$C19];&quot;&quot;)">
            <text:p/>
          </table:table-cell>
          <table:table-cell table:formula="of:=IF([.CY$2]=[.$M19];[.$C19];&quot;&quot;)">
            <text:p/>
          </table:table-cell>
          <table:table-cell table:formula="of:=IF([.CZ$2]=[.$M19];[.$C19];&quot;&quot;)">
            <text:p/>
          </table:table-cell>
          <table:table-cell table:formula="of:=IF([.DA$2]=[.$M19];[.$C19];&quot;&quot;)">
            <text:p/>
          </table:table-cell>
          <table:table-cell table:formula="of:=IF([.DB$2]=[.$M19];[.$C19];&quot;&quot;)">
            <text:p/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Empire_IlayGateSirus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Граница Фелони</text:p>
          </table:table-cell>
          <table:table-cell office:value-type="float" office:value="0.2" calcext:value-type="float">
            <text:p>0,2</text:p>
          </table:table-cell>
          <table:table-cell table:formula="of:=VLOOKUP([.G20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20];[.$G$2:.$J$4];[.C20]-1)+VLOOKUP([.G20];[.$G$2:.$J$4];[.C20]-1)*[.E20];VLOOKUP([.G20];[.$G$2:.$L$4];6))"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table:formula="of:=IF([.I20]=&quot;e&quot;;SQRT(POWER([.$K$26]-[.K20];2)+POWER([.$L$26]-[.L20];2));IF([.I20]=&quot;f&quot;;SQRT(POWER([.$K$40]-[.K20];2)+POWER([.$L$40]-[.L20];2));IF([.I20]=&quot;j&quot;;SQRT(POWER([.$K$64]-[.K20];2)+POWER([.$L$64]-[.L20];2));0)))" office:value-type="float" office:value="5.66127194188727" calcext:value-type="float">
            <text:p>5,66</text:p>
          </table:table-cell>
          <table:table-cell office:value-type="float" office:value="15.8" calcext:value-type="float">
            <text:p>15,8</text:p>
          </table:table-cell>
          <table:table-cell office:value-type="float" office:value="9.2" calcext:value-type="float">
            <text:p>9,2</text:p>
          </table:table-cell>
          <table:table-cell table:formula="of:=MROUND([.K20];1)" office:value-type="float" office:value="16" calcext:value-type="float">
            <text:p>16</text:p>
          </table:table-cell>
          <table:table-cell table:formula="of:=MROUND([.L20];1)" office:value-type="float" office:value="9" calcext:value-type="float">
            <text:p>9</text:p>
          </table:table-cell>
          <table:table-cell/>
          <table:table-cell table:style-name="ce136" table:formula="of:=IF([.P$2]=[.$M20];[.$C20];&quot;&quot;)">
            <text:p/>
          </table:table-cell>
          <table:table-cell table:style-name="ce130" table:formula="of:=IF([.Q$2]=[.$M20];[.$C20];&quot;&quot;)">
            <text:p/>
          </table:table-cell>
          <table:table-cell table:style-name="ce130" table:formula="of:=IF([.R$2]=[.$M20];[.$C20];&quot;&quot;)">
            <text:p/>
          </table:table-cell>
          <table:table-cell table:style-name="ce130" table:formula="of:=IF([.S$2]=[.$M20];[.$C20];&quot;&quot;)">
            <text:p/>
          </table:table-cell>
          <table:table-cell table:style-name="ce143" table:formula="of:=IF([.T$2]=[.$M20];[.$C20];&quot;&quot;)">
            <text:p/>
          </table:table-cell>
          <table:table-cell table:formula="of:=IF([.U$2]=[.$M20];[.$C20];&quot;&quot;)">
            <text:p/>
          </table:table-cell>
          <table:table-cell table:formula="of:=IF([.V$2]=[.$M20];[.$C20];&quot;&quot;)">
            <text:p/>
          </table:table-cell>
          <table:table-cell table:formula="of:=IF([.W$2]=[.$M20];[.$C20];&quot;&quot;)">
            <text:p/>
          </table:table-cell>
          <table:table-cell table:style-name="ce137" table:formula="of:=IF([.X$2]=[.$M20];CONCATENATE([.$C20];[.$F20]);&quot;&quot;)" office:value-type="string" office:string-value="3t" calcext:value-type="string">
            <text:p>3t</text:p>
          </table:table-cell>
          <table:table-cell table:style-name="ce130" table:formula="of:=IF([.Y$2]=[.$M20];[.$C20];&quot;&quot;)">
            <text:p/>
          </table:table-cell>
          <table:table-cell table:style-name="ce130" table:formula="of:=IF([.Z$2]=[.$M20];[.$C20];&quot;&quot;)">
            <text:p/>
          </table:table-cell>
          <table:table-cell table:style-name="ce143" table:formula="of:=IF([.AA$2]=[.$M20];[.$C20];&quot;&quot;)">
            <text:p/>
          </table:table-cell>
          <table:table-cell table:formula="of:=IF([.AB$2]=[.$M20];[.$C20];&quot;&quot;)">
            <text:p/>
          </table:table-cell>
          <table:table-cell table:formula="of:=IF([.AC$2]=[.$M20];[.$C20];&quot;&quot;)">
            <text:p/>
          </table:table-cell>
          <table:table-cell table:formula="of:=IF([.AD$2]=[.$M20];[.$C20];&quot;&quot;)">
            <text:p/>
          </table:table-cell>
          <table:table-cell table:formula="of:=IF([.AE$2]=[.$M20];[.$C20];&quot;&quot;)">
            <text:p/>
          </table:table-cell>
          <table:table-cell table:formula="of:=IF([.AF$2]=[.$M20];[.$C20];&quot;&quot;)">
            <text:p/>
          </table:table-cell>
          <table:table-cell table:formula="of:=IF([.AG$2]=[.$M20];[.$C20];&quot;&quot;)">
            <text:p/>
          </table:table-cell>
          <table:table-cell table:formula="of:=IF([.AH$2]=[.$M20];[.$C20];&quot;&quot;)">
            <text:p/>
          </table:table-cell>
          <table:table-cell table:formula="of:=IF([.AI$2]=[.$M20];[.$C20];&quot;&quot;)">
            <text:p/>
          </table:table-cell>
          <table:table-cell table:formula="of:=IF([.AJ$2]=[.$M20];[.$C20];&quot;&quot;)">
            <text:p/>
          </table:table-cell>
          <table:table-cell table:formula="of:=IF([.AK$2]=[.$M20];[.$C20];&quot;&quot;)">
            <text:p/>
          </table:table-cell>
          <table:table-cell table:formula="of:=IF([.AL$2]=[.$M20];[.$C20];&quot;&quot;)">
            <text:p/>
          </table:table-cell>
          <table:table-cell table:formula="of:=IF([.AM$2]=[.$M20];[.$C20];&quot;&quot;)">
            <text:p/>
          </table:table-cell>
          <table:table-cell table:formula="of:=IF([.AN$2]=[.$M20];[.$C20];&quot;&quot;)">
            <text:p/>
          </table:table-cell>
          <table:table-cell table:formula="of:=IF([.AO$2]=[.$M20];[.$C20];&quot;&quot;)">
            <text:p/>
          </table:table-cell>
          <table:table-cell table:formula="of:=IF([.AP$2]=[.$M20];[.$C20];&quot;&quot;)">
            <text:p/>
          </table:table-cell>
          <table:table-cell table:formula="of:=IF([.AQ$2]=[.$M20];[.$C20];&quot;&quot;)">
            <text:p/>
          </table:table-cell>
          <table:table-cell table:formula="of:=IF([.AR$2]=[.$M20];[.$C20];&quot;&quot;)">
            <text:p/>
          </table:table-cell>
          <table:table-cell table:formula="of:=IF([.AS$2]=[.$M20];[.$C20];&quot;&quot;)">
            <text:p/>
          </table:table-cell>
          <table:table-cell table:formula="of:=IF([.AT$2]=[.$M20];[.$C20];&quot;&quot;)">
            <text:p/>
          </table:table-cell>
          <table:table-cell table:formula="of:=IF([.AU$2]=[.$M20];[.$C20];&quot;&quot;)">
            <text:p/>
          </table:table-cell>
          <table:table-cell table:formula="of:=IF([.AV$2]=[.$M20];[.$C20];&quot;&quot;)">
            <text:p/>
          </table:table-cell>
          <table:table-cell table:formula="of:=IF([.AW$2]=[.$M20];[.$C20];&quot;&quot;)">
            <text:p/>
          </table:table-cell>
          <table:table-cell table:formula="of:=IF([.AX$2]=[.$M20];[.$C20];&quot;&quot;)">
            <text:p/>
          </table:table-cell>
          <table:table-cell table:formula="of:=IF([.AY$2]=[.$M20];[.$C20];&quot;&quot;)">
            <text:p/>
          </table:table-cell>
          <table:table-cell table:formula="of:=IF([.AZ$2]=[.$M20];[.$C20];&quot;&quot;)">
            <text:p/>
          </table:table-cell>
          <table:table-cell table:formula="of:=IF([.BA$2]=[.$M20];[.$C20];&quot;&quot;)">
            <text:p/>
          </table:table-cell>
          <table:table-cell table:formula="of:=IF([.BB$2]=[.$M20];[.$C20];&quot;&quot;)">
            <text:p/>
          </table:table-cell>
          <table:table-cell table:formula="of:=IF([.BC$2]=[.$M20];[.$C20];&quot;&quot;)">
            <text:p/>
          </table:table-cell>
          <table:table-cell table:formula="of:=IF([.BD$2]=[.$M20];[.$C20];&quot;&quot;)">
            <text:p/>
          </table:table-cell>
          <table:table-cell table:formula="of:=IF([.BE$2]=[.$M20];[.$C20];&quot;&quot;)">
            <text:p/>
          </table:table-cell>
          <table:table-cell table:formula="of:=IF([.BF$2]=[.$M20];[.$C20];&quot;&quot;)">
            <text:p/>
          </table:table-cell>
          <table:table-cell table:formula="of:=IF([.BG$2]=[.$M20];[.$C20];&quot;&quot;)">
            <text:p/>
          </table:table-cell>
          <table:table-cell table:formula="of:=IF([.BH$2]=[.$M20];[.$C20];&quot;&quot;)">
            <text:p/>
          </table:table-cell>
          <table:table-cell table:formula="of:=IF([.BI$2]=[.$M20];[.$C20];&quot;&quot;)">
            <text:p/>
          </table:table-cell>
          <table:table-cell table:formula="of:=IF([.BJ$2]=[.$M20];[.$C20];&quot;&quot;)">
            <text:p/>
          </table:table-cell>
          <table:table-cell table:formula="of:=IF([.BK$2]=[.$M20];[.$C20];&quot;&quot;)">
            <text:p/>
          </table:table-cell>
          <table:table-cell table:formula="of:=IF([.BL$2]=[.$M20];[.$C20];&quot;&quot;)">
            <text:p/>
          </table:table-cell>
          <table:table-cell table:formula="of:=IF([.BM$2]=[.$M20];[.$C20];&quot;&quot;)">
            <text:p/>
          </table:table-cell>
          <table:table-cell table:formula="of:=IF([.BN$2]=[.$M20];[.$C20];&quot;&quot;)">
            <text:p/>
          </table:table-cell>
          <table:table-cell table:formula="of:=IF([.BO$2]=[.$M20];[.$C20];&quot;&quot;)">
            <text:p/>
          </table:table-cell>
          <table:table-cell table:formula="of:=IF([.BP$2]=[.$M20];[.$C20];&quot;&quot;)">
            <text:p/>
          </table:table-cell>
          <table:table-cell table:formula="of:=IF([.BQ$2]=[.$M20];[.$C20];&quot;&quot;)">
            <text:p/>
          </table:table-cell>
          <table:table-cell table:formula="of:=IF([.BR$2]=[.$M20];[.$C20];&quot;&quot;)">
            <text:p/>
          </table:table-cell>
          <table:table-cell table:formula="of:=IF([.BS$2]=[.$M20];[.$C20];&quot;&quot;)">
            <text:p/>
          </table:table-cell>
          <table:table-cell table:formula="of:=IF([.BT$2]=[.$M20];[.$C20];&quot;&quot;)">
            <text:p/>
          </table:table-cell>
          <table:table-cell table:formula="of:=IF([.BU$2]=[.$M20];[.$C20];&quot;&quot;)">
            <text:p/>
          </table:table-cell>
          <table:table-cell table:formula="of:=IF([.BV$2]=[.$M20];[.$C20];&quot;&quot;)">
            <text:p/>
          </table:table-cell>
          <table:table-cell table:formula="of:=IF([.BW$2]=[.$M20];[.$C20];&quot;&quot;)">
            <text:p/>
          </table:table-cell>
          <table:table-cell table:formula="of:=IF([.BX$2]=[.$M20];[.$C20];&quot;&quot;)">
            <text:p/>
          </table:table-cell>
          <table:table-cell table:formula="of:=IF([.BY$2]=[.$M20];[.$C20];&quot;&quot;)">
            <text:p/>
          </table:table-cell>
          <table:table-cell table:formula="of:=IF([.BZ$2]=[.$M20];[.$C20];&quot;&quot;)">
            <text:p/>
          </table:table-cell>
          <table:table-cell table:formula="of:=IF([.CA$2]=[.$M20];[.$C20];&quot;&quot;)">
            <text:p/>
          </table:table-cell>
          <table:table-cell table:formula="of:=IF([.CB$2]=[.$M20];[.$C20];&quot;&quot;)">
            <text:p/>
          </table:table-cell>
          <table:table-cell table:formula="of:=IF([.CC$2]=[.$M20];[.$C20];&quot;&quot;)">
            <text:p/>
          </table:table-cell>
          <table:table-cell table:formula="of:=IF([.CD$2]=[.$M20];[.$C20];&quot;&quot;)">
            <text:p/>
          </table:table-cell>
          <table:table-cell table:formula="of:=IF([.CE$2]=[.$M20];[.$C20];&quot;&quot;)">
            <text:p/>
          </table:table-cell>
          <table:table-cell table:formula="of:=IF([.CF$2]=[.$M20];[.$C20];&quot;&quot;)">
            <text:p/>
          </table:table-cell>
          <table:table-cell table:formula="of:=IF([.CG$2]=[.$M20];[.$C20];&quot;&quot;)">
            <text:p/>
          </table:table-cell>
          <table:table-cell table:formula="of:=IF([.CH$2]=[.$M20];[.$C20];&quot;&quot;)">
            <text:p/>
          </table:table-cell>
          <table:table-cell table:formula="of:=IF([.CI$2]=[.$M20];[.$C20];&quot;&quot;)">
            <text:p/>
          </table:table-cell>
          <table:table-cell table:formula="of:=IF([.CJ$2]=[.$M20];[.$C20];&quot;&quot;)">
            <text:p/>
          </table:table-cell>
          <table:table-cell table:formula="of:=IF([.CK$2]=[.$M20];[.$C20];&quot;&quot;)">
            <text:p/>
          </table:table-cell>
          <table:table-cell table:formula="of:=IF([.CL$2]=[.$M20];[.$C20];&quot;&quot;)">
            <text:p/>
          </table:table-cell>
          <table:table-cell table:formula="of:=IF([.CM$2]=[.$M20];[.$C20];&quot;&quot;)">
            <text:p/>
          </table:table-cell>
          <table:table-cell table:formula="of:=IF([.CN$2]=[.$M20];[.$C20];&quot;&quot;)">
            <text:p/>
          </table:table-cell>
          <table:table-cell table:formula="of:=IF([.CO$2]=[.$M20];[.$C20];&quot;&quot;)">
            <text:p/>
          </table:table-cell>
          <table:table-cell table:formula="of:=IF([.CP$2]=[.$M20];[.$C20];&quot;&quot;)">
            <text:p/>
          </table:table-cell>
          <table:table-cell table:formula="of:=IF([.CQ$2]=[.$M20];[.$C20];&quot;&quot;)">
            <text:p/>
          </table:table-cell>
          <table:table-cell table:formula="of:=IF([.CR$2]=[.$M20];[.$C20];&quot;&quot;)">
            <text:p/>
          </table:table-cell>
          <table:table-cell table:formula="of:=IF([.CS$2]=[.$M20];[.$C20];&quot;&quot;)">
            <text:p/>
          </table:table-cell>
          <table:table-cell table:formula="of:=IF([.CT$2]=[.$M20];[.$C20];&quot;&quot;)">
            <text:p/>
          </table:table-cell>
          <table:table-cell table:formula="of:=IF([.CU$2]=[.$M20];[.$C20];&quot;&quot;)">
            <text:p/>
          </table:table-cell>
          <table:table-cell table:formula="of:=IF([.CV$2]=[.$M20];[.$C20];&quot;&quot;)">
            <text:p/>
          </table:table-cell>
          <table:table-cell table:formula="of:=IF([.CW$2]=[.$M20];[.$C20];&quot;&quot;)">
            <text:p/>
          </table:table-cell>
          <table:table-cell table:formula="of:=IF([.CX$2]=[.$M20];[.$C20];&quot;&quot;)">
            <text:p/>
          </table:table-cell>
          <table:table-cell table:formula="of:=IF([.CY$2]=[.$M20];[.$C20];&quot;&quot;)">
            <text:p/>
          </table:table-cell>
          <table:table-cell table:formula="of:=IF([.CZ$2]=[.$M20];[.$C20];&quot;&quot;)">
            <text:p/>
          </table:table-cell>
          <table:table-cell table:formula="of:=IF([.DA$2]=[.$M20];[.$C20];&quot;&quot;)">
            <text:p/>
          </table:table-cell>
          <table:table-cell table:formula="of:=IF([.DB$2]=[.$M20];[.$C20];&quot;&quot;)">
            <text:p/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mpire_SirusDebriss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уины форпоста Варденов</text:p>
          </table:table-cell>
          <table:table-cell office:value-type="float" office:value="0.2" calcext:value-type="float">
            <text:p>0,2</text:p>
          </table:table-cell>
          <table:table-cell table:formula="of:=VLOOKUP([.G21];[.$G$2:.$K$4];5)" office:value-type="string" office:string-value="g" calcext:value-type="string">
            <text:p>g</text:p>
          </table:table-cell>
          <table:table-cell office:value-type="string" calcext:value-type="string">
            <text:p>GameStore.CreditsType.CT_GOLD</text:p>
          </table:table-cell>
          <table:table-cell table:formula="of:=MROUND(VLOOKUP([.G21];[.$G$2:.$J$4];[.C21]-1)+VLOOKUP([.G21];[.$G$2:.$J$4];[.C21]-1)*[.E21];VLOOKUP([.G21];[.$G$2:.$L$4];6))"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table:formula="of:=IF([.I21]=&quot;e&quot;;SQRT(POWER([.$K$26]-[.K21];2)+POWER([.$L$26]-[.L21];2));IF([.I21]=&quot;f&quot;;SQRT(POWER([.$K$40]-[.K21];2)+POWER([.$L$40]-[.L21];2));IF([.I21]=&quot;j&quot;;SQRT(POWER([.$K$64]-[.K21];2)+POWER([.$L$64]-[.L21];2));0)))" office:value-type="float" office:value="9.19238815542512" calcext:value-type="float">
            <text:p>9,19</text:p>
          </table:table-cell>
          <table:table-cell office:value-type="float" office:value="19.3" calcext:value-type="float">
            <text:p>19,3</text:p>
          </table:table-cell>
          <table:table-cell office:value-type="float" office:value="8.6" calcext:value-type="float">
            <text:p>8,6</text:p>
          </table:table-cell>
          <table:table-cell table:formula="of:=MROUND([.K21];1)" office:value-type="float" office:value="19" calcext:value-type="float">
            <text:p>19</text:p>
          </table:table-cell>
          <table:table-cell table:formula="of:=MROUND([.L21];1)" office:value-type="float" office:value="9" calcext:value-type="float">
            <text:p>9</text:p>
          </table:table-cell>
          <table:table-cell/>
          <table:table-cell table:style-name="ce136" table:formula="of:=IF([.P$2]=[.$M21];[.$C21];&quot;&quot;)">
            <text:p/>
          </table:table-cell>
          <table:table-cell table:style-name="ce130" table:formula="of:=IF([.Q$2]=[.$M21];[.$C21];&quot;&quot;)">
            <text:p/>
          </table:table-cell>
          <table:table-cell table:style-name="ce130" table:formula="of:=IF([.R$2]=[.$M21];[.$C21];&quot;&quot;)">
            <text:p/>
          </table:table-cell>
          <table:table-cell table:style-name="ce130" table:formula="of:=IF([.S$2]=[.$M21];[.$C21];&quot;&quot;)">
            <text:p/>
          </table:table-cell>
          <table:table-cell table:style-name="ce143" table:formula="of:=IF([.T$2]=[.$M21];[.$C21];&quot;&quot;)">
            <text:p/>
          </table:table-cell>
          <table:table-cell table:formula="of:=IF([.U$2]=[.$M21];[.$C21];&quot;&quot;)">
            <text:p/>
          </table:table-cell>
          <table:table-cell table:formula="of:=IF([.V$2]=[.$M21];[.$C21];&quot;&quot;)">
            <text:p/>
          </table:table-cell>
          <table:table-cell table:formula="of:=IF([.W$2]=[.$M21];[.$C21];&quot;&quot;)">
            <text:p/>
          </table:table-cell>
          <table:table-cell table:style-name="ce138" table:formula="of:=IF([.X$2]=[.$M21];[.$C21];&quot;&quot;)">
            <text:p/>
          </table:table-cell>
          <table:table-cell table:style-name="ce140" table:formula="of:=IF([.Y$2]=[.$M21];[.$C21];&quot;&quot;)">
            <text:p/>
          </table:table-cell>
          <table:table-cell table:style-name="ce140" table:formula="of:=IF([.Z$2]=[.$M21];[.$C21];&quot;&quot;)">
            <text:p/>
          </table:table-cell>
          <table:table-cell table:style-name="ce137" table:formula="of:=IF([.AA$2]=[.$M21];CONCATENATE([.$C21];[.$F21]);&quot;&quot;)" office:value-type="string" office:string-value="3g" calcext:value-type="string">
            <text:p>3g</text:p>
          </table:table-cell>
          <table:table-cell table:formula="of:=IF([.AB$2]=[.$M21];[.$C21];&quot;&quot;)">
            <text:p/>
          </table:table-cell>
          <table:table-cell table:formula="of:=IF([.AC$2]=[.$M21];[.$C21];&quot;&quot;)">
            <text:p/>
          </table:table-cell>
          <table:table-cell table:formula="of:=IF([.AD$2]=[.$M21];[.$C21];&quot;&quot;)">
            <text:p/>
          </table:table-cell>
          <table:table-cell table:formula="of:=IF([.AE$2]=[.$M21];[.$C21];&quot;&quot;)">
            <text:p/>
          </table:table-cell>
          <table:table-cell table:formula="of:=IF([.AF$2]=[.$M21];[.$C21];&quot;&quot;)">
            <text:p/>
          </table:table-cell>
          <table:table-cell table:formula="of:=IF([.AG$2]=[.$M21];[.$C21];&quot;&quot;)">
            <text:p/>
          </table:table-cell>
          <table:table-cell table:formula="of:=IF([.AH$2]=[.$M21];[.$C21];&quot;&quot;)">
            <text:p/>
          </table:table-cell>
          <table:table-cell table:formula="of:=IF([.AI$2]=[.$M21];[.$C21];&quot;&quot;)">
            <text:p/>
          </table:table-cell>
          <table:table-cell table:formula="of:=IF([.AJ$2]=[.$M21];[.$C21];&quot;&quot;)">
            <text:p/>
          </table:table-cell>
          <table:table-cell table:formula="of:=IF([.AK$2]=[.$M21];[.$C21];&quot;&quot;)">
            <text:p/>
          </table:table-cell>
          <table:table-cell table:formula="of:=IF([.AL$2]=[.$M21];[.$C21];&quot;&quot;)">
            <text:p/>
          </table:table-cell>
          <table:table-cell table:formula="of:=IF([.AM$2]=[.$M21];[.$C21];&quot;&quot;)">
            <text:p/>
          </table:table-cell>
          <table:table-cell table:formula="of:=IF([.AN$2]=[.$M21];[.$C21];&quot;&quot;)">
            <text:p/>
          </table:table-cell>
          <table:table-cell table:formula="of:=IF([.AO$2]=[.$M21];[.$C21];&quot;&quot;)">
            <text:p/>
          </table:table-cell>
          <table:table-cell table:formula="of:=IF([.AP$2]=[.$M21];[.$C21];&quot;&quot;)">
            <text:p/>
          </table:table-cell>
          <table:table-cell table:formula="of:=IF([.AQ$2]=[.$M21];[.$C21];&quot;&quot;)">
            <text:p/>
          </table:table-cell>
          <table:table-cell table:formula="of:=IF([.AR$2]=[.$M21];[.$C21];&quot;&quot;)">
            <text:p/>
          </table:table-cell>
          <table:table-cell table:formula="of:=IF([.AS$2]=[.$M21];[.$C21];&quot;&quot;)">
            <text:p/>
          </table:table-cell>
          <table:table-cell table:formula="of:=IF([.AT$2]=[.$M21];[.$C21];&quot;&quot;)">
            <text:p/>
          </table:table-cell>
          <table:table-cell table:formula="of:=IF([.AU$2]=[.$M21];[.$C21];&quot;&quot;)">
            <text:p/>
          </table:table-cell>
          <table:table-cell table:formula="of:=IF([.AV$2]=[.$M21];[.$C21];&quot;&quot;)">
            <text:p/>
          </table:table-cell>
          <table:table-cell table:formula="of:=IF([.AW$2]=[.$M21];[.$C21];&quot;&quot;)">
            <text:p/>
          </table:table-cell>
          <table:table-cell table:formula="of:=IF([.AX$2]=[.$M21];[.$C21];&quot;&quot;)">
            <text:p/>
          </table:table-cell>
          <table:table-cell table:formula="of:=IF([.AY$2]=[.$M21];[.$C21];&quot;&quot;)">
            <text:p/>
          </table:table-cell>
          <table:table-cell table:formula="of:=IF([.AZ$2]=[.$M21];[.$C21];&quot;&quot;)">
            <text:p/>
          </table:table-cell>
          <table:table-cell table:formula="of:=IF([.BA$2]=[.$M21];[.$C21];&quot;&quot;)">
            <text:p/>
          </table:table-cell>
          <table:table-cell table:formula="of:=IF([.BB$2]=[.$M21];[.$C21];&quot;&quot;)">
            <text:p/>
          </table:table-cell>
          <table:table-cell table:formula="of:=IF([.BC$2]=[.$M21];[.$C21];&quot;&quot;)">
            <text:p/>
          </table:table-cell>
          <table:table-cell table:formula="of:=IF([.BD$2]=[.$M21];[.$C21];&quot;&quot;)">
            <text:p/>
          </table:table-cell>
          <table:table-cell table:formula="of:=IF([.BE$2]=[.$M21];[.$C21];&quot;&quot;)">
            <text:p/>
          </table:table-cell>
          <table:table-cell table:formula="of:=IF([.BF$2]=[.$M21];[.$C21];&quot;&quot;)">
            <text:p/>
          </table:table-cell>
          <table:table-cell table:formula="of:=IF([.BG$2]=[.$M21];[.$C21];&quot;&quot;)">
            <text:p/>
          </table:table-cell>
          <table:table-cell table:formula="of:=IF([.BH$2]=[.$M21];[.$C21];&quot;&quot;)">
            <text:p/>
          </table:table-cell>
          <table:table-cell table:formula="of:=IF([.BI$2]=[.$M21];[.$C21];&quot;&quot;)">
            <text:p/>
          </table:table-cell>
          <table:table-cell table:formula="of:=IF([.BJ$2]=[.$M21];[.$C21];&quot;&quot;)">
            <text:p/>
          </table:table-cell>
          <table:table-cell table:formula="of:=IF([.BK$2]=[.$M21];[.$C21];&quot;&quot;)">
            <text:p/>
          </table:table-cell>
          <table:table-cell table:formula="of:=IF([.BL$2]=[.$M21];[.$C21];&quot;&quot;)">
            <text:p/>
          </table:table-cell>
          <table:table-cell table:formula="of:=IF([.BM$2]=[.$M21];[.$C21];&quot;&quot;)">
            <text:p/>
          </table:table-cell>
          <table:table-cell table:formula="of:=IF([.BN$2]=[.$M21];[.$C21];&quot;&quot;)">
            <text:p/>
          </table:table-cell>
          <table:table-cell table:formula="of:=IF([.BO$2]=[.$M21];[.$C21];&quot;&quot;)">
            <text:p/>
          </table:table-cell>
          <table:table-cell table:formula="of:=IF([.BP$2]=[.$M21];[.$C21];&quot;&quot;)">
            <text:p/>
          </table:table-cell>
          <table:table-cell table:formula="of:=IF([.BQ$2]=[.$M21];[.$C21];&quot;&quot;)">
            <text:p/>
          </table:table-cell>
          <table:table-cell table:formula="of:=IF([.BR$2]=[.$M21];[.$C21];&quot;&quot;)">
            <text:p/>
          </table:table-cell>
          <table:table-cell table:formula="of:=IF([.BS$2]=[.$M21];[.$C21];&quot;&quot;)">
            <text:p/>
          </table:table-cell>
          <table:table-cell table:formula="of:=IF([.BT$2]=[.$M21];[.$C21];&quot;&quot;)">
            <text:p/>
          </table:table-cell>
          <table:table-cell table:formula="of:=IF([.BU$2]=[.$M21];[.$C21];&quot;&quot;)">
            <text:p/>
          </table:table-cell>
          <table:table-cell table:formula="of:=IF([.BV$2]=[.$M21];[.$C21];&quot;&quot;)">
            <text:p/>
          </table:table-cell>
          <table:table-cell table:formula="of:=IF([.BW$2]=[.$M21];[.$C21];&quot;&quot;)">
            <text:p/>
          </table:table-cell>
          <table:table-cell table:formula="of:=IF([.BX$2]=[.$M21];[.$C21];&quot;&quot;)">
            <text:p/>
          </table:table-cell>
          <table:table-cell table:formula="of:=IF([.BY$2]=[.$M21];[.$C21];&quot;&quot;)">
            <text:p/>
          </table:table-cell>
          <table:table-cell table:formula="of:=IF([.BZ$2]=[.$M21];[.$C21];&quot;&quot;)">
            <text:p/>
          </table:table-cell>
          <table:table-cell table:formula="of:=IF([.CA$2]=[.$M21];[.$C21];&quot;&quot;)">
            <text:p/>
          </table:table-cell>
          <table:table-cell table:formula="of:=IF([.CB$2]=[.$M21];[.$C21];&quot;&quot;)">
            <text:p/>
          </table:table-cell>
          <table:table-cell table:formula="of:=IF([.CC$2]=[.$M21];[.$C21];&quot;&quot;)">
            <text:p/>
          </table:table-cell>
          <table:table-cell table:formula="of:=IF([.CD$2]=[.$M21];[.$C21];&quot;&quot;)">
            <text:p/>
          </table:table-cell>
          <table:table-cell table:formula="of:=IF([.CE$2]=[.$M21];[.$C21];&quot;&quot;)">
            <text:p/>
          </table:table-cell>
          <table:table-cell table:formula="of:=IF([.CF$2]=[.$M21];[.$C21];&quot;&quot;)">
            <text:p/>
          </table:table-cell>
          <table:table-cell table:formula="of:=IF([.CG$2]=[.$M21];[.$C21];&quot;&quot;)">
            <text:p/>
          </table:table-cell>
          <table:table-cell table:formula="of:=IF([.CH$2]=[.$M21];[.$C21];&quot;&quot;)">
            <text:p/>
          </table:table-cell>
          <table:table-cell table:formula="of:=IF([.CI$2]=[.$M21];[.$C21];&quot;&quot;)">
            <text:p/>
          </table:table-cell>
          <table:table-cell table:formula="of:=IF([.CJ$2]=[.$M21];[.$C21];&quot;&quot;)">
            <text:p/>
          </table:table-cell>
          <table:table-cell table:formula="of:=IF([.CK$2]=[.$M21];[.$C21];&quot;&quot;)">
            <text:p/>
          </table:table-cell>
          <table:table-cell table:formula="of:=IF([.CL$2]=[.$M21];[.$C21];&quot;&quot;)">
            <text:p/>
          </table:table-cell>
          <table:table-cell table:formula="of:=IF([.CM$2]=[.$M21];[.$C21];&quot;&quot;)">
            <text:p/>
          </table:table-cell>
          <table:table-cell table:formula="of:=IF([.CN$2]=[.$M21];[.$C21];&quot;&quot;)">
            <text:p/>
          </table:table-cell>
          <table:table-cell table:formula="of:=IF([.CO$2]=[.$M21];[.$C21];&quot;&quot;)">
            <text:p/>
          </table:table-cell>
          <table:table-cell table:formula="of:=IF([.CP$2]=[.$M21];[.$C21];&quot;&quot;)">
            <text:p/>
          </table:table-cell>
          <table:table-cell table:formula="of:=IF([.CQ$2]=[.$M21];[.$C21];&quot;&quot;)">
            <text:p/>
          </table:table-cell>
          <table:table-cell table:formula="of:=IF([.CR$2]=[.$M21];[.$C21];&quot;&quot;)">
            <text:p/>
          </table:table-cell>
          <table:table-cell table:formula="of:=IF([.CS$2]=[.$M21];[.$C21];&quot;&quot;)">
            <text:p/>
          </table:table-cell>
          <table:table-cell table:formula="of:=IF([.CT$2]=[.$M21];[.$C21];&quot;&quot;)">
            <text:p/>
          </table:table-cell>
          <table:table-cell table:formula="of:=IF([.CU$2]=[.$M21];[.$C21];&quot;&quot;)">
            <text:p/>
          </table:table-cell>
          <table:table-cell table:formula="of:=IF([.CV$2]=[.$M21];[.$C21];&quot;&quot;)">
            <text:p/>
          </table:table-cell>
          <table:table-cell table:formula="of:=IF([.CW$2]=[.$M21];[.$C21];&quot;&quot;)">
            <text:p/>
          </table:table-cell>
          <table:table-cell table:formula="of:=IF([.CX$2]=[.$M21];[.$C21];&quot;&quot;)">
            <text:p/>
          </table:table-cell>
          <table:table-cell table:formula="of:=IF([.CY$2]=[.$M21];[.$C21];&quot;&quot;)">
            <text:p/>
          </table:table-cell>
          <table:table-cell table:formula="of:=IF([.CZ$2]=[.$M21];[.$C21];&quot;&quot;)">
            <text:p/>
          </table:table-cell>
          <table:table-cell table:formula="of:=IF([.DA$2]=[.$M21];[.$C21];&quot;&quot;)">
            <text:p/>
          </table:table-cell>
          <table:table-cell table:formula="of:=IF([.DB$2]=[.$M21];[.$C21];&quot;&quot;)">
            <text:p/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Federation_CaribWater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одосбор</text:p>
          </table:table-cell>
          <table:table-cell office:value-type="float" office:value="0.5" calcext:value-type="float">
            <text:p>0,5</text:p>
          </table:table-cell>
          <table:table-cell table:formula="of:=VLOOKUP([.G22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22];[.$G$2:.$J$4];[.C22]-1)+VLOOKUP([.G22];[.$G$2:.$J$4];[.C22]-1)*[.E22];VLOOKUP([.G22];[.$G$2:.$L$4];6))" office:value-type="float" office:value="15" calcext:value-type="float">
            <text:p>15</text:p>
          </table:table-cell>
          <table:table-cell table:style-name="ce131" office:value-type="string" calcext:value-type="string">
            <text:p>f</text:p>
          </table:table-cell>
          <table:table-cell table:formula="of:=IF([.I22]=&quot;e&quot;;SQRT(POWER([.$K$26]-[.K22];2)+POWER([.$L$26]-[.L22];2));IF([.I22]=&quot;f&quot;;SQRT(POWER([.$K$40]-[.K22];2)+POWER([.$L$40]-[.L22];2));IF([.I22]=&quot;j&quot;;SQRT(POWER([.$K$64]-[.K22];2)+POWER([.$L$64]-[.L22];2));0)))" office:value-type="float" office:value="15.4693244842818" calcext:value-type="float">
            <text:p>15,47</text:p>
          </table:table-cell>
          <table:table-cell office:value-type="float" office:value="83.8" calcext:value-type="float">
            <text:p>83,8</text:p>
          </table:table-cell>
          <table:table-cell office:value-type="float" office:value="8.6" calcext:value-type="float">
            <text:p>8,6</text:p>
          </table:table-cell>
          <table:table-cell table:formula="of:=MROUND([.K22];1)" office:value-type="float" office:value="84" calcext:value-type="float">
            <text:p>84</text:p>
          </table:table-cell>
          <table:table-cell table:formula="of:=MROUND([.L22];1)" office:value-type="float" office:value="9" calcext:value-type="float">
            <text:p>9</text:p>
          </table:table-cell>
          <table:table-cell/>
          <table:table-cell table:style-name="ce136" table:formula="of:=IF([.P$2]=[.$M22];[.$C22];&quot;&quot;)">
            <text:p/>
          </table:table-cell>
          <table:table-cell table:style-name="ce130" table:formula="of:=IF([.Q$2]=[.$M22];[.$C22];&quot;&quot;)">
            <text:p/>
          </table:table-cell>
          <table:table-cell table:style-name="ce130" table:formula="of:=IF([.R$2]=[.$M22];[.$C22];&quot;&quot;)">
            <text:p/>
          </table:table-cell>
          <table:table-cell table:style-name="ce130" table:formula="of:=IF([.S$2]=[.$M22];[.$C22];&quot;&quot;)">
            <text:p/>
          </table:table-cell>
          <table:table-cell table:style-name="ce143" table:formula="of:=IF([.T$2]=[.$M22];[.$C22];&quot;&quot;)">
            <text:p/>
          </table:table-cell>
          <table:table-cell table:formula="of:=IF([.U$2]=[.$M22];[.$C22];&quot;&quot;)">
            <text:p/>
          </table:table-cell>
          <table:table-cell table:formula="of:=IF([.V$2]=[.$M22];[.$C22];&quot;&quot;)">
            <text:p/>
          </table:table-cell>
          <table:table-cell table:formula="of:=IF([.W$2]=[.$M22];[.$C22];&quot;&quot;)">
            <text:p/>
          </table:table-cell>
          <table:table-cell table:formula="of:=IF([.X$2]=[.$M22];[.$C22];&quot;&quot;)">
            <text:p/>
          </table:table-cell>
          <table:table-cell table:formula="of:=IF([.Y$2]=[.$M22];[.$C22];&quot;&quot;)">
            <text:p/>
          </table:table-cell>
          <table:table-cell table:formula="of:=IF([.Z$2]=[.$M22];[.$C22];&quot;&quot;)">
            <text:p/>
          </table:table-cell>
          <table:table-cell table:formula="of:=IF([.AA$2]=[.$M22];[.$C22];&quot;&quot;)">
            <text:p/>
          </table:table-cell>
          <table:table-cell table:formula="of:=IF([.AB$2]=[.$M22];[.$C22];&quot;&quot;)">
            <text:p/>
          </table:table-cell>
          <table:table-cell table:formula="of:=IF([.AC$2]=[.$M22];[.$C22];&quot;&quot;)">
            <text:p/>
          </table:table-cell>
          <table:table-cell table:formula="of:=IF([.AD$2]=[.$M22];[.$C22];&quot;&quot;)">
            <text:p/>
          </table:table-cell>
          <table:table-cell table:formula="of:=IF([.AE$2]=[.$M22];[.$C22];&quot;&quot;)">
            <text:p/>
          </table:table-cell>
          <table:table-cell table:formula="of:=IF([.AF$2]=[.$M22];[.$C22];&quot;&quot;)">
            <text:p/>
          </table:table-cell>
          <table:table-cell table:formula="of:=IF([.AG$2]=[.$M22];[.$C22];&quot;&quot;)">
            <text:p/>
          </table:table-cell>
          <table:table-cell table:formula="of:=IF([.AH$2]=[.$M22];[.$C22];&quot;&quot;)">
            <text:p/>
          </table:table-cell>
          <table:table-cell table:formula="of:=IF([.AI$2]=[.$M22];[.$C22];&quot;&quot;)">
            <text:p/>
          </table:table-cell>
          <table:table-cell table:formula="of:=IF([.AJ$2]=[.$M22];[.$C22];&quot;&quot;)">
            <text:p/>
          </table:table-cell>
          <table:table-cell table:formula="of:=IF([.AK$2]=[.$M22];[.$C22];&quot;&quot;)">
            <text:p/>
          </table:table-cell>
          <table:table-cell table:formula="of:=IF([.AL$2]=[.$M22];[.$C22];&quot;&quot;)">
            <text:p/>
          </table:table-cell>
          <table:table-cell table:formula="of:=IF([.AM$2]=[.$M22];[.$C22];&quot;&quot;)">
            <text:p/>
          </table:table-cell>
          <table:table-cell table:formula="of:=IF([.AN$2]=[.$M22];[.$C22];&quot;&quot;)">
            <text:p/>
          </table:table-cell>
          <table:table-cell table:formula="of:=IF([.AO$2]=[.$M22];[.$C22];&quot;&quot;)">
            <text:p/>
          </table:table-cell>
          <table:table-cell table:formula="of:=IF([.AP$2]=[.$M22];[.$C22];&quot;&quot;)">
            <text:p/>
          </table:table-cell>
          <table:table-cell table:formula="of:=IF([.AQ$2]=[.$M22];[.$C22];&quot;&quot;)">
            <text:p/>
          </table:table-cell>
          <table:table-cell table:formula="of:=IF([.AR$2]=[.$M22];[.$C22];&quot;&quot;)">
            <text:p/>
          </table:table-cell>
          <table:table-cell table:formula="of:=IF([.AS$2]=[.$M22];[.$C22];&quot;&quot;)">
            <text:p/>
          </table:table-cell>
          <table:table-cell table:formula="of:=IF([.AT$2]=[.$M22];[.$C22];&quot;&quot;)">
            <text:p/>
          </table:table-cell>
          <table:table-cell table:formula="of:=IF([.AU$2]=[.$M22];[.$C22];&quot;&quot;)">
            <text:p/>
          </table:table-cell>
          <table:table-cell table:formula="of:=IF([.AV$2]=[.$M22];[.$C22];&quot;&quot;)">
            <text:p/>
          </table:table-cell>
          <table:table-cell table:formula="of:=IF([.AW$2]=[.$M22];[.$C22];&quot;&quot;)">
            <text:p/>
          </table:table-cell>
          <table:table-cell table:formula="of:=IF([.AX$2]=[.$M22];[.$C22];&quot;&quot;)">
            <text:p/>
          </table:table-cell>
          <table:table-cell table:formula="of:=IF([.AY$2]=[.$M22];[.$C22];&quot;&quot;)">
            <text:p/>
          </table:table-cell>
          <table:table-cell table:formula="of:=IF([.AZ$2]=[.$M22];[.$C22];&quot;&quot;)">
            <text:p/>
          </table:table-cell>
          <table:table-cell table:formula="of:=IF([.BA$2]=[.$M22];[.$C22];&quot;&quot;)">
            <text:p/>
          </table:table-cell>
          <table:table-cell table:formula="of:=IF([.BB$2]=[.$M22];[.$C22];&quot;&quot;)">
            <text:p/>
          </table:table-cell>
          <table:table-cell table:formula="of:=IF([.BC$2]=[.$M22];[.$C22];&quot;&quot;)">
            <text:p/>
          </table:table-cell>
          <table:table-cell table:formula="of:=IF([.BD$2]=[.$M22];[.$C22];&quot;&quot;)">
            <text:p/>
          </table:table-cell>
          <table:table-cell table:formula="of:=IF([.BE$2]=[.$M22];[.$C22];&quot;&quot;)">
            <text:p/>
          </table:table-cell>
          <table:table-cell table:formula="of:=IF([.BF$2]=[.$M22];[.$C22];&quot;&quot;)">
            <text:p/>
          </table:table-cell>
          <table:table-cell table:formula="of:=IF([.BG$2]=[.$M22];[.$C22];&quot;&quot;)">
            <text:p/>
          </table:table-cell>
          <table:table-cell table:formula="of:=IF([.BH$2]=[.$M22];[.$C22];&quot;&quot;)">
            <text:p/>
          </table:table-cell>
          <table:table-cell table:formula="of:=IF([.BI$2]=[.$M22];[.$C22];&quot;&quot;)">
            <text:p/>
          </table:table-cell>
          <table:table-cell table:formula="of:=IF([.BJ$2]=[.$M22];[.$C22];&quot;&quot;)">
            <text:p/>
          </table:table-cell>
          <table:table-cell table:formula="of:=IF([.BK$2]=[.$M22];[.$C22];&quot;&quot;)">
            <text:p/>
          </table:table-cell>
          <table:table-cell table:formula="of:=IF([.BL$2]=[.$M22];[.$C22];&quot;&quot;)">
            <text:p/>
          </table:table-cell>
          <table:table-cell table:formula="of:=IF([.BM$2]=[.$M22];[.$C22];&quot;&quot;)">
            <text:p/>
          </table:table-cell>
          <table:table-cell table:formula="of:=IF([.BN$2]=[.$M22];[.$C22];&quot;&quot;)">
            <text:p/>
          </table:table-cell>
          <table:table-cell table:formula="of:=IF([.BO$2]=[.$M22];[.$C22];&quot;&quot;)">
            <text:p/>
          </table:table-cell>
          <table:table-cell table:formula="of:=IF([.BP$2]=[.$M22];[.$C22];&quot;&quot;)">
            <text:p/>
          </table:table-cell>
          <table:table-cell table:formula="of:=IF([.BQ$2]=[.$M22];[.$C22];&quot;&quot;)">
            <text:p/>
          </table:table-cell>
          <table:table-cell table:formula="of:=IF([.BR$2]=[.$M22];[.$C22];&quot;&quot;)">
            <text:p/>
          </table:table-cell>
          <table:table-cell table:formula="of:=IF([.BS$2]=[.$M22];[.$C22];&quot;&quot;)">
            <text:p/>
          </table:table-cell>
          <table:table-cell table:formula="of:=IF([.BT$2]=[.$M22];[.$C22];&quot;&quot;)">
            <text:p/>
          </table:table-cell>
          <table:table-cell table:formula="of:=IF([.BU$2]=[.$M22];[.$C22];&quot;&quot;)">
            <text:p/>
          </table:table-cell>
          <table:table-cell table:formula="of:=IF([.BV$2]=[.$M22];[.$C22];&quot;&quot;)">
            <text:p/>
          </table:table-cell>
          <table:table-cell table:formula="of:=IF([.BW$2]=[.$M22];[.$C22];&quot;&quot;)">
            <text:p/>
          </table:table-cell>
          <table:table-cell table:formula="of:=IF([.BX$2]=[.$M22];[.$C22];&quot;&quot;)">
            <text:p/>
          </table:table-cell>
          <table:table-cell table:formula="of:=IF([.BY$2]=[.$M22];[.$C22];&quot;&quot;)">
            <text:p/>
          </table:table-cell>
          <table:table-cell table:formula="of:=IF([.BZ$2]=[.$M22];[.$C22];&quot;&quot;)">
            <text:p/>
          </table:table-cell>
          <table:table-cell table:formula="of:=IF([.CA$2]=[.$M22];[.$C22];&quot;&quot;)">
            <text:p/>
          </table:table-cell>
          <table:table-cell table:formula="of:=IF([.CB$2]=[.$M22];[.$C22];&quot;&quot;)">
            <text:p/>
          </table:table-cell>
          <table:table-cell table:formula="of:=IF([.CC$2]=[.$M22];[.$C22];&quot;&quot;)">
            <text:p/>
          </table:table-cell>
          <table:table-cell table:formula="of:=IF([.CD$2]=[.$M22];[.$C22];&quot;&quot;)">
            <text:p/>
          </table:table-cell>
          <table:table-cell table:formula="of:=IF([.CE$2]=[.$M22];[.$C22];&quot;&quot;)">
            <text:p/>
          </table:table-cell>
          <table:table-cell table:formula="of:=IF([.CF$2]=[.$M22];[.$C22];&quot;&quot;)">
            <text:p/>
          </table:table-cell>
          <table:table-cell table:formula="of:=IF([.CG$2]=[.$M22];[.$C22];&quot;&quot;)">
            <text:p/>
          </table:table-cell>
          <table:table-cell table:formula="of:=IF([.CH$2]=[.$M22];[.$C22];&quot;&quot;)">
            <text:p/>
          </table:table-cell>
          <table:table-cell table:formula="of:=IF([.CI$2]=[.$M22];[.$C22];&quot;&quot;)">
            <text:p/>
          </table:table-cell>
          <table:table-cell table:formula="of:=IF([.CJ$2]=[.$M22];[.$C22];&quot;&quot;)">
            <text:p/>
          </table:table-cell>
          <table:table-cell table:formula="of:=IF([.CK$2]=[.$M22];[.$C22];&quot;&quot;)">
            <text:p/>
          </table:table-cell>
          <table:table-cell table:formula="of:=IF([.CL$2]=[.$M22];[.$C22];&quot;&quot;)">
            <text:p/>
          </table:table-cell>
          <table:table-cell table:formula="of:=IF([.CM$2]=[.$M22];[.$C22];&quot;&quot;)">
            <text:p/>
          </table:table-cell>
          <table:table-cell table:style-name="ce154" table:formula="of:=IF([.CN$2]=[.$M22];CONCATENATE([.$C22];[.$F22]);&quot;&quot;)" office:value-type="string" office:string-value="3t" calcext:value-type="string">
            <text:p>3t</text:p>
          </table:table-cell>
          <table:table-cell table:style-name="ce157" table:formula="of:=IF([.CO$2]=[.$M22];[.$C22];&quot;&quot;)">
            <text:p/>
          </table:table-cell>
          <table:table-cell table:style-name="ce157" table:formula="of:=IF([.CP$2]=[.$M22];[.$C22];&quot;&quot;)">
            <text:p/>
          </table:table-cell>
          <table:table-cell table:style-name="ce157" table:formula="of:=IF([.CQ$2]=[.$M22];[.$C22];&quot;&quot;)">
            <text:p/>
          </table:table-cell>
          <table:table-cell table:style-name="ce157" table:formula="of:=IF([.CR$2]=[.$M22];[.$C22];&quot;&quot;)">
            <text:p/>
          </table:table-cell>
          <table:table-cell table:style-name="ce157" table:formula="of:=IF([.CS$2]=[.$M22];[.$C22];&quot;&quot;)">
            <text:p/>
          </table:table-cell>
          <table:table-cell table:style-name="ce157" table:formula="of:=IF([.CT$2]=[.$M22];[.$C22];&quot;&quot;)">
            <text:p/>
          </table:table-cell>
          <table:table-cell table:style-name="ce159" table:formula="of:=IF([.CU$2]=[.$M22];[.$C22];&quot;&quot;)">
            <text:p/>
          </table:table-cell>
          <table:table-cell table:formula="of:=IF([.CV$2]=[.$M22];[.$C22];&quot;&quot;)">
            <text:p/>
          </table:table-cell>
          <table:table-cell table:formula="of:=IF([.CW$2]=[.$M22];[.$C22];&quot;&quot;)">
            <text:p/>
          </table:table-cell>
          <table:table-cell table:formula="of:=IF([.CX$2]=[.$M22];[.$C22];&quot;&quot;)">
            <text:p/>
          </table:table-cell>
          <table:table-cell table:formula="of:=IF([.CY$2]=[.$M22];[.$C22];&quot;&quot;)">
            <text:p/>
          </table:table-cell>
          <table:table-cell table:formula="of:=IF([.CZ$2]=[.$M22];[.$C22];&quot;&quot;)">
            <text:p/>
          </table:table-cell>
          <table:table-cell table:formula="of:=IF([.DA$2]=[.$M22];[.$C22];&quot;&quot;)">
            <text:p/>
          </table:table-cell>
          <table:table-cell table:formula="of:=IF([.DB$2]=[.$M22];[.$C22];&quot;&quot;)">
            <text:p/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Federation_CaribWaterharvest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омплекс «Посейдон»</text:p>
          </table:table-cell>
          <table:table-cell office:value-type="float" office:value="0.2" calcext:value-type="float">
            <text:p>0,2</text:p>
          </table:table-cell>
          <table:table-cell table:formula="of:=VLOOKUP([.G23];[.$G$2:.$K$4];5)" office:value-type="string" office:string-value="g" calcext:value-type="string">
            <text:p>g</text:p>
          </table:table-cell>
          <table:table-cell office:value-type="string" calcext:value-type="string">
            <text:p>GameStore.CreditsType.CT_GOLD</text:p>
          </table:table-cell>
          <table:table-cell table:formula="of:=MROUND(VLOOKUP([.G23];[.$G$2:.$J$4];[.C23]-1)+VLOOKUP([.G23];[.$G$2:.$J$4];[.C23]-1)*[.E23];VLOOKUP([.G23];[.$G$2:.$L$4];6))" office:value-type="float" office:value="12" calcext:value-type="float">
            <text:p>12</text:p>
          </table:table-cell>
          <table:table-cell table:style-name="ce131" office:value-type="string" calcext:value-type="string">
            <text:p>f</text:p>
          </table:table-cell>
          <table:table-cell table:formula="of:=IF([.I23]=&quot;e&quot;;SQRT(POWER([.$K$26]-[.K23];2)+POWER([.$L$26]-[.L23];2));IF([.I23]=&quot;f&quot;;SQRT(POWER([.$K$40]-[.K23];2)+POWER([.$L$40]-[.L23];2));IF([.I23]=&quot;j&quot;;SQRT(POWER([.$K$64]-[.K23];2)+POWER([.$L$64]-[.L23];2));0)))" office:value-type="float" office:value="14.2077443670697" calcext:value-type="float">
            <text:p>14,21</text:p>
          </table:table-cell>
          <table:table-cell office:value-type="float" office:value="86.2" calcext:value-type="float">
            <text:p>86,2</text:p>
          </table:table-cell>
          <table:table-cell office:value-type="float" office:value="8.8" calcext:value-type="float">
            <text:p>8,8</text:p>
          </table:table-cell>
          <table:table-cell table:formula="of:=MROUND([.K23];1)" office:value-type="float" office:value="86" calcext:value-type="float">
            <text:p>86</text:p>
          </table:table-cell>
          <table:table-cell table:formula="of:=MROUND([.L23];1)" office:value-type="float" office:value="9" calcext:value-type="float">
            <text:p>9</text:p>
          </table:table-cell>
          <table:table-cell/>
          <table:table-cell table:style-name="ce136" table:formula="of:=IF([.P$2]=[.$M23];[.$C23];&quot;&quot;)">
            <text:p/>
          </table:table-cell>
          <table:table-cell table:style-name="ce130" table:formula="of:=IF([.Q$2]=[.$M23];[.$C23];&quot;&quot;)">
            <text:p/>
          </table:table-cell>
          <table:table-cell table:style-name="ce130" table:formula="of:=IF([.R$2]=[.$M23];[.$C23];&quot;&quot;)">
            <text:p/>
          </table:table-cell>
          <table:table-cell table:style-name="ce130" table:formula="of:=IF([.S$2]=[.$M23];[.$C23];&quot;&quot;)">
            <text:p/>
          </table:table-cell>
          <table:table-cell table:style-name="ce143" table:formula="of:=IF([.T$2]=[.$M23];[.$C23];&quot;&quot;)">
            <text:p/>
          </table:table-cell>
          <table:table-cell table:formula="of:=IF([.U$2]=[.$M23];[.$C23];&quot;&quot;)">
            <text:p/>
          </table:table-cell>
          <table:table-cell table:formula="of:=IF([.V$2]=[.$M23];[.$C23];&quot;&quot;)">
            <text:p/>
          </table:table-cell>
          <table:table-cell table:formula="of:=IF([.W$2]=[.$M23];[.$C23];&quot;&quot;)">
            <text:p/>
          </table:table-cell>
          <table:table-cell table:formula="of:=IF([.X$2]=[.$M23];[.$C23];&quot;&quot;)">
            <text:p/>
          </table:table-cell>
          <table:table-cell table:formula="of:=IF([.Y$2]=[.$M23];[.$C23];&quot;&quot;)">
            <text:p/>
          </table:table-cell>
          <table:table-cell table:formula="of:=IF([.Z$2]=[.$M23];[.$C23];&quot;&quot;)">
            <text:p/>
          </table:table-cell>
          <table:table-cell table:formula="of:=IF([.AA$2]=[.$M23];[.$C23];&quot;&quot;)">
            <text:p/>
          </table:table-cell>
          <table:table-cell table:formula="of:=IF([.AB$2]=[.$M23];[.$C23];&quot;&quot;)">
            <text:p/>
          </table:table-cell>
          <table:table-cell table:formula="of:=IF([.AC$2]=[.$M23];[.$C23];&quot;&quot;)">
            <text:p/>
          </table:table-cell>
          <table:table-cell table:formula="of:=IF([.AD$2]=[.$M23];[.$C23];&quot;&quot;)">
            <text:p/>
          </table:table-cell>
          <table:table-cell table:formula="of:=IF([.AE$2]=[.$M23];[.$C23];&quot;&quot;)">
            <text:p/>
          </table:table-cell>
          <table:table-cell table:formula="of:=IF([.AF$2]=[.$M23];[.$C23];&quot;&quot;)">
            <text:p/>
          </table:table-cell>
          <table:table-cell table:formula="of:=IF([.AG$2]=[.$M23];[.$C23];&quot;&quot;)">
            <text:p/>
          </table:table-cell>
          <table:table-cell table:formula="of:=IF([.AH$2]=[.$M23];[.$C23];&quot;&quot;)">
            <text:p/>
          </table:table-cell>
          <table:table-cell table:formula="of:=IF([.AI$2]=[.$M23];[.$C23];&quot;&quot;)">
            <text:p/>
          </table:table-cell>
          <table:table-cell table:formula="of:=IF([.AJ$2]=[.$M23];[.$C23];&quot;&quot;)">
            <text:p/>
          </table:table-cell>
          <table:table-cell table:formula="of:=IF([.AK$2]=[.$M23];[.$C23];&quot;&quot;)">
            <text:p/>
          </table:table-cell>
          <table:table-cell table:formula="of:=IF([.AL$2]=[.$M23];[.$C23];&quot;&quot;)">
            <text:p/>
          </table:table-cell>
          <table:table-cell table:formula="of:=IF([.AM$2]=[.$M23];[.$C23];&quot;&quot;)">
            <text:p/>
          </table:table-cell>
          <table:table-cell table:formula="of:=IF([.AN$2]=[.$M23];[.$C23];&quot;&quot;)">
            <text:p/>
          </table:table-cell>
          <table:table-cell table:formula="of:=IF([.AO$2]=[.$M23];[.$C23];&quot;&quot;)">
            <text:p/>
          </table:table-cell>
          <table:table-cell table:formula="of:=IF([.AP$2]=[.$M23];[.$C23];&quot;&quot;)">
            <text:p/>
          </table:table-cell>
          <table:table-cell table:formula="of:=IF([.AQ$2]=[.$M23];[.$C23];&quot;&quot;)">
            <text:p/>
          </table:table-cell>
          <table:table-cell table:formula="of:=IF([.AR$2]=[.$M23];[.$C23];&quot;&quot;)">
            <text:p/>
          </table:table-cell>
          <table:table-cell table:formula="of:=IF([.AS$2]=[.$M23];[.$C23];&quot;&quot;)">
            <text:p/>
          </table:table-cell>
          <table:table-cell table:formula="of:=IF([.AT$2]=[.$M23];[.$C23];&quot;&quot;)">
            <text:p/>
          </table:table-cell>
          <table:table-cell table:formula="of:=IF([.AU$2]=[.$M23];[.$C23];&quot;&quot;)">
            <text:p/>
          </table:table-cell>
          <table:table-cell table:formula="of:=IF([.AV$2]=[.$M23];[.$C23];&quot;&quot;)">
            <text:p/>
          </table:table-cell>
          <table:table-cell table:formula="of:=IF([.AW$2]=[.$M23];[.$C23];&quot;&quot;)">
            <text:p/>
          </table:table-cell>
          <table:table-cell table:formula="of:=IF([.AX$2]=[.$M23];[.$C23];&quot;&quot;)">
            <text:p/>
          </table:table-cell>
          <table:table-cell table:formula="of:=IF([.AY$2]=[.$M23];[.$C23];&quot;&quot;)">
            <text:p/>
          </table:table-cell>
          <table:table-cell table:formula="of:=IF([.AZ$2]=[.$M23];[.$C23];&quot;&quot;)">
            <text:p/>
          </table:table-cell>
          <table:table-cell table:formula="of:=IF([.BA$2]=[.$M23];[.$C23];&quot;&quot;)">
            <text:p/>
          </table:table-cell>
          <table:table-cell table:formula="of:=IF([.BB$2]=[.$M23];[.$C23];&quot;&quot;)">
            <text:p/>
          </table:table-cell>
          <table:table-cell table:formula="of:=IF([.BC$2]=[.$M23];[.$C23];&quot;&quot;)">
            <text:p/>
          </table:table-cell>
          <table:table-cell table:formula="of:=IF([.BD$2]=[.$M23];[.$C23];&quot;&quot;)">
            <text:p/>
          </table:table-cell>
          <table:table-cell table:formula="of:=IF([.BE$2]=[.$M23];[.$C23];&quot;&quot;)">
            <text:p/>
          </table:table-cell>
          <table:table-cell table:formula="of:=IF([.BF$2]=[.$M23];[.$C23];&quot;&quot;)">
            <text:p/>
          </table:table-cell>
          <table:table-cell table:formula="of:=IF([.BG$2]=[.$M23];[.$C23];&quot;&quot;)">
            <text:p/>
          </table:table-cell>
          <table:table-cell table:formula="of:=IF([.BH$2]=[.$M23];[.$C23];&quot;&quot;)">
            <text:p/>
          </table:table-cell>
          <table:table-cell table:formula="of:=IF([.BI$2]=[.$M23];[.$C23];&quot;&quot;)">
            <text:p/>
          </table:table-cell>
          <table:table-cell table:formula="of:=IF([.BJ$2]=[.$M23];[.$C23];&quot;&quot;)">
            <text:p/>
          </table:table-cell>
          <table:table-cell table:formula="of:=IF([.BK$2]=[.$M23];[.$C23];&quot;&quot;)">
            <text:p/>
          </table:table-cell>
          <table:table-cell table:formula="of:=IF([.BL$2]=[.$M23];[.$C23];&quot;&quot;)">
            <text:p/>
          </table:table-cell>
          <table:table-cell table:formula="of:=IF([.BM$2]=[.$M23];[.$C23];&quot;&quot;)">
            <text:p/>
          </table:table-cell>
          <table:table-cell table:formula="of:=IF([.BN$2]=[.$M23];[.$C23];&quot;&quot;)">
            <text:p/>
          </table:table-cell>
          <table:table-cell table:formula="of:=IF([.BO$2]=[.$M23];[.$C23];&quot;&quot;)">
            <text:p/>
          </table:table-cell>
          <table:table-cell table:formula="of:=IF([.BP$2]=[.$M23];[.$C23];&quot;&quot;)">
            <text:p/>
          </table:table-cell>
          <table:table-cell table:formula="of:=IF([.BQ$2]=[.$M23];[.$C23];&quot;&quot;)">
            <text:p/>
          </table:table-cell>
          <table:table-cell table:formula="of:=IF([.BR$2]=[.$M23];[.$C23];&quot;&quot;)">
            <text:p/>
          </table:table-cell>
          <table:table-cell table:formula="of:=IF([.BS$2]=[.$M23];[.$C23];&quot;&quot;)">
            <text:p/>
          </table:table-cell>
          <table:table-cell table:formula="of:=IF([.BT$2]=[.$M23];[.$C23];&quot;&quot;)">
            <text:p/>
          </table:table-cell>
          <table:table-cell table:formula="of:=IF([.BU$2]=[.$M23];[.$C23];&quot;&quot;)">
            <text:p/>
          </table:table-cell>
          <table:table-cell table:formula="of:=IF([.BV$2]=[.$M23];[.$C23];&quot;&quot;)">
            <text:p/>
          </table:table-cell>
          <table:table-cell table:formula="of:=IF([.BW$2]=[.$M23];[.$C23];&quot;&quot;)">
            <text:p/>
          </table:table-cell>
          <table:table-cell table:formula="of:=IF([.BX$2]=[.$M23];[.$C23];&quot;&quot;)">
            <text:p/>
          </table:table-cell>
          <table:table-cell table:formula="of:=IF([.BY$2]=[.$M23];[.$C23];&quot;&quot;)">
            <text:p/>
          </table:table-cell>
          <table:table-cell table:formula="of:=IF([.BZ$2]=[.$M23];[.$C23];&quot;&quot;)">
            <text:p/>
          </table:table-cell>
          <table:table-cell table:formula="of:=IF([.CA$2]=[.$M23];[.$C23];&quot;&quot;)">
            <text:p/>
          </table:table-cell>
          <table:table-cell table:formula="of:=IF([.CB$2]=[.$M23];[.$C23];&quot;&quot;)">
            <text:p/>
          </table:table-cell>
          <table:table-cell table:formula="of:=IF([.CC$2]=[.$M23];[.$C23];&quot;&quot;)">
            <text:p/>
          </table:table-cell>
          <table:table-cell table:formula="of:=IF([.CD$2]=[.$M23];[.$C23];&quot;&quot;)">
            <text:p/>
          </table:table-cell>
          <table:table-cell table:formula="of:=IF([.CE$2]=[.$M23];[.$C23];&quot;&quot;)">
            <text:p/>
          </table:table-cell>
          <table:table-cell table:formula="of:=IF([.CF$2]=[.$M23];[.$C23];&quot;&quot;)">
            <text:p/>
          </table:table-cell>
          <table:table-cell table:formula="of:=IF([.CG$2]=[.$M23];[.$C23];&quot;&quot;)">
            <text:p/>
          </table:table-cell>
          <table:table-cell table:formula="of:=IF([.CH$2]=[.$M23];[.$C23];&quot;&quot;)">
            <text:p/>
          </table:table-cell>
          <table:table-cell table:formula="of:=IF([.CI$2]=[.$M23];[.$C23];&quot;&quot;)">
            <text:p/>
          </table:table-cell>
          <table:table-cell table:formula="of:=IF([.CJ$2]=[.$M23];[.$C23];&quot;&quot;)">
            <text:p/>
          </table:table-cell>
          <table:table-cell table:formula="of:=IF([.CK$2]=[.$M23];[.$C23];&quot;&quot;)">
            <text:p/>
          </table:table-cell>
          <table:table-cell table:formula="of:=IF([.CL$2]=[.$M23];[.$C23];&quot;&quot;)">
            <text:p/>
          </table:table-cell>
          <table:table-cell table:formula="of:=IF([.CM$2]=[.$M23];[.$C23];&quot;&quot;)">
            <text:p/>
          </table:table-cell>
          <table:table-cell table:style-name="ce155" table:formula="of:=IF([.CN$2]=[.$M23];[.$C23];&quot;&quot;)">
            <text:p/>
          </table:table-cell>
          <table:table-cell table:style-name="ce131" table:formula="of:=IF([.CO$2]=[.$M23];[.$C23];&quot;&quot;)">
            <text:p/>
          </table:table-cell>
          <table:table-cell table:style-name="ce154" table:formula="of:=IF([.CP$2]=[.$M23];CONCATENATE([.$C23];[.$F23]);&quot;&quot;)" office:value-type="string" office:string-value="3g" calcext:value-type="string">
            <text:p>3g</text:p>
          </table:table-cell>
          <table:table-cell table:style-name="ce131" table:formula="of:=IF([.CQ$2]=[.$M23];[.$C23];&quot;&quot;)">
            <text:p/>
          </table:table-cell>
          <table:table-cell table:style-name="ce131" table:formula="of:=IF([.CR$2]=[.$M23];[.$C23];&quot;&quot;)">
            <text:p/>
          </table:table-cell>
          <table:table-cell table:style-name="ce131" table:formula="of:=IF([.CS$2]=[.$M23];[.$C23];&quot;&quot;)">
            <text:p/>
          </table:table-cell>
          <table:table-cell table:style-name="ce131" table:formula="of:=IF([.CT$2]=[.$M23];[.$C23];&quot;&quot;)">
            <text:p/>
          </table:table-cell>
          <table:table-cell table:style-name="ce160" table:formula="of:=IF([.CU$2]=[.$M23];[.$C23];&quot;&quot;)">
            <text:p/>
          </table:table-cell>
          <table:table-cell table:formula="of:=IF([.CV$2]=[.$M23];[.$C23];&quot;&quot;)">
            <text:p/>
          </table:table-cell>
          <table:table-cell table:formula="of:=IF([.CW$2]=[.$M23];[.$C23];&quot;&quot;)">
            <text:p/>
          </table:table-cell>
          <table:table-cell table:formula="of:=IF([.CX$2]=[.$M23];[.$C23];&quot;&quot;)">
            <text:p/>
          </table:table-cell>
          <table:table-cell table:formula="of:=IF([.CY$2]=[.$M23];[.$C23];&quot;&quot;)">
            <text:p/>
          </table:table-cell>
          <table:table-cell table:formula="of:=IF([.CZ$2]=[.$M23];[.$C23];&quot;&quot;)">
            <text:p/>
          </table:table-cell>
          <table:table-cell table:formula="of:=IF([.DA$2]=[.$M23];[.$C23];&quot;&quot;)">
            <text:p/>
          </table:table-cell>
          <table:table-cell table:formula="of:=IF([.DB$2]=[.$M23];[.$C23];&quot;&quot;)">
            <text:p/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Federation_LumenConstructions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учный комплекс</text:p>
          </table:table-cell>
          <table:table-cell office:value-type="float" office:value="0.5" calcext:value-type="float">
            <text:p>0,5</text:p>
          </table:table-cell>
          <table:table-cell table:formula="of:=VLOOKUP([.G24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24];[.$G$2:.$J$4];[.C24]-1)+VLOOKUP([.G24];[.$G$2:.$J$4];[.C24]-1)*[.E24];VLOOKUP([.G24];[.$G$2:.$L$4];6))" office:value-type="float" office:value="15" calcext:value-type="float">
            <text:p>15</text:p>
          </table:table-cell>
          <table:table-cell table:style-name="ce131" office:value-type="string" calcext:value-type="string">
            <text:p>f</text:p>
          </table:table-cell>
          <table:table-cell table:formula="of:=IF([.I24]=&quot;e&quot;;SQRT(POWER([.$K$26]-[.K24];2)+POWER([.$L$26]-[.L24];2));IF([.I24]=&quot;f&quot;;SQRT(POWER([.$K$40]-[.K24];2)+POWER([.$L$40]-[.L24];2));IF([.I24]=&quot;j&quot;;SQRT(POWER([.$K$64]-[.K24];2)+POWER([.$L$64]-[.L24];2));0)))" office:value-type="float" office:value="13.9978569788379" calcext:value-type="float">
            <text:p>14,00</text:p>
          </table:table-cell>
          <table:table-cell office:value-type="float" office:value="98" calcext:value-type="float">
            <text:p>98</text:p>
          </table:table-cell>
          <table:table-cell office:value-type="float" office:value="9.4" calcext:value-type="float">
            <text:p>9,4</text:p>
          </table:table-cell>
          <table:table-cell table:formula="of:=MROUND([.K24];1)" office:value-type="float" office:value="98" calcext:value-type="float">
            <text:p>98</text:p>
          </table:table-cell>
          <table:table-cell table:formula="of:=MROUND([.L24];1)" office:value-type="float" office:value="9" calcext:value-type="float">
            <text:p>9</text:p>
          </table:table-cell>
          <table:table-cell/>
          <table:table-cell table:style-name="ce136" table:formula="of:=IF([.P$2]=[.$M24];[.$C24];&quot;&quot;)">
            <text:p/>
          </table:table-cell>
          <table:table-cell table:style-name="ce130" table:formula="of:=IF([.Q$2]=[.$M24];[.$C24];&quot;&quot;)">
            <text:p/>
          </table:table-cell>
          <table:table-cell table:style-name="ce130" table:formula="of:=IF([.R$2]=[.$M24];[.$C24];&quot;&quot;)">
            <text:p/>
          </table:table-cell>
          <table:table-cell table:style-name="ce130" table:formula="of:=IF([.S$2]=[.$M24];[.$C24];&quot;&quot;)">
            <text:p/>
          </table:table-cell>
          <table:table-cell table:style-name="ce143" table:formula="of:=IF([.T$2]=[.$M24];[.$C24];&quot;&quot;)">
            <text:p/>
          </table:table-cell>
          <table:table-cell table:formula="of:=IF([.U$2]=[.$M24];[.$C24];&quot;&quot;)">
            <text:p/>
          </table:table-cell>
          <table:table-cell table:formula="of:=IF([.V$2]=[.$M24];[.$C24];&quot;&quot;)">
            <text:p/>
          </table:table-cell>
          <table:table-cell table:formula="of:=IF([.W$2]=[.$M24];[.$C24];&quot;&quot;)">
            <text:p/>
          </table:table-cell>
          <table:table-cell table:formula="of:=IF([.X$2]=[.$M24];[.$C24];&quot;&quot;)">
            <text:p/>
          </table:table-cell>
          <table:table-cell table:formula="of:=IF([.Y$2]=[.$M24];[.$C24];&quot;&quot;)">
            <text:p/>
          </table:table-cell>
          <table:table-cell table:formula="of:=IF([.Z$2]=[.$M24];[.$C24];&quot;&quot;)">
            <text:p/>
          </table:table-cell>
          <table:table-cell table:formula="of:=IF([.AA$2]=[.$M24];[.$C24];&quot;&quot;)">
            <text:p/>
          </table:table-cell>
          <table:table-cell table:formula="of:=IF([.AB$2]=[.$M24];[.$C24];&quot;&quot;)">
            <text:p/>
          </table:table-cell>
          <table:table-cell table:formula="of:=IF([.AC$2]=[.$M24];[.$C24];&quot;&quot;)">
            <text:p/>
          </table:table-cell>
          <table:table-cell table:formula="of:=IF([.AD$2]=[.$M24];[.$C24];&quot;&quot;)">
            <text:p/>
          </table:table-cell>
          <table:table-cell table:formula="of:=IF([.AE$2]=[.$M24];[.$C24];&quot;&quot;)">
            <text:p/>
          </table:table-cell>
          <table:table-cell table:formula="of:=IF([.AF$2]=[.$M24];[.$C24];&quot;&quot;)">
            <text:p/>
          </table:table-cell>
          <table:table-cell table:formula="of:=IF([.AG$2]=[.$M24];[.$C24];&quot;&quot;)">
            <text:p/>
          </table:table-cell>
          <table:table-cell table:formula="of:=IF([.AH$2]=[.$M24];[.$C24];&quot;&quot;)">
            <text:p/>
          </table:table-cell>
          <table:table-cell table:formula="of:=IF([.AI$2]=[.$M24];[.$C24];&quot;&quot;)">
            <text:p/>
          </table:table-cell>
          <table:table-cell table:formula="of:=IF([.AJ$2]=[.$M24];[.$C24];&quot;&quot;)">
            <text:p/>
          </table:table-cell>
          <table:table-cell table:formula="of:=IF([.AK$2]=[.$M24];[.$C24];&quot;&quot;)">
            <text:p/>
          </table:table-cell>
          <table:table-cell table:formula="of:=IF([.AL$2]=[.$M24];[.$C24];&quot;&quot;)">
            <text:p/>
          </table:table-cell>
          <table:table-cell table:formula="of:=IF([.AM$2]=[.$M24];[.$C24];&quot;&quot;)">
            <text:p/>
          </table:table-cell>
          <table:table-cell table:formula="of:=IF([.AN$2]=[.$M24];[.$C24];&quot;&quot;)">
            <text:p/>
          </table:table-cell>
          <table:table-cell table:formula="of:=IF([.AO$2]=[.$M24];[.$C24];&quot;&quot;)">
            <text:p/>
          </table:table-cell>
          <table:table-cell table:formula="of:=IF([.AP$2]=[.$M24];[.$C24];&quot;&quot;)">
            <text:p/>
          </table:table-cell>
          <table:table-cell table:formula="of:=IF([.AQ$2]=[.$M24];[.$C24];&quot;&quot;)">
            <text:p/>
          </table:table-cell>
          <table:table-cell table:formula="of:=IF([.AR$2]=[.$M24];[.$C24];&quot;&quot;)">
            <text:p/>
          </table:table-cell>
          <table:table-cell table:formula="of:=IF([.AS$2]=[.$M24];[.$C24];&quot;&quot;)">
            <text:p/>
          </table:table-cell>
          <table:table-cell table:formula="of:=IF([.AT$2]=[.$M24];[.$C24];&quot;&quot;)">
            <text:p/>
          </table:table-cell>
          <table:table-cell table:formula="of:=IF([.AU$2]=[.$M24];[.$C24];&quot;&quot;)">
            <text:p/>
          </table:table-cell>
          <table:table-cell table:formula="of:=IF([.AV$2]=[.$M24];[.$C24];&quot;&quot;)">
            <text:p/>
          </table:table-cell>
          <table:table-cell table:formula="of:=IF([.AW$2]=[.$M24];[.$C24];&quot;&quot;)">
            <text:p/>
          </table:table-cell>
          <table:table-cell table:formula="of:=IF([.AX$2]=[.$M24];[.$C24];&quot;&quot;)">
            <text:p/>
          </table:table-cell>
          <table:table-cell table:formula="of:=IF([.AY$2]=[.$M24];[.$C24];&quot;&quot;)">
            <text:p/>
          </table:table-cell>
          <table:table-cell table:formula="of:=IF([.AZ$2]=[.$M24];[.$C24];&quot;&quot;)">
            <text:p/>
          </table:table-cell>
          <table:table-cell table:formula="of:=IF([.BA$2]=[.$M24];[.$C24];&quot;&quot;)">
            <text:p/>
          </table:table-cell>
          <table:table-cell table:formula="of:=IF([.BB$2]=[.$M24];[.$C24];&quot;&quot;)">
            <text:p/>
          </table:table-cell>
          <table:table-cell table:formula="of:=IF([.BC$2]=[.$M24];[.$C24];&quot;&quot;)">
            <text:p/>
          </table:table-cell>
          <table:table-cell table:formula="of:=IF([.BD$2]=[.$M24];[.$C24];&quot;&quot;)">
            <text:p/>
          </table:table-cell>
          <table:table-cell table:formula="of:=IF([.BE$2]=[.$M24];[.$C24];&quot;&quot;)">
            <text:p/>
          </table:table-cell>
          <table:table-cell table:formula="of:=IF([.BF$2]=[.$M24];[.$C24];&quot;&quot;)">
            <text:p/>
          </table:table-cell>
          <table:table-cell table:formula="of:=IF([.BG$2]=[.$M24];[.$C24];&quot;&quot;)">
            <text:p/>
          </table:table-cell>
          <table:table-cell table:formula="of:=IF([.BH$2]=[.$M24];[.$C24];&quot;&quot;)">
            <text:p/>
          </table:table-cell>
          <table:table-cell table:formula="of:=IF([.BI$2]=[.$M24];[.$C24];&quot;&quot;)">
            <text:p/>
          </table:table-cell>
          <table:table-cell table:formula="of:=IF([.BJ$2]=[.$M24];[.$C24];&quot;&quot;)">
            <text:p/>
          </table:table-cell>
          <table:table-cell table:formula="of:=IF([.BK$2]=[.$M24];[.$C24];&quot;&quot;)">
            <text:p/>
          </table:table-cell>
          <table:table-cell table:formula="of:=IF([.BL$2]=[.$M24];[.$C24];&quot;&quot;)">
            <text:p/>
          </table:table-cell>
          <table:table-cell table:formula="of:=IF([.BM$2]=[.$M24];[.$C24];&quot;&quot;)">
            <text:p/>
          </table:table-cell>
          <table:table-cell table:formula="of:=IF([.BN$2]=[.$M24];[.$C24];&quot;&quot;)">
            <text:p/>
          </table:table-cell>
          <table:table-cell table:formula="of:=IF([.BO$2]=[.$M24];[.$C24];&quot;&quot;)">
            <text:p/>
          </table:table-cell>
          <table:table-cell table:formula="of:=IF([.BP$2]=[.$M24];[.$C24];&quot;&quot;)">
            <text:p/>
          </table:table-cell>
          <table:table-cell table:formula="of:=IF([.BQ$2]=[.$M24];[.$C24];&quot;&quot;)">
            <text:p/>
          </table:table-cell>
          <table:table-cell table:formula="of:=IF([.BR$2]=[.$M24];[.$C24];&quot;&quot;)">
            <text:p/>
          </table:table-cell>
          <table:table-cell table:formula="of:=IF([.BS$2]=[.$M24];[.$C24];&quot;&quot;)">
            <text:p/>
          </table:table-cell>
          <table:table-cell table:formula="of:=IF([.BT$2]=[.$M24];[.$C24];&quot;&quot;)">
            <text:p/>
          </table:table-cell>
          <table:table-cell table:formula="of:=IF([.BU$2]=[.$M24];[.$C24];&quot;&quot;)">
            <text:p/>
          </table:table-cell>
          <table:table-cell table:formula="of:=IF([.BV$2]=[.$M24];[.$C24];&quot;&quot;)">
            <text:p/>
          </table:table-cell>
          <table:table-cell table:formula="of:=IF([.BW$2]=[.$M24];[.$C24];&quot;&quot;)">
            <text:p/>
          </table:table-cell>
          <table:table-cell table:formula="of:=IF([.BX$2]=[.$M24];[.$C24];&quot;&quot;)">
            <text:p/>
          </table:table-cell>
          <table:table-cell table:formula="of:=IF([.BY$2]=[.$M24];[.$C24];&quot;&quot;)">
            <text:p/>
          </table:table-cell>
          <table:table-cell table:formula="of:=IF([.BZ$2]=[.$M24];[.$C24];&quot;&quot;)">
            <text:p/>
          </table:table-cell>
          <table:table-cell table:formula="of:=IF([.CA$2]=[.$M24];[.$C24];&quot;&quot;)">
            <text:p/>
          </table:table-cell>
          <table:table-cell table:formula="of:=IF([.CB$2]=[.$M24];[.$C24];&quot;&quot;)">
            <text:p/>
          </table:table-cell>
          <table:table-cell table:formula="of:=IF([.CC$2]=[.$M24];[.$C24];&quot;&quot;)">
            <text:p/>
          </table:table-cell>
          <table:table-cell table:formula="of:=IF([.CD$2]=[.$M24];[.$C24];&quot;&quot;)">
            <text:p/>
          </table:table-cell>
          <table:table-cell table:formula="of:=IF([.CE$2]=[.$M24];[.$C24];&quot;&quot;)">
            <text:p/>
          </table:table-cell>
          <table:table-cell table:formula="of:=IF([.CF$2]=[.$M24];[.$C24];&quot;&quot;)">
            <text:p/>
          </table:table-cell>
          <table:table-cell table:formula="of:=IF([.CG$2]=[.$M24];[.$C24];&quot;&quot;)">
            <text:p/>
          </table:table-cell>
          <table:table-cell table:formula="of:=IF([.CH$2]=[.$M24];[.$C24];&quot;&quot;)">
            <text:p/>
          </table:table-cell>
          <table:table-cell table:formula="of:=IF([.CI$2]=[.$M24];[.$C24];&quot;&quot;)">
            <text:p/>
          </table:table-cell>
          <table:table-cell table:formula="of:=IF([.CJ$2]=[.$M24];[.$C24];&quot;&quot;)">
            <text:p/>
          </table:table-cell>
          <table:table-cell table:formula="of:=IF([.CK$2]=[.$M24];[.$C24];&quot;&quot;)">
            <text:p/>
          </table:table-cell>
          <table:table-cell table:formula="of:=IF([.CL$2]=[.$M24];[.$C24];&quot;&quot;)">
            <text:p/>
          </table:table-cell>
          <table:table-cell table:formula="of:=IF([.CM$2]=[.$M24];[.$C24];&quot;&quot;)">
            <text:p/>
          </table:table-cell>
          <table:table-cell table:style-name="ce155" table:formula="of:=IF([.CN$2]=[.$M24];[.$C24];&quot;&quot;)">
            <text:p/>
          </table:table-cell>
          <table:table-cell table:style-name="ce131" table:formula="of:=IF([.CO$2]=[.$M24];[.$C24];&quot;&quot;)">
            <text:p/>
          </table:table-cell>
          <table:table-cell table:style-name="ce131" table:formula="of:=IF([.CP$2]=[.$M24];[.$C24];&quot;&quot;)">
            <text:p/>
          </table:table-cell>
          <table:table-cell table:style-name="ce131" table:formula="of:=IF([.CQ$2]=[.$M24];[.$C24];&quot;&quot;)">
            <text:p/>
          </table:table-cell>
          <table:table-cell table:style-name="ce131" table:formula="of:=IF([.CR$2]=[.$M24];[.$C24];&quot;&quot;)">
            <text:p/>
          </table:table-cell>
          <table:table-cell table:style-name="ce131" table:formula="of:=IF([.CS$2]=[.$M24];[.$C24];&quot;&quot;)">
            <text:p/>
          </table:table-cell>
          <table:table-cell table:style-name="ce131" table:formula="of:=IF([.CT$2]=[.$M24];[.$C24];&quot;&quot;)">
            <text:p/>
          </table:table-cell>
          <table:table-cell table:style-name="ce160" table:formula="of:=IF([.CU$2]=[.$M24];[.$C24];&quot;&quot;)">
            <text:p/>
          </table:table-cell>
          <table:table-cell table:formula="of:=IF([.CV$2]=[.$M24];[.$C24];&quot;&quot;)">
            <text:p/>
          </table:table-cell>
          <table:table-cell table:formula="of:=IF([.CW$2]=[.$M24];[.$C24];&quot;&quot;)">
            <text:p/>
          </table:table-cell>
          <table:table-cell table:formula="of:=IF([.CX$2]=[.$M24];[.$C24];&quot;&quot;)">
            <text:p/>
          </table:table-cell>
          <table:table-cell table:style-name="ce161" table:formula="of:=IF([.CY$2]=[.$M24];[.$C24];&quot;&quot;)">
            <text:p/>
          </table:table-cell>
          <table:table-cell table:style-name="ce157" table:formula="of:=IF([.CZ$2]=[.$M24];[.$C24];&quot;&quot;)">
            <text:p/>
          </table:table-cell>
          <table:table-cell table:style-name="ce157" table:formula="of:=IF([.DA$2]=[.$M24];[.$C24];&quot;&quot;)">
            <text:p/>
          </table:table-cell>
          <table:table-cell table:style-name="ce154" table:formula="of:=IF([.DB$2]=[.$M24];CONCATENATE([.$C24];[.$F24]);&quot;&quot;)" office:value-type="string" office:string-value="3t" calcext:value-type="string">
            <text:p>3t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mpire_IlayMinings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Иридиевые копи</text:p>
          </table:table-cell>
          <table:table-cell office:value-type="float" office:value="0.1" calcext:value-type="float">
            <text:p>0,1</text:p>
          </table:table-cell>
          <table:table-cell table:formula="of:=VLOOKUP([.G25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25];[.$G$2:.$J$4];[.C25]-1)+VLOOKUP([.G25];[.$G$2:.$J$4];[.C25]-1)*[.E25];VLOOKUP([.G25];[.$G$2:.$L$4];6))" office:value-type="float" office:value="110000" calcext:value-type="float">
            <text:p>110 000</text:p>
          </table:table-cell>
          <table:table-cell office:value-type="string" calcext:value-type="string">
            <text:p>e</text:p>
          </table:table-cell>
          <table:table-cell table:formula="of:=IF([.I25]=&quot;e&quot;;SQRT(POWER([.$K$26]-[.K25];2)+POWER([.$L$26]-[.L25];2));IF([.I25]=&quot;f&quot;;SQRT(POWER([.$K$40]-[.K25];2)+POWER([.$L$40]-[.L25];2));IF([.I25]=&quot;j&quot;;SQRT(POWER([.$K$64]-[.K25];2)+POWER([.$L$64]-[.L25];2));0)))" office:value-type="float" office:value="2.91547594742265" calcext:value-type="float">
            <text:p>2,92</text:p>
          </table:table-cell>
          <table:table-cell office:value-type="float" office:value="7.5" calcext:value-type="float">
            <text:p>7,5</text:p>
          </table:table-cell>
          <table:table-cell office:value-type="float" office:value="11.2" calcext:value-type="float">
            <text:p>11,2</text:p>
          </table:table-cell>
          <table:table-cell table:formula="of:=MROUND([.K25];1)" office:value-type="float" office:value="8" calcext:value-type="float">
            <text:p>8</text:p>
          </table:table-cell>
          <table:table-cell table:formula="of:=MROUND([.L25];1)" office:value-type="float" office:value="11" calcext:value-type="float">
            <text:p>11</text:p>
          </table:table-cell>
          <table:table-cell/>
          <table:table-cell table:style-name="ce137" table:formula="of:=IF([.P$2]=[.$M25];CONCATENATE([.$C25];[.$F25]);&quot;&quot;)" office:value-type="string" office:string-value="3c" calcext:value-type="string">
            <text:p>3c</text:p>
          </table:table-cell>
          <table:table-cell table:style-name="ce130" table:formula="of:=IF([.Q$2]=[.$M25];[.$C25];&quot;&quot;)">
            <text:p/>
          </table:table-cell>
          <table:table-cell table:style-name="ce130" table:formula="of:=IF([.R$2]=[.$M25];[.$C25];&quot;&quot;)">
            <text:p/>
          </table:table-cell>
          <table:table-cell table:style-name="ce130" table:formula="of:=IF([.S$2]=[.$M25];[.$C25];&quot;&quot;)">
            <text:p/>
          </table:table-cell>
          <table:table-cell table:style-name="ce143" table:formula="of:=IF([.T$2]=[.$M25];[.$C25];&quot;&quot;)">
            <text:p/>
          </table:table-cell>
          <table:table-cell table:formula="of:=IF([.U$2]=[.$M25];[.$C25];&quot;&quot;)">
            <text:p/>
          </table:table-cell>
          <table:table-cell table:formula="of:=IF([.V$2]=[.$M25];[.$C25];&quot;&quot;)">
            <text:p/>
          </table:table-cell>
          <table:table-cell table:formula="of:=IF([.W$2]=[.$M25];[.$C25];&quot;&quot;)">
            <text:p/>
          </table:table-cell>
          <table:table-cell table:formula="of:=IF([.X$2]=[.$M25];[.$C25];&quot;&quot;)">
            <text:p/>
          </table:table-cell>
          <table:table-cell table:formula="of:=IF([.Y$2]=[.$M25];[.$C25];&quot;&quot;)">
            <text:p/>
          </table:table-cell>
          <table:table-cell table:formula="of:=IF([.Z$2]=[.$M25];[.$C25];&quot;&quot;)">
            <text:p/>
          </table:table-cell>
          <table:table-cell table:formula="of:=IF([.AA$2]=[.$M25];[.$C25];&quot;&quot;)">
            <text:p/>
          </table:table-cell>
          <table:table-cell table:formula="of:=IF([.AB$2]=[.$M25];[.$C25];&quot;&quot;)">
            <text:p/>
          </table:table-cell>
          <table:table-cell table:formula="of:=IF([.AC$2]=[.$M25];[.$C25];&quot;&quot;)">
            <text:p/>
          </table:table-cell>
          <table:table-cell table:formula="of:=IF([.AD$2]=[.$M25];[.$C25];&quot;&quot;)">
            <text:p/>
          </table:table-cell>
          <table:table-cell table:formula="of:=IF([.AE$2]=[.$M25];[.$C25];&quot;&quot;)">
            <text:p/>
          </table:table-cell>
          <table:table-cell table:formula="of:=IF([.AF$2]=[.$M25];[.$C25];&quot;&quot;)">
            <text:p/>
          </table:table-cell>
          <table:table-cell table:formula="of:=IF([.AG$2]=[.$M25];[.$C25];&quot;&quot;)">
            <text:p/>
          </table:table-cell>
          <table:table-cell table:formula="of:=IF([.AH$2]=[.$M25];[.$C25];&quot;&quot;)">
            <text:p/>
          </table:table-cell>
          <table:table-cell table:formula="of:=IF([.AI$2]=[.$M25];[.$C25];&quot;&quot;)">
            <text:p/>
          </table:table-cell>
          <table:table-cell table:formula="of:=IF([.AJ$2]=[.$M25];[.$C25];&quot;&quot;)">
            <text:p/>
          </table:table-cell>
          <table:table-cell table:formula="of:=IF([.AK$2]=[.$M25];[.$C25];&quot;&quot;)">
            <text:p/>
          </table:table-cell>
          <table:table-cell table:formula="of:=IF([.AL$2]=[.$M25];[.$C25];&quot;&quot;)">
            <text:p/>
          </table:table-cell>
          <table:table-cell table:formula="of:=IF([.AM$2]=[.$M25];[.$C25];&quot;&quot;)">
            <text:p/>
          </table:table-cell>
          <table:table-cell table:formula="of:=IF([.AN$2]=[.$M25];[.$C25];&quot;&quot;)">
            <text:p/>
          </table:table-cell>
          <table:table-cell table:formula="of:=IF([.AO$2]=[.$M25];[.$C25];&quot;&quot;)">
            <text:p/>
          </table:table-cell>
          <table:table-cell table:formula="of:=IF([.AP$2]=[.$M25];[.$C25];&quot;&quot;)">
            <text:p/>
          </table:table-cell>
          <table:table-cell table:formula="of:=IF([.AQ$2]=[.$M25];[.$C25];&quot;&quot;)">
            <text:p/>
          </table:table-cell>
          <table:table-cell table:formula="of:=IF([.AR$2]=[.$M25];[.$C25];&quot;&quot;)">
            <text:p/>
          </table:table-cell>
          <table:table-cell table:formula="of:=IF([.AS$2]=[.$M25];[.$C25];&quot;&quot;)">
            <text:p/>
          </table:table-cell>
          <table:table-cell table:formula="of:=IF([.AT$2]=[.$M25];[.$C25];&quot;&quot;)">
            <text:p/>
          </table:table-cell>
          <table:table-cell table:formula="of:=IF([.AU$2]=[.$M25];[.$C25];&quot;&quot;)">
            <text:p/>
          </table:table-cell>
          <table:table-cell table:formula="of:=IF([.AV$2]=[.$M25];[.$C25];&quot;&quot;)">
            <text:p/>
          </table:table-cell>
          <table:table-cell table:formula="of:=IF([.AW$2]=[.$M25];[.$C25];&quot;&quot;)">
            <text:p/>
          </table:table-cell>
          <table:table-cell table:formula="of:=IF([.AX$2]=[.$M25];[.$C25];&quot;&quot;)">
            <text:p/>
          </table:table-cell>
          <table:table-cell table:formula="of:=IF([.AY$2]=[.$M25];[.$C25];&quot;&quot;)">
            <text:p/>
          </table:table-cell>
          <table:table-cell table:formula="of:=IF([.AZ$2]=[.$M25];[.$C25];&quot;&quot;)">
            <text:p/>
          </table:table-cell>
          <table:table-cell table:formula="of:=IF([.BA$2]=[.$M25];[.$C25];&quot;&quot;)">
            <text:p/>
          </table:table-cell>
          <table:table-cell table:formula="of:=IF([.BB$2]=[.$M25];[.$C25];&quot;&quot;)">
            <text:p/>
          </table:table-cell>
          <table:table-cell table:formula="of:=IF([.BC$2]=[.$M25];[.$C25];&quot;&quot;)">
            <text:p/>
          </table:table-cell>
          <table:table-cell table:formula="of:=IF([.BD$2]=[.$M25];[.$C25];&quot;&quot;)">
            <text:p/>
          </table:table-cell>
          <table:table-cell table:formula="of:=IF([.BE$2]=[.$M25];[.$C25];&quot;&quot;)">
            <text:p/>
          </table:table-cell>
          <table:table-cell table:formula="of:=IF([.BF$2]=[.$M25];[.$C25];&quot;&quot;)">
            <text:p/>
          </table:table-cell>
          <table:table-cell table:formula="of:=IF([.BG$2]=[.$M25];[.$C25];&quot;&quot;)">
            <text:p/>
          </table:table-cell>
          <table:table-cell table:formula="of:=IF([.BH$2]=[.$M25];[.$C25];&quot;&quot;)">
            <text:p/>
          </table:table-cell>
          <table:table-cell table:formula="of:=IF([.BI$2]=[.$M25];[.$C25];&quot;&quot;)">
            <text:p/>
          </table:table-cell>
          <table:table-cell table:formula="of:=IF([.BJ$2]=[.$M25];[.$C25];&quot;&quot;)">
            <text:p/>
          </table:table-cell>
          <table:table-cell table:formula="of:=IF([.BK$2]=[.$M25];[.$C25];&quot;&quot;)">
            <text:p/>
          </table:table-cell>
          <table:table-cell table:formula="of:=IF([.BL$2]=[.$M25];[.$C25];&quot;&quot;)">
            <text:p/>
          </table:table-cell>
          <table:table-cell table:formula="of:=IF([.BM$2]=[.$M25];[.$C25];&quot;&quot;)">
            <text:p/>
          </table:table-cell>
          <table:table-cell table:formula="of:=IF([.BN$2]=[.$M25];[.$C25];&quot;&quot;)">
            <text:p/>
          </table:table-cell>
          <table:table-cell table:formula="of:=IF([.BO$2]=[.$M25];[.$C25];&quot;&quot;)">
            <text:p/>
          </table:table-cell>
          <table:table-cell table:formula="of:=IF([.BP$2]=[.$M25];[.$C25];&quot;&quot;)">
            <text:p/>
          </table:table-cell>
          <table:table-cell table:formula="of:=IF([.BQ$2]=[.$M25];[.$C25];&quot;&quot;)">
            <text:p/>
          </table:table-cell>
          <table:table-cell table:formula="of:=IF([.BR$2]=[.$M25];[.$C25];&quot;&quot;)">
            <text:p/>
          </table:table-cell>
          <table:table-cell table:formula="of:=IF([.BS$2]=[.$M25];[.$C25];&quot;&quot;)">
            <text:p/>
          </table:table-cell>
          <table:table-cell table:formula="of:=IF([.BT$2]=[.$M25];[.$C25];&quot;&quot;)">
            <text:p/>
          </table:table-cell>
          <table:table-cell table:formula="of:=IF([.BU$2]=[.$M25];[.$C25];&quot;&quot;)">
            <text:p/>
          </table:table-cell>
          <table:table-cell table:formula="of:=IF([.BV$2]=[.$M25];[.$C25];&quot;&quot;)">
            <text:p/>
          </table:table-cell>
          <table:table-cell table:formula="of:=IF([.BW$2]=[.$M25];[.$C25];&quot;&quot;)">
            <text:p/>
          </table:table-cell>
          <table:table-cell table:formula="of:=IF([.BX$2]=[.$M25];[.$C25];&quot;&quot;)">
            <text:p/>
          </table:table-cell>
          <table:table-cell table:formula="of:=IF([.BY$2]=[.$M25];[.$C25];&quot;&quot;)">
            <text:p/>
          </table:table-cell>
          <table:table-cell table:formula="of:=IF([.BZ$2]=[.$M25];[.$C25];&quot;&quot;)">
            <text:p/>
          </table:table-cell>
          <table:table-cell table:formula="of:=IF([.CA$2]=[.$M25];[.$C25];&quot;&quot;)">
            <text:p/>
          </table:table-cell>
          <table:table-cell table:formula="of:=IF([.CB$2]=[.$M25];[.$C25];&quot;&quot;)">
            <text:p/>
          </table:table-cell>
          <table:table-cell table:formula="of:=IF([.CC$2]=[.$M25];[.$C25];&quot;&quot;)">
            <text:p/>
          </table:table-cell>
          <table:table-cell table:formula="of:=IF([.CD$2]=[.$M25];[.$C25];&quot;&quot;)">
            <text:p/>
          </table:table-cell>
          <table:table-cell table:formula="of:=IF([.CE$2]=[.$M25];[.$C25];&quot;&quot;)">
            <text:p/>
          </table:table-cell>
          <table:table-cell table:formula="of:=IF([.CF$2]=[.$M25];[.$C25];&quot;&quot;)">
            <text:p/>
          </table:table-cell>
          <table:table-cell table:formula="of:=IF([.CG$2]=[.$M25];[.$C25];&quot;&quot;)">
            <text:p/>
          </table:table-cell>
          <table:table-cell table:formula="of:=IF([.CH$2]=[.$M25];[.$C25];&quot;&quot;)">
            <text:p/>
          </table:table-cell>
          <table:table-cell table:formula="of:=IF([.CI$2]=[.$M25];[.$C25];&quot;&quot;)">
            <text:p/>
          </table:table-cell>
          <table:table-cell table:formula="of:=IF([.CJ$2]=[.$M25];[.$C25];&quot;&quot;)">
            <text:p/>
          </table:table-cell>
          <table:table-cell table:formula="of:=IF([.CK$2]=[.$M25];[.$C25];&quot;&quot;)">
            <text:p/>
          </table:table-cell>
          <table:table-cell table:formula="of:=IF([.CL$2]=[.$M25];[.$C25];&quot;&quot;)">
            <text:p/>
          </table:table-cell>
          <table:table-cell table:formula="of:=IF([.CM$2]=[.$M25];[.$C25];&quot;&quot;)">
            <text:p/>
          </table:table-cell>
          <table:table-cell table:style-name="ce155" table:formula="of:=IF([.CN$2]=[.$M25];[.$C25];&quot;&quot;)">
            <text:p/>
          </table:table-cell>
          <table:table-cell table:style-name="ce131" table:formula="of:=IF([.CO$2]=[.$M25];[.$C25];&quot;&quot;)">
            <text:p/>
          </table:table-cell>
          <table:table-cell table:style-name="ce131" table:formula="of:=IF([.CP$2]=[.$M25];[.$C25];&quot;&quot;)">
            <text:p/>
          </table:table-cell>
          <table:table-cell table:style-name="ce131" table:formula="of:=IF([.CQ$2]=[.$M25];[.$C25];&quot;&quot;)">
            <text:p/>
          </table:table-cell>
          <table:table-cell table:style-name="ce131" table:formula="of:=IF([.CR$2]=[.$M25];[.$C25];&quot;&quot;)">
            <text:p/>
          </table:table-cell>
          <table:table-cell table:style-name="ce131" table:formula="of:=IF([.CS$2]=[.$M25];[.$C25];&quot;&quot;)">
            <text:p/>
          </table:table-cell>
          <table:table-cell table:style-name="ce131" table:formula="of:=IF([.CT$2]=[.$M25];[.$C25];&quot;&quot;)">
            <text:p/>
          </table:table-cell>
          <table:table-cell table:style-name="ce160" table:formula="of:=IF([.CU$2]=[.$M25];[.$C25];&quot;&quot;)">
            <text:p/>
          </table:table-cell>
          <table:table-cell table:formula="of:=IF([.CV$2]=[.$M25];[.$C25];&quot;&quot;)">
            <text:p/>
          </table:table-cell>
          <table:table-cell table:formula="of:=IF([.CW$2]=[.$M25];[.$C25];&quot;&quot;)">
            <text:p/>
          </table:table-cell>
          <table:table-cell table:formula="of:=IF([.CX$2]=[.$M25];[.$C25];&quot;&quot;)">
            <text:p/>
          </table:table-cell>
          <table:table-cell table:style-name="ce155" table:formula="of:=IF([.CY$2]=[.$M25];[.$C25];&quot;&quot;)">
            <text:p/>
          </table:table-cell>
          <table:table-cell table:style-name="ce131" table:formula="of:=IF([.CZ$2]=[.$M25];[.$C25];&quot;&quot;)">
            <text:p/>
          </table:table-cell>
          <table:table-cell table:style-name="ce131" table:formula="of:=IF([.DA$2]=[.$M25];[.$C25];&quot;&quot;)">
            <text:p/>
          </table:table-cell>
          <table:table-cell table:style-name="ce160" table:formula="of:=IF([.DB$2]=[.$M25];[.$C25];&quot;&quot;)">
            <text:p/>
          </table:table-cell>
        </table:table-row>
        <table:table-row table:style-name="ro3">
          <table:table-cell table:style-name="ce127" office:value-type="float" office:value="1" calcext:value-type="float">
            <text:p>1</text:p>
          </table:table-cell>
          <table:table-cell table:style-name="ce41" office:value-type="string" calcext:value-type="string">
            <text:p>Empire_HomeWorld</text:p>
          </table:table-cell>
          <table:table-cell table:style-name="ce127" office:value-type="string" calcext:value-type="string">
            <text:p>#</text:p>
          </table:table-cell>
          <table:table-cell table:style-name="ce41" office:value-type="string" calcext:value-type="string">
            <text:p>Станция «Страж-17»</text:p>
          </table:table-cell>
          <table:table-cell table:style-name="ce127" table:number-columns-repeated="2"/>
          <table:table-cell table:style-name="ce41"/>
          <table:table-cell table:style-name="ce128"/>
          <table:table-cell table:style-name="ce127" office:value-type="string" calcext:value-type="string">
            <text:p>eh</text:p>
          </table:table-cell>
          <table:table-cell table:style-name="ce134"/>
          <table:table-cell table:style-name="ce41" office:value-type="float" office:value="10.4" calcext:value-type="float">
            <text:p>10,4</text:p>
          </table:table-cell>
          <table:table-cell table:style-name="ce41" office:value-type="float" office:value="10.9" calcext:value-type="float">
            <text:p>10,9</text:p>
          </table:table-cell>
          <table:table-cell table:style-name="ce41" table:formula="of:=MROUND([.K26];1)" office:value-type="float" office:value="10" calcext:value-type="float">
            <text:p>10</text:p>
          </table:table-cell>
          <table:table-cell table:style-name="ce41" table:formula="of:=MROUND([.L26];1)" office:value-type="float" office:value="11" calcext:value-type="float">
            <text:p>11</text:p>
          </table:table-cell>
          <table:table-cell/>
          <table:table-cell table:style-name="ce136" table:formula="of:=IF([.P$2]=[.$M26];[.$C26];&quot;&quot;)">
            <text:p/>
          </table:table-cell>
          <table:table-cell table:style-name="ce130" table:formula="of:=IF([.Q$2]=[.$M26];[.$C26];&quot;&quot;)">
            <text:p/>
          </table:table-cell>
          <table:table-cell table:style-name="ce139" table:formula="of:=IF([.R$2]=[.$M26];CONCATENATE([.$C26];[.$F26]);&quot;&quot;)" office:value-type="string" office:string-value="#" calcext:value-type="string">
            <text:p>#</text:p>
          </table:table-cell>
          <table:table-cell table:style-name="ce130" table:formula="of:=IF([.S$2]=[.$M26];[.$C26];&quot;&quot;)">
            <text:p/>
          </table:table-cell>
          <table:table-cell table:style-name="ce143" table:formula="of:=IF([.T$2]=[.$M26];[.$C26];&quot;&quot;)">
            <text:p/>
          </table:table-cell>
          <table:table-cell table:formula="of:=IF([.U$2]=[.$M26];[.$C26];&quot;&quot;)">
            <text:p/>
          </table:table-cell>
          <table:table-cell table:formula="of:=IF([.V$2]=[.$M26];[.$C26];&quot;&quot;)">
            <text:p/>
          </table:table-cell>
          <table:table-cell table:formula="of:=IF([.W$2]=[.$M26];[.$C26];&quot;&quot;)">
            <text:p/>
          </table:table-cell>
          <table:table-cell table:formula="of:=IF([.X$2]=[.$M26];[.$C26];&quot;&quot;)">
            <text:p/>
          </table:table-cell>
          <table:table-cell table:formula="of:=IF([.Y$2]=[.$M26];[.$C26];&quot;&quot;)">
            <text:p/>
          </table:table-cell>
          <table:table-cell table:formula="of:=IF([.Z$2]=[.$M26];[.$C26];&quot;&quot;)">
            <text:p/>
          </table:table-cell>
          <table:table-cell table:formula="of:=IF([.AA$2]=[.$M26];[.$C26];&quot;&quot;)">
            <text:p/>
          </table:table-cell>
          <table:table-cell table:formula="of:=IF([.AB$2]=[.$M26];[.$C26];&quot;&quot;)">
            <text:p/>
          </table:table-cell>
          <table:table-cell table:formula="of:=IF([.AC$2]=[.$M26];[.$C26];&quot;&quot;)">
            <text:p/>
          </table:table-cell>
          <table:table-cell table:formula="of:=IF([.AD$2]=[.$M26];[.$C26];&quot;&quot;)">
            <text:p/>
          </table:table-cell>
          <table:table-cell table:formula="of:=IF([.AE$2]=[.$M26];[.$C26];&quot;&quot;)">
            <text:p/>
          </table:table-cell>
          <table:table-cell table:formula="of:=IF([.AF$2]=[.$M26];[.$C26];&quot;&quot;)">
            <text:p/>
          </table:table-cell>
          <table:table-cell table:formula="of:=IF([.AG$2]=[.$M26];[.$C26];&quot;&quot;)">
            <text:p/>
          </table:table-cell>
          <table:table-cell table:formula="of:=IF([.AH$2]=[.$M26];[.$C26];&quot;&quot;)">
            <text:p/>
          </table:table-cell>
          <table:table-cell table:formula="of:=IF([.AI$2]=[.$M26];[.$C26];&quot;&quot;)">
            <text:p/>
          </table:table-cell>
          <table:table-cell table:formula="of:=IF([.AJ$2]=[.$M26];[.$C26];&quot;&quot;)">
            <text:p/>
          </table:table-cell>
          <table:table-cell table:formula="of:=IF([.AK$2]=[.$M26];[.$C26];&quot;&quot;)">
            <text:p/>
          </table:table-cell>
          <table:table-cell table:formula="of:=IF([.AL$2]=[.$M26];[.$C26];&quot;&quot;)">
            <text:p/>
          </table:table-cell>
          <table:table-cell table:formula="of:=IF([.AM$2]=[.$M26];[.$C26];&quot;&quot;)">
            <text:p/>
          </table:table-cell>
          <table:table-cell table:formula="of:=IF([.AN$2]=[.$M26];[.$C26];&quot;&quot;)">
            <text:p/>
          </table:table-cell>
          <table:table-cell table:formula="of:=IF([.AO$2]=[.$M26];[.$C26];&quot;&quot;)">
            <text:p/>
          </table:table-cell>
          <table:table-cell table:formula="of:=IF([.AP$2]=[.$M26];[.$C26];&quot;&quot;)">
            <text:p/>
          </table:table-cell>
          <table:table-cell table:formula="of:=IF([.AQ$2]=[.$M26];[.$C26];&quot;&quot;)">
            <text:p/>
          </table:table-cell>
          <table:table-cell table:formula="of:=IF([.AR$2]=[.$M26];[.$C26];&quot;&quot;)">
            <text:p/>
          </table:table-cell>
          <table:table-cell table:formula="of:=IF([.AS$2]=[.$M26];[.$C26];&quot;&quot;)">
            <text:p/>
          </table:table-cell>
          <table:table-cell table:formula="of:=IF([.AT$2]=[.$M26];[.$C26];&quot;&quot;)">
            <text:p/>
          </table:table-cell>
          <table:table-cell table:formula="of:=IF([.AU$2]=[.$M26];[.$C26];&quot;&quot;)">
            <text:p/>
          </table:table-cell>
          <table:table-cell table:formula="of:=IF([.AV$2]=[.$M26];[.$C26];&quot;&quot;)">
            <text:p/>
          </table:table-cell>
          <table:table-cell table:formula="of:=IF([.AW$2]=[.$M26];[.$C26];&quot;&quot;)">
            <text:p/>
          </table:table-cell>
          <table:table-cell table:formula="of:=IF([.AX$2]=[.$M26];[.$C26];&quot;&quot;)">
            <text:p/>
          </table:table-cell>
          <table:table-cell table:formula="of:=IF([.AY$2]=[.$M26];[.$C26];&quot;&quot;)">
            <text:p/>
          </table:table-cell>
          <table:table-cell table:formula="of:=IF([.AZ$2]=[.$M26];[.$C26];&quot;&quot;)">
            <text:p/>
          </table:table-cell>
          <table:table-cell table:formula="of:=IF([.BA$2]=[.$M26];[.$C26];&quot;&quot;)">
            <text:p/>
          </table:table-cell>
          <table:table-cell table:formula="of:=IF([.BB$2]=[.$M26];[.$C26];&quot;&quot;)">
            <text:p/>
          </table:table-cell>
          <table:table-cell table:formula="of:=IF([.BC$2]=[.$M26];[.$C26];&quot;&quot;)">
            <text:p/>
          </table:table-cell>
          <table:table-cell table:formula="of:=IF([.BD$2]=[.$M26];[.$C26];&quot;&quot;)">
            <text:p/>
          </table:table-cell>
          <table:table-cell table:formula="of:=IF([.BE$2]=[.$M26];[.$C26];&quot;&quot;)">
            <text:p/>
          </table:table-cell>
          <table:table-cell table:formula="of:=IF([.BF$2]=[.$M26];[.$C26];&quot;&quot;)">
            <text:p/>
          </table:table-cell>
          <table:table-cell table:formula="of:=IF([.BG$2]=[.$M26];[.$C26];&quot;&quot;)">
            <text:p/>
          </table:table-cell>
          <table:table-cell table:formula="of:=IF([.BH$2]=[.$M26];[.$C26];&quot;&quot;)">
            <text:p/>
          </table:table-cell>
          <table:table-cell table:formula="of:=IF([.BI$2]=[.$M26];[.$C26];&quot;&quot;)">
            <text:p/>
          </table:table-cell>
          <table:table-cell table:formula="of:=IF([.BJ$2]=[.$M26];[.$C26];&quot;&quot;)">
            <text:p/>
          </table:table-cell>
          <table:table-cell table:formula="of:=IF([.BK$2]=[.$M26];[.$C26];&quot;&quot;)">
            <text:p/>
          </table:table-cell>
          <table:table-cell table:formula="of:=IF([.BL$2]=[.$M26];[.$C26];&quot;&quot;)">
            <text:p/>
          </table:table-cell>
          <table:table-cell table:formula="of:=IF([.BM$2]=[.$M26];[.$C26];&quot;&quot;)">
            <text:p/>
          </table:table-cell>
          <table:table-cell table:formula="of:=IF([.BN$2]=[.$M26];[.$C26];&quot;&quot;)">
            <text:p/>
          </table:table-cell>
          <table:table-cell table:formula="of:=IF([.BO$2]=[.$M26];[.$C26];&quot;&quot;)">
            <text:p/>
          </table:table-cell>
          <table:table-cell table:formula="of:=IF([.BP$2]=[.$M26];[.$C26];&quot;&quot;)">
            <text:p/>
          </table:table-cell>
          <table:table-cell table:formula="of:=IF([.BQ$2]=[.$M26];[.$C26];&quot;&quot;)">
            <text:p/>
          </table:table-cell>
          <table:table-cell table:formula="of:=IF([.BR$2]=[.$M26];[.$C26];&quot;&quot;)">
            <text:p/>
          </table:table-cell>
          <table:table-cell table:formula="of:=IF([.BS$2]=[.$M26];[.$C26];&quot;&quot;)">
            <text:p/>
          </table:table-cell>
          <table:table-cell table:formula="of:=IF([.BT$2]=[.$M26];[.$C26];&quot;&quot;)">
            <text:p/>
          </table:table-cell>
          <table:table-cell table:formula="of:=IF([.BU$2]=[.$M26];[.$C26];&quot;&quot;)">
            <text:p/>
          </table:table-cell>
          <table:table-cell table:formula="of:=IF([.BV$2]=[.$M26];[.$C26];&quot;&quot;)">
            <text:p/>
          </table:table-cell>
          <table:table-cell table:formula="of:=IF([.BW$2]=[.$M26];[.$C26];&quot;&quot;)">
            <text:p/>
          </table:table-cell>
          <table:table-cell table:formula="of:=IF([.BX$2]=[.$M26];[.$C26];&quot;&quot;)">
            <text:p/>
          </table:table-cell>
          <table:table-cell table:formula="of:=IF([.BY$2]=[.$M26];[.$C26];&quot;&quot;)">
            <text:p/>
          </table:table-cell>
          <table:table-cell table:formula="of:=IF([.BZ$2]=[.$M26];[.$C26];&quot;&quot;)">
            <text:p/>
          </table:table-cell>
          <table:table-cell table:formula="of:=IF([.CA$2]=[.$M26];[.$C26];&quot;&quot;)">
            <text:p/>
          </table:table-cell>
          <table:table-cell table:formula="of:=IF([.CB$2]=[.$M26];[.$C26];&quot;&quot;)">
            <text:p/>
          </table:table-cell>
          <table:table-cell table:formula="of:=IF([.CC$2]=[.$M26];[.$C26];&quot;&quot;)">
            <text:p/>
          </table:table-cell>
          <table:table-cell table:formula="of:=IF([.CD$2]=[.$M26];[.$C26];&quot;&quot;)">
            <text:p/>
          </table:table-cell>
          <table:table-cell table:formula="of:=IF([.CE$2]=[.$M26];[.$C26];&quot;&quot;)">
            <text:p/>
          </table:table-cell>
          <table:table-cell table:formula="of:=IF([.CF$2]=[.$M26];[.$C26];&quot;&quot;)">
            <text:p/>
          </table:table-cell>
          <table:table-cell table:formula="of:=IF([.CG$2]=[.$M26];[.$C26];&quot;&quot;)">
            <text:p/>
          </table:table-cell>
          <table:table-cell table:formula="of:=IF([.CH$2]=[.$M26];[.$C26];&quot;&quot;)">
            <text:p/>
          </table:table-cell>
          <table:table-cell table:formula="of:=IF([.CI$2]=[.$M26];[.$C26];&quot;&quot;)">
            <text:p/>
          </table:table-cell>
          <table:table-cell table:formula="of:=IF([.CJ$2]=[.$M26];[.$C26];&quot;&quot;)">
            <text:p/>
          </table:table-cell>
          <table:table-cell table:formula="of:=IF([.CK$2]=[.$M26];[.$C26];&quot;&quot;)">
            <text:p/>
          </table:table-cell>
          <table:table-cell table:formula="of:=IF([.CL$2]=[.$M26];[.$C26];&quot;&quot;)">
            <text:p/>
          </table:table-cell>
          <table:table-cell table:formula="of:=IF([.CM$2]=[.$M26];[.$C26];&quot;&quot;)">
            <text:p/>
          </table:table-cell>
          <table:table-cell table:style-name="ce155" table:formula="of:=IF([.CN$2]=[.$M26];[.$C26];&quot;&quot;)">
            <text:p/>
          </table:table-cell>
          <table:table-cell table:style-name="ce131" table:formula="of:=IF([.CO$2]=[.$M26];[.$C26];&quot;&quot;)">
            <text:p/>
          </table:table-cell>
          <table:table-cell table:style-name="ce131" table:formula="of:=IF([.CP$2]=[.$M26];[.$C26];&quot;&quot;)">
            <text:p/>
          </table:table-cell>
          <table:table-cell table:style-name="ce131" table:formula="of:=IF([.CQ$2]=[.$M26];[.$C26];&quot;&quot;)">
            <text:p/>
          </table:table-cell>
          <table:table-cell table:style-name="ce131" table:formula="of:=IF([.CR$2]=[.$M26];[.$C26];&quot;&quot;)">
            <text:p/>
          </table:table-cell>
          <table:table-cell table:style-name="ce131" table:formula="of:=IF([.CS$2]=[.$M26];[.$C26];&quot;&quot;)">
            <text:p/>
          </table:table-cell>
          <table:table-cell table:style-name="ce131" table:formula="of:=IF([.CT$2]=[.$M26];[.$C26];&quot;&quot;)">
            <text:p/>
          </table:table-cell>
          <table:table-cell table:style-name="ce160" table:formula="of:=IF([.CU$2]=[.$M26];[.$C26];&quot;&quot;)">
            <text:p/>
          </table:table-cell>
          <table:table-cell table:formula="of:=IF([.CV$2]=[.$M26];[.$C26];&quot;&quot;)">
            <text:p/>
          </table:table-cell>
          <table:table-cell table:formula="of:=IF([.CW$2]=[.$M26];[.$C26];&quot;&quot;)">
            <text:p/>
          </table:table-cell>
          <table:table-cell table:formula="of:=IF([.CX$2]=[.$M26];[.$C26];&quot;&quot;)">
            <text:p/>
          </table:table-cell>
          <table:table-cell table:style-name="ce155" table:formula="of:=IF([.CY$2]=[.$M26];[.$C26];&quot;&quot;)">
            <text:p/>
          </table:table-cell>
          <table:table-cell table:style-name="ce131" table:formula="of:=IF([.CZ$2]=[.$M26];[.$C26];&quot;&quot;)">
            <text:p/>
          </table:table-cell>
          <table:table-cell table:style-name="ce131" table:formula="of:=IF([.DA$2]=[.$M26];[.$C26];&quot;&quot;)">
            <text:p/>
          </table:table-cell>
          <table:table-cell table:style-name="ce160" table:formula="of:=IF([.DB$2]=[.$M26];[.$C26];&quot;&quot;)">
            <text:p/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Federation_LumenConstructionsit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ванпост Авангарда</text:p>
          </table:table-cell>
          <table:table-cell office:value-type="float" office:value="0.4" calcext:value-type="float">
            <text:p>0,4</text:p>
          </table:table-cell>
          <table:table-cell table:formula="of:=VLOOKUP([.G27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27];[.$G$2:.$J$4];[.C27]-1)+VLOOKUP([.G27];[.$G$2:.$J$4];[.C27]-1)*[.E27];VLOOKUP([.G27];[.$G$2:.$L$4];6))" office:value-type="float" office:value="14" calcext:value-type="float">
            <text:p>14</text:p>
          </table:table-cell>
          <table:table-cell table:style-name="ce131" office:value-type="string" calcext:value-type="string">
            <text:p>f</text:p>
          </table:table-cell>
          <table:table-cell table:formula="of:=IF([.I27]=&quot;e&quot;;SQRT(POWER([.$K$26]-[.K27];2)+POWER([.$L$26]-[.L27];2));IF([.I27]=&quot;f&quot;;SQRT(POWER([.$K$40]-[.K27];2)+POWER([.$L$40]-[.L27];2));IF([.I27]=&quot;j&quot;;SQRT(POWER([.$K$64]-[.K27];2)+POWER([.$L$64]-[.L27];2));0)))" office:value-type="float" office:value="11.6056020955399" calcext:value-type="float">
            <text:p>11,61</text:p>
          </table:table-cell>
          <table:table-cell office:value-type="float" office:value="95.4" calcext:value-type="float">
            <text:p>95,4</text:p>
          </table:table-cell>
          <table:table-cell office:value-type="float" office:value="10.9" calcext:value-type="float">
            <text:p>10,9</text:p>
          </table:table-cell>
          <table:table-cell table:formula="of:=MROUND([.K27];1)" office:value-type="float" office:value="95" calcext:value-type="float">
            <text:p>95</text:p>
          </table:table-cell>
          <table:table-cell table:formula="of:=MROUND([.L27];1)" office:value-type="float" office:value="11" calcext:value-type="float">
            <text:p>11</text:p>
          </table:table-cell>
          <table:table-cell/>
          <table:table-cell table:style-name="ce136" table:formula="of:=IF([.P$2]=[.$M27];[.$C27];&quot;&quot;)">
            <text:p/>
          </table:table-cell>
          <table:table-cell table:style-name="ce130" table:formula="of:=IF([.Q$2]=[.$M27];[.$C27];&quot;&quot;)">
            <text:p/>
          </table:table-cell>
          <table:table-cell table:style-name="ce130" table:formula="of:=IF([.R$2]=[.$M27];[.$C27];&quot;&quot;)">
            <text:p/>
          </table:table-cell>
          <table:table-cell table:style-name="ce130" table:formula="of:=IF([.S$2]=[.$M27];[.$C27];&quot;&quot;)">
            <text:p/>
          </table:table-cell>
          <table:table-cell table:style-name="ce143" table:formula="of:=IF([.T$2]=[.$M27];[.$C27];&quot;&quot;)">
            <text:p/>
          </table:table-cell>
          <table:table-cell table:formula="of:=IF([.U$2]=[.$M27];[.$C27];&quot;&quot;)">
            <text:p/>
          </table:table-cell>
          <table:table-cell table:formula="of:=IF([.V$2]=[.$M27];[.$C27];&quot;&quot;)">
            <text:p/>
          </table:table-cell>
          <table:table-cell table:formula="of:=IF([.W$2]=[.$M27];[.$C27];&quot;&quot;)">
            <text:p/>
          </table:table-cell>
          <table:table-cell table:formula="of:=IF([.X$2]=[.$M27];[.$C27];&quot;&quot;)">
            <text:p/>
          </table:table-cell>
          <table:table-cell table:formula="of:=IF([.Y$2]=[.$M27];[.$C27];&quot;&quot;)">
            <text:p/>
          </table:table-cell>
          <table:table-cell table:formula="of:=IF([.Z$2]=[.$M27];[.$C27];&quot;&quot;)">
            <text:p/>
          </table:table-cell>
          <table:table-cell table:formula="of:=IF([.AA$2]=[.$M27];[.$C27];&quot;&quot;)">
            <text:p/>
          </table:table-cell>
          <table:table-cell table:formula="of:=IF([.AB$2]=[.$M27];[.$C27];&quot;&quot;)">
            <text:p/>
          </table:table-cell>
          <table:table-cell table:formula="of:=IF([.AC$2]=[.$M27];[.$C27];&quot;&quot;)">
            <text:p/>
          </table:table-cell>
          <table:table-cell table:formula="of:=IF([.AD$2]=[.$M27];[.$C27];&quot;&quot;)">
            <text:p/>
          </table:table-cell>
          <table:table-cell table:formula="of:=IF([.AE$2]=[.$M27];[.$C27];&quot;&quot;)">
            <text:p/>
          </table:table-cell>
          <table:table-cell table:formula="of:=IF([.AF$2]=[.$M27];[.$C27];&quot;&quot;)">
            <text:p/>
          </table:table-cell>
          <table:table-cell table:formula="of:=IF([.AG$2]=[.$M27];[.$C27];&quot;&quot;)">
            <text:p/>
          </table:table-cell>
          <table:table-cell table:formula="of:=IF([.AH$2]=[.$M27];[.$C27];&quot;&quot;)">
            <text:p/>
          </table:table-cell>
          <table:table-cell table:formula="of:=IF([.AI$2]=[.$M27];[.$C27];&quot;&quot;)">
            <text:p/>
          </table:table-cell>
          <table:table-cell table:formula="of:=IF([.AJ$2]=[.$M27];[.$C27];&quot;&quot;)">
            <text:p/>
          </table:table-cell>
          <table:table-cell table:formula="of:=IF([.AK$2]=[.$M27];[.$C27];&quot;&quot;)">
            <text:p/>
          </table:table-cell>
          <table:table-cell table:formula="of:=IF([.AL$2]=[.$M27];[.$C27];&quot;&quot;)">
            <text:p/>
          </table:table-cell>
          <table:table-cell table:formula="of:=IF([.AM$2]=[.$M27];[.$C27];&quot;&quot;)">
            <text:p/>
          </table:table-cell>
          <table:table-cell table:formula="of:=IF([.AN$2]=[.$M27];[.$C27];&quot;&quot;)">
            <text:p/>
          </table:table-cell>
          <table:table-cell table:formula="of:=IF([.AO$2]=[.$M27];[.$C27];&quot;&quot;)">
            <text:p/>
          </table:table-cell>
          <table:table-cell table:formula="of:=IF([.AP$2]=[.$M27];[.$C27];&quot;&quot;)">
            <text:p/>
          </table:table-cell>
          <table:table-cell table:formula="of:=IF([.AQ$2]=[.$M27];[.$C27];&quot;&quot;)">
            <text:p/>
          </table:table-cell>
          <table:table-cell table:formula="of:=IF([.AR$2]=[.$M27];[.$C27];&quot;&quot;)">
            <text:p/>
          </table:table-cell>
          <table:table-cell table:formula="of:=IF([.AS$2]=[.$M27];[.$C27];&quot;&quot;)">
            <text:p/>
          </table:table-cell>
          <table:table-cell table:formula="of:=IF([.AT$2]=[.$M27];[.$C27];&quot;&quot;)">
            <text:p/>
          </table:table-cell>
          <table:table-cell table:formula="of:=IF([.AU$2]=[.$M27];[.$C27];&quot;&quot;)">
            <text:p/>
          </table:table-cell>
          <table:table-cell table:formula="of:=IF([.AV$2]=[.$M27];[.$C27];&quot;&quot;)">
            <text:p/>
          </table:table-cell>
          <table:table-cell table:formula="of:=IF([.AW$2]=[.$M27];[.$C27];&quot;&quot;)">
            <text:p/>
          </table:table-cell>
          <table:table-cell table:formula="of:=IF([.AX$2]=[.$M27];[.$C27];&quot;&quot;)">
            <text:p/>
          </table:table-cell>
          <table:table-cell table:formula="of:=IF([.AY$2]=[.$M27];[.$C27];&quot;&quot;)">
            <text:p/>
          </table:table-cell>
          <table:table-cell table:formula="of:=IF([.AZ$2]=[.$M27];[.$C27];&quot;&quot;)">
            <text:p/>
          </table:table-cell>
          <table:table-cell table:formula="of:=IF([.BA$2]=[.$M27];[.$C27];&quot;&quot;)">
            <text:p/>
          </table:table-cell>
          <table:table-cell table:formula="of:=IF([.BB$2]=[.$M27];[.$C27];&quot;&quot;)">
            <text:p/>
          </table:table-cell>
          <table:table-cell table:formula="of:=IF([.BC$2]=[.$M27];[.$C27];&quot;&quot;)">
            <text:p/>
          </table:table-cell>
          <table:table-cell table:formula="of:=IF([.BD$2]=[.$M27];[.$C27];&quot;&quot;)">
            <text:p/>
          </table:table-cell>
          <table:table-cell table:formula="of:=IF([.BE$2]=[.$M27];[.$C27];&quot;&quot;)">
            <text:p/>
          </table:table-cell>
          <table:table-cell table:formula="of:=IF([.BF$2]=[.$M27];[.$C27];&quot;&quot;)">
            <text:p/>
          </table:table-cell>
          <table:table-cell table:formula="of:=IF([.BG$2]=[.$M27];[.$C27];&quot;&quot;)">
            <text:p/>
          </table:table-cell>
          <table:table-cell table:formula="of:=IF([.BH$2]=[.$M27];[.$C27];&quot;&quot;)">
            <text:p/>
          </table:table-cell>
          <table:table-cell table:formula="of:=IF([.BI$2]=[.$M27];[.$C27];&quot;&quot;)">
            <text:p/>
          </table:table-cell>
          <table:table-cell table:formula="of:=IF([.BJ$2]=[.$M27];[.$C27];&quot;&quot;)">
            <text:p/>
          </table:table-cell>
          <table:table-cell table:formula="of:=IF([.BK$2]=[.$M27];[.$C27];&quot;&quot;)">
            <text:p/>
          </table:table-cell>
          <table:table-cell table:formula="of:=IF([.BL$2]=[.$M27];[.$C27];&quot;&quot;)">
            <text:p/>
          </table:table-cell>
          <table:table-cell table:formula="of:=IF([.BM$2]=[.$M27];[.$C27];&quot;&quot;)">
            <text:p/>
          </table:table-cell>
          <table:table-cell table:formula="of:=IF([.BN$2]=[.$M27];[.$C27];&quot;&quot;)">
            <text:p/>
          </table:table-cell>
          <table:table-cell table:formula="of:=IF([.BO$2]=[.$M27];[.$C27];&quot;&quot;)">
            <text:p/>
          </table:table-cell>
          <table:table-cell table:formula="of:=IF([.BP$2]=[.$M27];[.$C27];&quot;&quot;)">
            <text:p/>
          </table:table-cell>
          <table:table-cell table:formula="of:=IF([.BQ$2]=[.$M27];[.$C27];&quot;&quot;)">
            <text:p/>
          </table:table-cell>
          <table:table-cell table:formula="of:=IF([.BR$2]=[.$M27];[.$C27];&quot;&quot;)">
            <text:p/>
          </table:table-cell>
          <table:table-cell table:formula="of:=IF([.BS$2]=[.$M27];[.$C27];&quot;&quot;)">
            <text:p/>
          </table:table-cell>
          <table:table-cell table:formula="of:=IF([.BT$2]=[.$M27];[.$C27];&quot;&quot;)">
            <text:p/>
          </table:table-cell>
          <table:table-cell table:formula="of:=IF([.BU$2]=[.$M27];[.$C27];&quot;&quot;)">
            <text:p/>
          </table:table-cell>
          <table:table-cell table:formula="of:=IF([.BV$2]=[.$M27];[.$C27];&quot;&quot;)">
            <text:p/>
          </table:table-cell>
          <table:table-cell table:formula="of:=IF([.BW$2]=[.$M27];[.$C27];&quot;&quot;)">
            <text:p/>
          </table:table-cell>
          <table:table-cell table:formula="of:=IF([.BX$2]=[.$M27];[.$C27];&quot;&quot;)">
            <text:p/>
          </table:table-cell>
          <table:table-cell table:formula="of:=IF([.BY$2]=[.$M27];[.$C27];&quot;&quot;)">
            <text:p/>
          </table:table-cell>
          <table:table-cell table:formula="of:=IF([.BZ$2]=[.$M27];[.$C27];&quot;&quot;)">
            <text:p/>
          </table:table-cell>
          <table:table-cell table:formula="of:=IF([.CA$2]=[.$M27];[.$C27];&quot;&quot;)">
            <text:p/>
          </table:table-cell>
          <table:table-cell table:formula="of:=IF([.CB$2]=[.$M27];[.$C27];&quot;&quot;)">
            <text:p/>
          </table:table-cell>
          <table:table-cell table:formula="of:=IF([.CC$2]=[.$M27];[.$C27];&quot;&quot;)">
            <text:p/>
          </table:table-cell>
          <table:table-cell table:formula="of:=IF([.CD$2]=[.$M27];[.$C27];&quot;&quot;)">
            <text:p/>
          </table:table-cell>
          <table:table-cell table:formula="of:=IF([.CE$2]=[.$M27];[.$C27];&quot;&quot;)">
            <text:p/>
          </table:table-cell>
          <table:table-cell table:formula="of:=IF([.CF$2]=[.$M27];[.$C27];&quot;&quot;)">
            <text:p/>
          </table:table-cell>
          <table:table-cell table:formula="of:=IF([.CG$2]=[.$M27];[.$C27];&quot;&quot;)">
            <text:p/>
          </table:table-cell>
          <table:table-cell table:formula="of:=IF([.CH$2]=[.$M27];[.$C27];&quot;&quot;)">
            <text:p/>
          </table:table-cell>
          <table:table-cell table:formula="of:=IF([.CI$2]=[.$M27];[.$C27];&quot;&quot;)">
            <text:p/>
          </table:table-cell>
          <table:table-cell table:formula="of:=IF([.CJ$2]=[.$M27];[.$C27];&quot;&quot;)">
            <text:p/>
          </table:table-cell>
          <table:table-cell table:formula="of:=IF([.CK$2]=[.$M27];[.$C27];&quot;&quot;)">
            <text:p/>
          </table:table-cell>
          <table:table-cell table:formula="of:=IF([.CL$2]=[.$M27];[.$C27];&quot;&quot;)">
            <text:p/>
          </table:table-cell>
          <table:table-cell table:formula="of:=IF([.CM$2]=[.$M27];[.$C27];&quot;&quot;)">
            <text:p/>
          </table:table-cell>
          <table:table-cell table:style-name="ce155" table:formula="of:=IF([.CN$2]=[.$M27];[.$C27];&quot;&quot;)">
            <text:p/>
          </table:table-cell>
          <table:table-cell table:style-name="ce131" table:formula="of:=IF([.CO$2]=[.$M27];[.$C27];&quot;&quot;)">
            <text:p/>
          </table:table-cell>
          <table:table-cell table:style-name="ce131" table:formula="of:=IF([.CP$2]=[.$M27];[.$C27];&quot;&quot;)">
            <text:p/>
          </table:table-cell>
          <table:table-cell table:style-name="ce131" table:formula="of:=IF([.CQ$2]=[.$M27];[.$C27];&quot;&quot;)">
            <text:p/>
          </table:table-cell>
          <table:table-cell table:style-name="ce131" table:formula="of:=IF([.CR$2]=[.$M27];[.$C27];&quot;&quot;)">
            <text:p/>
          </table:table-cell>
          <table:table-cell table:style-name="ce131" table:formula="of:=IF([.CS$2]=[.$M27];[.$C27];&quot;&quot;)">
            <text:p/>
          </table:table-cell>
          <table:table-cell table:style-name="ce131" table:formula="of:=IF([.CT$2]=[.$M27];[.$C27];&quot;&quot;)">
            <text:p/>
          </table:table-cell>
          <table:table-cell table:style-name="ce160" table:formula="of:=IF([.CU$2]=[.$M27];[.$C27];&quot;&quot;)">
            <text:p/>
          </table:table-cell>
          <table:table-cell table:formula="of:=IF([.CV$2]=[.$M27];[.$C27];&quot;&quot;)">
            <text:p/>
          </table:table-cell>
          <table:table-cell table:formula="of:=IF([.CW$2]=[.$M27];[.$C27];&quot;&quot;)">
            <text:p/>
          </table:table-cell>
          <table:table-cell table:formula="of:=IF([.CX$2]=[.$M27];[.$C27];&quot;&quot;)">
            <text:p/>
          </table:table-cell>
          <table:table-cell table:style-name="ce154" table:formula="of:=IF([.CY$2]=[.$M27];CONCATENATE([.$C27];[.$F27]);&quot;&quot;)" office:value-type="string" office:string-value="3t" calcext:value-type="string">
            <text:p>3t</text:p>
          </table:table-cell>
          <table:table-cell table:style-name="ce131" table:formula="of:=IF([.CZ$2]=[.$M27];[.$C27];&quot;&quot;)">
            <text:p/>
          </table:table-cell>
          <table:table-cell table:style-name="ce131" table:formula="of:=IF([.DA$2]=[.$M27];[.$C27];&quot;&quot;)">
            <text:p/>
          </table:table-cell>
          <table:table-cell table:style-name="ce160" table:formula="of:=IF([.DB$2]=[.$M27];[.$C27];&quot;&quot;)">
            <text:p/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Empire_CaptureRepairb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екретная ремонтная база</text:p>
          </table:table-cell>
          <table:table-cell office:value-type="float" office:value="0.4" calcext:value-type="float">
            <text:p>0,4</text:p>
          </table:table-cell>
          <table:table-cell table:formula="of:=VLOOKUP([.G28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28];[.$G$2:.$J$4];[.C28]-1)+VLOOKUP([.G28];[.$G$2:.$J$4];[.C28]-1)*[.E28];VLOOKUP([.G28];[.$G$2:.$L$4];6))"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table:formula="of:=IF([.I28]=&quot;e&quot;;SQRT(POWER([.$K$26]-[.K28];2)+POWER([.$L$26]-[.L28];2));IF([.I28]=&quot;f&quot;;SQRT(POWER([.$K$40]-[.K28];2)+POWER([.$L$40]-[.L28];2));IF([.I28]=&quot;j&quot;;SQRT(POWER([.$K$64]-[.K28];2)+POWER([.$L$64]-[.L28];2));0)))" office:value-type="float" office:value="11.5351636312625" calcext:value-type="float">
            <text:p>11,54</text:p>
          </table:table-cell>
          <table:table-cell office:value-type="float" office:value="21.9" calcext:value-type="float">
            <text:p>21,9</text:p>
          </table:table-cell>
          <table:table-cell office:value-type="float" office:value="11.8" calcext:value-type="float">
            <text:p>11,8</text:p>
          </table:table-cell>
          <table:table-cell table:formula="of:=MROUND([.K28];1)" office:value-type="float" office:value="22" calcext:value-type="float">
            <text:p>22</text:p>
          </table:table-cell>
          <table:table-cell table:formula="of:=MROUND([.L28];1)" office:value-type="float" office:value="12" calcext:value-type="float">
            <text:p>12</text:p>
          </table:table-cell>
          <table:table-cell/>
          <table:table-cell table:style-name="ce136" table:formula="of:=IF([.P$2]=[.$M28];[.$C28];&quot;&quot;)">
            <text:p/>
          </table:table-cell>
          <table:table-cell table:style-name="ce130" table:formula="of:=IF([.Q$2]=[.$M28];[.$C28];&quot;&quot;)">
            <text:p/>
          </table:table-cell>
          <table:table-cell table:style-name="ce130" table:formula="of:=IF([.R$2]=[.$M28];[.$C28];&quot;&quot;)">
            <text:p/>
          </table:table-cell>
          <table:table-cell table:style-name="ce130" table:formula="of:=IF([.S$2]=[.$M28];[.$C28];&quot;&quot;)">
            <text:p/>
          </table:table-cell>
          <table:table-cell table:style-name="ce143" table:formula="of:=IF([.T$2]=[.$M28];[.$C28];&quot;&quot;)">
            <text:p/>
          </table:table-cell>
          <table:table-cell table:formula="of:=IF([.U$2]=[.$M28];[.$C28];&quot;&quot;)">
            <text:p/>
          </table:table-cell>
          <table:table-cell table:formula="of:=IF([.V$2]=[.$M28];[.$C28];&quot;&quot;)">
            <text:p/>
          </table:table-cell>
          <table:table-cell table:formula="of:=IF([.W$2]=[.$M28];[.$C28];&quot;&quot;)">
            <text:p/>
          </table:table-cell>
          <table:table-cell table:formula="of:=IF([.X$2]=[.$M28];[.$C28];&quot;&quot;)">
            <text:p/>
          </table:table-cell>
          <table:table-cell table:formula="of:=IF([.Y$2]=[.$M28];[.$C28];&quot;&quot;)">
            <text:p/>
          </table:table-cell>
          <table:table-cell table:formula="of:=IF([.Z$2]=[.$M28];[.$C28];&quot;&quot;)">
            <text:p/>
          </table:table-cell>
          <table:table-cell table:formula="of:=IF([.AA$2]=[.$M28];[.$C28];&quot;&quot;)">
            <text:p/>
          </table:table-cell>
          <table:table-cell table:style-name="ce135" table:formula="of:=IF([.AB$2]=[.$M28];[.$C28];&quot;&quot;)">
            <text:p/>
          </table:table-cell>
          <table:table-cell table:style-name="ce141" table:formula="of:=IF([.AC$2]=[.$M28];[.$C28];&quot;&quot;)">
            <text:p/>
          </table:table-cell>
          <table:table-cell table:style-name="ce137" table:formula="of:=IF([.AD$2]=[.$M28];CONCATENATE([.$C28];[.$F28]);&quot;&quot;)" office:value-type="string" office:string-value="3t" calcext:value-type="string">
            <text:p>3t</text:p>
          </table:table-cell>
          <table:table-cell table:formula="of:=IF([.AE$2]=[.$M28];[.$C28];&quot;&quot;)">
            <text:p/>
          </table:table-cell>
          <table:table-cell table:formula="of:=IF([.AF$2]=[.$M28];[.$C28];&quot;&quot;)">
            <text:p/>
          </table:table-cell>
          <table:table-cell table:formula="of:=IF([.AG$2]=[.$M28];[.$C28];&quot;&quot;)">
            <text:p/>
          </table:table-cell>
          <table:table-cell table:formula="of:=IF([.AH$2]=[.$M28];[.$C28];&quot;&quot;)">
            <text:p/>
          </table:table-cell>
          <table:table-cell table:formula="of:=IF([.AI$2]=[.$M28];[.$C28];&quot;&quot;)">
            <text:p/>
          </table:table-cell>
          <table:table-cell table:formula="of:=IF([.AJ$2]=[.$M28];[.$C28];&quot;&quot;)">
            <text:p/>
          </table:table-cell>
          <table:table-cell table:formula="of:=IF([.AK$2]=[.$M28];[.$C28];&quot;&quot;)">
            <text:p/>
          </table:table-cell>
          <table:table-cell table:formula="of:=IF([.AL$2]=[.$M28];[.$C28];&quot;&quot;)">
            <text:p/>
          </table:table-cell>
          <table:table-cell table:formula="of:=IF([.AM$2]=[.$M28];[.$C28];&quot;&quot;)">
            <text:p/>
          </table:table-cell>
          <table:table-cell table:formula="of:=IF([.AN$2]=[.$M28];[.$C28];&quot;&quot;)">
            <text:p/>
          </table:table-cell>
          <table:table-cell table:formula="of:=IF([.AO$2]=[.$M28];[.$C28];&quot;&quot;)">
            <text:p/>
          </table:table-cell>
          <table:table-cell table:formula="of:=IF([.AP$2]=[.$M28];[.$C28];&quot;&quot;)">
            <text:p/>
          </table:table-cell>
          <table:table-cell table:formula="of:=IF([.AQ$2]=[.$M28];[.$C28];&quot;&quot;)">
            <text:p/>
          </table:table-cell>
          <table:table-cell table:formula="of:=IF([.AR$2]=[.$M28];[.$C28];&quot;&quot;)">
            <text:p/>
          </table:table-cell>
          <table:table-cell table:formula="of:=IF([.AS$2]=[.$M28];[.$C28];&quot;&quot;)">
            <text:p/>
          </table:table-cell>
          <table:table-cell table:formula="of:=IF([.AT$2]=[.$M28];[.$C28];&quot;&quot;)">
            <text:p/>
          </table:table-cell>
          <table:table-cell table:formula="of:=IF([.AU$2]=[.$M28];[.$C28];&quot;&quot;)">
            <text:p/>
          </table:table-cell>
          <table:table-cell table:formula="of:=IF([.AV$2]=[.$M28];[.$C28];&quot;&quot;)">
            <text:p/>
          </table:table-cell>
          <table:table-cell table:formula="of:=IF([.AW$2]=[.$M28];[.$C28];&quot;&quot;)">
            <text:p/>
          </table:table-cell>
          <table:table-cell table:formula="of:=IF([.AX$2]=[.$M28];[.$C28];&quot;&quot;)">
            <text:p/>
          </table:table-cell>
          <table:table-cell table:formula="of:=IF([.AY$2]=[.$M28];[.$C28];&quot;&quot;)">
            <text:p/>
          </table:table-cell>
          <table:table-cell table:formula="of:=IF([.AZ$2]=[.$M28];[.$C28];&quot;&quot;)">
            <text:p/>
          </table:table-cell>
          <table:table-cell table:formula="of:=IF([.BA$2]=[.$M28];[.$C28];&quot;&quot;)">
            <text:p/>
          </table:table-cell>
          <table:table-cell table:formula="of:=IF([.BB$2]=[.$M28];[.$C28];&quot;&quot;)">
            <text:p/>
          </table:table-cell>
          <table:table-cell table:formula="of:=IF([.BC$2]=[.$M28];[.$C28];&quot;&quot;)">
            <text:p/>
          </table:table-cell>
          <table:table-cell table:formula="of:=IF([.BD$2]=[.$M28];[.$C28];&quot;&quot;)">
            <text:p/>
          </table:table-cell>
          <table:table-cell table:formula="of:=IF([.BE$2]=[.$M28];[.$C28];&quot;&quot;)">
            <text:p/>
          </table:table-cell>
          <table:table-cell table:formula="of:=IF([.BF$2]=[.$M28];[.$C28];&quot;&quot;)">
            <text:p/>
          </table:table-cell>
          <table:table-cell table:formula="of:=IF([.BG$2]=[.$M28];[.$C28];&quot;&quot;)">
            <text:p/>
          </table:table-cell>
          <table:table-cell table:formula="of:=IF([.BH$2]=[.$M28];[.$C28];&quot;&quot;)">
            <text:p/>
          </table:table-cell>
          <table:table-cell table:formula="of:=IF([.BI$2]=[.$M28];[.$C28];&quot;&quot;)">
            <text:p/>
          </table:table-cell>
          <table:table-cell table:formula="of:=IF([.BJ$2]=[.$M28];[.$C28];&quot;&quot;)">
            <text:p/>
          </table:table-cell>
          <table:table-cell table:formula="of:=IF([.BK$2]=[.$M28];[.$C28];&quot;&quot;)">
            <text:p/>
          </table:table-cell>
          <table:table-cell table:formula="of:=IF([.BL$2]=[.$M28];[.$C28];&quot;&quot;)">
            <text:p/>
          </table:table-cell>
          <table:table-cell table:formula="of:=IF([.BM$2]=[.$M28];[.$C28];&quot;&quot;)">
            <text:p/>
          </table:table-cell>
          <table:table-cell table:formula="of:=IF([.BN$2]=[.$M28];[.$C28];&quot;&quot;)">
            <text:p/>
          </table:table-cell>
          <table:table-cell table:formula="of:=IF([.BO$2]=[.$M28];[.$C28];&quot;&quot;)">
            <text:p/>
          </table:table-cell>
          <table:table-cell table:formula="of:=IF([.BP$2]=[.$M28];[.$C28];&quot;&quot;)">
            <text:p/>
          </table:table-cell>
          <table:table-cell table:formula="of:=IF([.BQ$2]=[.$M28];[.$C28];&quot;&quot;)">
            <text:p/>
          </table:table-cell>
          <table:table-cell table:formula="of:=IF([.BR$2]=[.$M28];[.$C28];&quot;&quot;)">
            <text:p/>
          </table:table-cell>
          <table:table-cell table:formula="of:=IF([.BS$2]=[.$M28];[.$C28];&quot;&quot;)">
            <text:p/>
          </table:table-cell>
          <table:table-cell table:formula="of:=IF([.BT$2]=[.$M28];[.$C28];&quot;&quot;)">
            <text:p/>
          </table:table-cell>
          <table:table-cell table:formula="of:=IF([.BU$2]=[.$M28];[.$C28];&quot;&quot;)">
            <text:p/>
          </table:table-cell>
          <table:table-cell table:formula="of:=IF([.BV$2]=[.$M28];[.$C28];&quot;&quot;)">
            <text:p/>
          </table:table-cell>
          <table:table-cell table:formula="of:=IF([.BW$2]=[.$M28];[.$C28];&quot;&quot;)">
            <text:p/>
          </table:table-cell>
          <table:table-cell table:formula="of:=IF([.BX$2]=[.$M28];[.$C28];&quot;&quot;)">
            <text:p/>
          </table:table-cell>
          <table:table-cell table:formula="of:=IF([.BY$2]=[.$M28];[.$C28];&quot;&quot;)">
            <text:p/>
          </table:table-cell>
          <table:table-cell table:formula="of:=IF([.BZ$2]=[.$M28];[.$C28];&quot;&quot;)">
            <text:p/>
          </table:table-cell>
          <table:table-cell table:formula="of:=IF([.CA$2]=[.$M28];[.$C28];&quot;&quot;)">
            <text:p/>
          </table:table-cell>
          <table:table-cell table:formula="of:=IF([.CB$2]=[.$M28];[.$C28];&quot;&quot;)">
            <text:p/>
          </table:table-cell>
          <table:table-cell table:formula="of:=IF([.CC$2]=[.$M28];[.$C28];&quot;&quot;)">
            <text:p/>
          </table:table-cell>
          <table:table-cell table:formula="of:=IF([.CD$2]=[.$M28];[.$C28];&quot;&quot;)">
            <text:p/>
          </table:table-cell>
          <table:table-cell table:formula="of:=IF([.CE$2]=[.$M28];[.$C28];&quot;&quot;)">
            <text:p/>
          </table:table-cell>
          <table:table-cell table:formula="of:=IF([.CF$2]=[.$M28];[.$C28];&quot;&quot;)">
            <text:p/>
          </table:table-cell>
          <table:table-cell table:formula="of:=IF([.CG$2]=[.$M28];[.$C28];&quot;&quot;)">
            <text:p/>
          </table:table-cell>
          <table:table-cell table:formula="of:=IF([.CH$2]=[.$M28];[.$C28];&quot;&quot;)">
            <text:p/>
          </table:table-cell>
          <table:table-cell table:formula="of:=IF([.CI$2]=[.$M28];[.$C28];&quot;&quot;)">
            <text:p/>
          </table:table-cell>
          <table:table-cell table:formula="of:=IF([.CJ$2]=[.$M28];[.$C28];&quot;&quot;)">
            <text:p/>
          </table:table-cell>
          <table:table-cell table:formula="of:=IF([.CK$2]=[.$M28];[.$C28];&quot;&quot;)">
            <text:p/>
          </table:table-cell>
          <table:table-cell table:formula="of:=IF([.CL$2]=[.$M28];[.$C28];&quot;&quot;)">
            <text:p/>
          </table:table-cell>
          <table:table-cell table:formula="of:=IF([.CM$2]=[.$M28];[.$C28];&quot;&quot;)">
            <text:p/>
          </table:table-cell>
          <table:table-cell table:style-name="ce155" table:formula="of:=IF([.CN$2]=[.$M28];[.$C28];&quot;&quot;)">
            <text:p/>
          </table:table-cell>
          <table:table-cell table:style-name="ce131" table:formula="of:=IF([.CO$2]=[.$M28];[.$C28];&quot;&quot;)">
            <text:p/>
          </table:table-cell>
          <table:table-cell table:style-name="ce131" table:formula="of:=IF([.CP$2]=[.$M28];[.$C28];&quot;&quot;)">
            <text:p/>
          </table:table-cell>
          <table:table-cell table:style-name="ce131" table:formula="of:=IF([.CQ$2]=[.$M28];[.$C28];&quot;&quot;)">
            <text:p/>
          </table:table-cell>
          <table:table-cell table:style-name="ce131" table:formula="of:=IF([.CR$2]=[.$M28];[.$C28];&quot;&quot;)">
            <text:p/>
          </table:table-cell>
          <table:table-cell table:style-name="ce131" table:formula="of:=IF([.CS$2]=[.$M28];[.$C28];&quot;&quot;)">
            <text:p/>
          </table:table-cell>
          <table:table-cell table:style-name="ce131" table:formula="of:=IF([.CT$2]=[.$M28];[.$C28];&quot;&quot;)">
            <text:p/>
          </table:table-cell>
          <table:table-cell table:style-name="ce160" table:formula="of:=IF([.CU$2]=[.$M28];[.$C28];&quot;&quot;)">
            <text:p/>
          </table:table-cell>
          <table:table-cell table:formula="of:=IF([.CV$2]=[.$M28];[.$C28];&quot;&quot;)">
            <text:p/>
          </table:table-cell>
          <table:table-cell table:formula="of:=IF([.CW$2]=[.$M28];[.$C28];&quot;&quot;)">
            <text:p/>
          </table:table-cell>
          <table:table-cell table:formula="of:=IF([.CX$2]=[.$M28];[.$C28];&quot;&quot;)">
            <text:p/>
          </table:table-cell>
          <table:table-cell table:style-name="ce155" table:formula="of:=IF([.CY$2]=[.$M28];[.$C28];&quot;&quot;)">
            <text:p/>
          </table:table-cell>
          <table:table-cell table:style-name="ce131" table:formula="of:=IF([.CZ$2]=[.$M28];[.$C28];&quot;&quot;)">
            <text:p/>
          </table:table-cell>
          <table:table-cell table:style-name="ce131" table:formula="of:=IF([.DA$2]=[.$M28];[.$C28];&quot;&quot;)">
            <text:p/>
          </table:table-cell>
          <table:table-cell table:style-name="ce160" table:formula="of:=IF([.DB$2]=[.$M28];[.$C28];&quot;&quot;)">
            <text:p/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Federation_CaribWaterharvest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обальтовые шахты</text:p>
          </table:table-cell>
          <table:table-cell office:value-type="float" office:value="0.857" calcext:value-type="float">
            <text:p>0,857</text:p>
          </table:table-cell>
          <table:table-cell table:formula="of:=VLOOKUP([.G29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29];[.$G$2:.$J$4];[.C29]-1)+VLOOKUP([.G29];[.$G$2:.$J$4];[.C29]-1)*[.E29];VLOOKUP([.G29];[.$G$2:.$L$4];6))" office:value-type="float" office:value="185700" calcext:value-type="float">
            <text:p>185 700</text:p>
          </table:table-cell>
          <table:table-cell table:style-name="ce131" office:value-type="string" calcext:value-type="string">
            <text:p>f</text:p>
          </table:table-cell>
          <table:table-cell table:formula="of:=IF([.I29]=&quot;e&quot;;SQRT(POWER([.$K$26]-[.K29];2)+POWER([.$L$26]-[.L29];2));IF([.I29]=&quot;f&quot;;SQRT(POWER([.$K$40]-[.K29];2)+POWER([.$L$40]-[.L29];2));IF([.I29]=&quot;j&quot;;SQRT(POWER([.$K$64]-[.K29];2)+POWER([.$L$64]-[.L29];2));0)))" office:value-type="float" office:value="10.5109466747767" calcext:value-type="float">
            <text:p>10,51</text:p>
          </table:table-cell>
          <table:table-cell office:value-type="float" office:value="87.9" calcext:value-type="float">
            <text:p>87,9</text:p>
          </table:table-cell>
          <table:table-cell office:value-type="float" office:value="12.1" calcext:value-type="float">
            <text:p>12,1</text:p>
          </table:table-cell>
          <table:table-cell table:formula="of:=MROUND([.K29];1)" office:value-type="float" office:value="88" calcext:value-type="float">
            <text:p>88</text:p>
          </table:table-cell>
          <table:table-cell table:formula="of:=MROUND([.L29];1)" office:value-type="float" office:value="12" calcext:value-type="float">
            <text:p>12</text:p>
          </table:table-cell>
          <table:table-cell/>
          <table:table-cell table:style-name="ce136" table:formula="of:=IF([.P$2]=[.$M29];[.$C29];&quot;&quot;)">
            <text:p/>
          </table:table-cell>
          <table:table-cell table:style-name="ce130" table:formula="of:=IF([.Q$2]=[.$M29];[.$C29];&quot;&quot;)">
            <text:p/>
          </table:table-cell>
          <table:table-cell table:style-name="ce130" table:formula="of:=IF([.R$2]=[.$M29];[.$C29];&quot;&quot;)">
            <text:p/>
          </table:table-cell>
          <table:table-cell table:style-name="ce130" table:formula="of:=IF([.S$2]=[.$M29];[.$C29];&quot;&quot;)">
            <text:p/>
          </table:table-cell>
          <table:table-cell table:style-name="ce143" table:formula="of:=IF([.T$2]=[.$M29];[.$C29];&quot;&quot;)">
            <text:p/>
          </table:table-cell>
          <table:table-cell table:formula="of:=IF([.U$2]=[.$M29];[.$C29];&quot;&quot;)">
            <text:p/>
          </table:table-cell>
          <table:table-cell table:formula="of:=IF([.V$2]=[.$M29];[.$C29];&quot;&quot;)">
            <text:p/>
          </table:table-cell>
          <table:table-cell table:formula="of:=IF([.W$2]=[.$M29];[.$C29];&quot;&quot;)">
            <text:p/>
          </table:table-cell>
          <table:table-cell table:formula="of:=IF([.X$2]=[.$M29];[.$C29];&quot;&quot;)">
            <text:p/>
          </table:table-cell>
          <table:table-cell table:formula="of:=IF([.Y$2]=[.$M29];[.$C29];&quot;&quot;)">
            <text:p/>
          </table:table-cell>
          <table:table-cell table:formula="of:=IF([.Z$2]=[.$M29];[.$C29];&quot;&quot;)">
            <text:p/>
          </table:table-cell>
          <table:table-cell table:formula="of:=IF([.AA$2]=[.$M29];[.$C29];&quot;&quot;)">
            <text:p/>
          </table:table-cell>
          <table:table-cell table:style-name="ce136" table:formula="of:=IF([.AB$2]=[.$M29];[.$C29];&quot;&quot;)">
            <text:p/>
          </table:table-cell>
          <table:table-cell table:style-name="ce130" table:formula="of:=IF([.AC$2]=[.$M29];[.$C29];&quot;&quot;)">
            <text:p/>
          </table:table-cell>
          <table:table-cell table:style-name="ce143" table:formula="of:=IF([.AD$2]=[.$M29];[.$C29];&quot;&quot;)">
            <text:p/>
          </table:table-cell>
          <table:table-cell table:formula="of:=IF([.AE$2]=[.$M29];[.$C29];&quot;&quot;)">
            <text:p/>
          </table:table-cell>
          <table:table-cell table:formula="of:=IF([.AF$2]=[.$M29];[.$C29];&quot;&quot;)">
            <text:p/>
          </table:table-cell>
          <table:table-cell table:formula="of:=IF([.AG$2]=[.$M29];[.$C29];&quot;&quot;)">
            <text:p/>
          </table:table-cell>
          <table:table-cell table:formula="of:=IF([.AH$2]=[.$M29];[.$C29];&quot;&quot;)">
            <text:p/>
          </table:table-cell>
          <table:table-cell table:formula="of:=IF([.AI$2]=[.$M29];[.$C29];&quot;&quot;)">
            <text:p/>
          </table:table-cell>
          <table:table-cell table:formula="of:=IF([.AJ$2]=[.$M29];[.$C29];&quot;&quot;)">
            <text:p/>
          </table:table-cell>
          <table:table-cell table:formula="of:=IF([.AK$2]=[.$M29];[.$C29];&quot;&quot;)">
            <text:p/>
          </table:table-cell>
          <table:table-cell table:formula="of:=IF([.AL$2]=[.$M29];[.$C29];&quot;&quot;)">
            <text:p/>
          </table:table-cell>
          <table:table-cell table:formula="of:=IF([.AM$2]=[.$M29];[.$C29];&quot;&quot;)">
            <text:p/>
          </table:table-cell>
          <table:table-cell table:formula="of:=IF([.AN$2]=[.$M29];[.$C29];&quot;&quot;)">
            <text:p/>
          </table:table-cell>
          <table:table-cell table:formula="of:=IF([.AO$2]=[.$M29];[.$C29];&quot;&quot;)">
            <text:p/>
          </table:table-cell>
          <table:table-cell table:formula="of:=IF([.AP$2]=[.$M29];[.$C29];&quot;&quot;)">
            <text:p/>
          </table:table-cell>
          <table:table-cell table:formula="of:=IF([.AQ$2]=[.$M29];[.$C29];&quot;&quot;)">
            <text:p/>
          </table:table-cell>
          <table:table-cell table:formula="of:=IF([.AR$2]=[.$M29];[.$C29];&quot;&quot;)">
            <text:p/>
          </table:table-cell>
          <table:table-cell table:formula="of:=IF([.AS$2]=[.$M29];[.$C29];&quot;&quot;)">
            <text:p/>
          </table:table-cell>
          <table:table-cell table:formula="of:=IF([.AT$2]=[.$M29];[.$C29];&quot;&quot;)">
            <text:p/>
          </table:table-cell>
          <table:table-cell table:formula="of:=IF([.AU$2]=[.$M29];[.$C29];&quot;&quot;)">
            <text:p/>
          </table:table-cell>
          <table:table-cell table:formula="of:=IF([.AV$2]=[.$M29];[.$C29];&quot;&quot;)">
            <text:p/>
          </table:table-cell>
          <table:table-cell table:formula="of:=IF([.AW$2]=[.$M29];[.$C29];&quot;&quot;)">
            <text:p/>
          </table:table-cell>
          <table:table-cell table:formula="of:=IF([.AX$2]=[.$M29];[.$C29];&quot;&quot;)">
            <text:p/>
          </table:table-cell>
          <table:table-cell table:formula="of:=IF([.AY$2]=[.$M29];[.$C29];&quot;&quot;)">
            <text:p/>
          </table:table-cell>
          <table:table-cell table:formula="of:=IF([.AZ$2]=[.$M29];[.$C29];&quot;&quot;)">
            <text:p/>
          </table:table-cell>
          <table:table-cell table:formula="of:=IF([.BA$2]=[.$M29];[.$C29];&quot;&quot;)">
            <text:p/>
          </table:table-cell>
          <table:table-cell table:formula="of:=IF([.BB$2]=[.$M29];[.$C29];&quot;&quot;)">
            <text:p/>
          </table:table-cell>
          <table:table-cell table:formula="of:=IF([.BC$2]=[.$M29];[.$C29];&quot;&quot;)">
            <text:p/>
          </table:table-cell>
          <table:table-cell table:formula="of:=IF([.BD$2]=[.$M29];[.$C29];&quot;&quot;)">
            <text:p/>
          </table:table-cell>
          <table:table-cell table:formula="of:=IF([.BE$2]=[.$M29];[.$C29];&quot;&quot;)">
            <text:p/>
          </table:table-cell>
          <table:table-cell table:formula="of:=IF([.BF$2]=[.$M29];[.$C29];&quot;&quot;)">
            <text:p/>
          </table:table-cell>
          <table:table-cell table:formula="of:=IF([.BG$2]=[.$M29];[.$C29];&quot;&quot;)">
            <text:p/>
          </table:table-cell>
          <table:table-cell table:formula="of:=IF([.BH$2]=[.$M29];[.$C29];&quot;&quot;)">
            <text:p/>
          </table:table-cell>
          <table:table-cell table:formula="of:=IF([.BI$2]=[.$M29];[.$C29];&quot;&quot;)">
            <text:p/>
          </table:table-cell>
          <table:table-cell table:formula="of:=IF([.BJ$2]=[.$M29];[.$C29];&quot;&quot;)">
            <text:p/>
          </table:table-cell>
          <table:table-cell table:formula="of:=IF([.BK$2]=[.$M29];[.$C29];&quot;&quot;)">
            <text:p/>
          </table:table-cell>
          <table:table-cell table:formula="of:=IF([.BL$2]=[.$M29];[.$C29];&quot;&quot;)">
            <text:p/>
          </table:table-cell>
          <table:table-cell table:formula="of:=IF([.BM$2]=[.$M29];[.$C29];&quot;&quot;)">
            <text:p/>
          </table:table-cell>
          <table:table-cell table:formula="of:=IF([.BN$2]=[.$M29];[.$C29];&quot;&quot;)">
            <text:p/>
          </table:table-cell>
          <table:table-cell table:formula="of:=IF([.BO$2]=[.$M29];[.$C29];&quot;&quot;)">
            <text:p/>
          </table:table-cell>
          <table:table-cell table:formula="of:=IF([.BP$2]=[.$M29];[.$C29];&quot;&quot;)">
            <text:p/>
          </table:table-cell>
          <table:table-cell table:formula="of:=IF([.BQ$2]=[.$M29];[.$C29];&quot;&quot;)">
            <text:p/>
          </table:table-cell>
          <table:table-cell table:formula="of:=IF([.BR$2]=[.$M29];[.$C29];&quot;&quot;)">
            <text:p/>
          </table:table-cell>
          <table:table-cell table:formula="of:=IF([.BS$2]=[.$M29];[.$C29];&quot;&quot;)">
            <text:p/>
          </table:table-cell>
          <table:table-cell table:formula="of:=IF([.BT$2]=[.$M29];[.$C29];&quot;&quot;)">
            <text:p/>
          </table:table-cell>
          <table:table-cell table:formula="of:=IF([.BU$2]=[.$M29];[.$C29];&quot;&quot;)">
            <text:p/>
          </table:table-cell>
          <table:table-cell table:formula="of:=IF([.BV$2]=[.$M29];[.$C29];&quot;&quot;)">
            <text:p/>
          </table:table-cell>
          <table:table-cell table:formula="of:=IF([.BW$2]=[.$M29];[.$C29];&quot;&quot;)">
            <text:p/>
          </table:table-cell>
          <table:table-cell table:formula="of:=IF([.BX$2]=[.$M29];[.$C29];&quot;&quot;)">
            <text:p/>
          </table:table-cell>
          <table:table-cell table:formula="of:=IF([.BY$2]=[.$M29];[.$C29];&quot;&quot;)">
            <text:p/>
          </table:table-cell>
          <table:table-cell table:formula="of:=IF([.BZ$2]=[.$M29];[.$C29];&quot;&quot;)">
            <text:p/>
          </table:table-cell>
          <table:table-cell table:formula="of:=IF([.CA$2]=[.$M29];[.$C29];&quot;&quot;)">
            <text:p/>
          </table:table-cell>
          <table:table-cell table:formula="of:=IF([.CB$2]=[.$M29];[.$C29];&quot;&quot;)">
            <text:p/>
          </table:table-cell>
          <table:table-cell table:formula="of:=IF([.CC$2]=[.$M29];[.$C29];&quot;&quot;)">
            <text:p/>
          </table:table-cell>
          <table:table-cell table:formula="of:=IF([.CD$2]=[.$M29];[.$C29];&quot;&quot;)">
            <text:p/>
          </table:table-cell>
          <table:table-cell table:formula="of:=IF([.CE$2]=[.$M29];[.$C29];&quot;&quot;)">
            <text:p/>
          </table:table-cell>
          <table:table-cell table:formula="of:=IF([.CF$2]=[.$M29];[.$C29];&quot;&quot;)">
            <text:p/>
          </table:table-cell>
          <table:table-cell table:formula="of:=IF([.CG$2]=[.$M29];[.$C29];&quot;&quot;)">
            <text:p/>
          </table:table-cell>
          <table:table-cell table:formula="of:=IF([.CH$2]=[.$M29];[.$C29];&quot;&quot;)">
            <text:p/>
          </table:table-cell>
          <table:table-cell table:formula="of:=IF([.CI$2]=[.$M29];[.$C29];&quot;&quot;)">
            <text:p/>
          </table:table-cell>
          <table:table-cell table:formula="of:=IF([.CJ$2]=[.$M29];[.$C29];&quot;&quot;)">
            <text:p/>
          </table:table-cell>
          <table:table-cell table:formula="of:=IF([.CK$2]=[.$M29];[.$C29];&quot;&quot;)">
            <text:p/>
          </table:table-cell>
          <table:table-cell table:formula="of:=IF([.CL$2]=[.$M29];[.$C29];&quot;&quot;)">
            <text:p/>
          </table:table-cell>
          <table:table-cell table:formula="of:=IF([.CM$2]=[.$M29];[.$C29];&quot;&quot;)">
            <text:p/>
          </table:table-cell>
          <table:table-cell table:style-name="ce155" table:formula="of:=IF([.CN$2]=[.$M29];[.$C29];&quot;&quot;)">
            <text:p/>
          </table:table-cell>
          <table:table-cell table:style-name="ce131" table:formula="of:=IF([.CO$2]=[.$M29];[.$C29];&quot;&quot;)">
            <text:p/>
          </table:table-cell>
          <table:table-cell table:style-name="ce131" table:formula="of:=IF([.CP$2]=[.$M29];[.$C29];&quot;&quot;)">
            <text:p/>
          </table:table-cell>
          <table:table-cell table:style-name="ce131" table:formula="of:=IF([.CQ$2]=[.$M29];[.$C29];&quot;&quot;)">
            <text:p/>
          </table:table-cell>
          <table:table-cell table:style-name="ce154" table:formula="of:=IF([.CR$2]=[.$M29];CONCATENATE([.$C29];[.$F29]);&quot;&quot;)" office:value-type="string" office:string-value="3c" calcext:value-type="string">
            <text:p>3c</text:p>
          </table:table-cell>
          <table:table-cell table:style-name="ce131" table:formula="of:=IF([.CS$2]=[.$M29];[.$C29];&quot;&quot;)">
            <text:p/>
          </table:table-cell>
          <table:table-cell table:style-name="ce131" table:formula="of:=IF([.CT$2]=[.$M29];[.$C29];&quot;&quot;)">
            <text:p/>
          </table:table-cell>
          <table:table-cell table:style-name="ce160" table:formula="of:=IF([.CU$2]=[.$M29];[.$C29];&quot;&quot;)">
            <text:p/>
          </table:table-cell>
          <table:table-cell table:formula="of:=IF([.CV$2]=[.$M29];[.$C29];&quot;&quot;)">
            <text:p/>
          </table:table-cell>
          <table:table-cell table:formula="of:=IF([.CW$2]=[.$M29];[.$C29];&quot;&quot;)">
            <text:p/>
          </table:table-cell>
          <table:table-cell table:formula="of:=IF([.CX$2]=[.$M29];[.$C29];&quot;&quot;)">
            <text:p/>
          </table:table-cell>
          <table:table-cell table:style-name="ce155" table:formula="of:=IF([.CY$2]=[.$M29];[.$C29];&quot;&quot;)">
            <text:p/>
          </table:table-cell>
          <table:table-cell table:style-name="ce131" table:formula="of:=IF([.CZ$2]=[.$M29];[.$C29];&quot;&quot;)">
            <text:p/>
          </table:table-cell>
          <table:table-cell table:style-name="ce131" table:formula="of:=IF([.DA$2]=[.$M29];[.$C29];&quot;&quot;)">
            <text:p/>
          </table:table-cell>
          <table:table-cell table:style-name="ce160" table:formula="of:=IF([.DB$2]=[.$M29];[.$C29];&quot;&quot;)">
            <text:p/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Empire_IlayGateRe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ранзитная магистраль</text:p>
          </table:table-cell>
          <table:table-cell office:value-type="float" office:value="0.35" calcext:value-type="float">
            <text:p>0,35</text:p>
          </table:table-cell>
          <table:table-cell table:formula="of:=VLOOKUP([.G30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30];[.$G$2:.$J$4];[.C30]-1)+VLOOKUP([.G30];[.$G$2:.$J$4];[.C30]-1)*[.E30];VLOOKUP([.G30];[.$G$2:.$L$4];6))" office:value-type="float" office:value="135000" calcext:value-type="float">
            <text:p>135 000</text:p>
          </table:table-cell>
          <table:table-cell office:value-type="string" calcext:value-type="string">
            <text:p>e</text:p>
          </table:table-cell>
          <table:table-cell table:formula="of:=IF([.I30]=&quot;e&quot;;SQRT(POWER([.$K$26]-[.K30];2)+POWER([.$L$26]-[.L30];2));IF([.I30]=&quot;f&quot;;SQRT(POWER([.$K$40]-[.K30];2)+POWER([.$L$40]-[.L30];2));IF([.I30]=&quot;j&quot;;SQRT(POWER([.$K$64]-[.K30];2)+POWER([.$L$64]-[.L30];2));0)))" office:value-type="float" office:value="3.47131099154196" calcext:value-type="float">
            <text:p>3,47</text:p>
          </table:table-cell>
          <table:table-cell office:value-type="float" office:value="7.8" calcext:value-type="float">
            <text:p>7,8</text:p>
          </table:table-cell>
          <table:table-cell office:value-type="float" office:value="13.2" calcext:value-type="float">
            <text:p>13,2</text:p>
          </table:table-cell>
          <table:table-cell table:formula="of:=MROUND([.K30];1)" office:value-type="float" office:value="8" calcext:value-type="float">
            <text:p>8</text:p>
          </table:table-cell>
          <table:table-cell table:formula="of:=MROUND([.L30];1)" office:value-type="float" office:value="13" calcext:value-type="float">
            <text:p>13</text:p>
          </table:table-cell>
          <table:table-cell/>
          <table:table-cell table:style-name="ce137" table:formula="of:=IF([.P$2]=[.$M30];CONCATENATE([.$C30];[.$F30]);&quot;&quot;)" office:value-type="string" office:string-value="3c" calcext:value-type="string">
            <text:p>3c</text:p>
          </table:table-cell>
          <table:table-cell table:style-name="ce130" table:formula="of:=IF([.Q$2]=[.$M30];[.$C30];&quot;&quot;)">
            <text:p/>
          </table:table-cell>
          <table:table-cell table:style-name="ce130" table:formula="of:=IF([.R$2]=[.$M30];[.$C30];&quot;&quot;)">
            <text:p/>
          </table:table-cell>
          <table:table-cell table:style-name="ce130" table:formula="of:=IF([.S$2]=[.$M30];[.$C30];&quot;&quot;)">
            <text:p/>
          </table:table-cell>
          <table:table-cell table:style-name="ce143" table:formula="of:=IF([.T$2]=[.$M30];[.$C30];&quot;&quot;)">
            <text:p/>
          </table:table-cell>
          <table:table-cell table:formula="of:=IF([.U$2]=[.$M30];[.$C30];&quot;&quot;)">
            <text:p/>
          </table:table-cell>
          <table:table-cell table:formula="of:=IF([.V$2]=[.$M30];[.$C30];&quot;&quot;)">
            <text:p/>
          </table:table-cell>
          <table:table-cell table:formula="of:=IF([.W$2]=[.$M30];[.$C30];&quot;&quot;)">
            <text:p/>
          </table:table-cell>
          <table:table-cell table:formula="of:=IF([.X$2]=[.$M30];[.$C30];&quot;&quot;)">
            <text:p/>
          </table:table-cell>
          <table:table-cell table:formula="of:=IF([.Y$2]=[.$M30];[.$C30];&quot;&quot;)">
            <text:p/>
          </table:table-cell>
          <table:table-cell table:formula="of:=IF([.Z$2]=[.$M30];[.$C30];&quot;&quot;)">
            <text:p/>
          </table:table-cell>
          <table:table-cell table:formula="of:=IF([.AA$2]=[.$M30];[.$C30];&quot;&quot;)">
            <text:p/>
          </table:table-cell>
          <table:table-cell table:style-name="ce136" table:formula="of:=IF([.AB$2]=[.$M30];[.$C30];&quot;&quot;)">
            <text:p/>
          </table:table-cell>
          <table:table-cell table:style-name="ce130" table:formula="of:=IF([.AC$2]=[.$M30];[.$C30];&quot;&quot;)">
            <text:p/>
          </table:table-cell>
          <table:table-cell table:style-name="ce143" table:formula="of:=IF([.AD$2]=[.$M30];[.$C30];&quot;&quot;)">
            <text:p/>
          </table:table-cell>
          <table:table-cell table:formula="of:=IF([.AE$2]=[.$M30];[.$C30];&quot;&quot;)">
            <text:p/>
          </table:table-cell>
          <table:table-cell table:formula="of:=IF([.AF$2]=[.$M30];[.$C30];&quot;&quot;)">
            <text:p/>
          </table:table-cell>
          <table:table-cell table:formula="of:=IF([.AG$2]=[.$M30];[.$C30];&quot;&quot;)">
            <text:p/>
          </table:table-cell>
          <table:table-cell table:formula="of:=IF([.AH$2]=[.$M30];[.$C30];&quot;&quot;)">
            <text:p/>
          </table:table-cell>
          <table:table-cell table:formula="of:=IF([.AI$2]=[.$M30];[.$C30];&quot;&quot;)">
            <text:p/>
          </table:table-cell>
          <table:table-cell table:formula="of:=IF([.AJ$2]=[.$M30];[.$C30];&quot;&quot;)">
            <text:p/>
          </table:table-cell>
          <table:table-cell table:formula="of:=IF([.AK$2]=[.$M30];[.$C30];&quot;&quot;)">
            <text:p/>
          </table:table-cell>
          <table:table-cell table:formula="of:=IF([.AL$2]=[.$M30];[.$C30];&quot;&quot;)">
            <text:p/>
          </table:table-cell>
          <table:table-cell table:formula="of:=IF([.AM$2]=[.$M30];[.$C30];&quot;&quot;)">
            <text:p/>
          </table:table-cell>
          <table:table-cell table:formula="of:=IF([.AN$2]=[.$M30];[.$C30];&quot;&quot;)">
            <text:p/>
          </table:table-cell>
          <table:table-cell table:formula="of:=IF([.AO$2]=[.$M30];[.$C30];&quot;&quot;)">
            <text:p/>
          </table:table-cell>
          <table:table-cell table:formula="of:=IF([.AP$2]=[.$M30];[.$C30];&quot;&quot;)">
            <text:p/>
          </table:table-cell>
          <table:table-cell table:formula="of:=IF([.AQ$2]=[.$M30];[.$C30];&quot;&quot;)">
            <text:p/>
          </table:table-cell>
          <table:table-cell table:formula="of:=IF([.AR$2]=[.$M30];[.$C30];&quot;&quot;)">
            <text:p/>
          </table:table-cell>
          <table:table-cell table:formula="of:=IF([.AS$2]=[.$M30];[.$C30];&quot;&quot;)">
            <text:p/>
          </table:table-cell>
          <table:table-cell table:formula="of:=IF([.AT$2]=[.$M30];[.$C30];&quot;&quot;)">
            <text:p/>
          </table:table-cell>
          <table:table-cell table:formula="of:=IF([.AU$2]=[.$M30];[.$C30];&quot;&quot;)">
            <text:p/>
          </table:table-cell>
          <table:table-cell table:formula="of:=IF([.AV$2]=[.$M30];[.$C30];&quot;&quot;)">
            <text:p/>
          </table:table-cell>
          <table:table-cell table:formula="of:=IF([.AW$2]=[.$M30];[.$C30];&quot;&quot;)">
            <text:p/>
          </table:table-cell>
          <table:table-cell table:formula="of:=IF([.AX$2]=[.$M30];[.$C30];&quot;&quot;)">
            <text:p/>
          </table:table-cell>
          <table:table-cell table:formula="of:=IF([.AY$2]=[.$M30];[.$C30];&quot;&quot;)">
            <text:p/>
          </table:table-cell>
          <table:table-cell table:formula="of:=IF([.AZ$2]=[.$M30];[.$C30];&quot;&quot;)">
            <text:p/>
          </table:table-cell>
          <table:table-cell table:formula="of:=IF([.BA$2]=[.$M30];[.$C30];&quot;&quot;)">
            <text:p/>
          </table:table-cell>
          <table:table-cell table:formula="of:=IF([.BB$2]=[.$M30];[.$C30];&quot;&quot;)">
            <text:p/>
          </table:table-cell>
          <table:table-cell table:formula="of:=IF([.BC$2]=[.$M30];[.$C30];&quot;&quot;)">
            <text:p/>
          </table:table-cell>
          <table:table-cell table:formula="of:=IF([.BD$2]=[.$M30];[.$C30];&quot;&quot;)">
            <text:p/>
          </table:table-cell>
          <table:table-cell table:formula="of:=IF([.BE$2]=[.$M30];[.$C30];&quot;&quot;)">
            <text:p/>
          </table:table-cell>
          <table:table-cell table:formula="of:=IF([.BF$2]=[.$M30];[.$C30];&quot;&quot;)">
            <text:p/>
          </table:table-cell>
          <table:table-cell table:formula="of:=IF([.BG$2]=[.$M30];[.$C30];&quot;&quot;)">
            <text:p/>
          </table:table-cell>
          <table:table-cell table:formula="of:=IF([.BH$2]=[.$M30];[.$C30];&quot;&quot;)">
            <text:p/>
          </table:table-cell>
          <table:table-cell table:formula="of:=IF([.BI$2]=[.$M30];[.$C30];&quot;&quot;)">
            <text:p/>
          </table:table-cell>
          <table:table-cell table:formula="of:=IF([.BJ$2]=[.$M30];[.$C30];&quot;&quot;)">
            <text:p/>
          </table:table-cell>
          <table:table-cell table:formula="of:=IF([.BK$2]=[.$M30];[.$C30];&quot;&quot;)">
            <text:p/>
          </table:table-cell>
          <table:table-cell table:formula="of:=IF([.BL$2]=[.$M30];[.$C30];&quot;&quot;)">
            <text:p/>
          </table:table-cell>
          <table:table-cell table:formula="of:=IF([.BM$2]=[.$M30];[.$C30];&quot;&quot;)">
            <text:p/>
          </table:table-cell>
          <table:table-cell table:formula="of:=IF([.BN$2]=[.$M30];[.$C30];&quot;&quot;)">
            <text:p/>
          </table:table-cell>
          <table:table-cell table:formula="of:=IF([.BO$2]=[.$M30];[.$C30];&quot;&quot;)">
            <text:p/>
          </table:table-cell>
          <table:table-cell table:formula="of:=IF([.BP$2]=[.$M30];[.$C30];&quot;&quot;)">
            <text:p/>
          </table:table-cell>
          <table:table-cell table:formula="of:=IF([.BQ$2]=[.$M30];[.$C30];&quot;&quot;)">
            <text:p/>
          </table:table-cell>
          <table:table-cell table:formula="of:=IF([.BR$2]=[.$M30];[.$C30];&quot;&quot;)">
            <text:p/>
          </table:table-cell>
          <table:table-cell table:formula="of:=IF([.BS$2]=[.$M30];[.$C30];&quot;&quot;)">
            <text:p/>
          </table:table-cell>
          <table:table-cell table:formula="of:=IF([.BT$2]=[.$M30];[.$C30];&quot;&quot;)">
            <text:p/>
          </table:table-cell>
          <table:table-cell table:formula="of:=IF([.BU$2]=[.$M30];[.$C30];&quot;&quot;)">
            <text:p/>
          </table:table-cell>
          <table:table-cell table:formula="of:=IF([.BV$2]=[.$M30];[.$C30];&quot;&quot;)">
            <text:p/>
          </table:table-cell>
          <table:table-cell table:formula="of:=IF([.BW$2]=[.$M30];[.$C30];&quot;&quot;)">
            <text:p/>
          </table:table-cell>
          <table:table-cell table:formula="of:=IF([.BX$2]=[.$M30];[.$C30];&quot;&quot;)">
            <text:p/>
          </table:table-cell>
          <table:table-cell table:formula="of:=IF([.BY$2]=[.$M30];[.$C30];&quot;&quot;)">
            <text:p/>
          </table:table-cell>
          <table:table-cell table:formula="of:=IF([.BZ$2]=[.$M30];[.$C30];&quot;&quot;)">
            <text:p/>
          </table:table-cell>
          <table:table-cell table:formula="of:=IF([.CA$2]=[.$M30];[.$C30];&quot;&quot;)">
            <text:p/>
          </table:table-cell>
          <table:table-cell table:formula="of:=IF([.CB$2]=[.$M30];[.$C30];&quot;&quot;)">
            <text:p/>
          </table:table-cell>
          <table:table-cell table:formula="of:=IF([.CC$2]=[.$M30];[.$C30];&quot;&quot;)">
            <text:p/>
          </table:table-cell>
          <table:table-cell table:formula="of:=IF([.CD$2]=[.$M30];[.$C30];&quot;&quot;)">
            <text:p/>
          </table:table-cell>
          <table:table-cell table:formula="of:=IF([.CE$2]=[.$M30];[.$C30];&quot;&quot;)">
            <text:p/>
          </table:table-cell>
          <table:table-cell table:formula="of:=IF([.CF$2]=[.$M30];[.$C30];&quot;&quot;)">
            <text:p/>
          </table:table-cell>
          <table:table-cell table:formula="of:=IF([.CG$2]=[.$M30];[.$C30];&quot;&quot;)">
            <text:p/>
          </table:table-cell>
          <table:table-cell table:formula="of:=IF([.CH$2]=[.$M30];[.$C30];&quot;&quot;)">
            <text:p/>
          </table:table-cell>
          <table:table-cell table:formula="of:=IF([.CI$2]=[.$M30];[.$C30];&quot;&quot;)">
            <text:p/>
          </table:table-cell>
          <table:table-cell table:formula="of:=IF([.CJ$2]=[.$M30];[.$C30];&quot;&quot;)">
            <text:p/>
          </table:table-cell>
          <table:table-cell table:formula="of:=IF([.CK$2]=[.$M30];[.$C30];&quot;&quot;)">
            <text:p/>
          </table:table-cell>
          <table:table-cell table:formula="of:=IF([.CL$2]=[.$M30];[.$C30];&quot;&quot;)">
            <text:p/>
          </table:table-cell>
          <table:table-cell table:formula="of:=IF([.CM$2]=[.$M30];[.$C30];&quot;&quot;)">
            <text:p/>
          </table:table-cell>
          <table:table-cell table:style-name="ce155" table:formula="of:=IF([.CN$2]=[.$M30];[.$C30];&quot;&quot;)">
            <text:p/>
          </table:table-cell>
          <table:table-cell table:style-name="ce131" table:formula="of:=IF([.CO$2]=[.$M30];[.$C30];&quot;&quot;)">
            <text:p/>
          </table:table-cell>
          <table:table-cell table:style-name="ce131" table:formula="of:=IF([.CP$2]=[.$M30];[.$C30];&quot;&quot;)">
            <text:p/>
          </table:table-cell>
          <table:table-cell table:style-name="ce131" table:formula="of:=IF([.CQ$2]=[.$M30];[.$C30];&quot;&quot;)">
            <text:p/>
          </table:table-cell>
          <table:table-cell table:style-name="ce131" table:formula="of:=IF([.CR$2]=[.$M30];[.$C30];&quot;&quot;)">
            <text:p/>
          </table:table-cell>
          <table:table-cell table:style-name="ce131" table:formula="of:=IF([.CS$2]=[.$M30];[.$C30];&quot;&quot;)">
            <text:p/>
          </table:table-cell>
          <table:table-cell table:style-name="ce131" table:formula="of:=IF([.CT$2]=[.$M30];[.$C30];&quot;&quot;)">
            <text:p/>
          </table:table-cell>
          <table:table-cell table:style-name="ce160" table:formula="of:=IF([.CU$2]=[.$M30];[.$C30];&quot;&quot;)">
            <text:p/>
          </table:table-cell>
          <table:table-cell table:formula="of:=IF([.CV$2]=[.$M30];[.$C30];&quot;&quot;)">
            <text:p/>
          </table:table-cell>
          <table:table-cell table:formula="of:=IF([.CW$2]=[.$M30];[.$C30];&quot;&quot;)">
            <text:p/>
          </table:table-cell>
          <table:table-cell table:formula="of:=IF([.CX$2]=[.$M30];[.$C30];&quot;&quot;)">
            <text:p/>
          </table:table-cell>
          <table:table-cell table:style-name="ce155" table:formula="of:=IF([.CY$2]=[.$M30];[.$C30];&quot;&quot;)">
            <text:p/>
          </table:table-cell>
          <table:table-cell table:style-name="ce131" table:formula="of:=IF([.CZ$2]=[.$M30];[.$C30];&quot;&quot;)">
            <text:p/>
          </table:table-cell>
          <table:table-cell table:style-name="ce131" table:formula="of:=IF([.DA$2]=[.$M30];[.$C30];&quot;&quot;)">
            <text:p/>
          </table:table-cell>
          <table:table-cell table:style-name="ce160" table:formula="of:=IF([.DB$2]=[.$M30];[.$C30];&quot;&quot;)">
            <text:p/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Empire_IlayGateRex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рейф Онтрегоса</text:p>
          </table:table-cell>
          <table:table-cell office:value-type="float" office:value="0.78" calcext:value-type="float">
            <text:p>0,78</text:p>
          </table:table-cell>
          <table:table-cell table:formula="of:=VLOOKUP([.G31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31];[.$G$2:.$J$4];[.C31]-1)+VLOOKUP([.G31];[.$G$2:.$J$4];[.C31]-1)*[.E31];VLOOKUP([.G31];[.$G$2:.$L$4];6))" office:value-type="float" office:value="178000" calcext:value-type="float">
            <text:p>178 000</text:p>
          </table:table-cell>
          <table:table-cell office:value-type="string" calcext:value-type="string">
            <text:p>e</text:p>
          </table:table-cell>
          <table:table-cell table:formula="of:=IF([.I31]=&quot;e&quot;;SQRT(POWER([.$K$26]-[.K31];2)+POWER([.$L$26]-[.L31];2));IF([.I31]=&quot;f&quot;;SQRT(POWER([.$K$40]-[.K31];2)+POWER([.$L$40]-[.L31];2));IF([.I31]=&quot;j&quot;;SQRT(POWER([.$K$64]-[.K31];2)+POWER([.$L$64]-[.L31];2));0)))" office:value-type="float" office:value="2.38537208837531" calcext:value-type="float">
            <text:p>2,39</text:p>
          </table:table-cell>
          <table:table-cell office:value-type="float" office:value="11.7" calcext:value-type="float">
            <text:p>11,7</text:p>
          </table:table-cell>
          <table:table-cell office:value-type="float" office:value="12.9" calcext:value-type="float">
            <text:p>12,9</text:p>
          </table:table-cell>
          <table:table-cell table:formula="of:=MROUND([.K31];1)" office:value-type="float" office:value="12" calcext:value-type="float">
            <text:p>12</text:p>
          </table:table-cell>
          <table:table-cell table:formula="of:=MROUND([.L31];1)" office:value-type="float" office:value="13" calcext:value-type="float">
            <text:p>13</text:p>
          </table:table-cell>
          <table:table-cell/>
          <table:table-cell table:style-name="ce136" table:formula="of:=IF([.P$2]=[.$M31];[.$C31];&quot;&quot;)">
            <text:p/>
          </table:table-cell>
          <table:table-cell table:style-name="ce130" table:formula="of:=IF([.Q$2]=[.$M31];[.$C31];&quot;&quot;)">
            <text:p/>
          </table:table-cell>
          <table:table-cell table:style-name="ce130" table:formula="of:=IF([.R$2]=[.$M31];[.$C31];&quot;&quot;)">
            <text:p/>
          </table:table-cell>
          <table:table-cell table:style-name="ce130" table:formula="of:=IF([.S$2]=[.$M31];[.$C31];&quot;&quot;)">
            <text:p/>
          </table:table-cell>
          <table:table-cell table:style-name="ce137" table:formula="of:=IF([.T$2]=[.$M31];CONCATENATE([.$C31];[.$F31]);&quot;&quot;)" office:value-type="string" office:string-value="3c" calcext:value-type="string">
            <text:p>3c</text:p>
          </table:table-cell>
          <table:table-cell table:formula="of:=IF([.U$2]=[.$M31];[.$C31];&quot;&quot;)">
            <text:p/>
          </table:table-cell>
          <table:table-cell table:formula="of:=IF([.V$2]=[.$M31];[.$C31];&quot;&quot;)">
            <text:p/>
          </table:table-cell>
          <table:table-cell table:formula="of:=IF([.W$2]=[.$M31];[.$C31];&quot;&quot;)">
            <text:p/>
          </table:table-cell>
          <table:table-cell table:formula="of:=IF([.X$2]=[.$M31];[.$C31];&quot;&quot;)">
            <text:p/>
          </table:table-cell>
          <table:table-cell table:formula="of:=IF([.Y$2]=[.$M31];[.$C31];&quot;&quot;)">
            <text:p/>
          </table:table-cell>
          <table:table-cell table:formula="of:=IF([.Z$2]=[.$M31];[.$C31];&quot;&quot;)">
            <text:p/>
          </table:table-cell>
          <table:table-cell table:formula="of:=IF([.AA$2]=[.$M31];[.$C31];&quot;&quot;)">
            <text:p/>
          </table:table-cell>
          <table:table-cell table:style-name="ce136" table:formula="of:=IF([.AB$2]=[.$M31];[.$C31];&quot;&quot;)">
            <text:p/>
          </table:table-cell>
          <table:table-cell table:style-name="ce130" table:formula="of:=IF([.AC$2]=[.$M31];[.$C31];&quot;&quot;)">
            <text:p/>
          </table:table-cell>
          <table:table-cell table:style-name="ce143" table:formula="of:=IF([.AD$2]=[.$M31];[.$C31];&quot;&quot;)">
            <text:p/>
          </table:table-cell>
          <table:table-cell table:formula="of:=IF([.AE$2]=[.$M31];[.$C31];&quot;&quot;)">
            <text:p/>
          </table:table-cell>
          <table:table-cell table:formula="of:=IF([.AF$2]=[.$M31];[.$C31];&quot;&quot;)">
            <text:p/>
          </table:table-cell>
          <table:table-cell table:formula="of:=IF([.AG$2]=[.$M31];[.$C31];&quot;&quot;)">
            <text:p/>
          </table:table-cell>
          <table:table-cell table:formula="of:=IF([.AH$2]=[.$M31];[.$C31];&quot;&quot;)">
            <text:p/>
          </table:table-cell>
          <table:table-cell table:formula="of:=IF([.AI$2]=[.$M31];[.$C31];&quot;&quot;)">
            <text:p/>
          </table:table-cell>
          <table:table-cell table:formula="of:=IF([.AJ$2]=[.$M31];[.$C31];&quot;&quot;)">
            <text:p/>
          </table:table-cell>
          <table:table-cell table:formula="of:=IF([.AK$2]=[.$M31];[.$C31];&quot;&quot;)">
            <text:p/>
          </table:table-cell>
          <table:table-cell table:formula="of:=IF([.AL$2]=[.$M31];[.$C31];&quot;&quot;)">
            <text:p/>
          </table:table-cell>
          <table:table-cell table:formula="of:=IF([.AM$2]=[.$M31];[.$C31];&quot;&quot;)">
            <text:p/>
          </table:table-cell>
          <table:table-cell table:formula="of:=IF([.AN$2]=[.$M31];[.$C31];&quot;&quot;)">
            <text:p/>
          </table:table-cell>
          <table:table-cell table:formula="of:=IF([.AO$2]=[.$M31];[.$C31];&quot;&quot;)">
            <text:p/>
          </table:table-cell>
          <table:table-cell table:formula="of:=IF([.AP$2]=[.$M31];[.$C31];&quot;&quot;)">
            <text:p/>
          </table:table-cell>
          <table:table-cell table:formula="of:=IF([.AQ$2]=[.$M31];[.$C31];&quot;&quot;)">
            <text:p/>
          </table:table-cell>
          <table:table-cell table:formula="of:=IF([.AR$2]=[.$M31];[.$C31];&quot;&quot;)">
            <text:p/>
          </table:table-cell>
          <table:table-cell table:formula="of:=IF([.AS$2]=[.$M31];[.$C31];&quot;&quot;)">
            <text:p/>
          </table:table-cell>
          <table:table-cell table:formula="of:=IF([.AT$2]=[.$M31];[.$C31];&quot;&quot;)">
            <text:p/>
          </table:table-cell>
          <table:table-cell table:formula="of:=IF([.AU$2]=[.$M31];[.$C31];&quot;&quot;)">
            <text:p/>
          </table:table-cell>
          <table:table-cell table:formula="of:=IF([.AV$2]=[.$M31];[.$C31];&quot;&quot;)">
            <text:p/>
          </table:table-cell>
          <table:table-cell table:formula="of:=IF([.AW$2]=[.$M31];[.$C31];&quot;&quot;)">
            <text:p/>
          </table:table-cell>
          <table:table-cell table:formula="of:=IF([.AX$2]=[.$M31];[.$C31];&quot;&quot;)">
            <text:p/>
          </table:table-cell>
          <table:table-cell table:formula="of:=IF([.AY$2]=[.$M31];[.$C31];&quot;&quot;)">
            <text:p/>
          </table:table-cell>
          <table:table-cell table:formula="of:=IF([.AZ$2]=[.$M31];[.$C31];&quot;&quot;)">
            <text:p/>
          </table:table-cell>
          <table:table-cell table:formula="of:=IF([.BA$2]=[.$M31];[.$C31];&quot;&quot;)">
            <text:p/>
          </table:table-cell>
          <table:table-cell table:formula="of:=IF([.BB$2]=[.$M31];[.$C31];&quot;&quot;)">
            <text:p/>
          </table:table-cell>
          <table:table-cell table:formula="of:=IF([.BC$2]=[.$M31];[.$C31];&quot;&quot;)">
            <text:p/>
          </table:table-cell>
          <table:table-cell table:formula="of:=IF([.BD$2]=[.$M31];[.$C31];&quot;&quot;)">
            <text:p/>
          </table:table-cell>
          <table:table-cell table:formula="of:=IF([.BE$2]=[.$M31];[.$C31];&quot;&quot;)">
            <text:p/>
          </table:table-cell>
          <table:table-cell table:formula="of:=IF([.BF$2]=[.$M31];[.$C31];&quot;&quot;)">
            <text:p/>
          </table:table-cell>
          <table:table-cell table:formula="of:=IF([.BG$2]=[.$M31];[.$C31];&quot;&quot;)">
            <text:p/>
          </table:table-cell>
          <table:table-cell table:formula="of:=IF([.BH$2]=[.$M31];[.$C31];&quot;&quot;)">
            <text:p/>
          </table:table-cell>
          <table:table-cell table:formula="of:=IF([.BI$2]=[.$M31];[.$C31];&quot;&quot;)">
            <text:p/>
          </table:table-cell>
          <table:table-cell table:formula="of:=IF([.BJ$2]=[.$M31];[.$C31];&quot;&quot;)">
            <text:p/>
          </table:table-cell>
          <table:table-cell table:formula="of:=IF([.BK$2]=[.$M31];[.$C31];&quot;&quot;)">
            <text:p/>
          </table:table-cell>
          <table:table-cell table:formula="of:=IF([.BL$2]=[.$M31];[.$C31];&quot;&quot;)">
            <text:p/>
          </table:table-cell>
          <table:table-cell table:formula="of:=IF([.BM$2]=[.$M31];[.$C31];&quot;&quot;)">
            <text:p/>
          </table:table-cell>
          <table:table-cell table:formula="of:=IF([.BN$2]=[.$M31];[.$C31];&quot;&quot;)">
            <text:p/>
          </table:table-cell>
          <table:table-cell table:formula="of:=IF([.BO$2]=[.$M31];[.$C31];&quot;&quot;)">
            <text:p/>
          </table:table-cell>
          <table:table-cell table:formula="of:=IF([.BP$2]=[.$M31];[.$C31];&quot;&quot;)">
            <text:p/>
          </table:table-cell>
          <table:table-cell table:formula="of:=IF([.BQ$2]=[.$M31];[.$C31];&quot;&quot;)">
            <text:p/>
          </table:table-cell>
          <table:table-cell table:formula="of:=IF([.BR$2]=[.$M31];[.$C31];&quot;&quot;)">
            <text:p/>
          </table:table-cell>
          <table:table-cell table:formula="of:=IF([.BS$2]=[.$M31];[.$C31];&quot;&quot;)">
            <text:p/>
          </table:table-cell>
          <table:table-cell table:formula="of:=IF([.BT$2]=[.$M31];[.$C31];&quot;&quot;)">
            <text:p/>
          </table:table-cell>
          <table:table-cell table:formula="of:=IF([.BU$2]=[.$M31];[.$C31];&quot;&quot;)">
            <text:p/>
          </table:table-cell>
          <table:table-cell table:formula="of:=IF([.BV$2]=[.$M31];[.$C31];&quot;&quot;)">
            <text:p/>
          </table:table-cell>
          <table:table-cell table:formula="of:=IF([.BW$2]=[.$M31];[.$C31];&quot;&quot;)">
            <text:p/>
          </table:table-cell>
          <table:table-cell table:formula="of:=IF([.BX$2]=[.$M31];[.$C31];&quot;&quot;)">
            <text:p/>
          </table:table-cell>
          <table:table-cell table:formula="of:=IF([.BY$2]=[.$M31];[.$C31];&quot;&quot;)">
            <text:p/>
          </table:table-cell>
          <table:table-cell table:formula="of:=IF([.BZ$2]=[.$M31];[.$C31];&quot;&quot;)">
            <text:p/>
          </table:table-cell>
          <table:table-cell table:formula="of:=IF([.CA$2]=[.$M31];[.$C31];&quot;&quot;)">
            <text:p/>
          </table:table-cell>
          <table:table-cell table:formula="of:=IF([.CB$2]=[.$M31];[.$C31];&quot;&quot;)">
            <text:p/>
          </table:table-cell>
          <table:table-cell table:formula="of:=IF([.CC$2]=[.$M31];[.$C31];&quot;&quot;)">
            <text:p/>
          </table:table-cell>
          <table:table-cell table:formula="of:=IF([.CD$2]=[.$M31];[.$C31];&quot;&quot;)">
            <text:p/>
          </table:table-cell>
          <table:table-cell table:formula="of:=IF([.CE$2]=[.$M31];[.$C31];&quot;&quot;)">
            <text:p/>
          </table:table-cell>
          <table:table-cell table:formula="of:=IF([.CF$2]=[.$M31];[.$C31];&quot;&quot;)">
            <text:p/>
          </table:table-cell>
          <table:table-cell table:formula="of:=IF([.CG$2]=[.$M31];[.$C31];&quot;&quot;)">
            <text:p/>
          </table:table-cell>
          <table:table-cell table:formula="of:=IF([.CH$2]=[.$M31];[.$C31];&quot;&quot;)">
            <text:p/>
          </table:table-cell>
          <table:table-cell table:formula="of:=IF([.CI$2]=[.$M31];[.$C31];&quot;&quot;)">
            <text:p/>
          </table:table-cell>
          <table:table-cell table:formula="of:=IF([.CJ$2]=[.$M31];[.$C31];&quot;&quot;)">
            <text:p/>
          </table:table-cell>
          <table:table-cell table:formula="of:=IF([.CK$2]=[.$M31];[.$C31];&quot;&quot;)">
            <text:p/>
          </table:table-cell>
          <table:table-cell table:formula="of:=IF([.CL$2]=[.$M31];[.$C31];&quot;&quot;)">
            <text:p/>
          </table:table-cell>
          <table:table-cell table:formula="of:=IF([.CM$2]=[.$M31];[.$C31];&quot;&quot;)">
            <text:p/>
          </table:table-cell>
          <table:table-cell table:style-name="ce155" table:formula="of:=IF([.CN$2]=[.$M31];[.$C31];&quot;&quot;)">
            <text:p/>
          </table:table-cell>
          <table:table-cell table:style-name="ce131" table:formula="of:=IF([.CO$2]=[.$M31];[.$C31];&quot;&quot;)">
            <text:p/>
          </table:table-cell>
          <table:table-cell table:style-name="ce131" table:formula="of:=IF([.CP$2]=[.$M31];[.$C31];&quot;&quot;)">
            <text:p/>
          </table:table-cell>
          <table:table-cell table:style-name="ce131" table:formula="of:=IF([.CQ$2]=[.$M31];[.$C31];&quot;&quot;)">
            <text:p/>
          </table:table-cell>
          <table:table-cell table:style-name="ce131" table:formula="of:=IF([.CR$2]=[.$M31];[.$C31];&quot;&quot;)">
            <text:p/>
          </table:table-cell>
          <table:table-cell table:style-name="ce131" table:formula="of:=IF([.CS$2]=[.$M31];[.$C31];&quot;&quot;)">
            <text:p/>
          </table:table-cell>
          <table:table-cell table:style-name="ce131" table:formula="of:=IF([.CT$2]=[.$M31];[.$C31];&quot;&quot;)">
            <text:p/>
          </table:table-cell>
          <table:table-cell table:style-name="ce160" table:formula="of:=IF([.CU$2]=[.$M31];[.$C31];&quot;&quot;)">
            <text:p/>
          </table:table-cell>
          <table:table-cell table:formula="of:=IF([.CV$2]=[.$M31];[.$C31];&quot;&quot;)">
            <text:p/>
          </table:table-cell>
          <table:table-cell table:formula="of:=IF([.CW$2]=[.$M31];[.$C31];&quot;&quot;)">
            <text:p/>
          </table:table-cell>
          <table:table-cell table:formula="of:=IF([.CX$2]=[.$M31];[.$C31];&quot;&quot;)">
            <text:p/>
          </table:table-cell>
          <table:table-cell table:style-name="ce155" table:formula="of:=IF([.CY$2]=[.$M31];[.$C31];&quot;&quot;)">
            <text:p/>
          </table:table-cell>
          <table:table-cell table:style-name="ce131" table:formula="of:=IF([.CZ$2]=[.$M31];[.$C31];&quot;&quot;)">
            <text:p/>
          </table:table-cell>
          <table:table-cell table:style-name="ce131" table:formula="of:=IF([.DA$2]=[.$M31];[.$C31];&quot;&quot;)">
            <text:p/>
          </table:table-cell>
          <table:table-cell table:style-name="ce160" table:formula="of:=IF([.DB$2]=[.$M31];[.$C31];&quot;&quot;)">
            <text:p/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Empire_RexFallenScrapy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валка</text:p>
          </table:table-cell>
          <table:table-cell office:value-type="float" office:value="0.6" calcext:value-type="float">
            <text:p>0,6</text:p>
          </table:table-cell>
          <table:table-cell table:formula="of:=VLOOKUP([.G32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32];[.$G$2:.$J$4];[.C32]-1)+VLOOKUP([.G32];[.$G$2:.$J$4];[.C32]-1)*[.E32];VLOOKUP([.G32];[.$G$2:.$L$4];6))"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table:formula="of:=IF([.I32]=&quot;e&quot;;SQRT(POWER([.$K$26]-[.K32];2)+POWER([.$L$26]-[.L32];2));IF([.I32]=&quot;f&quot;;SQRT(POWER([.$K$40]-[.K32];2)+POWER([.$L$40]-[.L32];2));IF([.I32]=&quot;j&quot;;SQRT(POWER([.$K$64]-[.K32];2)+POWER([.$L$64]-[.L32];2));0)))" office:value-type="float" office:value="10.2107786186951" calcext:value-type="float">
            <text:p>10,21</text:p>
          </table:table-cell>
          <table:table-cell office:value-type="float" office:value="20.3" calcext:value-type="float">
            <text:p>20,3</text:p>
          </table:table-cell>
          <table:table-cell office:value-type="float" office:value="13.4" calcext:value-type="float">
            <text:p>13,4</text:p>
          </table:table-cell>
          <table:table-cell table:formula="of:=MROUND([.K32];1)" office:value-type="float" office:value="20" calcext:value-type="float">
            <text:p>20</text:p>
          </table:table-cell>
          <table:table-cell table:formula="of:=MROUND([.L32];1)" office:value-type="float" office:value="13" calcext:value-type="float">
            <text:p>13</text:p>
          </table:table-cell>
          <table:table-cell/>
          <table:table-cell table:style-name="ce136" table:formula="of:=IF([.P$2]=[.$M32];[.$C32];&quot;&quot;)">
            <text:p/>
          </table:table-cell>
          <table:table-cell table:style-name="ce130" table:formula="of:=IF([.Q$2]=[.$M32];[.$C32];&quot;&quot;)">
            <text:p/>
          </table:table-cell>
          <table:table-cell table:style-name="ce130" table:formula="of:=IF([.R$2]=[.$M32];[.$C32];&quot;&quot;)">
            <text:p/>
          </table:table-cell>
          <table:table-cell table:style-name="ce130" table:formula="of:=IF([.S$2]=[.$M32];[.$C32];&quot;&quot;)">
            <text:p/>
          </table:table-cell>
          <table:table-cell table:style-name="ce143" table:formula="of:=IF([.T$2]=[.$M32];[.$C32];&quot;&quot;)">
            <text:p/>
          </table:table-cell>
          <table:table-cell table:formula="of:=IF([.U$2]=[.$M32];[.$C32];&quot;&quot;)">
            <text:p/>
          </table:table-cell>
          <table:table-cell table:formula="of:=IF([.V$2]=[.$M32];[.$C32];&quot;&quot;)">
            <text:p/>
          </table:table-cell>
          <table:table-cell table:formula="of:=IF([.W$2]=[.$M32];[.$C32];&quot;&quot;)">
            <text:p/>
          </table:table-cell>
          <table:table-cell table:formula="of:=IF([.X$2]=[.$M32];[.$C32];&quot;&quot;)">
            <text:p/>
          </table:table-cell>
          <table:table-cell table:formula="of:=IF([.Y$2]=[.$M32];[.$C32];&quot;&quot;)">
            <text:p/>
          </table:table-cell>
          <table:table-cell table:formula="of:=IF([.Z$2]=[.$M32];[.$C32];&quot;&quot;)">
            <text:p/>
          </table:table-cell>
          <table:table-cell table:formula="of:=IF([.AA$2]=[.$M32];[.$C32];&quot;&quot;)">
            <text:p/>
          </table:table-cell>
          <table:table-cell table:style-name="ce137" table:formula="of:=IF([.AB$2]=[.$M32];CONCATENATE([.$C32];[.$F32]);&quot;&quot;)" office:value-type="string" office:string-value="3t" calcext:value-type="string">
            <text:p>3t</text:p>
          </table:table-cell>
          <table:table-cell table:style-name="ce140" table:formula="of:=IF([.AC$2]=[.$M32];[.$C32];&quot;&quot;)">
            <text:p/>
          </table:table-cell>
          <table:table-cell table:style-name="ce144" table:formula="of:=IF([.AD$2]=[.$M32];[.$C32];&quot;&quot;)">
            <text:p/>
          </table:table-cell>
          <table:table-cell table:formula="of:=IF([.AE$2]=[.$M32];[.$C32];&quot;&quot;)">
            <text:p/>
          </table:table-cell>
          <table:table-cell table:formula="of:=IF([.AF$2]=[.$M32];[.$C32];&quot;&quot;)">
            <text:p/>
          </table:table-cell>
          <table:table-cell table:formula="of:=IF([.AG$2]=[.$M32];[.$C32];&quot;&quot;)">
            <text:p/>
          </table:table-cell>
          <table:table-cell table:formula="of:=IF([.AH$2]=[.$M32];[.$C32];&quot;&quot;)">
            <text:p/>
          </table:table-cell>
          <table:table-cell table:formula="of:=IF([.AI$2]=[.$M32];[.$C32];&quot;&quot;)">
            <text:p/>
          </table:table-cell>
          <table:table-cell table:formula="of:=IF([.AJ$2]=[.$M32];[.$C32];&quot;&quot;)">
            <text:p/>
          </table:table-cell>
          <table:table-cell table:formula="of:=IF([.AK$2]=[.$M32];[.$C32];&quot;&quot;)">
            <text:p/>
          </table:table-cell>
          <table:table-cell table:formula="of:=IF([.AL$2]=[.$M32];[.$C32];&quot;&quot;)">
            <text:p/>
          </table:table-cell>
          <table:table-cell table:formula="of:=IF([.AM$2]=[.$M32];[.$C32];&quot;&quot;)">
            <text:p/>
          </table:table-cell>
          <table:table-cell table:formula="of:=IF([.AN$2]=[.$M32];[.$C32];&quot;&quot;)">
            <text:p/>
          </table:table-cell>
          <table:table-cell table:formula="of:=IF([.AO$2]=[.$M32];[.$C32];&quot;&quot;)">
            <text:p/>
          </table:table-cell>
          <table:table-cell table:formula="of:=IF([.AP$2]=[.$M32];[.$C32];&quot;&quot;)">
            <text:p/>
          </table:table-cell>
          <table:table-cell table:formula="of:=IF([.AQ$2]=[.$M32];[.$C32];&quot;&quot;)">
            <text:p/>
          </table:table-cell>
          <table:table-cell table:formula="of:=IF([.AR$2]=[.$M32];[.$C32];&quot;&quot;)">
            <text:p/>
          </table:table-cell>
          <table:table-cell table:formula="of:=IF([.AS$2]=[.$M32];[.$C32];&quot;&quot;)">
            <text:p/>
          </table:table-cell>
          <table:table-cell table:formula="of:=IF([.AT$2]=[.$M32];[.$C32];&quot;&quot;)">
            <text:p/>
          </table:table-cell>
          <table:table-cell table:formula="of:=IF([.AU$2]=[.$M32];[.$C32];&quot;&quot;)">
            <text:p/>
          </table:table-cell>
          <table:table-cell table:formula="of:=IF([.AV$2]=[.$M32];[.$C32];&quot;&quot;)">
            <text:p/>
          </table:table-cell>
          <table:table-cell table:formula="of:=IF([.AW$2]=[.$M32];[.$C32];&quot;&quot;)">
            <text:p/>
          </table:table-cell>
          <table:table-cell table:formula="of:=IF([.AX$2]=[.$M32];[.$C32];&quot;&quot;)">
            <text:p/>
          </table:table-cell>
          <table:table-cell table:formula="of:=IF([.AY$2]=[.$M32];[.$C32];&quot;&quot;)">
            <text:p/>
          </table:table-cell>
          <table:table-cell table:formula="of:=IF([.AZ$2]=[.$M32];[.$C32];&quot;&quot;)">
            <text:p/>
          </table:table-cell>
          <table:table-cell table:formula="of:=IF([.BA$2]=[.$M32];[.$C32];&quot;&quot;)">
            <text:p/>
          </table:table-cell>
          <table:table-cell table:formula="of:=IF([.BB$2]=[.$M32];[.$C32];&quot;&quot;)">
            <text:p/>
          </table:table-cell>
          <table:table-cell table:formula="of:=IF([.BC$2]=[.$M32];[.$C32];&quot;&quot;)">
            <text:p/>
          </table:table-cell>
          <table:table-cell table:formula="of:=IF([.BD$2]=[.$M32];[.$C32];&quot;&quot;)">
            <text:p/>
          </table:table-cell>
          <table:table-cell table:formula="of:=IF([.BE$2]=[.$M32];[.$C32];&quot;&quot;)">
            <text:p/>
          </table:table-cell>
          <table:table-cell table:formula="of:=IF([.BF$2]=[.$M32];[.$C32];&quot;&quot;)">
            <text:p/>
          </table:table-cell>
          <table:table-cell table:formula="of:=IF([.BG$2]=[.$M32];[.$C32];&quot;&quot;)">
            <text:p/>
          </table:table-cell>
          <table:table-cell table:formula="of:=IF([.BH$2]=[.$M32];[.$C32];&quot;&quot;)">
            <text:p/>
          </table:table-cell>
          <table:table-cell table:formula="of:=IF([.BI$2]=[.$M32];[.$C32];&quot;&quot;)">
            <text:p/>
          </table:table-cell>
          <table:table-cell table:formula="of:=IF([.BJ$2]=[.$M32];[.$C32];&quot;&quot;)">
            <text:p/>
          </table:table-cell>
          <table:table-cell table:formula="of:=IF([.BK$2]=[.$M32];[.$C32];&quot;&quot;)">
            <text:p/>
          </table:table-cell>
          <table:table-cell table:formula="of:=IF([.BL$2]=[.$M32];[.$C32];&quot;&quot;)">
            <text:p/>
          </table:table-cell>
          <table:table-cell table:formula="of:=IF([.BM$2]=[.$M32];[.$C32];&quot;&quot;)">
            <text:p/>
          </table:table-cell>
          <table:table-cell table:formula="of:=IF([.BN$2]=[.$M32];[.$C32];&quot;&quot;)">
            <text:p/>
          </table:table-cell>
          <table:table-cell table:formula="of:=IF([.BO$2]=[.$M32];[.$C32];&quot;&quot;)">
            <text:p/>
          </table:table-cell>
          <table:table-cell table:formula="of:=IF([.BP$2]=[.$M32];[.$C32];&quot;&quot;)">
            <text:p/>
          </table:table-cell>
          <table:table-cell table:formula="of:=IF([.BQ$2]=[.$M32];[.$C32];&quot;&quot;)">
            <text:p/>
          </table:table-cell>
          <table:table-cell table:formula="of:=IF([.BR$2]=[.$M32];[.$C32];&quot;&quot;)">
            <text:p/>
          </table:table-cell>
          <table:table-cell table:formula="of:=IF([.BS$2]=[.$M32];[.$C32];&quot;&quot;)">
            <text:p/>
          </table:table-cell>
          <table:table-cell table:formula="of:=IF([.BT$2]=[.$M32];[.$C32];&quot;&quot;)">
            <text:p/>
          </table:table-cell>
          <table:table-cell table:formula="of:=IF([.BU$2]=[.$M32];[.$C32];&quot;&quot;)">
            <text:p/>
          </table:table-cell>
          <table:table-cell table:formula="of:=IF([.BV$2]=[.$M32];[.$C32];&quot;&quot;)">
            <text:p/>
          </table:table-cell>
          <table:table-cell table:formula="of:=IF([.BW$2]=[.$M32];[.$C32];&quot;&quot;)">
            <text:p/>
          </table:table-cell>
          <table:table-cell table:formula="of:=IF([.BX$2]=[.$M32];[.$C32];&quot;&quot;)">
            <text:p/>
          </table:table-cell>
          <table:table-cell table:formula="of:=IF([.BY$2]=[.$M32];[.$C32];&quot;&quot;)">
            <text:p/>
          </table:table-cell>
          <table:table-cell table:formula="of:=IF([.BZ$2]=[.$M32];[.$C32];&quot;&quot;)">
            <text:p/>
          </table:table-cell>
          <table:table-cell table:formula="of:=IF([.CA$2]=[.$M32];[.$C32];&quot;&quot;)">
            <text:p/>
          </table:table-cell>
          <table:table-cell table:formula="of:=IF([.CB$2]=[.$M32];[.$C32];&quot;&quot;)">
            <text:p/>
          </table:table-cell>
          <table:table-cell table:formula="of:=IF([.CC$2]=[.$M32];[.$C32];&quot;&quot;)">
            <text:p/>
          </table:table-cell>
          <table:table-cell table:formula="of:=IF([.CD$2]=[.$M32];[.$C32];&quot;&quot;)">
            <text:p/>
          </table:table-cell>
          <table:table-cell table:formula="of:=IF([.CE$2]=[.$M32];[.$C32];&quot;&quot;)">
            <text:p/>
          </table:table-cell>
          <table:table-cell table:formula="of:=IF([.CF$2]=[.$M32];[.$C32];&quot;&quot;)">
            <text:p/>
          </table:table-cell>
          <table:table-cell table:formula="of:=IF([.CG$2]=[.$M32];[.$C32];&quot;&quot;)">
            <text:p/>
          </table:table-cell>
          <table:table-cell table:formula="of:=IF([.CH$2]=[.$M32];[.$C32];&quot;&quot;)">
            <text:p/>
          </table:table-cell>
          <table:table-cell table:formula="of:=IF([.CI$2]=[.$M32];[.$C32];&quot;&quot;)">
            <text:p/>
          </table:table-cell>
          <table:table-cell table:formula="of:=IF([.CJ$2]=[.$M32];[.$C32];&quot;&quot;)">
            <text:p/>
          </table:table-cell>
          <table:table-cell table:formula="of:=IF([.CK$2]=[.$M32];[.$C32];&quot;&quot;)">
            <text:p/>
          </table:table-cell>
          <table:table-cell table:formula="of:=IF([.CL$2]=[.$M32];[.$C32];&quot;&quot;)">
            <text:p/>
          </table:table-cell>
          <table:table-cell table:formula="of:=IF([.CM$2]=[.$M32];[.$C32];&quot;&quot;)">
            <text:p/>
          </table:table-cell>
          <table:table-cell table:style-name="ce155" table:formula="of:=IF([.CN$2]=[.$M32];[.$C32];&quot;&quot;)">
            <text:p/>
          </table:table-cell>
          <table:table-cell table:style-name="ce131" table:formula="of:=IF([.CO$2]=[.$M32];[.$C32];&quot;&quot;)">
            <text:p/>
          </table:table-cell>
          <table:table-cell table:style-name="ce131" table:formula="of:=IF([.CP$2]=[.$M32];[.$C32];&quot;&quot;)">
            <text:p/>
          </table:table-cell>
          <table:table-cell table:style-name="ce131" table:formula="of:=IF([.CQ$2]=[.$M32];[.$C32];&quot;&quot;)">
            <text:p/>
          </table:table-cell>
          <table:table-cell table:style-name="ce131" table:formula="of:=IF([.CR$2]=[.$M32];[.$C32];&quot;&quot;)">
            <text:p/>
          </table:table-cell>
          <table:table-cell table:style-name="ce131" table:formula="of:=IF([.CS$2]=[.$M32];[.$C32];&quot;&quot;)">
            <text:p/>
          </table:table-cell>
          <table:table-cell table:style-name="ce131" table:formula="of:=IF([.CT$2]=[.$M32];[.$C32];&quot;&quot;)">
            <text:p/>
          </table:table-cell>
          <table:table-cell table:style-name="ce160" table:formula="of:=IF([.CU$2]=[.$M32];[.$C32];&quot;&quot;)">
            <text:p/>
          </table:table-cell>
          <table:table-cell table:formula="of:=IF([.CV$2]=[.$M32];[.$C32];&quot;&quot;)">
            <text:p/>
          </table:table-cell>
          <table:table-cell table:formula="of:=IF([.CW$2]=[.$M32];[.$C32];&quot;&quot;)">
            <text:p/>
          </table:table-cell>
          <table:table-cell table:formula="of:=IF([.CX$2]=[.$M32];[.$C32];&quot;&quot;)">
            <text:p/>
          </table:table-cell>
          <table:table-cell table:style-name="ce155" table:formula="of:=IF([.CY$2]=[.$M32];[.$C32];&quot;&quot;)">
            <text:p/>
          </table:table-cell>
          <table:table-cell table:style-name="ce131" table:formula="of:=IF([.CZ$2]=[.$M32];[.$C32];&quot;&quot;)">
            <text:p/>
          </table:table-cell>
          <table:table-cell table:style-name="ce131" table:formula="of:=IF([.DA$2]=[.$M32];[.$C32];&quot;&quot;)">
            <text:p/>
          </table:table-cell>
          <table:table-cell table:style-name="ce160" table:formula="of:=IF([.DB$2]=[.$M32];[.$C32];&quot;&quot;)">
            <text:p/>
          </table:table-cell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Federation_Geos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обывающая станция</text:p>
          </table:table-cell>
          <table:table-cell office:value-type="float" office:value="0.3" calcext:value-type="float">
            <text:p>0,3</text:p>
          </table:table-cell>
          <table:table-cell table:formula="of:=VLOOKUP([.G33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33];[.$G$2:.$J$4];[.C33]-1)+VLOOKUP([.G33];[.$G$2:.$J$4];[.C33]-1)*[.E33];VLOOKUP([.G33];[.$G$2:.$L$4];6))" office:value-type="float" office:value="13" calcext:value-type="float">
            <text:p>13</text:p>
          </table:table-cell>
          <table:table-cell table:style-name="ce131" office:value-type="string" calcext:value-type="string">
            <text:p>f</text:p>
          </table:table-cell>
          <table:table-cell table:formula="of:=IF([.I33]=&quot;e&quot;;SQRT(POWER([.$K$26]-[.K33];2)+POWER([.$L$26]-[.L33];2));IF([.I33]=&quot;f&quot;;SQRT(POWER([.$K$40]-[.K33];2)+POWER([.$L$40]-[.L33];2));IF([.I33]=&quot;j&quot;;SQRT(POWER([.$K$64]-[.K33];2)+POWER([.$L$64]-[.L33];2));0)))" office:value-type="float" office:value="11.3357840487546" calcext:value-type="float">
            <text:p>11,34</text:p>
          </table:table-cell>
          <table:table-cell office:value-type="float" office:value="84.2" calcext:value-type="float">
            <text:p>84,2</text:p>
          </table:table-cell>
          <table:table-cell office:value-type="float" office:value="13.4" calcext:value-type="float">
            <text:p>13,4</text:p>
          </table:table-cell>
          <table:table-cell table:formula="of:=MROUND([.K33];1)" office:value-type="float" office:value="84" calcext:value-type="float">
            <text:p>84</text:p>
          </table:table-cell>
          <table:table-cell table:formula="of:=MROUND([.L33];1)" office:value-type="float" office:value="13" calcext:value-type="float">
            <text:p>13</text:p>
          </table:table-cell>
          <table:table-cell/>
          <table:table-cell table:style-name="ce136" table:formula="of:=IF([.P$2]=[.$M33];[.$C33];&quot;&quot;)">
            <text:p/>
          </table:table-cell>
          <table:table-cell table:style-name="ce130" table:formula="of:=IF([.Q$2]=[.$M33];[.$C33];&quot;&quot;)">
            <text:p/>
          </table:table-cell>
          <table:table-cell table:style-name="ce130" table:formula="of:=IF([.R$2]=[.$M33];[.$C33];&quot;&quot;)">
            <text:p/>
          </table:table-cell>
          <table:table-cell table:style-name="ce130" table:formula="of:=IF([.S$2]=[.$M33];[.$C33];&quot;&quot;)">
            <text:p/>
          </table:table-cell>
          <table:table-cell table:style-name="ce143" table:formula="of:=IF([.T$2]=[.$M33];[.$C33];&quot;&quot;)">
            <text:p/>
          </table:table-cell>
          <table:table-cell table:formula="of:=IF([.U$2]=[.$M33];[.$C33];&quot;&quot;)">
            <text:p/>
          </table:table-cell>
          <table:table-cell table:formula="of:=IF([.V$2]=[.$M33];[.$C33];&quot;&quot;)">
            <text:p/>
          </table:table-cell>
          <table:table-cell table:formula="of:=IF([.W$2]=[.$M33];[.$C33];&quot;&quot;)">
            <text:p/>
          </table:table-cell>
          <table:table-cell table:formula="of:=IF([.X$2]=[.$M33];[.$C33];&quot;&quot;)">
            <text:p/>
          </table:table-cell>
          <table:table-cell table:formula="of:=IF([.Y$2]=[.$M33];[.$C33];&quot;&quot;)">
            <text:p/>
          </table:table-cell>
          <table:table-cell table:formula="of:=IF([.Z$2]=[.$M33];[.$C33];&quot;&quot;)">
            <text:p/>
          </table:table-cell>
          <table:table-cell table:formula="of:=IF([.AA$2]=[.$M33];[.$C33];&quot;&quot;)">
            <text:p/>
          </table:table-cell>
          <table:table-cell table:formula="of:=IF([.AB$2]=[.$M33];[.$C33];&quot;&quot;)">
            <text:p/>
          </table:table-cell>
          <table:table-cell table:formula="of:=IF([.AC$2]=[.$M33];[.$C33];&quot;&quot;)">
            <text:p/>
          </table:table-cell>
          <table:table-cell table:formula="of:=IF([.AD$2]=[.$M33];[.$C33];&quot;&quot;)">
            <text:p/>
          </table:table-cell>
          <table:table-cell table:formula="of:=IF([.AE$2]=[.$M33];[.$C33];&quot;&quot;)">
            <text:p/>
          </table:table-cell>
          <table:table-cell table:formula="of:=IF([.AF$2]=[.$M33];[.$C33];&quot;&quot;)">
            <text:p/>
          </table:table-cell>
          <table:table-cell table:formula="of:=IF([.AG$2]=[.$M33];[.$C33];&quot;&quot;)">
            <text:p/>
          </table:table-cell>
          <table:table-cell table:formula="of:=IF([.AH$2]=[.$M33];[.$C33];&quot;&quot;)">
            <text:p/>
          </table:table-cell>
          <table:table-cell table:formula="of:=IF([.AI$2]=[.$M33];[.$C33];&quot;&quot;)">
            <text:p/>
          </table:table-cell>
          <table:table-cell table:formula="of:=IF([.AJ$2]=[.$M33];[.$C33];&quot;&quot;)">
            <text:p/>
          </table:table-cell>
          <table:table-cell table:formula="of:=IF([.AK$2]=[.$M33];[.$C33];&quot;&quot;)">
            <text:p/>
          </table:table-cell>
          <table:table-cell table:formula="of:=IF([.AL$2]=[.$M33];[.$C33];&quot;&quot;)">
            <text:p/>
          </table:table-cell>
          <table:table-cell table:formula="of:=IF([.AM$2]=[.$M33];[.$C33];&quot;&quot;)">
            <text:p/>
          </table:table-cell>
          <table:table-cell table:formula="of:=IF([.AN$2]=[.$M33];[.$C33];&quot;&quot;)">
            <text:p/>
          </table:table-cell>
          <table:table-cell table:formula="of:=IF([.AO$2]=[.$M33];[.$C33];&quot;&quot;)">
            <text:p/>
          </table:table-cell>
          <table:table-cell table:formula="of:=IF([.AP$2]=[.$M33];[.$C33];&quot;&quot;)">
            <text:p/>
          </table:table-cell>
          <table:table-cell table:formula="of:=IF([.AQ$2]=[.$M33];[.$C33];&quot;&quot;)">
            <text:p/>
          </table:table-cell>
          <table:table-cell table:formula="of:=IF([.AR$2]=[.$M33];[.$C33];&quot;&quot;)">
            <text:p/>
          </table:table-cell>
          <table:table-cell table:formula="of:=IF([.AS$2]=[.$M33];[.$C33];&quot;&quot;)">
            <text:p/>
          </table:table-cell>
          <table:table-cell table:formula="of:=IF([.AT$2]=[.$M33];[.$C33];&quot;&quot;)">
            <text:p/>
          </table:table-cell>
          <table:table-cell table:formula="of:=IF([.AU$2]=[.$M33];[.$C33];&quot;&quot;)">
            <text:p/>
          </table:table-cell>
          <table:table-cell table:formula="of:=IF([.AV$2]=[.$M33];[.$C33];&quot;&quot;)">
            <text:p/>
          </table:table-cell>
          <table:table-cell table:formula="of:=IF([.AW$2]=[.$M33];[.$C33];&quot;&quot;)">
            <text:p/>
          </table:table-cell>
          <table:table-cell table:formula="of:=IF([.AX$2]=[.$M33];[.$C33];&quot;&quot;)">
            <text:p/>
          </table:table-cell>
          <table:table-cell table:formula="of:=IF([.AY$2]=[.$M33];[.$C33];&quot;&quot;)">
            <text:p/>
          </table:table-cell>
          <table:table-cell table:formula="of:=IF([.AZ$2]=[.$M33];[.$C33];&quot;&quot;)">
            <text:p/>
          </table:table-cell>
          <table:table-cell table:formula="of:=IF([.BA$2]=[.$M33];[.$C33];&quot;&quot;)">
            <text:p/>
          </table:table-cell>
          <table:table-cell table:formula="of:=IF([.BB$2]=[.$M33];[.$C33];&quot;&quot;)">
            <text:p/>
          </table:table-cell>
          <table:table-cell table:formula="of:=IF([.BC$2]=[.$M33];[.$C33];&quot;&quot;)">
            <text:p/>
          </table:table-cell>
          <table:table-cell table:formula="of:=IF([.BD$2]=[.$M33];[.$C33];&quot;&quot;)">
            <text:p/>
          </table:table-cell>
          <table:table-cell table:formula="of:=IF([.BE$2]=[.$M33];[.$C33];&quot;&quot;)">
            <text:p/>
          </table:table-cell>
          <table:table-cell table:formula="of:=IF([.BF$2]=[.$M33];[.$C33];&quot;&quot;)">
            <text:p/>
          </table:table-cell>
          <table:table-cell table:formula="of:=IF([.BG$2]=[.$M33];[.$C33];&quot;&quot;)">
            <text:p/>
          </table:table-cell>
          <table:table-cell table:formula="of:=IF([.BH$2]=[.$M33];[.$C33];&quot;&quot;)">
            <text:p/>
          </table:table-cell>
          <table:table-cell table:formula="of:=IF([.BI$2]=[.$M33];[.$C33];&quot;&quot;)">
            <text:p/>
          </table:table-cell>
          <table:table-cell table:formula="of:=IF([.BJ$2]=[.$M33];[.$C33];&quot;&quot;)">
            <text:p/>
          </table:table-cell>
          <table:table-cell table:formula="of:=IF([.BK$2]=[.$M33];[.$C33];&quot;&quot;)">
            <text:p/>
          </table:table-cell>
          <table:table-cell table:formula="of:=IF([.BL$2]=[.$M33];[.$C33];&quot;&quot;)">
            <text:p/>
          </table:table-cell>
          <table:table-cell table:formula="of:=IF([.BM$2]=[.$M33];[.$C33];&quot;&quot;)">
            <text:p/>
          </table:table-cell>
          <table:table-cell table:formula="of:=IF([.BN$2]=[.$M33];[.$C33];&quot;&quot;)">
            <text:p/>
          </table:table-cell>
          <table:table-cell table:formula="of:=IF([.BO$2]=[.$M33];[.$C33];&quot;&quot;)">
            <text:p/>
          </table:table-cell>
          <table:table-cell table:formula="of:=IF([.BP$2]=[.$M33];[.$C33];&quot;&quot;)">
            <text:p/>
          </table:table-cell>
          <table:table-cell table:formula="of:=IF([.BQ$2]=[.$M33];[.$C33];&quot;&quot;)">
            <text:p/>
          </table:table-cell>
          <table:table-cell table:formula="of:=IF([.BR$2]=[.$M33];[.$C33];&quot;&quot;)">
            <text:p/>
          </table:table-cell>
          <table:table-cell table:formula="of:=IF([.BS$2]=[.$M33];[.$C33];&quot;&quot;)">
            <text:p/>
          </table:table-cell>
          <table:table-cell table:formula="of:=IF([.BT$2]=[.$M33];[.$C33];&quot;&quot;)">
            <text:p/>
          </table:table-cell>
          <table:table-cell table:formula="of:=IF([.BU$2]=[.$M33];[.$C33];&quot;&quot;)">
            <text:p/>
          </table:table-cell>
          <table:table-cell table:formula="of:=IF([.BV$2]=[.$M33];[.$C33];&quot;&quot;)">
            <text:p/>
          </table:table-cell>
          <table:table-cell table:formula="of:=IF([.BW$2]=[.$M33];[.$C33];&quot;&quot;)">
            <text:p/>
          </table:table-cell>
          <table:table-cell table:formula="of:=IF([.BX$2]=[.$M33];[.$C33];&quot;&quot;)">
            <text:p/>
          </table:table-cell>
          <table:table-cell table:formula="of:=IF([.BY$2]=[.$M33];[.$C33];&quot;&quot;)">
            <text:p/>
          </table:table-cell>
          <table:table-cell table:formula="of:=IF([.BZ$2]=[.$M33];[.$C33];&quot;&quot;)">
            <text:p/>
          </table:table-cell>
          <table:table-cell table:formula="of:=IF([.CA$2]=[.$M33];[.$C33];&quot;&quot;)">
            <text:p/>
          </table:table-cell>
          <table:table-cell table:formula="of:=IF([.CB$2]=[.$M33];[.$C33];&quot;&quot;)">
            <text:p/>
          </table:table-cell>
          <table:table-cell table:formula="of:=IF([.CC$2]=[.$M33];[.$C33];&quot;&quot;)">
            <text:p/>
          </table:table-cell>
          <table:table-cell table:formula="of:=IF([.CD$2]=[.$M33];[.$C33];&quot;&quot;)">
            <text:p/>
          </table:table-cell>
          <table:table-cell table:formula="of:=IF([.CE$2]=[.$M33];[.$C33];&quot;&quot;)">
            <text:p/>
          </table:table-cell>
          <table:table-cell table:formula="of:=IF([.CF$2]=[.$M33];[.$C33];&quot;&quot;)">
            <text:p/>
          </table:table-cell>
          <table:table-cell table:formula="of:=IF([.CG$2]=[.$M33];[.$C33];&quot;&quot;)">
            <text:p/>
          </table:table-cell>
          <table:table-cell table:formula="of:=IF([.CH$2]=[.$M33];[.$C33];&quot;&quot;)">
            <text:p/>
          </table:table-cell>
          <table:table-cell table:formula="of:=IF([.CI$2]=[.$M33];[.$C33];&quot;&quot;)">
            <text:p/>
          </table:table-cell>
          <table:table-cell table:formula="of:=IF([.CJ$2]=[.$M33];[.$C33];&quot;&quot;)">
            <text:p/>
          </table:table-cell>
          <table:table-cell table:formula="of:=IF([.CK$2]=[.$M33];[.$C33];&quot;&quot;)">
            <text:p/>
          </table:table-cell>
          <table:table-cell table:formula="of:=IF([.CL$2]=[.$M33];[.$C33];&quot;&quot;)">
            <text:p/>
          </table:table-cell>
          <table:table-cell table:formula="of:=IF([.CM$2]=[.$M33];[.$C33];&quot;&quot;)">
            <text:p/>
          </table:table-cell>
          <table:table-cell table:style-name="ce154" table:formula="of:=IF([.CN$2]=[.$M33];CONCATENATE([.$C33];[.$F33]);&quot;&quot;)" office:value-type="string" office:string-value="3t" calcext:value-type="string">
            <text:p>3t</text:p>
          </table:table-cell>
          <table:table-cell table:style-name="ce131" table:formula="of:=IF([.CO$2]=[.$M33];[.$C33];&quot;&quot;)">
            <text:p/>
          </table:table-cell>
          <table:table-cell table:style-name="ce131" table:formula="of:=IF([.CP$2]=[.$M33];[.$C33];&quot;&quot;)">
            <text:p/>
          </table:table-cell>
          <table:table-cell table:style-name="ce131" table:formula="of:=IF([.CQ$2]=[.$M33];[.$C33];&quot;&quot;)">
            <text:p/>
          </table:table-cell>
          <table:table-cell table:style-name="ce131" table:formula="of:=IF([.CR$2]=[.$M33];[.$C33];&quot;&quot;)">
            <text:p/>
          </table:table-cell>
          <table:table-cell table:style-name="ce131" table:formula="of:=IF([.CS$2]=[.$M33];[.$C33];&quot;&quot;)">
            <text:p/>
          </table:table-cell>
          <table:table-cell table:style-name="ce131" table:formula="of:=IF([.CT$2]=[.$M33];[.$C33];&quot;&quot;)">
            <text:p/>
          </table:table-cell>
          <table:table-cell table:style-name="ce160" table:formula="of:=IF([.CU$2]=[.$M33];[.$C33];&quot;&quot;)">
            <text:p/>
          </table:table-cell>
          <table:table-cell table:formula="of:=IF([.CV$2]=[.$M33];[.$C33];&quot;&quot;)">
            <text:p/>
          </table:table-cell>
          <table:table-cell table:formula="of:=IF([.CW$2]=[.$M33];[.$C33];&quot;&quot;)">
            <text:p/>
          </table:table-cell>
          <table:table-cell table:formula="of:=IF([.CX$2]=[.$M33];[.$C33];&quot;&quot;)">
            <text:p/>
          </table:table-cell>
          <table:table-cell table:style-name="ce155" table:formula="of:=IF([.CY$2]=[.$M33];[.$C33];&quot;&quot;)">
            <text:p/>
          </table:table-cell>
          <table:table-cell table:style-name="ce131" table:formula="of:=IF([.CZ$2]=[.$M33];[.$C33];&quot;&quot;)">
            <text:p/>
          </table:table-cell>
          <table:table-cell table:style-name="ce131" table:formula="of:=IF([.DA$2]=[.$M33];[.$C33];&quot;&quot;)">
            <text:p/>
          </table:table-cell>
          <table:table-cell table:style-name="ce160" table:formula="of:=IF([.DB$2]=[.$M33];[.$C33];&quot;&quot;)">
            <text:p/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Federation_FrozenS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ксперементальная база Эллидиум</text:p>
          </table:table-cell>
          <table:table-cell office:value-type="float" office:value="0.2" calcext:value-type="float">
            <text:p>0,2</text:p>
          </table:table-cell>
          <table:table-cell table:formula="of:=VLOOKUP([.G34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34];[.$G$2:.$J$4];[.C34]-1)+VLOOKUP([.G34];[.$G$2:.$J$4];[.C34]-1)*[.E34];VLOOKUP([.G34];[.$G$2:.$L$4];6))" office:value-type="float" office:value="12" calcext:value-type="float">
            <text:p>12</text:p>
          </table:table-cell>
          <table:table-cell table:style-name="ce131" office:value-type="string" calcext:value-type="string">
            <text:p>f</text:p>
          </table:table-cell>
          <table:table-cell table:formula="of:=IF([.I34]=&quot;e&quot;;SQRT(POWER([.$K$26]-[.K34];2)+POWER([.$L$26]-[.L34];2));IF([.I34]=&quot;f&quot;;SQRT(POWER([.$K$40]-[.K34];2)+POWER([.$L$40]-[.L34];2));IF([.I34]=&quot;j&quot;;SQRT(POWER([.$K$64]-[.K34];2)+POWER([.$L$64]-[.L34];2));0)))" office:value-type="float" office:value="8.98053450525079" calcext:value-type="float">
            <text:p>8,98</text:p>
          </table:table-cell>
          <table:table-cell office:value-type="float" office:value="90.5" calcext:value-type="float">
            <text:p>90,5</text:p>
          </table:table-cell>
          <table:table-cell office:value-type="float" office:value="13" calcext:value-type="float">
            <text:p>13</text:p>
          </table:table-cell>
          <table:table-cell table:formula="of:=MROUND([.K34];1)" office:value-type="float" office:value="91" calcext:value-type="float">
            <text:p>91</text:p>
          </table:table-cell>
          <table:table-cell table:formula="of:=MROUND([.L34];1)" office:value-type="float" office:value="13" calcext:value-type="float">
            <text:p>13</text:p>
          </table:table-cell>
          <table:table-cell/>
          <table:table-cell table:style-name="ce136" table:formula="of:=IF([.P$2]=[.$M34];[.$C34];&quot;&quot;)">
            <text:p/>
          </table:table-cell>
          <table:table-cell table:style-name="ce130" table:formula="of:=IF([.Q$2]=[.$M34];[.$C34];&quot;&quot;)">
            <text:p/>
          </table:table-cell>
          <table:table-cell table:style-name="ce130" table:formula="of:=IF([.R$2]=[.$M34];[.$C34];&quot;&quot;)">
            <text:p/>
          </table:table-cell>
          <table:table-cell table:style-name="ce130" table:formula="of:=IF([.S$2]=[.$M34];[.$C34];&quot;&quot;)">
            <text:p/>
          </table:table-cell>
          <table:table-cell table:style-name="ce143" table:formula="of:=IF([.T$2]=[.$M34];[.$C34];&quot;&quot;)">
            <text:p/>
          </table:table-cell>
          <table:table-cell table:formula="of:=IF([.U$2]=[.$M34];[.$C34];&quot;&quot;)">
            <text:p/>
          </table:table-cell>
          <table:table-cell table:formula="of:=IF([.V$2]=[.$M34];[.$C34];&quot;&quot;)">
            <text:p/>
          </table:table-cell>
          <table:table-cell table:formula="of:=IF([.W$2]=[.$M34];[.$C34];&quot;&quot;)">
            <text:p/>
          </table:table-cell>
          <table:table-cell table:formula="of:=IF([.X$2]=[.$M34];[.$C34];&quot;&quot;)">
            <text:p/>
          </table:table-cell>
          <table:table-cell table:formula="of:=IF([.Y$2]=[.$M34];[.$C34];&quot;&quot;)">
            <text:p/>
          </table:table-cell>
          <table:table-cell table:formula="of:=IF([.Z$2]=[.$M34];[.$C34];&quot;&quot;)">
            <text:p/>
          </table:table-cell>
          <table:table-cell table:formula="of:=IF([.AA$2]=[.$M34];[.$C34];&quot;&quot;)">
            <text:p/>
          </table:table-cell>
          <table:table-cell table:formula="of:=IF([.AB$2]=[.$M34];[.$C34];&quot;&quot;)">
            <text:p/>
          </table:table-cell>
          <table:table-cell table:formula="of:=IF([.AC$2]=[.$M34];[.$C34];&quot;&quot;)">
            <text:p/>
          </table:table-cell>
          <table:table-cell table:formula="of:=IF([.AD$2]=[.$M34];[.$C34];&quot;&quot;)">
            <text:p/>
          </table:table-cell>
          <table:table-cell table:formula="of:=IF([.AE$2]=[.$M34];[.$C34];&quot;&quot;)">
            <text:p/>
          </table:table-cell>
          <table:table-cell table:formula="of:=IF([.AF$2]=[.$M34];[.$C34];&quot;&quot;)">
            <text:p/>
          </table:table-cell>
          <table:table-cell table:formula="of:=IF([.AG$2]=[.$M34];[.$C34];&quot;&quot;)">
            <text:p/>
          </table:table-cell>
          <table:table-cell table:formula="of:=IF([.AH$2]=[.$M34];[.$C34];&quot;&quot;)">
            <text:p/>
          </table:table-cell>
          <table:table-cell table:formula="of:=IF([.AI$2]=[.$M34];[.$C34];&quot;&quot;)">
            <text:p/>
          </table:table-cell>
          <table:table-cell table:formula="of:=IF([.AJ$2]=[.$M34];[.$C34];&quot;&quot;)">
            <text:p/>
          </table:table-cell>
          <table:table-cell table:formula="of:=IF([.AK$2]=[.$M34];[.$C34];&quot;&quot;)">
            <text:p/>
          </table:table-cell>
          <table:table-cell table:formula="of:=IF([.AL$2]=[.$M34];[.$C34];&quot;&quot;)">
            <text:p/>
          </table:table-cell>
          <table:table-cell table:formula="of:=IF([.AM$2]=[.$M34];[.$C34];&quot;&quot;)">
            <text:p/>
          </table:table-cell>
          <table:table-cell table:formula="of:=IF([.AN$2]=[.$M34];[.$C34];&quot;&quot;)">
            <text:p/>
          </table:table-cell>
          <table:table-cell table:formula="of:=IF([.AO$2]=[.$M34];[.$C34];&quot;&quot;)">
            <text:p/>
          </table:table-cell>
          <table:table-cell table:formula="of:=IF([.AP$2]=[.$M34];[.$C34];&quot;&quot;)">
            <text:p/>
          </table:table-cell>
          <table:table-cell table:formula="of:=IF([.AQ$2]=[.$M34];[.$C34];&quot;&quot;)">
            <text:p/>
          </table:table-cell>
          <table:table-cell table:formula="of:=IF([.AR$2]=[.$M34];[.$C34];&quot;&quot;)">
            <text:p/>
          </table:table-cell>
          <table:table-cell table:formula="of:=IF([.AS$2]=[.$M34];[.$C34];&quot;&quot;)">
            <text:p/>
          </table:table-cell>
          <table:table-cell table:formula="of:=IF([.AT$2]=[.$M34];[.$C34];&quot;&quot;)">
            <text:p/>
          </table:table-cell>
          <table:table-cell table:formula="of:=IF([.AU$2]=[.$M34];[.$C34];&quot;&quot;)">
            <text:p/>
          </table:table-cell>
          <table:table-cell table:formula="of:=IF([.AV$2]=[.$M34];[.$C34];&quot;&quot;)">
            <text:p/>
          </table:table-cell>
          <table:table-cell table:formula="of:=IF([.AW$2]=[.$M34];[.$C34];&quot;&quot;)">
            <text:p/>
          </table:table-cell>
          <table:table-cell table:formula="of:=IF([.AX$2]=[.$M34];[.$C34];&quot;&quot;)">
            <text:p/>
          </table:table-cell>
          <table:table-cell table:formula="of:=IF([.AY$2]=[.$M34];[.$C34];&quot;&quot;)">
            <text:p/>
          </table:table-cell>
          <table:table-cell table:formula="of:=IF([.AZ$2]=[.$M34];[.$C34];&quot;&quot;)">
            <text:p/>
          </table:table-cell>
          <table:table-cell table:formula="of:=IF([.BA$2]=[.$M34];[.$C34];&quot;&quot;)">
            <text:p/>
          </table:table-cell>
          <table:table-cell table:formula="of:=IF([.BB$2]=[.$M34];[.$C34];&quot;&quot;)">
            <text:p/>
          </table:table-cell>
          <table:table-cell table:formula="of:=IF([.BC$2]=[.$M34];[.$C34];&quot;&quot;)">
            <text:p/>
          </table:table-cell>
          <table:table-cell table:formula="of:=IF([.BD$2]=[.$M34];[.$C34];&quot;&quot;)">
            <text:p/>
          </table:table-cell>
          <table:table-cell table:formula="of:=IF([.BE$2]=[.$M34];[.$C34];&quot;&quot;)">
            <text:p/>
          </table:table-cell>
          <table:table-cell table:formula="of:=IF([.BF$2]=[.$M34];[.$C34];&quot;&quot;)">
            <text:p/>
          </table:table-cell>
          <table:table-cell table:formula="of:=IF([.BG$2]=[.$M34];[.$C34];&quot;&quot;)">
            <text:p/>
          </table:table-cell>
          <table:table-cell table:formula="of:=IF([.BH$2]=[.$M34];[.$C34];&quot;&quot;)">
            <text:p/>
          </table:table-cell>
          <table:table-cell table:formula="of:=IF([.BI$2]=[.$M34];[.$C34];&quot;&quot;)">
            <text:p/>
          </table:table-cell>
          <table:table-cell table:formula="of:=IF([.BJ$2]=[.$M34];[.$C34];&quot;&quot;)">
            <text:p/>
          </table:table-cell>
          <table:table-cell table:formula="of:=IF([.BK$2]=[.$M34];[.$C34];&quot;&quot;)">
            <text:p/>
          </table:table-cell>
          <table:table-cell table:formula="of:=IF([.BL$2]=[.$M34];[.$C34];&quot;&quot;)">
            <text:p/>
          </table:table-cell>
          <table:table-cell table:formula="of:=IF([.BM$2]=[.$M34];[.$C34];&quot;&quot;)">
            <text:p/>
          </table:table-cell>
          <table:table-cell table:formula="of:=IF([.BN$2]=[.$M34];[.$C34];&quot;&quot;)">
            <text:p/>
          </table:table-cell>
          <table:table-cell table:formula="of:=IF([.BO$2]=[.$M34];[.$C34];&quot;&quot;)">
            <text:p/>
          </table:table-cell>
          <table:table-cell table:formula="of:=IF([.BP$2]=[.$M34];[.$C34];&quot;&quot;)">
            <text:p/>
          </table:table-cell>
          <table:table-cell table:formula="of:=IF([.BQ$2]=[.$M34];[.$C34];&quot;&quot;)">
            <text:p/>
          </table:table-cell>
          <table:table-cell table:formula="of:=IF([.BR$2]=[.$M34];[.$C34];&quot;&quot;)">
            <text:p/>
          </table:table-cell>
          <table:table-cell table:formula="of:=IF([.BS$2]=[.$M34];[.$C34];&quot;&quot;)">
            <text:p/>
          </table:table-cell>
          <table:table-cell table:formula="of:=IF([.BT$2]=[.$M34];[.$C34];&quot;&quot;)">
            <text:p/>
          </table:table-cell>
          <table:table-cell table:formula="of:=IF([.BU$2]=[.$M34];[.$C34];&quot;&quot;)">
            <text:p/>
          </table:table-cell>
          <table:table-cell table:formula="of:=IF([.BV$2]=[.$M34];[.$C34];&quot;&quot;)">
            <text:p/>
          </table:table-cell>
          <table:table-cell table:formula="of:=IF([.BW$2]=[.$M34];[.$C34];&quot;&quot;)">
            <text:p/>
          </table:table-cell>
          <table:table-cell table:formula="of:=IF([.BX$2]=[.$M34];[.$C34];&quot;&quot;)">
            <text:p/>
          </table:table-cell>
          <table:table-cell table:formula="of:=IF([.BY$2]=[.$M34];[.$C34];&quot;&quot;)">
            <text:p/>
          </table:table-cell>
          <table:table-cell table:formula="of:=IF([.BZ$2]=[.$M34];[.$C34];&quot;&quot;)">
            <text:p/>
          </table:table-cell>
          <table:table-cell table:formula="of:=IF([.CA$2]=[.$M34];[.$C34];&quot;&quot;)">
            <text:p/>
          </table:table-cell>
          <table:table-cell table:formula="of:=IF([.CB$2]=[.$M34];[.$C34];&quot;&quot;)">
            <text:p/>
          </table:table-cell>
          <table:table-cell table:formula="of:=IF([.CC$2]=[.$M34];[.$C34];&quot;&quot;)">
            <text:p/>
          </table:table-cell>
          <table:table-cell table:formula="of:=IF([.CD$2]=[.$M34];[.$C34];&quot;&quot;)">
            <text:p/>
          </table:table-cell>
          <table:table-cell table:formula="of:=IF([.CE$2]=[.$M34];[.$C34];&quot;&quot;)">
            <text:p/>
          </table:table-cell>
          <table:table-cell table:formula="of:=IF([.CF$2]=[.$M34];[.$C34];&quot;&quot;)">
            <text:p/>
          </table:table-cell>
          <table:table-cell table:formula="of:=IF([.CG$2]=[.$M34];[.$C34];&quot;&quot;)">
            <text:p/>
          </table:table-cell>
          <table:table-cell table:formula="of:=IF([.CH$2]=[.$M34];[.$C34];&quot;&quot;)">
            <text:p/>
          </table:table-cell>
          <table:table-cell table:formula="of:=IF([.CI$2]=[.$M34];[.$C34];&quot;&quot;)">
            <text:p/>
          </table:table-cell>
          <table:table-cell table:formula="of:=IF([.CJ$2]=[.$M34];[.$C34];&quot;&quot;)">
            <text:p/>
          </table:table-cell>
          <table:table-cell table:formula="of:=IF([.CK$2]=[.$M34];[.$C34];&quot;&quot;)">
            <text:p/>
          </table:table-cell>
          <table:table-cell table:formula="of:=IF([.CL$2]=[.$M34];[.$C34];&quot;&quot;)">
            <text:p/>
          </table:table-cell>
          <table:table-cell table:formula="of:=IF([.CM$2]=[.$M34];[.$C34];&quot;&quot;)">
            <text:p/>
          </table:table-cell>
          <table:table-cell table:style-name="ce156" table:formula="of:=IF([.CN$2]=[.$M34];[.$C34];&quot;&quot;)">
            <text:p/>
          </table:table-cell>
          <table:table-cell table:style-name="ce158" table:formula="of:=IF([.CO$2]=[.$M34];[.$C34];&quot;&quot;)">
            <text:p/>
          </table:table-cell>
          <table:table-cell table:style-name="ce158" table:formula="of:=IF([.CP$2]=[.$M34];[.$C34];&quot;&quot;)">
            <text:p/>
          </table:table-cell>
          <table:table-cell table:style-name="ce158" table:formula="of:=IF([.CQ$2]=[.$M34];[.$C34];&quot;&quot;)">
            <text:p/>
          </table:table-cell>
          <table:table-cell table:style-name="ce158" table:formula="of:=IF([.CR$2]=[.$M34];[.$C34];&quot;&quot;)">
            <text:p/>
          </table:table-cell>
          <table:table-cell table:style-name="ce158" table:formula="of:=IF([.CS$2]=[.$M34];[.$C34];&quot;&quot;)">
            <text:p/>
          </table:table-cell>
          <table:table-cell table:style-name="ce158" table:formula="of:=IF([.CT$2]=[.$M34];[.$C34];&quot;&quot;)">
            <text:p/>
          </table:table-cell>
          <table:table-cell table:style-name="ce154" table:formula="of:=IF([.CU$2]=[.$M34];CONCATENATE([.$C34];[.$F34]);&quot;&quot;)" office:value-type="string" office:string-value="3t" calcext:value-type="string">
            <text:p>3t</text:p>
          </table:table-cell>
          <table:table-cell table:formula="of:=IF([.CV$2]=[.$M34];[.$C34];&quot;&quot;)">
            <text:p/>
          </table:table-cell>
          <table:table-cell table:formula="of:=IF([.CW$2]=[.$M34];[.$C34];&quot;&quot;)">
            <text:p/>
          </table:table-cell>
          <table:table-cell table:formula="of:=IF([.CX$2]=[.$M34];[.$C34];&quot;&quot;)">
            <text:p/>
          </table:table-cell>
          <table:table-cell table:style-name="ce155" table:formula="of:=IF([.CY$2]=[.$M34];[.$C34];&quot;&quot;)">
            <text:p/>
          </table:table-cell>
          <table:table-cell table:style-name="ce131" table:formula="of:=IF([.CZ$2]=[.$M34];[.$C34];&quot;&quot;)">
            <text:p/>
          </table:table-cell>
          <table:table-cell table:style-name="ce131" table:formula="of:=IF([.DA$2]=[.$M34];[.$C34];&quot;&quot;)">
            <text:p/>
          </table:table-cell>
          <table:table-cell table:style-name="ce160" table:formula="of:=IF([.DB$2]=[.$M34];[.$C34];&quot;&quot;)">
            <text:p/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Empire_IlayGateR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ранспортный узел Империи</text:p>
          </table:table-cell>
          <table:table-cell office:value-type="float" office:value="0.857" calcext:value-type="float">
            <text:p>0,857</text:p>
          </table:table-cell>
          <table:table-cell table:formula="of:=VLOOKUP([.G35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35];[.$G$2:.$J$4];[.C35]-1)+VLOOKUP([.G35];[.$G$2:.$J$4];[.C35]-1)*[.E35];VLOOKUP([.G35];[.$G$2:.$L$4];6))" office:value-type="float" office:value="185700" calcext:value-type="float">
            <text:p>185 700</text:p>
          </table:table-cell>
          <table:table-cell office:value-type="string" calcext:value-type="string">
            <text:p>e</text:p>
          </table:table-cell>
          <table:table-cell table:formula="of:=IF([.I35]=&quot;e&quot;;SQRT(POWER([.$K$26]-[.K35];2)+POWER([.$L$26]-[.L35];2));IF([.I35]=&quot;f&quot;;SQRT(POWER([.$K$40]-[.K35];2)+POWER([.$L$40]-[.L35];2));IF([.I35]=&quot;j&quot;;SQRT(POWER([.$K$64]-[.K35];2)+POWER([.$L$64]-[.L35];2));0)))" office:value-type="float" office:value="3.04138126514911" calcext:value-type="float">
            <text:p>3,04</text:p>
          </table:table-cell>
          <table:table-cell office:value-type="float" office:value="9.9" calcext:value-type="float">
            <text:p>9,9</text:p>
          </table:table-cell>
          <table:table-cell office:value-type="float" office:value="13.9" calcext:value-type="float">
            <text:p>13,9</text:p>
          </table:table-cell>
          <table:table-cell table:formula="of:=MROUND([.K35];1)" office:value-type="float" office:value="10" calcext:value-type="float">
            <text:p>10</text:p>
          </table:table-cell>
          <table:table-cell table:formula="of:=MROUND([.L35];1)" office:value-type="float" office:value="14" calcext:value-type="float">
            <text:p>14</text:p>
          </table:table-cell>
          <table:table-cell/>
          <table:table-cell table:style-name="ce138" table:formula="of:=IF([.P$2]=[.$M35];[.$C35];&quot;&quot;)">
            <text:p/>
          </table:table-cell>
          <table:table-cell table:style-name="ce140" table:formula="of:=IF([.Q$2]=[.$M35];[.$C35];&quot;&quot;)">
            <text:p/>
          </table:table-cell>
          <table:table-cell table:style-name="ce137" table:formula="of:=IF([.R$2]=[.$M35];CONCATENATE([.$C35];[.$F35]);&quot;&quot;)" office:value-type="string" office:string-value="3c" calcext:value-type="string">
            <text:p>3c</text:p>
          </table:table-cell>
          <table:table-cell table:style-name="ce140" table:formula="of:=IF([.S$2]=[.$M35];[.$C35];&quot;&quot;)">
            <text:p/>
          </table:table-cell>
          <table:table-cell table:style-name="ce144" table:formula="of:=IF([.T$2]=[.$M35];[.$C35];&quot;&quot;)">
            <text:p/>
          </table:table-cell>
          <table:table-cell table:formula="of:=IF([.U$2]=[.$M35];[.$C35];&quot;&quot;)">
            <text:p/>
          </table:table-cell>
          <table:table-cell table:formula="of:=IF([.V$2]=[.$M35];[.$C35];&quot;&quot;)">
            <text:p/>
          </table:table-cell>
          <table:table-cell table:formula="of:=IF([.W$2]=[.$M35];[.$C35];&quot;&quot;)">
            <text:p/>
          </table:table-cell>
          <table:table-cell table:formula="of:=IF([.X$2]=[.$M35];[.$C35];&quot;&quot;)">
            <text:p/>
          </table:table-cell>
          <table:table-cell table:formula="of:=IF([.Y$2]=[.$M35];[.$C35];&quot;&quot;)">
            <text:p/>
          </table:table-cell>
          <table:table-cell table:formula="of:=IF([.Z$2]=[.$M35];[.$C35];&quot;&quot;)">
            <text:p/>
          </table:table-cell>
          <table:table-cell table:formula="of:=IF([.AA$2]=[.$M35];[.$C35];&quot;&quot;)">
            <text:p/>
          </table:table-cell>
          <table:table-cell table:formula="of:=IF([.AB$2]=[.$M35];[.$C35];&quot;&quot;)">
            <text:p/>
          </table:table-cell>
          <table:table-cell table:formula="of:=IF([.AC$2]=[.$M35];[.$C35];&quot;&quot;)">
            <text:p/>
          </table:table-cell>
          <table:table-cell table:formula="of:=IF([.AD$2]=[.$M35];[.$C35];&quot;&quot;)">
            <text:p/>
          </table:table-cell>
          <table:table-cell table:formula="of:=IF([.AE$2]=[.$M35];[.$C35];&quot;&quot;)">
            <text:p/>
          </table:table-cell>
          <table:table-cell table:formula="of:=IF([.AF$2]=[.$M35];[.$C35];&quot;&quot;)">
            <text:p/>
          </table:table-cell>
          <table:table-cell table:formula="of:=IF([.AG$2]=[.$M35];[.$C35];&quot;&quot;)">
            <text:p/>
          </table:table-cell>
          <table:table-cell table:formula="of:=IF([.AH$2]=[.$M35];[.$C35];&quot;&quot;)">
            <text:p/>
          </table:table-cell>
          <table:table-cell table:formula="of:=IF([.AI$2]=[.$M35];[.$C35];&quot;&quot;)">
            <text:p/>
          </table:table-cell>
          <table:table-cell table:formula="of:=IF([.AJ$2]=[.$M35];[.$C35];&quot;&quot;)">
            <text:p/>
          </table:table-cell>
          <table:table-cell table:formula="of:=IF([.AK$2]=[.$M35];[.$C35];&quot;&quot;)">
            <text:p/>
          </table:table-cell>
          <table:table-cell table:formula="of:=IF([.AL$2]=[.$M35];[.$C35];&quot;&quot;)">
            <text:p/>
          </table:table-cell>
          <table:table-cell table:formula="of:=IF([.AM$2]=[.$M35];[.$C35];&quot;&quot;)">
            <text:p/>
          </table:table-cell>
          <table:table-cell table:formula="of:=IF([.AN$2]=[.$M35];[.$C35];&quot;&quot;)">
            <text:p/>
          </table:table-cell>
          <table:table-cell table:formula="of:=IF([.AO$2]=[.$M35];[.$C35];&quot;&quot;)">
            <text:p/>
          </table:table-cell>
          <table:table-cell table:formula="of:=IF([.AP$2]=[.$M35];[.$C35];&quot;&quot;)">
            <text:p/>
          </table:table-cell>
          <table:table-cell table:formula="of:=IF([.AQ$2]=[.$M35];[.$C35];&quot;&quot;)">
            <text:p/>
          </table:table-cell>
          <table:table-cell table:formula="of:=IF([.AR$2]=[.$M35];[.$C35];&quot;&quot;)">
            <text:p/>
          </table:table-cell>
          <table:table-cell table:formula="of:=IF([.AS$2]=[.$M35];[.$C35];&quot;&quot;)">
            <text:p/>
          </table:table-cell>
          <table:table-cell table:formula="of:=IF([.AT$2]=[.$M35];[.$C35];&quot;&quot;)">
            <text:p/>
          </table:table-cell>
          <table:table-cell table:formula="of:=IF([.AU$2]=[.$M35];[.$C35];&quot;&quot;)">
            <text:p/>
          </table:table-cell>
          <table:table-cell table:formula="of:=IF([.AV$2]=[.$M35];[.$C35];&quot;&quot;)">
            <text:p/>
          </table:table-cell>
          <table:table-cell table:formula="of:=IF([.AW$2]=[.$M35];[.$C35];&quot;&quot;)">
            <text:p/>
          </table:table-cell>
          <table:table-cell table:formula="of:=IF([.AX$2]=[.$M35];[.$C35];&quot;&quot;)">
            <text:p/>
          </table:table-cell>
          <table:table-cell table:formula="of:=IF([.AY$2]=[.$M35];[.$C35];&quot;&quot;)">
            <text:p/>
          </table:table-cell>
          <table:table-cell table:formula="of:=IF([.AZ$2]=[.$M35];[.$C35];&quot;&quot;)">
            <text:p/>
          </table:table-cell>
          <table:table-cell table:formula="of:=IF([.BA$2]=[.$M35];[.$C35];&quot;&quot;)">
            <text:p/>
          </table:table-cell>
          <table:table-cell table:formula="of:=IF([.BB$2]=[.$M35];[.$C35];&quot;&quot;)">
            <text:p/>
          </table:table-cell>
          <table:table-cell table:formula="of:=IF([.BC$2]=[.$M35];[.$C35];&quot;&quot;)">
            <text:p/>
          </table:table-cell>
          <table:table-cell table:formula="of:=IF([.BD$2]=[.$M35];[.$C35];&quot;&quot;)">
            <text:p/>
          </table:table-cell>
          <table:table-cell table:formula="of:=IF([.BE$2]=[.$M35];[.$C35];&quot;&quot;)">
            <text:p/>
          </table:table-cell>
          <table:table-cell table:formula="of:=IF([.BF$2]=[.$M35];[.$C35];&quot;&quot;)">
            <text:p/>
          </table:table-cell>
          <table:table-cell table:formula="of:=IF([.BG$2]=[.$M35];[.$C35];&quot;&quot;)">
            <text:p/>
          </table:table-cell>
          <table:table-cell table:formula="of:=IF([.BH$2]=[.$M35];[.$C35];&quot;&quot;)">
            <text:p/>
          </table:table-cell>
          <table:table-cell table:formula="of:=IF([.BI$2]=[.$M35];[.$C35];&quot;&quot;)">
            <text:p/>
          </table:table-cell>
          <table:table-cell table:formula="of:=IF([.BJ$2]=[.$M35];[.$C35];&quot;&quot;)">
            <text:p/>
          </table:table-cell>
          <table:table-cell table:formula="of:=IF([.BK$2]=[.$M35];[.$C35];&quot;&quot;)">
            <text:p/>
          </table:table-cell>
          <table:table-cell table:formula="of:=IF([.BL$2]=[.$M35];[.$C35];&quot;&quot;)">
            <text:p/>
          </table:table-cell>
          <table:table-cell table:formula="of:=IF([.BM$2]=[.$M35];[.$C35];&quot;&quot;)">
            <text:p/>
          </table:table-cell>
          <table:table-cell table:formula="of:=IF([.BN$2]=[.$M35];[.$C35];&quot;&quot;)">
            <text:p/>
          </table:table-cell>
          <table:table-cell table:formula="of:=IF([.BO$2]=[.$M35];[.$C35];&quot;&quot;)">
            <text:p/>
          </table:table-cell>
          <table:table-cell table:formula="of:=IF([.BP$2]=[.$M35];[.$C35];&quot;&quot;)">
            <text:p/>
          </table:table-cell>
          <table:table-cell table:formula="of:=IF([.BQ$2]=[.$M35];[.$C35];&quot;&quot;)">
            <text:p/>
          </table:table-cell>
          <table:table-cell table:formula="of:=IF([.BR$2]=[.$M35];[.$C35];&quot;&quot;)">
            <text:p/>
          </table:table-cell>
          <table:table-cell table:formula="of:=IF([.BS$2]=[.$M35];[.$C35];&quot;&quot;)">
            <text:p/>
          </table:table-cell>
          <table:table-cell table:formula="of:=IF([.BT$2]=[.$M35];[.$C35];&quot;&quot;)">
            <text:p/>
          </table:table-cell>
          <table:table-cell table:formula="of:=IF([.BU$2]=[.$M35];[.$C35];&quot;&quot;)">
            <text:p/>
          </table:table-cell>
          <table:table-cell table:formula="of:=IF([.BV$2]=[.$M35];[.$C35];&quot;&quot;)">
            <text:p/>
          </table:table-cell>
          <table:table-cell table:formula="of:=IF([.BW$2]=[.$M35];[.$C35];&quot;&quot;)">
            <text:p/>
          </table:table-cell>
          <table:table-cell table:formula="of:=IF([.BX$2]=[.$M35];[.$C35];&quot;&quot;)">
            <text:p/>
          </table:table-cell>
          <table:table-cell table:formula="of:=IF([.BY$2]=[.$M35];[.$C35];&quot;&quot;)">
            <text:p/>
          </table:table-cell>
          <table:table-cell table:formula="of:=IF([.BZ$2]=[.$M35];[.$C35];&quot;&quot;)">
            <text:p/>
          </table:table-cell>
          <table:table-cell table:formula="of:=IF([.CA$2]=[.$M35];[.$C35];&quot;&quot;)">
            <text:p/>
          </table:table-cell>
          <table:table-cell table:formula="of:=IF([.CB$2]=[.$M35];[.$C35];&quot;&quot;)">
            <text:p/>
          </table:table-cell>
          <table:table-cell table:formula="of:=IF([.CC$2]=[.$M35];[.$C35];&quot;&quot;)">
            <text:p/>
          </table:table-cell>
          <table:table-cell table:formula="of:=IF([.CD$2]=[.$M35];[.$C35];&quot;&quot;)">
            <text:p/>
          </table:table-cell>
          <table:table-cell table:formula="of:=IF([.CE$2]=[.$M35];[.$C35];&quot;&quot;)">
            <text:p/>
          </table:table-cell>
          <table:table-cell table:formula="of:=IF([.CF$2]=[.$M35];[.$C35];&quot;&quot;)">
            <text:p/>
          </table:table-cell>
          <table:table-cell table:formula="of:=IF([.CG$2]=[.$M35];[.$C35];&quot;&quot;)">
            <text:p/>
          </table:table-cell>
          <table:table-cell table:formula="of:=IF([.CH$2]=[.$M35];[.$C35];&quot;&quot;)">
            <text:p/>
          </table:table-cell>
          <table:table-cell table:formula="of:=IF([.CI$2]=[.$M35];[.$C35];&quot;&quot;)">
            <text:p/>
          </table:table-cell>
          <table:table-cell table:formula="of:=IF([.CJ$2]=[.$M35];[.$C35];&quot;&quot;)">
            <text:p/>
          </table:table-cell>
          <table:table-cell table:formula="of:=IF([.CK$2]=[.$M35];[.$C35];&quot;&quot;)">
            <text:p/>
          </table:table-cell>
          <table:table-cell table:formula="of:=IF([.CL$2]=[.$M35];[.$C35];&quot;&quot;)">
            <text:p/>
          </table:table-cell>
          <table:table-cell table:formula="of:=IF([.CM$2]=[.$M35];[.$C35];&quot;&quot;)">
            <text:p/>
          </table:table-cell>
          <table:table-cell table:formula="of:=IF([.CN$2]=[.$M35];[.$C35];&quot;&quot;)">
            <text:p/>
          </table:table-cell>
          <table:table-cell table:formula="of:=IF([.CO$2]=[.$M35];[.$C35];&quot;&quot;)">
            <text:p/>
          </table:table-cell>
          <table:table-cell table:formula="of:=IF([.CP$2]=[.$M35];[.$C35];&quot;&quot;)">
            <text:p/>
          </table:table-cell>
          <table:table-cell table:formula="of:=IF([.CQ$2]=[.$M35];[.$C35];&quot;&quot;)">
            <text:p/>
          </table:table-cell>
          <table:table-cell table:formula="of:=IF([.CR$2]=[.$M35];[.$C35];&quot;&quot;)">
            <text:p/>
          </table:table-cell>
          <table:table-cell table:formula="of:=IF([.CS$2]=[.$M35];[.$C35];&quot;&quot;)">
            <text:p/>
          </table:table-cell>
          <table:table-cell table:formula="of:=IF([.CT$2]=[.$M35];[.$C35];&quot;&quot;)">
            <text:p/>
          </table:table-cell>
          <table:table-cell table:formula="of:=IF([.CU$2]=[.$M35];[.$C35];&quot;&quot;)">
            <text:p/>
          </table:table-cell>
          <table:table-cell table:formula="of:=IF([.CV$2]=[.$M35];[.$C35];&quot;&quot;)">
            <text:p/>
          </table:table-cell>
          <table:table-cell table:formula="of:=IF([.CW$2]=[.$M35];[.$C35];&quot;&quot;)">
            <text:p/>
          </table:table-cell>
          <table:table-cell table:formula="of:=IF([.CX$2]=[.$M35];[.$C35];&quot;&quot;)">
            <text:p/>
          </table:table-cell>
          <table:table-cell table:style-name="ce155" table:formula="of:=IF([.CY$2]=[.$M35];[.$C35];&quot;&quot;)">
            <text:p/>
          </table:table-cell>
          <table:table-cell table:style-name="ce131" table:formula="of:=IF([.CZ$2]=[.$M35];[.$C35];&quot;&quot;)">
            <text:p/>
          </table:table-cell>
          <table:table-cell table:style-name="ce131" table:formula="of:=IF([.DA$2]=[.$M35];[.$C35];&quot;&quot;)">
            <text:p/>
          </table:table-cell>
          <table:table-cell table:style-name="ce160" table:formula="of:=IF([.DB$2]=[.$M35];[.$C35];&quot;&quot;)">
            <text:p/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Federation_LumenConstructionsite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Бартерная зона</text:p>
          </table:table-cell>
          <table:table-cell office:value-type="float" office:value="0.2" calcext:value-type="float">
            <text:p>0,2</text:p>
          </table:table-cell>
          <table:table-cell table:formula="of:=VLOOKUP([.G36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36];[.$G$2:.$J$4];[.C36]-1)+VLOOKUP([.G36];[.$G$2:.$J$4];[.C36]-1)*[.E36];VLOOKUP([.G36];[.$G$2:.$L$4];6))" office:value-type="float" office:value="12" calcext:value-type="float">
            <text:p>12</text:p>
          </table:table-cell>
          <table:table-cell table:style-name="ce131" office:value-type="string" calcext:value-type="string">
            <text:p>f</text:p>
          </table:table-cell>
          <table:table-cell table:formula="of:=IF([.I36]=&quot;e&quot;;SQRT(POWER([.$K$26]-[.K36];2)+POWER([.$L$26]-[.L36];2));IF([.I36]=&quot;f&quot;;SQRT(POWER([.$K$40]-[.K36];2)+POWER([.$L$40]-[.L36];2));IF([.I36]=&quot;j&quot;;SQRT(POWER([.$K$64]-[.K36];2)+POWER([.$L$64]-[.L36];2));0)))" office:value-type="float" office:value="8.09938269252663" calcext:value-type="float">
            <text:p>8,10</text:p>
          </table:table-cell>
          <table:table-cell office:value-type="float" office:value="94.5" calcext:value-type="float">
            <text:p>94,5</text:p>
          </table:table-cell>
          <table:table-cell office:value-type="float" office:value="14.3" calcext:value-type="float">
            <text:p>14,3</text:p>
          </table:table-cell>
          <table:table-cell table:formula="of:=MROUND([.K36];1)" office:value-type="float" office:value="95" calcext:value-type="float">
            <text:p>95</text:p>
          </table:table-cell>
          <table:table-cell table:formula="of:=MROUND([.L36];1)" office:value-type="float" office:value="14" calcext:value-type="float">
            <text:p>14</text:p>
          </table:table-cell>
          <table:table-cell/>
          <table:table-cell table:formula="of:=IF([.P$2]=[.$M36];[.$C36];&quot;&quot;)">
            <text:p/>
          </table:table-cell>
          <table:table-cell table:formula="of:=IF([.Q$2]=[.$M36];[.$C36];&quot;&quot;)">
            <text:p/>
          </table:table-cell>
          <table:table-cell table:formula="of:=IF([.R$2]=[.$M36];[.$C36];&quot;&quot;)">
            <text:p/>
          </table:table-cell>
          <table:table-cell table:formula="of:=IF([.S$2]=[.$M36];[.$C36];&quot;&quot;)">
            <text:p/>
          </table:table-cell>
          <table:table-cell table:formula="of:=IF([.T$2]=[.$M36];[.$C36];&quot;&quot;)">
            <text:p/>
          </table:table-cell>
          <table:table-cell table:formula="of:=IF([.U$2]=[.$M36];[.$C36];&quot;&quot;)">
            <text:p/>
          </table:table-cell>
          <table:table-cell table:formula="of:=IF([.V$2]=[.$M36];[.$C36];&quot;&quot;)">
            <text:p/>
          </table:table-cell>
          <table:table-cell table:formula="of:=IF([.W$2]=[.$M36];[.$C36];&quot;&quot;)">
            <text:p/>
          </table:table-cell>
          <table:table-cell table:formula="of:=IF([.X$2]=[.$M36];[.$C36];&quot;&quot;)">
            <text:p/>
          </table:table-cell>
          <table:table-cell table:formula="of:=IF([.Y$2]=[.$M36];[.$C36];&quot;&quot;)">
            <text:p/>
          </table:table-cell>
          <table:table-cell table:formula="of:=IF([.Z$2]=[.$M36];[.$C36];&quot;&quot;)">
            <text:p/>
          </table:table-cell>
          <table:table-cell table:formula="of:=IF([.AA$2]=[.$M36];[.$C36];&quot;&quot;)">
            <text:p/>
          </table:table-cell>
          <table:table-cell table:formula="of:=IF([.AB$2]=[.$M36];[.$C36];&quot;&quot;)">
            <text:p/>
          </table:table-cell>
          <table:table-cell table:formula="of:=IF([.AC$2]=[.$M36];[.$C36];&quot;&quot;)">
            <text:p/>
          </table:table-cell>
          <table:table-cell table:formula="of:=IF([.AD$2]=[.$M36];[.$C36];&quot;&quot;)">
            <text:p/>
          </table:table-cell>
          <table:table-cell table:formula="of:=IF([.AE$2]=[.$M36];[.$C36];&quot;&quot;)">
            <text:p/>
          </table:table-cell>
          <table:table-cell table:formula="of:=IF([.AF$2]=[.$M36];[.$C36];&quot;&quot;)">
            <text:p/>
          </table:table-cell>
          <table:table-cell table:formula="of:=IF([.AG$2]=[.$M36];[.$C36];&quot;&quot;)">
            <text:p/>
          </table:table-cell>
          <table:table-cell table:formula="of:=IF([.AH$2]=[.$M36];[.$C36];&quot;&quot;)">
            <text:p/>
          </table:table-cell>
          <table:table-cell table:formula="of:=IF([.AI$2]=[.$M36];[.$C36];&quot;&quot;)">
            <text:p/>
          </table:table-cell>
          <table:table-cell table:formula="of:=IF([.AJ$2]=[.$M36];[.$C36];&quot;&quot;)">
            <text:p/>
          </table:table-cell>
          <table:table-cell table:formula="of:=IF([.AK$2]=[.$M36];[.$C36];&quot;&quot;)">
            <text:p/>
          </table:table-cell>
          <table:table-cell table:formula="of:=IF([.AL$2]=[.$M36];[.$C36];&quot;&quot;)">
            <text:p/>
          </table:table-cell>
          <table:table-cell table:formula="of:=IF([.AM$2]=[.$M36];[.$C36];&quot;&quot;)">
            <text:p/>
          </table:table-cell>
          <table:table-cell table:formula="of:=IF([.AN$2]=[.$M36];[.$C36];&quot;&quot;)">
            <text:p/>
          </table:table-cell>
          <table:table-cell table:formula="of:=IF([.AO$2]=[.$M36];[.$C36];&quot;&quot;)">
            <text:p/>
          </table:table-cell>
          <table:table-cell table:formula="of:=IF([.AP$2]=[.$M36];[.$C36];&quot;&quot;)">
            <text:p/>
          </table:table-cell>
          <table:table-cell table:formula="of:=IF([.AQ$2]=[.$M36];[.$C36];&quot;&quot;)">
            <text:p/>
          </table:table-cell>
          <table:table-cell table:formula="of:=IF([.AR$2]=[.$M36];[.$C36];&quot;&quot;)">
            <text:p/>
          </table:table-cell>
          <table:table-cell table:formula="of:=IF([.AS$2]=[.$M36];[.$C36];&quot;&quot;)">
            <text:p/>
          </table:table-cell>
          <table:table-cell table:formula="of:=IF([.AT$2]=[.$M36];[.$C36];&quot;&quot;)">
            <text:p/>
          </table:table-cell>
          <table:table-cell table:formula="of:=IF([.AU$2]=[.$M36];[.$C36];&quot;&quot;)">
            <text:p/>
          </table:table-cell>
          <table:table-cell table:formula="of:=IF([.AV$2]=[.$M36];[.$C36];&quot;&quot;)">
            <text:p/>
          </table:table-cell>
          <table:table-cell table:formula="of:=IF([.AW$2]=[.$M36];[.$C36];&quot;&quot;)">
            <text:p/>
          </table:table-cell>
          <table:table-cell table:formula="of:=IF([.AX$2]=[.$M36];[.$C36];&quot;&quot;)">
            <text:p/>
          </table:table-cell>
          <table:table-cell table:formula="of:=IF([.AY$2]=[.$M36];[.$C36];&quot;&quot;)">
            <text:p/>
          </table:table-cell>
          <table:table-cell table:formula="of:=IF([.AZ$2]=[.$M36];[.$C36];&quot;&quot;)">
            <text:p/>
          </table:table-cell>
          <table:table-cell table:formula="of:=IF([.BA$2]=[.$M36];[.$C36];&quot;&quot;)">
            <text:p/>
          </table:table-cell>
          <table:table-cell table:formula="of:=IF([.BB$2]=[.$M36];[.$C36];&quot;&quot;)">
            <text:p/>
          </table:table-cell>
          <table:table-cell table:formula="of:=IF([.BC$2]=[.$M36];[.$C36];&quot;&quot;)">
            <text:p/>
          </table:table-cell>
          <table:table-cell table:formula="of:=IF([.BD$2]=[.$M36];[.$C36];&quot;&quot;)">
            <text:p/>
          </table:table-cell>
          <table:table-cell table:formula="of:=IF([.BE$2]=[.$M36];[.$C36];&quot;&quot;)">
            <text:p/>
          </table:table-cell>
          <table:table-cell table:formula="of:=IF([.BF$2]=[.$M36];[.$C36];&quot;&quot;)">
            <text:p/>
          </table:table-cell>
          <table:table-cell table:formula="of:=IF([.BG$2]=[.$M36];[.$C36];&quot;&quot;)">
            <text:p/>
          </table:table-cell>
          <table:table-cell table:formula="of:=IF([.BH$2]=[.$M36];[.$C36];&quot;&quot;)">
            <text:p/>
          </table:table-cell>
          <table:table-cell table:formula="of:=IF([.BI$2]=[.$M36];[.$C36];&quot;&quot;)">
            <text:p/>
          </table:table-cell>
          <table:table-cell table:formula="of:=IF([.BJ$2]=[.$M36];[.$C36];&quot;&quot;)">
            <text:p/>
          </table:table-cell>
          <table:table-cell table:formula="of:=IF([.BK$2]=[.$M36];[.$C36];&quot;&quot;)">
            <text:p/>
          </table:table-cell>
          <table:table-cell table:formula="of:=IF([.BL$2]=[.$M36];[.$C36];&quot;&quot;)">
            <text:p/>
          </table:table-cell>
          <table:table-cell table:formula="of:=IF([.BM$2]=[.$M36];[.$C36];&quot;&quot;)">
            <text:p/>
          </table:table-cell>
          <table:table-cell table:formula="of:=IF([.BN$2]=[.$M36];[.$C36];&quot;&quot;)">
            <text:p/>
          </table:table-cell>
          <table:table-cell table:formula="of:=IF([.BO$2]=[.$M36];[.$C36];&quot;&quot;)">
            <text:p/>
          </table:table-cell>
          <table:table-cell table:formula="of:=IF([.BP$2]=[.$M36];[.$C36];&quot;&quot;)">
            <text:p/>
          </table:table-cell>
          <table:table-cell table:formula="of:=IF([.BQ$2]=[.$M36];[.$C36];&quot;&quot;)">
            <text:p/>
          </table:table-cell>
          <table:table-cell table:formula="of:=IF([.BR$2]=[.$M36];[.$C36];&quot;&quot;)">
            <text:p/>
          </table:table-cell>
          <table:table-cell table:formula="of:=IF([.BS$2]=[.$M36];[.$C36];&quot;&quot;)">
            <text:p/>
          </table:table-cell>
          <table:table-cell table:formula="of:=IF([.BT$2]=[.$M36];[.$C36];&quot;&quot;)">
            <text:p/>
          </table:table-cell>
          <table:table-cell table:formula="of:=IF([.BU$2]=[.$M36];[.$C36];&quot;&quot;)">
            <text:p/>
          </table:table-cell>
          <table:table-cell table:formula="of:=IF([.BV$2]=[.$M36];[.$C36];&quot;&quot;)">
            <text:p/>
          </table:table-cell>
          <table:table-cell table:formula="of:=IF([.BW$2]=[.$M36];[.$C36];&quot;&quot;)">
            <text:p/>
          </table:table-cell>
          <table:table-cell table:formula="of:=IF([.BX$2]=[.$M36];[.$C36];&quot;&quot;)">
            <text:p/>
          </table:table-cell>
          <table:table-cell table:formula="of:=IF([.BY$2]=[.$M36];[.$C36];&quot;&quot;)">
            <text:p/>
          </table:table-cell>
          <table:table-cell table:formula="of:=IF([.BZ$2]=[.$M36];[.$C36];&quot;&quot;)">
            <text:p/>
          </table:table-cell>
          <table:table-cell table:formula="of:=IF([.CA$2]=[.$M36];[.$C36];&quot;&quot;)">
            <text:p/>
          </table:table-cell>
          <table:table-cell table:formula="of:=IF([.CB$2]=[.$M36];[.$C36];&quot;&quot;)">
            <text:p/>
          </table:table-cell>
          <table:table-cell table:formula="of:=IF([.CC$2]=[.$M36];[.$C36];&quot;&quot;)">
            <text:p/>
          </table:table-cell>
          <table:table-cell table:formula="of:=IF([.CD$2]=[.$M36];[.$C36];&quot;&quot;)">
            <text:p/>
          </table:table-cell>
          <table:table-cell table:formula="of:=IF([.CE$2]=[.$M36];[.$C36];&quot;&quot;)">
            <text:p/>
          </table:table-cell>
          <table:table-cell table:formula="of:=IF([.CF$2]=[.$M36];[.$C36];&quot;&quot;)">
            <text:p/>
          </table:table-cell>
          <table:table-cell table:formula="of:=IF([.CG$2]=[.$M36];[.$C36];&quot;&quot;)">
            <text:p/>
          </table:table-cell>
          <table:table-cell table:formula="of:=IF([.CH$2]=[.$M36];[.$C36];&quot;&quot;)">
            <text:p/>
          </table:table-cell>
          <table:table-cell table:formula="of:=IF([.CI$2]=[.$M36];[.$C36];&quot;&quot;)">
            <text:p/>
          </table:table-cell>
          <table:table-cell table:formula="of:=IF([.CJ$2]=[.$M36];[.$C36];&quot;&quot;)">
            <text:p/>
          </table:table-cell>
          <table:table-cell table:formula="of:=IF([.CK$2]=[.$M36];[.$C36];&quot;&quot;)">
            <text:p/>
          </table:table-cell>
          <table:table-cell table:formula="of:=IF([.CL$2]=[.$M36];[.$C36];&quot;&quot;)">
            <text:p/>
          </table:table-cell>
          <table:table-cell table:formula="of:=IF([.CM$2]=[.$M36];[.$C36];&quot;&quot;)">
            <text:p/>
          </table:table-cell>
          <table:table-cell table:formula="of:=IF([.CN$2]=[.$M36];[.$C36];&quot;&quot;)">
            <text:p/>
          </table:table-cell>
          <table:table-cell table:formula="of:=IF([.CO$2]=[.$M36];[.$C36];&quot;&quot;)">
            <text:p/>
          </table:table-cell>
          <table:table-cell table:formula="of:=IF([.CP$2]=[.$M36];[.$C36];&quot;&quot;)">
            <text:p/>
          </table:table-cell>
          <table:table-cell table:formula="of:=IF([.CQ$2]=[.$M36];[.$C36];&quot;&quot;)">
            <text:p/>
          </table:table-cell>
          <table:table-cell table:formula="of:=IF([.CR$2]=[.$M36];[.$C36];&quot;&quot;)">
            <text:p/>
          </table:table-cell>
          <table:table-cell table:formula="of:=IF([.CS$2]=[.$M36];[.$C36];&quot;&quot;)">
            <text:p/>
          </table:table-cell>
          <table:table-cell table:formula="of:=IF([.CT$2]=[.$M36];[.$C36];&quot;&quot;)">
            <text:p/>
          </table:table-cell>
          <table:table-cell table:formula="of:=IF([.CU$2]=[.$M36];[.$C36];&quot;&quot;)">
            <text:p/>
          </table:table-cell>
          <table:table-cell table:formula="of:=IF([.CV$2]=[.$M36];[.$C36];&quot;&quot;)">
            <text:p/>
          </table:table-cell>
          <table:table-cell table:formula="of:=IF([.CW$2]=[.$M36];[.$C36];&quot;&quot;)">
            <text:p/>
          </table:table-cell>
          <table:table-cell table:formula="of:=IF([.CX$2]=[.$M36];[.$C36];&quot;&quot;)">
            <text:p/>
          </table:table-cell>
          <table:table-cell table:style-name="ce154" table:formula="of:=IF([.CY$2]=[.$M36];CONCATENATE([.$C36];[.$F36]);&quot;&quot;)" office:value-type="string" office:string-value="3t" calcext:value-type="string">
            <text:p>3t</text:p>
          </table:table-cell>
          <table:table-cell table:style-name="ce158" table:formula="of:=IF([.CZ$2]=[.$M36];[.$C36];&quot;&quot;)">
            <text:p/>
          </table:table-cell>
          <table:table-cell table:style-name="ce158" table:formula="of:=IF([.DA$2]=[.$M36];[.$C36];&quot;&quot;)">
            <text:p/>
          </table:table-cell>
          <table:table-cell table:style-name="ce162" table:formula="of:=IF([.DB$2]=[.$M36];[.$C36];&quot;&quot;)">
            <text:p/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Federation_NalnifanGateCari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Ледовые копи</text:p>
          </table:table-cell>
          <table:table-cell office:value-type="float" office:value="0.54" calcext:value-type="float">
            <text:p>0,54</text:p>
          </table:table-cell>
          <table:table-cell table:formula="of:=VLOOKUP([.G37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37];[.$G$2:.$J$4];[.C37]-1)+VLOOKUP([.G37];[.$G$2:.$J$4];[.C37]-1)*[.E37];VLOOKUP([.G37];[.$G$2:.$L$4];6))" office:value-type="float" office:value="154000" calcext:value-type="float">
            <text:p>154 000</text:p>
          </table:table-cell>
          <table:table-cell table:style-name="ce131" office:value-type="string" calcext:value-type="string">
            <text:p>f</text:p>
          </table:table-cell>
          <table:table-cell table:formula="of:=IF([.I37]=&quot;e&quot;;SQRT(POWER([.$K$26]-[.K37];2)+POWER([.$L$26]-[.L37];2));IF([.I37]=&quot;f&quot;;SQRT(POWER([.$K$40]-[.K37];2)+POWER([.$L$40]-[.L37];2));IF([.I37]=&quot;j&quot;;SQRT(POWER([.$K$64]-[.K37];2)+POWER([.$L$64]-[.L37];2));0)))" office:value-type="float" office:value="4.76340214552582" calcext:value-type="float">
            <text:p>4,76</text:p>
          </table:table-cell>
          <table:table-cell office:value-type="float" office:value="88.7" calcext:value-type="float">
            <text:p>88,7</text:p>
          </table:table-cell>
          <table:table-cell office:value-type="float" office:value="18.2" calcext:value-type="float">
            <text:p>18,2</text:p>
          </table:table-cell>
          <table:table-cell table:formula="of:=MROUND([.K37];1)" office:value-type="float" office:value="89" calcext:value-type="float">
            <text:p>89</text:p>
          </table:table-cell>
          <table:table-cell table:formula="of:=MROUND([.L37];1)" office:value-type="float" office:value="18" calcext:value-type="float">
            <text:p>18</text:p>
          </table:table-cell>
          <table:table-cell/>
          <table:table-cell table:formula="of:=IF([.P$2]=[.$M37];[.$C37];&quot;&quot;)">
            <text:p/>
          </table:table-cell>
          <table:table-cell table:formula="of:=IF([.Q$2]=[.$M37];[.$C37];&quot;&quot;)">
            <text:p/>
          </table:table-cell>
          <table:table-cell table:formula="of:=IF([.R$2]=[.$M37];[.$C37];&quot;&quot;)">
            <text:p/>
          </table:table-cell>
          <table:table-cell table:formula="of:=IF([.S$2]=[.$M37];[.$C37];&quot;&quot;)">
            <text:p/>
          </table:table-cell>
          <table:table-cell table:formula="of:=IF([.T$2]=[.$M37];[.$C37];&quot;&quot;)">
            <text:p/>
          </table:table-cell>
          <table:table-cell table:formula="of:=IF([.U$2]=[.$M37];[.$C37];&quot;&quot;)">
            <text:p/>
          </table:table-cell>
          <table:table-cell table:formula="of:=IF([.V$2]=[.$M37];[.$C37];&quot;&quot;)">
            <text:p/>
          </table:table-cell>
          <table:table-cell table:formula="of:=IF([.W$2]=[.$M37];[.$C37];&quot;&quot;)">
            <text:p/>
          </table:table-cell>
          <table:table-cell table:formula="of:=IF([.X$2]=[.$M37];[.$C37];&quot;&quot;)">
            <text:p/>
          </table:table-cell>
          <table:table-cell table:formula="of:=IF([.Y$2]=[.$M37];[.$C37];&quot;&quot;)">
            <text:p/>
          </table:table-cell>
          <table:table-cell table:formula="of:=IF([.Z$2]=[.$M37];[.$C37];&quot;&quot;)">
            <text:p/>
          </table:table-cell>
          <table:table-cell table:formula="of:=IF([.AA$2]=[.$M37];[.$C37];&quot;&quot;)">
            <text:p/>
          </table:table-cell>
          <table:table-cell table:formula="of:=IF([.AB$2]=[.$M37];[.$C37];&quot;&quot;)">
            <text:p/>
          </table:table-cell>
          <table:table-cell table:formula="of:=IF([.AC$2]=[.$M37];[.$C37];&quot;&quot;)">
            <text:p/>
          </table:table-cell>
          <table:table-cell table:formula="of:=IF([.AD$2]=[.$M37];[.$C37];&quot;&quot;)">
            <text:p/>
          </table:table-cell>
          <table:table-cell table:formula="of:=IF([.AE$2]=[.$M37];[.$C37];&quot;&quot;)">
            <text:p/>
          </table:table-cell>
          <table:table-cell table:formula="of:=IF([.AF$2]=[.$M37];[.$C37];&quot;&quot;)">
            <text:p/>
          </table:table-cell>
          <table:table-cell table:formula="of:=IF([.AG$2]=[.$M37];[.$C37];&quot;&quot;)">
            <text:p/>
          </table:table-cell>
          <table:table-cell table:formula="of:=IF([.AH$2]=[.$M37];[.$C37];&quot;&quot;)">
            <text:p/>
          </table:table-cell>
          <table:table-cell table:formula="of:=IF([.AI$2]=[.$M37];[.$C37];&quot;&quot;)">
            <text:p/>
          </table:table-cell>
          <table:table-cell table:formula="of:=IF([.AJ$2]=[.$M37];[.$C37];&quot;&quot;)">
            <text:p/>
          </table:table-cell>
          <table:table-cell table:formula="of:=IF([.AK$2]=[.$M37];[.$C37];&quot;&quot;)">
            <text:p/>
          </table:table-cell>
          <table:table-cell table:formula="of:=IF([.AL$2]=[.$M37];[.$C37];&quot;&quot;)">
            <text:p/>
          </table:table-cell>
          <table:table-cell table:formula="of:=IF([.AM$2]=[.$M37];[.$C37];&quot;&quot;)">
            <text:p/>
          </table:table-cell>
          <table:table-cell table:formula="of:=IF([.AN$2]=[.$M37];[.$C37];&quot;&quot;)">
            <text:p/>
          </table:table-cell>
          <table:table-cell table:formula="of:=IF([.AO$2]=[.$M37];[.$C37];&quot;&quot;)">
            <text:p/>
          </table:table-cell>
          <table:table-cell table:formula="of:=IF([.AP$2]=[.$M37];[.$C37];&quot;&quot;)">
            <text:p/>
          </table:table-cell>
          <table:table-cell table:formula="of:=IF([.AQ$2]=[.$M37];[.$C37];&quot;&quot;)">
            <text:p/>
          </table:table-cell>
          <table:table-cell table:formula="of:=IF([.AR$2]=[.$M37];[.$C37];&quot;&quot;)">
            <text:p/>
          </table:table-cell>
          <table:table-cell table:formula="of:=IF([.AS$2]=[.$M37];[.$C37];&quot;&quot;)">
            <text:p/>
          </table:table-cell>
          <table:table-cell table:formula="of:=IF([.AT$2]=[.$M37];[.$C37];&quot;&quot;)">
            <text:p/>
          </table:table-cell>
          <table:table-cell table:formula="of:=IF([.AU$2]=[.$M37];[.$C37];&quot;&quot;)">
            <text:p/>
          </table:table-cell>
          <table:table-cell table:formula="of:=IF([.AV$2]=[.$M37];[.$C37];&quot;&quot;)">
            <text:p/>
          </table:table-cell>
          <table:table-cell table:formula="of:=IF([.AW$2]=[.$M37];[.$C37];&quot;&quot;)">
            <text:p/>
          </table:table-cell>
          <table:table-cell table:formula="of:=IF([.AX$2]=[.$M37];[.$C37];&quot;&quot;)">
            <text:p/>
          </table:table-cell>
          <table:table-cell table:formula="of:=IF([.AY$2]=[.$M37];[.$C37];&quot;&quot;)">
            <text:p/>
          </table:table-cell>
          <table:table-cell table:formula="of:=IF([.AZ$2]=[.$M37];[.$C37];&quot;&quot;)">
            <text:p/>
          </table:table-cell>
          <table:table-cell table:formula="of:=IF([.BA$2]=[.$M37];[.$C37];&quot;&quot;)">
            <text:p/>
          </table:table-cell>
          <table:table-cell table:formula="of:=IF([.BB$2]=[.$M37];[.$C37];&quot;&quot;)">
            <text:p/>
          </table:table-cell>
          <table:table-cell table:formula="of:=IF([.BC$2]=[.$M37];[.$C37];&quot;&quot;)">
            <text:p/>
          </table:table-cell>
          <table:table-cell table:formula="of:=IF([.BD$2]=[.$M37];[.$C37];&quot;&quot;)">
            <text:p/>
          </table:table-cell>
          <table:table-cell table:formula="of:=IF([.BE$2]=[.$M37];[.$C37];&quot;&quot;)">
            <text:p/>
          </table:table-cell>
          <table:table-cell table:formula="of:=IF([.BF$2]=[.$M37];[.$C37];&quot;&quot;)">
            <text:p/>
          </table:table-cell>
          <table:table-cell table:formula="of:=IF([.BG$2]=[.$M37];[.$C37];&quot;&quot;)">
            <text:p/>
          </table:table-cell>
          <table:table-cell table:formula="of:=IF([.BH$2]=[.$M37];[.$C37];&quot;&quot;)">
            <text:p/>
          </table:table-cell>
          <table:table-cell table:formula="of:=IF([.BI$2]=[.$M37];[.$C37];&quot;&quot;)">
            <text:p/>
          </table:table-cell>
          <table:table-cell table:formula="of:=IF([.BJ$2]=[.$M37];[.$C37];&quot;&quot;)">
            <text:p/>
          </table:table-cell>
          <table:table-cell table:formula="of:=IF([.BK$2]=[.$M37];[.$C37];&quot;&quot;)">
            <text:p/>
          </table:table-cell>
          <table:table-cell table:formula="of:=IF([.BL$2]=[.$M37];[.$C37];&quot;&quot;)">
            <text:p/>
          </table:table-cell>
          <table:table-cell table:formula="of:=IF([.BM$2]=[.$M37];[.$C37];&quot;&quot;)">
            <text:p/>
          </table:table-cell>
          <table:table-cell table:formula="of:=IF([.BN$2]=[.$M37];[.$C37];&quot;&quot;)">
            <text:p/>
          </table:table-cell>
          <table:table-cell table:formula="of:=IF([.BO$2]=[.$M37];[.$C37];&quot;&quot;)">
            <text:p/>
          </table:table-cell>
          <table:table-cell table:formula="of:=IF([.BP$2]=[.$M37];[.$C37];&quot;&quot;)">
            <text:p/>
          </table:table-cell>
          <table:table-cell table:formula="of:=IF([.BQ$2]=[.$M37];[.$C37];&quot;&quot;)">
            <text:p/>
          </table:table-cell>
          <table:table-cell table:formula="of:=IF([.BR$2]=[.$M37];[.$C37];&quot;&quot;)">
            <text:p/>
          </table:table-cell>
          <table:table-cell table:formula="of:=IF([.BS$2]=[.$M37];[.$C37];&quot;&quot;)">
            <text:p/>
          </table:table-cell>
          <table:table-cell table:formula="of:=IF([.BT$2]=[.$M37];[.$C37];&quot;&quot;)">
            <text:p/>
          </table:table-cell>
          <table:table-cell table:formula="of:=IF([.BU$2]=[.$M37];[.$C37];&quot;&quot;)">
            <text:p/>
          </table:table-cell>
          <table:table-cell table:formula="of:=IF([.BV$2]=[.$M37];[.$C37];&quot;&quot;)">
            <text:p/>
          </table:table-cell>
          <table:table-cell table:formula="of:=IF([.BW$2]=[.$M37];[.$C37];&quot;&quot;)">
            <text:p/>
          </table:table-cell>
          <table:table-cell table:formula="of:=IF([.BX$2]=[.$M37];[.$C37];&quot;&quot;)">
            <text:p/>
          </table:table-cell>
          <table:table-cell table:formula="of:=IF([.BY$2]=[.$M37];[.$C37];&quot;&quot;)">
            <text:p/>
          </table:table-cell>
          <table:table-cell table:formula="of:=IF([.BZ$2]=[.$M37];[.$C37];&quot;&quot;)">
            <text:p/>
          </table:table-cell>
          <table:table-cell table:formula="of:=IF([.CA$2]=[.$M37];[.$C37];&quot;&quot;)">
            <text:p/>
          </table:table-cell>
          <table:table-cell table:formula="of:=IF([.CB$2]=[.$M37];[.$C37];&quot;&quot;)">
            <text:p/>
          </table:table-cell>
          <table:table-cell table:formula="of:=IF([.CC$2]=[.$M37];[.$C37];&quot;&quot;)">
            <text:p/>
          </table:table-cell>
          <table:table-cell table:formula="of:=IF([.CD$2]=[.$M37];[.$C37];&quot;&quot;)">
            <text:p/>
          </table:table-cell>
          <table:table-cell table:formula="of:=IF([.CE$2]=[.$M37];[.$C37];&quot;&quot;)">
            <text:p/>
          </table:table-cell>
          <table:table-cell table:formula="of:=IF([.CF$2]=[.$M37];[.$C37];&quot;&quot;)">
            <text:p/>
          </table:table-cell>
          <table:table-cell table:formula="of:=IF([.CG$2]=[.$M37];[.$C37];&quot;&quot;)">
            <text:p/>
          </table:table-cell>
          <table:table-cell table:formula="of:=IF([.CH$2]=[.$M37];[.$C37];&quot;&quot;)">
            <text:p/>
          </table:table-cell>
          <table:table-cell table:formula="of:=IF([.CI$2]=[.$M37];[.$C37];&quot;&quot;)">
            <text:p/>
          </table:table-cell>
          <table:table-cell table:formula="of:=IF([.CJ$2]=[.$M37];[.$C37];&quot;&quot;)">
            <text:p/>
          </table:table-cell>
          <table:table-cell table:formula="of:=IF([.CK$2]=[.$M37];[.$C37];&quot;&quot;)">
            <text:p/>
          </table:table-cell>
          <table:table-cell table:formula="of:=IF([.CL$2]=[.$M37];[.$C37];&quot;&quot;)">
            <text:p/>
          </table:table-cell>
          <table:table-cell table:formula="of:=IF([.CM$2]=[.$M37];[.$C37];&quot;&quot;)">
            <text:p/>
          </table:table-cell>
          <table:table-cell table:formula="of:=IF([.CN$2]=[.$M37];[.$C37];&quot;&quot;)">
            <text:p/>
          </table:table-cell>
          <table:table-cell table:formula="of:=IF([.CO$2]=[.$M37];[.$C37];&quot;&quot;)">
            <text:p/>
          </table:table-cell>
          <table:table-cell table:formula="of:=IF([.CP$2]=[.$M37];[.$C37];&quot;&quot;)">
            <text:p/>
          </table:table-cell>
          <table:table-cell table:formula="of:=IF([.CQ$2]=[.$M37];[.$C37];&quot;&quot;)">
            <text:p/>
          </table:table-cell>
          <table:table-cell table:formula="of:=IF([.CR$2]=[.$M37];[.$C37];&quot;&quot;)">
            <text:p/>
          </table:table-cell>
          <table:table-cell table:style-name="ce154" table:formula="of:=IF([.CS$2]=[.$M37];CONCATENATE([.$C37];[.$F37]);&quot;&quot;)" office:value-type="string" office:string-value="3c" calcext:value-type="string">
            <text:p>3c</text:p>
          </table:table-cell>
          <table:table-cell table:style-name="ce157" table:formula="of:=IF([.CT$2]=[.$M37];[.$C37];&quot;&quot;)">
            <text:p/>
          </table:table-cell>
          <table:table-cell table:style-name="ce157" table:formula="of:=IF([.CU$2]=[.$M37];[.$C37];&quot;&quot;)">
            <text:p/>
          </table:table-cell>
          <table:table-cell table:style-name="ce157" table:formula="of:=IF([.CV$2]=[.$M37];[.$C37];&quot;&quot;)">
            <text:p/>
          </table:table-cell>
          <table:table-cell table:style-name="ce157" table:formula="of:=IF([.CW$2]=[.$M37];[.$C37];&quot;&quot;)">
            <text:p/>
          </table:table-cell>
          <table:table-cell table:style-name="ce157" table:formula="of:=IF([.CX$2]=[.$M37];[.$C37];&quot;&quot;)">
            <text:p/>
          </table:table-cell>
          <table:table-cell table:style-name="ce157" table:formula="of:=IF([.CY$2]=[.$M37];[.$C37];&quot;&quot;)">
            <text:p/>
          </table:table-cell>
          <table:table-cell table:style-name="ce159" table:formula="of:=IF([.CZ$2]=[.$M37];[.$C37];&quot;&quot;)">
            <text:p/>
          </table:table-cell>
          <table:table-cell table:formula="of:=IF([.DA$2]=[.$M37];[.$C37];&quot;&quot;)">
            <text:p/>
          </table:table-cell>
          <table:table-cell table:formula="of:=IF([.DB$2]=[.$M37];[.$C37];&quot;&quot;)">
            <text:p/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Federation_NalnifanGateLum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Центр колонизации</text:p>
          </table:table-cell>
          <table:table-cell office:value-type="float" office:value="0.258" calcext:value-type="float">
            <text:p>0,258</text:p>
          </table:table-cell>
          <table:table-cell table:formula="of:=VLOOKUP([.G38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38];[.$G$2:.$J$4];[.C38]-1)+VLOOKUP([.G38];[.$G$2:.$J$4];[.C38]-1)*[.E38];VLOOKUP([.G38];[.$G$2:.$L$4];6))" office:value-type="float" office:value="125800" calcext:value-type="float">
            <text:p>125 800</text:p>
          </table:table-cell>
          <table:table-cell table:style-name="ce131" office:value-type="string" calcext:value-type="string">
            <text:p>f</text:p>
          </table:table-cell>
          <table:table-cell table:formula="of:=IF([.I38]=&quot;e&quot;;SQRT(POWER([.$K$26]-[.K38];2)+POWER([.$L$26]-[.L38];2));IF([.I38]=&quot;f&quot;;SQRT(POWER([.$K$40]-[.K38];2)+POWER([.$L$40]-[.L38];2));IF([.I38]=&quot;j&quot;;SQRT(POWER([.$K$64]-[.K38];2)+POWER([.$L$64]-[.L38];2));0)))" office:value-type="float" office:value="3.82753184180092" calcext:value-type="float">
            <text:p>3,83</text:p>
          </table:table-cell>
          <table:table-cell office:value-type="float" office:value="93.8" calcext:value-type="float">
            <text:p>93,8</text:p>
          </table:table-cell>
          <table:table-cell office:value-type="float" office:value="18.7" calcext:value-type="float">
            <text:p>18,7</text:p>
          </table:table-cell>
          <table:table-cell table:formula="of:=MROUND([.K38];1)" office:value-type="float" office:value="94" calcext:value-type="float">
            <text:p>94</text:p>
          </table:table-cell>
          <table:table-cell table:formula="of:=MROUND([.L38];1)" office:value-type="float" office:value="19" calcext:value-type="float">
            <text:p>19</text:p>
          </table:table-cell>
          <table:table-cell/>
          <table:table-cell table:formula="of:=IF([.P$2]=[.$M38];[.$C38];&quot;&quot;)">
            <text:p/>
          </table:table-cell>
          <table:table-cell table:formula="of:=IF([.Q$2]=[.$M38];[.$C38];&quot;&quot;)">
            <text:p/>
          </table:table-cell>
          <table:table-cell table:formula="of:=IF([.R$2]=[.$M38];[.$C38];&quot;&quot;)">
            <text:p/>
          </table:table-cell>
          <table:table-cell table:formula="of:=IF([.S$2]=[.$M38];[.$C38];&quot;&quot;)">
            <text:p/>
          </table:table-cell>
          <table:table-cell table:formula="of:=IF([.T$2]=[.$M38];[.$C38];&quot;&quot;)">
            <text:p/>
          </table:table-cell>
          <table:table-cell table:formula="of:=IF([.U$2]=[.$M38];[.$C38];&quot;&quot;)">
            <text:p/>
          </table:table-cell>
          <table:table-cell table:formula="of:=IF([.V$2]=[.$M38];[.$C38];&quot;&quot;)">
            <text:p/>
          </table:table-cell>
          <table:table-cell table:formula="of:=IF([.W$2]=[.$M38];[.$C38];&quot;&quot;)">
            <text:p/>
          </table:table-cell>
          <table:table-cell table:formula="of:=IF([.X$2]=[.$M38];[.$C38];&quot;&quot;)">
            <text:p/>
          </table:table-cell>
          <table:table-cell table:formula="of:=IF([.Y$2]=[.$M38];[.$C38];&quot;&quot;)">
            <text:p/>
          </table:table-cell>
          <table:table-cell table:formula="of:=IF([.Z$2]=[.$M38];[.$C38];&quot;&quot;)">
            <text:p/>
          </table:table-cell>
          <table:table-cell table:formula="of:=IF([.AA$2]=[.$M38];[.$C38];&quot;&quot;)">
            <text:p/>
          </table:table-cell>
          <table:table-cell table:formula="of:=IF([.AB$2]=[.$M38];[.$C38];&quot;&quot;)">
            <text:p/>
          </table:table-cell>
          <table:table-cell table:formula="of:=IF([.AC$2]=[.$M38];[.$C38];&quot;&quot;)">
            <text:p/>
          </table:table-cell>
          <table:table-cell table:formula="of:=IF([.AD$2]=[.$M38];[.$C38];&quot;&quot;)">
            <text:p/>
          </table:table-cell>
          <table:table-cell table:formula="of:=IF([.AE$2]=[.$M38];[.$C38];&quot;&quot;)">
            <text:p/>
          </table:table-cell>
          <table:table-cell table:formula="of:=IF([.AF$2]=[.$M38];[.$C38];&quot;&quot;)">
            <text:p/>
          </table:table-cell>
          <table:table-cell table:formula="of:=IF([.AG$2]=[.$M38];[.$C38];&quot;&quot;)">
            <text:p/>
          </table:table-cell>
          <table:table-cell table:formula="of:=IF([.AH$2]=[.$M38];[.$C38];&quot;&quot;)">
            <text:p/>
          </table:table-cell>
          <table:table-cell table:formula="of:=IF([.AI$2]=[.$M38];[.$C38];&quot;&quot;)">
            <text:p/>
          </table:table-cell>
          <table:table-cell table:formula="of:=IF([.AJ$2]=[.$M38];[.$C38];&quot;&quot;)">
            <text:p/>
          </table:table-cell>
          <table:table-cell table:formula="of:=IF([.AK$2]=[.$M38];[.$C38];&quot;&quot;)">
            <text:p/>
          </table:table-cell>
          <table:table-cell table:formula="of:=IF([.AL$2]=[.$M38];[.$C38];&quot;&quot;)">
            <text:p/>
          </table:table-cell>
          <table:table-cell table:formula="of:=IF([.AM$2]=[.$M38];[.$C38];&quot;&quot;)">
            <text:p/>
          </table:table-cell>
          <table:table-cell table:formula="of:=IF([.AN$2]=[.$M38];[.$C38];&quot;&quot;)">
            <text:p/>
          </table:table-cell>
          <table:table-cell table:formula="of:=IF([.AO$2]=[.$M38];[.$C38];&quot;&quot;)">
            <text:p/>
          </table:table-cell>
          <table:table-cell table:formula="of:=IF([.AP$2]=[.$M38];[.$C38];&quot;&quot;)">
            <text:p/>
          </table:table-cell>
          <table:table-cell table:formula="of:=IF([.AQ$2]=[.$M38];[.$C38];&quot;&quot;)">
            <text:p/>
          </table:table-cell>
          <table:table-cell table:formula="of:=IF([.AR$2]=[.$M38];[.$C38];&quot;&quot;)">
            <text:p/>
          </table:table-cell>
          <table:table-cell table:formula="of:=IF([.AS$2]=[.$M38];[.$C38];&quot;&quot;)">
            <text:p/>
          </table:table-cell>
          <table:table-cell table:formula="of:=IF([.AT$2]=[.$M38];[.$C38];&quot;&quot;)">
            <text:p/>
          </table:table-cell>
          <table:table-cell table:formula="of:=IF([.AU$2]=[.$M38];[.$C38];&quot;&quot;)">
            <text:p/>
          </table:table-cell>
          <table:table-cell table:formula="of:=IF([.AV$2]=[.$M38];[.$C38];&quot;&quot;)">
            <text:p/>
          </table:table-cell>
          <table:table-cell table:formula="of:=IF([.AW$2]=[.$M38];[.$C38];&quot;&quot;)">
            <text:p/>
          </table:table-cell>
          <table:table-cell table:formula="of:=IF([.AX$2]=[.$M38];[.$C38];&quot;&quot;)">
            <text:p/>
          </table:table-cell>
          <table:table-cell table:formula="of:=IF([.AY$2]=[.$M38];[.$C38];&quot;&quot;)">
            <text:p/>
          </table:table-cell>
          <table:table-cell table:formula="of:=IF([.AZ$2]=[.$M38];[.$C38];&quot;&quot;)">
            <text:p/>
          </table:table-cell>
          <table:table-cell table:formula="of:=IF([.BA$2]=[.$M38];[.$C38];&quot;&quot;)">
            <text:p/>
          </table:table-cell>
          <table:table-cell table:formula="of:=IF([.BB$2]=[.$M38];[.$C38];&quot;&quot;)">
            <text:p/>
          </table:table-cell>
          <table:table-cell table:formula="of:=IF([.BC$2]=[.$M38];[.$C38];&quot;&quot;)">
            <text:p/>
          </table:table-cell>
          <table:table-cell table:formula="of:=IF([.BD$2]=[.$M38];[.$C38];&quot;&quot;)">
            <text:p/>
          </table:table-cell>
          <table:table-cell table:formula="of:=IF([.BE$2]=[.$M38];[.$C38];&quot;&quot;)">
            <text:p/>
          </table:table-cell>
          <table:table-cell table:formula="of:=IF([.BF$2]=[.$M38];[.$C38];&quot;&quot;)">
            <text:p/>
          </table:table-cell>
          <table:table-cell table:formula="of:=IF([.BG$2]=[.$M38];[.$C38];&quot;&quot;)">
            <text:p/>
          </table:table-cell>
          <table:table-cell table:formula="of:=IF([.BH$2]=[.$M38];[.$C38];&quot;&quot;)">
            <text:p/>
          </table:table-cell>
          <table:table-cell table:formula="of:=IF([.BI$2]=[.$M38];[.$C38];&quot;&quot;)">
            <text:p/>
          </table:table-cell>
          <table:table-cell table:formula="of:=IF([.BJ$2]=[.$M38];[.$C38];&quot;&quot;)">
            <text:p/>
          </table:table-cell>
          <table:table-cell table:formula="of:=IF([.BK$2]=[.$M38];[.$C38];&quot;&quot;)">
            <text:p/>
          </table:table-cell>
          <table:table-cell table:formula="of:=IF([.BL$2]=[.$M38];[.$C38];&quot;&quot;)">
            <text:p/>
          </table:table-cell>
          <table:table-cell table:formula="of:=IF([.BM$2]=[.$M38];[.$C38];&quot;&quot;)">
            <text:p/>
          </table:table-cell>
          <table:table-cell table:formula="of:=IF([.BN$2]=[.$M38];[.$C38];&quot;&quot;)">
            <text:p/>
          </table:table-cell>
          <table:table-cell table:formula="of:=IF([.BO$2]=[.$M38];[.$C38];&quot;&quot;)">
            <text:p/>
          </table:table-cell>
          <table:table-cell table:formula="of:=IF([.BP$2]=[.$M38];[.$C38];&quot;&quot;)">
            <text:p/>
          </table:table-cell>
          <table:table-cell table:formula="of:=IF([.BQ$2]=[.$M38];[.$C38];&quot;&quot;)">
            <text:p/>
          </table:table-cell>
          <table:table-cell table:formula="of:=IF([.BR$2]=[.$M38];[.$C38];&quot;&quot;)">
            <text:p/>
          </table:table-cell>
          <table:table-cell table:formula="of:=IF([.BS$2]=[.$M38];[.$C38];&quot;&quot;)">
            <text:p/>
          </table:table-cell>
          <table:table-cell table:formula="of:=IF([.BT$2]=[.$M38];[.$C38];&quot;&quot;)">
            <text:p/>
          </table:table-cell>
          <table:table-cell table:formula="of:=IF([.BU$2]=[.$M38];[.$C38];&quot;&quot;)">
            <text:p/>
          </table:table-cell>
          <table:table-cell table:formula="of:=IF([.BV$2]=[.$M38];[.$C38];&quot;&quot;)">
            <text:p/>
          </table:table-cell>
          <table:table-cell table:formula="of:=IF([.BW$2]=[.$M38];[.$C38];&quot;&quot;)">
            <text:p/>
          </table:table-cell>
          <table:table-cell table:formula="of:=IF([.BX$2]=[.$M38];[.$C38];&quot;&quot;)">
            <text:p/>
          </table:table-cell>
          <table:table-cell table:formula="of:=IF([.BY$2]=[.$M38];[.$C38];&quot;&quot;)">
            <text:p/>
          </table:table-cell>
          <table:table-cell table:formula="of:=IF([.BZ$2]=[.$M38];[.$C38];&quot;&quot;)">
            <text:p/>
          </table:table-cell>
          <table:table-cell table:formula="of:=IF([.CA$2]=[.$M38];[.$C38];&quot;&quot;)">
            <text:p/>
          </table:table-cell>
          <table:table-cell table:formula="of:=IF([.CB$2]=[.$M38];[.$C38];&quot;&quot;)">
            <text:p/>
          </table:table-cell>
          <table:table-cell table:formula="of:=IF([.CC$2]=[.$M38];[.$C38];&quot;&quot;)">
            <text:p/>
          </table:table-cell>
          <table:table-cell table:formula="of:=IF([.CD$2]=[.$M38];[.$C38];&quot;&quot;)">
            <text:p/>
          </table:table-cell>
          <table:table-cell table:formula="of:=IF([.CE$2]=[.$M38];[.$C38];&quot;&quot;)">
            <text:p/>
          </table:table-cell>
          <table:table-cell table:formula="of:=IF([.CF$2]=[.$M38];[.$C38];&quot;&quot;)">
            <text:p/>
          </table:table-cell>
          <table:table-cell table:formula="of:=IF([.CG$2]=[.$M38];[.$C38];&quot;&quot;)">
            <text:p/>
          </table:table-cell>
          <table:table-cell table:formula="of:=IF([.CH$2]=[.$M38];[.$C38];&quot;&quot;)">
            <text:p/>
          </table:table-cell>
          <table:table-cell table:formula="of:=IF([.CI$2]=[.$M38];[.$C38];&quot;&quot;)">
            <text:p/>
          </table:table-cell>
          <table:table-cell table:formula="of:=IF([.CJ$2]=[.$M38];[.$C38];&quot;&quot;)">
            <text:p/>
          </table:table-cell>
          <table:table-cell table:formula="of:=IF([.CK$2]=[.$M38];[.$C38];&quot;&quot;)">
            <text:p/>
          </table:table-cell>
          <table:table-cell table:formula="of:=IF([.CL$2]=[.$M38];[.$C38];&quot;&quot;)">
            <text:p/>
          </table:table-cell>
          <table:table-cell table:formula="of:=IF([.CM$2]=[.$M38];[.$C38];&quot;&quot;)">
            <text:p/>
          </table:table-cell>
          <table:table-cell table:formula="of:=IF([.CN$2]=[.$M38];[.$C38];&quot;&quot;)">
            <text:p/>
          </table:table-cell>
          <table:table-cell table:formula="of:=IF([.CO$2]=[.$M38];[.$C38];&quot;&quot;)">
            <text:p/>
          </table:table-cell>
          <table:table-cell table:formula="of:=IF([.CP$2]=[.$M38];[.$C38];&quot;&quot;)">
            <text:p/>
          </table:table-cell>
          <table:table-cell table:formula="of:=IF([.CQ$2]=[.$M38];[.$C38];&quot;&quot;)">
            <text:p/>
          </table:table-cell>
          <table:table-cell table:formula="of:=IF([.CR$2]=[.$M38];[.$C38];&quot;&quot;)">
            <text:p/>
          </table:table-cell>
          <table:table-cell table:style-name="ce155" table:formula="of:=IF([.CS$2]=[.$M38];[.$C38];&quot;&quot;)">
            <text:p/>
          </table:table-cell>
          <table:table-cell table:style-name="ce131" table:formula="of:=IF([.CT$2]=[.$M38];[.$C38];&quot;&quot;)">
            <text:p/>
          </table:table-cell>
          <table:table-cell table:style-name="ce131" table:formula="of:=IF([.CU$2]=[.$M38];[.$C38];&quot;&quot;)">
            <text:p/>
          </table:table-cell>
          <table:table-cell table:style-name="ce131" table:formula="of:=IF([.CV$2]=[.$M38];[.$C38];&quot;&quot;)">
            <text:p/>
          </table:table-cell>
          <table:table-cell table:style-name="ce131" table:formula="of:=IF([.CW$2]=[.$M38];[.$C38];&quot;&quot;)">
            <text:p/>
          </table:table-cell>
          <table:table-cell table:style-name="ce154" table:formula="of:=IF([.CX$2]=[.$M38];CONCATENATE([.$C38];[.$F38]);&quot;&quot;)" office:value-type="string" office:string-value="3c" calcext:value-type="string">
            <text:p>3c</text:p>
          </table:table-cell>
          <table:table-cell table:style-name="ce131" table:formula="of:=IF([.CY$2]=[.$M38];[.$C38];&quot;&quot;)">
            <text:p/>
          </table:table-cell>
          <table:table-cell table:style-name="ce160" table:formula="of:=IF([.CZ$2]=[.$M38];[.$C38];&quot;&quot;)">
            <text:p/>
          </table:table-cell>
          <table:table-cell table:formula="of:=IF([.DA$2]=[.$M38];[.$C38];&quot;&quot;)">
            <text:p/>
          </table:table-cell>
          <table:table-cell table:formula="of:=IF([.DB$2]=[.$M38];[.$C38];&quot;&quot;)">
            <text:p/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Empire_Fronti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лигон рейдеров</text:p>
          </table:table-cell>
          <table:table-cell office:value-type="float" office:value="0.4" calcext:value-type="float">
            <text:p>0,4</text:p>
          </table:table-cell>
          <table:table-cell table:formula="of:=VLOOKUP([.G39];[.$G$2:.$K$4];5)" office:value-type="string" office:string-value="g" calcext:value-type="string">
            <text:p>g</text:p>
          </table:table-cell>
          <table:table-cell office:value-type="string" calcext:value-type="string">
            <text:p>GameStore.CreditsType.CT_GOLD</text:p>
          </table:table-cell>
          <table:table-cell table:formula="of:=MROUND(VLOOKUP([.G39];[.$G$2:.$J$4];[.C39]-1)+VLOOKUP([.G39];[.$G$2:.$J$4];[.C39]-1)*[.E39];VLOOKUP([.G39];[.$G$2:.$L$4];6))"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table:formula="of:=IF([.I39]=&quot;e&quot;;SQRT(POWER([.$K$26]-[.K39];2)+POWER([.$L$26]-[.L39];2));IF([.I39]=&quot;f&quot;;SQRT(POWER([.$K$40]-[.K39];2)+POWER([.$L$40]-[.L39];2));IF([.I39]=&quot;j&quot;;SQRT(POWER([.$K$64]-[.K39];2)+POWER([.$L$64]-[.L39];2));0)))" office:value-type="float" office:value="30.9182793829152" calcext:value-type="float">
            <text:p>30,92</text:p>
          </table:table-cell>
          <table:table-cell office:value-type="float" office:value="39.1" calcext:value-type="float">
            <text:p>39,1</text:p>
          </table:table-cell>
          <table:table-cell office:value-type="float" office:value="22.4" calcext:value-type="float">
            <text:p>22,4</text:p>
          </table:table-cell>
          <table:table-cell table:formula="of:=MROUND([.K39];1)" office:value-type="float" office:value="39" calcext:value-type="float">
            <text:p>39</text:p>
          </table:table-cell>
          <table:table-cell table:formula="of:=MROUND([.L39];1)" office:value-type="float" office:value="22" calcext:value-type="float">
            <text:p>22</text:p>
          </table:table-cell>
          <table:table-cell/>
          <table:table-cell table:formula="of:=IF([.P$2]=[.$M39];[.$C39];&quot;&quot;)">
            <text:p/>
          </table:table-cell>
          <table:table-cell table:formula="of:=IF([.Q$2]=[.$M39];[.$C39];&quot;&quot;)">
            <text:p/>
          </table:table-cell>
          <table:table-cell table:formula="of:=IF([.R$2]=[.$M39];[.$C39];&quot;&quot;)">
            <text:p/>
          </table:table-cell>
          <table:table-cell table:formula="of:=IF([.S$2]=[.$M39];[.$C39];&quot;&quot;)">
            <text:p/>
          </table:table-cell>
          <table:table-cell table:formula="of:=IF([.T$2]=[.$M39];[.$C39];&quot;&quot;)">
            <text:p/>
          </table:table-cell>
          <table:table-cell table:formula="of:=IF([.U$2]=[.$M39];[.$C39];&quot;&quot;)">
            <text:p/>
          </table:table-cell>
          <table:table-cell table:formula="of:=IF([.V$2]=[.$M39];[.$C39];&quot;&quot;)">
            <text:p/>
          </table:table-cell>
          <table:table-cell table:formula="of:=IF([.W$2]=[.$M39];[.$C39];&quot;&quot;)">
            <text:p/>
          </table:table-cell>
          <table:table-cell table:formula="of:=IF([.X$2]=[.$M39];[.$C39];&quot;&quot;)">
            <text:p/>
          </table:table-cell>
          <table:table-cell table:formula="of:=IF([.Y$2]=[.$M39];[.$C39];&quot;&quot;)">
            <text:p/>
          </table:table-cell>
          <table:table-cell table:formula="of:=IF([.Z$2]=[.$M39];[.$C39];&quot;&quot;)">
            <text:p/>
          </table:table-cell>
          <table:table-cell table:formula="of:=IF([.AA$2]=[.$M39];[.$C39];&quot;&quot;)">
            <text:p/>
          </table:table-cell>
          <table:table-cell table:formula="of:=IF([.AB$2]=[.$M39];[.$C39];&quot;&quot;)">
            <text:p/>
          </table:table-cell>
          <table:table-cell table:formula="of:=IF([.AC$2]=[.$M39];[.$C39];&quot;&quot;)">
            <text:p/>
          </table:table-cell>
          <table:table-cell table:formula="of:=IF([.AD$2]=[.$M39];[.$C39];&quot;&quot;)">
            <text:p/>
          </table:table-cell>
          <table:table-cell table:formula="of:=IF([.AE$2]=[.$M39];[.$C39];&quot;&quot;)">
            <text:p/>
          </table:table-cell>
          <table:table-cell table:formula="of:=IF([.AF$2]=[.$M39];[.$C39];&quot;&quot;)">
            <text:p/>
          </table:table-cell>
          <table:table-cell table:formula="of:=IF([.AG$2]=[.$M39];[.$C39];&quot;&quot;)">
            <text:p/>
          </table:table-cell>
          <table:table-cell table:formula="of:=IF([.AH$2]=[.$M39];[.$C39];&quot;&quot;)">
            <text:p/>
          </table:table-cell>
          <table:table-cell table:formula="of:=IF([.AI$2]=[.$M39];[.$C39];&quot;&quot;)">
            <text:p/>
          </table:table-cell>
          <table:table-cell table:formula="of:=IF([.AJ$2]=[.$M39];[.$C39];&quot;&quot;)">
            <text:p/>
          </table:table-cell>
          <table:table-cell table:formula="of:=IF([.AK$2]=[.$M39];[.$C39];&quot;&quot;)">
            <text:p/>
          </table:table-cell>
          <table:table-cell table:formula="of:=IF([.AL$2]=[.$M39];[.$C39];&quot;&quot;)">
            <text:p/>
          </table:table-cell>
          <table:table-cell table:formula="of:=IF([.AM$2]=[.$M39];[.$C39];&quot;&quot;)">
            <text:p/>
          </table:table-cell>
          <table:table-cell table:formula="of:=IF([.AN$2]=[.$M39];[.$C39];&quot;&quot;)">
            <text:p/>
          </table:table-cell>
          <table:table-cell table:formula="of:=IF([.AO$2]=[.$M39];[.$C39];&quot;&quot;)">
            <text:p/>
          </table:table-cell>
          <table:table-cell table:formula="of:=IF([.AP$2]=[.$M39];[.$C39];&quot;&quot;)">
            <text:p/>
          </table:table-cell>
          <table:table-cell table:formula="of:=IF([.AQ$2]=[.$M39];[.$C39];&quot;&quot;)">
            <text:p/>
          </table:table-cell>
          <table:table-cell table:formula="of:=IF([.AR$2]=[.$M39];[.$C39];&quot;&quot;)">
            <text:p/>
          </table:table-cell>
          <table:table-cell table:formula="of:=IF([.AS$2]=[.$M39];[.$C39];&quot;&quot;)">
            <text:p/>
          </table:table-cell>
          <table:table-cell table:formula="of:=IF([.AT$2]=[.$M39];[.$C39];&quot;&quot;)">
            <text:p/>
          </table:table-cell>
          <table:table-cell table:style-name="ce137" table:formula="of:=IF([.AU$2]=[.$M39];CONCATENATE([.$C39];[.$F39]);&quot;&quot;)" office:value-type="string" office:string-value="5g" calcext:value-type="string">
            <text:p>5g</text:p>
          </table:table-cell>
          <table:table-cell table:formula="of:=IF([.AV$2]=[.$M39];[.$C39];&quot;&quot;)">
            <text:p/>
          </table:table-cell>
          <table:table-cell table:formula="of:=IF([.AW$2]=[.$M39];[.$C39];&quot;&quot;)">
            <text:p/>
          </table:table-cell>
          <table:table-cell table:formula="of:=IF([.AX$2]=[.$M39];[.$C39];&quot;&quot;)">
            <text:p/>
          </table:table-cell>
          <table:table-cell table:formula="of:=IF([.AY$2]=[.$M39];[.$C39];&quot;&quot;)">
            <text:p/>
          </table:table-cell>
          <table:table-cell table:formula="of:=IF([.AZ$2]=[.$M39];[.$C39];&quot;&quot;)">
            <text:p/>
          </table:table-cell>
          <table:table-cell table:formula="of:=IF([.BA$2]=[.$M39];[.$C39];&quot;&quot;)">
            <text:p/>
          </table:table-cell>
          <table:table-cell table:formula="of:=IF([.BB$2]=[.$M39];[.$C39];&quot;&quot;)">
            <text:p/>
          </table:table-cell>
          <table:table-cell table:formula="of:=IF([.BC$2]=[.$M39];[.$C39];&quot;&quot;)">
            <text:p/>
          </table:table-cell>
          <table:table-cell table:formula="of:=IF([.BD$2]=[.$M39];[.$C39];&quot;&quot;)">
            <text:p/>
          </table:table-cell>
          <table:table-cell table:formula="of:=IF([.BE$2]=[.$M39];[.$C39];&quot;&quot;)">
            <text:p/>
          </table:table-cell>
          <table:table-cell table:formula="of:=IF([.BF$2]=[.$M39];[.$C39];&quot;&quot;)">
            <text:p/>
          </table:table-cell>
          <table:table-cell table:formula="of:=IF([.BG$2]=[.$M39];[.$C39];&quot;&quot;)">
            <text:p/>
          </table:table-cell>
          <table:table-cell table:formula="of:=IF([.BH$2]=[.$M39];[.$C39];&quot;&quot;)">
            <text:p/>
          </table:table-cell>
          <table:table-cell table:formula="of:=IF([.BI$2]=[.$M39];[.$C39];&quot;&quot;)">
            <text:p/>
          </table:table-cell>
          <table:table-cell table:formula="of:=IF([.BJ$2]=[.$M39];[.$C39];&quot;&quot;)">
            <text:p/>
          </table:table-cell>
          <table:table-cell table:formula="of:=IF([.BK$2]=[.$M39];[.$C39];&quot;&quot;)">
            <text:p/>
          </table:table-cell>
          <table:table-cell table:formula="of:=IF([.BL$2]=[.$M39];[.$C39];&quot;&quot;)">
            <text:p/>
          </table:table-cell>
          <table:table-cell table:formula="of:=IF([.BM$2]=[.$M39];[.$C39];&quot;&quot;)">
            <text:p/>
          </table:table-cell>
          <table:table-cell table:formula="of:=IF([.BN$2]=[.$M39];[.$C39];&quot;&quot;)">
            <text:p/>
          </table:table-cell>
          <table:table-cell table:formula="of:=IF([.BO$2]=[.$M39];[.$C39];&quot;&quot;)">
            <text:p/>
          </table:table-cell>
          <table:table-cell table:formula="of:=IF([.BP$2]=[.$M39];[.$C39];&quot;&quot;)">
            <text:p/>
          </table:table-cell>
          <table:table-cell table:formula="of:=IF([.BQ$2]=[.$M39];[.$C39];&quot;&quot;)">
            <text:p/>
          </table:table-cell>
          <table:table-cell table:formula="of:=IF([.BR$2]=[.$M39];[.$C39];&quot;&quot;)">
            <text:p/>
          </table:table-cell>
          <table:table-cell table:formula="of:=IF([.BS$2]=[.$M39];[.$C39];&quot;&quot;)">
            <text:p/>
          </table:table-cell>
          <table:table-cell table:formula="of:=IF([.BT$2]=[.$M39];[.$C39];&quot;&quot;)">
            <text:p/>
          </table:table-cell>
          <table:table-cell table:formula="of:=IF([.BU$2]=[.$M39];[.$C39];&quot;&quot;)">
            <text:p/>
          </table:table-cell>
          <table:table-cell table:formula="of:=IF([.BV$2]=[.$M39];[.$C39];&quot;&quot;)">
            <text:p/>
          </table:table-cell>
          <table:table-cell table:formula="of:=IF([.BW$2]=[.$M39];[.$C39];&quot;&quot;)">
            <text:p/>
          </table:table-cell>
          <table:table-cell table:formula="of:=IF([.BX$2]=[.$M39];[.$C39];&quot;&quot;)">
            <text:p/>
          </table:table-cell>
          <table:table-cell table:formula="of:=IF([.BY$2]=[.$M39];[.$C39];&quot;&quot;)">
            <text:p/>
          </table:table-cell>
          <table:table-cell table:formula="of:=IF([.BZ$2]=[.$M39];[.$C39];&quot;&quot;)">
            <text:p/>
          </table:table-cell>
          <table:table-cell table:formula="of:=IF([.CA$2]=[.$M39];[.$C39];&quot;&quot;)">
            <text:p/>
          </table:table-cell>
          <table:table-cell table:formula="of:=IF([.CB$2]=[.$M39];[.$C39];&quot;&quot;)">
            <text:p/>
          </table:table-cell>
          <table:table-cell table:formula="of:=IF([.CC$2]=[.$M39];[.$C39];&quot;&quot;)">
            <text:p/>
          </table:table-cell>
          <table:table-cell table:formula="of:=IF([.CD$2]=[.$M39];[.$C39];&quot;&quot;)">
            <text:p/>
          </table:table-cell>
          <table:table-cell table:formula="of:=IF([.CE$2]=[.$M39];[.$C39];&quot;&quot;)">
            <text:p/>
          </table:table-cell>
          <table:table-cell table:formula="of:=IF([.CF$2]=[.$M39];[.$C39];&quot;&quot;)">
            <text:p/>
          </table:table-cell>
          <table:table-cell table:formula="of:=IF([.CG$2]=[.$M39];[.$C39];&quot;&quot;)">
            <text:p/>
          </table:table-cell>
          <table:table-cell table:formula="of:=IF([.CH$2]=[.$M39];[.$C39];&quot;&quot;)">
            <text:p/>
          </table:table-cell>
          <table:table-cell table:formula="of:=IF([.CI$2]=[.$M39];[.$C39];&quot;&quot;)">
            <text:p/>
          </table:table-cell>
          <table:table-cell table:formula="of:=IF([.CJ$2]=[.$M39];[.$C39];&quot;&quot;)">
            <text:p/>
          </table:table-cell>
          <table:table-cell table:formula="of:=IF([.CK$2]=[.$M39];[.$C39];&quot;&quot;)">
            <text:p/>
          </table:table-cell>
          <table:table-cell table:formula="of:=IF([.CL$2]=[.$M39];[.$C39];&quot;&quot;)">
            <text:p/>
          </table:table-cell>
          <table:table-cell table:formula="of:=IF([.CM$2]=[.$M39];[.$C39];&quot;&quot;)">
            <text:p/>
          </table:table-cell>
          <table:table-cell table:formula="of:=IF([.CN$2]=[.$M39];[.$C39];&quot;&quot;)">
            <text:p/>
          </table:table-cell>
          <table:table-cell table:formula="of:=IF([.CO$2]=[.$M39];[.$C39];&quot;&quot;)">
            <text:p/>
          </table:table-cell>
          <table:table-cell table:formula="of:=IF([.CP$2]=[.$M39];[.$C39];&quot;&quot;)">
            <text:p/>
          </table:table-cell>
          <table:table-cell table:formula="of:=IF([.CQ$2]=[.$M39];[.$C39];&quot;&quot;)">
            <text:p/>
          </table:table-cell>
          <table:table-cell table:formula="of:=IF([.CR$2]=[.$M39];[.$C39];&quot;&quot;)">
            <text:p/>
          </table:table-cell>
          <table:table-cell table:style-name="ce155" table:formula="of:=IF([.CS$2]=[.$M39];[.$C39];&quot;&quot;)">
            <text:p/>
          </table:table-cell>
          <table:table-cell table:style-name="ce131" table:formula="of:=IF([.CT$2]=[.$M39];[.$C39];&quot;&quot;)">
            <text:p/>
          </table:table-cell>
          <table:table-cell table:style-name="ce131" table:formula="of:=IF([.CU$2]=[.$M39];[.$C39];&quot;&quot;)">
            <text:p/>
          </table:table-cell>
          <table:table-cell table:style-name="ce131" table:formula="of:=IF([.CV$2]=[.$M39];[.$C39];&quot;&quot;)">
            <text:p/>
          </table:table-cell>
          <table:table-cell table:style-name="ce131" table:formula="of:=IF([.CW$2]=[.$M39];[.$C39];&quot;&quot;)">
            <text:p/>
          </table:table-cell>
          <table:table-cell table:style-name="ce131" table:formula="of:=IF([.CX$2]=[.$M39];[.$C39];&quot;&quot;)">
            <text:p/>
          </table:table-cell>
          <table:table-cell table:style-name="ce131" table:formula="of:=IF([.CY$2]=[.$M39];[.$C39];&quot;&quot;)">
            <text:p/>
          </table:table-cell>
          <table:table-cell table:style-name="ce160" table:formula="of:=IF([.CZ$2]=[.$M39];[.$C39];&quot;&quot;)">
            <text:p/>
          </table:table-cell>
          <table:table-cell table:formula="of:=IF([.DA$2]=[.$M39];[.$C39];&quot;&quot;)">
            <text:p/>
          </table:table-cell>
          <table:table-cell table:formula="of:=IF([.DB$2]=[.$M39];[.$C39];&quot;&quot;)">
            <text:p/>
          </table:table-cell>
        </table:table-row>
        <table:table-row table:style-name="ro3">
          <table:table-cell table:style-name="ce127" office:value-type="float" office:value="2" calcext:value-type="float">
            <text:p>2</text:p>
          </table:table-cell>
          <table:table-cell table:style-name="ce41" office:value-type="string" calcext:value-type="string">
            <text:p>Federation_HomeWorld</text:p>
          </table:table-cell>
          <table:table-cell table:style-name="ce127" office:value-type="string" calcext:value-type="string">
            <text:p>#</text:p>
          </table:table-cell>
          <table:table-cell table:style-name="ce41" office:value-type="string" calcext:value-type="string">
            <text:p>Станция «Новый Эдем»</text:p>
          </table:table-cell>
          <table:table-cell table:style-name="ce127" table:number-columns-repeated="2"/>
          <table:table-cell table:style-name="ce41"/>
          <table:table-cell table:style-name="ce128"/>
          <table:table-cell table:style-name="ce127" office:value-type="string" calcext:value-type="string">
            <text:p>fh</text:p>
          </table:table-cell>
          <table:table-cell table:style-name="ce134"/>
          <table:table-cell table:style-name="ce41" office:value-type="float" office:value="91.7" calcext:value-type="float">
            <text:p>91,7</text:p>
          </table:table-cell>
          <table:table-cell table:style-name="ce41" office:value-type="float" office:value="21.9" calcext:value-type="float">
            <text:p>21,9</text:p>
          </table:table-cell>
          <table:table-cell table:style-name="ce41" table:formula="of:=MROUND([.K40];1)" office:value-type="float" office:value="92" calcext:value-type="float">
            <text:p>92</text:p>
          </table:table-cell>
          <table:table-cell table:style-name="ce41" table:formula="of:=MROUND([.L40];1)" office:value-type="float" office:value="22" calcext:value-type="float">
            <text:p>22</text:p>
          </table:table-cell>
          <table:table-cell/>
          <table:table-cell table:formula="of:=IF([.P$2]=[.$M40];[.$C40];&quot;&quot;)">
            <text:p/>
          </table:table-cell>
          <table:table-cell table:formula="of:=IF([.Q$2]=[.$M40];[.$C40];&quot;&quot;)">
            <text:p/>
          </table:table-cell>
          <table:table-cell table:formula="of:=IF([.R$2]=[.$M40];[.$C40];&quot;&quot;)">
            <text:p/>
          </table:table-cell>
          <table:table-cell table:formula="of:=IF([.S$2]=[.$M40];[.$C40];&quot;&quot;)">
            <text:p/>
          </table:table-cell>
          <table:table-cell table:formula="of:=IF([.T$2]=[.$M40];[.$C40];&quot;&quot;)">
            <text:p/>
          </table:table-cell>
          <table:table-cell table:formula="of:=IF([.U$2]=[.$M40];[.$C40];&quot;&quot;)">
            <text:p/>
          </table:table-cell>
          <table:table-cell table:formula="of:=IF([.V$2]=[.$M40];[.$C40];&quot;&quot;)">
            <text:p/>
          </table:table-cell>
          <table:table-cell table:formula="of:=IF([.W$2]=[.$M40];[.$C40];&quot;&quot;)">
            <text:p/>
          </table:table-cell>
          <table:table-cell table:formula="of:=IF([.X$2]=[.$M40];[.$C40];&quot;&quot;)">
            <text:p/>
          </table:table-cell>
          <table:table-cell table:formula="of:=IF([.Y$2]=[.$M40];[.$C40];&quot;&quot;)">
            <text:p/>
          </table:table-cell>
          <table:table-cell table:formula="of:=IF([.Z$2]=[.$M40];[.$C40];&quot;&quot;)">
            <text:p/>
          </table:table-cell>
          <table:table-cell table:formula="of:=IF([.AA$2]=[.$M40];[.$C40];&quot;&quot;)">
            <text:p/>
          </table:table-cell>
          <table:table-cell table:formula="of:=IF([.AB$2]=[.$M40];[.$C40];&quot;&quot;)">
            <text:p/>
          </table:table-cell>
          <table:table-cell table:formula="of:=IF([.AC$2]=[.$M40];[.$C40];&quot;&quot;)">
            <text:p/>
          </table:table-cell>
          <table:table-cell table:formula="of:=IF([.AD$2]=[.$M40];[.$C40];&quot;&quot;)">
            <text:p/>
          </table:table-cell>
          <table:table-cell table:formula="of:=IF([.AE$2]=[.$M40];[.$C40];&quot;&quot;)">
            <text:p/>
          </table:table-cell>
          <table:table-cell table:formula="of:=IF([.AF$2]=[.$M40];[.$C40];&quot;&quot;)">
            <text:p/>
          </table:table-cell>
          <table:table-cell table:formula="of:=IF([.AG$2]=[.$M40];[.$C40];&quot;&quot;)">
            <text:p/>
          </table:table-cell>
          <table:table-cell table:formula="of:=IF([.AH$2]=[.$M40];[.$C40];&quot;&quot;)">
            <text:p/>
          </table:table-cell>
          <table:table-cell table:formula="of:=IF([.AI$2]=[.$M40];[.$C40];&quot;&quot;)">
            <text:p/>
          </table:table-cell>
          <table:table-cell table:formula="of:=IF([.AJ$2]=[.$M40];[.$C40];&quot;&quot;)">
            <text:p/>
          </table:table-cell>
          <table:table-cell table:formula="of:=IF([.AK$2]=[.$M40];[.$C40];&quot;&quot;)">
            <text:p/>
          </table:table-cell>
          <table:table-cell table:formula="of:=IF([.AL$2]=[.$M40];[.$C40];&quot;&quot;)">
            <text:p/>
          </table:table-cell>
          <table:table-cell table:formula="of:=IF([.AM$2]=[.$M40];[.$C40];&quot;&quot;)">
            <text:p/>
          </table:table-cell>
          <table:table-cell table:formula="of:=IF([.AN$2]=[.$M40];[.$C40];&quot;&quot;)">
            <text:p/>
          </table:table-cell>
          <table:table-cell table:formula="of:=IF([.AO$2]=[.$M40];[.$C40];&quot;&quot;)">
            <text:p/>
          </table:table-cell>
          <table:table-cell table:formula="of:=IF([.AP$2]=[.$M40];[.$C40];&quot;&quot;)">
            <text:p/>
          </table:table-cell>
          <table:table-cell table:formula="of:=IF([.AQ$2]=[.$M40];[.$C40];&quot;&quot;)">
            <text:p/>
          </table:table-cell>
          <table:table-cell table:formula="of:=IF([.AR$2]=[.$M40];[.$C40];&quot;&quot;)">
            <text:p/>
          </table:table-cell>
          <table:table-cell table:formula="of:=IF([.AS$2]=[.$M40];[.$C40];&quot;&quot;)">
            <text:p/>
          </table:table-cell>
          <table:table-cell table:formula="of:=IF([.AT$2]=[.$M40];[.$C40];&quot;&quot;)">
            <text:p/>
          </table:table-cell>
          <table:table-cell table:formula="of:=IF([.AU$2]=[.$M40];[.$C40];&quot;&quot;)">
            <text:p/>
          </table:table-cell>
          <table:table-cell table:formula="of:=IF([.AV$2]=[.$M40];[.$C40];&quot;&quot;)">
            <text:p/>
          </table:table-cell>
          <table:table-cell table:formula="of:=IF([.AW$2]=[.$M40];[.$C40];&quot;&quot;)">
            <text:p/>
          </table:table-cell>
          <table:table-cell table:formula="of:=IF([.AX$2]=[.$M40];[.$C40];&quot;&quot;)">
            <text:p/>
          </table:table-cell>
          <table:table-cell table:formula="of:=IF([.AY$2]=[.$M40];[.$C40];&quot;&quot;)">
            <text:p/>
          </table:table-cell>
          <table:table-cell table:formula="of:=IF([.AZ$2]=[.$M40];[.$C40];&quot;&quot;)">
            <text:p/>
          </table:table-cell>
          <table:table-cell table:formula="of:=IF([.BA$2]=[.$M40];[.$C40];&quot;&quot;)">
            <text:p/>
          </table:table-cell>
          <table:table-cell table:formula="of:=IF([.BB$2]=[.$M40];[.$C40];&quot;&quot;)">
            <text:p/>
          </table:table-cell>
          <table:table-cell table:formula="of:=IF([.BC$2]=[.$M40];[.$C40];&quot;&quot;)">
            <text:p/>
          </table:table-cell>
          <table:table-cell table:formula="of:=IF([.BD$2]=[.$M40];[.$C40];&quot;&quot;)">
            <text:p/>
          </table:table-cell>
          <table:table-cell table:formula="of:=IF([.BE$2]=[.$M40];[.$C40];&quot;&quot;)">
            <text:p/>
          </table:table-cell>
          <table:table-cell table:formula="of:=IF([.BF$2]=[.$M40];[.$C40];&quot;&quot;)">
            <text:p/>
          </table:table-cell>
          <table:table-cell table:formula="of:=IF([.BG$2]=[.$M40];[.$C40];&quot;&quot;)">
            <text:p/>
          </table:table-cell>
          <table:table-cell table:formula="of:=IF([.BH$2]=[.$M40];[.$C40];&quot;&quot;)">
            <text:p/>
          </table:table-cell>
          <table:table-cell table:formula="of:=IF([.BI$2]=[.$M40];[.$C40];&quot;&quot;)">
            <text:p/>
          </table:table-cell>
          <table:table-cell table:formula="of:=IF([.BJ$2]=[.$M40];[.$C40];&quot;&quot;)">
            <text:p/>
          </table:table-cell>
          <table:table-cell table:formula="of:=IF([.BK$2]=[.$M40];[.$C40];&quot;&quot;)">
            <text:p/>
          </table:table-cell>
          <table:table-cell table:formula="of:=IF([.BL$2]=[.$M40];[.$C40];&quot;&quot;)">
            <text:p/>
          </table:table-cell>
          <table:table-cell table:formula="of:=IF([.BM$2]=[.$M40];[.$C40];&quot;&quot;)">
            <text:p/>
          </table:table-cell>
          <table:table-cell table:formula="of:=IF([.BN$2]=[.$M40];[.$C40];&quot;&quot;)">
            <text:p/>
          </table:table-cell>
          <table:table-cell table:formula="of:=IF([.BO$2]=[.$M40];[.$C40];&quot;&quot;)">
            <text:p/>
          </table:table-cell>
          <table:table-cell table:formula="of:=IF([.BP$2]=[.$M40];[.$C40];&quot;&quot;)">
            <text:p/>
          </table:table-cell>
          <table:table-cell table:formula="of:=IF([.BQ$2]=[.$M40];[.$C40];&quot;&quot;)">
            <text:p/>
          </table:table-cell>
          <table:table-cell table:formula="of:=IF([.BR$2]=[.$M40];[.$C40];&quot;&quot;)">
            <text:p/>
          </table:table-cell>
          <table:table-cell table:formula="of:=IF([.BS$2]=[.$M40];[.$C40];&quot;&quot;)">
            <text:p/>
          </table:table-cell>
          <table:table-cell table:formula="of:=IF([.BT$2]=[.$M40];[.$C40];&quot;&quot;)">
            <text:p/>
          </table:table-cell>
          <table:table-cell table:formula="of:=IF([.BU$2]=[.$M40];[.$C40];&quot;&quot;)">
            <text:p/>
          </table:table-cell>
          <table:table-cell table:formula="of:=IF([.BV$2]=[.$M40];[.$C40];&quot;&quot;)">
            <text:p/>
          </table:table-cell>
          <table:table-cell table:formula="of:=IF([.BW$2]=[.$M40];[.$C40];&quot;&quot;)">
            <text:p/>
          </table:table-cell>
          <table:table-cell table:formula="of:=IF([.BX$2]=[.$M40];[.$C40];&quot;&quot;)">
            <text:p/>
          </table:table-cell>
          <table:table-cell table:formula="of:=IF([.BY$2]=[.$M40];[.$C40];&quot;&quot;)">
            <text:p/>
          </table:table-cell>
          <table:table-cell table:formula="of:=IF([.BZ$2]=[.$M40];[.$C40];&quot;&quot;)">
            <text:p/>
          </table:table-cell>
          <table:table-cell table:formula="of:=IF([.CA$2]=[.$M40];[.$C40];&quot;&quot;)">
            <text:p/>
          </table:table-cell>
          <table:table-cell table:formula="of:=IF([.CB$2]=[.$M40];[.$C40];&quot;&quot;)">
            <text:p/>
          </table:table-cell>
          <table:table-cell table:formula="of:=IF([.CC$2]=[.$M40];[.$C40];&quot;&quot;)">
            <text:p/>
          </table:table-cell>
          <table:table-cell table:formula="of:=IF([.CD$2]=[.$M40];[.$C40];&quot;&quot;)">
            <text:p/>
          </table:table-cell>
          <table:table-cell table:formula="of:=IF([.CE$2]=[.$M40];[.$C40];&quot;&quot;)">
            <text:p/>
          </table:table-cell>
          <table:table-cell table:formula="of:=IF([.CF$2]=[.$M40];[.$C40];&quot;&quot;)">
            <text:p/>
          </table:table-cell>
          <table:table-cell table:formula="of:=IF([.CG$2]=[.$M40];[.$C40];&quot;&quot;)">
            <text:p/>
          </table:table-cell>
          <table:table-cell table:formula="of:=IF([.CH$2]=[.$M40];[.$C40];&quot;&quot;)">
            <text:p/>
          </table:table-cell>
          <table:table-cell table:formula="of:=IF([.CI$2]=[.$M40];[.$C40];&quot;&quot;)">
            <text:p/>
          </table:table-cell>
          <table:table-cell table:formula="of:=IF([.CJ$2]=[.$M40];[.$C40];&quot;&quot;)">
            <text:p/>
          </table:table-cell>
          <table:table-cell table:formula="of:=IF([.CK$2]=[.$M40];[.$C40];&quot;&quot;)">
            <text:p/>
          </table:table-cell>
          <table:table-cell table:formula="of:=IF([.CL$2]=[.$M40];[.$C40];&quot;&quot;)">
            <text:p/>
          </table:table-cell>
          <table:table-cell table:formula="of:=IF([.CM$2]=[.$M40];[.$C40];&quot;&quot;)">
            <text:p/>
          </table:table-cell>
          <table:table-cell table:formula="of:=IF([.CN$2]=[.$M40];[.$C40];&quot;&quot;)">
            <text:p/>
          </table:table-cell>
          <table:table-cell table:formula="of:=IF([.CO$2]=[.$M40];[.$C40];&quot;&quot;)">
            <text:p/>
          </table:table-cell>
          <table:table-cell table:formula="of:=IF([.CP$2]=[.$M40];[.$C40];&quot;&quot;)">
            <text:p/>
          </table:table-cell>
          <table:table-cell table:formula="of:=IF([.CQ$2]=[.$M40];[.$C40];&quot;&quot;)">
            <text:p/>
          </table:table-cell>
          <table:table-cell table:formula="of:=IF([.CR$2]=[.$M40];[.$C40];&quot;&quot;)">
            <text:p/>
          </table:table-cell>
          <table:table-cell table:style-name="ce155" table:formula="of:=IF([.CS$2]=[.$M40];[.$C40];&quot;&quot;)">
            <text:p/>
          </table:table-cell>
          <table:table-cell table:style-name="ce131" table:formula="of:=IF([.CT$2]=[.$M40];[.$C40];&quot;&quot;)">
            <text:p/>
          </table:table-cell>
          <table:table-cell table:style-name="ce131" table:formula="of:=IF([.CU$2]=[.$M40];[.$C40];&quot;&quot;)">
            <text:p/>
          </table:table-cell>
          <table:table-cell table:style-name="ce139" table:formula="of:=IF([.CV$2]=[.$M40];CONCATENATE([.$C40];[.$F40]);&quot;&quot;)" office:value-type="string" office:string-value="#" calcext:value-type="string">
            <text:p>#</text:p>
          </table:table-cell>
          <table:table-cell table:style-name="ce131" table:formula="of:=IF([.CW$2]=[.$M40];[.$C40];&quot;&quot;)">
            <text:p/>
          </table:table-cell>
          <table:table-cell table:style-name="ce131" table:formula="of:=IF([.CX$2]=[.$M40];[.$C40];&quot;&quot;)">
            <text:p/>
          </table:table-cell>
          <table:table-cell table:style-name="ce131" table:formula="of:=IF([.CY$2]=[.$M40];[.$C40];&quot;&quot;)">
            <text:p/>
          </table:table-cell>
          <table:table-cell table:style-name="ce160" table:formula="of:=IF([.CZ$2]=[.$M40];[.$C40];&quot;&quot;)">
            <text:p/>
          </table:table-cell>
          <table:table-cell table:formula="of:=IF([.DA$2]=[.$M40];[.$C40];&quot;&quot;)">
            <text:p/>
          </table:table-cell>
          <table:table-cell table:formula="of:=IF([.DB$2]=[.$M40];[.$C40];&quot;&quot;)">
            <text:p/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Federation_AsteroidBuil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стероидные цеха</text:p>
          </table:table-cell>
          <table:table-cell office:value-type="float" office:value="0.12" calcext:value-type="float">
            <text:p>0,12</text:p>
          </table:table-cell>
          <table:table-cell table:formula="of:=VLOOKUP([.G41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41];[.$G$2:.$J$4];[.C41]-1)+VLOOKUP([.G41];[.$G$2:.$J$4];[.C41]-1)*[.E41];VLOOKUP([.G41];[.$G$2:.$L$4];6))" office:value-type="float" office:value="112000" calcext:value-type="float">
            <text:p>112 000</text:p>
          </table:table-cell>
          <table:table-cell table:style-name="ce131" office:value-type="string" calcext:value-type="string">
            <text:p>f</text:p>
          </table:table-cell>
          <table:table-cell table:formula="of:=IF([.I41]=&quot;e&quot;;SQRT(POWER([.$K$26]-[.K41];2)+POWER([.$L$26]-[.L41];2));IF([.I41]=&quot;f&quot;;SQRT(POWER([.$K$40]-[.K41];2)+POWER([.$L$40]-[.L41];2));IF([.I41]=&quot;j&quot;;SQRT(POWER([.$K$64]-[.K41];2)+POWER([.$L$64]-[.L41];2));0)))" office:value-type="float" office:value="4.10121933088197" calcext:value-type="float">
            <text:p>4,10</text:p>
          </table:table-cell>
          <table:table-cell office:value-type="float" office:value="95.8" calcext:value-type="float">
            <text:p>95,8</text:p>
          </table:table-cell>
          <table:table-cell office:value-type="float" office:value="21.8" calcext:value-type="float">
            <text:p>21,8</text:p>
          </table:table-cell>
          <table:table-cell table:formula="of:=MROUND([.K41];1)" office:value-type="float" office:value="96" calcext:value-type="float">
            <text:p>96</text:p>
          </table:table-cell>
          <table:table-cell table:formula="of:=MROUND([.L41];1)" office:value-type="float" office:value="22" calcext:value-type="float">
            <text:p>22</text:p>
          </table:table-cell>
          <table:table-cell/>
          <table:table-cell table:formula="of:=IF([.P$2]=[.$M41];[.$C41];&quot;&quot;)">
            <text:p/>
          </table:table-cell>
          <table:table-cell table:formula="of:=IF([.Q$2]=[.$M41];[.$C41];&quot;&quot;)">
            <text:p/>
          </table:table-cell>
          <table:table-cell table:formula="of:=IF([.R$2]=[.$M41];[.$C41];&quot;&quot;)">
            <text:p/>
          </table:table-cell>
          <table:table-cell table:formula="of:=IF([.S$2]=[.$M41];[.$C41];&quot;&quot;)">
            <text:p/>
          </table:table-cell>
          <table:table-cell table:formula="of:=IF([.T$2]=[.$M41];[.$C41];&quot;&quot;)">
            <text:p/>
          </table:table-cell>
          <table:table-cell table:formula="of:=IF([.U$2]=[.$M41];[.$C41];&quot;&quot;)">
            <text:p/>
          </table:table-cell>
          <table:table-cell table:formula="of:=IF([.V$2]=[.$M41];[.$C41];&quot;&quot;)">
            <text:p/>
          </table:table-cell>
          <table:table-cell table:formula="of:=IF([.W$2]=[.$M41];[.$C41];&quot;&quot;)">
            <text:p/>
          </table:table-cell>
          <table:table-cell table:formula="of:=IF([.X$2]=[.$M41];[.$C41];&quot;&quot;)">
            <text:p/>
          </table:table-cell>
          <table:table-cell table:formula="of:=IF([.Y$2]=[.$M41];[.$C41];&quot;&quot;)">
            <text:p/>
          </table:table-cell>
          <table:table-cell table:formula="of:=IF([.Z$2]=[.$M41];[.$C41];&quot;&quot;)">
            <text:p/>
          </table:table-cell>
          <table:table-cell table:formula="of:=IF([.AA$2]=[.$M41];[.$C41];&quot;&quot;)">
            <text:p/>
          </table:table-cell>
          <table:table-cell table:formula="of:=IF([.AB$2]=[.$M41];[.$C41];&quot;&quot;)">
            <text:p/>
          </table:table-cell>
          <table:table-cell table:formula="of:=IF([.AC$2]=[.$M41];[.$C41];&quot;&quot;)">
            <text:p/>
          </table:table-cell>
          <table:table-cell table:formula="of:=IF([.AD$2]=[.$M41];[.$C41];&quot;&quot;)">
            <text:p/>
          </table:table-cell>
          <table:table-cell table:formula="of:=IF([.AE$2]=[.$M41];[.$C41];&quot;&quot;)">
            <text:p/>
          </table:table-cell>
          <table:table-cell table:formula="of:=IF([.AF$2]=[.$M41];[.$C41];&quot;&quot;)">
            <text:p/>
          </table:table-cell>
          <table:table-cell table:formula="of:=IF([.AG$2]=[.$M41];[.$C41];&quot;&quot;)">
            <text:p/>
          </table:table-cell>
          <table:table-cell table:formula="of:=IF([.AH$2]=[.$M41];[.$C41];&quot;&quot;)">
            <text:p/>
          </table:table-cell>
          <table:table-cell table:formula="of:=IF([.AI$2]=[.$M41];[.$C41];&quot;&quot;)">
            <text:p/>
          </table:table-cell>
          <table:table-cell table:formula="of:=IF([.AJ$2]=[.$M41];[.$C41];&quot;&quot;)">
            <text:p/>
          </table:table-cell>
          <table:table-cell table:formula="of:=IF([.AK$2]=[.$M41];[.$C41];&quot;&quot;)">
            <text:p/>
          </table:table-cell>
          <table:table-cell table:formula="of:=IF([.AL$2]=[.$M41];[.$C41];&quot;&quot;)">
            <text:p/>
          </table:table-cell>
          <table:table-cell table:formula="of:=IF([.AM$2]=[.$M41];[.$C41];&quot;&quot;)">
            <text:p/>
          </table:table-cell>
          <table:table-cell table:formula="of:=IF([.AN$2]=[.$M41];[.$C41];&quot;&quot;)">
            <text:p/>
          </table:table-cell>
          <table:table-cell table:formula="of:=IF([.AO$2]=[.$M41];[.$C41];&quot;&quot;)">
            <text:p/>
          </table:table-cell>
          <table:table-cell table:formula="of:=IF([.AP$2]=[.$M41];[.$C41];&quot;&quot;)">
            <text:p/>
          </table:table-cell>
          <table:table-cell table:formula="of:=IF([.AQ$2]=[.$M41];[.$C41];&quot;&quot;)">
            <text:p/>
          </table:table-cell>
          <table:table-cell table:formula="of:=IF([.AR$2]=[.$M41];[.$C41];&quot;&quot;)">
            <text:p/>
          </table:table-cell>
          <table:table-cell table:formula="of:=IF([.AS$2]=[.$M41];[.$C41];&quot;&quot;)">
            <text:p/>
          </table:table-cell>
          <table:table-cell table:formula="of:=IF([.AT$2]=[.$M41];[.$C41];&quot;&quot;)">
            <text:p/>
          </table:table-cell>
          <table:table-cell table:formula="of:=IF([.AU$2]=[.$M41];[.$C41];&quot;&quot;)">
            <text:p/>
          </table:table-cell>
          <table:table-cell table:formula="of:=IF([.AV$2]=[.$M41];[.$C41];&quot;&quot;)">
            <text:p/>
          </table:table-cell>
          <table:table-cell table:formula="of:=IF([.AW$2]=[.$M41];[.$C41];&quot;&quot;)">
            <text:p/>
          </table:table-cell>
          <table:table-cell table:formula="of:=IF([.AX$2]=[.$M41];[.$C41];&quot;&quot;)">
            <text:p/>
          </table:table-cell>
          <table:table-cell table:formula="of:=IF([.AY$2]=[.$M41];[.$C41];&quot;&quot;)">
            <text:p/>
          </table:table-cell>
          <table:table-cell table:formula="of:=IF([.AZ$2]=[.$M41];[.$C41];&quot;&quot;)">
            <text:p/>
          </table:table-cell>
          <table:table-cell table:formula="of:=IF([.BA$2]=[.$M41];[.$C41];&quot;&quot;)">
            <text:p/>
          </table:table-cell>
          <table:table-cell table:formula="of:=IF([.BB$2]=[.$M41];[.$C41];&quot;&quot;)">
            <text:p/>
          </table:table-cell>
          <table:table-cell table:formula="of:=IF([.BC$2]=[.$M41];[.$C41];&quot;&quot;)">
            <text:p/>
          </table:table-cell>
          <table:table-cell table:formula="of:=IF([.BD$2]=[.$M41];[.$C41];&quot;&quot;)">
            <text:p/>
          </table:table-cell>
          <table:table-cell table:formula="of:=IF([.BE$2]=[.$M41];[.$C41];&quot;&quot;)">
            <text:p/>
          </table:table-cell>
          <table:table-cell table:formula="of:=IF([.BF$2]=[.$M41];[.$C41];&quot;&quot;)">
            <text:p/>
          </table:table-cell>
          <table:table-cell table:formula="of:=IF([.BG$2]=[.$M41];[.$C41];&quot;&quot;)">
            <text:p/>
          </table:table-cell>
          <table:table-cell table:formula="of:=IF([.BH$2]=[.$M41];[.$C41];&quot;&quot;)">
            <text:p/>
          </table:table-cell>
          <table:table-cell table:formula="of:=IF([.BI$2]=[.$M41];[.$C41];&quot;&quot;)">
            <text:p/>
          </table:table-cell>
          <table:table-cell table:formula="of:=IF([.BJ$2]=[.$M41];[.$C41];&quot;&quot;)">
            <text:p/>
          </table:table-cell>
          <table:table-cell table:formula="of:=IF([.BK$2]=[.$M41];[.$C41];&quot;&quot;)">
            <text:p/>
          </table:table-cell>
          <table:table-cell table:formula="of:=IF([.BL$2]=[.$M41];[.$C41];&quot;&quot;)">
            <text:p/>
          </table:table-cell>
          <table:table-cell table:formula="of:=IF([.BM$2]=[.$M41];[.$C41];&quot;&quot;)">
            <text:p/>
          </table:table-cell>
          <table:table-cell table:formula="of:=IF([.BN$2]=[.$M41];[.$C41];&quot;&quot;)">
            <text:p/>
          </table:table-cell>
          <table:table-cell table:formula="of:=IF([.BO$2]=[.$M41];[.$C41];&quot;&quot;)">
            <text:p/>
          </table:table-cell>
          <table:table-cell table:formula="of:=IF([.BP$2]=[.$M41];[.$C41];&quot;&quot;)">
            <text:p/>
          </table:table-cell>
          <table:table-cell table:formula="of:=IF([.BQ$2]=[.$M41];[.$C41];&quot;&quot;)">
            <text:p/>
          </table:table-cell>
          <table:table-cell table:formula="of:=IF([.BR$2]=[.$M41];[.$C41];&quot;&quot;)">
            <text:p/>
          </table:table-cell>
          <table:table-cell table:formula="of:=IF([.BS$2]=[.$M41];[.$C41];&quot;&quot;)">
            <text:p/>
          </table:table-cell>
          <table:table-cell table:formula="of:=IF([.BT$2]=[.$M41];[.$C41];&quot;&quot;)">
            <text:p/>
          </table:table-cell>
          <table:table-cell table:formula="of:=IF([.BU$2]=[.$M41];[.$C41];&quot;&quot;)">
            <text:p/>
          </table:table-cell>
          <table:table-cell table:formula="of:=IF([.BV$2]=[.$M41];[.$C41];&quot;&quot;)">
            <text:p/>
          </table:table-cell>
          <table:table-cell table:formula="of:=IF([.BW$2]=[.$M41];[.$C41];&quot;&quot;)">
            <text:p/>
          </table:table-cell>
          <table:table-cell table:formula="of:=IF([.BX$2]=[.$M41];[.$C41];&quot;&quot;)">
            <text:p/>
          </table:table-cell>
          <table:table-cell table:formula="of:=IF([.BY$2]=[.$M41];[.$C41];&quot;&quot;)">
            <text:p/>
          </table:table-cell>
          <table:table-cell table:formula="of:=IF([.BZ$2]=[.$M41];[.$C41];&quot;&quot;)">
            <text:p/>
          </table:table-cell>
          <table:table-cell table:formula="of:=IF([.CA$2]=[.$M41];[.$C41];&quot;&quot;)">
            <text:p/>
          </table:table-cell>
          <table:table-cell table:formula="of:=IF([.CB$2]=[.$M41];[.$C41];&quot;&quot;)">
            <text:p/>
          </table:table-cell>
          <table:table-cell table:formula="of:=IF([.CC$2]=[.$M41];[.$C41];&quot;&quot;)">
            <text:p/>
          </table:table-cell>
          <table:table-cell table:formula="of:=IF([.CD$2]=[.$M41];[.$C41];&quot;&quot;)">
            <text:p/>
          </table:table-cell>
          <table:table-cell table:formula="of:=IF([.CE$2]=[.$M41];[.$C41];&quot;&quot;)">
            <text:p/>
          </table:table-cell>
          <table:table-cell table:formula="of:=IF([.CF$2]=[.$M41];[.$C41];&quot;&quot;)">
            <text:p/>
          </table:table-cell>
          <table:table-cell table:formula="of:=IF([.CG$2]=[.$M41];[.$C41];&quot;&quot;)">
            <text:p/>
          </table:table-cell>
          <table:table-cell table:formula="of:=IF([.CH$2]=[.$M41];[.$C41];&quot;&quot;)">
            <text:p/>
          </table:table-cell>
          <table:table-cell table:formula="of:=IF([.CI$2]=[.$M41];[.$C41];&quot;&quot;)">
            <text:p/>
          </table:table-cell>
          <table:table-cell table:formula="of:=IF([.CJ$2]=[.$M41];[.$C41];&quot;&quot;)">
            <text:p/>
          </table:table-cell>
          <table:table-cell table:formula="of:=IF([.CK$2]=[.$M41];[.$C41];&quot;&quot;)">
            <text:p/>
          </table:table-cell>
          <table:table-cell table:formula="of:=IF([.CL$2]=[.$M41];[.$C41];&quot;&quot;)">
            <text:p/>
          </table:table-cell>
          <table:table-cell table:formula="of:=IF([.CM$2]=[.$M41];[.$C41];&quot;&quot;)">
            <text:p/>
          </table:table-cell>
          <table:table-cell table:formula="of:=IF([.CN$2]=[.$M41];[.$C41];&quot;&quot;)">
            <text:p/>
          </table:table-cell>
          <table:table-cell table:formula="of:=IF([.CO$2]=[.$M41];[.$C41];&quot;&quot;)">
            <text:p/>
          </table:table-cell>
          <table:table-cell table:formula="of:=IF([.CP$2]=[.$M41];[.$C41];&quot;&quot;)">
            <text:p/>
          </table:table-cell>
          <table:table-cell table:formula="of:=IF([.CQ$2]=[.$M41];[.$C41];&quot;&quot;)">
            <text:p/>
          </table:table-cell>
          <table:table-cell table:formula="of:=IF([.CR$2]=[.$M41];[.$C41];&quot;&quot;)">
            <text:p/>
          </table:table-cell>
          <table:table-cell table:style-name="ce155" table:formula="of:=IF([.CS$2]=[.$M41];[.$C41];&quot;&quot;)">
            <text:p/>
          </table:table-cell>
          <table:table-cell table:style-name="ce131" table:formula="of:=IF([.CT$2]=[.$M41];[.$C41];&quot;&quot;)">
            <text:p/>
          </table:table-cell>
          <table:table-cell table:style-name="ce131" table:formula="of:=IF([.CU$2]=[.$M41];[.$C41];&quot;&quot;)">
            <text:p/>
          </table:table-cell>
          <table:table-cell table:style-name="ce131" table:formula="of:=IF([.CV$2]=[.$M41];[.$C41];&quot;&quot;)">
            <text:p/>
          </table:table-cell>
          <table:table-cell table:style-name="ce131" table:formula="of:=IF([.CW$2]=[.$M41];[.$C41];&quot;&quot;)">
            <text:p/>
          </table:table-cell>
          <table:table-cell table:style-name="ce131" table:formula="of:=IF([.CX$2]=[.$M41];[.$C41];&quot;&quot;)">
            <text:p/>
          </table:table-cell>
          <table:table-cell table:style-name="ce131" table:formula="of:=IF([.CY$2]=[.$M41];[.$C41];&quot;&quot;)">
            <text:p/>
          </table:table-cell>
          <table:table-cell table:style-name="ce154" table:formula="of:=IF([.CZ$2]=[.$M41];CONCATENATE([.$C41];[.$F41]);&quot;&quot;)" office:value-type="string" office:string-value="3c" calcext:value-type="string">
            <text:p>3c</text:p>
          </table:table-cell>
          <table:table-cell table:formula="of:=IF([.DA$2]=[.$M41];[.$C41];&quot;&quot;)">
            <text:p/>
          </table:table-cell>
          <table:table-cell table:formula="of:=IF([.DB$2]=[.$M41];[.$C41];&quot;&quot;)">
            <text:p/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Federation_Fronti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Убежище контрабандистов</text:p>
          </table:table-cell>
          <table:table-cell office:value-type="float" office:value="0.4" calcext:value-type="float">
            <text:p>0,4</text:p>
          </table:table-cell>
          <table:table-cell table:formula="of:=VLOOKUP([.G42];[.$G$2:.$K$4];5)" office:value-type="string" office:string-value="g" calcext:value-type="string">
            <text:p>g</text:p>
          </table:table-cell>
          <table:table-cell office:value-type="string" calcext:value-type="string">
            <text:p>GameStore.CreditsType.CT_GOLD</text:p>
          </table:table-cell>
          <table:table-cell table:formula="of:=MROUND(VLOOKUP([.G42];[.$G$2:.$J$4];[.C42]-1)+VLOOKUP([.G42];[.$G$2:.$J$4];[.C42]-1)*[.E42];VLOOKUP([.G42];[.$G$2:.$L$4];6))" office:value-type="float" office:value="42" calcext:value-type="float">
            <text:p>42</text:p>
          </table:table-cell>
          <table:table-cell table:style-name="ce131" office:value-type="string" calcext:value-type="string">
            <text:p>f</text:p>
          </table:table-cell>
          <table:table-cell table:formula="of:=IF([.I42]=&quot;e&quot;;SQRT(POWER([.$K$26]-[.K42];2)+POWER([.$L$26]-[.L42];2));IF([.I42]=&quot;f&quot;;SQRT(POWER([.$K$40]-[.K42];2)+POWER([.$L$40]-[.L42];2));IF([.I42]=&quot;j&quot;;SQRT(POWER([.$K$64]-[.K42];2)+POWER([.$L$64]-[.L42];2));0)))" office:value-type="float" office:value="32.4075608461976" calcext:value-type="float">
            <text:p>32,41</text:p>
          </table:table-cell>
          <table:table-cell office:value-type="float" office:value="59.3" calcext:value-type="float">
            <text:p>59,3</text:p>
          </table:table-cell>
          <table:table-cell office:value-type="float" office:value="22.6" calcext:value-type="float">
            <text:p>22,6</text:p>
          </table:table-cell>
          <table:table-cell table:formula="of:=MROUND([.K42];1)" office:value-type="float" office:value="59" calcext:value-type="float">
            <text:p>59</text:p>
          </table:table-cell>
          <table:table-cell table:formula="of:=MROUND([.L42];1)" office:value-type="float" office:value="23" calcext:value-type="float">
            <text:p>23</text:p>
          </table:table-cell>
          <table:table-cell/>
          <table:table-cell table:formula="of:=IF([.P$2]=[.$M42];[.$C42];&quot;&quot;)">
            <text:p/>
          </table:table-cell>
          <table:table-cell table:formula="of:=IF([.Q$2]=[.$M42];[.$C42];&quot;&quot;)">
            <text:p/>
          </table:table-cell>
          <table:table-cell table:formula="of:=IF([.R$2]=[.$M42];[.$C42];&quot;&quot;)">
            <text:p/>
          </table:table-cell>
          <table:table-cell table:formula="of:=IF([.S$2]=[.$M42];[.$C42];&quot;&quot;)">
            <text:p/>
          </table:table-cell>
          <table:table-cell table:formula="of:=IF([.T$2]=[.$M42];[.$C42];&quot;&quot;)">
            <text:p/>
          </table:table-cell>
          <table:table-cell table:formula="of:=IF([.U$2]=[.$M42];[.$C42];&quot;&quot;)">
            <text:p/>
          </table:table-cell>
          <table:table-cell table:formula="of:=IF([.V$2]=[.$M42];[.$C42];&quot;&quot;)">
            <text:p/>
          </table:table-cell>
          <table:table-cell table:formula="of:=IF([.W$2]=[.$M42];[.$C42];&quot;&quot;)">
            <text:p/>
          </table:table-cell>
          <table:table-cell table:formula="of:=IF([.X$2]=[.$M42];[.$C42];&quot;&quot;)">
            <text:p/>
          </table:table-cell>
          <table:table-cell table:formula="of:=IF([.Y$2]=[.$M42];[.$C42];&quot;&quot;)">
            <text:p/>
          </table:table-cell>
          <table:table-cell table:formula="of:=IF([.Z$2]=[.$M42];[.$C42];&quot;&quot;)">
            <text:p/>
          </table:table-cell>
          <table:table-cell table:formula="of:=IF([.AA$2]=[.$M42];[.$C42];&quot;&quot;)">
            <text:p/>
          </table:table-cell>
          <table:table-cell table:formula="of:=IF([.AB$2]=[.$M42];[.$C42];&quot;&quot;)">
            <text:p/>
          </table:table-cell>
          <table:table-cell table:formula="of:=IF([.AC$2]=[.$M42];[.$C42];&quot;&quot;)">
            <text:p/>
          </table:table-cell>
          <table:table-cell table:formula="of:=IF([.AD$2]=[.$M42];[.$C42];&quot;&quot;)">
            <text:p/>
          </table:table-cell>
          <table:table-cell table:formula="of:=IF([.AE$2]=[.$M42];[.$C42];&quot;&quot;)">
            <text:p/>
          </table:table-cell>
          <table:table-cell table:formula="of:=IF([.AF$2]=[.$M42];[.$C42];&quot;&quot;)">
            <text:p/>
          </table:table-cell>
          <table:table-cell table:formula="of:=IF([.AG$2]=[.$M42];[.$C42];&quot;&quot;)">
            <text:p/>
          </table:table-cell>
          <table:table-cell table:formula="of:=IF([.AH$2]=[.$M42];[.$C42];&quot;&quot;)">
            <text:p/>
          </table:table-cell>
          <table:table-cell table:formula="of:=IF([.AI$2]=[.$M42];[.$C42];&quot;&quot;)">
            <text:p/>
          </table:table-cell>
          <table:table-cell table:formula="of:=IF([.AJ$2]=[.$M42];[.$C42];&quot;&quot;)">
            <text:p/>
          </table:table-cell>
          <table:table-cell table:formula="of:=IF([.AK$2]=[.$M42];[.$C42];&quot;&quot;)">
            <text:p/>
          </table:table-cell>
          <table:table-cell table:formula="of:=IF([.AL$2]=[.$M42];[.$C42];&quot;&quot;)">
            <text:p/>
          </table:table-cell>
          <table:table-cell table:formula="of:=IF([.AM$2]=[.$M42];[.$C42];&quot;&quot;)">
            <text:p/>
          </table:table-cell>
          <table:table-cell table:formula="of:=IF([.AN$2]=[.$M42];[.$C42];&quot;&quot;)">
            <text:p/>
          </table:table-cell>
          <table:table-cell table:formula="of:=IF([.AO$2]=[.$M42];[.$C42];&quot;&quot;)">
            <text:p/>
          </table:table-cell>
          <table:table-cell table:formula="of:=IF([.AP$2]=[.$M42];[.$C42];&quot;&quot;)">
            <text:p/>
          </table:table-cell>
          <table:table-cell table:formula="of:=IF([.AQ$2]=[.$M42];[.$C42];&quot;&quot;)">
            <text:p/>
          </table:table-cell>
          <table:table-cell table:formula="of:=IF([.AR$2]=[.$M42];[.$C42];&quot;&quot;)">
            <text:p/>
          </table:table-cell>
          <table:table-cell table:formula="of:=IF([.AS$2]=[.$M42];[.$C42];&quot;&quot;)">
            <text:p/>
          </table:table-cell>
          <table:table-cell table:formula="of:=IF([.AT$2]=[.$M42];[.$C42];&quot;&quot;)">
            <text:p/>
          </table:table-cell>
          <table:table-cell table:formula="of:=IF([.AU$2]=[.$M42];[.$C42];&quot;&quot;)">
            <text:p/>
          </table:table-cell>
          <table:table-cell table:formula="of:=IF([.AV$2]=[.$M42];[.$C42];&quot;&quot;)">
            <text:p/>
          </table:table-cell>
          <table:table-cell table:formula="of:=IF([.AW$2]=[.$M42];[.$C42];&quot;&quot;)">
            <text:p/>
          </table:table-cell>
          <table:table-cell table:formula="of:=IF([.AX$2]=[.$M42];[.$C42];&quot;&quot;)">
            <text:p/>
          </table:table-cell>
          <table:table-cell table:formula="of:=IF([.AY$2]=[.$M42];[.$C42];&quot;&quot;)">
            <text:p/>
          </table:table-cell>
          <table:table-cell table:formula="of:=IF([.AZ$2]=[.$M42];[.$C42];&quot;&quot;)">
            <text:p/>
          </table:table-cell>
          <table:table-cell table:formula="of:=IF([.BA$2]=[.$M42];[.$C42];&quot;&quot;)">
            <text:p/>
          </table:table-cell>
          <table:table-cell table:formula="of:=IF([.BB$2]=[.$M42];[.$C42];&quot;&quot;)">
            <text:p/>
          </table:table-cell>
          <table:table-cell table:formula="of:=IF([.BC$2]=[.$M42];[.$C42];&quot;&quot;)">
            <text:p/>
          </table:table-cell>
          <table:table-cell table:formula="of:=IF([.BD$2]=[.$M42];[.$C42];&quot;&quot;)">
            <text:p/>
          </table:table-cell>
          <table:table-cell table:formula="of:=IF([.BE$2]=[.$M42];[.$C42];&quot;&quot;)">
            <text:p/>
          </table:table-cell>
          <table:table-cell table:formula="of:=IF([.BF$2]=[.$M42];[.$C42];&quot;&quot;)">
            <text:p/>
          </table:table-cell>
          <table:table-cell table:formula="of:=IF([.BG$2]=[.$M42];[.$C42];&quot;&quot;)">
            <text:p/>
          </table:table-cell>
          <table:table-cell table:formula="of:=IF([.BH$2]=[.$M42];[.$C42];&quot;&quot;)">
            <text:p/>
          </table:table-cell>
          <table:table-cell table:formula="of:=IF([.BI$2]=[.$M42];[.$C42];&quot;&quot;)">
            <text:p/>
          </table:table-cell>
          <table:table-cell table:formula="of:=IF([.BJ$2]=[.$M42];[.$C42];&quot;&quot;)">
            <text:p/>
          </table:table-cell>
          <table:table-cell table:formula="of:=IF([.BK$2]=[.$M42];[.$C42];&quot;&quot;)">
            <text:p/>
          </table:table-cell>
          <table:table-cell table:formula="of:=IF([.BL$2]=[.$M42];[.$C42];&quot;&quot;)">
            <text:p/>
          </table:table-cell>
          <table:table-cell table:formula="of:=IF([.BM$2]=[.$M42];[.$C42];&quot;&quot;)">
            <text:p/>
          </table:table-cell>
          <table:table-cell table:formula="of:=IF([.BN$2]=[.$M42];[.$C42];&quot;&quot;)">
            <text:p/>
          </table:table-cell>
          <table:table-cell table:style-name="ce154" table:formula="of:=IF([.BO$2]=[.$M42];CONCATENATE([.$C42];[.$F42]);&quot;&quot;)" office:value-type="string" office:string-value="5g" calcext:value-type="string">
            <text:p>5g</text:p>
          </table:table-cell>
          <table:table-cell table:formula="of:=IF([.BP$2]=[.$M42];[.$C42];&quot;&quot;)">
            <text:p/>
          </table:table-cell>
          <table:table-cell table:formula="of:=IF([.BQ$2]=[.$M42];[.$C42];&quot;&quot;)">
            <text:p/>
          </table:table-cell>
          <table:table-cell table:formula="of:=IF([.BR$2]=[.$M42];[.$C42];&quot;&quot;)">
            <text:p/>
          </table:table-cell>
          <table:table-cell table:formula="of:=IF([.BS$2]=[.$M42];[.$C42];&quot;&quot;)">
            <text:p/>
          </table:table-cell>
          <table:table-cell table:formula="of:=IF([.BT$2]=[.$M42];[.$C42];&quot;&quot;)">
            <text:p/>
          </table:table-cell>
          <table:table-cell table:formula="of:=IF([.BU$2]=[.$M42];[.$C42];&quot;&quot;)">
            <text:p/>
          </table:table-cell>
          <table:table-cell table:formula="of:=IF([.BV$2]=[.$M42];[.$C42];&quot;&quot;)">
            <text:p/>
          </table:table-cell>
          <table:table-cell table:formula="of:=IF([.BW$2]=[.$M42];[.$C42];&quot;&quot;)">
            <text:p/>
          </table:table-cell>
          <table:table-cell table:formula="of:=IF([.BX$2]=[.$M42];[.$C42];&quot;&quot;)">
            <text:p/>
          </table:table-cell>
          <table:table-cell table:formula="of:=IF([.BY$2]=[.$M42];[.$C42];&quot;&quot;)">
            <text:p/>
          </table:table-cell>
          <table:table-cell table:formula="of:=IF([.BZ$2]=[.$M42];[.$C42];&quot;&quot;)">
            <text:p/>
          </table:table-cell>
          <table:table-cell table:formula="of:=IF([.CA$2]=[.$M42];[.$C42];&quot;&quot;)">
            <text:p/>
          </table:table-cell>
          <table:table-cell table:formula="of:=IF([.CB$2]=[.$M42];[.$C42];&quot;&quot;)">
            <text:p/>
          </table:table-cell>
          <table:table-cell table:formula="of:=IF([.CC$2]=[.$M42];[.$C42];&quot;&quot;)">
            <text:p/>
          </table:table-cell>
          <table:table-cell table:formula="of:=IF([.CD$2]=[.$M42];[.$C42];&quot;&quot;)">
            <text:p/>
          </table:table-cell>
          <table:table-cell table:formula="of:=IF([.CE$2]=[.$M42];[.$C42];&quot;&quot;)">
            <text:p/>
          </table:table-cell>
          <table:table-cell table:formula="of:=IF([.CF$2]=[.$M42];[.$C42];&quot;&quot;)">
            <text:p/>
          </table:table-cell>
          <table:table-cell table:formula="of:=IF([.CG$2]=[.$M42];[.$C42];&quot;&quot;)">
            <text:p/>
          </table:table-cell>
          <table:table-cell table:formula="of:=IF([.CH$2]=[.$M42];[.$C42];&quot;&quot;)">
            <text:p/>
          </table:table-cell>
          <table:table-cell table:formula="of:=IF([.CI$2]=[.$M42];[.$C42];&quot;&quot;)">
            <text:p/>
          </table:table-cell>
          <table:table-cell table:formula="of:=IF([.CJ$2]=[.$M42];[.$C42];&quot;&quot;)">
            <text:p/>
          </table:table-cell>
          <table:table-cell table:formula="of:=IF([.CK$2]=[.$M42];[.$C42];&quot;&quot;)">
            <text:p/>
          </table:table-cell>
          <table:table-cell table:formula="of:=IF([.CL$2]=[.$M42];[.$C42];&quot;&quot;)">
            <text:p/>
          </table:table-cell>
          <table:table-cell table:formula="of:=IF([.CM$2]=[.$M42];[.$C42];&quot;&quot;)">
            <text:p/>
          </table:table-cell>
          <table:table-cell table:formula="of:=IF([.CN$2]=[.$M42];[.$C42];&quot;&quot;)">
            <text:p/>
          </table:table-cell>
          <table:table-cell table:formula="of:=IF([.CO$2]=[.$M42];[.$C42];&quot;&quot;)">
            <text:p/>
          </table:table-cell>
          <table:table-cell table:formula="of:=IF([.CP$2]=[.$M42];[.$C42];&quot;&quot;)">
            <text:p/>
          </table:table-cell>
          <table:table-cell table:formula="of:=IF([.CQ$2]=[.$M42];[.$C42];&quot;&quot;)">
            <text:p/>
          </table:table-cell>
          <table:table-cell table:formula="of:=IF([.CR$2]=[.$M42];[.$C42];&quot;&quot;)">
            <text:p/>
          </table:table-cell>
          <table:table-cell table:style-name="ce155" table:formula="of:=IF([.CS$2]=[.$M42];[.$C42];&quot;&quot;)">
            <text:p/>
          </table:table-cell>
          <table:table-cell table:style-name="ce131" table:formula="of:=IF([.CT$2]=[.$M42];[.$C42];&quot;&quot;)">
            <text:p/>
          </table:table-cell>
          <table:table-cell table:style-name="ce131" table:formula="of:=IF([.CU$2]=[.$M42];[.$C42];&quot;&quot;)">
            <text:p/>
          </table:table-cell>
          <table:table-cell table:style-name="ce131" table:formula="of:=IF([.CV$2]=[.$M42];[.$C42];&quot;&quot;)">
            <text:p/>
          </table:table-cell>
          <table:table-cell table:style-name="ce131" table:formula="of:=IF([.CW$2]=[.$M42];[.$C42];&quot;&quot;)">
            <text:p/>
          </table:table-cell>
          <table:table-cell table:style-name="ce131" table:formula="of:=IF([.CX$2]=[.$M42];[.$C42];&quot;&quot;)">
            <text:p/>
          </table:table-cell>
          <table:table-cell table:style-name="ce131" table:formula="of:=IF([.CY$2]=[.$M42];[.$C42];&quot;&quot;)">
            <text:p/>
          </table:table-cell>
          <table:table-cell table:style-name="ce160" table:formula="of:=IF([.CZ$2]=[.$M42];[.$C42];&quot;&quot;)">
            <text:p/>
          </table:table-cell>
          <table:table-cell table:formula="of:=IF([.DA$2]=[.$M42];[.$C42];&quot;&quot;)">
            <text:p/>
          </table:table-cell>
          <table:table-cell table:formula="of:=IF([.DB$2]=[.$M42];[.$C42];&quot;&quot;)">
            <text:p/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Federation_NalnifanShipyar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аброшенный Маяк</text:p>
          </table:table-cell>
          <table:table-cell office:value-type="float" office:value="0.35" calcext:value-type="float">
            <text:p>0,35</text:p>
          </table:table-cell>
          <table:table-cell table:formula="of:=VLOOKUP([.G43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43];[.$G$2:.$J$4];[.C43]-1)+VLOOKUP([.G43];[.$G$2:.$J$4];[.C43]-1)*[.E43];VLOOKUP([.G43];[.$G$2:.$L$4];6))" office:value-type="float" office:value="135000" calcext:value-type="float">
            <text:p>135 000</text:p>
          </table:table-cell>
          <table:table-cell table:style-name="ce131" office:value-type="string" calcext:value-type="string">
            <text:p>f</text:p>
          </table:table-cell>
          <table:table-cell table:formula="of:=IF([.I43]=&quot;e&quot;;SQRT(POWER([.$K$26]-[.K43];2)+POWER([.$L$26]-[.L43];2));IF([.I43]=&quot;f&quot;;SQRT(POWER([.$K$40]-[.K43];2)+POWER([.$L$40]-[.L43];2));IF([.I43]=&quot;j&quot;;SQRT(POWER([.$K$64]-[.K43];2)+POWER([.$L$64]-[.L43];2));0)))" office:value-type="float" office:value="2.81602556806575" calcext:value-type="float">
            <text:p>2,82</text:p>
          </table:table-cell>
          <table:table-cell office:value-type="float" office:value="89" calcext:value-type="float">
            <text:p>89</text:p>
          </table:table-cell>
          <table:table-cell office:value-type="float" office:value="22.7" calcext:value-type="float">
            <text:p>22,7</text:p>
          </table:table-cell>
          <table:table-cell table:formula="of:=MROUND([.K43];1)" office:value-type="float" office:value="89" calcext:value-type="float">
            <text:p>89</text:p>
          </table:table-cell>
          <table:table-cell table:formula="of:=MROUND([.L43];1)" office:value-type="float" office:value="23" calcext:value-type="float">
            <text:p>23</text:p>
          </table:table-cell>
          <table:table-cell/>
          <table:table-cell table:formula="of:=IF([.P$2]=[.$M43];[.$C43];&quot;&quot;)">
            <text:p/>
          </table:table-cell>
          <table:table-cell table:formula="of:=IF([.Q$2]=[.$M43];[.$C43];&quot;&quot;)">
            <text:p/>
          </table:table-cell>
          <table:table-cell table:formula="of:=IF([.R$2]=[.$M43];[.$C43];&quot;&quot;)">
            <text:p/>
          </table:table-cell>
          <table:table-cell table:formula="of:=IF([.S$2]=[.$M43];[.$C43];&quot;&quot;)">
            <text:p/>
          </table:table-cell>
          <table:table-cell table:formula="of:=IF([.T$2]=[.$M43];[.$C43];&quot;&quot;)">
            <text:p/>
          </table:table-cell>
          <table:table-cell table:formula="of:=IF([.U$2]=[.$M43];[.$C43];&quot;&quot;)">
            <text:p/>
          </table:table-cell>
          <table:table-cell table:formula="of:=IF([.V$2]=[.$M43];[.$C43];&quot;&quot;)">
            <text:p/>
          </table:table-cell>
          <table:table-cell table:formula="of:=IF([.W$2]=[.$M43];[.$C43];&quot;&quot;)">
            <text:p/>
          </table:table-cell>
          <table:table-cell table:formula="of:=IF([.X$2]=[.$M43];[.$C43];&quot;&quot;)">
            <text:p/>
          </table:table-cell>
          <table:table-cell table:formula="of:=IF([.Y$2]=[.$M43];[.$C43];&quot;&quot;)">
            <text:p/>
          </table:table-cell>
          <table:table-cell table:formula="of:=IF([.Z$2]=[.$M43];[.$C43];&quot;&quot;)">
            <text:p/>
          </table:table-cell>
          <table:table-cell table:formula="of:=IF([.AA$2]=[.$M43];[.$C43];&quot;&quot;)">
            <text:p/>
          </table:table-cell>
          <table:table-cell table:formula="of:=IF([.AB$2]=[.$M43];[.$C43];&quot;&quot;)">
            <text:p/>
          </table:table-cell>
          <table:table-cell table:formula="of:=IF([.AC$2]=[.$M43];[.$C43];&quot;&quot;)">
            <text:p/>
          </table:table-cell>
          <table:table-cell table:formula="of:=IF([.AD$2]=[.$M43];[.$C43];&quot;&quot;)">
            <text:p/>
          </table:table-cell>
          <table:table-cell table:formula="of:=IF([.AE$2]=[.$M43];[.$C43];&quot;&quot;)">
            <text:p/>
          </table:table-cell>
          <table:table-cell table:formula="of:=IF([.AF$2]=[.$M43];[.$C43];&quot;&quot;)">
            <text:p/>
          </table:table-cell>
          <table:table-cell table:formula="of:=IF([.AG$2]=[.$M43];[.$C43];&quot;&quot;)">
            <text:p/>
          </table:table-cell>
          <table:table-cell table:formula="of:=IF([.AH$2]=[.$M43];[.$C43];&quot;&quot;)">
            <text:p/>
          </table:table-cell>
          <table:table-cell table:formula="of:=IF([.AI$2]=[.$M43];[.$C43];&quot;&quot;)">
            <text:p/>
          </table:table-cell>
          <table:table-cell table:formula="of:=IF([.AJ$2]=[.$M43];[.$C43];&quot;&quot;)">
            <text:p/>
          </table:table-cell>
          <table:table-cell table:formula="of:=IF([.AK$2]=[.$M43];[.$C43];&quot;&quot;)">
            <text:p/>
          </table:table-cell>
          <table:table-cell table:formula="of:=IF([.AL$2]=[.$M43];[.$C43];&quot;&quot;)">
            <text:p/>
          </table:table-cell>
          <table:table-cell table:formula="of:=IF([.AM$2]=[.$M43];[.$C43];&quot;&quot;)">
            <text:p/>
          </table:table-cell>
          <table:table-cell table:formula="of:=IF([.AN$2]=[.$M43];[.$C43];&quot;&quot;)">
            <text:p/>
          </table:table-cell>
          <table:table-cell table:formula="of:=IF([.AO$2]=[.$M43];[.$C43];&quot;&quot;)">
            <text:p/>
          </table:table-cell>
          <table:table-cell table:formula="of:=IF([.AP$2]=[.$M43];[.$C43];&quot;&quot;)">
            <text:p/>
          </table:table-cell>
          <table:table-cell table:formula="of:=IF([.AQ$2]=[.$M43];[.$C43];&quot;&quot;)">
            <text:p/>
          </table:table-cell>
          <table:table-cell table:formula="of:=IF([.AR$2]=[.$M43];[.$C43];&quot;&quot;)">
            <text:p/>
          </table:table-cell>
          <table:table-cell table:formula="of:=IF([.AS$2]=[.$M43];[.$C43];&quot;&quot;)">
            <text:p/>
          </table:table-cell>
          <table:table-cell table:formula="of:=IF([.AT$2]=[.$M43];[.$C43];&quot;&quot;)">
            <text:p/>
          </table:table-cell>
          <table:table-cell table:formula="of:=IF([.AU$2]=[.$M43];[.$C43];&quot;&quot;)">
            <text:p/>
          </table:table-cell>
          <table:table-cell table:formula="of:=IF([.AV$2]=[.$M43];[.$C43];&quot;&quot;)">
            <text:p/>
          </table:table-cell>
          <table:table-cell table:formula="of:=IF([.AW$2]=[.$M43];[.$C43];&quot;&quot;)">
            <text:p/>
          </table:table-cell>
          <table:table-cell table:formula="of:=IF([.AX$2]=[.$M43];[.$C43];&quot;&quot;)">
            <text:p/>
          </table:table-cell>
          <table:table-cell table:formula="of:=IF([.AY$2]=[.$M43];[.$C43];&quot;&quot;)">
            <text:p/>
          </table:table-cell>
          <table:table-cell table:formula="of:=IF([.AZ$2]=[.$M43];[.$C43];&quot;&quot;)">
            <text:p/>
          </table:table-cell>
          <table:table-cell table:formula="of:=IF([.BA$2]=[.$M43];[.$C43];&quot;&quot;)">
            <text:p/>
          </table:table-cell>
          <table:table-cell table:formula="of:=IF([.BB$2]=[.$M43];[.$C43];&quot;&quot;)">
            <text:p/>
          </table:table-cell>
          <table:table-cell table:formula="of:=IF([.BC$2]=[.$M43];[.$C43];&quot;&quot;)">
            <text:p/>
          </table:table-cell>
          <table:table-cell table:formula="of:=IF([.BD$2]=[.$M43];[.$C43];&quot;&quot;)">
            <text:p/>
          </table:table-cell>
          <table:table-cell table:formula="of:=IF([.BE$2]=[.$M43];[.$C43];&quot;&quot;)">
            <text:p/>
          </table:table-cell>
          <table:table-cell table:formula="of:=IF([.BF$2]=[.$M43];[.$C43];&quot;&quot;)">
            <text:p/>
          </table:table-cell>
          <table:table-cell table:formula="of:=IF([.BG$2]=[.$M43];[.$C43];&quot;&quot;)">
            <text:p/>
          </table:table-cell>
          <table:table-cell table:formula="of:=IF([.BH$2]=[.$M43];[.$C43];&quot;&quot;)">
            <text:p/>
          </table:table-cell>
          <table:table-cell table:formula="of:=IF([.BI$2]=[.$M43];[.$C43];&quot;&quot;)">
            <text:p/>
          </table:table-cell>
          <table:table-cell table:formula="of:=IF([.BJ$2]=[.$M43];[.$C43];&quot;&quot;)">
            <text:p/>
          </table:table-cell>
          <table:table-cell table:formula="of:=IF([.BK$2]=[.$M43];[.$C43];&quot;&quot;)">
            <text:p/>
          </table:table-cell>
          <table:table-cell table:formula="of:=IF([.BL$2]=[.$M43];[.$C43];&quot;&quot;)">
            <text:p/>
          </table:table-cell>
          <table:table-cell table:formula="of:=IF([.BM$2]=[.$M43];[.$C43];&quot;&quot;)">
            <text:p/>
          </table:table-cell>
          <table:table-cell table:formula="of:=IF([.BN$2]=[.$M43];[.$C43];&quot;&quot;)">
            <text:p/>
          </table:table-cell>
          <table:table-cell table:formula="of:=IF([.BO$2]=[.$M43];[.$C43];&quot;&quot;)">
            <text:p/>
          </table:table-cell>
          <table:table-cell table:formula="of:=IF([.BP$2]=[.$M43];[.$C43];&quot;&quot;)">
            <text:p/>
          </table:table-cell>
          <table:table-cell table:formula="of:=IF([.BQ$2]=[.$M43];[.$C43];&quot;&quot;)">
            <text:p/>
          </table:table-cell>
          <table:table-cell table:formula="of:=IF([.BR$2]=[.$M43];[.$C43];&quot;&quot;)">
            <text:p/>
          </table:table-cell>
          <table:table-cell table:formula="of:=IF([.BS$2]=[.$M43];[.$C43];&quot;&quot;)">
            <text:p/>
          </table:table-cell>
          <table:table-cell table:formula="of:=IF([.BT$2]=[.$M43];[.$C43];&quot;&quot;)">
            <text:p/>
          </table:table-cell>
          <table:table-cell table:formula="of:=IF([.BU$2]=[.$M43];[.$C43];&quot;&quot;)">
            <text:p/>
          </table:table-cell>
          <table:table-cell table:formula="of:=IF([.BV$2]=[.$M43];[.$C43];&quot;&quot;)">
            <text:p/>
          </table:table-cell>
          <table:table-cell table:formula="of:=IF([.BW$2]=[.$M43];[.$C43];&quot;&quot;)">
            <text:p/>
          </table:table-cell>
          <table:table-cell table:formula="of:=IF([.BX$2]=[.$M43];[.$C43];&quot;&quot;)">
            <text:p/>
          </table:table-cell>
          <table:table-cell table:formula="of:=IF([.BY$2]=[.$M43];[.$C43];&quot;&quot;)">
            <text:p/>
          </table:table-cell>
          <table:table-cell table:formula="of:=IF([.BZ$2]=[.$M43];[.$C43];&quot;&quot;)">
            <text:p/>
          </table:table-cell>
          <table:table-cell table:formula="of:=IF([.CA$2]=[.$M43];[.$C43];&quot;&quot;)">
            <text:p/>
          </table:table-cell>
          <table:table-cell table:formula="of:=IF([.CB$2]=[.$M43];[.$C43];&quot;&quot;)">
            <text:p/>
          </table:table-cell>
          <table:table-cell table:formula="of:=IF([.CC$2]=[.$M43];[.$C43];&quot;&quot;)">
            <text:p/>
          </table:table-cell>
          <table:table-cell table:formula="of:=IF([.CD$2]=[.$M43];[.$C43];&quot;&quot;)">
            <text:p/>
          </table:table-cell>
          <table:table-cell table:formula="of:=IF([.CE$2]=[.$M43];[.$C43];&quot;&quot;)">
            <text:p/>
          </table:table-cell>
          <table:table-cell table:formula="of:=IF([.CF$2]=[.$M43];[.$C43];&quot;&quot;)">
            <text:p/>
          </table:table-cell>
          <table:table-cell table:formula="of:=IF([.CG$2]=[.$M43];[.$C43];&quot;&quot;)">
            <text:p/>
          </table:table-cell>
          <table:table-cell table:formula="of:=IF([.CH$2]=[.$M43];[.$C43];&quot;&quot;)">
            <text:p/>
          </table:table-cell>
          <table:table-cell table:formula="of:=IF([.CI$2]=[.$M43];[.$C43];&quot;&quot;)">
            <text:p/>
          </table:table-cell>
          <table:table-cell table:formula="of:=IF([.CJ$2]=[.$M43];[.$C43];&quot;&quot;)">
            <text:p/>
          </table:table-cell>
          <table:table-cell table:formula="of:=IF([.CK$2]=[.$M43];[.$C43];&quot;&quot;)">
            <text:p/>
          </table:table-cell>
          <table:table-cell table:formula="of:=IF([.CL$2]=[.$M43];[.$C43];&quot;&quot;)">
            <text:p/>
          </table:table-cell>
          <table:table-cell table:formula="of:=IF([.CM$2]=[.$M43];[.$C43];&quot;&quot;)">
            <text:p/>
          </table:table-cell>
          <table:table-cell table:formula="of:=IF([.CN$2]=[.$M43];[.$C43];&quot;&quot;)">
            <text:p/>
          </table:table-cell>
          <table:table-cell table:formula="of:=IF([.CO$2]=[.$M43];[.$C43];&quot;&quot;)">
            <text:p/>
          </table:table-cell>
          <table:table-cell table:formula="of:=IF([.CP$2]=[.$M43];[.$C43];&quot;&quot;)">
            <text:p/>
          </table:table-cell>
          <table:table-cell table:formula="of:=IF([.CQ$2]=[.$M43];[.$C43];&quot;&quot;)">
            <text:p/>
          </table:table-cell>
          <table:table-cell table:formula="of:=IF([.CR$2]=[.$M43];[.$C43];&quot;&quot;)">
            <text:p/>
          </table:table-cell>
          <table:table-cell table:style-name="ce154" table:formula="of:=IF([.CS$2]=[.$M43];CONCATENATE([.$C43];[.$F43]);&quot;&quot;)" office:value-type="string" office:string-value="3c" calcext:value-type="string">
            <text:p>3c</text:p>
          </table:table-cell>
          <table:table-cell table:style-name="ce131" table:formula="of:=IF([.CT$2]=[.$M43];[.$C43];&quot;&quot;)">
            <text:p/>
          </table:table-cell>
          <table:table-cell table:style-name="ce131" table:formula="of:=IF([.CU$2]=[.$M43];[.$C43];&quot;&quot;)">
            <text:p/>
          </table:table-cell>
          <table:table-cell table:style-name="ce131" table:formula="of:=IF([.CV$2]=[.$M43];[.$C43];&quot;&quot;)">
            <text:p/>
          </table:table-cell>
          <table:table-cell table:style-name="ce131" table:formula="of:=IF([.CW$2]=[.$M43];[.$C43];&quot;&quot;)">
            <text:p/>
          </table:table-cell>
          <table:table-cell table:style-name="ce131" table:formula="of:=IF([.CX$2]=[.$M43];[.$C43];&quot;&quot;)">
            <text:p/>
          </table:table-cell>
          <table:table-cell table:style-name="ce131" table:formula="of:=IF([.CY$2]=[.$M43];[.$C43];&quot;&quot;)">
            <text:p/>
          </table:table-cell>
          <table:table-cell table:style-name="ce160" table:formula="of:=IF([.CZ$2]=[.$M43];[.$C43];&quot;&quot;)">
            <text:p/>
          </table:table-cell>
          <table:table-cell table:formula="of:=IF([.DA$2]=[.$M43];[.$C43];&quot;&quot;)">
            <text:p/>
          </table:table-cell>
          <table:table-cell table:formula="of:=IF([.DB$2]=[.$M43];[.$C43];&quot;&quot;)">
            <text:p/>
          </table:table-cell>
        </table:table-row>
        <table:table-row table:style-name="ro3">
          <table:table-cell table:style-name="ce127" office:value-type="float" office:value="204" calcext:value-type="float">
            <text:p>204</text:p>
          </table:table-cell>
          <table:table-cell table:style-name="ce41" office:value-type="string" calcext:value-type="string">
            <text:p>Jericho_PirateBay</text:p>
          </table:table-cell>
          <table:table-cell table:style-name="ce127" office:value-type="string" calcext:value-type="string">
            <text:p>#</text:p>
          </table:table-cell>
          <table:table-cell table:style-name="ce41" office:value-type="string" calcext:value-type="string">
            <text:p>Пиратский комплекс</text:p>
          </table:table-cell>
          <table:table-cell table:style-name="ce127" table:number-columns-repeated="2"/>
          <table:table-cell table:style-name="ce41"/>
          <table:table-cell table:style-name="ce128"/>
          <table:table-cell table:style-name="ce127"/>
          <table:table-cell table:style-name="ce134"/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4" calcext:value-type="float">
            <text:p>24</text:p>
          </table:table-cell>
          <table:table-cell table:style-name="ce41" table:formula="of:=MROUND([.K44];1)" office:value-type="float" office:value="49" calcext:value-type="float">
            <text:p>49</text:p>
          </table:table-cell>
          <table:table-cell table:style-name="ce41" table:formula="of:=MROUND([.L44];1)" office:value-type="float" office:value="24" calcext:value-type="float">
            <text:p>24</text:p>
          </table:table-cell>
          <table:table-cell/>
          <table:table-cell table:formula="of:=IF([.P$2]=[.$M44];[.$C44];&quot;&quot;)">
            <text:p/>
          </table:table-cell>
          <table:table-cell table:formula="of:=IF([.Q$2]=[.$M44];[.$C44];&quot;&quot;)">
            <text:p/>
          </table:table-cell>
          <table:table-cell table:formula="of:=IF([.R$2]=[.$M44];[.$C44];&quot;&quot;)">
            <text:p/>
          </table:table-cell>
          <table:table-cell table:formula="of:=IF([.S$2]=[.$M44];[.$C44];&quot;&quot;)">
            <text:p/>
          </table:table-cell>
          <table:table-cell table:formula="of:=IF([.T$2]=[.$M44];[.$C44];&quot;&quot;)">
            <text:p/>
          </table:table-cell>
          <table:table-cell table:formula="of:=IF([.U$2]=[.$M44];[.$C44];&quot;&quot;)">
            <text:p/>
          </table:table-cell>
          <table:table-cell table:formula="of:=IF([.V$2]=[.$M44];[.$C44];&quot;&quot;)">
            <text:p/>
          </table:table-cell>
          <table:table-cell table:formula="of:=IF([.W$2]=[.$M44];[.$C44];&quot;&quot;)">
            <text:p/>
          </table:table-cell>
          <table:table-cell table:formula="of:=IF([.X$2]=[.$M44];[.$C44];&quot;&quot;)">
            <text:p/>
          </table:table-cell>
          <table:table-cell table:formula="of:=IF([.Y$2]=[.$M44];[.$C44];&quot;&quot;)">
            <text:p/>
          </table:table-cell>
          <table:table-cell table:formula="of:=IF([.Z$2]=[.$M44];[.$C44];&quot;&quot;)">
            <text:p/>
          </table:table-cell>
          <table:table-cell table:formula="of:=IF([.AA$2]=[.$M44];[.$C44];&quot;&quot;)">
            <text:p/>
          </table:table-cell>
          <table:table-cell table:formula="of:=IF([.AB$2]=[.$M44];[.$C44];&quot;&quot;)">
            <text:p/>
          </table:table-cell>
          <table:table-cell table:formula="of:=IF([.AC$2]=[.$M44];[.$C44];&quot;&quot;)">
            <text:p/>
          </table:table-cell>
          <table:table-cell table:formula="of:=IF([.AD$2]=[.$M44];[.$C44];&quot;&quot;)">
            <text:p/>
          </table:table-cell>
          <table:table-cell table:formula="of:=IF([.AE$2]=[.$M44];[.$C44];&quot;&quot;)">
            <text:p/>
          </table:table-cell>
          <table:table-cell table:formula="of:=IF([.AF$2]=[.$M44];[.$C44];&quot;&quot;)">
            <text:p/>
          </table:table-cell>
          <table:table-cell table:formula="of:=IF([.AG$2]=[.$M44];[.$C44];&quot;&quot;)">
            <text:p/>
          </table:table-cell>
          <table:table-cell table:formula="of:=IF([.AH$2]=[.$M44];[.$C44];&quot;&quot;)">
            <text:p/>
          </table:table-cell>
          <table:table-cell table:formula="of:=IF([.AI$2]=[.$M44];[.$C44];&quot;&quot;)">
            <text:p/>
          </table:table-cell>
          <table:table-cell table:formula="of:=IF([.AJ$2]=[.$M44];[.$C44];&quot;&quot;)">
            <text:p/>
          </table:table-cell>
          <table:table-cell table:formula="of:=IF([.AK$2]=[.$M44];[.$C44];&quot;&quot;)">
            <text:p/>
          </table:table-cell>
          <table:table-cell table:formula="of:=IF([.AL$2]=[.$M44];[.$C44];&quot;&quot;)">
            <text:p/>
          </table:table-cell>
          <table:table-cell table:formula="of:=IF([.AM$2]=[.$M44];[.$C44];&quot;&quot;)">
            <text:p/>
          </table:table-cell>
          <table:table-cell table:formula="of:=IF([.AN$2]=[.$M44];[.$C44];&quot;&quot;)">
            <text:p/>
          </table:table-cell>
          <table:table-cell table:formula="of:=IF([.AO$2]=[.$M44];[.$C44];&quot;&quot;)">
            <text:p/>
          </table:table-cell>
          <table:table-cell table:formula="of:=IF([.AP$2]=[.$M44];[.$C44];&quot;&quot;)">
            <text:p/>
          </table:table-cell>
          <table:table-cell table:formula="of:=IF([.AQ$2]=[.$M44];[.$C44];&quot;&quot;)">
            <text:p/>
          </table:table-cell>
          <table:table-cell table:formula="of:=IF([.AR$2]=[.$M44];[.$C44];&quot;&quot;)">
            <text:p/>
          </table:table-cell>
          <table:table-cell table:formula="of:=IF([.AS$2]=[.$M44];[.$C44];&quot;&quot;)">
            <text:p/>
          </table:table-cell>
          <table:table-cell table:formula="of:=IF([.AT$2]=[.$M44];[.$C44];&quot;&quot;)">
            <text:p/>
          </table:table-cell>
          <table:table-cell table:formula="of:=IF([.AU$2]=[.$M44];[.$C44];&quot;&quot;)">
            <text:p/>
          </table:table-cell>
          <table:table-cell table:formula="of:=IF([.AV$2]=[.$M44];[.$C44];&quot;&quot;)">
            <text:p/>
          </table:table-cell>
          <table:table-cell table:formula="of:=IF([.AW$2]=[.$M44];[.$C44];&quot;&quot;)">
            <text:p/>
          </table:table-cell>
          <table:table-cell table:formula="of:=IF([.AX$2]=[.$M44];[.$C44];&quot;&quot;)">
            <text:p/>
          </table:table-cell>
          <table:table-cell table:formula="of:=IF([.AY$2]=[.$M44];[.$C44];&quot;&quot;)">
            <text:p/>
          </table:table-cell>
          <table:table-cell table:formula="of:=IF([.AZ$2]=[.$M44];[.$C44];&quot;&quot;)">
            <text:p/>
          </table:table-cell>
          <table:table-cell table:formula="of:=IF([.BA$2]=[.$M44];[.$C44];&quot;&quot;)">
            <text:p/>
          </table:table-cell>
          <table:table-cell table:formula="of:=IF([.BB$2]=[.$M44];[.$C44];&quot;&quot;)">
            <text:p/>
          </table:table-cell>
          <table:table-cell table:formula="of:=IF([.BC$2]=[.$M44];[.$C44];&quot;&quot;)">
            <text:p/>
          </table:table-cell>
          <table:table-cell table:formula="of:=IF([.BD$2]=[.$M44];[.$C44];&quot;&quot;)">
            <text:p/>
          </table:table-cell>
          <table:table-cell table:style-name="ce139" table:formula="of:=IF([.BE$2]=[.$M44];CONCATENATE([.$C44];[.$F44]);&quot;&quot;)" office:value-type="string" office:string-value="#" calcext:value-type="string">
            <text:p>#</text:p>
          </table:table-cell>
          <table:table-cell table:formula="of:=IF([.BF$2]=[.$M44];[.$C44];&quot;&quot;)">
            <text:p/>
          </table:table-cell>
          <table:table-cell table:formula="of:=IF([.BG$2]=[.$M44];[.$C44];&quot;&quot;)">
            <text:p/>
          </table:table-cell>
          <table:table-cell table:formula="of:=IF([.BH$2]=[.$M44];[.$C44];&quot;&quot;)">
            <text:p/>
          </table:table-cell>
          <table:table-cell table:formula="of:=IF([.BI$2]=[.$M44];[.$C44];&quot;&quot;)">
            <text:p/>
          </table:table-cell>
          <table:table-cell table:formula="of:=IF([.BJ$2]=[.$M44];[.$C44];&quot;&quot;)">
            <text:p/>
          </table:table-cell>
          <table:table-cell table:formula="of:=IF([.BK$2]=[.$M44];[.$C44];&quot;&quot;)">
            <text:p/>
          </table:table-cell>
          <table:table-cell table:formula="of:=IF([.BL$2]=[.$M44];[.$C44];&quot;&quot;)">
            <text:p/>
          </table:table-cell>
          <table:table-cell table:formula="of:=IF([.BM$2]=[.$M44];[.$C44];&quot;&quot;)">
            <text:p/>
          </table:table-cell>
          <table:table-cell table:formula="of:=IF([.BN$2]=[.$M44];[.$C44];&quot;&quot;)">
            <text:p/>
          </table:table-cell>
          <table:table-cell table:formula="of:=IF([.BO$2]=[.$M44];[.$C44];&quot;&quot;)">
            <text:p/>
          </table:table-cell>
          <table:table-cell table:formula="of:=IF([.BP$2]=[.$M44];[.$C44];&quot;&quot;)">
            <text:p/>
          </table:table-cell>
          <table:table-cell table:formula="of:=IF([.BQ$2]=[.$M44];[.$C44];&quot;&quot;)">
            <text:p/>
          </table:table-cell>
          <table:table-cell table:formula="of:=IF([.BR$2]=[.$M44];[.$C44];&quot;&quot;)">
            <text:p/>
          </table:table-cell>
          <table:table-cell table:formula="of:=IF([.BS$2]=[.$M44];[.$C44];&quot;&quot;)">
            <text:p/>
          </table:table-cell>
          <table:table-cell table:formula="of:=IF([.BT$2]=[.$M44];[.$C44];&quot;&quot;)">
            <text:p/>
          </table:table-cell>
          <table:table-cell table:formula="of:=IF([.BU$2]=[.$M44];[.$C44];&quot;&quot;)">
            <text:p/>
          </table:table-cell>
          <table:table-cell table:formula="of:=IF([.BV$2]=[.$M44];[.$C44];&quot;&quot;)">
            <text:p/>
          </table:table-cell>
          <table:table-cell table:formula="of:=IF([.BW$2]=[.$M44];[.$C44];&quot;&quot;)">
            <text:p/>
          </table:table-cell>
          <table:table-cell table:formula="of:=IF([.BX$2]=[.$M44];[.$C44];&quot;&quot;)">
            <text:p/>
          </table:table-cell>
          <table:table-cell table:formula="of:=IF([.BY$2]=[.$M44];[.$C44];&quot;&quot;)">
            <text:p/>
          </table:table-cell>
          <table:table-cell table:formula="of:=IF([.BZ$2]=[.$M44];[.$C44];&quot;&quot;)">
            <text:p/>
          </table:table-cell>
          <table:table-cell table:formula="of:=IF([.CA$2]=[.$M44];[.$C44];&quot;&quot;)">
            <text:p/>
          </table:table-cell>
          <table:table-cell table:formula="of:=IF([.CB$2]=[.$M44];[.$C44];&quot;&quot;)">
            <text:p/>
          </table:table-cell>
          <table:table-cell table:formula="of:=IF([.CC$2]=[.$M44];[.$C44];&quot;&quot;)">
            <text:p/>
          </table:table-cell>
          <table:table-cell table:formula="of:=IF([.CD$2]=[.$M44];[.$C44];&quot;&quot;)">
            <text:p/>
          </table:table-cell>
          <table:table-cell table:formula="of:=IF([.CE$2]=[.$M44];[.$C44];&quot;&quot;)">
            <text:p/>
          </table:table-cell>
          <table:table-cell table:formula="of:=IF([.CF$2]=[.$M44];[.$C44];&quot;&quot;)">
            <text:p/>
          </table:table-cell>
          <table:table-cell table:formula="of:=IF([.CG$2]=[.$M44];[.$C44];&quot;&quot;)">
            <text:p/>
          </table:table-cell>
          <table:table-cell table:formula="of:=IF([.CH$2]=[.$M44];[.$C44];&quot;&quot;)">
            <text:p/>
          </table:table-cell>
          <table:table-cell table:formula="of:=IF([.CI$2]=[.$M44];[.$C44];&quot;&quot;)">
            <text:p/>
          </table:table-cell>
          <table:table-cell table:formula="of:=IF([.CJ$2]=[.$M44];[.$C44];&quot;&quot;)">
            <text:p/>
          </table:table-cell>
          <table:table-cell table:formula="of:=IF([.CK$2]=[.$M44];[.$C44];&quot;&quot;)">
            <text:p/>
          </table:table-cell>
          <table:table-cell table:formula="of:=IF([.CL$2]=[.$M44];[.$C44];&quot;&quot;)">
            <text:p/>
          </table:table-cell>
          <table:table-cell table:formula="of:=IF([.CM$2]=[.$M44];[.$C44];&quot;&quot;)">
            <text:p/>
          </table:table-cell>
          <table:table-cell table:formula="of:=IF([.CN$2]=[.$M44];[.$C44];&quot;&quot;)">
            <text:p/>
          </table:table-cell>
          <table:table-cell table:formula="of:=IF([.CO$2]=[.$M44];[.$C44];&quot;&quot;)">
            <text:p/>
          </table:table-cell>
          <table:table-cell table:formula="of:=IF([.CP$2]=[.$M44];[.$C44];&quot;&quot;)">
            <text:p/>
          </table:table-cell>
          <table:table-cell table:formula="of:=IF([.CQ$2]=[.$M44];[.$C44];&quot;&quot;)">
            <text:p/>
          </table:table-cell>
          <table:table-cell table:formula="of:=IF([.CR$2]=[.$M44];[.$C44];&quot;&quot;)">
            <text:p/>
          </table:table-cell>
          <table:table-cell table:style-name="ce155" table:formula="of:=IF([.CS$2]=[.$M44];[.$C44];&quot;&quot;)">
            <text:p/>
          </table:table-cell>
          <table:table-cell table:style-name="ce131" table:formula="of:=IF([.CT$2]=[.$M44];[.$C44];&quot;&quot;)">
            <text:p/>
          </table:table-cell>
          <table:table-cell table:style-name="ce131" table:formula="of:=IF([.CU$2]=[.$M44];[.$C44];&quot;&quot;)">
            <text:p/>
          </table:table-cell>
          <table:table-cell table:style-name="ce131" table:formula="of:=IF([.CV$2]=[.$M44];[.$C44];&quot;&quot;)">
            <text:p/>
          </table:table-cell>
          <table:table-cell table:style-name="ce131" table:formula="of:=IF([.CW$2]=[.$M44];[.$C44];&quot;&quot;)">
            <text:p/>
          </table:table-cell>
          <table:table-cell table:style-name="ce131" table:formula="of:=IF([.CX$2]=[.$M44];[.$C44];&quot;&quot;)">
            <text:p/>
          </table:table-cell>
          <table:table-cell table:style-name="ce131" table:formula="of:=IF([.CY$2]=[.$M44];[.$C44];&quot;&quot;)">
            <text:p/>
          </table:table-cell>
          <table:table-cell table:style-name="ce160" table:formula="of:=IF([.CZ$2]=[.$M44];[.$C44];&quot;&quot;)">
            <text:p/>
          </table:table-cell>
          <table:table-cell table:formula="of:=IF([.DA$2]=[.$M44];[.$C44];&quot;&quot;)">
            <text:p/>
          </table:table-cell>
          <table:table-cell table:formula="of:=IF([.DB$2]=[.$M44];[.$C44];&quot;&quot;)">
            <text:p/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Federation_NalnifanShipyar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пускной пункт</text:p>
          </table:table-cell>
          <table:table-cell office:value-type="float" office:value="0.185" calcext:value-type="float">
            <text:p>0,185</text:p>
          </table:table-cell>
          <table:table-cell table:formula="of:=VLOOKUP([.G45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45];[.$G$2:.$J$4];[.C45]-1)+VLOOKUP([.G45];[.$G$2:.$J$4];[.C45]-1)*[.E45];VLOOKUP([.G45];[.$G$2:.$L$4];6))" office:value-type="float" office:value="118500" calcext:value-type="float">
            <text:p>118 500</text:p>
          </table:table-cell>
          <table:table-cell table:style-name="ce131" office:value-type="string" calcext:value-type="string">
            <text:p>f</text:p>
          </table:table-cell>
          <table:table-cell table:formula="of:=IF([.I45]=&quot;e&quot;;SQRT(POWER([.$K$26]-[.K45];2)+POWER([.$L$26]-[.L45];2));IF([.I45]=&quot;f&quot;;SQRT(POWER([.$K$40]-[.K45];2)+POWER([.$L$40]-[.L45];2));IF([.I45]=&quot;j&quot;;SQRT(POWER([.$K$64]-[.K45];2)+POWER([.$L$64]-[.L45];2));0)))" office:value-type="float" office:value="4.90917508345343" calcext:value-type="float">
            <text:p>4,91</text:p>
          </table:table-cell>
          <table:table-cell office:value-type="float" office:value="92" calcext:value-type="float">
            <text:p>92</text:p>
          </table:table-cell>
          <table:table-cell office:value-type="float" office:value="26.8" calcext:value-type="float">
            <text:p>26,8</text:p>
          </table:table-cell>
          <table:table-cell table:formula="of:=MROUND([.K45];1)" office:value-type="float" office:value="92" calcext:value-type="float">
            <text:p>92</text:p>
          </table:table-cell>
          <table:table-cell table:formula="of:=MROUND([.L45];1)" office:value-type="float" office:value="27" calcext:value-type="float">
            <text:p>27</text:p>
          </table:table-cell>
          <table:table-cell/>
          <table:table-cell table:formula="of:=IF([.P$2]=[.$M45];[.$C45];&quot;&quot;)">
            <text:p/>
          </table:table-cell>
          <table:table-cell table:formula="of:=IF([.Q$2]=[.$M45];[.$C45];&quot;&quot;)">
            <text:p/>
          </table:table-cell>
          <table:table-cell table:formula="of:=IF([.R$2]=[.$M45];[.$C45];&quot;&quot;)">
            <text:p/>
          </table:table-cell>
          <table:table-cell table:formula="of:=IF([.S$2]=[.$M45];[.$C45];&quot;&quot;)">
            <text:p/>
          </table:table-cell>
          <table:table-cell table:formula="of:=IF([.T$2]=[.$M45];[.$C45];&quot;&quot;)">
            <text:p/>
          </table:table-cell>
          <table:table-cell table:formula="of:=IF([.U$2]=[.$M45];[.$C45];&quot;&quot;)">
            <text:p/>
          </table:table-cell>
          <table:table-cell table:formula="of:=IF([.V$2]=[.$M45];[.$C45];&quot;&quot;)">
            <text:p/>
          </table:table-cell>
          <table:table-cell table:formula="of:=IF([.W$2]=[.$M45];[.$C45];&quot;&quot;)">
            <text:p/>
          </table:table-cell>
          <table:table-cell table:formula="of:=IF([.X$2]=[.$M45];[.$C45];&quot;&quot;)">
            <text:p/>
          </table:table-cell>
          <table:table-cell table:formula="of:=IF([.Y$2]=[.$M45];[.$C45];&quot;&quot;)">
            <text:p/>
          </table:table-cell>
          <table:table-cell table:formula="of:=IF([.Z$2]=[.$M45];[.$C45];&quot;&quot;)">
            <text:p/>
          </table:table-cell>
          <table:table-cell table:formula="of:=IF([.AA$2]=[.$M45];[.$C45];&quot;&quot;)">
            <text:p/>
          </table:table-cell>
          <table:table-cell table:formula="of:=IF([.AB$2]=[.$M45];[.$C45];&quot;&quot;)">
            <text:p/>
          </table:table-cell>
          <table:table-cell table:formula="of:=IF([.AC$2]=[.$M45];[.$C45];&quot;&quot;)">
            <text:p/>
          </table:table-cell>
          <table:table-cell table:formula="of:=IF([.AD$2]=[.$M45];[.$C45];&quot;&quot;)">
            <text:p/>
          </table:table-cell>
          <table:table-cell table:formula="of:=IF([.AE$2]=[.$M45];[.$C45];&quot;&quot;)">
            <text:p/>
          </table:table-cell>
          <table:table-cell table:formula="of:=IF([.AF$2]=[.$M45];[.$C45];&quot;&quot;)">
            <text:p/>
          </table:table-cell>
          <table:table-cell table:formula="of:=IF([.AG$2]=[.$M45];[.$C45];&quot;&quot;)">
            <text:p/>
          </table:table-cell>
          <table:table-cell table:formula="of:=IF([.AH$2]=[.$M45];[.$C45];&quot;&quot;)">
            <text:p/>
          </table:table-cell>
          <table:table-cell table:formula="of:=IF([.AI$2]=[.$M45];[.$C45];&quot;&quot;)">
            <text:p/>
          </table:table-cell>
          <table:table-cell table:formula="of:=IF([.AJ$2]=[.$M45];[.$C45];&quot;&quot;)">
            <text:p/>
          </table:table-cell>
          <table:table-cell table:formula="of:=IF([.AK$2]=[.$M45];[.$C45];&quot;&quot;)">
            <text:p/>
          </table:table-cell>
          <table:table-cell table:formula="of:=IF([.AL$2]=[.$M45];[.$C45];&quot;&quot;)">
            <text:p/>
          </table:table-cell>
          <table:table-cell table:formula="of:=IF([.AM$2]=[.$M45];[.$C45];&quot;&quot;)">
            <text:p/>
          </table:table-cell>
          <table:table-cell table:formula="of:=IF([.AN$2]=[.$M45];[.$C45];&quot;&quot;)">
            <text:p/>
          </table:table-cell>
          <table:table-cell table:formula="of:=IF([.AO$2]=[.$M45];[.$C45];&quot;&quot;)">
            <text:p/>
          </table:table-cell>
          <table:table-cell table:formula="of:=IF([.AP$2]=[.$M45];[.$C45];&quot;&quot;)">
            <text:p/>
          </table:table-cell>
          <table:table-cell table:formula="of:=IF([.AQ$2]=[.$M45];[.$C45];&quot;&quot;)">
            <text:p/>
          </table:table-cell>
          <table:table-cell table:formula="of:=IF([.AR$2]=[.$M45];[.$C45];&quot;&quot;)">
            <text:p/>
          </table:table-cell>
          <table:table-cell table:formula="of:=IF([.AS$2]=[.$M45];[.$C45];&quot;&quot;)">
            <text:p/>
          </table:table-cell>
          <table:table-cell table:formula="of:=IF([.AT$2]=[.$M45];[.$C45];&quot;&quot;)">
            <text:p/>
          </table:table-cell>
          <table:table-cell table:formula="of:=IF([.AU$2]=[.$M45];[.$C45];&quot;&quot;)">
            <text:p/>
          </table:table-cell>
          <table:table-cell table:formula="of:=IF([.AV$2]=[.$M45];[.$C45];&quot;&quot;)">
            <text:p/>
          </table:table-cell>
          <table:table-cell table:formula="of:=IF([.AW$2]=[.$M45];[.$C45];&quot;&quot;)">
            <text:p/>
          </table:table-cell>
          <table:table-cell table:formula="of:=IF([.AX$2]=[.$M45];[.$C45];&quot;&quot;)">
            <text:p/>
          </table:table-cell>
          <table:table-cell table:formula="of:=IF([.AY$2]=[.$M45];[.$C45];&quot;&quot;)">
            <text:p/>
          </table:table-cell>
          <table:table-cell table:formula="of:=IF([.AZ$2]=[.$M45];[.$C45];&quot;&quot;)">
            <text:p/>
          </table:table-cell>
          <table:table-cell table:formula="of:=IF([.BA$2]=[.$M45];[.$C45];&quot;&quot;)">
            <text:p/>
          </table:table-cell>
          <table:table-cell table:formula="of:=IF([.BB$2]=[.$M45];[.$C45];&quot;&quot;)">
            <text:p/>
          </table:table-cell>
          <table:table-cell table:formula="of:=IF([.BC$2]=[.$M45];[.$C45];&quot;&quot;)">
            <text:p/>
          </table:table-cell>
          <table:table-cell table:formula="of:=IF([.BD$2]=[.$M45];[.$C45];&quot;&quot;)">
            <text:p/>
          </table:table-cell>
          <table:table-cell table:formula="of:=IF([.BE$2]=[.$M45];[.$C45];&quot;&quot;)">
            <text:p/>
          </table:table-cell>
          <table:table-cell table:formula="of:=IF([.BF$2]=[.$M45];[.$C45];&quot;&quot;)">
            <text:p/>
          </table:table-cell>
          <table:table-cell table:formula="of:=IF([.BG$2]=[.$M45];[.$C45];&quot;&quot;)">
            <text:p/>
          </table:table-cell>
          <table:table-cell table:formula="of:=IF([.BH$2]=[.$M45];[.$C45];&quot;&quot;)">
            <text:p/>
          </table:table-cell>
          <table:table-cell table:formula="of:=IF([.BI$2]=[.$M45];[.$C45];&quot;&quot;)">
            <text:p/>
          </table:table-cell>
          <table:table-cell table:formula="of:=IF([.BJ$2]=[.$M45];[.$C45];&quot;&quot;)">
            <text:p/>
          </table:table-cell>
          <table:table-cell table:formula="of:=IF([.BK$2]=[.$M45];[.$C45];&quot;&quot;)">
            <text:p/>
          </table:table-cell>
          <table:table-cell table:formula="of:=IF([.BL$2]=[.$M45];[.$C45];&quot;&quot;)">
            <text:p/>
          </table:table-cell>
          <table:table-cell table:formula="of:=IF([.BM$2]=[.$M45];[.$C45];&quot;&quot;)">
            <text:p/>
          </table:table-cell>
          <table:table-cell table:formula="of:=IF([.BN$2]=[.$M45];[.$C45];&quot;&quot;)">
            <text:p/>
          </table:table-cell>
          <table:table-cell table:formula="of:=IF([.BO$2]=[.$M45];[.$C45];&quot;&quot;)">
            <text:p/>
          </table:table-cell>
          <table:table-cell table:formula="of:=IF([.BP$2]=[.$M45];[.$C45];&quot;&quot;)">
            <text:p/>
          </table:table-cell>
          <table:table-cell table:formula="of:=IF([.BQ$2]=[.$M45];[.$C45];&quot;&quot;)">
            <text:p/>
          </table:table-cell>
          <table:table-cell table:formula="of:=IF([.BR$2]=[.$M45];[.$C45];&quot;&quot;)">
            <text:p/>
          </table:table-cell>
          <table:table-cell table:formula="of:=IF([.BS$2]=[.$M45];[.$C45];&quot;&quot;)">
            <text:p/>
          </table:table-cell>
          <table:table-cell table:formula="of:=IF([.BT$2]=[.$M45];[.$C45];&quot;&quot;)">
            <text:p/>
          </table:table-cell>
          <table:table-cell table:formula="of:=IF([.BU$2]=[.$M45];[.$C45];&quot;&quot;)">
            <text:p/>
          </table:table-cell>
          <table:table-cell table:formula="of:=IF([.BV$2]=[.$M45];[.$C45];&quot;&quot;)">
            <text:p/>
          </table:table-cell>
          <table:table-cell table:formula="of:=IF([.BW$2]=[.$M45];[.$C45];&quot;&quot;)">
            <text:p/>
          </table:table-cell>
          <table:table-cell table:formula="of:=IF([.BX$2]=[.$M45];[.$C45];&quot;&quot;)">
            <text:p/>
          </table:table-cell>
          <table:table-cell table:formula="of:=IF([.BY$2]=[.$M45];[.$C45];&quot;&quot;)">
            <text:p/>
          </table:table-cell>
          <table:table-cell table:formula="of:=IF([.BZ$2]=[.$M45];[.$C45];&quot;&quot;)">
            <text:p/>
          </table:table-cell>
          <table:table-cell table:formula="of:=IF([.CA$2]=[.$M45];[.$C45];&quot;&quot;)">
            <text:p/>
          </table:table-cell>
          <table:table-cell table:formula="of:=IF([.CB$2]=[.$M45];[.$C45];&quot;&quot;)">
            <text:p/>
          </table:table-cell>
          <table:table-cell table:formula="of:=IF([.CC$2]=[.$M45];[.$C45];&quot;&quot;)">
            <text:p/>
          </table:table-cell>
          <table:table-cell table:formula="of:=IF([.CD$2]=[.$M45];[.$C45];&quot;&quot;)">
            <text:p/>
          </table:table-cell>
          <table:table-cell table:formula="of:=IF([.CE$2]=[.$M45];[.$C45];&quot;&quot;)">
            <text:p/>
          </table:table-cell>
          <table:table-cell table:formula="of:=IF([.CF$2]=[.$M45];[.$C45];&quot;&quot;)">
            <text:p/>
          </table:table-cell>
          <table:table-cell table:formula="of:=IF([.CG$2]=[.$M45];[.$C45];&quot;&quot;)">
            <text:p/>
          </table:table-cell>
          <table:table-cell table:formula="of:=IF([.CH$2]=[.$M45];[.$C45];&quot;&quot;)">
            <text:p/>
          </table:table-cell>
          <table:table-cell table:formula="of:=IF([.CI$2]=[.$M45];[.$C45];&quot;&quot;)">
            <text:p/>
          </table:table-cell>
          <table:table-cell table:formula="of:=IF([.CJ$2]=[.$M45];[.$C45];&quot;&quot;)">
            <text:p/>
          </table:table-cell>
          <table:table-cell table:formula="of:=IF([.CK$2]=[.$M45];[.$C45];&quot;&quot;)">
            <text:p/>
          </table:table-cell>
          <table:table-cell table:formula="of:=IF([.CL$2]=[.$M45];[.$C45];&quot;&quot;)">
            <text:p/>
          </table:table-cell>
          <table:table-cell table:formula="of:=IF([.CM$2]=[.$M45];[.$C45];&quot;&quot;)">
            <text:p/>
          </table:table-cell>
          <table:table-cell table:formula="of:=IF([.CN$2]=[.$M45];[.$C45];&quot;&quot;)">
            <text:p/>
          </table:table-cell>
          <table:table-cell table:formula="of:=IF([.CO$2]=[.$M45];[.$C45];&quot;&quot;)">
            <text:p/>
          </table:table-cell>
          <table:table-cell table:formula="of:=IF([.CP$2]=[.$M45];[.$C45];&quot;&quot;)">
            <text:p/>
          </table:table-cell>
          <table:table-cell table:formula="of:=IF([.CQ$2]=[.$M45];[.$C45];&quot;&quot;)">
            <text:p/>
          </table:table-cell>
          <table:table-cell table:formula="of:=IF([.CR$2]=[.$M45];[.$C45];&quot;&quot;)">
            <text:p/>
          </table:table-cell>
          <table:table-cell table:style-name="ce155" table:formula="of:=IF([.CS$2]=[.$M45];[.$C45];&quot;&quot;)">
            <text:p/>
          </table:table-cell>
          <table:table-cell table:style-name="ce131" table:formula="of:=IF([.CT$2]=[.$M45];[.$C45];&quot;&quot;)">
            <text:p/>
          </table:table-cell>
          <table:table-cell table:style-name="ce131" table:formula="of:=IF([.CU$2]=[.$M45];[.$C45];&quot;&quot;)">
            <text:p/>
          </table:table-cell>
          <table:table-cell table:style-name="ce154" table:formula="of:=IF([.CV$2]=[.$M45];CONCATENATE([.$C45];[.$F45]);&quot;&quot;)" office:value-type="string" office:string-value="3c" calcext:value-type="string">
            <text:p>3c</text:p>
          </table:table-cell>
          <table:table-cell table:style-name="ce131" table:formula="of:=IF([.CW$2]=[.$M45];[.$C45];&quot;&quot;)">
            <text:p/>
          </table:table-cell>
          <table:table-cell table:style-name="ce131" table:formula="of:=IF([.CX$2]=[.$M45];[.$C45];&quot;&quot;)">
            <text:p/>
          </table:table-cell>
          <table:table-cell table:style-name="ce131" table:formula="of:=IF([.CY$2]=[.$M45];[.$C45];&quot;&quot;)">
            <text:p/>
          </table:table-cell>
          <table:table-cell table:style-name="ce160" table:formula="of:=IF([.CZ$2]=[.$M45];[.$C45];&quot;&quot;)">
            <text:p/>
          </table:table-cell>
          <table:table-cell table:formula="of:=IF([.DA$2]=[.$M45];[.$C45];&quot;&quot;)">
            <text:p/>
          </table:table-cell>
          <table:table-cell table:formula="of:=IF([.DB$2]=[.$M45];[.$C45];&quot;&quot;)">
            <text:p/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Federation_NalnifanShipy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емонтный цех</text:p>
          </table:table-cell>
          <table:table-cell office:value-type="float" office:value="0.2" calcext:value-type="float">
            <text:p>0,2</text:p>
          </table:table-cell>
          <table:table-cell table:formula="of:=VLOOKUP([.G46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46];[.$G$2:.$J$4];[.C46]-1)+VLOOKUP([.G46];[.$G$2:.$J$4];[.C46]-1)*[.E46];VLOOKUP([.G46];[.$G$2:.$L$4];6))" office:value-type="float" office:value="120000" calcext:value-type="float">
            <text:p>120 000</text:p>
          </table:table-cell>
          <table:table-cell table:style-name="ce131" office:value-type="string" calcext:value-type="string">
            <text:p>f</text:p>
          </table:table-cell>
          <table:table-cell table:formula="of:=IF([.I46]=&quot;e&quot;;SQRT(POWER([.$K$26]-[.K46];2)+POWER([.$L$26]-[.L46];2));IF([.I46]=&quot;f&quot;;SQRT(POWER([.$K$40]-[.K46];2)+POWER([.$L$40]-[.L46];2));IF([.I46]=&quot;j&quot;;SQRT(POWER([.$K$64]-[.K46];2)+POWER([.$L$64]-[.L46];2));0)))" office:value-type="float" office:value="6.77421582177598" calcext:value-type="float">
            <text:p>6,77</text:p>
          </table:table-cell>
          <table:table-cell office:value-type="float" office:value="95.2" calcext:value-type="float">
            <text:p>95,2</text:p>
          </table:table-cell>
          <table:table-cell office:value-type="float" office:value="27.7" calcext:value-type="float">
            <text:p>27,7</text:p>
          </table:table-cell>
          <table:table-cell table:formula="of:=MROUND([.K46];1)" office:value-type="float" office:value="95" calcext:value-type="float">
            <text:p>95</text:p>
          </table:table-cell>
          <table:table-cell table:formula="of:=MROUND([.L46];1)" office:value-type="float" office:value="28" calcext:value-type="float">
            <text:p>28</text:p>
          </table:table-cell>
          <table:table-cell/>
          <table:table-cell table:formula="of:=IF([.P$2]=[.$M46];[.$C46];&quot;&quot;)">
            <text:p/>
          </table:table-cell>
          <table:table-cell table:formula="of:=IF([.Q$2]=[.$M46];[.$C46];&quot;&quot;)">
            <text:p/>
          </table:table-cell>
          <table:table-cell table:formula="of:=IF([.R$2]=[.$M46];[.$C46];&quot;&quot;)">
            <text:p/>
          </table:table-cell>
          <table:table-cell table:formula="of:=IF([.S$2]=[.$M46];[.$C46];&quot;&quot;)">
            <text:p/>
          </table:table-cell>
          <table:table-cell table:formula="of:=IF([.T$2]=[.$M46];[.$C46];&quot;&quot;)">
            <text:p/>
          </table:table-cell>
          <table:table-cell table:formula="of:=IF([.U$2]=[.$M46];[.$C46];&quot;&quot;)">
            <text:p/>
          </table:table-cell>
          <table:table-cell table:formula="of:=IF([.V$2]=[.$M46];[.$C46];&quot;&quot;)">
            <text:p/>
          </table:table-cell>
          <table:table-cell table:formula="of:=IF([.W$2]=[.$M46];[.$C46];&quot;&quot;)">
            <text:p/>
          </table:table-cell>
          <table:table-cell table:formula="of:=IF([.X$2]=[.$M46];[.$C46];&quot;&quot;)">
            <text:p/>
          </table:table-cell>
          <table:table-cell table:formula="of:=IF([.Y$2]=[.$M46];[.$C46];&quot;&quot;)">
            <text:p/>
          </table:table-cell>
          <table:table-cell table:formula="of:=IF([.Z$2]=[.$M46];[.$C46];&quot;&quot;)">
            <text:p/>
          </table:table-cell>
          <table:table-cell table:formula="of:=IF([.AA$2]=[.$M46];[.$C46];&quot;&quot;)">
            <text:p/>
          </table:table-cell>
          <table:table-cell table:formula="of:=IF([.AB$2]=[.$M46];[.$C46];&quot;&quot;)">
            <text:p/>
          </table:table-cell>
          <table:table-cell table:formula="of:=IF([.AC$2]=[.$M46];[.$C46];&quot;&quot;)">
            <text:p/>
          </table:table-cell>
          <table:table-cell table:formula="of:=IF([.AD$2]=[.$M46];[.$C46];&quot;&quot;)">
            <text:p/>
          </table:table-cell>
          <table:table-cell table:formula="of:=IF([.AE$2]=[.$M46];[.$C46];&quot;&quot;)">
            <text:p/>
          </table:table-cell>
          <table:table-cell table:formula="of:=IF([.AF$2]=[.$M46];[.$C46];&quot;&quot;)">
            <text:p/>
          </table:table-cell>
          <table:table-cell table:formula="of:=IF([.AG$2]=[.$M46];[.$C46];&quot;&quot;)">
            <text:p/>
          </table:table-cell>
          <table:table-cell table:formula="of:=IF([.AH$2]=[.$M46];[.$C46];&quot;&quot;)">
            <text:p/>
          </table:table-cell>
          <table:table-cell table:formula="of:=IF([.AI$2]=[.$M46];[.$C46];&quot;&quot;)">
            <text:p/>
          </table:table-cell>
          <table:table-cell table:formula="of:=IF([.AJ$2]=[.$M46];[.$C46];&quot;&quot;)">
            <text:p/>
          </table:table-cell>
          <table:table-cell table:formula="of:=IF([.AK$2]=[.$M46];[.$C46];&quot;&quot;)">
            <text:p/>
          </table:table-cell>
          <table:table-cell table:formula="of:=IF([.AL$2]=[.$M46];[.$C46];&quot;&quot;)">
            <text:p/>
          </table:table-cell>
          <table:table-cell table:formula="of:=IF([.AM$2]=[.$M46];[.$C46];&quot;&quot;)">
            <text:p/>
          </table:table-cell>
          <table:table-cell table:formula="of:=IF([.AN$2]=[.$M46];[.$C46];&quot;&quot;)">
            <text:p/>
          </table:table-cell>
          <table:table-cell table:formula="of:=IF([.AO$2]=[.$M46];[.$C46];&quot;&quot;)">
            <text:p/>
          </table:table-cell>
          <table:table-cell table:formula="of:=IF([.AP$2]=[.$M46];[.$C46];&quot;&quot;)">
            <text:p/>
          </table:table-cell>
          <table:table-cell table:formula="of:=IF([.AQ$2]=[.$M46];[.$C46];&quot;&quot;)">
            <text:p/>
          </table:table-cell>
          <table:table-cell table:formula="of:=IF([.AR$2]=[.$M46];[.$C46];&quot;&quot;)">
            <text:p/>
          </table:table-cell>
          <table:table-cell table:formula="of:=IF([.AS$2]=[.$M46];[.$C46];&quot;&quot;)">
            <text:p/>
          </table:table-cell>
          <table:table-cell table:formula="of:=IF([.AT$2]=[.$M46];[.$C46];&quot;&quot;)">
            <text:p/>
          </table:table-cell>
          <table:table-cell table:formula="of:=IF([.AU$2]=[.$M46];[.$C46];&quot;&quot;)">
            <text:p/>
          </table:table-cell>
          <table:table-cell table:formula="of:=IF([.AV$2]=[.$M46];[.$C46];&quot;&quot;)">
            <text:p/>
          </table:table-cell>
          <table:table-cell table:formula="of:=IF([.AW$2]=[.$M46];[.$C46];&quot;&quot;)">
            <text:p/>
          </table:table-cell>
          <table:table-cell table:formula="of:=IF([.AX$2]=[.$M46];[.$C46];&quot;&quot;)">
            <text:p/>
          </table:table-cell>
          <table:table-cell table:formula="of:=IF([.AY$2]=[.$M46];[.$C46];&quot;&quot;)">
            <text:p/>
          </table:table-cell>
          <table:table-cell table:formula="of:=IF([.AZ$2]=[.$M46];[.$C46];&quot;&quot;)">
            <text:p/>
          </table:table-cell>
          <table:table-cell table:formula="of:=IF([.BA$2]=[.$M46];[.$C46];&quot;&quot;)">
            <text:p/>
          </table:table-cell>
          <table:table-cell table:formula="of:=IF([.BB$2]=[.$M46];[.$C46];&quot;&quot;)">
            <text:p/>
          </table:table-cell>
          <table:table-cell table:formula="of:=IF([.BC$2]=[.$M46];[.$C46];&quot;&quot;)">
            <text:p/>
          </table:table-cell>
          <table:table-cell table:formula="of:=IF([.BD$2]=[.$M46];[.$C46];&quot;&quot;)">
            <text:p/>
          </table:table-cell>
          <table:table-cell table:formula="of:=IF([.BE$2]=[.$M46];[.$C46];&quot;&quot;)">
            <text:p/>
          </table:table-cell>
          <table:table-cell table:formula="of:=IF([.BF$2]=[.$M46];[.$C46];&quot;&quot;)">
            <text:p/>
          </table:table-cell>
          <table:table-cell table:formula="of:=IF([.BG$2]=[.$M46];[.$C46];&quot;&quot;)">
            <text:p/>
          </table:table-cell>
          <table:table-cell table:formula="of:=IF([.BH$2]=[.$M46];[.$C46];&quot;&quot;)">
            <text:p/>
          </table:table-cell>
          <table:table-cell table:formula="of:=IF([.BI$2]=[.$M46];[.$C46];&quot;&quot;)">
            <text:p/>
          </table:table-cell>
          <table:table-cell table:formula="of:=IF([.BJ$2]=[.$M46];[.$C46];&quot;&quot;)">
            <text:p/>
          </table:table-cell>
          <table:table-cell table:formula="of:=IF([.BK$2]=[.$M46];[.$C46];&quot;&quot;)">
            <text:p/>
          </table:table-cell>
          <table:table-cell table:formula="of:=IF([.BL$2]=[.$M46];[.$C46];&quot;&quot;)">
            <text:p/>
          </table:table-cell>
          <table:table-cell table:formula="of:=IF([.BM$2]=[.$M46];[.$C46];&quot;&quot;)">
            <text:p/>
          </table:table-cell>
          <table:table-cell table:formula="of:=IF([.BN$2]=[.$M46];[.$C46];&quot;&quot;)">
            <text:p/>
          </table:table-cell>
          <table:table-cell table:formula="of:=IF([.BO$2]=[.$M46];[.$C46];&quot;&quot;)">
            <text:p/>
          </table:table-cell>
          <table:table-cell table:formula="of:=IF([.BP$2]=[.$M46];[.$C46];&quot;&quot;)">
            <text:p/>
          </table:table-cell>
          <table:table-cell table:formula="of:=IF([.BQ$2]=[.$M46];[.$C46];&quot;&quot;)">
            <text:p/>
          </table:table-cell>
          <table:table-cell table:formula="of:=IF([.BR$2]=[.$M46];[.$C46];&quot;&quot;)">
            <text:p/>
          </table:table-cell>
          <table:table-cell table:formula="of:=IF([.BS$2]=[.$M46];[.$C46];&quot;&quot;)">
            <text:p/>
          </table:table-cell>
          <table:table-cell table:formula="of:=IF([.BT$2]=[.$M46];[.$C46];&quot;&quot;)">
            <text:p/>
          </table:table-cell>
          <table:table-cell table:formula="of:=IF([.BU$2]=[.$M46];[.$C46];&quot;&quot;)">
            <text:p/>
          </table:table-cell>
          <table:table-cell table:formula="of:=IF([.BV$2]=[.$M46];[.$C46];&quot;&quot;)">
            <text:p/>
          </table:table-cell>
          <table:table-cell table:formula="of:=IF([.BW$2]=[.$M46];[.$C46];&quot;&quot;)">
            <text:p/>
          </table:table-cell>
          <table:table-cell table:formula="of:=IF([.BX$2]=[.$M46];[.$C46];&quot;&quot;)">
            <text:p/>
          </table:table-cell>
          <table:table-cell table:formula="of:=IF([.BY$2]=[.$M46];[.$C46];&quot;&quot;)">
            <text:p/>
          </table:table-cell>
          <table:table-cell table:formula="of:=IF([.BZ$2]=[.$M46];[.$C46];&quot;&quot;)">
            <text:p/>
          </table:table-cell>
          <table:table-cell table:formula="of:=IF([.CA$2]=[.$M46];[.$C46];&quot;&quot;)">
            <text:p/>
          </table:table-cell>
          <table:table-cell table:formula="of:=IF([.CB$2]=[.$M46];[.$C46];&quot;&quot;)">
            <text:p/>
          </table:table-cell>
          <table:table-cell table:formula="of:=IF([.CC$2]=[.$M46];[.$C46];&quot;&quot;)">
            <text:p/>
          </table:table-cell>
          <table:table-cell table:formula="of:=IF([.CD$2]=[.$M46];[.$C46];&quot;&quot;)">
            <text:p/>
          </table:table-cell>
          <table:table-cell table:formula="of:=IF([.CE$2]=[.$M46];[.$C46];&quot;&quot;)">
            <text:p/>
          </table:table-cell>
          <table:table-cell table:formula="of:=IF([.CF$2]=[.$M46];[.$C46];&quot;&quot;)">
            <text:p/>
          </table:table-cell>
          <table:table-cell table:formula="of:=IF([.CG$2]=[.$M46];[.$C46];&quot;&quot;)">
            <text:p/>
          </table:table-cell>
          <table:table-cell table:formula="of:=IF([.CH$2]=[.$M46];[.$C46];&quot;&quot;)">
            <text:p/>
          </table:table-cell>
          <table:table-cell table:formula="of:=IF([.CI$2]=[.$M46];[.$C46];&quot;&quot;)">
            <text:p/>
          </table:table-cell>
          <table:table-cell table:formula="of:=IF([.CJ$2]=[.$M46];[.$C46];&quot;&quot;)">
            <text:p/>
          </table:table-cell>
          <table:table-cell table:formula="of:=IF([.CK$2]=[.$M46];[.$C46];&quot;&quot;)">
            <text:p/>
          </table:table-cell>
          <table:table-cell table:formula="of:=IF([.CL$2]=[.$M46];[.$C46];&quot;&quot;)">
            <text:p/>
          </table:table-cell>
          <table:table-cell table:formula="of:=IF([.CM$2]=[.$M46];[.$C46];&quot;&quot;)">
            <text:p/>
          </table:table-cell>
          <table:table-cell table:formula="of:=IF([.CN$2]=[.$M46];[.$C46];&quot;&quot;)">
            <text:p/>
          </table:table-cell>
          <table:table-cell table:formula="of:=IF([.CO$2]=[.$M46];[.$C46];&quot;&quot;)">
            <text:p/>
          </table:table-cell>
          <table:table-cell table:formula="of:=IF([.CP$2]=[.$M46];[.$C46];&quot;&quot;)">
            <text:p/>
          </table:table-cell>
          <table:table-cell table:formula="of:=IF([.CQ$2]=[.$M46];[.$C46];&quot;&quot;)">
            <text:p/>
          </table:table-cell>
          <table:table-cell table:formula="of:=IF([.CR$2]=[.$M46];[.$C46];&quot;&quot;)">
            <text:p/>
          </table:table-cell>
          <table:table-cell table:style-name="ce155" table:formula="of:=IF([.CS$2]=[.$M46];[.$C46];&quot;&quot;)">
            <text:p/>
          </table:table-cell>
          <table:table-cell table:style-name="ce131" table:formula="of:=IF([.CT$2]=[.$M46];[.$C46];&quot;&quot;)">
            <text:p/>
          </table:table-cell>
          <table:table-cell table:style-name="ce131" table:formula="of:=IF([.CU$2]=[.$M46];[.$C46];&quot;&quot;)">
            <text:p/>
          </table:table-cell>
          <table:table-cell table:style-name="ce131" table:formula="of:=IF([.CV$2]=[.$M46];[.$C46];&quot;&quot;)">
            <text:p/>
          </table:table-cell>
          <table:table-cell table:style-name="ce131" table:formula="of:=IF([.CW$2]=[.$M46];[.$C46];&quot;&quot;)">
            <text:p/>
          </table:table-cell>
          <table:table-cell table:style-name="ce131" table:formula="of:=IF([.CX$2]=[.$M46];[.$C46];&quot;&quot;)">
            <text:p/>
          </table:table-cell>
          <table:table-cell table:style-name="ce154" table:formula="of:=IF([.CY$2]=[.$M46];CONCATENATE([.$C46];[.$F46]);&quot;&quot;)" office:value-type="string" office:string-value="3c" calcext:value-type="string">
            <text:p>3c</text:p>
          </table:table-cell>
          <table:table-cell table:style-name="ce160" table:formula="of:=IF([.CZ$2]=[.$M46];[.$C46];&quot;&quot;)">
            <text:p/>
          </table:table-cell>
          <table:table-cell table:formula="of:=IF([.DA$2]=[.$M46];[.$C46];&quot;&quot;)">
            <text:p/>
          </table:table-cell>
          <table:table-cell table:formula="of:=IF([.DB$2]=[.$M46];[.$C46];&quot;&quot;)">
            <text:p/>
          </table:table-cell>
        </table:table-row>
        <table:table-row table:style-name="ro3">
          <table:table-cell table:style-name="ce127" office:value-type="float" office:value="26" calcext:value-type="float">
            <text:p>26</text:p>
          </table:table-cell>
          <table:table-cell table:style-name="ce41" office:value-type="string" calcext:value-type="string">
            <text:p>Federation_NalnifanClanbigship</text:p>
          </table:table-cell>
          <table:table-cell table:style-name="ce127" office:value-type="string" calcext:value-type="string">
            <text:p>#</text:p>
          </table:table-cell>
          <table:table-cell table:style-name="ce41" office:value-type="string" calcext:value-type="string">
            <text:p>Корпоративные верфи Федерации</text:p>
          </table:table-cell>
          <table:table-cell table:style-name="ce127" table:number-columns-repeated="2"/>
          <table:table-cell table:style-name="ce41"/>
          <table:table-cell table:style-name="ce128"/>
          <table:table-cell table:style-name="ce127"/>
          <table:table-cell table:style-name="ce134"/>
          <table:table-cell table:style-name="ce41" office:value-type="float" office:value="95.6" calcext:value-type="float">
            <text:p>95,6</text:p>
          </table:table-cell>
          <table:table-cell table:style-name="ce41" office:value-type="float" office:value="27.9" calcext:value-type="float">
            <text:p>27,9</text:p>
          </table:table-cell>
          <table:table-cell table:style-name="ce41" table:formula="of:=MROUND([.K47];1)" office:value-type="float" office:value="96" calcext:value-type="float">
            <text:p>96</text:p>
          </table:table-cell>
          <table:table-cell table:style-name="ce41" table:formula="of:=MROUND([.L47];1)" office:value-type="float" office:value="28" calcext:value-type="float">
            <text:p>28</text:p>
          </table:table-cell>
          <table:table-cell/>
          <table:table-cell table:formula="of:=IF([.P$2]=[.$M47];[.$C47];&quot;&quot;)">
            <text:p/>
          </table:table-cell>
          <table:table-cell table:formula="of:=IF([.Q$2]=[.$M47];[.$C47];&quot;&quot;)">
            <text:p/>
          </table:table-cell>
          <table:table-cell table:formula="of:=IF([.R$2]=[.$M47];[.$C47];&quot;&quot;)">
            <text:p/>
          </table:table-cell>
          <table:table-cell table:formula="of:=IF([.S$2]=[.$M47];[.$C47];&quot;&quot;)">
            <text:p/>
          </table:table-cell>
          <table:table-cell table:formula="of:=IF([.T$2]=[.$M47];[.$C47];&quot;&quot;)">
            <text:p/>
          </table:table-cell>
          <table:table-cell table:formula="of:=IF([.U$2]=[.$M47];[.$C47];&quot;&quot;)">
            <text:p/>
          </table:table-cell>
          <table:table-cell table:formula="of:=IF([.V$2]=[.$M47];[.$C47];&quot;&quot;)">
            <text:p/>
          </table:table-cell>
          <table:table-cell table:formula="of:=IF([.W$2]=[.$M47];[.$C47];&quot;&quot;)">
            <text:p/>
          </table:table-cell>
          <table:table-cell table:formula="of:=IF([.X$2]=[.$M47];[.$C47];&quot;&quot;)">
            <text:p/>
          </table:table-cell>
          <table:table-cell table:formula="of:=IF([.Y$2]=[.$M47];[.$C47];&quot;&quot;)">
            <text:p/>
          </table:table-cell>
          <table:table-cell table:formula="of:=IF([.Z$2]=[.$M47];[.$C47];&quot;&quot;)">
            <text:p/>
          </table:table-cell>
          <table:table-cell table:formula="of:=IF([.AA$2]=[.$M47];[.$C47];&quot;&quot;)">
            <text:p/>
          </table:table-cell>
          <table:table-cell table:formula="of:=IF([.AB$2]=[.$M47];[.$C47];&quot;&quot;)">
            <text:p/>
          </table:table-cell>
          <table:table-cell table:formula="of:=IF([.AC$2]=[.$M47];[.$C47];&quot;&quot;)">
            <text:p/>
          </table:table-cell>
          <table:table-cell table:formula="of:=IF([.AD$2]=[.$M47];[.$C47];&quot;&quot;)">
            <text:p/>
          </table:table-cell>
          <table:table-cell table:formula="of:=IF([.AE$2]=[.$M47];[.$C47];&quot;&quot;)">
            <text:p/>
          </table:table-cell>
          <table:table-cell table:formula="of:=IF([.AF$2]=[.$M47];[.$C47];&quot;&quot;)">
            <text:p/>
          </table:table-cell>
          <table:table-cell table:formula="of:=IF([.AG$2]=[.$M47];[.$C47];&quot;&quot;)">
            <text:p/>
          </table:table-cell>
          <table:table-cell table:formula="of:=IF([.AH$2]=[.$M47];[.$C47];&quot;&quot;)">
            <text:p/>
          </table:table-cell>
          <table:table-cell table:formula="of:=IF([.AI$2]=[.$M47];[.$C47];&quot;&quot;)">
            <text:p/>
          </table:table-cell>
          <table:table-cell table:formula="of:=IF([.AJ$2]=[.$M47];[.$C47];&quot;&quot;)">
            <text:p/>
          </table:table-cell>
          <table:table-cell table:formula="of:=IF([.AK$2]=[.$M47];[.$C47];&quot;&quot;)">
            <text:p/>
          </table:table-cell>
          <table:table-cell table:formula="of:=IF([.AL$2]=[.$M47];[.$C47];&quot;&quot;)">
            <text:p/>
          </table:table-cell>
          <table:table-cell table:formula="of:=IF([.AM$2]=[.$M47];[.$C47];&quot;&quot;)">
            <text:p/>
          </table:table-cell>
          <table:table-cell table:formula="of:=IF([.AN$2]=[.$M47];[.$C47];&quot;&quot;)">
            <text:p/>
          </table:table-cell>
          <table:table-cell table:formula="of:=IF([.AO$2]=[.$M47];[.$C47];&quot;&quot;)">
            <text:p/>
          </table:table-cell>
          <table:table-cell table:formula="of:=IF([.AP$2]=[.$M47];[.$C47];&quot;&quot;)">
            <text:p/>
          </table:table-cell>
          <table:table-cell table:formula="of:=IF([.AQ$2]=[.$M47];[.$C47];&quot;&quot;)">
            <text:p/>
          </table:table-cell>
          <table:table-cell table:formula="of:=IF([.AR$2]=[.$M47];[.$C47];&quot;&quot;)">
            <text:p/>
          </table:table-cell>
          <table:table-cell table:formula="of:=IF([.AS$2]=[.$M47];[.$C47];&quot;&quot;)">
            <text:p/>
          </table:table-cell>
          <table:table-cell table:formula="of:=IF([.AT$2]=[.$M47];[.$C47];&quot;&quot;)">
            <text:p/>
          </table:table-cell>
          <table:table-cell table:formula="of:=IF([.AU$2]=[.$M47];[.$C47];&quot;&quot;)">
            <text:p/>
          </table:table-cell>
          <table:table-cell table:formula="of:=IF([.AV$2]=[.$M47];[.$C47];&quot;&quot;)">
            <text:p/>
          </table:table-cell>
          <table:table-cell table:formula="of:=IF([.AW$2]=[.$M47];[.$C47];&quot;&quot;)">
            <text:p/>
          </table:table-cell>
          <table:table-cell table:formula="of:=IF([.AX$2]=[.$M47];[.$C47];&quot;&quot;)">
            <text:p/>
          </table:table-cell>
          <table:table-cell table:formula="of:=IF([.AY$2]=[.$M47];[.$C47];&quot;&quot;)">
            <text:p/>
          </table:table-cell>
          <table:table-cell table:formula="of:=IF([.AZ$2]=[.$M47];[.$C47];&quot;&quot;)">
            <text:p/>
          </table:table-cell>
          <table:table-cell table:formula="of:=IF([.BA$2]=[.$M47];[.$C47];&quot;&quot;)">
            <text:p/>
          </table:table-cell>
          <table:table-cell table:formula="of:=IF([.BB$2]=[.$M47];[.$C47];&quot;&quot;)">
            <text:p/>
          </table:table-cell>
          <table:table-cell table:formula="of:=IF([.BC$2]=[.$M47];[.$C47];&quot;&quot;)">
            <text:p/>
          </table:table-cell>
          <table:table-cell table:formula="of:=IF([.BD$2]=[.$M47];[.$C47];&quot;&quot;)">
            <text:p/>
          </table:table-cell>
          <table:table-cell table:formula="of:=IF([.BE$2]=[.$M47];[.$C47];&quot;&quot;)">
            <text:p/>
          </table:table-cell>
          <table:table-cell table:formula="of:=IF([.BF$2]=[.$M47];[.$C47];&quot;&quot;)">
            <text:p/>
          </table:table-cell>
          <table:table-cell table:formula="of:=IF([.BG$2]=[.$M47];[.$C47];&quot;&quot;)">
            <text:p/>
          </table:table-cell>
          <table:table-cell table:formula="of:=IF([.BH$2]=[.$M47];[.$C47];&quot;&quot;)">
            <text:p/>
          </table:table-cell>
          <table:table-cell table:formula="of:=IF([.BI$2]=[.$M47];[.$C47];&quot;&quot;)">
            <text:p/>
          </table:table-cell>
          <table:table-cell table:formula="of:=IF([.BJ$2]=[.$M47];[.$C47];&quot;&quot;)">
            <text:p/>
          </table:table-cell>
          <table:table-cell table:formula="of:=IF([.BK$2]=[.$M47];[.$C47];&quot;&quot;)">
            <text:p/>
          </table:table-cell>
          <table:table-cell table:formula="of:=IF([.BL$2]=[.$M47];[.$C47];&quot;&quot;)">
            <text:p/>
          </table:table-cell>
          <table:table-cell table:formula="of:=IF([.BM$2]=[.$M47];[.$C47];&quot;&quot;)">
            <text:p/>
          </table:table-cell>
          <table:table-cell table:formula="of:=IF([.BN$2]=[.$M47];[.$C47];&quot;&quot;)">
            <text:p/>
          </table:table-cell>
          <table:table-cell table:formula="of:=IF([.BO$2]=[.$M47];[.$C47];&quot;&quot;)">
            <text:p/>
          </table:table-cell>
          <table:table-cell table:formula="of:=IF([.BP$2]=[.$M47];[.$C47];&quot;&quot;)">
            <text:p/>
          </table:table-cell>
          <table:table-cell table:formula="of:=IF([.BQ$2]=[.$M47];[.$C47];&quot;&quot;)">
            <text:p/>
          </table:table-cell>
          <table:table-cell table:formula="of:=IF([.BR$2]=[.$M47];[.$C47];&quot;&quot;)">
            <text:p/>
          </table:table-cell>
          <table:table-cell table:formula="of:=IF([.BS$2]=[.$M47];[.$C47];&quot;&quot;)">
            <text:p/>
          </table:table-cell>
          <table:table-cell table:formula="of:=IF([.BT$2]=[.$M47];[.$C47];&quot;&quot;)">
            <text:p/>
          </table:table-cell>
          <table:table-cell table:formula="of:=IF([.BU$2]=[.$M47];[.$C47];&quot;&quot;)">
            <text:p/>
          </table:table-cell>
          <table:table-cell table:formula="of:=IF([.BV$2]=[.$M47];[.$C47];&quot;&quot;)">
            <text:p/>
          </table:table-cell>
          <table:table-cell table:formula="of:=IF([.BW$2]=[.$M47];[.$C47];&quot;&quot;)">
            <text:p/>
          </table:table-cell>
          <table:table-cell table:formula="of:=IF([.BX$2]=[.$M47];[.$C47];&quot;&quot;)">
            <text:p/>
          </table:table-cell>
          <table:table-cell table:formula="of:=IF([.BY$2]=[.$M47];[.$C47];&quot;&quot;)">
            <text:p/>
          </table:table-cell>
          <table:table-cell table:formula="of:=IF([.BZ$2]=[.$M47];[.$C47];&quot;&quot;)">
            <text:p/>
          </table:table-cell>
          <table:table-cell table:formula="of:=IF([.CA$2]=[.$M47];[.$C47];&quot;&quot;)">
            <text:p/>
          </table:table-cell>
          <table:table-cell table:formula="of:=IF([.CB$2]=[.$M47];[.$C47];&quot;&quot;)">
            <text:p/>
          </table:table-cell>
          <table:table-cell table:formula="of:=IF([.CC$2]=[.$M47];[.$C47];&quot;&quot;)">
            <text:p/>
          </table:table-cell>
          <table:table-cell table:formula="of:=IF([.CD$2]=[.$M47];[.$C47];&quot;&quot;)">
            <text:p/>
          </table:table-cell>
          <table:table-cell table:formula="of:=IF([.CE$2]=[.$M47];[.$C47];&quot;&quot;)">
            <text:p/>
          </table:table-cell>
          <table:table-cell table:formula="of:=IF([.CF$2]=[.$M47];[.$C47];&quot;&quot;)">
            <text:p/>
          </table:table-cell>
          <table:table-cell table:formula="of:=IF([.CG$2]=[.$M47];[.$C47];&quot;&quot;)">
            <text:p/>
          </table:table-cell>
          <table:table-cell table:formula="of:=IF([.CH$2]=[.$M47];[.$C47];&quot;&quot;)">
            <text:p/>
          </table:table-cell>
          <table:table-cell table:formula="of:=IF([.CI$2]=[.$M47];[.$C47];&quot;&quot;)">
            <text:p/>
          </table:table-cell>
          <table:table-cell table:formula="of:=IF([.CJ$2]=[.$M47];[.$C47];&quot;&quot;)">
            <text:p/>
          </table:table-cell>
          <table:table-cell table:formula="of:=IF([.CK$2]=[.$M47];[.$C47];&quot;&quot;)">
            <text:p/>
          </table:table-cell>
          <table:table-cell table:formula="of:=IF([.CL$2]=[.$M47];[.$C47];&quot;&quot;)">
            <text:p/>
          </table:table-cell>
          <table:table-cell table:formula="of:=IF([.CM$2]=[.$M47];[.$C47];&quot;&quot;)">
            <text:p/>
          </table:table-cell>
          <table:table-cell table:formula="of:=IF([.CN$2]=[.$M47];[.$C47];&quot;&quot;)">
            <text:p/>
          </table:table-cell>
          <table:table-cell table:formula="of:=IF([.CO$2]=[.$M47];[.$C47];&quot;&quot;)">
            <text:p/>
          </table:table-cell>
          <table:table-cell table:formula="of:=IF([.CP$2]=[.$M47];[.$C47];&quot;&quot;)">
            <text:p/>
          </table:table-cell>
          <table:table-cell table:formula="of:=IF([.CQ$2]=[.$M47];[.$C47];&quot;&quot;)">
            <text:p/>
          </table:table-cell>
          <table:table-cell table:formula="of:=IF([.CR$2]=[.$M47];[.$C47];&quot;&quot;)">
            <text:p/>
          </table:table-cell>
          <table:table-cell table:style-name="ce156" table:formula="of:=IF([.CS$2]=[.$M47];[.$C47];&quot;&quot;)">
            <text:p/>
          </table:table-cell>
          <table:table-cell table:style-name="ce158" table:formula="of:=IF([.CT$2]=[.$M47];[.$C47];&quot;&quot;)">
            <text:p/>
          </table:table-cell>
          <table:table-cell table:style-name="ce158" table:formula="of:=IF([.CU$2]=[.$M47];[.$C47];&quot;&quot;)">
            <text:p/>
          </table:table-cell>
          <table:table-cell table:style-name="ce158" table:formula="of:=IF([.CV$2]=[.$M47];[.$C47];&quot;&quot;)">
            <text:p/>
          </table:table-cell>
          <table:table-cell table:style-name="ce158" table:formula="of:=IF([.CW$2]=[.$M47];[.$C47];&quot;&quot;)">
            <text:p/>
          </table:table-cell>
          <table:table-cell table:style-name="ce158" table:formula="of:=IF([.CX$2]=[.$M47];[.$C47];&quot;&quot;)">
            <text:p/>
          </table:table-cell>
          <table:table-cell table:style-name="ce158" table:formula="of:=IF([.CY$2]=[.$M47];[.$C47];&quot;&quot;)">
            <text:p/>
          </table:table-cell>
          <table:table-cell table:style-name="ce139" table:formula="of:=IF([.CZ$2]=[.$M47];CONCATENATE([.$C47];[.$F47]);&quot;&quot;)" office:value-type="string" office:string-value="#" calcext:value-type="string">
            <text:p>#</text:p>
          </table:table-cell>
          <table:table-cell table:formula="of:=IF([.DA$2]=[.$M47];[.$C47];&quot;&quot;)">
            <text:p/>
          </table:table-cell>
          <table:table-cell table:formula="of:=IF([.DB$2]=[.$M47];[.$C47];&quot;&quot;)">
            <text:p/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Jericho_Fronti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ортировочный центр</text:p>
          </table:table-cell>
          <table:table-cell office:value-type="float" office:value="0.4" calcext:value-type="float">
            <text:p>0,4</text:p>
          </table:table-cell>
          <table:table-cell table:formula="of:=VLOOKUP([.G48];[.$G$2:.$K$4];5)" office:value-type="string" office:string-value="g" calcext:value-type="string">
            <text:p>g</text:p>
          </table:table-cell>
          <table:table-cell office:value-type="string" calcext:value-type="string">
            <text:p>GameStore.CreditsType.CT_GOLD</text:p>
          </table:table-cell>
          <table:table-cell table:formula="of:=MROUND(VLOOKUP([.G48];[.$G$2:.$J$4];[.C48]-1)+VLOOKUP([.G48];[.$G$2:.$J$4];[.C48]-1)*[.E48];VLOOKUP([.G48];[.$G$2:.$L$4];6))" office:value-type="float" office:value="42" calcext:value-type="float">
            <text:p>42</text:p>
          </table:table-cell>
          <table:table-cell table:style-name="ce132" office:value-type="string" calcext:value-type="string">
            <text:p>j</text:p>
          </table:table-cell>
          <table:table-cell table:formula="of:=IF([.I48]=&quot;e&quot;;SQRT(POWER([.$K$26]-[.K48];2)+POWER([.$L$26]-[.L48];2));IF([.I48]=&quot;f&quot;;SQRT(POWER([.$K$40]-[.K48];2)+POWER([.$L$40]-[.L48];2));IF([.I48]=&quot;j&quot;;SQRT(POWER([.$K$64]-[.K48];2)+POWER([.$L$64]-[.L48];2));0)))" office:value-type="float" office:value="35.3362420186414" calcext:value-type="float">
            <text:p>35,34</text:p>
          </table:table-cell>
          <table:table-cell office:value-type="float" office:value="49.1" calcext:value-type="float">
            <text:p>49,1</text:p>
          </table:table-cell>
          <table:table-cell office:value-type="float" office:value="31.6" calcext:value-type="float">
            <text:p>31,6</text:p>
          </table:table-cell>
          <table:table-cell table:formula="of:=MROUND([.K48];1)" office:value-type="float" office:value="49" calcext:value-type="float">
            <text:p>49</text:p>
          </table:table-cell>
          <table:table-cell table:formula="of:=MROUND([.L48];1)" office:value-type="float" office:value="32" calcext:value-type="float">
            <text:p>32</text:p>
          </table:table-cell>
          <table:table-cell/>
          <table:table-cell table:formula="of:=IF([.P$2]=[.$M48];[.$C48];&quot;&quot;)">
            <text:p/>
          </table:table-cell>
          <table:table-cell table:formula="of:=IF([.Q$2]=[.$M48];[.$C48];&quot;&quot;)">
            <text:p/>
          </table:table-cell>
          <table:table-cell table:formula="of:=IF([.R$2]=[.$M48];[.$C48];&quot;&quot;)">
            <text:p/>
          </table:table-cell>
          <table:table-cell table:formula="of:=IF([.S$2]=[.$M48];[.$C48];&quot;&quot;)">
            <text:p/>
          </table:table-cell>
          <table:table-cell table:formula="of:=IF([.T$2]=[.$M48];[.$C48];&quot;&quot;)">
            <text:p/>
          </table:table-cell>
          <table:table-cell table:formula="of:=IF([.U$2]=[.$M48];[.$C48];&quot;&quot;)">
            <text:p/>
          </table:table-cell>
          <table:table-cell table:formula="of:=IF([.V$2]=[.$M48];[.$C48];&quot;&quot;)">
            <text:p/>
          </table:table-cell>
          <table:table-cell table:formula="of:=IF([.W$2]=[.$M48];[.$C48];&quot;&quot;)">
            <text:p/>
          </table:table-cell>
          <table:table-cell table:formula="of:=IF([.X$2]=[.$M48];[.$C48];&quot;&quot;)">
            <text:p/>
          </table:table-cell>
          <table:table-cell table:formula="of:=IF([.Y$2]=[.$M48];[.$C48];&quot;&quot;)">
            <text:p/>
          </table:table-cell>
          <table:table-cell table:formula="of:=IF([.Z$2]=[.$M48];[.$C48];&quot;&quot;)">
            <text:p/>
          </table:table-cell>
          <table:table-cell table:formula="of:=IF([.AA$2]=[.$M48];[.$C48];&quot;&quot;)">
            <text:p/>
          </table:table-cell>
          <table:table-cell table:formula="of:=IF([.AB$2]=[.$M48];[.$C48];&quot;&quot;)">
            <text:p/>
          </table:table-cell>
          <table:table-cell table:formula="of:=IF([.AC$2]=[.$M48];[.$C48];&quot;&quot;)">
            <text:p/>
          </table:table-cell>
          <table:table-cell table:formula="of:=IF([.AD$2]=[.$M48];[.$C48];&quot;&quot;)">
            <text:p/>
          </table:table-cell>
          <table:table-cell table:formula="of:=IF([.AE$2]=[.$M48];[.$C48];&quot;&quot;)">
            <text:p/>
          </table:table-cell>
          <table:table-cell table:formula="of:=IF([.AF$2]=[.$M48];[.$C48];&quot;&quot;)">
            <text:p/>
          </table:table-cell>
          <table:table-cell table:formula="of:=IF([.AG$2]=[.$M48];[.$C48];&quot;&quot;)">
            <text:p/>
          </table:table-cell>
          <table:table-cell table:formula="of:=IF([.AH$2]=[.$M48];[.$C48];&quot;&quot;)">
            <text:p/>
          </table:table-cell>
          <table:table-cell table:formula="of:=IF([.AI$2]=[.$M48];[.$C48];&quot;&quot;)">
            <text:p/>
          </table:table-cell>
          <table:table-cell table:formula="of:=IF([.AJ$2]=[.$M48];[.$C48];&quot;&quot;)">
            <text:p/>
          </table:table-cell>
          <table:table-cell table:formula="of:=IF([.AK$2]=[.$M48];[.$C48];&quot;&quot;)">
            <text:p/>
          </table:table-cell>
          <table:table-cell table:formula="of:=IF([.AL$2]=[.$M48];[.$C48];&quot;&quot;)">
            <text:p/>
          </table:table-cell>
          <table:table-cell table:formula="of:=IF([.AM$2]=[.$M48];[.$C48];&quot;&quot;)">
            <text:p/>
          </table:table-cell>
          <table:table-cell table:formula="of:=IF([.AN$2]=[.$M48];[.$C48];&quot;&quot;)">
            <text:p/>
          </table:table-cell>
          <table:table-cell table:formula="of:=IF([.AO$2]=[.$M48];[.$C48];&quot;&quot;)">
            <text:p/>
          </table:table-cell>
          <table:table-cell table:formula="of:=IF([.AP$2]=[.$M48];[.$C48];&quot;&quot;)">
            <text:p/>
          </table:table-cell>
          <table:table-cell table:formula="of:=IF([.AQ$2]=[.$M48];[.$C48];&quot;&quot;)">
            <text:p/>
          </table:table-cell>
          <table:table-cell table:formula="of:=IF([.AR$2]=[.$M48];[.$C48];&quot;&quot;)">
            <text:p/>
          </table:table-cell>
          <table:table-cell table:formula="of:=IF([.AS$2]=[.$M48];[.$C48];&quot;&quot;)">
            <text:p/>
          </table:table-cell>
          <table:table-cell table:formula="of:=IF([.AT$2]=[.$M48];[.$C48];&quot;&quot;)">
            <text:p/>
          </table:table-cell>
          <table:table-cell table:formula="of:=IF([.AU$2]=[.$M48];[.$C48];&quot;&quot;)">
            <text:p/>
          </table:table-cell>
          <table:table-cell table:formula="of:=IF([.AV$2]=[.$M48];[.$C48];&quot;&quot;)">
            <text:p/>
          </table:table-cell>
          <table:table-cell table:formula="of:=IF([.AW$2]=[.$M48];[.$C48];&quot;&quot;)">
            <text:p/>
          </table:table-cell>
          <table:table-cell table:formula="of:=IF([.AX$2]=[.$M48];[.$C48];&quot;&quot;)">
            <text:p/>
          </table:table-cell>
          <table:table-cell table:formula="of:=IF([.AY$2]=[.$M48];[.$C48];&quot;&quot;)">
            <text:p/>
          </table:table-cell>
          <table:table-cell table:formula="of:=IF([.AZ$2]=[.$M48];[.$C48];&quot;&quot;)">
            <text:p/>
          </table:table-cell>
          <table:table-cell table:formula="of:=IF([.BA$2]=[.$M48];[.$C48];&quot;&quot;)">
            <text:p/>
          </table:table-cell>
          <table:table-cell table:formula="of:=IF([.BB$2]=[.$M48];[.$C48];&quot;&quot;)">
            <text:p/>
          </table:table-cell>
          <table:table-cell table:formula="of:=IF([.BC$2]=[.$M48];[.$C48];&quot;&quot;)">
            <text:p/>
          </table:table-cell>
          <table:table-cell table:formula="of:=IF([.BD$2]=[.$M48];[.$C48];&quot;&quot;)">
            <text:p/>
          </table:table-cell>
          <table:table-cell table:style-name="ce147" table:formula="of:=IF([.BE$2]=[.$M48];CONCATENATE([.$C48];[.$F48]);&quot;&quot;)" office:value-type="string" office:string-value="5g" calcext:value-type="string">
            <text:p>5g</text:p>
          </table:table-cell>
          <table:table-cell table:formula="of:=IF([.BF$2]=[.$M48];[.$C48];&quot;&quot;)">
            <text:p/>
          </table:table-cell>
          <table:table-cell table:formula="of:=IF([.BG$2]=[.$M48];[.$C48];&quot;&quot;)">
            <text:p/>
          </table:table-cell>
          <table:table-cell table:formula="of:=IF([.BH$2]=[.$M48];[.$C48];&quot;&quot;)">
            <text:p/>
          </table:table-cell>
          <table:table-cell table:formula="of:=IF([.BI$2]=[.$M48];[.$C48];&quot;&quot;)">
            <text:p/>
          </table:table-cell>
          <table:table-cell table:formula="of:=IF([.BJ$2]=[.$M48];[.$C48];&quot;&quot;)">
            <text:p/>
          </table:table-cell>
          <table:table-cell table:formula="of:=IF([.BK$2]=[.$M48];[.$C48];&quot;&quot;)">
            <text:p/>
          </table:table-cell>
          <table:table-cell table:formula="of:=IF([.BL$2]=[.$M48];[.$C48];&quot;&quot;)">
            <text:p/>
          </table:table-cell>
          <table:table-cell table:formula="of:=IF([.BM$2]=[.$M48];[.$C48];&quot;&quot;)">
            <text:p/>
          </table:table-cell>
          <table:table-cell table:formula="of:=IF([.BN$2]=[.$M48];[.$C48];&quot;&quot;)">
            <text:p/>
          </table:table-cell>
          <table:table-cell table:formula="of:=IF([.BO$2]=[.$M48];[.$C48];&quot;&quot;)">
            <text:p/>
          </table:table-cell>
          <table:table-cell table:formula="of:=IF([.BP$2]=[.$M48];[.$C48];&quot;&quot;)">
            <text:p/>
          </table:table-cell>
          <table:table-cell table:formula="of:=IF([.BQ$2]=[.$M48];[.$C48];&quot;&quot;)">
            <text:p/>
          </table:table-cell>
          <table:table-cell table:formula="of:=IF([.BR$2]=[.$M48];[.$C48];&quot;&quot;)">
            <text:p/>
          </table:table-cell>
          <table:table-cell table:formula="of:=IF([.BS$2]=[.$M48];[.$C48];&quot;&quot;)">
            <text:p/>
          </table:table-cell>
          <table:table-cell table:formula="of:=IF([.BT$2]=[.$M48];[.$C48];&quot;&quot;)">
            <text:p/>
          </table:table-cell>
          <table:table-cell table:formula="of:=IF([.BU$2]=[.$M48];[.$C48];&quot;&quot;)">
            <text:p/>
          </table:table-cell>
          <table:table-cell table:formula="of:=IF([.BV$2]=[.$M48];[.$C48];&quot;&quot;)">
            <text:p/>
          </table:table-cell>
          <table:table-cell table:formula="of:=IF([.BW$2]=[.$M48];[.$C48];&quot;&quot;)">
            <text:p/>
          </table:table-cell>
          <table:table-cell table:formula="of:=IF([.BX$2]=[.$M48];[.$C48];&quot;&quot;)">
            <text:p/>
          </table:table-cell>
          <table:table-cell table:formula="of:=IF([.BY$2]=[.$M48];[.$C48];&quot;&quot;)">
            <text:p/>
          </table:table-cell>
          <table:table-cell table:formula="of:=IF([.BZ$2]=[.$M48];[.$C48];&quot;&quot;)">
            <text:p/>
          </table:table-cell>
          <table:table-cell table:formula="of:=IF([.CA$2]=[.$M48];[.$C48];&quot;&quot;)">
            <text:p/>
          </table:table-cell>
          <table:table-cell table:formula="of:=IF([.CB$2]=[.$M48];[.$C48];&quot;&quot;)">
            <text:p/>
          </table:table-cell>
          <table:table-cell table:formula="of:=IF([.CC$2]=[.$M48];[.$C48];&quot;&quot;)">
            <text:p/>
          </table:table-cell>
          <table:table-cell table:formula="of:=IF([.CD$2]=[.$M48];[.$C48];&quot;&quot;)">
            <text:p/>
          </table:table-cell>
          <table:table-cell table:formula="of:=IF([.CE$2]=[.$M48];[.$C48];&quot;&quot;)">
            <text:p/>
          </table:table-cell>
          <table:table-cell table:formula="of:=IF([.CF$2]=[.$M48];[.$C48];&quot;&quot;)">
            <text:p/>
          </table:table-cell>
          <table:table-cell table:formula="of:=IF([.CG$2]=[.$M48];[.$C48];&quot;&quot;)">
            <text:p/>
          </table:table-cell>
          <table:table-cell table:formula="of:=IF([.CH$2]=[.$M48];[.$C48];&quot;&quot;)">
            <text:p/>
          </table:table-cell>
          <table:table-cell table:formula="of:=IF([.CI$2]=[.$M48];[.$C48];&quot;&quot;)">
            <text:p/>
          </table:table-cell>
          <table:table-cell table:formula="of:=IF([.CJ$2]=[.$M48];[.$C48];&quot;&quot;)">
            <text:p/>
          </table:table-cell>
          <table:table-cell table:formula="of:=IF([.CK$2]=[.$M48];[.$C48];&quot;&quot;)">
            <text:p/>
          </table:table-cell>
          <table:table-cell table:formula="of:=IF([.CL$2]=[.$M48];[.$C48];&quot;&quot;)">
            <text:p/>
          </table:table-cell>
          <table:table-cell table:formula="of:=IF([.CM$2]=[.$M48];[.$C48];&quot;&quot;)">
            <text:p/>
          </table:table-cell>
          <table:table-cell table:formula="of:=IF([.CN$2]=[.$M48];[.$C48];&quot;&quot;)">
            <text:p/>
          </table:table-cell>
          <table:table-cell table:formula="of:=IF([.CO$2]=[.$M48];[.$C48];&quot;&quot;)">
            <text:p/>
          </table:table-cell>
          <table:table-cell table:formula="of:=IF([.CP$2]=[.$M48];[.$C48];&quot;&quot;)">
            <text:p/>
          </table:table-cell>
          <table:table-cell table:formula="of:=IF([.CQ$2]=[.$M48];[.$C48];&quot;&quot;)">
            <text:p/>
          </table:table-cell>
          <table:table-cell table:formula="of:=IF([.CR$2]=[.$M48];[.$C48];&quot;&quot;)">
            <text:p/>
          </table:table-cell>
          <table:table-cell table:formula="of:=IF([.CS$2]=[.$M48];[.$C48];&quot;&quot;)">
            <text:p/>
          </table:table-cell>
          <table:table-cell table:formula="of:=IF([.CT$2]=[.$M48];[.$C48];&quot;&quot;)">
            <text:p/>
          </table:table-cell>
          <table:table-cell table:formula="of:=IF([.CU$2]=[.$M48];[.$C48];&quot;&quot;)">
            <text:p/>
          </table:table-cell>
          <table:table-cell table:formula="of:=IF([.CV$2]=[.$M48];[.$C48];&quot;&quot;)">
            <text:p/>
          </table:table-cell>
          <table:table-cell table:formula="of:=IF([.CW$2]=[.$M48];[.$C48];&quot;&quot;)">
            <text:p/>
          </table:table-cell>
          <table:table-cell table:formula="of:=IF([.CX$2]=[.$M48];[.$C48];&quot;&quot;)">
            <text:p/>
          </table:table-cell>
          <table:table-cell table:formula="of:=IF([.CY$2]=[.$M48];[.$C48];&quot;&quot;)">
            <text:p/>
          </table:table-cell>
          <table:table-cell table:formula="of:=IF([.CZ$2]=[.$M48];[.$C48];&quot;&quot;)">
            <text:p/>
          </table:table-cell>
          <table:table-cell table:formula="of:=IF([.DA$2]=[.$M48];[.$C48];&quot;&quot;)">
            <text:p/>
          </table:table-cell>
          <table:table-cell table:formula="of:=IF([.DB$2]=[.$M48];[.$C48];&quot;&quot;)">
            <text:p/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string" calcext:value-type="string">
            <text:p>ow_aliendestsat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Уничтоженная станция</text:p>
          </table:table-cell>
          <table:table-cell office:value-type="float" office:value="0.7" calcext:value-type="float">
            <text:p>0,7</text:p>
          </table:table-cell>
          <table:table-cell table:formula="of:=VLOOKUP([.G49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49];[.$G$2:.$J$4];[.C49]-1)+VLOOKUP([.G49];[.$G$2:.$J$4];[.C49]-1)*[.E49];VLOOKUP([.G49];[.$G$2:.$L$4];6))" office:value-type="float" office:value="26" calcext:value-type="float">
            <text:p>26</text:p>
          </table:table-cell>
          <table:table-cell table:style-name="ce131" office:value-type="string" calcext:value-type="string">
            <text:p>f</text:p>
          </table:table-cell>
          <table:table-cell table:formula="of:=IF([.I49]=&quot;e&quot;;SQRT(POWER([.$K$26]-[.K49];2)+POWER([.$L$26]-[.L49];2));IF([.I49]=&quot;f&quot;;SQRT(POWER([.$K$40]-[.K49];2)+POWER([.$L$40]-[.L49];2));IF([.I49]=&quot;j&quot;;SQRT(POWER([.$K$64]-[.K49];2)+POWER([.$L$64]-[.L49];2));0)))" office:value-type="float" office:value="27.2459171253236" calcext:value-type="float">
            <text:p>27,25</text:p>
          </table:table-cell>
          <table:table-cell office:value-type="float" office:value="67" calcext:value-type="float">
            <text:p>67</text:p>
          </table:table-cell>
          <table:table-cell office:value-type="float" office:value="33.4" calcext:value-type="float">
            <text:p>33,4</text:p>
          </table:table-cell>
          <table:table-cell table:formula="of:=MROUND([.K49];1)" office:value-type="float" office:value="67" calcext:value-type="float">
            <text:p>67</text:p>
          </table:table-cell>
          <table:table-cell table:formula="of:=MROUND([.L49];1)" office:value-type="float" office:value="33" calcext:value-type="float">
            <text:p>33</text:p>
          </table:table-cell>
          <table:table-cell/>
          <table:table-cell table:formula="of:=IF([.P$2]=[.$M49];[.$C49];&quot;&quot;)">
            <text:p/>
          </table:table-cell>
          <table:table-cell table:formula="of:=IF([.Q$2]=[.$M49];[.$C49];&quot;&quot;)">
            <text:p/>
          </table:table-cell>
          <table:table-cell table:formula="of:=IF([.R$2]=[.$M49];[.$C49];&quot;&quot;)">
            <text:p/>
          </table:table-cell>
          <table:table-cell table:formula="of:=IF([.S$2]=[.$M49];[.$C49];&quot;&quot;)">
            <text:p/>
          </table:table-cell>
          <table:table-cell table:formula="of:=IF([.T$2]=[.$M49];[.$C49];&quot;&quot;)">
            <text:p/>
          </table:table-cell>
          <table:table-cell table:formula="of:=IF([.U$2]=[.$M49];[.$C49];&quot;&quot;)">
            <text:p/>
          </table:table-cell>
          <table:table-cell table:formula="of:=IF([.V$2]=[.$M49];[.$C49];&quot;&quot;)">
            <text:p/>
          </table:table-cell>
          <table:table-cell table:formula="of:=IF([.W$2]=[.$M49];[.$C49];&quot;&quot;)">
            <text:p/>
          </table:table-cell>
          <table:table-cell table:formula="of:=IF([.X$2]=[.$M49];[.$C49];&quot;&quot;)">
            <text:p/>
          </table:table-cell>
          <table:table-cell table:formula="of:=IF([.Y$2]=[.$M49];[.$C49];&quot;&quot;)">
            <text:p/>
          </table:table-cell>
          <table:table-cell table:formula="of:=IF([.Z$2]=[.$M49];[.$C49];&quot;&quot;)">
            <text:p/>
          </table:table-cell>
          <table:table-cell table:formula="of:=IF([.AA$2]=[.$M49];[.$C49];&quot;&quot;)">
            <text:p/>
          </table:table-cell>
          <table:table-cell table:formula="of:=IF([.AB$2]=[.$M49];[.$C49];&quot;&quot;)">
            <text:p/>
          </table:table-cell>
          <table:table-cell table:formula="of:=IF([.AC$2]=[.$M49];[.$C49];&quot;&quot;)">
            <text:p/>
          </table:table-cell>
          <table:table-cell table:formula="of:=IF([.AD$2]=[.$M49];[.$C49];&quot;&quot;)">
            <text:p/>
          </table:table-cell>
          <table:table-cell table:formula="of:=IF([.AE$2]=[.$M49];[.$C49];&quot;&quot;)">
            <text:p/>
          </table:table-cell>
          <table:table-cell table:formula="of:=IF([.AF$2]=[.$M49];[.$C49];&quot;&quot;)">
            <text:p/>
          </table:table-cell>
          <table:table-cell table:formula="of:=IF([.AG$2]=[.$M49];[.$C49];&quot;&quot;)">
            <text:p/>
          </table:table-cell>
          <table:table-cell table:formula="of:=IF([.AH$2]=[.$M49];[.$C49];&quot;&quot;)">
            <text:p/>
          </table:table-cell>
          <table:table-cell table:formula="of:=IF([.AI$2]=[.$M49];[.$C49];&quot;&quot;)">
            <text:p/>
          </table:table-cell>
          <table:table-cell table:formula="of:=IF([.AJ$2]=[.$M49];[.$C49];&quot;&quot;)">
            <text:p/>
          </table:table-cell>
          <table:table-cell table:formula="of:=IF([.AK$2]=[.$M49];[.$C49];&quot;&quot;)">
            <text:p/>
          </table:table-cell>
          <table:table-cell table:formula="of:=IF([.AL$2]=[.$M49];[.$C49];&quot;&quot;)">
            <text:p/>
          </table:table-cell>
          <table:table-cell table:formula="of:=IF([.AM$2]=[.$M49];[.$C49];&quot;&quot;)">
            <text:p/>
          </table:table-cell>
          <table:table-cell table:formula="of:=IF([.AN$2]=[.$M49];[.$C49];&quot;&quot;)">
            <text:p/>
          </table:table-cell>
          <table:table-cell table:formula="of:=IF([.AO$2]=[.$M49];[.$C49];&quot;&quot;)">
            <text:p/>
          </table:table-cell>
          <table:table-cell table:formula="of:=IF([.AP$2]=[.$M49];[.$C49];&quot;&quot;)">
            <text:p/>
          </table:table-cell>
          <table:table-cell table:formula="of:=IF([.AQ$2]=[.$M49];[.$C49];&quot;&quot;)">
            <text:p/>
          </table:table-cell>
          <table:table-cell table:formula="of:=IF([.AR$2]=[.$M49];[.$C49];&quot;&quot;)">
            <text:p/>
          </table:table-cell>
          <table:table-cell table:formula="of:=IF([.AS$2]=[.$M49];[.$C49];&quot;&quot;)">
            <text:p/>
          </table:table-cell>
          <table:table-cell table:formula="of:=IF([.AT$2]=[.$M49];[.$C49];&quot;&quot;)">
            <text:p/>
          </table:table-cell>
          <table:table-cell table:formula="of:=IF([.AU$2]=[.$M49];[.$C49];&quot;&quot;)">
            <text:p/>
          </table:table-cell>
          <table:table-cell table:formula="of:=IF([.AV$2]=[.$M49];[.$C49];&quot;&quot;)">
            <text:p/>
          </table:table-cell>
          <table:table-cell table:formula="of:=IF([.AW$2]=[.$M49];[.$C49];&quot;&quot;)">
            <text:p/>
          </table:table-cell>
          <table:table-cell table:formula="of:=IF([.AX$2]=[.$M49];[.$C49];&quot;&quot;)">
            <text:p/>
          </table:table-cell>
          <table:table-cell table:formula="of:=IF([.AY$2]=[.$M49];[.$C49];&quot;&quot;)">
            <text:p/>
          </table:table-cell>
          <table:table-cell table:formula="of:=IF([.AZ$2]=[.$M49];[.$C49];&quot;&quot;)">
            <text:p/>
          </table:table-cell>
          <table:table-cell table:formula="of:=IF([.BA$2]=[.$M49];[.$C49];&quot;&quot;)">
            <text:p/>
          </table:table-cell>
          <table:table-cell table:formula="of:=IF([.BB$2]=[.$M49];[.$C49];&quot;&quot;)">
            <text:p/>
          </table:table-cell>
          <table:table-cell table:formula="of:=IF([.BC$2]=[.$M49];[.$C49];&quot;&quot;)">
            <text:p/>
          </table:table-cell>
          <table:table-cell table:formula="of:=IF([.BD$2]=[.$M49];[.$C49];&quot;&quot;)">
            <text:p/>
          </table:table-cell>
          <table:table-cell table:formula="of:=IF([.BE$2]=[.$M49];[.$C49];&quot;&quot;)">
            <text:p/>
          </table:table-cell>
          <table:table-cell table:formula="of:=IF([.BF$2]=[.$M49];[.$C49];&quot;&quot;)">
            <text:p/>
          </table:table-cell>
          <table:table-cell table:formula="of:=IF([.BG$2]=[.$M49];[.$C49];&quot;&quot;)">
            <text:p/>
          </table:table-cell>
          <table:table-cell table:formula="of:=IF([.BH$2]=[.$M49];[.$C49];&quot;&quot;)">
            <text:p/>
          </table:table-cell>
          <table:table-cell table:formula="of:=IF([.BI$2]=[.$M49];[.$C49];&quot;&quot;)">
            <text:p/>
          </table:table-cell>
          <table:table-cell table:formula="of:=IF([.BJ$2]=[.$M49];[.$C49];&quot;&quot;)">
            <text:p/>
          </table:table-cell>
          <table:table-cell table:formula="of:=IF([.BK$2]=[.$M49];[.$C49];&quot;&quot;)">
            <text:p/>
          </table:table-cell>
          <table:table-cell table:formula="of:=IF([.BL$2]=[.$M49];[.$C49];&quot;&quot;)">
            <text:p/>
          </table:table-cell>
          <table:table-cell table:formula="of:=IF([.BM$2]=[.$M49];[.$C49];&quot;&quot;)">
            <text:p/>
          </table:table-cell>
          <table:table-cell table:formula="of:=IF([.BN$2]=[.$M49];[.$C49];&quot;&quot;)">
            <text:p/>
          </table:table-cell>
          <table:table-cell table:formula="of:=IF([.BO$2]=[.$M49];[.$C49];&quot;&quot;)">
            <text:p/>
          </table:table-cell>
          <table:table-cell table:formula="of:=IF([.BP$2]=[.$M49];[.$C49];&quot;&quot;)">
            <text:p/>
          </table:table-cell>
          <table:table-cell table:formula="of:=IF([.BQ$2]=[.$M49];[.$C49];&quot;&quot;)">
            <text:p/>
          </table:table-cell>
          <table:table-cell table:formula="of:=IF([.BR$2]=[.$M49];[.$C49];&quot;&quot;)">
            <text:p/>
          </table:table-cell>
          <table:table-cell table:formula="of:=IF([.BS$2]=[.$M49];[.$C49];&quot;&quot;)">
            <text:p/>
          </table:table-cell>
          <table:table-cell table:formula="of:=IF([.BT$2]=[.$M49];[.$C49];&quot;&quot;)">
            <text:p/>
          </table:table-cell>
          <table:table-cell table:formula="of:=IF([.BU$2]=[.$M49];[.$C49];&quot;&quot;)">
            <text:p/>
          </table:table-cell>
          <table:table-cell table:formula="of:=IF([.BV$2]=[.$M49];[.$C49];&quot;&quot;)">
            <text:p/>
          </table:table-cell>
          <table:table-cell table:style-name="ce154" table:formula="of:=IF([.BW$2]=[.$M49];CONCATENATE([.$C49];[.$F49]);&quot;&quot;)" office:value-type="string" office:string-value="4t" calcext:value-type="string">
            <text:p>4t</text:p>
          </table:table-cell>
          <table:table-cell table:formula="of:=IF([.BX$2]=[.$M49];[.$C49];&quot;&quot;)">
            <text:p/>
          </table:table-cell>
          <table:table-cell table:formula="of:=IF([.BY$2]=[.$M49];[.$C49];&quot;&quot;)">
            <text:p/>
          </table:table-cell>
          <table:table-cell table:formula="of:=IF([.BZ$2]=[.$M49];[.$C49];&quot;&quot;)">
            <text:p/>
          </table:table-cell>
          <table:table-cell table:formula="of:=IF([.CA$2]=[.$M49];[.$C49];&quot;&quot;)">
            <text:p/>
          </table:table-cell>
          <table:table-cell table:formula="of:=IF([.CB$2]=[.$M49];[.$C49];&quot;&quot;)">
            <text:p/>
          </table:table-cell>
          <table:table-cell table:formula="of:=IF([.CC$2]=[.$M49];[.$C49];&quot;&quot;)">
            <text:p/>
          </table:table-cell>
          <table:table-cell table:formula="of:=IF([.CD$2]=[.$M49];[.$C49];&quot;&quot;)">
            <text:p/>
          </table:table-cell>
          <table:table-cell table:formula="of:=IF([.CE$2]=[.$M49];[.$C49];&quot;&quot;)">
            <text:p/>
          </table:table-cell>
          <table:table-cell table:formula="of:=IF([.CF$2]=[.$M49];[.$C49];&quot;&quot;)">
            <text:p/>
          </table:table-cell>
          <table:table-cell table:formula="of:=IF([.CG$2]=[.$M49];[.$C49];&quot;&quot;)">
            <text:p/>
          </table:table-cell>
          <table:table-cell table:formula="of:=IF([.CH$2]=[.$M49];[.$C49];&quot;&quot;)">
            <text:p/>
          </table:table-cell>
          <table:table-cell table:formula="of:=IF([.CI$2]=[.$M49];[.$C49];&quot;&quot;)">
            <text:p/>
          </table:table-cell>
          <table:table-cell table:formula="of:=IF([.CJ$2]=[.$M49];[.$C49];&quot;&quot;)">
            <text:p/>
          </table:table-cell>
          <table:table-cell table:formula="of:=IF([.CK$2]=[.$M49];[.$C49];&quot;&quot;)">
            <text:p/>
          </table:table-cell>
          <table:table-cell table:formula="of:=IF([.CL$2]=[.$M49];[.$C49];&quot;&quot;)">
            <text:p/>
          </table:table-cell>
          <table:table-cell table:formula="of:=IF([.CM$2]=[.$M49];[.$C49];&quot;&quot;)">
            <text:p/>
          </table:table-cell>
          <table:table-cell table:formula="of:=IF([.CN$2]=[.$M49];[.$C49];&quot;&quot;)">
            <text:p/>
          </table:table-cell>
          <table:table-cell table:formula="of:=IF([.CO$2]=[.$M49];[.$C49];&quot;&quot;)">
            <text:p/>
          </table:table-cell>
          <table:table-cell table:formula="of:=IF([.CP$2]=[.$M49];[.$C49];&quot;&quot;)">
            <text:p/>
          </table:table-cell>
          <table:table-cell table:formula="of:=IF([.CQ$2]=[.$M49];[.$C49];&quot;&quot;)">
            <text:p/>
          </table:table-cell>
          <table:table-cell table:formula="of:=IF([.CR$2]=[.$M49];[.$C49];&quot;&quot;)">
            <text:p/>
          </table:table-cell>
          <table:table-cell table:formula="of:=IF([.CS$2]=[.$M49];[.$C49];&quot;&quot;)">
            <text:p/>
          </table:table-cell>
          <table:table-cell table:formula="of:=IF([.CT$2]=[.$M49];[.$C49];&quot;&quot;)">
            <text:p/>
          </table:table-cell>
          <table:table-cell table:formula="of:=IF([.CU$2]=[.$M49];[.$C49];&quot;&quot;)">
            <text:p/>
          </table:table-cell>
          <table:table-cell table:formula="of:=IF([.CV$2]=[.$M49];[.$C49];&quot;&quot;)">
            <text:p/>
          </table:table-cell>
          <table:table-cell table:formula="of:=IF([.CW$2]=[.$M49];[.$C49];&quot;&quot;)">
            <text:p/>
          </table:table-cell>
          <table:table-cell table:formula="of:=IF([.CX$2]=[.$M49];[.$C49];&quot;&quot;)">
            <text:p/>
          </table:table-cell>
          <table:table-cell table:formula="of:=IF([.CY$2]=[.$M49];[.$C49];&quot;&quot;)">
            <text:p/>
          </table:table-cell>
          <table:table-cell table:formula="of:=IF([.CZ$2]=[.$M49];[.$C49];&quot;&quot;)">
            <text:p/>
          </table:table-cell>
          <table:table-cell table:formula="of:=IF([.DA$2]=[.$M49];[.$C49];&quot;&quot;)">
            <text:p/>
          </table:table-cell>
          <table:table-cell table:formula="of:=IF([.DB$2]=[.$M49];[.$C49];&quot;&quot;)">
            <text:p/>
          </table:table-cell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ow_ancientcomple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аброшенный комплекс</text:p>
          </table:table-cell>
          <table:table-cell office:value-type="float" office:value="0.5" calcext:value-type="float">
            <text:p>0,5</text:p>
          </table:table-cell>
          <table:table-cell table:formula="of:=VLOOKUP([.G50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50];[.$G$2:.$J$4];[.C50]-1)+VLOOKUP([.G50];[.$G$2:.$J$4];[.C50]-1)*[.E50];VLOOKUP([.G50];[.$G$2:.$L$4];6))" office:value-type="float" office:value="23" calcext:value-type="float">
            <text:p>23</text:p>
          </table:table-cell>
          <table:table-cell table:style-name="ce132" office:value-type="string" calcext:value-type="string">
            <text:p>j</text:p>
          </table:table-cell>
          <table:table-cell table:formula="of:=IF([.I50]=&quot;e&quot;;SQRT(POWER([.$K$26]-[.K50];2)+POWER([.$L$26]-[.L50];2));IF([.I50]=&quot;f&quot;;SQRT(POWER([.$K$40]-[.K50];2)+POWER([.$L$40]-[.L50];2));IF([.I50]=&quot;j&quot;;SQRT(POWER([.$K$64]-[.K50];2)+POWER([.$L$64]-[.L50];2));0)))" office:value-type="float" office:value="29.4821980184653" calcext:value-type="float">
            <text:p>29,48</text:p>
          </table:table-cell>
          <table:table-cell office:value-type="float" office:value="42.5" calcext:value-type="float">
            <text:p>42,5</text:p>
          </table:table-cell>
          <table:table-cell office:value-type="float" office:value="35.3" calcext:value-type="float">
            <text:p>35,3</text:p>
          </table:table-cell>
          <table:table-cell table:formula="of:=MROUND([.K50];1)" office:value-type="float" office:value="43" calcext:value-type="float">
            <text:p>43</text:p>
          </table:table-cell>
          <table:table-cell table:formula="of:=MROUND([.L50];1)" office:value-type="float" office:value="35" calcext:value-type="float">
            <text:p>35</text:p>
          </table:table-cell>
          <table:table-cell/>
          <table:table-cell table:formula="of:=IF([.P$2]=[.$M50];[.$C50];&quot;&quot;)">
            <text:p/>
          </table:table-cell>
          <table:table-cell table:formula="of:=IF([.Q$2]=[.$M50];[.$C50];&quot;&quot;)">
            <text:p/>
          </table:table-cell>
          <table:table-cell table:formula="of:=IF([.R$2]=[.$M50];[.$C50];&quot;&quot;)">
            <text:p/>
          </table:table-cell>
          <table:table-cell table:formula="of:=IF([.S$2]=[.$M50];[.$C50];&quot;&quot;)">
            <text:p/>
          </table:table-cell>
          <table:table-cell table:formula="of:=IF([.T$2]=[.$M50];[.$C50];&quot;&quot;)">
            <text:p/>
          </table:table-cell>
          <table:table-cell table:formula="of:=IF([.U$2]=[.$M50];[.$C50];&quot;&quot;)">
            <text:p/>
          </table:table-cell>
          <table:table-cell table:formula="of:=IF([.V$2]=[.$M50];[.$C50];&quot;&quot;)">
            <text:p/>
          </table:table-cell>
          <table:table-cell table:formula="of:=IF([.W$2]=[.$M50];[.$C50];&quot;&quot;)">
            <text:p/>
          </table:table-cell>
          <table:table-cell table:formula="of:=IF([.X$2]=[.$M50];[.$C50];&quot;&quot;)">
            <text:p/>
          </table:table-cell>
          <table:table-cell table:formula="of:=IF([.Y$2]=[.$M50];[.$C50];&quot;&quot;)">
            <text:p/>
          </table:table-cell>
          <table:table-cell table:formula="of:=IF([.Z$2]=[.$M50];[.$C50];&quot;&quot;)">
            <text:p/>
          </table:table-cell>
          <table:table-cell table:formula="of:=IF([.AA$2]=[.$M50];[.$C50];&quot;&quot;)">
            <text:p/>
          </table:table-cell>
          <table:table-cell table:formula="of:=IF([.AB$2]=[.$M50];[.$C50];&quot;&quot;)">
            <text:p/>
          </table:table-cell>
          <table:table-cell table:formula="of:=IF([.AC$2]=[.$M50];[.$C50];&quot;&quot;)">
            <text:p/>
          </table:table-cell>
          <table:table-cell table:formula="of:=IF([.AD$2]=[.$M50];[.$C50];&quot;&quot;)">
            <text:p/>
          </table:table-cell>
          <table:table-cell table:formula="of:=IF([.AE$2]=[.$M50];[.$C50];&quot;&quot;)">
            <text:p/>
          </table:table-cell>
          <table:table-cell table:formula="of:=IF([.AF$2]=[.$M50];[.$C50];&quot;&quot;)">
            <text:p/>
          </table:table-cell>
          <table:table-cell table:formula="of:=IF([.AG$2]=[.$M50];[.$C50];&quot;&quot;)">
            <text:p/>
          </table:table-cell>
          <table:table-cell table:formula="of:=IF([.AH$2]=[.$M50];[.$C50];&quot;&quot;)">
            <text:p/>
          </table:table-cell>
          <table:table-cell table:formula="of:=IF([.AI$2]=[.$M50];[.$C50];&quot;&quot;)">
            <text:p/>
          </table:table-cell>
          <table:table-cell table:formula="of:=IF([.AJ$2]=[.$M50];[.$C50];&quot;&quot;)">
            <text:p/>
          </table:table-cell>
          <table:table-cell table:formula="of:=IF([.AK$2]=[.$M50];[.$C50];&quot;&quot;)">
            <text:p/>
          </table:table-cell>
          <table:table-cell table:formula="of:=IF([.AL$2]=[.$M50];[.$C50];&quot;&quot;)">
            <text:p/>
          </table:table-cell>
          <table:table-cell table:formula="of:=IF([.AM$2]=[.$M50];[.$C50];&quot;&quot;)">
            <text:p/>
          </table:table-cell>
          <table:table-cell table:formula="of:=IF([.AN$2]=[.$M50];[.$C50];&quot;&quot;)">
            <text:p/>
          </table:table-cell>
          <table:table-cell table:formula="of:=IF([.AO$2]=[.$M50];[.$C50];&quot;&quot;)">
            <text:p/>
          </table:table-cell>
          <table:table-cell table:formula="of:=IF([.AP$2]=[.$M50];[.$C50];&quot;&quot;)">
            <text:p/>
          </table:table-cell>
          <table:table-cell table:formula="of:=IF([.AQ$2]=[.$M50];[.$C50];&quot;&quot;)">
            <text:p/>
          </table:table-cell>
          <table:table-cell table:formula="of:=IF([.AR$2]=[.$M50];[.$C50];&quot;&quot;)">
            <text:p/>
          </table:table-cell>
          <table:table-cell table:formula="of:=IF([.AS$2]=[.$M50];[.$C50];&quot;&quot;)">
            <text:p/>
          </table:table-cell>
          <table:table-cell table:formula="of:=IF([.AT$2]=[.$M50];[.$C50];&quot;&quot;)">
            <text:p/>
          </table:table-cell>
          <table:table-cell table:formula="of:=IF([.AU$2]=[.$M50];[.$C50];&quot;&quot;)">
            <text:p/>
          </table:table-cell>
          <table:table-cell table:formula="of:=IF([.AV$2]=[.$M50];[.$C50];&quot;&quot;)">
            <text:p/>
          </table:table-cell>
          <table:table-cell table:formula="of:=IF([.AW$2]=[.$M50];[.$C50];&quot;&quot;)">
            <text:p/>
          </table:table-cell>
          <table:table-cell table:formula="of:=IF([.AX$2]=[.$M50];[.$C50];&quot;&quot;)">
            <text:p/>
          </table:table-cell>
          <table:table-cell table:style-name="ce147" table:formula="of:=IF([.AY$2]=[.$M50];CONCATENATE([.$C50];[.$F50]);&quot;&quot;)" office:value-type="string" office:string-value="4t" calcext:value-type="string">
            <text:p>4t</text:p>
          </table:table-cell>
          <table:table-cell table:style-name="ce149" table:formula="of:=IF([.AZ$2]=[.$M50];[.$C50];&quot;&quot;)">
            <text:p/>
          </table:table-cell>
          <table:table-cell table:style-name="ce153" table:formula="of:=IF([.BA$2]=[.$M50];[.$C50];&quot;&quot;)">
            <text:p/>
          </table:table-cell>
          <table:table-cell table:formula="of:=IF([.BB$2]=[.$M50];[.$C50];&quot;&quot;)">
            <text:p/>
          </table:table-cell>
          <table:table-cell table:formula="of:=IF([.BC$2]=[.$M50];[.$C50];&quot;&quot;)">
            <text:p/>
          </table:table-cell>
          <table:table-cell table:formula="of:=IF([.BD$2]=[.$M50];[.$C50];&quot;&quot;)">
            <text:p/>
          </table:table-cell>
          <table:table-cell table:formula="of:=IF([.BE$2]=[.$M50];[.$C50];&quot;&quot;)">
            <text:p/>
          </table:table-cell>
          <table:table-cell table:formula="of:=IF([.BF$2]=[.$M50];[.$C50];&quot;&quot;)">
            <text:p/>
          </table:table-cell>
          <table:table-cell table:formula="of:=IF([.BG$2]=[.$M50];[.$C50];&quot;&quot;)">
            <text:p/>
          </table:table-cell>
          <table:table-cell table:formula="of:=IF([.BH$2]=[.$M50];[.$C50];&quot;&quot;)">
            <text:p/>
          </table:table-cell>
          <table:table-cell table:formula="of:=IF([.BI$2]=[.$M50];[.$C50];&quot;&quot;)">
            <text:p/>
          </table:table-cell>
          <table:table-cell table:formula="of:=IF([.BJ$2]=[.$M50];[.$C50];&quot;&quot;)">
            <text:p/>
          </table:table-cell>
          <table:table-cell table:formula="of:=IF([.BK$2]=[.$M50];[.$C50];&quot;&quot;)">
            <text:p/>
          </table:table-cell>
          <table:table-cell table:formula="of:=IF([.BL$2]=[.$M50];[.$C50];&quot;&quot;)">
            <text:p/>
          </table:table-cell>
          <table:table-cell table:formula="of:=IF([.BM$2]=[.$M50];[.$C50];&quot;&quot;)">
            <text:p/>
          </table:table-cell>
          <table:table-cell table:formula="of:=IF([.BN$2]=[.$M50];[.$C50];&quot;&quot;)">
            <text:p/>
          </table:table-cell>
          <table:table-cell table:formula="of:=IF([.BO$2]=[.$M50];[.$C50];&quot;&quot;)">
            <text:p/>
          </table:table-cell>
          <table:table-cell table:formula="of:=IF([.BP$2]=[.$M50];[.$C50];&quot;&quot;)">
            <text:p/>
          </table:table-cell>
          <table:table-cell table:formula="of:=IF([.BQ$2]=[.$M50];[.$C50];&quot;&quot;)">
            <text:p/>
          </table:table-cell>
          <table:table-cell table:formula="of:=IF([.BR$2]=[.$M50];[.$C50];&quot;&quot;)">
            <text:p/>
          </table:table-cell>
          <table:table-cell table:formula="of:=IF([.BS$2]=[.$M50];[.$C50];&quot;&quot;)">
            <text:p/>
          </table:table-cell>
          <table:table-cell table:formula="of:=IF([.BT$2]=[.$M50];[.$C50];&quot;&quot;)">
            <text:p/>
          </table:table-cell>
          <table:table-cell table:formula="of:=IF([.BU$2]=[.$M50];[.$C50];&quot;&quot;)">
            <text:p/>
          </table:table-cell>
          <table:table-cell table:formula="of:=IF([.BV$2]=[.$M50];[.$C50];&quot;&quot;)">
            <text:p/>
          </table:table-cell>
          <table:table-cell table:formula="of:=IF([.BW$2]=[.$M50];[.$C50];&quot;&quot;)">
            <text:p/>
          </table:table-cell>
          <table:table-cell table:formula="of:=IF([.BX$2]=[.$M50];[.$C50];&quot;&quot;)">
            <text:p/>
          </table:table-cell>
          <table:table-cell table:formula="of:=IF([.BY$2]=[.$M50];[.$C50];&quot;&quot;)">
            <text:p/>
          </table:table-cell>
          <table:table-cell table:formula="of:=IF([.BZ$2]=[.$M50];[.$C50];&quot;&quot;)">
            <text:p/>
          </table:table-cell>
          <table:table-cell table:formula="of:=IF([.CA$2]=[.$M50];[.$C50];&quot;&quot;)">
            <text:p/>
          </table:table-cell>
          <table:table-cell table:formula="of:=IF([.CB$2]=[.$M50];[.$C50];&quot;&quot;)">
            <text:p/>
          </table:table-cell>
          <table:table-cell table:formula="of:=IF([.CC$2]=[.$M50];[.$C50];&quot;&quot;)">
            <text:p/>
          </table:table-cell>
          <table:table-cell table:formula="of:=IF([.CD$2]=[.$M50];[.$C50];&quot;&quot;)">
            <text:p/>
          </table:table-cell>
          <table:table-cell table:formula="of:=IF([.CE$2]=[.$M50];[.$C50];&quot;&quot;)">
            <text:p/>
          </table:table-cell>
          <table:table-cell table:formula="of:=IF([.CF$2]=[.$M50];[.$C50];&quot;&quot;)">
            <text:p/>
          </table:table-cell>
          <table:table-cell table:formula="of:=IF([.CG$2]=[.$M50];[.$C50];&quot;&quot;)">
            <text:p/>
          </table:table-cell>
          <table:table-cell table:formula="of:=IF([.CH$2]=[.$M50];[.$C50];&quot;&quot;)">
            <text:p/>
          </table:table-cell>
          <table:table-cell table:formula="of:=IF([.CI$2]=[.$M50];[.$C50];&quot;&quot;)">
            <text:p/>
          </table:table-cell>
          <table:table-cell table:formula="of:=IF([.CJ$2]=[.$M50];[.$C50];&quot;&quot;)">
            <text:p/>
          </table:table-cell>
          <table:table-cell table:formula="of:=IF([.CK$2]=[.$M50];[.$C50];&quot;&quot;)">
            <text:p/>
          </table:table-cell>
          <table:table-cell table:formula="of:=IF([.CL$2]=[.$M50];[.$C50];&quot;&quot;)">
            <text:p/>
          </table:table-cell>
          <table:table-cell table:formula="of:=IF([.CM$2]=[.$M50];[.$C50];&quot;&quot;)">
            <text:p/>
          </table:table-cell>
          <table:table-cell table:formula="of:=IF([.CN$2]=[.$M50];[.$C50];&quot;&quot;)">
            <text:p/>
          </table:table-cell>
          <table:table-cell table:formula="of:=IF([.CO$2]=[.$M50];[.$C50];&quot;&quot;)">
            <text:p/>
          </table:table-cell>
          <table:table-cell table:formula="of:=IF([.CP$2]=[.$M50];[.$C50];&quot;&quot;)">
            <text:p/>
          </table:table-cell>
          <table:table-cell table:formula="of:=IF([.CQ$2]=[.$M50];[.$C50];&quot;&quot;)">
            <text:p/>
          </table:table-cell>
          <table:table-cell table:formula="of:=IF([.CR$2]=[.$M50];[.$C50];&quot;&quot;)">
            <text:p/>
          </table:table-cell>
          <table:table-cell table:formula="of:=IF([.CS$2]=[.$M50];[.$C50];&quot;&quot;)">
            <text:p/>
          </table:table-cell>
          <table:table-cell table:formula="of:=IF([.CT$2]=[.$M50];[.$C50];&quot;&quot;)">
            <text:p/>
          </table:table-cell>
          <table:table-cell table:formula="of:=IF([.CU$2]=[.$M50];[.$C50];&quot;&quot;)">
            <text:p/>
          </table:table-cell>
          <table:table-cell table:formula="of:=IF([.CV$2]=[.$M50];[.$C50];&quot;&quot;)">
            <text:p/>
          </table:table-cell>
          <table:table-cell table:formula="of:=IF([.CW$2]=[.$M50];[.$C50];&quot;&quot;)">
            <text:p/>
          </table:table-cell>
          <table:table-cell table:formula="of:=IF([.CX$2]=[.$M50];[.$C50];&quot;&quot;)">
            <text:p/>
          </table:table-cell>
          <table:table-cell table:formula="of:=IF([.CY$2]=[.$M50];[.$C50];&quot;&quot;)">
            <text:p/>
          </table:table-cell>
          <table:table-cell table:formula="of:=IF([.CZ$2]=[.$M50];[.$C50];&quot;&quot;)">
            <text:p/>
          </table:table-cell>
          <table:table-cell table:formula="of:=IF([.DA$2]=[.$M50];[.$C50];&quot;&quot;)">
            <text:p/>
          </table:table-cell>
          <table:table-cell table:formula="of:=IF([.DB$2]=[.$M50];[.$C50];&quot;&quot;)">
            <text:p/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ow_concour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Иридиевый поток</text:p>
          </table:table-cell>
          <table:table-cell office:value-type="float" office:value="0.2" calcext:value-type="float">
            <text:p>0,2</text:p>
          </table:table-cell>
          <table:table-cell table:formula="of:=VLOOKUP([.G51];[.$G$2:.$K$4];5)" office:value-type="string" office:string-value="g" calcext:value-type="string">
            <text:p>g</text:p>
          </table:table-cell>
          <table:table-cell office:value-type="string" calcext:value-type="string">
            <text:p>GameStore.CreditsType.CT_GOLD</text:p>
          </table:table-cell>
          <table:table-cell table:formula="of:=MROUND(VLOOKUP([.G51];[.$G$2:.$J$4];[.C51]-1)+VLOOKUP([.G51];[.$G$2:.$J$4];[.C51]-1)*[.E51];VLOOKUP([.G51];[.$G$2:.$L$4];6))" office:value-type="float" office:value="24" calcext:value-type="float">
            <text:p>24</text:p>
          </table:table-cell>
          <table:table-cell table:style-name="ce132" office:value-type="string" calcext:value-type="string">
            <text:p>j</text:p>
          </table:table-cell>
          <table:table-cell table:formula="of:=IF([.I51]=&quot;e&quot;;SQRT(POWER([.$K$26]-[.K51];2)+POWER([.$L$26]-[.L51];2));IF([.I51]=&quot;f&quot;;SQRT(POWER([.$K$40]-[.K51];2)+POWER([.$L$40]-[.L51];2));IF([.I51]=&quot;j&quot;;SQRT(POWER([.$K$64]-[.K51];2)+POWER([.$L$64]-[.L51];2));0)))" office:value-type="float" office:value="27.1648670160559" calcext:value-type="float">
            <text:p>27,16</text:p>
          </table:table-cell>
          <table:table-cell office:value-type="float" office:value="27.1" calcext:value-type="float">
            <text:p>27,1</text:p>
          </table:table-cell>
          <table:table-cell office:value-type="float" office:value="37.2" calcext:value-type="float">
            <text:p>37,2</text:p>
          </table:table-cell>
          <table:table-cell table:formula="of:=MROUND([.K51];1)" office:value-type="float" office:value="27" calcext:value-type="float">
            <text:p>27</text:p>
          </table:table-cell>
          <table:table-cell table:formula="of:=MROUND([.L51];1)" office:value-type="float" office:value="37" calcext:value-type="float">
            <text:p>37</text:p>
          </table:table-cell>
          <table:table-cell/>
          <table:table-cell table:formula="of:=IF([.P$2]=[.$M51];[.$C51];&quot;&quot;)">
            <text:p/>
          </table:table-cell>
          <table:table-cell table:formula="of:=IF([.Q$2]=[.$M51];[.$C51];&quot;&quot;)">
            <text:p/>
          </table:table-cell>
          <table:table-cell table:formula="of:=IF([.R$2]=[.$M51];[.$C51];&quot;&quot;)">
            <text:p/>
          </table:table-cell>
          <table:table-cell table:formula="of:=IF([.S$2]=[.$M51];[.$C51];&quot;&quot;)">
            <text:p/>
          </table:table-cell>
          <table:table-cell table:formula="of:=IF([.T$2]=[.$M51];[.$C51];&quot;&quot;)">
            <text:p/>
          </table:table-cell>
          <table:table-cell table:formula="of:=IF([.U$2]=[.$M51];[.$C51];&quot;&quot;)">
            <text:p/>
          </table:table-cell>
          <table:table-cell table:formula="of:=IF([.V$2]=[.$M51];[.$C51];&quot;&quot;)">
            <text:p/>
          </table:table-cell>
          <table:table-cell table:formula="of:=IF([.W$2]=[.$M51];[.$C51];&quot;&quot;)">
            <text:p/>
          </table:table-cell>
          <table:table-cell table:formula="of:=IF([.X$2]=[.$M51];[.$C51];&quot;&quot;)">
            <text:p/>
          </table:table-cell>
          <table:table-cell table:formula="of:=IF([.Y$2]=[.$M51];[.$C51];&quot;&quot;)">
            <text:p/>
          </table:table-cell>
          <table:table-cell table:formula="of:=IF([.Z$2]=[.$M51];[.$C51];&quot;&quot;)">
            <text:p/>
          </table:table-cell>
          <table:table-cell table:formula="of:=IF([.AA$2]=[.$M51];[.$C51];&quot;&quot;)">
            <text:p/>
          </table:table-cell>
          <table:table-cell table:style-name="ce145" table:formula="of:=IF([.AB$2]=[.$M51];[.$C51];&quot;&quot;)">
            <text:p/>
          </table:table-cell>
          <table:table-cell table:style-name="ce149" table:formula="of:=IF([.AC$2]=[.$M51];[.$C51];&quot;&quot;)">
            <text:p/>
          </table:table-cell>
          <table:table-cell table:style-name="ce149" table:formula="of:=IF([.AD$2]=[.$M51];[.$C51];&quot;&quot;)">
            <text:p/>
          </table:table-cell>
          <table:table-cell table:style-name="ce149" table:formula="of:=IF([.AE$2]=[.$M51];[.$C51];&quot;&quot;)">
            <text:p/>
          </table:table-cell>
          <table:table-cell table:style-name="ce149" table:formula="of:=IF([.AF$2]=[.$M51];[.$C51];&quot;&quot;)">
            <text:p/>
          </table:table-cell>
          <table:table-cell table:style-name="ce149" table:formula="of:=IF([.AG$2]=[.$M51];[.$C51];&quot;&quot;)">
            <text:p/>
          </table:table-cell>
          <table:table-cell table:style-name="ce149" table:formula="of:=IF([.AH$2]=[.$M51];[.$C51];&quot;&quot;)">
            <text:p/>
          </table:table-cell>
          <table:table-cell table:style-name="ce147" table:formula="of:=IF([.AI$2]=[.$M51];CONCATENATE([.$C51];[.$F51]);&quot;&quot;)" office:value-type="string" office:string-value="4g" calcext:value-type="string">
            <text:p>4g</text:p>
          </table:table-cell>
          <table:table-cell table:formula="of:=IF([.AJ$2]=[.$M51];[.$C51];&quot;&quot;)">
            <text:p/>
          </table:table-cell>
          <table:table-cell table:formula="of:=IF([.AK$2]=[.$M51];[.$C51];&quot;&quot;)">
            <text:p/>
          </table:table-cell>
          <table:table-cell table:formula="of:=IF([.AL$2]=[.$M51];[.$C51];&quot;&quot;)">
            <text:p/>
          </table:table-cell>
          <table:table-cell table:formula="of:=IF([.AM$2]=[.$M51];[.$C51];&quot;&quot;)">
            <text:p/>
          </table:table-cell>
          <table:table-cell table:formula="of:=IF([.AN$2]=[.$M51];[.$C51];&quot;&quot;)">
            <text:p/>
          </table:table-cell>
          <table:table-cell table:formula="of:=IF([.AO$2]=[.$M51];[.$C51];&quot;&quot;)">
            <text:p/>
          </table:table-cell>
          <table:table-cell table:formula="of:=IF([.AP$2]=[.$M51];[.$C51];&quot;&quot;)">
            <text:p/>
          </table:table-cell>
          <table:table-cell table:formula="of:=IF([.AQ$2]=[.$M51];[.$C51];&quot;&quot;)">
            <text:p/>
          </table:table-cell>
          <table:table-cell table:formula="of:=IF([.AR$2]=[.$M51];[.$C51];&quot;&quot;)">
            <text:p/>
          </table:table-cell>
          <table:table-cell table:formula="of:=IF([.AS$2]=[.$M51];[.$C51];&quot;&quot;)">
            <text:p/>
          </table:table-cell>
          <table:table-cell table:formula="of:=IF([.AT$2]=[.$M51];[.$C51];&quot;&quot;)">
            <text:p/>
          </table:table-cell>
          <table:table-cell table:formula="of:=IF([.AU$2]=[.$M51];[.$C51];&quot;&quot;)">
            <text:p/>
          </table:table-cell>
          <table:table-cell table:formula="of:=IF([.AV$2]=[.$M51];[.$C51];&quot;&quot;)">
            <text:p/>
          </table:table-cell>
          <table:table-cell table:formula="of:=IF([.AW$2]=[.$M51];[.$C51];&quot;&quot;)">
            <text:p/>
          </table:table-cell>
          <table:table-cell table:formula="of:=IF([.AX$2]=[.$M51];[.$C51];&quot;&quot;)">
            <text:p/>
          </table:table-cell>
          <table:table-cell table:style-name="ce146" table:formula="of:=IF([.AY$2]=[.$M51];[.$C51];&quot;&quot;)">
            <text:p/>
          </table:table-cell>
          <table:table-cell table:style-name="ce132" table:formula="of:=IF([.AZ$2]=[.$M51];[.$C51];&quot;&quot;)">
            <text:p/>
          </table:table-cell>
          <table:table-cell table:style-name="ce151" table:formula="of:=IF([.BA$2]=[.$M51];[.$C51];&quot;&quot;)">
            <text:p/>
          </table:table-cell>
          <table:table-cell table:formula="of:=IF([.BB$2]=[.$M51];[.$C51];&quot;&quot;)">
            <text:p/>
          </table:table-cell>
          <table:table-cell table:formula="of:=IF([.BC$2]=[.$M51];[.$C51];&quot;&quot;)">
            <text:p/>
          </table:table-cell>
          <table:table-cell table:formula="of:=IF([.BD$2]=[.$M51];[.$C51];&quot;&quot;)">
            <text:p/>
          </table:table-cell>
          <table:table-cell table:formula="of:=IF([.BE$2]=[.$M51];[.$C51];&quot;&quot;)">
            <text:p/>
          </table:table-cell>
          <table:table-cell table:formula="of:=IF([.BF$2]=[.$M51];[.$C51];&quot;&quot;)">
            <text:p/>
          </table:table-cell>
          <table:table-cell table:formula="of:=IF([.BG$2]=[.$M51];[.$C51];&quot;&quot;)">
            <text:p/>
          </table:table-cell>
          <table:table-cell table:formula="of:=IF([.BH$2]=[.$M51];[.$C51];&quot;&quot;)">
            <text:p/>
          </table:table-cell>
          <table:table-cell table:formula="of:=IF([.BI$2]=[.$M51];[.$C51];&quot;&quot;)">
            <text:p/>
          </table:table-cell>
          <table:table-cell table:formula="of:=IF([.BJ$2]=[.$M51];[.$C51];&quot;&quot;)">
            <text:p/>
          </table:table-cell>
          <table:table-cell table:formula="of:=IF([.BK$2]=[.$M51];[.$C51];&quot;&quot;)">
            <text:p/>
          </table:table-cell>
          <table:table-cell table:formula="of:=IF([.BL$2]=[.$M51];[.$C51];&quot;&quot;)">
            <text:p/>
          </table:table-cell>
          <table:table-cell table:formula="of:=IF([.BM$2]=[.$M51];[.$C51];&quot;&quot;)">
            <text:p/>
          </table:table-cell>
          <table:table-cell table:formula="of:=IF([.BN$2]=[.$M51];[.$C51];&quot;&quot;)">
            <text:p/>
          </table:table-cell>
          <table:table-cell table:formula="of:=IF([.BO$2]=[.$M51];[.$C51];&quot;&quot;)">
            <text:p/>
          </table:table-cell>
          <table:table-cell table:formula="of:=IF([.BP$2]=[.$M51];[.$C51];&quot;&quot;)">
            <text:p/>
          </table:table-cell>
          <table:table-cell table:formula="of:=IF([.BQ$2]=[.$M51];[.$C51];&quot;&quot;)">
            <text:p/>
          </table:table-cell>
          <table:table-cell table:formula="of:=IF([.BR$2]=[.$M51];[.$C51];&quot;&quot;)">
            <text:p/>
          </table:table-cell>
          <table:table-cell table:formula="of:=IF([.BS$2]=[.$M51];[.$C51];&quot;&quot;)">
            <text:p/>
          </table:table-cell>
          <table:table-cell table:formula="of:=IF([.BT$2]=[.$M51];[.$C51];&quot;&quot;)">
            <text:p/>
          </table:table-cell>
          <table:table-cell table:formula="of:=IF([.BU$2]=[.$M51];[.$C51];&quot;&quot;)">
            <text:p/>
          </table:table-cell>
          <table:table-cell table:formula="of:=IF([.BV$2]=[.$M51];[.$C51];&quot;&quot;)">
            <text:p/>
          </table:table-cell>
          <table:table-cell table:formula="of:=IF([.BW$2]=[.$M51];[.$C51];&quot;&quot;)">
            <text:p/>
          </table:table-cell>
          <table:table-cell table:formula="of:=IF([.BX$2]=[.$M51];[.$C51];&quot;&quot;)">
            <text:p/>
          </table:table-cell>
          <table:table-cell table:formula="of:=IF([.BY$2]=[.$M51];[.$C51];&quot;&quot;)">
            <text:p/>
          </table:table-cell>
          <table:table-cell table:formula="of:=IF([.BZ$2]=[.$M51];[.$C51];&quot;&quot;)">
            <text:p/>
          </table:table-cell>
          <table:table-cell table:formula="of:=IF([.CA$2]=[.$M51];[.$C51];&quot;&quot;)">
            <text:p/>
          </table:table-cell>
          <table:table-cell table:formula="of:=IF([.CB$2]=[.$M51];[.$C51];&quot;&quot;)">
            <text:p/>
          </table:table-cell>
          <table:table-cell table:formula="of:=IF([.CC$2]=[.$M51];[.$C51];&quot;&quot;)">
            <text:p/>
          </table:table-cell>
          <table:table-cell table:formula="of:=IF([.CD$2]=[.$M51];[.$C51];&quot;&quot;)">
            <text:p/>
          </table:table-cell>
          <table:table-cell table:formula="of:=IF([.CE$2]=[.$M51];[.$C51];&quot;&quot;)">
            <text:p/>
          </table:table-cell>
          <table:table-cell table:formula="of:=IF([.CF$2]=[.$M51];[.$C51];&quot;&quot;)">
            <text:p/>
          </table:table-cell>
          <table:table-cell table:formula="of:=IF([.CG$2]=[.$M51];[.$C51];&quot;&quot;)">
            <text:p/>
          </table:table-cell>
          <table:table-cell table:formula="of:=IF([.CH$2]=[.$M51];[.$C51];&quot;&quot;)">
            <text:p/>
          </table:table-cell>
          <table:table-cell table:formula="of:=IF([.CI$2]=[.$M51];[.$C51];&quot;&quot;)">
            <text:p/>
          </table:table-cell>
          <table:table-cell table:formula="of:=IF([.CJ$2]=[.$M51];[.$C51];&quot;&quot;)">
            <text:p/>
          </table:table-cell>
          <table:table-cell table:formula="of:=IF([.CK$2]=[.$M51];[.$C51];&quot;&quot;)">
            <text:p/>
          </table:table-cell>
          <table:table-cell table:formula="of:=IF([.CL$2]=[.$M51];[.$C51];&quot;&quot;)">
            <text:p/>
          </table:table-cell>
          <table:table-cell table:formula="of:=IF([.CM$2]=[.$M51];[.$C51];&quot;&quot;)">
            <text:p/>
          </table:table-cell>
          <table:table-cell table:formula="of:=IF([.CN$2]=[.$M51];[.$C51];&quot;&quot;)">
            <text:p/>
          </table:table-cell>
          <table:table-cell table:formula="of:=IF([.CO$2]=[.$M51];[.$C51];&quot;&quot;)">
            <text:p/>
          </table:table-cell>
          <table:table-cell table:formula="of:=IF([.CP$2]=[.$M51];[.$C51];&quot;&quot;)">
            <text:p/>
          </table:table-cell>
          <table:table-cell table:formula="of:=IF([.CQ$2]=[.$M51];[.$C51];&quot;&quot;)">
            <text:p/>
          </table:table-cell>
          <table:table-cell table:formula="of:=IF([.CR$2]=[.$M51];[.$C51];&quot;&quot;)">
            <text:p/>
          </table:table-cell>
          <table:table-cell table:formula="of:=IF([.CS$2]=[.$M51];[.$C51];&quot;&quot;)">
            <text:p/>
          </table:table-cell>
          <table:table-cell table:formula="of:=IF([.CT$2]=[.$M51];[.$C51];&quot;&quot;)">
            <text:p/>
          </table:table-cell>
          <table:table-cell table:formula="of:=IF([.CU$2]=[.$M51];[.$C51];&quot;&quot;)">
            <text:p/>
          </table:table-cell>
          <table:table-cell table:formula="of:=IF([.CV$2]=[.$M51];[.$C51];&quot;&quot;)">
            <text:p/>
          </table:table-cell>
          <table:table-cell table:formula="of:=IF([.CW$2]=[.$M51];[.$C51];&quot;&quot;)">
            <text:p/>
          </table:table-cell>
          <table:table-cell table:formula="of:=IF([.CX$2]=[.$M51];[.$C51];&quot;&quot;)">
            <text:p/>
          </table:table-cell>
          <table:table-cell table:formula="of:=IF([.CY$2]=[.$M51];[.$C51];&quot;&quot;)">
            <text:p/>
          </table:table-cell>
          <table:table-cell table:formula="of:=IF([.CZ$2]=[.$M51];[.$C51];&quot;&quot;)">
            <text:p/>
          </table:table-cell>
          <table:table-cell table:formula="of:=IF([.DA$2]=[.$M51];[.$C51];&quot;&quot;)">
            <text:p/>
          </table:table-cell>
          <table:table-cell table:formula="of:=IF([.DB$2]=[.$M51];[.$C51];&quot;&quot;)">
            <text:p/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ow_livest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кинутый аванпост</text:p>
          </table:table-cell>
          <table:table-cell office:value-type="float" office:value="0.4" calcext:value-type="float">
            <text:p>0,4</text:p>
          </table:table-cell>
          <table:table-cell table:formula="of:=VLOOKUP([.G52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52];[.$G$2:.$J$4];[.C52]-1)+VLOOKUP([.G52];[.$G$2:.$J$4];[.C52]-1)*[.E52];VLOOKUP([.G52];[.$G$2:.$L$4];6))" office:value-type="float" office:value="21" calcext:value-type="float">
            <text:p>21</text:p>
          </table:table-cell>
          <table:table-cell table:style-name="ce131" office:value-type="string" calcext:value-type="string">
            <text:p>f</text:p>
          </table:table-cell>
          <table:table-cell table:formula="of:=IF([.I52]=&quot;e&quot;;SQRT(POWER([.$K$26]-[.K52];2)+POWER([.$L$26]-[.L52];2));IF([.I52]=&quot;f&quot;;SQRT(POWER([.$K$40]-[.K52];2)+POWER([.$L$40]-[.L52];2));IF([.I52]=&quot;j&quot;;SQRT(POWER([.$K$64]-[.K52];2)+POWER([.$L$64]-[.L52];2));0)))" office:value-type="float" office:value="16.9292646030476" calcext:value-type="float">
            <text:p>16,93</text:p>
          </table:table-cell>
          <table:table-cell office:value-type="float" office:value="87.5" calcext:value-type="float">
            <text:p>87,5</text:p>
          </table:table-cell>
          <table:table-cell office:value-type="float" office:value="38.3" calcext:value-type="float">
            <text:p>38,3</text:p>
          </table:table-cell>
          <table:table-cell table:formula="of:=MROUND([.K52];1)" office:value-type="float" office:value="88" calcext:value-type="float">
            <text:p>88</text:p>
          </table:table-cell>
          <table:table-cell table:formula="of:=MROUND([.L52];1)" office:value-type="float" office:value="38" calcext:value-type="float">
            <text:p>38</text:p>
          </table:table-cell>
          <table:table-cell/>
          <table:table-cell table:formula="of:=IF([.P$2]=[.$M52];[.$C52];&quot;&quot;)">
            <text:p/>
          </table:table-cell>
          <table:table-cell table:formula="of:=IF([.Q$2]=[.$M52];[.$C52];&quot;&quot;)">
            <text:p/>
          </table:table-cell>
          <table:table-cell table:formula="of:=IF([.R$2]=[.$M52];[.$C52];&quot;&quot;)">
            <text:p/>
          </table:table-cell>
          <table:table-cell table:formula="of:=IF([.S$2]=[.$M52];[.$C52];&quot;&quot;)">
            <text:p/>
          </table:table-cell>
          <table:table-cell table:formula="of:=IF([.T$2]=[.$M52];[.$C52];&quot;&quot;)">
            <text:p/>
          </table:table-cell>
          <table:table-cell table:formula="of:=IF([.U$2]=[.$M52];[.$C52];&quot;&quot;)">
            <text:p/>
          </table:table-cell>
          <table:table-cell table:formula="of:=IF([.V$2]=[.$M52];[.$C52];&quot;&quot;)">
            <text:p/>
          </table:table-cell>
          <table:table-cell table:formula="of:=IF([.W$2]=[.$M52];[.$C52];&quot;&quot;)">
            <text:p/>
          </table:table-cell>
          <table:table-cell table:formula="of:=IF([.X$2]=[.$M52];[.$C52];&quot;&quot;)">
            <text:p/>
          </table:table-cell>
          <table:table-cell table:formula="of:=IF([.Y$2]=[.$M52];[.$C52];&quot;&quot;)">
            <text:p/>
          </table:table-cell>
          <table:table-cell table:formula="of:=IF([.Z$2]=[.$M52];[.$C52];&quot;&quot;)">
            <text:p/>
          </table:table-cell>
          <table:table-cell table:formula="of:=IF([.AA$2]=[.$M52];[.$C52];&quot;&quot;)">
            <text:p/>
          </table:table-cell>
          <table:table-cell table:style-name="ce146" table:formula="of:=IF([.AB$2]=[.$M52];[.$C52];&quot;&quot;)">
            <text:p/>
          </table:table-cell>
          <table:table-cell table:style-name="ce132" table:formula="of:=IF([.AC$2]=[.$M52];[.$C52];&quot;&quot;)">
            <text:p/>
          </table:table-cell>
          <table:table-cell table:style-name="ce132" table:formula="of:=IF([.AD$2]=[.$M52];[.$C52];&quot;&quot;)">
            <text:p/>
          </table:table-cell>
          <table:table-cell table:style-name="ce132" table:formula="of:=IF([.AE$2]=[.$M52];[.$C52];&quot;&quot;)">
            <text:p/>
          </table:table-cell>
          <table:table-cell table:style-name="ce132" table:formula="of:=IF([.AF$2]=[.$M52];[.$C52];&quot;&quot;)">
            <text:p/>
          </table:table-cell>
          <table:table-cell table:style-name="ce132" table:formula="of:=IF([.AG$2]=[.$M52];[.$C52];&quot;&quot;)">
            <text:p/>
          </table:table-cell>
          <table:table-cell table:style-name="ce132" table:formula="of:=IF([.AH$2]=[.$M52];[.$C52];&quot;&quot;)">
            <text:p/>
          </table:table-cell>
          <table:table-cell table:style-name="ce151" table:formula="of:=IF([.AI$2]=[.$M52];[.$C52];&quot;&quot;)">
            <text:p/>
          </table:table-cell>
          <table:table-cell table:formula="of:=IF([.AJ$2]=[.$M52];[.$C52];&quot;&quot;)">
            <text:p/>
          </table:table-cell>
          <table:table-cell table:formula="of:=IF([.AK$2]=[.$M52];[.$C52];&quot;&quot;)">
            <text:p/>
          </table:table-cell>
          <table:table-cell table:formula="of:=IF([.AL$2]=[.$M52];[.$C52];&quot;&quot;)">
            <text:p/>
          </table:table-cell>
          <table:table-cell table:formula="of:=IF([.AM$2]=[.$M52];[.$C52];&quot;&quot;)">
            <text:p/>
          </table:table-cell>
          <table:table-cell table:formula="of:=IF([.AN$2]=[.$M52];[.$C52];&quot;&quot;)">
            <text:p/>
          </table:table-cell>
          <table:table-cell table:formula="of:=IF([.AO$2]=[.$M52];[.$C52];&quot;&quot;)">
            <text:p/>
          </table:table-cell>
          <table:table-cell table:formula="of:=IF([.AP$2]=[.$M52];[.$C52];&quot;&quot;)">
            <text:p/>
          </table:table-cell>
          <table:table-cell table:formula="of:=IF([.AQ$2]=[.$M52];[.$C52];&quot;&quot;)">
            <text:p/>
          </table:table-cell>
          <table:table-cell table:formula="of:=IF([.AR$2]=[.$M52];[.$C52];&quot;&quot;)">
            <text:p/>
          </table:table-cell>
          <table:table-cell table:formula="of:=IF([.AS$2]=[.$M52];[.$C52];&quot;&quot;)">
            <text:p/>
          </table:table-cell>
          <table:table-cell table:formula="of:=IF([.AT$2]=[.$M52];[.$C52];&quot;&quot;)">
            <text:p/>
          </table:table-cell>
          <table:table-cell table:formula="of:=IF([.AU$2]=[.$M52];[.$C52];&quot;&quot;)">
            <text:p/>
          </table:table-cell>
          <table:table-cell table:formula="of:=IF([.AV$2]=[.$M52];[.$C52];&quot;&quot;)">
            <text:p/>
          </table:table-cell>
          <table:table-cell table:formula="of:=IF([.AW$2]=[.$M52];[.$C52];&quot;&quot;)">
            <text:p/>
          </table:table-cell>
          <table:table-cell table:formula="of:=IF([.AX$2]=[.$M52];[.$C52];&quot;&quot;)">
            <text:p/>
          </table:table-cell>
          <table:table-cell table:style-name="ce146" table:formula="of:=IF([.AY$2]=[.$M52];[.$C52];&quot;&quot;)">
            <text:p/>
          </table:table-cell>
          <table:table-cell table:style-name="ce132" table:formula="of:=IF([.AZ$2]=[.$M52];[.$C52];&quot;&quot;)">
            <text:p/>
          </table:table-cell>
          <table:table-cell table:style-name="ce151" table:formula="of:=IF([.BA$2]=[.$M52];[.$C52];&quot;&quot;)">
            <text:p/>
          </table:table-cell>
          <table:table-cell table:formula="of:=IF([.BB$2]=[.$M52];[.$C52];&quot;&quot;)">
            <text:p/>
          </table:table-cell>
          <table:table-cell table:formula="of:=IF([.BC$2]=[.$M52];[.$C52];&quot;&quot;)">
            <text:p/>
          </table:table-cell>
          <table:table-cell table:formula="of:=IF([.BD$2]=[.$M52];[.$C52];&quot;&quot;)">
            <text:p/>
          </table:table-cell>
          <table:table-cell table:formula="of:=IF([.BE$2]=[.$M52];[.$C52];&quot;&quot;)">
            <text:p/>
          </table:table-cell>
          <table:table-cell table:formula="of:=IF([.BF$2]=[.$M52];[.$C52];&quot;&quot;)">
            <text:p/>
          </table:table-cell>
          <table:table-cell table:formula="of:=IF([.BG$2]=[.$M52];[.$C52];&quot;&quot;)">
            <text:p/>
          </table:table-cell>
          <table:table-cell table:formula="of:=IF([.BH$2]=[.$M52];[.$C52];&quot;&quot;)">
            <text:p/>
          </table:table-cell>
          <table:table-cell table:formula="of:=IF([.BI$2]=[.$M52];[.$C52];&quot;&quot;)">
            <text:p/>
          </table:table-cell>
          <table:table-cell table:formula="of:=IF([.BJ$2]=[.$M52];[.$C52];&quot;&quot;)">
            <text:p/>
          </table:table-cell>
          <table:table-cell table:formula="of:=IF([.BK$2]=[.$M52];[.$C52];&quot;&quot;)">
            <text:p/>
          </table:table-cell>
          <table:table-cell table:formula="of:=IF([.BL$2]=[.$M52];[.$C52];&quot;&quot;)">
            <text:p/>
          </table:table-cell>
          <table:table-cell table:formula="of:=IF([.BM$2]=[.$M52];[.$C52];&quot;&quot;)">
            <text:p/>
          </table:table-cell>
          <table:table-cell table:formula="of:=IF([.BN$2]=[.$M52];[.$C52];&quot;&quot;)">
            <text:p/>
          </table:table-cell>
          <table:table-cell table:formula="of:=IF([.BO$2]=[.$M52];[.$C52];&quot;&quot;)">
            <text:p/>
          </table:table-cell>
          <table:table-cell table:formula="of:=IF([.BP$2]=[.$M52];[.$C52];&quot;&quot;)">
            <text:p/>
          </table:table-cell>
          <table:table-cell table:formula="of:=IF([.BQ$2]=[.$M52];[.$C52];&quot;&quot;)">
            <text:p/>
          </table:table-cell>
          <table:table-cell table:formula="of:=IF([.BR$2]=[.$M52];[.$C52];&quot;&quot;)">
            <text:p/>
          </table:table-cell>
          <table:table-cell table:formula="of:=IF([.BS$2]=[.$M52];[.$C52];&quot;&quot;)">
            <text:p/>
          </table:table-cell>
          <table:table-cell table:formula="of:=IF([.BT$2]=[.$M52];[.$C52];&quot;&quot;)">
            <text:p/>
          </table:table-cell>
          <table:table-cell table:formula="of:=IF([.BU$2]=[.$M52];[.$C52];&quot;&quot;)">
            <text:p/>
          </table:table-cell>
          <table:table-cell table:formula="of:=IF([.BV$2]=[.$M52];[.$C52];&quot;&quot;)">
            <text:p/>
          </table:table-cell>
          <table:table-cell table:formula="of:=IF([.BW$2]=[.$M52];[.$C52];&quot;&quot;)">
            <text:p/>
          </table:table-cell>
          <table:table-cell table:formula="of:=IF([.BX$2]=[.$M52];[.$C52];&quot;&quot;)">
            <text:p/>
          </table:table-cell>
          <table:table-cell table:formula="of:=IF([.BY$2]=[.$M52];[.$C52];&quot;&quot;)">
            <text:p/>
          </table:table-cell>
          <table:table-cell table:formula="of:=IF([.BZ$2]=[.$M52];[.$C52];&quot;&quot;)">
            <text:p/>
          </table:table-cell>
          <table:table-cell table:formula="of:=IF([.CA$2]=[.$M52];[.$C52];&quot;&quot;)">
            <text:p/>
          </table:table-cell>
          <table:table-cell table:formula="of:=IF([.CB$2]=[.$M52];[.$C52];&quot;&quot;)">
            <text:p/>
          </table:table-cell>
          <table:table-cell table:formula="of:=IF([.CC$2]=[.$M52];[.$C52];&quot;&quot;)">
            <text:p/>
          </table:table-cell>
          <table:table-cell table:formula="of:=IF([.CD$2]=[.$M52];[.$C52];&quot;&quot;)">
            <text:p/>
          </table:table-cell>
          <table:table-cell table:formula="of:=IF([.CE$2]=[.$M52];[.$C52];&quot;&quot;)">
            <text:p/>
          </table:table-cell>
          <table:table-cell table:formula="of:=IF([.CF$2]=[.$M52];[.$C52];&quot;&quot;)">
            <text:p/>
          </table:table-cell>
          <table:table-cell table:formula="of:=IF([.CG$2]=[.$M52];[.$C52];&quot;&quot;)">
            <text:p/>
          </table:table-cell>
          <table:table-cell table:formula="of:=IF([.CH$2]=[.$M52];[.$C52];&quot;&quot;)">
            <text:p/>
          </table:table-cell>
          <table:table-cell table:formula="of:=IF([.CI$2]=[.$M52];[.$C52];&quot;&quot;)">
            <text:p/>
          </table:table-cell>
          <table:table-cell table:formula="of:=IF([.CJ$2]=[.$M52];[.$C52];&quot;&quot;)">
            <text:p/>
          </table:table-cell>
          <table:table-cell table:formula="of:=IF([.CK$2]=[.$M52];[.$C52];&quot;&quot;)">
            <text:p/>
          </table:table-cell>
          <table:table-cell table:formula="of:=IF([.CL$2]=[.$M52];[.$C52];&quot;&quot;)">
            <text:p/>
          </table:table-cell>
          <table:table-cell table:formula="of:=IF([.CM$2]=[.$M52];[.$C52];&quot;&quot;)">
            <text:p/>
          </table:table-cell>
          <table:table-cell table:formula="of:=IF([.CN$2]=[.$M52];[.$C52];&quot;&quot;)">
            <text:p/>
          </table:table-cell>
          <table:table-cell table:formula="of:=IF([.CO$2]=[.$M52];[.$C52];&quot;&quot;)">
            <text:p/>
          </table:table-cell>
          <table:table-cell table:formula="of:=IF([.CP$2]=[.$M52];[.$C52];&quot;&quot;)">
            <text:p/>
          </table:table-cell>
          <table:table-cell table:formula="of:=IF([.CQ$2]=[.$M52];[.$C52];&quot;&quot;)">
            <text:p/>
          </table:table-cell>
          <table:table-cell table:style-name="ce154" table:formula="of:=IF([.CR$2]=[.$M52];CONCATENATE([.$C52];[.$F52]);&quot;&quot;)" office:value-type="string" office:string-value="4t" calcext:value-type="string">
            <text:p>4t</text:p>
          </table:table-cell>
          <table:table-cell table:formula="of:=IF([.CS$2]=[.$M52];[.$C52];&quot;&quot;)">
            <text:p/>
          </table:table-cell>
          <table:table-cell table:formula="of:=IF([.CT$2]=[.$M52];[.$C52];&quot;&quot;)">
            <text:p/>
          </table:table-cell>
          <table:table-cell table:formula="of:=IF([.CU$2]=[.$M52];[.$C52];&quot;&quot;)">
            <text:p/>
          </table:table-cell>
          <table:table-cell table:formula="of:=IF([.CV$2]=[.$M52];[.$C52];&quot;&quot;)">
            <text:p/>
          </table:table-cell>
          <table:table-cell table:formula="of:=IF([.CW$2]=[.$M52];[.$C52];&quot;&quot;)">
            <text:p/>
          </table:table-cell>
          <table:table-cell table:formula="of:=IF([.CX$2]=[.$M52];[.$C52];&quot;&quot;)">
            <text:p/>
          </table:table-cell>
          <table:table-cell table:formula="of:=IF([.CY$2]=[.$M52];[.$C52];&quot;&quot;)">
            <text:p/>
          </table:table-cell>
          <table:table-cell table:formula="of:=IF([.CZ$2]=[.$M52];[.$C52];&quot;&quot;)">
            <text:p/>
          </table:table-cell>
          <table:table-cell table:formula="of:=IF([.DA$2]=[.$M52];[.$C52];&quot;&quot;)">
            <text:p/>
          </table:table-cell>
          <table:table-cell table:formula="of:=IF([.DB$2]=[.$M52];[.$C52];&quot;&quot;)">
            <text:p/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ow_lavast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Обелиски лавы</text:p>
          </table:table-cell>
          <table:table-cell office:value-type="float" office:value="0.3" calcext:value-type="float">
            <text:p>0,3</text:p>
          </table:table-cell>
          <table:table-cell table:formula="of:=VLOOKUP([.G53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53];[.$G$2:.$J$4];[.C53]-1)+VLOOKUP([.G53];[.$G$2:.$J$4];[.C53]-1)*[.E53];VLOOKUP([.G53];[.$G$2:.$L$4];6))" office:value-type="float" office:value="20" calcext:value-type="float">
            <text:p>20</text:p>
          </table:table-cell>
          <table:table-cell table:style-name="ce132" office:value-type="string" calcext:value-type="string">
            <text:p>j</text:p>
          </table:table-cell>
          <table:table-cell table:formula="of:=IF([.I53]=&quot;e&quot;;SQRT(POWER([.$K$26]-[.K53];2)+POWER([.$L$26]-[.L53];2));IF([.I53]=&quot;f&quot;;SQRT(POWER([.$K$40]-[.K53];2)+POWER([.$L$40]-[.L53];2));IF([.I53]=&quot;j&quot;;SQRT(POWER([.$K$64]-[.K53];2)+POWER([.$L$64]-[.L53];2));0)))" office:value-type="float" office:value="27.8354091042327" calcext:value-type="float">
            <text:p>27,84</text:p>
          </table:table-cell>
          <table:table-cell office:value-type="float" office:value="19.8" calcext:value-type="float">
            <text:p>19,8</text:p>
          </table:table-cell>
          <table:table-cell office:value-type="float" office:value="39.5" calcext:value-type="float">
            <text:p>39,5</text:p>
          </table:table-cell>
          <table:table-cell table:formula="of:=MROUND([.K53];1)" office:value-type="float" office:value="20" calcext:value-type="float">
            <text:p>20</text:p>
          </table:table-cell>
          <table:table-cell table:formula="of:=MROUND([.L53];1)" office:value-type="float" office:value="40" calcext:value-type="float">
            <text:p>40</text:p>
          </table:table-cell>
          <table:table-cell/>
          <table:table-cell table:formula="of:=IF([.P$2]=[.$M53];[.$C53];&quot;&quot;)">
            <text:p/>
          </table:table-cell>
          <table:table-cell table:formula="of:=IF([.Q$2]=[.$M53];[.$C53];&quot;&quot;)">
            <text:p/>
          </table:table-cell>
          <table:table-cell table:formula="of:=IF([.R$2]=[.$M53];[.$C53];&quot;&quot;)">
            <text:p/>
          </table:table-cell>
          <table:table-cell table:formula="of:=IF([.S$2]=[.$M53];[.$C53];&quot;&quot;)">
            <text:p/>
          </table:table-cell>
          <table:table-cell table:formula="of:=IF([.T$2]=[.$M53];[.$C53];&quot;&quot;)">
            <text:p/>
          </table:table-cell>
          <table:table-cell table:formula="of:=IF([.U$2]=[.$M53];[.$C53];&quot;&quot;)">
            <text:p/>
          </table:table-cell>
          <table:table-cell table:formula="of:=IF([.V$2]=[.$M53];[.$C53];&quot;&quot;)">
            <text:p/>
          </table:table-cell>
          <table:table-cell table:formula="of:=IF([.W$2]=[.$M53];[.$C53];&quot;&quot;)">
            <text:p/>
          </table:table-cell>
          <table:table-cell table:formula="of:=IF([.X$2]=[.$M53];[.$C53];&quot;&quot;)">
            <text:p/>
          </table:table-cell>
          <table:table-cell table:formula="of:=IF([.Y$2]=[.$M53];[.$C53];&quot;&quot;)">
            <text:p/>
          </table:table-cell>
          <table:table-cell table:formula="of:=IF([.Z$2]=[.$M53];[.$C53];&quot;&quot;)">
            <text:p/>
          </table:table-cell>
          <table:table-cell table:formula="of:=IF([.AA$2]=[.$M53];[.$C53];&quot;&quot;)">
            <text:p/>
          </table:table-cell>
          <table:table-cell table:style-name="ce147" table:formula="of:=IF([.AB$2]=[.$M53];CONCATENATE([.$C53];[.$F53]);&quot;&quot;)" office:value-type="string" office:string-value="4t" calcext:value-type="string">
            <text:p>4t</text:p>
          </table:table-cell>
          <table:table-cell table:style-name="ce132" table:formula="of:=IF([.AC$2]=[.$M53];[.$C53];&quot;&quot;)">
            <text:p/>
          </table:table-cell>
          <table:table-cell table:style-name="ce132" table:formula="of:=IF([.AD$2]=[.$M53];[.$C53];&quot;&quot;)">
            <text:p/>
          </table:table-cell>
          <table:table-cell table:style-name="ce132" table:formula="of:=IF([.AE$2]=[.$M53];[.$C53];&quot;&quot;)">
            <text:p/>
          </table:table-cell>
          <table:table-cell table:style-name="ce132" table:formula="of:=IF([.AF$2]=[.$M53];[.$C53];&quot;&quot;)">
            <text:p/>
          </table:table-cell>
          <table:table-cell table:style-name="ce132" table:formula="of:=IF([.AG$2]=[.$M53];[.$C53];&quot;&quot;)">
            <text:p/>
          </table:table-cell>
          <table:table-cell table:style-name="ce132" table:formula="of:=IF([.AH$2]=[.$M53];[.$C53];&quot;&quot;)">
            <text:p/>
          </table:table-cell>
          <table:table-cell table:style-name="ce151" table:formula="of:=IF([.AI$2]=[.$M53];[.$C53];&quot;&quot;)">
            <text:p/>
          </table:table-cell>
          <table:table-cell table:formula="of:=IF([.AJ$2]=[.$M53];[.$C53];&quot;&quot;)">
            <text:p/>
          </table:table-cell>
          <table:table-cell table:formula="of:=IF([.AK$2]=[.$M53];[.$C53];&quot;&quot;)">
            <text:p/>
          </table:table-cell>
          <table:table-cell table:formula="of:=IF([.AL$2]=[.$M53];[.$C53];&quot;&quot;)">
            <text:p/>
          </table:table-cell>
          <table:table-cell table:formula="of:=IF([.AM$2]=[.$M53];[.$C53];&quot;&quot;)">
            <text:p/>
          </table:table-cell>
          <table:table-cell table:formula="of:=IF([.AN$2]=[.$M53];[.$C53];&quot;&quot;)">
            <text:p/>
          </table:table-cell>
          <table:table-cell table:formula="of:=IF([.AO$2]=[.$M53];[.$C53];&quot;&quot;)">
            <text:p/>
          </table:table-cell>
          <table:table-cell table:formula="of:=IF([.AP$2]=[.$M53];[.$C53];&quot;&quot;)">
            <text:p/>
          </table:table-cell>
          <table:table-cell table:formula="of:=IF([.AQ$2]=[.$M53];[.$C53];&quot;&quot;)">
            <text:p/>
          </table:table-cell>
          <table:table-cell table:formula="of:=IF([.AR$2]=[.$M53];[.$C53];&quot;&quot;)">
            <text:p/>
          </table:table-cell>
          <table:table-cell table:formula="of:=IF([.AS$2]=[.$M53];[.$C53];&quot;&quot;)">
            <text:p/>
          </table:table-cell>
          <table:table-cell table:formula="of:=IF([.AT$2]=[.$M53];[.$C53];&quot;&quot;)">
            <text:p/>
          </table:table-cell>
          <table:table-cell table:formula="of:=IF([.AU$2]=[.$M53];[.$C53];&quot;&quot;)">
            <text:p/>
          </table:table-cell>
          <table:table-cell table:formula="of:=IF([.AV$2]=[.$M53];[.$C53];&quot;&quot;)">
            <text:p/>
          </table:table-cell>
          <table:table-cell table:formula="of:=IF([.AW$2]=[.$M53];[.$C53];&quot;&quot;)">
            <text:p/>
          </table:table-cell>
          <table:table-cell table:formula="of:=IF([.AX$2]=[.$M53];[.$C53];&quot;&quot;)">
            <text:p/>
          </table:table-cell>
          <table:table-cell table:style-name="ce146" table:formula="of:=IF([.AY$2]=[.$M53];[.$C53];&quot;&quot;)">
            <text:p/>
          </table:table-cell>
          <table:table-cell table:style-name="ce132" table:formula="of:=IF([.AZ$2]=[.$M53];[.$C53];&quot;&quot;)">
            <text:p/>
          </table:table-cell>
          <table:table-cell table:style-name="ce151" table:formula="of:=IF([.BA$2]=[.$M53];[.$C53];&quot;&quot;)">
            <text:p/>
          </table:table-cell>
          <table:table-cell table:formula="of:=IF([.BB$2]=[.$M53];[.$C53];&quot;&quot;)">
            <text:p/>
          </table:table-cell>
          <table:table-cell table:formula="of:=IF([.BC$2]=[.$M53];[.$C53];&quot;&quot;)">
            <text:p/>
          </table:table-cell>
          <table:table-cell table:formula="of:=IF([.BD$2]=[.$M53];[.$C53];&quot;&quot;)">
            <text:p/>
          </table:table-cell>
          <table:table-cell table:formula="of:=IF([.BE$2]=[.$M53];[.$C53];&quot;&quot;)">
            <text:p/>
          </table:table-cell>
          <table:table-cell table:formula="of:=IF([.BF$2]=[.$M53];[.$C53];&quot;&quot;)">
            <text:p/>
          </table:table-cell>
          <table:table-cell table:formula="of:=IF([.BG$2]=[.$M53];[.$C53];&quot;&quot;)">
            <text:p/>
          </table:table-cell>
          <table:table-cell table:formula="of:=IF([.BH$2]=[.$M53];[.$C53];&quot;&quot;)">
            <text:p/>
          </table:table-cell>
          <table:table-cell table:formula="of:=IF([.BI$2]=[.$M53];[.$C53];&quot;&quot;)">
            <text:p/>
          </table:table-cell>
          <table:table-cell table:formula="of:=IF([.BJ$2]=[.$M53];[.$C53];&quot;&quot;)">
            <text:p/>
          </table:table-cell>
          <table:table-cell table:formula="of:=IF([.BK$2]=[.$M53];[.$C53];&quot;&quot;)">
            <text:p/>
          </table:table-cell>
          <table:table-cell table:formula="of:=IF([.BL$2]=[.$M53];[.$C53];&quot;&quot;)">
            <text:p/>
          </table:table-cell>
          <table:table-cell table:formula="of:=IF([.BM$2]=[.$M53];[.$C53];&quot;&quot;)">
            <text:p/>
          </table:table-cell>
          <table:table-cell table:formula="of:=IF([.BN$2]=[.$M53];[.$C53];&quot;&quot;)">
            <text:p/>
          </table:table-cell>
          <table:table-cell table:formula="of:=IF([.BO$2]=[.$M53];[.$C53];&quot;&quot;)">
            <text:p/>
          </table:table-cell>
          <table:table-cell table:formula="of:=IF([.BP$2]=[.$M53];[.$C53];&quot;&quot;)">
            <text:p/>
          </table:table-cell>
          <table:table-cell table:formula="of:=IF([.BQ$2]=[.$M53];[.$C53];&quot;&quot;)">
            <text:p/>
          </table:table-cell>
          <table:table-cell table:formula="of:=IF([.BR$2]=[.$M53];[.$C53];&quot;&quot;)">
            <text:p/>
          </table:table-cell>
          <table:table-cell table:formula="of:=IF([.BS$2]=[.$M53];[.$C53];&quot;&quot;)">
            <text:p/>
          </table:table-cell>
          <table:table-cell table:formula="of:=IF([.BT$2]=[.$M53];[.$C53];&quot;&quot;)">
            <text:p/>
          </table:table-cell>
          <table:table-cell table:formula="of:=IF([.BU$2]=[.$M53];[.$C53];&quot;&quot;)">
            <text:p/>
          </table:table-cell>
          <table:table-cell table:formula="of:=IF([.BV$2]=[.$M53];[.$C53];&quot;&quot;)">
            <text:p/>
          </table:table-cell>
          <table:table-cell table:formula="of:=IF([.BW$2]=[.$M53];[.$C53];&quot;&quot;)">
            <text:p/>
          </table:table-cell>
          <table:table-cell table:formula="of:=IF([.BX$2]=[.$M53];[.$C53];&quot;&quot;)">
            <text:p/>
          </table:table-cell>
          <table:table-cell table:formula="of:=IF([.BY$2]=[.$M53];[.$C53];&quot;&quot;)">
            <text:p/>
          </table:table-cell>
          <table:table-cell table:formula="of:=IF([.BZ$2]=[.$M53];[.$C53];&quot;&quot;)">
            <text:p/>
          </table:table-cell>
          <table:table-cell table:formula="of:=IF([.CA$2]=[.$M53];[.$C53];&quot;&quot;)">
            <text:p/>
          </table:table-cell>
          <table:table-cell table:formula="of:=IF([.CB$2]=[.$M53];[.$C53];&quot;&quot;)">
            <text:p/>
          </table:table-cell>
          <table:table-cell table:formula="of:=IF([.CC$2]=[.$M53];[.$C53];&quot;&quot;)">
            <text:p/>
          </table:table-cell>
          <table:table-cell table:formula="of:=IF([.CD$2]=[.$M53];[.$C53];&quot;&quot;)">
            <text:p/>
          </table:table-cell>
          <table:table-cell table:formula="of:=IF([.CE$2]=[.$M53];[.$C53];&quot;&quot;)">
            <text:p/>
          </table:table-cell>
          <table:table-cell table:formula="of:=IF([.CF$2]=[.$M53];[.$C53];&quot;&quot;)">
            <text:p/>
          </table:table-cell>
          <table:table-cell table:formula="of:=IF([.CG$2]=[.$M53];[.$C53];&quot;&quot;)">
            <text:p/>
          </table:table-cell>
          <table:table-cell table:formula="of:=IF([.CH$2]=[.$M53];[.$C53];&quot;&quot;)">
            <text:p/>
          </table:table-cell>
          <table:table-cell table:formula="of:=IF([.CI$2]=[.$M53];[.$C53];&quot;&quot;)">
            <text:p/>
          </table:table-cell>
          <table:table-cell table:formula="of:=IF([.CJ$2]=[.$M53];[.$C53];&quot;&quot;)">
            <text:p/>
          </table:table-cell>
          <table:table-cell table:formula="of:=IF([.CK$2]=[.$M53];[.$C53];&quot;&quot;)">
            <text:p/>
          </table:table-cell>
          <table:table-cell table:formula="of:=IF([.CL$2]=[.$M53];[.$C53];&quot;&quot;)">
            <text:p/>
          </table:table-cell>
          <table:table-cell table:formula="of:=IF([.CM$2]=[.$M53];[.$C53];&quot;&quot;)">
            <text:p/>
          </table:table-cell>
          <table:table-cell table:formula="of:=IF([.CN$2]=[.$M53];[.$C53];&quot;&quot;)">
            <text:p/>
          </table:table-cell>
          <table:table-cell table:formula="of:=IF([.CO$2]=[.$M53];[.$C53];&quot;&quot;)">
            <text:p/>
          </table:table-cell>
          <table:table-cell table:formula="of:=IF([.CP$2]=[.$M53];[.$C53];&quot;&quot;)">
            <text:p/>
          </table:table-cell>
          <table:table-cell table:formula="of:=IF([.CQ$2]=[.$M53];[.$C53];&quot;&quot;)">
            <text:p/>
          </table:table-cell>
          <table:table-cell table:formula="of:=IF([.CR$2]=[.$M53];[.$C53];&quot;&quot;)">
            <text:p/>
          </table:table-cell>
          <table:table-cell table:formula="of:=IF([.CS$2]=[.$M53];[.$C53];&quot;&quot;)">
            <text:p/>
          </table:table-cell>
          <table:table-cell table:formula="of:=IF([.CT$2]=[.$M53];[.$C53];&quot;&quot;)">
            <text:p/>
          </table:table-cell>
          <table:table-cell table:formula="of:=IF([.CU$2]=[.$M53];[.$C53];&quot;&quot;)">
            <text:p/>
          </table:table-cell>
          <table:table-cell table:formula="of:=IF([.CV$2]=[.$M53];[.$C53];&quot;&quot;)">
            <text:p/>
          </table:table-cell>
          <table:table-cell table:formula="of:=IF([.CW$2]=[.$M53];[.$C53];&quot;&quot;)">
            <text:p/>
          </table:table-cell>
          <table:table-cell table:formula="of:=IF([.CX$2]=[.$M53];[.$C53];&quot;&quot;)">
            <text:p/>
          </table:table-cell>
          <table:table-cell table:formula="of:=IF([.CY$2]=[.$M53];[.$C53];&quot;&quot;)">
            <text:p/>
          </table:table-cell>
          <table:table-cell table:formula="of:=IF([.CZ$2]=[.$M53];[.$C53];&quot;&quot;)">
            <text:p/>
          </table:table-cell>
          <table:table-cell table:formula="of:=IF([.DA$2]=[.$M53];[.$C53];&quot;&quot;)">
            <text:p/>
          </table:table-cell>
          <table:table-cell table:formula="of:=IF([.DB$2]=[.$M53];[.$C53];&quot;&quot;)">
            <text:p/>
          </table:table-cell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string" calcext:value-type="string">
            <text:p>ow_aliendebris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ревние руины</text:p>
          </table:table-cell>
          <table:table-cell office:value-type="float" office:value="0.7" calcext:value-type="float">
            <text:p>0,7</text:p>
          </table:table-cell>
          <table:table-cell table:formula="of:=VLOOKUP([.G54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54];[.$G$2:.$J$4];[.C54]-1)+VLOOKUP([.G54];[.$G$2:.$J$4];[.C54]-1)*[.E54];VLOOKUP([.G54];[.$G$2:.$L$4];6))" office:value-type="float" office:value="26" calcext:value-type="float">
            <text:p>26</text:p>
          </table:table-cell>
          <table:table-cell table:style-name="ce132" office:value-type="string" calcext:value-type="string">
            <text:p>j</text:p>
          </table:table-cell>
          <table:table-cell table:formula="of:=IF([.I54]=&quot;e&quot;;SQRT(POWER([.$K$26]-[.K54];2)+POWER([.$L$26]-[.L54];2));IF([.I54]=&quot;f&quot;;SQRT(POWER([.$K$40]-[.K54];2)+POWER([.$L$40]-[.L54];2));IF([.I54]=&quot;j&quot;;SQRT(POWER([.$K$64]-[.K54];2)+POWER([.$L$64]-[.L54];2));0)))" office:value-type="float" office:value="26.5228203628498" calcext:value-type="float">
            <text:p>26,52</text:p>
          </table:table-cell>
          <table:table-cell office:value-type="float" office:value="45.4" calcext:value-type="float">
            <text:p>45,4</text:p>
          </table:table-cell>
          <table:table-cell office:value-type="float" office:value="39.6" calcext:value-type="float">
            <text:p>39,6</text:p>
          </table:table-cell>
          <table:table-cell table:formula="of:=MROUND([.K54];1)" office:value-type="float" office:value="45" calcext:value-type="float">
            <text:p>45</text:p>
          </table:table-cell>
          <table:table-cell table:formula="of:=MROUND([.L54];1)" office:value-type="float" office:value="40" calcext:value-type="float">
            <text:p>40</text:p>
          </table:table-cell>
          <table:table-cell/>
          <table:table-cell table:formula="of:=IF([.P$2]=[.$M54];[.$C54];&quot;&quot;)">
            <text:p/>
          </table:table-cell>
          <table:table-cell table:formula="of:=IF([.Q$2]=[.$M54];[.$C54];&quot;&quot;)">
            <text:p/>
          </table:table-cell>
          <table:table-cell table:formula="of:=IF([.R$2]=[.$M54];[.$C54];&quot;&quot;)">
            <text:p/>
          </table:table-cell>
          <table:table-cell table:formula="of:=IF([.S$2]=[.$M54];[.$C54];&quot;&quot;)">
            <text:p/>
          </table:table-cell>
          <table:table-cell table:formula="of:=IF([.T$2]=[.$M54];[.$C54];&quot;&quot;)">
            <text:p/>
          </table:table-cell>
          <table:table-cell table:formula="of:=IF([.U$2]=[.$M54];[.$C54];&quot;&quot;)">
            <text:p/>
          </table:table-cell>
          <table:table-cell table:formula="of:=IF([.V$2]=[.$M54];[.$C54];&quot;&quot;)">
            <text:p/>
          </table:table-cell>
          <table:table-cell table:formula="of:=IF([.W$2]=[.$M54];[.$C54];&quot;&quot;)">
            <text:p/>
          </table:table-cell>
          <table:table-cell table:formula="of:=IF([.X$2]=[.$M54];[.$C54];&quot;&quot;)">
            <text:p/>
          </table:table-cell>
          <table:table-cell table:formula="of:=IF([.Y$2]=[.$M54];[.$C54];&quot;&quot;)">
            <text:p/>
          </table:table-cell>
          <table:table-cell table:formula="of:=IF([.Z$2]=[.$M54];[.$C54];&quot;&quot;)">
            <text:p/>
          </table:table-cell>
          <table:table-cell table:formula="of:=IF([.AA$2]=[.$M54];[.$C54];&quot;&quot;)">
            <text:p/>
          </table:table-cell>
          <table:table-cell table:style-name="ce146" table:formula="of:=IF([.AB$2]=[.$M54];[.$C54];&quot;&quot;)">
            <text:p/>
          </table:table-cell>
          <table:table-cell table:style-name="ce132" table:formula="of:=IF([.AC$2]=[.$M54];[.$C54];&quot;&quot;)">
            <text:p/>
          </table:table-cell>
          <table:table-cell table:style-name="ce132" table:formula="of:=IF([.AD$2]=[.$M54];[.$C54];&quot;&quot;)">
            <text:p/>
          </table:table-cell>
          <table:table-cell table:style-name="ce132" table:formula="of:=IF([.AE$2]=[.$M54];[.$C54];&quot;&quot;)">
            <text:p/>
          </table:table-cell>
          <table:table-cell table:style-name="ce132" table:formula="of:=IF([.AF$2]=[.$M54];[.$C54];&quot;&quot;)">
            <text:p/>
          </table:table-cell>
          <table:table-cell table:style-name="ce132" table:formula="of:=IF([.AG$2]=[.$M54];[.$C54];&quot;&quot;)">
            <text:p/>
          </table:table-cell>
          <table:table-cell table:style-name="ce132" table:formula="of:=IF([.AH$2]=[.$M54];[.$C54];&quot;&quot;)">
            <text:p/>
          </table:table-cell>
          <table:table-cell table:style-name="ce151" table:formula="of:=IF([.AI$2]=[.$M54];[.$C54];&quot;&quot;)">
            <text:p/>
          </table:table-cell>
          <table:table-cell table:formula="of:=IF([.AJ$2]=[.$M54];[.$C54];&quot;&quot;)">
            <text:p/>
          </table:table-cell>
          <table:table-cell table:formula="of:=IF([.AK$2]=[.$M54];[.$C54];&quot;&quot;)">
            <text:p/>
          </table:table-cell>
          <table:table-cell table:formula="of:=IF([.AL$2]=[.$M54];[.$C54];&quot;&quot;)">
            <text:p/>
          </table:table-cell>
          <table:table-cell table:formula="of:=IF([.AM$2]=[.$M54];[.$C54];&quot;&quot;)">
            <text:p/>
          </table:table-cell>
          <table:table-cell table:formula="of:=IF([.AN$2]=[.$M54];[.$C54];&quot;&quot;)">
            <text:p/>
          </table:table-cell>
          <table:table-cell table:formula="of:=IF([.AO$2]=[.$M54];[.$C54];&quot;&quot;)">
            <text:p/>
          </table:table-cell>
          <table:table-cell table:formula="of:=IF([.AP$2]=[.$M54];[.$C54];&quot;&quot;)">
            <text:p/>
          </table:table-cell>
          <table:table-cell table:formula="of:=IF([.AQ$2]=[.$M54];[.$C54];&quot;&quot;)">
            <text:p/>
          </table:table-cell>
          <table:table-cell table:formula="of:=IF([.AR$2]=[.$M54];[.$C54];&quot;&quot;)">
            <text:p/>
          </table:table-cell>
          <table:table-cell table:formula="of:=IF([.AS$2]=[.$M54];[.$C54];&quot;&quot;)">
            <text:p/>
          </table:table-cell>
          <table:table-cell table:formula="of:=IF([.AT$2]=[.$M54];[.$C54];&quot;&quot;)">
            <text:p/>
          </table:table-cell>
          <table:table-cell table:formula="of:=IF([.AU$2]=[.$M54];[.$C54];&quot;&quot;)">
            <text:p/>
          </table:table-cell>
          <table:table-cell table:formula="of:=IF([.AV$2]=[.$M54];[.$C54];&quot;&quot;)">
            <text:p/>
          </table:table-cell>
          <table:table-cell table:formula="of:=IF([.AW$2]=[.$M54];[.$C54];&quot;&quot;)">
            <text:p/>
          </table:table-cell>
          <table:table-cell table:formula="of:=IF([.AX$2]=[.$M54];[.$C54];&quot;&quot;)">
            <text:p/>
          </table:table-cell>
          <table:table-cell table:style-name="ce148" table:formula="of:=IF([.AY$2]=[.$M54];[.$C54];&quot;&quot;)">
            <text:p/>
          </table:table-cell>
          <table:table-cell table:style-name="ce150" table:formula="of:=IF([.AZ$2]=[.$M54];[.$C54];&quot;&quot;)">
            <text:p/>
          </table:table-cell>
          <table:table-cell table:style-name="ce147" table:formula="of:=IF([.BA$2]=[.$M54];CONCATENATE([.$C54];[.$F54]);&quot;&quot;)" office:value-type="string" office:string-value="4t" calcext:value-type="string">
            <text:p>4t</text:p>
          </table:table-cell>
          <table:table-cell table:formula="of:=IF([.BB$2]=[.$M54];[.$C54];&quot;&quot;)">
            <text:p/>
          </table:table-cell>
          <table:table-cell table:formula="of:=IF([.BC$2]=[.$M54];[.$C54];&quot;&quot;)">
            <text:p/>
          </table:table-cell>
          <table:table-cell table:formula="of:=IF([.BD$2]=[.$M54];[.$C54];&quot;&quot;)">
            <text:p/>
          </table:table-cell>
          <table:table-cell table:formula="of:=IF([.BE$2]=[.$M54];[.$C54];&quot;&quot;)">
            <text:p/>
          </table:table-cell>
          <table:table-cell table:formula="of:=IF([.BF$2]=[.$M54];[.$C54];&quot;&quot;)">
            <text:p/>
          </table:table-cell>
          <table:table-cell table:formula="of:=IF([.BG$2]=[.$M54];[.$C54];&quot;&quot;)">
            <text:p/>
          </table:table-cell>
          <table:table-cell table:formula="of:=IF([.BH$2]=[.$M54];[.$C54];&quot;&quot;)">
            <text:p/>
          </table:table-cell>
          <table:table-cell table:formula="of:=IF([.BI$2]=[.$M54];[.$C54];&quot;&quot;)">
            <text:p/>
          </table:table-cell>
          <table:table-cell table:formula="of:=IF([.BJ$2]=[.$M54];[.$C54];&quot;&quot;)">
            <text:p/>
          </table:table-cell>
          <table:table-cell table:formula="of:=IF([.BK$2]=[.$M54];[.$C54];&quot;&quot;)">
            <text:p/>
          </table:table-cell>
          <table:table-cell table:formula="of:=IF([.BL$2]=[.$M54];[.$C54];&quot;&quot;)">
            <text:p/>
          </table:table-cell>
          <table:table-cell table:formula="of:=IF([.BM$2]=[.$M54];[.$C54];&quot;&quot;)">
            <text:p/>
          </table:table-cell>
          <table:table-cell table:formula="of:=IF([.BN$2]=[.$M54];[.$C54];&quot;&quot;)">
            <text:p/>
          </table:table-cell>
          <table:table-cell table:formula="of:=IF([.BO$2]=[.$M54];[.$C54];&quot;&quot;)">
            <text:p/>
          </table:table-cell>
          <table:table-cell table:formula="of:=IF([.BP$2]=[.$M54];[.$C54];&quot;&quot;)">
            <text:p/>
          </table:table-cell>
          <table:table-cell table:formula="of:=IF([.BQ$2]=[.$M54];[.$C54];&quot;&quot;)">
            <text:p/>
          </table:table-cell>
          <table:table-cell table:formula="of:=IF([.BR$2]=[.$M54];[.$C54];&quot;&quot;)">
            <text:p/>
          </table:table-cell>
          <table:table-cell table:formula="of:=IF([.BS$2]=[.$M54];[.$C54];&quot;&quot;)">
            <text:p/>
          </table:table-cell>
          <table:table-cell table:formula="of:=IF([.BT$2]=[.$M54];[.$C54];&quot;&quot;)">
            <text:p/>
          </table:table-cell>
          <table:table-cell table:formula="of:=IF([.BU$2]=[.$M54];[.$C54];&quot;&quot;)">
            <text:p/>
          </table:table-cell>
          <table:table-cell table:formula="of:=IF([.BV$2]=[.$M54];[.$C54];&quot;&quot;)">
            <text:p/>
          </table:table-cell>
          <table:table-cell table:formula="of:=IF([.BW$2]=[.$M54];[.$C54];&quot;&quot;)">
            <text:p/>
          </table:table-cell>
          <table:table-cell table:formula="of:=IF([.BX$2]=[.$M54];[.$C54];&quot;&quot;)">
            <text:p/>
          </table:table-cell>
          <table:table-cell table:formula="of:=IF([.BY$2]=[.$M54];[.$C54];&quot;&quot;)">
            <text:p/>
          </table:table-cell>
          <table:table-cell table:formula="of:=IF([.BZ$2]=[.$M54];[.$C54];&quot;&quot;)">
            <text:p/>
          </table:table-cell>
          <table:table-cell table:formula="of:=IF([.CA$2]=[.$M54];[.$C54];&quot;&quot;)">
            <text:p/>
          </table:table-cell>
          <table:table-cell table:formula="of:=IF([.CB$2]=[.$M54];[.$C54];&quot;&quot;)">
            <text:p/>
          </table:table-cell>
          <table:table-cell table:formula="of:=IF([.CC$2]=[.$M54];[.$C54];&quot;&quot;)">
            <text:p/>
          </table:table-cell>
          <table:table-cell table:formula="of:=IF([.CD$2]=[.$M54];[.$C54];&quot;&quot;)">
            <text:p/>
          </table:table-cell>
          <table:table-cell table:formula="of:=IF([.CE$2]=[.$M54];[.$C54];&quot;&quot;)">
            <text:p/>
          </table:table-cell>
          <table:table-cell table:formula="of:=IF([.CF$2]=[.$M54];[.$C54];&quot;&quot;)">
            <text:p/>
          </table:table-cell>
          <table:table-cell table:formula="of:=IF([.CG$2]=[.$M54];[.$C54];&quot;&quot;)">
            <text:p/>
          </table:table-cell>
          <table:table-cell table:formula="of:=IF([.CH$2]=[.$M54];[.$C54];&quot;&quot;)">
            <text:p/>
          </table:table-cell>
          <table:table-cell table:formula="of:=IF([.CI$2]=[.$M54];[.$C54];&quot;&quot;)">
            <text:p/>
          </table:table-cell>
          <table:table-cell table:formula="of:=IF([.CJ$2]=[.$M54];[.$C54];&quot;&quot;)">
            <text:p/>
          </table:table-cell>
          <table:table-cell table:formula="of:=IF([.CK$2]=[.$M54];[.$C54];&quot;&quot;)">
            <text:p/>
          </table:table-cell>
          <table:table-cell table:formula="of:=IF([.CL$2]=[.$M54];[.$C54];&quot;&quot;)">
            <text:p/>
          </table:table-cell>
          <table:table-cell table:formula="of:=IF([.CM$2]=[.$M54];[.$C54];&quot;&quot;)">
            <text:p/>
          </table:table-cell>
          <table:table-cell table:formula="of:=IF([.CN$2]=[.$M54];[.$C54];&quot;&quot;)">
            <text:p/>
          </table:table-cell>
          <table:table-cell table:formula="of:=IF([.CO$2]=[.$M54];[.$C54];&quot;&quot;)">
            <text:p/>
          </table:table-cell>
          <table:table-cell table:formula="of:=IF([.CP$2]=[.$M54];[.$C54];&quot;&quot;)">
            <text:p/>
          </table:table-cell>
          <table:table-cell table:formula="of:=IF([.CQ$2]=[.$M54];[.$C54];&quot;&quot;)">
            <text:p/>
          </table:table-cell>
          <table:table-cell table:formula="of:=IF([.CR$2]=[.$M54];[.$C54];&quot;&quot;)">
            <text:p/>
          </table:table-cell>
          <table:table-cell table:formula="of:=IF([.CS$2]=[.$M54];[.$C54];&quot;&quot;)">
            <text:p/>
          </table:table-cell>
          <table:table-cell table:formula="of:=IF([.CT$2]=[.$M54];[.$C54];&quot;&quot;)">
            <text:p/>
          </table:table-cell>
          <table:table-cell table:formula="of:=IF([.CU$2]=[.$M54];[.$C54];&quot;&quot;)">
            <text:p/>
          </table:table-cell>
          <table:table-cell table:formula="of:=IF([.CV$2]=[.$M54];[.$C54];&quot;&quot;)">
            <text:p/>
          </table:table-cell>
          <table:table-cell table:formula="of:=IF([.CW$2]=[.$M54];[.$C54];&quot;&quot;)">
            <text:p/>
          </table:table-cell>
          <table:table-cell table:formula="of:=IF([.CX$2]=[.$M54];[.$C54];&quot;&quot;)">
            <text:p/>
          </table:table-cell>
          <table:table-cell table:formula="of:=IF([.CY$2]=[.$M54];[.$C54];&quot;&quot;)">
            <text:p/>
          </table:table-cell>
          <table:table-cell table:formula="of:=IF([.CZ$2]=[.$M54];[.$C54];&quot;&quot;)">
            <text:p/>
          </table:table-cell>
          <table:table-cell table:formula="of:=IF([.DA$2]=[.$M54];[.$C54];&quot;&quot;)">
            <text:p/>
          </table:table-cell>
          <table:table-cell table:formula="of:=IF([.DB$2]=[.$M54];[.$C54];&quot;&quot;)">
            <text:p/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ow_thresho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Барьер</text:p>
          </table:table-cell>
          <table:table-cell office:value-type="float" office:value="0.2" calcext:value-type="float">
            <text:p>0,2</text:p>
          </table:table-cell>
          <table:table-cell table:formula="of:=VLOOKUP([.G55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55];[.$G$2:.$J$4];[.C55]-1)+VLOOKUP([.G55];[.$G$2:.$J$4];[.C55]-1)*[.E55];VLOOKUP([.G55];[.$G$2:.$L$4];6))" office:value-type="float" office:value="18" calcext:value-type="float">
            <text:p>18</text:p>
          </table:table-cell>
          <table:table-cell table:style-name="ce132" office:value-type="string" calcext:value-type="string">
            <text:p>j</text:p>
          </table:table-cell>
          <table:table-cell table:formula="of:=IF([.I55]=&quot;e&quot;;SQRT(POWER([.$K$26]-[.K55];2)+POWER([.$L$26]-[.L55];2));IF([.I55]=&quot;f&quot;;SQRT(POWER([.$K$40]-[.K55];2)+POWER([.$L$40]-[.L55];2));IF([.I55]=&quot;j&quot;;SQRT(POWER([.$K$64]-[.K55];2)+POWER([.$L$64]-[.L55];2));0)))" office:value-type="float" office:value="22.2656686403081" calcext:value-type="float">
            <text:p>22,27</text:p>
          </table:table-cell>
          <table:table-cell office:value-type="float" office:value="26.5" calcext:value-type="float">
            <text:p>26,5</text:p>
          </table:table-cell>
          <table:table-cell office:value-type="float" office:value="42.5" calcext:value-type="float">
            <text:p>42,5</text:p>
          </table:table-cell>
          <table:table-cell table:formula="of:=MROUND([.K55];1)" office:value-type="float" office:value="27" calcext:value-type="float">
            <text:p>27</text:p>
          </table:table-cell>
          <table:table-cell table:formula="of:=MROUND([.L55];1)" office:value-type="float" office:value="43" calcext:value-type="float">
            <text:p>43</text:p>
          </table:table-cell>
          <table:table-cell/>
          <table:table-cell table:formula="of:=IF([.P$2]=[.$M55];[.$C55];&quot;&quot;)">
            <text:p/>
          </table:table-cell>
          <table:table-cell table:formula="of:=IF([.Q$2]=[.$M55];[.$C55];&quot;&quot;)">
            <text:p/>
          </table:table-cell>
          <table:table-cell table:formula="of:=IF([.R$2]=[.$M55];[.$C55];&quot;&quot;)">
            <text:p/>
          </table:table-cell>
          <table:table-cell table:formula="of:=IF([.S$2]=[.$M55];[.$C55];&quot;&quot;)">
            <text:p/>
          </table:table-cell>
          <table:table-cell table:formula="of:=IF([.T$2]=[.$M55];[.$C55];&quot;&quot;)">
            <text:p/>
          </table:table-cell>
          <table:table-cell table:formula="of:=IF([.U$2]=[.$M55];[.$C55];&quot;&quot;)">
            <text:p/>
          </table:table-cell>
          <table:table-cell table:formula="of:=IF([.V$2]=[.$M55];[.$C55];&quot;&quot;)">
            <text:p/>
          </table:table-cell>
          <table:table-cell table:formula="of:=IF([.W$2]=[.$M55];[.$C55];&quot;&quot;)">
            <text:p/>
          </table:table-cell>
          <table:table-cell table:formula="of:=IF([.X$2]=[.$M55];[.$C55];&quot;&quot;)">
            <text:p/>
          </table:table-cell>
          <table:table-cell table:formula="of:=IF([.Y$2]=[.$M55];[.$C55];&quot;&quot;)">
            <text:p/>
          </table:table-cell>
          <table:table-cell table:formula="of:=IF([.Z$2]=[.$M55];[.$C55];&quot;&quot;)">
            <text:p/>
          </table:table-cell>
          <table:table-cell table:formula="of:=IF([.AA$2]=[.$M55];[.$C55];&quot;&quot;)">
            <text:p/>
          </table:table-cell>
          <table:table-cell table:style-name="ce146" table:formula="of:=IF([.AB$2]=[.$M55];[.$C55];&quot;&quot;)">
            <text:p/>
          </table:table-cell>
          <table:table-cell table:style-name="ce132" table:formula="of:=IF([.AC$2]=[.$M55];[.$C55];&quot;&quot;)">
            <text:p/>
          </table:table-cell>
          <table:table-cell table:style-name="ce132" table:formula="of:=IF([.AD$2]=[.$M55];[.$C55];&quot;&quot;)">
            <text:p/>
          </table:table-cell>
          <table:table-cell table:style-name="ce132" table:formula="of:=IF([.AE$2]=[.$M55];[.$C55];&quot;&quot;)">
            <text:p/>
          </table:table-cell>
          <table:table-cell table:style-name="ce132" table:formula="of:=IF([.AF$2]=[.$M55];[.$C55];&quot;&quot;)">
            <text:p/>
          </table:table-cell>
          <table:table-cell table:style-name="ce132" table:formula="of:=IF([.AG$2]=[.$M55];[.$C55];&quot;&quot;)">
            <text:p/>
          </table:table-cell>
          <table:table-cell table:style-name="ce132" table:formula="of:=IF([.AH$2]=[.$M55];[.$C55];&quot;&quot;)">
            <text:p/>
          </table:table-cell>
          <table:table-cell table:style-name="ce147" table:formula="of:=IF([.AI$2]=[.$M55];CONCATENATE([.$C55];[.$F55]);&quot;&quot;)" office:value-type="string" office:string-value="4t" calcext:value-type="string">
            <text:p>4t</text:p>
          </table:table-cell>
          <table:table-cell table:formula="of:=IF([.AJ$2]=[.$M55];[.$C55];&quot;&quot;)">
            <text:p/>
          </table:table-cell>
          <table:table-cell table:formula="of:=IF([.AK$2]=[.$M55];[.$C55];&quot;&quot;)">
            <text:p/>
          </table:table-cell>
          <table:table-cell table:formula="of:=IF([.AL$2]=[.$M55];[.$C55];&quot;&quot;)">
            <text:p/>
          </table:table-cell>
          <table:table-cell table:formula="of:=IF([.AM$2]=[.$M55];[.$C55];&quot;&quot;)">
            <text:p/>
          </table:table-cell>
          <table:table-cell table:formula="of:=IF([.AN$2]=[.$M55];[.$C55];&quot;&quot;)">
            <text:p/>
          </table:table-cell>
          <table:table-cell table:formula="of:=IF([.AO$2]=[.$M55];[.$C55];&quot;&quot;)">
            <text:p/>
          </table:table-cell>
          <table:table-cell table:formula="of:=IF([.AP$2]=[.$M55];[.$C55];&quot;&quot;)">
            <text:p/>
          </table:table-cell>
          <table:table-cell table:formula="of:=IF([.AQ$2]=[.$M55];[.$C55];&quot;&quot;)">
            <text:p/>
          </table:table-cell>
          <table:table-cell table:formula="of:=IF([.AR$2]=[.$M55];[.$C55];&quot;&quot;)">
            <text:p/>
          </table:table-cell>
          <table:table-cell table:formula="of:=IF([.AS$2]=[.$M55];[.$C55];&quot;&quot;)">
            <text:p/>
          </table:table-cell>
          <table:table-cell table:formula="of:=IF([.AT$2]=[.$M55];[.$C55];&quot;&quot;)">
            <text:p/>
          </table:table-cell>
          <table:table-cell table:formula="of:=IF([.AU$2]=[.$M55];[.$C55];&quot;&quot;)">
            <text:p/>
          </table:table-cell>
          <table:table-cell table:formula="of:=IF([.AV$2]=[.$M55];[.$C55];&quot;&quot;)">
            <text:p/>
          </table:table-cell>
          <table:table-cell table:formula="of:=IF([.AW$2]=[.$M55];[.$C55];&quot;&quot;)">
            <text:p/>
          </table:table-cell>
          <table:table-cell table:formula="of:=IF([.AX$2]=[.$M55];[.$C55];&quot;&quot;)">
            <text:p/>
          </table:table-cell>
          <table:table-cell table:formula="of:=IF([.AY$2]=[.$M55];[.$C55];&quot;&quot;)">
            <text:p/>
          </table:table-cell>
          <table:table-cell table:formula="of:=IF([.AZ$2]=[.$M55];[.$C55];&quot;&quot;)">
            <text:p/>
          </table:table-cell>
          <table:table-cell table:formula="of:=IF([.BA$2]=[.$M55];[.$C55];&quot;&quot;)">
            <text:p/>
          </table:table-cell>
          <table:table-cell table:formula="of:=IF([.BB$2]=[.$M55];[.$C55];&quot;&quot;)">
            <text:p/>
          </table:table-cell>
          <table:table-cell table:formula="of:=IF([.BC$2]=[.$M55];[.$C55];&quot;&quot;)">
            <text:p/>
          </table:table-cell>
          <table:table-cell table:formula="of:=IF([.BD$2]=[.$M55];[.$C55];&quot;&quot;)">
            <text:p/>
          </table:table-cell>
          <table:table-cell table:formula="of:=IF([.BE$2]=[.$M55];[.$C55];&quot;&quot;)">
            <text:p/>
          </table:table-cell>
          <table:table-cell table:formula="of:=IF([.BF$2]=[.$M55];[.$C55];&quot;&quot;)">
            <text:p/>
          </table:table-cell>
          <table:table-cell table:formula="of:=IF([.BG$2]=[.$M55];[.$C55];&quot;&quot;)">
            <text:p/>
          </table:table-cell>
          <table:table-cell table:formula="of:=IF([.BH$2]=[.$M55];[.$C55];&quot;&quot;)">
            <text:p/>
          </table:table-cell>
          <table:table-cell table:formula="of:=IF([.BI$2]=[.$M55];[.$C55];&quot;&quot;)">
            <text:p/>
          </table:table-cell>
          <table:table-cell table:formula="of:=IF([.BJ$2]=[.$M55];[.$C55];&quot;&quot;)">
            <text:p/>
          </table:table-cell>
          <table:table-cell table:formula="of:=IF([.BK$2]=[.$M55];[.$C55];&quot;&quot;)">
            <text:p/>
          </table:table-cell>
          <table:table-cell table:formula="of:=IF([.BL$2]=[.$M55];[.$C55];&quot;&quot;)">
            <text:p/>
          </table:table-cell>
          <table:table-cell table:formula="of:=IF([.BM$2]=[.$M55];[.$C55];&quot;&quot;)">
            <text:p/>
          </table:table-cell>
          <table:table-cell table:formula="of:=IF([.BN$2]=[.$M55];[.$C55];&quot;&quot;)">
            <text:p/>
          </table:table-cell>
          <table:table-cell table:formula="of:=IF([.BO$2]=[.$M55];[.$C55];&quot;&quot;)">
            <text:p/>
          </table:table-cell>
          <table:table-cell table:formula="of:=IF([.BP$2]=[.$M55];[.$C55];&quot;&quot;)">
            <text:p/>
          </table:table-cell>
          <table:table-cell table:formula="of:=IF([.BQ$2]=[.$M55];[.$C55];&quot;&quot;)">
            <text:p/>
          </table:table-cell>
          <table:table-cell table:formula="of:=IF([.BR$2]=[.$M55];[.$C55];&quot;&quot;)">
            <text:p/>
          </table:table-cell>
          <table:table-cell table:formula="of:=IF([.BS$2]=[.$M55];[.$C55];&quot;&quot;)">
            <text:p/>
          </table:table-cell>
          <table:table-cell table:formula="of:=IF([.BT$2]=[.$M55];[.$C55];&quot;&quot;)">
            <text:p/>
          </table:table-cell>
          <table:table-cell table:formula="of:=IF([.BU$2]=[.$M55];[.$C55];&quot;&quot;)">
            <text:p/>
          </table:table-cell>
          <table:table-cell table:formula="of:=IF([.BV$2]=[.$M55];[.$C55];&quot;&quot;)">
            <text:p/>
          </table:table-cell>
          <table:table-cell table:formula="of:=IF([.BW$2]=[.$M55];[.$C55];&quot;&quot;)">
            <text:p/>
          </table:table-cell>
          <table:table-cell table:formula="of:=IF([.BX$2]=[.$M55];[.$C55];&quot;&quot;)">
            <text:p/>
          </table:table-cell>
          <table:table-cell table:formula="of:=IF([.BY$2]=[.$M55];[.$C55];&quot;&quot;)">
            <text:p/>
          </table:table-cell>
          <table:table-cell table:formula="of:=IF([.BZ$2]=[.$M55];[.$C55];&quot;&quot;)">
            <text:p/>
          </table:table-cell>
          <table:table-cell table:formula="of:=IF([.CA$2]=[.$M55];[.$C55];&quot;&quot;)">
            <text:p/>
          </table:table-cell>
          <table:table-cell table:formula="of:=IF([.CB$2]=[.$M55];[.$C55];&quot;&quot;)">
            <text:p/>
          </table:table-cell>
          <table:table-cell table:formula="of:=IF([.CC$2]=[.$M55];[.$C55];&quot;&quot;)">
            <text:p/>
          </table:table-cell>
          <table:table-cell table:formula="of:=IF([.CD$2]=[.$M55];[.$C55];&quot;&quot;)">
            <text:p/>
          </table:table-cell>
          <table:table-cell table:formula="of:=IF([.CE$2]=[.$M55];[.$C55];&quot;&quot;)">
            <text:p/>
          </table:table-cell>
          <table:table-cell table:formula="of:=IF([.CF$2]=[.$M55];[.$C55];&quot;&quot;)">
            <text:p/>
          </table:table-cell>
          <table:table-cell table:formula="of:=IF([.CG$2]=[.$M55];[.$C55];&quot;&quot;)">
            <text:p/>
          </table:table-cell>
          <table:table-cell table:formula="of:=IF([.CH$2]=[.$M55];[.$C55];&quot;&quot;)">
            <text:p/>
          </table:table-cell>
          <table:table-cell table:formula="of:=IF([.CI$2]=[.$M55];[.$C55];&quot;&quot;)">
            <text:p/>
          </table:table-cell>
          <table:table-cell table:formula="of:=IF([.CJ$2]=[.$M55];[.$C55];&quot;&quot;)">
            <text:p/>
          </table:table-cell>
          <table:table-cell table:formula="of:=IF([.CK$2]=[.$M55];[.$C55];&quot;&quot;)">
            <text:p/>
          </table:table-cell>
          <table:table-cell table:formula="of:=IF([.CL$2]=[.$M55];[.$C55];&quot;&quot;)">
            <text:p/>
          </table:table-cell>
          <table:table-cell table:formula="of:=IF([.CM$2]=[.$M55];[.$C55];&quot;&quot;)">
            <text:p/>
          </table:table-cell>
          <table:table-cell table:formula="of:=IF([.CN$2]=[.$M55];[.$C55];&quot;&quot;)">
            <text:p/>
          </table:table-cell>
          <table:table-cell table:formula="of:=IF([.CO$2]=[.$M55];[.$C55];&quot;&quot;)">
            <text:p/>
          </table:table-cell>
          <table:table-cell table:formula="of:=IF([.CP$2]=[.$M55];[.$C55];&quot;&quot;)">
            <text:p/>
          </table:table-cell>
          <table:table-cell table:formula="of:=IF([.CQ$2]=[.$M55];[.$C55];&quot;&quot;)">
            <text:p/>
          </table:table-cell>
          <table:table-cell table:formula="of:=IF([.CR$2]=[.$M55];[.$C55];&quot;&quot;)">
            <text:p/>
          </table:table-cell>
          <table:table-cell table:formula="of:=IF([.CS$2]=[.$M55];[.$C55];&quot;&quot;)">
            <text:p/>
          </table:table-cell>
          <table:table-cell table:formula="of:=IF([.CT$2]=[.$M55];[.$C55];&quot;&quot;)">
            <text:p/>
          </table:table-cell>
          <table:table-cell table:formula="of:=IF([.CU$2]=[.$M55];[.$C55];&quot;&quot;)">
            <text:p/>
          </table:table-cell>
          <table:table-cell table:formula="of:=IF([.CV$2]=[.$M55];[.$C55];&quot;&quot;)">
            <text:p/>
          </table:table-cell>
          <table:table-cell table:formula="of:=IF([.CW$2]=[.$M55];[.$C55];&quot;&quot;)">
            <text:p/>
          </table:table-cell>
          <table:table-cell table:formula="of:=IF([.CX$2]=[.$M55];[.$C55];&quot;&quot;)">
            <text:p/>
          </table:table-cell>
          <table:table-cell table:formula="of:=IF([.CY$2]=[.$M55];[.$C55];&quot;&quot;)">
            <text:p/>
          </table:table-cell>
          <table:table-cell table:formula="of:=IF([.CZ$2]=[.$M55];[.$C55];&quot;&quot;)">
            <text:p/>
          </table:table-cell>
          <table:table-cell table:formula="of:=IF([.DA$2]=[.$M55];[.$C55];&quot;&quot;)">
            <text:p/>
          </table:table-cell>
          <table:table-cell table:formula="of:=IF([.DB$2]=[.$M55];[.$C55];&quot;&quot;)">
            <text:p/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ow_northms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еверная добывающая станция</text:p>
          </table:table-cell>
          <table:table-cell office:value-type="float" office:value="0.186" calcext:value-type="float">
            <text:p>0,186</text:p>
          </table:table-cell>
          <table:table-cell table:formula="of:=VLOOKUP([.G56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56];[.$G$2:.$J$4];[.C56]-1)+VLOOKUP([.G56];[.$G$2:.$J$4];[.C56]-1)*[.E56];VLOOKUP([.G56];[.$G$2:.$L$4];6))" office:value-type="float" office:value="237200" calcext:value-type="float">
            <text:p>237 200</text:p>
          </table:table-cell>
          <table:table-cell table:style-name="ce131" office:value-type="string" calcext:value-type="string">
            <text:p>f</text:p>
          </table:table-cell>
          <table:table-cell table:formula="of:=IF([.I56]=&quot;e&quot;;SQRT(POWER([.$K$26]-[.K56];2)+POWER([.$L$26]-[.L56];2));IF([.I56]=&quot;f&quot;;SQRT(POWER([.$K$40]-[.K56];2)+POWER([.$L$40]-[.L56];2));IF([.I56]=&quot;j&quot;;SQRT(POWER([.$K$64]-[.K56];2)+POWER([.$L$64]-[.L56];2));0)))" office:value-type="float" office:value="26.2855473597184" calcext:value-type="float">
            <text:p>26,29</text:p>
          </table:table-cell>
          <table:table-cell office:value-type="float" office:value="75.5" calcext:value-type="float">
            <text:p>75,5</text:p>
          </table:table-cell>
          <table:table-cell office:value-type="float" office:value="42.6" calcext:value-type="float">
            <text:p>42,6</text:p>
          </table:table-cell>
          <table:table-cell table:formula="of:=MROUND([.K56];1)" office:value-type="float" office:value="76" calcext:value-type="float">
            <text:p>76</text:p>
          </table:table-cell>
          <table:table-cell table:formula="of:=MROUND([.L56];1)" office:value-type="float" office:value="43" calcext:value-type="float">
            <text:p>43</text:p>
          </table:table-cell>
          <table:table-cell/>
          <table:table-cell table:formula="of:=IF([.P$2]=[.$M56];[.$C56];&quot;&quot;)">
            <text:p/>
          </table:table-cell>
          <table:table-cell table:formula="of:=IF([.Q$2]=[.$M56];[.$C56];&quot;&quot;)">
            <text:p/>
          </table:table-cell>
          <table:table-cell table:formula="of:=IF([.R$2]=[.$M56];[.$C56];&quot;&quot;)">
            <text:p/>
          </table:table-cell>
          <table:table-cell table:formula="of:=IF([.S$2]=[.$M56];[.$C56];&quot;&quot;)">
            <text:p/>
          </table:table-cell>
          <table:table-cell table:formula="of:=IF([.T$2]=[.$M56];[.$C56];&quot;&quot;)">
            <text:p/>
          </table:table-cell>
          <table:table-cell table:formula="of:=IF([.U$2]=[.$M56];[.$C56];&quot;&quot;)">
            <text:p/>
          </table:table-cell>
          <table:table-cell table:formula="of:=IF([.V$2]=[.$M56];[.$C56];&quot;&quot;)">
            <text:p/>
          </table:table-cell>
          <table:table-cell table:formula="of:=IF([.W$2]=[.$M56];[.$C56];&quot;&quot;)">
            <text:p/>
          </table:table-cell>
          <table:table-cell table:formula="of:=IF([.X$2]=[.$M56];[.$C56];&quot;&quot;)">
            <text:p/>
          </table:table-cell>
          <table:table-cell table:formula="of:=IF([.Y$2]=[.$M56];[.$C56];&quot;&quot;)">
            <text:p/>
          </table:table-cell>
          <table:table-cell table:formula="of:=IF([.Z$2]=[.$M56];[.$C56];&quot;&quot;)">
            <text:p/>
          </table:table-cell>
          <table:table-cell table:formula="of:=IF([.AA$2]=[.$M56];[.$C56];&quot;&quot;)">
            <text:p/>
          </table:table-cell>
          <table:table-cell table:style-name="ce146" table:formula="of:=IF([.AB$2]=[.$M56];[.$C56];&quot;&quot;)">
            <text:p/>
          </table:table-cell>
          <table:table-cell table:style-name="ce132" table:formula="of:=IF([.AC$2]=[.$M56];[.$C56];&quot;&quot;)">
            <text:p/>
          </table:table-cell>
          <table:table-cell table:style-name="ce132" table:formula="of:=IF([.AD$2]=[.$M56];[.$C56];&quot;&quot;)">
            <text:p/>
          </table:table-cell>
          <table:table-cell table:style-name="ce132" table:formula="of:=IF([.AE$2]=[.$M56];[.$C56];&quot;&quot;)">
            <text:p/>
          </table:table-cell>
          <table:table-cell table:style-name="ce132" table:formula="of:=IF([.AF$2]=[.$M56];[.$C56];&quot;&quot;)">
            <text:p/>
          </table:table-cell>
          <table:table-cell table:style-name="ce132" table:formula="of:=IF([.AG$2]=[.$M56];[.$C56];&quot;&quot;)">
            <text:p/>
          </table:table-cell>
          <table:table-cell table:style-name="ce132" table:formula="of:=IF([.AH$2]=[.$M56];[.$C56];&quot;&quot;)">
            <text:p/>
          </table:table-cell>
          <table:table-cell table:style-name="ce151" table:formula="of:=IF([.AI$2]=[.$M56];[.$C56];&quot;&quot;)">
            <text:p/>
          </table:table-cell>
          <table:table-cell table:formula="of:=IF([.AJ$2]=[.$M56];[.$C56];&quot;&quot;)">
            <text:p/>
          </table:table-cell>
          <table:table-cell table:formula="of:=IF([.AK$2]=[.$M56];[.$C56];&quot;&quot;)">
            <text:p/>
          </table:table-cell>
          <table:table-cell table:formula="of:=IF([.AL$2]=[.$M56];[.$C56];&quot;&quot;)">
            <text:p/>
          </table:table-cell>
          <table:table-cell table:formula="of:=IF([.AM$2]=[.$M56];[.$C56];&quot;&quot;)">
            <text:p/>
          </table:table-cell>
          <table:table-cell table:formula="of:=IF([.AN$2]=[.$M56];[.$C56];&quot;&quot;)">
            <text:p/>
          </table:table-cell>
          <table:table-cell table:formula="of:=IF([.AO$2]=[.$M56];[.$C56];&quot;&quot;)">
            <text:p/>
          </table:table-cell>
          <table:table-cell table:formula="of:=IF([.AP$2]=[.$M56];[.$C56];&quot;&quot;)">
            <text:p/>
          </table:table-cell>
          <table:table-cell table:formula="of:=IF([.AQ$2]=[.$M56];[.$C56];&quot;&quot;)">
            <text:p/>
          </table:table-cell>
          <table:table-cell table:formula="of:=IF([.AR$2]=[.$M56];[.$C56];&quot;&quot;)">
            <text:p/>
          </table:table-cell>
          <table:table-cell table:formula="of:=IF([.AS$2]=[.$M56];[.$C56];&quot;&quot;)">
            <text:p/>
          </table:table-cell>
          <table:table-cell table:formula="of:=IF([.AT$2]=[.$M56];[.$C56];&quot;&quot;)">
            <text:p/>
          </table:table-cell>
          <table:table-cell table:formula="of:=IF([.AU$2]=[.$M56];[.$C56];&quot;&quot;)">
            <text:p/>
          </table:table-cell>
          <table:table-cell table:formula="of:=IF([.AV$2]=[.$M56];[.$C56];&quot;&quot;)">
            <text:p/>
          </table:table-cell>
          <table:table-cell table:formula="of:=IF([.AW$2]=[.$M56];[.$C56];&quot;&quot;)">
            <text:p/>
          </table:table-cell>
          <table:table-cell table:formula="of:=IF([.AX$2]=[.$M56];[.$C56];&quot;&quot;)">
            <text:p/>
          </table:table-cell>
          <table:table-cell table:formula="of:=IF([.AY$2]=[.$M56];[.$C56];&quot;&quot;)">
            <text:p/>
          </table:table-cell>
          <table:table-cell table:formula="of:=IF([.AZ$2]=[.$M56];[.$C56];&quot;&quot;)">
            <text:p/>
          </table:table-cell>
          <table:table-cell table:formula="of:=IF([.BA$2]=[.$M56];[.$C56];&quot;&quot;)">
            <text:p/>
          </table:table-cell>
          <table:table-cell table:formula="of:=IF([.BB$2]=[.$M56];[.$C56];&quot;&quot;)">
            <text:p/>
          </table:table-cell>
          <table:table-cell table:formula="of:=IF([.BC$2]=[.$M56];[.$C56];&quot;&quot;)">
            <text:p/>
          </table:table-cell>
          <table:table-cell table:formula="of:=IF([.BD$2]=[.$M56];[.$C56];&quot;&quot;)">
            <text:p/>
          </table:table-cell>
          <table:table-cell table:formula="of:=IF([.BE$2]=[.$M56];[.$C56];&quot;&quot;)">
            <text:p/>
          </table:table-cell>
          <table:table-cell table:formula="of:=IF([.BF$2]=[.$M56];[.$C56];&quot;&quot;)">
            <text:p/>
          </table:table-cell>
          <table:table-cell table:formula="of:=IF([.BG$2]=[.$M56];[.$C56];&quot;&quot;)">
            <text:p/>
          </table:table-cell>
          <table:table-cell table:formula="of:=IF([.BH$2]=[.$M56];[.$C56];&quot;&quot;)">
            <text:p/>
          </table:table-cell>
          <table:table-cell table:formula="of:=IF([.BI$2]=[.$M56];[.$C56];&quot;&quot;)">
            <text:p/>
          </table:table-cell>
          <table:table-cell table:formula="of:=IF([.BJ$2]=[.$M56];[.$C56];&quot;&quot;)">
            <text:p/>
          </table:table-cell>
          <table:table-cell table:formula="of:=IF([.BK$2]=[.$M56];[.$C56];&quot;&quot;)">
            <text:p/>
          </table:table-cell>
          <table:table-cell table:formula="of:=IF([.BL$2]=[.$M56];[.$C56];&quot;&quot;)">
            <text:p/>
          </table:table-cell>
          <table:table-cell table:formula="of:=IF([.BM$2]=[.$M56];[.$C56];&quot;&quot;)">
            <text:p/>
          </table:table-cell>
          <table:table-cell table:formula="of:=IF([.BN$2]=[.$M56];[.$C56];&quot;&quot;)">
            <text:p/>
          </table:table-cell>
          <table:table-cell table:formula="of:=IF([.BO$2]=[.$M56];[.$C56];&quot;&quot;)">
            <text:p/>
          </table:table-cell>
          <table:table-cell table:formula="of:=IF([.BP$2]=[.$M56];[.$C56];&quot;&quot;)">
            <text:p/>
          </table:table-cell>
          <table:table-cell table:formula="of:=IF([.BQ$2]=[.$M56];[.$C56];&quot;&quot;)">
            <text:p/>
          </table:table-cell>
          <table:table-cell table:formula="of:=IF([.BR$2]=[.$M56];[.$C56];&quot;&quot;)">
            <text:p/>
          </table:table-cell>
          <table:table-cell table:formula="of:=IF([.BS$2]=[.$M56];[.$C56];&quot;&quot;)">
            <text:p/>
          </table:table-cell>
          <table:table-cell table:formula="of:=IF([.BT$2]=[.$M56];[.$C56];&quot;&quot;)">
            <text:p/>
          </table:table-cell>
          <table:table-cell table:formula="of:=IF([.BU$2]=[.$M56];[.$C56];&quot;&quot;)">
            <text:p/>
          </table:table-cell>
          <table:table-cell table:formula="of:=IF([.BV$2]=[.$M56];[.$C56];&quot;&quot;)">
            <text:p/>
          </table:table-cell>
          <table:table-cell table:formula="of:=IF([.BW$2]=[.$M56];[.$C56];&quot;&quot;)">
            <text:p/>
          </table:table-cell>
          <table:table-cell table:formula="of:=IF([.BX$2]=[.$M56];[.$C56];&quot;&quot;)">
            <text:p/>
          </table:table-cell>
          <table:table-cell table:formula="of:=IF([.BY$2]=[.$M56];[.$C56];&quot;&quot;)">
            <text:p/>
          </table:table-cell>
          <table:table-cell table:formula="of:=IF([.BZ$2]=[.$M56];[.$C56];&quot;&quot;)">
            <text:p/>
          </table:table-cell>
          <table:table-cell table:formula="of:=IF([.CA$2]=[.$M56];[.$C56];&quot;&quot;)">
            <text:p/>
          </table:table-cell>
          <table:table-cell table:formula="of:=IF([.CB$2]=[.$M56];[.$C56];&quot;&quot;)">
            <text:p/>
          </table:table-cell>
          <table:table-cell table:formula="of:=IF([.CC$2]=[.$M56];[.$C56];&quot;&quot;)">
            <text:p/>
          </table:table-cell>
          <table:table-cell table:formula="of:=IF([.CD$2]=[.$M56];[.$C56];&quot;&quot;)">
            <text:p/>
          </table:table-cell>
          <table:table-cell table:formula="of:=IF([.CE$2]=[.$M56];[.$C56];&quot;&quot;)">
            <text:p/>
          </table:table-cell>
          <table:table-cell table:style-name="ce154" table:formula="of:=IF([.CF$2]=[.$M56];CONCATENATE([.$C56];[.$F56]);&quot;&quot;)" office:value-type="string" office:string-value="4c" calcext:value-type="string">
            <text:p>4c</text:p>
          </table:table-cell>
          <table:table-cell table:formula="of:=IF([.CG$2]=[.$M56];[.$C56];&quot;&quot;)">
            <text:p/>
          </table:table-cell>
          <table:table-cell table:formula="of:=IF([.CH$2]=[.$M56];[.$C56];&quot;&quot;)">
            <text:p/>
          </table:table-cell>
          <table:table-cell table:formula="of:=IF([.CI$2]=[.$M56];[.$C56];&quot;&quot;)">
            <text:p/>
          </table:table-cell>
          <table:table-cell table:formula="of:=IF([.CJ$2]=[.$M56];[.$C56];&quot;&quot;)">
            <text:p/>
          </table:table-cell>
          <table:table-cell table:formula="of:=IF([.CK$2]=[.$M56];[.$C56];&quot;&quot;)">
            <text:p/>
          </table:table-cell>
          <table:table-cell table:formula="of:=IF([.CL$2]=[.$M56];[.$C56];&quot;&quot;)">
            <text:p/>
          </table:table-cell>
          <table:table-cell table:formula="of:=IF([.CM$2]=[.$M56];[.$C56];&quot;&quot;)">
            <text:p/>
          </table:table-cell>
          <table:table-cell table:formula="of:=IF([.CN$2]=[.$M56];[.$C56];&quot;&quot;)">
            <text:p/>
          </table:table-cell>
          <table:table-cell table:formula="of:=IF([.CO$2]=[.$M56];[.$C56];&quot;&quot;)">
            <text:p/>
          </table:table-cell>
          <table:table-cell table:formula="of:=IF([.CP$2]=[.$M56];[.$C56];&quot;&quot;)">
            <text:p/>
          </table:table-cell>
          <table:table-cell table:formula="of:=IF([.CQ$2]=[.$M56];[.$C56];&quot;&quot;)">
            <text:p/>
          </table:table-cell>
          <table:table-cell table:formula="of:=IF([.CR$2]=[.$M56];[.$C56];&quot;&quot;)">
            <text:p/>
          </table:table-cell>
          <table:table-cell table:formula="of:=IF([.CS$2]=[.$M56];[.$C56];&quot;&quot;)">
            <text:p/>
          </table:table-cell>
          <table:table-cell table:formula="of:=IF([.CT$2]=[.$M56];[.$C56];&quot;&quot;)">
            <text:p/>
          </table:table-cell>
          <table:table-cell table:formula="of:=IF([.CU$2]=[.$M56];[.$C56];&quot;&quot;)">
            <text:p/>
          </table:table-cell>
          <table:table-cell table:formula="of:=IF([.CV$2]=[.$M56];[.$C56];&quot;&quot;)">
            <text:p/>
          </table:table-cell>
          <table:table-cell table:formula="of:=IF([.CW$2]=[.$M56];[.$C56];&quot;&quot;)">
            <text:p/>
          </table:table-cell>
          <table:table-cell table:formula="of:=IF([.CX$2]=[.$M56];[.$C56];&quot;&quot;)">
            <text:p/>
          </table:table-cell>
          <table:table-cell table:formula="of:=IF([.CY$2]=[.$M56];[.$C56];&quot;&quot;)">
            <text:p/>
          </table:table-cell>
          <table:table-cell table:formula="of:=IF([.CZ$2]=[.$M56];[.$C56];&quot;&quot;)">
            <text:p/>
          </table:table-cell>
          <table:table-cell table:formula="of:=IF([.DA$2]=[.$M56];[.$C56];&quot;&quot;)">
            <text:p/>
          </table:table-cell>
          <table:table-cell table:formula="of:=IF([.DB$2]=[.$M56];[.$C56];&quot;&quot;)">
            <text:p/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ow_asteroidc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сточная добывающая станция</text:p>
          </table:table-cell>
          <table:table-cell office:value-type="float" office:value="0.2" calcext:value-type="float">
            <text:p>0,2</text:p>
          </table:table-cell>
          <table:table-cell table:formula="of:=VLOOKUP([.G57];[.$G$2:.$K$4];5)" office:value-type="string" office:string-value="g" calcext:value-type="string">
            <text:p>g</text:p>
          </table:table-cell>
          <table:table-cell office:value-type="string" calcext:value-type="string">
            <text:p>GameStore.CreditsType.CT_GOLD</text:p>
          </table:table-cell>
          <table:table-cell table:formula="of:=MROUND(VLOOKUP([.G57];[.$G$2:.$J$4];[.C57]-1)+VLOOKUP([.G57];[.$G$2:.$J$4];[.C57]-1)*[.E57];VLOOKUP([.G57];[.$G$2:.$L$4];6))" office:value-type="float" office:value="24" calcext:value-type="float">
            <text:p>24</text:p>
          </table:table-cell>
          <table:table-cell table:style-name="ce131" office:value-type="string" calcext:value-type="string">
            <text:p>f</text:p>
          </table:table-cell>
          <table:table-cell table:formula="of:=IF([.I57]=&quot;e&quot;;SQRT(POWER([.$K$26]-[.K57];2)+POWER([.$L$26]-[.L57];2));IF([.I57]=&quot;f&quot;;SQRT(POWER([.$K$40]-[.K57];2)+POWER([.$L$40]-[.L57];2));IF([.I57]=&quot;j&quot;;SQRT(POWER([.$K$64]-[.K57];2)+POWER([.$L$64]-[.L57];2));0)))" office:value-type="float" office:value="27.98463864337" calcext:value-type="float">
            <text:p>27,98</text:p>
          </table:table-cell>
          <table:table-cell office:value-type="float" office:value="76.2" calcext:value-type="float">
            <text:p>76,2</text:p>
          </table:table-cell>
          <table:table-cell office:value-type="float" office:value="45.2" calcext:value-type="float">
            <text:p>45,2</text:p>
          </table:table-cell>
          <table:table-cell table:formula="of:=MROUND([.K57];1)" office:value-type="float" office:value="76" calcext:value-type="float">
            <text:p>76</text:p>
          </table:table-cell>
          <table:table-cell table:formula="of:=MROUND([.L57];1)" office:value-type="float" office:value="45" calcext:value-type="float">
            <text:p>45</text:p>
          </table:table-cell>
          <table:table-cell/>
          <table:table-cell table:formula="of:=IF([.P$2]=[.$M57];[.$C57];&quot;&quot;)">
            <text:p/>
          </table:table-cell>
          <table:table-cell table:formula="of:=IF([.Q$2]=[.$M57];[.$C57];&quot;&quot;)">
            <text:p/>
          </table:table-cell>
          <table:table-cell table:formula="of:=IF([.R$2]=[.$M57];[.$C57];&quot;&quot;)">
            <text:p/>
          </table:table-cell>
          <table:table-cell table:formula="of:=IF([.S$2]=[.$M57];[.$C57];&quot;&quot;)">
            <text:p/>
          </table:table-cell>
          <table:table-cell table:formula="of:=IF([.T$2]=[.$M57];[.$C57];&quot;&quot;)">
            <text:p/>
          </table:table-cell>
          <table:table-cell table:formula="of:=IF([.U$2]=[.$M57];[.$C57];&quot;&quot;)">
            <text:p/>
          </table:table-cell>
          <table:table-cell table:formula="of:=IF([.V$2]=[.$M57];[.$C57];&quot;&quot;)">
            <text:p/>
          </table:table-cell>
          <table:table-cell table:formula="of:=IF([.W$2]=[.$M57];[.$C57];&quot;&quot;)">
            <text:p/>
          </table:table-cell>
          <table:table-cell table:formula="of:=IF([.X$2]=[.$M57];[.$C57];&quot;&quot;)">
            <text:p/>
          </table:table-cell>
          <table:table-cell table:formula="of:=IF([.Y$2]=[.$M57];[.$C57];&quot;&quot;)">
            <text:p/>
          </table:table-cell>
          <table:table-cell table:formula="of:=IF([.Z$2]=[.$M57];[.$C57];&quot;&quot;)">
            <text:p/>
          </table:table-cell>
          <table:table-cell table:formula="of:=IF([.AA$2]=[.$M57];[.$C57];&quot;&quot;)">
            <text:p/>
          </table:table-cell>
          <table:table-cell table:style-name="ce146" table:formula="of:=IF([.AB$2]=[.$M57];[.$C57];&quot;&quot;)">
            <text:p/>
          </table:table-cell>
          <table:table-cell table:style-name="ce132" table:formula="of:=IF([.AC$2]=[.$M57];[.$C57];&quot;&quot;)">
            <text:p/>
          </table:table-cell>
          <table:table-cell table:style-name="ce132" table:formula="of:=IF([.AD$2]=[.$M57];[.$C57];&quot;&quot;)">
            <text:p/>
          </table:table-cell>
          <table:table-cell table:style-name="ce132" table:formula="of:=IF([.AE$2]=[.$M57];[.$C57];&quot;&quot;)">
            <text:p/>
          </table:table-cell>
          <table:table-cell table:style-name="ce132" table:formula="of:=IF([.AF$2]=[.$M57];[.$C57];&quot;&quot;)">
            <text:p/>
          </table:table-cell>
          <table:table-cell table:style-name="ce132" table:formula="of:=IF([.AG$2]=[.$M57];[.$C57];&quot;&quot;)">
            <text:p/>
          </table:table-cell>
          <table:table-cell table:style-name="ce132" table:formula="of:=IF([.AH$2]=[.$M57];[.$C57];&quot;&quot;)">
            <text:p/>
          </table:table-cell>
          <table:table-cell table:style-name="ce151" table:formula="of:=IF([.AI$2]=[.$M57];[.$C57];&quot;&quot;)">
            <text:p/>
          </table:table-cell>
          <table:table-cell table:formula="of:=IF([.AJ$2]=[.$M57];[.$C57];&quot;&quot;)">
            <text:p/>
          </table:table-cell>
          <table:table-cell table:formula="of:=IF([.AK$2]=[.$M57];[.$C57];&quot;&quot;)">
            <text:p/>
          </table:table-cell>
          <table:table-cell table:formula="of:=IF([.AL$2]=[.$M57];[.$C57];&quot;&quot;)">
            <text:p/>
          </table:table-cell>
          <table:table-cell table:formula="of:=IF([.AM$2]=[.$M57];[.$C57];&quot;&quot;)">
            <text:p/>
          </table:table-cell>
          <table:table-cell table:formula="of:=IF([.AN$2]=[.$M57];[.$C57];&quot;&quot;)">
            <text:p/>
          </table:table-cell>
          <table:table-cell table:formula="of:=IF([.AO$2]=[.$M57];[.$C57];&quot;&quot;)">
            <text:p/>
          </table:table-cell>
          <table:table-cell table:formula="of:=IF([.AP$2]=[.$M57];[.$C57];&quot;&quot;)">
            <text:p/>
          </table:table-cell>
          <table:table-cell table:formula="of:=IF([.AQ$2]=[.$M57];[.$C57];&quot;&quot;)">
            <text:p/>
          </table:table-cell>
          <table:table-cell table:formula="of:=IF([.AR$2]=[.$M57];[.$C57];&quot;&quot;)">
            <text:p/>
          </table:table-cell>
          <table:table-cell table:formula="of:=IF([.AS$2]=[.$M57];[.$C57];&quot;&quot;)">
            <text:p/>
          </table:table-cell>
          <table:table-cell table:formula="of:=IF([.AT$2]=[.$M57];[.$C57];&quot;&quot;)">
            <text:p/>
          </table:table-cell>
          <table:table-cell table:formula="of:=IF([.AU$2]=[.$M57];[.$C57];&quot;&quot;)">
            <text:p/>
          </table:table-cell>
          <table:table-cell table:formula="of:=IF([.AV$2]=[.$M57];[.$C57];&quot;&quot;)">
            <text:p/>
          </table:table-cell>
          <table:table-cell table:formula="of:=IF([.AW$2]=[.$M57];[.$C57];&quot;&quot;)">
            <text:p/>
          </table:table-cell>
          <table:table-cell table:formula="of:=IF([.AX$2]=[.$M57];[.$C57];&quot;&quot;)">
            <text:p/>
          </table:table-cell>
          <table:table-cell table:formula="of:=IF([.AY$2]=[.$M57];[.$C57];&quot;&quot;)">
            <text:p/>
          </table:table-cell>
          <table:table-cell table:formula="of:=IF([.AZ$2]=[.$M57];[.$C57];&quot;&quot;)">
            <text:p/>
          </table:table-cell>
          <table:table-cell table:formula="of:=IF([.BA$2]=[.$M57];[.$C57];&quot;&quot;)">
            <text:p/>
          </table:table-cell>
          <table:table-cell table:formula="of:=IF([.BB$2]=[.$M57];[.$C57];&quot;&quot;)">
            <text:p/>
          </table:table-cell>
          <table:table-cell table:formula="of:=IF([.BC$2]=[.$M57];[.$C57];&quot;&quot;)">
            <text:p/>
          </table:table-cell>
          <table:table-cell table:formula="of:=IF([.BD$2]=[.$M57];[.$C57];&quot;&quot;)">
            <text:p/>
          </table:table-cell>
          <table:table-cell table:formula="of:=IF([.BE$2]=[.$M57];[.$C57];&quot;&quot;)">
            <text:p/>
          </table:table-cell>
          <table:table-cell table:formula="of:=IF([.BF$2]=[.$M57];[.$C57];&quot;&quot;)">
            <text:p/>
          </table:table-cell>
          <table:table-cell table:formula="of:=IF([.BG$2]=[.$M57];[.$C57];&quot;&quot;)">
            <text:p/>
          </table:table-cell>
          <table:table-cell table:formula="of:=IF([.BH$2]=[.$M57];[.$C57];&quot;&quot;)">
            <text:p/>
          </table:table-cell>
          <table:table-cell table:formula="of:=IF([.BI$2]=[.$M57];[.$C57];&quot;&quot;)">
            <text:p/>
          </table:table-cell>
          <table:table-cell table:formula="of:=IF([.BJ$2]=[.$M57];[.$C57];&quot;&quot;)">
            <text:p/>
          </table:table-cell>
          <table:table-cell table:formula="of:=IF([.BK$2]=[.$M57];[.$C57];&quot;&quot;)">
            <text:p/>
          </table:table-cell>
          <table:table-cell table:formula="of:=IF([.BL$2]=[.$M57];[.$C57];&quot;&quot;)">
            <text:p/>
          </table:table-cell>
          <table:table-cell table:formula="of:=IF([.BM$2]=[.$M57];[.$C57];&quot;&quot;)">
            <text:p/>
          </table:table-cell>
          <table:table-cell table:formula="of:=IF([.BN$2]=[.$M57];[.$C57];&quot;&quot;)">
            <text:p/>
          </table:table-cell>
          <table:table-cell table:formula="of:=IF([.BO$2]=[.$M57];[.$C57];&quot;&quot;)">
            <text:p/>
          </table:table-cell>
          <table:table-cell table:formula="of:=IF([.BP$2]=[.$M57];[.$C57];&quot;&quot;)">
            <text:p/>
          </table:table-cell>
          <table:table-cell table:formula="of:=IF([.BQ$2]=[.$M57];[.$C57];&quot;&quot;)">
            <text:p/>
          </table:table-cell>
          <table:table-cell table:formula="of:=IF([.BR$2]=[.$M57];[.$C57];&quot;&quot;)">
            <text:p/>
          </table:table-cell>
          <table:table-cell table:formula="of:=IF([.BS$2]=[.$M57];[.$C57];&quot;&quot;)">
            <text:p/>
          </table:table-cell>
          <table:table-cell table:formula="of:=IF([.BT$2]=[.$M57];[.$C57];&quot;&quot;)">
            <text:p/>
          </table:table-cell>
          <table:table-cell table:formula="of:=IF([.BU$2]=[.$M57];[.$C57];&quot;&quot;)">
            <text:p/>
          </table:table-cell>
          <table:table-cell table:formula="of:=IF([.BV$2]=[.$M57];[.$C57];&quot;&quot;)">
            <text:p/>
          </table:table-cell>
          <table:table-cell table:formula="of:=IF([.BW$2]=[.$M57];[.$C57];&quot;&quot;)">
            <text:p/>
          </table:table-cell>
          <table:table-cell table:formula="of:=IF([.BX$2]=[.$M57];[.$C57];&quot;&quot;)">
            <text:p/>
          </table:table-cell>
          <table:table-cell table:formula="of:=IF([.BY$2]=[.$M57];[.$C57];&quot;&quot;)">
            <text:p/>
          </table:table-cell>
          <table:table-cell table:formula="of:=IF([.BZ$2]=[.$M57];[.$C57];&quot;&quot;)">
            <text:p/>
          </table:table-cell>
          <table:table-cell table:formula="of:=IF([.CA$2]=[.$M57];[.$C57];&quot;&quot;)">
            <text:p/>
          </table:table-cell>
          <table:table-cell table:formula="of:=IF([.CB$2]=[.$M57];[.$C57];&quot;&quot;)">
            <text:p/>
          </table:table-cell>
          <table:table-cell table:formula="of:=IF([.CC$2]=[.$M57];[.$C57];&quot;&quot;)">
            <text:p/>
          </table:table-cell>
          <table:table-cell table:formula="of:=IF([.CD$2]=[.$M57];[.$C57];&quot;&quot;)">
            <text:p/>
          </table:table-cell>
          <table:table-cell table:formula="of:=IF([.CE$2]=[.$M57];[.$C57];&quot;&quot;)">
            <text:p/>
          </table:table-cell>
          <table:table-cell table:style-name="ce154" table:formula="of:=IF([.CF$2]=[.$M57];CONCATENATE([.$C57];[.$F57]);&quot;&quot;)" office:value-type="string" office:string-value="4g" calcext:value-type="string">
            <text:p>4g</text:p>
          </table:table-cell>
          <table:table-cell table:formula="of:=IF([.CG$2]=[.$M57];[.$C57];&quot;&quot;)">
            <text:p/>
          </table:table-cell>
          <table:table-cell table:formula="of:=IF([.CH$2]=[.$M57];[.$C57];&quot;&quot;)">
            <text:p/>
          </table:table-cell>
          <table:table-cell table:formula="of:=IF([.CI$2]=[.$M57];[.$C57];&quot;&quot;)">
            <text:p/>
          </table:table-cell>
          <table:table-cell table:formula="of:=IF([.CJ$2]=[.$M57];[.$C57];&quot;&quot;)">
            <text:p/>
          </table:table-cell>
          <table:table-cell table:formula="of:=IF([.CK$2]=[.$M57];[.$C57];&quot;&quot;)">
            <text:p/>
          </table:table-cell>
          <table:table-cell table:formula="of:=IF([.CL$2]=[.$M57];[.$C57];&quot;&quot;)">
            <text:p/>
          </table:table-cell>
          <table:table-cell table:formula="of:=IF([.CM$2]=[.$M57];[.$C57];&quot;&quot;)">
            <text:p/>
          </table:table-cell>
          <table:table-cell table:formula="of:=IF([.CN$2]=[.$M57];[.$C57];&quot;&quot;)">
            <text:p/>
          </table:table-cell>
          <table:table-cell table:formula="of:=IF([.CO$2]=[.$M57];[.$C57];&quot;&quot;)">
            <text:p/>
          </table:table-cell>
          <table:table-cell table:formula="of:=IF([.CP$2]=[.$M57];[.$C57];&quot;&quot;)">
            <text:p/>
          </table:table-cell>
          <table:table-cell table:formula="of:=IF([.CQ$2]=[.$M57];[.$C57];&quot;&quot;)">
            <text:p/>
          </table:table-cell>
          <table:table-cell table:formula="of:=IF([.CR$2]=[.$M57];[.$C57];&quot;&quot;)">
            <text:p/>
          </table:table-cell>
          <table:table-cell table:formula="of:=IF([.CS$2]=[.$M57];[.$C57];&quot;&quot;)">
            <text:p/>
          </table:table-cell>
          <table:table-cell table:formula="of:=IF([.CT$2]=[.$M57];[.$C57];&quot;&quot;)">
            <text:p/>
          </table:table-cell>
          <table:table-cell table:formula="of:=IF([.CU$2]=[.$M57];[.$C57];&quot;&quot;)">
            <text:p/>
          </table:table-cell>
          <table:table-cell table:formula="of:=IF([.CV$2]=[.$M57];[.$C57];&quot;&quot;)">
            <text:p/>
          </table:table-cell>
          <table:table-cell table:formula="of:=IF([.CW$2]=[.$M57];[.$C57];&quot;&quot;)">
            <text:p/>
          </table:table-cell>
          <table:table-cell table:formula="of:=IF([.CX$2]=[.$M57];[.$C57];&quot;&quot;)">
            <text:p/>
          </table:table-cell>
          <table:table-cell table:formula="of:=IF([.CY$2]=[.$M57];[.$C57];&quot;&quot;)">
            <text:p/>
          </table:table-cell>
          <table:table-cell table:formula="of:=IF([.CZ$2]=[.$M57];[.$C57];&quot;&quot;)">
            <text:p/>
          </table:table-cell>
          <table:table-cell table:formula="of:=IF([.DA$2]=[.$M57];[.$C57];&quot;&quot;)">
            <text:p/>
          </table:table-cell>
          <table:table-cell table:formula="of:=IF([.DB$2]=[.$M57];[.$C57];&quot;&quot;)">
            <text:p/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ow_barrierdebr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Источник энергии</text:p>
          </table:table-cell>
          <table:table-cell office:value-type="float" office:value="0.186" calcext:value-type="float">
            <text:p>0,186</text:p>
          </table:table-cell>
          <table:table-cell table:formula="of:=VLOOKUP([.G58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58];[.$G$2:.$J$4];[.C58]-1)+VLOOKUP([.G58];[.$G$2:.$J$4];[.C58]-1)*[.E58];VLOOKUP([.G58];[.$G$2:.$L$4];6))" office:value-type="float" office:value="237200" calcext:value-type="float">
            <text:p>237 200</text:p>
          </table:table-cell>
          <table:table-cell table:style-name="ce132" office:value-type="string" calcext:value-type="string">
            <text:p>j</text:p>
          </table:table-cell>
          <table:table-cell table:formula="of:=IF([.I58]=&quot;e&quot;;SQRT(POWER([.$K$26]-[.K58];2)+POWER([.$L$26]-[.L58];2));IF([.I58]=&quot;f&quot;;SQRT(POWER([.$K$40]-[.K58];2)+POWER([.$L$40]-[.L58];2));IF([.I58]=&quot;j&quot;;SQRT(POWER([.$K$64]-[.K58];2)+POWER([.$L$64]-[.L58];2));0)))" office:value-type="float" office:value="20.3027091788264" calcext:value-type="float">
            <text:p>20,30</text:p>
          </table:table-cell>
          <table:table-cell office:value-type="float" office:value="22.5" calcext:value-type="float">
            <text:p>22,5</text:p>
          </table:table-cell>
          <table:table-cell office:value-type="float" office:value="46.7" calcext:value-type="float">
            <text:p>46,7</text:p>
          </table:table-cell>
          <table:table-cell table:formula="of:=MROUND([.K58];1)" office:value-type="float" office:value="23" calcext:value-type="float">
            <text:p>23</text:p>
          </table:table-cell>
          <table:table-cell table:formula="of:=MROUND([.L58];1)" office:value-type="float" office:value="47" calcext:value-type="float">
            <text:p>47</text:p>
          </table:table-cell>
          <table:table-cell/>
          <table:table-cell table:formula="of:=IF([.P$2]=[.$M58];[.$C58];&quot;&quot;)">
            <text:p/>
          </table:table-cell>
          <table:table-cell table:formula="of:=IF([.Q$2]=[.$M58];[.$C58];&quot;&quot;)">
            <text:p/>
          </table:table-cell>
          <table:table-cell table:formula="of:=IF([.R$2]=[.$M58];[.$C58];&quot;&quot;)">
            <text:p/>
          </table:table-cell>
          <table:table-cell table:formula="of:=IF([.S$2]=[.$M58];[.$C58];&quot;&quot;)">
            <text:p/>
          </table:table-cell>
          <table:table-cell table:formula="of:=IF([.T$2]=[.$M58];[.$C58];&quot;&quot;)">
            <text:p/>
          </table:table-cell>
          <table:table-cell table:formula="of:=IF([.U$2]=[.$M58];[.$C58];&quot;&quot;)">
            <text:p/>
          </table:table-cell>
          <table:table-cell table:formula="of:=IF([.V$2]=[.$M58];[.$C58];&quot;&quot;)">
            <text:p/>
          </table:table-cell>
          <table:table-cell table:formula="of:=IF([.W$2]=[.$M58];[.$C58];&quot;&quot;)">
            <text:p/>
          </table:table-cell>
          <table:table-cell table:formula="of:=IF([.X$2]=[.$M58];[.$C58];&quot;&quot;)">
            <text:p/>
          </table:table-cell>
          <table:table-cell table:formula="of:=IF([.Y$2]=[.$M58];[.$C58];&quot;&quot;)">
            <text:p/>
          </table:table-cell>
          <table:table-cell table:formula="of:=IF([.Z$2]=[.$M58];[.$C58];&quot;&quot;)">
            <text:p/>
          </table:table-cell>
          <table:table-cell table:formula="of:=IF([.AA$2]=[.$M58];[.$C58];&quot;&quot;)">
            <text:p/>
          </table:table-cell>
          <table:table-cell table:style-name="ce148" table:formula="of:=IF([.AB$2]=[.$M58];[.$C58];&quot;&quot;)">
            <text:p/>
          </table:table-cell>
          <table:table-cell table:style-name="ce150" table:formula="of:=IF([.AC$2]=[.$M58];[.$C58];&quot;&quot;)">
            <text:p/>
          </table:table-cell>
          <table:table-cell table:style-name="ce150" table:formula="of:=IF([.AD$2]=[.$M58];[.$C58];&quot;&quot;)">
            <text:p/>
          </table:table-cell>
          <table:table-cell table:style-name="ce147" table:formula="of:=IF([.AE$2]=[.$M58];CONCATENATE([.$C58];[.$F58]);&quot;&quot;)" office:value-type="string" office:string-value="4c" calcext:value-type="string">
            <text:p>4c</text:p>
          </table:table-cell>
          <table:table-cell table:style-name="ce150" table:formula="of:=IF([.AF$2]=[.$M58];[.$C58];&quot;&quot;)">
            <text:p/>
          </table:table-cell>
          <table:table-cell table:style-name="ce150" table:formula="of:=IF([.AG$2]=[.$M58];[.$C58];&quot;&quot;)">
            <text:p/>
          </table:table-cell>
          <table:table-cell table:style-name="ce150" table:formula="of:=IF([.AH$2]=[.$M58];[.$C58];&quot;&quot;)">
            <text:p/>
          </table:table-cell>
          <table:table-cell table:style-name="ce152" table:formula="of:=IF([.AI$2]=[.$M58];[.$C58];&quot;&quot;)">
            <text:p/>
          </table:table-cell>
          <table:table-cell table:formula="of:=IF([.AJ$2]=[.$M58];[.$C58];&quot;&quot;)">
            <text:p/>
          </table:table-cell>
          <table:table-cell table:formula="of:=IF([.AK$2]=[.$M58];[.$C58];&quot;&quot;)">
            <text:p/>
          </table:table-cell>
          <table:table-cell table:formula="of:=IF([.AL$2]=[.$M58];[.$C58];&quot;&quot;)">
            <text:p/>
          </table:table-cell>
          <table:table-cell table:formula="of:=IF([.AM$2]=[.$M58];[.$C58];&quot;&quot;)">
            <text:p/>
          </table:table-cell>
          <table:table-cell table:formula="of:=IF([.AN$2]=[.$M58];[.$C58];&quot;&quot;)">
            <text:p/>
          </table:table-cell>
          <table:table-cell table:formula="of:=IF([.AO$2]=[.$M58];[.$C58];&quot;&quot;)">
            <text:p/>
          </table:table-cell>
          <table:table-cell table:formula="of:=IF([.AP$2]=[.$M58];[.$C58];&quot;&quot;)">
            <text:p/>
          </table:table-cell>
          <table:table-cell table:formula="of:=IF([.AQ$2]=[.$M58];[.$C58];&quot;&quot;)">
            <text:p/>
          </table:table-cell>
          <table:table-cell table:formula="of:=IF([.AR$2]=[.$M58];[.$C58];&quot;&quot;)">
            <text:p/>
          </table:table-cell>
          <table:table-cell table:formula="of:=IF([.AS$2]=[.$M58];[.$C58];&quot;&quot;)">
            <text:p/>
          </table:table-cell>
          <table:table-cell table:formula="of:=IF([.AT$2]=[.$M58];[.$C58];&quot;&quot;)">
            <text:p/>
          </table:table-cell>
          <table:table-cell table:formula="of:=IF([.AU$2]=[.$M58];[.$C58];&quot;&quot;)">
            <text:p/>
          </table:table-cell>
          <table:table-cell table:formula="of:=IF([.AV$2]=[.$M58];[.$C58];&quot;&quot;)">
            <text:p/>
          </table:table-cell>
          <table:table-cell table:formula="of:=IF([.AW$2]=[.$M58];[.$C58];&quot;&quot;)">
            <text:p/>
          </table:table-cell>
          <table:table-cell table:formula="of:=IF([.AX$2]=[.$M58];[.$C58];&quot;&quot;)">
            <text:p/>
          </table:table-cell>
          <table:table-cell table:formula="of:=IF([.AY$2]=[.$M58];[.$C58];&quot;&quot;)">
            <text:p/>
          </table:table-cell>
          <table:table-cell table:formula="of:=IF([.AZ$2]=[.$M58];[.$C58];&quot;&quot;)">
            <text:p/>
          </table:table-cell>
          <table:table-cell table:formula="of:=IF([.BA$2]=[.$M58];[.$C58];&quot;&quot;)">
            <text:p/>
          </table:table-cell>
          <table:table-cell table:formula="of:=IF([.BB$2]=[.$M58];[.$C58];&quot;&quot;)">
            <text:p/>
          </table:table-cell>
          <table:table-cell table:formula="of:=IF([.BC$2]=[.$M58];[.$C58];&quot;&quot;)">
            <text:p/>
          </table:table-cell>
          <table:table-cell table:formula="of:=IF([.BD$2]=[.$M58];[.$C58];&quot;&quot;)">
            <text:p/>
          </table:table-cell>
          <table:table-cell table:formula="of:=IF([.BE$2]=[.$M58];[.$C58];&quot;&quot;)">
            <text:p/>
          </table:table-cell>
          <table:table-cell table:formula="of:=IF([.BF$2]=[.$M58];[.$C58];&quot;&quot;)">
            <text:p/>
          </table:table-cell>
          <table:table-cell table:formula="of:=IF([.BG$2]=[.$M58];[.$C58];&quot;&quot;)">
            <text:p/>
          </table:table-cell>
          <table:table-cell table:formula="of:=IF([.BH$2]=[.$M58];[.$C58];&quot;&quot;)">
            <text:p/>
          </table:table-cell>
          <table:table-cell table:formula="of:=IF([.BI$2]=[.$M58];[.$C58];&quot;&quot;)">
            <text:p/>
          </table:table-cell>
          <table:table-cell table:formula="of:=IF([.BJ$2]=[.$M58];[.$C58];&quot;&quot;)">
            <text:p/>
          </table:table-cell>
          <table:table-cell table:formula="of:=IF([.BK$2]=[.$M58];[.$C58];&quot;&quot;)">
            <text:p/>
          </table:table-cell>
          <table:table-cell table:formula="of:=IF([.BL$2]=[.$M58];[.$C58];&quot;&quot;)">
            <text:p/>
          </table:table-cell>
          <table:table-cell table:formula="of:=IF([.BM$2]=[.$M58];[.$C58];&quot;&quot;)">
            <text:p/>
          </table:table-cell>
          <table:table-cell table:formula="of:=IF([.BN$2]=[.$M58];[.$C58];&quot;&quot;)">
            <text:p/>
          </table:table-cell>
          <table:table-cell table:formula="of:=IF([.BO$2]=[.$M58];[.$C58];&quot;&quot;)">
            <text:p/>
          </table:table-cell>
          <table:table-cell table:formula="of:=IF([.BP$2]=[.$M58];[.$C58];&quot;&quot;)">
            <text:p/>
          </table:table-cell>
          <table:table-cell table:formula="of:=IF([.BQ$2]=[.$M58];[.$C58];&quot;&quot;)">
            <text:p/>
          </table:table-cell>
          <table:table-cell table:formula="of:=IF([.BR$2]=[.$M58];[.$C58];&quot;&quot;)">
            <text:p/>
          </table:table-cell>
          <table:table-cell table:formula="of:=IF([.BS$2]=[.$M58];[.$C58];&quot;&quot;)">
            <text:p/>
          </table:table-cell>
          <table:table-cell table:formula="of:=IF([.BT$2]=[.$M58];[.$C58];&quot;&quot;)">
            <text:p/>
          </table:table-cell>
          <table:table-cell table:formula="of:=IF([.BU$2]=[.$M58];[.$C58];&quot;&quot;)">
            <text:p/>
          </table:table-cell>
          <table:table-cell table:formula="of:=IF([.BV$2]=[.$M58];[.$C58];&quot;&quot;)">
            <text:p/>
          </table:table-cell>
          <table:table-cell table:formula="of:=IF([.BW$2]=[.$M58];[.$C58];&quot;&quot;)">
            <text:p/>
          </table:table-cell>
          <table:table-cell table:formula="of:=IF([.BX$2]=[.$M58];[.$C58];&quot;&quot;)">
            <text:p/>
          </table:table-cell>
          <table:table-cell table:formula="of:=IF([.BY$2]=[.$M58];[.$C58];&quot;&quot;)">
            <text:p/>
          </table:table-cell>
          <table:table-cell table:formula="of:=IF([.BZ$2]=[.$M58];[.$C58];&quot;&quot;)">
            <text:p/>
          </table:table-cell>
          <table:table-cell table:formula="of:=IF([.CA$2]=[.$M58];[.$C58];&quot;&quot;)">
            <text:p/>
          </table:table-cell>
          <table:table-cell table:formula="of:=IF([.CB$2]=[.$M58];[.$C58];&quot;&quot;)">
            <text:p/>
          </table:table-cell>
          <table:table-cell table:formula="of:=IF([.CC$2]=[.$M58];[.$C58];&quot;&quot;)">
            <text:p/>
          </table:table-cell>
          <table:table-cell table:formula="of:=IF([.CD$2]=[.$M58];[.$C58];&quot;&quot;)">
            <text:p/>
          </table:table-cell>
          <table:table-cell table:formula="of:=IF([.CE$2]=[.$M58];[.$C58];&quot;&quot;)">
            <text:p/>
          </table:table-cell>
          <table:table-cell table:formula="of:=IF([.CF$2]=[.$M58];[.$C58];&quot;&quot;)">
            <text:p/>
          </table:table-cell>
          <table:table-cell table:formula="of:=IF([.CG$2]=[.$M58];[.$C58];&quot;&quot;)">
            <text:p/>
          </table:table-cell>
          <table:table-cell table:formula="of:=IF([.CH$2]=[.$M58];[.$C58];&quot;&quot;)">
            <text:p/>
          </table:table-cell>
          <table:table-cell table:formula="of:=IF([.CI$2]=[.$M58];[.$C58];&quot;&quot;)">
            <text:p/>
          </table:table-cell>
          <table:table-cell table:formula="of:=IF([.CJ$2]=[.$M58];[.$C58];&quot;&quot;)">
            <text:p/>
          </table:table-cell>
          <table:table-cell table:formula="of:=IF([.CK$2]=[.$M58];[.$C58];&quot;&quot;)">
            <text:p/>
          </table:table-cell>
          <table:table-cell table:formula="of:=IF([.CL$2]=[.$M58];[.$C58];&quot;&quot;)">
            <text:p/>
          </table:table-cell>
          <table:table-cell table:formula="of:=IF([.CM$2]=[.$M58];[.$C58];&quot;&quot;)">
            <text:p/>
          </table:table-cell>
          <table:table-cell table:formula="of:=IF([.CN$2]=[.$M58];[.$C58];&quot;&quot;)">
            <text:p/>
          </table:table-cell>
          <table:table-cell table:formula="of:=IF([.CO$2]=[.$M58];[.$C58];&quot;&quot;)">
            <text:p/>
          </table:table-cell>
          <table:table-cell table:formula="of:=IF([.CP$2]=[.$M58];[.$C58];&quot;&quot;)">
            <text:p/>
          </table:table-cell>
          <table:table-cell table:formula="of:=IF([.CQ$2]=[.$M58];[.$C58];&quot;&quot;)">
            <text:p/>
          </table:table-cell>
          <table:table-cell table:formula="of:=IF([.CR$2]=[.$M58];[.$C58];&quot;&quot;)">
            <text:p/>
          </table:table-cell>
          <table:table-cell table:formula="of:=IF([.CS$2]=[.$M58];[.$C58];&quot;&quot;)">
            <text:p/>
          </table:table-cell>
          <table:table-cell table:formula="of:=IF([.CT$2]=[.$M58];[.$C58];&quot;&quot;)">
            <text:p/>
          </table:table-cell>
          <table:table-cell table:formula="of:=IF([.CU$2]=[.$M58];[.$C58];&quot;&quot;)">
            <text:p/>
          </table:table-cell>
          <table:table-cell table:formula="of:=IF([.CV$2]=[.$M58];[.$C58];&quot;&quot;)">
            <text:p/>
          </table:table-cell>
          <table:table-cell table:formula="of:=IF([.CW$2]=[.$M58];[.$C58];&quot;&quot;)">
            <text:p/>
          </table:table-cell>
          <table:table-cell table:formula="of:=IF([.CX$2]=[.$M58];[.$C58];&quot;&quot;)">
            <text:p/>
          </table:table-cell>
          <table:table-cell table:formula="of:=IF([.CY$2]=[.$M58];[.$C58];&quot;&quot;)">
            <text:p/>
          </table:table-cell>
          <table:table-cell table:formula="of:=IF([.CZ$2]=[.$M58];[.$C58];&quot;&quot;)">
            <text:p/>
          </table:table-cell>
          <table:table-cell table:formula="of:=IF([.DA$2]=[.$M58];[.$C58];&quot;&quot;)">
            <text:p/>
          </table:table-cell>
          <table:table-cell table:formula="of:=IF([.DB$2]=[.$M58];[.$C58];&quot;&quot;)">
            <text:p/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Jericho_IsidStatio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ыработанное месторождение</text:p>
          </table:table-cell>
          <table:table-cell office:value-type="float" office:value="0.1" calcext:value-type="float">
            <text:p>0,1</text:p>
          </table:table-cell>
          <table:table-cell table:formula="of:=VLOOKUP([.G59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59];[.$G$2:.$J$4];[.C59]-1)+VLOOKUP([.G59];[.$G$2:.$J$4];[.C59]-1)*[.E59];VLOOKUP([.G59];[.$G$2:.$L$4];6))" office:value-type="float" office:value="110000" calcext:value-type="float">
            <text:p>110 000</text:p>
          </table:table-cell>
          <table:table-cell table:style-name="ce132" office:value-type="string" calcext:value-type="string">
            <text:p>j</text:p>
          </table:table-cell>
          <table:table-cell table:formula="of:=IF([.I59]=&quot;e&quot;;SQRT(POWER([.$K$26]-[.K59];2)+POWER([.$L$26]-[.L59];2));IF([.I59]=&quot;f&quot;;SQRT(POWER([.$K$40]-[.K59];2)+POWER([.$L$40]-[.L59];2));IF([.I59]=&quot;j&quot;;SQRT(POWER([.$K$64]-[.K59];2)+POWER([.$L$64]-[.L59];2));0)))" office:value-type="float" office:value="5.01597448159378" calcext:value-type="float">
            <text:p>5,02</text:p>
          </table:table-cell>
          <table:table-cell office:value-type="float" office:value="31.9" calcext:value-type="float">
            <text:p>31,9</text:p>
          </table:table-cell>
          <table:table-cell office:value-type="float" office:value="58.9" calcext:value-type="float">
            <text:p>58,9</text:p>
          </table:table-cell>
          <table:table-cell table:formula="of:=MROUND([.K59];1)" office:value-type="float" office:value="32" calcext:value-type="float">
            <text:p>32</text:p>
          </table:table-cell>
          <table:table-cell table:formula="of:=MROUND([.L59];1)" office:value-type="float" office:value="59" calcext:value-type="float">
            <text:p>59</text:p>
          </table:table-cell>
          <table:table-cell/>
          <table:table-cell table:formula="of:=IF([.P$2]=[.$M59];[.$C59];&quot;&quot;)">
            <text:p/>
          </table:table-cell>
          <table:table-cell table:formula="of:=IF([.Q$2]=[.$M59];[.$C59];&quot;&quot;)">
            <text:p/>
          </table:table-cell>
          <table:table-cell table:formula="of:=IF([.R$2]=[.$M59];[.$C59];&quot;&quot;)">
            <text:p/>
          </table:table-cell>
          <table:table-cell table:formula="of:=IF([.S$2]=[.$M59];[.$C59];&quot;&quot;)">
            <text:p/>
          </table:table-cell>
          <table:table-cell table:formula="of:=IF([.T$2]=[.$M59];[.$C59];&quot;&quot;)">
            <text:p/>
          </table:table-cell>
          <table:table-cell table:formula="of:=IF([.U$2]=[.$M59];[.$C59];&quot;&quot;)">
            <text:p/>
          </table:table-cell>
          <table:table-cell table:formula="of:=IF([.V$2]=[.$M59];[.$C59];&quot;&quot;)">
            <text:p/>
          </table:table-cell>
          <table:table-cell table:formula="of:=IF([.W$2]=[.$M59];[.$C59];&quot;&quot;)">
            <text:p/>
          </table:table-cell>
          <table:table-cell table:formula="of:=IF([.X$2]=[.$M59];[.$C59];&quot;&quot;)">
            <text:p/>
          </table:table-cell>
          <table:table-cell table:formula="of:=IF([.Y$2]=[.$M59];[.$C59];&quot;&quot;)">
            <text:p/>
          </table:table-cell>
          <table:table-cell table:formula="of:=IF([.Z$2]=[.$M59];[.$C59];&quot;&quot;)">
            <text:p/>
          </table:table-cell>
          <table:table-cell table:formula="of:=IF([.AA$2]=[.$M59];[.$C59];&quot;&quot;)">
            <text:p/>
          </table:table-cell>
          <table:table-cell table:formula="of:=IF([.AB$2]=[.$M59];[.$C59];&quot;&quot;)">
            <text:p/>
          </table:table-cell>
          <table:table-cell table:formula="of:=IF([.AC$2]=[.$M59];[.$C59];&quot;&quot;)">
            <text:p/>
          </table:table-cell>
          <table:table-cell table:formula="of:=IF([.AD$2]=[.$M59];[.$C59];&quot;&quot;)">
            <text:p/>
          </table:table-cell>
          <table:table-cell table:formula="of:=IF([.AE$2]=[.$M59];[.$C59];&quot;&quot;)">
            <text:p/>
          </table:table-cell>
          <table:table-cell table:formula="of:=IF([.AF$2]=[.$M59];[.$C59];&quot;&quot;)">
            <text:p/>
          </table:table-cell>
          <table:table-cell table:formula="of:=IF([.AG$2]=[.$M59];[.$C59];&quot;&quot;)">
            <text:p/>
          </table:table-cell>
          <table:table-cell table:formula="of:=IF([.AH$2]=[.$M59];[.$C59];&quot;&quot;)">
            <text:p/>
          </table:table-cell>
          <table:table-cell table:formula="of:=IF([.AI$2]=[.$M59];[.$C59];&quot;&quot;)">
            <text:p/>
          </table:table-cell>
          <table:table-cell table:style-name="ce145" table:formula="of:=IF([.AJ$2]=[.$M59];[.$C59];&quot;&quot;)">
            <text:p/>
          </table:table-cell>
          <table:table-cell table:style-name="ce149" table:formula="of:=IF([.AK$2]=[.$M59];[.$C59];&quot;&quot;)">
            <text:p/>
          </table:table-cell>
          <table:table-cell table:style-name="ce149" table:formula="of:=IF([.AL$2]=[.$M59];[.$C59];&quot;&quot;)">
            <text:p/>
          </table:table-cell>
          <table:table-cell table:style-name="ce149" table:formula="of:=IF([.AM$2]=[.$M59];[.$C59];&quot;&quot;)">
            <text:p/>
          </table:table-cell>
          <table:table-cell table:style-name="ce147" table:formula="of:=IF([.AN$2]=[.$M59];CONCATENATE([.$C59];[.$F59]);&quot;&quot;)" office:value-type="string" office:string-value="3c" calcext:value-type="string">
            <text:p>3c</text:p>
          </table:table-cell>
          <table:table-cell table:style-name="ce149" table:formula="of:=IF([.AO$2]=[.$M59];[.$C59];&quot;&quot;)">
            <text:p/>
          </table:table-cell>
          <table:table-cell table:style-name="ce153" table:formula="of:=IF([.AP$2]=[.$M59];[.$C59];&quot;&quot;)">
            <text:p/>
          </table:table-cell>
          <table:table-cell table:formula="of:=IF([.AQ$2]=[.$M59];[.$C59];&quot;&quot;)">
            <text:p/>
          </table:table-cell>
          <table:table-cell table:formula="of:=IF([.AR$2]=[.$M59];[.$C59];&quot;&quot;)">
            <text:p/>
          </table:table-cell>
          <table:table-cell table:formula="of:=IF([.AS$2]=[.$M59];[.$C59];&quot;&quot;)">
            <text:p/>
          </table:table-cell>
          <table:table-cell table:formula="of:=IF([.AT$2]=[.$M59];[.$C59];&quot;&quot;)">
            <text:p/>
          </table:table-cell>
          <table:table-cell table:formula="of:=IF([.AU$2]=[.$M59];[.$C59];&quot;&quot;)">
            <text:p/>
          </table:table-cell>
          <table:table-cell table:formula="of:=IF([.AV$2]=[.$M59];[.$C59];&quot;&quot;)">
            <text:p/>
          </table:table-cell>
          <table:table-cell table:formula="of:=IF([.AW$2]=[.$M59];[.$C59];&quot;&quot;)">
            <text:p/>
          </table:table-cell>
          <table:table-cell table:formula="of:=IF([.AX$2]=[.$M59];[.$C59];&quot;&quot;)">
            <text:p/>
          </table:table-cell>
          <table:table-cell table:formula="of:=IF([.AY$2]=[.$M59];[.$C59];&quot;&quot;)">
            <text:p/>
          </table:table-cell>
          <table:table-cell table:formula="of:=IF([.AZ$2]=[.$M59];[.$C59];&quot;&quot;)">
            <text:p/>
          </table:table-cell>
          <table:table-cell table:formula="of:=IF([.BA$2]=[.$M59];[.$C59];&quot;&quot;)">
            <text:p/>
          </table:table-cell>
          <table:table-cell table:formula="of:=IF([.BB$2]=[.$M59];[.$C59];&quot;&quot;)">
            <text:p/>
          </table:table-cell>
          <table:table-cell table:formula="of:=IF([.BC$2]=[.$M59];[.$C59];&quot;&quot;)">
            <text:p/>
          </table:table-cell>
          <table:table-cell table:formula="of:=IF([.BD$2]=[.$M59];[.$C59];&quot;&quot;)">
            <text:p/>
          </table:table-cell>
          <table:table-cell table:formula="of:=IF([.BE$2]=[.$M59];[.$C59];&quot;&quot;)">
            <text:p/>
          </table:table-cell>
          <table:table-cell table:formula="of:=IF([.BF$2]=[.$M59];[.$C59];&quot;&quot;)">
            <text:p/>
          </table:table-cell>
          <table:table-cell table:formula="of:=IF([.BG$2]=[.$M59];[.$C59];&quot;&quot;)">
            <text:p/>
          </table:table-cell>
          <table:table-cell table:formula="of:=IF([.BH$2]=[.$M59];[.$C59];&quot;&quot;)">
            <text:p/>
          </table:table-cell>
          <table:table-cell table:formula="of:=IF([.BI$2]=[.$M59];[.$C59];&quot;&quot;)">
            <text:p/>
          </table:table-cell>
          <table:table-cell table:formula="of:=IF([.BJ$2]=[.$M59];[.$C59];&quot;&quot;)">
            <text:p/>
          </table:table-cell>
          <table:table-cell table:formula="of:=IF([.BK$2]=[.$M59];[.$C59];&quot;&quot;)">
            <text:p/>
          </table:table-cell>
          <table:table-cell table:formula="of:=IF([.BL$2]=[.$M59];[.$C59];&quot;&quot;)">
            <text:p/>
          </table:table-cell>
          <table:table-cell table:formula="of:=IF([.BM$2]=[.$M59];[.$C59];&quot;&quot;)">
            <text:p/>
          </table:table-cell>
          <table:table-cell table:formula="of:=IF([.BN$2]=[.$M59];[.$C59];&quot;&quot;)">
            <text:p/>
          </table:table-cell>
          <table:table-cell table:formula="of:=IF([.BO$2]=[.$M59];[.$C59];&quot;&quot;)">
            <text:p/>
          </table:table-cell>
          <table:table-cell table:formula="of:=IF([.BP$2]=[.$M59];[.$C59];&quot;&quot;)">
            <text:p/>
          </table:table-cell>
          <table:table-cell table:formula="of:=IF([.BQ$2]=[.$M59];[.$C59];&quot;&quot;)">
            <text:p/>
          </table:table-cell>
          <table:table-cell table:formula="of:=IF([.BR$2]=[.$M59];[.$C59];&quot;&quot;)">
            <text:p/>
          </table:table-cell>
          <table:table-cell table:formula="of:=IF([.BS$2]=[.$M59];[.$C59];&quot;&quot;)">
            <text:p/>
          </table:table-cell>
          <table:table-cell table:formula="of:=IF([.BT$2]=[.$M59];[.$C59];&quot;&quot;)">
            <text:p/>
          </table:table-cell>
          <table:table-cell table:formula="of:=IF([.BU$2]=[.$M59];[.$C59];&quot;&quot;)">
            <text:p/>
          </table:table-cell>
          <table:table-cell table:formula="of:=IF([.BV$2]=[.$M59];[.$C59];&quot;&quot;)">
            <text:p/>
          </table:table-cell>
          <table:table-cell table:formula="of:=IF([.BW$2]=[.$M59];[.$C59];&quot;&quot;)">
            <text:p/>
          </table:table-cell>
          <table:table-cell table:formula="of:=IF([.BX$2]=[.$M59];[.$C59];&quot;&quot;)">
            <text:p/>
          </table:table-cell>
          <table:table-cell table:formula="of:=IF([.BY$2]=[.$M59];[.$C59];&quot;&quot;)">
            <text:p/>
          </table:table-cell>
          <table:table-cell table:formula="of:=IF([.BZ$2]=[.$M59];[.$C59];&quot;&quot;)">
            <text:p/>
          </table:table-cell>
          <table:table-cell table:formula="of:=IF([.CA$2]=[.$M59];[.$C59];&quot;&quot;)">
            <text:p/>
          </table:table-cell>
          <table:table-cell table:formula="of:=IF([.CB$2]=[.$M59];[.$C59];&quot;&quot;)">
            <text:p/>
          </table:table-cell>
          <table:table-cell table:formula="of:=IF([.CC$2]=[.$M59];[.$C59];&quot;&quot;)">
            <text:p/>
          </table:table-cell>
          <table:table-cell table:formula="of:=IF([.CD$2]=[.$M59];[.$C59];&quot;&quot;)">
            <text:p/>
          </table:table-cell>
          <table:table-cell table:formula="of:=IF([.CE$2]=[.$M59];[.$C59];&quot;&quot;)">
            <text:p/>
          </table:table-cell>
          <table:table-cell table:formula="of:=IF([.CF$2]=[.$M59];[.$C59];&quot;&quot;)">
            <text:p/>
          </table:table-cell>
          <table:table-cell table:formula="of:=IF([.CG$2]=[.$M59];[.$C59];&quot;&quot;)">
            <text:p/>
          </table:table-cell>
          <table:table-cell table:formula="of:=IF([.CH$2]=[.$M59];[.$C59];&quot;&quot;)">
            <text:p/>
          </table:table-cell>
          <table:table-cell table:formula="of:=IF([.CI$2]=[.$M59];[.$C59];&quot;&quot;)">
            <text:p/>
          </table:table-cell>
          <table:table-cell table:formula="of:=IF([.CJ$2]=[.$M59];[.$C59];&quot;&quot;)">
            <text:p/>
          </table:table-cell>
          <table:table-cell table:formula="of:=IF([.CK$2]=[.$M59];[.$C59];&quot;&quot;)">
            <text:p/>
          </table:table-cell>
          <table:table-cell table:formula="of:=IF([.CL$2]=[.$M59];[.$C59];&quot;&quot;)">
            <text:p/>
          </table:table-cell>
          <table:table-cell table:formula="of:=IF([.CM$2]=[.$M59];[.$C59];&quot;&quot;)">
            <text:p/>
          </table:table-cell>
          <table:table-cell table:formula="of:=IF([.CN$2]=[.$M59];[.$C59];&quot;&quot;)">
            <text:p/>
          </table:table-cell>
          <table:table-cell table:formula="of:=IF([.CO$2]=[.$M59];[.$C59];&quot;&quot;)">
            <text:p/>
          </table:table-cell>
          <table:table-cell table:formula="of:=IF([.CP$2]=[.$M59];[.$C59];&quot;&quot;)">
            <text:p/>
          </table:table-cell>
          <table:table-cell table:formula="of:=IF([.CQ$2]=[.$M59];[.$C59];&quot;&quot;)">
            <text:p/>
          </table:table-cell>
          <table:table-cell table:formula="of:=IF([.CR$2]=[.$M59];[.$C59];&quot;&quot;)">
            <text:p/>
          </table:table-cell>
          <table:table-cell table:formula="of:=IF([.CS$2]=[.$M59];[.$C59];&quot;&quot;)">
            <text:p/>
          </table:table-cell>
          <table:table-cell table:formula="of:=IF([.CT$2]=[.$M59];[.$C59];&quot;&quot;)">
            <text:p/>
          </table:table-cell>
          <table:table-cell table:formula="of:=IF([.CU$2]=[.$M59];[.$C59];&quot;&quot;)">
            <text:p/>
          </table:table-cell>
          <table:table-cell table:formula="of:=IF([.CV$2]=[.$M59];[.$C59];&quot;&quot;)">
            <text:p/>
          </table:table-cell>
          <table:table-cell table:formula="of:=IF([.CW$2]=[.$M59];[.$C59];&quot;&quot;)">
            <text:p/>
          </table:table-cell>
          <table:table-cell table:formula="of:=IF([.CX$2]=[.$M59];[.$C59];&quot;&quot;)">
            <text:p/>
          </table:table-cell>
          <table:table-cell table:formula="of:=IF([.CY$2]=[.$M59];[.$C59];&quot;&quot;)">
            <text:p/>
          </table:table-cell>
          <table:table-cell table:formula="of:=IF([.CZ$2]=[.$M59];[.$C59];&quot;&quot;)">
            <text:p/>
          </table:table-cell>
          <table:table-cell table:formula="of:=IF([.DA$2]=[.$M59];[.$C59];&quot;&quot;)">
            <text:p/>
          </table:table-cell>
          <table:table-cell table:formula="of:=IF([.DB$2]=[.$M59];[.$C59];&quot;&quot;)">
            <text:p/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Jericho_IsidStation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Форпост</text:p>
          </table:table-cell>
          <table:table-cell office:value-type="float" office:value="0.285" calcext:value-type="float">
            <text:p>0,285</text:p>
          </table:table-cell>
          <table:table-cell table:formula="of:=VLOOKUP([.G60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60];[.$G$2:.$J$4];[.C60]-1)+VLOOKUP([.G60];[.$G$2:.$J$4];[.C60]-1)*[.E60];VLOOKUP([.G60];[.$G$2:.$L$4];6))" office:value-type="float" office:value="128500" calcext:value-type="float">
            <text:p>128 500</text:p>
          </table:table-cell>
          <table:table-cell table:style-name="ce132" office:value-type="string" calcext:value-type="string">
            <text:p>j</text:p>
          </table:table-cell>
          <table:table-cell table:formula="of:=IF([.I60]=&quot;e&quot;;SQRT(POWER([.$K$26]-[.K60];2)+POWER([.$L$26]-[.L60];2));IF([.I60]=&quot;f&quot;;SQRT(POWER([.$K$40]-[.K60];2)+POWER([.$L$40]-[.L60];2));IF([.I60]=&quot;j&quot;;SQRT(POWER([.$K$64]-[.K60];2)+POWER([.$L$64]-[.L60];2));0)))" office:value-type="float" office:value="6.02079728939615" calcext:value-type="float">
            <text:p>6,02</text:p>
          </table:table-cell>
          <table:table-cell office:value-type="float" office:value="28.8" calcext:value-type="float">
            <text:p>28,8</text:p>
          </table:table-cell>
          <table:table-cell office:value-type="float" office:value="60.3" calcext:value-type="float">
            <text:p>60,3</text:p>
          </table:table-cell>
          <table:table-cell table:formula="of:=MROUND([.K60];1)" office:value-type="float" office:value="29" calcext:value-type="float">
            <text:p>29</text:p>
          </table:table-cell>
          <table:table-cell table:formula="of:=MROUND([.L60];1)" office:value-type="float" office:value="60" calcext:value-type="float">
            <text:p>60</text:p>
          </table:table-cell>
          <table:table-cell/>
          <table:table-cell table:formula="of:=IF([.P$2]=[.$M60];[.$C60];&quot;&quot;)">
            <text:p/>
          </table:table-cell>
          <table:table-cell table:formula="of:=IF([.Q$2]=[.$M60];[.$C60];&quot;&quot;)">
            <text:p/>
          </table:table-cell>
          <table:table-cell table:formula="of:=IF([.R$2]=[.$M60];[.$C60];&quot;&quot;)">
            <text:p/>
          </table:table-cell>
          <table:table-cell table:formula="of:=IF([.S$2]=[.$M60];[.$C60];&quot;&quot;)">
            <text:p/>
          </table:table-cell>
          <table:table-cell table:formula="of:=IF([.T$2]=[.$M60];[.$C60];&quot;&quot;)">
            <text:p/>
          </table:table-cell>
          <table:table-cell table:formula="of:=IF([.U$2]=[.$M60];[.$C60];&quot;&quot;)">
            <text:p/>
          </table:table-cell>
          <table:table-cell table:formula="of:=IF([.V$2]=[.$M60];[.$C60];&quot;&quot;)">
            <text:p/>
          </table:table-cell>
          <table:table-cell table:formula="of:=IF([.W$2]=[.$M60];[.$C60];&quot;&quot;)">
            <text:p/>
          </table:table-cell>
          <table:table-cell table:formula="of:=IF([.X$2]=[.$M60];[.$C60];&quot;&quot;)">
            <text:p/>
          </table:table-cell>
          <table:table-cell table:formula="of:=IF([.Y$2]=[.$M60];[.$C60];&quot;&quot;)">
            <text:p/>
          </table:table-cell>
          <table:table-cell table:formula="of:=IF([.Z$2]=[.$M60];[.$C60];&quot;&quot;)">
            <text:p/>
          </table:table-cell>
          <table:table-cell table:formula="of:=IF([.AA$2]=[.$M60];[.$C60];&quot;&quot;)">
            <text:p/>
          </table:table-cell>
          <table:table-cell table:formula="of:=IF([.AB$2]=[.$M60];[.$C60];&quot;&quot;)">
            <text:p/>
          </table:table-cell>
          <table:table-cell table:formula="of:=IF([.AC$2]=[.$M60];[.$C60];&quot;&quot;)">
            <text:p/>
          </table:table-cell>
          <table:table-cell table:formula="of:=IF([.AD$2]=[.$M60];[.$C60];&quot;&quot;)">
            <text:p/>
          </table:table-cell>
          <table:table-cell table:formula="of:=IF([.AE$2]=[.$M60];[.$C60];&quot;&quot;)">
            <text:p/>
          </table:table-cell>
          <table:table-cell table:formula="of:=IF([.AF$2]=[.$M60];[.$C60];&quot;&quot;)">
            <text:p/>
          </table:table-cell>
          <table:table-cell table:formula="of:=IF([.AG$2]=[.$M60];[.$C60];&quot;&quot;)">
            <text:p/>
          </table:table-cell>
          <table:table-cell table:formula="of:=IF([.AH$2]=[.$M60];[.$C60];&quot;&quot;)">
            <text:p/>
          </table:table-cell>
          <table:table-cell table:formula="of:=IF([.AI$2]=[.$M60];[.$C60];&quot;&quot;)">
            <text:p/>
          </table:table-cell>
          <table:table-cell table:style-name="ce146" table:formula="of:=IF([.AJ$2]=[.$M60];[.$C60];&quot;&quot;)">
            <text:p/>
          </table:table-cell>
          <table:table-cell table:style-name="ce147" table:formula="of:=IF([.AK$2]=[.$M60];CONCATENATE([.$C60];[.$F60]);&quot;&quot;)" office:value-type="string" office:string-value="3c" calcext:value-type="string">
            <text:p>3c</text:p>
          </table:table-cell>
          <table:table-cell table:style-name="ce132" table:formula="of:=IF([.AL$2]=[.$M60];[.$C60];&quot;&quot;)">
            <text:p/>
          </table:table-cell>
          <table:table-cell table:style-name="ce132" table:formula="of:=IF([.AM$2]=[.$M60];[.$C60];&quot;&quot;)">
            <text:p/>
          </table:table-cell>
          <table:table-cell table:style-name="ce132" table:formula="of:=IF([.AN$2]=[.$M60];[.$C60];&quot;&quot;)">
            <text:p/>
          </table:table-cell>
          <table:table-cell table:style-name="ce132" table:formula="of:=IF([.AO$2]=[.$M60];[.$C60];&quot;&quot;)">
            <text:p/>
          </table:table-cell>
          <table:table-cell table:style-name="ce151" table:formula="of:=IF([.AP$2]=[.$M60];[.$C60];&quot;&quot;)">
            <text:p/>
          </table:table-cell>
          <table:table-cell table:formula="of:=IF([.AQ$2]=[.$M60];[.$C60];&quot;&quot;)">
            <text:p/>
          </table:table-cell>
          <table:table-cell table:formula="of:=IF([.AR$2]=[.$M60];[.$C60];&quot;&quot;)">
            <text:p/>
          </table:table-cell>
          <table:table-cell table:formula="of:=IF([.AS$2]=[.$M60];[.$C60];&quot;&quot;)">
            <text:p/>
          </table:table-cell>
          <table:table-cell table:formula="of:=IF([.AT$2]=[.$M60];[.$C60];&quot;&quot;)">
            <text:p/>
          </table:table-cell>
          <table:table-cell table:formula="of:=IF([.AU$2]=[.$M60];[.$C60];&quot;&quot;)">
            <text:p/>
          </table:table-cell>
          <table:table-cell table:formula="of:=IF([.AV$2]=[.$M60];[.$C60];&quot;&quot;)">
            <text:p/>
          </table:table-cell>
          <table:table-cell table:formula="of:=IF([.AW$2]=[.$M60];[.$C60];&quot;&quot;)">
            <text:p/>
          </table:table-cell>
          <table:table-cell table:formula="of:=IF([.AX$2]=[.$M60];[.$C60];&quot;&quot;)">
            <text:p/>
          </table:table-cell>
          <table:table-cell table:formula="of:=IF([.AY$2]=[.$M60];[.$C60];&quot;&quot;)">
            <text:p/>
          </table:table-cell>
          <table:table-cell table:formula="of:=IF([.AZ$2]=[.$M60];[.$C60];&quot;&quot;)">
            <text:p/>
          </table:table-cell>
          <table:table-cell table:formula="of:=IF([.BA$2]=[.$M60];[.$C60];&quot;&quot;)">
            <text:p/>
          </table:table-cell>
          <table:table-cell table:formula="of:=IF([.BB$2]=[.$M60];[.$C60];&quot;&quot;)">
            <text:p/>
          </table:table-cell>
          <table:table-cell table:formula="of:=IF([.BC$2]=[.$M60];[.$C60];&quot;&quot;)">
            <text:p/>
          </table:table-cell>
          <table:table-cell table:formula="of:=IF([.BD$2]=[.$M60];[.$C60];&quot;&quot;)">
            <text:p/>
          </table:table-cell>
          <table:table-cell table:formula="of:=IF([.BE$2]=[.$M60];[.$C60];&quot;&quot;)">
            <text:p/>
          </table:table-cell>
          <table:table-cell table:formula="of:=IF([.BF$2]=[.$M60];[.$C60];&quot;&quot;)">
            <text:p/>
          </table:table-cell>
          <table:table-cell table:formula="of:=IF([.BG$2]=[.$M60];[.$C60];&quot;&quot;)">
            <text:p/>
          </table:table-cell>
          <table:table-cell table:formula="of:=IF([.BH$2]=[.$M60];[.$C60];&quot;&quot;)">
            <text:p/>
          </table:table-cell>
          <table:table-cell table:formula="of:=IF([.BI$2]=[.$M60];[.$C60];&quot;&quot;)">
            <text:p/>
          </table:table-cell>
          <table:table-cell table:formula="of:=IF([.BJ$2]=[.$M60];[.$C60];&quot;&quot;)">
            <text:p/>
          </table:table-cell>
          <table:table-cell table:formula="of:=IF([.BK$2]=[.$M60];[.$C60];&quot;&quot;)">
            <text:p/>
          </table:table-cell>
          <table:table-cell table:formula="of:=IF([.BL$2]=[.$M60];[.$C60];&quot;&quot;)">
            <text:p/>
          </table:table-cell>
          <table:table-cell table:formula="of:=IF([.BM$2]=[.$M60];[.$C60];&quot;&quot;)">
            <text:p/>
          </table:table-cell>
          <table:table-cell table:formula="of:=IF([.BN$2]=[.$M60];[.$C60];&quot;&quot;)">
            <text:p/>
          </table:table-cell>
          <table:table-cell table:formula="of:=IF([.BO$2]=[.$M60];[.$C60];&quot;&quot;)">
            <text:p/>
          </table:table-cell>
          <table:table-cell table:formula="of:=IF([.BP$2]=[.$M60];[.$C60];&quot;&quot;)">
            <text:p/>
          </table:table-cell>
          <table:table-cell table:formula="of:=IF([.BQ$2]=[.$M60];[.$C60];&quot;&quot;)">
            <text:p/>
          </table:table-cell>
          <table:table-cell table:formula="of:=IF([.BR$2]=[.$M60];[.$C60];&quot;&quot;)">
            <text:p/>
          </table:table-cell>
          <table:table-cell table:formula="of:=IF([.BS$2]=[.$M60];[.$C60];&quot;&quot;)">
            <text:p/>
          </table:table-cell>
          <table:table-cell table:formula="of:=IF([.BT$2]=[.$M60];[.$C60];&quot;&quot;)">
            <text:p/>
          </table:table-cell>
          <table:table-cell table:formula="of:=IF([.BU$2]=[.$M60];[.$C60];&quot;&quot;)">
            <text:p/>
          </table:table-cell>
          <table:table-cell table:formula="of:=IF([.BV$2]=[.$M60];[.$C60];&quot;&quot;)">
            <text:p/>
          </table:table-cell>
          <table:table-cell table:formula="of:=IF([.BW$2]=[.$M60];[.$C60];&quot;&quot;)">
            <text:p/>
          </table:table-cell>
          <table:table-cell table:formula="of:=IF([.BX$2]=[.$M60];[.$C60];&quot;&quot;)">
            <text:p/>
          </table:table-cell>
          <table:table-cell table:formula="of:=IF([.BY$2]=[.$M60];[.$C60];&quot;&quot;)">
            <text:p/>
          </table:table-cell>
          <table:table-cell table:formula="of:=IF([.BZ$2]=[.$M60];[.$C60];&quot;&quot;)">
            <text:p/>
          </table:table-cell>
          <table:table-cell table:formula="of:=IF([.CA$2]=[.$M60];[.$C60];&quot;&quot;)">
            <text:p/>
          </table:table-cell>
          <table:table-cell table:formula="of:=IF([.CB$2]=[.$M60];[.$C60];&quot;&quot;)">
            <text:p/>
          </table:table-cell>
          <table:table-cell table:formula="of:=IF([.CC$2]=[.$M60];[.$C60];&quot;&quot;)">
            <text:p/>
          </table:table-cell>
          <table:table-cell table:formula="of:=IF([.CD$2]=[.$M60];[.$C60];&quot;&quot;)">
            <text:p/>
          </table:table-cell>
          <table:table-cell table:formula="of:=IF([.CE$2]=[.$M60];[.$C60];&quot;&quot;)">
            <text:p/>
          </table:table-cell>
          <table:table-cell table:formula="of:=IF([.CF$2]=[.$M60];[.$C60];&quot;&quot;)">
            <text:p/>
          </table:table-cell>
          <table:table-cell table:formula="of:=IF([.CG$2]=[.$M60];[.$C60];&quot;&quot;)">
            <text:p/>
          </table:table-cell>
          <table:table-cell table:formula="of:=IF([.CH$2]=[.$M60];[.$C60];&quot;&quot;)">
            <text:p/>
          </table:table-cell>
          <table:table-cell table:formula="of:=IF([.CI$2]=[.$M60];[.$C60];&quot;&quot;)">
            <text:p/>
          </table:table-cell>
          <table:table-cell table:formula="of:=IF([.CJ$2]=[.$M60];[.$C60];&quot;&quot;)">
            <text:p/>
          </table:table-cell>
          <table:table-cell table:formula="of:=IF([.CK$2]=[.$M60];[.$C60];&quot;&quot;)">
            <text:p/>
          </table:table-cell>
          <table:table-cell table:formula="of:=IF([.CL$2]=[.$M60];[.$C60];&quot;&quot;)">
            <text:p/>
          </table:table-cell>
          <table:table-cell table:formula="of:=IF([.CM$2]=[.$M60];[.$C60];&quot;&quot;)">
            <text:p/>
          </table:table-cell>
          <table:table-cell table:formula="of:=IF([.CN$2]=[.$M60];[.$C60];&quot;&quot;)">
            <text:p/>
          </table:table-cell>
          <table:table-cell table:formula="of:=IF([.CO$2]=[.$M60];[.$C60];&quot;&quot;)">
            <text:p/>
          </table:table-cell>
          <table:table-cell table:formula="of:=IF([.CP$2]=[.$M60];[.$C60];&quot;&quot;)">
            <text:p/>
          </table:table-cell>
          <table:table-cell table:formula="of:=IF([.CQ$2]=[.$M60];[.$C60];&quot;&quot;)">
            <text:p/>
          </table:table-cell>
          <table:table-cell table:formula="of:=IF([.CR$2]=[.$M60];[.$C60];&quot;&quot;)">
            <text:p/>
          </table:table-cell>
          <table:table-cell table:formula="of:=IF([.CS$2]=[.$M60];[.$C60];&quot;&quot;)">
            <text:p/>
          </table:table-cell>
          <table:table-cell table:formula="of:=IF([.CT$2]=[.$M60];[.$C60];&quot;&quot;)">
            <text:p/>
          </table:table-cell>
          <table:table-cell table:formula="of:=IF([.CU$2]=[.$M60];[.$C60];&quot;&quot;)">
            <text:p/>
          </table:table-cell>
          <table:table-cell table:formula="of:=IF([.CV$2]=[.$M60];[.$C60];&quot;&quot;)">
            <text:p/>
          </table:table-cell>
          <table:table-cell table:formula="of:=IF([.CW$2]=[.$M60];[.$C60];&quot;&quot;)">
            <text:p/>
          </table:table-cell>
          <table:table-cell table:formula="of:=IF([.CX$2]=[.$M60];[.$C60];&quot;&quot;)">
            <text:p/>
          </table:table-cell>
          <table:table-cell table:formula="of:=IF([.CY$2]=[.$M60];[.$C60];&quot;&quot;)">
            <text:p/>
          </table:table-cell>
          <table:table-cell table:formula="of:=IF([.CZ$2]=[.$M60];[.$C60];&quot;&quot;)">
            <text:p/>
          </table:table-cell>
          <table:table-cell table:formula="of:=IF([.DA$2]=[.$M60];[.$C60];&quot;&quot;)">
            <text:p/>
          </table:table-cell>
          <table:table-cell table:formula="of:=IF([.DB$2]=[.$M60];[.$C60];&quot;&quot;)">
            <text:p/>
          </table:table-cell>
        </table:table-row>
        <table:table-row table:style-name="ro3">
          <table:table-cell table:style-name="ce127" office:value-type="float" office:value="36" calcext:value-type="float">
            <text:p>36</text:p>
          </table:table-cell>
          <table:table-cell table:style-name="ce41" office:value-type="string" calcext:value-type="string">
            <text:p>Jericho_IsidClanbigship</text:p>
          </table:table-cell>
          <table:table-cell table:style-name="ce127" office:value-type="string" calcext:value-type="string">
            <text:p>#</text:p>
          </table:table-cell>
          <table:table-cell table:style-name="ce41" office:value-type="string" calcext:value-type="string">
            <text:p>Корпоративные верфи Иерихона</text:p>
          </table:table-cell>
          <table:table-cell table:style-name="ce127" table:number-columns-repeated="2"/>
          <table:table-cell table:style-name="ce41"/>
          <table:table-cell table:style-name="ce128"/>
          <table:table-cell table:style-name="ce127"/>
          <table:table-cell table:style-name="ce134"/>
          <table:table-cell table:style-name="ce41" office:value-type="float" office:value="32.7" calcext:value-type="float">
            <text:p>32,7</text:p>
          </table:table-cell>
          <table:table-cell table:style-name="ce41" office:value-type="float" office:value="59.9" calcext:value-type="float">
            <text:p>59,9</text:p>
          </table:table-cell>
          <table:table-cell table:style-name="ce41" table:formula="of:=MROUND([.K61];1)" office:value-type="float" office:value="33" calcext:value-type="float">
            <text:p>33</text:p>
          </table:table-cell>
          <table:table-cell table:style-name="ce41" table:formula="of:=MROUND([.L61];1)" office:value-type="float" office:value="60" calcext:value-type="float">
            <text:p>60</text:p>
          </table:table-cell>
          <table:table-cell/>
          <table:table-cell table:formula="of:=IF([.P$2]=[.$M61];[.$C61];&quot;&quot;)">
            <text:p/>
          </table:table-cell>
          <table:table-cell table:formula="of:=IF([.Q$2]=[.$M61];[.$C61];&quot;&quot;)">
            <text:p/>
          </table:table-cell>
          <table:table-cell table:formula="of:=IF([.R$2]=[.$M61];[.$C61];&quot;&quot;)">
            <text:p/>
          </table:table-cell>
          <table:table-cell table:formula="of:=IF([.S$2]=[.$M61];[.$C61];&quot;&quot;)">
            <text:p/>
          </table:table-cell>
          <table:table-cell table:formula="of:=IF([.T$2]=[.$M61];[.$C61];&quot;&quot;)">
            <text:p/>
          </table:table-cell>
          <table:table-cell table:formula="of:=IF([.U$2]=[.$M61];[.$C61];&quot;&quot;)">
            <text:p/>
          </table:table-cell>
          <table:table-cell table:formula="of:=IF([.V$2]=[.$M61];[.$C61];&quot;&quot;)">
            <text:p/>
          </table:table-cell>
          <table:table-cell table:formula="of:=IF([.W$2]=[.$M61];[.$C61];&quot;&quot;)">
            <text:p/>
          </table:table-cell>
          <table:table-cell table:formula="of:=IF([.X$2]=[.$M61];[.$C61];&quot;&quot;)">
            <text:p/>
          </table:table-cell>
          <table:table-cell table:formula="of:=IF([.Y$2]=[.$M61];[.$C61];&quot;&quot;)">
            <text:p/>
          </table:table-cell>
          <table:table-cell table:formula="of:=IF([.Z$2]=[.$M61];[.$C61];&quot;&quot;)">
            <text:p/>
          </table:table-cell>
          <table:table-cell table:formula="of:=IF([.AA$2]=[.$M61];[.$C61];&quot;&quot;)">
            <text:p/>
          </table:table-cell>
          <table:table-cell table:formula="of:=IF([.AB$2]=[.$M61];[.$C61];&quot;&quot;)">
            <text:p/>
          </table:table-cell>
          <table:table-cell table:formula="of:=IF([.AC$2]=[.$M61];[.$C61];&quot;&quot;)">
            <text:p/>
          </table:table-cell>
          <table:table-cell table:formula="of:=IF([.AD$2]=[.$M61];[.$C61];&quot;&quot;)">
            <text:p/>
          </table:table-cell>
          <table:table-cell table:formula="of:=IF([.AE$2]=[.$M61];[.$C61];&quot;&quot;)">
            <text:p/>
          </table:table-cell>
          <table:table-cell table:formula="of:=IF([.AF$2]=[.$M61];[.$C61];&quot;&quot;)">
            <text:p/>
          </table:table-cell>
          <table:table-cell table:formula="of:=IF([.AG$2]=[.$M61];[.$C61];&quot;&quot;)">
            <text:p/>
          </table:table-cell>
          <table:table-cell table:formula="of:=IF([.AH$2]=[.$M61];[.$C61];&quot;&quot;)">
            <text:p/>
          </table:table-cell>
          <table:table-cell table:formula="of:=IF([.AI$2]=[.$M61];[.$C61];&quot;&quot;)">
            <text:p/>
          </table:table-cell>
          <table:table-cell table:style-name="ce146" table:formula="of:=IF([.AJ$2]=[.$M61];[.$C61];&quot;&quot;)">
            <text:p/>
          </table:table-cell>
          <table:table-cell table:style-name="ce132" table:formula="of:=IF([.AK$2]=[.$M61];[.$C61];&quot;&quot;)">
            <text:p/>
          </table:table-cell>
          <table:table-cell table:style-name="ce132" table:formula="of:=IF([.AL$2]=[.$M61];[.$C61];&quot;&quot;)">
            <text:p/>
          </table:table-cell>
          <table:table-cell table:style-name="ce132" table:formula="of:=IF([.AM$2]=[.$M61];[.$C61];&quot;&quot;)">
            <text:p/>
          </table:table-cell>
          <table:table-cell table:style-name="ce132" table:formula="of:=IF([.AN$2]=[.$M61];[.$C61];&quot;&quot;)">
            <text:p/>
          </table:table-cell>
          <table:table-cell table:style-name="ce139" table:formula="of:=IF([.AO$2]=[.$M61];CONCATENATE([.$C61];[.$F61]);&quot;&quot;)" office:value-type="string" office:string-value="#" calcext:value-type="string">
            <text:p>#</text:p>
          </table:table-cell>
          <table:table-cell table:style-name="ce151" table:formula="of:=IF([.AP$2]=[.$M61];[.$C61];&quot;&quot;)">
            <text:p/>
          </table:table-cell>
          <table:table-cell table:formula="of:=IF([.AQ$2]=[.$M61];[.$C61];&quot;&quot;)">
            <text:p/>
          </table:table-cell>
          <table:table-cell table:formula="of:=IF([.AR$2]=[.$M61];[.$C61];&quot;&quot;)">
            <text:p/>
          </table:table-cell>
          <table:table-cell table:formula="of:=IF([.AS$2]=[.$M61];[.$C61];&quot;&quot;)">
            <text:p/>
          </table:table-cell>
          <table:table-cell table:formula="of:=IF([.AT$2]=[.$M61];[.$C61];&quot;&quot;)">
            <text:p/>
          </table:table-cell>
          <table:table-cell table:formula="of:=IF([.AU$2]=[.$M61];[.$C61];&quot;&quot;)">
            <text:p/>
          </table:table-cell>
          <table:table-cell table:formula="of:=IF([.AV$2]=[.$M61];[.$C61];&quot;&quot;)">
            <text:p/>
          </table:table-cell>
          <table:table-cell table:formula="of:=IF([.AW$2]=[.$M61];[.$C61];&quot;&quot;)">
            <text:p/>
          </table:table-cell>
          <table:table-cell table:formula="of:=IF([.AX$2]=[.$M61];[.$C61];&quot;&quot;)">
            <text:p/>
          </table:table-cell>
          <table:table-cell table:formula="of:=IF([.AY$2]=[.$M61];[.$C61];&quot;&quot;)">
            <text:p/>
          </table:table-cell>
          <table:table-cell table:formula="of:=IF([.AZ$2]=[.$M61];[.$C61];&quot;&quot;)">
            <text:p/>
          </table:table-cell>
          <table:table-cell table:formula="of:=IF([.BA$2]=[.$M61];[.$C61];&quot;&quot;)">
            <text:p/>
          </table:table-cell>
          <table:table-cell table:formula="of:=IF([.BB$2]=[.$M61];[.$C61];&quot;&quot;)">
            <text:p/>
          </table:table-cell>
          <table:table-cell table:formula="of:=IF([.BC$2]=[.$M61];[.$C61];&quot;&quot;)">
            <text:p/>
          </table:table-cell>
          <table:table-cell table:formula="of:=IF([.BD$2]=[.$M61];[.$C61];&quot;&quot;)">
            <text:p/>
          </table:table-cell>
          <table:table-cell table:formula="of:=IF([.BE$2]=[.$M61];[.$C61];&quot;&quot;)">
            <text:p/>
          </table:table-cell>
          <table:table-cell table:formula="of:=IF([.BF$2]=[.$M61];[.$C61];&quot;&quot;)">
            <text:p/>
          </table:table-cell>
          <table:table-cell table:formula="of:=IF([.BG$2]=[.$M61];[.$C61];&quot;&quot;)">
            <text:p/>
          </table:table-cell>
          <table:table-cell table:formula="of:=IF([.BH$2]=[.$M61];[.$C61];&quot;&quot;)">
            <text:p/>
          </table:table-cell>
          <table:table-cell table:formula="of:=IF([.BI$2]=[.$M61];[.$C61];&quot;&quot;)">
            <text:p/>
          </table:table-cell>
          <table:table-cell table:formula="of:=IF([.BJ$2]=[.$M61];[.$C61];&quot;&quot;)">
            <text:p/>
          </table:table-cell>
          <table:table-cell table:formula="of:=IF([.BK$2]=[.$M61];[.$C61];&quot;&quot;)">
            <text:p/>
          </table:table-cell>
          <table:table-cell table:formula="of:=IF([.BL$2]=[.$M61];[.$C61];&quot;&quot;)">
            <text:p/>
          </table:table-cell>
          <table:table-cell table:formula="of:=IF([.BM$2]=[.$M61];[.$C61];&quot;&quot;)">
            <text:p/>
          </table:table-cell>
          <table:table-cell table:formula="of:=IF([.BN$2]=[.$M61];[.$C61];&quot;&quot;)">
            <text:p/>
          </table:table-cell>
          <table:table-cell table:formula="of:=IF([.BO$2]=[.$M61];[.$C61];&quot;&quot;)">
            <text:p/>
          </table:table-cell>
          <table:table-cell table:formula="of:=IF([.BP$2]=[.$M61];[.$C61];&quot;&quot;)">
            <text:p/>
          </table:table-cell>
          <table:table-cell table:formula="of:=IF([.BQ$2]=[.$M61];[.$C61];&quot;&quot;)">
            <text:p/>
          </table:table-cell>
          <table:table-cell table:formula="of:=IF([.BR$2]=[.$M61];[.$C61];&quot;&quot;)">
            <text:p/>
          </table:table-cell>
          <table:table-cell table:formula="of:=IF([.BS$2]=[.$M61];[.$C61];&quot;&quot;)">
            <text:p/>
          </table:table-cell>
          <table:table-cell table:formula="of:=IF([.BT$2]=[.$M61];[.$C61];&quot;&quot;)">
            <text:p/>
          </table:table-cell>
          <table:table-cell table:formula="of:=IF([.BU$2]=[.$M61];[.$C61];&quot;&quot;)">
            <text:p/>
          </table:table-cell>
          <table:table-cell table:formula="of:=IF([.BV$2]=[.$M61];[.$C61];&quot;&quot;)">
            <text:p/>
          </table:table-cell>
          <table:table-cell table:formula="of:=IF([.BW$2]=[.$M61];[.$C61];&quot;&quot;)">
            <text:p/>
          </table:table-cell>
          <table:table-cell table:formula="of:=IF([.BX$2]=[.$M61];[.$C61];&quot;&quot;)">
            <text:p/>
          </table:table-cell>
          <table:table-cell table:formula="of:=IF([.BY$2]=[.$M61];[.$C61];&quot;&quot;)">
            <text:p/>
          </table:table-cell>
          <table:table-cell table:formula="of:=IF([.BZ$2]=[.$M61];[.$C61];&quot;&quot;)">
            <text:p/>
          </table:table-cell>
          <table:table-cell table:formula="of:=IF([.CA$2]=[.$M61];[.$C61];&quot;&quot;)">
            <text:p/>
          </table:table-cell>
          <table:table-cell table:formula="of:=IF([.CB$2]=[.$M61];[.$C61];&quot;&quot;)">
            <text:p/>
          </table:table-cell>
          <table:table-cell table:formula="of:=IF([.CC$2]=[.$M61];[.$C61];&quot;&quot;)">
            <text:p/>
          </table:table-cell>
          <table:table-cell table:formula="of:=IF([.CD$2]=[.$M61];[.$C61];&quot;&quot;)">
            <text:p/>
          </table:table-cell>
          <table:table-cell table:formula="of:=IF([.CE$2]=[.$M61];[.$C61];&quot;&quot;)">
            <text:p/>
          </table:table-cell>
          <table:table-cell table:formula="of:=IF([.CF$2]=[.$M61];[.$C61];&quot;&quot;)">
            <text:p/>
          </table:table-cell>
          <table:table-cell table:formula="of:=IF([.CG$2]=[.$M61];[.$C61];&quot;&quot;)">
            <text:p/>
          </table:table-cell>
          <table:table-cell table:formula="of:=IF([.CH$2]=[.$M61];[.$C61];&quot;&quot;)">
            <text:p/>
          </table:table-cell>
          <table:table-cell table:formula="of:=IF([.CI$2]=[.$M61];[.$C61];&quot;&quot;)">
            <text:p/>
          </table:table-cell>
          <table:table-cell table:formula="of:=IF([.CJ$2]=[.$M61];[.$C61];&quot;&quot;)">
            <text:p/>
          </table:table-cell>
          <table:table-cell table:formula="of:=IF([.CK$2]=[.$M61];[.$C61];&quot;&quot;)">
            <text:p/>
          </table:table-cell>
          <table:table-cell table:formula="of:=IF([.CL$2]=[.$M61];[.$C61];&quot;&quot;)">
            <text:p/>
          </table:table-cell>
          <table:table-cell table:formula="of:=IF([.CM$2]=[.$M61];[.$C61];&quot;&quot;)">
            <text:p/>
          </table:table-cell>
          <table:table-cell table:formula="of:=IF([.CN$2]=[.$M61];[.$C61];&quot;&quot;)">
            <text:p/>
          </table:table-cell>
          <table:table-cell table:formula="of:=IF([.CO$2]=[.$M61];[.$C61];&quot;&quot;)">
            <text:p/>
          </table:table-cell>
          <table:table-cell table:formula="of:=IF([.CP$2]=[.$M61];[.$C61];&quot;&quot;)">
            <text:p/>
          </table:table-cell>
          <table:table-cell table:formula="of:=IF([.CQ$2]=[.$M61];[.$C61];&quot;&quot;)">
            <text:p/>
          </table:table-cell>
          <table:table-cell table:formula="of:=IF([.CR$2]=[.$M61];[.$C61];&quot;&quot;)">
            <text:p/>
          </table:table-cell>
          <table:table-cell table:formula="of:=IF([.CS$2]=[.$M61];[.$C61];&quot;&quot;)">
            <text:p/>
          </table:table-cell>
          <table:table-cell table:formula="of:=IF([.CT$2]=[.$M61];[.$C61];&quot;&quot;)">
            <text:p/>
          </table:table-cell>
          <table:table-cell table:formula="of:=IF([.CU$2]=[.$M61];[.$C61];&quot;&quot;)">
            <text:p/>
          </table:table-cell>
          <table:table-cell table:formula="of:=IF([.CV$2]=[.$M61];[.$C61];&quot;&quot;)">
            <text:p/>
          </table:table-cell>
          <table:table-cell table:formula="of:=IF([.CW$2]=[.$M61];[.$C61];&quot;&quot;)">
            <text:p/>
          </table:table-cell>
          <table:table-cell table:formula="of:=IF([.CX$2]=[.$M61];[.$C61];&quot;&quot;)">
            <text:p/>
          </table:table-cell>
          <table:table-cell table:formula="of:=IF([.CY$2]=[.$M61];[.$C61];&quot;&quot;)">
            <text:p/>
          </table:table-cell>
          <table:table-cell table:formula="of:=IF([.CZ$2]=[.$M61];[.$C61];&quot;&quot;)">
            <text:p/>
          </table:table-cell>
          <table:table-cell table:formula="of:=IF([.DA$2]=[.$M61];[.$C61];&quot;&quot;)">
            <text:p/>
          </table:table-cell>
          <table:table-cell table:formula="of:=IF([.DB$2]=[.$M61];[.$C61];&quot;&quot;)">
            <text:p/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Jericho_MaseeraTerramorphings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танция терраморфинга</text:p>
          </table:table-cell>
          <table:table-cell office:value-type="float" office:value="0.2" calcext:value-type="float">
            <text:p>0,2</text:p>
          </table:table-cell>
          <table:table-cell table:formula="of:=VLOOKUP([.G62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62];[.$G$2:.$J$4];[.C62]-1)+VLOOKUP([.G62];[.$G$2:.$J$4];[.C62]-1)*[.E62];VLOOKUP([.G62];[.$G$2:.$L$4];6))" office:value-type="float" office:value="12" calcext:value-type="float">
            <text:p>12</text:p>
          </table:table-cell>
          <table:table-cell table:style-name="ce132" office:value-type="string" calcext:value-type="string">
            <text:p>j</text:p>
          </table:table-cell>
          <table:table-cell table:formula="of:=IF([.I62]=&quot;e&quot;;SQRT(POWER([.$K$26]-[.K62];2)+POWER([.$L$26]-[.L62];2));IF([.I62]=&quot;f&quot;;SQRT(POWER([.$K$40]-[.K62];2)+POWER([.$L$40]-[.L62];2));IF([.I62]=&quot;j&quot;;SQRT(POWER([.$K$64]-[.K62];2)+POWER([.$L$64]-[.L62];2));0)))" office:value-type="float" office:value="10.7870292481294" calcext:value-type="float">
            <text:p>10,79</text:p>
          </table:table-cell>
          <table:table-cell office:value-type="float" office:value="44.5" calcext:value-type="float">
            <text:p>44,5</text:p>
          </table:table-cell>
          <table:table-cell office:value-type="float" office:value="61.5" calcext:value-type="float">
            <text:p>61,5</text:p>
          </table:table-cell>
          <table:table-cell table:formula="of:=MROUND([.K62];1)" office:value-type="float" office:value="45" calcext:value-type="float">
            <text:p>45</text:p>
          </table:table-cell>
          <table:table-cell table:formula="of:=MROUND([.L62];1)" office:value-type="float" office:value="62" calcext:value-type="float">
            <text:p>62</text:p>
          </table:table-cell>
          <table:table-cell/>
          <table:table-cell table:formula="of:=IF([.P$2]=[.$M62];[.$C62];&quot;&quot;)">
            <text:p/>
          </table:table-cell>
          <table:table-cell table:formula="of:=IF([.Q$2]=[.$M62];[.$C62];&quot;&quot;)">
            <text:p/>
          </table:table-cell>
          <table:table-cell table:formula="of:=IF([.R$2]=[.$M62];[.$C62];&quot;&quot;)">
            <text:p/>
          </table:table-cell>
          <table:table-cell table:formula="of:=IF([.S$2]=[.$M62];[.$C62];&quot;&quot;)">
            <text:p/>
          </table:table-cell>
          <table:table-cell table:formula="of:=IF([.T$2]=[.$M62];[.$C62];&quot;&quot;)">
            <text:p/>
          </table:table-cell>
          <table:table-cell table:formula="of:=IF([.U$2]=[.$M62];[.$C62];&quot;&quot;)">
            <text:p/>
          </table:table-cell>
          <table:table-cell table:formula="of:=IF([.V$2]=[.$M62];[.$C62];&quot;&quot;)">
            <text:p/>
          </table:table-cell>
          <table:table-cell table:formula="of:=IF([.W$2]=[.$M62];[.$C62];&quot;&quot;)">
            <text:p/>
          </table:table-cell>
          <table:table-cell table:formula="of:=IF([.X$2]=[.$M62];[.$C62];&quot;&quot;)">
            <text:p/>
          </table:table-cell>
          <table:table-cell table:formula="of:=IF([.Y$2]=[.$M62];[.$C62];&quot;&quot;)">
            <text:p/>
          </table:table-cell>
          <table:table-cell table:formula="of:=IF([.Z$2]=[.$M62];[.$C62];&quot;&quot;)">
            <text:p/>
          </table:table-cell>
          <table:table-cell table:formula="of:=IF([.AA$2]=[.$M62];[.$C62];&quot;&quot;)">
            <text:p/>
          </table:table-cell>
          <table:table-cell table:formula="of:=IF([.AB$2]=[.$M62];[.$C62];&quot;&quot;)">
            <text:p/>
          </table:table-cell>
          <table:table-cell table:formula="of:=IF([.AC$2]=[.$M62];[.$C62];&quot;&quot;)">
            <text:p/>
          </table:table-cell>
          <table:table-cell table:formula="of:=IF([.AD$2]=[.$M62];[.$C62];&quot;&quot;)">
            <text:p/>
          </table:table-cell>
          <table:table-cell table:formula="of:=IF([.AE$2]=[.$M62];[.$C62];&quot;&quot;)">
            <text:p/>
          </table:table-cell>
          <table:table-cell table:formula="of:=IF([.AF$2]=[.$M62];[.$C62];&quot;&quot;)">
            <text:p/>
          </table:table-cell>
          <table:table-cell table:formula="of:=IF([.AG$2]=[.$M62];[.$C62];&quot;&quot;)">
            <text:p/>
          </table:table-cell>
          <table:table-cell table:formula="of:=IF([.AH$2]=[.$M62];[.$C62];&quot;&quot;)">
            <text:p/>
          </table:table-cell>
          <table:table-cell table:formula="of:=IF([.AI$2]=[.$M62];[.$C62];&quot;&quot;)">
            <text:p/>
          </table:table-cell>
          <table:table-cell table:style-name="ce146" table:formula="of:=IF([.AJ$2]=[.$M62];[.$C62];&quot;&quot;)">
            <text:p/>
          </table:table-cell>
          <table:table-cell table:style-name="ce132" table:formula="of:=IF([.AK$2]=[.$M62];[.$C62];&quot;&quot;)">
            <text:p/>
          </table:table-cell>
          <table:table-cell table:style-name="ce132" table:formula="of:=IF([.AL$2]=[.$M62];[.$C62];&quot;&quot;)">
            <text:p/>
          </table:table-cell>
          <table:table-cell table:style-name="ce132" table:formula="of:=IF([.AM$2]=[.$M62];[.$C62];&quot;&quot;)">
            <text:p/>
          </table:table-cell>
          <table:table-cell table:style-name="ce132" table:formula="of:=IF([.AN$2]=[.$M62];[.$C62];&quot;&quot;)">
            <text:p/>
          </table:table-cell>
          <table:table-cell table:style-name="ce132" table:formula="of:=IF([.AO$2]=[.$M62];[.$C62];&quot;&quot;)">
            <text:p/>
          </table:table-cell>
          <table:table-cell table:style-name="ce151" table:formula="of:=IF([.AP$2]=[.$M62];[.$C62];&quot;&quot;)">
            <text:p/>
          </table:table-cell>
          <table:table-cell table:formula="of:=IF([.AQ$2]=[.$M62];[.$C62];&quot;&quot;)">
            <text:p/>
          </table:table-cell>
          <table:table-cell table:formula="of:=IF([.AR$2]=[.$M62];[.$C62];&quot;&quot;)">
            <text:p/>
          </table:table-cell>
          <table:table-cell table:formula="of:=IF([.AS$2]=[.$M62];[.$C62];&quot;&quot;)">
            <text:p/>
          </table:table-cell>
          <table:table-cell table:formula="of:=IF([.AT$2]=[.$M62];[.$C62];&quot;&quot;)">
            <text:p/>
          </table:table-cell>
          <table:table-cell table:formula="of:=IF([.AU$2]=[.$M62];[.$C62];&quot;&quot;)">
            <text:p/>
          </table:table-cell>
          <table:table-cell table:formula="of:=IF([.AV$2]=[.$M62];[.$C62];&quot;&quot;)">
            <text:p/>
          </table:table-cell>
          <table:table-cell table:formula="of:=IF([.AW$2]=[.$M62];[.$C62];&quot;&quot;)">
            <text:p/>
          </table:table-cell>
          <table:table-cell table:style-name="ce145" table:formula="of:=IF([.AX$2]=[.$M62];[.$C62];&quot;&quot;)">
            <text:p/>
          </table:table-cell>
          <table:table-cell table:style-name="ce149" table:formula="of:=IF([.AY$2]=[.$M62];[.$C62];&quot;&quot;)">
            <text:p/>
          </table:table-cell>
          <table:table-cell table:style-name="ce149" table:formula="of:=IF([.AZ$2]=[.$M62];[.$C62];&quot;&quot;)">
            <text:p/>
          </table:table-cell>
          <table:table-cell table:style-name="ce147" table:formula="of:=IF([.BA$2]=[.$M62];CONCATENATE([.$C62];[.$F62]);&quot;&quot;)" office:value-type="string" office:string-value="3t" calcext:value-type="string">
            <text:p>3t</text:p>
          </table:table-cell>
          <table:table-cell table:style-name="ce153" table:formula="of:=IF([.BB$2]=[.$M62];[.$C62];&quot;&quot;)">
            <text:p/>
          </table:table-cell>
          <table:table-cell table:formula="of:=IF([.BC$2]=[.$M62];[.$C62];&quot;&quot;)">
            <text:p/>
          </table:table-cell>
          <table:table-cell table:formula="of:=IF([.BD$2]=[.$M62];[.$C62];&quot;&quot;)">
            <text:p/>
          </table:table-cell>
          <table:table-cell table:formula="of:=IF([.BE$2]=[.$M62];[.$C62];&quot;&quot;)">
            <text:p/>
          </table:table-cell>
          <table:table-cell table:formula="of:=IF([.BF$2]=[.$M62];[.$C62];&quot;&quot;)">
            <text:p/>
          </table:table-cell>
          <table:table-cell table:formula="of:=IF([.BG$2]=[.$M62];[.$C62];&quot;&quot;)">
            <text:p/>
          </table:table-cell>
          <table:table-cell table:formula="of:=IF([.BH$2]=[.$M62];[.$C62];&quot;&quot;)">
            <text:p/>
          </table:table-cell>
          <table:table-cell table:formula="of:=IF([.BI$2]=[.$M62];[.$C62];&quot;&quot;)">
            <text:p/>
          </table:table-cell>
          <table:table-cell table:formula="of:=IF([.BJ$2]=[.$M62];[.$C62];&quot;&quot;)">
            <text:p/>
          </table:table-cell>
          <table:table-cell table:formula="of:=IF([.BK$2]=[.$M62];[.$C62];&quot;&quot;)">
            <text:p/>
          </table:table-cell>
          <table:table-cell table:formula="of:=IF([.BL$2]=[.$M62];[.$C62];&quot;&quot;)">
            <text:p/>
          </table:table-cell>
          <table:table-cell table:formula="of:=IF([.BM$2]=[.$M62];[.$C62];&quot;&quot;)">
            <text:p/>
          </table:table-cell>
          <table:table-cell table:formula="of:=IF([.BN$2]=[.$M62];[.$C62];&quot;&quot;)">
            <text:p/>
          </table:table-cell>
          <table:table-cell table:formula="of:=IF([.BO$2]=[.$M62];[.$C62];&quot;&quot;)">
            <text:p/>
          </table:table-cell>
          <table:table-cell table:formula="of:=IF([.BP$2]=[.$M62];[.$C62];&quot;&quot;)">
            <text:p/>
          </table:table-cell>
          <table:table-cell table:formula="of:=IF([.BQ$2]=[.$M62];[.$C62];&quot;&quot;)">
            <text:p/>
          </table:table-cell>
          <table:table-cell table:formula="of:=IF([.BR$2]=[.$M62];[.$C62];&quot;&quot;)">
            <text:p/>
          </table:table-cell>
          <table:table-cell table:formula="of:=IF([.BS$2]=[.$M62];[.$C62];&quot;&quot;)">
            <text:p/>
          </table:table-cell>
          <table:table-cell table:formula="of:=IF([.BT$2]=[.$M62];[.$C62];&quot;&quot;)">
            <text:p/>
          </table:table-cell>
          <table:table-cell table:formula="of:=IF([.BU$2]=[.$M62];[.$C62];&quot;&quot;)">
            <text:p/>
          </table:table-cell>
          <table:table-cell table:formula="of:=IF([.BV$2]=[.$M62];[.$C62];&quot;&quot;)">
            <text:p/>
          </table:table-cell>
          <table:table-cell table:formula="of:=IF([.BW$2]=[.$M62];[.$C62];&quot;&quot;)">
            <text:p/>
          </table:table-cell>
          <table:table-cell table:formula="of:=IF([.BX$2]=[.$M62];[.$C62];&quot;&quot;)">
            <text:p/>
          </table:table-cell>
          <table:table-cell table:formula="of:=IF([.BY$2]=[.$M62];[.$C62];&quot;&quot;)">
            <text:p/>
          </table:table-cell>
          <table:table-cell table:formula="of:=IF([.BZ$2]=[.$M62];[.$C62];&quot;&quot;)">
            <text:p/>
          </table:table-cell>
          <table:table-cell table:formula="of:=IF([.CA$2]=[.$M62];[.$C62];&quot;&quot;)">
            <text:p/>
          </table:table-cell>
          <table:table-cell table:formula="of:=IF([.CB$2]=[.$M62];[.$C62];&quot;&quot;)">
            <text:p/>
          </table:table-cell>
          <table:table-cell table:formula="of:=IF([.CC$2]=[.$M62];[.$C62];&quot;&quot;)">
            <text:p/>
          </table:table-cell>
          <table:table-cell table:formula="of:=IF([.CD$2]=[.$M62];[.$C62];&quot;&quot;)">
            <text:p/>
          </table:table-cell>
          <table:table-cell table:formula="of:=IF([.CE$2]=[.$M62];[.$C62];&quot;&quot;)">
            <text:p/>
          </table:table-cell>
          <table:table-cell table:formula="of:=IF([.CF$2]=[.$M62];[.$C62];&quot;&quot;)">
            <text:p/>
          </table:table-cell>
          <table:table-cell table:formula="of:=IF([.CG$2]=[.$M62];[.$C62];&quot;&quot;)">
            <text:p/>
          </table:table-cell>
          <table:table-cell table:formula="of:=IF([.CH$2]=[.$M62];[.$C62];&quot;&quot;)">
            <text:p/>
          </table:table-cell>
          <table:table-cell table:formula="of:=IF([.CI$2]=[.$M62];[.$C62];&quot;&quot;)">
            <text:p/>
          </table:table-cell>
          <table:table-cell table:formula="of:=IF([.CJ$2]=[.$M62];[.$C62];&quot;&quot;)">
            <text:p/>
          </table:table-cell>
          <table:table-cell table:formula="of:=IF([.CK$2]=[.$M62];[.$C62];&quot;&quot;)">
            <text:p/>
          </table:table-cell>
          <table:table-cell table:formula="of:=IF([.CL$2]=[.$M62];[.$C62];&quot;&quot;)">
            <text:p/>
          </table:table-cell>
          <table:table-cell table:formula="of:=IF([.CM$2]=[.$M62];[.$C62];&quot;&quot;)">
            <text:p/>
          </table:table-cell>
          <table:table-cell table:formula="of:=IF([.CN$2]=[.$M62];[.$C62];&quot;&quot;)">
            <text:p/>
          </table:table-cell>
          <table:table-cell table:formula="of:=IF([.CO$2]=[.$M62];[.$C62];&quot;&quot;)">
            <text:p/>
          </table:table-cell>
          <table:table-cell table:formula="of:=IF([.CP$2]=[.$M62];[.$C62];&quot;&quot;)">
            <text:p/>
          </table:table-cell>
          <table:table-cell table:formula="of:=IF([.CQ$2]=[.$M62];[.$C62];&quot;&quot;)">
            <text:p/>
          </table:table-cell>
          <table:table-cell table:formula="of:=IF([.CR$2]=[.$M62];[.$C62];&quot;&quot;)">
            <text:p/>
          </table:table-cell>
          <table:table-cell table:formula="of:=IF([.CS$2]=[.$M62];[.$C62];&quot;&quot;)">
            <text:p/>
          </table:table-cell>
          <table:table-cell table:formula="of:=IF([.CT$2]=[.$M62];[.$C62];&quot;&quot;)">
            <text:p/>
          </table:table-cell>
          <table:table-cell table:formula="of:=IF([.CU$2]=[.$M62];[.$C62];&quot;&quot;)">
            <text:p/>
          </table:table-cell>
          <table:table-cell table:formula="of:=IF([.CV$2]=[.$M62];[.$C62];&quot;&quot;)">
            <text:p/>
          </table:table-cell>
          <table:table-cell table:formula="of:=IF([.CW$2]=[.$M62];[.$C62];&quot;&quot;)">
            <text:p/>
          </table:table-cell>
          <table:table-cell table:formula="of:=IF([.CX$2]=[.$M62];[.$C62];&quot;&quot;)">
            <text:p/>
          </table:table-cell>
          <table:table-cell table:formula="of:=IF([.CY$2]=[.$M62];[.$C62];&quot;&quot;)">
            <text:p/>
          </table:table-cell>
          <table:table-cell table:formula="of:=IF([.CZ$2]=[.$M62];[.$C62];&quot;&quot;)">
            <text:p/>
          </table:table-cell>
          <table:table-cell table:formula="of:=IF([.DA$2]=[.$M62];[.$C62];&quot;&quot;)">
            <text:p/>
          </table:table-cell>
          <table:table-cell table:formula="of:=IF([.DB$2]=[.$M62];[.$C62];&quot;&quot;)">
            <text:p/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Jericho_IsidGas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танция добычи газа</text:p>
          </table:table-cell>
          <table:table-cell office:value-type="float" office:value="0.2" calcext:value-type="float">
            <text:p>0,2</text:p>
          </table:table-cell>
          <table:table-cell table:formula="of:=VLOOKUP([.G63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63];[.$G$2:.$J$4];[.C63]-1)+VLOOKUP([.G63];[.$G$2:.$J$4];[.C63]-1)*[.E63];VLOOKUP([.G63];[.$G$2:.$L$4];6))" office:value-type="float" office:value="120000" calcext:value-type="float">
            <text:p>120 000</text:p>
          </table:table-cell>
          <table:table-cell table:style-name="ce132" office:value-type="string" calcext:value-type="string">
            <text:p>j</text:p>
          </table:table-cell>
          <table:table-cell table:formula="of:=IF([.I63]=&quot;e&quot;;SQRT(POWER([.$K$26]-[.K63];2)+POWER([.$L$26]-[.L63];2));IF([.I63]=&quot;f&quot;;SQRT(POWER([.$K$40]-[.K63];2)+POWER([.$L$40]-[.L63];2));IF([.I63]=&quot;j&quot;;SQRT(POWER([.$K$64]-[.K63];2)+POWER([.$L$64]-[.L63];2));0)))" office:value-type="float" office:value="6.40312423743285" calcext:value-type="float">
            <text:p>6,40</text:p>
          </table:table-cell>
          <table:table-cell office:value-type="float" office:value="27.5" calcext:value-type="float">
            <text:p>27,5</text:p>
          </table:table-cell>
          <table:table-cell office:value-type="float" office:value="63.3" calcext:value-type="float">
            <text:p>63,3</text:p>
          </table:table-cell>
          <table:table-cell table:formula="of:=MROUND([.K63];1)" office:value-type="float" office:value="28" calcext:value-type="float">
            <text:p>28</text:p>
          </table:table-cell>
          <table:table-cell table:formula="of:=MROUND([.L63];1)" office:value-type="float" office:value="63" calcext:value-type="float">
            <text:p>63</text:p>
          </table:table-cell>
          <table:table-cell/>
          <table:table-cell table:formula="of:=IF([.P$2]=[.$M63];[.$C63];&quot;&quot;)">
            <text:p/>
          </table:table-cell>
          <table:table-cell table:formula="of:=IF([.Q$2]=[.$M63];[.$C63];&quot;&quot;)">
            <text:p/>
          </table:table-cell>
          <table:table-cell table:formula="of:=IF([.R$2]=[.$M63];[.$C63];&quot;&quot;)">
            <text:p/>
          </table:table-cell>
          <table:table-cell table:formula="of:=IF([.S$2]=[.$M63];[.$C63];&quot;&quot;)">
            <text:p/>
          </table:table-cell>
          <table:table-cell table:formula="of:=IF([.T$2]=[.$M63];[.$C63];&quot;&quot;)">
            <text:p/>
          </table:table-cell>
          <table:table-cell table:formula="of:=IF([.U$2]=[.$M63];[.$C63];&quot;&quot;)">
            <text:p/>
          </table:table-cell>
          <table:table-cell table:formula="of:=IF([.V$2]=[.$M63];[.$C63];&quot;&quot;)">
            <text:p/>
          </table:table-cell>
          <table:table-cell table:formula="of:=IF([.W$2]=[.$M63];[.$C63];&quot;&quot;)">
            <text:p/>
          </table:table-cell>
          <table:table-cell table:formula="of:=IF([.X$2]=[.$M63];[.$C63];&quot;&quot;)">
            <text:p/>
          </table:table-cell>
          <table:table-cell table:formula="of:=IF([.Y$2]=[.$M63];[.$C63];&quot;&quot;)">
            <text:p/>
          </table:table-cell>
          <table:table-cell table:formula="of:=IF([.Z$2]=[.$M63];[.$C63];&quot;&quot;)">
            <text:p/>
          </table:table-cell>
          <table:table-cell table:formula="of:=IF([.AA$2]=[.$M63];[.$C63];&quot;&quot;)">
            <text:p/>
          </table:table-cell>
          <table:table-cell table:formula="of:=IF([.AB$2]=[.$M63];[.$C63];&quot;&quot;)">
            <text:p/>
          </table:table-cell>
          <table:table-cell table:formula="of:=IF([.AC$2]=[.$M63];[.$C63];&quot;&quot;)">
            <text:p/>
          </table:table-cell>
          <table:table-cell table:formula="of:=IF([.AD$2]=[.$M63];[.$C63];&quot;&quot;)">
            <text:p/>
          </table:table-cell>
          <table:table-cell table:formula="of:=IF([.AE$2]=[.$M63];[.$C63];&quot;&quot;)">
            <text:p/>
          </table:table-cell>
          <table:table-cell table:formula="of:=IF([.AF$2]=[.$M63];[.$C63];&quot;&quot;)">
            <text:p/>
          </table:table-cell>
          <table:table-cell table:formula="of:=IF([.AG$2]=[.$M63];[.$C63];&quot;&quot;)">
            <text:p/>
          </table:table-cell>
          <table:table-cell table:formula="of:=IF([.AH$2]=[.$M63];[.$C63];&quot;&quot;)">
            <text:p/>
          </table:table-cell>
          <table:table-cell table:formula="of:=IF([.AI$2]=[.$M63];[.$C63];&quot;&quot;)">
            <text:p/>
          </table:table-cell>
          <table:table-cell table:style-name="ce147" table:formula="of:=IF([.AJ$2]=[.$M63];CONCATENATE([.$C63];[.$F63]);&quot;&quot;)" office:value-type="string" office:string-value="3c" calcext:value-type="string">
            <text:p>3c</text:p>
          </table:table-cell>
          <table:table-cell table:style-name="ce132" table:formula="of:=IF([.AK$2]=[.$M63];[.$C63];&quot;&quot;)">
            <text:p/>
          </table:table-cell>
          <table:table-cell table:style-name="ce132" table:formula="of:=IF([.AL$2]=[.$M63];[.$C63];&quot;&quot;)">
            <text:p/>
          </table:table-cell>
          <table:table-cell table:style-name="ce132" table:formula="of:=IF([.AM$2]=[.$M63];[.$C63];&quot;&quot;)">
            <text:p/>
          </table:table-cell>
          <table:table-cell table:style-name="ce132" table:formula="of:=IF([.AN$2]=[.$M63];[.$C63];&quot;&quot;)">
            <text:p/>
          </table:table-cell>
          <table:table-cell table:style-name="ce132" table:formula="of:=IF([.AO$2]=[.$M63];[.$C63];&quot;&quot;)">
            <text:p/>
          </table:table-cell>
          <table:table-cell table:style-name="ce151" table:formula="of:=IF([.AP$2]=[.$M63];[.$C63];&quot;&quot;)">
            <text:p/>
          </table:table-cell>
          <table:table-cell table:formula="of:=IF([.AQ$2]=[.$M63];[.$C63];&quot;&quot;)">
            <text:p/>
          </table:table-cell>
          <table:table-cell table:formula="of:=IF([.AR$2]=[.$M63];[.$C63];&quot;&quot;)">
            <text:p/>
          </table:table-cell>
          <table:table-cell table:formula="of:=IF([.AS$2]=[.$M63];[.$C63];&quot;&quot;)">
            <text:p/>
          </table:table-cell>
          <table:table-cell table:formula="of:=IF([.AT$2]=[.$M63];[.$C63];&quot;&quot;)">
            <text:p/>
          </table:table-cell>
          <table:table-cell table:formula="of:=IF([.AU$2]=[.$M63];[.$C63];&quot;&quot;)">
            <text:p/>
          </table:table-cell>
          <table:table-cell table:formula="of:=IF([.AV$2]=[.$M63];[.$C63];&quot;&quot;)">
            <text:p/>
          </table:table-cell>
          <table:table-cell table:formula="of:=IF([.AW$2]=[.$M63];[.$C63];&quot;&quot;)">
            <text:p/>
          </table:table-cell>
          <table:table-cell table:style-name="ce146" table:formula="of:=IF([.AX$2]=[.$M63];[.$C63];&quot;&quot;)">
            <text:p/>
          </table:table-cell>
          <table:table-cell table:style-name="ce132" table:formula="of:=IF([.AY$2]=[.$M63];[.$C63];&quot;&quot;)">
            <text:p/>
          </table:table-cell>
          <table:table-cell table:style-name="ce132" table:formula="of:=IF([.AZ$2]=[.$M63];[.$C63];&quot;&quot;)">
            <text:p/>
          </table:table-cell>
          <table:table-cell table:style-name="ce132" table:formula="of:=IF([.BA$2]=[.$M63];[.$C63];&quot;&quot;)">
            <text:p/>
          </table:table-cell>
          <table:table-cell table:style-name="ce151" table:formula="of:=IF([.BB$2]=[.$M63];[.$C63];&quot;&quot;)">
            <text:p/>
          </table:table-cell>
          <table:table-cell table:formula="of:=IF([.BC$2]=[.$M63];[.$C63];&quot;&quot;)">
            <text:p/>
          </table:table-cell>
          <table:table-cell table:formula="of:=IF([.BD$2]=[.$M63];[.$C63];&quot;&quot;)">
            <text:p/>
          </table:table-cell>
          <table:table-cell table:formula="of:=IF([.BE$2]=[.$M63];[.$C63];&quot;&quot;)">
            <text:p/>
          </table:table-cell>
          <table:table-cell table:formula="of:=IF([.BF$2]=[.$M63];[.$C63];&quot;&quot;)">
            <text:p/>
          </table:table-cell>
          <table:table-cell table:formula="of:=IF([.BG$2]=[.$M63];[.$C63];&quot;&quot;)">
            <text:p/>
          </table:table-cell>
          <table:table-cell table:formula="of:=IF([.BH$2]=[.$M63];[.$C63];&quot;&quot;)">
            <text:p/>
          </table:table-cell>
          <table:table-cell table:formula="of:=IF([.BI$2]=[.$M63];[.$C63];&quot;&quot;)">
            <text:p/>
          </table:table-cell>
          <table:table-cell table:formula="of:=IF([.BJ$2]=[.$M63];[.$C63];&quot;&quot;)">
            <text:p/>
          </table:table-cell>
          <table:table-cell table:formula="of:=IF([.BK$2]=[.$M63];[.$C63];&quot;&quot;)">
            <text:p/>
          </table:table-cell>
          <table:table-cell table:formula="of:=IF([.BL$2]=[.$M63];[.$C63];&quot;&quot;)">
            <text:p/>
          </table:table-cell>
          <table:table-cell table:formula="of:=IF([.BM$2]=[.$M63];[.$C63];&quot;&quot;)">
            <text:p/>
          </table:table-cell>
          <table:table-cell table:formula="of:=IF([.BN$2]=[.$M63];[.$C63];&quot;&quot;)">
            <text:p/>
          </table:table-cell>
          <table:table-cell table:formula="of:=IF([.BO$2]=[.$M63];[.$C63];&quot;&quot;)">
            <text:p/>
          </table:table-cell>
          <table:table-cell table:formula="of:=IF([.BP$2]=[.$M63];[.$C63];&quot;&quot;)">
            <text:p/>
          </table:table-cell>
          <table:table-cell table:formula="of:=IF([.BQ$2]=[.$M63];[.$C63];&quot;&quot;)">
            <text:p/>
          </table:table-cell>
          <table:table-cell table:formula="of:=IF([.BR$2]=[.$M63];[.$C63];&quot;&quot;)">
            <text:p/>
          </table:table-cell>
          <table:table-cell table:formula="of:=IF([.BS$2]=[.$M63];[.$C63];&quot;&quot;)">
            <text:p/>
          </table:table-cell>
          <table:table-cell table:formula="of:=IF([.BT$2]=[.$M63];[.$C63];&quot;&quot;)">
            <text:p/>
          </table:table-cell>
          <table:table-cell table:formula="of:=IF([.BU$2]=[.$M63];[.$C63];&quot;&quot;)">
            <text:p/>
          </table:table-cell>
          <table:table-cell table:formula="of:=IF([.BV$2]=[.$M63];[.$C63];&quot;&quot;)">
            <text:p/>
          </table:table-cell>
          <table:table-cell table:formula="of:=IF([.BW$2]=[.$M63];[.$C63];&quot;&quot;)">
            <text:p/>
          </table:table-cell>
          <table:table-cell table:formula="of:=IF([.BX$2]=[.$M63];[.$C63];&quot;&quot;)">
            <text:p/>
          </table:table-cell>
          <table:table-cell table:formula="of:=IF([.BY$2]=[.$M63];[.$C63];&quot;&quot;)">
            <text:p/>
          </table:table-cell>
          <table:table-cell table:formula="of:=IF([.BZ$2]=[.$M63];[.$C63];&quot;&quot;)">
            <text:p/>
          </table:table-cell>
          <table:table-cell table:formula="of:=IF([.CA$2]=[.$M63];[.$C63];&quot;&quot;)">
            <text:p/>
          </table:table-cell>
          <table:table-cell table:formula="of:=IF([.CB$2]=[.$M63];[.$C63];&quot;&quot;)">
            <text:p/>
          </table:table-cell>
          <table:table-cell table:formula="of:=IF([.CC$2]=[.$M63];[.$C63];&quot;&quot;)">
            <text:p/>
          </table:table-cell>
          <table:table-cell table:formula="of:=IF([.CD$2]=[.$M63];[.$C63];&quot;&quot;)">
            <text:p/>
          </table:table-cell>
          <table:table-cell table:formula="of:=IF([.CE$2]=[.$M63];[.$C63];&quot;&quot;)">
            <text:p/>
          </table:table-cell>
          <table:table-cell table:formula="of:=IF([.CF$2]=[.$M63];[.$C63];&quot;&quot;)">
            <text:p/>
          </table:table-cell>
          <table:table-cell table:formula="of:=IF([.CG$2]=[.$M63];[.$C63];&quot;&quot;)">
            <text:p/>
          </table:table-cell>
          <table:table-cell table:formula="of:=IF([.CH$2]=[.$M63];[.$C63];&quot;&quot;)">
            <text:p/>
          </table:table-cell>
          <table:table-cell table:formula="of:=IF([.CI$2]=[.$M63];[.$C63];&quot;&quot;)">
            <text:p/>
          </table:table-cell>
          <table:table-cell table:formula="of:=IF([.CJ$2]=[.$M63];[.$C63];&quot;&quot;)">
            <text:p/>
          </table:table-cell>
          <table:table-cell table:formula="of:=IF([.CK$2]=[.$M63];[.$C63];&quot;&quot;)">
            <text:p/>
          </table:table-cell>
          <table:table-cell table:formula="of:=IF([.CL$2]=[.$M63];[.$C63];&quot;&quot;)">
            <text:p/>
          </table:table-cell>
          <table:table-cell table:formula="of:=IF([.CM$2]=[.$M63];[.$C63];&quot;&quot;)">
            <text:p/>
          </table:table-cell>
          <table:table-cell table:formula="of:=IF([.CN$2]=[.$M63];[.$C63];&quot;&quot;)">
            <text:p/>
          </table:table-cell>
          <table:table-cell table:formula="of:=IF([.CO$2]=[.$M63];[.$C63];&quot;&quot;)">
            <text:p/>
          </table:table-cell>
          <table:table-cell table:formula="of:=IF([.CP$2]=[.$M63];[.$C63];&quot;&quot;)">
            <text:p/>
          </table:table-cell>
          <table:table-cell table:formula="of:=IF([.CQ$2]=[.$M63];[.$C63];&quot;&quot;)">
            <text:p/>
          </table:table-cell>
          <table:table-cell table:formula="of:=IF([.CR$2]=[.$M63];[.$C63];&quot;&quot;)">
            <text:p/>
          </table:table-cell>
          <table:table-cell table:formula="of:=IF([.CS$2]=[.$M63];[.$C63];&quot;&quot;)">
            <text:p/>
          </table:table-cell>
          <table:table-cell table:formula="of:=IF([.CT$2]=[.$M63];[.$C63];&quot;&quot;)">
            <text:p/>
          </table:table-cell>
          <table:table-cell table:formula="of:=IF([.CU$2]=[.$M63];[.$C63];&quot;&quot;)">
            <text:p/>
          </table:table-cell>
          <table:table-cell table:formula="of:=IF([.CV$2]=[.$M63];[.$C63];&quot;&quot;)">
            <text:p/>
          </table:table-cell>
          <table:table-cell table:formula="of:=IF([.CW$2]=[.$M63];[.$C63];&quot;&quot;)">
            <text:p/>
          </table:table-cell>
          <table:table-cell table:formula="of:=IF([.CX$2]=[.$M63];[.$C63];&quot;&quot;)">
            <text:p/>
          </table:table-cell>
          <table:table-cell table:formula="of:=IF([.CY$2]=[.$M63];[.$C63];&quot;&quot;)">
            <text:p/>
          </table:table-cell>
          <table:table-cell table:formula="of:=IF([.CZ$2]=[.$M63];[.$C63];&quot;&quot;)">
            <text:p/>
          </table:table-cell>
          <table:table-cell table:formula="of:=IF([.DA$2]=[.$M63];[.$C63];&quot;&quot;)">
            <text:p/>
          </table:table-cell>
          <table:table-cell table:formula="of:=IF([.DB$2]=[.$M63];[.$C63];&quot;&quot;)">
            <text:p/>
          </table:table-cell>
        </table:table-row>
        <table:table-row table:style-name="ro3">
          <table:table-cell table:style-name="ce127" office:value-type="float" office:value="3" calcext:value-type="float">
            <text:p>3</text:p>
          </table:table-cell>
          <table:table-cell table:style-name="ce41" office:value-type="string" calcext:value-type="string">
            <text:p>Jericho_HomeWorld</text:p>
          </table:table-cell>
          <table:table-cell table:style-name="ce127" office:value-type="string" calcext:value-type="string">
            <text:p>#</text:p>
          </table:table-cell>
          <table:table-cell table:style-name="ce41" office:value-type="string" calcext:value-type="string">
            <text:p>Станция «Мендес-IX»</text:p>
          </table:table-cell>
          <table:table-cell table:style-name="ce127" table:number-columns-repeated="2"/>
          <table:table-cell table:style-name="ce41"/>
          <table:table-cell table:style-name="ce128"/>
          <table:table-cell table:style-name="ce127" office:value-type="string" calcext:value-type="string">
            <text:p>jh</text:p>
          </table:table-cell>
          <table:table-cell table:style-name="ce134"/>
          <table:table-cell table:style-name="ce41" office:value-type="float" office:value="33.9" calcext:value-type="float">
            <text:p>33,9</text:p>
          </table:table-cell>
          <table:table-cell table:style-name="ce41" office:value-type="float" office:value="63.5" calcext:value-type="float">
            <text:p>63,5</text:p>
          </table:table-cell>
          <table:table-cell table:style-name="ce41" table:formula="of:=MROUND([.K64];1)" office:value-type="float" office:value="34" calcext:value-type="float">
            <text:p>34</text:p>
          </table:table-cell>
          <table:table-cell table:style-name="ce41" table:formula="of:=MROUND([.L64];1)" office:value-type="float" office:value="64" calcext:value-type="float">
            <text:p>64</text:p>
          </table:table-cell>
          <table:table-cell/>
          <table:table-cell table:formula="of:=IF([.P$2]=[.$M64];[.$C64];&quot;&quot;)">
            <text:p/>
          </table:table-cell>
          <table:table-cell table:formula="of:=IF([.Q$2]=[.$M64];[.$C64];&quot;&quot;)">
            <text:p/>
          </table:table-cell>
          <table:table-cell table:formula="of:=IF([.R$2]=[.$M64];[.$C64];&quot;&quot;)">
            <text:p/>
          </table:table-cell>
          <table:table-cell table:formula="of:=IF([.S$2]=[.$M64];[.$C64];&quot;&quot;)">
            <text:p/>
          </table:table-cell>
          <table:table-cell table:formula="of:=IF([.T$2]=[.$M64];[.$C64];&quot;&quot;)">
            <text:p/>
          </table:table-cell>
          <table:table-cell table:formula="of:=IF([.U$2]=[.$M64];[.$C64];&quot;&quot;)">
            <text:p/>
          </table:table-cell>
          <table:table-cell table:formula="of:=IF([.V$2]=[.$M64];[.$C64];&quot;&quot;)">
            <text:p/>
          </table:table-cell>
          <table:table-cell table:formula="of:=IF([.W$2]=[.$M64];[.$C64];&quot;&quot;)">
            <text:p/>
          </table:table-cell>
          <table:table-cell table:formula="of:=IF([.X$2]=[.$M64];[.$C64];&quot;&quot;)">
            <text:p/>
          </table:table-cell>
          <table:table-cell table:formula="of:=IF([.Y$2]=[.$M64];[.$C64];&quot;&quot;)">
            <text:p/>
          </table:table-cell>
          <table:table-cell table:formula="of:=IF([.Z$2]=[.$M64];[.$C64];&quot;&quot;)">
            <text:p/>
          </table:table-cell>
          <table:table-cell table:formula="of:=IF([.AA$2]=[.$M64];[.$C64];&quot;&quot;)">
            <text:p/>
          </table:table-cell>
          <table:table-cell table:formula="of:=IF([.AB$2]=[.$M64];[.$C64];&quot;&quot;)">
            <text:p/>
          </table:table-cell>
          <table:table-cell table:formula="of:=IF([.AC$2]=[.$M64];[.$C64];&quot;&quot;)">
            <text:p/>
          </table:table-cell>
          <table:table-cell table:formula="of:=IF([.AD$2]=[.$M64];[.$C64];&quot;&quot;)">
            <text:p/>
          </table:table-cell>
          <table:table-cell table:formula="of:=IF([.AE$2]=[.$M64];[.$C64];&quot;&quot;)">
            <text:p/>
          </table:table-cell>
          <table:table-cell table:formula="of:=IF([.AF$2]=[.$M64];[.$C64];&quot;&quot;)">
            <text:p/>
          </table:table-cell>
          <table:table-cell table:formula="of:=IF([.AG$2]=[.$M64];[.$C64];&quot;&quot;)">
            <text:p/>
          </table:table-cell>
          <table:table-cell table:formula="of:=IF([.AH$2]=[.$M64];[.$C64];&quot;&quot;)">
            <text:p/>
          </table:table-cell>
          <table:table-cell table:formula="of:=IF([.AI$2]=[.$M64];[.$C64];&quot;&quot;)">
            <text:p/>
          </table:table-cell>
          <table:table-cell table:style-name="ce146" table:formula="of:=IF([.AJ$2]=[.$M64];[.$C64];&quot;&quot;)">
            <text:p/>
          </table:table-cell>
          <table:table-cell table:style-name="ce132" table:formula="of:=IF([.AK$2]=[.$M64];[.$C64];&quot;&quot;)">
            <text:p/>
          </table:table-cell>
          <table:table-cell table:style-name="ce132" table:formula="of:=IF([.AL$2]=[.$M64];[.$C64];&quot;&quot;)">
            <text:p/>
          </table:table-cell>
          <table:table-cell table:style-name="ce132" table:formula="of:=IF([.AM$2]=[.$M64];[.$C64];&quot;&quot;)">
            <text:p/>
          </table:table-cell>
          <table:table-cell table:style-name="ce132" table:formula="of:=IF([.AN$2]=[.$M64];[.$C64];&quot;&quot;)">
            <text:p/>
          </table:table-cell>
          <table:table-cell table:style-name="ce132" table:formula="of:=IF([.AO$2]=[.$M64];[.$C64];&quot;&quot;)">
            <text:p/>
          </table:table-cell>
          <table:table-cell table:style-name="ce139" table:formula="of:=IF([.AP$2]=[.$M64];CONCATENATE([.$C64];[.$F64]);&quot;&quot;)" office:value-type="string" office:string-value="#" calcext:value-type="string">
            <text:p>#</text:p>
          </table:table-cell>
          <table:table-cell table:formula="of:=IF([.AQ$2]=[.$M64];[.$C64];&quot;&quot;)">
            <text:p/>
          </table:table-cell>
          <table:table-cell table:formula="of:=IF([.AR$2]=[.$M64];[.$C64];&quot;&quot;)">
            <text:p/>
          </table:table-cell>
          <table:table-cell table:formula="of:=IF([.AS$2]=[.$M64];[.$C64];&quot;&quot;)">
            <text:p/>
          </table:table-cell>
          <table:table-cell table:formula="of:=IF([.AT$2]=[.$M64];[.$C64];&quot;&quot;)">
            <text:p/>
          </table:table-cell>
          <table:table-cell table:formula="of:=IF([.AU$2]=[.$M64];[.$C64];&quot;&quot;)">
            <text:p/>
          </table:table-cell>
          <table:table-cell table:formula="of:=IF([.AV$2]=[.$M64];[.$C64];&quot;&quot;)">
            <text:p/>
          </table:table-cell>
          <table:table-cell table:formula="of:=IF([.AW$2]=[.$M64];[.$C64];&quot;&quot;)">
            <text:p/>
          </table:table-cell>
          <table:table-cell table:style-name="ce146" table:formula="of:=IF([.AX$2]=[.$M64];[.$C64];&quot;&quot;)">
            <text:p/>
          </table:table-cell>
          <table:table-cell table:style-name="ce132" table:formula="of:=IF([.AY$2]=[.$M64];[.$C64];&quot;&quot;)">
            <text:p/>
          </table:table-cell>
          <table:table-cell table:style-name="ce132" table:formula="of:=IF([.AZ$2]=[.$M64];[.$C64];&quot;&quot;)">
            <text:p/>
          </table:table-cell>
          <table:table-cell table:style-name="ce132" table:formula="of:=IF([.BA$2]=[.$M64];[.$C64];&quot;&quot;)">
            <text:p/>
          </table:table-cell>
          <table:table-cell table:style-name="ce151" table:formula="of:=IF([.BB$2]=[.$M64];[.$C64];&quot;&quot;)">
            <text:p/>
          </table:table-cell>
          <table:table-cell table:formula="of:=IF([.BC$2]=[.$M64];[.$C64];&quot;&quot;)">
            <text:p/>
          </table:table-cell>
          <table:table-cell table:formula="of:=IF([.BD$2]=[.$M64];[.$C64];&quot;&quot;)">
            <text:p/>
          </table:table-cell>
          <table:table-cell table:formula="of:=IF([.BE$2]=[.$M64];[.$C64];&quot;&quot;)">
            <text:p/>
          </table:table-cell>
          <table:table-cell table:formula="of:=IF([.BF$2]=[.$M64];[.$C64];&quot;&quot;)">
            <text:p/>
          </table:table-cell>
          <table:table-cell table:formula="of:=IF([.BG$2]=[.$M64];[.$C64];&quot;&quot;)">
            <text:p/>
          </table:table-cell>
          <table:table-cell table:formula="of:=IF([.BH$2]=[.$M64];[.$C64];&quot;&quot;)">
            <text:p/>
          </table:table-cell>
          <table:table-cell table:formula="of:=IF([.BI$2]=[.$M64];[.$C64];&quot;&quot;)">
            <text:p/>
          </table:table-cell>
          <table:table-cell table:formula="of:=IF([.BJ$2]=[.$M64];[.$C64];&quot;&quot;)">
            <text:p/>
          </table:table-cell>
          <table:table-cell table:formula="of:=IF([.BK$2]=[.$M64];[.$C64];&quot;&quot;)">
            <text:p/>
          </table:table-cell>
          <table:table-cell table:formula="of:=IF([.BL$2]=[.$M64];[.$C64];&quot;&quot;)">
            <text:p/>
          </table:table-cell>
          <table:table-cell table:formula="of:=IF([.BM$2]=[.$M64];[.$C64];&quot;&quot;)">
            <text:p/>
          </table:table-cell>
          <table:table-cell table:formula="of:=IF([.BN$2]=[.$M64];[.$C64];&quot;&quot;)">
            <text:p/>
          </table:table-cell>
          <table:table-cell table:formula="of:=IF([.BO$2]=[.$M64];[.$C64];&quot;&quot;)">
            <text:p/>
          </table:table-cell>
          <table:table-cell table:formula="of:=IF([.BP$2]=[.$M64];[.$C64];&quot;&quot;)">
            <text:p/>
          </table:table-cell>
          <table:table-cell table:formula="of:=IF([.BQ$2]=[.$M64];[.$C64];&quot;&quot;)">
            <text:p/>
          </table:table-cell>
          <table:table-cell table:formula="of:=IF([.BR$2]=[.$M64];[.$C64];&quot;&quot;)">
            <text:p/>
          </table:table-cell>
          <table:table-cell table:formula="of:=IF([.BS$2]=[.$M64];[.$C64];&quot;&quot;)">
            <text:p/>
          </table:table-cell>
          <table:table-cell table:formula="of:=IF([.BT$2]=[.$M64];[.$C64];&quot;&quot;)">
            <text:p/>
          </table:table-cell>
          <table:table-cell table:formula="of:=IF([.BU$2]=[.$M64];[.$C64];&quot;&quot;)">
            <text:p/>
          </table:table-cell>
          <table:table-cell table:formula="of:=IF([.BV$2]=[.$M64];[.$C64];&quot;&quot;)">
            <text:p/>
          </table:table-cell>
          <table:table-cell table:formula="of:=IF([.BW$2]=[.$M64];[.$C64];&quot;&quot;)">
            <text:p/>
          </table:table-cell>
          <table:table-cell table:formula="of:=IF([.BX$2]=[.$M64];[.$C64];&quot;&quot;)">
            <text:p/>
          </table:table-cell>
          <table:table-cell table:formula="of:=IF([.BY$2]=[.$M64];[.$C64];&quot;&quot;)">
            <text:p/>
          </table:table-cell>
          <table:table-cell table:formula="of:=IF([.BZ$2]=[.$M64];[.$C64];&quot;&quot;)">
            <text:p/>
          </table:table-cell>
          <table:table-cell table:formula="of:=IF([.CA$2]=[.$M64];[.$C64];&quot;&quot;)">
            <text:p/>
          </table:table-cell>
          <table:table-cell table:formula="of:=IF([.CB$2]=[.$M64];[.$C64];&quot;&quot;)">
            <text:p/>
          </table:table-cell>
          <table:table-cell table:formula="of:=IF([.CC$2]=[.$M64];[.$C64];&quot;&quot;)">
            <text:p/>
          </table:table-cell>
          <table:table-cell table:formula="of:=IF([.CD$2]=[.$M64];[.$C64];&quot;&quot;)">
            <text:p/>
          </table:table-cell>
          <table:table-cell table:formula="of:=IF([.CE$2]=[.$M64];[.$C64];&quot;&quot;)">
            <text:p/>
          </table:table-cell>
          <table:table-cell table:formula="of:=IF([.CF$2]=[.$M64];[.$C64];&quot;&quot;)">
            <text:p/>
          </table:table-cell>
          <table:table-cell table:formula="of:=IF([.CG$2]=[.$M64];[.$C64];&quot;&quot;)">
            <text:p/>
          </table:table-cell>
          <table:table-cell table:formula="of:=IF([.CH$2]=[.$M64];[.$C64];&quot;&quot;)">
            <text:p/>
          </table:table-cell>
          <table:table-cell table:formula="of:=IF([.CI$2]=[.$M64];[.$C64];&quot;&quot;)">
            <text:p/>
          </table:table-cell>
          <table:table-cell table:formula="of:=IF([.CJ$2]=[.$M64];[.$C64];&quot;&quot;)">
            <text:p/>
          </table:table-cell>
          <table:table-cell table:formula="of:=IF([.CK$2]=[.$M64];[.$C64];&quot;&quot;)">
            <text:p/>
          </table:table-cell>
          <table:table-cell table:formula="of:=IF([.CL$2]=[.$M64];[.$C64];&quot;&quot;)">
            <text:p/>
          </table:table-cell>
          <table:table-cell table:formula="of:=IF([.CM$2]=[.$M64];[.$C64];&quot;&quot;)">
            <text:p/>
          </table:table-cell>
          <table:table-cell table:formula="of:=IF([.CN$2]=[.$M64];[.$C64];&quot;&quot;)">
            <text:p/>
          </table:table-cell>
          <table:table-cell table:formula="of:=IF([.CO$2]=[.$M64];[.$C64];&quot;&quot;)">
            <text:p/>
          </table:table-cell>
          <table:table-cell table:formula="of:=IF([.CP$2]=[.$M64];[.$C64];&quot;&quot;)">
            <text:p/>
          </table:table-cell>
          <table:table-cell table:formula="of:=IF([.CQ$2]=[.$M64];[.$C64];&quot;&quot;)">
            <text:p/>
          </table:table-cell>
          <table:table-cell table:formula="of:=IF([.CR$2]=[.$M64];[.$C64];&quot;&quot;)">
            <text:p/>
          </table:table-cell>
          <table:table-cell table:formula="of:=IF([.CS$2]=[.$M64];[.$C64];&quot;&quot;)">
            <text:p/>
          </table:table-cell>
          <table:table-cell table:formula="of:=IF([.CT$2]=[.$M64];[.$C64];&quot;&quot;)">
            <text:p/>
          </table:table-cell>
          <table:table-cell table:formula="of:=IF([.CU$2]=[.$M64];[.$C64];&quot;&quot;)">
            <text:p/>
          </table:table-cell>
          <table:table-cell table:formula="of:=IF([.CV$2]=[.$M64];[.$C64];&quot;&quot;)">
            <text:p/>
          </table:table-cell>
          <table:table-cell table:formula="of:=IF([.CW$2]=[.$M64];[.$C64];&quot;&quot;)">
            <text:p/>
          </table:table-cell>
          <table:table-cell table:formula="of:=IF([.CX$2]=[.$M64];[.$C64];&quot;&quot;)">
            <text:p/>
          </table:table-cell>
          <table:table-cell table:formula="of:=IF([.CY$2]=[.$M64];[.$C64];&quot;&quot;)">
            <text:p/>
          </table:table-cell>
          <table:table-cell table:formula="of:=IF([.CZ$2]=[.$M64];[.$C64];&quot;&quot;)">
            <text:p/>
          </table:table-cell>
          <table:table-cell table:formula="of:=IF([.DA$2]=[.$M64];[.$C64];&quot;&quot;)">
            <text:p/>
          </table:table-cell>
          <table:table-cell table:formula="of:=IF([.DB$2]=[.$M64];[.$C64];&quot;&quot;)">
            <text:p/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Jericho_MaseeraGateIsi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ранжевый гигант</text:p>
          </table:table-cell>
          <table:table-cell office:value-type="float" office:value="0.857" calcext:value-type="float">
            <text:p>0,857</text:p>
          </table:table-cell>
          <table:table-cell table:formula="of:=VLOOKUP([.G65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65];[.$G$2:.$J$4];[.C65]-1)+VLOOKUP([.G65];[.$G$2:.$J$4];[.C65]-1)*[.E65];VLOOKUP([.G65];[.$G$2:.$L$4];6))" office:value-type="float" office:value="185700" calcext:value-type="float">
            <text:p>185 700</text:p>
          </table:table-cell>
          <table:table-cell table:style-name="ce132" office:value-type="string" calcext:value-type="string">
            <text:p>j</text:p>
          </table:table-cell>
          <table:table-cell table:formula="of:=IF([.I65]=&quot;e&quot;;SQRT(POWER([.$K$26]-[.K65];2)+POWER([.$L$26]-[.L65];2));IF([.I65]=&quot;f&quot;;SQRT(POWER([.$K$40]-[.K65];2)+POWER([.$L$40]-[.L65];2));IF([.I65]=&quot;j&quot;;SQRT(POWER([.$K$64]-[.K65];2)+POWER([.$L$64]-[.L65];2));0)))" office:value-type="float" office:value="8.2" calcext:value-type="float">
            <text:p>8,20</text:p>
          </table:table-cell>
          <table:table-cell office:value-type="float" office:value="42.1" calcext:value-type="float">
            <text:p>42,1</text:p>
          </table:table-cell>
          <table:table-cell office:value-type="float" office:value="63.5" calcext:value-type="float">
            <text:p>63,5</text:p>
          </table:table-cell>
          <table:table-cell table:formula="of:=MROUND([.K65];1)" office:value-type="float" office:value="42" calcext:value-type="float">
            <text:p>42</text:p>
          </table:table-cell>
          <table:table-cell table:formula="of:=MROUND([.L65];1)" office:value-type="float" office:value="64" calcext:value-type="float">
            <text:p>64</text:p>
          </table:table-cell>
          <table:table-cell/>
          <table:table-cell table:formula="of:=IF([.P$2]=[.$M65];[.$C65];&quot;&quot;)">
            <text:p/>
          </table:table-cell>
          <table:table-cell table:formula="of:=IF([.Q$2]=[.$M65];[.$C65];&quot;&quot;)">
            <text:p/>
          </table:table-cell>
          <table:table-cell table:formula="of:=IF([.R$2]=[.$M65];[.$C65];&quot;&quot;)">
            <text:p/>
          </table:table-cell>
          <table:table-cell table:formula="of:=IF([.S$2]=[.$M65];[.$C65];&quot;&quot;)">
            <text:p/>
          </table:table-cell>
          <table:table-cell table:formula="of:=IF([.T$2]=[.$M65];[.$C65];&quot;&quot;)">
            <text:p/>
          </table:table-cell>
          <table:table-cell table:formula="of:=IF([.U$2]=[.$M65];[.$C65];&quot;&quot;)">
            <text:p/>
          </table:table-cell>
          <table:table-cell table:formula="of:=IF([.V$2]=[.$M65];[.$C65];&quot;&quot;)">
            <text:p/>
          </table:table-cell>
          <table:table-cell table:formula="of:=IF([.W$2]=[.$M65];[.$C65];&quot;&quot;)">
            <text:p/>
          </table:table-cell>
          <table:table-cell table:formula="of:=IF([.X$2]=[.$M65];[.$C65];&quot;&quot;)">
            <text:p/>
          </table:table-cell>
          <table:table-cell table:formula="of:=IF([.Y$2]=[.$M65];[.$C65];&quot;&quot;)">
            <text:p/>
          </table:table-cell>
          <table:table-cell table:formula="of:=IF([.Z$2]=[.$M65];[.$C65];&quot;&quot;)">
            <text:p/>
          </table:table-cell>
          <table:table-cell table:formula="of:=IF([.AA$2]=[.$M65];[.$C65];&quot;&quot;)">
            <text:p/>
          </table:table-cell>
          <table:table-cell table:formula="of:=IF([.AB$2]=[.$M65];[.$C65];&quot;&quot;)">
            <text:p/>
          </table:table-cell>
          <table:table-cell table:formula="of:=IF([.AC$2]=[.$M65];[.$C65];&quot;&quot;)">
            <text:p/>
          </table:table-cell>
          <table:table-cell table:formula="of:=IF([.AD$2]=[.$M65];[.$C65];&quot;&quot;)">
            <text:p/>
          </table:table-cell>
          <table:table-cell table:formula="of:=IF([.AE$2]=[.$M65];[.$C65];&quot;&quot;)">
            <text:p/>
          </table:table-cell>
          <table:table-cell table:formula="of:=IF([.AF$2]=[.$M65];[.$C65];&quot;&quot;)">
            <text:p/>
          </table:table-cell>
          <table:table-cell table:formula="of:=IF([.AG$2]=[.$M65];[.$C65];&quot;&quot;)">
            <text:p/>
          </table:table-cell>
          <table:table-cell table:formula="of:=IF([.AH$2]=[.$M65];[.$C65];&quot;&quot;)">
            <text:p/>
          </table:table-cell>
          <table:table-cell table:formula="of:=IF([.AI$2]=[.$M65];[.$C65];&quot;&quot;)">
            <text:p/>
          </table:table-cell>
          <table:table-cell table:style-name="ce146" table:formula="of:=IF([.AJ$2]=[.$M65];[.$C65];&quot;&quot;)">
            <text:p/>
          </table:table-cell>
          <table:table-cell table:style-name="ce132" table:formula="of:=IF([.AK$2]=[.$M65];[.$C65];&quot;&quot;)">
            <text:p/>
          </table:table-cell>
          <table:table-cell table:style-name="ce132" table:formula="of:=IF([.AL$2]=[.$M65];[.$C65];&quot;&quot;)">
            <text:p/>
          </table:table-cell>
          <table:table-cell table:style-name="ce132" table:formula="of:=IF([.AM$2]=[.$M65];[.$C65];&quot;&quot;)">
            <text:p/>
          </table:table-cell>
          <table:table-cell table:style-name="ce132" table:formula="of:=IF([.AN$2]=[.$M65];[.$C65];&quot;&quot;)">
            <text:p/>
          </table:table-cell>
          <table:table-cell table:style-name="ce132" table:formula="of:=IF([.AO$2]=[.$M65];[.$C65];&quot;&quot;)">
            <text:p/>
          </table:table-cell>
          <table:table-cell table:style-name="ce151" table:formula="of:=IF([.AP$2]=[.$M65];[.$C65];&quot;&quot;)">
            <text:p/>
          </table:table-cell>
          <table:table-cell table:formula="of:=IF([.AQ$2]=[.$M65];[.$C65];&quot;&quot;)">
            <text:p/>
          </table:table-cell>
          <table:table-cell table:formula="of:=IF([.AR$2]=[.$M65];[.$C65];&quot;&quot;)">
            <text:p/>
          </table:table-cell>
          <table:table-cell table:formula="of:=IF([.AS$2]=[.$M65];[.$C65];&quot;&quot;)">
            <text:p/>
          </table:table-cell>
          <table:table-cell table:formula="of:=IF([.AT$2]=[.$M65];[.$C65];&quot;&quot;)">
            <text:p/>
          </table:table-cell>
          <table:table-cell table:formula="of:=IF([.AU$2]=[.$M65];[.$C65];&quot;&quot;)">
            <text:p/>
          </table:table-cell>
          <table:table-cell table:formula="of:=IF([.AV$2]=[.$M65];[.$C65];&quot;&quot;)">
            <text:p/>
          </table:table-cell>
          <table:table-cell table:formula="of:=IF([.AW$2]=[.$M65];[.$C65];&quot;&quot;)">
            <text:p/>
          </table:table-cell>
          <table:table-cell table:style-name="ce147" table:formula="of:=IF([.AX$2]=[.$M65];CONCATENATE([.$C65];[.$F65]);&quot;&quot;)" office:value-type="string" office:string-value="3c" calcext:value-type="string">
            <text:p>3c</text:p>
          </table:table-cell>
          <table:table-cell table:style-name="ce132" table:formula="of:=IF([.AY$2]=[.$M65];[.$C65];&quot;&quot;)">
            <text:p/>
          </table:table-cell>
          <table:table-cell table:style-name="ce132" table:formula="of:=IF([.AZ$2]=[.$M65];[.$C65];&quot;&quot;)">
            <text:p/>
          </table:table-cell>
          <table:table-cell table:style-name="ce132" table:formula="of:=IF([.BA$2]=[.$M65];[.$C65];&quot;&quot;)">
            <text:p/>
          </table:table-cell>
          <table:table-cell table:style-name="ce151" table:formula="of:=IF([.BB$2]=[.$M65];[.$C65];&quot;&quot;)">
            <text:p/>
          </table:table-cell>
          <table:table-cell table:formula="of:=IF([.BC$2]=[.$M65];[.$C65];&quot;&quot;)">
            <text:p/>
          </table:table-cell>
          <table:table-cell table:formula="of:=IF([.BD$2]=[.$M65];[.$C65];&quot;&quot;)">
            <text:p/>
          </table:table-cell>
          <table:table-cell table:formula="of:=IF([.BE$2]=[.$M65];[.$C65];&quot;&quot;)">
            <text:p/>
          </table:table-cell>
          <table:table-cell table:formula="of:=IF([.BF$2]=[.$M65];[.$C65];&quot;&quot;)">
            <text:p/>
          </table:table-cell>
          <table:table-cell table:formula="of:=IF([.BG$2]=[.$M65];[.$C65];&quot;&quot;)">
            <text:p/>
          </table:table-cell>
          <table:table-cell table:formula="of:=IF([.BH$2]=[.$M65];[.$C65];&quot;&quot;)">
            <text:p/>
          </table:table-cell>
          <table:table-cell table:formula="of:=IF([.BI$2]=[.$M65];[.$C65];&quot;&quot;)">
            <text:p/>
          </table:table-cell>
          <table:table-cell table:formula="of:=IF([.BJ$2]=[.$M65];[.$C65];&quot;&quot;)">
            <text:p/>
          </table:table-cell>
          <table:table-cell table:formula="of:=IF([.BK$2]=[.$M65];[.$C65];&quot;&quot;)">
            <text:p/>
          </table:table-cell>
          <table:table-cell table:formula="of:=IF([.BL$2]=[.$M65];[.$C65];&quot;&quot;)">
            <text:p/>
          </table:table-cell>
          <table:table-cell table:formula="of:=IF([.BM$2]=[.$M65];[.$C65];&quot;&quot;)">
            <text:p/>
          </table:table-cell>
          <table:table-cell table:formula="of:=IF([.BN$2]=[.$M65];[.$C65];&quot;&quot;)">
            <text:p/>
          </table:table-cell>
          <table:table-cell table:formula="of:=IF([.BO$2]=[.$M65];[.$C65];&quot;&quot;)">
            <text:p/>
          </table:table-cell>
          <table:table-cell table:formula="of:=IF([.BP$2]=[.$M65];[.$C65];&quot;&quot;)">
            <text:p/>
          </table:table-cell>
          <table:table-cell table:formula="of:=IF([.BQ$2]=[.$M65];[.$C65];&quot;&quot;)">
            <text:p/>
          </table:table-cell>
          <table:table-cell table:formula="of:=IF([.BR$2]=[.$M65];[.$C65];&quot;&quot;)">
            <text:p/>
          </table:table-cell>
          <table:table-cell table:formula="of:=IF([.BS$2]=[.$M65];[.$C65];&quot;&quot;)">
            <text:p/>
          </table:table-cell>
          <table:table-cell table:formula="of:=IF([.BT$2]=[.$M65];[.$C65];&quot;&quot;)">
            <text:p/>
          </table:table-cell>
          <table:table-cell table:formula="of:=IF([.BU$2]=[.$M65];[.$C65];&quot;&quot;)">
            <text:p/>
          </table:table-cell>
          <table:table-cell table:formula="of:=IF([.BV$2]=[.$M65];[.$C65];&quot;&quot;)">
            <text:p/>
          </table:table-cell>
          <table:table-cell table:formula="of:=IF([.BW$2]=[.$M65];[.$C65];&quot;&quot;)">
            <text:p/>
          </table:table-cell>
          <table:table-cell table:formula="of:=IF([.BX$2]=[.$M65];[.$C65];&quot;&quot;)">
            <text:p/>
          </table:table-cell>
          <table:table-cell table:formula="of:=IF([.BY$2]=[.$M65];[.$C65];&quot;&quot;)">
            <text:p/>
          </table:table-cell>
          <table:table-cell table:formula="of:=IF([.BZ$2]=[.$M65];[.$C65];&quot;&quot;)">
            <text:p/>
          </table:table-cell>
          <table:table-cell table:formula="of:=IF([.CA$2]=[.$M65];[.$C65];&quot;&quot;)">
            <text:p/>
          </table:table-cell>
          <table:table-cell table:formula="of:=IF([.CB$2]=[.$M65];[.$C65];&quot;&quot;)">
            <text:p/>
          </table:table-cell>
          <table:table-cell table:formula="of:=IF([.CC$2]=[.$M65];[.$C65];&quot;&quot;)">
            <text:p/>
          </table:table-cell>
          <table:table-cell table:formula="of:=IF([.CD$2]=[.$M65];[.$C65];&quot;&quot;)">
            <text:p/>
          </table:table-cell>
          <table:table-cell table:formula="of:=IF([.CE$2]=[.$M65];[.$C65];&quot;&quot;)">
            <text:p/>
          </table:table-cell>
          <table:table-cell table:formula="of:=IF([.CF$2]=[.$M65];[.$C65];&quot;&quot;)">
            <text:p/>
          </table:table-cell>
          <table:table-cell table:formula="of:=IF([.CG$2]=[.$M65];[.$C65];&quot;&quot;)">
            <text:p/>
          </table:table-cell>
          <table:table-cell table:formula="of:=IF([.CH$2]=[.$M65];[.$C65];&quot;&quot;)">
            <text:p/>
          </table:table-cell>
          <table:table-cell table:formula="of:=IF([.CI$2]=[.$M65];[.$C65];&quot;&quot;)">
            <text:p/>
          </table:table-cell>
          <table:table-cell table:formula="of:=IF([.CJ$2]=[.$M65];[.$C65];&quot;&quot;)">
            <text:p/>
          </table:table-cell>
          <table:table-cell table:formula="of:=IF([.CK$2]=[.$M65];[.$C65];&quot;&quot;)">
            <text:p/>
          </table:table-cell>
          <table:table-cell table:formula="of:=IF([.CL$2]=[.$M65];[.$C65];&quot;&quot;)">
            <text:p/>
          </table:table-cell>
          <table:table-cell table:formula="of:=IF([.CM$2]=[.$M65];[.$C65];&quot;&quot;)">
            <text:p/>
          </table:table-cell>
          <table:table-cell table:formula="of:=IF([.CN$2]=[.$M65];[.$C65];&quot;&quot;)">
            <text:p/>
          </table:table-cell>
          <table:table-cell table:formula="of:=IF([.CO$2]=[.$M65];[.$C65];&quot;&quot;)">
            <text:p/>
          </table:table-cell>
          <table:table-cell table:formula="of:=IF([.CP$2]=[.$M65];[.$C65];&quot;&quot;)">
            <text:p/>
          </table:table-cell>
          <table:table-cell table:formula="of:=IF([.CQ$2]=[.$M65];[.$C65];&quot;&quot;)">
            <text:p/>
          </table:table-cell>
          <table:table-cell table:formula="of:=IF([.CR$2]=[.$M65];[.$C65];&quot;&quot;)">
            <text:p/>
          </table:table-cell>
          <table:table-cell table:formula="of:=IF([.CS$2]=[.$M65];[.$C65];&quot;&quot;)">
            <text:p/>
          </table:table-cell>
          <table:table-cell table:formula="of:=IF([.CT$2]=[.$M65];[.$C65];&quot;&quot;)">
            <text:p/>
          </table:table-cell>
          <table:table-cell table:formula="of:=IF([.CU$2]=[.$M65];[.$C65];&quot;&quot;)">
            <text:p/>
          </table:table-cell>
          <table:table-cell table:formula="of:=IF([.CV$2]=[.$M65];[.$C65];&quot;&quot;)">
            <text:p/>
          </table:table-cell>
          <table:table-cell table:formula="of:=IF([.CW$2]=[.$M65];[.$C65];&quot;&quot;)">
            <text:p/>
          </table:table-cell>
          <table:table-cell table:formula="of:=IF([.CX$2]=[.$M65];[.$C65];&quot;&quot;)">
            <text:p/>
          </table:table-cell>
          <table:table-cell table:formula="of:=IF([.CY$2]=[.$M65];[.$C65];&quot;&quot;)">
            <text:p/>
          </table:table-cell>
          <table:table-cell table:formula="of:=IF([.CZ$2]=[.$M65];[.$C65];&quot;&quot;)">
            <text:p/>
          </table:table-cell>
          <table:table-cell table:formula="of:=IF([.DA$2]=[.$M65];[.$C65];&quot;&quot;)">
            <text:p/>
          </table:table-cell>
          <table:table-cell table:formula="of:=IF([.DB$2]=[.$M65];[.$C65];&quot;&quot;)">
            <text:p/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Jericho_JerichoB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танция «Химера»</text:p>
          </table:table-cell>
          <table:table-cell office:value-type="float" office:value="0.2" calcext:value-type="float">
            <text:p>0,2</text:p>
          </table:table-cell>
          <table:table-cell table:formula="of:=VLOOKUP([.G66];[.$G$2:.$K$4];5)" office:value-type="string" office:string-value="g" calcext:value-type="string">
            <text:p>g</text:p>
          </table:table-cell>
          <table:table-cell office:value-type="string" calcext:value-type="string">
            <text:p>GameStore.CreditsType.CT_GOLD</text:p>
          </table:table-cell>
          <table:table-cell table:formula="of:=MROUND(VLOOKUP([.G66];[.$G$2:.$J$4];[.C66]-1)+VLOOKUP([.G66];[.$G$2:.$J$4];[.C66]-1)*[.E66];VLOOKUP([.G66];[.$G$2:.$L$4];6))" office:value-type="float" office:value="12" calcext:value-type="float">
            <text:p>12</text:p>
          </table:table-cell>
          <table:table-cell table:style-name="ce132" office:value-type="string" calcext:value-type="string">
            <text:p>j</text:p>
          </table:table-cell>
          <table:table-cell table:formula="of:=IF([.I66]=&quot;e&quot;;SQRT(POWER([.$K$26]-[.K66];2)+POWER([.$L$26]-[.L66];2));IF([.I66]=&quot;f&quot;;SQRT(POWER([.$K$40]-[.K66];2)+POWER([.$L$40]-[.L66];2));IF([.I66]=&quot;j&quot;;SQRT(POWER([.$K$64]-[.K66];2)+POWER([.$L$64]-[.L66];2));0)))" office:value-type="float" office:value="12.4257796536073" calcext:value-type="float">
            <text:p>12,43</text:p>
          </table:table-cell>
          <table:table-cell office:value-type="float" office:value="46.3" calcext:value-type="float">
            <text:p>46,3</text:p>
          </table:table-cell>
          <table:table-cell office:value-type="float" office:value="64.3" calcext:value-type="float">
            <text:p>64,3</text:p>
          </table:table-cell>
          <table:table-cell table:formula="of:=MROUND([.K66];1)" office:value-type="float" office:value="46" calcext:value-type="float">
            <text:p>46</text:p>
          </table:table-cell>
          <table:table-cell table:formula="of:=MROUND([.L66];1)" office:value-type="float" office:value="64" calcext:value-type="float">
            <text:p>64</text:p>
          </table:table-cell>
          <table:table-cell/>
          <table:table-cell table:formula="of:=IF([.P$2]=[.$M66];[.$C66];&quot;&quot;)">
            <text:p/>
          </table:table-cell>
          <table:table-cell table:formula="of:=IF([.Q$2]=[.$M66];[.$C66];&quot;&quot;)">
            <text:p/>
          </table:table-cell>
          <table:table-cell table:formula="of:=IF([.R$2]=[.$M66];[.$C66];&quot;&quot;)">
            <text:p/>
          </table:table-cell>
          <table:table-cell table:formula="of:=IF([.S$2]=[.$M66];[.$C66];&quot;&quot;)">
            <text:p/>
          </table:table-cell>
          <table:table-cell table:formula="of:=IF([.T$2]=[.$M66];[.$C66];&quot;&quot;)">
            <text:p/>
          </table:table-cell>
          <table:table-cell table:formula="of:=IF([.U$2]=[.$M66];[.$C66];&quot;&quot;)">
            <text:p/>
          </table:table-cell>
          <table:table-cell table:formula="of:=IF([.V$2]=[.$M66];[.$C66];&quot;&quot;)">
            <text:p/>
          </table:table-cell>
          <table:table-cell table:formula="of:=IF([.W$2]=[.$M66];[.$C66];&quot;&quot;)">
            <text:p/>
          </table:table-cell>
          <table:table-cell table:formula="of:=IF([.X$2]=[.$M66];[.$C66];&quot;&quot;)">
            <text:p/>
          </table:table-cell>
          <table:table-cell table:formula="of:=IF([.Y$2]=[.$M66];[.$C66];&quot;&quot;)">
            <text:p/>
          </table:table-cell>
          <table:table-cell table:formula="of:=IF([.Z$2]=[.$M66];[.$C66];&quot;&quot;)">
            <text:p/>
          </table:table-cell>
          <table:table-cell table:formula="of:=IF([.AA$2]=[.$M66];[.$C66];&quot;&quot;)">
            <text:p/>
          </table:table-cell>
          <table:table-cell table:formula="of:=IF([.AB$2]=[.$M66];[.$C66];&quot;&quot;)">
            <text:p/>
          </table:table-cell>
          <table:table-cell table:formula="of:=IF([.AC$2]=[.$M66];[.$C66];&quot;&quot;)">
            <text:p/>
          </table:table-cell>
          <table:table-cell table:formula="of:=IF([.AD$2]=[.$M66];[.$C66];&quot;&quot;)">
            <text:p/>
          </table:table-cell>
          <table:table-cell table:formula="of:=IF([.AE$2]=[.$M66];[.$C66];&quot;&quot;)">
            <text:p/>
          </table:table-cell>
          <table:table-cell table:formula="of:=IF([.AF$2]=[.$M66];[.$C66];&quot;&quot;)">
            <text:p/>
          </table:table-cell>
          <table:table-cell table:formula="of:=IF([.AG$2]=[.$M66];[.$C66];&quot;&quot;)">
            <text:p/>
          </table:table-cell>
          <table:table-cell table:formula="of:=IF([.AH$2]=[.$M66];[.$C66];&quot;&quot;)">
            <text:p/>
          </table:table-cell>
          <table:table-cell table:formula="of:=IF([.AI$2]=[.$M66];[.$C66];&quot;&quot;)">
            <text:p/>
          </table:table-cell>
          <table:table-cell table:style-name="ce146" table:formula="of:=IF([.AJ$2]=[.$M66];[.$C66];&quot;&quot;)">
            <text:p/>
          </table:table-cell>
          <table:table-cell table:style-name="ce132" table:formula="of:=IF([.AK$2]=[.$M66];[.$C66];&quot;&quot;)">
            <text:p/>
          </table:table-cell>
          <table:table-cell table:style-name="ce132" table:formula="of:=IF([.AL$2]=[.$M66];[.$C66];&quot;&quot;)">
            <text:p/>
          </table:table-cell>
          <table:table-cell table:style-name="ce132" table:formula="of:=IF([.AM$2]=[.$M66];[.$C66];&quot;&quot;)">
            <text:p/>
          </table:table-cell>
          <table:table-cell table:style-name="ce132" table:formula="of:=IF([.AN$2]=[.$M66];[.$C66];&quot;&quot;)">
            <text:p/>
          </table:table-cell>
          <table:table-cell table:style-name="ce132" table:formula="of:=IF([.AO$2]=[.$M66];[.$C66];&quot;&quot;)">
            <text:p/>
          </table:table-cell>
          <table:table-cell table:style-name="ce151" table:formula="of:=IF([.AP$2]=[.$M66];[.$C66];&quot;&quot;)">
            <text:p/>
          </table:table-cell>
          <table:table-cell table:formula="of:=IF([.AQ$2]=[.$M66];[.$C66];&quot;&quot;)">
            <text:p/>
          </table:table-cell>
          <table:table-cell table:formula="of:=IF([.AR$2]=[.$M66];[.$C66];&quot;&quot;)">
            <text:p/>
          </table:table-cell>
          <table:table-cell table:formula="of:=IF([.AS$2]=[.$M66];[.$C66];&quot;&quot;)">
            <text:p/>
          </table:table-cell>
          <table:table-cell table:formula="of:=IF([.AT$2]=[.$M66];[.$C66];&quot;&quot;)">
            <text:p/>
          </table:table-cell>
          <table:table-cell table:formula="of:=IF([.AU$2]=[.$M66];[.$C66];&quot;&quot;)">
            <text:p/>
          </table:table-cell>
          <table:table-cell table:formula="of:=IF([.AV$2]=[.$M66];[.$C66];&quot;&quot;)">
            <text:p/>
          </table:table-cell>
          <table:table-cell table:formula="of:=IF([.AW$2]=[.$M66];[.$C66];&quot;&quot;)">
            <text:p/>
          </table:table-cell>
          <table:table-cell table:style-name="ce146" table:formula="of:=IF([.AX$2]=[.$M66];[.$C66];&quot;&quot;)">
            <text:p/>
          </table:table-cell>
          <table:table-cell table:style-name="ce132" table:formula="of:=IF([.AY$2]=[.$M66];[.$C66];&quot;&quot;)">
            <text:p/>
          </table:table-cell>
          <table:table-cell table:style-name="ce132" table:formula="of:=IF([.AZ$2]=[.$M66];[.$C66];&quot;&quot;)">
            <text:p/>
          </table:table-cell>
          <table:table-cell table:style-name="ce132" table:formula="of:=IF([.BA$2]=[.$M66];[.$C66];&quot;&quot;)">
            <text:p/>
          </table:table-cell>
          <table:table-cell table:style-name="ce147" table:formula="of:=IF([.BB$2]=[.$M66];CONCATENATE([.$C66];[.$F66]);&quot;&quot;)" office:value-type="string" office:string-value="3g" calcext:value-type="string">
            <text:p>3g</text:p>
          </table:table-cell>
          <table:table-cell table:formula="of:=IF([.BC$2]=[.$M66];[.$C66];&quot;&quot;)">
            <text:p/>
          </table:table-cell>
          <table:table-cell table:formula="of:=IF([.BD$2]=[.$M66];[.$C66];&quot;&quot;)">
            <text:p/>
          </table:table-cell>
          <table:table-cell table:formula="of:=IF([.BE$2]=[.$M66];[.$C66];&quot;&quot;)">
            <text:p/>
          </table:table-cell>
          <table:table-cell table:formula="of:=IF([.BF$2]=[.$M66];[.$C66];&quot;&quot;)">
            <text:p/>
          </table:table-cell>
          <table:table-cell table:formula="of:=IF([.BG$2]=[.$M66];[.$C66];&quot;&quot;)">
            <text:p/>
          </table:table-cell>
          <table:table-cell table:formula="of:=IF([.BH$2]=[.$M66];[.$C66];&quot;&quot;)">
            <text:p/>
          </table:table-cell>
          <table:table-cell table:formula="of:=IF([.BI$2]=[.$M66];[.$C66];&quot;&quot;)">
            <text:p/>
          </table:table-cell>
          <table:table-cell table:formula="of:=IF([.BJ$2]=[.$M66];[.$C66];&quot;&quot;)">
            <text:p/>
          </table:table-cell>
          <table:table-cell table:formula="of:=IF([.BK$2]=[.$M66];[.$C66];&quot;&quot;)">
            <text:p/>
          </table:table-cell>
          <table:table-cell table:formula="of:=IF([.BL$2]=[.$M66];[.$C66];&quot;&quot;)">
            <text:p/>
          </table:table-cell>
          <table:table-cell table:formula="of:=IF([.BM$2]=[.$M66];[.$C66];&quot;&quot;)">
            <text:p/>
          </table:table-cell>
          <table:table-cell table:formula="of:=IF([.BN$2]=[.$M66];[.$C66];&quot;&quot;)">
            <text:p/>
          </table:table-cell>
          <table:table-cell table:formula="of:=IF([.BO$2]=[.$M66];[.$C66];&quot;&quot;)">
            <text:p/>
          </table:table-cell>
          <table:table-cell table:formula="of:=IF([.BP$2]=[.$M66];[.$C66];&quot;&quot;)">
            <text:p/>
          </table:table-cell>
          <table:table-cell table:formula="of:=IF([.BQ$2]=[.$M66];[.$C66];&quot;&quot;)">
            <text:p/>
          </table:table-cell>
          <table:table-cell table:formula="of:=IF([.BR$2]=[.$M66];[.$C66];&quot;&quot;)">
            <text:p/>
          </table:table-cell>
          <table:table-cell table:formula="of:=IF([.BS$2]=[.$M66];[.$C66];&quot;&quot;)">
            <text:p/>
          </table:table-cell>
          <table:table-cell table:formula="of:=IF([.BT$2]=[.$M66];[.$C66];&quot;&quot;)">
            <text:p/>
          </table:table-cell>
          <table:table-cell table:formula="of:=IF([.BU$2]=[.$M66];[.$C66];&quot;&quot;)">
            <text:p/>
          </table:table-cell>
          <table:table-cell table:formula="of:=IF([.BV$2]=[.$M66];[.$C66];&quot;&quot;)">
            <text:p/>
          </table:table-cell>
          <table:table-cell table:formula="of:=IF([.BW$2]=[.$M66];[.$C66];&quot;&quot;)">
            <text:p/>
          </table:table-cell>
          <table:table-cell table:formula="of:=IF([.BX$2]=[.$M66];[.$C66];&quot;&quot;)">
            <text:p/>
          </table:table-cell>
          <table:table-cell table:formula="of:=IF([.BY$2]=[.$M66];[.$C66];&quot;&quot;)">
            <text:p/>
          </table:table-cell>
          <table:table-cell table:formula="of:=IF([.BZ$2]=[.$M66];[.$C66];&quot;&quot;)">
            <text:p/>
          </table:table-cell>
          <table:table-cell table:formula="of:=IF([.CA$2]=[.$M66];[.$C66];&quot;&quot;)">
            <text:p/>
          </table:table-cell>
          <table:table-cell table:formula="of:=IF([.CB$2]=[.$M66];[.$C66];&quot;&quot;)">
            <text:p/>
          </table:table-cell>
          <table:table-cell table:formula="of:=IF([.CC$2]=[.$M66];[.$C66];&quot;&quot;)">
            <text:p/>
          </table:table-cell>
          <table:table-cell table:formula="of:=IF([.CD$2]=[.$M66];[.$C66];&quot;&quot;)">
            <text:p/>
          </table:table-cell>
          <table:table-cell table:formula="of:=IF([.CE$2]=[.$M66];[.$C66];&quot;&quot;)">
            <text:p/>
          </table:table-cell>
          <table:table-cell table:formula="of:=IF([.CF$2]=[.$M66];[.$C66];&quot;&quot;)">
            <text:p/>
          </table:table-cell>
          <table:table-cell table:formula="of:=IF([.CG$2]=[.$M66];[.$C66];&quot;&quot;)">
            <text:p/>
          </table:table-cell>
          <table:table-cell table:formula="of:=IF([.CH$2]=[.$M66];[.$C66];&quot;&quot;)">
            <text:p/>
          </table:table-cell>
          <table:table-cell table:formula="of:=IF([.CI$2]=[.$M66];[.$C66];&quot;&quot;)">
            <text:p/>
          </table:table-cell>
          <table:table-cell table:formula="of:=IF([.CJ$2]=[.$M66];[.$C66];&quot;&quot;)">
            <text:p/>
          </table:table-cell>
          <table:table-cell table:formula="of:=IF([.CK$2]=[.$M66];[.$C66];&quot;&quot;)">
            <text:p/>
          </table:table-cell>
          <table:table-cell table:formula="of:=IF([.CL$2]=[.$M66];[.$C66];&quot;&quot;)">
            <text:p/>
          </table:table-cell>
          <table:table-cell table:formula="of:=IF([.CM$2]=[.$M66];[.$C66];&quot;&quot;)">
            <text:p/>
          </table:table-cell>
          <table:table-cell table:formula="of:=IF([.CN$2]=[.$M66];[.$C66];&quot;&quot;)">
            <text:p/>
          </table:table-cell>
          <table:table-cell table:formula="of:=IF([.CO$2]=[.$M66];[.$C66];&quot;&quot;)">
            <text:p/>
          </table:table-cell>
          <table:table-cell table:formula="of:=IF([.CP$2]=[.$M66];[.$C66];&quot;&quot;)">
            <text:p/>
          </table:table-cell>
          <table:table-cell table:formula="of:=IF([.CQ$2]=[.$M66];[.$C66];&quot;&quot;)">
            <text:p/>
          </table:table-cell>
          <table:table-cell table:formula="of:=IF([.CR$2]=[.$M66];[.$C66];&quot;&quot;)">
            <text:p/>
          </table:table-cell>
          <table:table-cell table:formula="of:=IF([.CS$2]=[.$M66];[.$C66];&quot;&quot;)">
            <text:p/>
          </table:table-cell>
          <table:table-cell table:formula="of:=IF([.CT$2]=[.$M66];[.$C66];&quot;&quot;)">
            <text:p/>
          </table:table-cell>
          <table:table-cell table:formula="of:=IF([.CU$2]=[.$M66];[.$C66];&quot;&quot;)">
            <text:p/>
          </table:table-cell>
          <table:table-cell table:formula="of:=IF([.CV$2]=[.$M66];[.$C66];&quot;&quot;)">
            <text:p/>
          </table:table-cell>
          <table:table-cell table:formula="of:=IF([.CW$2]=[.$M66];[.$C66];&quot;&quot;)">
            <text:p/>
          </table:table-cell>
          <table:table-cell table:formula="of:=IF([.CX$2]=[.$M66];[.$C66];&quot;&quot;)">
            <text:p/>
          </table:table-cell>
          <table:table-cell table:formula="of:=IF([.CY$2]=[.$M66];[.$C66];&quot;&quot;)">
            <text:p/>
          </table:table-cell>
          <table:table-cell table:formula="of:=IF([.CZ$2]=[.$M66];[.$C66];&quot;&quot;)">
            <text:p/>
          </table:table-cell>
          <table:table-cell table:formula="of:=IF([.DA$2]=[.$M66];[.$C66];&quot;&quot;)">
            <text:p/>
          </table:table-cell>
          <table:table-cell table:formula="of:=IF([.DB$2]=[.$M66];[.$C66];&quot;&quot;)">
            <text:p/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Jericho_IsidMinings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азработка астероидов</text:p>
          </table:table-cell>
          <table:table-cell office:value-type="float" office:value="0.186" calcext:value-type="float">
            <text:p>0,186</text:p>
          </table:table-cell>
          <table:table-cell table:formula="of:=VLOOKUP([.G67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67];[.$G$2:.$J$4];[.C67]-1)+VLOOKUP([.G67];[.$G$2:.$J$4];[.C67]-1)*[.E67];VLOOKUP([.G67];[.$G$2:.$L$4];6))" office:value-type="float" office:value="118600" calcext:value-type="float">
            <text:p>118 600</text:p>
          </table:table-cell>
          <table:table-cell table:style-name="ce132" office:value-type="string" calcext:value-type="string">
            <text:p>j</text:p>
          </table:table-cell>
          <table:table-cell table:formula="of:=IF([.I67]=&quot;e&quot;;SQRT(POWER([.$K$26]-[.K67];2)+POWER([.$L$26]-[.L67];2));IF([.I67]=&quot;f&quot;;SQRT(POWER([.$K$40]-[.K67];2)+POWER([.$L$40]-[.L67];2));IF([.I67]=&quot;j&quot;;SQRT(POWER([.$K$64]-[.K67];2)+POWER([.$L$64]-[.L67];2));0)))" office:value-type="float" office:value="3.80131556174964" calcext:value-type="float">
            <text:p>3,80</text:p>
          </table:table-cell>
          <table:table-cell office:value-type="float" office:value="30.8" calcext:value-type="float">
            <text:p>30,8</text:p>
          </table:table-cell>
          <table:table-cell office:value-type="float" office:value="65.7" calcext:value-type="float">
            <text:p>65,7</text:p>
          </table:table-cell>
          <table:table-cell table:formula="of:=MROUND([.K67];1)" office:value-type="float" office:value="31" calcext:value-type="float">
            <text:p>31</text:p>
          </table:table-cell>
          <table:table-cell table:formula="of:=MROUND([.L67];1)" office:value-type="float" office:value="66" calcext:value-type="float">
            <text:p>66</text:p>
          </table:table-cell>
          <table:table-cell/>
          <table:table-cell table:formula="of:=IF([.P$2]=[.$M67];[.$C67];&quot;&quot;)">
            <text:p/>
          </table:table-cell>
          <table:table-cell table:formula="of:=IF([.Q$2]=[.$M67];[.$C67];&quot;&quot;)">
            <text:p/>
          </table:table-cell>
          <table:table-cell table:formula="of:=IF([.R$2]=[.$M67];[.$C67];&quot;&quot;)">
            <text:p/>
          </table:table-cell>
          <table:table-cell table:formula="of:=IF([.S$2]=[.$M67];[.$C67];&quot;&quot;)">
            <text:p/>
          </table:table-cell>
          <table:table-cell table:formula="of:=IF([.T$2]=[.$M67];[.$C67];&quot;&quot;)">
            <text:p/>
          </table:table-cell>
          <table:table-cell table:formula="of:=IF([.U$2]=[.$M67];[.$C67];&quot;&quot;)">
            <text:p/>
          </table:table-cell>
          <table:table-cell table:formula="of:=IF([.V$2]=[.$M67];[.$C67];&quot;&quot;)">
            <text:p/>
          </table:table-cell>
          <table:table-cell table:formula="of:=IF([.W$2]=[.$M67];[.$C67];&quot;&quot;)">
            <text:p/>
          </table:table-cell>
          <table:table-cell table:formula="of:=IF([.X$2]=[.$M67];[.$C67];&quot;&quot;)">
            <text:p/>
          </table:table-cell>
          <table:table-cell table:formula="of:=IF([.Y$2]=[.$M67];[.$C67];&quot;&quot;)">
            <text:p/>
          </table:table-cell>
          <table:table-cell table:formula="of:=IF([.Z$2]=[.$M67];[.$C67];&quot;&quot;)">
            <text:p/>
          </table:table-cell>
          <table:table-cell table:formula="of:=IF([.AA$2]=[.$M67];[.$C67];&quot;&quot;)">
            <text:p/>
          </table:table-cell>
          <table:table-cell table:formula="of:=IF([.AB$2]=[.$M67];[.$C67];&quot;&quot;)">
            <text:p/>
          </table:table-cell>
          <table:table-cell table:formula="of:=IF([.AC$2]=[.$M67];[.$C67];&quot;&quot;)">
            <text:p/>
          </table:table-cell>
          <table:table-cell table:formula="of:=IF([.AD$2]=[.$M67];[.$C67];&quot;&quot;)">
            <text:p/>
          </table:table-cell>
          <table:table-cell table:formula="of:=IF([.AE$2]=[.$M67];[.$C67];&quot;&quot;)">
            <text:p/>
          </table:table-cell>
          <table:table-cell table:formula="of:=IF([.AF$2]=[.$M67];[.$C67];&quot;&quot;)">
            <text:p/>
          </table:table-cell>
          <table:table-cell table:formula="of:=IF([.AG$2]=[.$M67];[.$C67];&quot;&quot;)">
            <text:p/>
          </table:table-cell>
          <table:table-cell table:formula="of:=IF([.AH$2]=[.$M67];[.$C67];&quot;&quot;)">
            <text:p/>
          </table:table-cell>
          <table:table-cell table:formula="of:=IF([.AI$2]=[.$M67];[.$C67];&quot;&quot;)">
            <text:p/>
          </table:table-cell>
          <table:table-cell table:style-name="ce146" table:formula="of:=IF([.AJ$2]=[.$M67];[.$C67];&quot;&quot;)">
            <text:p/>
          </table:table-cell>
          <table:table-cell table:style-name="ce132" table:formula="of:=IF([.AK$2]=[.$M67];[.$C67];&quot;&quot;)">
            <text:p/>
          </table:table-cell>
          <table:table-cell table:style-name="ce132" table:formula="of:=IF([.AL$2]=[.$M67];[.$C67];&quot;&quot;)">
            <text:p/>
          </table:table-cell>
          <table:table-cell table:style-name="ce147" table:formula="of:=IF([.AM$2]=[.$M67];CONCATENATE([.$C67];[.$F67]);&quot;&quot;)" office:value-type="string" office:string-value="3c" calcext:value-type="string">
            <text:p>3c</text:p>
          </table:table-cell>
          <table:table-cell table:style-name="ce132" table:formula="of:=IF([.AN$2]=[.$M67];[.$C67];&quot;&quot;)">
            <text:p/>
          </table:table-cell>
          <table:table-cell table:style-name="ce132" table:formula="of:=IF([.AO$2]=[.$M67];[.$C67];&quot;&quot;)">
            <text:p/>
          </table:table-cell>
          <table:table-cell table:style-name="ce151" table:formula="of:=IF([.AP$2]=[.$M67];[.$C67];&quot;&quot;)">
            <text:p/>
          </table:table-cell>
          <table:table-cell table:formula="of:=IF([.AQ$2]=[.$M67];[.$C67];&quot;&quot;)">
            <text:p/>
          </table:table-cell>
          <table:table-cell table:formula="of:=IF([.AR$2]=[.$M67];[.$C67];&quot;&quot;)">
            <text:p/>
          </table:table-cell>
          <table:table-cell table:formula="of:=IF([.AS$2]=[.$M67];[.$C67];&quot;&quot;)">
            <text:p/>
          </table:table-cell>
          <table:table-cell table:formula="of:=IF([.AT$2]=[.$M67];[.$C67];&quot;&quot;)">
            <text:p/>
          </table:table-cell>
          <table:table-cell table:formula="of:=IF([.AU$2]=[.$M67];[.$C67];&quot;&quot;)">
            <text:p/>
          </table:table-cell>
          <table:table-cell table:formula="of:=IF([.AV$2]=[.$M67];[.$C67];&quot;&quot;)">
            <text:p/>
          </table:table-cell>
          <table:table-cell table:formula="of:=IF([.AW$2]=[.$M67];[.$C67];&quot;&quot;)">
            <text:p/>
          </table:table-cell>
          <table:table-cell table:style-name="ce146" table:formula="of:=IF([.AX$2]=[.$M67];[.$C67];&quot;&quot;)">
            <text:p/>
          </table:table-cell>
          <table:table-cell table:style-name="ce132" table:formula="of:=IF([.AY$2]=[.$M67];[.$C67];&quot;&quot;)">
            <text:p/>
          </table:table-cell>
          <table:table-cell table:style-name="ce132" table:formula="of:=IF([.AZ$2]=[.$M67];[.$C67];&quot;&quot;)">
            <text:p/>
          </table:table-cell>
          <table:table-cell table:style-name="ce132" table:formula="of:=IF([.BA$2]=[.$M67];[.$C67];&quot;&quot;)">
            <text:p/>
          </table:table-cell>
          <table:table-cell table:style-name="ce151" table:formula="of:=IF([.BB$2]=[.$M67];[.$C67];&quot;&quot;)">
            <text:p/>
          </table:table-cell>
          <table:table-cell table:formula="of:=IF([.BC$2]=[.$M67];[.$C67];&quot;&quot;)">
            <text:p/>
          </table:table-cell>
          <table:table-cell table:formula="of:=IF([.BD$2]=[.$M67];[.$C67];&quot;&quot;)">
            <text:p/>
          </table:table-cell>
          <table:table-cell table:formula="of:=IF([.BE$2]=[.$M67];[.$C67];&quot;&quot;)">
            <text:p/>
          </table:table-cell>
          <table:table-cell table:formula="of:=IF([.BF$2]=[.$M67];[.$C67];&quot;&quot;)">
            <text:p/>
          </table:table-cell>
          <table:table-cell table:formula="of:=IF([.BG$2]=[.$M67];[.$C67];&quot;&quot;)">
            <text:p/>
          </table:table-cell>
          <table:table-cell table:formula="of:=IF([.BH$2]=[.$M67];[.$C67];&quot;&quot;)">
            <text:p/>
          </table:table-cell>
          <table:table-cell table:formula="of:=IF([.BI$2]=[.$M67];[.$C67];&quot;&quot;)">
            <text:p/>
          </table:table-cell>
          <table:table-cell table:formula="of:=IF([.BJ$2]=[.$M67];[.$C67];&quot;&quot;)">
            <text:p/>
          </table:table-cell>
          <table:table-cell table:formula="of:=IF([.BK$2]=[.$M67];[.$C67];&quot;&quot;)">
            <text:p/>
          </table:table-cell>
          <table:table-cell table:formula="of:=IF([.BL$2]=[.$M67];[.$C67];&quot;&quot;)">
            <text:p/>
          </table:table-cell>
          <table:table-cell table:formula="of:=IF([.BM$2]=[.$M67];[.$C67];&quot;&quot;)">
            <text:p/>
          </table:table-cell>
          <table:table-cell table:formula="of:=IF([.BN$2]=[.$M67];[.$C67];&quot;&quot;)">
            <text:p/>
          </table:table-cell>
          <table:table-cell table:formula="of:=IF([.BO$2]=[.$M67];[.$C67];&quot;&quot;)">
            <text:p/>
          </table:table-cell>
          <table:table-cell table:formula="of:=IF([.BP$2]=[.$M67];[.$C67];&quot;&quot;)">
            <text:p/>
          </table:table-cell>
          <table:table-cell table:formula="of:=IF([.BQ$2]=[.$M67];[.$C67];&quot;&quot;)">
            <text:p/>
          </table:table-cell>
          <table:table-cell table:formula="of:=IF([.BR$2]=[.$M67];[.$C67];&quot;&quot;)">
            <text:p/>
          </table:table-cell>
          <table:table-cell table:formula="of:=IF([.BS$2]=[.$M67];[.$C67];&quot;&quot;)">
            <text:p/>
          </table:table-cell>
          <table:table-cell table:formula="of:=IF([.BT$2]=[.$M67];[.$C67];&quot;&quot;)">
            <text:p/>
          </table:table-cell>
          <table:table-cell table:formula="of:=IF([.BU$2]=[.$M67];[.$C67];&quot;&quot;)">
            <text:p/>
          </table:table-cell>
          <table:table-cell table:formula="of:=IF([.BV$2]=[.$M67];[.$C67];&quot;&quot;)">
            <text:p/>
          </table:table-cell>
          <table:table-cell table:formula="of:=IF([.BW$2]=[.$M67];[.$C67];&quot;&quot;)">
            <text:p/>
          </table:table-cell>
          <table:table-cell table:formula="of:=IF([.BX$2]=[.$M67];[.$C67];&quot;&quot;)">
            <text:p/>
          </table:table-cell>
          <table:table-cell table:formula="of:=IF([.BY$2]=[.$M67];[.$C67];&quot;&quot;)">
            <text:p/>
          </table:table-cell>
          <table:table-cell table:formula="of:=IF([.BZ$2]=[.$M67];[.$C67];&quot;&quot;)">
            <text:p/>
          </table:table-cell>
          <table:table-cell table:formula="of:=IF([.CA$2]=[.$M67];[.$C67];&quot;&quot;)">
            <text:p/>
          </table:table-cell>
          <table:table-cell table:formula="of:=IF([.CB$2]=[.$M67];[.$C67];&quot;&quot;)">
            <text:p/>
          </table:table-cell>
          <table:table-cell table:formula="of:=IF([.CC$2]=[.$M67];[.$C67];&quot;&quot;)">
            <text:p/>
          </table:table-cell>
          <table:table-cell table:formula="of:=IF([.CD$2]=[.$M67];[.$C67];&quot;&quot;)">
            <text:p/>
          </table:table-cell>
          <table:table-cell table:formula="of:=IF([.CE$2]=[.$M67];[.$C67];&quot;&quot;)">
            <text:p/>
          </table:table-cell>
          <table:table-cell table:formula="of:=IF([.CF$2]=[.$M67];[.$C67];&quot;&quot;)">
            <text:p/>
          </table:table-cell>
          <table:table-cell table:formula="of:=IF([.CG$2]=[.$M67];[.$C67];&quot;&quot;)">
            <text:p/>
          </table:table-cell>
          <table:table-cell table:formula="of:=IF([.CH$2]=[.$M67];[.$C67];&quot;&quot;)">
            <text:p/>
          </table:table-cell>
          <table:table-cell table:formula="of:=IF([.CI$2]=[.$M67];[.$C67];&quot;&quot;)">
            <text:p/>
          </table:table-cell>
          <table:table-cell table:formula="of:=IF([.CJ$2]=[.$M67];[.$C67];&quot;&quot;)">
            <text:p/>
          </table:table-cell>
          <table:table-cell table:formula="of:=IF([.CK$2]=[.$M67];[.$C67];&quot;&quot;)">
            <text:p/>
          </table:table-cell>
          <table:table-cell table:formula="of:=IF([.CL$2]=[.$M67];[.$C67];&quot;&quot;)">
            <text:p/>
          </table:table-cell>
          <table:table-cell table:formula="of:=IF([.CM$2]=[.$M67];[.$C67];&quot;&quot;)">
            <text:p/>
          </table:table-cell>
          <table:table-cell table:formula="of:=IF([.CN$2]=[.$M67];[.$C67];&quot;&quot;)">
            <text:p/>
          </table:table-cell>
          <table:table-cell table:formula="of:=IF([.CO$2]=[.$M67];[.$C67];&quot;&quot;)">
            <text:p/>
          </table:table-cell>
          <table:table-cell table:formula="of:=IF([.CP$2]=[.$M67];[.$C67];&quot;&quot;)">
            <text:p/>
          </table:table-cell>
          <table:table-cell table:formula="of:=IF([.CQ$2]=[.$M67];[.$C67];&quot;&quot;)">
            <text:p/>
          </table:table-cell>
          <table:table-cell table:formula="of:=IF([.CR$2]=[.$M67];[.$C67];&quot;&quot;)">
            <text:p/>
          </table:table-cell>
          <table:table-cell table:formula="of:=IF([.CS$2]=[.$M67];[.$C67];&quot;&quot;)">
            <text:p/>
          </table:table-cell>
          <table:table-cell table:formula="of:=IF([.CT$2]=[.$M67];[.$C67];&quot;&quot;)">
            <text:p/>
          </table:table-cell>
          <table:table-cell table:formula="of:=IF([.CU$2]=[.$M67];[.$C67];&quot;&quot;)">
            <text:p/>
          </table:table-cell>
          <table:table-cell table:formula="of:=IF([.CV$2]=[.$M67];[.$C67];&quot;&quot;)">
            <text:p/>
          </table:table-cell>
          <table:table-cell table:formula="of:=IF([.CW$2]=[.$M67];[.$C67];&quot;&quot;)">
            <text:p/>
          </table:table-cell>
          <table:table-cell table:formula="of:=IF([.CX$2]=[.$M67];[.$C67];&quot;&quot;)">
            <text:p/>
          </table:table-cell>
          <table:table-cell table:formula="of:=IF([.CY$2]=[.$M67];[.$C67];&quot;&quot;)">
            <text:p/>
          </table:table-cell>
          <table:table-cell table:formula="of:=IF([.CZ$2]=[.$M67];[.$C67];&quot;&quot;)">
            <text:p/>
          </table:table-cell>
          <table:table-cell table:formula="of:=IF([.DA$2]=[.$M67];[.$C67];&quot;&quot;)">
            <text:p/>
          </table:table-cell>
          <table:table-cell table:formula="of:=IF([.DB$2]=[.$M67];[.$C67];&quot;&quot;)">
            <text:p/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Jericho_MaseeraGateIsi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устоши Солариса</text:p>
          </table:table-cell>
          <table:table-cell office:value-type="float" office:value="0.3" calcext:value-type="float">
            <text:p>0,3</text:p>
          </table:table-cell>
          <table:table-cell table:formula="of:=VLOOKUP([.G68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68];[.$G$2:.$J$4];[.C68]-1)+VLOOKUP([.G68];[.$G$2:.$J$4];[.C68]-1)*[.E68];VLOOKUP([.G68];[.$G$2:.$L$4];6))" office:value-type="float" office:value="13" calcext:value-type="float">
            <text:p>13</text:p>
          </table:table-cell>
          <table:table-cell table:style-name="ce132" office:value-type="string" calcext:value-type="string">
            <text:p>j</text:p>
          </table:table-cell>
          <table:table-cell table:formula="of:=IF([.I68]=&quot;e&quot;;SQRT(POWER([.$K$26]-[.K68];2)+POWER([.$L$26]-[.L68];2));IF([.I68]=&quot;f&quot;;SQRT(POWER([.$K$40]-[.K68];2)+POWER([.$L$40]-[.L68];2));IF([.I68]=&quot;j&quot;;SQRT(POWER([.$K$64]-[.K68];2)+POWER([.$L$64]-[.L68];2));0)))" office:value-type="float" office:value="11.2605506082074" calcext:value-type="float">
            <text:p>11,26</text:p>
          </table:table-cell>
          <table:table-cell office:value-type="float" office:value="44.5" calcext:value-type="float">
            <text:p>44,5</text:p>
          </table:table-cell>
          <table:table-cell office:value-type="float" office:value="67.3" calcext:value-type="float">
            <text:p>67,3</text:p>
          </table:table-cell>
          <table:table-cell table:formula="of:=MROUND([.K68];1)" office:value-type="float" office:value="45" calcext:value-type="float">
            <text:p>45</text:p>
          </table:table-cell>
          <table:table-cell table:formula="of:=MROUND([.L68];1)" office:value-type="float" office:value="67" calcext:value-type="float">
            <text:p>67</text:p>
          </table:table-cell>
          <table:table-cell/>
          <table:table-cell table:formula="of:=IF([.P$2]=[.$M68];[.$C68];&quot;&quot;)">
            <text:p/>
          </table:table-cell>
          <table:table-cell table:formula="of:=IF([.Q$2]=[.$M68];[.$C68];&quot;&quot;)">
            <text:p/>
          </table:table-cell>
          <table:table-cell table:formula="of:=IF([.R$2]=[.$M68];[.$C68];&quot;&quot;)">
            <text:p/>
          </table:table-cell>
          <table:table-cell table:formula="of:=IF([.S$2]=[.$M68];[.$C68];&quot;&quot;)">
            <text:p/>
          </table:table-cell>
          <table:table-cell table:formula="of:=IF([.T$2]=[.$M68];[.$C68];&quot;&quot;)">
            <text:p/>
          </table:table-cell>
          <table:table-cell table:formula="of:=IF([.U$2]=[.$M68];[.$C68];&quot;&quot;)">
            <text:p/>
          </table:table-cell>
          <table:table-cell table:formula="of:=IF([.V$2]=[.$M68];[.$C68];&quot;&quot;)">
            <text:p/>
          </table:table-cell>
          <table:table-cell table:formula="of:=IF([.W$2]=[.$M68];[.$C68];&quot;&quot;)">
            <text:p/>
          </table:table-cell>
          <table:table-cell table:formula="of:=IF([.X$2]=[.$M68];[.$C68];&quot;&quot;)">
            <text:p/>
          </table:table-cell>
          <table:table-cell table:formula="of:=IF([.Y$2]=[.$M68];[.$C68];&quot;&quot;)">
            <text:p/>
          </table:table-cell>
          <table:table-cell table:formula="of:=IF([.Z$2]=[.$M68];[.$C68];&quot;&quot;)">
            <text:p/>
          </table:table-cell>
          <table:table-cell table:formula="of:=IF([.AA$2]=[.$M68];[.$C68];&quot;&quot;)">
            <text:p/>
          </table:table-cell>
          <table:table-cell table:formula="of:=IF([.AB$2]=[.$M68];[.$C68];&quot;&quot;)">
            <text:p/>
          </table:table-cell>
          <table:table-cell table:formula="of:=IF([.AC$2]=[.$M68];[.$C68];&quot;&quot;)">
            <text:p/>
          </table:table-cell>
          <table:table-cell table:formula="of:=IF([.AD$2]=[.$M68];[.$C68];&quot;&quot;)">
            <text:p/>
          </table:table-cell>
          <table:table-cell table:formula="of:=IF([.AE$2]=[.$M68];[.$C68];&quot;&quot;)">
            <text:p/>
          </table:table-cell>
          <table:table-cell table:formula="of:=IF([.AF$2]=[.$M68];[.$C68];&quot;&quot;)">
            <text:p/>
          </table:table-cell>
          <table:table-cell table:formula="of:=IF([.AG$2]=[.$M68];[.$C68];&quot;&quot;)">
            <text:p/>
          </table:table-cell>
          <table:table-cell table:formula="of:=IF([.AH$2]=[.$M68];[.$C68];&quot;&quot;)">
            <text:p/>
          </table:table-cell>
          <table:table-cell table:formula="of:=IF([.AI$2]=[.$M68];[.$C68];&quot;&quot;)">
            <text:p/>
          </table:table-cell>
          <table:table-cell table:style-name="ce146" table:formula="of:=IF([.AJ$2]=[.$M68];[.$C68];&quot;&quot;)">
            <text:p/>
          </table:table-cell>
          <table:table-cell table:style-name="ce132" table:formula="of:=IF([.AK$2]=[.$M68];[.$C68];&quot;&quot;)">
            <text:p/>
          </table:table-cell>
          <table:table-cell table:style-name="ce132" table:formula="of:=IF([.AL$2]=[.$M68];[.$C68];&quot;&quot;)">
            <text:p/>
          </table:table-cell>
          <table:table-cell table:style-name="ce132" table:formula="of:=IF([.AM$2]=[.$M68];[.$C68];&quot;&quot;)">
            <text:p/>
          </table:table-cell>
          <table:table-cell table:style-name="ce132" table:formula="of:=IF([.AN$2]=[.$M68];[.$C68];&quot;&quot;)">
            <text:p/>
          </table:table-cell>
          <table:table-cell table:style-name="ce132" table:formula="of:=IF([.AO$2]=[.$M68];[.$C68];&quot;&quot;)">
            <text:p/>
          </table:table-cell>
          <table:table-cell table:style-name="ce151" table:formula="of:=IF([.AP$2]=[.$M68];[.$C68];&quot;&quot;)">
            <text:p/>
          </table:table-cell>
          <table:table-cell table:formula="of:=IF([.AQ$2]=[.$M68];[.$C68];&quot;&quot;)">
            <text:p/>
          </table:table-cell>
          <table:table-cell table:formula="of:=IF([.AR$2]=[.$M68];[.$C68];&quot;&quot;)">
            <text:p/>
          </table:table-cell>
          <table:table-cell table:formula="of:=IF([.AS$2]=[.$M68];[.$C68];&quot;&quot;)">
            <text:p/>
          </table:table-cell>
          <table:table-cell table:formula="of:=IF([.AT$2]=[.$M68];[.$C68];&quot;&quot;)">
            <text:p/>
          </table:table-cell>
          <table:table-cell table:formula="of:=IF([.AU$2]=[.$M68];[.$C68];&quot;&quot;)">
            <text:p/>
          </table:table-cell>
          <table:table-cell table:formula="of:=IF([.AV$2]=[.$M68];[.$C68];&quot;&quot;)">
            <text:p/>
          </table:table-cell>
          <table:table-cell table:formula="of:=IF([.AW$2]=[.$M68];[.$C68];&quot;&quot;)">
            <text:p/>
          </table:table-cell>
          <table:table-cell table:style-name="ce146" table:formula="of:=IF([.AX$2]=[.$M68];[.$C68];&quot;&quot;)">
            <text:p/>
          </table:table-cell>
          <table:table-cell table:style-name="ce132" table:formula="of:=IF([.AY$2]=[.$M68];[.$C68];&quot;&quot;)">
            <text:p/>
          </table:table-cell>
          <table:table-cell table:style-name="ce132" table:formula="of:=IF([.AZ$2]=[.$M68];[.$C68];&quot;&quot;)">
            <text:p/>
          </table:table-cell>
          <table:table-cell table:style-name="ce147" table:formula="of:=IF([.BA$2]=[.$M68];CONCATENATE([.$C68];[.$F68]);&quot;&quot;)" office:value-type="string" office:string-value="3t" calcext:value-type="string">
            <text:p>3t</text:p>
          </table:table-cell>
          <table:table-cell table:style-name="ce151" table:formula="of:=IF([.BB$2]=[.$M68];[.$C68];&quot;&quot;)">
            <text:p/>
          </table:table-cell>
          <table:table-cell table:formula="of:=IF([.BC$2]=[.$M68];[.$C68];&quot;&quot;)">
            <text:p/>
          </table:table-cell>
          <table:table-cell table:formula="of:=IF([.BD$2]=[.$M68];[.$C68];&quot;&quot;)">
            <text:p/>
          </table:table-cell>
          <table:table-cell table:formula="of:=IF([.BE$2]=[.$M68];[.$C68];&quot;&quot;)">
            <text:p/>
          </table:table-cell>
          <table:table-cell table:formula="of:=IF([.BF$2]=[.$M68];[.$C68];&quot;&quot;)">
            <text:p/>
          </table:table-cell>
          <table:table-cell table:formula="of:=IF([.BG$2]=[.$M68];[.$C68];&quot;&quot;)">
            <text:p/>
          </table:table-cell>
          <table:table-cell table:formula="of:=IF([.BH$2]=[.$M68];[.$C68];&quot;&quot;)">
            <text:p/>
          </table:table-cell>
          <table:table-cell table:formula="of:=IF([.BI$2]=[.$M68];[.$C68];&quot;&quot;)">
            <text:p/>
          </table:table-cell>
          <table:table-cell table:formula="of:=IF([.BJ$2]=[.$M68];[.$C68];&quot;&quot;)">
            <text:p/>
          </table:table-cell>
          <table:table-cell table:formula="of:=IF([.BK$2]=[.$M68];[.$C68];&quot;&quot;)">
            <text:p/>
          </table:table-cell>
          <table:table-cell table:formula="of:=IF([.BL$2]=[.$M68];[.$C68];&quot;&quot;)">
            <text:p/>
          </table:table-cell>
          <table:table-cell table:formula="of:=IF([.BM$2]=[.$M68];[.$C68];&quot;&quot;)">
            <text:p/>
          </table:table-cell>
          <table:table-cell table:formula="of:=IF([.BN$2]=[.$M68];[.$C68];&quot;&quot;)">
            <text:p/>
          </table:table-cell>
          <table:table-cell table:formula="of:=IF([.BO$2]=[.$M68];[.$C68];&quot;&quot;)">
            <text:p/>
          </table:table-cell>
          <table:table-cell table:formula="of:=IF([.BP$2]=[.$M68];[.$C68];&quot;&quot;)">
            <text:p/>
          </table:table-cell>
          <table:table-cell table:formula="of:=IF([.BQ$2]=[.$M68];[.$C68];&quot;&quot;)">
            <text:p/>
          </table:table-cell>
          <table:table-cell table:formula="of:=IF([.BR$2]=[.$M68];[.$C68];&quot;&quot;)">
            <text:p/>
          </table:table-cell>
          <table:table-cell table:formula="of:=IF([.BS$2]=[.$M68];[.$C68];&quot;&quot;)">
            <text:p/>
          </table:table-cell>
          <table:table-cell table:formula="of:=IF([.BT$2]=[.$M68];[.$C68];&quot;&quot;)">
            <text:p/>
          </table:table-cell>
          <table:table-cell table:formula="of:=IF([.BU$2]=[.$M68];[.$C68];&quot;&quot;)">
            <text:p/>
          </table:table-cell>
          <table:table-cell table:formula="of:=IF([.BV$2]=[.$M68];[.$C68];&quot;&quot;)">
            <text:p/>
          </table:table-cell>
          <table:table-cell table:formula="of:=IF([.BW$2]=[.$M68];[.$C68];&quot;&quot;)">
            <text:p/>
          </table:table-cell>
          <table:table-cell table:formula="of:=IF([.BX$2]=[.$M68];[.$C68];&quot;&quot;)">
            <text:p/>
          </table:table-cell>
          <table:table-cell table:formula="of:=IF([.BY$2]=[.$M68];[.$C68];&quot;&quot;)">
            <text:p/>
          </table:table-cell>
          <table:table-cell table:formula="of:=IF([.BZ$2]=[.$M68];[.$C68];&quot;&quot;)">
            <text:p/>
          </table:table-cell>
          <table:table-cell table:formula="of:=IF([.CA$2]=[.$M68];[.$C68];&quot;&quot;)">
            <text:p/>
          </table:table-cell>
          <table:table-cell table:formula="of:=IF([.CB$2]=[.$M68];[.$C68];&quot;&quot;)">
            <text:p/>
          </table:table-cell>
          <table:table-cell table:formula="of:=IF([.CC$2]=[.$M68];[.$C68];&quot;&quot;)">
            <text:p/>
          </table:table-cell>
          <table:table-cell table:formula="of:=IF([.CD$2]=[.$M68];[.$C68];&quot;&quot;)">
            <text:p/>
          </table:table-cell>
          <table:table-cell table:formula="of:=IF([.CE$2]=[.$M68];[.$C68];&quot;&quot;)">
            <text:p/>
          </table:table-cell>
          <table:table-cell table:formula="of:=IF([.CF$2]=[.$M68];[.$C68];&quot;&quot;)">
            <text:p/>
          </table:table-cell>
          <table:table-cell table:formula="of:=IF([.CG$2]=[.$M68];[.$C68];&quot;&quot;)">
            <text:p/>
          </table:table-cell>
          <table:table-cell table:formula="of:=IF([.CH$2]=[.$M68];[.$C68];&quot;&quot;)">
            <text:p/>
          </table:table-cell>
          <table:table-cell table:formula="of:=IF([.CI$2]=[.$M68];[.$C68];&quot;&quot;)">
            <text:p/>
          </table:table-cell>
          <table:table-cell table:formula="of:=IF([.CJ$2]=[.$M68];[.$C68];&quot;&quot;)">
            <text:p/>
          </table:table-cell>
          <table:table-cell table:formula="of:=IF([.CK$2]=[.$M68];[.$C68];&quot;&quot;)">
            <text:p/>
          </table:table-cell>
          <table:table-cell table:formula="of:=IF([.CL$2]=[.$M68];[.$C68];&quot;&quot;)">
            <text:p/>
          </table:table-cell>
          <table:table-cell table:formula="of:=IF([.CM$2]=[.$M68];[.$C68];&quot;&quot;)">
            <text:p/>
          </table:table-cell>
          <table:table-cell table:formula="of:=IF([.CN$2]=[.$M68];[.$C68];&quot;&quot;)">
            <text:p/>
          </table:table-cell>
          <table:table-cell table:formula="of:=IF([.CO$2]=[.$M68];[.$C68];&quot;&quot;)">
            <text:p/>
          </table:table-cell>
          <table:table-cell table:formula="of:=IF([.CP$2]=[.$M68];[.$C68];&quot;&quot;)">
            <text:p/>
          </table:table-cell>
          <table:table-cell table:formula="of:=IF([.CQ$2]=[.$M68];[.$C68];&quot;&quot;)">
            <text:p/>
          </table:table-cell>
          <table:table-cell table:formula="of:=IF([.CR$2]=[.$M68];[.$C68];&quot;&quot;)">
            <text:p/>
          </table:table-cell>
          <table:table-cell table:formula="of:=IF([.CS$2]=[.$M68];[.$C68];&quot;&quot;)">
            <text:p/>
          </table:table-cell>
          <table:table-cell table:formula="of:=IF([.CT$2]=[.$M68];[.$C68];&quot;&quot;)">
            <text:p/>
          </table:table-cell>
          <table:table-cell table:formula="of:=IF([.CU$2]=[.$M68];[.$C68];&quot;&quot;)">
            <text:p/>
          </table:table-cell>
          <table:table-cell table:formula="of:=IF([.CV$2]=[.$M68];[.$C68];&quot;&quot;)">
            <text:p/>
          </table:table-cell>
          <table:table-cell table:formula="of:=IF([.CW$2]=[.$M68];[.$C68];&quot;&quot;)">
            <text:p/>
          </table:table-cell>
          <table:table-cell table:formula="of:=IF([.CX$2]=[.$M68];[.$C68];&quot;&quot;)">
            <text:p/>
          </table:table-cell>
          <table:table-cell table:formula="of:=IF([.CY$2]=[.$M68];[.$C68];&quot;&quot;)">
            <text:p/>
          </table:table-cell>
          <table:table-cell table:formula="of:=IF([.CZ$2]=[.$M68];[.$C68];&quot;&quot;)">
            <text:p/>
          </table:table-cell>
          <table:table-cell table:formula="of:=IF([.DA$2]=[.$M68];[.$C68];&quot;&quot;)">
            <text:p/>
          </table:table-cell>
          <table:table-cell table:formula="of:=IF([.DB$2]=[.$M68];[.$C68];&quot;&quot;)">
            <text:p/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Jericho_IsidMiningsite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Иридиевый перегон</text:p>
          </table:table-cell>
          <table:table-cell office:value-type="float" office:value="0.347" calcext:value-type="float">
            <text:p>0,347</text:p>
          </table:table-cell>
          <table:table-cell table:formula="of:=VLOOKUP([.G69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69];[.$G$2:.$J$4];[.C69]-1)+VLOOKUP([.G69];[.$G$2:.$J$4];[.C69]-1)*[.E69];VLOOKUP([.G69];[.$G$2:.$L$4];6))" office:value-type="float" office:value="134700" calcext:value-type="float">
            <text:p>134 700</text:p>
          </table:table-cell>
          <table:table-cell table:style-name="ce132" office:value-type="string" calcext:value-type="string">
            <text:p>j</text:p>
          </table:table-cell>
          <table:table-cell table:formula="of:=IF([.I69]=&quot;e&quot;;SQRT(POWER([.$K$26]-[.K69];2)+POWER([.$L$26]-[.L69];2));IF([.I69]=&quot;f&quot;;SQRT(POWER([.$K$40]-[.K69];2)+POWER([.$L$40]-[.L69];2));IF([.I69]=&quot;j&quot;;SQRT(POWER([.$K$64]-[.K69];2)+POWER([.$L$64]-[.L69];2));0)))" office:value-type="float" office:value="8.22192191643779" calcext:value-type="float">
            <text:p>8,22</text:p>
          </table:table-cell>
          <table:table-cell office:value-type="float" office:value="27.7" calcext:value-type="float">
            <text:p>27,7</text:p>
          </table:table-cell>
          <table:table-cell office:value-type="float" office:value="68.9" calcext:value-type="float">
            <text:p>68,9</text:p>
          </table:table-cell>
          <table:table-cell table:formula="of:=MROUND([.K69];1)" office:value-type="float" office:value="28" calcext:value-type="float">
            <text:p>28</text:p>
          </table:table-cell>
          <table:table-cell table:formula="of:=MROUND([.L69];1)" office:value-type="float" office:value="69" calcext:value-type="float">
            <text:p>69</text:p>
          </table:table-cell>
          <table:table-cell/>
          <table:table-cell table:formula="of:=IF([.P$2]=[.$M69];[.$C69];&quot;&quot;)">
            <text:p/>
          </table:table-cell>
          <table:table-cell table:formula="of:=IF([.Q$2]=[.$M69];[.$C69];&quot;&quot;)">
            <text:p/>
          </table:table-cell>
          <table:table-cell table:formula="of:=IF([.R$2]=[.$M69];[.$C69];&quot;&quot;)">
            <text:p/>
          </table:table-cell>
          <table:table-cell table:formula="of:=IF([.S$2]=[.$M69];[.$C69];&quot;&quot;)">
            <text:p/>
          </table:table-cell>
          <table:table-cell table:formula="of:=IF([.T$2]=[.$M69];[.$C69];&quot;&quot;)">
            <text:p/>
          </table:table-cell>
          <table:table-cell table:formula="of:=IF([.U$2]=[.$M69];[.$C69];&quot;&quot;)">
            <text:p/>
          </table:table-cell>
          <table:table-cell table:formula="of:=IF([.V$2]=[.$M69];[.$C69];&quot;&quot;)">
            <text:p/>
          </table:table-cell>
          <table:table-cell table:formula="of:=IF([.W$2]=[.$M69];[.$C69];&quot;&quot;)">
            <text:p/>
          </table:table-cell>
          <table:table-cell table:formula="of:=IF([.X$2]=[.$M69];[.$C69];&quot;&quot;)">
            <text:p/>
          </table:table-cell>
          <table:table-cell table:formula="of:=IF([.Y$2]=[.$M69];[.$C69];&quot;&quot;)">
            <text:p/>
          </table:table-cell>
          <table:table-cell table:formula="of:=IF([.Z$2]=[.$M69];[.$C69];&quot;&quot;)">
            <text:p/>
          </table:table-cell>
          <table:table-cell table:formula="of:=IF([.AA$2]=[.$M69];[.$C69];&quot;&quot;)">
            <text:p/>
          </table:table-cell>
          <table:table-cell table:formula="of:=IF([.AB$2]=[.$M69];[.$C69];&quot;&quot;)">
            <text:p/>
          </table:table-cell>
          <table:table-cell table:formula="of:=IF([.AC$2]=[.$M69];[.$C69];&quot;&quot;)">
            <text:p/>
          </table:table-cell>
          <table:table-cell table:formula="of:=IF([.AD$2]=[.$M69];[.$C69];&quot;&quot;)">
            <text:p/>
          </table:table-cell>
          <table:table-cell table:formula="of:=IF([.AE$2]=[.$M69];[.$C69];&quot;&quot;)">
            <text:p/>
          </table:table-cell>
          <table:table-cell table:formula="of:=IF([.AF$2]=[.$M69];[.$C69];&quot;&quot;)">
            <text:p/>
          </table:table-cell>
          <table:table-cell table:formula="of:=IF([.AG$2]=[.$M69];[.$C69];&quot;&quot;)">
            <text:p/>
          </table:table-cell>
          <table:table-cell table:formula="of:=IF([.AH$2]=[.$M69];[.$C69];&quot;&quot;)">
            <text:p/>
          </table:table-cell>
          <table:table-cell table:formula="of:=IF([.AI$2]=[.$M69];[.$C69];&quot;&quot;)">
            <text:p/>
          </table:table-cell>
          <table:table-cell table:style-name="ce147" table:formula="of:=IF([.AJ$2]=[.$M69];CONCATENATE([.$C69];[.$F69]);&quot;&quot;)" office:value-type="string" office:string-value="3c" calcext:value-type="string">
            <text:p>3c</text:p>
          </table:table-cell>
          <table:table-cell table:style-name="ce132" table:formula="of:=IF([.AK$2]=[.$M69];[.$C69];&quot;&quot;)">
            <text:p/>
          </table:table-cell>
          <table:table-cell table:style-name="ce132" table:formula="of:=IF([.AL$2]=[.$M69];[.$C69];&quot;&quot;)">
            <text:p/>
          </table:table-cell>
          <table:table-cell table:style-name="ce132" table:formula="of:=IF([.AM$2]=[.$M69];[.$C69];&quot;&quot;)">
            <text:p/>
          </table:table-cell>
          <table:table-cell table:style-name="ce132" table:formula="of:=IF([.AN$2]=[.$M69];[.$C69];&quot;&quot;)">
            <text:p/>
          </table:table-cell>
          <table:table-cell table:style-name="ce132" table:formula="of:=IF([.AO$2]=[.$M69];[.$C69];&quot;&quot;)">
            <text:p/>
          </table:table-cell>
          <table:table-cell table:style-name="ce151" table:formula="of:=IF([.AP$2]=[.$M69];[.$C69];&quot;&quot;)">
            <text:p/>
          </table:table-cell>
          <table:table-cell table:formula="of:=IF([.AQ$2]=[.$M69];[.$C69];&quot;&quot;)">
            <text:p/>
          </table:table-cell>
          <table:table-cell table:formula="of:=IF([.AR$2]=[.$M69];[.$C69];&quot;&quot;)">
            <text:p/>
          </table:table-cell>
          <table:table-cell table:formula="of:=IF([.AS$2]=[.$M69];[.$C69];&quot;&quot;)">
            <text:p/>
          </table:table-cell>
          <table:table-cell table:formula="of:=IF([.AT$2]=[.$M69];[.$C69];&quot;&quot;)">
            <text:p/>
          </table:table-cell>
          <table:table-cell table:formula="of:=IF([.AU$2]=[.$M69];[.$C69];&quot;&quot;)">
            <text:p/>
          </table:table-cell>
          <table:table-cell table:formula="of:=IF([.AV$2]=[.$M69];[.$C69];&quot;&quot;)">
            <text:p/>
          </table:table-cell>
          <table:table-cell table:formula="of:=IF([.AW$2]=[.$M69];[.$C69];&quot;&quot;)">
            <text:p/>
          </table:table-cell>
          <table:table-cell table:style-name="ce146" table:formula="of:=IF([.AX$2]=[.$M69];[.$C69];&quot;&quot;)">
            <text:p/>
          </table:table-cell>
          <table:table-cell table:style-name="ce132" table:formula="of:=IF([.AY$2]=[.$M69];[.$C69];&quot;&quot;)">
            <text:p/>
          </table:table-cell>
          <table:table-cell table:style-name="ce132" table:formula="of:=IF([.AZ$2]=[.$M69];[.$C69];&quot;&quot;)">
            <text:p/>
          </table:table-cell>
          <table:table-cell table:style-name="ce132" table:formula="of:=IF([.BA$2]=[.$M69];[.$C69];&quot;&quot;)">
            <text:p/>
          </table:table-cell>
          <table:table-cell table:style-name="ce151" table:formula="of:=IF([.BB$2]=[.$M69];[.$C69];&quot;&quot;)">
            <text:p/>
          </table:table-cell>
          <table:table-cell table:formula="of:=IF([.BC$2]=[.$M69];[.$C69];&quot;&quot;)">
            <text:p/>
          </table:table-cell>
          <table:table-cell table:formula="of:=IF([.BD$2]=[.$M69];[.$C69];&quot;&quot;)">
            <text:p/>
          </table:table-cell>
          <table:table-cell table:formula="of:=IF([.BE$2]=[.$M69];[.$C69];&quot;&quot;)">
            <text:p/>
          </table:table-cell>
          <table:table-cell table:formula="of:=IF([.BF$2]=[.$M69];[.$C69];&quot;&quot;)">
            <text:p/>
          </table:table-cell>
          <table:table-cell table:formula="of:=IF([.BG$2]=[.$M69];[.$C69];&quot;&quot;)">
            <text:p/>
          </table:table-cell>
          <table:table-cell table:formula="of:=IF([.BH$2]=[.$M69];[.$C69];&quot;&quot;)">
            <text:p/>
          </table:table-cell>
          <table:table-cell table:formula="of:=IF([.BI$2]=[.$M69];[.$C69];&quot;&quot;)">
            <text:p/>
          </table:table-cell>
          <table:table-cell table:formula="of:=IF([.BJ$2]=[.$M69];[.$C69];&quot;&quot;)">
            <text:p/>
          </table:table-cell>
          <table:table-cell table:formula="of:=IF([.BK$2]=[.$M69];[.$C69];&quot;&quot;)">
            <text:p/>
          </table:table-cell>
          <table:table-cell table:formula="of:=IF([.BL$2]=[.$M69];[.$C69];&quot;&quot;)">
            <text:p/>
          </table:table-cell>
          <table:table-cell table:formula="of:=IF([.BM$2]=[.$M69];[.$C69];&quot;&quot;)">
            <text:p/>
          </table:table-cell>
          <table:table-cell table:formula="of:=IF([.BN$2]=[.$M69];[.$C69];&quot;&quot;)">
            <text:p/>
          </table:table-cell>
          <table:table-cell table:formula="of:=IF([.BO$2]=[.$M69];[.$C69];&quot;&quot;)">
            <text:p/>
          </table:table-cell>
          <table:table-cell table:formula="of:=IF([.BP$2]=[.$M69];[.$C69];&quot;&quot;)">
            <text:p/>
          </table:table-cell>
          <table:table-cell table:formula="of:=IF([.BQ$2]=[.$M69];[.$C69];&quot;&quot;)">
            <text:p/>
          </table:table-cell>
          <table:table-cell table:formula="of:=IF([.BR$2]=[.$M69];[.$C69];&quot;&quot;)">
            <text:p/>
          </table:table-cell>
          <table:table-cell table:formula="of:=IF([.BS$2]=[.$M69];[.$C69];&quot;&quot;)">
            <text:p/>
          </table:table-cell>
          <table:table-cell table:formula="of:=IF([.BT$2]=[.$M69];[.$C69];&quot;&quot;)">
            <text:p/>
          </table:table-cell>
          <table:table-cell table:formula="of:=IF([.BU$2]=[.$M69];[.$C69];&quot;&quot;)">
            <text:p/>
          </table:table-cell>
          <table:table-cell table:formula="of:=IF([.BV$2]=[.$M69];[.$C69];&quot;&quot;)">
            <text:p/>
          </table:table-cell>
          <table:table-cell table:formula="of:=IF([.BW$2]=[.$M69];[.$C69];&quot;&quot;)">
            <text:p/>
          </table:table-cell>
          <table:table-cell table:formula="of:=IF([.BX$2]=[.$M69];[.$C69];&quot;&quot;)">
            <text:p/>
          </table:table-cell>
          <table:table-cell table:formula="of:=IF([.BY$2]=[.$M69];[.$C69];&quot;&quot;)">
            <text:p/>
          </table:table-cell>
          <table:table-cell table:formula="of:=IF([.BZ$2]=[.$M69];[.$C69];&quot;&quot;)">
            <text:p/>
          </table:table-cell>
          <table:table-cell table:formula="of:=IF([.CA$2]=[.$M69];[.$C69];&quot;&quot;)">
            <text:p/>
          </table:table-cell>
          <table:table-cell table:formula="of:=IF([.CB$2]=[.$M69];[.$C69];&quot;&quot;)">
            <text:p/>
          </table:table-cell>
          <table:table-cell table:formula="of:=IF([.CC$2]=[.$M69];[.$C69];&quot;&quot;)">
            <text:p/>
          </table:table-cell>
          <table:table-cell table:formula="of:=IF([.CD$2]=[.$M69];[.$C69];&quot;&quot;)">
            <text:p/>
          </table:table-cell>
          <table:table-cell table:formula="of:=IF([.CE$2]=[.$M69];[.$C69];&quot;&quot;)">
            <text:p/>
          </table:table-cell>
          <table:table-cell table:formula="of:=IF([.CF$2]=[.$M69];[.$C69];&quot;&quot;)">
            <text:p/>
          </table:table-cell>
          <table:table-cell table:formula="of:=IF([.CG$2]=[.$M69];[.$C69];&quot;&quot;)">
            <text:p/>
          </table:table-cell>
          <table:table-cell table:formula="of:=IF([.CH$2]=[.$M69];[.$C69];&quot;&quot;)">
            <text:p/>
          </table:table-cell>
          <table:table-cell table:formula="of:=IF([.CI$2]=[.$M69];[.$C69];&quot;&quot;)">
            <text:p/>
          </table:table-cell>
          <table:table-cell table:formula="of:=IF([.CJ$2]=[.$M69];[.$C69];&quot;&quot;)">
            <text:p/>
          </table:table-cell>
          <table:table-cell table:formula="of:=IF([.CK$2]=[.$M69];[.$C69];&quot;&quot;)">
            <text:p/>
          </table:table-cell>
          <table:table-cell table:formula="of:=IF([.CL$2]=[.$M69];[.$C69];&quot;&quot;)">
            <text:p/>
          </table:table-cell>
          <table:table-cell table:formula="of:=IF([.CM$2]=[.$M69];[.$C69];&quot;&quot;)">
            <text:p/>
          </table:table-cell>
          <table:table-cell table:formula="of:=IF([.CN$2]=[.$M69];[.$C69];&quot;&quot;)">
            <text:p/>
          </table:table-cell>
          <table:table-cell table:formula="of:=IF([.CO$2]=[.$M69];[.$C69];&quot;&quot;)">
            <text:p/>
          </table:table-cell>
          <table:table-cell table:formula="of:=IF([.CP$2]=[.$M69];[.$C69];&quot;&quot;)">
            <text:p/>
          </table:table-cell>
          <table:table-cell table:formula="of:=IF([.CQ$2]=[.$M69];[.$C69];&quot;&quot;)">
            <text:p/>
          </table:table-cell>
          <table:table-cell table:formula="of:=IF([.CR$2]=[.$M69];[.$C69];&quot;&quot;)">
            <text:p/>
          </table:table-cell>
          <table:table-cell table:formula="of:=IF([.CS$2]=[.$M69];[.$C69];&quot;&quot;)">
            <text:p/>
          </table:table-cell>
          <table:table-cell table:formula="of:=IF([.CT$2]=[.$M69];[.$C69];&quot;&quot;)">
            <text:p/>
          </table:table-cell>
          <table:table-cell table:formula="of:=IF([.CU$2]=[.$M69];[.$C69];&quot;&quot;)">
            <text:p/>
          </table:table-cell>
          <table:table-cell table:formula="of:=IF([.CV$2]=[.$M69];[.$C69];&quot;&quot;)">
            <text:p/>
          </table:table-cell>
          <table:table-cell table:formula="of:=IF([.CW$2]=[.$M69];[.$C69];&quot;&quot;)">
            <text:p/>
          </table:table-cell>
          <table:table-cell table:formula="of:=IF([.CX$2]=[.$M69];[.$C69];&quot;&quot;)">
            <text:p/>
          </table:table-cell>
          <table:table-cell table:formula="of:=IF([.CY$2]=[.$M69];[.$C69];&quot;&quot;)">
            <text:p/>
          </table:table-cell>
          <table:table-cell table:formula="of:=IF([.CZ$2]=[.$M69];[.$C69];&quot;&quot;)">
            <text:p/>
          </table:table-cell>
          <table:table-cell table:formula="of:=IF([.DA$2]=[.$M69];[.$C69];&quot;&quot;)">
            <text:p/>
          </table:table-cell>
          <table:table-cell table:formula="of:=IF([.DB$2]=[.$M69];[.$C69];&quot;&quot;)">
            <text:p/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Jericho_IsidGateMasee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Граница Паллады</text:p>
          </table:table-cell>
          <table:table-cell office:value-type="float" office:value="0.498" calcext:value-type="float">
            <text:p>0,498</text:p>
          </table:table-cell>
          <table:table-cell table:formula="of:=VLOOKUP([.G70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70];[.$G$2:.$J$4];[.C70]-1)+VLOOKUP([.G70];[.$G$2:.$J$4];[.C70]-1)*[.E70];VLOOKUP([.G70];[.$G$2:.$L$4];6))" office:value-type="float" office:value="149800" calcext:value-type="float">
            <text:p>149 800</text:p>
          </table:table-cell>
          <table:table-cell table:style-name="ce132" office:value-type="string" calcext:value-type="string">
            <text:p>j</text:p>
          </table:table-cell>
          <table:table-cell table:formula="of:=IF([.I70]=&quot;e&quot;;SQRT(POWER([.$K$26]-[.K70];2)+POWER([.$L$26]-[.L70];2));IF([.I70]=&quot;f&quot;;SQRT(POWER([.$K$40]-[.K70];2)+POWER([.$L$40]-[.L70];2));IF([.I70]=&quot;j&quot;;SQRT(POWER([.$K$64]-[.K70];2)+POWER([.$L$64]-[.L70];2));0)))" office:value-type="float" office:value="5.53172667437574" calcext:value-type="float">
            <text:p>5,53</text:p>
          </table:table-cell>
          <table:table-cell office:value-type="float" office:value="32.7" calcext:value-type="float">
            <text:p>32,7</text:p>
          </table:table-cell>
          <table:table-cell office:value-type="float" office:value="68.9" calcext:value-type="float">
            <text:p>68,9</text:p>
          </table:table-cell>
          <table:table-cell table:formula="of:=MROUND([.K70];1)" office:value-type="float" office:value="33" calcext:value-type="float">
            <text:p>33</text:p>
          </table:table-cell>
          <table:table-cell table:formula="of:=MROUND([.L70];1)" office:value-type="float" office:value="69" calcext:value-type="float">
            <text:p>69</text:p>
          </table:table-cell>
          <table:table-cell/>
          <table:table-cell table:formula="of:=IF([.P$2]=[.$M70];[.$C70];&quot;&quot;)">
            <text:p/>
          </table:table-cell>
          <table:table-cell table:formula="of:=IF([.Q$2]=[.$M70];[.$C70];&quot;&quot;)">
            <text:p/>
          </table:table-cell>
          <table:table-cell table:formula="of:=IF([.R$2]=[.$M70];[.$C70];&quot;&quot;)">
            <text:p/>
          </table:table-cell>
          <table:table-cell table:formula="of:=IF([.S$2]=[.$M70];[.$C70];&quot;&quot;)">
            <text:p/>
          </table:table-cell>
          <table:table-cell table:formula="of:=IF([.T$2]=[.$M70];[.$C70];&quot;&quot;)">
            <text:p/>
          </table:table-cell>
          <table:table-cell table:formula="of:=IF([.U$2]=[.$M70];[.$C70];&quot;&quot;)">
            <text:p/>
          </table:table-cell>
          <table:table-cell table:formula="of:=IF([.V$2]=[.$M70];[.$C70];&quot;&quot;)">
            <text:p/>
          </table:table-cell>
          <table:table-cell table:formula="of:=IF([.W$2]=[.$M70];[.$C70];&quot;&quot;)">
            <text:p/>
          </table:table-cell>
          <table:table-cell table:formula="of:=IF([.X$2]=[.$M70];[.$C70];&quot;&quot;)">
            <text:p/>
          </table:table-cell>
          <table:table-cell table:formula="of:=IF([.Y$2]=[.$M70];[.$C70];&quot;&quot;)">
            <text:p/>
          </table:table-cell>
          <table:table-cell table:formula="of:=IF([.Z$2]=[.$M70];[.$C70];&quot;&quot;)">
            <text:p/>
          </table:table-cell>
          <table:table-cell table:formula="of:=IF([.AA$2]=[.$M70];[.$C70];&quot;&quot;)">
            <text:p/>
          </table:table-cell>
          <table:table-cell table:formula="of:=IF([.AB$2]=[.$M70];[.$C70];&quot;&quot;)">
            <text:p/>
          </table:table-cell>
          <table:table-cell table:formula="of:=IF([.AC$2]=[.$M70];[.$C70];&quot;&quot;)">
            <text:p/>
          </table:table-cell>
          <table:table-cell table:formula="of:=IF([.AD$2]=[.$M70];[.$C70];&quot;&quot;)">
            <text:p/>
          </table:table-cell>
          <table:table-cell table:formula="of:=IF([.AE$2]=[.$M70];[.$C70];&quot;&quot;)">
            <text:p/>
          </table:table-cell>
          <table:table-cell table:formula="of:=IF([.AF$2]=[.$M70];[.$C70];&quot;&quot;)">
            <text:p/>
          </table:table-cell>
          <table:table-cell table:formula="of:=IF([.AG$2]=[.$M70];[.$C70];&quot;&quot;)">
            <text:p/>
          </table:table-cell>
          <table:table-cell table:formula="of:=IF([.AH$2]=[.$M70];[.$C70];&quot;&quot;)">
            <text:p/>
          </table:table-cell>
          <table:table-cell table:formula="of:=IF([.AI$2]=[.$M70];[.$C70];&quot;&quot;)">
            <text:p/>
          </table:table-cell>
          <table:table-cell table:style-name="ce146" table:formula="of:=IF([.AJ$2]=[.$M70];[.$C70];&quot;&quot;)">
            <text:p/>
          </table:table-cell>
          <table:table-cell table:style-name="ce132" table:formula="of:=IF([.AK$2]=[.$M70];[.$C70];&quot;&quot;)">
            <text:p/>
          </table:table-cell>
          <table:table-cell table:style-name="ce132" table:formula="of:=IF([.AL$2]=[.$M70];[.$C70];&quot;&quot;)">
            <text:p/>
          </table:table-cell>
          <table:table-cell table:style-name="ce132" table:formula="of:=IF([.AM$2]=[.$M70];[.$C70];&quot;&quot;)">
            <text:p/>
          </table:table-cell>
          <table:table-cell table:style-name="ce132" table:formula="of:=IF([.AN$2]=[.$M70];[.$C70];&quot;&quot;)">
            <text:p/>
          </table:table-cell>
          <table:table-cell table:style-name="ce147" table:formula="of:=IF([.AO$2]=[.$M70];CONCATENATE([.$C70];[.$F70]);&quot;&quot;)" office:value-type="string" office:string-value="3c" calcext:value-type="string">
            <text:p>3c</text:p>
          </table:table-cell>
          <table:table-cell table:style-name="ce151" table:formula="of:=IF([.AP$2]=[.$M70];[.$C70];&quot;&quot;)">
            <text:p/>
          </table:table-cell>
          <table:table-cell table:formula="of:=IF([.AQ$2]=[.$M70];[.$C70];&quot;&quot;)">
            <text:p/>
          </table:table-cell>
          <table:table-cell table:formula="of:=IF([.AR$2]=[.$M70];[.$C70];&quot;&quot;)">
            <text:p/>
          </table:table-cell>
          <table:table-cell table:formula="of:=IF([.AS$2]=[.$M70];[.$C70];&quot;&quot;)">
            <text:p/>
          </table:table-cell>
          <table:table-cell table:formula="of:=IF([.AT$2]=[.$M70];[.$C70];&quot;&quot;)">
            <text:p/>
          </table:table-cell>
          <table:table-cell table:formula="of:=IF([.AU$2]=[.$M70];[.$C70];&quot;&quot;)">
            <text:p/>
          </table:table-cell>
          <table:table-cell table:formula="of:=IF([.AV$2]=[.$M70];[.$C70];&quot;&quot;)">
            <text:p/>
          </table:table-cell>
          <table:table-cell table:formula="of:=IF([.AW$2]=[.$M70];[.$C70];&quot;&quot;)">
            <text:p/>
          </table:table-cell>
          <table:table-cell table:style-name="ce146" table:formula="of:=IF([.AX$2]=[.$M70];[.$C70];&quot;&quot;)">
            <text:p/>
          </table:table-cell>
          <table:table-cell table:style-name="ce132" table:formula="of:=IF([.AY$2]=[.$M70];[.$C70];&quot;&quot;)">
            <text:p/>
          </table:table-cell>
          <table:table-cell table:style-name="ce132" table:formula="of:=IF([.AZ$2]=[.$M70];[.$C70];&quot;&quot;)">
            <text:p/>
          </table:table-cell>
          <table:table-cell table:style-name="ce132" table:formula="of:=IF([.BA$2]=[.$M70];[.$C70];&quot;&quot;)">
            <text:p/>
          </table:table-cell>
          <table:table-cell table:style-name="ce151" table:formula="of:=IF([.BB$2]=[.$M70];[.$C70];&quot;&quot;)">
            <text:p/>
          </table:table-cell>
          <table:table-cell table:formula="of:=IF([.BC$2]=[.$M70];[.$C70];&quot;&quot;)">
            <text:p/>
          </table:table-cell>
          <table:table-cell table:formula="of:=IF([.BD$2]=[.$M70];[.$C70];&quot;&quot;)">
            <text:p/>
          </table:table-cell>
          <table:table-cell table:formula="of:=IF([.BE$2]=[.$M70];[.$C70];&quot;&quot;)">
            <text:p/>
          </table:table-cell>
          <table:table-cell table:formula="of:=IF([.BF$2]=[.$M70];[.$C70];&quot;&quot;)">
            <text:p/>
          </table:table-cell>
          <table:table-cell table:formula="of:=IF([.BG$2]=[.$M70];[.$C70];&quot;&quot;)">
            <text:p/>
          </table:table-cell>
          <table:table-cell table:formula="of:=IF([.BH$2]=[.$M70];[.$C70];&quot;&quot;)">
            <text:p/>
          </table:table-cell>
          <table:table-cell table:formula="of:=IF([.BI$2]=[.$M70];[.$C70];&quot;&quot;)">
            <text:p/>
          </table:table-cell>
          <table:table-cell table:formula="of:=IF([.BJ$2]=[.$M70];[.$C70];&quot;&quot;)">
            <text:p/>
          </table:table-cell>
          <table:table-cell table:formula="of:=IF([.BK$2]=[.$M70];[.$C70];&quot;&quot;)">
            <text:p/>
          </table:table-cell>
          <table:table-cell table:formula="of:=IF([.BL$2]=[.$M70];[.$C70];&quot;&quot;)">
            <text:p/>
          </table:table-cell>
          <table:table-cell table:formula="of:=IF([.BM$2]=[.$M70];[.$C70];&quot;&quot;)">
            <text:p/>
          </table:table-cell>
          <table:table-cell table:formula="of:=IF([.BN$2]=[.$M70];[.$C70];&quot;&quot;)">
            <text:p/>
          </table:table-cell>
          <table:table-cell table:formula="of:=IF([.BO$2]=[.$M70];[.$C70];&quot;&quot;)">
            <text:p/>
          </table:table-cell>
          <table:table-cell table:formula="of:=IF([.BP$2]=[.$M70];[.$C70];&quot;&quot;)">
            <text:p/>
          </table:table-cell>
          <table:table-cell table:formula="of:=IF([.BQ$2]=[.$M70];[.$C70];&quot;&quot;)">
            <text:p/>
          </table:table-cell>
          <table:table-cell table:formula="of:=IF([.BR$2]=[.$M70];[.$C70];&quot;&quot;)">
            <text:p/>
          </table:table-cell>
          <table:table-cell table:formula="of:=IF([.BS$2]=[.$M70];[.$C70];&quot;&quot;)">
            <text:p/>
          </table:table-cell>
          <table:table-cell table:formula="of:=IF([.BT$2]=[.$M70];[.$C70];&quot;&quot;)">
            <text:p/>
          </table:table-cell>
          <table:table-cell table:formula="of:=IF([.BU$2]=[.$M70];[.$C70];&quot;&quot;)">
            <text:p/>
          </table:table-cell>
          <table:table-cell table:formula="of:=IF([.BV$2]=[.$M70];[.$C70];&quot;&quot;)">
            <text:p/>
          </table:table-cell>
          <table:table-cell table:formula="of:=IF([.BW$2]=[.$M70];[.$C70];&quot;&quot;)">
            <text:p/>
          </table:table-cell>
          <table:table-cell table:formula="of:=IF([.BX$2]=[.$M70];[.$C70];&quot;&quot;)">
            <text:p/>
          </table:table-cell>
          <table:table-cell table:formula="of:=IF([.BY$2]=[.$M70];[.$C70];&quot;&quot;)">
            <text:p/>
          </table:table-cell>
          <table:table-cell table:formula="of:=IF([.BZ$2]=[.$M70];[.$C70];&quot;&quot;)">
            <text:p/>
          </table:table-cell>
          <table:table-cell table:formula="of:=IF([.CA$2]=[.$M70];[.$C70];&quot;&quot;)">
            <text:p/>
          </table:table-cell>
          <table:table-cell table:formula="of:=IF([.CB$2]=[.$M70];[.$C70];&quot;&quot;)">
            <text:p/>
          </table:table-cell>
          <table:table-cell table:formula="of:=IF([.CC$2]=[.$M70];[.$C70];&quot;&quot;)">
            <text:p/>
          </table:table-cell>
          <table:table-cell table:formula="of:=IF([.CD$2]=[.$M70];[.$C70];&quot;&quot;)">
            <text:p/>
          </table:table-cell>
          <table:table-cell table:formula="of:=IF([.CE$2]=[.$M70];[.$C70];&quot;&quot;)">
            <text:p/>
          </table:table-cell>
          <table:table-cell table:formula="of:=IF([.CF$2]=[.$M70];[.$C70];&quot;&quot;)">
            <text:p/>
          </table:table-cell>
          <table:table-cell table:formula="of:=IF([.CG$2]=[.$M70];[.$C70];&quot;&quot;)">
            <text:p/>
          </table:table-cell>
          <table:table-cell table:formula="of:=IF([.CH$2]=[.$M70];[.$C70];&quot;&quot;)">
            <text:p/>
          </table:table-cell>
          <table:table-cell table:formula="of:=IF([.CI$2]=[.$M70];[.$C70];&quot;&quot;)">
            <text:p/>
          </table:table-cell>
          <table:table-cell table:formula="of:=IF([.CJ$2]=[.$M70];[.$C70];&quot;&quot;)">
            <text:p/>
          </table:table-cell>
          <table:table-cell table:formula="of:=IF([.CK$2]=[.$M70];[.$C70];&quot;&quot;)">
            <text:p/>
          </table:table-cell>
          <table:table-cell table:formula="of:=IF([.CL$2]=[.$M70];[.$C70];&quot;&quot;)">
            <text:p/>
          </table:table-cell>
          <table:table-cell table:formula="of:=IF([.CM$2]=[.$M70];[.$C70];&quot;&quot;)">
            <text:p/>
          </table:table-cell>
          <table:table-cell table:formula="of:=IF([.CN$2]=[.$M70];[.$C70];&quot;&quot;)">
            <text:p/>
          </table:table-cell>
          <table:table-cell table:formula="of:=IF([.CO$2]=[.$M70];[.$C70];&quot;&quot;)">
            <text:p/>
          </table:table-cell>
          <table:table-cell table:formula="of:=IF([.CP$2]=[.$M70];[.$C70];&quot;&quot;)">
            <text:p/>
          </table:table-cell>
          <table:table-cell table:formula="of:=IF([.CQ$2]=[.$M70];[.$C70];&quot;&quot;)">
            <text:p/>
          </table:table-cell>
          <table:table-cell table:formula="of:=IF([.CR$2]=[.$M70];[.$C70];&quot;&quot;)">
            <text:p/>
          </table:table-cell>
          <table:table-cell table:formula="of:=IF([.CS$2]=[.$M70];[.$C70];&quot;&quot;)">
            <text:p/>
          </table:table-cell>
          <table:table-cell table:formula="of:=IF([.CT$2]=[.$M70];[.$C70];&quot;&quot;)">
            <text:p/>
          </table:table-cell>
          <table:table-cell table:formula="of:=IF([.CU$2]=[.$M70];[.$C70];&quot;&quot;)">
            <text:p/>
          </table:table-cell>
          <table:table-cell table:formula="of:=IF([.CV$2]=[.$M70];[.$C70];&quot;&quot;)">
            <text:p/>
          </table:table-cell>
          <table:table-cell table:formula="of:=IF([.CW$2]=[.$M70];[.$C70];&quot;&quot;)">
            <text:p/>
          </table:table-cell>
          <table:table-cell table:formula="of:=IF([.CX$2]=[.$M70];[.$C70];&quot;&quot;)">
            <text:p/>
          </table:table-cell>
          <table:table-cell table:formula="of:=IF([.CY$2]=[.$M70];[.$C70];&quot;&quot;)">
            <text:p/>
          </table:table-cell>
          <table:table-cell table:formula="of:=IF([.CZ$2]=[.$M70];[.$C70];&quot;&quot;)">
            <text:p/>
          </table:table-cell>
          <table:table-cell table:formula="of:=IF([.DA$2]=[.$M70];[.$C70];&quot;&quot;)">
            <text:p/>
          </table:table-cell>
          <table:table-cell table:formula="of:=IF([.DB$2]=[.$M70];[.$C70];&quot;&quot;)">
            <text:p/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Jericho_MaseeraGateIs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азрушенная станция</text:p>
          </table:table-cell>
          <table:table-cell office:value-type="float" office:value="0.5" calcext:value-type="float">
            <text:p>0,5</text:p>
          </table:table-cell>
          <table:table-cell table:formula="of:=VLOOKUP([.G71];[.$G$2:.$K$4];5)" office:value-type="string" office:string-value="t" calcext:value-type="string">
            <text:p>t</text:p>
          </table:table-cell>
          <table:table-cell office:value-type="string" calcext:value-type="string">
            <text:p>GameStore.CreditsType.CT_TOKENS</text:p>
          </table:table-cell>
          <table:table-cell table:formula="of:=MROUND(VLOOKUP([.G71];[.$G$2:.$J$4];[.C71]-1)+VLOOKUP([.G71];[.$G$2:.$J$4];[.C71]-1)*[.E71];VLOOKUP([.G71];[.$G$2:.$L$4];6))" office:value-type="float" office:value="15" calcext:value-type="float">
            <text:p>15</text:p>
          </table:table-cell>
          <table:table-cell table:style-name="ce132" office:value-type="string" calcext:value-type="string">
            <text:p>j</text:p>
          </table:table-cell>
          <table:table-cell table:formula="of:=IF([.I71]=&quot;e&quot;;SQRT(POWER([.$K$26]-[.K71];2)+POWER([.$L$26]-[.L71];2));IF([.I71]=&quot;f&quot;;SQRT(POWER([.$K$40]-[.K71];2)+POWER([.$L$40]-[.L71];2));IF([.I71]=&quot;j&quot;;SQRT(POWER([.$K$64]-[.K71];2)+POWER([.$L$64]-[.L71];2));0)))" office:value-type="float" office:value="10.1533245786787" calcext:value-type="float">
            <text:p>10,15</text:p>
          </table:table-cell>
          <table:table-cell office:value-type="float" office:value="41.7" calcext:value-type="float">
            <text:p>41,7</text:p>
          </table:table-cell>
          <table:table-cell office:value-type="float" office:value="70" calcext:value-type="float">
            <text:p>70</text:p>
          </table:table-cell>
          <table:table-cell table:formula="of:=MROUND([.K71];1)" office:value-type="float" office:value="42" calcext:value-type="float">
            <text:p>42</text:p>
          </table:table-cell>
          <table:table-cell table:formula="of:=MROUND([.L71];1)" office:value-type="float" office:value="70" calcext:value-type="float">
            <text:p>70</text:p>
          </table:table-cell>
          <table:table-cell/>
          <table:table-cell table:formula="of:=IF([.P$2]=[.$M71];[.$C71];&quot;&quot;)">
            <text:p/>
          </table:table-cell>
          <table:table-cell table:formula="of:=IF([.Q$2]=[.$M71];[.$C71];&quot;&quot;)">
            <text:p/>
          </table:table-cell>
          <table:table-cell table:formula="of:=IF([.R$2]=[.$M71];[.$C71];&quot;&quot;)">
            <text:p/>
          </table:table-cell>
          <table:table-cell table:formula="of:=IF([.S$2]=[.$M71];[.$C71];&quot;&quot;)">
            <text:p/>
          </table:table-cell>
          <table:table-cell table:formula="of:=IF([.T$2]=[.$M71];[.$C71];&quot;&quot;)">
            <text:p/>
          </table:table-cell>
          <table:table-cell table:formula="of:=IF([.U$2]=[.$M71];[.$C71];&quot;&quot;)">
            <text:p/>
          </table:table-cell>
          <table:table-cell table:formula="of:=IF([.V$2]=[.$M71];[.$C71];&quot;&quot;)">
            <text:p/>
          </table:table-cell>
          <table:table-cell table:formula="of:=IF([.W$2]=[.$M71];[.$C71];&quot;&quot;)">
            <text:p/>
          </table:table-cell>
          <table:table-cell table:formula="of:=IF([.X$2]=[.$M71];[.$C71];&quot;&quot;)">
            <text:p/>
          </table:table-cell>
          <table:table-cell table:formula="of:=IF([.Y$2]=[.$M71];[.$C71];&quot;&quot;)">
            <text:p/>
          </table:table-cell>
          <table:table-cell table:formula="of:=IF([.Z$2]=[.$M71];[.$C71];&quot;&quot;)">
            <text:p/>
          </table:table-cell>
          <table:table-cell table:formula="of:=IF([.AA$2]=[.$M71];[.$C71];&quot;&quot;)">
            <text:p/>
          </table:table-cell>
          <table:table-cell table:formula="of:=IF([.AB$2]=[.$M71];[.$C71];&quot;&quot;)">
            <text:p/>
          </table:table-cell>
          <table:table-cell table:formula="of:=IF([.AC$2]=[.$M71];[.$C71];&quot;&quot;)">
            <text:p/>
          </table:table-cell>
          <table:table-cell table:formula="of:=IF([.AD$2]=[.$M71];[.$C71];&quot;&quot;)">
            <text:p/>
          </table:table-cell>
          <table:table-cell table:formula="of:=IF([.AE$2]=[.$M71];[.$C71];&quot;&quot;)">
            <text:p/>
          </table:table-cell>
          <table:table-cell table:formula="of:=IF([.AF$2]=[.$M71];[.$C71];&quot;&quot;)">
            <text:p/>
          </table:table-cell>
          <table:table-cell table:formula="of:=IF([.AG$2]=[.$M71];[.$C71];&quot;&quot;)">
            <text:p/>
          </table:table-cell>
          <table:table-cell table:formula="of:=IF([.AH$2]=[.$M71];[.$C71];&quot;&quot;)">
            <text:p/>
          </table:table-cell>
          <table:table-cell table:formula="of:=IF([.AI$2]=[.$M71];[.$C71];&quot;&quot;)">
            <text:p/>
          </table:table-cell>
          <table:table-cell table:style-name="ce146" table:formula="of:=IF([.AJ$2]=[.$M71];[.$C71];&quot;&quot;)">
            <text:p/>
          </table:table-cell>
          <table:table-cell table:style-name="ce132" table:formula="of:=IF([.AK$2]=[.$M71];[.$C71];&quot;&quot;)">
            <text:p/>
          </table:table-cell>
          <table:table-cell table:style-name="ce132" table:formula="of:=IF([.AL$2]=[.$M71];[.$C71];&quot;&quot;)">
            <text:p/>
          </table:table-cell>
          <table:table-cell table:style-name="ce132" table:formula="of:=IF([.AM$2]=[.$M71];[.$C71];&quot;&quot;)">
            <text:p/>
          </table:table-cell>
          <table:table-cell table:style-name="ce132" table:formula="of:=IF([.AN$2]=[.$M71];[.$C71];&quot;&quot;)">
            <text:p/>
          </table:table-cell>
          <table:table-cell table:style-name="ce132" table:formula="of:=IF([.AO$2]=[.$M71];[.$C71];&quot;&quot;)">
            <text:p/>
          </table:table-cell>
          <table:table-cell table:style-name="ce151" table:formula="of:=IF([.AP$2]=[.$M71];[.$C71];&quot;&quot;)">
            <text:p/>
          </table:table-cell>
          <table:table-cell table:formula="of:=IF([.AQ$2]=[.$M71];[.$C71];&quot;&quot;)">
            <text:p/>
          </table:table-cell>
          <table:table-cell table:formula="of:=IF([.AR$2]=[.$M71];[.$C71];&quot;&quot;)">
            <text:p/>
          </table:table-cell>
          <table:table-cell table:formula="of:=IF([.AS$2]=[.$M71];[.$C71];&quot;&quot;)">
            <text:p/>
          </table:table-cell>
          <table:table-cell table:formula="of:=IF([.AT$2]=[.$M71];[.$C71];&quot;&quot;)">
            <text:p/>
          </table:table-cell>
          <table:table-cell table:formula="of:=IF([.AU$2]=[.$M71];[.$C71];&quot;&quot;)">
            <text:p/>
          </table:table-cell>
          <table:table-cell table:formula="of:=IF([.AV$2]=[.$M71];[.$C71];&quot;&quot;)">
            <text:p/>
          </table:table-cell>
          <table:table-cell table:formula="of:=IF([.AW$2]=[.$M71];[.$C71];&quot;&quot;)">
            <text:p/>
          </table:table-cell>
          <table:table-cell table:style-name="ce147" table:formula="of:=IF([.AX$2]=[.$M71];CONCATENATE([.$C71];[.$F71]);&quot;&quot;)" office:value-type="string" office:string-value="3t" calcext:value-type="string">
            <text:p>3t</text:p>
          </table:table-cell>
          <table:table-cell table:style-name="ce150" table:formula="of:=IF([.AY$2]=[.$M71];[.$C71];&quot;&quot;)">
            <text:p/>
          </table:table-cell>
          <table:table-cell table:style-name="ce150" table:formula="of:=IF([.AZ$2]=[.$M71];[.$C71];&quot;&quot;)">
            <text:p/>
          </table:table-cell>
          <table:table-cell table:style-name="ce150" table:formula="of:=IF([.BA$2]=[.$M71];[.$C71];&quot;&quot;)">
            <text:p/>
          </table:table-cell>
          <table:table-cell table:style-name="ce152" table:formula="of:=IF([.BB$2]=[.$M71];[.$C71];&quot;&quot;)">
            <text:p/>
          </table:table-cell>
          <table:table-cell table:formula="of:=IF([.BC$2]=[.$M71];[.$C71];&quot;&quot;)">
            <text:p/>
          </table:table-cell>
          <table:table-cell table:formula="of:=IF([.BD$2]=[.$M71];[.$C71];&quot;&quot;)">
            <text:p/>
          </table:table-cell>
          <table:table-cell table:formula="of:=IF([.BE$2]=[.$M71];[.$C71];&quot;&quot;)">
            <text:p/>
          </table:table-cell>
          <table:table-cell table:formula="of:=IF([.BF$2]=[.$M71];[.$C71];&quot;&quot;)">
            <text:p/>
          </table:table-cell>
          <table:table-cell table:formula="of:=IF([.BG$2]=[.$M71];[.$C71];&quot;&quot;)">
            <text:p/>
          </table:table-cell>
          <table:table-cell table:formula="of:=IF([.BH$2]=[.$M71];[.$C71];&quot;&quot;)">
            <text:p/>
          </table:table-cell>
          <table:table-cell table:formula="of:=IF([.BI$2]=[.$M71];[.$C71];&quot;&quot;)">
            <text:p/>
          </table:table-cell>
          <table:table-cell table:formula="of:=IF([.BJ$2]=[.$M71];[.$C71];&quot;&quot;)">
            <text:p/>
          </table:table-cell>
          <table:table-cell table:formula="of:=IF([.BK$2]=[.$M71];[.$C71];&quot;&quot;)">
            <text:p/>
          </table:table-cell>
          <table:table-cell table:formula="of:=IF([.BL$2]=[.$M71];[.$C71];&quot;&quot;)">
            <text:p/>
          </table:table-cell>
          <table:table-cell table:formula="of:=IF([.BM$2]=[.$M71];[.$C71];&quot;&quot;)">
            <text:p/>
          </table:table-cell>
          <table:table-cell table:formula="of:=IF([.BN$2]=[.$M71];[.$C71];&quot;&quot;)">
            <text:p/>
          </table:table-cell>
          <table:table-cell table:formula="of:=IF([.BO$2]=[.$M71];[.$C71];&quot;&quot;)">
            <text:p/>
          </table:table-cell>
          <table:table-cell table:formula="of:=IF([.BP$2]=[.$M71];[.$C71];&quot;&quot;)">
            <text:p/>
          </table:table-cell>
          <table:table-cell table:formula="of:=IF([.BQ$2]=[.$M71];[.$C71];&quot;&quot;)">
            <text:p/>
          </table:table-cell>
          <table:table-cell table:formula="of:=IF([.BR$2]=[.$M71];[.$C71];&quot;&quot;)">
            <text:p/>
          </table:table-cell>
          <table:table-cell table:formula="of:=IF([.BS$2]=[.$M71];[.$C71];&quot;&quot;)">
            <text:p/>
          </table:table-cell>
          <table:table-cell table:formula="of:=IF([.BT$2]=[.$M71];[.$C71];&quot;&quot;)">
            <text:p/>
          </table:table-cell>
          <table:table-cell table:formula="of:=IF([.BU$2]=[.$M71];[.$C71];&quot;&quot;)">
            <text:p/>
          </table:table-cell>
          <table:table-cell table:formula="of:=IF([.BV$2]=[.$M71];[.$C71];&quot;&quot;)">
            <text:p/>
          </table:table-cell>
          <table:table-cell table:formula="of:=IF([.BW$2]=[.$M71];[.$C71];&quot;&quot;)">
            <text:p/>
          </table:table-cell>
          <table:table-cell table:formula="of:=IF([.BX$2]=[.$M71];[.$C71];&quot;&quot;)">
            <text:p/>
          </table:table-cell>
          <table:table-cell table:formula="of:=IF([.BY$2]=[.$M71];[.$C71];&quot;&quot;)">
            <text:p/>
          </table:table-cell>
          <table:table-cell table:formula="of:=IF([.BZ$2]=[.$M71];[.$C71];&quot;&quot;)">
            <text:p/>
          </table:table-cell>
          <table:table-cell table:formula="of:=IF([.CA$2]=[.$M71];[.$C71];&quot;&quot;)">
            <text:p/>
          </table:table-cell>
          <table:table-cell table:formula="of:=IF([.CB$2]=[.$M71];[.$C71];&quot;&quot;)">
            <text:p/>
          </table:table-cell>
          <table:table-cell table:formula="of:=IF([.CC$2]=[.$M71];[.$C71];&quot;&quot;)">
            <text:p/>
          </table:table-cell>
          <table:table-cell table:formula="of:=IF([.CD$2]=[.$M71];[.$C71];&quot;&quot;)">
            <text:p/>
          </table:table-cell>
          <table:table-cell table:formula="of:=IF([.CE$2]=[.$M71];[.$C71];&quot;&quot;)">
            <text:p/>
          </table:table-cell>
          <table:table-cell table:formula="of:=IF([.CF$2]=[.$M71];[.$C71];&quot;&quot;)">
            <text:p/>
          </table:table-cell>
          <table:table-cell table:formula="of:=IF([.CG$2]=[.$M71];[.$C71];&quot;&quot;)">
            <text:p/>
          </table:table-cell>
          <table:table-cell table:formula="of:=IF([.CH$2]=[.$M71];[.$C71];&quot;&quot;)">
            <text:p/>
          </table:table-cell>
          <table:table-cell table:formula="of:=IF([.CI$2]=[.$M71];[.$C71];&quot;&quot;)">
            <text:p/>
          </table:table-cell>
          <table:table-cell table:formula="of:=IF([.CJ$2]=[.$M71];[.$C71];&quot;&quot;)">
            <text:p/>
          </table:table-cell>
          <table:table-cell table:formula="of:=IF([.CK$2]=[.$M71];[.$C71];&quot;&quot;)">
            <text:p/>
          </table:table-cell>
          <table:table-cell table:formula="of:=IF([.CL$2]=[.$M71];[.$C71];&quot;&quot;)">
            <text:p/>
          </table:table-cell>
          <table:table-cell table:formula="of:=IF([.CM$2]=[.$M71];[.$C71];&quot;&quot;)">
            <text:p/>
          </table:table-cell>
          <table:table-cell table:formula="of:=IF([.CN$2]=[.$M71];[.$C71];&quot;&quot;)">
            <text:p/>
          </table:table-cell>
          <table:table-cell table:formula="of:=IF([.CO$2]=[.$M71];[.$C71];&quot;&quot;)">
            <text:p/>
          </table:table-cell>
          <table:table-cell table:formula="of:=IF([.CP$2]=[.$M71];[.$C71];&quot;&quot;)">
            <text:p/>
          </table:table-cell>
          <table:table-cell table:formula="of:=IF([.CQ$2]=[.$M71];[.$C71];&quot;&quot;)">
            <text:p/>
          </table:table-cell>
          <table:table-cell table:formula="of:=IF([.CR$2]=[.$M71];[.$C71];&quot;&quot;)">
            <text:p/>
          </table:table-cell>
          <table:table-cell table:formula="of:=IF([.CS$2]=[.$M71];[.$C71];&quot;&quot;)">
            <text:p/>
          </table:table-cell>
          <table:table-cell table:formula="of:=IF([.CT$2]=[.$M71];[.$C71];&quot;&quot;)">
            <text:p/>
          </table:table-cell>
          <table:table-cell table:formula="of:=IF([.CU$2]=[.$M71];[.$C71];&quot;&quot;)">
            <text:p/>
          </table:table-cell>
          <table:table-cell table:formula="of:=IF([.CV$2]=[.$M71];[.$C71];&quot;&quot;)">
            <text:p/>
          </table:table-cell>
          <table:table-cell table:formula="of:=IF([.CW$2]=[.$M71];[.$C71];&quot;&quot;)">
            <text:p/>
          </table:table-cell>
          <table:table-cell table:formula="of:=IF([.CX$2]=[.$M71];[.$C71];&quot;&quot;)">
            <text:p/>
          </table:table-cell>
          <table:table-cell table:formula="of:=IF([.CY$2]=[.$M71];[.$C71];&quot;&quot;)">
            <text:p/>
          </table:table-cell>
          <table:table-cell table:formula="of:=IF([.CZ$2]=[.$M71];[.$C71];&quot;&quot;)">
            <text:p/>
          </table:table-cell>
          <table:table-cell table:formula="of:=IF([.DA$2]=[.$M71];[.$C71];&quot;&quot;)">
            <text:p/>
          </table:table-cell>
          <table:table-cell table:formula="of:=IF([.DB$2]=[.$M71];[.$C71];&quot;&quot;)">
            <text:p/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Jericho_IsidMiningsit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ранспортный узел</text:p>
          </table:table-cell>
          <table:table-cell office:value-type="float" office:value="0.54" calcext:value-type="float">
            <text:p>0,54</text:p>
          </table:table-cell>
          <table:table-cell table:formula="of:=VLOOKUP([.G72];[.$G$2:.$K$4];5)" office:value-type="string" office:string-value="c" calcext:value-type="string">
            <text:p>c</text:p>
          </table:table-cell>
          <table:table-cell office:value-type="string" calcext:value-type="string">
            <text:p>GameStore.CreditsType.CT_CREDITS</text:p>
          </table:table-cell>
          <table:table-cell table:formula="of:=MROUND(VLOOKUP([.G72];[.$G$2:.$J$4];[.C72]-1)+VLOOKUP([.G72];[.$G$2:.$J$4];[.C72]-1)*[.E72];VLOOKUP([.G72];[.$G$2:.$L$4];6))" office:value-type="float" office:value="154000" calcext:value-type="float">
            <text:p>154 000</text:p>
          </table:table-cell>
          <table:table-cell table:style-name="ce132" office:value-type="string" calcext:value-type="string">
            <text:p>j</text:p>
          </table:table-cell>
          <table:table-cell table:formula="of:=IF([.I72]=&quot;e&quot;;SQRT(POWER([.$K$26]-[.K72];2)+POWER([.$L$26]-[.L72];2));IF([.I72]=&quot;f&quot;;SQRT(POWER([.$K$40]-[.K72];2)+POWER([.$L$40]-[.L72];2));IF([.I72]=&quot;j&quot;;SQRT(POWER([.$K$64]-[.K72];2)+POWER([.$L$64]-[.L72];2));0)))" office:value-type="float" office:value="8.49705831449919" calcext:value-type="float">
            <text:p>8,50</text:p>
          </table:table-cell>
          <table:table-cell office:value-type="float" office:value="30.1" calcext:value-type="float">
            <text:p>30,1</text:p>
          </table:table-cell>
          <table:table-cell office:value-type="float" office:value="71.1" calcext:value-type="float">
            <text:p>71,1</text:p>
          </table:table-cell>
          <table:table-cell table:formula="of:=MROUND([.K72];1)" office:value-type="float" office:value="30" calcext:value-type="float">
            <text:p>30</text:p>
          </table:table-cell>
          <table:table-cell table:formula="of:=MROUND([.L72];1)" office:value-type="float" office:value="71" calcext:value-type="float">
            <text:p>71</text:p>
          </table:table-cell>
          <table:table-cell/>
          <table:table-cell table:formula="of:=IF([.P$2]=[.$M72];[.$C72];&quot;&quot;)">
            <text:p/>
          </table:table-cell>
          <table:table-cell table:formula="of:=IF([.Q$2]=[.$M72];[.$C72];&quot;&quot;)">
            <text:p/>
          </table:table-cell>
          <table:table-cell table:formula="of:=IF([.R$2]=[.$M72];[.$C72];&quot;&quot;)">
            <text:p/>
          </table:table-cell>
          <table:table-cell table:formula="of:=IF([.S$2]=[.$M72];[.$C72];&quot;&quot;)">
            <text:p/>
          </table:table-cell>
          <table:table-cell table:formula="of:=IF([.T$2]=[.$M72];[.$C72];&quot;&quot;)">
            <text:p/>
          </table:table-cell>
          <table:table-cell table:formula="of:=IF([.U$2]=[.$M72];[.$C72];&quot;&quot;)">
            <text:p/>
          </table:table-cell>
          <table:table-cell table:formula="of:=IF([.V$2]=[.$M72];[.$C72];&quot;&quot;)">
            <text:p/>
          </table:table-cell>
          <table:table-cell table:formula="of:=IF([.W$2]=[.$M72];[.$C72];&quot;&quot;)">
            <text:p/>
          </table:table-cell>
          <table:table-cell table:formula="of:=IF([.X$2]=[.$M72];[.$C72];&quot;&quot;)">
            <text:p/>
          </table:table-cell>
          <table:table-cell table:formula="of:=IF([.Y$2]=[.$M72];[.$C72];&quot;&quot;)">
            <text:p/>
          </table:table-cell>
          <table:table-cell table:formula="of:=IF([.Z$2]=[.$M72];[.$C72];&quot;&quot;)">
            <text:p/>
          </table:table-cell>
          <table:table-cell table:formula="of:=IF([.AA$2]=[.$M72];[.$C72];&quot;&quot;)">
            <text:p/>
          </table:table-cell>
          <table:table-cell table:formula="of:=IF([.AB$2]=[.$M72];[.$C72];&quot;&quot;)">
            <text:p/>
          </table:table-cell>
          <table:table-cell table:formula="of:=IF([.AC$2]=[.$M72];[.$C72];&quot;&quot;)">
            <text:p/>
          </table:table-cell>
          <table:table-cell table:formula="of:=IF([.AD$2]=[.$M72];[.$C72];&quot;&quot;)">
            <text:p/>
          </table:table-cell>
          <table:table-cell table:formula="of:=IF([.AE$2]=[.$M72];[.$C72];&quot;&quot;)">
            <text:p/>
          </table:table-cell>
          <table:table-cell table:formula="of:=IF([.AF$2]=[.$M72];[.$C72];&quot;&quot;)">
            <text:p/>
          </table:table-cell>
          <table:table-cell table:formula="of:=IF([.AG$2]=[.$M72];[.$C72];&quot;&quot;)">
            <text:p/>
          </table:table-cell>
          <table:table-cell table:formula="of:=IF([.AH$2]=[.$M72];[.$C72];&quot;&quot;)">
            <text:p/>
          </table:table-cell>
          <table:table-cell table:formula="of:=IF([.AI$2]=[.$M72];[.$C72];&quot;&quot;)">
            <text:p/>
          </table:table-cell>
          <table:table-cell table:style-name="ce148" table:formula="of:=IF([.AJ$2]=[.$M72];[.$C72];&quot;&quot;)">
            <text:p/>
          </table:table-cell>
          <table:table-cell table:style-name="ce150" table:formula="of:=IF([.AK$2]=[.$M72];[.$C72];&quot;&quot;)">
            <text:p/>
          </table:table-cell>
          <table:table-cell table:style-name="ce147" table:formula="of:=IF([.AL$2]=[.$M72];CONCATENATE([.$C72];[.$F72]);&quot;&quot;)" office:value-type="string" office:string-value="3c" calcext:value-type="string">
            <text:p>3c</text:p>
          </table:table-cell>
          <table:table-cell table:style-name="ce150" table:formula="of:=IF([.AM$2]=[.$M72];[.$C72];&quot;&quot;)">
            <text:p/>
          </table:table-cell>
          <table:table-cell table:style-name="ce150" table:formula="of:=IF([.AN$2]=[.$M72];[.$C72];&quot;&quot;)">
            <text:p/>
          </table:table-cell>
          <table:table-cell table:style-name="ce150" table:formula="of:=IF([.AO$2]=[.$M72];[.$C72];&quot;&quot;)">
            <text:p/>
          </table:table-cell>
          <table:table-cell table:style-name="ce152" table:formula="of:=IF([.AP$2]=[.$M72];[.$C72];&quot;&quot;)">
            <text:p/>
          </table:table-cell>
          <table:table-cell table:formula="of:=IF([.AQ$2]=[.$M72];[.$C72];&quot;&quot;)">
            <text:p/>
          </table:table-cell>
          <table:table-cell table:formula="of:=IF([.AR$2]=[.$M72];[.$C72];&quot;&quot;)">
            <text:p/>
          </table:table-cell>
          <table:table-cell table:formula="of:=IF([.AS$2]=[.$M72];[.$C72];&quot;&quot;)">
            <text:p/>
          </table:table-cell>
          <table:table-cell table:formula="of:=IF([.AT$2]=[.$M72];[.$C72];&quot;&quot;)">
            <text:p/>
          </table:table-cell>
          <table:table-cell table:formula="of:=IF([.AU$2]=[.$M72];[.$C72];&quot;&quot;)">
            <text:p/>
          </table:table-cell>
          <table:table-cell table:formula="of:=IF([.AV$2]=[.$M72];[.$C72];&quot;&quot;)">
            <text:p/>
          </table:table-cell>
          <table:table-cell table:formula="of:=IF([.AW$2]=[.$M72];[.$C72];&quot;&quot;)">
            <text:p/>
          </table:table-cell>
          <table:table-cell table:formula="of:=IF([.AX$2]=[.$M72];[.$C72];&quot;&quot;)">
            <text:p/>
          </table:table-cell>
          <table:table-cell table:formula="of:=IF([.AY$2]=[.$M72];[.$C72];&quot;&quot;)">
            <text:p/>
          </table:table-cell>
          <table:table-cell table:formula="of:=IF([.AZ$2]=[.$M72];[.$C72];&quot;&quot;)">
            <text:p/>
          </table:table-cell>
          <table:table-cell table:formula="of:=IF([.BA$2]=[.$M72];[.$C72];&quot;&quot;)">
            <text:p/>
          </table:table-cell>
          <table:table-cell table:formula="of:=IF([.BB$2]=[.$M72];[.$C72];&quot;&quot;)">
            <text:p/>
          </table:table-cell>
          <table:table-cell table:formula="of:=IF([.BC$2]=[.$M72];[.$C72];&quot;&quot;)">
            <text:p/>
          </table:table-cell>
          <table:table-cell table:formula="of:=IF([.BD$2]=[.$M72];[.$C72];&quot;&quot;)">
            <text:p/>
          </table:table-cell>
          <table:table-cell table:formula="of:=IF([.BE$2]=[.$M72];[.$C72];&quot;&quot;)">
            <text:p/>
          </table:table-cell>
          <table:table-cell table:formula="of:=IF([.BF$2]=[.$M72];[.$C72];&quot;&quot;)">
            <text:p/>
          </table:table-cell>
          <table:table-cell table:formula="of:=IF([.BG$2]=[.$M72];[.$C72];&quot;&quot;)">
            <text:p/>
          </table:table-cell>
          <table:table-cell table:formula="of:=IF([.BH$2]=[.$M72];[.$C72];&quot;&quot;)">
            <text:p/>
          </table:table-cell>
          <table:table-cell table:formula="of:=IF([.BI$2]=[.$M72];[.$C72];&quot;&quot;)">
            <text:p/>
          </table:table-cell>
          <table:table-cell table:formula="of:=IF([.BJ$2]=[.$M72];[.$C72];&quot;&quot;)">
            <text:p/>
          </table:table-cell>
          <table:table-cell table:formula="of:=IF([.BK$2]=[.$M72];[.$C72];&quot;&quot;)">
            <text:p/>
          </table:table-cell>
          <table:table-cell table:formula="of:=IF([.BL$2]=[.$M72];[.$C72];&quot;&quot;)">
            <text:p/>
          </table:table-cell>
          <table:table-cell table:formula="of:=IF([.BM$2]=[.$M72];[.$C72];&quot;&quot;)">
            <text:p/>
          </table:table-cell>
          <table:table-cell table:formula="of:=IF([.BN$2]=[.$M72];[.$C72];&quot;&quot;)">
            <text:p/>
          </table:table-cell>
          <table:table-cell table:formula="of:=IF([.BO$2]=[.$M72];[.$C72];&quot;&quot;)">
            <text:p/>
          </table:table-cell>
          <table:table-cell table:formula="of:=IF([.BP$2]=[.$M72];[.$C72];&quot;&quot;)">
            <text:p/>
          </table:table-cell>
          <table:table-cell table:formula="of:=IF([.BQ$2]=[.$M72];[.$C72];&quot;&quot;)">
            <text:p/>
          </table:table-cell>
          <table:table-cell table:formula="of:=IF([.BR$2]=[.$M72];[.$C72];&quot;&quot;)">
            <text:p/>
          </table:table-cell>
          <table:table-cell table:formula="of:=IF([.BS$2]=[.$M72];[.$C72];&quot;&quot;)">
            <text:p/>
          </table:table-cell>
          <table:table-cell table:formula="of:=IF([.BT$2]=[.$M72];[.$C72];&quot;&quot;)">
            <text:p/>
          </table:table-cell>
          <table:table-cell table:formula="of:=IF([.BU$2]=[.$M72];[.$C72];&quot;&quot;)">
            <text:p/>
          </table:table-cell>
          <table:table-cell table:formula="of:=IF([.BV$2]=[.$M72];[.$C72];&quot;&quot;)">
            <text:p/>
          </table:table-cell>
          <table:table-cell table:formula="of:=IF([.BW$2]=[.$M72];[.$C72];&quot;&quot;)">
            <text:p/>
          </table:table-cell>
          <table:table-cell table:formula="of:=IF([.BX$2]=[.$M72];[.$C72];&quot;&quot;)">
            <text:p/>
          </table:table-cell>
          <table:table-cell table:formula="of:=IF([.BY$2]=[.$M72];[.$C72];&quot;&quot;)">
            <text:p/>
          </table:table-cell>
          <table:table-cell table:formula="of:=IF([.BZ$2]=[.$M72];[.$C72];&quot;&quot;)">
            <text:p/>
          </table:table-cell>
          <table:table-cell table:formula="of:=IF([.CA$2]=[.$M72];[.$C72];&quot;&quot;)">
            <text:p/>
          </table:table-cell>
          <table:table-cell table:formula="of:=IF([.CB$2]=[.$M72];[.$C72];&quot;&quot;)">
            <text:p/>
          </table:table-cell>
          <table:table-cell table:formula="of:=IF([.CC$2]=[.$M72];[.$C72];&quot;&quot;)">
            <text:p/>
          </table:table-cell>
          <table:table-cell table:formula="of:=IF([.CD$2]=[.$M72];[.$C72];&quot;&quot;)">
            <text:p/>
          </table:table-cell>
          <table:table-cell table:formula="of:=IF([.CE$2]=[.$M72];[.$C72];&quot;&quot;)">
            <text:p/>
          </table:table-cell>
          <table:table-cell table:formula="of:=IF([.CF$2]=[.$M72];[.$C72];&quot;&quot;)">
            <text:p/>
          </table:table-cell>
          <table:table-cell table:formula="of:=IF([.CG$2]=[.$M72];[.$C72];&quot;&quot;)">
            <text:p/>
          </table:table-cell>
          <table:table-cell table:formula="of:=IF([.CH$2]=[.$M72];[.$C72];&quot;&quot;)">
            <text:p/>
          </table:table-cell>
          <table:table-cell table:formula="of:=IF([.CI$2]=[.$M72];[.$C72];&quot;&quot;)">
            <text:p/>
          </table:table-cell>
          <table:table-cell table:formula="of:=IF([.CJ$2]=[.$M72];[.$C72];&quot;&quot;)">
            <text:p/>
          </table:table-cell>
          <table:table-cell table:formula="of:=IF([.CK$2]=[.$M72];[.$C72];&quot;&quot;)">
            <text:p/>
          </table:table-cell>
          <table:table-cell table:formula="of:=IF([.CL$2]=[.$M72];[.$C72];&quot;&quot;)">
            <text:p/>
          </table:table-cell>
          <table:table-cell table:formula="of:=IF([.CM$2]=[.$M72];[.$C72];&quot;&quot;)">
            <text:p/>
          </table:table-cell>
          <table:table-cell table:formula="of:=IF([.CN$2]=[.$M72];[.$C72];&quot;&quot;)">
            <text:p/>
          </table:table-cell>
          <table:table-cell table:formula="of:=IF([.CO$2]=[.$M72];[.$C72];&quot;&quot;)">
            <text:p/>
          </table:table-cell>
          <table:table-cell table:formula="of:=IF([.CP$2]=[.$M72];[.$C72];&quot;&quot;)">
            <text:p/>
          </table:table-cell>
          <table:table-cell table:formula="of:=IF([.CQ$2]=[.$M72];[.$C72];&quot;&quot;)">
            <text:p/>
          </table:table-cell>
          <table:table-cell table:formula="of:=IF([.CR$2]=[.$M72];[.$C72];&quot;&quot;)">
            <text:p/>
          </table:table-cell>
          <table:table-cell table:formula="of:=IF([.CS$2]=[.$M72];[.$C72];&quot;&quot;)">
            <text:p/>
          </table:table-cell>
          <table:table-cell table:formula="of:=IF([.CT$2]=[.$M72];[.$C72];&quot;&quot;)">
            <text:p/>
          </table:table-cell>
          <table:table-cell table:formula="of:=IF([.CU$2]=[.$M72];[.$C72];&quot;&quot;)">
            <text:p/>
          </table:table-cell>
          <table:table-cell table:formula="of:=IF([.CV$2]=[.$M72];[.$C72];&quot;&quot;)">
            <text:p/>
          </table:table-cell>
          <table:table-cell table:formula="of:=IF([.CW$2]=[.$M72];[.$C72];&quot;&quot;)">
            <text:p/>
          </table:table-cell>
          <table:table-cell table:formula="of:=IF([.CX$2]=[.$M72];[.$C72];&quot;&quot;)">
            <text:p/>
          </table:table-cell>
          <table:table-cell table:formula="of:=IF([.CY$2]=[.$M72];[.$C72];&quot;&quot;)">
            <text:p/>
          </table:table-cell>
          <table:table-cell table:formula="of:=IF([.CZ$2]=[.$M72];[.$C72];&quot;&quot;)">
            <text:p/>
          </table:table-cell>
          <table:table-cell table:formula="of:=IF([.DA$2]=[.$M72];[.$C72];&quot;&quot;)">
            <text:p/>
          </table:table-cell>
          <table:table-cell table:formula="of:=IF([.DB$2]=[.$M72];[.$C72];&quot;&quot;)">
            <text:p/>
          </table:table-cell>
        </table:table-row>
      </table:table>
      <table:named-expressions/>
      <table:database-ranges>
        <table:database-range table:name="__Anonymous_Sheet_DB__1" table:target-range-address="destination_calc.A8:destination_calc.F2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Map.G2:Map.K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>-419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>-419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 number:grouping="true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 number:grouping="true"/>
    </number:number-style>
    <number:number-style style:name="N115">
      <number:number number:decimal-places="0" number:min-integer-digits="1"/>
      <number:text>. узлов всего</number:text>
    </number:number-style>
    <number:number-style style:name="N116">
      <number:number number:min-integer-digits="1"/>
      <number:text> узлов на ветвь</number:text>
    </number:number-style>
    <number:number-style style:name="N117">
      <number:number number:min-integer-digits="1"/>
      <number:text> Экспы на узел</number:text>
    </number:number-style>
    <number:number-style style:name="N118">
      <number:number number:min-integer-digits="1"/>
      <number:text> экспы</number:text>
    </number:number-style>
    <number:number-style style:name="N119">
      <number:number number:decimal-places="1" number:min-integer-digits="1"/>
      <number:text> узлов на ветвь</number:text>
    </number:number-style>
    <number:number-style style:name="N120">
      <number:number number:decimal-places="1" number:min-integer-digits="1"/>
      <number:text> экспы</number:text>
    </number:number-style>
    <number:number-style style:name="N121">
      <number:text>Node </number:text>
      <number:number number:decimal-places="0" number:min-integer-digits="0"/>
    </number:number-style>
    <number:number-style style:name="N122">
      <number:number number:decimal-places="1" number:min-integer-digits="1"/>
      <number:text> EP</number:text>
    </number:number-style>
    <number:number-style style:name="N123">
      <number:number number:decimal-places="1" number:min-integer-digits="0" number:grouping="true"/>
      <number:text> EP</number:text>
    </number:number-style>
    <number:number-style style:name="N124">
      <number:number number:decimal-places="0" number:min-integer-digits="1" number:grouping="true"/>
      <number:text> cr</number:text>
    </number:number-style>
    <number:number-style style:name="N125">
      <number:number number:decimal-places="0" number:min-integer-digits="1" number:grouping="true"/>
      <number:text> RP</number:text>
    </number:number-style>
    <number:number-style style:name="N126">
      <number:number number:decimal-places="0" number:min-integer-digits="1" number:grouping="true"/>
      <number:text> EP</number:text>
    </number:number-style>
    <number:number-style style:name="N127">
      <number:number number:decimal-places="0" number:min-integer-digits="1" number:grouping="true"/>
      <number:text> ep</number:text>
    </number:number-style>
    <number:number-style style:name="N128">
      <number:number number:decimal-places="0" number:min-integer-digits="1" number:grouping="true"/>
      <number:text> rp</number:text>
    </number:number-style>
    <number:number-style style:name="N129">
      <number:number number:decimal-places="0" number:min-integer-digits="1"/>
      <number:text> бой/дн</number:text>
    </number:number-style>
    <number:number-style style:name="N130">
      <number:number number:decimal-places="5" number:min-integer-digits="1"/>
    </number:number-style>
    <number:number-style style:name="N131P0" style:volatile="true">
      <number:number number:decimal-places="0" number:min-integer-digits="1" number:grouping="true"/>
    </number:number-style>
    <number:number-style style:name="N131"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number:text> </number:text>
      <number:number number:decimal-places="0" number:min-integer-digits="1" number:grouping="true"/>
      <number:text>    </number:text>
    </number:number-style>
    <number:number-style style:name="N148P1" style:volatile="true">
      <number:text>-</number:text>
      <number:number number:decimal-places="0" number:min-integer-digits="1" number:grouping="true"/>
      <number:text>    </number:text>
    </number:number-style>
    <number:number-style style:name="N148P2" style:volatile="true">
      <number:text> -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integer-digits="1" number:grouping="true"/>
      <number:text> € </number:text>
    </number:number-style>
    <number:number-style style:name="N152P1" style:volatile="true">
      <number:text>-</number:text>
      <number:number number:decimal-places="0" number:min-integer-digits="1" number:grouping="true"/>
      <number:text> € </number:text>
    </number:number-style>
    <number:number-style style:name="N152P2" style:volatile="true">
      <number:text> -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number:min-integer-digits="1" number:grouping="true"/>
      <number:text>    </number:text>
    </number:number-style>
    <number:number-style style:name="N156P1" style:volatile="true">
      <number:text>-</number:text>
      <number:number number:decimal-places="2" number:min-integer-digits="1" number:grouping="true"/>
      <number:text>    </number:text>
    </number:number-style>
    <number:number-style style:name="N156P2" style:volatile="true">
      <number:text> -</number:text>
      <number:number number:decimal-places="0" number:min-integer-digits="0"/>
      <number:text>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integer-digits="1" number:grouping="true"/>
      <number:text> € </number:text>
    </number:number-style>
    <number:number-style style:name="N160P1" style:volatile="true">
      <number:text>-</number:text>
      <number:number number:decimal-places="2" number:min-integer-digits="1" number:grouping="true"/>
      <number:text> € </number:text>
    </number:number-style>
    <number:number-style style:name="N160P2" style:volatile="true">
      <number:text> -</number:text>
      <number:number number:decimal-places="0" number:min-integer-digits="0"/>
      <number:text> €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DM</number:text>
    </number:number-style>
    <number:number-style style:name="N162">
      <number:text>-</number:text>
      <number:number number:decimal-places="0" number:min-integer-digits="1" number:grouping="true"/>
      <number:text> DM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DM</number:text>
    </number:number-style>
    <number:number-style style:name="N16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63P0"/>
    </number:number-style>
    <number:number-style style:name="N165P0" style:volatile="true">
      <number:number number:decimal-places="2" number:min-integer-digits="1" number:grouping="true"/>
      <number:text> DM</number:text>
    </number:number-style>
    <number:number-style style:name="N165">
      <number:text>-</number:text>
      <number:number number:decimal-places="2" number:min-integer-digits="1" number:grouping="true"/>
      <number:text> DM</number:text>
      <style:map style:condition="value()&gt;=0" style:apply-style-name="N165P0"/>
    </number:number-style>
    <number:number-style style:name="N166P0" style:volatile="true">
      <number:number number:decimal-places="2" number:min-integer-digits="1" number:grouping="true"/>
      <number:text> DM</number:text>
    </number:number-style>
    <number:number-style style:name="N16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66P0"/>
    </number:number-style>
    <number:number-style style:name="N170P0" style:volatile="true">
      <number:text> </number:text>
      <number:number number:decimal-places="0" number:min-integer-digits="1" number:grouping="true"/>
      <number:text> DM </number:text>
    </number:number-style>
    <number:number-style style:name="N170P1" style:volatile="true">
      <number:text>-</number:text>
      <number:number number:decimal-places="0" number:min-integer-digits="1" number:grouping="true"/>
      <number:text> DM </number:text>
    </number:number-style>
    <number:number-style style:name="N170P2" style:volatile="true">
      <number:text> - DM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number number:decimal-places="0" number:min-integer-digits="1" number:grouping="true"/>
      <number:text>       </number:text>
    </number:number-style>
    <number:number-style style:name="N174P1" style:volatile="true">
      <number:text>-</number:text>
      <number:number number:decimal-places="0" number:min-integer-digits="1" number:grouping="true"/>
      <number:text>       </number:text>
    </number:number-style>
    <number:number-style style:name="N174P2" style:volatile="true">
      <number:text> -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</number:text>
      <number:number number:decimal-places="2" number:min-integer-digits="1" number:grouping="true"/>
      <number:text> DM </number:text>
    </number:number-style>
    <number:number-style style:name="N178P1" style:volatile="true">
      <number:text>-</number:text>
      <number:number number:decimal-places="2" number:min-integer-digits="1" number:grouping="true"/>
      <number:text> DM </number:text>
    </number:number-style>
    <number:number-style style:name="N178P2" style:volatile="true">
      <number:text> -</number:text>
      <number:number number:decimal-places="0" number:min-integer-digits="0"/>
      <number:text> DM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</number:text>
      <number:number number:decimal-places="2" number:min-integer-digits="1" number:grouping="true"/>
      <number:text>       </number:text>
    </number:number-style>
    <number:number-style style:name="N182P1" style:volatile="true">
      <number:text>-</number:text>
      <number:number number:decimal-places="2" number:min-integer-digits="1" number:grouping="true"/>
      <number:text>       </number:text>
    </number:number-style>
    <number:number-style style:name="N182P2" style:volatile="true">
      <number:text> -</number:text>
      <number:number number:decimal-places="0" number:min-integer-digits="0"/>
      <number:text>   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Ja</number:text>
    </number:number-style>
    <number:number-style style:name="N184P1" style:volatile="true">
      <number:text>Ja</number:text>
    </number:number-style>
    <number:number-style style:name="N184">
      <number:text>Nein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Wahr</number:text>
    </number:number-style>
    <number:number-style style:name="N186P1" style:volatile="true">
      <number:text>Wahr</number:text>
    </number:number-style>
    <number:number-style style:name="N186">
      <number:text>Falsch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Ein</number:text>
    </number:number-style>
    <number:number-style style:name="N188P1" style:volatile="true">
      <number:text>Ein</number:text>
    </number:number-style>
    <number:number-style style:name="N188">
      <number:text>Aus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 number:grouping="true"/>
      <number:text>р.</number:text>
    </number:number-style>
    <number:number-style style:name="N192">
      <number:text>-</number:text>
      <number:number number:decimal-places="0" number:min-integer-digits="1" number:grouping="true"/>
      <number:text>р.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р.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р.</number:text>
    </number:number-style>
    <number:number-style style:name="N195">
      <number:text>-</number:text>
      <number:number number:decimal-places="2" number:min-integer-digits="1" number:grouping="true"/>
      <number:text>р.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р.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96P0"/>
    </number:number-style>
    <number:number-style style:name="N200P0" style:volatile="true">
      <number:text> </number:text>
      <number:number number:decimal-places="0" number:min-integer-digits="1" number:grouping="true"/>
      <number:text>р. </number:text>
    </number:number-style>
    <number:number-style style:name="N200P1" style:volatile="true">
      <number:text>-</number:text>
      <number:number number:decimal-places="0" number:min-integer-digits="1" number:grouping="true"/>
      <number:text>р. </number:text>
    </number:number-style>
    <number:number-style style:name="N200P2" style:volatile="true">
      <number:text> -р.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</number:text>
      <number:number number:decimal-places="2" number:min-integer-digits="1" number:grouping="true"/>
      <number:text>р. </number:text>
    </number:number-style>
    <number:number-style style:name="N204P1" style:volatile="true">
      <number:text>-</number:text>
      <number:number number:decimal-places="2" number:min-integer-digits="1" number:grouping="true"/>
      <number:text>р. </number:text>
    </number:number-style>
    <number:number-style style:name="N204P2" style:volatile="true">
      <number:text> -</number:text>
      <number:number number:decimal-places="0" number:min-integer-digits="0"/>
      <number:text>р.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€ </number:text>
      <number:number number:decimal-places="0" number:min-integer-digits="1" number:grouping="true"/>
    </number:number-style>
    <number:number-style style:name="N206">
      <number:text>-€ 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€ </number:text>
      <number:number number:decimal-places="0" number:min-integer-digits="1" number:grouping="true"/>
    </number:number-style>
    <number:number-style style:name="N207">
      <style:text-properties fo:color="#ff0000"/>
      <number:text>-€ 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€ </number:text>
      <number:number number:decimal-places="2" number:min-integer-digits="1" number:grouping="true"/>
    </number:number-style>
    <number:number-style style:name="N209">
      <number:text>-€ 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€ </number:text>
      <number:number number:decimal-places="2" number:min-integer-digits="1" number:grouping="true"/>
    </number:number-style>
    <number:number-style style:name="N210">
      <style:text-properties fo:color="#ff0000"/>
      <number:text>-€ 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</number:text>
      <number:number number:decimal-places="0" number:min-integer-digits="1" number:grouping="true"/>
      <number:text> </number:text>
    </number:number-style>
    <number:number-style style:name="N214P1" style:volatile="true">
      <number:text>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€ </number:text>
      <number:number number:decimal-places="0" number:min-integer-digits="1" number:grouping="true"/>
      <number:text> </number:text>
    </number:number-style>
    <number:number-style style:name="N218P1" style:volatile="true">
      <number:text>-€ </number:text>
      <number:number number:decimal-places="0" number:min-integer-digits="1" number:grouping="true"/>
      <number:text> </number:text>
    </number:number-style>
    <number:number-style style:name="N218P2" style:volatile="true">
      <number:text> €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</number:text>
      <number:number number:decimal-places="2" number:min-integer-digits="1" number:grouping="true"/>
      <number:text> </number:text>
    </number:number-style>
    <number:number-style style:name="N222P1" style:volatile="true">
      <number:text>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text> € </number:text>
      <number:number number:decimal-places="2" number:min-integer-digits="1" number:grouping="true"/>
      <number:text> </number:text>
    </number:number-style>
    <number:number-style style:name="N226P1" style:volatile="true">
      <number:text>-€ </number:text>
      <number:number number:decimal-places="2" number:min-integer-digits="1" number:grouping="true"/>
      <number:text> </number:text>
    </number:number-style>
    <number:number-style style:name="N226P2" style:volatile="true">
      <number:text> € 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text>Sí</number:text>
    </number:number-style>
    <number:number-style style:name="N228P1" style:volatile="true">
      <number:text>Sí</number:text>
    </number:number-style>
    <number:number-style style:name="N228">
      <number:text>No</number:text>
      <style:map style:condition="value()&gt;0" style:apply-style-name="N228P0"/>
      <style:map style:condition="value()&lt;0" style:apply-style-name="N228P1"/>
    </number:number-style>
    <number:number-style style:name="N230P0" style:volatile="true">
      <number:text>Verdadero</number:text>
    </number:number-style>
    <number:number-style style:name="N230P1" style:volatile="true">
      <number:text>Verdadero</number:text>
    </number:number-style>
    <number:number-style style:name="N230">
      <number:text>Falso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Activado</number:text>
    </number:number-style>
    <number:number-style style:name="N232P1" style:volatile="true">
      <number:text>Activado</number:text>
    </number:number-style>
    <number:number-style style:name="N232">
      <number:text>Desactivad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Sì</number:text>
    </number:number-style>
    <number:number-style style:name="N234P1" style:volatile="true">
      <number:text>Sì</number:text>
    </number:number-style>
    <number:number-style style:name="N234">
      <number:text>No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Vero</number:text>
    </number:number-style>
    <number:number-style style:name="N236P1" style:volatile="true">
      <number:text>Vero</number:text>
    </number:number-style>
    <number:number-style style:name="N236">
      <number:text>Falso</number:text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Attivo</number:text>
    </number:number-style>
    <number:number-style style:name="N238P1" style:volatile="true">
      <number:text>Attivo</number:text>
    </number:number-style>
    <number:number-style style:name="N238">
      <number:text>Disattivo</number:text>
      <style:map style:condition="value()&gt;0" style:apply-style-name="N238P0"/>
      <style:map style:condition="value()&lt;0" style:apply-style-name="N238P1"/>
    </number:number-style>
    <number:currency-style style:name="N240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40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40P0"/>
    </number:currency-style>
    <number:number-style style:name="N241">
      <number:number number:decimal-places="0" number:min-integer-digits="1"/>
      <number:text> f/d</number:text>
    </number:number-style>
    <number:number-style style:name="N242">
      <number:number number:decimal-places="11" number:min-integer-digits="1"/>
    </number:number-style>
    <number:number-style style:name="N243">
      <number:number number:decimal-places="12" number:min-integer-digits="1"/>
    </number:number-style>
    <number:number-style style:name="N244">
      <number:number number:decimal-places="0" number:min-integer-digits="0"/>
    </number:number-style>
    <number:number-style style:name="N245">
      <number:number number:decimal-places="6" number:min-integer-digits="1"/>
    </number:number-style>
    <number:number-style style:name="N246">
      <number:number number:decimal-places="7" number:min-integer-digits="1"/>
    </number:number-style>
    <number:number-style style:name="N247">
      <number:number number:decimal-places="8" number:min-integer-digits="1"/>
    </number:number-style>
    <number:number-style style:name="N248">
      <number:number number:decimal-places="9" number:min-integer-digits="1"/>
    </number:number-style>
    <number:number-style style:name="N249">
      <number:number number:decimal-places="10" number:min-integer-digits="1"/>
    </number:number-style>
    <number:number-style style:name="N250">
      <number:number number:decimal-places="13" number:min-integer-digits="1"/>
    </number:number-style>
    <number:number-style style:name="N251">
      <number:number number:decimal-places="14" number:min-integer-digits="1"/>
    </number:number-style>
    <number:number-style style:name="N252">
      <number:number number:decimal-places="15" number:min-integer-digits="1"/>
    </number:number-style>
    <number:number-style style:name="N253">
      <number:number number:decimal-places="16" number:min-integer-digits="1"/>
    </number:number-style>
    <number:number-style style:name="N254">
      <number:number number:decimal-places="17" number:min-integer-digits="1"/>
    </number:number-style>
    <number:number-style style:name="N255">
      <number:number number:decimal-places="18" number:min-integer-digits="1"/>
    </number:number-style>
    <number:number-style style:name="N256">
      <number:number number:decimal-places="19" number:min-integer-digits="1"/>
    </number:number-style>
    <number:number-style style:name="N257">
      <number:number number:decimal-places="20" number:min-integer-digits="1"/>
    </number:number-style>
    <number:percentage-style style:name="N258">
      <number:number number:decimal-places="1" number:min-integer-digits="1"/>
      <number:text>%</number:text>
    </number:percentage-style>
    <number:number-style style:name="N260P0" style:volatile="true">
      <number:text>$</number:text>
      <number:number number:decimal-places="0" number:min-integer-digits="1" number:grouping="true"/>
      <number:text> </number:text>
    </number:number-style>
    <number:number-style style:name="N260">
      <number:text>($</number:text>
      <number:number number:decimal-places="0" number:min-integer-digits="1" number:grouping="true"/>
      <number:text>)</number:text>
      <style:map style:condition="value()&gt;=0" style:apply-style-name="N260P0"/>
    </number:number-style>
    <number:number-style style:name="N261P0" style:volatile="true">
      <number:text>$</number:text>
      <number:number number:decimal-places="0" number:min-integer-digits="1" number:grouping="true"/>
      <number:text> </number:text>
    </number:number-style>
    <number:number-style style:name="N26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1P0"/>
    </number:number-style>
    <number:number-style style:name="N263P0" style:volatile="true">
      <number:text>$</number:text>
      <number:number number:decimal-places="2" number:min-integer-digits="1" number:grouping="true"/>
      <number:text> </number:text>
    </number:number-style>
    <number:number-style style:name="N263">
      <number:text>($</number:text>
      <number:number number:decimal-places="2" number:min-integer-digits="1" number:grouping="true"/>
      <number:text>)</number:text>
      <style:map style:condition="value()&gt;=0" style:apply-style-name="N263P0"/>
    </number:number-style>
    <number:number-style style:name="N264P0" style:volatile="true">
      <number:text>$</number:text>
      <number:number number:decimal-places="2" number:min-integer-digits="1" number:grouping="true"/>
      <number:text> </number:text>
    </number:number-style>
    <number:number-style style:name="N26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4P0"/>
    </number:number-style>
    <number:number-style style:name="N266P0" style:volatile="true">
      <number:text> </number:text>
      <number:number number:decimal-places="0" number:min-integer-digits="1" number:grouping="true"/>
      <number:text> </number:text>
    </number:number-style>
    <number:number-style style:name="N266P1" style:volatile="true">
      <number:text> (</number:text>
      <number:number number:decimal-places="0" number:min-integer-digits="1" number:grouping="true"/>
      <number:text>)</number:text>
    </number:number-style>
    <number:number-style style:name="N266P2" style:volatile="true">
      <number:text> -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70P0" style:volatile="true">
      <number:text> $</number:text>
      <number:number number:decimal-places="0" number:min-integer-digits="1" number:grouping="true"/>
      <number:text> </number:text>
    </number:number-style>
    <number:number-style style:name="N270P1" style:volatile="true">
      <number:text> $(</number:text>
      <number:number number:decimal-places="0" number:min-integer-digits="1" number:grouping="true"/>
      <number:text>)</number:text>
    </number:number-style>
    <number:number-style style:name="N270P2" style:volatile="true">
      <number:text> $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</number:text>
      <number:number number:decimal-places="2" number:min-integer-digits="1" number:grouping="true"/>
      <number:text> </number:text>
    </number:number-style>
    <number:number-style style:name="N272P1" style:volatile="true">
      <number:text> (</number:text>
      <number:number number:decimal-places="2" number:min-integer-digits="1" number:grouping="true"/>
      <number:text>)</number:text>
    </number:number-style>
    <number:number-style style:name="N272P2" style:volatile="true">
      <number:text> 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number:text> $</number:text>
      <number:number number:decimal-places="2" number:min-integer-digits="1" number:grouping="true"/>
      <number:text> </number:text>
    </number:number-style>
    <number:number-style style:name="N276P1" style:volatile="true">
      <number:text> $(</number:text>
      <number:number number:decimal-places="2" number:min-integer-digits="1" number:grouping="true"/>
      <number:text>)</number:text>
    </number:number-style>
    <number:number-style style:name="N276P2" style:volatile="true">
      <number:text> $-</number:text>
      <number:number number: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">
      <number:number number:min-integer-digits="1"/>
      <number:text> мес</number:text>
    </number:number-style>
    <number:number-style style:name="N278">
      <number:number number:min-integer-digits="1"/>
      <number:text> чел</number:text>
    </number:number-style>
    <number:number-style style:name="N279">
      <number:number number:decimal-places="2" number:min-integer-digits="1" number:grouping="true"/>
      <number:text> руб/чел</number:text>
    </number:number-style>
    <number:number-style style:name="N280">
      <number:number number:min-integer-digits="1"/>
      <number:text> руб/чел</number:text>
    </number:number-style>
    <number:number-style style:name="N281">
      <number:number number:min-integer-digits="1"/>
      <number:text> чел/ЦОД</number:text>
    </number:number-style>
    <number:number-style style:name="N282">
      <number:number number:decimal-places="0" number:min-integer-digits="1" number:grouping="true"/>
      <number:text> Cr </number:text>
    </number:number-style>
    <number:number-style style:name="N283">
      <number:number number:decimal-places="0" number:min-integer-digits="1" number:grouping="true"/>
      <number:text> Gold </number:text>
    </number:number-style>
    <number:number-style style:name="N284">
      <number:number number:min-integer-digits="1"/>
      <number:text> Gold</number:text>
    </number:number-style>
    <number:number-style style:name="N285">
      <number:number number:min-integer-digits="1"/>
      <number:text> day</number:text>
    </number:number-style>
    <number:number-style style:name="N286">
      <number:number number:min-integer-digits="1"/>
      <number:text> week</number:text>
    </number:number-style>
    <number:number-style style:name="N287">
      <number:number number:min-integer-digits="1"/>
      <number:text> month</number:text>
    </number:number-style>
    <number:number-style style:name="N288">
      <number:number number:decimal-places="0" number:min-integer-digits="1"/>
      <number:text> Gold</number:text>
    </number:number-style>
    <number:number-style style:name="N289">
      <number:number number:decimal-places="0" number:min-integer-digits="1" number:grouping="true"/>
      <number:text> Gold</number:text>
    </number:number-style>
    <number:number-style style:name="N290">
      <number:number number:decimal-places="1" number:min-integer-digits="0"/>
    </number:number-style>
    <number:time-style style:name="N291" number:truncate-on-overflow="false">
      <number:hours number:style="long"/>
      <number:text>:</number:text>
      <number:minutes number:style="long"/>
    </number:time-style>
    <number:number-style style:name="N292">
      <number:number number:decimal-places="0" number:min-integer-digits="1" number:grouping="true"/>
      <number:text> Cr</number:text>
    </number:number-style>
    <number:currency-style style:name="N294P0" style:volatile="true">
      <number:number number:decimal-places="2" number:min-integer-digits="1" number:grouping="true"/>
      <number:text> </number:text>
      <number:currency-symbol>RUB</number:currency-symbol>
    </number:currency-style>
    <number:currency-style style:name="N294">
      <style:text-properties fo:color="#ff0000"/>
      <number:text>-</number:text>
      <number:number number:decimal-places="2" number:min-integer-digits="1" number:grouping="true"/>
      <number:text> </number:text>
      <number:currency-symbol>RUB</number:currency-symbol>
      <style:map style:condition="value()&gt;=0" style:apply-style-name="N294P0"/>
    </number:currency-style>
    <number:currency-style style:name="N296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296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296P0"/>
    </number:currency-style>
    <number:number-style style:name="N297">
      <number:number number:decimal-places="0" number:min-integer-digits="1" number:grouping="true"/>
      <number:text> чел</number:text>
    </number:number-style>
    <number:currency-style style:name="N298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298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298P0"/>
    </number:currency-style>
    <number:currency-style style:name="N299">
      <number:number number:decimal-places="0" number:min-integer-digits="1" number:grouping="true"/>
      <number:text> </number:text>
      <number:currency-symbol>чел</number:currency-symbol>
    </number:currency-style>
    <number:currency-style style:name="N301P0" style:volatile="true">
      <number:number number:decimal-places="2" number:min-integer-digits="1" number:grouping="true"/>
      <number:text> </number:text>
      <number:currency-symbol number:language="ru" number:country="RU">gold.</number:currency-symbol>
    </number:currency-style>
    <number:currency-style style:name="N30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gold.</number:currency-symbol>
      <style:map style:condition="value()&gt;=0" style:apply-style-name="N301P0"/>
    </number:currency-style>
    <number:currency-style style:name="N303P0" style:volatile="true">
      <number:number number:decimal-places="0" number:min-integer-digits="1" number:grouping="true"/>
      <number:text> </number:text>
      <number:currency-symbol number:language="ru" number:country="RU">руб.</number:currency-symbol>
    </number:currency-style>
    <number:currency-style style:name="N303">
      <number:text>-</number:text>
      <number:number number:decimal-places="0" number:min-integer-digits="1" number:grouping="true"/>
      <number:text> </number:text>
      <number:currency-symbol number:language="ru" number:country="RU">руб.</number:currency-symbol>
      <style:map style:condition="value()&gt;=0" style:apply-style-name="N303P0"/>
    </number:currency-style>
    <number:currency-style style:name="N3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5P0"/>
    </number:currency-style>
    <number:currency-style style:name="N307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3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307P0"/>
    </number:currency-style>
    <number:currency-style style:name="N3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08"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08P0"/>
    </number:currency-style>
    <number:currency-style style:name="N309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309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309P0"/>
    </number:currency-style>
    <number:currency-style style:name="N3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10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ru" number:country="RU">
      <number:minutes number:style="long"/>
      <number:text>:</number:text>
      <number:seconds number:style="long"/>
    </number:time-style>
    <number:time-style style:name="N10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ru" number:country="RU">
      <number:minutes number:style="long"/>
      <number:text>:</number:text>
      <number:seconds number:style="long" number:decimal-places="1"/>
    </number:time-style>
    <number:number-style style:name="N10144" number:language="ru" number:country="RU">
      <number:scientific-number number:decimal-places="1" number:min-integer-digits="3" number:min-exponent-digits="1"/>
    </number:number-style>
    <number:number-style style:name="N10145" number:language="ru" number:country="RU">
      <number:number number:decimal-places="0" number:min-integer-digits="0" number:grouping="true"/>
    </number:number-style>
    <number:number-style style:name="N10146" number:language="ru" number:country="RU">
      <number:number number:decimal-places="2" number:min-integer-digits="0"/>
    </number:number-style>
    <number:number-style style:name="N10147" number:language="ru" number:country="RU">
      <number:number number:decimal-places="0" number:min-integer-digits="0"/>
    </number:number-style>
    <number:currency-style style:name="N10148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49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4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49P0"/>
    </number:currency-style>
    <number:number-style style:name="N10150" number:language="ru" number:country="RU">
      <number:number number:decimal-places="1" number:min-integer-digits="1"/>
    </number:number-style>
    <number:number-style style:name="N10151" number:language="ru" number:country="RU">
      <number:number number:decimal-places="11" number:min-integer-digits="1"/>
    </number:number-style>
    <number:number-style style:name="N10152" number:language="ru" number:country="RU">
      <number:number number:decimal-places="12" number:min-integer-digits="1"/>
    </number:number-style>
    <number:number-style style:name="N10153" number:language="ru" number:country="RU">
      <number:number number:decimal-places="10" number:min-integer-digits="1"/>
    </number:number-style>
    <number:number-style style:name="N10154" number:language="ru" number:country="RU">
      <number:number number:decimal-places="9" number:min-integer-digits="1"/>
    </number:number-style>
    <number:number-style style:name="N10155" number:language="ru" number:country="RU">
      <number:number number: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.00.0000</text:date>, <text:time style:data-style-name="N2" text:time-value="09:15:07.07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6:32:53.41</meta:creation-date>
    <dc:date>2015-03-11T13:27:59.905000000</dc:date>
    <meta:editing-duration>PT8H31M17S</meta:editing-duration>
    <meta:editing-cycles>31</meta:editing-cycles>
    <meta:generator>LibreOffice/4.4.1.2$Windows_x86 LibreOffice_project/45e2de17089c24a1fa810c8f975a7171ba4cd432</meta:generator>
    <meta:document-statistic meta:table-count="4" meta:cell-count="12823" meta:object-count="0"/>
  </office:meta>
</office:document-meta>
</file>